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9.894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5.563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10.52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11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Pivot_20_Table_20_Category" style:data-style-name="N0">
      <style:table-cell-properties fo:border="none"/>
    </style:style>
    <style:style style:name="ce6" style:family="table-cell" style:parent-style-name="Pivot_20_Table_20_Category">
      <style:table-cell-properties fo:border="none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="0.99pt solid #000000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opart_CSV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2" table:formula="of:=[$Total.A2]" office:value-type="string" office:string-value="204978" calcext:value-type="string">
            <text:p>204978</text:p>
          </table:table-cell>
          <table:table-cell office:value-type="float" office:value="202411" calcext:value-type="float">
            <text:p>202411</text:p>
          </table:table-cell>
          <table:table-cell table:formula="of:=IF([.A1]=&quot;&quot;;&quot;&quot;;4)" office:value-type="float" office:value="4" calcext:value-type="float">
            <text:p>4</text:p>
          </table:table-cell>
          <table:table-cell table:formula="of:=IF([.A1]=&quot;&quot;;&quot;&quot;;5174)" office:value-type="float" office:value="5174" calcext:value-type="float">
            <text:p>5174</text:p>
          </table:table-cell>
          <table:table-cell table:formula="of:=[$Total.C2]" office:value-type="string" office:string-value="35075273831" calcext:value-type="string">
            <text:p>35075273831</text:p>
          </table:table-cell>
          <table:table-cell table:formula="of:=[$Total.D2]" office:value-type="float" office:value="2.48" calcext:value-type="float">
            <text:p>2,48</text:p>
          </table:table-cell>
          <table:table-cell table:formula="of:=IF([.A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]" office:value-type="float" office:value="292710" calcext:value-type="float">
            <text:p>292710</text:p>
          </table:table-cell>
          <table:table-cell office:value-type="float" office:value="202411" calcext:value-type="float">
            <text:p>202411</text:p>
          </table:table-cell>
          <table:table-cell table:formula="of:=IF([.A2]=&quot;&quot;;&quot;&quot;;4)" office:value-type="float" office:value="4" calcext:value-type="float">
            <text:p>4</text:p>
          </table:table-cell>
          <table:table-cell table:formula="of:=IF([.A2]=&quot;&quot;;&quot;&quot;;5174)" office:value-type="float" office:value="5174" calcext:value-type="float">
            <text:p>5174</text:p>
          </table:table-cell>
          <table:table-cell table:formula="of:=[$Total.C3]" office:value-type="string" office:string-value="27993756855" calcext:value-type="string">
            <text:p>27993756855</text:p>
          </table:table-cell>
          <table:table-cell table:formula="of:=[$Total.D3]" office:value-type="float" office:value="3.54" calcext:value-type="float">
            <text:p>3,54</text:p>
          </table:table-cell>
          <table:table-cell table:formula="of:=IF([.A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]" office:value-type="string" office:string-value="169663" calcext:value-type="string">
            <text:p>169663</text:p>
          </table:table-cell>
          <table:table-cell office:value-type="float" office:value="202411" calcext:value-type="float">
            <text:p>202411</text:p>
          </table:table-cell>
          <table:table-cell table:formula="of:=IF([.A3]=&quot;&quot;;&quot;&quot;;4)" office:value-type="float" office:value="4" calcext:value-type="float">
            <text:p>4</text:p>
          </table:table-cell>
          <table:table-cell table:formula="of:=IF([.A3]=&quot;&quot;;&quot;&quot;;5174)" office:value-type="float" office:value="5174" calcext:value-type="float">
            <text:p>5174</text:p>
          </table:table-cell>
          <table:table-cell table:formula="of:=[$Total.C4]" office:value-type="string" office:string-value="33280601894" calcext:value-type="string">
            <text:p>33280601894</text:p>
          </table:table-cell>
          <table:table-cell table:formula="of:=[$Total.D4]" office:value-type="float" office:value="3.54" calcext:value-type="float">
            <text:p>3,54</text:p>
          </table:table-cell>
          <table:table-cell table:formula="of:=IF([.A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]" office:value-type="string" office:string-value="219975" calcext:value-type="string">
            <text:p>219975</text:p>
          </table:table-cell>
          <table:table-cell office:value-type="float" office:value="202411" calcext:value-type="float">
            <text:p>202411</text:p>
          </table:table-cell>
          <table:table-cell table:formula="of:=IF([.A4]=&quot;&quot;;&quot;&quot;;4)" office:value-type="float" office:value="4" calcext:value-type="float">
            <text:p>4</text:p>
          </table:table-cell>
          <table:table-cell table:formula="of:=IF([.A4]=&quot;&quot;;&quot;&quot;;5174)" office:value-type="float" office:value="5174" calcext:value-type="float">
            <text:p>5174</text:p>
          </table:table-cell>
          <table:table-cell table:formula="of:=[$Total.C5]" office:value-type="string" office:string-value="19170215855" calcext:value-type="string">
            <text:p>19170215855</text:p>
          </table:table-cell>
          <table:table-cell table:formula="of:=[$Total.D5]" office:value-type="float" office:value="3.54" calcext:value-type="float">
            <text:p>3,54</text:p>
          </table:table-cell>
          <table:table-cell table:formula="of:=IF([.A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]" office:value-type="string" office:string-value="230529" calcext:value-type="string">
            <text:p>230529</text:p>
          </table:table-cell>
          <table:table-cell office:value-type="float" office:value="202411" calcext:value-type="float">
            <text:p>202411</text:p>
          </table:table-cell>
          <table:table-cell table:formula="of:=IF([.A5]=&quot;&quot;;&quot;&quot;;4)" office:value-type="float" office:value="4" calcext:value-type="float">
            <text:p>4</text:p>
          </table:table-cell>
          <table:table-cell table:formula="of:=IF([.A5]=&quot;&quot;;&quot;&quot;;5174)" office:value-type="float" office:value="5174" calcext:value-type="float">
            <text:p>5174</text:p>
          </table:table-cell>
          <table:table-cell table:formula="of:=[$Total.C6]" office:value-type="string" office:string-value="39590063810" calcext:value-type="string">
            <text:p>39590063810</text:p>
          </table:table-cell>
          <table:table-cell table:formula="of:=[$Total.D6]" office:value-type="float" office:value="3.54" calcext:value-type="float">
            <text:p>3,54</text:p>
          </table:table-cell>
          <table:table-cell table:formula="of:=IF([.A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]" office:value-type="string" office:string-value="206628" calcext:value-type="string">
            <text:p>206628</text:p>
          </table:table-cell>
          <table:table-cell office:value-type="float" office:value="202411" calcext:value-type="float">
            <text:p>202411</text:p>
          </table:table-cell>
          <table:table-cell table:formula="of:=IF([.A6]=&quot;&quot;;&quot;&quot;;4)" office:value-type="float" office:value="4" calcext:value-type="float">
            <text:p>4</text:p>
          </table:table-cell>
          <table:table-cell table:formula="of:=IF([.A6]=&quot;&quot;;&quot;&quot;;5174)" office:value-type="float" office:value="5174" calcext:value-type="float">
            <text:p>5174</text:p>
          </table:table-cell>
          <table:table-cell table:formula="of:=[$Total.C7]" office:value-type="string" office:string-value="19698620842" calcext:value-type="string">
            <text:p>19698620842</text:p>
          </table:table-cell>
          <table:table-cell table:formula="of:=[$Total.D7]" office:value-type="float" office:value="4.43" calcext:value-type="float">
            <text:p>4,43</text:p>
          </table:table-cell>
          <table:table-cell table:formula="of:=IF([.A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]" office:value-type="string" office:string-value="910791" calcext:value-type="string">
            <text:p>910791</text:p>
          </table:table-cell>
          <table:table-cell office:value-type="float" office:value="202411" calcext:value-type="float">
            <text:p>202411</text:p>
          </table:table-cell>
          <table:table-cell table:formula="of:=IF([.A7]=&quot;&quot;;&quot;&quot;;4)" office:value-type="float" office:value="4" calcext:value-type="float">
            <text:p>4</text:p>
          </table:table-cell>
          <table:table-cell table:formula="of:=IF([.A7]=&quot;&quot;;&quot;&quot;;5174)" office:value-type="float" office:value="5174" calcext:value-type="float">
            <text:p>5174</text:p>
          </table:table-cell>
          <table:table-cell table:formula="of:=[$Total.C8]" office:value-type="string" office:string-value="11546378839" calcext:value-type="string">
            <text:p>11546378839</text:p>
          </table:table-cell>
          <table:table-cell table:formula="of:=[$Total.D8]" office:value-type="float" office:value="10.62" calcext:value-type="float">
            <text:p>10,62</text:p>
          </table:table-cell>
          <table:table-cell table:formula="of:=IF([.A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]" office:value-type="string" office:string-value="289264" calcext:value-type="string">
            <text:p>289264</text:p>
          </table:table-cell>
          <table:table-cell office:value-type="float" office:value="202411" calcext:value-type="float">
            <text:p>202411</text:p>
          </table:table-cell>
          <table:table-cell table:formula="of:=IF([.A8]=&quot;&quot;;&quot;&quot;;4)" office:value-type="float" office:value="4" calcext:value-type="float">
            <text:p>4</text:p>
          </table:table-cell>
          <table:table-cell table:formula="of:=IF([.A8]=&quot;&quot;;&quot;&quot;;5174)" office:value-type="float" office:value="5174" calcext:value-type="float">
            <text:p>5174</text:p>
          </table:table-cell>
          <table:table-cell table:formula="of:=[$Total.C9]" office:value-type="string" office:string-value="18217077886" calcext:value-type="string">
            <text:p>18217077886</text:p>
          </table:table-cell>
          <table:table-cell table:formula="of:=[$Total.D9]" office:value-type="float" office:value="11" calcext:value-type="float">
            <text:p>11</text:p>
          </table:table-cell>
          <table:table-cell table:formula="of:=IF([.A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]" office:value-type="string" office:string-value="176048" calcext:value-type="string">
            <text:p>176048</text:p>
          </table:table-cell>
          <table:table-cell office:value-type="float" office:value="202411" calcext:value-type="float">
            <text:p>202411</text:p>
          </table:table-cell>
          <table:table-cell table:formula="of:=IF([.A9]=&quot;&quot;;&quot;&quot;;4)" office:value-type="float" office:value="4" calcext:value-type="float">
            <text:p>4</text:p>
          </table:table-cell>
          <table:table-cell table:formula="of:=IF([.A9]=&quot;&quot;;&quot;&quot;;5174)" office:value-type="float" office:value="5174" calcext:value-type="float">
            <text:p>5174</text:p>
          </table:table-cell>
          <table:table-cell table:formula="of:=[$Total.C10]" office:value-type="string" office:string-value="25226906803" calcext:value-type="string">
            <text:p>25226906803</text:p>
          </table:table-cell>
          <table:table-cell table:formula="of:=[$Total.D10]" office:value-type="float" office:value="11.03" calcext:value-type="float">
            <text:p>11,03</text:p>
          </table:table-cell>
          <table:table-cell table:formula="of:=IF([.A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]" office:value-type="string" office:string-value="183833" calcext:value-type="string">
            <text:p>183833</text:p>
          </table:table-cell>
          <table:table-cell office:value-type="float" office:value="202411" calcext:value-type="float">
            <text:p>202411</text:p>
          </table:table-cell>
          <table:table-cell table:formula="of:=IF([.A10]=&quot;&quot;;&quot;&quot;;4)" office:value-type="float" office:value="4" calcext:value-type="float">
            <text:p>4</text:p>
          </table:table-cell>
          <table:table-cell table:formula="of:=IF([.A10]=&quot;&quot;;&quot;&quot;;5174)" office:value-type="float" office:value="5174" calcext:value-type="float">
            <text:p>5174</text:p>
          </table:table-cell>
          <table:table-cell table:formula="of:=[$Total.C11]" office:value-type="string" office:string-value="31246477858" calcext:value-type="string">
            <text:p>31246477858</text:p>
          </table:table-cell>
          <table:table-cell table:formula="of:=[$Total.D11]" office:value-type="float" office:value="11.03" calcext:value-type="float">
            <text:p>11,03</text:p>
          </table:table-cell>
          <table:table-cell table:formula="of:=IF([.A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]" office:value-type="string" office:string-value="229288" calcext:value-type="string">
            <text:p>229288</text:p>
          </table:table-cell>
          <table:table-cell office:value-type="float" office:value="202411" calcext:value-type="float">
            <text:p>202411</text:p>
          </table:table-cell>
          <table:table-cell table:formula="of:=IF([.A11]=&quot;&quot;;&quot;&quot;;4)" office:value-type="float" office:value="4" calcext:value-type="float">
            <text:p>4</text:p>
          </table:table-cell>
          <table:table-cell table:formula="of:=IF([.A11]=&quot;&quot;;&quot;&quot;;5174)" office:value-type="float" office:value="5174" calcext:value-type="float">
            <text:p>5174</text:p>
          </table:table-cell>
          <table:table-cell table:formula="of:=[$Total.C12]" office:value-type="string" office:string-value="40016008898" calcext:value-type="string">
            <text:p>40016008898</text:p>
          </table:table-cell>
          <table:table-cell table:formula="of:=[$Total.D12]" office:value-type="float" office:value="11.03" calcext:value-type="float">
            <text:p>11,03</text:p>
          </table:table-cell>
          <table:table-cell table:formula="of:=IF([.A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]" office:value-type="string" office:string-value="148427" calcext:value-type="string">
            <text:p>148427</text:p>
          </table:table-cell>
          <table:table-cell office:value-type="float" office:value="202411" calcext:value-type="float">
            <text:p>202411</text:p>
          </table:table-cell>
          <table:table-cell table:formula="of:=IF([.A12]=&quot;&quot;;&quot;&quot;;4)" office:value-type="float" office:value="4" calcext:value-type="float">
            <text:p>4</text:p>
          </table:table-cell>
          <table:table-cell table:formula="of:=IF([.A12]=&quot;&quot;;&quot;&quot;;5174)" office:value-type="float" office:value="5174" calcext:value-type="float">
            <text:p>5174</text:p>
          </table:table-cell>
          <table:table-cell table:formula="of:=[$Total.C13]" office:value-type="string" office:string-value="25256891863" calcext:value-type="string">
            <text:p>25256891863</text:p>
          </table:table-cell>
          <table:table-cell table:formula="of:=[$Total.D13]" office:value-type="float" office:value="11.51" calcext:value-type="float">
            <text:p>11,51</text:p>
          </table:table-cell>
          <table:table-cell table:formula="of:=IF([.A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]" office:value-type="string" office:string-value="214825" calcext:value-type="string">
            <text:p>214825</text:p>
          </table:table-cell>
          <table:table-cell office:value-type="float" office:value="202411" calcext:value-type="float">
            <text:p>202411</text:p>
          </table:table-cell>
          <table:table-cell table:formula="of:=IF([.A13]=&quot;&quot;;&quot;&quot;;4)" office:value-type="float" office:value="4" calcext:value-type="float">
            <text:p>4</text:p>
          </table:table-cell>
          <table:table-cell table:formula="of:=IF([.A13]=&quot;&quot;;&quot;&quot;;5174)" office:value-type="float" office:value="5174" calcext:value-type="float">
            <text:p>5174</text:p>
          </table:table-cell>
          <table:table-cell table:formula="of:=[$Total.C14]" office:value-type="string" office:string-value="37546225876" calcext:value-type="string">
            <text:p>37546225876</text:p>
          </table:table-cell>
          <table:table-cell table:formula="of:=[$Total.D14]" office:value-type="float" office:value="16.82" calcext:value-type="float">
            <text:p>16,82</text:p>
          </table:table-cell>
          <table:table-cell table:formula="of:=IF([.A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]" office:value-type="string" office:string-value="126745" calcext:value-type="string">
            <text:p>126745</text:p>
          </table:table-cell>
          <table:table-cell office:value-type="float" office:value="202411" calcext:value-type="float">
            <text:p>202411</text:p>
          </table:table-cell>
          <table:table-cell table:formula="of:=IF([.A14]=&quot;&quot;;&quot;&quot;;4)" office:value-type="float" office:value="4" calcext:value-type="float">
            <text:p>4</text:p>
          </table:table-cell>
          <table:table-cell table:formula="of:=IF([.A14]=&quot;&quot;;&quot;&quot;;5174)" office:value-type="float" office:value="5174" calcext:value-type="float">
            <text:p>5174</text:p>
          </table:table-cell>
          <table:table-cell table:formula="of:=[$Total.C15]" office:value-type="string" office:string-value="19199648865" calcext:value-type="string">
            <text:p>19199648865</text:p>
          </table:table-cell>
          <table:table-cell table:formula="of:=[$Total.D15]" office:value-type="float" office:value="17.7" calcext:value-type="float">
            <text:p>17,7</text:p>
          </table:table-cell>
          <table:table-cell table:formula="of:=IF([.A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]" office:value-type="string" office:string-value="191824" calcext:value-type="string">
            <text:p>191824</text:p>
          </table:table-cell>
          <table:table-cell office:value-type="float" office:value="202411" calcext:value-type="float">
            <text:p>202411</text:p>
          </table:table-cell>
          <table:table-cell table:formula="of:=IF([.A15]=&quot;&quot;;&quot;&quot;;4)" office:value-type="float" office:value="4" calcext:value-type="float">
            <text:p>4</text:p>
          </table:table-cell>
          <table:table-cell table:formula="of:=IF([.A15]=&quot;&quot;;&quot;&quot;;5174)" office:value-type="float" office:value="5174" calcext:value-type="float">
            <text:p>5174</text:p>
          </table:table-cell>
          <table:table-cell table:formula="of:=[$Total.C16]" office:value-type="string" office:string-value="13944966805" calcext:value-type="string">
            <text:p>13944966805</text:p>
          </table:table-cell>
          <table:table-cell table:formula="of:=[$Total.D16]" office:value-type="float" office:value="17.7" calcext:value-type="float">
            <text:p>17,7</text:p>
          </table:table-cell>
          <table:table-cell table:formula="of:=IF([.A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]" office:value-type="string" office:string-value="208949" calcext:value-type="string">
            <text:p>208949</text:p>
          </table:table-cell>
          <table:table-cell office:value-type="float" office:value="202411" calcext:value-type="float">
            <text:p>202411</text:p>
          </table:table-cell>
          <table:table-cell table:formula="of:=IF([.A16]=&quot;&quot;;&quot;&quot;;4)" office:value-type="float" office:value="4" calcext:value-type="float">
            <text:p>4</text:p>
          </table:table-cell>
          <table:table-cell table:formula="of:=IF([.A16]=&quot;&quot;;&quot;&quot;;5174)" office:value-type="float" office:value="5174" calcext:value-type="float">
            <text:p>5174</text:p>
          </table:table-cell>
          <table:table-cell table:formula="of:=[$Total.C17]" office:value-type="string" office:string-value="21755959869" calcext:value-type="string">
            <text:p>21755959869</text:p>
          </table:table-cell>
          <table:table-cell table:formula="of:=[$Total.D17]" office:value-type="float" office:value="17.7" calcext:value-type="float">
            <text:p>17,7</text:p>
          </table:table-cell>
          <table:table-cell table:formula="of:=IF([.A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]" office:value-type="string" office:string-value="282987" calcext:value-type="string">
            <text:p>282987</text:p>
          </table:table-cell>
          <table:table-cell office:value-type="float" office:value="202411" calcext:value-type="float">
            <text:p>202411</text:p>
          </table:table-cell>
          <table:table-cell table:formula="of:=IF([.A17]=&quot;&quot;;&quot;&quot;;4)" office:value-type="float" office:value="4" calcext:value-type="float">
            <text:p>4</text:p>
          </table:table-cell>
          <table:table-cell table:formula="of:=IF([.A17]=&quot;&quot;;&quot;&quot;;5174)" office:value-type="float" office:value="5174" calcext:value-type="float">
            <text:p>5174</text:p>
          </table:table-cell>
          <table:table-cell table:formula="of:=[$Total.C18]" office:value-type="string" office:string-value="35808574870" calcext:value-type="string">
            <text:p>35808574870</text:p>
          </table:table-cell>
          <table:table-cell table:formula="of:=[$Total.D18]" office:value-type="float" office:value="20.71" calcext:value-type="float">
            <text:p>20,71</text:p>
          </table:table-cell>
          <table:table-cell table:formula="of:=IF([.A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]" office:value-type="string" office:string-value="204048" calcext:value-type="string">
            <text:p>204048</text:p>
          </table:table-cell>
          <table:table-cell office:value-type="float" office:value="202411" calcext:value-type="float">
            <text:p>202411</text:p>
          </table:table-cell>
          <table:table-cell table:formula="of:=IF([.A18]=&quot;&quot;;&quot;&quot;;4)" office:value-type="float" office:value="4" calcext:value-type="float">
            <text:p>4</text:p>
          </table:table-cell>
          <table:table-cell table:formula="of:=IF([.A18]=&quot;&quot;;&quot;&quot;;5174)" office:value-type="float" office:value="5174" calcext:value-type="float">
            <text:p>5174</text:p>
          </table:table-cell>
          <table:table-cell table:formula="of:=[$Total.C19]" office:value-type="string" office:string-value="26435887896" calcext:value-type="string">
            <text:p>26435887896</text:p>
          </table:table-cell>
          <table:table-cell table:formula="of:=[$Total.D19]" office:value-type="float" office:value="22.13" calcext:value-type="float">
            <text:p>22,13</text:p>
          </table:table-cell>
          <table:table-cell table:formula="of:=IF([.A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]" office:value-type="string" office:string-value="135084" calcext:value-type="string">
            <text:p>135084</text:p>
          </table:table-cell>
          <table:table-cell office:value-type="float" office:value="202411" calcext:value-type="float">
            <text:p>202411</text:p>
          </table:table-cell>
          <table:table-cell table:formula="of:=IF([.A19]=&quot;&quot;;&quot;&quot;;4)" office:value-type="float" office:value="4" calcext:value-type="float">
            <text:p>4</text:p>
          </table:table-cell>
          <table:table-cell table:formula="of:=IF([.A19]=&quot;&quot;;&quot;&quot;;5174)" office:value-type="float" office:value="5174" calcext:value-type="float">
            <text:p>5174</text:p>
          </table:table-cell>
          <table:table-cell table:formula="of:=[$Total.C20]" office:value-type="string" office:string-value="71067736034" calcext:value-type="string">
            <text:p>71067736034</text:p>
          </table:table-cell>
          <table:table-cell table:formula="of:=[$Total.D20]" office:value-type="float" office:value="22.55" calcext:value-type="float">
            <text:p>22,55</text:p>
          </table:table-cell>
          <table:table-cell table:formula="of:=IF([.A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]" office:value-type="string" office:string-value="282596" calcext:value-type="string">
            <text:p>282596</text:p>
          </table:table-cell>
          <table:table-cell office:value-type="float" office:value="202411" calcext:value-type="float">
            <text:p>202411</text:p>
          </table:table-cell>
          <table:table-cell table:formula="of:=IF([.A20]=&quot;&quot;;&quot;&quot;;4)" office:value-type="float" office:value="4" calcext:value-type="float">
            <text:p>4</text:p>
          </table:table-cell>
          <table:table-cell table:formula="of:=IF([.A20]=&quot;&quot;;&quot;&quot;;5174)" office:value-type="float" office:value="5174" calcext:value-type="float">
            <text:p>5174</text:p>
          </table:table-cell>
          <table:table-cell table:formula="of:=[$Total.C21]" office:value-type="string" office:string-value="40926270842" calcext:value-type="string">
            <text:p>40926270842</text:p>
          </table:table-cell>
          <table:table-cell table:formula="of:=[$Total.D21]" office:value-type="float" office:value="24.44" calcext:value-type="float">
            <text:p>24,44</text:p>
          </table:table-cell>
          <table:table-cell table:formula="of:=IF([.A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]" office:value-type="string" office:string-value="100996" calcext:value-type="string">
            <text:p>100996</text:p>
          </table:table-cell>
          <table:table-cell office:value-type="float" office:value="202411" calcext:value-type="float">
            <text:p>202411</text:p>
          </table:table-cell>
          <table:table-cell table:formula="of:=IF([.A21]=&quot;&quot;;&quot;&quot;;4)" office:value-type="float" office:value="4" calcext:value-type="float">
            <text:p>4</text:p>
          </table:table-cell>
          <table:table-cell table:formula="of:=IF([.A21]=&quot;&quot;;&quot;&quot;;5174)" office:value-type="float" office:value="5174" calcext:value-type="float">
            <text:p>5174</text:p>
          </table:table-cell>
          <table:table-cell table:formula="of:=[$Total.C22]" office:value-type="string" office:string-value="16071473861" calcext:value-type="string">
            <text:p>16071473861</text:p>
          </table:table-cell>
          <table:table-cell table:formula="of:=[$Total.D22]" office:value-type="float" office:value="25" calcext:value-type="float">
            <text:p>25</text:p>
          </table:table-cell>
          <table:table-cell table:formula="of:=IF([.A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]" office:value-type="string" office:string-value="110403" calcext:value-type="string">
            <text:p>110403</text:p>
          </table:table-cell>
          <table:table-cell office:value-type="float" office:value="202411" calcext:value-type="float">
            <text:p>202411</text:p>
          </table:table-cell>
          <table:table-cell table:formula="of:=IF([.A22]=&quot;&quot;;&quot;&quot;;4)" office:value-type="float" office:value="4" calcext:value-type="float">
            <text:p>4</text:p>
          </table:table-cell>
          <table:table-cell table:formula="of:=IF([.A22]=&quot;&quot;;&quot;&quot;;5174)" office:value-type="float" office:value="5174" calcext:value-type="float">
            <text:p>5174</text:p>
          </table:table-cell>
          <table:table-cell table:formula="of:=[$Total.C23]" office:value-type="string" office:string-value="07870672882" calcext:value-type="string">
            <text:p>07870672882</text:p>
          </table:table-cell>
          <table:table-cell table:formula="of:=[$Total.D23]" office:value-type="float" office:value="25" calcext:value-type="float">
            <text:p>25</text:p>
          </table:table-cell>
          <table:table-cell table:formula="of:=IF([.A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]" office:value-type="string" office:string-value="119884" calcext:value-type="string">
            <text:p>119884</text:p>
          </table:table-cell>
          <table:table-cell office:value-type="float" office:value="202411" calcext:value-type="float">
            <text:p>202411</text:p>
          </table:table-cell>
          <table:table-cell table:formula="of:=IF([.A23]=&quot;&quot;;&quot;&quot;;4)" office:value-type="float" office:value="4" calcext:value-type="float">
            <text:p>4</text:p>
          </table:table-cell>
          <table:table-cell table:formula="of:=IF([.A23]=&quot;&quot;;&quot;&quot;;5174)" office:value-type="float" office:value="5174" calcext:value-type="float">
            <text:p>5174</text:p>
          </table:table-cell>
          <table:table-cell table:formula="of:=[$Total.C24]" office:value-type="string" office:string-value="11007578807" calcext:value-type="string">
            <text:p>11007578807</text:p>
          </table:table-cell>
          <table:table-cell table:formula="of:=[$Total.D24]" office:value-type="float" office:value="25" calcext:value-type="float">
            <text:p>25</text:p>
          </table:table-cell>
          <table:table-cell table:formula="of:=IF([.A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]" office:value-type="string" office:string-value="123172" calcext:value-type="string">
            <text:p>123172</text:p>
          </table:table-cell>
          <table:table-cell office:value-type="float" office:value="202411" calcext:value-type="float">
            <text:p>202411</text:p>
          </table:table-cell>
          <table:table-cell table:formula="of:=IF([.A24]=&quot;&quot;;&quot;&quot;;4)" office:value-type="float" office:value="4" calcext:value-type="float">
            <text:p>4</text:p>
          </table:table-cell>
          <table:table-cell table:formula="of:=IF([.A24]=&quot;&quot;;&quot;&quot;;5174)" office:value-type="float" office:value="5174" calcext:value-type="float">
            <text:p>5174</text:p>
          </table:table-cell>
          <table:table-cell table:formula="of:=[$Total.C25]" office:value-type="string" office:string-value="19698133852" calcext:value-type="string">
            <text:p>19698133852</text:p>
          </table:table-cell>
          <table:table-cell table:formula="of:=[$Total.D25]" office:value-type="float" office:value="25" calcext:value-type="float">
            <text:p>25</text:p>
          </table:table-cell>
          <table:table-cell table:formula="of:=IF([.A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]" office:value-type="string" office:string-value="127105" calcext:value-type="string">
            <text:p>127105</text:p>
          </table:table-cell>
          <table:table-cell office:value-type="float" office:value="202411" calcext:value-type="float">
            <text:p>202411</text:p>
          </table:table-cell>
          <table:table-cell table:formula="of:=IF([.A25]=&quot;&quot;;&quot;&quot;;4)" office:value-type="float" office:value="4" calcext:value-type="float">
            <text:p>4</text:p>
          </table:table-cell>
          <table:table-cell table:formula="of:=IF([.A25]=&quot;&quot;;&quot;&quot;;5174)" office:value-type="float" office:value="5174" calcext:value-type="float">
            <text:p>5174</text:p>
          </table:table-cell>
          <table:table-cell table:formula="of:=[$Total.C26]" office:value-type="string" office:string-value="26833988838" calcext:value-type="string">
            <text:p>26833988838</text:p>
          </table:table-cell>
          <table:table-cell table:formula="of:=[$Total.D26]" office:value-type="float" office:value="25" calcext:value-type="float">
            <text:p>25</text:p>
          </table:table-cell>
          <table:table-cell table:formula="of:=IF([.A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]" office:value-type="string" office:string-value="127419" calcext:value-type="string">
            <text:p>127419</text:p>
          </table:table-cell>
          <table:table-cell office:value-type="float" office:value="202411" calcext:value-type="float">
            <text:p>202411</text:p>
          </table:table-cell>
          <table:table-cell table:formula="of:=IF([.A26]=&quot;&quot;;&quot;&quot;;4)" office:value-type="float" office:value="4" calcext:value-type="float">
            <text:p>4</text:p>
          </table:table-cell>
          <table:table-cell table:formula="of:=IF([.A26]=&quot;&quot;;&quot;&quot;;5174)" office:value-type="float" office:value="5174" calcext:value-type="float">
            <text:p>5174</text:p>
          </table:table-cell>
          <table:table-cell table:formula="of:=[$Total.C27]" office:value-type="string" office:string-value="17166078847" calcext:value-type="string">
            <text:p>17166078847</text:p>
          </table:table-cell>
          <table:table-cell table:formula="of:=[$Total.D27]" office:value-type="float" office:value="25" calcext:value-type="float">
            <text:p>25</text:p>
          </table:table-cell>
          <table:table-cell table:formula="of:=IF([.A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]" office:value-type="string" office:string-value="129153" calcext:value-type="string">
            <text:p>129153</text:p>
          </table:table-cell>
          <table:table-cell office:value-type="float" office:value="202411" calcext:value-type="float">
            <text:p>202411</text:p>
          </table:table-cell>
          <table:table-cell table:formula="of:=IF([.A27]=&quot;&quot;;&quot;&quot;;4)" office:value-type="float" office:value="4" calcext:value-type="float">
            <text:p>4</text:p>
          </table:table-cell>
          <table:table-cell table:formula="of:=IF([.A27]=&quot;&quot;;&quot;&quot;;5174)" office:value-type="float" office:value="5174" calcext:value-type="float">
            <text:p>5174</text:p>
          </table:table-cell>
          <table:table-cell table:formula="of:=[$Total.C28]" office:value-type="string" office:string-value="02686258837" calcext:value-type="string">
            <text:p>02686258837</text:p>
          </table:table-cell>
          <table:table-cell table:formula="of:=[$Total.D28]" office:value-type="float" office:value="25" calcext:value-type="float">
            <text:p>25</text:p>
          </table:table-cell>
          <table:table-cell table:formula="of:=IF([.A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]" office:value-type="string" office:string-value="130416" calcext:value-type="string">
            <text:p>130416</text:p>
          </table:table-cell>
          <table:table-cell office:value-type="float" office:value="202411" calcext:value-type="float">
            <text:p>202411</text:p>
          </table:table-cell>
          <table:table-cell table:formula="of:=IF([.A28]=&quot;&quot;;&quot;&quot;;4)" office:value-type="float" office:value="4" calcext:value-type="float">
            <text:p>4</text:p>
          </table:table-cell>
          <table:table-cell table:formula="of:=IF([.A28]=&quot;&quot;;&quot;&quot;;5174)" office:value-type="float" office:value="5174" calcext:value-type="float">
            <text:p>5174</text:p>
          </table:table-cell>
          <table:table-cell table:formula="of:=[$Total.C29]" office:value-type="string" office:string-value="19698421807" calcext:value-type="string">
            <text:p>19698421807</text:p>
          </table:table-cell>
          <table:table-cell table:formula="of:=[$Total.D29]" office:value-type="float" office:value="25" calcext:value-type="float">
            <text:p>25</text:p>
          </table:table-cell>
          <table:table-cell table:formula="of:=IF([.A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]" office:value-type="string" office:string-value="130542" calcext:value-type="string">
            <text:p>130542</text:p>
          </table:table-cell>
          <table:table-cell office:value-type="float" office:value="202411" calcext:value-type="float">
            <text:p>202411</text:p>
          </table:table-cell>
          <table:table-cell table:formula="of:=IF([.A29]=&quot;&quot;;&quot;&quot;;4)" office:value-type="float" office:value="4" calcext:value-type="float">
            <text:p>4</text:p>
          </table:table-cell>
          <table:table-cell table:formula="of:=IF([.A29]=&quot;&quot;;&quot;&quot;;5174)" office:value-type="float" office:value="5174" calcext:value-type="float">
            <text:p>5174</text:p>
          </table:table-cell>
          <table:table-cell table:formula="of:=[$Total.C30]" office:value-type="string" office:string-value="19173475882" calcext:value-type="string">
            <text:p>19173475882</text:p>
          </table:table-cell>
          <table:table-cell table:formula="of:=[$Total.D30]" office:value-type="float" office:value="25" calcext:value-type="float">
            <text:p>25</text:p>
          </table:table-cell>
          <table:table-cell table:formula="of:=IF([.A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]" office:value-type="string" office:string-value="134956" calcext:value-type="string">
            <text:p>134956</text:p>
          </table:table-cell>
          <table:table-cell office:value-type="float" office:value="202411" calcext:value-type="float">
            <text:p>202411</text:p>
          </table:table-cell>
          <table:table-cell table:formula="of:=IF([.A30]=&quot;&quot;;&quot;&quot;;4)" office:value-type="float" office:value="4" calcext:value-type="float">
            <text:p>4</text:p>
          </table:table-cell>
          <table:table-cell table:formula="of:=IF([.A30]=&quot;&quot;;&quot;&quot;;5174)" office:value-type="float" office:value="5174" calcext:value-type="float">
            <text:p>5174</text:p>
          </table:table-cell>
          <table:table-cell table:formula="of:=[$Total.C31]" office:value-type="string" office:string-value="11016297890" calcext:value-type="string">
            <text:p>11016297890</text:p>
          </table:table-cell>
          <table:table-cell table:formula="of:=[$Total.D31]" office:value-type="float" office:value="25" calcext:value-type="float">
            <text:p>25</text:p>
          </table:table-cell>
          <table:table-cell table:formula="of:=IF([.A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]" office:value-type="string" office:string-value="135092" calcext:value-type="string">
            <text:p>135092</text:p>
          </table:table-cell>
          <table:table-cell office:value-type="float" office:value="202411" calcext:value-type="float">
            <text:p>202411</text:p>
          </table:table-cell>
          <table:table-cell table:formula="of:=IF([.A31]=&quot;&quot;;&quot;&quot;;4)" office:value-type="float" office:value="4" calcext:value-type="float">
            <text:p>4</text:p>
          </table:table-cell>
          <table:table-cell table:formula="of:=IF([.A31]=&quot;&quot;;&quot;&quot;;5174)" office:value-type="float" office:value="5174" calcext:value-type="float">
            <text:p>5174</text:p>
          </table:table-cell>
          <table:table-cell table:formula="of:=[$Total.C32]" office:value-type="string" office:string-value="02782003895" calcext:value-type="string">
            <text:p>02782003895</text:p>
          </table:table-cell>
          <table:table-cell table:formula="of:=[$Total.D32]" office:value-type="float" office:value="25" calcext:value-type="float">
            <text:p>25</text:p>
          </table:table-cell>
          <table:table-cell table:formula="of:=IF([.A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]" office:value-type="string" office:string-value="138995" calcext:value-type="string">
            <text:p>138995</text:p>
          </table:table-cell>
          <table:table-cell office:value-type="float" office:value="202411" calcext:value-type="float">
            <text:p>202411</text:p>
          </table:table-cell>
          <table:table-cell table:formula="of:=IF([.A32]=&quot;&quot;;&quot;&quot;;4)" office:value-type="float" office:value="4" calcext:value-type="float">
            <text:p>4</text:p>
          </table:table-cell>
          <table:table-cell table:formula="of:=IF([.A32]=&quot;&quot;;&quot;&quot;;5174)" office:value-type="float" office:value="5174" calcext:value-type="float">
            <text:p>5174</text:p>
          </table:table-cell>
          <table:table-cell table:formula="of:=[$Total.C33]" office:value-type="string" office:string-value="19337717808" calcext:value-type="string">
            <text:p>19337717808</text:p>
          </table:table-cell>
          <table:table-cell table:formula="of:=[$Total.D33]" office:value-type="float" office:value="25" calcext:value-type="float">
            <text:p>25</text:p>
          </table:table-cell>
          <table:table-cell table:formula="of:=IF([.A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]" office:value-type="string" office:string-value="139184" calcext:value-type="string">
            <text:p>139184</text:p>
          </table:table-cell>
          <table:table-cell office:value-type="float" office:value="202411" calcext:value-type="float">
            <text:p>202411</text:p>
          </table:table-cell>
          <table:table-cell table:formula="of:=IF([.A33]=&quot;&quot;;&quot;&quot;;4)" office:value-type="float" office:value="4" calcext:value-type="float">
            <text:p>4</text:p>
          </table:table-cell>
          <table:table-cell table:formula="of:=IF([.A33]=&quot;&quot;;&quot;&quot;;5174)" office:value-type="float" office:value="5174" calcext:value-type="float">
            <text:p>5174</text:p>
          </table:table-cell>
          <table:table-cell table:formula="of:=[$Total.C34]" office:value-type="string" office:string-value="09599497805" calcext:value-type="string">
            <text:p>09599497805</text:p>
          </table:table-cell>
          <table:table-cell table:formula="of:=[$Total.D34]" office:value-type="float" office:value="25" calcext:value-type="float">
            <text:p>25</text:p>
          </table:table-cell>
          <table:table-cell table:formula="of:=IF([.A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]" office:value-type="string" office:string-value="139498" calcext:value-type="string">
            <text:p>139498</text:p>
          </table:table-cell>
          <table:table-cell office:value-type="float" office:value="202411" calcext:value-type="float">
            <text:p>202411</text:p>
          </table:table-cell>
          <table:table-cell table:formula="of:=IF([.A34]=&quot;&quot;;&quot;&quot;;4)" office:value-type="float" office:value="4" calcext:value-type="float">
            <text:p>4</text:p>
          </table:table-cell>
          <table:table-cell table:formula="of:=IF([.A34]=&quot;&quot;;&quot;&quot;;5174)" office:value-type="float" office:value="5174" calcext:value-type="float">
            <text:p>5174</text:p>
          </table:table-cell>
          <table:table-cell table:formula="of:=[$Total.C35]" office:value-type="string" office:string-value="19688722804" calcext:value-type="string">
            <text:p>19688722804</text:p>
          </table:table-cell>
          <table:table-cell table:formula="of:=[$Total.D35]" office:value-type="float" office:value="25" calcext:value-type="float">
            <text:p>25</text:p>
          </table:table-cell>
          <table:table-cell table:formula="of:=IF([.A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]" office:value-type="string" office:string-value="141475" calcext:value-type="string">
            <text:p>141475</text:p>
          </table:table-cell>
          <table:table-cell office:value-type="float" office:value="202411" calcext:value-type="float">
            <text:p>202411</text:p>
          </table:table-cell>
          <table:table-cell table:formula="of:=IF([.A35]=&quot;&quot;;&quot;&quot;;4)" office:value-type="float" office:value="4" calcext:value-type="float">
            <text:p>4</text:p>
          </table:table-cell>
          <table:table-cell table:formula="of:=IF([.A35]=&quot;&quot;;&quot;&quot;;5174)" office:value-type="float" office:value="5174" calcext:value-type="float">
            <text:p>5174</text:p>
          </table:table-cell>
          <table:table-cell table:formula="of:=[$Total.C36]" office:value-type="string" office:string-value="17765342800" calcext:value-type="string">
            <text:p>17765342800</text:p>
          </table:table-cell>
          <table:table-cell table:formula="of:=[$Total.D36]" office:value-type="float" office:value="25" calcext:value-type="float">
            <text:p>25</text:p>
          </table:table-cell>
          <table:table-cell table:formula="of:=IF([.A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]" office:value-type="string" office:string-value="141992" calcext:value-type="string">
            <text:p>141992</text:p>
          </table:table-cell>
          <table:table-cell office:value-type="float" office:value="202411" calcext:value-type="float">
            <text:p>202411</text:p>
          </table:table-cell>
          <table:table-cell table:formula="of:=IF([.A36]=&quot;&quot;;&quot;&quot;;4)" office:value-type="float" office:value="4" calcext:value-type="float">
            <text:p>4</text:p>
          </table:table-cell>
          <table:table-cell table:formula="of:=IF([.A36]=&quot;&quot;;&quot;&quot;;5174)" office:value-type="float" office:value="5174" calcext:value-type="float">
            <text:p>5174</text:p>
          </table:table-cell>
          <table:table-cell table:formula="of:=[$Total.C37]" office:value-type="string" office:string-value="30061668842" calcext:value-type="string">
            <text:p>30061668842</text:p>
          </table:table-cell>
          <table:table-cell table:formula="of:=[$Total.D37]" office:value-type="float" office:value="25" calcext:value-type="float">
            <text:p>25</text:p>
          </table:table-cell>
          <table:table-cell table:formula="of:=IF([.A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]" office:value-type="string" office:string-value="144368" calcext:value-type="string">
            <text:p>144368</text:p>
          </table:table-cell>
          <table:table-cell office:value-type="float" office:value="202411" calcext:value-type="float">
            <text:p>202411</text:p>
          </table:table-cell>
          <table:table-cell table:formula="of:=IF([.A37]=&quot;&quot;;&quot;&quot;;4)" office:value-type="float" office:value="4" calcext:value-type="float">
            <text:p>4</text:p>
          </table:table-cell>
          <table:table-cell table:formula="of:=IF([.A37]=&quot;&quot;;&quot;&quot;;5174)" office:value-type="float" office:value="5174" calcext:value-type="float">
            <text:p>5174</text:p>
          </table:table-cell>
          <table:table-cell table:formula="of:=[$Total.C38]" office:value-type="string" office:string-value="26702965800" calcext:value-type="string">
            <text:p>26702965800</text:p>
          </table:table-cell>
          <table:table-cell table:formula="of:=[$Total.D38]" office:value-type="float" office:value="25" calcext:value-type="float">
            <text:p>25</text:p>
          </table:table-cell>
          <table:table-cell table:formula="of:=IF([.A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]" office:value-type="string" office:string-value="149015" calcext:value-type="string">
            <text:p>149015</text:p>
          </table:table-cell>
          <table:table-cell office:value-type="float" office:value="202411" calcext:value-type="float">
            <text:p>202411</text:p>
          </table:table-cell>
          <table:table-cell table:formula="of:=IF([.A38]=&quot;&quot;;&quot;&quot;;4)" office:value-type="float" office:value="4" calcext:value-type="float">
            <text:p>4</text:p>
          </table:table-cell>
          <table:table-cell table:formula="of:=IF([.A38]=&quot;&quot;;&quot;&quot;;5174)" office:value-type="float" office:value="5174" calcext:value-type="float">
            <text:p>5174</text:p>
          </table:table-cell>
          <table:table-cell table:formula="of:=[$Total.C39]" office:value-type="string" office:string-value="17161086833" calcext:value-type="string">
            <text:p>17161086833</text:p>
          </table:table-cell>
          <table:table-cell table:formula="of:=[$Total.D39]" office:value-type="float" office:value="25" calcext:value-type="float">
            <text:p>25</text:p>
          </table:table-cell>
          <table:table-cell table:formula="of:=IF([.A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]" office:value-type="string" office:string-value="149158" calcext:value-type="string">
            <text:p>149158</text:p>
          </table:table-cell>
          <table:table-cell office:value-type="float" office:value="202411" calcext:value-type="float">
            <text:p>202411</text:p>
          </table:table-cell>
          <table:table-cell table:formula="of:=IF([.A39]=&quot;&quot;;&quot;&quot;;4)" office:value-type="float" office:value="4" calcext:value-type="float">
            <text:p>4</text:p>
          </table:table-cell>
          <table:table-cell table:formula="of:=IF([.A39]=&quot;&quot;;&quot;&quot;;5174)" office:value-type="float" office:value="5174" calcext:value-type="float">
            <text:p>5174</text:p>
          </table:table-cell>
          <table:table-cell table:formula="of:=[$Total.C40]" office:value-type="string" office:string-value="27130418800" calcext:value-type="string">
            <text:p>27130418800</text:p>
          </table:table-cell>
          <table:table-cell table:formula="of:=[$Total.D40]" office:value-type="float" office:value="25" calcext:value-type="float">
            <text:p>25</text:p>
          </table:table-cell>
          <table:table-cell table:formula="of:=IF([.A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]" office:value-type="string" office:string-value="149997" calcext:value-type="string">
            <text:p>149997</text:p>
          </table:table-cell>
          <table:table-cell office:value-type="float" office:value="202411" calcext:value-type="float">
            <text:p>202411</text:p>
          </table:table-cell>
          <table:table-cell table:formula="of:=IF([.A40]=&quot;&quot;;&quot;&quot;;4)" office:value-type="float" office:value="4" calcext:value-type="float">
            <text:p>4</text:p>
          </table:table-cell>
          <table:table-cell table:formula="of:=IF([.A40]=&quot;&quot;;&quot;&quot;;5174)" office:value-type="float" office:value="5174" calcext:value-type="float">
            <text:p>5174</text:p>
          </table:table-cell>
          <table:table-cell table:formula="of:=[$Total.C41]" office:value-type="string" office:string-value="24898555810" calcext:value-type="string">
            <text:p>24898555810</text:p>
          </table:table-cell>
          <table:table-cell table:formula="of:=[$Total.D41]" office:value-type="float" office:value="25" calcext:value-type="float">
            <text:p>25</text:p>
          </table:table-cell>
          <table:table-cell table:formula="of:=IF([.A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]" office:value-type="string" office:string-value="150107" calcext:value-type="string">
            <text:p>150107</text:p>
          </table:table-cell>
          <table:table-cell office:value-type="float" office:value="202411" calcext:value-type="float">
            <text:p>202411</text:p>
          </table:table-cell>
          <table:table-cell table:formula="of:=IF([.A41]=&quot;&quot;;&quot;&quot;;4)" office:value-type="float" office:value="4" calcext:value-type="float">
            <text:p>4</text:p>
          </table:table-cell>
          <table:table-cell table:formula="of:=IF([.A41]=&quot;&quot;;&quot;&quot;;5174)" office:value-type="float" office:value="5174" calcext:value-type="float">
            <text:p>5174</text:p>
          </table:table-cell>
          <table:table-cell table:formula="of:=[$Total.C42]" office:value-type="string" office:string-value="27182265877" calcext:value-type="string">
            <text:p>27182265877</text:p>
          </table:table-cell>
          <table:table-cell table:formula="of:=[$Total.D42]" office:value-type="float" office:value="25" calcext:value-type="float">
            <text:p>25</text:p>
          </table:table-cell>
          <table:table-cell table:formula="of:=IF([.A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]" office:value-type="string" office:string-value="150608" calcext:value-type="string">
            <text:p>150608</text:p>
          </table:table-cell>
          <table:table-cell office:value-type="float" office:value="202411" calcext:value-type="float">
            <text:p>202411</text:p>
          </table:table-cell>
          <table:table-cell table:formula="of:=IF([.A42]=&quot;&quot;;&quot;&quot;;4)" office:value-type="float" office:value="4" calcext:value-type="float">
            <text:p>4</text:p>
          </table:table-cell>
          <table:table-cell table:formula="of:=IF([.A42]=&quot;&quot;;&quot;&quot;;5174)" office:value-type="float" office:value="5174" calcext:value-type="float">
            <text:p>5174</text:p>
          </table:table-cell>
          <table:table-cell table:formula="of:=[$Total.C43]" office:value-type="string" office:string-value="27166209895" calcext:value-type="string">
            <text:p>27166209895</text:p>
          </table:table-cell>
          <table:table-cell table:formula="of:=[$Total.D43]" office:value-type="float" office:value="25" calcext:value-type="float">
            <text:p>25</text:p>
          </table:table-cell>
          <table:table-cell table:formula="of:=IF([.A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]" office:value-type="string" office:string-value="150905" calcext:value-type="string">
            <text:p>150905</text:p>
          </table:table-cell>
          <table:table-cell office:value-type="float" office:value="202411" calcext:value-type="float">
            <text:p>202411</text:p>
          </table:table-cell>
          <table:table-cell table:formula="of:=IF([.A43]=&quot;&quot;;&quot;&quot;;4)" office:value-type="float" office:value="4" calcext:value-type="float">
            <text:p>4</text:p>
          </table:table-cell>
          <table:table-cell table:formula="of:=IF([.A43]=&quot;&quot;;&quot;&quot;;5174)" office:value-type="float" office:value="5174" calcext:value-type="float">
            <text:p>5174</text:p>
          </table:table-cell>
          <table:table-cell table:formula="of:=[$Total.C44]" office:value-type="string" office:string-value="22127337808" calcext:value-type="string">
            <text:p>22127337808</text:p>
          </table:table-cell>
          <table:table-cell table:formula="of:=[$Total.D44]" office:value-type="float" office:value="25" calcext:value-type="float">
            <text:p>25</text:p>
          </table:table-cell>
          <table:table-cell table:formula="of:=IF([.A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]" office:value-type="string" office:string-value="150921" calcext:value-type="string">
            <text:p>150921</text:p>
          </table:table-cell>
          <table:table-cell office:value-type="float" office:value="202411" calcext:value-type="float">
            <text:p>202411</text:p>
          </table:table-cell>
          <table:table-cell table:formula="of:=IF([.A44]=&quot;&quot;;&quot;&quot;;4)" office:value-type="float" office:value="4" calcext:value-type="float">
            <text:p>4</text:p>
          </table:table-cell>
          <table:table-cell table:formula="of:=IF([.A44]=&quot;&quot;;&quot;&quot;;5174)" office:value-type="float" office:value="5174" calcext:value-type="float">
            <text:p>5174</text:p>
          </table:table-cell>
          <table:table-cell table:formula="of:=[$Total.C45]" office:value-type="string" office:string-value="13398238882" calcext:value-type="string">
            <text:p>13398238882</text:p>
          </table:table-cell>
          <table:table-cell table:formula="of:=[$Total.D45]" office:value-type="float" office:value="25" calcext:value-type="float">
            <text:p>25</text:p>
          </table:table-cell>
          <table:table-cell table:formula="of:=IF([.A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]" office:value-type="string" office:string-value="152004" calcext:value-type="string">
            <text:p>152004</text:p>
          </table:table-cell>
          <table:table-cell office:value-type="float" office:value="202411" calcext:value-type="float">
            <text:p>202411</text:p>
          </table:table-cell>
          <table:table-cell table:formula="of:=IF([.A45]=&quot;&quot;;&quot;&quot;;4)" office:value-type="float" office:value="4" calcext:value-type="float">
            <text:p>4</text:p>
          </table:table-cell>
          <table:table-cell table:formula="of:=IF([.A45]=&quot;&quot;;&quot;&quot;;5174)" office:value-type="float" office:value="5174" calcext:value-type="float">
            <text:p>5174</text:p>
          </table:table-cell>
          <table:table-cell table:formula="of:=[$Total.C46]" office:value-type="string" office:string-value="21677849886" calcext:value-type="string">
            <text:p>21677849886</text:p>
          </table:table-cell>
          <table:table-cell table:formula="of:=[$Total.D46]" office:value-type="float" office:value="25" calcext:value-type="float">
            <text:p>25</text:p>
          </table:table-cell>
          <table:table-cell table:formula="of:=IF([.A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]" office:value-type="string" office:string-value="153786" calcext:value-type="string">
            <text:p>153786</text:p>
          </table:table-cell>
          <table:table-cell office:value-type="float" office:value="202411" calcext:value-type="float">
            <text:p>202411</text:p>
          </table:table-cell>
          <table:table-cell table:formula="of:=IF([.A46]=&quot;&quot;;&quot;&quot;;4)" office:value-type="float" office:value="4" calcext:value-type="float">
            <text:p>4</text:p>
          </table:table-cell>
          <table:table-cell table:formula="of:=IF([.A46]=&quot;&quot;;&quot;&quot;;5174)" office:value-type="float" office:value="5174" calcext:value-type="float">
            <text:p>5174</text:p>
          </table:table-cell>
          <table:table-cell table:formula="of:=[$Total.C47]" office:value-type="string" office:string-value="28092164878" calcext:value-type="string">
            <text:p>28092164878</text:p>
          </table:table-cell>
          <table:table-cell table:formula="of:=[$Total.D47]" office:value-type="float" office:value="25" calcext:value-type="float">
            <text:p>25</text:p>
          </table:table-cell>
          <table:table-cell table:formula="of:=IF([.A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]" office:value-type="string" office:string-value="153839" calcext:value-type="string">
            <text:p>153839</text:p>
          </table:table-cell>
          <table:table-cell office:value-type="float" office:value="202411" calcext:value-type="float">
            <text:p>202411</text:p>
          </table:table-cell>
          <table:table-cell table:formula="of:=IF([.A47]=&quot;&quot;;&quot;&quot;;4)" office:value-type="float" office:value="4" calcext:value-type="float">
            <text:p>4</text:p>
          </table:table-cell>
          <table:table-cell table:formula="of:=IF([.A47]=&quot;&quot;;&quot;&quot;;5174)" office:value-type="float" office:value="5174" calcext:value-type="float">
            <text:p>5174</text:p>
          </table:table-cell>
          <table:table-cell table:formula="of:=[$Total.C48]" office:value-type="string" office:string-value="12369960892" calcext:value-type="string">
            <text:p>12369960892</text:p>
          </table:table-cell>
          <table:table-cell table:formula="of:=[$Total.D48]" office:value-type="float" office:value="25" calcext:value-type="float">
            <text:p>25</text:p>
          </table:table-cell>
          <table:table-cell table:formula="of:=IF([.A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]" office:value-type="string" office:string-value="154443" calcext:value-type="string">
            <text:p>154443</text:p>
          </table:table-cell>
          <table:table-cell office:value-type="float" office:value="202411" calcext:value-type="float">
            <text:p>202411</text:p>
          </table:table-cell>
          <table:table-cell table:formula="of:=IF([.A48]=&quot;&quot;;&quot;&quot;;4)" office:value-type="float" office:value="4" calcext:value-type="float">
            <text:p>4</text:p>
          </table:table-cell>
          <table:table-cell table:formula="of:=IF([.A48]=&quot;&quot;;&quot;&quot;;5174)" office:value-type="float" office:value="5174" calcext:value-type="float">
            <text:p>5174</text:p>
          </table:table-cell>
          <table:table-cell table:formula="of:=[$Total.C49]" office:value-type="string" office:string-value="21947620860" calcext:value-type="string">
            <text:p>21947620860</text:p>
          </table:table-cell>
          <table:table-cell table:formula="of:=[$Total.D49]" office:value-type="float" office:value="25" calcext:value-type="float">
            <text:p>25</text:p>
          </table:table-cell>
          <table:table-cell table:formula="of:=IF([.A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]" office:value-type="string" office:string-value="154936" calcext:value-type="string">
            <text:p>154936</text:p>
          </table:table-cell>
          <table:table-cell office:value-type="float" office:value="202411" calcext:value-type="float">
            <text:p>202411</text:p>
          </table:table-cell>
          <table:table-cell table:formula="of:=IF([.A49]=&quot;&quot;;&quot;&quot;;4)" office:value-type="float" office:value="4" calcext:value-type="float">
            <text:p>4</text:p>
          </table:table-cell>
          <table:table-cell table:formula="of:=IF([.A49]=&quot;&quot;;&quot;&quot;;5174)" office:value-type="float" office:value="5174" calcext:value-type="float">
            <text:p>5174</text:p>
          </table:table-cell>
          <table:table-cell table:formula="of:=[$Total.C50]" office:value-type="string" office:string-value="06731014877" calcext:value-type="string">
            <text:p>06731014877</text:p>
          </table:table-cell>
          <table:table-cell table:formula="of:=[$Total.D50]" office:value-type="float" office:value="25" calcext:value-type="float">
            <text:p>25</text:p>
          </table:table-cell>
          <table:table-cell table:formula="of:=IF([.A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]" office:value-type="string" office:string-value="155133" calcext:value-type="string">
            <text:p>155133</text:p>
          </table:table-cell>
          <table:table-cell office:value-type="float" office:value="202411" calcext:value-type="float">
            <text:p>202411</text:p>
          </table:table-cell>
          <table:table-cell table:formula="of:=IF([.A50]=&quot;&quot;;&quot;&quot;;4)" office:value-type="float" office:value="4" calcext:value-type="float">
            <text:p>4</text:p>
          </table:table-cell>
          <table:table-cell table:formula="of:=IF([.A50]=&quot;&quot;;&quot;&quot;;5174)" office:value-type="float" office:value="5174" calcext:value-type="float">
            <text:p>5174</text:p>
          </table:table-cell>
          <table:table-cell table:formula="of:=[$Total.C51]" office:value-type="string" office:string-value="25764627826" calcext:value-type="string">
            <text:p>25764627826</text:p>
          </table:table-cell>
          <table:table-cell table:formula="of:=[$Total.D51]" office:value-type="float" office:value="25" calcext:value-type="float">
            <text:p>25</text:p>
          </table:table-cell>
          <table:table-cell table:formula="of:=IF([.A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]" office:value-type="string" office:string-value="155549" calcext:value-type="string">
            <text:p>155549</text:p>
          </table:table-cell>
          <table:table-cell office:value-type="float" office:value="202411" calcext:value-type="float">
            <text:p>202411</text:p>
          </table:table-cell>
          <table:table-cell table:formula="of:=IF([.A51]=&quot;&quot;;&quot;&quot;;4)" office:value-type="float" office:value="4" calcext:value-type="float">
            <text:p>4</text:p>
          </table:table-cell>
          <table:table-cell table:formula="of:=IF([.A51]=&quot;&quot;;&quot;&quot;;5174)" office:value-type="float" office:value="5174" calcext:value-type="float">
            <text:p>5174</text:p>
          </table:table-cell>
          <table:table-cell table:formula="of:=[$Total.C52]" office:value-type="string" office:string-value="27796576854" calcext:value-type="string">
            <text:p>27796576854</text:p>
          </table:table-cell>
          <table:table-cell table:formula="of:=[$Total.D52]" office:value-type="float" office:value="25" calcext:value-type="float">
            <text:p>25</text:p>
          </table:table-cell>
          <table:table-cell table:formula="of:=IF([.A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]" office:value-type="string" office:string-value="155895" calcext:value-type="string">
            <text:p>155895</text:p>
          </table:table-cell>
          <table:table-cell office:value-type="float" office:value="202411" calcext:value-type="float">
            <text:p>202411</text:p>
          </table:table-cell>
          <table:table-cell table:formula="of:=IF([.A52]=&quot;&quot;;&quot;&quot;;4)" office:value-type="float" office:value="4" calcext:value-type="float">
            <text:p>4</text:p>
          </table:table-cell>
          <table:table-cell table:formula="of:=IF([.A52]=&quot;&quot;;&quot;&quot;;5174)" office:value-type="float" office:value="5174" calcext:value-type="float">
            <text:p>5174</text:p>
          </table:table-cell>
          <table:table-cell table:formula="of:=[$Total.C53]" office:value-type="string" office:string-value="11005374813" calcext:value-type="string">
            <text:p>11005374813</text:p>
          </table:table-cell>
          <table:table-cell table:formula="of:=[$Total.D53]" office:value-type="float" office:value="25" calcext:value-type="float">
            <text:p>25</text:p>
          </table:table-cell>
          <table:table-cell table:formula="of:=IF([.A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]" office:value-type="string" office:string-value="157861" calcext:value-type="string">
            <text:p>157861</text:p>
          </table:table-cell>
          <table:table-cell office:value-type="float" office:value="202411" calcext:value-type="float">
            <text:p>202411</text:p>
          </table:table-cell>
          <table:table-cell table:formula="of:=IF([.A53]=&quot;&quot;;&quot;&quot;;4)" office:value-type="float" office:value="4" calcext:value-type="float">
            <text:p>4</text:p>
          </table:table-cell>
          <table:table-cell table:formula="of:=IF([.A53]=&quot;&quot;;&quot;&quot;;5174)" office:value-type="float" office:value="5174" calcext:value-type="float">
            <text:p>5174</text:p>
          </table:table-cell>
          <table:table-cell table:formula="of:=[$Total.C54]" office:value-type="string" office:string-value="27634406813" calcext:value-type="string">
            <text:p>27634406813</text:p>
          </table:table-cell>
          <table:table-cell table:formula="of:=[$Total.D54]" office:value-type="float" office:value="25" calcext:value-type="float">
            <text:p>25</text:p>
          </table:table-cell>
          <table:table-cell table:formula="of:=IF([.A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]" office:value-type="string" office:string-value="160052" calcext:value-type="string">
            <text:p>160052</text:p>
          </table:table-cell>
          <table:table-cell office:value-type="float" office:value="202411" calcext:value-type="float">
            <text:p>202411</text:p>
          </table:table-cell>
          <table:table-cell table:formula="of:=IF([.A54]=&quot;&quot;;&quot;&quot;;4)" office:value-type="float" office:value="4" calcext:value-type="float">
            <text:p>4</text:p>
          </table:table-cell>
          <table:table-cell table:formula="of:=IF([.A54]=&quot;&quot;;&quot;&quot;;5174)" office:value-type="float" office:value="5174" calcext:value-type="float">
            <text:p>5174</text:p>
          </table:table-cell>
          <table:table-cell table:formula="of:=[$Total.C55]" office:value-type="string" office:string-value="09371740841" calcext:value-type="string">
            <text:p>09371740841</text:p>
          </table:table-cell>
          <table:table-cell table:formula="of:=[$Total.D55]" office:value-type="float" office:value="25" calcext:value-type="float">
            <text:p>25</text:p>
          </table:table-cell>
          <table:table-cell table:formula="of:=IF([.A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]" office:value-type="string" office:string-value="160716" calcext:value-type="string">
            <text:p>160716</text:p>
          </table:table-cell>
          <table:table-cell office:value-type="float" office:value="202411" calcext:value-type="float">
            <text:p>202411</text:p>
          </table:table-cell>
          <table:table-cell table:formula="of:=IF([.A55]=&quot;&quot;;&quot;&quot;;4)" office:value-type="float" office:value="4" calcext:value-type="float">
            <text:p>4</text:p>
          </table:table-cell>
          <table:table-cell table:formula="of:=IF([.A55]=&quot;&quot;;&quot;&quot;;5174)" office:value-type="float" office:value="5174" calcext:value-type="float">
            <text:p>5174</text:p>
          </table:table-cell>
          <table:table-cell table:formula="of:=[$Total.C56]" office:value-type="string" office:string-value="32781028860" calcext:value-type="string">
            <text:p>32781028860</text:p>
          </table:table-cell>
          <table:table-cell table:formula="of:=[$Total.D56]" office:value-type="float" office:value="25" calcext:value-type="float">
            <text:p>25</text:p>
          </table:table-cell>
          <table:table-cell table:formula="of:=IF([.A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]" office:value-type="string" office:string-value="160749" calcext:value-type="string">
            <text:p>160749</text:p>
          </table:table-cell>
          <table:table-cell office:value-type="float" office:value="202411" calcext:value-type="float">
            <text:p>202411</text:p>
          </table:table-cell>
          <table:table-cell table:formula="of:=IF([.A56]=&quot;&quot;;&quot;&quot;;4)" office:value-type="float" office:value="4" calcext:value-type="float">
            <text:p>4</text:p>
          </table:table-cell>
          <table:table-cell table:formula="of:=IF([.A56]=&quot;&quot;;&quot;&quot;;5174)" office:value-type="float" office:value="5174" calcext:value-type="float">
            <text:p>5174</text:p>
          </table:table-cell>
          <table:table-cell table:formula="of:=[$Total.C57]" office:value-type="string" office:string-value="27177030808" calcext:value-type="string">
            <text:p>27177030808</text:p>
          </table:table-cell>
          <table:table-cell table:formula="of:=[$Total.D57]" office:value-type="float" office:value="25" calcext:value-type="float">
            <text:p>25</text:p>
          </table:table-cell>
          <table:table-cell table:formula="of:=IF([.A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]" office:value-type="string" office:string-value="161166" calcext:value-type="string">
            <text:p>161166</text:p>
          </table:table-cell>
          <table:table-cell office:value-type="float" office:value="202411" calcext:value-type="float">
            <text:p>202411</text:p>
          </table:table-cell>
          <table:table-cell table:formula="of:=IF([.A57]=&quot;&quot;;&quot;&quot;;4)" office:value-type="float" office:value="4" calcext:value-type="float">
            <text:p>4</text:p>
          </table:table-cell>
          <table:table-cell table:formula="of:=IF([.A57]=&quot;&quot;;&quot;&quot;;5174)" office:value-type="float" office:value="5174" calcext:value-type="float">
            <text:p>5174</text:p>
          </table:table-cell>
          <table:table-cell table:formula="of:=[$Total.C58]" office:value-type="string" office:string-value="22682940803" calcext:value-type="string">
            <text:p>22682940803</text:p>
          </table:table-cell>
          <table:table-cell table:formula="of:=[$Total.D58]" office:value-type="float" office:value="25" calcext:value-type="float">
            <text:p>25</text:p>
          </table:table-cell>
          <table:table-cell table:formula="of:=IF([.A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]" office:value-type="string" office:string-value="161406" calcext:value-type="string">
            <text:p>161406</text:p>
          </table:table-cell>
          <table:table-cell office:value-type="float" office:value="202411" calcext:value-type="float">
            <text:p>202411</text:p>
          </table:table-cell>
          <table:table-cell table:formula="of:=IF([.A58]=&quot;&quot;;&quot;&quot;;4)" office:value-type="float" office:value="4" calcext:value-type="float">
            <text:p>4</text:p>
          </table:table-cell>
          <table:table-cell table:formula="of:=IF([.A58]=&quot;&quot;;&quot;&quot;;5174)" office:value-type="float" office:value="5174" calcext:value-type="float">
            <text:p>5174</text:p>
          </table:table-cell>
          <table:table-cell table:formula="of:=[$Total.C59]" office:value-type="string" office:string-value="26824047821" calcext:value-type="string">
            <text:p>26824047821</text:p>
          </table:table-cell>
          <table:table-cell table:formula="of:=[$Total.D59]" office:value-type="float" office:value="25" calcext:value-type="float">
            <text:p>25</text:p>
          </table:table-cell>
          <table:table-cell table:formula="of:=IF([.A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]" office:value-type="string" office:string-value="162536" calcext:value-type="string">
            <text:p>162536</text:p>
          </table:table-cell>
          <table:table-cell office:value-type="float" office:value="202411" calcext:value-type="float">
            <text:p>202411</text:p>
          </table:table-cell>
          <table:table-cell table:formula="of:=IF([.A59]=&quot;&quot;;&quot;&quot;;4)" office:value-type="float" office:value="4" calcext:value-type="float">
            <text:p>4</text:p>
          </table:table-cell>
          <table:table-cell table:formula="of:=IF([.A59]=&quot;&quot;;&quot;&quot;;5174)" office:value-type="float" office:value="5174" calcext:value-type="float">
            <text:p>5174</text:p>
          </table:table-cell>
          <table:table-cell table:formula="of:=[$Total.C60]" office:value-type="string" office:string-value="14374992871" calcext:value-type="string">
            <text:p>14374992871</text:p>
          </table:table-cell>
          <table:table-cell table:formula="of:=[$Total.D60]" office:value-type="float" office:value="25" calcext:value-type="float">
            <text:p>25</text:p>
          </table:table-cell>
          <table:table-cell table:formula="of:=IF([.A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]" office:value-type="string" office:string-value="164042" calcext:value-type="string">
            <text:p>164042</text:p>
          </table:table-cell>
          <table:table-cell office:value-type="float" office:value="202411" calcext:value-type="float">
            <text:p>202411</text:p>
          </table:table-cell>
          <table:table-cell table:formula="of:=IF([.A60]=&quot;&quot;;&quot;&quot;;4)" office:value-type="float" office:value="4" calcext:value-type="float">
            <text:p>4</text:p>
          </table:table-cell>
          <table:table-cell table:formula="of:=IF([.A60]=&quot;&quot;;&quot;&quot;;5174)" office:value-type="float" office:value="5174" calcext:value-type="float">
            <text:p>5174</text:p>
          </table:table-cell>
          <table:table-cell table:formula="of:=[$Total.C61]" office:value-type="string" office:string-value="12345396830" calcext:value-type="string">
            <text:p>12345396830</text:p>
          </table:table-cell>
          <table:table-cell table:formula="of:=[$Total.D61]" office:value-type="float" office:value="25" calcext:value-type="float">
            <text:p>25</text:p>
          </table:table-cell>
          <table:table-cell table:formula="of:=IF([.A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]" office:value-type="string" office:string-value="164193" calcext:value-type="string">
            <text:p>164193</text:p>
          </table:table-cell>
          <table:table-cell office:value-type="float" office:value="202411" calcext:value-type="float">
            <text:p>202411</text:p>
          </table:table-cell>
          <table:table-cell table:formula="of:=IF([.A61]=&quot;&quot;;&quot;&quot;;4)" office:value-type="float" office:value="4" calcext:value-type="float">
            <text:p>4</text:p>
          </table:table-cell>
          <table:table-cell table:formula="of:=IF([.A61]=&quot;&quot;;&quot;&quot;;5174)" office:value-type="float" office:value="5174" calcext:value-type="float">
            <text:p>5174</text:p>
          </table:table-cell>
          <table:table-cell table:formula="of:=[$Total.C62]" office:value-type="string" office:string-value="21926251890" calcext:value-type="string">
            <text:p>21926251890</text:p>
          </table:table-cell>
          <table:table-cell table:formula="of:=[$Total.D62]" office:value-type="float" office:value="25" calcext:value-type="float">
            <text:p>25</text:p>
          </table:table-cell>
          <table:table-cell table:formula="of:=IF([.A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]" office:value-type="string" office:string-value="165054" calcext:value-type="string">
            <text:p>165054</text:p>
          </table:table-cell>
          <table:table-cell office:value-type="float" office:value="202411" calcext:value-type="float">
            <text:p>202411</text:p>
          </table:table-cell>
          <table:table-cell table:formula="of:=IF([.A62]=&quot;&quot;;&quot;&quot;;4)" office:value-type="float" office:value="4" calcext:value-type="float">
            <text:p>4</text:p>
          </table:table-cell>
          <table:table-cell table:formula="of:=IF([.A62]=&quot;&quot;;&quot;&quot;;5174)" office:value-type="float" office:value="5174" calcext:value-type="float">
            <text:p>5174</text:p>
          </table:table-cell>
          <table:table-cell table:formula="of:=[$Total.C63]" office:value-type="string" office:string-value="16790240861" calcext:value-type="string">
            <text:p>16790240861</text:p>
          </table:table-cell>
          <table:table-cell table:formula="of:=[$Total.D63]" office:value-type="float" office:value="25" calcext:value-type="float">
            <text:p>25</text:p>
          </table:table-cell>
          <table:table-cell table:formula="of:=IF([.A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]" office:value-type="string" office:string-value="165437" calcext:value-type="string">
            <text:p>165437</text:p>
          </table:table-cell>
          <table:table-cell office:value-type="float" office:value="202411" calcext:value-type="float">
            <text:p>202411</text:p>
          </table:table-cell>
          <table:table-cell table:formula="of:=IF([.A63]=&quot;&quot;;&quot;&quot;;4)" office:value-type="float" office:value="4" calcext:value-type="float">
            <text:p>4</text:p>
          </table:table-cell>
          <table:table-cell table:formula="of:=IF([.A63]=&quot;&quot;;&quot;&quot;;5174)" office:value-type="float" office:value="5174" calcext:value-type="float">
            <text:p>5174</text:p>
          </table:table-cell>
          <table:table-cell table:formula="of:=[$Total.C64]" office:value-type="string" office:string-value="03743238870" calcext:value-type="string">
            <text:p>03743238870</text:p>
          </table:table-cell>
          <table:table-cell table:formula="of:=[$Total.D64]" office:value-type="float" office:value="25" calcext:value-type="float">
            <text:p>25</text:p>
          </table:table-cell>
          <table:table-cell table:formula="of:=IF([.A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]" office:value-type="string" office:string-value="166864" calcext:value-type="string">
            <text:p>166864</text:p>
          </table:table-cell>
          <table:table-cell office:value-type="float" office:value="202411" calcext:value-type="float">
            <text:p>202411</text:p>
          </table:table-cell>
          <table:table-cell table:formula="of:=IF([.A64]=&quot;&quot;;&quot;&quot;;4)" office:value-type="float" office:value="4" calcext:value-type="float">
            <text:p>4</text:p>
          </table:table-cell>
          <table:table-cell table:formula="of:=IF([.A64]=&quot;&quot;;&quot;&quot;;5174)" office:value-type="float" office:value="5174" calcext:value-type="float">
            <text:p>5174</text:p>
          </table:table-cell>
          <table:table-cell table:formula="of:=[$Total.C65]" office:value-type="string" office:string-value="27946982810" calcext:value-type="string">
            <text:p>27946982810</text:p>
          </table:table-cell>
          <table:table-cell table:formula="of:=[$Total.D65]" office:value-type="float" office:value="25" calcext:value-type="float">
            <text:p>25</text:p>
          </table:table-cell>
          <table:table-cell table:formula="of:=IF([.A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]" office:value-type="string" office:string-value="169297" calcext:value-type="string">
            <text:p>169297</text:p>
          </table:table-cell>
          <table:table-cell office:value-type="float" office:value="202411" calcext:value-type="float">
            <text:p>202411</text:p>
          </table:table-cell>
          <table:table-cell table:formula="of:=IF([.A65]=&quot;&quot;;&quot;&quot;;4)" office:value-type="float" office:value="4" calcext:value-type="float">
            <text:p>4</text:p>
          </table:table-cell>
          <table:table-cell table:formula="of:=IF([.A65]=&quot;&quot;;&quot;&quot;;5174)" office:value-type="float" office:value="5174" calcext:value-type="float">
            <text:p>5174</text:p>
          </table:table-cell>
          <table:table-cell table:formula="of:=[$Total.C66]" office:value-type="string" office:string-value="73113590906" calcext:value-type="string">
            <text:p>73113590906</text:p>
          </table:table-cell>
          <table:table-cell table:formula="of:=[$Total.D66]" office:value-type="float" office:value="25" calcext:value-type="float">
            <text:p>25</text:p>
          </table:table-cell>
          <table:table-cell table:formula="of:=IF([.A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]" office:value-type="string" office:string-value="169614" calcext:value-type="string">
            <text:p>169614</text:p>
          </table:table-cell>
          <table:table-cell office:value-type="float" office:value="202411" calcext:value-type="float">
            <text:p>202411</text:p>
          </table:table-cell>
          <table:table-cell table:formula="of:=IF([.A66]=&quot;&quot;;&quot;&quot;;4)" office:value-type="float" office:value="4" calcext:value-type="float">
            <text:p>4</text:p>
          </table:table-cell>
          <table:table-cell table:formula="of:=IF([.A66]=&quot;&quot;;&quot;&quot;;5174)" office:value-type="float" office:value="5174" calcext:value-type="float">
            <text:p>5174</text:p>
          </table:table-cell>
          <table:table-cell table:formula="of:=[$Total.C67]" office:value-type="string" office:string-value="32491080818" calcext:value-type="string">
            <text:p>32491080818</text:p>
          </table:table-cell>
          <table:table-cell table:formula="of:=[$Total.D67]" office:value-type="float" office:value="25" calcext:value-type="float">
            <text:p>25</text:p>
          </table:table-cell>
          <table:table-cell table:formula="of:=IF([.A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]" office:value-type="string" office:string-value="170389" calcext:value-type="string">
            <text:p>170389</text:p>
          </table:table-cell>
          <table:table-cell office:value-type="float" office:value="202411" calcext:value-type="float">
            <text:p>202411</text:p>
          </table:table-cell>
          <table:table-cell table:formula="of:=IF([.A67]=&quot;&quot;;&quot;&quot;;4)" office:value-type="float" office:value="4" calcext:value-type="float">
            <text:p>4</text:p>
          </table:table-cell>
          <table:table-cell table:formula="of:=IF([.A67]=&quot;&quot;;&quot;&quot;;5174)" office:value-type="float" office:value="5174" calcext:value-type="float">
            <text:p>5174</text:p>
          </table:table-cell>
          <table:table-cell table:formula="of:=[$Total.C68]" office:value-type="string" office:string-value="19688365866" calcext:value-type="string">
            <text:p>19688365866</text:p>
          </table:table-cell>
          <table:table-cell table:formula="of:=[$Total.D68]" office:value-type="float" office:value="25" calcext:value-type="float">
            <text:p>25</text:p>
          </table:table-cell>
          <table:table-cell table:formula="of:=IF([.A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]" office:value-type="string" office:string-value="170824" calcext:value-type="string">
            <text:p>170824</text:p>
          </table:table-cell>
          <table:table-cell office:value-type="float" office:value="202411" calcext:value-type="float">
            <text:p>202411</text:p>
          </table:table-cell>
          <table:table-cell table:formula="of:=IF([.A68]=&quot;&quot;;&quot;&quot;;4)" office:value-type="float" office:value="4" calcext:value-type="float">
            <text:p>4</text:p>
          </table:table-cell>
          <table:table-cell table:formula="of:=IF([.A68]=&quot;&quot;;&quot;&quot;;5174)" office:value-type="float" office:value="5174" calcext:value-type="float">
            <text:p>5174</text:p>
          </table:table-cell>
          <table:table-cell table:formula="of:=[$Total.C69]" office:value-type="string" office:string-value="26778678852" calcext:value-type="string">
            <text:p>26778678852</text:p>
          </table:table-cell>
          <table:table-cell table:formula="of:=[$Total.D69]" office:value-type="float" office:value="25" calcext:value-type="float">
            <text:p>25</text:p>
          </table:table-cell>
          <table:table-cell table:formula="of:=IF([.A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]" office:value-type="string" office:string-value="173758" calcext:value-type="string">
            <text:p>173758</text:p>
          </table:table-cell>
          <table:table-cell office:value-type="float" office:value="202411" calcext:value-type="float">
            <text:p>202411</text:p>
          </table:table-cell>
          <table:table-cell table:formula="of:=IF([.A69]=&quot;&quot;;&quot;&quot;;4)" office:value-type="float" office:value="4" calcext:value-type="float">
            <text:p>4</text:p>
          </table:table-cell>
          <table:table-cell table:formula="of:=IF([.A69]=&quot;&quot;;&quot;&quot;;5174)" office:value-type="float" office:value="5174" calcext:value-type="float">
            <text:p>5174</text:p>
          </table:table-cell>
          <table:table-cell table:formula="of:=[$Total.C70]" office:value-type="string" office:string-value="31812459840" calcext:value-type="string">
            <text:p>31812459840</text:p>
          </table:table-cell>
          <table:table-cell table:formula="of:=[$Total.D70]" office:value-type="float" office:value="25" calcext:value-type="float">
            <text:p>25</text:p>
          </table:table-cell>
          <table:table-cell table:formula="of:=IF([.A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]" office:value-type="string" office:string-value="174252" calcext:value-type="string">
            <text:p>174252</text:p>
          </table:table-cell>
          <table:table-cell office:value-type="float" office:value="202411" calcext:value-type="float">
            <text:p>202411</text:p>
          </table:table-cell>
          <table:table-cell table:formula="of:=IF([.A70]=&quot;&quot;;&quot;&quot;;4)" office:value-type="float" office:value="4" calcext:value-type="float">
            <text:p>4</text:p>
          </table:table-cell>
          <table:table-cell table:formula="of:=IF([.A70]=&quot;&quot;;&quot;&quot;;5174)" office:value-type="float" office:value="5174" calcext:value-type="float">
            <text:p>5174</text:p>
          </table:table-cell>
          <table:table-cell table:formula="of:=[$Total.C71]" office:value-type="string" office:string-value="04938850800" calcext:value-type="string">
            <text:p>04938850800</text:p>
          </table:table-cell>
          <table:table-cell table:formula="of:=[$Total.D71]" office:value-type="float" office:value="25" calcext:value-type="float">
            <text:p>25</text:p>
          </table:table-cell>
          <table:table-cell table:formula="of:=IF([.A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2]" office:value-type="string" office:string-value="174305" calcext:value-type="string">
            <text:p>174305</text:p>
          </table:table-cell>
          <table:table-cell office:value-type="float" office:value="202411" calcext:value-type="float">
            <text:p>202411</text:p>
          </table:table-cell>
          <table:table-cell table:formula="of:=IF([.A71]=&quot;&quot;;&quot;&quot;;4)" office:value-type="float" office:value="4" calcext:value-type="float">
            <text:p>4</text:p>
          </table:table-cell>
          <table:table-cell table:formula="of:=IF([.A71]=&quot;&quot;;&quot;&quot;;5174)" office:value-type="float" office:value="5174" calcext:value-type="float">
            <text:p>5174</text:p>
          </table:table-cell>
          <table:table-cell table:formula="of:=[$Total.C72]" office:value-type="string" office:string-value="21380118875" calcext:value-type="string">
            <text:p>21380118875</text:p>
          </table:table-cell>
          <table:table-cell table:formula="of:=[$Total.D72]" office:value-type="float" office:value="25" calcext:value-type="float">
            <text:p>25</text:p>
          </table:table-cell>
          <table:table-cell table:formula="of:=IF([.A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3]" office:value-type="string" office:string-value="175663" calcext:value-type="string">
            <text:p>175663</text:p>
          </table:table-cell>
          <table:table-cell office:value-type="float" office:value="202411" calcext:value-type="float">
            <text:p>202411</text:p>
          </table:table-cell>
          <table:table-cell table:formula="of:=IF([.A72]=&quot;&quot;;&quot;&quot;;4)" office:value-type="float" office:value="4" calcext:value-type="float">
            <text:p>4</text:p>
          </table:table-cell>
          <table:table-cell table:formula="of:=IF([.A72]=&quot;&quot;;&quot;&quot;;5174)" office:value-type="float" office:value="5174" calcext:value-type="float">
            <text:p>5174</text:p>
          </table:table-cell>
          <table:table-cell table:formula="of:=[$Total.C73]" office:value-type="string" office:string-value="36375521831" calcext:value-type="string">
            <text:p>36375521831</text:p>
          </table:table-cell>
          <table:table-cell table:formula="of:=[$Total.D73]" office:value-type="float" office:value="25" calcext:value-type="float">
            <text:p>25</text:p>
          </table:table-cell>
          <table:table-cell table:formula="of:=IF([.A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4]" office:value-type="string" office:string-value="176015" calcext:value-type="string">
            <text:p>176015</text:p>
          </table:table-cell>
          <table:table-cell office:value-type="float" office:value="202411" calcext:value-type="float">
            <text:p>202411</text:p>
          </table:table-cell>
          <table:table-cell table:formula="of:=IF([.A73]=&quot;&quot;;&quot;&quot;;4)" office:value-type="float" office:value="4" calcext:value-type="float">
            <text:p>4</text:p>
          </table:table-cell>
          <table:table-cell table:formula="of:=IF([.A73]=&quot;&quot;;&quot;&quot;;5174)" office:value-type="float" office:value="5174" calcext:value-type="float">
            <text:p>5174</text:p>
          </table:table-cell>
          <table:table-cell table:formula="of:=[$Total.C74]" office:value-type="string" office:string-value="33645665854" calcext:value-type="string">
            <text:p>33645665854</text:p>
          </table:table-cell>
          <table:table-cell table:formula="of:=[$Total.D74]" office:value-type="float" office:value="25" calcext:value-type="float">
            <text:p>25</text:p>
          </table:table-cell>
          <table:table-cell table:formula="of:=IF([.A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5]" office:value-type="string" office:string-value="176064" calcext:value-type="string">
            <text:p>176064</text:p>
          </table:table-cell>
          <table:table-cell office:value-type="float" office:value="202411" calcext:value-type="float">
            <text:p>202411</text:p>
          </table:table-cell>
          <table:table-cell table:formula="of:=IF([.A74]=&quot;&quot;;&quot;&quot;;4)" office:value-type="float" office:value="4" calcext:value-type="float">
            <text:p>4</text:p>
          </table:table-cell>
          <table:table-cell table:formula="of:=IF([.A74]=&quot;&quot;;&quot;&quot;;5174)" office:value-type="float" office:value="5174" calcext:value-type="float">
            <text:p>5174</text:p>
          </table:table-cell>
          <table:table-cell table:formula="of:=[$Total.C75]" office:value-type="string" office:string-value="04421161608" calcext:value-type="string">
            <text:p>04421161608</text:p>
          </table:table-cell>
          <table:table-cell table:formula="of:=[$Total.D75]" office:value-type="float" office:value="25" calcext:value-type="float">
            <text:p>25</text:p>
          </table:table-cell>
          <table:table-cell table:formula="of:=IF([.A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6]" office:value-type="string" office:string-value="176097" calcext:value-type="string">
            <text:p>176097</text:p>
          </table:table-cell>
          <table:table-cell office:value-type="float" office:value="202411" calcext:value-type="float">
            <text:p>202411</text:p>
          </table:table-cell>
          <table:table-cell table:formula="of:=IF([.A75]=&quot;&quot;;&quot;&quot;;4)" office:value-type="float" office:value="4" calcext:value-type="float">
            <text:p>4</text:p>
          </table:table-cell>
          <table:table-cell table:formula="of:=IF([.A75]=&quot;&quot;;&quot;&quot;;5174)" office:value-type="float" office:value="5174" calcext:value-type="float">
            <text:p>5174</text:p>
          </table:table-cell>
          <table:table-cell table:formula="of:=[$Total.C76]" office:value-type="string" office:string-value="11527520811" calcext:value-type="string">
            <text:p>11527520811</text:p>
          </table:table-cell>
          <table:table-cell table:formula="of:=[$Total.D76]" office:value-type="float" office:value="25" calcext:value-type="float">
            <text:p>25</text:p>
          </table:table-cell>
          <table:table-cell table:formula="of:=IF([.A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7]" office:value-type="string" office:string-value="176117" calcext:value-type="string">
            <text:p>176117</text:p>
          </table:table-cell>
          <table:table-cell office:value-type="float" office:value="202411" calcext:value-type="float">
            <text:p>202411</text:p>
          </table:table-cell>
          <table:table-cell table:formula="of:=IF([.A76]=&quot;&quot;;&quot;&quot;;4)" office:value-type="float" office:value="4" calcext:value-type="float">
            <text:p>4</text:p>
          </table:table-cell>
          <table:table-cell table:formula="of:=IF([.A76]=&quot;&quot;;&quot;&quot;;5174)" office:value-type="float" office:value="5174" calcext:value-type="float">
            <text:p>5174</text:p>
          </table:table-cell>
          <table:table-cell table:formula="of:=[$Total.C77]" office:value-type="string" office:string-value="06773456827" calcext:value-type="string">
            <text:p>06773456827</text:p>
          </table:table-cell>
          <table:table-cell table:formula="of:=[$Total.D77]" office:value-type="float" office:value="25" calcext:value-type="float">
            <text:p>25</text:p>
          </table:table-cell>
          <table:table-cell table:formula="of:=IF([.A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8]" office:value-type="string" office:string-value="176711" calcext:value-type="string">
            <text:p>176711</text:p>
          </table:table-cell>
          <table:table-cell office:value-type="float" office:value="202411" calcext:value-type="float">
            <text:p>202411</text:p>
          </table:table-cell>
          <table:table-cell table:formula="of:=IF([.A77]=&quot;&quot;;&quot;&quot;;4)" office:value-type="float" office:value="4" calcext:value-type="float">
            <text:p>4</text:p>
          </table:table-cell>
          <table:table-cell table:formula="of:=IF([.A77]=&quot;&quot;;&quot;&quot;;5174)" office:value-type="float" office:value="5174" calcext:value-type="float">
            <text:p>5174</text:p>
          </table:table-cell>
          <table:table-cell table:formula="of:=[$Total.C78]" office:value-type="string" office:string-value="24663245803" calcext:value-type="string">
            <text:p>24663245803</text:p>
          </table:table-cell>
          <table:table-cell table:formula="of:=[$Total.D78]" office:value-type="float" office:value="25" calcext:value-type="float">
            <text:p>25</text:p>
          </table:table-cell>
          <table:table-cell table:formula="of:=IF([.A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9]" office:value-type="string" office:string-value="176744" calcext:value-type="string">
            <text:p>176744</text:p>
          </table:table-cell>
          <table:table-cell office:value-type="float" office:value="202411" calcext:value-type="float">
            <text:p>202411</text:p>
          </table:table-cell>
          <table:table-cell table:formula="of:=IF([.A78]=&quot;&quot;;&quot;&quot;;4)" office:value-type="float" office:value="4" calcext:value-type="float">
            <text:p>4</text:p>
          </table:table-cell>
          <table:table-cell table:formula="of:=IF([.A78]=&quot;&quot;;&quot;&quot;;5174)" office:value-type="float" office:value="5174" calcext:value-type="float">
            <text:p>5174</text:p>
          </table:table-cell>
          <table:table-cell table:formula="of:=[$Total.C79]" office:value-type="string" office:string-value="22025506821" calcext:value-type="string">
            <text:p>22025506821</text:p>
          </table:table-cell>
          <table:table-cell table:formula="of:=[$Total.D79]" office:value-type="float" office:value="25" calcext:value-type="float">
            <text:p>25</text:p>
          </table:table-cell>
          <table:table-cell table:formula="of:=IF([.A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0]" office:value-type="string" office:string-value="176964" calcext:value-type="string">
            <text:p>176964</text:p>
          </table:table-cell>
          <table:table-cell office:value-type="float" office:value="202411" calcext:value-type="float">
            <text:p>202411</text:p>
          </table:table-cell>
          <table:table-cell table:formula="of:=IF([.A79]=&quot;&quot;;&quot;&quot;;4)" office:value-type="float" office:value="4" calcext:value-type="float">
            <text:p>4</text:p>
          </table:table-cell>
          <table:table-cell table:formula="of:=IF([.A79]=&quot;&quot;;&quot;&quot;;5174)" office:value-type="float" office:value="5174" calcext:value-type="float">
            <text:p>5174</text:p>
          </table:table-cell>
          <table:table-cell table:formula="of:=[$Total.C80]" office:value-type="string" office:string-value="12331768897" calcext:value-type="string">
            <text:p>12331768897</text:p>
          </table:table-cell>
          <table:table-cell table:formula="of:=[$Total.D80]" office:value-type="float" office:value="25" calcext:value-type="float">
            <text:p>25</text:p>
          </table:table-cell>
          <table:table-cell table:formula="of:=IF([.A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1]" office:value-type="string" office:string-value="177687" calcext:value-type="string">
            <text:p>177687</text:p>
          </table:table-cell>
          <table:table-cell office:value-type="float" office:value="202411" calcext:value-type="float">
            <text:p>202411</text:p>
          </table:table-cell>
          <table:table-cell table:formula="of:=IF([.A80]=&quot;&quot;;&quot;&quot;;4)" office:value-type="float" office:value="4" calcext:value-type="float">
            <text:p>4</text:p>
          </table:table-cell>
          <table:table-cell table:formula="of:=IF([.A80]=&quot;&quot;;&quot;&quot;;5174)" office:value-type="float" office:value="5174" calcext:value-type="float">
            <text:p>5174</text:p>
          </table:table-cell>
          <table:table-cell table:formula="of:=[$Total.C81]" office:value-type="string" office:string-value="26089681806" calcext:value-type="string">
            <text:p>26089681806</text:p>
          </table:table-cell>
          <table:table-cell table:formula="of:=[$Total.D81]" office:value-type="float" office:value="25" calcext:value-type="float">
            <text:p>25</text:p>
          </table:table-cell>
          <table:table-cell table:formula="of:=IF([.A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2]" office:value-type="string" office:string-value="178914" calcext:value-type="string">
            <text:p>178914</text:p>
          </table:table-cell>
          <table:table-cell office:value-type="float" office:value="202411" calcext:value-type="float">
            <text:p>202411</text:p>
          </table:table-cell>
          <table:table-cell table:formula="of:=IF([.A81]=&quot;&quot;;&quot;&quot;;4)" office:value-type="float" office:value="4" calcext:value-type="float">
            <text:p>4</text:p>
          </table:table-cell>
          <table:table-cell table:formula="of:=IF([.A81]=&quot;&quot;;&quot;&quot;;5174)" office:value-type="float" office:value="5174" calcext:value-type="float">
            <text:p>5174</text:p>
          </table:table-cell>
          <table:table-cell table:formula="of:=[$Total.C82]" office:value-type="string" office:string-value="28141214802" calcext:value-type="string">
            <text:p>28141214802</text:p>
          </table:table-cell>
          <table:table-cell table:formula="of:=[$Total.D82]" office:value-type="float" office:value="25" calcext:value-type="float">
            <text:p>25</text:p>
          </table:table-cell>
          <table:table-cell table:formula="of:=IF([.A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3]" office:value-type="string" office:string-value="180354" calcext:value-type="string">
            <text:p>180354</text:p>
          </table:table-cell>
          <table:table-cell office:value-type="float" office:value="202411" calcext:value-type="float">
            <text:p>202411</text:p>
          </table:table-cell>
          <table:table-cell table:formula="of:=IF([.A82]=&quot;&quot;;&quot;&quot;;4)" office:value-type="float" office:value="4" calcext:value-type="float">
            <text:p>4</text:p>
          </table:table-cell>
          <table:table-cell table:formula="of:=IF([.A82]=&quot;&quot;;&quot;&quot;;5174)" office:value-type="float" office:value="5174" calcext:value-type="float">
            <text:p>5174</text:p>
          </table:table-cell>
          <table:table-cell table:formula="of:=[$Total.C83]" office:value-type="string" office:string-value="32635198837" calcext:value-type="string">
            <text:p>32635198837</text:p>
          </table:table-cell>
          <table:table-cell table:formula="of:=[$Total.D83]" office:value-type="float" office:value="25" calcext:value-type="float">
            <text:p>25</text:p>
          </table:table-cell>
          <table:table-cell table:formula="of:=IF([.A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4]" office:value-type="string" office:string-value="181749" calcext:value-type="string">
            <text:p>181749</text:p>
          </table:table-cell>
          <table:table-cell office:value-type="float" office:value="202411" calcext:value-type="float">
            <text:p>202411</text:p>
          </table:table-cell>
          <table:table-cell table:formula="of:=IF([.A83]=&quot;&quot;;&quot;&quot;;4)" office:value-type="float" office:value="4" calcext:value-type="float">
            <text:p>4</text:p>
          </table:table-cell>
          <table:table-cell table:formula="of:=IF([.A83]=&quot;&quot;;&quot;&quot;;5174)" office:value-type="float" office:value="5174" calcext:value-type="float">
            <text:p>5174</text:p>
          </table:table-cell>
          <table:table-cell table:formula="of:=[$Total.C84]" office:value-type="string" office:string-value="31197615830" calcext:value-type="string">
            <text:p>31197615830</text:p>
          </table:table-cell>
          <table:table-cell table:formula="of:=[$Total.D84]" office:value-type="float" office:value="25" calcext:value-type="float">
            <text:p>25</text:p>
          </table:table-cell>
          <table:table-cell table:formula="of:=IF([.A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5]" office:value-type="string" office:string-value="183019" calcext:value-type="string">
            <text:p>183019</text:p>
          </table:table-cell>
          <table:table-cell office:value-type="float" office:value="202411" calcext:value-type="float">
            <text:p>202411</text:p>
          </table:table-cell>
          <table:table-cell table:formula="of:=IF([.A84]=&quot;&quot;;&quot;&quot;;4)" office:value-type="float" office:value="4" calcext:value-type="float">
            <text:p>4</text:p>
          </table:table-cell>
          <table:table-cell table:formula="of:=IF([.A84]=&quot;&quot;;&quot;&quot;;5174)" office:value-type="float" office:value="5174" calcext:value-type="float">
            <text:p>5174</text:p>
          </table:table-cell>
          <table:table-cell table:formula="of:=[$Total.C85]" office:value-type="string" office:string-value="22554099847" calcext:value-type="string">
            <text:p>22554099847</text:p>
          </table:table-cell>
          <table:table-cell table:formula="of:=[$Total.D85]" office:value-type="float" office:value="25" calcext:value-type="float">
            <text:p>25</text:p>
          </table:table-cell>
          <table:table-cell table:formula="of:=IF([.A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6]" office:value-type="string" office:string-value="183715" calcext:value-type="string">
            <text:p>183715</text:p>
          </table:table-cell>
          <table:table-cell office:value-type="float" office:value="202411" calcext:value-type="float">
            <text:p>202411</text:p>
          </table:table-cell>
          <table:table-cell table:formula="of:=IF([.A85]=&quot;&quot;;&quot;&quot;;4)" office:value-type="float" office:value="4" calcext:value-type="float">
            <text:p>4</text:p>
          </table:table-cell>
          <table:table-cell table:formula="of:=IF([.A85]=&quot;&quot;;&quot;&quot;;5174)" office:value-type="float" office:value="5174" calcext:value-type="float">
            <text:p>5174</text:p>
          </table:table-cell>
          <table:table-cell table:formula="of:=[$Total.C86]" office:value-type="string" office:string-value="33225647896" calcext:value-type="string">
            <text:p>33225647896</text:p>
          </table:table-cell>
          <table:table-cell table:formula="of:=[$Total.D86]" office:value-type="float" office:value="25" calcext:value-type="float">
            <text:p>25</text:p>
          </table:table-cell>
          <table:table-cell table:formula="of:=IF([.A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7]" office:value-type="string" office:string-value="186718" calcext:value-type="string">
            <text:p>186718</text:p>
          </table:table-cell>
          <table:table-cell office:value-type="float" office:value="202411" calcext:value-type="float">
            <text:p>202411</text:p>
          </table:table-cell>
          <table:table-cell table:formula="of:=IF([.A86]=&quot;&quot;;&quot;&quot;;4)" office:value-type="float" office:value="4" calcext:value-type="float">
            <text:p>4</text:p>
          </table:table-cell>
          <table:table-cell table:formula="of:=IF([.A86]=&quot;&quot;;&quot;&quot;;5174)" office:value-type="float" office:value="5174" calcext:value-type="float">
            <text:p>5174</text:p>
          </table:table-cell>
          <table:table-cell table:formula="of:=[$Total.C87]" office:value-type="string" office:string-value="28398318805" calcext:value-type="string">
            <text:p>28398318805</text:p>
          </table:table-cell>
          <table:table-cell table:formula="of:=[$Total.D87]" office:value-type="float" office:value="25" calcext:value-type="float">
            <text:p>25</text:p>
          </table:table-cell>
          <table:table-cell table:formula="of:=IF([.A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8]" office:value-type="string" office:string-value="191287" calcext:value-type="string">
            <text:p>191287</text:p>
          </table:table-cell>
          <table:table-cell office:value-type="float" office:value="202411" calcext:value-type="float">
            <text:p>202411</text:p>
          </table:table-cell>
          <table:table-cell table:formula="of:=IF([.A87]=&quot;&quot;;&quot;&quot;;4)" office:value-type="float" office:value="4" calcext:value-type="float">
            <text:p>4</text:p>
          </table:table-cell>
          <table:table-cell table:formula="of:=IF([.A87]=&quot;&quot;;&quot;&quot;;5174)" office:value-type="float" office:value="5174" calcext:value-type="float">
            <text:p>5174</text:p>
          </table:table-cell>
          <table:table-cell table:formula="of:=[$Total.C88]" office:value-type="string" office:string-value="31687005842" calcext:value-type="string">
            <text:p>31687005842</text:p>
          </table:table-cell>
          <table:table-cell table:formula="of:=[$Total.D88]" office:value-type="float" office:value="25" calcext:value-type="float">
            <text:p>25</text:p>
          </table:table-cell>
          <table:table-cell table:formula="of:=IF([.A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89]" office:value-type="string" office:string-value="195395" calcext:value-type="string">
            <text:p>195395</text:p>
          </table:table-cell>
          <table:table-cell office:value-type="float" office:value="202411" calcext:value-type="float">
            <text:p>202411</text:p>
          </table:table-cell>
          <table:table-cell table:formula="of:=IF([.A88]=&quot;&quot;;&quot;&quot;;4)" office:value-type="float" office:value="4" calcext:value-type="float">
            <text:p>4</text:p>
          </table:table-cell>
          <table:table-cell table:formula="of:=IF([.A88]=&quot;&quot;;&quot;&quot;;5174)" office:value-type="float" office:value="5174" calcext:value-type="float">
            <text:p>5174</text:p>
          </table:table-cell>
          <table:table-cell table:formula="of:=[$Total.C89]" office:value-type="string" office:string-value="22873958812" calcext:value-type="string">
            <text:p>22873958812</text:p>
          </table:table-cell>
          <table:table-cell table:formula="of:=[$Total.D89]" office:value-type="float" office:value="25" calcext:value-type="float">
            <text:p>25</text:p>
          </table:table-cell>
          <table:table-cell table:formula="of:=IF([.A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0]" office:value-type="string" office:string-value="195472" calcext:value-type="string">
            <text:p>195472</text:p>
          </table:table-cell>
          <table:table-cell office:value-type="float" office:value="202411" calcext:value-type="float">
            <text:p>202411</text:p>
          </table:table-cell>
          <table:table-cell table:formula="of:=IF([.A89]=&quot;&quot;;&quot;&quot;;4)" office:value-type="float" office:value="4" calcext:value-type="float">
            <text:p>4</text:p>
          </table:table-cell>
          <table:table-cell table:formula="of:=IF([.A89]=&quot;&quot;;&quot;&quot;;5174)" office:value-type="float" office:value="5174" calcext:value-type="float">
            <text:p>5174</text:p>
          </table:table-cell>
          <table:table-cell table:formula="of:=[$Total.C90]" office:value-type="string" office:string-value="33247635840" calcext:value-type="string">
            <text:p>33247635840</text:p>
          </table:table-cell>
          <table:table-cell table:formula="of:=[$Total.D90]" office:value-type="float" office:value="25" calcext:value-type="float">
            <text:p>25</text:p>
          </table:table-cell>
          <table:table-cell table:formula="of:=IF([.A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1]" office:value-type="string" office:string-value="195525" calcext:value-type="string">
            <text:p>195525</text:p>
          </table:table-cell>
          <table:table-cell office:value-type="float" office:value="202411" calcext:value-type="float">
            <text:p>202411</text:p>
          </table:table-cell>
          <table:table-cell table:formula="of:=IF([.A90]=&quot;&quot;;&quot;&quot;;4)" office:value-type="float" office:value="4" calcext:value-type="float">
            <text:p>4</text:p>
          </table:table-cell>
          <table:table-cell table:formula="of:=IF([.A90]=&quot;&quot;;&quot;&quot;;5174)" office:value-type="float" office:value="5174" calcext:value-type="float">
            <text:p>5174</text:p>
          </table:table-cell>
          <table:table-cell table:formula="of:=[$Total.C91]" office:value-type="string" office:string-value="05137105589" calcext:value-type="string">
            <text:p>05137105589</text:p>
          </table:table-cell>
          <table:table-cell table:formula="of:=[$Total.D91]" office:value-type="float" office:value="25" calcext:value-type="float">
            <text:p>25</text:p>
          </table:table-cell>
          <table:table-cell table:formula="of:=IF([.A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2]" office:value-type="string" office:string-value="199633" calcext:value-type="string">
            <text:p>199633</text:p>
          </table:table-cell>
          <table:table-cell office:value-type="float" office:value="202411" calcext:value-type="float">
            <text:p>202411</text:p>
          </table:table-cell>
          <table:table-cell table:formula="of:=IF([.A91]=&quot;&quot;;&quot;&quot;;4)" office:value-type="float" office:value="4" calcext:value-type="float">
            <text:p>4</text:p>
          </table:table-cell>
          <table:table-cell table:formula="of:=IF([.A91]=&quot;&quot;;&quot;&quot;;5174)" office:value-type="float" office:value="5174" calcext:value-type="float">
            <text:p>5174</text:p>
          </table:table-cell>
          <table:table-cell table:formula="of:=[$Total.C92]" office:value-type="string" office:string-value="26564853807" calcext:value-type="string">
            <text:p>26564853807</text:p>
          </table:table-cell>
          <table:table-cell table:formula="of:=[$Total.D92]" office:value-type="float" office:value="25" calcext:value-type="float">
            <text:p>25</text:p>
          </table:table-cell>
          <table:table-cell table:formula="of:=IF([.A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3]" office:value-type="string" office:string-value="199939" calcext:value-type="string">
            <text:p>199939</text:p>
          </table:table-cell>
          <table:table-cell office:value-type="float" office:value="202411" calcext:value-type="float">
            <text:p>202411</text:p>
          </table:table-cell>
          <table:table-cell table:formula="of:=IF([.A92]=&quot;&quot;;&quot;&quot;;4)" office:value-type="float" office:value="4" calcext:value-type="float">
            <text:p>4</text:p>
          </table:table-cell>
          <table:table-cell table:formula="of:=IF([.A92]=&quot;&quot;;&quot;&quot;;5174)" office:value-type="float" office:value="5174" calcext:value-type="float">
            <text:p>5174</text:p>
          </table:table-cell>
          <table:table-cell table:formula="of:=[$Total.C93]" office:value-type="string" office:string-value="22094964892" calcext:value-type="string">
            <text:p>22094964892</text:p>
          </table:table-cell>
          <table:table-cell table:formula="of:=[$Total.D93]" office:value-type="float" office:value="25" calcext:value-type="float">
            <text:p>25</text:p>
          </table:table-cell>
          <table:table-cell table:formula="of:=IF([.A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4]" office:value-type="string" office:string-value="200506" calcext:value-type="string">
            <text:p>200506</text:p>
          </table:table-cell>
          <table:table-cell office:value-type="float" office:value="202411" calcext:value-type="float">
            <text:p>202411</text:p>
          </table:table-cell>
          <table:table-cell table:formula="of:=IF([.A93]=&quot;&quot;;&quot;&quot;;4)" office:value-type="float" office:value="4" calcext:value-type="float">
            <text:p>4</text:p>
          </table:table-cell>
          <table:table-cell table:formula="of:=IF([.A93]=&quot;&quot;;&quot;&quot;;5174)" office:value-type="float" office:value="5174" calcext:value-type="float">
            <text:p>5174</text:p>
          </table:table-cell>
          <table:table-cell table:formula="of:=[$Total.C94]" office:value-type="string" office:string-value="17160665813" calcext:value-type="string">
            <text:p>17160665813</text:p>
          </table:table-cell>
          <table:table-cell table:formula="of:=[$Total.D94]" office:value-type="float" office:value="25" calcext:value-type="float">
            <text:p>25</text:p>
          </table:table-cell>
          <table:table-cell table:formula="of:=IF([.A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5]" office:value-type="string" office:string-value="201170" calcext:value-type="string">
            <text:p>201170</text:p>
          </table:table-cell>
          <table:table-cell office:value-type="float" office:value="202411" calcext:value-type="float">
            <text:p>202411</text:p>
          </table:table-cell>
          <table:table-cell table:formula="of:=IF([.A94]=&quot;&quot;;&quot;&quot;;4)" office:value-type="float" office:value="4" calcext:value-type="float">
            <text:p>4</text:p>
          </table:table-cell>
          <table:table-cell table:formula="of:=IF([.A94]=&quot;&quot;;&quot;&quot;;5174)" office:value-type="float" office:value="5174" calcext:value-type="float">
            <text:p>5174</text:p>
          </table:table-cell>
          <table:table-cell table:formula="of:=[$Total.C95]" office:value-type="string" office:string-value="06392918809" calcext:value-type="string">
            <text:p>06392918809</text:p>
          </table:table-cell>
          <table:table-cell table:formula="of:=[$Total.D95]" office:value-type="float" office:value="25" calcext:value-type="float">
            <text:p>25</text:p>
          </table:table-cell>
          <table:table-cell table:formula="of:=IF([.A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6]" office:value-type="string" office:string-value="201189" calcext:value-type="string">
            <text:p>201189</text:p>
          </table:table-cell>
          <table:table-cell office:value-type="float" office:value="202411" calcext:value-type="float">
            <text:p>202411</text:p>
          </table:table-cell>
          <table:table-cell table:formula="of:=IF([.A95]=&quot;&quot;;&quot;&quot;;4)" office:value-type="float" office:value="4" calcext:value-type="float">
            <text:p>4</text:p>
          </table:table-cell>
          <table:table-cell table:formula="of:=IF([.A95]=&quot;&quot;;&quot;&quot;;5174)" office:value-type="float" office:value="5174" calcext:value-type="float">
            <text:p>5174</text:p>
          </table:table-cell>
          <table:table-cell table:formula="of:=[$Total.C96]" office:value-type="string" office:string-value="27980416864" calcext:value-type="string">
            <text:p>27980416864</text:p>
          </table:table-cell>
          <table:table-cell table:formula="of:=[$Total.D96]" office:value-type="float" office:value="25" calcext:value-type="float">
            <text:p>25</text:p>
          </table:table-cell>
          <table:table-cell table:formula="of:=IF([.A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7]" office:value-type="string" office:string-value="201774" calcext:value-type="string">
            <text:p>201774</text:p>
          </table:table-cell>
          <table:table-cell office:value-type="float" office:value="202411" calcext:value-type="float">
            <text:p>202411</text:p>
          </table:table-cell>
          <table:table-cell table:formula="of:=IF([.A96]=&quot;&quot;;&quot;&quot;;4)" office:value-type="float" office:value="4" calcext:value-type="float">
            <text:p>4</text:p>
          </table:table-cell>
          <table:table-cell table:formula="of:=IF([.A96]=&quot;&quot;;&quot;&quot;;5174)" office:value-type="float" office:value="5174" calcext:value-type="float">
            <text:p>5174</text:p>
          </table:table-cell>
          <table:table-cell table:formula="of:=[$Total.C97]" office:value-type="string" office:string-value="32584655845" calcext:value-type="string">
            <text:p>32584655845</text:p>
          </table:table-cell>
          <table:table-cell table:formula="of:=[$Total.D97]" office:value-type="float" office:value="25" calcext:value-type="float">
            <text:p>25</text:p>
          </table:table-cell>
          <table:table-cell table:formula="of:=IF([.A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8]" office:value-type="string" office:string-value="202657" calcext:value-type="string">
            <text:p>202657</text:p>
          </table:table-cell>
          <table:table-cell office:value-type="float" office:value="202411" calcext:value-type="float">
            <text:p>202411</text:p>
          </table:table-cell>
          <table:table-cell table:formula="of:=IF([.A97]=&quot;&quot;;&quot;&quot;;4)" office:value-type="float" office:value="4" calcext:value-type="float">
            <text:p>4</text:p>
          </table:table-cell>
          <table:table-cell table:formula="of:=IF([.A97]=&quot;&quot;;&quot;&quot;;5174)" office:value-type="float" office:value="5174" calcext:value-type="float">
            <text:p>5174</text:p>
          </table:table-cell>
          <table:table-cell table:formula="of:=[$Total.C98]" office:value-type="string" office:string-value="31241788820" calcext:value-type="string">
            <text:p>31241788820</text:p>
          </table:table-cell>
          <table:table-cell table:formula="of:=[$Total.D98]" office:value-type="float" office:value="25" calcext:value-type="float">
            <text:p>25</text:p>
          </table:table-cell>
          <table:table-cell table:formula="of:=IF([.A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99]" office:value-type="string" office:string-value="202738" calcext:value-type="string">
            <text:p>202738</text:p>
          </table:table-cell>
          <table:table-cell office:value-type="float" office:value="202411" calcext:value-type="float">
            <text:p>202411</text:p>
          </table:table-cell>
          <table:table-cell table:formula="of:=IF([.A98]=&quot;&quot;;&quot;&quot;;4)" office:value-type="float" office:value="4" calcext:value-type="float">
            <text:p>4</text:p>
          </table:table-cell>
          <table:table-cell table:formula="of:=IF([.A98]=&quot;&quot;;&quot;&quot;;5174)" office:value-type="float" office:value="5174" calcext:value-type="float">
            <text:p>5174</text:p>
          </table:table-cell>
          <table:table-cell table:formula="of:=[$Total.C99]" office:value-type="string" office:string-value="32023192803" calcext:value-type="string">
            <text:p>32023192803</text:p>
          </table:table-cell>
          <table:table-cell table:formula="of:=[$Total.D99]" office:value-type="float" office:value="25" calcext:value-type="float">
            <text:p>25</text:p>
          </table:table-cell>
          <table:table-cell table:formula="of:=IF([.A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0]" office:value-type="string" office:string-value="203009" calcext:value-type="string">
            <text:p>203009</text:p>
          </table:table-cell>
          <table:table-cell office:value-type="float" office:value="202411" calcext:value-type="float">
            <text:p>202411</text:p>
          </table:table-cell>
          <table:table-cell table:formula="of:=IF([.A99]=&quot;&quot;;&quot;&quot;;4)" office:value-type="float" office:value="4" calcext:value-type="float">
            <text:p>4</text:p>
          </table:table-cell>
          <table:table-cell table:formula="of:=IF([.A99]=&quot;&quot;;&quot;&quot;;5174)" office:value-type="float" office:value="5174" calcext:value-type="float">
            <text:p>5174</text:p>
          </table:table-cell>
          <table:table-cell table:formula="of:=[$Total.C100]" office:value-type="string" office:string-value="26490789876" calcext:value-type="string">
            <text:p>26490789876</text:p>
          </table:table-cell>
          <table:table-cell table:formula="of:=[$Total.D100]" office:value-type="float" office:value="25" calcext:value-type="float">
            <text:p>25</text:p>
          </table:table-cell>
          <table:table-cell table:formula="of:=IF([.A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1]" office:value-type="string" office:string-value="203262" calcext:value-type="string">
            <text:p>203262</text:p>
          </table:table-cell>
          <table:table-cell office:value-type="float" office:value="202411" calcext:value-type="float">
            <text:p>202411</text:p>
          </table:table-cell>
          <table:table-cell table:formula="of:=IF([.A100]=&quot;&quot;;&quot;&quot;;4)" office:value-type="float" office:value="4" calcext:value-type="float">
            <text:p>4</text:p>
          </table:table-cell>
          <table:table-cell table:formula="of:=IF([.A100]=&quot;&quot;;&quot;&quot;;5174)" office:value-type="float" office:value="5174" calcext:value-type="float">
            <text:p>5174</text:p>
          </table:table-cell>
          <table:table-cell table:formula="of:=[$Total.C101]" office:value-type="string" office:string-value="21811823882" calcext:value-type="string">
            <text:p>21811823882</text:p>
          </table:table-cell>
          <table:table-cell table:formula="of:=[$Total.D101]" office:value-type="float" office:value="25" calcext:value-type="float">
            <text:p>25</text:p>
          </table:table-cell>
          <table:table-cell table:formula="of:=IF([.A1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2]" office:value-type="string" office:string-value="203726" calcext:value-type="string">
            <text:p>203726</text:p>
          </table:table-cell>
          <table:table-cell office:value-type="float" office:value="202411" calcext:value-type="float">
            <text:p>202411</text:p>
          </table:table-cell>
          <table:table-cell table:formula="of:=IF([.A101]=&quot;&quot;;&quot;&quot;;4)" office:value-type="float" office:value="4" calcext:value-type="float">
            <text:p>4</text:p>
          </table:table-cell>
          <table:table-cell table:formula="of:=IF([.A101]=&quot;&quot;;&quot;&quot;;5174)" office:value-type="float" office:value="5174" calcext:value-type="float">
            <text:p>5174</text:p>
          </table:table-cell>
          <table:table-cell table:formula="of:=[$Total.C102]" office:value-type="string" office:string-value="28358041888" calcext:value-type="string">
            <text:p>28358041888</text:p>
          </table:table-cell>
          <table:table-cell table:formula="of:=[$Total.D102]" office:value-type="float" office:value="25" calcext:value-type="float">
            <text:p>25</text:p>
          </table:table-cell>
          <table:table-cell table:formula="of:=IF([.A1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3]" office:value-type="string" office:string-value="204943" calcext:value-type="string">
            <text:p>204943</text:p>
          </table:table-cell>
          <table:table-cell office:value-type="float" office:value="202411" calcext:value-type="float">
            <text:p>202411</text:p>
          </table:table-cell>
          <table:table-cell table:formula="of:=IF([.A102]=&quot;&quot;;&quot;&quot;;4)" office:value-type="float" office:value="4" calcext:value-type="float">
            <text:p>4</text:p>
          </table:table-cell>
          <table:table-cell table:formula="of:=IF([.A102]=&quot;&quot;;&quot;&quot;;5174)" office:value-type="float" office:value="5174" calcext:value-type="float">
            <text:p>5174</text:p>
          </table:table-cell>
          <table:table-cell table:formula="of:=[$Total.C103]" office:value-type="string" office:string-value="03206775833" calcext:value-type="string">
            <text:p>03206775833</text:p>
          </table:table-cell>
          <table:table-cell table:formula="of:=[$Total.D103]" office:value-type="float" office:value="25" calcext:value-type="float">
            <text:p>25</text:p>
          </table:table-cell>
          <table:table-cell table:formula="of:=IF([.A1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4]" office:value-type="string" office:string-value="205044" calcext:value-type="string">
            <text:p>205044</text:p>
          </table:table-cell>
          <table:table-cell office:value-type="float" office:value="202411" calcext:value-type="float">
            <text:p>202411</text:p>
          </table:table-cell>
          <table:table-cell table:formula="of:=IF([.A103]=&quot;&quot;;&quot;&quot;;4)" office:value-type="float" office:value="4" calcext:value-type="float">
            <text:p>4</text:p>
          </table:table-cell>
          <table:table-cell table:formula="of:=IF([.A103]=&quot;&quot;;&quot;&quot;;5174)" office:value-type="float" office:value="5174" calcext:value-type="float">
            <text:p>5174</text:p>
          </table:table-cell>
          <table:table-cell table:formula="of:=[$Total.C104]" office:value-type="string" office:string-value="30762786817" calcext:value-type="string">
            <text:p>30762786817</text:p>
          </table:table-cell>
          <table:table-cell table:formula="of:=[$Total.D104]" office:value-type="float" office:value="25" calcext:value-type="float">
            <text:p>25</text:p>
          </table:table-cell>
          <table:table-cell table:formula="of:=IF([.A1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5]" office:value-type="string" office:string-value="205095" calcext:value-type="string">
            <text:p>205095</text:p>
          </table:table-cell>
          <table:table-cell office:value-type="float" office:value="202411" calcext:value-type="float">
            <text:p>202411</text:p>
          </table:table-cell>
          <table:table-cell table:formula="of:=IF([.A104]=&quot;&quot;;&quot;&quot;;4)" office:value-type="float" office:value="4" calcext:value-type="float">
            <text:p>4</text:p>
          </table:table-cell>
          <table:table-cell table:formula="of:=IF([.A104]=&quot;&quot;;&quot;&quot;;5174)" office:value-type="float" office:value="5174" calcext:value-type="float">
            <text:p>5174</text:p>
          </table:table-cell>
          <table:table-cell table:formula="of:=[$Total.C105]" office:value-type="string" office:string-value="34457301809" calcext:value-type="string">
            <text:p>34457301809</text:p>
          </table:table-cell>
          <table:table-cell table:formula="of:=[$Total.D105]" office:value-type="float" office:value="25" calcext:value-type="float">
            <text:p>25</text:p>
          </table:table-cell>
          <table:table-cell table:formula="of:=IF([.A1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6]" office:value-type="string" office:string-value="205176" calcext:value-type="string">
            <text:p>205176</text:p>
          </table:table-cell>
          <table:table-cell office:value-type="float" office:value="202411" calcext:value-type="float">
            <text:p>202411</text:p>
          </table:table-cell>
          <table:table-cell table:formula="of:=IF([.A105]=&quot;&quot;;&quot;&quot;;4)" office:value-type="float" office:value="4" calcext:value-type="float">
            <text:p>4</text:p>
          </table:table-cell>
          <table:table-cell table:formula="of:=IF([.A105]=&quot;&quot;;&quot;&quot;;5174)" office:value-type="float" office:value="5174" calcext:value-type="float">
            <text:p>5174</text:p>
          </table:table-cell>
          <table:table-cell table:formula="of:=[$Total.C106]" office:value-type="string" office:string-value="36931476807" calcext:value-type="string">
            <text:p>36931476807</text:p>
          </table:table-cell>
          <table:table-cell table:formula="of:=[$Total.D106]" office:value-type="float" office:value="25" calcext:value-type="float">
            <text:p>25</text:p>
          </table:table-cell>
          <table:table-cell table:formula="of:=IF([.A1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7]" office:value-type="string" office:string-value="207721" calcext:value-type="string">
            <text:p>207721</text:p>
          </table:table-cell>
          <table:table-cell office:value-type="float" office:value="202411" calcext:value-type="float">
            <text:p>202411</text:p>
          </table:table-cell>
          <table:table-cell table:formula="of:=IF([.A106]=&quot;&quot;;&quot;&quot;;4)" office:value-type="float" office:value="4" calcext:value-type="float">
            <text:p>4</text:p>
          </table:table-cell>
          <table:table-cell table:formula="of:=IF([.A106]=&quot;&quot;;&quot;&quot;;5174)" office:value-type="float" office:value="5174" calcext:value-type="float">
            <text:p>5174</text:p>
          </table:table-cell>
          <table:table-cell table:formula="of:=[$Total.C107]" office:value-type="string" office:string-value="07869957852" calcext:value-type="string">
            <text:p>07869957852</text:p>
          </table:table-cell>
          <table:table-cell table:formula="of:=[$Total.D107]" office:value-type="float" office:value="25" calcext:value-type="float">
            <text:p>25</text:p>
          </table:table-cell>
          <table:table-cell table:formula="of:=IF([.A1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8]" office:value-type="string" office:string-value="207888" calcext:value-type="string">
            <text:p>207888</text:p>
          </table:table-cell>
          <table:table-cell office:value-type="float" office:value="202411" calcext:value-type="float">
            <text:p>202411</text:p>
          </table:table-cell>
          <table:table-cell table:formula="of:=IF([.A107]=&quot;&quot;;&quot;&quot;;4)" office:value-type="float" office:value="4" calcext:value-type="float">
            <text:p>4</text:p>
          </table:table-cell>
          <table:table-cell table:formula="of:=IF([.A107]=&quot;&quot;;&quot;&quot;;5174)" office:value-type="float" office:value="5174" calcext:value-type="float">
            <text:p>5174</text:p>
          </table:table-cell>
          <table:table-cell table:formula="of:=[$Total.C108]" office:value-type="string" office:string-value="11214002803" calcext:value-type="string">
            <text:p>11214002803</text:p>
          </table:table-cell>
          <table:table-cell table:formula="of:=[$Total.D108]" office:value-type="float" office:value="25" calcext:value-type="float">
            <text:p>25</text:p>
          </table:table-cell>
          <table:table-cell table:formula="of:=IF([.A1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09]" office:value-type="string" office:string-value="211362" calcext:value-type="string">
            <text:p>211362</text:p>
          </table:table-cell>
          <table:table-cell office:value-type="float" office:value="202411" calcext:value-type="float">
            <text:p>202411</text:p>
          </table:table-cell>
          <table:table-cell table:formula="of:=IF([.A108]=&quot;&quot;;&quot;&quot;;4)" office:value-type="float" office:value="4" calcext:value-type="float">
            <text:p>4</text:p>
          </table:table-cell>
          <table:table-cell table:formula="of:=IF([.A108]=&quot;&quot;;&quot;&quot;;5174)" office:value-type="float" office:value="5174" calcext:value-type="float">
            <text:p>5174</text:p>
          </table:table-cell>
          <table:table-cell table:formula="of:=[$Total.C109]" office:value-type="string" office:string-value="35367383890" calcext:value-type="string">
            <text:p>35367383890</text:p>
          </table:table-cell>
          <table:table-cell table:formula="of:=[$Total.D109]" office:value-type="float" office:value="25" calcext:value-type="float">
            <text:p>25</text:p>
          </table:table-cell>
          <table:table-cell table:formula="of:=IF([.A1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0]" office:value-type="string" office:string-value="212210" calcext:value-type="string">
            <text:p>212210</text:p>
          </table:table-cell>
          <table:table-cell office:value-type="float" office:value="202411" calcext:value-type="float">
            <text:p>202411</text:p>
          </table:table-cell>
          <table:table-cell table:formula="of:=IF([.A109]=&quot;&quot;;&quot;&quot;;4)" office:value-type="float" office:value="4" calcext:value-type="float">
            <text:p>4</text:p>
          </table:table-cell>
          <table:table-cell table:formula="of:=IF([.A109]=&quot;&quot;;&quot;&quot;;5174)" office:value-type="float" office:value="5174" calcext:value-type="float">
            <text:p>5174</text:p>
          </table:table-cell>
          <table:table-cell table:formula="of:=[$Total.C110]" office:value-type="string" office:string-value="39495832896" calcext:value-type="string">
            <text:p>39495832896</text:p>
          </table:table-cell>
          <table:table-cell table:formula="of:=[$Total.D110]" office:value-type="float" office:value="25" calcext:value-type="float">
            <text:p>25</text:p>
          </table:table-cell>
          <table:table-cell table:formula="of:=IF([.A1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1]" office:value-type="string" office:string-value="214434" calcext:value-type="string">
            <text:p>214434</text:p>
          </table:table-cell>
          <table:table-cell office:value-type="float" office:value="202411" calcext:value-type="float">
            <text:p>202411</text:p>
          </table:table-cell>
          <table:table-cell table:formula="of:=IF([.A110]=&quot;&quot;;&quot;&quot;;4)" office:value-type="float" office:value="4" calcext:value-type="float">
            <text:p>4</text:p>
          </table:table-cell>
          <table:table-cell table:formula="of:=IF([.A110]=&quot;&quot;;&quot;&quot;;5174)" office:value-type="float" office:value="5174" calcext:value-type="float">
            <text:p>5174</text:p>
          </table:table-cell>
          <table:table-cell table:formula="of:=[$Total.C111]" office:value-type="string" office:string-value="21732014841" calcext:value-type="string">
            <text:p>21732014841</text:p>
          </table:table-cell>
          <table:table-cell table:formula="of:=[$Total.D111]" office:value-type="float" office:value="25" calcext:value-type="float">
            <text:p>25</text:p>
          </table:table-cell>
          <table:table-cell table:formula="of:=IF([.A1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2]" office:value-type="string" office:string-value="215708" calcext:value-type="string">
            <text:p>215708</text:p>
          </table:table-cell>
          <table:table-cell office:value-type="float" office:value="202411" calcext:value-type="float">
            <text:p>202411</text:p>
          </table:table-cell>
          <table:table-cell table:formula="of:=IF([.A111]=&quot;&quot;;&quot;&quot;;4)" office:value-type="float" office:value="4" calcext:value-type="float">
            <text:p>4</text:p>
          </table:table-cell>
          <table:table-cell table:formula="of:=IF([.A111]=&quot;&quot;;&quot;&quot;;5174)" office:value-type="float" office:value="5174" calcext:value-type="float">
            <text:p>5174</text:p>
          </table:table-cell>
          <table:table-cell table:formula="of:=[$Total.C112]" office:value-type="string" office:string-value="22167155816" calcext:value-type="string">
            <text:p>22167155816</text:p>
          </table:table-cell>
          <table:table-cell table:formula="of:=[$Total.D112]" office:value-type="float" office:value="25" calcext:value-type="float">
            <text:p>25</text:p>
          </table:table-cell>
          <table:table-cell table:formula="of:=IF([.A1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3]" office:value-type="string" office:string-value="215970" calcext:value-type="string">
            <text:p>215970</text:p>
          </table:table-cell>
          <table:table-cell office:value-type="float" office:value="202411" calcext:value-type="float">
            <text:p>202411</text:p>
          </table:table-cell>
          <table:table-cell table:formula="of:=IF([.A112]=&quot;&quot;;&quot;&quot;;4)" office:value-type="float" office:value="4" calcext:value-type="float">
            <text:p>4</text:p>
          </table:table-cell>
          <table:table-cell table:formula="of:=IF([.A112]=&quot;&quot;;&quot;&quot;;5174)" office:value-type="float" office:value="5174" calcext:value-type="float">
            <text:p>5174</text:p>
          </table:table-cell>
          <table:table-cell table:formula="of:=[$Total.C113]" office:value-type="string" office:string-value="03616539641" calcext:value-type="string">
            <text:p>03616539641</text:p>
          </table:table-cell>
          <table:table-cell table:formula="of:=[$Total.D113]" office:value-type="float" office:value="25" calcext:value-type="float">
            <text:p>25</text:p>
          </table:table-cell>
          <table:table-cell table:formula="of:=IF([.A1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4]" office:value-type="string" office:string-value="218782" calcext:value-type="string">
            <text:p>218782</text:p>
          </table:table-cell>
          <table:table-cell office:value-type="float" office:value="202411" calcext:value-type="float">
            <text:p>202411</text:p>
          </table:table-cell>
          <table:table-cell table:formula="of:=IF([.A113]=&quot;&quot;;&quot;&quot;;4)" office:value-type="float" office:value="4" calcext:value-type="float">
            <text:p>4</text:p>
          </table:table-cell>
          <table:table-cell table:formula="of:=IF([.A113]=&quot;&quot;;&quot;&quot;;5174)" office:value-type="float" office:value="5174" calcext:value-type="float">
            <text:p>5174</text:p>
          </table:table-cell>
          <table:table-cell table:formula="of:=[$Total.C114]" office:value-type="string" office:string-value="26251261838" calcext:value-type="string">
            <text:p>26251261838</text:p>
          </table:table-cell>
          <table:table-cell table:formula="of:=[$Total.D114]" office:value-type="float" office:value="25" calcext:value-type="float">
            <text:p>25</text:p>
          </table:table-cell>
          <table:table-cell table:formula="of:=IF([.A1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5]" office:value-type="string" office:string-value="219770" calcext:value-type="string">
            <text:p>219770</text:p>
          </table:table-cell>
          <table:table-cell office:value-type="float" office:value="202411" calcext:value-type="float">
            <text:p>202411</text:p>
          </table:table-cell>
          <table:table-cell table:formula="of:=IF([.A114]=&quot;&quot;;&quot;&quot;;4)" office:value-type="float" office:value="4" calcext:value-type="float">
            <text:p>4</text:p>
          </table:table-cell>
          <table:table-cell table:formula="of:=IF([.A114]=&quot;&quot;;&quot;&quot;;5174)" office:value-type="float" office:value="5174" calcext:value-type="float">
            <text:p>5174</text:p>
          </table:table-cell>
          <table:table-cell table:formula="of:=[$Total.C115]" office:value-type="string" office:string-value="35014899862" calcext:value-type="string">
            <text:p>35014899862</text:p>
          </table:table-cell>
          <table:table-cell table:formula="of:=[$Total.D115]" office:value-type="float" office:value="25" calcext:value-type="float">
            <text:p>25</text:p>
          </table:table-cell>
          <table:table-cell table:formula="of:=IF([.A1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6]" office:value-type="string" office:string-value="219878" calcext:value-type="string">
            <text:p>219878</text:p>
          </table:table-cell>
          <table:table-cell office:value-type="float" office:value="202411" calcext:value-type="float">
            <text:p>202411</text:p>
          </table:table-cell>
          <table:table-cell table:formula="of:=IF([.A115]=&quot;&quot;;&quot;&quot;;4)" office:value-type="float" office:value="4" calcext:value-type="float">
            <text:p>4</text:p>
          </table:table-cell>
          <table:table-cell table:formula="of:=IF([.A115]=&quot;&quot;;&quot;&quot;;5174)" office:value-type="float" office:value="5174" calcext:value-type="float">
            <text:p>5174</text:p>
          </table:table-cell>
          <table:table-cell table:formula="of:=[$Total.C116]" office:value-type="string" office:string-value="21862946809" calcext:value-type="string">
            <text:p>21862946809</text:p>
          </table:table-cell>
          <table:table-cell table:formula="of:=[$Total.D116]" office:value-type="float" office:value="25" calcext:value-type="float">
            <text:p>25</text:p>
          </table:table-cell>
          <table:table-cell table:formula="of:=IF([.A1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7]" office:value-type="string" office:string-value="220930" calcext:value-type="string">
            <text:p>220930</text:p>
          </table:table-cell>
          <table:table-cell office:value-type="float" office:value="202411" calcext:value-type="float">
            <text:p>202411</text:p>
          </table:table-cell>
          <table:table-cell table:formula="of:=IF([.A116]=&quot;&quot;;&quot;&quot;;4)" office:value-type="float" office:value="4" calcext:value-type="float">
            <text:p>4</text:p>
          </table:table-cell>
          <table:table-cell table:formula="of:=IF([.A116]=&quot;&quot;;&quot;&quot;;5174)" office:value-type="float" office:value="5174" calcext:value-type="float">
            <text:p>5174</text:p>
          </table:table-cell>
          <table:table-cell table:formula="of:=[$Total.C117]" office:value-type="string" office:string-value="29425716838" calcext:value-type="string">
            <text:p>29425716838</text:p>
          </table:table-cell>
          <table:table-cell table:formula="of:=[$Total.D117]" office:value-type="float" office:value="25" calcext:value-type="float">
            <text:p>25</text:p>
          </table:table-cell>
          <table:table-cell table:formula="of:=IF([.A1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8]" office:value-type="string" office:string-value="223328" calcext:value-type="string">
            <text:p>223328</text:p>
          </table:table-cell>
          <table:table-cell office:value-type="float" office:value="202411" calcext:value-type="float">
            <text:p>202411</text:p>
          </table:table-cell>
          <table:table-cell table:formula="of:=IF([.A117]=&quot;&quot;;&quot;&quot;;4)" office:value-type="float" office:value="4" calcext:value-type="float">
            <text:p>4</text:p>
          </table:table-cell>
          <table:table-cell table:formula="of:=IF([.A117]=&quot;&quot;;&quot;&quot;;5174)" office:value-type="float" office:value="5174" calcext:value-type="float">
            <text:p>5174</text:p>
          </table:table-cell>
          <table:table-cell table:formula="of:=[$Total.C118]" office:value-type="string" office:string-value="40997595809" calcext:value-type="string">
            <text:p>40997595809</text:p>
          </table:table-cell>
          <table:table-cell table:formula="of:=[$Total.D118]" office:value-type="float" office:value="25" calcext:value-type="float">
            <text:p>25</text:p>
          </table:table-cell>
          <table:table-cell table:formula="of:=IF([.A1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19]" office:value-type="string" office:string-value="224120" calcext:value-type="string">
            <text:p>224120</text:p>
          </table:table-cell>
          <table:table-cell office:value-type="float" office:value="202411" calcext:value-type="float">
            <text:p>202411</text:p>
          </table:table-cell>
          <table:table-cell table:formula="of:=IF([.A118]=&quot;&quot;;&quot;&quot;;4)" office:value-type="float" office:value="4" calcext:value-type="float">
            <text:p>4</text:p>
          </table:table-cell>
          <table:table-cell table:formula="of:=IF([.A118]=&quot;&quot;;&quot;&quot;;5174)" office:value-type="float" office:value="5174" calcext:value-type="float">
            <text:p>5174</text:p>
          </table:table-cell>
          <table:table-cell table:formula="of:=[$Total.C119]" office:value-type="string" office:string-value="11549929852" calcext:value-type="string">
            <text:p>11549929852</text:p>
          </table:table-cell>
          <table:table-cell table:formula="of:=[$Total.D119]" office:value-type="float" office:value="25" calcext:value-type="float">
            <text:p>25</text:p>
          </table:table-cell>
          <table:table-cell table:formula="of:=IF([.A1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0]" office:value-type="string" office:string-value="224731" calcext:value-type="string">
            <text:p>224731</text:p>
          </table:table-cell>
          <table:table-cell office:value-type="float" office:value="202411" calcext:value-type="float">
            <text:p>202411</text:p>
          </table:table-cell>
          <table:table-cell table:formula="of:=IF([.A119]=&quot;&quot;;&quot;&quot;;4)" office:value-type="float" office:value="4" calcext:value-type="float">
            <text:p>4</text:p>
          </table:table-cell>
          <table:table-cell table:formula="of:=IF([.A119]=&quot;&quot;;&quot;&quot;;5174)" office:value-type="float" office:value="5174" calcext:value-type="float">
            <text:p>5174</text:p>
          </table:table-cell>
          <table:table-cell table:formula="of:=[$Total.C120]" office:value-type="string" office:string-value="15474088809" calcext:value-type="string">
            <text:p>15474088809</text:p>
          </table:table-cell>
          <table:table-cell table:formula="of:=[$Total.D120]" office:value-type="float" office:value="25" calcext:value-type="float">
            <text:p>25</text:p>
          </table:table-cell>
          <table:table-cell table:formula="of:=IF([.A1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1]" office:value-type="string" office:string-value="224952" calcext:value-type="string">
            <text:p>224952</text:p>
          </table:table-cell>
          <table:table-cell office:value-type="float" office:value="202411" calcext:value-type="float">
            <text:p>202411</text:p>
          </table:table-cell>
          <table:table-cell table:formula="of:=IF([.A120]=&quot;&quot;;&quot;&quot;;4)" office:value-type="float" office:value="4" calcext:value-type="float">
            <text:p>4</text:p>
          </table:table-cell>
          <table:table-cell table:formula="of:=IF([.A120]=&quot;&quot;;&quot;&quot;;5174)" office:value-type="float" office:value="5174" calcext:value-type="float">
            <text:p>5174</text:p>
          </table:table-cell>
          <table:table-cell table:formula="of:=[$Total.C121]" office:value-type="string" office:string-value="32559914808" calcext:value-type="string">
            <text:p>32559914808</text:p>
          </table:table-cell>
          <table:table-cell table:formula="of:=[$Total.D121]" office:value-type="float" office:value="25" calcext:value-type="float">
            <text:p>25</text:p>
          </table:table-cell>
          <table:table-cell table:formula="of:=IF([.A1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2]" office:value-type="string" office:string-value="227234" calcext:value-type="string">
            <text:p>227234</text:p>
          </table:table-cell>
          <table:table-cell office:value-type="float" office:value="202411" calcext:value-type="float">
            <text:p>202411</text:p>
          </table:table-cell>
          <table:table-cell table:formula="of:=IF([.A121]=&quot;&quot;;&quot;&quot;;4)" office:value-type="float" office:value="4" calcext:value-type="float">
            <text:p>4</text:p>
          </table:table-cell>
          <table:table-cell table:formula="of:=IF([.A121]=&quot;&quot;;&quot;&quot;;5174)" office:value-type="float" office:value="5174" calcext:value-type="float">
            <text:p>5174</text:p>
          </table:table-cell>
          <table:table-cell table:formula="of:=[$Total.C122]" office:value-type="string" office:string-value="36437346892" calcext:value-type="string">
            <text:p>36437346892</text:p>
          </table:table-cell>
          <table:table-cell table:formula="of:=[$Total.D122]" office:value-type="float" office:value="25" calcext:value-type="float">
            <text:p>25</text:p>
          </table:table-cell>
          <table:table-cell table:formula="of:=IF([.A1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3]" office:value-type="string" office:string-value="227846" calcext:value-type="string">
            <text:p>227846</text:p>
          </table:table-cell>
          <table:table-cell office:value-type="float" office:value="202411" calcext:value-type="float">
            <text:p>202411</text:p>
          </table:table-cell>
          <table:table-cell table:formula="of:=IF([.A122]=&quot;&quot;;&quot;&quot;;4)" office:value-type="float" office:value="4" calcext:value-type="float">
            <text:p>4</text:p>
          </table:table-cell>
          <table:table-cell table:formula="of:=IF([.A122]=&quot;&quot;;&quot;&quot;;5174)" office:value-type="float" office:value="5174" calcext:value-type="float">
            <text:p>5174</text:p>
          </table:table-cell>
          <table:table-cell table:formula="of:=[$Total.C123]" office:value-type="string" office:string-value="09595339822" calcext:value-type="string">
            <text:p>09595339822</text:p>
          </table:table-cell>
          <table:table-cell table:formula="of:=[$Total.D123]" office:value-type="float" office:value="25" calcext:value-type="float">
            <text:p>25</text:p>
          </table:table-cell>
          <table:table-cell table:formula="of:=IF([.A1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4]" office:value-type="string" office:string-value="228060" calcext:value-type="string">
            <text:p>228060</text:p>
          </table:table-cell>
          <table:table-cell office:value-type="float" office:value="202411" calcext:value-type="float">
            <text:p>202411</text:p>
          </table:table-cell>
          <table:table-cell table:formula="of:=IF([.A123]=&quot;&quot;;&quot;&quot;;4)" office:value-type="float" office:value="4" calcext:value-type="float">
            <text:p>4</text:p>
          </table:table-cell>
          <table:table-cell table:formula="of:=IF([.A123]=&quot;&quot;;&quot;&quot;;5174)" office:value-type="float" office:value="5174" calcext:value-type="float">
            <text:p>5174</text:p>
          </table:table-cell>
          <table:table-cell table:formula="of:=[$Total.C124]" office:value-type="string" office:string-value="40232678804" calcext:value-type="string">
            <text:p>40232678804</text:p>
          </table:table-cell>
          <table:table-cell table:formula="of:=[$Total.D124]" office:value-type="float" office:value="25" calcext:value-type="float">
            <text:p>25</text:p>
          </table:table-cell>
          <table:table-cell table:formula="of:=IF([.A1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5]" office:value-type="string" office:string-value="229075" calcext:value-type="string">
            <text:p>229075</text:p>
          </table:table-cell>
          <table:table-cell office:value-type="float" office:value="202411" calcext:value-type="float">
            <text:p>202411</text:p>
          </table:table-cell>
          <table:table-cell table:formula="of:=IF([.A124]=&quot;&quot;;&quot;&quot;;4)" office:value-type="float" office:value="4" calcext:value-type="float">
            <text:p>4</text:p>
          </table:table-cell>
          <table:table-cell table:formula="of:=IF([.A124]=&quot;&quot;;&quot;&quot;;5174)" office:value-type="float" office:value="5174" calcext:value-type="float">
            <text:p>5174</text:p>
          </table:table-cell>
          <table:table-cell table:formula="of:=[$Total.C125]" office:value-type="string" office:string-value="00457232650" calcext:value-type="string">
            <text:p>00457232650</text:p>
          </table:table-cell>
          <table:table-cell table:formula="of:=[$Total.D125]" office:value-type="float" office:value="25" calcext:value-type="float">
            <text:p>25</text:p>
          </table:table-cell>
          <table:table-cell table:formula="of:=IF([.A1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6]" office:value-type="string" office:string-value="229482" calcext:value-type="string">
            <text:p>229482</text:p>
          </table:table-cell>
          <table:table-cell office:value-type="float" office:value="202411" calcext:value-type="float">
            <text:p>202411</text:p>
          </table:table-cell>
          <table:table-cell table:formula="of:=IF([.A125]=&quot;&quot;;&quot;&quot;;4)" office:value-type="float" office:value="4" calcext:value-type="float">
            <text:p>4</text:p>
          </table:table-cell>
          <table:table-cell table:formula="of:=IF([.A125]=&quot;&quot;;&quot;&quot;;5174)" office:value-type="float" office:value="5174" calcext:value-type="float">
            <text:p>5174</text:p>
          </table:table-cell>
          <table:table-cell table:formula="of:=[$Total.C126]" office:value-type="string" office:string-value="22454749882" calcext:value-type="string">
            <text:p>22454749882</text:p>
          </table:table-cell>
          <table:table-cell table:formula="of:=[$Total.D126]" office:value-type="float" office:value="25" calcext:value-type="float">
            <text:p>25</text:p>
          </table:table-cell>
          <table:table-cell table:formula="of:=IF([.A1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7]" office:value-type="string" office:string-value="229539" calcext:value-type="string">
            <text:p>229539</text:p>
          </table:table-cell>
          <table:table-cell office:value-type="float" office:value="202411" calcext:value-type="float">
            <text:p>202411</text:p>
          </table:table-cell>
          <table:table-cell table:formula="of:=IF([.A126]=&quot;&quot;;&quot;&quot;;4)" office:value-type="float" office:value="4" calcext:value-type="float">
            <text:p>4</text:p>
          </table:table-cell>
          <table:table-cell table:formula="of:=IF([.A126]=&quot;&quot;;&quot;&quot;;5174)" office:value-type="float" office:value="5174" calcext:value-type="float">
            <text:p>5174</text:p>
          </table:table-cell>
          <table:table-cell table:formula="of:=[$Total.C127]" office:value-type="string" office:string-value="30784885869" calcext:value-type="string">
            <text:p>30784885869</text:p>
          </table:table-cell>
          <table:table-cell table:formula="of:=[$Total.D127]" office:value-type="float" office:value="25" calcext:value-type="float">
            <text:p>25</text:p>
          </table:table-cell>
          <table:table-cell table:formula="of:=IF([.A1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8]" office:value-type="string" office:string-value="229709" calcext:value-type="string">
            <text:p>229709</text:p>
          </table:table-cell>
          <table:table-cell office:value-type="float" office:value="202411" calcext:value-type="float">
            <text:p>202411</text:p>
          </table:table-cell>
          <table:table-cell table:formula="of:=IF([.A127]=&quot;&quot;;&quot;&quot;;4)" office:value-type="float" office:value="4" calcext:value-type="float">
            <text:p>4</text:p>
          </table:table-cell>
          <table:table-cell table:formula="of:=IF([.A127]=&quot;&quot;;&quot;&quot;;5174)" office:value-type="float" office:value="5174" calcext:value-type="float">
            <text:p>5174</text:p>
          </table:table-cell>
          <table:table-cell table:formula="of:=[$Total.C128]" office:value-type="string" office:string-value="43103101848" calcext:value-type="string">
            <text:p>43103101848</text:p>
          </table:table-cell>
          <table:table-cell table:formula="of:=[$Total.D128]" office:value-type="float" office:value="25" calcext:value-type="float">
            <text:p>25</text:p>
          </table:table-cell>
          <table:table-cell table:formula="of:=IF([.A1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29]" office:value-type="string" office:string-value="229776" calcext:value-type="string">
            <text:p>229776</text:p>
          </table:table-cell>
          <table:table-cell office:value-type="float" office:value="202411" calcext:value-type="float">
            <text:p>202411</text:p>
          </table:table-cell>
          <table:table-cell table:formula="of:=IF([.A128]=&quot;&quot;;&quot;&quot;;4)" office:value-type="float" office:value="4" calcext:value-type="float">
            <text:p>4</text:p>
          </table:table-cell>
          <table:table-cell table:formula="of:=IF([.A128]=&quot;&quot;;&quot;&quot;;5174)" office:value-type="float" office:value="5174" calcext:value-type="float">
            <text:p>5174</text:p>
          </table:table-cell>
          <table:table-cell table:formula="of:=[$Total.C129]" office:value-type="string" office:string-value="29703682855" calcext:value-type="string">
            <text:p>29703682855</text:p>
          </table:table-cell>
          <table:table-cell table:formula="of:=[$Total.D129]" office:value-type="float" office:value="25" calcext:value-type="float">
            <text:p>25</text:p>
          </table:table-cell>
          <table:table-cell table:formula="of:=IF([.A1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0]" office:value-type="string" office:string-value="233196" calcext:value-type="string">
            <text:p>233196</text:p>
          </table:table-cell>
          <table:table-cell office:value-type="float" office:value="202411" calcext:value-type="float">
            <text:p>202411</text:p>
          </table:table-cell>
          <table:table-cell table:formula="of:=IF([.A129]=&quot;&quot;;&quot;&quot;;4)" office:value-type="float" office:value="4" calcext:value-type="float">
            <text:p>4</text:p>
          </table:table-cell>
          <table:table-cell table:formula="of:=IF([.A129]=&quot;&quot;;&quot;&quot;;5174)" office:value-type="float" office:value="5174" calcext:value-type="float">
            <text:p>5174</text:p>
          </table:table-cell>
          <table:table-cell table:formula="of:=[$Total.C130]" office:value-type="string" office:string-value="45078950818" calcext:value-type="string">
            <text:p>45078950818</text:p>
          </table:table-cell>
          <table:table-cell table:formula="of:=[$Total.D130]" office:value-type="float" office:value="25" calcext:value-type="float">
            <text:p>25</text:p>
          </table:table-cell>
          <table:table-cell table:formula="of:=IF([.A1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1]" office:value-type="string" office:string-value="233528" calcext:value-type="string">
            <text:p>233528</text:p>
          </table:table-cell>
          <table:table-cell office:value-type="float" office:value="202411" calcext:value-type="float">
            <text:p>202411</text:p>
          </table:table-cell>
          <table:table-cell table:formula="of:=IF([.A130]=&quot;&quot;;&quot;&quot;;4)" office:value-type="float" office:value="4" calcext:value-type="float">
            <text:p>4</text:p>
          </table:table-cell>
          <table:table-cell table:formula="of:=IF([.A130]=&quot;&quot;;&quot;&quot;;5174)" office:value-type="float" office:value="5174" calcext:value-type="float">
            <text:p>5174</text:p>
          </table:table-cell>
          <table:table-cell table:formula="of:=[$Total.C131]" office:value-type="string" office:string-value="38386129816" calcext:value-type="string">
            <text:p>38386129816</text:p>
          </table:table-cell>
          <table:table-cell table:formula="of:=[$Total.D131]" office:value-type="float" office:value="25" calcext:value-type="float">
            <text:p>25</text:p>
          </table:table-cell>
          <table:table-cell table:formula="of:=IF([.A1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2]" office:value-type="string" office:string-value="234699" calcext:value-type="string">
            <text:p>234699</text:p>
          </table:table-cell>
          <table:table-cell office:value-type="float" office:value="202411" calcext:value-type="float">
            <text:p>202411</text:p>
          </table:table-cell>
          <table:table-cell table:formula="of:=IF([.A131]=&quot;&quot;;&quot;&quot;;4)" office:value-type="float" office:value="4" calcext:value-type="float">
            <text:p>4</text:p>
          </table:table-cell>
          <table:table-cell table:formula="of:=IF([.A131]=&quot;&quot;;&quot;&quot;;5174)" office:value-type="float" office:value="5174" calcext:value-type="float">
            <text:p>5174</text:p>
          </table:table-cell>
          <table:table-cell table:formula="of:=[$Total.C132]" office:value-type="string" office:string-value="20516504894" calcext:value-type="string">
            <text:p>20516504894</text:p>
          </table:table-cell>
          <table:table-cell table:formula="of:=[$Total.D132]" office:value-type="float" office:value="25" calcext:value-type="float">
            <text:p>25</text:p>
          </table:table-cell>
          <table:table-cell table:formula="of:=IF([.A1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3]" office:value-type="string" office:string-value="234770" calcext:value-type="string">
            <text:p>234770</text:p>
          </table:table-cell>
          <table:table-cell office:value-type="float" office:value="202411" calcext:value-type="float">
            <text:p>202411</text:p>
          </table:table-cell>
          <table:table-cell table:formula="of:=IF([.A132]=&quot;&quot;;&quot;&quot;;4)" office:value-type="float" office:value="4" calcext:value-type="float">
            <text:p>4</text:p>
          </table:table-cell>
          <table:table-cell table:formula="of:=IF([.A132]=&quot;&quot;;&quot;&quot;;5174)" office:value-type="float" office:value="5174" calcext:value-type="float">
            <text:p>5174</text:p>
          </table:table-cell>
          <table:table-cell table:formula="of:=[$Total.C133]" office:value-type="string" office:string-value="39680976882" calcext:value-type="string">
            <text:p>39680976882</text:p>
          </table:table-cell>
          <table:table-cell table:formula="of:=[$Total.D133]" office:value-type="float" office:value="25" calcext:value-type="float">
            <text:p>25</text:p>
          </table:table-cell>
          <table:table-cell table:formula="of:=IF([.A1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4]" office:value-type="string" office:string-value="234818" calcext:value-type="string">
            <text:p>234818</text:p>
          </table:table-cell>
          <table:table-cell office:value-type="float" office:value="202411" calcext:value-type="float">
            <text:p>202411</text:p>
          </table:table-cell>
          <table:table-cell table:formula="of:=IF([.A133]=&quot;&quot;;&quot;&quot;;4)" office:value-type="float" office:value="4" calcext:value-type="float">
            <text:p>4</text:p>
          </table:table-cell>
          <table:table-cell table:formula="of:=IF([.A133]=&quot;&quot;;&quot;&quot;;5174)" office:value-type="float" office:value="5174" calcext:value-type="float">
            <text:p>5174</text:p>
          </table:table-cell>
          <table:table-cell table:formula="of:=[$Total.C134]" office:value-type="string" office:string-value="36913455810" calcext:value-type="string">
            <text:p>36913455810</text:p>
          </table:table-cell>
          <table:table-cell table:formula="of:=[$Total.D134]" office:value-type="float" office:value="25" calcext:value-type="float">
            <text:p>25</text:p>
          </table:table-cell>
          <table:table-cell table:formula="of:=IF([.A1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5]" office:value-type="string" office:string-value="237060" calcext:value-type="string">
            <text:p>237060</text:p>
          </table:table-cell>
          <table:table-cell office:value-type="float" office:value="202411" calcext:value-type="float">
            <text:p>202411</text:p>
          </table:table-cell>
          <table:table-cell table:formula="of:=IF([.A134]=&quot;&quot;;&quot;&quot;;4)" office:value-type="float" office:value="4" calcext:value-type="float">
            <text:p>4</text:p>
          </table:table-cell>
          <table:table-cell table:formula="of:=IF([.A134]=&quot;&quot;;&quot;&quot;;5174)" office:value-type="float" office:value="5174" calcext:value-type="float">
            <text:p>5174</text:p>
          </table:table-cell>
          <table:table-cell table:formula="of:=[$Total.C135]" office:value-type="string" office:string-value="16916365846" calcext:value-type="string">
            <text:p>16916365846</text:p>
          </table:table-cell>
          <table:table-cell table:formula="of:=[$Total.D135]" office:value-type="float" office:value="25" calcext:value-type="float">
            <text:p>25</text:p>
          </table:table-cell>
          <table:table-cell table:formula="of:=IF([.A1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6]" office:value-type="string" office:string-value="237140" calcext:value-type="string">
            <text:p>237140</text:p>
          </table:table-cell>
          <table:table-cell office:value-type="float" office:value="202411" calcext:value-type="float">
            <text:p>202411</text:p>
          </table:table-cell>
          <table:table-cell table:formula="of:=IF([.A135]=&quot;&quot;;&quot;&quot;;4)" office:value-type="float" office:value="4" calcext:value-type="float">
            <text:p>4</text:p>
          </table:table-cell>
          <table:table-cell table:formula="of:=IF([.A135]=&quot;&quot;;&quot;&quot;;5174)" office:value-type="float" office:value="5174" calcext:value-type="float">
            <text:p>5174</text:p>
          </table:table-cell>
          <table:table-cell table:formula="of:=[$Total.C136]" office:value-type="string" office:string-value="41343527899" calcext:value-type="string">
            <text:p>41343527899</text:p>
          </table:table-cell>
          <table:table-cell table:formula="of:=[$Total.D136]" office:value-type="float" office:value="25" calcext:value-type="float">
            <text:p>25</text:p>
          </table:table-cell>
          <table:table-cell table:formula="of:=IF([.A1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7]" office:value-type="string" office:string-value="237213" calcext:value-type="string">
            <text:p>237213</text:p>
          </table:table-cell>
          <table:table-cell office:value-type="float" office:value="202411" calcext:value-type="float">
            <text:p>202411</text:p>
          </table:table-cell>
          <table:table-cell table:formula="of:=IF([.A136]=&quot;&quot;;&quot;&quot;;4)" office:value-type="float" office:value="4" calcext:value-type="float">
            <text:p>4</text:p>
          </table:table-cell>
          <table:table-cell table:formula="of:=IF([.A136]=&quot;&quot;;&quot;&quot;;5174)" office:value-type="float" office:value="5174" calcext:value-type="float">
            <text:p>5174</text:p>
          </table:table-cell>
          <table:table-cell table:formula="of:=[$Total.C137]" office:value-type="string" office:string-value="02800880864" calcext:value-type="string">
            <text:p>02800880864</text:p>
          </table:table-cell>
          <table:table-cell table:formula="of:=[$Total.D137]" office:value-type="float" office:value="25" calcext:value-type="float">
            <text:p>25</text:p>
          </table:table-cell>
          <table:table-cell table:formula="of:=IF([.A1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8]" office:value-type="string" office:string-value="240486" calcext:value-type="string">
            <text:p>240486</text:p>
          </table:table-cell>
          <table:table-cell office:value-type="float" office:value="202411" calcext:value-type="float">
            <text:p>202411</text:p>
          </table:table-cell>
          <table:table-cell table:formula="of:=IF([.A137]=&quot;&quot;;&quot;&quot;;4)" office:value-type="float" office:value="4" calcext:value-type="float">
            <text:p>4</text:p>
          </table:table-cell>
          <table:table-cell table:formula="of:=IF([.A137]=&quot;&quot;;&quot;&quot;;5174)" office:value-type="float" office:value="5174" calcext:value-type="float">
            <text:p>5174</text:p>
          </table:table-cell>
          <table:table-cell table:formula="of:=[$Total.C138]" office:value-type="string" office:string-value="22732739839" calcext:value-type="string">
            <text:p>22732739839</text:p>
          </table:table-cell>
          <table:table-cell table:formula="of:=[$Total.D138]" office:value-type="float" office:value="25" calcext:value-type="float">
            <text:p>25</text:p>
          </table:table-cell>
          <table:table-cell table:formula="of:=IF([.A1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39]" office:value-type="string" office:string-value="241075" calcext:value-type="string">
            <text:p>241075</text:p>
          </table:table-cell>
          <table:table-cell office:value-type="float" office:value="202411" calcext:value-type="float">
            <text:p>202411</text:p>
          </table:table-cell>
          <table:table-cell table:formula="of:=IF([.A138]=&quot;&quot;;&quot;&quot;;4)" office:value-type="float" office:value="4" calcext:value-type="float">
            <text:p>4</text:p>
          </table:table-cell>
          <table:table-cell table:formula="of:=IF([.A138]=&quot;&quot;;&quot;&quot;;5174)" office:value-type="float" office:value="5174" calcext:value-type="float">
            <text:p>5174</text:p>
          </table:table-cell>
          <table:table-cell table:formula="of:=[$Total.C139]" office:value-type="string" office:string-value="28474284880" calcext:value-type="string">
            <text:p>28474284880</text:p>
          </table:table-cell>
          <table:table-cell table:formula="of:=[$Total.D139]" office:value-type="float" office:value="25" calcext:value-type="float">
            <text:p>25</text:p>
          </table:table-cell>
          <table:table-cell table:formula="of:=IF([.A1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0]" office:value-type="string" office:string-value="241628" calcext:value-type="string">
            <text:p>241628</text:p>
          </table:table-cell>
          <table:table-cell office:value-type="float" office:value="202411" calcext:value-type="float">
            <text:p>202411</text:p>
          </table:table-cell>
          <table:table-cell table:formula="of:=IF([.A139]=&quot;&quot;;&quot;&quot;;4)" office:value-type="float" office:value="4" calcext:value-type="float">
            <text:p>4</text:p>
          </table:table-cell>
          <table:table-cell table:formula="of:=IF([.A139]=&quot;&quot;;&quot;&quot;;5174)" office:value-type="float" office:value="5174" calcext:value-type="float">
            <text:p>5174</text:p>
          </table:table-cell>
          <table:table-cell table:formula="of:=[$Total.C140]" office:value-type="string" office:string-value="08800833608" calcext:value-type="string">
            <text:p>08800833608</text:p>
          </table:table-cell>
          <table:table-cell table:formula="of:=[$Total.D140]" office:value-type="float" office:value="25" calcext:value-type="float">
            <text:p>25</text:p>
          </table:table-cell>
          <table:table-cell table:formula="of:=IF([.A1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1]" office:value-type="string" office:string-value="242152" calcext:value-type="string">
            <text:p>242152</text:p>
          </table:table-cell>
          <table:table-cell office:value-type="float" office:value="202411" calcext:value-type="float">
            <text:p>202411</text:p>
          </table:table-cell>
          <table:table-cell table:formula="of:=IF([.A140]=&quot;&quot;;&quot;&quot;;4)" office:value-type="float" office:value="4" calcext:value-type="float">
            <text:p>4</text:p>
          </table:table-cell>
          <table:table-cell table:formula="of:=IF([.A140]=&quot;&quot;;&quot;&quot;;5174)" office:value-type="float" office:value="5174" calcext:value-type="float">
            <text:p>5174</text:p>
          </table:table-cell>
          <table:table-cell table:formula="of:=[$Total.C141]" office:value-type="string" office:string-value="37674274861" calcext:value-type="string">
            <text:p>37674274861</text:p>
          </table:table-cell>
          <table:table-cell table:formula="of:=[$Total.D141]" office:value-type="float" office:value="25" calcext:value-type="float">
            <text:p>25</text:p>
          </table:table-cell>
          <table:table-cell table:formula="of:=IF([.A1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2]" office:value-type="string" office:string-value="242799" calcext:value-type="string">
            <text:p>242799</text:p>
          </table:table-cell>
          <table:table-cell office:value-type="float" office:value="202411" calcext:value-type="float">
            <text:p>202411</text:p>
          </table:table-cell>
          <table:table-cell table:formula="of:=IF([.A141]=&quot;&quot;;&quot;&quot;;4)" office:value-type="float" office:value="4" calcext:value-type="float">
            <text:p>4</text:p>
          </table:table-cell>
          <table:table-cell table:formula="of:=IF([.A141]=&quot;&quot;;&quot;&quot;;5174)" office:value-type="float" office:value="5174" calcext:value-type="float">
            <text:p>5174</text:p>
          </table:table-cell>
          <table:table-cell table:formula="of:=[$Total.C142]" office:value-type="string" office:string-value="44755588839" calcext:value-type="string">
            <text:p>44755588839</text:p>
          </table:table-cell>
          <table:table-cell table:formula="of:=[$Total.D142]" office:value-type="float" office:value="25" calcext:value-type="float">
            <text:p>25</text:p>
          </table:table-cell>
          <table:table-cell table:formula="of:=IF([.A1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3]" office:value-type="string" office:string-value="244490" calcext:value-type="string">
            <text:p>244490</text:p>
          </table:table-cell>
          <table:table-cell office:value-type="float" office:value="202411" calcext:value-type="float">
            <text:p>202411</text:p>
          </table:table-cell>
          <table:table-cell table:formula="of:=IF([.A142]=&quot;&quot;;&quot;&quot;;4)" office:value-type="float" office:value="4" calcext:value-type="float">
            <text:p>4</text:p>
          </table:table-cell>
          <table:table-cell table:formula="of:=IF([.A142]=&quot;&quot;;&quot;&quot;;5174)" office:value-type="float" office:value="5174" calcext:value-type="float">
            <text:p>5174</text:p>
          </table:table-cell>
          <table:table-cell table:formula="of:=[$Total.C143]" office:value-type="string" office:string-value="37986897848" calcext:value-type="string">
            <text:p>37986897848</text:p>
          </table:table-cell>
          <table:table-cell table:formula="of:=[$Total.D143]" office:value-type="float" office:value="25" calcext:value-type="float">
            <text:p>25</text:p>
          </table:table-cell>
          <table:table-cell table:formula="of:=IF([.A1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4]" office:value-type="string" office:string-value="244597" calcext:value-type="string">
            <text:p>244597</text:p>
          </table:table-cell>
          <table:table-cell office:value-type="float" office:value="202411" calcext:value-type="float">
            <text:p>202411</text:p>
          </table:table-cell>
          <table:table-cell table:formula="of:=IF([.A143]=&quot;&quot;;&quot;&quot;;4)" office:value-type="float" office:value="4" calcext:value-type="float">
            <text:p>4</text:p>
          </table:table-cell>
          <table:table-cell table:formula="of:=IF([.A143]=&quot;&quot;;&quot;&quot;;5174)" office:value-type="float" office:value="5174" calcext:value-type="float">
            <text:p>5174</text:p>
          </table:table-cell>
          <table:table-cell table:formula="of:=[$Total.C144]" office:value-type="string" office:string-value="19702101840" calcext:value-type="string">
            <text:p>19702101840</text:p>
          </table:table-cell>
          <table:table-cell table:formula="of:=[$Total.D144]" office:value-type="float" office:value="25" calcext:value-type="float">
            <text:p>25</text:p>
          </table:table-cell>
          <table:table-cell table:formula="of:=IF([.A1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5]" office:value-type="string" office:string-value="244767" calcext:value-type="string">
            <text:p>244767</text:p>
          </table:table-cell>
          <table:table-cell office:value-type="float" office:value="202411" calcext:value-type="float">
            <text:p>202411</text:p>
          </table:table-cell>
          <table:table-cell table:formula="of:=IF([.A144]=&quot;&quot;;&quot;&quot;;4)" office:value-type="float" office:value="4" calcext:value-type="float">
            <text:p>4</text:p>
          </table:table-cell>
          <table:table-cell table:formula="of:=IF([.A144]=&quot;&quot;;&quot;&quot;;5174)" office:value-type="float" office:value="5174" calcext:value-type="float">
            <text:p>5174</text:p>
          </table:table-cell>
          <table:table-cell table:formula="of:=[$Total.C145]" office:value-type="string" office:string-value="13953045806" calcext:value-type="string">
            <text:p>13953045806</text:p>
          </table:table-cell>
          <table:table-cell table:formula="of:=[$Total.D145]" office:value-type="float" office:value="25" calcext:value-type="float">
            <text:p>25</text:p>
          </table:table-cell>
          <table:table-cell table:formula="of:=IF([.A1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6]" office:value-type="string" office:string-value="247162" calcext:value-type="string">
            <text:p>247162</text:p>
          </table:table-cell>
          <table:table-cell office:value-type="float" office:value="202411" calcext:value-type="float">
            <text:p>202411</text:p>
          </table:table-cell>
          <table:table-cell table:formula="of:=IF([.A145]=&quot;&quot;;&quot;&quot;;4)" office:value-type="float" office:value="4" calcext:value-type="float">
            <text:p>4</text:p>
          </table:table-cell>
          <table:table-cell table:formula="of:=IF([.A145]=&quot;&quot;;&quot;&quot;;5174)" office:value-type="float" office:value="5174" calcext:value-type="float">
            <text:p>5174</text:p>
          </table:table-cell>
          <table:table-cell table:formula="of:=[$Total.C146]" office:value-type="string" office:string-value="52554210900" calcext:value-type="string">
            <text:p>52554210900</text:p>
          </table:table-cell>
          <table:table-cell table:formula="of:=[$Total.D146]" office:value-type="float" office:value="25" calcext:value-type="float">
            <text:p>25</text:p>
          </table:table-cell>
          <table:table-cell table:formula="of:=IF([.A1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7]" office:value-type="string" office:string-value="247588" calcext:value-type="string">
            <text:p>247588</text:p>
          </table:table-cell>
          <table:table-cell office:value-type="float" office:value="202411" calcext:value-type="float">
            <text:p>202411</text:p>
          </table:table-cell>
          <table:table-cell table:formula="of:=IF([.A146]=&quot;&quot;;&quot;&quot;;4)" office:value-type="float" office:value="4" calcext:value-type="float">
            <text:p>4</text:p>
          </table:table-cell>
          <table:table-cell table:formula="of:=IF([.A146]=&quot;&quot;;&quot;&quot;;5174)" office:value-type="float" office:value="5174" calcext:value-type="float">
            <text:p>5174</text:p>
          </table:table-cell>
          <table:table-cell table:formula="of:=[$Total.C147]" office:value-type="string" office:string-value="12329378866" calcext:value-type="string">
            <text:p>12329378866</text:p>
          </table:table-cell>
          <table:table-cell table:formula="of:=[$Total.D147]" office:value-type="float" office:value="25" calcext:value-type="float">
            <text:p>25</text:p>
          </table:table-cell>
          <table:table-cell table:formula="of:=IF([.A1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8]" office:value-type="string" office:string-value="248339" calcext:value-type="string">
            <text:p>248339</text:p>
          </table:table-cell>
          <table:table-cell office:value-type="float" office:value="202411" calcext:value-type="float">
            <text:p>202411</text:p>
          </table:table-cell>
          <table:table-cell table:formula="of:=IF([.A147]=&quot;&quot;;&quot;&quot;;4)" office:value-type="float" office:value="4" calcext:value-type="float">
            <text:p>4</text:p>
          </table:table-cell>
          <table:table-cell table:formula="of:=IF([.A147]=&quot;&quot;;&quot;&quot;;5174)" office:value-type="float" office:value="5174" calcext:value-type="float">
            <text:p>5174</text:p>
          </table:table-cell>
          <table:table-cell table:formula="of:=[$Total.C148]" office:value-type="string" office:string-value="04586773880" calcext:value-type="string">
            <text:p>04586773880</text:p>
          </table:table-cell>
          <table:table-cell table:formula="of:=[$Total.D148]" office:value-type="float" office:value="25" calcext:value-type="float">
            <text:p>25</text:p>
          </table:table-cell>
          <table:table-cell table:formula="of:=IF([.A1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49]" office:value-type="string" office:string-value="249017" calcext:value-type="string">
            <text:p>249017</text:p>
          </table:table-cell>
          <table:table-cell office:value-type="float" office:value="202411" calcext:value-type="float">
            <text:p>202411</text:p>
          </table:table-cell>
          <table:table-cell table:formula="of:=IF([.A148]=&quot;&quot;;&quot;&quot;;4)" office:value-type="float" office:value="4" calcext:value-type="float">
            <text:p>4</text:p>
          </table:table-cell>
          <table:table-cell table:formula="of:=IF([.A148]=&quot;&quot;;&quot;&quot;;5174)" office:value-type="float" office:value="5174" calcext:value-type="float">
            <text:p>5174</text:p>
          </table:table-cell>
          <table:table-cell table:formula="of:=[$Total.C149]" office:value-type="string" office:string-value="19692297802" calcext:value-type="string">
            <text:p>19692297802</text:p>
          </table:table-cell>
          <table:table-cell table:formula="of:=[$Total.D149]" office:value-type="float" office:value="25" calcext:value-type="float">
            <text:p>25</text:p>
          </table:table-cell>
          <table:table-cell table:formula="of:=IF([.A1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0]" office:value-type="string" office:string-value="249807" calcext:value-type="string">
            <text:p>249807</text:p>
          </table:table-cell>
          <table:table-cell office:value-type="float" office:value="202411" calcext:value-type="float">
            <text:p>202411</text:p>
          </table:table-cell>
          <table:table-cell table:formula="of:=IF([.A149]=&quot;&quot;;&quot;&quot;;4)" office:value-type="float" office:value="4" calcext:value-type="float">
            <text:p>4</text:p>
          </table:table-cell>
          <table:table-cell table:formula="of:=IF([.A149]=&quot;&quot;;&quot;&quot;;5174)" office:value-type="float" office:value="5174" calcext:value-type="float">
            <text:p>5174</text:p>
          </table:table-cell>
          <table:table-cell table:formula="of:=[$Total.C150]" office:value-type="string" office:string-value="27285556807" calcext:value-type="string">
            <text:p>27285556807</text:p>
          </table:table-cell>
          <table:table-cell table:formula="of:=[$Total.D150]" office:value-type="float" office:value="25" calcext:value-type="float">
            <text:p>25</text:p>
          </table:table-cell>
          <table:table-cell table:formula="of:=IF([.A1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1]" office:value-type="string" office:string-value="252387" calcext:value-type="string">
            <text:p>252387</text:p>
          </table:table-cell>
          <table:table-cell office:value-type="float" office:value="202411" calcext:value-type="float">
            <text:p>202411</text:p>
          </table:table-cell>
          <table:table-cell table:formula="of:=IF([.A150]=&quot;&quot;;&quot;&quot;;4)" office:value-type="float" office:value="4" calcext:value-type="float">
            <text:p>4</text:p>
          </table:table-cell>
          <table:table-cell table:formula="of:=IF([.A150]=&quot;&quot;;&quot;&quot;;5174)" office:value-type="float" office:value="5174" calcext:value-type="float">
            <text:p>5174</text:p>
          </table:table-cell>
          <table:table-cell table:formula="of:=[$Total.C151]" office:value-type="string" office:string-value="44994930805" calcext:value-type="string">
            <text:p>44994930805</text:p>
          </table:table-cell>
          <table:table-cell table:formula="of:=[$Total.D151]" office:value-type="float" office:value="25" calcext:value-type="float">
            <text:p>25</text:p>
          </table:table-cell>
          <table:table-cell table:formula="of:=IF([.A1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2]" office:value-type="string" office:string-value="259829" calcext:value-type="string">
            <text:p>259829</text:p>
          </table:table-cell>
          <table:table-cell office:value-type="float" office:value="202411" calcext:value-type="float">
            <text:p>202411</text:p>
          </table:table-cell>
          <table:table-cell table:formula="of:=IF([.A151]=&quot;&quot;;&quot;&quot;;4)" office:value-type="float" office:value="4" calcext:value-type="float">
            <text:p>4</text:p>
          </table:table-cell>
          <table:table-cell table:formula="of:=IF([.A151]=&quot;&quot;;&quot;&quot;;5174)" office:value-type="float" office:value="5174" calcext:value-type="float">
            <text:p>5174</text:p>
          </table:table-cell>
          <table:table-cell table:formula="of:=[$Total.C152]" office:value-type="string" office:string-value="34676400870" calcext:value-type="string">
            <text:p>34676400870</text:p>
          </table:table-cell>
          <table:table-cell table:formula="of:=[$Total.D152]" office:value-type="float" office:value="25" calcext:value-type="float">
            <text:p>25</text:p>
          </table:table-cell>
          <table:table-cell table:formula="of:=IF([.A1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3]" office:value-type="string" office:string-value="261009" calcext:value-type="string">
            <text:p>261009</text:p>
          </table:table-cell>
          <table:table-cell office:value-type="float" office:value="202411" calcext:value-type="float">
            <text:p>202411</text:p>
          </table:table-cell>
          <table:table-cell table:formula="of:=IF([.A152]=&quot;&quot;;&quot;&quot;;4)" office:value-type="float" office:value="4" calcext:value-type="float">
            <text:p>4</text:p>
          </table:table-cell>
          <table:table-cell table:formula="of:=IF([.A152]=&quot;&quot;;&quot;&quot;;5174)" office:value-type="float" office:value="5174" calcext:value-type="float">
            <text:p>5174</text:p>
          </table:table-cell>
          <table:table-cell table:formula="of:=[$Total.C153]" office:value-type="string" office:string-value="39440584882" calcext:value-type="string">
            <text:p>39440584882</text:p>
          </table:table-cell>
          <table:table-cell table:formula="of:=[$Total.D153]" office:value-type="float" office:value="25" calcext:value-type="float">
            <text:p>25</text:p>
          </table:table-cell>
          <table:table-cell table:formula="of:=IF([.A1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4]" office:value-type="string" office:string-value="261025" calcext:value-type="string">
            <text:p>261025</text:p>
          </table:table-cell>
          <table:table-cell office:value-type="float" office:value="202411" calcext:value-type="float">
            <text:p>202411</text:p>
          </table:table-cell>
          <table:table-cell table:formula="of:=IF([.A153]=&quot;&quot;;&quot;&quot;;4)" office:value-type="float" office:value="4" calcext:value-type="float">
            <text:p>4</text:p>
          </table:table-cell>
          <table:table-cell table:formula="of:=IF([.A153]=&quot;&quot;;&quot;&quot;;5174)" office:value-type="float" office:value="5174" calcext:value-type="float">
            <text:p>5174</text:p>
          </table:table-cell>
          <table:table-cell table:formula="of:=[$Total.C154]" office:value-type="string" office:string-value="29805659895" calcext:value-type="string">
            <text:p>29805659895</text:p>
          </table:table-cell>
          <table:table-cell table:formula="of:=[$Total.D154]" office:value-type="float" office:value="25" calcext:value-type="float">
            <text:p>25</text:p>
          </table:table-cell>
          <table:table-cell table:formula="of:=IF([.A1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5]" office:value-type="string" office:string-value="262188" calcext:value-type="string">
            <text:p>262188</text:p>
          </table:table-cell>
          <table:table-cell office:value-type="float" office:value="202411" calcext:value-type="float">
            <text:p>202411</text:p>
          </table:table-cell>
          <table:table-cell table:formula="of:=IF([.A154]=&quot;&quot;;&quot;&quot;;4)" office:value-type="float" office:value="4" calcext:value-type="float">
            <text:p>4</text:p>
          </table:table-cell>
          <table:table-cell table:formula="of:=IF([.A154]=&quot;&quot;;&quot;&quot;;5174)" office:value-type="float" office:value="5174" calcext:value-type="float">
            <text:p>5174</text:p>
          </table:table-cell>
          <table:table-cell table:formula="of:=[$Total.C155]" office:value-type="string" office:string-value="44264442842" calcext:value-type="string">
            <text:p>44264442842</text:p>
          </table:table-cell>
          <table:table-cell table:formula="of:=[$Total.D155]" office:value-type="float" office:value="25" calcext:value-type="float">
            <text:p>25</text:p>
          </table:table-cell>
          <table:table-cell table:formula="of:=IF([.A1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6]" office:value-type="string" office:string-value="262846" calcext:value-type="string">
            <text:p>262846</text:p>
          </table:table-cell>
          <table:table-cell office:value-type="float" office:value="202411" calcext:value-type="float">
            <text:p>202411</text:p>
          </table:table-cell>
          <table:table-cell table:formula="of:=IF([.A155]=&quot;&quot;;&quot;&quot;;4)" office:value-type="float" office:value="4" calcext:value-type="float">
            <text:p>4</text:p>
          </table:table-cell>
          <table:table-cell table:formula="of:=IF([.A155]=&quot;&quot;;&quot;&quot;;5174)" office:value-type="float" office:value="5174" calcext:value-type="float">
            <text:p>5174</text:p>
          </table:table-cell>
          <table:table-cell table:formula="of:=[$Total.C156]" office:value-type="string" office:string-value="04898707831" calcext:value-type="string">
            <text:p>04898707831</text:p>
          </table:table-cell>
          <table:table-cell table:formula="of:=[$Total.D156]" office:value-type="float" office:value="25" calcext:value-type="float">
            <text:p>25</text:p>
          </table:table-cell>
          <table:table-cell table:formula="of:=IF([.A1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7]" office:value-type="string" office:string-value="262951" calcext:value-type="string">
            <text:p>262951</text:p>
          </table:table-cell>
          <table:table-cell office:value-type="float" office:value="202411" calcext:value-type="float">
            <text:p>202411</text:p>
          </table:table-cell>
          <table:table-cell table:formula="of:=IF([.A156]=&quot;&quot;;&quot;&quot;;4)" office:value-type="float" office:value="4" calcext:value-type="float">
            <text:p>4</text:p>
          </table:table-cell>
          <table:table-cell table:formula="of:=IF([.A156]=&quot;&quot;;&quot;&quot;;5174)" office:value-type="float" office:value="5174" calcext:value-type="float">
            <text:p>5174</text:p>
          </table:table-cell>
          <table:table-cell table:formula="of:=[$Total.C157]" office:value-type="string" office:string-value="32457540860" calcext:value-type="string">
            <text:p>32457540860</text:p>
          </table:table-cell>
          <table:table-cell table:formula="of:=[$Total.D157]" office:value-type="float" office:value="25" calcext:value-type="float">
            <text:p>25</text:p>
          </table:table-cell>
          <table:table-cell table:formula="of:=IF([.A1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8]" office:value-type="string" office:string-value="263052" calcext:value-type="string">
            <text:p>263052</text:p>
          </table:table-cell>
          <table:table-cell office:value-type="float" office:value="202411" calcext:value-type="float">
            <text:p>202411</text:p>
          </table:table-cell>
          <table:table-cell table:formula="of:=IF([.A157]=&quot;&quot;;&quot;&quot;;4)" office:value-type="float" office:value="4" calcext:value-type="float">
            <text:p>4</text:p>
          </table:table-cell>
          <table:table-cell table:formula="of:=IF([.A157]=&quot;&quot;;&quot;&quot;;5174)" office:value-type="float" office:value="5174" calcext:value-type="float">
            <text:p>5174</text:p>
          </table:table-cell>
          <table:table-cell table:formula="of:=[$Total.C158]" office:value-type="string" office:string-value="31351091867" calcext:value-type="string">
            <text:p>31351091867</text:p>
          </table:table-cell>
          <table:table-cell table:formula="of:=[$Total.D158]" office:value-type="float" office:value="25" calcext:value-type="float">
            <text:p>25</text:p>
          </table:table-cell>
          <table:table-cell table:formula="of:=IF([.A1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59]" office:value-type="string" office:string-value="263346" calcext:value-type="string">
            <text:p>263346</text:p>
          </table:table-cell>
          <table:table-cell office:value-type="float" office:value="202411" calcext:value-type="float">
            <text:p>202411</text:p>
          </table:table-cell>
          <table:table-cell table:formula="of:=IF([.A158]=&quot;&quot;;&quot;&quot;;4)" office:value-type="float" office:value="4" calcext:value-type="float">
            <text:p>4</text:p>
          </table:table-cell>
          <table:table-cell table:formula="of:=IF([.A158]=&quot;&quot;;&quot;&quot;;5174)" office:value-type="float" office:value="5174" calcext:value-type="float">
            <text:p>5174</text:p>
          </table:table-cell>
          <table:table-cell table:formula="of:=[$Total.C159]" office:value-type="string" office:string-value="03901442669" calcext:value-type="string">
            <text:p>03901442669</text:p>
          </table:table-cell>
          <table:table-cell table:formula="of:=[$Total.D159]" office:value-type="float" office:value="25" calcext:value-type="float">
            <text:p>25</text:p>
          </table:table-cell>
          <table:table-cell table:formula="of:=IF([.A1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0]" office:value-type="string" office:string-value="263699" calcext:value-type="string">
            <text:p>263699</text:p>
          </table:table-cell>
          <table:table-cell office:value-type="float" office:value="202411" calcext:value-type="float">
            <text:p>202411</text:p>
          </table:table-cell>
          <table:table-cell table:formula="of:=IF([.A159]=&quot;&quot;;&quot;&quot;;4)" office:value-type="float" office:value="4" calcext:value-type="float">
            <text:p>4</text:p>
          </table:table-cell>
          <table:table-cell table:formula="of:=IF([.A159]=&quot;&quot;;&quot;&quot;;5174)" office:value-type="float" office:value="5174" calcext:value-type="float">
            <text:p>5174</text:p>
          </table:table-cell>
          <table:table-cell table:formula="of:=[$Total.C160]" office:value-type="string" office:string-value="41759296813" calcext:value-type="string">
            <text:p>41759296813</text:p>
          </table:table-cell>
          <table:table-cell table:formula="of:=[$Total.D160]" office:value-type="float" office:value="25" calcext:value-type="float">
            <text:p>25</text:p>
          </table:table-cell>
          <table:table-cell table:formula="of:=IF([.A1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1]" office:value-type="string" office:string-value="264440" calcext:value-type="string">
            <text:p>264440</text:p>
          </table:table-cell>
          <table:table-cell office:value-type="float" office:value="202411" calcext:value-type="float">
            <text:p>202411</text:p>
          </table:table-cell>
          <table:table-cell table:formula="of:=IF([.A160]=&quot;&quot;;&quot;&quot;;4)" office:value-type="float" office:value="4" calcext:value-type="float">
            <text:p>4</text:p>
          </table:table-cell>
          <table:table-cell table:formula="of:=IF([.A160]=&quot;&quot;;&quot;&quot;;5174)" office:value-type="float" office:value="5174" calcext:value-type="float">
            <text:p>5174</text:p>
          </table:table-cell>
          <table:table-cell table:formula="of:=[$Total.C161]" office:value-type="string" office:string-value="18450589843" calcext:value-type="string">
            <text:p>18450589843</text:p>
          </table:table-cell>
          <table:table-cell table:formula="of:=[$Total.D161]" office:value-type="float" office:value="25" calcext:value-type="float">
            <text:p>25</text:p>
          </table:table-cell>
          <table:table-cell table:formula="of:=IF([.A1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2]" office:value-type="string" office:string-value="265330" calcext:value-type="string">
            <text:p>265330</text:p>
          </table:table-cell>
          <table:table-cell office:value-type="float" office:value="202411" calcext:value-type="float">
            <text:p>202411</text:p>
          </table:table-cell>
          <table:table-cell table:formula="of:=IF([.A161]=&quot;&quot;;&quot;&quot;;4)" office:value-type="float" office:value="4" calcext:value-type="float">
            <text:p>4</text:p>
          </table:table-cell>
          <table:table-cell table:formula="of:=IF([.A161]=&quot;&quot;;&quot;&quot;;5174)" office:value-type="float" office:value="5174" calcext:value-type="float">
            <text:p>5174</text:p>
          </table:table-cell>
          <table:table-cell table:formula="of:=[$Total.C162]" office:value-type="string" office:string-value="08827022899" calcext:value-type="string">
            <text:p>08827022899</text:p>
          </table:table-cell>
          <table:table-cell table:formula="of:=[$Total.D162]" office:value-type="float" office:value="25" calcext:value-type="float">
            <text:p>25</text:p>
          </table:table-cell>
          <table:table-cell table:formula="of:=IF([.A1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3]" office:value-type="string" office:string-value="265799" calcext:value-type="string">
            <text:p>265799</text:p>
          </table:table-cell>
          <table:table-cell office:value-type="float" office:value="202411" calcext:value-type="float">
            <text:p>202411</text:p>
          </table:table-cell>
          <table:table-cell table:formula="of:=IF([.A162]=&quot;&quot;;&quot;&quot;;4)" office:value-type="float" office:value="4" calcext:value-type="float">
            <text:p>4</text:p>
          </table:table-cell>
          <table:table-cell table:formula="of:=IF([.A162]=&quot;&quot;;&quot;&quot;;5174)" office:value-type="float" office:value="5174" calcext:value-type="float">
            <text:p>5174</text:p>
          </table:table-cell>
          <table:table-cell table:formula="of:=[$Total.C163]" office:value-type="string" office:string-value="11825044856" calcext:value-type="string">
            <text:p>11825044856</text:p>
          </table:table-cell>
          <table:table-cell table:formula="of:=[$Total.D163]" office:value-type="float" office:value="25" calcext:value-type="float">
            <text:p>25</text:p>
          </table:table-cell>
          <table:table-cell table:formula="of:=IF([.A1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4]" office:value-type="string" office:string-value="265969" calcext:value-type="string">
            <text:p>265969</text:p>
          </table:table-cell>
          <table:table-cell office:value-type="float" office:value="202411" calcext:value-type="float">
            <text:p>202411</text:p>
          </table:table-cell>
          <table:table-cell table:formula="of:=IF([.A163]=&quot;&quot;;&quot;&quot;;4)" office:value-type="float" office:value="4" calcext:value-type="float">
            <text:p>4</text:p>
          </table:table-cell>
          <table:table-cell table:formula="of:=IF([.A163]=&quot;&quot;;&quot;&quot;;5174)" office:value-type="float" office:value="5174" calcext:value-type="float">
            <text:p>5174</text:p>
          </table:table-cell>
          <table:table-cell table:formula="of:=[$Total.C164]" office:value-type="string" office:string-value="37303006877" calcext:value-type="string">
            <text:p>37303006877</text:p>
          </table:table-cell>
          <table:table-cell table:formula="of:=[$Total.D164]" office:value-type="float" office:value="25" calcext:value-type="float">
            <text:p>25</text:p>
          </table:table-cell>
          <table:table-cell table:formula="of:=IF([.A1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5]" office:value-type="string" office:string-value="268020" calcext:value-type="string">
            <text:p>268020</text:p>
          </table:table-cell>
          <table:table-cell office:value-type="float" office:value="202411" calcext:value-type="float">
            <text:p>202411</text:p>
          </table:table-cell>
          <table:table-cell table:formula="of:=IF([.A164]=&quot;&quot;;&quot;&quot;;4)" office:value-type="float" office:value="4" calcext:value-type="float">
            <text:p>4</text:p>
          </table:table-cell>
          <table:table-cell table:formula="of:=IF([.A164]=&quot;&quot;;&quot;&quot;;5174)" office:value-type="float" office:value="5174" calcext:value-type="float">
            <text:p>5174</text:p>
          </table:table-cell>
          <table:table-cell table:formula="of:=[$Total.C165]" office:value-type="string" office:string-value="13960945809" calcext:value-type="string">
            <text:p>13960945809</text:p>
          </table:table-cell>
          <table:table-cell table:formula="of:=[$Total.D165]" office:value-type="float" office:value="25" calcext:value-type="float">
            <text:p>25</text:p>
          </table:table-cell>
          <table:table-cell table:formula="of:=IF([.A1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6]" office:value-type="string" office:string-value="269468" calcext:value-type="string">
            <text:p>269468</text:p>
          </table:table-cell>
          <table:table-cell office:value-type="float" office:value="202411" calcext:value-type="float">
            <text:p>202411</text:p>
          </table:table-cell>
          <table:table-cell table:formula="of:=IF([.A165]=&quot;&quot;;&quot;&quot;;4)" office:value-type="float" office:value="4" calcext:value-type="float">
            <text:p>4</text:p>
          </table:table-cell>
          <table:table-cell table:formula="of:=IF([.A165]=&quot;&quot;;&quot;&quot;;5174)" office:value-type="float" office:value="5174" calcext:value-type="float">
            <text:p>5174</text:p>
          </table:table-cell>
          <table:table-cell table:formula="of:=[$Total.C166]" office:value-type="string" office:string-value="02863692810" calcext:value-type="string">
            <text:p>02863692810</text:p>
          </table:table-cell>
          <table:table-cell table:formula="of:=[$Total.D166]" office:value-type="float" office:value="25" calcext:value-type="float">
            <text:p>25</text:p>
          </table:table-cell>
          <table:table-cell table:formula="of:=IF([.A1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7]" office:value-type="string" office:string-value="269662" calcext:value-type="string">
            <text:p>269662</text:p>
          </table:table-cell>
          <table:table-cell office:value-type="float" office:value="202411" calcext:value-type="float">
            <text:p>202411</text:p>
          </table:table-cell>
          <table:table-cell table:formula="of:=IF([.A166]=&quot;&quot;;&quot;&quot;;4)" office:value-type="float" office:value="4" calcext:value-type="float">
            <text:p>4</text:p>
          </table:table-cell>
          <table:table-cell table:formula="of:=IF([.A166]=&quot;&quot;;&quot;&quot;;5174)" office:value-type="float" office:value="5174" calcext:value-type="float">
            <text:p>5174</text:p>
          </table:table-cell>
          <table:table-cell table:formula="of:=[$Total.C167]" office:value-type="string" office:string-value="29904105898" calcext:value-type="string">
            <text:p>29904105898</text:p>
          </table:table-cell>
          <table:table-cell table:formula="of:=[$Total.D167]" office:value-type="float" office:value="25" calcext:value-type="float">
            <text:p>25</text:p>
          </table:table-cell>
          <table:table-cell table:formula="of:=IF([.A1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8]" office:value-type="string" office:string-value="270180" calcext:value-type="string">
            <text:p>270180</text:p>
          </table:table-cell>
          <table:table-cell office:value-type="float" office:value="202411" calcext:value-type="float">
            <text:p>202411</text:p>
          </table:table-cell>
          <table:table-cell table:formula="of:=IF([.A167]=&quot;&quot;;&quot;&quot;;4)" office:value-type="float" office:value="4" calcext:value-type="float">
            <text:p>4</text:p>
          </table:table-cell>
          <table:table-cell table:formula="of:=IF([.A167]=&quot;&quot;;&quot;&quot;;5174)" office:value-type="float" office:value="5174" calcext:value-type="float">
            <text:p>5174</text:p>
          </table:table-cell>
          <table:table-cell table:formula="of:=[$Total.C168]" office:value-type="string" office:string-value="46554540830" calcext:value-type="string">
            <text:p>46554540830</text:p>
          </table:table-cell>
          <table:table-cell table:formula="of:=[$Total.D168]" office:value-type="float" office:value="25" calcext:value-type="float">
            <text:p>25</text:p>
          </table:table-cell>
          <table:table-cell table:formula="of:=IF([.A1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69]" office:value-type="string" office:string-value="270628" calcext:value-type="string">
            <text:p>270628</text:p>
          </table:table-cell>
          <table:table-cell office:value-type="float" office:value="202411" calcext:value-type="float">
            <text:p>202411</text:p>
          </table:table-cell>
          <table:table-cell table:formula="of:=IF([.A168]=&quot;&quot;;&quot;&quot;;4)" office:value-type="float" office:value="4" calcext:value-type="float">
            <text:p>4</text:p>
          </table:table-cell>
          <table:table-cell table:formula="of:=IF([.A168]=&quot;&quot;;&quot;&quot;;5174)" office:value-type="float" office:value="5174" calcext:value-type="float">
            <text:p>5174</text:p>
          </table:table-cell>
          <table:table-cell table:formula="of:=[$Total.C169]" office:value-type="string" office:string-value="40782205844" calcext:value-type="string">
            <text:p>40782205844</text:p>
          </table:table-cell>
          <table:table-cell table:formula="of:=[$Total.D169]" office:value-type="float" office:value="25" calcext:value-type="float">
            <text:p>25</text:p>
          </table:table-cell>
          <table:table-cell table:formula="of:=IF([.A1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0]" office:value-type="string" office:string-value="270636" calcext:value-type="string">
            <text:p>270636</text:p>
          </table:table-cell>
          <table:table-cell office:value-type="float" office:value="202411" calcext:value-type="float">
            <text:p>202411</text:p>
          </table:table-cell>
          <table:table-cell table:formula="of:=IF([.A169]=&quot;&quot;;&quot;&quot;;4)" office:value-type="float" office:value="4" calcext:value-type="float">
            <text:p>4</text:p>
          </table:table-cell>
          <table:table-cell table:formula="of:=IF([.A169]=&quot;&quot;;&quot;&quot;;5174)" office:value-type="float" office:value="5174" calcext:value-type="float">
            <text:p>5174</text:p>
          </table:table-cell>
          <table:table-cell table:formula="of:=[$Total.C170]" office:value-type="string" office:string-value="32003341854" calcext:value-type="string">
            <text:p>32003341854</text:p>
          </table:table-cell>
          <table:table-cell table:formula="of:=[$Total.D170]" office:value-type="float" office:value="25" calcext:value-type="float">
            <text:p>25</text:p>
          </table:table-cell>
          <table:table-cell table:formula="of:=IF([.A1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1]" office:value-type="string" office:string-value="270849" calcext:value-type="string">
            <text:p>270849</text:p>
          </table:table-cell>
          <table:table-cell office:value-type="float" office:value="202411" calcext:value-type="float">
            <text:p>202411</text:p>
          </table:table-cell>
          <table:table-cell table:formula="of:=IF([.A170]=&quot;&quot;;&quot;&quot;;4)" office:value-type="float" office:value="4" calcext:value-type="float">
            <text:p>4</text:p>
          </table:table-cell>
          <table:table-cell table:formula="of:=IF([.A170]=&quot;&quot;;&quot;&quot;;5174)" office:value-type="float" office:value="5174" calcext:value-type="float">
            <text:p>5174</text:p>
          </table:table-cell>
          <table:table-cell table:formula="of:=[$Total.C171]" office:value-type="string" office:string-value="38572304878" calcext:value-type="string">
            <text:p>38572304878</text:p>
          </table:table-cell>
          <table:table-cell table:formula="of:=[$Total.D171]" office:value-type="float" office:value="25" calcext:value-type="float">
            <text:p>25</text:p>
          </table:table-cell>
          <table:table-cell table:formula="of:=IF([.A1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2]" office:value-type="string" office:string-value="272205" calcext:value-type="string">
            <text:p>272205</text:p>
          </table:table-cell>
          <table:table-cell office:value-type="float" office:value="202411" calcext:value-type="float">
            <text:p>202411</text:p>
          </table:table-cell>
          <table:table-cell table:formula="of:=IF([.A171]=&quot;&quot;;&quot;&quot;;4)" office:value-type="float" office:value="4" calcext:value-type="float">
            <text:p>4</text:p>
          </table:table-cell>
          <table:table-cell table:formula="of:=IF([.A171]=&quot;&quot;;&quot;&quot;;5174)" office:value-type="float" office:value="5174" calcext:value-type="float">
            <text:p>5174</text:p>
          </table:table-cell>
          <table:table-cell table:formula="of:=[$Total.C172]" office:value-type="string" office:string-value="29119327811" calcext:value-type="string">
            <text:p>29119327811</text:p>
          </table:table-cell>
          <table:table-cell table:formula="of:=[$Total.D172]" office:value-type="float" office:value="25" calcext:value-type="float">
            <text:p>25</text:p>
          </table:table-cell>
          <table:table-cell table:formula="of:=IF([.A1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3]" office:value-type="string" office:string-value="272213" calcext:value-type="string">
            <text:p>272213</text:p>
          </table:table-cell>
          <table:table-cell office:value-type="float" office:value="202411" calcext:value-type="float">
            <text:p>202411</text:p>
          </table:table-cell>
          <table:table-cell table:formula="of:=IF([.A172]=&quot;&quot;;&quot;&quot;;4)" office:value-type="float" office:value="4" calcext:value-type="float">
            <text:p>4</text:p>
          </table:table-cell>
          <table:table-cell table:formula="of:=IF([.A172]=&quot;&quot;;&quot;&quot;;5174)" office:value-type="float" office:value="5174" calcext:value-type="float">
            <text:p>5174</text:p>
          </table:table-cell>
          <table:table-cell table:formula="of:=[$Total.C173]" office:value-type="string" office:string-value="43300630851" calcext:value-type="string">
            <text:p>43300630851</text:p>
          </table:table-cell>
          <table:table-cell table:formula="of:=[$Total.D173]" office:value-type="float" office:value="25" calcext:value-type="float">
            <text:p>25</text:p>
          </table:table-cell>
          <table:table-cell table:formula="of:=IF([.A1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4]" office:value-type="string" office:string-value="272329" calcext:value-type="string">
            <text:p>272329</text:p>
          </table:table-cell>
          <table:table-cell office:value-type="float" office:value="202411" calcext:value-type="float">
            <text:p>202411</text:p>
          </table:table-cell>
          <table:table-cell table:formula="of:=IF([.A173]=&quot;&quot;;&quot;&quot;;4)" office:value-type="float" office:value="4" calcext:value-type="float">
            <text:p>4</text:p>
          </table:table-cell>
          <table:table-cell table:formula="of:=IF([.A173]=&quot;&quot;;&quot;&quot;;5174)" office:value-type="float" office:value="5174" calcext:value-type="float">
            <text:p>5174</text:p>
          </table:table-cell>
          <table:table-cell table:formula="of:=[$Total.C174]" office:value-type="string" office:string-value="41877677892" calcext:value-type="string">
            <text:p>41877677892</text:p>
          </table:table-cell>
          <table:table-cell table:formula="of:=[$Total.D174]" office:value-type="float" office:value="25" calcext:value-type="float">
            <text:p>25</text:p>
          </table:table-cell>
          <table:table-cell table:formula="of:=IF([.A1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5]" office:value-type="string" office:string-value="273678" calcext:value-type="string">
            <text:p>273678</text:p>
          </table:table-cell>
          <table:table-cell office:value-type="float" office:value="202411" calcext:value-type="float">
            <text:p>202411</text:p>
          </table:table-cell>
          <table:table-cell table:formula="of:=IF([.A174]=&quot;&quot;;&quot;&quot;;4)" office:value-type="float" office:value="4" calcext:value-type="float">
            <text:p>4</text:p>
          </table:table-cell>
          <table:table-cell table:formula="of:=IF([.A174]=&quot;&quot;;&quot;&quot;;5174)" office:value-type="float" office:value="5174" calcext:value-type="float">
            <text:p>5174</text:p>
          </table:table-cell>
          <table:table-cell table:formula="of:=[$Total.C175]" office:value-type="string" office:string-value="26307262826" calcext:value-type="string">
            <text:p>26307262826</text:p>
          </table:table-cell>
          <table:table-cell table:formula="of:=[$Total.D175]" office:value-type="float" office:value="25" calcext:value-type="float">
            <text:p>25</text:p>
          </table:table-cell>
          <table:table-cell table:formula="of:=IF([.A1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6]" office:value-type="string" office:string-value="275301" calcext:value-type="string">
            <text:p>275301</text:p>
          </table:table-cell>
          <table:table-cell office:value-type="float" office:value="202411" calcext:value-type="float">
            <text:p>202411</text:p>
          </table:table-cell>
          <table:table-cell table:formula="of:=IF([.A175]=&quot;&quot;;&quot;&quot;;4)" office:value-type="float" office:value="4" calcext:value-type="float">
            <text:p>4</text:p>
          </table:table-cell>
          <table:table-cell table:formula="of:=IF([.A175]=&quot;&quot;;&quot;&quot;;5174)" office:value-type="float" office:value="5174" calcext:value-type="float">
            <text:p>5174</text:p>
          </table:table-cell>
          <table:table-cell table:formula="of:=[$Total.C176]" office:value-type="string" office:string-value="43523936810" calcext:value-type="string">
            <text:p>43523936810</text:p>
          </table:table-cell>
          <table:table-cell table:formula="of:=[$Total.D176]" office:value-type="float" office:value="25" calcext:value-type="float">
            <text:p>25</text:p>
          </table:table-cell>
          <table:table-cell table:formula="of:=IF([.A1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7]" office:value-type="string" office:string-value="275727" calcext:value-type="string">
            <text:p>275727</text:p>
          </table:table-cell>
          <table:table-cell office:value-type="float" office:value="202411" calcext:value-type="float">
            <text:p>202411</text:p>
          </table:table-cell>
          <table:table-cell table:formula="of:=IF([.A176]=&quot;&quot;;&quot;&quot;;4)" office:value-type="float" office:value="4" calcext:value-type="float">
            <text:p>4</text:p>
          </table:table-cell>
          <table:table-cell table:formula="of:=IF([.A176]=&quot;&quot;;&quot;&quot;;5174)" office:value-type="float" office:value="5174" calcext:value-type="float">
            <text:p>5174</text:p>
          </table:table-cell>
          <table:table-cell table:formula="of:=[$Total.C177]" office:value-type="string" office:string-value="41321447809" calcext:value-type="string">
            <text:p>41321447809</text:p>
          </table:table-cell>
          <table:table-cell table:formula="of:=[$Total.D177]" office:value-type="float" office:value="25" calcext:value-type="float">
            <text:p>25</text:p>
          </table:table-cell>
          <table:table-cell table:formula="of:=IF([.A1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8]" office:value-type="string" office:string-value="276340" calcext:value-type="string">
            <text:p>276340</text:p>
          </table:table-cell>
          <table:table-cell office:value-type="float" office:value="202411" calcext:value-type="float">
            <text:p>202411</text:p>
          </table:table-cell>
          <table:table-cell table:formula="of:=IF([.A177]=&quot;&quot;;&quot;&quot;;4)" office:value-type="float" office:value="4" calcext:value-type="float">
            <text:p>4</text:p>
          </table:table-cell>
          <table:table-cell table:formula="of:=IF([.A177]=&quot;&quot;;&quot;&quot;;5174)" office:value-type="float" office:value="5174" calcext:value-type="float">
            <text:p>5174</text:p>
          </table:table-cell>
          <table:table-cell table:formula="of:=[$Total.C178]" office:value-type="string" office:string-value="44722855846" calcext:value-type="string">
            <text:p>44722855846</text:p>
          </table:table-cell>
          <table:table-cell table:formula="of:=[$Total.D178]" office:value-type="float" office:value="25" calcext:value-type="float">
            <text:p>25</text:p>
          </table:table-cell>
          <table:table-cell table:formula="of:=IF([.A1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79]" office:value-type="string" office:string-value="277061" calcext:value-type="string">
            <text:p>277061</text:p>
          </table:table-cell>
          <table:table-cell office:value-type="float" office:value="202411" calcext:value-type="float">
            <text:p>202411</text:p>
          </table:table-cell>
          <table:table-cell table:formula="of:=IF([.A178]=&quot;&quot;;&quot;&quot;;4)" office:value-type="float" office:value="4" calcext:value-type="float">
            <text:p>4</text:p>
          </table:table-cell>
          <table:table-cell table:formula="of:=IF([.A178]=&quot;&quot;;&quot;&quot;;5174)" office:value-type="float" office:value="5174" calcext:value-type="float">
            <text:p>5174</text:p>
          </table:table-cell>
          <table:table-cell table:formula="of:=[$Total.C179]" office:value-type="string" office:string-value="09490581658" calcext:value-type="string">
            <text:p>09490581658</text:p>
          </table:table-cell>
          <table:table-cell table:formula="of:=[$Total.D179]" office:value-type="float" office:value="25" calcext:value-type="float">
            <text:p>25</text:p>
          </table:table-cell>
          <table:table-cell table:formula="of:=IF([.A1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0]" office:value-type="string" office:string-value="277797" calcext:value-type="string">
            <text:p>277797</text:p>
          </table:table-cell>
          <table:table-cell office:value-type="float" office:value="202411" calcext:value-type="float">
            <text:p>202411</text:p>
          </table:table-cell>
          <table:table-cell table:formula="of:=IF([.A179]=&quot;&quot;;&quot;&quot;;4)" office:value-type="float" office:value="4" calcext:value-type="float">
            <text:p>4</text:p>
          </table:table-cell>
          <table:table-cell table:formula="of:=IF([.A179]=&quot;&quot;;&quot;&quot;;5174)" office:value-type="float" office:value="5174" calcext:value-type="float">
            <text:p>5174</text:p>
          </table:table-cell>
          <table:table-cell table:formula="of:=[$Total.C180]" office:value-type="string" office:string-value="16080522810" calcext:value-type="string">
            <text:p>16080522810</text:p>
          </table:table-cell>
          <table:table-cell table:formula="of:=[$Total.D180]" office:value-type="float" office:value="25" calcext:value-type="float">
            <text:p>25</text:p>
          </table:table-cell>
          <table:table-cell table:formula="of:=IF([.A1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1]" office:value-type="string" office:string-value="278378" calcext:value-type="string">
            <text:p>278378</text:p>
          </table:table-cell>
          <table:table-cell office:value-type="float" office:value="202411" calcext:value-type="float">
            <text:p>202411</text:p>
          </table:table-cell>
          <table:table-cell table:formula="of:=IF([.A180]=&quot;&quot;;&quot;&quot;;4)" office:value-type="float" office:value="4" calcext:value-type="float">
            <text:p>4</text:p>
          </table:table-cell>
          <table:table-cell table:formula="of:=IF([.A180]=&quot;&quot;;&quot;&quot;;5174)" office:value-type="float" office:value="5174" calcext:value-type="float">
            <text:p>5174</text:p>
          </table:table-cell>
          <table:table-cell table:formula="of:=[$Total.C181]" office:value-type="string" office:string-value="33335981839" calcext:value-type="string">
            <text:p>33335981839</text:p>
          </table:table-cell>
          <table:table-cell table:formula="of:=[$Total.D181]" office:value-type="float" office:value="25" calcext:value-type="float">
            <text:p>25</text:p>
          </table:table-cell>
          <table:table-cell table:formula="of:=IF([.A1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2]" office:value-type="string" office:string-value="278629" calcext:value-type="string">
            <text:p>278629</text:p>
          </table:table-cell>
          <table:table-cell office:value-type="float" office:value="202411" calcext:value-type="float">
            <text:p>202411</text:p>
          </table:table-cell>
          <table:table-cell table:formula="of:=IF([.A181]=&quot;&quot;;&quot;&quot;;4)" office:value-type="float" office:value="4" calcext:value-type="float">
            <text:p>4</text:p>
          </table:table-cell>
          <table:table-cell table:formula="of:=IF([.A181]=&quot;&quot;;&quot;&quot;;5174)" office:value-type="float" office:value="5174" calcext:value-type="float">
            <text:p>5174</text:p>
          </table:table-cell>
          <table:table-cell table:formula="of:=[$Total.C182]" office:value-type="string" office:string-value="28298669835" calcext:value-type="string">
            <text:p>28298669835</text:p>
          </table:table-cell>
          <table:table-cell table:formula="of:=[$Total.D182]" office:value-type="float" office:value="25" calcext:value-type="float">
            <text:p>25</text:p>
          </table:table-cell>
          <table:table-cell table:formula="of:=IF([.A1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3]" office:value-type="string" office:string-value="278890" calcext:value-type="string">
            <text:p>278890</text:p>
          </table:table-cell>
          <table:table-cell office:value-type="float" office:value="202411" calcext:value-type="float">
            <text:p>202411</text:p>
          </table:table-cell>
          <table:table-cell table:formula="of:=IF([.A182]=&quot;&quot;;&quot;&quot;;4)" office:value-type="float" office:value="4" calcext:value-type="float">
            <text:p>4</text:p>
          </table:table-cell>
          <table:table-cell table:formula="of:=IF([.A182]=&quot;&quot;;&quot;&quot;;5174)" office:value-type="float" office:value="5174" calcext:value-type="float">
            <text:p>5174</text:p>
          </table:table-cell>
          <table:table-cell table:formula="of:=[$Total.C183]" office:value-type="string" office:string-value="44592057856" calcext:value-type="string">
            <text:p>44592057856</text:p>
          </table:table-cell>
          <table:table-cell table:formula="of:=[$Total.D183]" office:value-type="float" office:value="25" calcext:value-type="float">
            <text:p>25</text:p>
          </table:table-cell>
          <table:table-cell table:formula="of:=IF([.A1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4]" office:value-type="string" office:string-value="280348" calcext:value-type="string">
            <text:p>280348</text:p>
          </table:table-cell>
          <table:table-cell office:value-type="float" office:value="202411" calcext:value-type="float">
            <text:p>202411</text:p>
          </table:table-cell>
          <table:table-cell table:formula="of:=IF([.A183]=&quot;&quot;;&quot;&quot;;4)" office:value-type="float" office:value="4" calcext:value-type="float">
            <text:p>4</text:p>
          </table:table-cell>
          <table:table-cell table:formula="of:=IF([.A183]=&quot;&quot;;&quot;&quot;;5174)" office:value-type="float" office:value="5174" calcext:value-type="float">
            <text:p>5174</text:p>
          </table:table-cell>
          <table:table-cell table:formula="of:=[$Total.C184]" office:value-type="string" office:string-value="46006967863" calcext:value-type="string">
            <text:p>46006967863</text:p>
          </table:table-cell>
          <table:table-cell table:formula="of:=[$Total.D184]" office:value-type="float" office:value="25" calcext:value-type="float">
            <text:p>25</text:p>
          </table:table-cell>
          <table:table-cell table:formula="of:=IF([.A1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5]" office:value-type="string" office:string-value="281468" calcext:value-type="string">
            <text:p>281468</text:p>
          </table:table-cell>
          <table:table-cell office:value-type="float" office:value="202411" calcext:value-type="float">
            <text:p>202411</text:p>
          </table:table-cell>
          <table:table-cell table:formula="of:=IF([.A184]=&quot;&quot;;&quot;&quot;;4)" office:value-type="float" office:value="4" calcext:value-type="float">
            <text:p>4</text:p>
          </table:table-cell>
          <table:table-cell table:formula="of:=IF([.A184]=&quot;&quot;;&quot;&quot;;5174)" office:value-type="float" office:value="5174" calcext:value-type="float">
            <text:p>5174</text:p>
          </table:table-cell>
          <table:table-cell table:formula="of:=[$Total.C185]" office:value-type="string" office:string-value="33246451826" calcext:value-type="string">
            <text:p>33246451826</text:p>
          </table:table-cell>
          <table:table-cell table:formula="of:=[$Total.D185]" office:value-type="float" office:value="25" calcext:value-type="float">
            <text:p>25</text:p>
          </table:table-cell>
          <table:table-cell table:formula="of:=IF([.A1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6]" office:value-type="string" office:string-value="281832" calcext:value-type="string">
            <text:p>281832</text:p>
          </table:table-cell>
          <table:table-cell office:value-type="float" office:value="202411" calcext:value-type="float">
            <text:p>202411</text:p>
          </table:table-cell>
          <table:table-cell table:formula="of:=IF([.A185]=&quot;&quot;;&quot;&quot;;4)" office:value-type="float" office:value="4" calcext:value-type="float">
            <text:p>4</text:p>
          </table:table-cell>
          <table:table-cell table:formula="of:=IF([.A185]=&quot;&quot;;&quot;&quot;;5174)" office:value-type="float" office:value="5174" calcext:value-type="float">
            <text:p>5174</text:p>
          </table:table-cell>
          <table:table-cell table:formula="of:=[$Total.C186]" office:value-type="string" office:string-value="41743839871" calcext:value-type="string">
            <text:p>41743839871</text:p>
          </table:table-cell>
          <table:table-cell table:formula="of:=[$Total.D186]" office:value-type="float" office:value="25" calcext:value-type="float">
            <text:p>25</text:p>
          </table:table-cell>
          <table:table-cell table:formula="of:=IF([.A1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7]" office:value-type="string" office:string-value="282871" calcext:value-type="string">
            <text:p>282871</text:p>
          </table:table-cell>
          <table:table-cell office:value-type="float" office:value="202411" calcext:value-type="float">
            <text:p>202411</text:p>
          </table:table-cell>
          <table:table-cell table:formula="of:=IF([.A186]=&quot;&quot;;&quot;&quot;;4)" office:value-type="float" office:value="4" calcext:value-type="float">
            <text:p>4</text:p>
          </table:table-cell>
          <table:table-cell table:formula="of:=IF([.A186]=&quot;&quot;;&quot;&quot;;5174)" office:value-type="float" office:value="5174" calcext:value-type="float">
            <text:p>5174</text:p>
          </table:table-cell>
          <table:table-cell table:formula="of:=[$Total.C187]" office:value-type="string" office:string-value="26470224881" calcext:value-type="string">
            <text:p>26470224881</text:p>
          </table:table-cell>
          <table:table-cell table:formula="of:=[$Total.D187]" office:value-type="float" office:value="25" calcext:value-type="float">
            <text:p>25</text:p>
          </table:table-cell>
          <table:table-cell table:formula="of:=IF([.A1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8]" office:value-type="string" office:string-value="283525" calcext:value-type="string">
            <text:p>283525</text:p>
          </table:table-cell>
          <table:table-cell office:value-type="float" office:value="202411" calcext:value-type="float">
            <text:p>202411</text:p>
          </table:table-cell>
          <table:table-cell table:formula="of:=IF([.A187]=&quot;&quot;;&quot;&quot;;4)" office:value-type="float" office:value="4" calcext:value-type="float">
            <text:p>4</text:p>
          </table:table-cell>
          <table:table-cell table:formula="of:=IF([.A187]=&quot;&quot;;&quot;&quot;;5174)" office:value-type="float" office:value="5174" calcext:value-type="float">
            <text:p>5174</text:p>
          </table:table-cell>
          <table:table-cell table:formula="of:=[$Total.C188]" office:value-type="string" office:string-value="03602627594" calcext:value-type="string">
            <text:p>03602627594</text:p>
          </table:table-cell>
          <table:table-cell table:formula="of:=[$Total.D188]" office:value-type="float" office:value="25" calcext:value-type="float">
            <text:p>25</text:p>
          </table:table-cell>
          <table:table-cell table:formula="of:=IF([.A1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89]" office:value-type="string" office:string-value="284432" calcext:value-type="string">
            <text:p>284432</text:p>
          </table:table-cell>
          <table:table-cell office:value-type="float" office:value="202411" calcext:value-type="float">
            <text:p>202411</text:p>
          </table:table-cell>
          <table:table-cell table:formula="of:=IF([.A188]=&quot;&quot;;&quot;&quot;;4)" office:value-type="float" office:value="4" calcext:value-type="float">
            <text:p>4</text:p>
          </table:table-cell>
          <table:table-cell table:formula="of:=IF([.A188]=&quot;&quot;;&quot;&quot;;5174)" office:value-type="float" office:value="5174" calcext:value-type="float">
            <text:p>5174</text:p>
          </table:table-cell>
          <table:table-cell table:formula="of:=[$Total.C189]" office:value-type="string" office:string-value="35808575842" calcext:value-type="string">
            <text:p>35808575842</text:p>
          </table:table-cell>
          <table:table-cell table:formula="of:=[$Total.D189]" office:value-type="float" office:value="25" calcext:value-type="float">
            <text:p>25</text:p>
          </table:table-cell>
          <table:table-cell table:formula="of:=IF([.A1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0]" office:value-type="string" office:string-value="285030" calcext:value-type="string">
            <text:p>285030</text:p>
          </table:table-cell>
          <table:table-cell office:value-type="float" office:value="202411" calcext:value-type="float">
            <text:p>202411</text:p>
          </table:table-cell>
          <table:table-cell table:formula="of:=IF([.A189]=&quot;&quot;;&quot;&quot;;4)" office:value-type="float" office:value="4" calcext:value-type="float">
            <text:p>4</text:p>
          </table:table-cell>
          <table:table-cell table:formula="of:=IF([.A189]=&quot;&quot;;&quot;&quot;;5174)" office:value-type="float" office:value="5174" calcext:value-type="float">
            <text:p>5174</text:p>
          </table:table-cell>
          <table:table-cell table:formula="of:=[$Total.C190]" office:value-type="string" office:string-value="27082604807" calcext:value-type="string">
            <text:p>27082604807</text:p>
          </table:table-cell>
          <table:table-cell table:formula="of:=[$Total.D190]" office:value-type="float" office:value="25" calcext:value-type="float">
            <text:p>25</text:p>
          </table:table-cell>
          <table:table-cell table:formula="of:=IF([.A1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1]" office:value-type="string" office:string-value="285358" calcext:value-type="string">
            <text:p>285358</text:p>
          </table:table-cell>
          <table:table-cell office:value-type="float" office:value="202411" calcext:value-type="float">
            <text:p>202411</text:p>
          </table:table-cell>
          <table:table-cell table:formula="of:=IF([.A190]=&quot;&quot;;&quot;&quot;;4)" office:value-type="float" office:value="4" calcext:value-type="float">
            <text:p>4</text:p>
          </table:table-cell>
          <table:table-cell table:formula="of:=IF([.A190]=&quot;&quot;;&quot;&quot;;5174)" office:value-type="float" office:value="5174" calcext:value-type="float">
            <text:p>5174</text:p>
          </table:table-cell>
          <table:table-cell table:formula="of:=[$Total.C191]" office:value-type="string" office:string-value="12357576847" calcext:value-type="string">
            <text:p>12357576847</text:p>
          </table:table-cell>
          <table:table-cell table:formula="of:=[$Total.D191]" office:value-type="float" office:value="25" calcext:value-type="float">
            <text:p>25</text:p>
          </table:table-cell>
          <table:table-cell table:formula="of:=IF([.A1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2]" office:value-type="string" office:string-value="286320" calcext:value-type="string">
            <text:p>286320</text:p>
          </table:table-cell>
          <table:table-cell office:value-type="float" office:value="202411" calcext:value-type="float">
            <text:p>202411</text:p>
          </table:table-cell>
          <table:table-cell table:formula="of:=IF([.A191]=&quot;&quot;;&quot;&quot;;4)" office:value-type="float" office:value="4" calcext:value-type="float">
            <text:p>4</text:p>
          </table:table-cell>
          <table:table-cell table:formula="of:=IF([.A191]=&quot;&quot;;&quot;&quot;;5174)" office:value-type="float" office:value="5174" calcext:value-type="float">
            <text:p>5174</text:p>
          </table:table-cell>
          <table:table-cell table:formula="of:=[$Total.C192]" office:value-type="string" office:string-value="27812352889" calcext:value-type="string">
            <text:p>27812352889</text:p>
          </table:table-cell>
          <table:table-cell table:formula="of:=[$Total.D192]" office:value-type="float" office:value="25" calcext:value-type="float">
            <text:p>25</text:p>
          </table:table-cell>
          <table:table-cell table:formula="of:=IF([.A1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3]" office:value-type="string" office:string-value="286508" calcext:value-type="string">
            <text:p>286508</text:p>
          </table:table-cell>
          <table:table-cell office:value-type="float" office:value="202411" calcext:value-type="float">
            <text:p>202411</text:p>
          </table:table-cell>
          <table:table-cell table:formula="of:=IF([.A192]=&quot;&quot;;&quot;&quot;;4)" office:value-type="float" office:value="4" calcext:value-type="float">
            <text:p>4</text:p>
          </table:table-cell>
          <table:table-cell table:formula="of:=IF([.A192]=&quot;&quot;;&quot;&quot;;5174)" office:value-type="float" office:value="5174" calcext:value-type="float">
            <text:p>5174</text:p>
          </table:table-cell>
          <table:table-cell table:formula="of:=[$Total.C193]" office:value-type="string" office:string-value="44238034880" calcext:value-type="string">
            <text:p>44238034880</text:p>
          </table:table-cell>
          <table:table-cell table:formula="of:=[$Total.D193]" office:value-type="float" office:value="25" calcext:value-type="float">
            <text:p>25</text:p>
          </table:table-cell>
          <table:table-cell table:formula="of:=IF([.A1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4]" office:value-type="string" office:string-value="288608" calcext:value-type="string">
            <text:p>288608</text:p>
          </table:table-cell>
          <table:table-cell office:value-type="float" office:value="202411" calcext:value-type="float">
            <text:p>202411</text:p>
          </table:table-cell>
          <table:table-cell table:formula="of:=IF([.A193]=&quot;&quot;;&quot;&quot;;4)" office:value-type="float" office:value="4" calcext:value-type="float">
            <text:p>4</text:p>
          </table:table-cell>
          <table:table-cell table:formula="of:=IF([.A193]=&quot;&quot;;&quot;&quot;;5174)" office:value-type="float" office:value="5174" calcext:value-type="float">
            <text:p>5174</text:p>
          </table:table-cell>
          <table:table-cell table:formula="of:=[$Total.C194]" office:value-type="string" office:string-value="47528014850" calcext:value-type="string">
            <text:p>47528014850</text:p>
          </table:table-cell>
          <table:table-cell table:formula="of:=[$Total.D194]" office:value-type="float" office:value="25" calcext:value-type="float">
            <text:p>25</text:p>
          </table:table-cell>
          <table:table-cell table:formula="of:=IF([.A1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5]" office:value-type="string" office:string-value="288730" calcext:value-type="string">
            <text:p>288730</text:p>
          </table:table-cell>
          <table:table-cell office:value-type="float" office:value="202411" calcext:value-type="float">
            <text:p>202411</text:p>
          </table:table-cell>
          <table:table-cell table:formula="of:=IF([.A194]=&quot;&quot;;&quot;&quot;;4)" office:value-type="float" office:value="4" calcext:value-type="float">
            <text:p>4</text:p>
          </table:table-cell>
          <table:table-cell table:formula="of:=IF([.A194]=&quot;&quot;;&quot;&quot;;5174)" office:value-type="float" office:value="5174" calcext:value-type="float">
            <text:p>5174</text:p>
          </table:table-cell>
          <table:table-cell table:formula="of:=[$Total.C195]" office:value-type="string" office:string-value="47647754840" calcext:value-type="string">
            <text:p>47647754840</text:p>
          </table:table-cell>
          <table:table-cell table:formula="of:=[$Total.D195]" office:value-type="float" office:value="25" calcext:value-type="float">
            <text:p>25</text:p>
          </table:table-cell>
          <table:table-cell table:formula="of:=IF([.A1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6]" office:value-type="string" office:string-value="290904" calcext:value-type="string">
            <text:p>290904</text:p>
          </table:table-cell>
          <table:table-cell office:value-type="float" office:value="202411" calcext:value-type="float">
            <text:p>202411</text:p>
          </table:table-cell>
          <table:table-cell table:formula="of:=IF([.A195]=&quot;&quot;;&quot;&quot;;4)" office:value-type="float" office:value="4" calcext:value-type="float">
            <text:p>4</text:p>
          </table:table-cell>
          <table:table-cell table:formula="of:=IF([.A195]=&quot;&quot;;&quot;&quot;;5174)" office:value-type="float" office:value="5174" calcext:value-type="float">
            <text:p>5174</text:p>
          </table:table-cell>
          <table:table-cell table:formula="of:=[$Total.C196]" office:value-type="string" office:string-value="21715481852" calcext:value-type="string">
            <text:p>21715481852</text:p>
          </table:table-cell>
          <table:table-cell table:formula="of:=[$Total.D196]" office:value-type="float" office:value="25" calcext:value-type="float">
            <text:p>25</text:p>
          </table:table-cell>
          <table:table-cell table:formula="of:=IF([.A1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7]" office:value-type="string" office:string-value="291161" calcext:value-type="string">
            <text:p>291161</text:p>
          </table:table-cell>
          <table:table-cell office:value-type="float" office:value="202411" calcext:value-type="float">
            <text:p>202411</text:p>
          </table:table-cell>
          <table:table-cell table:formula="of:=IF([.A196]=&quot;&quot;;&quot;&quot;;4)" office:value-type="float" office:value="4" calcext:value-type="float">
            <text:p>4</text:p>
          </table:table-cell>
          <table:table-cell table:formula="of:=IF([.A196]=&quot;&quot;;&quot;&quot;;5174)" office:value-type="float" office:value="5174" calcext:value-type="float">
            <text:p>5174</text:p>
          </table:table-cell>
          <table:table-cell table:formula="of:=[$Total.C197]" office:value-type="string" office:string-value="00210203536" calcext:value-type="string">
            <text:p>00210203536</text:p>
          </table:table-cell>
          <table:table-cell table:formula="of:=[$Total.D197]" office:value-type="float" office:value="25" calcext:value-type="float">
            <text:p>25</text:p>
          </table:table-cell>
          <table:table-cell table:formula="of:=IF([.A1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8]" office:value-type="string" office:string-value="87109" calcext:value-type="string">
            <text:p>87109</text:p>
          </table:table-cell>
          <table:table-cell office:value-type="float" office:value="202411" calcext:value-type="float">
            <text:p>202411</text:p>
          </table:table-cell>
          <table:table-cell table:formula="of:=IF([.A197]=&quot;&quot;;&quot;&quot;;4)" office:value-type="float" office:value="4" calcext:value-type="float">
            <text:p>4</text:p>
          </table:table-cell>
          <table:table-cell table:formula="of:=IF([.A197]=&quot;&quot;;&quot;&quot;;5174)" office:value-type="float" office:value="5174" calcext:value-type="float">
            <text:p>5174</text:p>
          </table:table-cell>
          <table:table-cell table:formula="of:=[$Total.C198]" office:value-type="string" office:string-value="11525767801" calcext:value-type="string">
            <text:p>11525767801</text:p>
          </table:table-cell>
          <table:table-cell table:formula="of:=[$Total.D198]" office:value-type="float" office:value="25" calcext:value-type="float">
            <text:p>25</text:p>
          </table:table-cell>
          <table:table-cell table:formula="of:=IF([.A1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199]" office:value-type="string" office:string-value="907324" calcext:value-type="string">
            <text:p>907324</text:p>
          </table:table-cell>
          <table:table-cell office:value-type="float" office:value="202411" calcext:value-type="float">
            <text:p>202411</text:p>
          </table:table-cell>
          <table:table-cell table:formula="of:=IF([.A198]=&quot;&quot;;&quot;&quot;;4)" office:value-type="float" office:value="4" calcext:value-type="float">
            <text:p>4</text:p>
          </table:table-cell>
          <table:table-cell table:formula="of:=IF([.A198]=&quot;&quot;;&quot;&quot;;5174)" office:value-type="float" office:value="5174" calcext:value-type="float">
            <text:p>5174</text:p>
          </table:table-cell>
          <table:table-cell table:formula="of:=[$Total.C199]" office:value-type="string" office:string-value="19170156824" calcext:value-type="string">
            <text:p>19170156824</text:p>
          </table:table-cell>
          <table:table-cell table:formula="of:=[$Total.D199]" office:value-type="float" office:value="25" calcext:value-type="float">
            <text:p>25</text:p>
          </table:table-cell>
          <table:table-cell table:formula="of:=IF([.A1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0]" office:value-type="string" office:string-value="909483" calcext:value-type="string">
            <text:p>909483</text:p>
          </table:table-cell>
          <table:table-cell office:value-type="float" office:value="202411" calcext:value-type="float">
            <text:p>202411</text:p>
          </table:table-cell>
          <table:table-cell table:formula="of:=IF([.A199]=&quot;&quot;;&quot;&quot;;4)" office:value-type="float" office:value="4" calcext:value-type="float">
            <text:p>4</text:p>
          </table:table-cell>
          <table:table-cell table:formula="of:=IF([.A199]=&quot;&quot;;&quot;&quot;;5174)" office:value-type="float" office:value="5174" calcext:value-type="float">
            <text:p>5174</text:p>
          </table:table-cell>
          <table:table-cell table:formula="of:=[$Total.C200]" office:value-type="string" office:string-value="35699699830" calcext:value-type="string">
            <text:p>35699699830</text:p>
          </table:table-cell>
          <table:table-cell table:formula="of:=[$Total.D200]" office:value-type="float" office:value="25" calcext:value-type="float">
            <text:p>25</text:p>
          </table:table-cell>
          <table:table-cell table:formula="of:=IF([.A1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1]" office:value-type="string" office:string-value="910686" calcext:value-type="string">
            <text:p>910686</text:p>
          </table:table-cell>
          <table:table-cell office:value-type="float" office:value="202411" calcext:value-type="float">
            <text:p>202411</text:p>
          </table:table-cell>
          <table:table-cell table:formula="of:=IF([.A200]=&quot;&quot;;&quot;&quot;;4)" office:value-type="float" office:value="4" calcext:value-type="float">
            <text:p>4</text:p>
          </table:table-cell>
          <table:table-cell table:formula="of:=IF([.A200]=&quot;&quot;;&quot;&quot;;5174)" office:value-type="float" office:value="5174" calcext:value-type="float">
            <text:p>5174</text:p>
          </table:table-cell>
          <table:table-cell table:formula="of:=[$Total.C201]" office:value-type="string" office:string-value="11545519897" calcext:value-type="string">
            <text:p>11545519897</text:p>
          </table:table-cell>
          <table:table-cell table:formula="of:=[$Total.D201]" office:value-type="float" office:value="25" calcext:value-type="float">
            <text:p>25</text:p>
          </table:table-cell>
          <table:table-cell table:formula="of:=IF([.A2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2]" office:value-type="string" office:string-value="99224" calcext:value-type="string">
            <text:p>99224</text:p>
          </table:table-cell>
          <table:table-cell office:value-type="float" office:value="202411" calcext:value-type="float">
            <text:p>202411</text:p>
          </table:table-cell>
          <table:table-cell table:formula="of:=IF([.A201]=&quot;&quot;;&quot;&quot;;4)" office:value-type="float" office:value="4" calcext:value-type="float">
            <text:p>4</text:p>
          </table:table-cell>
          <table:table-cell table:formula="of:=IF([.A201]=&quot;&quot;;&quot;&quot;;5174)" office:value-type="float" office:value="5174" calcext:value-type="float">
            <text:p>5174</text:p>
          </table:table-cell>
          <table:table-cell table:formula="of:=[$Total.C202]" office:value-type="string" office:string-value="06290475886" calcext:value-type="string">
            <text:p>06290475886</text:p>
          </table:table-cell>
          <table:table-cell table:formula="of:=[$Total.D202]" office:value-type="float" office:value="25" calcext:value-type="float">
            <text:p>25</text:p>
          </table:table-cell>
          <table:table-cell table:formula="of:=IF([.A2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3]" office:value-type="string" office:string-value="260347" calcext:value-type="string">
            <text:p>260347</text:p>
          </table:table-cell>
          <table:table-cell office:value-type="float" office:value="202411" calcext:value-type="float">
            <text:p>202411</text:p>
          </table:table-cell>
          <table:table-cell table:formula="of:=IF([.A202]=&quot;&quot;;&quot;&quot;;4)" office:value-type="float" office:value="4" calcext:value-type="float">
            <text:p>4</text:p>
          </table:table-cell>
          <table:table-cell table:formula="of:=IF([.A202]=&quot;&quot;;&quot;&quot;;5174)" office:value-type="float" office:value="5174" calcext:value-type="float">
            <text:p>5174</text:p>
          </table:table-cell>
          <table:table-cell table:formula="of:=[$Total.C203]" office:value-type="string" office:string-value="42669089895" calcext:value-type="string">
            <text:p>42669089895</text:p>
          </table:table-cell>
          <table:table-cell table:formula="of:=[$Total.D203]" office:value-type="float" office:value="26.55" calcext:value-type="float">
            <text:p>26,55</text:p>
          </table:table-cell>
          <table:table-cell table:formula="of:=IF([.A2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4]" office:value-type="string" office:string-value="182219" calcext:value-type="string">
            <text:p>182219</text:p>
          </table:table-cell>
          <table:table-cell office:value-type="float" office:value="202411" calcext:value-type="float">
            <text:p>202411</text:p>
          </table:table-cell>
          <table:table-cell table:formula="of:=IF([.A203]=&quot;&quot;;&quot;&quot;;4)" office:value-type="float" office:value="4" calcext:value-type="float">
            <text:p>4</text:p>
          </table:table-cell>
          <table:table-cell table:formula="of:=IF([.A203]=&quot;&quot;;&quot;&quot;;5174)" office:value-type="float" office:value="5174" calcext:value-type="float">
            <text:p>5174</text:p>
          </table:table-cell>
          <table:table-cell table:formula="of:=[$Total.C204]" office:value-type="string" office:string-value="26649891894" calcext:value-type="string">
            <text:p>26649891894</text:p>
          </table:table-cell>
          <table:table-cell table:formula="of:=[$Total.D204]" office:value-type="float" office:value="26.56" calcext:value-type="float">
            <text:p>26,56</text:p>
          </table:table-cell>
          <table:table-cell table:formula="of:=IF([.A2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5]" office:value-type="string" office:string-value="265438" calcext:value-type="string">
            <text:p>265438</text:p>
          </table:table-cell>
          <table:table-cell office:value-type="float" office:value="202411" calcext:value-type="float">
            <text:p>202411</text:p>
          </table:table-cell>
          <table:table-cell table:formula="of:=IF([.A204]=&quot;&quot;;&quot;&quot;;4)" office:value-type="float" office:value="4" calcext:value-type="float">
            <text:p>4</text:p>
          </table:table-cell>
          <table:table-cell table:formula="of:=IF([.A204]=&quot;&quot;;&quot;&quot;;5174)" office:value-type="float" office:value="5174" calcext:value-type="float">
            <text:p>5174</text:p>
          </table:table-cell>
          <table:table-cell table:formula="of:=[$Total.C205]" office:value-type="string" office:string-value="13115150890" calcext:value-type="string">
            <text:p>13115150890</text:p>
          </table:table-cell>
          <table:table-cell table:formula="of:=[$Total.D205]" office:value-type="float" office:value="27.21" calcext:value-type="float">
            <text:p>27,21</text:p>
          </table:table-cell>
          <table:table-cell table:formula="of:=IF([.A2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6]" office:value-type="string" office:string-value="184096" calcext:value-type="string">
            <text:p>184096</text:p>
          </table:table-cell>
          <table:table-cell office:value-type="float" office:value="202411" calcext:value-type="float">
            <text:p>202411</text:p>
          </table:table-cell>
          <table:table-cell table:formula="of:=IF([.A205]=&quot;&quot;;&quot;&quot;;4)" office:value-type="float" office:value="4" calcext:value-type="float">
            <text:p>4</text:p>
          </table:table-cell>
          <table:table-cell table:formula="of:=IF([.A205]=&quot;&quot;;&quot;&quot;;5174)" office:value-type="float" office:value="5174" calcext:value-type="float">
            <text:p>5174</text:p>
          </table:table-cell>
          <table:table-cell table:formula="of:=[$Total.C206]" office:value-type="string" office:string-value="39274240805" calcext:value-type="string">
            <text:p>39274240805</text:p>
          </table:table-cell>
          <table:table-cell table:formula="of:=[$Total.D206]" office:value-type="float" office:value="27.26" calcext:value-type="float">
            <text:p>27,26</text:p>
          </table:table-cell>
          <table:table-cell table:formula="of:=IF([.A2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7]" office:value-type="string" office:string-value="159046" calcext:value-type="string">
            <text:p>159046</text:p>
          </table:table-cell>
          <table:table-cell office:value-type="float" office:value="202411" calcext:value-type="float">
            <text:p>202411</text:p>
          </table:table-cell>
          <table:table-cell table:formula="of:=IF([.A206]=&quot;&quot;;&quot;&quot;;4)" office:value-type="float" office:value="4" calcext:value-type="float">
            <text:p>4</text:p>
          </table:table-cell>
          <table:table-cell table:formula="of:=IF([.A206]=&quot;&quot;;&quot;&quot;;5174)" office:value-type="float" office:value="5174" calcext:value-type="float">
            <text:p>5174</text:p>
          </table:table-cell>
          <table:table-cell table:formula="of:=[$Total.C207]" office:value-type="string" office:string-value="04891214899" calcext:value-type="string">
            <text:p>04891214899</text:p>
          </table:table-cell>
          <table:table-cell table:formula="of:=[$Total.D207]" office:value-type="float" office:value="28.32" calcext:value-type="float">
            <text:p>28,32</text:p>
          </table:table-cell>
          <table:table-cell table:formula="of:=IF([.A2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8]" office:value-type="string" office:string-value="169716" calcext:value-type="string">
            <text:p>169716</text:p>
          </table:table-cell>
          <table:table-cell office:value-type="float" office:value="202411" calcext:value-type="float">
            <text:p>202411</text:p>
          </table:table-cell>
          <table:table-cell table:formula="of:=IF([.A207]=&quot;&quot;;&quot;&quot;;4)" office:value-type="float" office:value="4" calcext:value-type="float">
            <text:p>4</text:p>
          </table:table-cell>
          <table:table-cell table:formula="of:=IF([.A207]=&quot;&quot;;&quot;&quot;;5174)" office:value-type="float" office:value="5174" calcext:value-type="float">
            <text:p>5174</text:p>
          </table:table-cell>
          <table:table-cell table:formula="of:=[$Total.C208]" office:value-type="string" office:string-value="01595372822" calcext:value-type="string">
            <text:p>01595372822</text:p>
          </table:table-cell>
          <table:table-cell table:formula="of:=[$Total.D208]" office:value-type="float" office:value="28.54" calcext:value-type="float">
            <text:p>28,54</text:p>
          </table:table-cell>
          <table:table-cell table:formula="of:=IF([.A2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09]" office:value-type="string" office:string-value="242870" calcext:value-type="string">
            <text:p>242870</text:p>
          </table:table-cell>
          <table:table-cell office:value-type="float" office:value="202411" calcext:value-type="float">
            <text:p>202411</text:p>
          </table:table-cell>
          <table:table-cell table:formula="of:=IF([.A208]=&quot;&quot;;&quot;&quot;;4)" office:value-type="float" office:value="4" calcext:value-type="float">
            <text:p>4</text:p>
          </table:table-cell>
          <table:table-cell table:formula="of:=IF([.A208]=&quot;&quot;;&quot;&quot;;5174)" office:value-type="float" office:value="5174" calcext:value-type="float">
            <text:p>5174</text:p>
          </table:table-cell>
          <table:table-cell table:formula="of:=[$Total.C209]" office:value-type="string" office:string-value="34107442829" calcext:value-type="string">
            <text:p>34107442829</text:p>
          </table:table-cell>
          <table:table-cell table:formula="of:=[$Total.D209]" office:value-type="float" office:value="28.54" calcext:value-type="float">
            <text:p>28,54</text:p>
          </table:table-cell>
          <table:table-cell table:formula="of:=IF([.A2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0]" office:value-type="string" office:string-value="109776" calcext:value-type="string">
            <text:p>109776</text:p>
          </table:table-cell>
          <table:table-cell office:value-type="float" office:value="202411" calcext:value-type="float">
            <text:p>202411</text:p>
          </table:table-cell>
          <table:table-cell table:formula="of:=IF([.A209]=&quot;&quot;;&quot;&quot;;4)" office:value-type="float" office:value="4" calcext:value-type="float">
            <text:p>4</text:p>
          </table:table-cell>
          <table:table-cell table:formula="of:=IF([.A209]=&quot;&quot;;&quot;&quot;;5174)" office:value-type="float" office:value="5174" calcext:value-type="float">
            <text:p>5174</text:p>
          </table:table-cell>
          <table:table-cell table:formula="of:=[$Total.C210]" office:value-type="string" office:string-value="13967956857" calcext:value-type="string">
            <text:p>13967956857</text:p>
          </table:table-cell>
          <table:table-cell table:formula="of:=[$Total.D210]" office:value-type="float" office:value="29.43" calcext:value-type="float">
            <text:p>29,43</text:p>
          </table:table-cell>
          <table:table-cell table:formula="of:=IF([.A2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1]" office:value-type="string" office:string-value="120365" calcext:value-type="string">
            <text:p>120365</text:p>
          </table:table-cell>
          <table:table-cell office:value-type="float" office:value="202411" calcext:value-type="float">
            <text:p>202411</text:p>
          </table:table-cell>
          <table:table-cell table:formula="of:=IF([.A210]=&quot;&quot;;&quot;&quot;;4)" office:value-type="float" office:value="4" calcext:value-type="float">
            <text:p>4</text:p>
          </table:table-cell>
          <table:table-cell table:formula="of:=IF([.A210]=&quot;&quot;;&quot;&quot;;5174)" office:value-type="float" office:value="5174" calcext:value-type="float">
            <text:p>5174</text:p>
          </table:table-cell>
          <table:table-cell table:formula="of:=[$Total.C211]" office:value-type="string" office:string-value="19161710873" calcext:value-type="string">
            <text:p>19161710873</text:p>
          </table:table-cell>
          <table:table-cell table:formula="of:=[$Total.D211]" office:value-type="float" office:value="29.43" calcext:value-type="float">
            <text:p>29,43</text:p>
          </table:table-cell>
          <table:table-cell table:formula="of:=IF([.A2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2]" office:value-type="string" office:string-value="133671" calcext:value-type="string">
            <text:p>133671</text:p>
          </table:table-cell>
          <table:table-cell office:value-type="float" office:value="202411" calcext:value-type="float">
            <text:p>202411</text:p>
          </table:table-cell>
          <table:table-cell table:formula="of:=IF([.A211]=&quot;&quot;;&quot;&quot;;4)" office:value-type="float" office:value="4" calcext:value-type="float">
            <text:p>4</text:p>
          </table:table-cell>
          <table:table-cell table:formula="of:=IF([.A211]=&quot;&quot;;&quot;&quot;;5174)" office:value-type="float" office:value="5174" calcext:value-type="float">
            <text:p>5174</text:p>
          </table:table-cell>
          <table:table-cell table:formula="of:=[$Total.C212]" office:value-type="string" office:string-value="17569357850" calcext:value-type="string">
            <text:p>17569357850</text:p>
          </table:table-cell>
          <table:table-cell table:formula="of:=[$Total.D212]" office:value-type="float" office:value="29.43" calcext:value-type="float">
            <text:p>29,43</text:p>
          </table:table-cell>
          <table:table-cell table:formula="of:=IF([.A2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3]" office:value-type="string" office:string-value="139102" calcext:value-type="string">
            <text:p>139102</text:p>
          </table:table-cell>
          <table:table-cell office:value-type="float" office:value="202411" calcext:value-type="float">
            <text:p>202411</text:p>
          </table:table-cell>
          <table:table-cell table:formula="of:=IF([.A212]=&quot;&quot;;&quot;&quot;;4)" office:value-type="float" office:value="4" calcext:value-type="float">
            <text:p>4</text:p>
          </table:table-cell>
          <table:table-cell table:formula="of:=IF([.A212]=&quot;&quot;;&quot;&quot;;5174)" office:value-type="float" office:value="5174" calcext:value-type="float">
            <text:p>5174</text:p>
          </table:table-cell>
          <table:table-cell table:formula="of:=[$Total.C213]" office:value-type="string" office:string-value="27324376894" calcext:value-type="string">
            <text:p>27324376894</text:p>
          </table:table-cell>
          <table:table-cell table:formula="of:=[$Total.D213]" office:value-type="float" office:value="29.43" calcext:value-type="float">
            <text:p>29,43</text:p>
          </table:table-cell>
          <table:table-cell table:formula="of:=IF([.A2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4]" office:value-type="string" office:string-value="157837" calcext:value-type="string">
            <text:p>157837</text:p>
          </table:table-cell>
          <table:table-cell office:value-type="float" office:value="202411" calcext:value-type="float">
            <text:p>202411</text:p>
          </table:table-cell>
          <table:table-cell table:formula="of:=IF([.A213]=&quot;&quot;;&quot;&quot;;4)" office:value-type="float" office:value="4" calcext:value-type="float">
            <text:p>4</text:p>
          </table:table-cell>
          <table:table-cell table:formula="of:=IF([.A213]=&quot;&quot;;&quot;&quot;;5174)" office:value-type="float" office:value="5174" calcext:value-type="float">
            <text:p>5174</text:p>
          </table:table-cell>
          <table:table-cell table:formula="of:=[$Total.C214]" office:value-type="string" office:string-value="25037686873" calcext:value-type="string">
            <text:p>25037686873</text:p>
          </table:table-cell>
          <table:table-cell table:formula="of:=[$Total.D214]" office:value-type="float" office:value="29.43" calcext:value-type="float">
            <text:p>29,43</text:p>
          </table:table-cell>
          <table:table-cell table:formula="of:=IF([.A2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5]" office:value-type="string" office:string-value="176846" calcext:value-type="string">
            <text:p>176846</text:p>
          </table:table-cell>
          <table:table-cell office:value-type="float" office:value="202411" calcext:value-type="float">
            <text:p>202411</text:p>
          </table:table-cell>
          <table:table-cell table:formula="of:=IF([.A214]=&quot;&quot;;&quot;&quot;;4)" office:value-type="float" office:value="4" calcext:value-type="float">
            <text:p>4</text:p>
          </table:table-cell>
          <table:table-cell table:formula="of:=IF([.A214]=&quot;&quot;;&quot;&quot;;5174)" office:value-type="float" office:value="5174" calcext:value-type="float">
            <text:p>5174</text:p>
          </table:table-cell>
          <table:table-cell table:formula="of:=[$Total.C215]" office:value-type="string" office:string-value="30069616841" calcext:value-type="string">
            <text:p>30069616841</text:p>
          </table:table-cell>
          <table:table-cell table:formula="of:=[$Total.D215]" office:value-type="float" office:value="29.43" calcext:value-type="float">
            <text:p>29,43</text:p>
          </table:table-cell>
          <table:table-cell table:formula="of:=IF([.A2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6]" office:value-type="string" office:string-value="196529" calcext:value-type="string">
            <text:p>196529</text:p>
          </table:table-cell>
          <table:table-cell office:value-type="float" office:value="202411" calcext:value-type="float">
            <text:p>202411</text:p>
          </table:table-cell>
          <table:table-cell table:formula="of:=IF([.A215]=&quot;&quot;;&quot;&quot;;4)" office:value-type="float" office:value="4" calcext:value-type="float">
            <text:p>4</text:p>
          </table:table-cell>
          <table:table-cell table:formula="of:=IF([.A215]=&quot;&quot;;&quot;&quot;;5174)" office:value-type="float" office:value="5174" calcext:value-type="float">
            <text:p>5174</text:p>
          </table:table-cell>
          <table:table-cell table:formula="of:=[$Total.C216]" office:value-type="string" office:string-value="11016988885" calcext:value-type="string">
            <text:p>11016988885</text:p>
          </table:table-cell>
          <table:table-cell table:formula="of:=[$Total.D216]" office:value-type="float" office:value="29.43" calcext:value-type="float">
            <text:p>29,43</text:p>
          </table:table-cell>
          <table:table-cell table:formula="of:=IF([.A2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7]" office:value-type="string" office:string-value="198398" calcext:value-type="string">
            <text:p>198398</text:p>
          </table:table-cell>
          <table:table-cell office:value-type="float" office:value="202411" calcext:value-type="float">
            <text:p>202411</text:p>
          </table:table-cell>
          <table:table-cell table:formula="of:=IF([.A216]=&quot;&quot;;&quot;&quot;;4)" office:value-type="float" office:value="4" calcext:value-type="float">
            <text:p>4</text:p>
          </table:table-cell>
          <table:table-cell table:formula="of:=IF([.A216]=&quot;&quot;;&quot;&quot;;5174)" office:value-type="float" office:value="5174" calcext:value-type="float">
            <text:p>5174</text:p>
          </table:table-cell>
          <table:table-cell table:formula="of:=[$Total.C217]" office:value-type="string" office:string-value="71609024834" calcext:value-type="string">
            <text:p>71609024834</text:p>
          </table:table-cell>
          <table:table-cell table:formula="of:=[$Total.D217]" office:value-type="float" office:value="29.43" calcext:value-type="float">
            <text:p>29,43</text:p>
          </table:table-cell>
          <table:table-cell table:formula="of:=IF([.A2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8]" office:value-type="string" office:string-value="199894" calcext:value-type="string">
            <text:p>199894</text:p>
          </table:table-cell>
          <table:table-cell office:value-type="float" office:value="202411" calcext:value-type="float">
            <text:p>202411</text:p>
          </table:table-cell>
          <table:table-cell table:formula="of:=IF([.A217]=&quot;&quot;;&quot;&quot;;4)" office:value-type="float" office:value="4" calcext:value-type="float">
            <text:p>4</text:p>
          </table:table-cell>
          <table:table-cell table:formula="of:=IF([.A217]=&quot;&quot;;&quot;&quot;;5174)" office:value-type="float" office:value="5174" calcext:value-type="float">
            <text:p>5174</text:p>
          </table:table-cell>
          <table:table-cell table:formula="of:=[$Total.C218]" office:value-type="string" office:string-value="26871903810" calcext:value-type="string">
            <text:p>26871903810</text:p>
          </table:table-cell>
          <table:table-cell table:formula="of:=[$Total.D218]" office:value-type="float" office:value="29.43" calcext:value-type="float">
            <text:p>29,43</text:p>
          </table:table-cell>
          <table:table-cell table:formula="of:=IF([.A2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19]" office:value-type="string" office:string-value="202487" calcext:value-type="string">
            <text:p>202487</text:p>
          </table:table-cell>
          <table:table-cell office:value-type="float" office:value="202411" calcext:value-type="float">
            <text:p>202411</text:p>
          </table:table-cell>
          <table:table-cell table:formula="of:=IF([.A218]=&quot;&quot;;&quot;&quot;;4)" office:value-type="float" office:value="4" calcext:value-type="float">
            <text:p>4</text:p>
          </table:table-cell>
          <table:table-cell table:formula="of:=IF([.A218]=&quot;&quot;;&quot;&quot;;5174)" office:value-type="float" office:value="5174" calcext:value-type="float">
            <text:p>5174</text:p>
          </table:table-cell>
          <table:table-cell table:formula="of:=[$Total.C219]" office:value-type="string" office:string-value="30368024873" calcext:value-type="string">
            <text:p>30368024873</text:p>
          </table:table-cell>
          <table:table-cell table:formula="of:=[$Total.D219]" office:value-type="float" office:value="29.43" calcext:value-type="float">
            <text:p>29,43</text:p>
          </table:table-cell>
          <table:table-cell table:formula="of:=IF([.A2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0]" office:value-type="string" office:string-value="217921" calcext:value-type="string">
            <text:p>217921</text:p>
          </table:table-cell>
          <table:table-cell office:value-type="float" office:value="202411" calcext:value-type="float">
            <text:p>202411</text:p>
          </table:table-cell>
          <table:table-cell table:formula="of:=IF([.A219]=&quot;&quot;;&quot;&quot;;4)" office:value-type="float" office:value="4" calcext:value-type="float">
            <text:p>4</text:p>
          </table:table-cell>
          <table:table-cell table:formula="of:=IF([.A219]=&quot;&quot;;&quot;&quot;;5174)" office:value-type="float" office:value="5174" calcext:value-type="float">
            <text:p>5174</text:p>
          </table:table-cell>
          <table:table-cell table:formula="of:=[$Total.C220]" office:value-type="string" office:string-value="30282275843" calcext:value-type="string">
            <text:p>30282275843</text:p>
          </table:table-cell>
          <table:table-cell table:formula="of:=[$Total.D220]" office:value-type="float" office:value="29.43" calcext:value-type="float">
            <text:p>29,43</text:p>
          </table:table-cell>
          <table:table-cell table:formula="of:=IF([.A2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1]" office:value-type="string" office:string-value="223034" calcext:value-type="string">
            <text:p>223034</text:p>
          </table:table-cell>
          <table:table-cell office:value-type="float" office:value="202411" calcext:value-type="float">
            <text:p>202411</text:p>
          </table:table-cell>
          <table:table-cell table:formula="of:=IF([.A220]=&quot;&quot;;&quot;&quot;;4)" office:value-type="float" office:value="4" calcext:value-type="float">
            <text:p>4</text:p>
          </table:table-cell>
          <table:table-cell table:formula="of:=IF([.A220]=&quot;&quot;;&quot;&quot;;5174)" office:value-type="float" office:value="5174" calcext:value-type="float">
            <text:p>5174</text:p>
          </table:table-cell>
          <table:table-cell table:formula="of:=[$Total.C221]" office:value-type="string" office:string-value="16793130889" calcext:value-type="string">
            <text:p>16793130889</text:p>
          </table:table-cell>
          <table:table-cell table:formula="of:=[$Total.D221]" office:value-type="float" office:value="29.43" calcext:value-type="float">
            <text:p>29,43</text:p>
          </table:table-cell>
          <table:table-cell table:formula="of:=IF([.A2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2]" office:value-type="string" office:string-value="229490" calcext:value-type="string">
            <text:p>229490</text:p>
          </table:table-cell>
          <table:table-cell office:value-type="float" office:value="202411" calcext:value-type="float">
            <text:p>202411</text:p>
          </table:table-cell>
          <table:table-cell table:formula="of:=IF([.A221]=&quot;&quot;;&quot;&quot;;4)" office:value-type="float" office:value="4" calcext:value-type="float">
            <text:p>4</text:p>
          </table:table-cell>
          <table:table-cell table:formula="of:=IF([.A221]=&quot;&quot;;&quot;&quot;;5174)" office:value-type="float" office:value="5174" calcext:value-type="float">
            <text:p>5174</text:p>
          </table:table-cell>
          <table:table-cell table:formula="of:=[$Total.C222]" office:value-type="string" office:string-value="13960477864" calcext:value-type="string">
            <text:p>13960477864</text:p>
          </table:table-cell>
          <table:table-cell table:formula="of:=[$Total.D222]" office:value-type="float" office:value="29.43" calcext:value-type="float">
            <text:p>29,43</text:p>
          </table:table-cell>
          <table:table-cell table:formula="of:=IF([.A2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3]" office:value-type="string" office:string-value="239291" calcext:value-type="string">
            <text:p>239291</text:p>
          </table:table-cell>
          <table:table-cell office:value-type="float" office:value="202411" calcext:value-type="float">
            <text:p>202411</text:p>
          </table:table-cell>
          <table:table-cell table:formula="of:=IF([.A222]=&quot;&quot;;&quot;&quot;;4)" office:value-type="float" office:value="4" calcext:value-type="float">
            <text:p>4</text:p>
          </table:table-cell>
          <table:table-cell table:formula="of:=IF([.A222]=&quot;&quot;;&quot;&quot;;5174)" office:value-type="float" office:value="5174" calcext:value-type="float">
            <text:p>5174</text:p>
          </table:table-cell>
          <table:table-cell table:formula="of:=[$Total.C223]" office:value-type="string" office:string-value="35561910833" calcext:value-type="string">
            <text:p>35561910833</text:p>
          </table:table-cell>
          <table:table-cell table:formula="of:=[$Total.D223]" office:value-type="float" office:value="29.43" calcext:value-type="float">
            <text:p>29,43</text:p>
          </table:table-cell>
          <table:table-cell table:formula="of:=IF([.A2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4]" office:value-type="string" office:string-value="241466" calcext:value-type="string">
            <text:p>241466</text:p>
          </table:table-cell>
          <table:table-cell office:value-type="float" office:value="202411" calcext:value-type="float">
            <text:p>202411</text:p>
          </table:table-cell>
          <table:table-cell table:formula="of:=IF([.A223]=&quot;&quot;;&quot;&quot;;4)" office:value-type="float" office:value="4" calcext:value-type="float">
            <text:p>4</text:p>
          </table:table-cell>
          <table:table-cell table:formula="of:=IF([.A223]=&quot;&quot;;&quot;&quot;;5174)" office:value-type="float" office:value="5174" calcext:value-type="float">
            <text:p>5174</text:p>
          </table:table-cell>
          <table:table-cell table:formula="of:=[$Total.C224]" office:value-type="string" office:string-value="28610747875" calcext:value-type="string">
            <text:p>28610747875</text:p>
          </table:table-cell>
          <table:table-cell table:formula="of:=[$Total.D224]" office:value-type="float" office:value="29.43" calcext:value-type="float">
            <text:p>29,43</text:p>
          </table:table-cell>
          <table:table-cell table:formula="of:=IF([.A2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5]" office:value-type="string" office:string-value="241784" calcext:value-type="string">
            <text:p>241784</text:p>
          </table:table-cell>
          <table:table-cell office:value-type="float" office:value="202411" calcext:value-type="float">
            <text:p>202411</text:p>
          </table:table-cell>
          <table:table-cell table:formula="of:=IF([.A224]=&quot;&quot;;&quot;&quot;;4)" office:value-type="float" office:value="4" calcext:value-type="float">
            <text:p>4</text:p>
          </table:table-cell>
          <table:table-cell table:formula="of:=IF([.A224]=&quot;&quot;;&quot;&quot;;5174)" office:value-type="float" office:value="5174" calcext:value-type="float">
            <text:p>5174</text:p>
          </table:table-cell>
          <table:table-cell table:formula="of:=[$Total.C225]" office:value-type="string" office:string-value="22649498803" calcext:value-type="string">
            <text:p>22649498803</text:p>
          </table:table-cell>
          <table:table-cell table:formula="of:=[$Total.D225]" office:value-type="float" office:value="29.43" calcext:value-type="float">
            <text:p>29,43</text:p>
          </table:table-cell>
          <table:table-cell table:formula="of:=IF([.A2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6]" office:value-type="string" office:string-value="258237" calcext:value-type="string">
            <text:p>258237</text:p>
          </table:table-cell>
          <table:table-cell office:value-type="float" office:value="202411" calcext:value-type="float">
            <text:p>202411</text:p>
          </table:table-cell>
          <table:table-cell table:formula="of:=IF([.A225]=&quot;&quot;;&quot;&quot;;4)" office:value-type="float" office:value="4" calcext:value-type="float">
            <text:p>4</text:p>
          </table:table-cell>
          <table:table-cell table:formula="of:=IF([.A225]=&quot;&quot;;&quot;&quot;;5174)" office:value-type="float" office:value="5174" calcext:value-type="float">
            <text:p>5174</text:p>
          </table:table-cell>
          <table:table-cell table:formula="of:=[$Total.C226]" office:value-type="string" office:string-value="45830054825" calcext:value-type="string">
            <text:p>45830054825</text:p>
          </table:table-cell>
          <table:table-cell table:formula="of:=[$Total.D226]" office:value-type="float" office:value="29.43" calcext:value-type="float">
            <text:p>29,43</text:p>
          </table:table-cell>
          <table:table-cell table:formula="of:=IF([.A2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7]" office:value-type="string" office:string-value="264415" calcext:value-type="string">
            <text:p>264415</text:p>
          </table:table-cell>
          <table:table-cell office:value-type="float" office:value="202411" calcext:value-type="float">
            <text:p>202411</text:p>
          </table:table-cell>
          <table:table-cell table:formula="of:=IF([.A226]=&quot;&quot;;&quot;&quot;;4)" office:value-type="float" office:value="4" calcext:value-type="float">
            <text:p>4</text:p>
          </table:table-cell>
          <table:table-cell table:formula="of:=IF([.A226]=&quot;&quot;;&quot;&quot;;5174)" office:value-type="float" office:value="5174" calcext:value-type="float">
            <text:p>5174</text:p>
          </table:table-cell>
          <table:table-cell table:formula="of:=[$Total.C227]" office:value-type="string" office:string-value="16803470806" calcext:value-type="string">
            <text:p>16803470806</text:p>
          </table:table-cell>
          <table:table-cell table:formula="of:=[$Total.D227]" office:value-type="float" office:value="29.43" calcext:value-type="float">
            <text:p>29,43</text:p>
          </table:table-cell>
          <table:table-cell table:formula="of:=IF([.A2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8]" office:value-type="string" office:string-value="269697" calcext:value-type="string">
            <text:p>269697</text:p>
          </table:table-cell>
          <table:table-cell office:value-type="float" office:value="202411" calcext:value-type="float">
            <text:p>202411</text:p>
          </table:table-cell>
          <table:table-cell table:formula="of:=IF([.A227]=&quot;&quot;;&quot;&quot;;4)" office:value-type="float" office:value="4" calcext:value-type="float">
            <text:p>4</text:p>
          </table:table-cell>
          <table:table-cell table:formula="of:=IF([.A227]=&quot;&quot;;&quot;&quot;;5174)" office:value-type="float" office:value="5174" calcext:value-type="float">
            <text:p>5174</text:p>
          </table:table-cell>
          <table:table-cell table:formula="of:=[$Total.C228]" office:value-type="string" office:string-value="19028720880" calcext:value-type="string">
            <text:p>19028720880</text:p>
          </table:table-cell>
          <table:table-cell table:formula="of:=[$Total.D228]" office:value-type="float" office:value="29.43" calcext:value-type="float">
            <text:p>29,43</text:p>
          </table:table-cell>
          <table:table-cell table:formula="of:=IF([.A2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29]" office:value-type="string" office:string-value="284149" calcext:value-type="string">
            <text:p>284149</text:p>
          </table:table-cell>
          <table:table-cell office:value-type="float" office:value="202411" calcext:value-type="float">
            <text:p>202411</text:p>
          </table:table-cell>
          <table:table-cell table:formula="of:=IF([.A228]=&quot;&quot;;&quot;&quot;;4)" office:value-type="float" office:value="4" calcext:value-type="float">
            <text:p>4</text:p>
          </table:table-cell>
          <table:table-cell table:formula="of:=IF([.A228]=&quot;&quot;;&quot;&quot;;5174)" office:value-type="float" office:value="5174" calcext:value-type="float">
            <text:p>5174</text:p>
          </table:table-cell>
          <table:table-cell table:formula="of:=[$Total.C229]" office:value-type="string" office:string-value="27163597843" calcext:value-type="string">
            <text:p>27163597843</text:p>
          </table:table-cell>
          <table:table-cell table:formula="of:=[$Total.D229]" office:value-type="float" office:value="29.43" calcext:value-type="float">
            <text:p>29,43</text:p>
          </table:table-cell>
          <table:table-cell table:formula="of:=IF([.A2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0]" office:value-type="string" office:string-value="286516" calcext:value-type="string">
            <text:p>286516</text:p>
          </table:table-cell>
          <table:table-cell office:value-type="float" office:value="202411" calcext:value-type="float">
            <text:p>202411</text:p>
          </table:table-cell>
          <table:table-cell table:formula="of:=IF([.A229]=&quot;&quot;;&quot;&quot;;4)" office:value-type="float" office:value="4" calcext:value-type="float">
            <text:p>4</text:p>
          </table:table-cell>
          <table:table-cell table:formula="of:=IF([.A229]=&quot;&quot;;&quot;&quot;;5174)" office:value-type="float" office:value="5174" calcext:value-type="float">
            <text:p>5174</text:p>
          </table:table-cell>
          <table:table-cell table:formula="of:=[$Total.C230]" office:value-type="string" office:string-value="37332373823" calcext:value-type="string">
            <text:p>37332373823</text:p>
          </table:table-cell>
          <table:table-cell table:formula="of:=[$Total.D230]" office:value-type="float" office:value="29.43" calcext:value-type="float">
            <text:p>29,43</text:p>
          </table:table-cell>
          <table:table-cell table:formula="of:=IF([.A2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1]" office:value-type="string" office:string-value="288578" calcext:value-type="string">
            <text:p>288578</text:p>
          </table:table-cell>
          <table:table-cell office:value-type="float" office:value="202411" calcext:value-type="float">
            <text:p>202411</text:p>
          </table:table-cell>
          <table:table-cell table:formula="of:=IF([.A230]=&quot;&quot;;&quot;&quot;;4)" office:value-type="float" office:value="4" calcext:value-type="float">
            <text:p>4</text:p>
          </table:table-cell>
          <table:table-cell table:formula="of:=IF([.A230]=&quot;&quot;;&quot;&quot;;5174)" office:value-type="float" office:value="5174" calcext:value-type="float">
            <text:p>5174</text:p>
          </table:table-cell>
          <table:table-cell table:formula="of:=[$Total.C231]" office:value-type="string" office:string-value="28288533817" calcext:value-type="string">
            <text:p>28288533817</text:p>
          </table:table-cell>
          <table:table-cell table:formula="of:=[$Total.D231]" office:value-type="float" office:value="29.43" calcext:value-type="float">
            <text:p>29,43</text:p>
          </table:table-cell>
          <table:table-cell table:formula="of:=IF([.A2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2]" office:value-type="string" office:string-value="51227" calcext:value-type="string">
            <text:p>51227</text:p>
          </table:table-cell>
          <table:table-cell office:value-type="float" office:value="202411" calcext:value-type="float">
            <text:p>202411</text:p>
          </table:table-cell>
          <table:table-cell table:formula="of:=IF([.A231]=&quot;&quot;;&quot;&quot;;4)" office:value-type="float" office:value="4" calcext:value-type="float">
            <text:p>4</text:p>
          </table:table-cell>
          <table:table-cell table:formula="of:=IF([.A231]=&quot;&quot;;&quot;&quot;;5174)" office:value-type="float" office:value="5174" calcext:value-type="float">
            <text:p>5174</text:p>
          </table:table-cell>
          <table:table-cell table:formula="of:=[$Total.C232]" office:value-type="string" office:string-value="01592049842" calcext:value-type="string">
            <text:p>01592049842</text:p>
          </table:table-cell>
          <table:table-cell table:formula="of:=[$Total.D232]" office:value-type="float" office:value="29.43" calcext:value-type="float">
            <text:p>29,43</text:p>
          </table:table-cell>
          <table:table-cell table:formula="of:=IF([.A2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3]" office:value-type="string" office:string-value="218707" calcext:value-type="string">
            <text:p>218707</text:p>
          </table:table-cell>
          <table:table-cell office:value-type="float" office:value="202411" calcext:value-type="float">
            <text:p>202411</text:p>
          </table:table-cell>
          <table:table-cell table:formula="of:=IF([.A232]=&quot;&quot;;&quot;&quot;;4)" office:value-type="float" office:value="4" calcext:value-type="float">
            <text:p>4</text:p>
          </table:table-cell>
          <table:table-cell table:formula="of:=IF([.A232]=&quot;&quot;;&quot;&quot;;5174)" office:value-type="float" office:value="5174" calcext:value-type="float">
            <text:p>5174</text:p>
          </table:table-cell>
          <table:table-cell table:formula="of:=[$Total.C233]" office:value-type="string" office:string-value="36560961800" calcext:value-type="string">
            <text:p>36560961800</text:p>
          </table:table-cell>
          <table:table-cell table:formula="of:=[$Total.D233]" office:value-type="float" office:value="30" calcext:value-type="float">
            <text:p>30</text:p>
          </table:table-cell>
          <table:table-cell table:formula="of:=IF([.A2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4]" office:value-type="string" office:string-value="286230" calcext:value-type="string">
            <text:p>286230</text:p>
          </table:table-cell>
          <table:table-cell office:value-type="float" office:value="202411" calcext:value-type="float">
            <text:p>202411</text:p>
          </table:table-cell>
          <table:table-cell table:formula="of:=IF([.A233]=&quot;&quot;;&quot;&quot;;4)" office:value-type="float" office:value="4" calcext:value-type="float">
            <text:p>4</text:p>
          </table:table-cell>
          <table:table-cell table:formula="of:=IF([.A233]=&quot;&quot;;&quot;&quot;;5174)" office:value-type="float" office:value="5174" calcext:value-type="float">
            <text:p>5174</text:p>
          </table:table-cell>
          <table:table-cell table:formula="of:=[$Total.C234]" office:value-type="string" office:string-value="03313627838" calcext:value-type="string">
            <text:p>03313627838</text:p>
          </table:table-cell>
          <table:table-cell table:formula="of:=[$Total.D234]" office:value-type="float" office:value="30.09" calcext:value-type="float">
            <text:p>30,09</text:p>
          </table:table-cell>
          <table:table-cell table:formula="of:=IF([.A2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5]" office:value-type="string" office:string-value="278009" calcext:value-type="string">
            <text:p>278009</text:p>
          </table:table-cell>
          <table:table-cell office:value-type="float" office:value="202411" calcext:value-type="float">
            <text:p>202411</text:p>
          </table:table-cell>
          <table:table-cell table:formula="of:=IF([.A234]=&quot;&quot;;&quot;&quot;;4)" office:value-type="float" office:value="4" calcext:value-type="float">
            <text:p>4</text:p>
          </table:table-cell>
          <table:table-cell table:formula="of:=IF([.A234]=&quot;&quot;;&quot;&quot;;5174)" office:value-type="float" office:value="5174" calcext:value-type="float">
            <text:p>5174</text:p>
          </table:table-cell>
          <table:table-cell table:formula="of:=[$Total.C235]" office:value-type="string" office:string-value="25950257839" calcext:value-type="string">
            <text:p>25950257839</text:p>
          </table:table-cell>
          <table:table-cell table:formula="of:=[$Total.D235]" office:value-type="float" office:value="30.46" calcext:value-type="float">
            <text:p>30,46</text:p>
          </table:table-cell>
          <table:table-cell table:formula="of:=IF([.A2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6]" office:value-type="string" office:string-value="181468" calcext:value-type="string">
            <text:p>181468</text:p>
          </table:table-cell>
          <table:table-cell office:value-type="float" office:value="202411" calcext:value-type="float">
            <text:p>202411</text:p>
          </table:table-cell>
          <table:table-cell table:formula="of:=IF([.A235]=&quot;&quot;;&quot;&quot;;4)" office:value-type="float" office:value="4" calcext:value-type="float">
            <text:p>4</text:p>
          </table:table-cell>
          <table:table-cell table:formula="of:=IF([.A235]=&quot;&quot;;&quot;&quot;;5174)" office:value-type="float" office:value="5174" calcext:value-type="float">
            <text:p>5174</text:p>
          </table:table-cell>
          <table:table-cell table:formula="of:=[$Total.C236]" office:value-type="string" office:string-value="19207316870" calcext:value-type="string">
            <text:p>19207316870</text:p>
          </table:table-cell>
          <table:table-cell table:formula="of:=[$Total.D236]" office:value-type="float" office:value="33.1" calcext:value-type="float">
            <text:p>33,1</text:p>
          </table:table-cell>
          <table:table-cell table:formula="of:=IF([.A2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7]" office:value-type="string" office:string-value="186547" calcext:value-type="string">
            <text:p>186547</text:p>
          </table:table-cell>
          <table:table-cell office:value-type="float" office:value="202411" calcext:value-type="float">
            <text:p>202411</text:p>
          </table:table-cell>
          <table:table-cell table:formula="of:=IF([.A236]=&quot;&quot;;&quot;&quot;;4)" office:value-type="float" office:value="4" calcext:value-type="float">
            <text:p>4</text:p>
          </table:table-cell>
          <table:table-cell table:formula="of:=IF([.A236]=&quot;&quot;;&quot;&quot;;5174)" office:value-type="float" office:value="5174" calcext:value-type="float">
            <text:p>5174</text:p>
          </table:table-cell>
          <table:table-cell table:formula="of:=[$Total.C237]" office:value-type="string" office:string-value="22331249873" calcext:value-type="string">
            <text:p>22331249873</text:p>
          </table:table-cell>
          <table:table-cell table:formula="of:=[$Total.D237]" office:value-type="float" office:value="33.1" calcext:value-type="float">
            <text:p>33,1</text:p>
          </table:table-cell>
          <table:table-cell table:formula="of:=IF([.A2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8]" office:value-type="string" office:string-value="211419" calcext:value-type="string">
            <text:p>211419</text:p>
          </table:table-cell>
          <table:table-cell office:value-type="float" office:value="202411" calcext:value-type="float">
            <text:p>202411</text:p>
          </table:table-cell>
          <table:table-cell table:formula="of:=IF([.A237]=&quot;&quot;;&quot;&quot;;4)" office:value-type="float" office:value="4" calcext:value-type="float">
            <text:p>4</text:p>
          </table:table-cell>
          <table:table-cell table:formula="of:=IF([.A237]=&quot;&quot;;&quot;&quot;;5174)" office:value-type="float" office:value="5174" calcext:value-type="float">
            <text:p>5174</text:p>
          </table:table-cell>
          <table:table-cell table:formula="of:=[$Total.C238]" office:value-type="string" office:string-value="08945264647" calcext:value-type="string">
            <text:p>08945264647</text:p>
          </table:table-cell>
          <table:table-cell table:formula="of:=[$Total.D238]" office:value-type="float" office:value="33.1" calcext:value-type="float">
            <text:p>33,1</text:p>
          </table:table-cell>
          <table:table-cell table:formula="of:=IF([.A2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39]" office:value-type="string" office:string-value="141043" calcext:value-type="string">
            <text:p>141043</text:p>
          </table:table-cell>
          <table:table-cell office:value-type="float" office:value="202411" calcext:value-type="float">
            <text:p>202411</text:p>
          </table:table-cell>
          <table:table-cell table:formula="of:=IF([.A238]=&quot;&quot;;&quot;&quot;;4)" office:value-type="float" office:value="4" calcext:value-type="float">
            <text:p>4</text:p>
          </table:table-cell>
          <table:table-cell table:formula="of:=IF([.A238]=&quot;&quot;;&quot;&quot;;5174)" office:value-type="float" office:value="5174" calcext:value-type="float">
            <text:p>5174</text:p>
          </table:table-cell>
          <table:table-cell table:formula="of:=[$Total.C239]" office:value-type="string" office:string-value="27063845810" calcext:value-type="string">
            <text:p>27063845810</text:p>
          </table:table-cell>
          <table:table-cell table:formula="of:=[$Total.D239]" office:value-type="float" office:value="34.34" calcext:value-type="float">
            <text:p>34,34</text:p>
          </table:table-cell>
          <table:table-cell table:formula="of:=IF([.A2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0]" office:value-type="string" office:string-value="090318" calcext:value-type="string">
            <text:p>090318</text:p>
          </table:table-cell>
          <table:table-cell office:value-type="float" office:value="202411" calcext:value-type="float">
            <text:p>202411</text:p>
          </table:table-cell>
          <table:table-cell table:formula="of:=IF([.A239]=&quot;&quot;;&quot;&quot;;4)" office:value-type="float" office:value="4" calcext:value-type="float">
            <text:p>4</text:p>
          </table:table-cell>
          <table:table-cell table:formula="of:=IF([.A239]=&quot;&quot;;&quot;&quot;;5174)" office:value-type="float" office:value="5174" calcext:value-type="float">
            <text:p>5174</text:p>
          </table:table-cell>
          <table:table-cell table:formula="of:=[$Total.C240]" office:value-type="string" office:string-value="12369689803" calcext:value-type="string">
            <text:p>12369689803</text:p>
          </table:table-cell>
          <table:table-cell table:formula="of:=[$Total.D240]" office:value-type="float" office:value="35.62" calcext:value-type="float">
            <text:p>35,62</text:p>
          </table:table-cell>
          <table:table-cell table:formula="of:=IF([.A2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1]" office:value-type="string" office:string-value="102836" calcext:value-type="string">
            <text:p>102836</text:p>
          </table:table-cell>
          <table:table-cell office:value-type="float" office:value="202411" calcext:value-type="float">
            <text:p>202411</text:p>
          </table:table-cell>
          <table:table-cell table:formula="of:=IF([.A240]=&quot;&quot;;&quot;&quot;;4)" office:value-type="float" office:value="4" calcext:value-type="float">
            <text:p>4</text:p>
          </table:table-cell>
          <table:table-cell table:formula="of:=IF([.A240]=&quot;&quot;;&quot;&quot;;5174)" office:value-type="float" office:value="5174" calcext:value-type="float">
            <text:p>5174</text:p>
          </table:table-cell>
          <table:table-cell table:formula="of:=[$Total.C241]" office:value-type="string" office:string-value="17166590866" calcext:value-type="string">
            <text:p>17166590866</text:p>
          </table:table-cell>
          <table:table-cell table:formula="of:=[$Total.D241]" office:value-type="float" office:value="35.62" calcext:value-type="float">
            <text:p>35,62</text:p>
          </table:table-cell>
          <table:table-cell table:formula="of:=IF([.A2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2]" office:value-type="string" office:string-value="148639" calcext:value-type="string">
            <text:p>148639</text:p>
          </table:table-cell>
          <table:table-cell office:value-type="float" office:value="202411" calcext:value-type="float">
            <text:p>202411</text:p>
          </table:table-cell>
          <table:table-cell table:formula="of:=IF([.A241]=&quot;&quot;;&quot;&quot;;4)" office:value-type="float" office:value="4" calcext:value-type="float">
            <text:p>4</text:p>
          </table:table-cell>
          <table:table-cell table:formula="of:=IF([.A241]=&quot;&quot;;&quot;&quot;;5174)" office:value-type="float" office:value="5174" calcext:value-type="float">
            <text:p>5174</text:p>
          </table:table-cell>
          <table:table-cell table:formula="of:=[$Total.C242]" office:value-type="string" office:string-value="25055072873" calcext:value-type="string">
            <text:p>25055072873</text:p>
          </table:table-cell>
          <table:table-cell table:formula="of:=[$Total.D242]" office:value-type="float" office:value="35.62" calcext:value-type="float">
            <text:p>35,62</text:p>
          </table:table-cell>
          <table:table-cell table:formula="of:=IF([.A2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3]" office:value-type="string" office:string-value="165148" calcext:value-type="string">
            <text:p>165148</text:p>
          </table:table-cell>
          <table:table-cell office:value-type="float" office:value="202411" calcext:value-type="float">
            <text:p>202411</text:p>
          </table:table-cell>
          <table:table-cell table:formula="of:=IF([.A242]=&quot;&quot;;&quot;&quot;;4)" office:value-type="float" office:value="4" calcext:value-type="float">
            <text:p>4</text:p>
          </table:table-cell>
          <table:table-cell table:formula="of:=IF([.A242]=&quot;&quot;;&quot;&quot;;5174)" office:value-type="float" office:value="5174" calcext:value-type="float">
            <text:p>5174</text:p>
          </table:table-cell>
          <table:table-cell table:formula="of:=[$Total.C243]" office:value-type="string" office:string-value="25305889880" calcext:value-type="string">
            <text:p>25305889880</text:p>
          </table:table-cell>
          <table:table-cell table:formula="of:=[$Total.D243]" office:value-type="float" office:value="35.62" calcext:value-type="float">
            <text:p>35,62</text:p>
          </table:table-cell>
          <table:table-cell table:formula="of:=IF([.A2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4]" office:value-type="string" office:string-value="182158" calcext:value-type="string">
            <text:p>182158</text:p>
          </table:table-cell>
          <table:table-cell office:value-type="float" office:value="202411" calcext:value-type="float">
            <text:p>202411</text:p>
          </table:table-cell>
          <table:table-cell table:formula="of:=IF([.A243]=&quot;&quot;;&quot;&quot;;4)" office:value-type="float" office:value="4" calcext:value-type="float">
            <text:p>4</text:p>
          </table:table-cell>
          <table:table-cell table:formula="of:=IF([.A243]=&quot;&quot;;&quot;&quot;;5174)" office:value-type="float" office:value="5174" calcext:value-type="float">
            <text:p>5174</text:p>
          </table:table-cell>
          <table:table-cell table:formula="of:=[$Total.C244]" office:value-type="string" office:string-value="31565471822" calcext:value-type="string">
            <text:p>31565471822</text:p>
          </table:table-cell>
          <table:table-cell table:formula="of:=[$Total.D244]" office:value-type="float" office:value="35.62" calcext:value-type="float">
            <text:p>35,62</text:p>
          </table:table-cell>
          <table:table-cell table:formula="of:=IF([.A2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5]" office:value-type="string" office:string-value="189175" calcext:value-type="string">
            <text:p>189175</text:p>
          </table:table-cell>
          <table:table-cell office:value-type="float" office:value="202411" calcext:value-type="float">
            <text:p>202411</text:p>
          </table:table-cell>
          <table:table-cell table:formula="of:=IF([.A244]=&quot;&quot;;&quot;&quot;;4)" office:value-type="float" office:value="4" calcext:value-type="float">
            <text:p>4</text:p>
          </table:table-cell>
          <table:table-cell table:formula="of:=IF([.A244]=&quot;&quot;;&quot;&quot;;5174)" office:value-type="float" office:value="5174" calcext:value-type="float">
            <text:p>5174</text:p>
          </table:table-cell>
          <table:table-cell table:formula="of:=[$Total.C245]" office:value-type="string" office:string-value="27343067869" calcext:value-type="string">
            <text:p>27343067869</text:p>
          </table:table-cell>
          <table:table-cell table:formula="of:=[$Total.D245]" office:value-type="float" office:value="35.62" calcext:value-type="float">
            <text:p>35,62</text:p>
          </table:table-cell>
          <table:table-cell table:formula="of:=IF([.A2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6]" office:value-type="string" office:string-value="196443" calcext:value-type="string">
            <text:p>196443</text:p>
          </table:table-cell>
          <table:table-cell office:value-type="float" office:value="202411" calcext:value-type="float">
            <text:p>202411</text:p>
          </table:table-cell>
          <table:table-cell table:formula="of:=IF([.A245]=&quot;&quot;;&quot;&quot;;4)" office:value-type="float" office:value="4" calcext:value-type="float">
            <text:p>4</text:p>
          </table:table-cell>
          <table:table-cell table:formula="of:=IF([.A245]=&quot;&quot;;&quot;&quot;;5174)" office:value-type="float" office:value="5174" calcext:value-type="float">
            <text:p>5174</text:p>
          </table:table-cell>
          <table:table-cell table:formula="of:=[$Total.C246]" office:value-type="string" office:string-value="12369561840" calcext:value-type="string">
            <text:p>12369561840</text:p>
          </table:table-cell>
          <table:table-cell table:formula="of:=[$Total.D246]" office:value-type="float" office:value="35.62" calcext:value-type="float">
            <text:p>35,62</text:p>
          </table:table-cell>
          <table:table-cell table:formula="of:=IF([.A2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7]" office:value-type="string" office:string-value="197117" calcext:value-type="string">
            <text:p>197117</text:p>
          </table:table-cell>
          <table:table-cell office:value-type="float" office:value="202411" calcext:value-type="float">
            <text:p>202411</text:p>
          </table:table-cell>
          <table:table-cell table:formula="of:=IF([.A246]=&quot;&quot;;&quot;&quot;;4)" office:value-type="float" office:value="4" calcext:value-type="float">
            <text:p>4</text:p>
          </table:table-cell>
          <table:table-cell table:formula="of:=IF([.A246]=&quot;&quot;;&quot;&quot;;5174)" office:value-type="float" office:value="5174" calcext:value-type="float">
            <text:p>5174</text:p>
          </table:table-cell>
          <table:table-cell table:formula="of:=[$Total.C247]" office:value-type="string" office:string-value="13945586860" calcext:value-type="string">
            <text:p>13945586860</text:p>
          </table:table-cell>
          <table:table-cell table:formula="of:=[$Total.D247]" office:value-type="float" office:value="35.62" calcext:value-type="float">
            <text:p>35,62</text:p>
          </table:table-cell>
          <table:table-cell table:formula="of:=IF([.A2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8]" office:value-type="string" office:string-value="199259" calcext:value-type="string">
            <text:p>199259</text:p>
          </table:table-cell>
          <table:table-cell office:value-type="float" office:value="202411" calcext:value-type="float">
            <text:p>202411</text:p>
          </table:table-cell>
          <table:table-cell table:formula="of:=IF([.A247]=&quot;&quot;;&quot;&quot;;4)" office:value-type="float" office:value="4" calcext:value-type="float">
            <text:p>4</text:p>
          </table:table-cell>
          <table:table-cell table:formula="of:=IF([.A247]=&quot;&quot;;&quot;&quot;;5174)" office:value-type="float" office:value="5174" calcext:value-type="float">
            <text:p>5174</text:p>
          </table:table-cell>
          <table:table-cell table:formula="of:=[$Total.C248]" office:value-type="string" office:string-value="12992961817" calcext:value-type="string">
            <text:p>12992961817</text:p>
          </table:table-cell>
          <table:table-cell table:formula="of:=[$Total.D248]" office:value-type="float" office:value="35.62" calcext:value-type="float">
            <text:p>35,62</text:p>
          </table:table-cell>
          <table:table-cell table:formula="of:=IF([.A2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49]" office:value-type="string" office:string-value="214841" calcext:value-type="string">
            <text:p>214841</text:p>
          </table:table-cell>
          <table:table-cell office:value-type="float" office:value="202411" calcext:value-type="float">
            <text:p>202411</text:p>
          </table:table-cell>
          <table:table-cell table:formula="of:=IF([.A248]=&quot;&quot;;&quot;&quot;;4)" office:value-type="float" office:value="4" calcext:value-type="float">
            <text:p>4</text:p>
          </table:table-cell>
          <table:table-cell table:formula="of:=IF([.A248]=&quot;&quot;;&quot;&quot;;5174)" office:value-type="float" office:value="5174" calcext:value-type="float">
            <text:p>5174</text:p>
          </table:table-cell>
          <table:table-cell table:formula="of:=[$Total.C249]" office:value-type="string" office:string-value="32063485879" calcext:value-type="string">
            <text:p>32063485879</text:p>
          </table:table-cell>
          <table:table-cell table:formula="of:=[$Total.D249]" office:value-type="float" office:value="35.62" calcext:value-type="float">
            <text:p>35,62</text:p>
          </table:table-cell>
          <table:table-cell table:formula="of:=IF([.A2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0]" office:value-type="string" office:string-value="216925" calcext:value-type="string">
            <text:p>216925</text:p>
          </table:table-cell>
          <table:table-cell office:value-type="float" office:value="202411" calcext:value-type="float">
            <text:p>202411</text:p>
          </table:table-cell>
          <table:table-cell table:formula="of:=IF([.A249]=&quot;&quot;;&quot;&quot;;4)" office:value-type="float" office:value="4" calcext:value-type="float">
            <text:p>4</text:p>
          </table:table-cell>
          <table:table-cell table:formula="of:=IF([.A249]=&quot;&quot;;&quot;&quot;;5174)" office:value-type="float" office:value="5174" calcext:value-type="float">
            <text:p>5174</text:p>
          </table:table-cell>
          <table:table-cell table:formula="of:=[$Total.C250]" office:value-type="string" office:string-value="19166823838" calcext:value-type="string">
            <text:p>19166823838</text:p>
          </table:table-cell>
          <table:table-cell table:formula="of:=[$Total.D250]" office:value-type="float" office:value="35.62" calcext:value-type="float">
            <text:p>35,62</text:p>
          </table:table-cell>
          <table:table-cell table:formula="of:=IF([.A2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1]" office:value-type="string" office:string-value="229300" calcext:value-type="string">
            <text:p>229300</text:p>
          </table:table-cell>
          <table:table-cell office:value-type="float" office:value="202411" calcext:value-type="float">
            <text:p>202411</text:p>
          </table:table-cell>
          <table:table-cell table:formula="of:=IF([.A250]=&quot;&quot;;&quot;&quot;;4)" office:value-type="float" office:value="4" calcext:value-type="float">
            <text:p>4</text:p>
          </table:table-cell>
          <table:table-cell table:formula="of:=IF([.A250]=&quot;&quot;;&quot;&quot;;5174)" office:value-type="float" office:value="5174" calcext:value-type="float">
            <text:p>5174</text:p>
          </table:table-cell>
          <table:table-cell table:formula="of:=[$Total.C251]" office:value-type="string" office:string-value="40839873832" calcext:value-type="string">
            <text:p>40839873832</text:p>
          </table:table-cell>
          <table:table-cell table:formula="of:=[$Total.D251]" office:value-type="float" office:value="35.62" calcext:value-type="float">
            <text:p>35,62</text:p>
          </table:table-cell>
          <table:table-cell table:formula="of:=IF([.A2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2]" office:value-type="string" office:string-value="232882" calcext:value-type="string">
            <text:p>232882</text:p>
          </table:table-cell>
          <table:table-cell office:value-type="float" office:value="202411" calcext:value-type="float">
            <text:p>202411</text:p>
          </table:table-cell>
          <table:table-cell table:formula="of:=IF([.A251]=&quot;&quot;;&quot;&quot;;4)" office:value-type="float" office:value="4" calcext:value-type="float">
            <text:p>4</text:p>
          </table:table-cell>
          <table:table-cell table:formula="of:=IF([.A251]=&quot;&quot;;&quot;&quot;;5174)" office:value-type="float" office:value="5174" calcext:value-type="float">
            <text:p>5174</text:p>
          </table:table-cell>
          <table:table-cell table:formula="of:=[$Total.C252]" office:value-type="string" office:string-value="12344204814" calcext:value-type="string">
            <text:p>12344204814</text:p>
          </table:table-cell>
          <table:table-cell table:formula="of:=[$Total.D252]" office:value-type="float" office:value="35.62" calcext:value-type="float">
            <text:p>35,62</text:p>
          </table:table-cell>
          <table:table-cell table:formula="of:=IF([.A2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3]" office:value-type="string" office:string-value="242977" calcext:value-type="string">
            <text:p>242977</text:p>
          </table:table-cell>
          <table:table-cell office:value-type="float" office:value="202411" calcext:value-type="float">
            <text:p>202411</text:p>
          </table:table-cell>
          <table:table-cell table:formula="of:=IF([.A252]=&quot;&quot;;&quot;&quot;;4)" office:value-type="float" office:value="4" calcext:value-type="float">
            <text:p>4</text:p>
          </table:table-cell>
          <table:table-cell table:formula="of:=IF([.A252]=&quot;&quot;;&quot;&quot;;5174)" office:value-type="float" office:value="5174" calcext:value-type="float">
            <text:p>5174</text:p>
          </table:table-cell>
          <table:table-cell table:formula="of:=[$Total.C253]" office:value-type="string" office:string-value="36864965856" calcext:value-type="string">
            <text:p>36864965856</text:p>
          </table:table-cell>
          <table:table-cell table:formula="of:=[$Total.D253]" office:value-type="float" office:value="35.62" calcext:value-type="float">
            <text:p>35,62</text:p>
          </table:table-cell>
          <table:table-cell table:formula="of:=IF([.A2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4]" office:value-type="string" office:string-value="244627" calcext:value-type="string">
            <text:p>244627</text:p>
          </table:table-cell>
          <table:table-cell office:value-type="float" office:value="202411" calcext:value-type="float">
            <text:p>202411</text:p>
          </table:table-cell>
          <table:table-cell table:formula="of:=IF([.A253]=&quot;&quot;;&quot;&quot;;4)" office:value-type="float" office:value="4" calcext:value-type="float">
            <text:p>4</text:p>
          </table:table-cell>
          <table:table-cell table:formula="of:=IF([.A253]=&quot;&quot;;&quot;&quot;;5174)" office:value-type="float" office:value="5174" calcext:value-type="float">
            <text:p>5174</text:p>
          </table:table-cell>
          <table:table-cell table:formula="of:=[$Total.C254]" office:value-type="string" office:string-value="39980334835" calcext:value-type="string">
            <text:p>39980334835</text:p>
          </table:table-cell>
          <table:table-cell table:formula="of:=[$Total.D254]" office:value-type="float" office:value="35.62" calcext:value-type="float">
            <text:p>35,62</text:p>
          </table:table-cell>
          <table:table-cell table:formula="of:=IF([.A2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5]" office:value-type="string" office:string-value="247596" calcext:value-type="string">
            <text:p>247596</text:p>
          </table:table-cell>
          <table:table-cell office:value-type="float" office:value="202411" calcext:value-type="float">
            <text:p>202411</text:p>
          </table:table-cell>
          <table:table-cell table:formula="of:=IF([.A254]=&quot;&quot;;&quot;&quot;;4)" office:value-type="float" office:value="4" calcext:value-type="float">
            <text:p>4</text:p>
          </table:table-cell>
          <table:table-cell table:formula="of:=IF([.A254]=&quot;&quot;;&quot;&quot;;5174)" office:value-type="float" office:value="5174" calcext:value-type="float">
            <text:p>5174</text:p>
          </table:table-cell>
          <table:table-cell table:formula="of:=[$Total.C255]" office:value-type="string" office:string-value="27444774862" calcext:value-type="string">
            <text:p>27444774862</text:p>
          </table:table-cell>
          <table:table-cell table:formula="of:=[$Total.D255]" office:value-type="float" office:value="35.62" calcext:value-type="float">
            <text:p>35,62</text:p>
          </table:table-cell>
          <table:table-cell table:formula="of:=IF([.A2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6]" office:value-type="string" office:string-value="265055" calcext:value-type="string">
            <text:p>265055</text:p>
          </table:table-cell>
          <table:table-cell office:value-type="float" office:value="202411" calcext:value-type="float">
            <text:p>202411</text:p>
          </table:table-cell>
          <table:table-cell table:formula="of:=IF([.A255]=&quot;&quot;;&quot;&quot;;4)" office:value-type="float" office:value="4" calcext:value-type="float">
            <text:p>4</text:p>
          </table:table-cell>
          <table:table-cell table:formula="of:=IF([.A255]=&quot;&quot;;&quot;&quot;;5174)" office:value-type="float" office:value="5174" calcext:value-type="float">
            <text:p>5174</text:p>
          </table:table-cell>
          <table:table-cell table:formula="of:=[$Total.C256]" office:value-type="string" office:string-value="27485496867" calcext:value-type="string">
            <text:p>27485496867</text:p>
          </table:table-cell>
          <table:table-cell table:formula="of:=[$Total.D256]" office:value-type="float" office:value="35.62" calcext:value-type="float">
            <text:p>35,62</text:p>
          </table:table-cell>
          <table:table-cell table:formula="of:=IF([.A2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7]" office:value-type="string" office:string-value="154834" calcext:value-type="string">
            <text:p>154834</text:p>
          </table:table-cell>
          <table:table-cell office:value-type="float" office:value="202411" calcext:value-type="float">
            <text:p>202411</text:p>
          </table:table-cell>
          <table:table-cell table:formula="of:=IF([.A256]=&quot;&quot;;&quot;&quot;;4)" office:value-type="float" office:value="4" calcext:value-type="float">
            <text:p>4</text:p>
          </table:table-cell>
          <table:table-cell table:formula="of:=IF([.A256]=&quot;&quot;;&quot;&quot;;5174)" office:value-type="float" office:value="5174" calcext:value-type="float">
            <text:p>5174</text:p>
          </table:table-cell>
          <table:table-cell table:formula="of:=[$Total.C257]" office:value-type="string" office:string-value="09597754800" calcext:value-type="string">
            <text:p>09597754800</text:p>
          </table:table-cell>
          <table:table-cell table:formula="of:=[$Total.D257]" office:value-type="float" office:value="36" calcext:value-type="float">
            <text:p>36</text:p>
          </table:table-cell>
          <table:table-cell table:formula="of:=IF([.A2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8]" office:value-type="string" office:string-value="245712" calcext:value-type="string">
            <text:p>245712</text:p>
          </table:table-cell>
          <table:table-cell office:value-type="float" office:value="202411" calcext:value-type="float">
            <text:p>202411</text:p>
          </table:table-cell>
          <table:table-cell table:formula="of:=IF([.A257]=&quot;&quot;;&quot;&quot;;4)" office:value-type="float" office:value="4" calcext:value-type="float">
            <text:p>4</text:p>
          </table:table-cell>
          <table:table-cell table:formula="of:=IF([.A257]=&quot;&quot;;&quot;&quot;;5174)" office:value-type="float" office:value="5174" calcext:value-type="float">
            <text:p>5174</text:p>
          </table:table-cell>
          <table:table-cell table:formula="of:=[$Total.C258]" office:value-type="string" office:string-value="41380654823" calcext:value-type="string">
            <text:p>41380654823</text:p>
          </table:table-cell>
          <table:table-cell table:formula="of:=[$Total.D258]" office:value-type="float" office:value="36" calcext:value-type="float">
            <text:p>36</text:p>
          </table:table-cell>
          <table:table-cell table:formula="of:=IF([.A2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59]" office:value-type="string" office:string-value="247022" calcext:value-type="string">
            <text:p>247022</text:p>
          </table:table-cell>
          <table:table-cell office:value-type="float" office:value="202411" calcext:value-type="float">
            <text:p>202411</text:p>
          </table:table-cell>
          <table:table-cell table:formula="of:=IF([.A258]=&quot;&quot;;&quot;&quot;;4)" office:value-type="float" office:value="4" calcext:value-type="float">
            <text:p>4</text:p>
          </table:table-cell>
          <table:table-cell table:formula="of:=IF([.A258]=&quot;&quot;;&quot;&quot;;5174)" office:value-type="float" office:value="5174" calcext:value-type="float">
            <text:p>5174</text:p>
          </table:table-cell>
          <table:table-cell table:formula="of:=[$Total.C259]" office:value-type="string" office:string-value="39420170837" calcext:value-type="string">
            <text:p>39420170837</text:p>
          </table:table-cell>
          <table:table-cell table:formula="of:=[$Total.D259]" office:value-type="float" office:value="36" calcext:value-type="float">
            <text:p>36</text:p>
          </table:table-cell>
          <table:table-cell table:formula="of:=IF([.A2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0]" office:value-type="string" office:string-value="288756" calcext:value-type="string">
            <text:p>288756</text:p>
          </table:table-cell>
          <table:table-cell office:value-type="float" office:value="202411" calcext:value-type="float">
            <text:p>202411</text:p>
          </table:table-cell>
          <table:table-cell table:formula="of:=IF([.A259]=&quot;&quot;;&quot;&quot;;4)" office:value-type="float" office:value="4" calcext:value-type="float">
            <text:p>4</text:p>
          </table:table-cell>
          <table:table-cell table:formula="of:=IF([.A259]=&quot;&quot;;&quot;&quot;;5174)" office:value-type="float" office:value="5174" calcext:value-type="float">
            <text:p>5174</text:p>
          </table:table-cell>
          <table:table-cell table:formula="of:=[$Total.C260]" office:value-type="string" office:string-value="16710341801" calcext:value-type="string">
            <text:p>16710341801</text:p>
          </table:table-cell>
          <table:table-cell table:formula="of:=[$Total.D260]" office:value-type="float" office:value="36.03" calcext:value-type="float">
            <text:p>36,03</text:p>
          </table:table-cell>
          <table:table-cell table:formula="of:=IF([.A2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1]" office:value-type="string" office:string-value="140202" calcext:value-type="string">
            <text:p>140202</text:p>
          </table:table-cell>
          <table:table-cell office:value-type="float" office:value="202411" calcext:value-type="float">
            <text:p>202411</text:p>
          </table:table-cell>
          <table:table-cell table:formula="of:=IF([.A260]=&quot;&quot;;&quot;&quot;;4)" office:value-type="float" office:value="4" calcext:value-type="float">
            <text:p>4</text:p>
          </table:table-cell>
          <table:table-cell table:formula="of:=IF([.A260]=&quot;&quot;;&quot;&quot;;5174)" office:value-type="float" office:value="5174" calcext:value-type="float">
            <text:p>5174</text:p>
          </table:table-cell>
          <table:table-cell table:formula="of:=[$Total.C261]" office:value-type="string" office:string-value="96453966891" calcext:value-type="string">
            <text:p>96453966891</text:p>
          </table:table-cell>
          <table:table-cell table:formula="of:=[$Total.D261]" office:value-type="float" office:value="36.38" calcext:value-type="float">
            <text:p>36,38</text:p>
          </table:table-cell>
          <table:table-cell table:formula="of:=IF([.A2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2]" office:value-type="string" office:string-value="152945" calcext:value-type="string">
            <text:p>152945</text:p>
          </table:table-cell>
          <table:table-cell office:value-type="float" office:value="202411" calcext:value-type="float">
            <text:p>202411</text:p>
          </table:table-cell>
          <table:table-cell table:formula="of:=IF([.A261]=&quot;&quot;;&quot;&quot;;4)" office:value-type="float" office:value="4" calcext:value-type="float">
            <text:p>4</text:p>
          </table:table-cell>
          <table:table-cell table:formula="of:=IF([.A261]=&quot;&quot;;&quot;&quot;;5174)" office:value-type="float" office:value="5174" calcext:value-type="float">
            <text:p>5174</text:p>
          </table:table-cell>
          <table:table-cell table:formula="of:=[$Total.C262]" office:value-type="string" office:string-value="17401969882" calcext:value-type="string">
            <text:p>17401969882</text:p>
          </table:table-cell>
          <table:table-cell table:formula="of:=[$Total.D262]" office:value-type="float" office:value="36.51" calcext:value-type="float">
            <text:p>36,51</text:p>
          </table:table-cell>
          <table:table-cell table:formula="of:=IF([.A2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3]" office:value-type="string" office:string-value="166677" calcext:value-type="string">
            <text:p>166677</text:p>
          </table:table-cell>
          <table:table-cell office:value-type="float" office:value="202411" calcext:value-type="float">
            <text:p>202411</text:p>
          </table:table-cell>
          <table:table-cell table:formula="of:=IF([.A262]=&quot;&quot;;&quot;&quot;;4)" office:value-type="float" office:value="4" calcext:value-type="float">
            <text:p>4</text:p>
          </table:table-cell>
          <table:table-cell table:formula="of:=IF([.A262]=&quot;&quot;;&quot;&quot;;5174)" office:value-type="float" office:value="5174" calcext:value-type="float">
            <text:p>5174</text:p>
          </table:table-cell>
          <table:table-cell table:formula="of:=[$Total.C263]" office:value-type="string" office:string-value="28475841880" calcext:value-type="string">
            <text:p>28475841880</text:p>
          </table:table-cell>
          <table:table-cell table:formula="of:=[$Total.D263]" office:value-type="float" office:value="36.64" calcext:value-type="float">
            <text:p>36,64</text:p>
          </table:table-cell>
          <table:table-cell table:formula="of:=IF([.A2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4]" office:value-type="string" office:string-value="240842" calcext:value-type="string">
            <text:p>240842</text:p>
          </table:table-cell>
          <table:table-cell office:value-type="float" office:value="202411" calcext:value-type="float">
            <text:p>202411</text:p>
          </table:table-cell>
          <table:table-cell table:formula="of:=IF([.A263]=&quot;&quot;;&quot;&quot;;4)" office:value-type="float" office:value="4" calcext:value-type="float">
            <text:p>4</text:p>
          </table:table-cell>
          <table:table-cell table:formula="of:=IF([.A263]=&quot;&quot;;&quot;&quot;;5174)" office:value-type="float" office:value="5174" calcext:value-type="float">
            <text:p>5174</text:p>
          </table:table-cell>
          <table:table-cell table:formula="of:=[$Total.C264]" office:value-type="string" office:string-value="22672579806" calcext:value-type="string">
            <text:p>22672579806</text:p>
          </table:table-cell>
          <table:table-cell table:formula="of:=[$Total.D264]" office:value-type="float" office:value="36.64" calcext:value-type="float">
            <text:p>36,64</text:p>
          </table:table-cell>
          <table:table-cell table:formula="of:=IF([.A2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5]" office:value-type="string" office:string-value="282006" calcext:value-type="string">
            <text:p>282006</text:p>
          </table:table-cell>
          <table:table-cell office:value-type="float" office:value="202411" calcext:value-type="float">
            <text:p>202411</text:p>
          </table:table-cell>
          <table:table-cell table:formula="of:=IF([.A264]=&quot;&quot;;&quot;&quot;;4)" office:value-type="float" office:value="4" calcext:value-type="float">
            <text:p>4</text:p>
          </table:table-cell>
          <table:table-cell table:formula="of:=IF([.A264]=&quot;&quot;;&quot;&quot;;5174)" office:value-type="float" office:value="5174" calcext:value-type="float">
            <text:p>5174</text:p>
          </table:table-cell>
          <table:table-cell table:formula="of:=[$Total.C265]" office:value-type="string" office:string-value="39592533890" calcext:value-type="string">
            <text:p>39592533890</text:p>
          </table:table-cell>
          <table:table-cell table:formula="of:=[$Total.D265]" office:value-type="float" office:value="36.64" calcext:value-type="float">
            <text:p>36,64</text:p>
          </table:table-cell>
          <table:table-cell table:formula="of:=IF([.A2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6]" office:value-type="string" office:string-value="144539" calcext:value-type="string">
            <text:p>144539</text:p>
          </table:table-cell>
          <table:table-cell office:value-type="float" office:value="202411" calcext:value-type="float">
            <text:p>202411</text:p>
          </table:table-cell>
          <table:table-cell table:formula="of:=IF([.A265]=&quot;&quot;;&quot;&quot;;4)" office:value-type="float" office:value="4" calcext:value-type="float">
            <text:p>4</text:p>
          </table:table-cell>
          <table:table-cell table:formula="of:=IF([.A265]=&quot;&quot;;&quot;&quot;;5174)" office:value-type="float" office:value="5174" calcext:value-type="float">
            <text:p>5174</text:p>
          </table:table-cell>
          <table:table-cell table:formula="of:=[$Total.C266]" office:value-type="string" office:string-value="26089663816" calcext:value-type="string">
            <text:p>26089663816</text:p>
          </table:table-cell>
          <table:table-cell table:formula="of:=[$Total.D266]" office:value-type="float" office:value="37.39" calcext:value-type="float">
            <text:p>37,39</text:p>
          </table:table-cell>
          <table:table-cell table:formula="of:=IF([.A2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7]" office:value-type="string" office:string-value="185629" calcext:value-type="string">
            <text:p>185629</text:p>
          </table:table-cell>
          <table:table-cell office:value-type="float" office:value="202411" calcext:value-type="float">
            <text:p>202411</text:p>
          </table:table-cell>
          <table:table-cell table:formula="of:=IF([.A266]=&quot;&quot;;&quot;&quot;;4)" office:value-type="float" office:value="4" calcext:value-type="float">
            <text:p>4</text:p>
          </table:table-cell>
          <table:table-cell table:formula="of:=IF([.A266]=&quot;&quot;;&quot;&quot;;5174)" office:value-type="float" office:value="5174" calcext:value-type="float">
            <text:p>5174</text:p>
          </table:table-cell>
          <table:table-cell table:formula="of:=[$Total.C267]" office:value-type="string" office:string-value="27477113822" calcext:value-type="string">
            <text:p>27477113822</text:p>
          </table:table-cell>
          <table:table-cell table:formula="of:=[$Total.D267]" office:value-type="float" office:value="37.39" calcext:value-type="float">
            <text:p>37,39</text:p>
          </table:table-cell>
          <table:table-cell table:formula="of:=IF([.A2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8]" office:value-type="string" office:string-value="187033" calcext:value-type="string">
            <text:p>187033</text:p>
          </table:table-cell>
          <table:table-cell office:value-type="float" office:value="202411" calcext:value-type="float">
            <text:p>202411</text:p>
          </table:table-cell>
          <table:table-cell table:formula="of:=IF([.A267]=&quot;&quot;;&quot;&quot;;4)" office:value-type="float" office:value="4" calcext:value-type="float">
            <text:p>4</text:p>
          </table:table-cell>
          <table:table-cell table:formula="of:=IF([.A267]=&quot;&quot;;&quot;&quot;;5174)" office:value-type="float" office:value="5174" calcext:value-type="float">
            <text:p>5174</text:p>
          </table:table-cell>
          <table:table-cell table:formula="of:=[$Total.C268]" office:value-type="string" office:string-value="30630364800" calcext:value-type="string">
            <text:p>30630364800</text:p>
          </table:table-cell>
          <table:table-cell table:formula="of:=[$Total.D268]" office:value-type="float" office:value="37.39" calcext:value-type="float">
            <text:p>37,39</text:p>
          </table:table-cell>
          <table:table-cell table:formula="of:=IF([.A2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69]" office:value-type="string" office:string-value="187889" calcext:value-type="string">
            <text:p>187889</text:p>
          </table:table-cell>
          <table:table-cell office:value-type="float" office:value="202411" calcext:value-type="float">
            <text:p>202411</text:p>
          </table:table-cell>
          <table:table-cell table:formula="of:=IF([.A268]=&quot;&quot;;&quot;&quot;;4)" office:value-type="float" office:value="4" calcext:value-type="float">
            <text:p>4</text:p>
          </table:table-cell>
          <table:table-cell table:formula="of:=IF([.A268]=&quot;&quot;;&quot;&quot;;5174)" office:value-type="float" office:value="5174" calcext:value-type="float">
            <text:p>5174</text:p>
          </table:table-cell>
          <table:table-cell table:formula="of:=[$Total.C269]" office:value-type="string" office:string-value="11528777808" calcext:value-type="string">
            <text:p>11528777808</text:p>
          </table:table-cell>
          <table:table-cell table:formula="of:=[$Total.D269]" office:value-type="float" office:value="37.39" calcext:value-type="float">
            <text:p>37,39</text:p>
          </table:table-cell>
          <table:table-cell table:formula="of:=IF([.A2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0]" office:value-type="string" office:string-value="204072" calcext:value-type="string">
            <text:p>204072</text:p>
          </table:table-cell>
          <table:table-cell office:value-type="float" office:value="202411" calcext:value-type="float">
            <text:p>202411</text:p>
          </table:table-cell>
          <table:table-cell table:formula="of:=IF([.A269]=&quot;&quot;;&quot;&quot;;4)" office:value-type="float" office:value="4" calcext:value-type="float">
            <text:p>4</text:p>
          </table:table-cell>
          <table:table-cell table:formula="of:=IF([.A269]=&quot;&quot;;&quot;&quot;;5174)" office:value-type="float" office:value="5174" calcext:value-type="float">
            <text:p>5174</text:p>
          </table:table-cell>
          <table:table-cell table:formula="of:=[$Total.C270]" office:value-type="string" office:string-value="38349474823" calcext:value-type="string">
            <text:p>38349474823</text:p>
          </table:table-cell>
          <table:table-cell table:formula="of:=[$Total.D270]" office:value-type="float" office:value="37.39" calcext:value-type="float">
            <text:p>37,39</text:p>
          </table:table-cell>
          <table:table-cell table:formula="of:=IF([.A2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1]" office:value-type="string" office:string-value="211265" calcext:value-type="string">
            <text:p>211265</text:p>
          </table:table-cell>
          <table:table-cell office:value-type="float" office:value="202411" calcext:value-type="float">
            <text:p>202411</text:p>
          </table:table-cell>
          <table:table-cell table:formula="of:=IF([.A270]=&quot;&quot;;&quot;&quot;;4)" office:value-type="float" office:value="4" calcext:value-type="float">
            <text:p>4</text:p>
          </table:table-cell>
          <table:table-cell table:formula="of:=IF([.A270]=&quot;&quot;;&quot;&quot;;5174)" office:value-type="float" office:value="5174" calcext:value-type="float">
            <text:p>5174</text:p>
          </table:table-cell>
          <table:table-cell table:formula="of:=[$Total.C271]" office:value-type="string" office:string-value="40739407830" calcext:value-type="string">
            <text:p>40739407830</text:p>
          </table:table-cell>
          <table:table-cell table:formula="of:=[$Total.D271]" office:value-type="float" office:value="37.39" calcext:value-type="float">
            <text:p>37,39</text:p>
          </table:table-cell>
          <table:table-cell table:formula="of:=IF([.A2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2]" office:value-type="string" office:string-value="218200" calcext:value-type="string">
            <text:p>218200</text:p>
          </table:table-cell>
          <table:table-cell office:value-type="float" office:value="202411" calcext:value-type="float">
            <text:p>202411</text:p>
          </table:table-cell>
          <table:table-cell table:formula="of:=IF([.A271]=&quot;&quot;;&quot;&quot;;4)" office:value-type="float" office:value="4" calcext:value-type="float">
            <text:p>4</text:p>
          </table:table-cell>
          <table:table-cell table:formula="of:=IF([.A271]=&quot;&quot;;&quot;&quot;;5174)" office:value-type="float" office:value="5174" calcext:value-type="float">
            <text:p>5174</text:p>
          </table:table-cell>
          <table:table-cell table:formula="of:=[$Total.C272]" office:value-type="string" office:string-value="41871204836" calcext:value-type="string">
            <text:p>41871204836</text:p>
          </table:table-cell>
          <table:table-cell table:formula="of:=[$Total.D272]" office:value-type="float" office:value="37.39" calcext:value-type="float">
            <text:p>37,39</text:p>
          </table:table-cell>
          <table:table-cell table:formula="of:=IF([.A2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3]" office:value-type="string" office:string-value="223131" calcext:value-type="string">
            <text:p>223131</text:p>
          </table:table-cell>
          <table:table-cell office:value-type="float" office:value="202411" calcext:value-type="float">
            <text:p>202411</text:p>
          </table:table-cell>
          <table:table-cell table:formula="of:=IF([.A272]=&quot;&quot;;&quot;&quot;;4)" office:value-type="float" office:value="4" calcext:value-type="float">
            <text:p>4</text:p>
          </table:table-cell>
          <table:table-cell table:formula="of:=IF([.A272]=&quot;&quot;;&quot;&quot;;5174)" office:value-type="float" office:value="5174" calcext:value-type="float">
            <text:p>5174</text:p>
          </table:table-cell>
          <table:table-cell table:formula="of:=[$Total.C273]" office:value-type="string" office:string-value="21559037822" calcext:value-type="string">
            <text:p>21559037822</text:p>
          </table:table-cell>
          <table:table-cell table:formula="of:=[$Total.D273]" office:value-type="float" office:value="37.39" calcext:value-type="float">
            <text:p>37,39</text:p>
          </table:table-cell>
          <table:table-cell table:formula="of:=IF([.A2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4]" office:value-type="string" office:string-value="264997" calcext:value-type="string">
            <text:p>264997</text:p>
          </table:table-cell>
          <table:table-cell office:value-type="float" office:value="202411" calcext:value-type="float">
            <text:p>202411</text:p>
          </table:table-cell>
          <table:table-cell table:formula="of:=IF([.A273]=&quot;&quot;;&quot;&quot;;4)" office:value-type="float" office:value="4" calcext:value-type="float">
            <text:p>4</text:p>
          </table:table-cell>
          <table:table-cell table:formula="of:=IF([.A273]=&quot;&quot;;&quot;&quot;;5174)" office:value-type="float" office:value="5174" calcext:value-type="float">
            <text:p>5174</text:p>
          </table:table-cell>
          <table:table-cell table:formula="of:=[$Total.C274]" office:value-type="string" office:string-value="42524876845" calcext:value-type="string">
            <text:p>42524876845</text:p>
          </table:table-cell>
          <table:table-cell table:formula="of:=[$Total.D274]" office:value-type="float" office:value="37.39" calcext:value-type="float">
            <text:p>37,39</text:p>
          </table:table-cell>
          <table:table-cell table:formula="of:=IF([.A2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5]" office:value-type="string" office:string-value="287806" calcext:value-type="string">
            <text:p>287806</text:p>
          </table:table-cell>
          <table:table-cell office:value-type="float" office:value="202411" calcext:value-type="float">
            <text:p>202411</text:p>
          </table:table-cell>
          <table:table-cell table:formula="of:=IF([.A274]=&quot;&quot;;&quot;&quot;;4)" office:value-type="float" office:value="4" calcext:value-type="float">
            <text:p>4</text:p>
          </table:table-cell>
          <table:table-cell table:formula="of:=IF([.A274]=&quot;&quot;;&quot;&quot;;5174)" office:value-type="float" office:value="5174" calcext:value-type="float">
            <text:p>5174</text:p>
          </table:table-cell>
          <table:table-cell table:formula="of:=[$Total.C275]" office:value-type="string" office:string-value="27825282892" calcext:value-type="string">
            <text:p>27825282892</text:p>
          </table:table-cell>
          <table:table-cell table:formula="of:=[$Total.D275]" office:value-type="float" office:value="37.39" calcext:value-type="float">
            <text:p>37,39</text:p>
          </table:table-cell>
          <table:table-cell table:formula="of:=IF([.A2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6]" office:value-type="string" office:string-value="195896" calcext:value-type="string">
            <text:p>195896</text:p>
          </table:table-cell>
          <table:table-cell office:value-type="float" office:value="202411" calcext:value-type="float">
            <text:p>202411</text:p>
          </table:table-cell>
          <table:table-cell table:formula="of:=IF([.A275]=&quot;&quot;;&quot;&quot;;4)" office:value-type="float" office:value="4" calcext:value-type="float">
            <text:p>4</text:p>
          </table:table-cell>
          <table:table-cell table:formula="of:=IF([.A275]=&quot;&quot;;&quot;&quot;;5174)" office:value-type="float" office:value="5174" calcext:value-type="float">
            <text:p>5174</text:p>
          </table:table-cell>
          <table:table-cell table:formula="of:=[$Total.C276]" office:value-type="string" office:string-value="43789021253" calcext:value-type="string">
            <text:p>43789021253</text:p>
          </table:table-cell>
          <table:table-cell table:formula="of:=[$Total.D276]" office:value-type="float" office:value="39.16" calcext:value-type="float">
            <text:p>39,16</text:p>
          </table:table-cell>
          <table:table-cell table:formula="of:=IF([.A2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7]" office:value-type="string" office:string-value="274283" calcext:value-type="string">
            <text:p>274283</text:p>
          </table:table-cell>
          <table:table-cell office:value-type="float" office:value="202411" calcext:value-type="float">
            <text:p>202411</text:p>
          </table:table-cell>
          <table:table-cell table:formula="of:=IF([.A276]=&quot;&quot;;&quot;&quot;;4)" office:value-type="float" office:value="4" calcext:value-type="float">
            <text:p>4</text:p>
          </table:table-cell>
          <table:table-cell table:formula="of:=IF([.A276]=&quot;&quot;;&quot;&quot;;5174)" office:value-type="float" office:value="5174" calcext:value-type="float">
            <text:p>5174</text:p>
          </table:table-cell>
          <table:table-cell table:formula="of:=[$Total.C277]" office:value-type="string" office:string-value="45027247850" calcext:value-type="string">
            <text:p>45027247850</text:p>
          </table:table-cell>
          <table:table-cell table:formula="of:=[$Total.D277]" office:value-type="float" office:value="39.16" calcext:value-type="float">
            <text:p>39,16</text:p>
          </table:table-cell>
          <table:table-cell table:formula="of:=IF([.A2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8]" office:value-type="string" office:string-value="160537" calcext:value-type="string">
            <text:p>160537</text:p>
          </table:table-cell>
          <table:table-cell office:value-type="float" office:value="202411" calcext:value-type="float">
            <text:p>202411</text:p>
          </table:table-cell>
          <table:table-cell table:formula="of:=IF([.A277]=&quot;&quot;;&quot;&quot;;4)" office:value-type="float" office:value="4" calcext:value-type="float">
            <text:p>4</text:p>
          </table:table-cell>
          <table:table-cell table:formula="of:=IF([.A277]=&quot;&quot;;&quot;&quot;;5174)" office:value-type="float" office:value="5174" calcext:value-type="float">
            <text:p>5174</text:p>
          </table:table-cell>
          <table:table-cell table:formula="of:=[$Total.C278]" office:value-type="string" office:string-value="27081446850" calcext:value-type="string">
            <text:p>27081446850</text:p>
          </table:table-cell>
          <table:table-cell table:formula="of:=[$Total.D278]" office:value-type="float" office:value="41.61" calcext:value-type="float">
            <text:p>41,61</text:p>
          </table:table-cell>
          <table:table-cell table:formula="of:=IF([.A2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79]" office:value-type="string" office:string-value="161907" calcext:value-type="string">
            <text:p>161907</text:p>
          </table:table-cell>
          <table:table-cell office:value-type="float" office:value="202411" calcext:value-type="float">
            <text:p>202411</text:p>
          </table:table-cell>
          <table:table-cell table:formula="of:=IF([.A278]=&quot;&quot;;&quot;&quot;;4)" office:value-type="float" office:value="4" calcext:value-type="float">
            <text:p>4</text:p>
          </table:table-cell>
          <table:table-cell table:formula="of:=IF([.A278]=&quot;&quot;;&quot;&quot;;5174)" office:value-type="float" office:value="5174" calcext:value-type="float">
            <text:p>5174</text:p>
          </table:table-cell>
          <table:table-cell table:formula="of:=[$Total.C279]" office:value-type="string" office:string-value="22545456802" calcext:value-type="string">
            <text:p>22545456802</text:p>
          </table:table-cell>
          <table:table-cell table:formula="of:=[$Total.D279]" office:value-type="float" office:value="42.48" calcext:value-type="float">
            <text:p>42,48</text:p>
          </table:table-cell>
          <table:table-cell table:formula="of:=IF([.A2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0]" office:value-type="string" office:string-value="281565" calcext:value-type="string">
            <text:p>281565</text:p>
          </table:table-cell>
          <table:table-cell office:value-type="float" office:value="202411" calcext:value-type="float">
            <text:p>202411</text:p>
          </table:table-cell>
          <table:table-cell table:formula="of:=IF([.A279]=&quot;&quot;;&quot;&quot;;4)" office:value-type="float" office:value="4" calcext:value-type="float">
            <text:p>4</text:p>
          </table:table-cell>
          <table:table-cell table:formula="of:=IF([.A279]=&quot;&quot;;&quot;&quot;;5174)" office:value-type="float" office:value="5174" calcext:value-type="float">
            <text:p>5174</text:p>
          </table:table-cell>
          <table:table-cell table:formula="of:=[$Total.C280]" office:value-type="string" office:string-value="45002722830" calcext:value-type="string">
            <text:p>45002722830</text:p>
          </table:table-cell>
          <table:table-cell table:formula="of:=[$Total.D280]" office:value-type="float" office:value="42.48" calcext:value-type="float">
            <text:p>42,48</text:p>
          </table:table-cell>
          <table:table-cell table:formula="of:=IF([.A2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1]" office:value-type="string" office:string-value="186123" calcext:value-type="string">
            <text:p>186123</text:p>
          </table:table-cell>
          <table:table-cell office:value-type="float" office:value="202411" calcext:value-type="float">
            <text:p>202411</text:p>
          </table:table-cell>
          <table:table-cell table:formula="of:=IF([.A280]=&quot;&quot;;&quot;&quot;;4)" office:value-type="float" office:value="4" calcext:value-type="float">
            <text:p>4</text:p>
          </table:table-cell>
          <table:table-cell table:formula="of:=IF([.A280]=&quot;&quot;;&quot;&quot;;5174)" office:value-type="float" office:value="5174" calcext:value-type="float">
            <text:p>5174</text:p>
          </table:table-cell>
          <table:table-cell table:formula="of:=[$Total.C281]" office:value-type="string" office:string-value="17566283863" calcext:value-type="string">
            <text:p>17566283863</text:p>
          </table:table-cell>
          <table:table-cell table:formula="of:=[$Total.D281]" office:value-type="float" office:value="42.65" calcext:value-type="float">
            <text:p>42,65</text:p>
          </table:table-cell>
          <table:table-cell table:formula="of:=IF([.A2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2]" office:value-type="string" office:string-value="228222" calcext:value-type="string">
            <text:p>228222</text:p>
          </table:table-cell>
          <table:table-cell office:value-type="float" office:value="202411" calcext:value-type="float">
            <text:p>202411</text:p>
          </table:table-cell>
          <table:table-cell table:formula="of:=IF([.A281]=&quot;&quot;;&quot;&quot;;4)" office:value-type="float" office:value="4" calcext:value-type="float">
            <text:p>4</text:p>
          </table:table-cell>
          <table:table-cell table:formula="of:=IF([.A281]=&quot;&quot;;&quot;&quot;;5174)" office:value-type="float" office:value="5174" calcext:value-type="float">
            <text:p>5174</text:p>
          </table:table-cell>
          <table:table-cell table:formula="of:=[$Total.C282]" office:value-type="string" office:string-value="25383062807" calcext:value-type="string">
            <text:p>25383062807</text:p>
          </table:table-cell>
          <table:table-cell table:formula="of:=[$Total.D282]" office:value-type="float" office:value="42.65" calcext:value-type="float">
            <text:p>42,65</text:p>
          </table:table-cell>
          <table:table-cell table:formula="of:=IF([.A2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3]" office:value-type="string" office:string-value="170694" calcext:value-type="string">
            <text:p>170694</text:p>
          </table:table-cell>
          <table:table-cell office:value-type="float" office:value="202411" calcext:value-type="float">
            <text:p>202411</text:p>
          </table:table-cell>
          <table:table-cell table:formula="of:=IF([.A282]=&quot;&quot;;&quot;&quot;;4)" office:value-type="float" office:value="4" calcext:value-type="float">
            <text:p>4</text:p>
          </table:table-cell>
          <table:table-cell table:formula="of:=IF([.A282]=&quot;&quot;;&quot;&quot;;5174)" office:value-type="float" office:value="5174" calcext:value-type="float">
            <text:p>5174</text:p>
          </table:table-cell>
          <table:table-cell table:formula="of:=[$Total.C283]" office:value-type="string" office:string-value="21904107893" calcext:value-type="string">
            <text:p>21904107893</text:p>
          </table:table-cell>
          <table:table-cell table:formula="of:=[$Total.D283]" office:value-type="float" office:value="42.7" calcext:value-type="float">
            <text:p>42,7</text:p>
          </table:table-cell>
          <table:table-cell table:formula="of:=IF([.A2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4]" office:value-type="string" office:string-value="202452" calcext:value-type="string">
            <text:p>202452</text:p>
          </table:table-cell>
          <table:table-cell office:value-type="float" office:value="202411" calcext:value-type="float">
            <text:p>202411</text:p>
          </table:table-cell>
          <table:table-cell table:formula="of:=IF([.A283]=&quot;&quot;;&quot;&quot;;4)" office:value-type="float" office:value="4" calcext:value-type="float">
            <text:p>4</text:p>
          </table:table-cell>
          <table:table-cell table:formula="of:=IF([.A283]=&quot;&quot;;&quot;&quot;;5174)" office:value-type="float" office:value="5174" calcext:value-type="float">
            <text:p>5174</text:p>
          </table:table-cell>
          <table:table-cell table:formula="of:=[$Total.C284]" office:value-type="string" office:string-value="27459066826" calcext:value-type="string">
            <text:p>27459066826</text:p>
          </table:table-cell>
          <table:table-cell table:formula="of:=[$Total.D284]" office:value-type="float" office:value="42.7" calcext:value-type="float">
            <text:p>42,7</text:p>
          </table:table-cell>
          <table:table-cell table:formula="of:=IF([.A2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5]" office:value-type="string" office:string-value="209244" calcext:value-type="string">
            <text:p>209244</text:p>
          </table:table-cell>
          <table:table-cell office:value-type="float" office:value="202411" calcext:value-type="float">
            <text:p>202411</text:p>
          </table:table-cell>
          <table:table-cell table:formula="of:=IF([.A284]=&quot;&quot;;&quot;&quot;;4)" office:value-type="float" office:value="4" calcext:value-type="float">
            <text:p>4</text:p>
          </table:table-cell>
          <table:table-cell table:formula="of:=IF([.A284]=&quot;&quot;;&quot;&quot;;5174)" office:value-type="float" office:value="5174" calcext:value-type="float">
            <text:p>5174</text:p>
          </table:table-cell>
          <table:table-cell table:formula="of:=[$Total.C285]" office:value-type="string" office:string-value="28224711854" calcext:value-type="string">
            <text:p>28224711854</text:p>
          </table:table-cell>
          <table:table-cell table:formula="of:=[$Total.D285]" office:value-type="float" office:value="42.7" calcext:value-type="float">
            <text:p>42,7</text:p>
          </table:table-cell>
          <table:table-cell table:formula="of:=IF([.A2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6]" office:value-type="string" office:string-value="219070" calcext:value-type="string">
            <text:p>219070</text:p>
          </table:table-cell>
          <table:table-cell office:value-type="float" office:value="202411" calcext:value-type="float">
            <text:p>202411</text:p>
          </table:table-cell>
          <table:table-cell table:formula="of:=IF([.A285]=&quot;&quot;;&quot;&quot;;4)" office:value-type="float" office:value="4" calcext:value-type="float">
            <text:p>4</text:p>
          </table:table-cell>
          <table:table-cell table:formula="of:=IF([.A285]=&quot;&quot;;&quot;&quot;;5174)" office:value-type="float" office:value="5174" calcext:value-type="float">
            <text:p>5174</text:p>
          </table:table-cell>
          <table:table-cell table:formula="of:=[$Total.C286]" office:value-type="string" office:string-value="22097878822" calcext:value-type="string">
            <text:p>22097878822</text:p>
          </table:table-cell>
          <table:table-cell table:formula="of:=[$Total.D286]" office:value-type="float" office:value="42.7" calcext:value-type="float">
            <text:p>42,7</text:p>
          </table:table-cell>
          <table:table-cell table:formula="of:=IF([.A2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7]" office:value-type="string" office:string-value="237795" calcext:value-type="string">
            <text:p>237795</text:p>
          </table:table-cell>
          <table:table-cell office:value-type="float" office:value="202411" calcext:value-type="float">
            <text:p>202411</text:p>
          </table:table-cell>
          <table:table-cell table:formula="of:=IF([.A286]=&quot;&quot;;&quot;&quot;;4)" office:value-type="float" office:value="4" calcext:value-type="float">
            <text:p>4</text:p>
          </table:table-cell>
          <table:table-cell table:formula="of:=IF([.A286]=&quot;&quot;;&quot;&quot;;5174)" office:value-type="float" office:value="5174" calcext:value-type="float">
            <text:p>5174</text:p>
          </table:table-cell>
          <table:table-cell table:formula="of:=[$Total.C287]" office:value-type="string" office:string-value="30777521822" calcext:value-type="string">
            <text:p>30777521822</text:p>
          </table:table-cell>
          <table:table-cell table:formula="of:=[$Total.D287]" office:value-type="float" office:value="42.7" calcext:value-type="float">
            <text:p>42,7</text:p>
          </table:table-cell>
          <table:table-cell table:formula="of:=IF([.A2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8]" office:value-type="string" office:string-value="248967" calcext:value-type="string">
            <text:p>248967</text:p>
          </table:table-cell>
          <table:table-cell office:value-type="float" office:value="202411" calcext:value-type="float">
            <text:p>202411</text:p>
          </table:table-cell>
          <table:table-cell table:formula="of:=IF([.A287]=&quot;&quot;;&quot;&quot;;4)" office:value-type="float" office:value="4" calcext:value-type="float">
            <text:p>4</text:p>
          </table:table-cell>
          <table:table-cell table:formula="of:=IF([.A287]=&quot;&quot;;&quot;&quot;;5174)" office:value-type="float" office:value="5174" calcext:value-type="float">
            <text:p>5174</text:p>
          </table:table-cell>
          <table:table-cell table:formula="of:=[$Total.C288]" office:value-type="string" office:string-value="13968630874" calcext:value-type="string">
            <text:p>13968630874</text:p>
          </table:table-cell>
          <table:table-cell table:formula="of:=[$Total.D288]" office:value-type="float" office:value="42.7" calcext:value-type="float">
            <text:p>42,7</text:p>
          </table:table-cell>
          <table:table-cell table:formula="of:=IF([.A2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89]" office:value-type="string" office:string-value="270610" calcext:value-type="string">
            <text:p>270610</text:p>
          </table:table-cell>
          <table:table-cell office:value-type="float" office:value="202411" calcext:value-type="float">
            <text:p>202411</text:p>
          </table:table-cell>
          <table:table-cell table:formula="of:=IF([.A288]=&quot;&quot;;&quot;&quot;;4)" office:value-type="float" office:value="4" calcext:value-type="float">
            <text:p>4</text:p>
          </table:table-cell>
          <table:table-cell table:formula="of:=IF([.A288]=&quot;&quot;;&quot;&quot;;5174)" office:value-type="float" office:value="5174" calcext:value-type="float">
            <text:p>5174</text:p>
          </table:table-cell>
          <table:table-cell table:formula="of:=[$Total.C289]" office:value-type="string" office:string-value="44729417836" calcext:value-type="string">
            <text:p>44729417836</text:p>
          </table:table-cell>
          <table:table-cell table:formula="of:=[$Total.D289]" office:value-type="float" office:value="43.06" calcext:value-type="float">
            <text:p>43,06</text:p>
          </table:table-cell>
          <table:table-cell table:formula="of:=IF([.A2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0]" office:value-type="string" office:string-value="219940" calcext:value-type="string">
            <text:p>219940</text:p>
          </table:table-cell>
          <table:table-cell office:value-type="float" office:value="202411" calcext:value-type="float">
            <text:p>202411</text:p>
          </table:table-cell>
          <table:table-cell table:formula="of:=IF([.A289]=&quot;&quot;;&quot;&quot;;4)" office:value-type="float" office:value="4" calcext:value-type="float">
            <text:p>4</text:p>
          </table:table-cell>
          <table:table-cell table:formula="of:=IF([.A289]=&quot;&quot;;&quot;&quot;;5174)" office:value-type="float" office:value="5174" calcext:value-type="float">
            <text:p>5174</text:p>
          </table:table-cell>
          <table:table-cell table:formula="of:=[$Total.C290]" office:value-type="string" office:string-value="17158072860" calcext:value-type="string">
            <text:p>17158072860</text:p>
          </table:table-cell>
          <table:table-cell table:formula="of:=[$Total.D290]" office:value-type="float" office:value="44.13" calcext:value-type="float">
            <text:p>44,13</text:p>
          </table:table-cell>
          <table:table-cell table:formula="of:=IF([.A2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1]" office:value-type="string" office:string-value="229431" calcext:value-type="string">
            <text:p>229431</text:p>
          </table:table-cell>
          <table:table-cell office:value-type="float" office:value="202411" calcext:value-type="float">
            <text:p>202411</text:p>
          </table:table-cell>
          <table:table-cell table:formula="of:=IF([.A290]=&quot;&quot;;&quot;&quot;;4)" office:value-type="float" office:value="4" calcext:value-type="float">
            <text:p>4</text:p>
          </table:table-cell>
          <table:table-cell table:formula="of:=IF([.A290]=&quot;&quot;;&quot;&quot;;5174)" office:value-type="float" office:value="5174" calcext:value-type="float">
            <text:p>5174</text:p>
          </table:table-cell>
          <table:table-cell table:formula="of:=[$Total.C291]" office:value-type="string" office:string-value="33367768804" calcext:value-type="string">
            <text:p>33367768804</text:p>
          </table:table-cell>
          <table:table-cell table:formula="of:=[$Total.D291]" office:value-type="float" office:value="44.93" calcext:value-type="float">
            <text:p>44,93</text:p>
          </table:table-cell>
          <table:table-cell table:formula="of:=IF([.A2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2]" office:value-type="string" office:string-value="264598" calcext:value-type="string">
            <text:p>264598</text:p>
          </table:table-cell>
          <table:table-cell office:value-type="float" office:value="202411" calcext:value-type="float">
            <text:p>202411</text:p>
          </table:table-cell>
          <table:table-cell table:formula="of:=IF([.A291]=&quot;&quot;;&quot;&quot;;4)" office:value-type="float" office:value="4" calcext:value-type="float">
            <text:p>4</text:p>
          </table:table-cell>
          <table:table-cell table:formula="of:=IF([.A291]=&quot;&quot;;&quot;&quot;;5174)" office:value-type="float" office:value="5174" calcext:value-type="float">
            <text:p>5174</text:p>
          </table:table-cell>
          <table:table-cell table:formula="of:=[$Total.C292]" office:value-type="string" office:string-value="17998706856" calcext:value-type="string">
            <text:p>17998706856</text:p>
          </table:table-cell>
          <table:table-cell table:formula="of:=[$Total.D292]" office:value-type="float" office:value="44.93" calcext:value-type="float">
            <text:p>44,93</text:p>
          </table:table-cell>
          <table:table-cell table:formula="of:=IF([.A2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3]" office:value-type="string" office:string-value="202401" calcext:value-type="string">
            <text:p>202401</text:p>
          </table:table-cell>
          <table:table-cell office:value-type="float" office:value="202411" calcext:value-type="float">
            <text:p>202411</text:p>
          </table:table-cell>
          <table:table-cell table:formula="of:=IF([.A292]=&quot;&quot;;&quot;&quot;;4)" office:value-type="float" office:value="4" calcext:value-type="float">
            <text:p>4</text:p>
          </table:table-cell>
          <table:table-cell table:formula="of:=IF([.A292]=&quot;&quot;;&quot;&quot;;5174)" office:value-type="float" office:value="5174" calcext:value-type="float">
            <text:p>5174</text:p>
          </table:table-cell>
          <table:table-cell table:formula="of:=[$Total.C293]" office:value-type="string" office:string-value="17989318857" calcext:value-type="string">
            <text:p>17989318857</text:p>
          </table:table-cell>
          <table:table-cell table:formula="of:=[$Total.D293]" office:value-type="float" office:value="45.13" calcext:value-type="float">
            <text:p>45,13</text:p>
          </table:table-cell>
          <table:table-cell table:formula="of:=IF([.A2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4]" office:value-type="string" office:string-value="219126" calcext:value-type="string">
            <text:p>219126</text:p>
          </table:table-cell>
          <table:table-cell office:value-type="float" office:value="202411" calcext:value-type="float">
            <text:p>202411</text:p>
          </table:table-cell>
          <table:table-cell table:formula="of:=IF([.A293]=&quot;&quot;;&quot;&quot;;4)" office:value-type="float" office:value="4" calcext:value-type="float">
            <text:p>4</text:p>
          </table:table-cell>
          <table:table-cell table:formula="of:=IF([.A293]=&quot;&quot;;&quot;&quot;;5174)" office:value-type="float" office:value="5174" calcext:value-type="float">
            <text:p>5174</text:p>
          </table:table-cell>
          <table:table-cell table:formula="of:=[$Total.C294]" office:value-type="string" office:string-value="40143586823" calcext:value-type="string">
            <text:p>40143586823</text:p>
          </table:table-cell>
          <table:table-cell table:formula="of:=[$Total.D294]" office:value-type="float" office:value="46.02" calcext:value-type="float">
            <text:p>46,02</text:p>
          </table:table-cell>
          <table:table-cell table:formula="of:=IF([.A2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5]" office:value-type="string" office:string-value="223980" calcext:value-type="string">
            <text:p>223980</text:p>
          </table:table-cell>
          <table:table-cell office:value-type="float" office:value="202411" calcext:value-type="float">
            <text:p>202411</text:p>
          </table:table-cell>
          <table:table-cell table:formula="of:=IF([.A294]=&quot;&quot;;&quot;&quot;;4)" office:value-type="float" office:value="4" calcext:value-type="float">
            <text:p>4</text:p>
          </table:table-cell>
          <table:table-cell table:formula="of:=IF([.A294]=&quot;&quot;;&quot;&quot;;5174)" office:value-type="float" office:value="5174" calcext:value-type="float">
            <text:p>5174</text:p>
          </table:table-cell>
          <table:table-cell table:formula="of:=[$Total.C295]" office:value-type="string" office:string-value="09583788864" calcext:value-type="string">
            <text:p>09583788864</text:p>
          </table:table-cell>
          <table:table-cell table:formula="of:=[$Total.D295]" office:value-type="float" office:value="46.02" calcext:value-type="float">
            <text:p>46,02</text:p>
          </table:table-cell>
          <table:table-cell table:formula="of:=IF([.A2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6]" office:value-type="string" office:string-value="286761" calcext:value-type="string">
            <text:p>286761</text:p>
          </table:table-cell>
          <table:table-cell office:value-type="float" office:value="202411" calcext:value-type="float">
            <text:p>202411</text:p>
          </table:table-cell>
          <table:table-cell table:formula="of:=IF([.A295]=&quot;&quot;;&quot;&quot;;4)" office:value-type="float" office:value="4" calcext:value-type="float">
            <text:p>4</text:p>
          </table:table-cell>
          <table:table-cell table:formula="of:=IF([.A295]=&quot;&quot;;&quot;&quot;;5174)" office:value-type="float" office:value="5174" calcext:value-type="float">
            <text:p>5174</text:p>
          </table:table-cell>
          <table:table-cell table:formula="of:=[$Total.C296]" office:value-type="string" office:string-value="43451174880" calcext:value-type="string">
            <text:p>43451174880</text:p>
          </table:table-cell>
          <table:table-cell table:formula="of:=[$Total.D296]" office:value-type="float" office:value="47.38" calcext:value-type="float">
            <text:p>47,38</text:p>
          </table:table-cell>
          <table:table-cell table:formula="of:=IF([.A2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7]" office:value-type="string" office:string-value="135772" calcext:value-type="string">
            <text:p>135772</text:p>
          </table:table-cell>
          <table:table-cell office:value-type="float" office:value="202411" calcext:value-type="float">
            <text:p>202411</text:p>
          </table:table-cell>
          <table:table-cell table:formula="of:=IF([.A296]=&quot;&quot;;&quot;&quot;;4)" office:value-type="float" office:value="4" calcext:value-type="float">
            <text:p>4</text:p>
          </table:table-cell>
          <table:table-cell table:formula="of:=IF([.A296]=&quot;&quot;;&quot;&quot;;5174)" office:value-type="float" office:value="5174" calcext:value-type="float">
            <text:p>5174</text:p>
          </table:table-cell>
          <table:table-cell table:formula="of:=[$Total.C297]" office:value-type="string" office:string-value="28751149800" calcext:value-type="string">
            <text:p>28751149800</text:p>
          </table:table-cell>
          <table:table-cell table:formula="of:=[$Total.D297]" office:value-type="float" office:value="47.49" calcext:value-type="float">
            <text:p>47,49</text:p>
          </table:table-cell>
          <table:table-cell table:formula="of:=IF([.A2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8]" office:value-type="string" office:string-value="271420" calcext:value-type="string">
            <text:p>271420</text:p>
          </table:table-cell>
          <table:table-cell office:value-type="float" office:value="202411" calcext:value-type="float">
            <text:p>202411</text:p>
          </table:table-cell>
          <table:table-cell table:formula="of:=IF([.A297]=&quot;&quot;;&quot;&quot;;4)" office:value-type="float" office:value="4" calcext:value-type="float">
            <text:p>4</text:p>
          </table:table-cell>
          <table:table-cell table:formula="of:=IF([.A297]=&quot;&quot;;&quot;&quot;;5174)" office:value-type="float" office:value="5174" calcext:value-type="float">
            <text:p>5174</text:p>
          </table:table-cell>
          <table:table-cell table:formula="of:=[$Total.C298]" office:value-type="string" office:string-value="32575702879" calcext:value-type="string">
            <text:p>32575702879</text:p>
          </table:table-cell>
          <table:table-cell table:formula="of:=[$Total.D298]" office:value-type="float" office:value="47.55" calcext:value-type="float">
            <text:p>47,55</text:p>
          </table:table-cell>
          <table:table-cell table:formula="of:=IF([.A2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299]" office:value-type="string" office:string-value="147704" calcext:value-type="string">
            <text:p>147704</text:p>
          </table:table-cell>
          <table:table-cell office:value-type="float" office:value="202411" calcext:value-type="float">
            <text:p>202411</text:p>
          </table:table-cell>
          <table:table-cell table:formula="of:=IF([.A298]=&quot;&quot;;&quot;&quot;;4)" office:value-type="float" office:value="4" calcext:value-type="float">
            <text:p>4</text:p>
          </table:table-cell>
          <table:table-cell table:formula="of:=IF([.A298]=&quot;&quot;;&quot;&quot;;5174)" office:value-type="float" office:value="5174" calcext:value-type="float">
            <text:p>5174</text:p>
          </table:table-cell>
          <table:table-cell table:formula="of:=[$Total.C299]" office:value-type="string" office:string-value="12331142807" calcext:value-type="string">
            <text:p>12331142807</text:p>
          </table:table-cell>
          <table:table-cell table:formula="of:=[$Total.D299]" office:value-type="float" office:value="48.12" calcext:value-type="float">
            <text:p>48,12</text:p>
          </table:table-cell>
          <table:table-cell table:formula="of:=IF([.A2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0]" office:value-type="string" office:string-value="154272" calcext:value-type="string">
            <text:p>154272</text:p>
          </table:table-cell>
          <table:table-cell office:value-type="float" office:value="202411" calcext:value-type="float">
            <text:p>202411</text:p>
          </table:table-cell>
          <table:table-cell table:formula="of:=IF([.A299]=&quot;&quot;;&quot;&quot;;4)" office:value-type="float" office:value="4" calcext:value-type="float">
            <text:p>4</text:p>
          </table:table-cell>
          <table:table-cell table:formula="of:=IF([.A299]=&quot;&quot;;&quot;&quot;;5174)" office:value-type="float" office:value="5174" calcext:value-type="float">
            <text:p>5174</text:p>
          </table:table-cell>
          <table:table-cell table:formula="of:=[$Total.C300]" office:value-type="string" office:string-value="24989641850" calcext:value-type="string">
            <text:p>24989641850</text:p>
          </table:table-cell>
          <table:table-cell table:formula="of:=[$Total.D300]" office:value-type="float" office:value="48.15" calcext:value-type="float">
            <text:p>48,15</text:p>
          </table:table-cell>
          <table:table-cell table:formula="of:=IF([.A2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1]" office:value-type="string" office:string-value="206148" calcext:value-type="string">
            <text:p>206148</text:p>
          </table:table-cell>
          <table:table-cell office:value-type="float" office:value="202411" calcext:value-type="float">
            <text:p>202411</text:p>
          </table:table-cell>
          <table:table-cell table:formula="of:=IF([.A300]=&quot;&quot;;&quot;&quot;;4)" office:value-type="float" office:value="4" calcext:value-type="float">
            <text:p>4</text:p>
          </table:table-cell>
          <table:table-cell table:formula="of:=IF([.A300]=&quot;&quot;;&quot;&quot;;5174)" office:value-type="float" office:value="5174" calcext:value-type="float">
            <text:p>5174</text:p>
          </table:table-cell>
          <table:table-cell table:formula="of:=[$Total.C301]" office:value-type="string" office:string-value="21743578873" calcext:value-type="string">
            <text:p>21743578873</text:p>
          </table:table-cell>
          <table:table-cell table:formula="of:=[$Total.D301]" office:value-type="float" office:value="49.03" calcext:value-type="float">
            <text:p>49,03</text:p>
          </table:table-cell>
          <table:table-cell table:formula="of:=IF([.A3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2]" office:value-type="string" office:string-value="232726" calcext:value-type="string">
            <text:p>232726</text:p>
          </table:table-cell>
          <table:table-cell office:value-type="float" office:value="202411" calcext:value-type="float">
            <text:p>202411</text:p>
          </table:table-cell>
          <table:table-cell table:formula="of:=IF([.A301]=&quot;&quot;;&quot;&quot;;4)" office:value-type="float" office:value="4" calcext:value-type="float">
            <text:p>4</text:p>
          </table:table-cell>
          <table:table-cell table:formula="of:=IF([.A301]=&quot;&quot;;&quot;&quot;;5174)" office:value-type="float" office:value="5174" calcext:value-type="float">
            <text:p>5174</text:p>
          </table:table-cell>
          <table:table-cell table:formula="of:=[$Total.C302]" office:value-type="string" office:string-value="18798887858" calcext:value-type="string">
            <text:p>18798887858</text:p>
          </table:table-cell>
          <table:table-cell table:formula="of:=[$Total.D302]" office:value-type="float" office:value="49.11" calcext:value-type="float">
            <text:p>49,11</text:p>
          </table:table-cell>
          <table:table-cell table:formula="of:=IF([.A3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3]" office:value-type="string" office:string-value="178385" calcext:value-type="string">
            <text:p>178385</text:p>
          </table:table-cell>
          <table:table-cell office:value-type="float" office:value="202411" calcext:value-type="float">
            <text:p>202411</text:p>
          </table:table-cell>
          <table:table-cell table:formula="of:=IF([.A302]=&quot;&quot;;&quot;&quot;;4)" office:value-type="float" office:value="4" calcext:value-type="float">
            <text:p>4</text:p>
          </table:table-cell>
          <table:table-cell table:formula="of:=IF([.A302]=&quot;&quot;;&quot;&quot;;5174)" office:value-type="float" office:value="5174" calcext:value-type="float">
            <text:p>5174</text:p>
          </table:table-cell>
          <table:table-cell table:formula="of:=[$Total.C303]" office:value-type="string" office:string-value="18070798807" calcext:value-type="string">
            <text:p>18070798807</text:p>
          </table:table-cell>
          <table:table-cell table:formula="of:=[$Total.D303]" office:value-type="float" office:value="49.43" calcext:value-type="float">
            <text:p>49,43</text:p>
          </table:table-cell>
          <table:table-cell table:formula="of:=IF([.A3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4]" office:value-type="string" office:string-value="180395" calcext:value-type="string">
            <text:p>180395</text:p>
          </table:table-cell>
          <table:table-cell office:value-type="float" office:value="202411" calcext:value-type="float">
            <text:p>202411</text:p>
          </table:table-cell>
          <table:table-cell table:formula="of:=IF([.A303]=&quot;&quot;;&quot;&quot;;4)" office:value-type="float" office:value="4" calcext:value-type="float">
            <text:p>4</text:p>
          </table:table-cell>
          <table:table-cell table:formula="of:=IF([.A303]=&quot;&quot;;&quot;&quot;;5174)" office:value-type="float" office:value="5174" calcext:value-type="float">
            <text:p>5174</text:p>
          </table:table-cell>
          <table:table-cell table:formula="of:=[$Total.C304]" office:value-type="string" office:string-value="34188171812" calcext:value-type="string">
            <text:p>34188171812</text:p>
          </table:table-cell>
          <table:table-cell table:formula="of:=[$Total.D304]" office:value-type="float" office:value="49.56" calcext:value-type="float">
            <text:p>49,56</text:p>
          </table:table-cell>
          <table:table-cell table:formula="of:=IF([.A3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5]" office:value-type="string" office:string-value="120756" calcext:value-type="string">
            <text:p>120756</text:p>
          </table:table-cell>
          <table:table-cell office:value-type="float" office:value="202411" calcext:value-type="float">
            <text:p>202411</text:p>
          </table:table-cell>
          <table:table-cell table:formula="of:=IF([.A304]=&quot;&quot;;&quot;&quot;;4)" office:value-type="float" office:value="4" calcext:value-type="float">
            <text:p>4</text:p>
          </table:table-cell>
          <table:table-cell table:formula="of:=IF([.A304]=&quot;&quot;;&quot;&quot;;5174)" office:value-type="float" office:value="5174" calcext:value-type="float">
            <text:p>5174</text:p>
          </table:table-cell>
          <table:table-cell table:formula="of:=[$Total.C305]" office:value-type="string" office:string-value="10584899840" calcext:value-type="string">
            <text:p>10584899840</text:p>
          </table:table-cell>
          <table:table-cell table:formula="of:=[$Total.D305]" office:value-type="float" office:value="50" calcext:value-type="float">
            <text:p>50</text:p>
          </table:table-cell>
          <table:table-cell table:formula="of:=IF([.A3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6]" office:value-type="string" office:string-value="124009" calcext:value-type="string">
            <text:p>124009</text:p>
          </table:table-cell>
          <table:table-cell office:value-type="float" office:value="202411" calcext:value-type="float">
            <text:p>202411</text:p>
          </table:table-cell>
          <table:table-cell table:formula="of:=IF([.A305]=&quot;&quot;;&quot;&quot;;4)" office:value-type="float" office:value="4" calcext:value-type="float">
            <text:p>4</text:p>
          </table:table-cell>
          <table:table-cell table:formula="of:=IF([.A305]=&quot;&quot;;&quot;&quot;;5174)" office:value-type="float" office:value="5174" calcext:value-type="float">
            <text:p>5174</text:p>
          </table:table-cell>
          <table:table-cell table:formula="of:=[$Total.C306]" office:value-type="string" office:string-value="27333571823" calcext:value-type="string">
            <text:p>27333571823</text:p>
          </table:table-cell>
          <table:table-cell table:formula="of:=[$Total.D306]" office:value-type="float" office:value="50" calcext:value-type="float">
            <text:p>50</text:p>
          </table:table-cell>
          <table:table-cell table:formula="of:=IF([.A3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7]" office:value-type="string" office:string-value="130355" calcext:value-type="string">
            <text:p>130355</text:p>
          </table:table-cell>
          <table:table-cell office:value-type="float" office:value="202411" calcext:value-type="float">
            <text:p>202411</text:p>
          </table:table-cell>
          <table:table-cell table:formula="of:=IF([.A306]=&quot;&quot;;&quot;&quot;;4)" office:value-type="float" office:value="4" calcext:value-type="float">
            <text:p>4</text:p>
          </table:table-cell>
          <table:table-cell table:formula="of:=IF([.A306]=&quot;&quot;;&quot;&quot;;5174)" office:value-type="float" office:value="5174" calcext:value-type="float">
            <text:p>5174</text:p>
          </table:table-cell>
          <table:table-cell table:formula="of:=[$Total.C307]" office:value-type="string" office:string-value="19698711805" calcext:value-type="string">
            <text:p>19698711805</text:p>
          </table:table-cell>
          <table:table-cell table:formula="of:=[$Total.D307]" office:value-type="float" office:value="50" calcext:value-type="float">
            <text:p>50</text:p>
          </table:table-cell>
          <table:table-cell table:formula="of:=IF([.A3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8]" office:value-type="string" office:string-value="146505" calcext:value-type="string">
            <text:p>146505</text:p>
          </table:table-cell>
          <table:table-cell office:value-type="float" office:value="202411" calcext:value-type="float">
            <text:p>202411</text:p>
          </table:table-cell>
          <table:table-cell table:formula="of:=IF([.A307]=&quot;&quot;;&quot;&quot;;4)" office:value-type="float" office:value="4" calcext:value-type="float">
            <text:p>4</text:p>
          </table:table-cell>
          <table:table-cell table:formula="of:=IF([.A307]=&quot;&quot;;&quot;&quot;;5174)" office:value-type="float" office:value="5174" calcext:value-type="float">
            <text:p>5174</text:p>
          </table:table-cell>
          <table:table-cell table:formula="of:=[$Total.C308]" office:value-type="string" office:string-value="07870665835" calcext:value-type="string">
            <text:p>07870665835</text:p>
          </table:table-cell>
          <table:table-cell table:formula="of:=[$Total.D308]" office:value-type="float" office:value="50" calcext:value-type="float">
            <text:p>50</text:p>
          </table:table-cell>
          <table:table-cell table:formula="of:=IF([.A3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09]" office:value-type="string" office:string-value="153602" calcext:value-type="string">
            <text:p>153602</text:p>
          </table:table-cell>
          <table:table-cell office:value-type="float" office:value="202411" calcext:value-type="float">
            <text:p>202411</text:p>
          </table:table-cell>
          <table:table-cell table:formula="of:=IF([.A308]=&quot;&quot;;&quot;&quot;;4)" office:value-type="float" office:value="4" calcext:value-type="float">
            <text:p>4</text:p>
          </table:table-cell>
          <table:table-cell table:formula="of:=IF([.A308]=&quot;&quot;;&quot;&quot;;5174)" office:value-type="float" office:value="5174" calcext:value-type="float">
            <text:p>5174</text:p>
          </table:table-cell>
          <table:table-cell table:formula="of:=[$Total.C309]" office:value-type="string" office:string-value="26241482807" calcext:value-type="string">
            <text:p>26241482807</text:p>
          </table:table-cell>
          <table:table-cell table:formula="of:=[$Total.D309]" office:value-type="float" office:value="50" calcext:value-type="float">
            <text:p>50</text:p>
          </table:table-cell>
          <table:table-cell table:formula="of:=IF([.A3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0]" office:value-type="string" office:string-value="155227" calcext:value-type="string">
            <text:p>155227</text:p>
          </table:table-cell>
          <table:table-cell office:value-type="float" office:value="202411" calcext:value-type="float">
            <text:p>202411</text:p>
          </table:table-cell>
          <table:table-cell table:formula="of:=IF([.A309]=&quot;&quot;;&quot;&quot;;4)" office:value-type="float" office:value="4" calcext:value-type="float">
            <text:p>4</text:p>
          </table:table-cell>
          <table:table-cell table:formula="of:=IF([.A309]=&quot;&quot;;&quot;&quot;;5174)" office:value-type="float" office:value="5174" calcext:value-type="float">
            <text:p>5174</text:p>
          </table:table-cell>
          <table:table-cell table:formula="of:=[$Total.C310]" office:value-type="string" office:string-value="28375210862" calcext:value-type="string">
            <text:p>28375210862</text:p>
          </table:table-cell>
          <table:table-cell table:formula="of:=[$Total.D310]" office:value-type="float" office:value="50" calcext:value-type="float">
            <text:p>50</text:p>
          </table:table-cell>
          <table:table-cell table:formula="of:=IF([.A3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1]" office:value-type="string" office:string-value="169492" calcext:value-type="string">
            <text:p>169492</text:p>
          </table:table-cell>
          <table:table-cell office:value-type="float" office:value="202411" calcext:value-type="float">
            <text:p>202411</text:p>
          </table:table-cell>
          <table:table-cell table:formula="of:=IF([.A310]=&quot;&quot;;&quot;&quot;;4)" office:value-type="float" office:value="4" calcext:value-type="float">
            <text:p>4</text:p>
          </table:table-cell>
          <table:table-cell table:formula="of:=IF([.A310]=&quot;&quot;;&quot;&quot;;5174)" office:value-type="float" office:value="5174" calcext:value-type="float">
            <text:p>5174</text:p>
          </table:table-cell>
          <table:table-cell table:formula="of:=[$Total.C311]" office:value-type="string" office:string-value="19200106889" calcext:value-type="string">
            <text:p>19200106889</text:p>
          </table:table-cell>
          <table:table-cell table:formula="of:=[$Total.D311]" office:value-type="float" office:value="50" calcext:value-type="float">
            <text:p>50</text:p>
          </table:table-cell>
          <table:table-cell table:formula="of:=IF([.A3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2]" office:value-type="string" office:string-value="170323" calcext:value-type="string">
            <text:p>170323</text:p>
          </table:table-cell>
          <table:table-cell office:value-type="float" office:value="202411" calcext:value-type="float">
            <text:p>202411</text:p>
          </table:table-cell>
          <table:table-cell table:formula="of:=IF([.A311]=&quot;&quot;;&quot;&quot;;4)" office:value-type="float" office:value="4" calcext:value-type="float">
            <text:p>4</text:p>
          </table:table-cell>
          <table:table-cell table:formula="of:=IF([.A311]=&quot;&quot;;&quot;&quot;;5174)" office:value-type="float" office:value="5174" calcext:value-type="float">
            <text:p>5174</text:p>
          </table:table-cell>
          <table:table-cell table:formula="of:=[$Total.C312]" office:value-type="string" office:string-value="26484020809" calcext:value-type="string">
            <text:p>26484020809</text:p>
          </table:table-cell>
          <table:table-cell table:formula="of:=[$Total.D312]" office:value-type="float" office:value="50" calcext:value-type="float">
            <text:p>50</text:p>
          </table:table-cell>
          <table:table-cell table:formula="of:=IF([.A3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3]" office:value-type="string" office:string-value="176227" calcext:value-type="string">
            <text:p>176227</text:p>
          </table:table-cell>
          <table:table-cell office:value-type="float" office:value="202411" calcext:value-type="float">
            <text:p>202411</text:p>
          </table:table-cell>
          <table:table-cell table:formula="of:=IF([.A312]=&quot;&quot;;&quot;&quot;;4)" office:value-type="float" office:value="4" calcext:value-type="float">
            <text:p>4</text:p>
          </table:table-cell>
          <table:table-cell table:formula="of:=IF([.A312]=&quot;&quot;;&quot;&quot;;5174)" office:value-type="float" office:value="5174" calcext:value-type="float">
            <text:p>5174</text:p>
          </table:table-cell>
          <table:table-cell table:formula="of:=[$Total.C313]" office:value-type="string" office:string-value="33282874855" calcext:value-type="string">
            <text:p>33282874855</text:p>
          </table:table-cell>
          <table:table-cell table:formula="of:=[$Total.D313]" office:value-type="float" office:value="50" calcext:value-type="float">
            <text:p>50</text:p>
          </table:table-cell>
          <table:table-cell table:formula="of:=IF([.A3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4]" office:value-type="string" office:string-value="177511" calcext:value-type="string">
            <text:p>177511</text:p>
          </table:table-cell>
          <table:table-cell office:value-type="float" office:value="202411" calcext:value-type="float">
            <text:p>202411</text:p>
          </table:table-cell>
          <table:table-cell table:formula="of:=IF([.A313]=&quot;&quot;;&quot;&quot;;4)" office:value-type="float" office:value="4" calcext:value-type="float">
            <text:p>4</text:p>
          </table:table-cell>
          <table:table-cell table:formula="of:=IF([.A313]=&quot;&quot;;&quot;&quot;;5174)" office:value-type="float" office:value="5174" calcext:value-type="float">
            <text:p>5174</text:p>
          </table:table-cell>
          <table:table-cell table:formula="of:=[$Total.C314]" office:value-type="string" office:string-value="26952855823" calcext:value-type="string">
            <text:p>26952855823</text:p>
          </table:table-cell>
          <table:table-cell table:formula="of:=[$Total.D314]" office:value-type="float" office:value="50" calcext:value-type="float">
            <text:p>50</text:p>
          </table:table-cell>
          <table:table-cell table:formula="of:=IF([.A3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5]" office:value-type="string" office:string-value="185034" calcext:value-type="string">
            <text:p>185034</text:p>
          </table:table-cell>
          <table:table-cell office:value-type="float" office:value="202411" calcext:value-type="float">
            <text:p>202411</text:p>
          </table:table-cell>
          <table:table-cell table:formula="of:=IF([.A314]=&quot;&quot;;&quot;&quot;;4)" office:value-type="float" office:value="4" calcext:value-type="float">
            <text:p>4</text:p>
          </table:table-cell>
          <table:table-cell table:formula="of:=IF([.A314]=&quot;&quot;;&quot;&quot;;5174)" office:value-type="float" office:value="5174" calcext:value-type="float">
            <text:p>5174</text:p>
          </table:table-cell>
          <table:table-cell table:formula="of:=[$Total.C315]" office:value-type="string" office:string-value="10714931837" calcext:value-type="string">
            <text:p>10714931837</text:p>
          </table:table-cell>
          <table:table-cell table:formula="of:=[$Total.D315]" office:value-type="float" office:value="50" calcext:value-type="float">
            <text:p>50</text:p>
          </table:table-cell>
          <table:table-cell table:formula="of:=IF([.A3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6]" office:value-type="string" office:string-value="186107" calcext:value-type="string">
            <text:p>186107</text:p>
          </table:table-cell>
          <table:table-cell office:value-type="float" office:value="202411" calcext:value-type="float">
            <text:p>202411</text:p>
          </table:table-cell>
          <table:table-cell table:formula="of:=IF([.A315]=&quot;&quot;;&quot;&quot;;4)" office:value-type="float" office:value="4" calcext:value-type="float">
            <text:p>4</text:p>
          </table:table-cell>
          <table:table-cell table:formula="of:=IF([.A315]=&quot;&quot;;&quot;&quot;;5174)" office:value-type="float" office:value="5174" calcext:value-type="float">
            <text:p>5174</text:p>
          </table:table-cell>
          <table:table-cell table:formula="of:=[$Total.C316]" office:value-type="string" office:string-value="29405575864" calcext:value-type="string">
            <text:p>29405575864</text:p>
          </table:table-cell>
          <table:table-cell table:formula="of:=[$Total.D316]" office:value-type="float" office:value="50" calcext:value-type="float">
            <text:p>50</text:p>
          </table:table-cell>
          <table:table-cell table:formula="of:=IF([.A3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7]" office:value-type="string" office:string-value="187294" calcext:value-type="string">
            <text:p>187294</text:p>
          </table:table-cell>
          <table:table-cell office:value-type="float" office:value="202411" calcext:value-type="float">
            <text:p>202411</text:p>
          </table:table-cell>
          <table:table-cell table:formula="of:=IF([.A316]=&quot;&quot;;&quot;&quot;;4)" office:value-type="float" office:value="4" calcext:value-type="float">
            <text:p>4</text:p>
          </table:table-cell>
          <table:table-cell table:formula="of:=IF([.A316]=&quot;&quot;;&quot;&quot;;5174)" office:value-type="float" office:value="5174" calcext:value-type="float">
            <text:p>5174</text:p>
          </table:table-cell>
          <table:table-cell table:formula="of:=[$Total.C317]" office:value-type="string" office:string-value="26882360839" calcext:value-type="string">
            <text:p>26882360839</text:p>
          </table:table-cell>
          <table:table-cell table:formula="of:=[$Total.D317]" office:value-type="float" office:value="50" calcext:value-type="float">
            <text:p>50</text:p>
          </table:table-cell>
          <table:table-cell table:formula="of:=IF([.A3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8]" office:value-type="string" office:string-value="191755" calcext:value-type="string">
            <text:p>191755</text:p>
          </table:table-cell>
          <table:table-cell office:value-type="float" office:value="202411" calcext:value-type="float">
            <text:p>202411</text:p>
          </table:table-cell>
          <table:table-cell table:formula="of:=IF([.A317]=&quot;&quot;;&quot;&quot;;4)" office:value-type="float" office:value="4" calcext:value-type="float">
            <text:p>4</text:p>
          </table:table-cell>
          <table:table-cell table:formula="of:=IF([.A317]=&quot;&quot;;&quot;&quot;;5174)" office:value-type="float" office:value="5174" calcext:value-type="float">
            <text:p>5174</text:p>
          </table:table-cell>
          <table:table-cell table:formula="of:=[$Total.C318]" office:value-type="string" office:string-value="04686714982" calcext:value-type="string">
            <text:p>04686714982</text:p>
          </table:table-cell>
          <table:table-cell table:formula="of:=[$Total.D318]" office:value-type="float" office:value="50" calcext:value-type="float">
            <text:p>50</text:p>
          </table:table-cell>
          <table:table-cell table:formula="of:=IF([.A3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19]" office:value-type="string" office:string-value="205010" calcext:value-type="string">
            <text:p>205010</text:p>
          </table:table-cell>
          <table:table-cell office:value-type="float" office:value="202411" calcext:value-type="float">
            <text:p>202411</text:p>
          </table:table-cell>
          <table:table-cell table:formula="of:=IF([.A318]=&quot;&quot;;&quot;&quot;;4)" office:value-type="float" office:value="4" calcext:value-type="float">
            <text:p>4</text:p>
          </table:table-cell>
          <table:table-cell table:formula="of:=IF([.A318]=&quot;&quot;;&quot;&quot;;5174)" office:value-type="float" office:value="5174" calcext:value-type="float">
            <text:p>5174</text:p>
          </table:table-cell>
          <table:table-cell table:formula="of:=[$Total.C319]" office:value-type="string" office:string-value="27768270835" calcext:value-type="string">
            <text:p>27768270835</text:p>
          </table:table-cell>
          <table:table-cell table:formula="of:=[$Total.D319]" office:value-type="float" office:value="50" calcext:value-type="float">
            <text:p>50</text:p>
          </table:table-cell>
          <table:table-cell table:formula="of:=IF([.A3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0]" office:value-type="string" office:string-value="208221" calcext:value-type="string">
            <text:p>208221</text:p>
          </table:table-cell>
          <table:table-cell office:value-type="float" office:value="202411" calcext:value-type="float">
            <text:p>202411</text:p>
          </table:table-cell>
          <table:table-cell table:formula="of:=IF([.A319]=&quot;&quot;;&quot;&quot;;4)" office:value-type="float" office:value="4" calcext:value-type="float">
            <text:p>4</text:p>
          </table:table-cell>
          <table:table-cell table:formula="of:=IF([.A319]=&quot;&quot;;&quot;&quot;;5174)" office:value-type="float" office:value="5174" calcext:value-type="float">
            <text:p>5174</text:p>
          </table:table-cell>
          <table:table-cell table:formula="of:=[$Total.C320]" office:value-type="string" office:string-value="38576330857" calcext:value-type="string">
            <text:p>38576330857</text:p>
          </table:table-cell>
          <table:table-cell table:formula="of:=[$Total.D320]" office:value-type="float" office:value="50" calcext:value-type="float">
            <text:p>50</text:p>
          </table:table-cell>
          <table:table-cell table:formula="of:=IF([.A3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1]" office:value-type="string" office:string-value="212130" calcext:value-type="string">
            <text:p>212130</text:p>
          </table:table-cell>
          <table:table-cell office:value-type="float" office:value="202411" calcext:value-type="float">
            <text:p>202411</text:p>
          </table:table-cell>
          <table:table-cell table:formula="of:=IF([.A320]=&quot;&quot;;&quot;&quot;;4)" office:value-type="float" office:value="4" calcext:value-type="float">
            <text:p>4</text:p>
          </table:table-cell>
          <table:table-cell table:formula="of:=IF([.A320]=&quot;&quot;;&quot;&quot;;5174)" office:value-type="float" office:value="5174" calcext:value-type="float">
            <text:p>5174</text:p>
          </table:table-cell>
          <table:table-cell table:formula="of:=[$Total.C321]" office:value-type="string" office:string-value="17165676880" calcext:value-type="string">
            <text:p>17165676880</text:p>
          </table:table-cell>
          <table:table-cell table:formula="of:=[$Total.D321]" office:value-type="float" office:value="50" calcext:value-type="float">
            <text:p>50</text:p>
          </table:table-cell>
          <table:table-cell table:formula="of:=IF([.A3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2]" office:value-type="string" office:string-value="212601" calcext:value-type="string">
            <text:p>212601</text:p>
          </table:table-cell>
          <table:table-cell office:value-type="float" office:value="202411" calcext:value-type="float">
            <text:p>202411</text:p>
          </table:table-cell>
          <table:table-cell table:formula="of:=IF([.A321]=&quot;&quot;;&quot;&quot;;4)" office:value-type="float" office:value="4" calcext:value-type="float">
            <text:p>4</text:p>
          </table:table-cell>
          <table:table-cell table:formula="of:=IF([.A321]=&quot;&quot;;&quot;&quot;;5174)" office:value-type="float" office:value="5174" calcext:value-type="float">
            <text:p>5174</text:p>
          </table:table-cell>
          <table:table-cell table:formula="of:=[$Total.C322]" office:value-type="string" office:string-value="13946149855" calcext:value-type="string">
            <text:p>13946149855</text:p>
          </table:table-cell>
          <table:table-cell table:formula="of:=[$Total.D322]" office:value-type="float" office:value="50" calcext:value-type="float">
            <text:p>50</text:p>
          </table:table-cell>
          <table:table-cell table:formula="of:=IF([.A3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3]" office:value-type="string" office:string-value="217131" calcext:value-type="string">
            <text:p>217131</text:p>
          </table:table-cell>
          <table:table-cell office:value-type="float" office:value="202411" calcext:value-type="float">
            <text:p>202411</text:p>
          </table:table-cell>
          <table:table-cell table:formula="of:=IF([.A322]=&quot;&quot;;&quot;&quot;;4)" office:value-type="float" office:value="4" calcext:value-type="float">
            <text:p>4</text:p>
          </table:table-cell>
          <table:table-cell table:formula="of:=IF([.A322]=&quot;&quot;;&quot;&quot;;5174)" office:value-type="float" office:value="5174" calcext:value-type="float">
            <text:p>5174</text:p>
          </table:table-cell>
          <table:table-cell table:formula="of:=[$Total.C323]" office:value-type="string" office:string-value="28376027875" calcext:value-type="string">
            <text:p>28376027875</text:p>
          </table:table-cell>
          <table:table-cell table:formula="of:=[$Total.D323]" office:value-type="float" office:value="50" calcext:value-type="float">
            <text:p>50</text:p>
          </table:table-cell>
          <table:table-cell table:formula="of:=IF([.A3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4]" office:value-type="string" office:string-value="220078" calcext:value-type="string">
            <text:p>220078</text:p>
          </table:table-cell>
          <table:table-cell office:value-type="float" office:value="202411" calcext:value-type="float">
            <text:p>202411</text:p>
          </table:table-cell>
          <table:table-cell table:formula="of:=IF([.A323]=&quot;&quot;;&quot;&quot;;4)" office:value-type="float" office:value="4" calcext:value-type="float">
            <text:p>4</text:p>
          </table:table-cell>
          <table:table-cell table:formula="of:=IF([.A323]=&quot;&quot;;&quot;&quot;;5174)" office:value-type="float" office:value="5174" calcext:value-type="float">
            <text:p>5174</text:p>
          </table:table-cell>
          <table:table-cell table:formula="of:=[$Total.C324]" office:value-type="string" office:string-value="35200590884" calcext:value-type="string">
            <text:p>35200590884</text:p>
          </table:table-cell>
          <table:table-cell table:formula="of:=[$Total.D324]" office:value-type="float" office:value="50" calcext:value-type="float">
            <text:p>50</text:p>
          </table:table-cell>
          <table:table-cell table:formula="of:=IF([.A3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5]" office:value-type="string" office:string-value="221058" calcext:value-type="string">
            <text:p>221058</text:p>
          </table:table-cell>
          <table:table-cell office:value-type="float" office:value="202411" calcext:value-type="float">
            <text:p>202411</text:p>
          </table:table-cell>
          <table:table-cell table:formula="of:=IF([.A324]=&quot;&quot;;&quot;&quot;;4)" office:value-type="float" office:value="4" calcext:value-type="float">
            <text:p>4</text:p>
          </table:table-cell>
          <table:table-cell table:formula="of:=IF([.A324]=&quot;&quot;;&quot;&quot;;5174)" office:value-type="float" office:value="5174" calcext:value-type="float">
            <text:p>5174</text:p>
          </table:table-cell>
          <table:table-cell table:formula="of:=[$Total.C325]" office:value-type="string" office:string-value="21350785814" calcext:value-type="string">
            <text:p>21350785814</text:p>
          </table:table-cell>
          <table:table-cell table:formula="of:=[$Total.D325]" office:value-type="float" office:value="50" calcext:value-type="float">
            <text:p>50</text:p>
          </table:table-cell>
          <table:table-cell table:formula="of:=IF([.A3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6]" office:value-type="string" office:string-value="232122" calcext:value-type="string">
            <text:p>232122</text:p>
          </table:table-cell>
          <table:table-cell office:value-type="float" office:value="202411" calcext:value-type="float">
            <text:p>202411</text:p>
          </table:table-cell>
          <table:table-cell table:formula="of:=IF([.A325]=&quot;&quot;;&quot;&quot;;4)" office:value-type="float" office:value="4" calcext:value-type="float">
            <text:p>4</text:p>
          </table:table-cell>
          <table:table-cell table:formula="of:=IF([.A325]=&quot;&quot;;&quot;&quot;;5174)" office:value-type="float" office:value="5174" calcext:value-type="float">
            <text:p>5174</text:p>
          </table:table-cell>
          <table:table-cell table:formula="of:=[$Total.C326]" office:value-type="string" office:string-value="43326026846" calcext:value-type="string">
            <text:p>43326026846</text:p>
          </table:table-cell>
          <table:table-cell table:formula="of:=[$Total.D326]" office:value-type="float" office:value="50" calcext:value-type="float">
            <text:p>50</text:p>
          </table:table-cell>
          <table:table-cell table:formula="of:=IF([.A3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7]" office:value-type="string" office:string-value="234680" calcext:value-type="string">
            <text:p>234680</text:p>
          </table:table-cell>
          <table:table-cell office:value-type="float" office:value="202411" calcext:value-type="float">
            <text:p>202411</text:p>
          </table:table-cell>
          <table:table-cell table:formula="of:=IF([.A326]=&quot;&quot;;&quot;&quot;;4)" office:value-type="float" office:value="4" calcext:value-type="float">
            <text:p>4</text:p>
          </table:table-cell>
          <table:table-cell table:formula="of:=IF([.A326]=&quot;&quot;;&quot;&quot;;5174)" office:value-type="float" office:value="5174" calcext:value-type="float">
            <text:p>5174</text:p>
          </table:table-cell>
          <table:table-cell table:formula="of:=[$Total.C327]" office:value-type="string" office:string-value="33892666822" calcext:value-type="string">
            <text:p>33892666822</text:p>
          </table:table-cell>
          <table:table-cell table:formula="of:=[$Total.D327]" office:value-type="float" office:value="50" calcext:value-type="float">
            <text:p>50</text:p>
          </table:table-cell>
          <table:table-cell table:formula="of:=IF([.A3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8]" office:value-type="string" office:string-value="237787" calcext:value-type="string">
            <text:p>237787</text:p>
          </table:table-cell>
          <table:table-cell office:value-type="float" office:value="202411" calcext:value-type="float">
            <text:p>202411</text:p>
          </table:table-cell>
          <table:table-cell table:formula="of:=IF([.A327]=&quot;&quot;;&quot;&quot;;4)" office:value-type="float" office:value="4" calcext:value-type="float">
            <text:p>4</text:p>
          </table:table-cell>
          <table:table-cell table:formula="of:=IF([.A327]=&quot;&quot;;&quot;&quot;;5174)" office:value-type="float" office:value="5174" calcext:value-type="float">
            <text:p>5174</text:p>
          </table:table-cell>
          <table:table-cell table:formula="of:=[$Total.C328]" office:value-type="string" office:string-value="43933024862" calcext:value-type="string">
            <text:p>43933024862</text:p>
          </table:table-cell>
          <table:table-cell table:formula="of:=[$Total.D328]" office:value-type="float" office:value="50" calcext:value-type="float">
            <text:p>50</text:p>
          </table:table-cell>
          <table:table-cell table:formula="of:=IF([.A3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29]" office:value-type="string" office:string-value="248525" calcext:value-type="string">
            <text:p>248525</text:p>
          </table:table-cell>
          <table:table-cell office:value-type="float" office:value="202411" calcext:value-type="float">
            <text:p>202411</text:p>
          </table:table-cell>
          <table:table-cell table:formula="of:=IF([.A328]=&quot;&quot;;&quot;&quot;;4)" office:value-type="float" office:value="4" calcext:value-type="float">
            <text:p>4</text:p>
          </table:table-cell>
          <table:table-cell table:formula="of:=IF([.A328]=&quot;&quot;;&quot;&quot;;5174)" office:value-type="float" office:value="5174" calcext:value-type="float">
            <text:p>5174</text:p>
          </table:table-cell>
          <table:table-cell table:formula="of:=[$Total.C329]" office:value-type="string" office:string-value="37901637838" calcext:value-type="string">
            <text:p>37901637838</text:p>
          </table:table-cell>
          <table:table-cell table:formula="of:=[$Total.D329]" office:value-type="float" office:value="50" calcext:value-type="float">
            <text:p>50</text:p>
          </table:table-cell>
          <table:table-cell table:formula="of:=IF([.A3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0]" office:value-type="string" office:string-value="258423" calcext:value-type="string">
            <text:p>258423</text:p>
          </table:table-cell>
          <table:table-cell office:value-type="float" office:value="202411" calcext:value-type="float">
            <text:p>202411</text:p>
          </table:table-cell>
          <table:table-cell table:formula="of:=IF([.A329]=&quot;&quot;;&quot;&quot;;4)" office:value-type="float" office:value="4" calcext:value-type="float">
            <text:p>4</text:p>
          </table:table-cell>
          <table:table-cell table:formula="of:=IF([.A329]=&quot;&quot;;&quot;&quot;;5174)" office:value-type="float" office:value="5174" calcext:value-type="float">
            <text:p>5174</text:p>
          </table:table-cell>
          <table:table-cell table:formula="of:=[$Total.C330]" office:value-type="string" office:string-value="12641640848" calcext:value-type="string">
            <text:p>12641640848</text:p>
          </table:table-cell>
          <table:table-cell table:formula="of:=[$Total.D330]" office:value-type="float" office:value="50" calcext:value-type="float">
            <text:p>50</text:p>
          </table:table-cell>
          <table:table-cell table:formula="of:=IF([.A3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1]" office:value-type="string" office:string-value="265535" calcext:value-type="string">
            <text:p>265535</text:p>
          </table:table-cell>
          <table:table-cell office:value-type="float" office:value="202411" calcext:value-type="float">
            <text:p>202411</text:p>
          </table:table-cell>
          <table:table-cell table:formula="of:=IF([.A330]=&quot;&quot;;&quot;&quot;;4)" office:value-type="float" office:value="4" calcext:value-type="float">
            <text:p>4</text:p>
          </table:table-cell>
          <table:table-cell table:formula="of:=IF([.A330]=&quot;&quot;;&quot;&quot;;5174)" office:value-type="float" office:value="5174" calcext:value-type="float">
            <text:p>5174</text:p>
          </table:table-cell>
          <table:table-cell table:formula="of:=[$Total.C331]" office:value-type="string" office:string-value="34314810866" calcext:value-type="string">
            <text:p>34314810866</text:p>
          </table:table-cell>
          <table:table-cell table:formula="of:=[$Total.D331]" office:value-type="float" office:value="50" calcext:value-type="float">
            <text:p>50</text:p>
          </table:table-cell>
          <table:table-cell table:formula="of:=IF([.A3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2]" office:value-type="string" office:string-value="265616" calcext:value-type="string">
            <text:p>265616</text:p>
          </table:table-cell>
          <table:table-cell office:value-type="float" office:value="202411" calcext:value-type="float">
            <text:p>202411</text:p>
          </table:table-cell>
          <table:table-cell table:formula="of:=IF([.A331]=&quot;&quot;;&quot;&quot;;4)" office:value-type="float" office:value="4" calcext:value-type="float">
            <text:p>4</text:p>
          </table:table-cell>
          <table:table-cell table:formula="of:=IF([.A331]=&quot;&quot;;&quot;&quot;;5174)" office:value-type="float" office:value="5174" calcext:value-type="float">
            <text:p>5174</text:p>
          </table:table-cell>
          <table:table-cell table:formula="of:=[$Total.C332]" office:value-type="string" office:string-value="33580815830" calcext:value-type="string">
            <text:p>33580815830</text:p>
          </table:table-cell>
          <table:table-cell table:formula="of:=[$Total.D332]" office:value-type="float" office:value="50" calcext:value-type="float">
            <text:p>50</text:p>
          </table:table-cell>
          <table:table-cell table:formula="of:=IF([.A3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3]" office:value-type="string" office:string-value="268755" calcext:value-type="string">
            <text:p>268755</text:p>
          </table:table-cell>
          <table:table-cell office:value-type="float" office:value="202411" calcext:value-type="float">
            <text:p>202411</text:p>
          </table:table-cell>
          <table:table-cell table:formula="of:=IF([.A332]=&quot;&quot;;&quot;&quot;;4)" office:value-type="float" office:value="4" calcext:value-type="float">
            <text:p>4</text:p>
          </table:table-cell>
          <table:table-cell table:formula="of:=IF([.A332]=&quot;&quot;;&quot;&quot;;5174)" office:value-type="float" office:value="5174" calcext:value-type="float">
            <text:p>5174</text:p>
          </table:table-cell>
          <table:table-cell table:formula="of:=[$Total.C333]" office:value-type="string" office:string-value="28620988840" calcext:value-type="string">
            <text:p>28620988840</text:p>
          </table:table-cell>
          <table:table-cell table:formula="of:=[$Total.D333]" office:value-type="float" office:value="50" calcext:value-type="float">
            <text:p>50</text:p>
          </table:table-cell>
          <table:table-cell table:formula="of:=IF([.A3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4]" office:value-type="string" office:string-value="272191" calcext:value-type="string">
            <text:p>272191</text:p>
          </table:table-cell>
          <table:table-cell office:value-type="float" office:value="202411" calcext:value-type="float">
            <text:p>202411</text:p>
          </table:table-cell>
          <table:table-cell table:formula="of:=IF([.A333]=&quot;&quot;;&quot;&quot;;4)" office:value-type="float" office:value="4" calcext:value-type="float">
            <text:p>4</text:p>
          </table:table-cell>
          <table:table-cell table:formula="of:=IF([.A333]=&quot;&quot;;&quot;&quot;;5174)" office:value-type="float" office:value="5174" calcext:value-type="float">
            <text:p>5174</text:p>
          </table:table-cell>
          <table:table-cell table:formula="of:=[$Total.C334]" office:value-type="string" office:string-value="50668712848" calcext:value-type="string">
            <text:p>50668712848</text:p>
          </table:table-cell>
          <table:table-cell table:formula="of:=[$Total.D334]" office:value-type="float" office:value="50" calcext:value-type="float">
            <text:p>50</text:p>
          </table:table-cell>
          <table:table-cell table:formula="of:=IF([.A3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5]" office:value-type="string" office:string-value="273953" calcext:value-type="string">
            <text:p>273953</text:p>
          </table:table-cell>
          <table:table-cell office:value-type="float" office:value="202411" calcext:value-type="float">
            <text:p>202411</text:p>
          </table:table-cell>
          <table:table-cell table:formula="of:=IF([.A334]=&quot;&quot;;&quot;&quot;;4)" office:value-type="float" office:value="4" calcext:value-type="float">
            <text:p>4</text:p>
          </table:table-cell>
          <table:table-cell table:formula="of:=IF([.A334]=&quot;&quot;;&quot;&quot;;5174)" office:value-type="float" office:value="5174" calcext:value-type="float">
            <text:p>5174</text:p>
          </table:table-cell>
          <table:table-cell table:formula="of:=[$Total.C335]" office:value-type="string" office:string-value="17557884876" calcext:value-type="string">
            <text:p>17557884876</text:p>
          </table:table-cell>
          <table:table-cell table:formula="of:=[$Total.D335]" office:value-type="float" office:value="50" calcext:value-type="float">
            <text:p>50</text:p>
          </table:table-cell>
          <table:table-cell table:formula="of:=IF([.A3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6]" office:value-type="string" office:string-value="279099" calcext:value-type="string">
            <text:p>279099</text:p>
          </table:table-cell>
          <table:table-cell office:value-type="float" office:value="202411" calcext:value-type="float">
            <text:p>202411</text:p>
          </table:table-cell>
          <table:table-cell table:formula="of:=IF([.A335]=&quot;&quot;;&quot;&quot;;4)" office:value-type="float" office:value="4" calcext:value-type="float">
            <text:p>4</text:p>
          </table:table-cell>
          <table:table-cell table:formula="of:=IF([.A335]=&quot;&quot;;&quot;&quot;;5174)" office:value-type="float" office:value="5174" calcext:value-type="float">
            <text:p>5174</text:p>
          </table:table-cell>
          <table:table-cell table:formula="of:=[$Total.C336]" office:value-type="string" office:string-value="14993605846" calcext:value-type="string">
            <text:p>14993605846</text:p>
          </table:table-cell>
          <table:table-cell table:formula="of:=[$Total.D336]" office:value-type="float" office:value="50" calcext:value-type="float">
            <text:p>50</text:p>
          </table:table-cell>
          <table:table-cell table:formula="of:=IF([.A3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7]" office:value-type="string" office:string-value="907537" calcext:value-type="string">
            <text:p>907537</text:p>
          </table:table-cell>
          <table:table-cell office:value-type="float" office:value="202411" calcext:value-type="float">
            <text:p>202411</text:p>
          </table:table-cell>
          <table:table-cell table:formula="of:=IF([.A336]=&quot;&quot;;&quot;&quot;;4)" office:value-type="float" office:value="4" calcext:value-type="float">
            <text:p>4</text:p>
          </table:table-cell>
          <table:table-cell table:formula="of:=IF([.A336]=&quot;&quot;;&quot;&quot;;5174)" office:value-type="float" office:value="5174" calcext:value-type="float">
            <text:p>5174</text:p>
          </table:table-cell>
          <table:table-cell table:formula="of:=[$Total.C337]" office:value-type="string" office:string-value="13671393840" calcext:value-type="string">
            <text:p>13671393840</text:p>
          </table:table-cell>
          <table:table-cell table:formula="of:=[$Total.D337]" office:value-type="float" office:value="50" calcext:value-type="float">
            <text:p>50</text:p>
          </table:table-cell>
          <table:table-cell table:formula="of:=IF([.A3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8]" office:value-type="string" office:string-value="910813" calcext:value-type="string">
            <text:p>910813</text:p>
          </table:table-cell>
          <table:table-cell office:value-type="float" office:value="202411" calcext:value-type="float">
            <text:p>202411</text:p>
          </table:table-cell>
          <table:table-cell table:formula="of:=IF([.A337]=&quot;&quot;;&quot;&quot;;4)" office:value-type="float" office:value="4" calcext:value-type="float">
            <text:p>4</text:p>
          </table:table-cell>
          <table:table-cell table:formula="of:=IF([.A337]=&quot;&quot;;&quot;&quot;;5174)" office:value-type="float" office:value="5174" calcext:value-type="float">
            <text:p>5174</text:p>
          </table:table-cell>
          <table:table-cell table:formula="of:=[$Total.C338]" office:value-type="string" office:string-value="28626477805" calcext:value-type="string">
            <text:p>28626477805</text:p>
          </table:table-cell>
          <table:table-cell table:formula="of:=[$Total.D338]" office:value-type="float" office:value="50" calcext:value-type="float">
            <text:p>50</text:p>
          </table:table-cell>
          <table:table-cell table:formula="of:=IF([.A3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39]" office:value-type="string" office:string-value="264342" calcext:value-type="string">
            <text:p>264342</text:p>
          </table:table-cell>
          <table:table-cell office:value-type="float" office:value="202411" calcext:value-type="float">
            <text:p>202411</text:p>
          </table:table-cell>
          <table:table-cell table:formula="of:=IF([.A338]=&quot;&quot;;&quot;&quot;;4)" office:value-type="float" office:value="4" calcext:value-type="float">
            <text:p>4</text:p>
          </table:table-cell>
          <table:table-cell table:formula="of:=IF([.A338]=&quot;&quot;;&quot;&quot;;5174)" office:value-type="float" office:value="5174" calcext:value-type="float">
            <text:p>5174</text:p>
          </table:table-cell>
          <table:table-cell table:formula="of:=[$Total.C339]" office:value-type="string" office:string-value="42923936809" calcext:value-type="string">
            <text:p>42923936809</text:p>
          </table:table-cell>
          <table:table-cell table:formula="of:=[$Total.D339]" office:value-type="float" office:value="51.02" calcext:value-type="float">
            <text:p>51,02</text:p>
          </table:table-cell>
          <table:table-cell table:formula="of:=IF([.A3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0]" office:value-type="string" office:string-value="182353" calcext:value-type="string">
            <text:p>182353</text:p>
          </table:table-cell>
          <table:table-cell office:value-type="float" office:value="202411" calcext:value-type="float">
            <text:p>202411</text:p>
          </table:table-cell>
          <table:table-cell table:formula="of:=IF([.A339]=&quot;&quot;;&quot;&quot;;4)" office:value-type="float" office:value="4" calcext:value-type="float">
            <text:p>4</text:p>
          </table:table-cell>
          <table:table-cell table:formula="of:=IF([.A339]=&quot;&quot;;&quot;&quot;;5174)" office:value-type="float" office:value="5174" calcext:value-type="float">
            <text:p>5174</text:p>
          </table:table-cell>
          <table:table-cell table:formula="of:=[$Total.C340]" office:value-type="string" office:string-value="32211044808" calcext:value-type="string">
            <text:p>32211044808</text:p>
          </table:table-cell>
          <table:table-cell table:formula="of:=[$Total.D340]" office:value-type="float" office:value="51.33" calcext:value-type="float">
            <text:p>51,33</text:p>
          </table:table-cell>
          <table:table-cell table:formula="of:=IF([.A3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1]" office:value-type="string" office:string-value="202762" calcext:value-type="string">
            <text:p>202762</text:p>
          </table:table-cell>
          <table:table-cell office:value-type="float" office:value="202411" calcext:value-type="float">
            <text:p>202411</text:p>
          </table:table-cell>
          <table:table-cell table:formula="of:=IF([.A340]=&quot;&quot;;&quot;&quot;;4)" office:value-type="float" office:value="4" calcext:value-type="float">
            <text:p>4</text:p>
          </table:table-cell>
          <table:table-cell table:formula="of:=IF([.A340]=&quot;&quot;;&quot;&quot;;5174)" office:value-type="float" office:value="5174" calcext:value-type="float">
            <text:p>5174</text:p>
          </table:table-cell>
          <table:table-cell table:formula="of:=[$Total.C341]" office:value-type="string" office:string-value="19215755810" calcext:value-type="string">
            <text:p>19215755810</text:p>
          </table:table-cell>
          <table:table-cell table:formula="of:=[$Total.D341]" office:value-type="float" office:value="52.08" calcext:value-type="float">
            <text:p>52,08</text:p>
          </table:table-cell>
          <table:table-cell table:formula="of:=IF([.A3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2]" office:value-type="string" office:string-value="910759" calcext:value-type="string">
            <text:p>910759</text:p>
          </table:table-cell>
          <table:table-cell office:value-type="float" office:value="202411" calcext:value-type="float">
            <text:p>202411</text:p>
          </table:table-cell>
          <table:table-cell table:formula="of:=IF([.A341]=&quot;&quot;;&quot;&quot;;4)" office:value-type="float" office:value="4" calcext:value-type="float">
            <text:p>4</text:p>
          </table:table-cell>
          <table:table-cell table:formula="of:=IF([.A341]=&quot;&quot;;&quot;&quot;;5174)" office:value-type="float" office:value="5174" calcext:value-type="float">
            <text:p>5174</text:p>
          </table:table-cell>
          <table:table-cell table:formula="of:=[$Total.C342]" office:value-type="string" office:string-value="06286202846" calcext:value-type="string">
            <text:p>06286202846</text:p>
          </table:table-cell>
          <table:table-cell table:formula="of:=[$Total.D342]" office:value-type="float" office:value="52.22" calcext:value-type="float">
            <text:p>52,22</text:p>
          </table:table-cell>
          <table:table-cell table:formula="of:=IF([.A3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3]" office:value-type="string" office:string-value="101637" calcext:value-type="string">
            <text:p>101637</text:p>
          </table:table-cell>
          <table:table-cell office:value-type="float" office:value="202411" calcext:value-type="float">
            <text:p>202411</text:p>
          </table:table-cell>
          <table:table-cell table:formula="of:=IF([.A342]=&quot;&quot;;&quot;&quot;;4)" office:value-type="float" office:value="4" calcext:value-type="float">
            <text:p>4</text:p>
          </table:table-cell>
          <table:table-cell table:formula="of:=IF([.A342]=&quot;&quot;;&quot;&quot;;5174)" office:value-type="float" office:value="5174" calcext:value-type="float">
            <text:p>5174</text:p>
          </table:table-cell>
          <table:table-cell table:formula="of:=[$Total.C343]" office:value-type="string" office:string-value="11527874893" calcext:value-type="string">
            <text:p>11527874893</text:p>
          </table:table-cell>
          <table:table-cell table:formula="of:=[$Total.D343]" office:value-type="float" office:value="52.92" calcext:value-type="float">
            <text:p>52,92</text:p>
          </table:table-cell>
          <table:table-cell table:formula="of:=IF([.A3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4]" office:value-type="string" office:string-value="171343" calcext:value-type="string">
            <text:p>171343</text:p>
          </table:table-cell>
          <table:table-cell office:value-type="float" office:value="202411" calcext:value-type="float">
            <text:p>202411</text:p>
          </table:table-cell>
          <table:table-cell table:formula="of:=IF([.A343]=&quot;&quot;;&quot;&quot;;4)" office:value-type="float" office:value="4" calcext:value-type="float">
            <text:p>4</text:p>
          </table:table-cell>
          <table:table-cell table:formula="of:=IF([.A343]=&quot;&quot;;&quot;&quot;;5174)" office:value-type="float" office:value="5174" calcext:value-type="float">
            <text:p>5174</text:p>
          </table:table-cell>
          <table:table-cell table:formula="of:=[$Total.C344]" office:value-type="string" office:string-value="26546201828" calcext:value-type="string">
            <text:p>26546201828</text:p>
          </table:table-cell>
          <table:table-cell table:formula="of:=[$Total.D344]" office:value-type="float" office:value="53.2" calcext:value-type="float">
            <text:p>53,2</text:p>
          </table:table-cell>
          <table:table-cell table:formula="of:=IF([.A3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5]" office:value-type="string" office:string-value="191254" calcext:value-type="string">
            <text:p>191254</text:p>
          </table:table-cell>
          <table:table-cell office:value-type="float" office:value="202411" calcext:value-type="float">
            <text:p>202411</text:p>
          </table:table-cell>
          <table:table-cell table:formula="of:=IF([.A344]=&quot;&quot;;&quot;&quot;;4)" office:value-type="float" office:value="4" calcext:value-type="float">
            <text:p>4</text:p>
          </table:table-cell>
          <table:table-cell table:formula="of:=IF([.A344]=&quot;&quot;;&quot;&quot;;5174)" office:value-type="float" office:value="5174" calcext:value-type="float">
            <text:p>5174</text:p>
          </table:table-cell>
          <table:table-cell table:formula="of:=[$Total.C345]" office:value-type="string" office:string-value="11546705899" calcext:value-type="string">
            <text:p>11546705899</text:p>
          </table:table-cell>
          <table:table-cell table:formula="of:=[$Total.D345]" office:value-type="float" office:value="53.33" calcext:value-type="float">
            <text:p>53,33</text:p>
          </table:table-cell>
          <table:table-cell table:formula="of:=IF([.A3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6]" office:value-type="string" office:string-value="268372" calcext:value-type="string">
            <text:p>268372</text:p>
          </table:table-cell>
          <table:table-cell office:value-type="float" office:value="202411" calcext:value-type="float">
            <text:p>202411</text:p>
          </table:table-cell>
          <table:table-cell table:formula="of:=IF([.A345]=&quot;&quot;;&quot;&quot;;4)" office:value-type="float" office:value="4" calcext:value-type="float">
            <text:p>4</text:p>
          </table:table-cell>
          <table:table-cell table:formula="of:=IF([.A345]=&quot;&quot;;&quot;&quot;;5174)" office:value-type="float" office:value="5174" calcext:value-type="float">
            <text:p>5174</text:p>
          </table:table-cell>
          <table:table-cell table:formula="of:=[$Total.C346]" office:value-type="string" office:string-value="32699918865" calcext:value-type="string">
            <text:p>32699918865</text:p>
          </table:table-cell>
          <table:table-cell table:formula="of:=[$Total.D346]" office:value-type="float" office:value="53.83" calcext:value-type="float">
            <text:p>53,83</text:p>
          </table:table-cell>
          <table:table-cell table:formula="of:=IF([.A3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7]" office:value-type="string" office:string-value="216135" calcext:value-type="string">
            <text:p>216135</text:p>
          </table:table-cell>
          <table:table-cell office:value-type="float" office:value="202411" calcext:value-type="float">
            <text:p>202411</text:p>
          </table:table-cell>
          <table:table-cell table:formula="of:=IF([.A346]=&quot;&quot;;&quot;&quot;;4)" office:value-type="float" office:value="4" calcext:value-type="float">
            <text:p>4</text:p>
          </table:table-cell>
          <table:table-cell table:formula="of:=IF([.A346]=&quot;&quot;;&quot;&quot;;5174)" office:value-type="float" office:value="5174" calcext:value-type="float">
            <text:p>5174</text:p>
          </table:table-cell>
          <table:table-cell table:formula="of:=[$Total.C347]" office:value-type="string" office:string-value="26448004807" calcext:value-type="string">
            <text:p>26448004807</text:p>
          </table:table-cell>
          <table:table-cell table:formula="of:=[$Total.D347]" office:value-type="float" office:value="54.17" calcext:value-type="float">
            <text:p>54,17</text:p>
          </table:table-cell>
          <table:table-cell table:formula="of:=IF([.A3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8]" office:value-type="string" office:string-value="201634" calcext:value-type="string">
            <text:p>201634</text:p>
          </table:table-cell>
          <table:table-cell office:value-type="float" office:value="202411" calcext:value-type="float">
            <text:p>202411</text:p>
          </table:table-cell>
          <table:table-cell table:formula="of:=IF([.A347]=&quot;&quot;;&quot;&quot;;4)" office:value-type="float" office:value="4" calcext:value-type="float">
            <text:p>4</text:p>
          </table:table-cell>
          <table:table-cell table:formula="of:=IF([.A347]=&quot;&quot;;&quot;&quot;;5174)" office:value-type="float" office:value="5174" calcext:value-type="float">
            <text:p>5174</text:p>
          </table:table-cell>
          <table:table-cell table:formula="of:=[$Total.C348]" office:value-type="string" office:string-value="25701058808" calcext:value-type="string">
            <text:p>25701058808</text:p>
          </table:table-cell>
          <table:table-cell table:formula="of:=[$Total.D348]" office:value-type="float" office:value="54.35" calcext:value-type="float">
            <text:p>54,35</text:p>
          </table:table-cell>
          <table:table-cell table:formula="of:=IF([.A3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49]" office:value-type="float" office:value="911780" calcext:value-type="float">
            <text:p>911780</text:p>
          </table:table-cell>
          <table:table-cell office:value-type="float" office:value="202411" calcext:value-type="float">
            <text:p>202411</text:p>
          </table:table-cell>
          <table:table-cell table:formula="of:=IF([.A348]=&quot;&quot;;&quot;&quot;;4)" office:value-type="float" office:value="4" calcext:value-type="float">
            <text:p>4</text:p>
          </table:table-cell>
          <table:table-cell table:formula="of:=IF([.A348]=&quot;&quot;;&quot;&quot;;5174)" office:value-type="float" office:value="5174" calcext:value-type="float">
            <text:p>5174</text:p>
          </table:table-cell>
          <table:table-cell table:formula="of:=[$Total.C349]" office:value-type="string" office:string-value="09713386809" calcext:value-type="string">
            <text:p>09713386809</text:p>
          </table:table-cell>
          <table:table-cell table:formula="of:=[$Total.D349]" office:value-type="float" office:value="54.43" calcext:value-type="float">
            <text:p>54,43</text:p>
          </table:table-cell>
          <table:table-cell table:formula="of:=IF([.A3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0]" office:value-type="string" office:string-value="143502" calcext:value-type="string">
            <text:p>143502</text:p>
          </table:table-cell>
          <table:table-cell office:value-type="float" office:value="202411" calcext:value-type="float">
            <text:p>202411</text:p>
          </table:table-cell>
          <table:table-cell table:formula="of:=IF([.A349]=&quot;&quot;;&quot;&quot;;4)" office:value-type="float" office:value="4" calcext:value-type="float">
            <text:p>4</text:p>
          </table:table-cell>
          <table:table-cell table:formula="of:=IF([.A349]=&quot;&quot;;&quot;&quot;;5174)" office:value-type="float" office:value="5174" calcext:value-type="float">
            <text:p>5174</text:p>
          </table:table-cell>
          <table:table-cell table:formula="of:=[$Total.C350]" office:value-type="string" office:string-value="13959595875" calcext:value-type="string">
            <text:p>13959595875</text:p>
          </table:table-cell>
          <table:table-cell table:formula="of:=[$Total.D350]" office:value-type="float" office:value="54.43" calcext:value-type="float">
            <text:p>54,43</text:p>
          </table:table-cell>
          <table:table-cell table:formula="of:=IF([.A3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1]" office:value-type="string" office:string-value="165608" calcext:value-type="string">
            <text:p>165608</text:p>
          </table:table-cell>
          <table:table-cell office:value-type="float" office:value="202411" calcext:value-type="float">
            <text:p>202411</text:p>
          </table:table-cell>
          <table:table-cell table:formula="of:=IF([.A350]=&quot;&quot;;&quot;&quot;;4)" office:value-type="float" office:value="4" calcext:value-type="float">
            <text:p>4</text:p>
          </table:table-cell>
          <table:table-cell table:formula="of:=IF([.A350]=&quot;&quot;;&quot;&quot;;5174)" office:value-type="float" office:value="5174" calcext:value-type="float">
            <text:p>5174</text:p>
          </table:table-cell>
          <table:table-cell table:formula="of:=[$Total.C351]" office:value-type="string" office:string-value="13937114807" calcext:value-type="string">
            <text:p>13937114807</text:p>
          </table:table-cell>
          <table:table-cell table:formula="of:=[$Total.D351]" office:value-type="float" office:value="54.43" calcext:value-type="float">
            <text:p>54,43</text:p>
          </table:table-cell>
          <table:table-cell table:formula="of:=IF([.A3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2]" office:value-type="string" office:string-value="174794" calcext:value-type="string">
            <text:p>174794</text:p>
          </table:table-cell>
          <table:table-cell office:value-type="float" office:value="202411" calcext:value-type="float">
            <text:p>202411</text:p>
          </table:table-cell>
          <table:table-cell table:formula="of:=IF([.A351]=&quot;&quot;;&quot;&quot;;4)" office:value-type="float" office:value="4" calcext:value-type="float">
            <text:p>4</text:p>
          </table:table-cell>
          <table:table-cell table:formula="of:=IF([.A351]=&quot;&quot;;&quot;&quot;;5174)" office:value-type="float" office:value="5174" calcext:value-type="float">
            <text:p>5174</text:p>
          </table:table-cell>
          <table:table-cell table:formula="of:=[$Total.C352]" office:value-type="string" office:string-value="27039950839" calcext:value-type="string">
            <text:p>27039950839</text:p>
          </table:table-cell>
          <table:table-cell table:formula="of:=[$Total.D352]" office:value-type="float" office:value="54.43" calcext:value-type="float">
            <text:p>54,43</text:p>
          </table:table-cell>
          <table:table-cell table:formula="of:=IF([.A3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3]" office:value-type="string" office:string-value="214205" calcext:value-type="string">
            <text:p>214205</text:p>
          </table:table-cell>
          <table:table-cell office:value-type="float" office:value="202411" calcext:value-type="float">
            <text:p>202411</text:p>
          </table:table-cell>
          <table:table-cell table:formula="of:=IF([.A352]=&quot;&quot;;&quot;&quot;;4)" office:value-type="float" office:value="4" calcext:value-type="float">
            <text:p>4</text:p>
          </table:table-cell>
          <table:table-cell table:formula="of:=IF([.A352]=&quot;&quot;;&quot;&quot;;5174)" office:value-type="float" office:value="5174" calcext:value-type="float">
            <text:p>5174</text:p>
          </table:table-cell>
          <table:table-cell table:formula="of:=[$Total.C353]" office:value-type="string" office:string-value="38183163840" calcext:value-type="string">
            <text:p>38183163840</text:p>
          </table:table-cell>
          <table:table-cell table:formula="of:=[$Total.D353]" office:value-type="float" office:value="54.43" calcext:value-type="float">
            <text:p>54,43</text:p>
          </table:table-cell>
          <table:table-cell table:formula="of:=IF([.A3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4]" office:value-type="string" office:string-value="216070" calcext:value-type="string">
            <text:p>216070</text:p>
          </table:table-cell>
          <table:table-cell office:value-type="float" office:value="202411" calcext:value-type="float">
            <text:p>202411</text:p>
          </table:table-cell>
          <table:table-cell table:formula="of:=IF([.A353]=&quot;&quot;;&quot;&quot;;4)" office:value-type="float" office:value="4" calcext:value-type="float">
            <text:p>4</text:p>
          </table:table-cell>
          <table:table-cell table:formula="of:=IF([.A353]=&quot;&quot;;&quot;&quot;;5174)" office:value-type="float" office:value="5174" calcext:value-type="float">
            <text:p>5174</text:p>
          </table:table-cell>
          <table:table-cell table:formula="of:=[$Total.C354]" office:value-type="string" office:string-value="01713273810" calcext:value-type="string">
            <text:p>01713273810</text:p>
          </table:table-cell>
          <table:table-cell table:formula="of:=[$Total.D354]" office:value-type="float" office:value="54.43" calcext:value-type="float">
            <text:p>54,43</text:p>
          </table:table-cell>
          <table:table-cell table:formula="of:=IF([.A3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5]" office:value-type="string" office:string-value="286028" calcext:value-type="string">
            <text:p>286028</text:p>
          </table:table-cell>
          <table:table-cell office:value-type="float" office:value="202411" calcext:value-type="float">
            <text:p>202411</text:p>
          </table:table-cell>
          <table:table-cell table:formula="of:=IF([.A354]=&quot;&quot;;&quot;&quot;;4)" office:value-type="float" office:value="4" calcext:value-type="float">
            <text:p>4</text:p>
          </table:table-cell>
          <table:table-cell table:formula="of:=IF([.A354]=&quot;&quot;;&quot;&quot;;5174)" office:value-type="float" office:value="5174" calcext:value-type="float">
            <text:p>5174</text:p>
          </table:table-cell>
          <table:table-cell table:formula="of:=[$Total.C355]" office:value-type="string" office:string-value="24935741848" calcext:value-type="string">
            <text:p>24935741848</text:p>
          </table:table-cell>
          <table:table-cell table:formula="of:=[$Total.D355]" office:value-type="float" office:value="54.43" calcext:value-type="float">
            <text:p>54,43</text:p>
          </table:table-cell>
          <table:table-cell table:formula="of:=IF([.A3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6]" office:value-type="string" office:string-value="207390" calcext:value-type="string">
            <text:p>207390</text:p>
          </table:table-cell>
          <table:table-cell office:value-type="float" office:value="202411" calcext:value-type="float">
            <text:p>202411</text:p>
          </table:table-cell>
          <table:table-cell table:formula="of:=IF([.A355]=&quot;&quot;;&quot;&quot;;4)" office:value-type="float" office:value="4" calcext:value-type="float">
            <text:p>4</text:p>
          </table:table-cell>
          <table:table-cell table:formula="of:=IF([.A355]=&quot;&quot;;&quot;&quot;;5174)" office:value-type="float" office:value="5174" calcext:value-type="float">
            <text:p>5174</text:p>
          </table:table-cell>
          <table:table-cell table:formula="of:=[$Total.C356]" office:value-type="string" office:string-value="28170232856" calcext:value-type="string">
            <text:p>28170232856</text:p>
          </table:table-cell>
          <table:table-cell table:formula="of:=[$Total.D356]" office:value-type="float" office:value="54.87" calcext:value-type="float">
            <text:p>54,87</text:p>
          </table:table-cell>
          <table:table-cell table:formula="of:=IF([.A3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7]" office:value-type="string" office:string-value="191763" calcext:value-type="string">
            <text:p>191763</text:p>
          </table:table-cell>
          <table:table-cell office:value-type="float" office:value="202411" calcext:value-type="float">
            <text:p>202411</text:p>
          </table:table-cell>
          <table:table-cell table:formula="of:=IF([.A356]=&quot;&quot;;&quot;&quot;;4)" office:value-type="float" office:value="4" calcext:value-type="float">
            <text:p>4</text:p>
          </table:table-cell>
          <table:table-cell table:formula="of:=IF([.A356]=&quot;&quot;;&quot;&quot;;5174)" office:value-type="float" office:value="5174" calcext:value-type="float">
            <text:p>5174</text:p>
          </table:table-cell>
          <table:table-cell table:formula="of:=[$Total.C357]" office:value-type="string" office:string-value="33407096534" calcext:value-type="string">
            <text:p>33407096534</text:p>
          </table:table-cell>
          <table:table-cell table:formula="of:=[$Total.D357]" office:value-type="float" office:value="54.93" calcext:value-type="float">
            <text:p>54,93</text:p>
          </table:table-cell>
          <table:table-cell table:formula="of:=IF([.A3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8]" office:value-type="string" office:string-value="193457" calcext:value-type="string">
            <text:p>193457</text:p>
          </table:table-cell>
          <table:table-cell office:value-type="float" office:value="202411" calcext:value-type="float">
            <text:p>202411</text:p>
          </table:table-cell>
          <table:table-cell table:formula="of:=IF([.A357]=&quot;&quot;;&quot;&quot;;4)" office:value-type="float" office:value="4" calcext:value-type="float">
            <text:p>4</text:p>
          </table:table-cell>
          <table:table-cell table:formula="of:=IF([.A357]=&quot;&quot;;&quot;&quot;;5174)" office:value-type="float" office:value="5174" calcext:value-type="float">
            <text:p>5174</text:p>
          </table:table-cell>
          <table:table-cell table:formula="of:=[$Total.C358]" office:value-type="string" office:string-value="23114816819" calcext:value-type="string">
            <text:p>23114816819</text:p>
          </table:table-cell>
          <table:table-cell table:formula="of:=[$Total.D358]" office:value-type="float" office:value="55" calcext:value-type="float">
            <text:p>55</text:p>
          </table:table-cell>
          <table:table-cell table:formula="of:=IF([.A3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59]" office:value-type="string" office:string-value="287539" calcext:value-type="string">
            <text:p>287539</text:p>
          </table:table-cell>
          <table:table-cell office:value-type="float" office:value="202411" calcext:value-type="float">
            <text:p>202411</text:p>
          </table:table-cell>
          <table:table-cell table:formula="of:=IF([.A358]=&quot;&quot;;&quot;&quot;;4)" office:value-type="float" office:value="4" calcext:value-type="float">
            <text:p>4</text:p>
          </table:table-cell>
          <table:table-cell table:formula="of:=IF([.A358]=&quot;&quot;;&quot;&quot;;5174)" office:value-type="float" office:value="5174" calcext:value-type="float">
            <text:p>5174</text:p>
          </table:table-cell>
          <table:table-cell table:formula="of:=[$Total.C359]" office:value-type="string" office:string-value="17630067860" calcext:value-type="string">
            <text:p>17630067860</text:p>
          </table:table-cell>
          <table:table-cell table:formula="of:=[$Total.D359]" office:value-type="float" office:value="55.05" calcext:value-type="float">
            <text:p>55,05</text:p>
          </table:table-cell>
          <table:table-cell table:formula="of:=IF([.A3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0]" office:value-type="string" office:string-value="225126" calcext:value-type="string">
            <text:p>225126</text:p>
          </table:table-cell>
          <table:table-cell office:value-type="float" office:value="202411" calcext:value-type="float">
            <text:p>202411</text:p>
          </table:table-cell>
          <table:table-cell table:formula="of:=IF([.A359]=&quot;&quot;;&quot;&quot;;4)" office:value-type="float" office:value="4" calcext:value-type="float">
            <text:p>4</text:p>
          </table:table-cell>
          <table:table-cell table:formula="of:=IF([.A359]=&quot;&quot;;&quot;&quot;;5174)" office:value-type="float" office:value="5174" calcext:value-type="float">
            <text:p>5174</text:p>
          </table:table-cell>
          <table:table-cell table:formula="of:=[$Total.C360]" office:value-type="string" office:string-value="43085085840" calcext:value-type="string">
            <text:p>43085085840</text:p>
          </table:table-cell>
          <table:table-cell table:formula="of:=[$Total.D360]" office:value-type="float" office:value="55.1" calcext:value-type="float">
            <text:p>55,1</text:p>
          </table:table-cell>
          <table:table-cell table:formula="of:=IF([.A3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1]" office:value-type="string" office:string-value="193416" calcext:value-type="string">
            <text:p>193416</text:p>
          </table:table-cell>
          <table:table-cell office:value-type="float" office:value="202411" calcext:value-type="float">
            <text:p>202411</text:p>
          </table:table-cell>
          <table:table-cell table:formula="of:=IF([.A360]=&quot;&quot;;&quot;&quot;;4)" office:value-type="float" office:value="4" calcext:value-type="float">
            <text:p>4</text:p>
          </table:table-cell>
          <table:table-cell table:formula="of:=IF([.A360]=&quot;&quot;;&quot;&quot;;5174)" office:value-type="float" office:value="5174" calcext:value-type="float">
            <text:p>5174</text:p>
          </table:table-cell>
          <table:table-cell table:formula="of:=[$Total.C361]" office:value-type="string" office:string-value="31560639830" calcext:value-type="string">
            <text:p>31560639830</text:p>
          </table:table-cell>
          <table:table-cell table:formula="of:=[$Total.D361]" office:value-type="float" office:value="55.63" calcext:value-type="float">
            <text:p>55,63</text:p>
          </table:table-cell>
          <table:table-cell table:formula="of:=IF([.A3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2]" office:value-type="string" office:string-value="221210" calcext:value-type="string">
            <text:p>221210</text:p>
          </table:table-cell>
          <table:table-cell office:value-type="float" office:value="202411" calcext:value-type="float">
            <text:p>202411</text:p>
          </table:table-cell>
          <table:table-cell table:formula="of:=IF([.A361]=&quot;&quot;;&quot;&quot;;4)" office:value-type="float" office:value="4" calcext:value-type="float">
            <text:p>4</text:p>
          </table:table-cell>
          <table:table-cell table:formula="of:=IF([.A361]=&quot;&quot;;&quot;&quot;;5174)" office:value-type="float" office:value="5174" calcext:value-type="float">
            <text:p>5174</text:p>
          </table:table-cell>
          <table:table-cell table:formula="of:=[$Total.C362]" office:value-type="string" office:string-value="19806557824" calcext:value-type="string">
            <text:p>19806557824</text:p>
          </table:table-cell>
          <table:table-cell table:formula="of:=[$Total.D362]" office:value-type="float" office:value="56.12" calcext:value-type="float">
            <text:p>56,12</text:p>
          </table:table-cell>
          <table:table-cell table:formula="of:=IF([.A3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3]" office:value-type="string" office:string-value="104436" calcext:value-type="string">
            <text:p>104436</text:p>
          </table:table-cell>
          <table:table-cell office:value-type="float" office:value="202411" calcext:value-type="float">
            <text:p>202411</text:p>
          </table:table-cell>
          <table:table-cell table:formula="of:=IF([.A362]=&quot;&quot;;&quot;&quot;;4)" office:value-type="float" office:value="4" calcext:value-type="float">
            <text:p>4</text:p>
          </table:table-cell>
          <table:table-cell table:formula="of:=IF([.A362]=&quot;&quot;;&quot;&quot;;5174)" office:value-type="float" office:value="5174" calcext:value-type="float">
            <text:p>5174</text:p>
          </table:table-cell>
          <table:table-cell table:formula="of:=[$Total.C363]" office:value-type="string" office:string-value="06870739870" calcext:value-type="string">
            <text:p>06870739870</text:p>
          </table:table-cell>
          <table:table-cell table:formula="of:=[$Total.D363]" office:value-type="float" office:value="56.7" calcext:value-type="float">
            <text:p>56,7</text:p>
          </table:table-cell>
          <table:table-cell table:formula="of:=IF([.A3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4]" office:value-type="string" office:string-value="134023" calcext:value-type="string">
            <text:p>134023</text:p>
          </table:table-cell>
          <table:table-cell office:value-type="float" office:value="202411" calcext:value-type="float">
            <text:p>202411</text:p>
          </table:table-cell>
          <table:table-cell table:formula="of:=IF([.A363]=&quot;&quot;;&quot;&quot;;4)" office:value-type="float" office:value="4" calcext:value-type="float">
            <text:p>4</text:p>
          </table:table-cell>
          <table:table-cell table:formula="of:=IF([.A363]=&quot;&quot;;&quot;&quot;;5174)" office:value-type="float" office:value="5174" calcext:value-type="float">
            <text:p>5174</text:p>
          </table:table-cell>
          <table:table-cell table:formula="of:=[$Total.C364]" office:value-type="string" office:string-value="05390819810" calcext:value-type="string">
            <text:p>05390819810</text:p>
          </table:table-cell>
          <table:table-cell table:formula="of:=[$Total.D364]" office:value-type="float" office:value="58.1" calcext:value-type="float">
            <text:p>58,1</text:p>
          </table:table-cell>
          <table:table-cell table:formula="of:=IF([.A3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5]" office:value-type="string" office:string-value="221449" calcext:value-type="string">
            <text:p>221449</text:p>
          </table:table-cell>
          <table:table-cell office:value-type="float" office:value="202411" calcext:value-type="float">
            <text:p>202411</text:p>
          </table:table-cell>
          <table:table-cell table:formula="of:=IF([.A364]=&quot;&quot;;&quot;&quot;;4)" office:value-type="float" office:value="4" calcext:value-type="float">
            <text:p>4</text:p>
          </table:table-cell>
          <table:table-cell table:formula="of:=IF([.A364]=&quot;&quot;;&quot;&quot;;5174)" office:value-type="float" office:value="5174" calcext:value-type="float">
            <text:p>5174</text:p>
          </table:table-cell>
          <table:table-cell table:formula="of:=[$Total.C365]" office:value-type="string" office:string-value="25783069825" calcext:value-type="string">
            <text:p>25783069825</text:p>
          </table:table-cell>
          <table:table-cell table:formula="of:=[$Total.D365]" office:value-type="float" office:value="58.1" calcext:value-type="float">
            <text:p>58,1</text:p>
          </table:table-cell>
          <table:table-cell table:formula="of:=IF([.A3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6]" office:value-type="string" office:string-value="155329" calcext:value-type="string">
            <text:p>155329</text:p>
          </table:table-cell>
          <table:table-cell office:value-type="float" office:value="202411" calcext:value-type="float">
            <text:p>202411</text:p>
          </table:table-cell>
          <table:table-cell table:formula="of:=IF([.A365]=&quot;&quot;;&quot;&quot;;4)" office:value-type="float" office:value="4" calcext:value-type="float">
            <text:p>4</text:p>
          </table:table-cell>
          <table:table-cell table:formula="of:=IF([.A365]=&quot;&quot;;&quot;&quot;;5174)" office:value-type="float" office:value="5174" calcext:value-type="float">
            <text:p>5174</text:p>
          </table:table-cell>
          <table:table-cell table:formula="of:=[$Total.C366]" office:value-type="string" office:string-value="21320100805" calcext:value-type="string">
            <text:p>21320100805</text:p>
          </table:table-cell>
          <table:table-cell table:formula="of:=[$Total.D366]" office:value-type="float" office:value="58.29" calcext:value-type="float">
            <text:p>58,29</text:p>
          </table:table-cell>
          <table:table-cell table:formula="of:=IF([.A3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7]" office:value-type="string" office:string-value="234788" calcext:value-type="string">
            <text:p>234788</text:p>
          </table:table-cell>
          <table:table-cell office:value-type="float" office:value="202411" calcext:value-type="float">
            <text:p>202411</text:p>
          </table:table-cell>
          <table:table-cell table:formula="of:=IF([.A366]=&quot;&quot;;&quot;&quot;;4)" office:value-type="float" office:value="4" calcext:value-type="float">
            <text:p>4</text:p>
          </table:table-cell>
          <table:table-cell table:formula="of:=IF([.A366]=&quot;&quot;;&quot;&quot;;5174)" office:value-type="float" office:value="5174" calcext:value-type="float">
            <text:p>5174</text:p>
          </table:table-cell>
          <table:table-cell table:formula="of:=[$Total.C367]" office:value-type="string" office:string-value="07665294871" calcext:value-type="string">
            <text:p>07665294871</text:p>
          </table:table-cell>
          <table:table-cell table:formula="of:=[$Total.D367]" office:value-type="float" office:value="58.88" calcext:value-type="float">
            <text:p>58,88</text:p>
          </table:table-cell>
          <table:table-cell table:formula="of:=IF([.A3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8]" office:value-type="string" office:string-value="237353" calcext:value-type="string">
            <text:p>237353</text:p>
          </table:table-cell>
          <table:table-cell office:value-type="float" office:value="202411" calcext:value-type="float">
            <text:p>202411</text:p>
          </table:table-cell>
          <table:table-cell table:formula="of:=IF([.A367]=&quot;&quot;;&quot;&quot;;4)" office:value-type="float" office:value="4" calcext:value-type="float">
            <text:p>4</text:p>
          </table:table-cell>
          <table:table-cell table:formula="of:=IF([.A367]=&quot;&quot;;&quot;&quot;;5174)" office:value-type="float" office:value="5174" calcext:value-type="float">
            <text:p>5174</text:p>
          </table:table-cell>
          <table:table-cell table:formula="of:=[$Total.C368]" office:value-type="string" office:string-value="25318297846" calcext:value-type="string">
            <text:p>25318297846</text:p>
          </table:table-cell>
          <table:table-cell table:formula="of:=[$Total.D368]" office:value-type="float" office:value="59" calcext:value-type="float">
            <text:p>59</text:p>
          </table:table-cell>
          <table:table-cell table:formula="of:=IF([.A3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69]" office:value-type="string" office:string-value="130449" calcext:value-type="string">
            <text:p>130449</text:p>
          </table:table-cell>
          <table:table-cell office:value-type="float" office:value="202411" calcext:value-type="float">
            <text:p>202411</text:p>
          </table:table-cell>
          <table:table-cell table:formula="of:=IF([.A368]=&quot;&quot;;&quot;&quot;;4)" office:value-type="float" office:value="4" calcext:value-type="float">
            <text:p>4</text:p>
          </table:table-cell>
          <table:table-cell table:formula="of:=IF([.A368]=&quot;&quot;;&quot;&quot;;5174)" office:value-type="float" office:value="5174" calcext:value-type="float">
            <text:p>5174</text:p>
          </table:table-cell>
          <table:table-cell table:formula="of:=[$Total.C369]" office:value-type="string" office:string-value="28153754866" calcext:value-type="string">
            <text:p>28153754866</text:p>
          </table:table-cell>
          <table:table-cell table:formula="of:=[$Total.D369]" office:value-type="float" office:value="60.62" calcext:value-type="float">
            <text:p>60,62</text:p>
          </table:table-cell>
          <table:table-cell table:formula="of:=IF([.A3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0]" office:value-type="string" office:string-value="153073" calcext:value-type="string">
            <text:p>153073</text:p>
          </table:table-cell>
          <table:table-cell office:value-type="float" office:value="202411" calcext:value-type="float">
            <text:p>202411</text:p>
          </table:table-cell>
          <table:table-cell table:formula="of:=IF([.A369]=&quot;&quot;;&quot;&quot;;4)" office:value-type="float" office:value="4" calcext:value-type="float">
            <text:p>4</text:p>
          </table:table-cell>
          <table:table-cell table:formula="of:=IF([.A369]=&quot;&quot;;&quot;&quot;;5174)" office:value-type="float" office:value="5174" calcext:value-type="float">
            <text:p>5174</text:p>
          </table:table-cell>
          <table:table-cell table:formula="of:=[$Total.C370]" office:value-type="string" office:string-value="25601351830" calcext:value-type="string">
            <text:p>25601351830</text:p>
          </table:table-cell>
          <table:table-cell table:formula="of:=[$Total.D370]" office:value-type="float" office:value="60.62" calcext:value-type="float">
            <text:p>60,62</text:p>
          </table:table-cell>
          <table:table-cell table:formula="of:=IF([.A3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1]" office:value-type="string" office:string-value="170661" calcext:value-type="string">
            <text:p>170661</text:p>
          </table:table-cell>
          <table:table-cell office:value-type="float" office:value="202411" calcext:value-type="float">
            <text:p>202411</text:p>
          </table:table-cell>
          <table:table-cell table:formula="of:=IF([.A370]=&quot;&quot;;&quot;&quot;;4)" office:value-type="float" office:value="4" calcext:value-type="float">
            <text:p>4</text:p>
          </table:table-cell>
          <table:table-cell table:formula="of:=IF([.A370]=&quot;&quot;;&quot;&quot;;5174)" office:value-type="float" office:value="5174" calcext:value-type="float">
            <text:p>5174</text:p>
          </table:table-cell>
          <table:table-cell table:formula="of:=[$Total.C371]" office:value-type="string" office:string-value="09601913807" calcext:value-type="string">
            <text:p>09601913807</text:p>
          </table:table-cell>
          <table:table-cell table:formula="of:=[$Total.D371]" office:value-type="float" office:value="60.62" calcext:value-type="float">
            <text:p>60,62</text:p>
          </table:table-cell>
          <table:table-cell table:formula="of:=IF([.A3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2]" office:value-type="string" office:string-value="242861" calcext:value-type="string">
            <text:p>242861</text:p>
          </table:table-cell>
          <table:table-cell office:value-type="float" office:value="202411" calcext:value-type="float">
            <text:p>202411</text:p>
          </table:table-cell>
          <table:table-cell table:formula="of:=IF([.A371]=&quot;&quot;;&quot;&quot;;4)" office:value-type="float" office:value="4" calcext:value-type="float">
            <text:p>4</text:p>
          </table:table-cell>
          <table:table-cell table:formula="of:=IF([.A371]=&quot;&quot;;&quot;&quot;;5174)" office:value-type="float" office:value="5174" calcext:value-type="float">
            <text:p>5174</text:p>
          </table:table-cell>
          <table:table-cell table:formula="of:=[$Total.C372]" office:value-type="string" office:string-value="22171821884" calcext:value-type="string">
            <text:p>22171821884</text:p>
          </table:table-cell>
          <table:table-cell table:formula="of:=[$Total.D372]" office:value-type="float" office:value="60.62" calcext:value-type="float">
            <text:p>60,62</text:p>
          </table:table-cell>
          <table:table-cell table:formula="of:=IF([.A3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3]" office:value-type="string" office:string-value="265810" calcext:value-type="string">
            <text:p>265810</text:p>
          </table:table-cell>
          <table:table-cell office:value-type="float" office:value="202411" calcext:value-type="float">
            <text:p>202411</text:p>
          </table:table-cell>
          <table:table-cell table:formula="of:=IF([.A372]=&quot;&quot;;&quot;&quot;;4)" office:value-type="float" office:value="4" calcext:value-type="float">
            <text:p>4</text:p>
          </table:table-cell>
          <table:table-cell table:formula="of:=IF([.A372]=&quot;&quot;;&quot;&quot;;5174)" office:value-type="float" office:value="5174" calcext:value-type="float">
            <text:p>5174</text:p>
          </table:table-cell>
          <table:table-cell table:formula="of:=[$Total.C373]" office:value-type="string" office:string-value="27370955818" calcext:value-type="string">
            <text:p>27370955818</text:p>
          </table:table-cell>
          <table:table-cell table:formula="of:=[$Total.D373]" office:value-type="float" office:value="60.62" calcext:value-type="float">
            <text:p>60,62</text:p>
          </table:table-cell>
          <table:table-cell table:formula="of:=IF([.A3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4]" office:value-type="string" office:string-value="267970" calcext:value-type="string">
            <text:p>267970</text:p>
          </table:table-cell>
          <table:table-cell office:value-type="float" office:value="202411" calcext:value-type="float">
            <text:p>202411</text:p>
          </table:table-cell>
          <table:table-cell table:formula="of:=IF([.A373]=&quot;&quot;;&quot;&quot;;4)" office:value-type="float" office:value="4" calcext:value-type="float">
            <text:p>4</text:p>
          </table:table-cell>
          <table:table-cell table:formula="of:=IF([.A373]=&quot;&quot;;&quot;&quot;;5174)" office:value-type="float" office:value="5174" calcext:value-type="float">
            <text:p>5174</text:p>
          </table:table-cell>
          <table:table-cell table:formula="of:=[$Total.C374]" office:value-type="string" office:string-value="25183637857" calcext:value-type="string">
            <text:p>25183637857</text:p>
          </table:table-cell>
          <table:table-cell table:formula="of:=[$Total.D374]" office:value-type="float" office:value="60.62" calcext:value-type="float">
            <text:p>60,62</text:p>
          </table:table-cell>
          <table:table-cell table:formula="of:=IF([.A3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5]" office:value-type="string" office:string-value="169578" calcext:value-type="string">
            <text:p>169578</text:p>
          </table:table-cell>
          <table:table-cell office:value-type="float" office:value="202411" calcext:value-type="float">
            <text:p>202411</text:p>
          </table:table-cell>
          <table:table-cell table:formula="of:=IF([.A374]=&quot;&quot;;&quot;&quot;;4)" office:value-type="float" office:value="4" calcext:value-type="float">
            <text:p>4</text:p>
          </table:table-cell>
          <table:table-cell table:formula="of:=IF([.A374]=&quot;&quot;;&quot;&quot;;5174)" office:value-type="float" office:value="5174" calcext:value-type="float">
            <text:p>5174</text:p>
          </table:table-cell>
          <table:table-cell table:formula="of:=[$Total.C375]" office:value-type="string" office:string-value="26875794837" calcext:value-type="string">
            <text:p>26875794837</text:p>
          </table:table-cell>
          <table:table-cell table:formula="of:=[$Total.D375]" office:value-type="float" office:value="61.38" calcext:value-type="float">
            <text:p>61,38</text:p>
          </table:table-cell>
          <table:table-cell table:formula="of:=IF([.A3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6]" office:value-type="string" office:string-value="233854" calcext:value-type="string">
            <text:p>233854</text:p>
          </table:table-cell>
          <table:table-cell office:value-type="float" office:value="202411" calcext:value-type="float">
            <text:p>202411</text:p>
          </table:table-cell>
          <table:table-cell table:formula="of:=IF([.A375]=&quot;&quot;;&quot;&quot;;4)" office:value-type="float" office:value="4" calcext:value-type="float">
            <text:p>4</text:p>
          </table:table-cell>
          <table:table-cell table:formula="of:=IF([.A375]=&quot;&quot;;&quot;&quot;;5174)" office:value-type="float" office:value="5174" calcext:value-type="float">
            <text:p>5174</text:p>
          </table:table-cell>
          <table:table-cell table:formula="of:=[$Total.C376]" office:value-type="string" office:string-value="45167053897" calcext:value-type="string">
            <text:p>45167053897</text:p>
          </table:table-cell>
          <table:table-cell table:formula="of:=[$Total.D376]" office:value-type="float" office:value="61.64" calcext:value-type="float">
            <text:p>61,64</text:p>
          </table:table-cell>
          <table:table-cell table:formula="of:=IF([.A3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7]" office:value-type="string" office:string-value="276944" calcext:value-type="string">
            <text:p>276944</text:p>
          </table:table-cell>
          <table:table-cell office:value-type="float" office:value="202411" calcext:value-type="float">
            <text:p>202411</text:p>
          </table:table-cell>
          <table:table-cell table:formula="of:=IF([.A376]=&quot;&quot;;&quot;&quot;;4)" office:value-type="float" office:value="4" calcext:value-type="float">
            <text:p>4</text:p>
          </table:table-cell>
          <table:table-cell table:formula="of:=IF([.A376]=&quot;&quot;;&quot;&quot;;5174)" office:value-type="float" office:value="5174" calcext:value-type="float">
            <text:p>5174</text:p>
          </table:table-cell>
          <table:table-cell table:formula="of:=[$Total.C377]" office:value-type="string" office:string-value="33348948860" calcext:value-type="string">
            <text:p>33348948860</text:p>
          </table:table-cell>
          <table:table-cell table:formula="of:=[$Total.D377]" office:value-type="float" office:value="61.64" calcext:value-type="float">
            <text:p>61,64</text:p>
          </table:table-cell>
          <table:table-cell table:formula="of:=IF([.A3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8]" office:value-type="string" office:string-value="283010" calcext:value-type="string">
            <text:p>283010</text:p>
          </table:table-cell>
          <table:table-cell office:value-type="float" office:value="202411" calcext:value-type="float">
            <text:p>202411</text:p>
          </table:table-cell>
          <table:table-cell table:formula="of:=IF([.A377]=&quot;&quot;;&quot;&quot;;4)" office:value-type="float" office:value="4" calcext:value-type="float">
            <text:p>4</text:p>
          </table:table-cell>
          <table:table-cell table:formula="of:=IF([.A377]=&quot;&quot;;&quot;&quot;;5174)" office:value-type="float" office:value="5174" calcext:value-type="float">
            <text:p>5174</text:p>
          </table:table-cell>
          <table:table-cell table:formula="of:=[$Total.C378]" office:value-type="string" office:string-value="60758208332" calcext:value-type="string">
            <text:p>60758208332</text:p>
          </table:table-cell>
          <table:table-cell table:formula="of:=[$Total.D378]" office:value-type="float" office:value="61.64" calcext:value-type="float">
            <text:p>61,64</text:p>
          </table:table-cell>
          <table:table-cell table:formula="of:=IF([.A3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79]" office:value-type="string" office:string-value="204544" calcext:value-type="string">
            <text:p>204544</text:p>
          </table:table-cell>
          <table:table-cell office:value-type="float" office:value="202411" calcext:value-type="float">
            <text:p>202411</text:p>
          </table:table-cell>
          <table:table-cell table:formula="of:=IF([.A378]=&quot;&quot;;&quot;&quot;;4)" office:value-type="float" office:value="4" calcext:value-type="float">
            <text:p>4</text:p>
          </table:table-cell>
          <table:table-cell table:formula="of:=IF([.A378]=&quot;&quot;;&quot;&quot;;5174)" office:value-type="float" office:value="5174" calcext:value-type="float">
            <text:p>5174</text:p>
          </table:table-cell>
          <table:table-cell table:formula="of:=[$Total.C379]" office:value-type="string" office:string-value="28908551808" calcext:value-type="string">
            <text:p>28908551808</text:p>
          </table:table-cell>
          <table:table-cell table:formula="of:=[$Total.D379]" office:value-type="float" office:value="62.18" calcext:value-type="float">
            <text:p>62,18</text:p>
          </table:table-cell>
          <table:table-cell table:formula="of:=IF([.A3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0]" office:value-type="string" office:string-value="235083" calcext:value-type="string">
            <text:p>235083</text:p>
          </table:table-cell>
          <table:table-cell office:value-type="float" office:value="202411" calcext:value-type="float">
            <text:p>202411</text:p>
          </table:table-cell>
          <table:table-cell table:formula="of:=IF([.A379]=&quot;&quot;;&quot;&quot;;4)" office:value-type="float" office:value="4" calcext:value-type="float">
            <text:p>4</text:p>
          </table:table-cell>
          <table:table-cell table:formula="of:=IF([.A379]=&quot;&quot;;&quot;&quot;;5174)" office:value-type="float" office:value="5174" calcext:value-type="float">
            <text:p>5174</text:p>
          </table:table-cell>
          <table:table-cell table:formula="of:=[$Total.C380]" office:value-type="string" office:string-value="02300358417" calcext:value-type="string">
            <text:p>02300358417</text:p>
          </table:table-cell>
          <table:table-cell table:formula="of:=[$Total.D380]" office:value-type="float" office:value="62.18" calcext:value-type="float">
            <text:p>62,18</text:p>
          </table:table-cell>
          <table:table-cell table:formula="of:=IF([.A3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1]" office:value-type="string" office:string-value="151795" calcext:value-type="string">
            <text:p>151795</text:p>
          </table:table-cell>
          <table:table-cell office:value-type="float" office:value="202411" calcext:value-type="float">
            <text:p>202411</text:p>
          </table:table-cell>
          <table:table-cell table:formula="of:=IF([.A380]=&quot;&quot;;&quot;&quot;;4)" office:value-type="float" office:value="4" calcext:value-type="float">
            <text:p>4</text:p>
          </table:table-cell>
          <table:table-cell table:formula="of:=IF([.A380]=&quot;&quot;;&quot;&quot;;5174)" office:value-type="float" office:value="5174" calcext:value-type="float">
            <text:p>5174</text:p>
          </table:table-cell>
          <table:table-cell table:formula="of:=[$Total.C381]" office:value-type="string" office:string-value="11549138804" calcext:value-type="string">
            <text:p>11549138804</text:p>
          </table:table-cell>
          <table:table-cell table:formula="of:=[$Total.D381]" office:value-type="float" office:value="62.39" calcext:value-type="float">
            <text:p>62,39</text:p>
          </table:table-cell>
          <table:table-cell table:formula="of:=IF([.A3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2]" office:value-type="string" office:string-value="154875" calcext:value-type="string">
            <text:p>154875</text:p>
          </table:table-cell>
          <table:table-cell office:value-type="float" office:value="202411" calcext:value-type="float">
            <text:p>202411</text:p>
          </table:table-cell>
          <table:table-cell table:formula="of:=IF([.A381]=&quot;&quot;;&quot;&quot;;4)" office:value-type="float" office:value="4" calcext:value-type="float">
            <text:p>4</text:p>
          </table:table-cell>
          <table:table-cell table:formula="of:=IF([.A381]=&quot;&quot;;&quot;&quot;;5174)" office:value-type="float" office:value="5174" calcext:value-type="float">
            <text:p>5174</text:p>
          </table:table-cell>
          <table:table-cell table:formula="of:=[$Total.C382]" office:value-type="string" office:string-value="19160193824" calcext:value-type="string">
            <text:p>19160193824</text:p>
          </table:table-cell>
          <table:table-cell table:formula="of:=[$Total.D382]" office:value-type="float" office:value="62.39" calcext:value-type="float">
            <text:p>62,39</text:p>
          </table:table-cell>
          <table:table-cell table:formula="of:=IF([.A3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3]" office:value-type="string" office:string-value="193762" calcext:value-type="string">
            <text:p>193762</text:p>
          </table:table-cell>
          <table:table-cell office:value-type="float" office:value="202411" calcext:value-type="float">
            <text:p>202411</text:p>
          </table:table-cell>
          <table:table-cell table:formula="of:=IF([.A382]=&quot;&quot;;&quot;&quot;;4)" office:value-type="float" office:value="4" calcext:value-type="float">
            <text:p>4</text:p>
          </table:table-cell>
          <table:table-cell table:formula="of:=IF([.A382]=&quot;&quot;;&quot;&quot;;5174)" office:value-type="float" office:value="5174" calcext:value-type="float">
            <text:p>5174</text:p>
          </table:table-cell>
          <table:table-cell table:formula="of:=[$Total.C383]" office:value-type="string" office:string-value="07870881880" calcext:value-type="string">
            <text:p>07870881880</text:p>
          </table:table-cell>
          <table:table-cell table:formula="of:=[$Total.D383]" office:value-type="float" office:value="62.39" calcext:value-type="float">
            <text:p>62,39</text:p>
          </table:table-cell>
          <table:table-cell table:formula="of:=IF([.A3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4]" office:value-type="string" office:string-value="284076" calcext:value-type="string">
            <text:p>284076</text:p>
          </table:table-cell>
          <table:table-cell office:value-type="float" office:value="202411" calcext:value-type="float">
            <text:p>202411</text:p>
          </table:table-cell>
          <table:table-cell table:formula="of:=IF([.A383]=&quot;&quot;;&quot;&quot;;4)" office:value-type="float" office:value="4" calcext:value-type="float">
            <text:p>4</text:p>
          </table:table-cell>
          <table:table-cell table:formula="of:=IF([.A383]=&quot;&quot;;&quot;&quot;;5174)" office:value-type="float" office:value="5174" calcext:value-type="float">
            <text:p>5174</text:p>
          </table:table-cell>
          <table:table-cell table:formula="of:=[$Total.C384]" office:value-type="string" office:string-value="39574348822" calcext:value-type="string">
            <text:p>39574348822</text:p>
          </table:table-cell>
          <table:table-cell table:formula="of:=[$Total.D384]" office:value-type="float" office:value="62.39" calcext:value-type="float">
            <text:p>62,39</text:p>
          </table:table-cell>
          <table:table-cell table:formula="of:=IF([.A3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5]" office:value-type="string" office:string-value="179747" calcext:value-type="string">
            <text:p>179747</text:p>
          </table:table-cell>
          <table:table-cell office:value-type="float" office:value="202411" calcext:value-type="float">
            <text:p>202411</text:p>
          </table:table-cell>
          <table:table-cell table:formula="of:=IF([.A384]=&quot;&quot;;&quot;&quot;;4)" office:value-type="float" office:value="4" calcext:value-type="float">
            <text:p>4</text:p>
          </table:table-cell>
          <table:table-cell table:formula="of:=IF([.A384]=&quot;&quot;;&quot;&quot;;5174)" office:value-type="float" office:value="5174" calcext:value-type="float">
            <text:p>5174</text:p>
          </table:table-cell>
          <table:table-cell table:formula="of:=[$Total.C385]" office:value-type="string" office:string-value="12003289810" calcext:value-type="string">
            <text:p>12003289810</text:p>
          </table:table-cell>
          <table:table-cell table:formula="of:=[$Total.D385]" office:value-type="float" office:value="64.24" calcext:value-type="float">
            <text:p>64,24</text:p>
          </table:table-cell>
          <table:table-cell table:formula="of:=IF([.A3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6]" office:value-type="string" office:string-value="165189" calcext:value-type="string">
            <text:p>165189</text:p>
          </table:table-cell>
          <table:table-cell office:value-type="float" office:value="202411" calcext:value-type="float">
            <text:p>202411</text:p>
          </table:table-cell>
          <table:table-cell table:formula="of:=IF([.A385]=&quot;&quot;;&quot;&quot;;4)" office:value-type="float" office:value="4" calcext:value-type="float">
            <text:p>4</text:p>
          </table:table-cell>
          <table:table-cell table:formula="of:=IF([.A385]=&quot;&quot;;&quot;&quot;;5174)" office:value-type="float" office:value="5174" calcext:value-type="float">
            <text:p>5174</text:p>
          </table:table-cell>
          <table:table-cell table:formula="of:=[$Total.C386]" office:value-type="string" office:string-value="19688239801" calcext:value-type="string">
            <text:p>19688239801</text:p>
          </table:table-cell>
          <table:table-cell table:formula="of:=[$Total.D386]" office:value-type="float" office:value="65.05" calcext:value-type="float">
            <text:p>65,05</text:p>
          </table:table-cell>
          <table:table-cell table:formula="of:=IF([.A3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7]" office:value-type="string" office:string-value="265128" calcext:value-type="string">
            <text:p>265128</text:p>
          </table:table-cell>
          <table:table-cell office:value-type="float" office:value="202411" calcext:value-type="float">
            <text:p>202411</text:p>
          </table:table-cell>
          <table:table-cell table:formula="of:=IF([.A386]=&quot;&quot;;&quot;&quot;;4)" office:value-type="float" office:value="4" calcext:value-type="float">
            <text:p>4</text:p>
          </table:table-cell>
          <table:table-cell table:formula="of:=IF([.A386]=&quot;&quot;;&quot;&quot;;5174)" office:value-type="float" office:value="5174" calcext:value-type="float">
            <text:p>5174</text:p>
          </table:table-cell>
          <table:table-cell table:formula="of:=[$Total.C387]" office:value-type="string" office:string-value="43082921825" calcext:value-type="string">
            <text:p>43082921825</text:p>
          </table:table-cell>
          <table:table-cell table:formula="of:=[$Total.D387]" office:value-type="float" office:value="66.43" calcext:value-type="float">
            <text:p>66,43</text:p>
          </table:table-cell>
          <table:table-cell table:formula="of:=IF([.A3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8]" office:value-type="string" office:string-value="138905" calcext:value-type="string">
            <text:p>138905</text:p>
          </table:table-cell>
          <table:table-cell office:value-type="float" office:value="202411" calcext:value-type="float">
            <text:p>202411</text:p>
          </table:table-cell>
          <table:table-cell table:formula="of:=IF([.A387]=&quot;&quot;;&quot;&quot;;4)" office:value-type="float" office:value="4" calcext:value-type="float">
            <text:p>4</text:p>
          </table:table-cell>
          <table:table-cell table:formula="of:=IF([.A387]=&quot;&quot;;&quot;&quot;;5174)" office:value-type="float" office:value="5174" calcext:value-type="float">
            <text:p>5174</text:p>
          </table:table-cell>
          <table:table-cell table:formula="of:=[$Total.C388]" office:value-type="string" office:string-value="17166460814" calcext:value-type="string">
            <text:p>17166460814</text:p>
          </table:table-cell>
          <table:table-cell table:formula="of:=[$Total.D388]" office:value-type="float" office:value="66.6" calcext:value-type="float">
            <text:p>66,6</text:p>
          </table:table-cell>
          <table:table-cell table:formula="of:=IF([.A3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89]" office:value-type="string" office:string-value="202215" calcext:value-type="string">
            <text:p>202215</text:p>
          </table:table-cell>
          <table:table-cell office:value-type="float" office:value="202411" calcext:value-type="float">
            <text:p>202411</text:p>
          </table:table-cell>
          <table:table-cell table:formula="of:=IF([.A388]=&quot;&quot;;&quot;&quot;;4)" office:value-type="float" office:value="4" calcext:value-type="float">
            <text:p>4</text:p>
          </table:table-cell>
          <table:table-cell table:formula="of:=IF([.A388]=&quot;&quot;;&quot;&quot;;5174)" office:value-type="float" office:value="5174" calcext:value-type="float">
            <text:p>5174</text:p>
          </table:table-cell>
          <table:table-cell table:formula="of:=[$Total.C389]" office:value-type="string" office:string-value="33857235829" calcext:value-type="string">
            <text:p>33857235829</text:p>
          </table:table-cell>
          <table:table-cell table:formula="of:=[$Total.D389]" office:value-type="float" office:value="66.6" calcext:value-type="float">
            <text:p>66,6</text:p>
          </table:table-cell>
          <table:table-cell table:formula="of:=IF([.A3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0]" office:value-type="string" office:string-value="278327" calcext:value-type="string">
            <text:p>278327</text:p>
          </table:table-cell>
          <table:table-cell office:value-type="float" office:value="202411" calcext:value-type="float">
            <text:p>202411</text:p>
          </table:table-cell>
          <table:table-cell table:formula="of:=IF([.A389]=&quot;&quot;;&quot;&quot;;4)" office:value-type="float" office:value="4" calcext:value-type="float">
            <text:p>4</text:p>
          </table:table-cell>
          <table:table-cell table:formula="of:=IF([.A389]=&quot;&quot;;&quot;&quot;;5174)" office:value-type="float" office:value="5174" calcext:value-type="float">
            <text:p>5174</text:p>
          </table:table-cell>
          <table:table-cell table:formula="of:=[$Total.C390]" office:value-type="string" office:string-value="46479516850" calcext:value-type="string">
            <text:p>46479516850</text:p>
          </table:table-cell>
          <table:table-cell table:formula="of:=[$Total.D390]" office:value-type="float" office:value="66.74" calcext:value-type="float">
            <text:p>66,74</text:p>
          </table:table-cell>
          <table:table-cell table:formula="of:=IF([.A3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1]" office:value-type="string" office:string-value="185111" calcext:value-type="string">
            <text:p>185111</text:p>
          </table:table-cell>
          <table:table-cell office:value-type="float" office:value="202411" calcext:value-type="float">
            <text:p>202411</text:p>
          </table:table-cell>
          <table:table-cell table:formula="of:=IF([.A390]=&quot;&quot;;&quot;&quot;;4)" office:value-type="float" office:value="4" calcext:value-type="float">
            <text:p>4</text:p>
          </table:table-cell>
          <table:table-cell table:formula="of:=IF([.A390]=&quot;&quot;;&quot;&quot;;5174)" office:value-type="float" office:value="5174" calcext:value-type="float">
            <text:p>5174</text:p>
          </table:table-cell>
          <table:table-cell table:formula="of:=[$Total.C391]" office:value-type="string" office:string-value="29411579809" calcext:value-type="string">
            <text:p>29411579809</text:p>
          </table:table-cell>
          <table:table-cell table:formula="of:=[$Total.D391]" office:value-type="float" office:value="66.76" calcext:value-type="float">
            <text:p>66,76</text:p>
          </table:table-cell>
          <table:table-cell table:formula="of:=IF([.A3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2]" office:value-type="string" office:string-value="173061" calcext:value-type="string">
            <text:p>173061</text:p>
          </table:table-cell>
          <table:table-cell office:value-type="float" office:value="202411" calcext:value-type="float">
            <text:p>202411</text:p>
          </table:table-cell>
          <table:table-cell table:formula="of:=IF([.A391]=&quot;&quot;;&quot;&quot;;4)" office:value-type="float" office:value="4" calcext:value-type="float">
            <text:p>4</text:p>
          </table:table-cell>
          <table:table-cell table:formula="of:=IF([.A391]=&quot;&quot;;&quot;&quot;;5174)" office:value-type="float" office:value="5174" calcext:value-type="float">
            <text:p>5174</text:p>
          </table:table-cell>
          <table:table-cell table:formula="of:=[$Total.C392]" office:value-type="string" office:string-value="19029185848" calcext:value-type="string">
            <text:p>19029185848</text:p>
          </table:table-cell>
          <table:table-cell table:formula="of:=[$Total.D392]" office:value-type="float" office:value="66.82" calcext:value-type="float">
            <text:p>66,82</text:p>
          </table:table-cell>
          <table:table-cell table:formula="of:=IF([.A3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3]" office:value-type="string" office:string-value="221945" calcext:value-type="string">
            <text:p>221945</text:p>
          </table:table-cell>
          <table:table-cell office:value-type="float" office:value="202411" calcext:value-type="float">
            <text:p>202411</text:p>
          </table:table-cell>
          <table:table-cell table:formula="of:=IF([.A392]=&quot;&quot;;&quot;&quot;;4)" office:value-type="float" office:value="4" calcext:value-type="float">
            <text:p>4</text:p>
          </table:table-cell>
          <table:table-cell table:formula="of:=IF([.A392]=&quot;&quot;;&quot;&quot;;5174)" office:value-type="float" office:value="5174" calcext:value-type="float">
            <text:p>5174</text:p>
          </table:table-cell>
          <table:table-cell table:formula="of:=[$Total.C393]" office:value-type="string" office:string-value="09588741823" calcext:value-type="string">
            <text:p>09588741823</text:p>
          </table:table-cell>
          <table:table-cell table:formula="of:=[$Total.D393]" office:value-type="float" office:value="66.82" calcext:value-type="float">
            <text:p>66,82</text:p>
          </table:table-cell>
          <table:table-cell table:formula="of:=IF([.A3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4]" office:value-type="string" office:string-value="248100" calcext:value-type="string">
            <text:p>248100</text:p>
          </table:table-cell>
          <table:table-cell office:value-type="float" office:value="202411" calcext:value-type="float">
            <text:p>202411</text:p>
          </table:table-cell>
          <table:table-cell table:formula="of:=IF([.A393]=&quot;&quot;;&quot;&quot;;4)" office:value-type="float" office:value="4" calcext:value-type="float">
            <text:p>4</text:p>
          </table:table-cell>
          <table:table-cell table:formula="of:=IF([.A393]=&quot;&quot;;&quot;&quot;;5174)" office:value-type="float" office:value="5174" calcext:value-type="float">
            <text:p>5174</text:p>
          </table:table-cell>
          <table:table-cell table:formula="of:=[$Total.C394]" office:value-type="string" office:string-value="39798856821" calcext:value-type="string">
            <text:p>39798856821</text:p>
          </table:table-cell>
          <table:table-cell table:formula="of:=[$Total.D394]" office:value-type="float" office:value="66.82" calcext:value-type="float">
            <text:p>66,82</text:p>
          </table:table-cell>
          <table:table-cell table:formula="of:=IF([.A3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5]" office:value-type="string" office:string-value="100454" calcext:value-type="string">
            <text:p>100454</text:p>
          </table:table-cell>
          <table:table-cell office:value-type="float" office:value="202411" calcext:value-type="float">
            <text:p>202411</text:p>
          </table:table-cell>
          <table:table-cell table:formula="of:=IF([.A394]=&quot;&quot;;&quot;&quot;;4)" office:value-type="float" office:value="4" calcext:value-type="float">
            <text:p>4</text:p>
          </table:table-cell>
          <table:table-cell table:formula="of:=IF([.A394]=&quot;&quot;;&quot;&quot;;5174)" office:value-type="float" office:value="5174" calcext:value-type="float">
            <text:p>5174</text:p>
          </table:table-cell>
          <table:table-cell table:formula="of:=[$Total.C395]" office:value-type="string" office:string-value="11556761813" calcext:value-type="string">
            <text:p>11556761813</text:p>
          </table:table-cell>
          <table:table-cell table:formula="of:=[$Total.D395]" office:value-type="float" office:value="67.11" calcext:value-type="float">
            <text:p>67,11</text:p>
          </table:table-cell>
          <table:table-cell table:formula="of:=IF([.A3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6]" office:value-type="string" office:string-value="273899" calcext:value-type="string">
            <text:p>273899</text:p>
          </table:table-cell>
          <table:table-cell office:value-type="float" office:value="202411" calcext:value-type="float">
            <text:p>202411</text:p>
          </table:table-cell>
          <table:table-cell table:formula="of:=IF([.A395]=&quot;&quot;;&quot;&quot;;4)" office:value-type="float" office:value="4" calcext:value-type="float">
            <text:p>4</text:p>
          </table:table-cell>
          <table:table-cell table:formula="of:=IF([.A395]=&quot;&quot;;&quot;&quot;;5174)" office:value-type="float" office:value="5174" calcext:value-type="float">
            <text:p>5174</text:p>
          </table:table-cell>
          <table:table-cell table:formula="of:=[$Total.C396]" office:value-type="string" office:string-value="42459976801" calcext:value-type="string">
            <text:p>42459976801</text:p>
          </table:table-cell>
          <table:table-cell table:formula="of:=[$Total.D396]" office:value-type="float" office:value="67.26" calcext:value-type="float">
            <text:p>67,26</text:p>
          </table:table-cell>
          <table:table-cell table:formula="of:=IF([.A3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7]" office:value-type="string" office:string-value="174908" calcext:value-type="string">
            <text:p>174908</text:p>
          </table:table-cell>
          <table:table-cell office:value-type="float" office:value="202411" calcext:value-type="float">
            <text:p>202411</text:p>
          </table:table-cell>
          <table:table-cell table:formula="of:=IF([.A396]=&quot;&quot;;&quot;&quot;;4)" office:value-type="float" office:value="4" calcext:value-type="float">
            <text:p>4</text:p>
          </table:table-cell>
          <table:table-cell table:formula="of:=IF([.A396]=&quot;&quot;;&quot;&quot;;5174)" office:value-type="float" office:value="5174" calcext:value-type="float">
            <text:p>5174</text:p>
          </table:table-cell>
          <table:table-cell table:formula="of:=[$Total.C397]" office:value-type="string" office:string-value="32423650892" calcext:value-type="string">
            <text:p>32423650892</text:p>
          </table:table-cell>
          <table:table-cell table:formula="of:=[$Total.D397]" office:value-type="float" office:value="67.7" calcext:value-type="float">
            <text:p>67,7</text:p>
          </table:table-cell>
          <table:table-cell table:formula="of:=IF([.A3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8]" office:value-type="string" office:string-value="285846" calcext:value-type="string">
            <text:p>285846</text:p>
          </table:table-cell>
          <table:table-cell office:value-type="float" office:value="202411" calcext:value-type="float">
            <text:p>202411</text:p>
          </table:table-cell>
          <table:table-cell table:formula="of:=IF([.A397]=&quot;&quot;;&quot;&quot;;4)" office:value-type="float" office:value="4" calcext:value-type="float">
            <text:p>4</text:p>
          </table:table-cell>
          <table:table-cell table:formula="of:=IF([.A397]=&quot;&quot;;&quot;&quot;;5174)" office:value-type="float" office:value="5174" calcext:value-type="float">
            <text:p>5174</text:p>
          </table:table-cell>
          <table:table-cell table:formula="of:=[$Total.C398]" office:value-type="string" office:string-value="12052454640" calcext:value-type="string">
            <text:p>12052454640</text:p>
          </table:table-cell>
          <table:table-cell table:formula="of:=[$Total.D398]" office:value-type="float" office:value="67.7" calcext:value-type="float">
            <text:p>67,7</text:p>
          </table:table-cell>
          <table:table-cell table:formula="of:=IF([.A3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399]" office:value-type="string" office:string-value="244228" calcext:value-type="string">
            <text:p>244228</text:p>
          </table:table-cell>
          <table:table-cell office:value-type="float" office:value="202411" calcext:value-type="float">
            <text:p>202411</text:p>
          </table:table-cell>
          <table:table-cell table:formula="of:=IF([.A398]=&quot;&quot;;&quot;&quot;;4)" office:value-type="float" office:value="4" calcext:value-type="float">
            <text:p>4</text:p>
          </table:table-cell>
          <table:table-cell table:formula="of:=IF([.A398]=&quot;&quot;;&quot;&quot;;5174)" office:value-type="float" office:value="5174" calcext:value-type="float">
            <text:p>5174</text:p>
          </table:table-cell>
          <table:table-cell table:formula="of:=[$Total.C399]" office:value-type="string" office:string-value="87282232920" calcext:value-type="string">
            <text:p>87282232920</text:p>
          </table:table-cell>
          <table:table-cell table:formula="of:=[$Total.D399]" office:value-type="float" office:value="68.54" calcext:value-type="float">
            <text:p>68,54</text:p>
          </table:table-cell>
          <table:table-cell table:formula="of:=IF([.A3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0]" office:value-type="string" office:string-value="198638" calcext:value-type="string">
            <text:p>198638</text:p>
          </table:table-cell>
          <table:table-cell office:value-type="float" office:value="202411" calcext:value-type="float">
            <text:p>202411</text:p>
          </table:table-cell>
          <table:table-cell table:formula="of:=IF([.A399]=&quot;&quot;;&quot;&quot;;4)" office:value-type="float" office:value="4" calcext:value-type="float">
            <text:p>4</text:p>
          </table:table-cell>
          <table:table-cell table:formula="of:=IF([.A399]=&quot;&quot;;&quot;&quot;;5174)" office:value-type="float" office:value="5174" calcext:value-type="float">
            <text:p>5174</text:p>
          </table:table-cell>
          <table:table-cell table:formula="of:=[$Total.C400]" office:value-type="string" office:string-value="16064568810" calcext:value-type="string">
            <text:p>16064568810</text:p>
          </table:table-cell>
          <table:table-cell table:formula="of:=[$Total.D400]" office:value-type="float" office:value="68.67" calcext:value-type="float">
            <text:p>68,67</text:p>
          </table:table-cell>
          <table:table-cell table:formula="of:=IF([.A3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1]" office:value-type="string" office:string-value="195806" calcext:value-type="string">
            <text:p>195806</text:p>
          </table:table-cell>
          <table:table-cell office:value-type="float" office:value="202411" calcext:value-type="float">
            <text:p>202411</text:p>
          </table:table-cell>
          <table:table-cell table:formula="of:=IF([.A400]=&quot;&quot;;&quot;&quot;;4)" office:value-type="float" office:value="4" calcext:value-type="float">
            <text:p>4</text:p>
          </table:table-cell>
          <table:table-cell table:formula="of:=IF([.A400]=&quot;&quot;;&quot;&quot;;5174)" office:value-type="float" office:value="5174" calcext:value-type="float">
            <text:p>5174</text:p>
          </table:table-cell>
          <table:table-cell table:formula="of:=[$Total.C401]" office:value-type="string" office:string-value="11245277707" calcext:value-type="string">
            <text:p>11245277707</text:p>
          </table:table-cell>
          <table:table-cell table:formula="of:=[$Total.D401]" office:value-type="float" office:value="69.74" calcext:value-type="float">
            <text:p>69,74</text:p>
          </table:table-cell>
          <table:table-cell table:formula="of:=IF([.A4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2]" office:value-type="string" office:string-value="200115" calcext:value-type="string">
            <text:p>200115</text:p>
          </table:table-cell>
          <table:table-cell office:value-type="float" office:value="202411" calcext:value-type="float">
            <text:p>202411</text:p>
          </table:table-cell>
          <table:table-cell table:formula="of:=IF([.A401]=&quot;&quot;;&quot;&quot;;4)" office:value-type="float" office:value="4" calcext:value-type="float">
            <text:p>4</text:p>
          </table:table-cell>
          <table:table-cell table:formula="of:=IF([.A401]=&quot;&quot;;&quot;&quot;;5174)" office:value-type="float" office:value="5174" calcext:value-type="float">
            <text:p>5174</text:p>
          </table:table-cell>
          <table:table-cell table:formula="of:=[$Total.C402]" office:value-type="string" office:string-value="26795943801" calcext:value-type="string">
            <text:p>26795943801</text:p>
          </table:table-cell>
          <table:table-cell table:formula="of:=[$Total.D402]" office:value-type="float" office:value="70.43" calcext:value-type="float">
            <text:p>70,43</text:p>
          </table:table-cell>
          <table:table-cell table:formula="of:=IF([.A4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3]" office:value-type="string" office:string-value="223450" calcext:value-type="string">
            <text:p>223450</text:p>
          </table:table-cell>
          <table:table-cell office:value-type="float" office:value="202411" calcext:value-type="float">
            <text:p>202411</text:p>
          </table:table-cell>
          <table:table-cell table:formula="of:=IF([.A402]=&quot;&quot;;&quot;&quot;;4)" office:value-type="float" office:value="4" calcext:value-type="float">
            <text:p>4</text:p>
          </table:table-cell>
          <table:table-cell table:formula="of:=IF([.A402]=&quot;&quot;;&quot;&quot;;5174)" office:value-type="float" office:value="5174" calcext:value-type="float">
            <text:p>5174</text:p>
          </table:table-cell>
          <table:table-cell table:formula="of:=[$Total.C403]" office:value-type="string" office:string-value="37249910884" calcext:value-type="string">
            <text:p>37249910884</text:p>
          </table:table-cell>
          <table:table-cell table:formula="of:=[$Total.D403]" office:value-type="float" office:value="70.82" calcext:value-type="float">
            <text:p>70,82</text:p>
          </table:table-cell>
          <table:table-cell table:formula="of:=IF([.A4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4]" office:value-type="string" office:string-value="174175" calcext:value-type="string">
            <text:p>174175</text:p>
          </table:table-cell>
          <table:table-cell office:value-type="float" office:value="202411" calcext:value-type="float">
            <text:p>202411</text:p>
          </table:table-cell>
          <table:table-cell table:formula="of:=IF([.A403]=&quot;&quot;;&quot;&quot;;4)" office:value-type="float" office:value="4" calcext:value-type="float">
            <text:p>4</text:p>
          </table:table-cell>
          <table:table-cell table:formula="of:=IF([.A403]=&quot;&quot;;&quot;&quot;;5174)" office:value-type="float" office:value="5174" calcext:value-type="float">
            <text:p>5174</text:p>
          </table:table-cell>
          <table:table-cell table:formula="of:=[$Total.C404]" office:value-type="string" office:string-value="29011080831" calcext:value-type="string">
            <text:p>29011080831</text:p>
          </table:table-cell>
          <table:table-cell table:formula="of:=[$Total.D404]" office:value-type="float" office:value="71.02" calcext:value-type="float">
            <text:p>71,02</text:p>
          </table:table-cell>
          <table:table-cell table:formula="of:=IF([.A4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5]" office:value-type="string" office:string-value="269590" calcext:value-type="string">
            <text:p>269590</text:p>
          </table:table-cell>
          <table:table-cell office:value-type="float" office:value="202411" calcext:value-type="float">
            <text:p>202411</text:p>
          </table:table-cell>
          <table:table-cell table:formula="of:=IF([.A404]=&quot;&quot;;&quot;&quot;;4)" office:value-type="float" office:value="4" calcext:value-type="float">
            <text:p>4</text:p>
          </table:table-cell>
          <table:table-cell table:formula="of:=IF([.A404]=&quot;&quot;;&quot;&quot;;5174)" office:value-type="float" office:value="5174" calcext:value-type="float">
            <text:p>5174</text:p>
          </table:table-cell>
          <table:table-cell table:formula="of:=[$Total.C405]" office:value-type="string" office:string-value="28807762870" calcext:value-type="string">
            <text:p>28807762870</text:p>
          </table:table-cell>
          <table:table-cell table:formula="of:=[$Total.D405]" office:value-type="float" office:value="71.2" calcext:value-type="float">
            <text:p>71,2</text:p>
          </table:table-cell>
          <table:table-cell table:formula="of:=IF([.A4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6]" office:value-type="string" office:string-value="131037" calcext:value-type="string">
            <text:p>131037</text:p>
          </table:table-cell>
          <table:table-cell office:value-type="float" office:value="202411" calcext:value-type="float">
            <text:p>202411</text:p>
          </table:table-cell>
          <table:table-cell table:formula="of:=IF([.A405]=&quot;&quot;;&quot;&quot;;4)" office:value-type="float" office:value="4" calcext:value-type="float">
            <text:p>4</text:p>
          </table:table-cell>
          <table:table-cell table:formula="of:=IF([.A405]=&quot;&quot;;&quot;&quot;;5174)" office:value-type="float" office:value="5174" calcext:value-type="float">
            <text:p>5174</text:p>
          </table:table-cell>
          <table:table-cell table:formula="of:=[$Total.C406]" office:value-type="string" office:string-value="14136273827" calcext:value-type="string">
            <text:p>14136273827</text:p>
          </table:table-cell>
          <table:table-cell table:formula="of:=[$Total.D406]" office:value-type="float" office:value="72.57" calcext:value-type="float">
            <text:p>72,57</text:p>
          </table:table-cell>
          <table:table-cell table:formula="of:=IF([.A4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7]" office:value-type="string" office:string-value="274275" calcext:value-type="string">
            <text:p>274275</text:p>
          </table:table-cell>
          <table:table-cell office:value-type="float" office:value="202411" calcext:value-type="float">
            <text:p>202411</text:p>
          </table:table-cell>
          <table:table-cell table:formula="of:=IF([.A406]=&quot;&quot;;&quot;&quot;;4)" office:value-type="float" office:value="4" calcext:value-type="float">
            <text:p>4</text:p>
          </table:table-cell>
          <table:table-cell table:formula="of:=IF([.A406]=&quot;&quot;;&quot;&quot;;5174)" office:value-type="float" office:value="5174" calcext:value-type="float">
            <text:p>5174</text:p>
          </table:table-cell>
          <table:table-cell table:formula="of:=[$Total.C407]" office:value-type="string" office:string-value="34478016895" calcext:value-type="string">
            <text:p>34478016895</text:p>
          </table:table-cell>
          <table:table-cell table:formula="of:=[$Total.D407]" office:value-type="float" office:value="72.57" calcext:value-type="float">
            <text:p>72,57</text:p>
          </table:table-cell>
          <table:table-cell table:formula="of:=IF([.A4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8]" office:value-type="string" office:string-value="175358" calcext:value-type="string">
            <text:p>175358</text:p>
          </table:table-cell>
          <table:table-cell office:value-type="float" office:value="202411" calcext:value-type="float">
            <text:p>202411</text:p>
          </table:table-cell>
          <table:table-cell table:formula="of:=IF([.A407]=&quot;&quot;;&quot;&quot;;4)" office:value-type="float" office:value="4" calcext:value-type="float">
            <text:p>4</text:p>
          </table:table-cell>
          <table:table-cell table:formula="of:=IF([.A407]=&quot;&quot;;&quot;&quot;;5174)" office:value-type="float" office:value="5174" calcext:value-type="float">
            <text:p>5174</text:p>
          </table:table-cell>
          <table:table-cell table:formula="of:=[$Total.C408]" office:value-type="string" office:string-value="25868634888" calcext:value-type="string">
            <text:p>25868634888</text:p>
          </table:table-cell>
          <table:table-cell table:formula="of:=[$Total.D408]" office:value-type="float" office:value="72.92" calcext:value-type="float">
            <text:p>72,92</text:p>
          </table:table-cell>
          <table:table-cell table:formula="of:=IF([.A4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09]" office:value-type="string" office:string-value="183646" calcext:value-type="string">
            <text:p>183646</text:p>
          </table:table-cell>
          <table:table-cell office:value-type="float" office:value="202411" calcext:value-type="float">
            <text:p>202411</text:p>
          </table:table-cell>
          <table:table-cell table:formula="of:=IF([.A408]=&quot;&quot;;&quot;&quot;;4)" office:value-type="float" office:value="4" calcext:value-type="float">
            <text:p>4</text:p>
          </table:table-cell>
          <table:table-cell table:formula="of:=IF([.A408]=&quot;&quot;;&quot;&quot;;5174)" office:value-type="float" office:value="5174" calcext:value-type="float">
            <text:p>5174</text:p>
          </table:table-cell>
          <table:table-cell table:formula="of:=[$Total.C409]" office:value-type="string" office:string-value="22195621826" calcext:value-type="string">
            <text:p>22195621826</text:p>
          </table:table-cell>
          <table:table-cell table:formula="of:=[$Total.D409]" office:value-type="float" office:value="73.21" calcext:value-type="float">
            <text:p>73,21</text:p>
          </table:table-cell>
          <table:table-cell table:formula="of:=IF([.A4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0]" office:value-type="string" office:string-value="233226" calcext:value-type="string">
            <text:p>233226</text:p>
          </table:table-cell>
          <table:table-cell office:value-type="float" office:value="202411" calcext:value-type="float">
            <text:p>202411</text:p>
          </table:table-cell>
          <table:table-cell table:formula="of:=IF([.A409]=&quot;&quot;;&quot;&quot;;4)" office:value-type="float" office:value="4" calcext:value-type="float">
            <text:p>4</text:p>
          </table:table-cell>
          <table:table-cell table:formula="of:=IF([.A409]=&quot;&quot;;&quot;&quot;;5174)" office:value-type="float" office:value="5174" calcext:value-type="float">
            <text:p>5174</text:p>
          </table:table-cell>
          <table:table-cell table:formula="of:=[$Total.C410]" office:value-type="string" office:string-value="09351198847" calcext:value-type="string">
            <text:p>09351198847</text:p>
          </table:table-cell>
          <table:table-cell table:formula="of:=[$Total.D410]" office:value-type="float" office:value="74.11" calcext:value-type="float">
            <text:p>74,11</text:p>
          </table:table-cell>
          <table:table-cell table:formula="of:=IF([.A4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1]" office:value-type="string" office:string-value="102979" calcext:value-type="string">
            <text:p>102979</text:p>
          </table:table-cell>
          <table:table-cell office:value-type="float" office:value="202411" calcext:value-type="float">
            <text:p>202411</text:p>
          </table:table-cell>
          <table:table-cell table:formula="of:=IF([.A410]=&quot;&quot;;&quot;&quot;;4)" office:value-type="float" office:value="4" calcext:value-type="float">
            <text:p>4</text:p>
          </table:table-cell>
          <table:table-cell table:formula="of:=IF([.A410]=&quot;&quot;;&quot;&quot;;5174)" office:value-type="float" office:value="5174" calcext:value-type="float">
            <text:p>5174</text:p>
          </table:table-cell>
          <table:table-cell table:formula="of:=[$Total.C411]" office:value-type="string" office:string-value="58930647634" calcext:value-type="string">
            <text:p>58930647634</text:p>
          </table:table-cell>
          <table:table-cell table:formula="of:=[$Total.D411]" office:value-type="float" office:value="74.9" calcext:value-type="float">
            <text:p>74,9</text:p>
          </table:table-cell>
          <table:table-cell table:formula="of:=IF([.A4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2]" office:value-type="string" office:string-value="156296" calcext:value-type="string">
            <text:p>156296</text:p>
          </table:table-cell>
          <table:table-cell office:value-type="float" office:value="202411" calcext:value-type="float">
            <text:p>202411</text:p>
          </table:table-cell>
          <table:table-cell table:formula="of:=IF([.A411]=&quot;&quot;;&quot;&quot;;4)" office:value-type="float" office:value="4" calcext:value-type="float">
            <text:p>4</text:p>
          </table:table-cell>
          <table:table-cell table:formula="of:=IF([.A411]=&quot;&quot;;&quot;&quot;;5174)" office:value-type="float" office:value="5174" calcext:value-type="float">
            <text:p>5174</text:p>
          </table:table-cell>
          <table:table-cell table:formula="of:=[$Total.C412]" office:value-type="string" office:string-value="27315678808" calcext:value-type="string">
            <text:p>27315678808</text:p>
          </table:table-cell>
          <table:table-cell table:formula="of:=[$Total.D412]" office:value-type="float" office:value="75" calcext:value-type="float">
            <text:p>75</text:p>
          </table:table-cell>
          <table:table-cell table:formula="of:=IF([.A4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3]" office:value-type="string" office:string-value="186274" calcext:value-type="string">
            <text:p>186274</text:p>
          </table:table-cell>
          <table:table-cell office:value-type="float" office:value="202411" calcext:value-type="float">
            <text:p>202411</text:p>
          </table:table-cell>
          <table:table-cell table:formula="of:=IF([.A412]=&quot;&quot;;&quot;&quot;;4)" office:value-type="float" office:value="4" calcext:value-type="float">
            <text:p>4</text:p>
          </table:table-cell>
          <table:table-cell table:formula="of:=IF([.A412]=&quot;&quot;;&quot;&quot;;5174)" office:value-type="float" office:value="5174" calcext:value-type="float">
            <text:p>5174</text:p>
          </table:table-cell>
          <table:table-cell table:formula="of:=[$Total.C413]" office:value-type="string" office:string-value="32003343806" calcext:value-type="string">
            <text:p>32003343806</text:p>
          </table:table-cell>
          <table:table-cell table:formula="of:=[$Total.D413]" office:value-type="float" office:value="75" calcext:value-type="float">
            <text:p>75</text:p>
          </table:table-cell>
          <table:table-cell table:formula="of:=IF([.A4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4]" office:value-type="string" office:string-value="270717" calcext:value-type="string">
            <text:p>270717</text:p>
          </table:table-cell>
          <table:table-cell office:value-type="float" office:value="202411" calcext:value-type="float">
            <text:p>202411</text:p>
          </table:table-cell>
          <table:table-cell table:formula="of:=IF([.A413]=&quot;&quot;;&quot;&quot;;4)" office:value-type="float" office:value="4" calcext:value-type="float">
            <text:p>4</text:p>
          </table:table-cell>
          <table:table-cell table:formula="of:=IF([.A413]=&quot;&quot;;&quot;&quot;;5174)" office:value-type="float" office:value="5174" calcext:value-type="float">
            <text:p>5174</text:p>
          </table:table-cell>
          <table:table-cell table:formula="of:=[$Total.C414]" office:value-type="string" office:string-value="44999806827" calcext:value-type="string">
            <text:p>44999806827</text:p>
          </table:table-cell>
          <table:table-cell table:formula="of:=[$Total.D414]" office:value-type="float" office:value="75" calcext:value-type="float">
            <text:p>75</text:p>
          </table:table-cell>
          <table:table-cell table:formula="of:=IF([.A4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5]" office:value-type="string" office:string-value="278904" calcext:value-type="string">
            <text:p>278904</text:p>
          </table:table-cell>
          <table:table-cell office:value-type="float" office:value="202411" calcext:value-type="float">
            <text:p>202411</text:p>
          </table:table-cell>
          <table:table-cell table:formula="of:=IF([.A414]=&quot;&quot;;&quot;&quot;;4)" office:value-type="float" office:value="4" calcext:value-type="float">
            <text:p>4</text:p>
          </table:table-cell>
          <table:table-cell table:formula="of:=IF([.A414]=&quot;&quot;;&quot;&quot;;5174)" office:value-type="float" office:value="5174" calcext:value-type="float">
            <text:p>5174</text:p>
          </table:table-cell>
          <table:table-cell table:formula="of:=[$Total.C415]" office:value-type="string" office:string-value="11845312694" calcext:value-type="string">
            <text:p>11845312694</text:p>
          </table:table-cell>
          <table:table-cell table:formula="of:=[$Total.D415]" office:value-type="float" office:value="75.02" calcext:value-type="float">
            <text:p>75,02</text:p>
          </table:table-cell>
          <table:table-cell table:formula="of:=IF([.A4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6]" office:value-type="string" office:string-value="282758" calcext:value-type="string">
            <text:p>282758</text:p>
          </table:table-cell>
          <table:table-cell office:value-type="float" office:value="202411" calcext:value-type="float">
            <text:p>202411</text:p>
          </table:table-cell>
          <table:table-cell table:formula="of:=IF([.A415]=&quot;&quot;;&quot;&quot;;4)" office:value-type="float" office:value="4" calcext:value-type="float">
            <text:p>4</text:p>
          </table:table-cell>
          <table:table-cell table:formula="of:=IF([.A415]=&quot;&quot;;&quot;&quot;;5174)" office:value-type="float" office:value="5174" calcext:value-type="float">
            <text:p>5174</text:p>
          </table:table-cell>
          <table:table-cell table:formula="of:=[$Total.C416]" office:value-type="string" office:string-value="31157865810" calcext:value-type="string">
            <text:p>31157865810</text:p>
          </table:table-cell>
          <table:table-cell table:formula="of:=[$Total.D416]" office:value-type="float" office:value="75.1" calcext:value-type="float">
            <text:p>75,1</text:p>
          </table:table-cell>
          <table:table-cell table:formula="of:=IF([.A4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7]" office:value-type="string" office:string-value="173208" calcext:value-type="string">
            <text:p>173208</text:p>
          </table:table-cell>
          <table:table-cell office:value-type="float" office:value="202411" calcext:value-type="float">
            <text:p>202411</text:p>
          </table:table-cell>
          <table:table-cell table:formula="of:=IF([.A416]=&quot;&quot;;&quot;&quot;;4)" office:value-type="float" office:value="4" calcext:value-type="float">
            <text:p>4</text:p>
          </table:table-cell>
          <table:table-cell table:formula="of:=IF([.A416]=&quot;&quot;;&quot;&quot;;5174)" office:value-type="float" office:value="5174" calcext:value-type="float">
            <text:p>5174</text:p>
          </table:table-cell>
          <table:table-cell table:formula="of:=[$Total.C417]" office:value-type="string" office:string-value="23094709885" calcext:value-type="string">
            <text:p>23094709885</text:p>
          </table:table-cell>
          <table:table-cell table:formula="of:=[$Total.D417]" office:value-type="float" office:value="75.15" calcext:value-type="float">
            <text:p>75,15</text:p>
          </table:table-cell>
          <table:table-cell table:formula="of:=IF([.A4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8]" office:value-type="string" office:string-value="910333" calcext:value-type="string">
            <text:p>910333</text:p>
          </table:table-cell>
          <table:table-cell office:value-type="float" office:value="202411" calcext:value-type="float">
            <text:p>202411</text:p>
          </table:table-cell>
          <table:table-cell table:formula="of:=IF([.A417]=&quot;&quot;;&quot;&quot;;4)" office:value-type="float" office:value="4" calcext:value-type="float">
            <text:p>4</text:p>
          </table:table-cell>
          <table:table-cell table:formula="of:=IF([.A417]=&quot;&quot;;&quot;&quot;;5174)" office:value-type="float" office:value="5174" calcext:value-type="float">
            <text:p>5174</text:p>
          </table:table-cell>
          <table:table-cell table:formula="of:=[$Total.C418]" office:value-type="string" office:string-value="30287113892" calcext:value-type="string">
            <text:p>30287113892</text:p>
          </table:table-cell>
          <table:table-cell table:formula="of:=[$Total.D418]" office:value-type="float" office:value="76.11" calcext:value-type="float">
            <text:p>76,11</text:p>
          </table:table-cell>
          <table:table-cell table:formula="of:=IF([.A4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19]" office:value-type="string" office:string-value="282847" calcext:value-type="string">
            <text:p>282847</text:p>
          </table:table-cell>
          <table:table-cell office:value-type="float" office:value="202411" calcext:value-type="float">
            <text:p>202411</text:p>
          </table:table-cell>
          <table:table-cell table:formula="of:=IF([.A418]=&quot;&quot;;&quot;&quot;;4)" office:value-type="float" office:value="4" calcext:value-type="float">
            <text:p>4</text:p>
          </table:table-cell>
          <table:table-cell table:formula="of:=IF([.A418]=&quot;&quot;;&quot;&quot;;5174)" office:value-type="float" office:value="5174" calcext:value-type="float">
            <text:p>5174</text:p>
          </table:table-cell>
          <table:table-cell table:formula="of:=[$Total.C419]" office:value-type="string" office:string-value="22663415880" calcext:value-type="string">
            <text:p>22663415880</text:p>
          </table:table-cell>
          <table:table-cell table:formula="of:=[$Total.D419]" office:value-type="float" office:value="76.81" calcext:value-type="float">
            <text:p>76,81</text:p>
          </table:table-cell>
          <table:table-cell table:formula="of:=IF([.A4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0]" office:value-type="string" office:string-value="178259" calcext:value-type="string">
            <text:p>178259</text:p>
          </table:table-cell>
          <table:table-cell office:value-type="float" office:value="202411" calcext:value-type="float">
            <text:p>202411</text:p>
          </table:table-cell>
          <table:table-cell table:formula="of:=IF([.A419]=&quot;&quot;;&quot;&quot;;4)" office:value-type="float" office:value="4" calcext:value-type="float">
            <text:p>4</text:p>
          </table:table-cell>
          <table:table-cell table:formula="of:=IF([.A419]=&quot;&quot;;&quot;&quot;;5174)" office:value-type="float" office:value="5174" calcext:value-type="float">
            <text:p>5174</text:p>
          </table:table-cell>
          <table:table-cell table:formula="of:=[$Total.C420]" office:value-type="string" office:string-value="32161372874" calcext:value-type="string">
            <text:p>32161372874</text:p>
          </table:table-cell>
          <table:table-cell table:formula="of:=[$Total.D420]" office:value-type="float" office:value="77.89" calcext:value-type="float">
            <text:p>77,89</text:p>
          </table:table-cell>
          <table:table-cell table:formula="of:=IF([.A4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1]" office:value-type="string" office:string-value="201529" calcext:value-type="string">
            <text:p>201529</text:p>
          </table:table-cell>
          <table:table-cell office:value-type="float" office:value="202411" calcext:value-type="float">
            <text:p>202411</text:p>
          </table:table-cell>
          <table:table-cell table:formula="of:=IF([.A420]=&quot;&quot;;&quot;&quot;;4)" office:value-type="float" office:value="4" calcext:value-type="float">
            <text:p>4</text:p>
          </table:table-cell>
          <table:table-cell table:formula="of:=IF([.A420]=&quot;&quot;;&quot;&quot;;5174)" office:value-type="float" office:value="5174" calcext:value-type="float">
            <text:p>5174</text:p>
          </table:table-cell>
          <table:table-cell table:formula="of:=[$Total.C421]" office:value-type="string" office:string-value="39496630880" calcext:value-type="string">
            <text:p>39496630880</text:p>
          </table:table-cell>
          <table:table-cell table:formula="of:=[$Total.D421]" office:value-type="float" office:value="78.25" calcext:value-type="float">
            <text:p>78,25</text:p>
          </table:table-cell>
          <table:table-cell table:formula="of:=IF([.A4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2]" office:value-type="string" office:string-value="164169" calcext:value-type="string">
            <text:p>164169</text:p>
          </table:table-cell>
          <table:table-cell office:value-type="float" office:value="202411" calcext:value-type="float">
            <text:p>202411</text:p>
          </table:table-cell>
          <table:table-cell table:formula="of:=IF([.A421]=&quot;&quot;;&quot;&quot;;4)" office:value-type="float" office:value="4" calcext:value-type="float">
            <text:p>4</text:p>
          </table:table-cell>
          <table:table-cell table:formula="of:=IF([.A421]=&quot;&quot;;&quot;&quot;;5174)" office:value-type="float" office:value="5174" calcext:value-type="float">
            <text:p>5174</text:p>
          </table:table-cell>
          <table:table-cell table:formula="of:=[$Total.C422]" office:value-type="string" office:string-value="12703544855" calcext:value-type="string">
            <text:p>12703544855</text:p>
          </table:table-cell>
          <table:table-cell table:formula="of:=[$Total.D422]" office:value-type="float" office:value="78.82" calcext:value-type="float">
            <text:p>78,82</text:p>
          </table:table-cell>
          <table:table-cell table:formula="of:=IF([.A4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3]" office:value-type="string" office:string-value="178947" calcext:value-type="string">
            <text:p>178947</text:p>
          </table:table-cell>
          <table:table-cell office:value-type="float" office:value="202411" calcext:value-type="float">
            <text:p>202411</text:p>
          </table:table-cell>
          <table:table-cell table:formula="of:=IF([.A422]=&quot;&quot;;&quot;&quot;;4)" office:value-type="float" office:value="4" calcext:value-type="float">
            <text:p>4</text:p>
          </table:table-cell>
          <table:table-cell table:formula="of:=IF([.A422]=&quot;&quot;;&quot;&quot;;5174)" office:value-type="float" office:value="5174" calcext:value-type="float">
            <text:p>5174</text:p>
          </table:table-cell>
          <table:table-cell table:formula="of:=[$Total.C423]" office:value-type="string" office:string-value="06768570862" calcext:value-type="string">
            <text:p>06768570862</text:p>
          </table:table-cell>
          <table:table-cell table:formula="of:=[$Total.D423]" office:value-type="float" office:value="79.43" calcext:value-type="float">
            <text:p>79,43</text:p>
          </table:table-cell>
          <table:table-cell table:formula="of:=IF([.A4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4]" office:value-type="string" office:string-value="237485" calcext:value-type="string">
            <text:p>237485</text:p>
          </table:table-cell>
          <table:table-cell office:value-type="float" office:value="202411" calcext:value-type="float">
            <text:p>202411</text:p>
          </table:table-cell>
          <table:table-cell table:formula="of:=IF([.A423]=&quot;&quot;;&quot;&quot;;4)" office:value-type="float" office:value="4" calcext:value-type="float">
            <text:p>4</text:p>
          </table:table-cell>
          <table:table-cell table:formula="of:=IF([.A423]=&quot;&quot;;&quot;&quot;;5174)" office:value-type="float" office:value="5174" calcext:value-type="float">
            <text:p>5174</text:p>
          </table:table-cell>
          <table:table-cell table:formula="of:=[$Total.C424]" office:value-type="string" office:string-value="21699621829" calcext:value-type="string">
            <text:p>21699621829</text:p>
          </table:table-cell>
          <table:table-cell table:formula="of:=[$Total.D424]" office:value-type="float" office:value="79.43" calcext:value-type="float">
            <text:p>79,43</text:p>
          </table:table-cell>
          <table:table-cell table:formula="of:=IF([.A4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5]" office:value-type="string" office:string-value="183687" calcext:value-type="string">
            <text:p>183687</text:p>
          </table:table-cell>
          <table:table-cell office:value-type="float" office:value="202411" calcext:value-type="float">
            <text:p>202411</text:p>
          </table:table-cell>
          <table:table-cell table:formula="of:=IF([.A424]=&quot;&quot;;&quot;&quot;;4)" office:value-type="float" office:value="4" calcext:value-type="float">
            <text:p>4</text:p>
          </table:table-cell>
          <table:table-cell table:formula="of:=IF([.A424]=&quot;&quot;;&quot;&quot;;5174)" office:value-type="float" office:value="5174" calcext:value-type="float">
            <text:p>5174</text:p>
          </table:table-cell>
          <table:table-cell table:formula="of:=[$Total.C425]" office:value-type="string" office:string-value="11526697882" calcext:value-type="string">
            <text:p>11526697882</text:p>
          </table:table-cell>
          <table:table-cell table:formula="of:=[$Total.D425]" office:value-type="float" office:value="79.87" calcext:value-type="float">
            <text:p>79,87</text:p>
          </table:table-cell>
          <table:table-cell table:formula="of:=IF([.A4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6]" office:value-type="string" office:string-value="200700" calcext:value-type="string">
            <text:p>200700</text:p>
          </table:table-cell>
          <table:table-cell office:value-type="float" office:value="202411" calcext:value-type="float">
            <text:p>202411</text:p>
          </table:table-cell>
          <table:table-cell table:formula="of:=IF([.A425]=&quot;&quot;;&quot;&quot;;4)" office:value-type="float" office:value="4" calcext:value-type="float">
            <text:p>4</text:p>
          </table:table-cell>
          <table:table-cell table:formula="of:=IF([.A425]=&quot;&quot;;&quot;&quot;;5174)" office:value-type="float" office:value="5174" calcext:value-type="float">
            <text:p>5174</text:p>
          </table:table-cell>
          <table:table-cell table:formula="of:=[$Total.C426]" office:value-type="string" office:string-value="96637153834" calcext:value-type="string">
            <text:p>96637153834</text:p>
          </table:table-cell>
          <table:table-cell table:formula="of:=[$Total.D426]" office:value-type="float" office:value="80.24" calcext:value-type="float">
            <text:p>80,24</text:p>
          </table:table-cell>
          <table:table-cell table:formula="of:=IF([.A4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7]" office:value-type="string" office:string-value="167978" calcext:value-type="string">
            <text:p>167978</text:p>
          </table:table-cell>
          <table:table-cell office:value-type="float" office:value="202411" calcext:value-type="float">
            <text:p>202411</text:p>
          </table:table-cell>
          <table:table-cell table:formula="of:=IF([.A426]=&quot;&quot;;&quot;&quot;;4)" office:value-type="float" office:value="4" calcext:value-type="float">
            <text:p>4</text:p>
          </table:table-cell>
          <table:table-cell table:formula="of:=IF([.A426]=&quot;&quot;;&quot;&quot;;5174)" office:value-type="float" office:value="5174" calcext:value-type="float">
            <text:p>5174</text:p>
          </table:table-cell>
          <table:table-cell table:formula="of:=[$Total.C427]" office:value-type="string" office:string-value="05271638804" calcext:value-type="string">
            <text:p>05271638804</text:p>
          </table:table-cell>
          <table:table-cell table:formula="of:=[$Total.D427]" office:value-type="float" office:value="80.68" calcext:value-type="float">
            <text:p>80,68</text:p>
          </table:table-cell>
          <table:table-cell table:formula="of:=IF([.A4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8]" office:value-type="string" office:string-value="224740" calcext:value-type="string">
            <text:p>224740</text:p>
          </table:table-cell>
          <table:table-cell office:value-type="float" office:value="202411" calcext:value-type="float">
            <text:p>202411</text:p>
          </table:table-cell>
          <table:table-cell table:formula="of:=IF([.A427]=&quot;&quot;;&quot;&quot;;4)" office:value-type="float" office:value="4" calcext:value-type="float">
            <text:p>4</text:p>
          </table:table-cell>
          <table:table-cell table:formula="of:=IF([.A427]=&quot;&quot;;&quot;&quot;;5174)" office:value-type="float" office:value="5174" calcext:value-type="float">
            <text:p>5174</text:p>
          </table:table-cell>
          <table:table-cell table:formula="of:=[$Total.C428]" office:value-type="string" office:string-value="34914363895" calcext:value-type="string">
            <text:p>34914363895</text:p>
          </table:table-cell>
          <table:table-cell table:formula="of:=[$Total.D428]" office:value-type="float" office:value="80.98" calcext:value-type="float">
            <text:p>80,98</text:p>
          </table:table-cell>
          <table:table-cell table:formula="of:=IF([.A4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29]" office:value-type="string" office:string-value="260452" calcext:value-type="string">
            <text:p>260452</text:p>
          </table:table-cell>
          <table:table-cell office:value-type="float" office:value="202411" calcext:value-type="float">
            <text:p>202411</text:p>
          </table:table-cell>
          <table:table-cell table:formula="of:=IF([.A428]=&quot;&quot;;&quot;&quot;;4)" office:value-type="float" office:value="4" calcext:value-type="float">
            <text:p>4</text:p>
          </table:table-cell>
          <table:table-cell table:formula="of:=IF([.A428]=&quot;&quot;;&quot;&quot;;5174)" office:value-type="float" office:value="5174" calcext:value-type="float">
            <text:p>5174</text:p>
          </table:table-cell>
          <table:table-cell table:formula="of:=[$Total.C429]" office:value-type="string" office:string-value="29437734844" calcext:value-type="string">
            <text:p>29437734844</text:p>
          </table:table-cell>
          <table:table-cell table:formula="of:=[$Total.D429]" office:value-type="float" office:value="81.12" calcext:value-type="float">
            <text:p>81,12</text:p>
          </table:table-cell>
          <table:table-cell table:formula="of:=IF([.A4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0]" office:value-type="string" office:string-value="187261" calcext:value-type="string">
            <text:p>187261</text:p>
          </table:table-cell>
          <table:table-cell office:value-type="float" office:value="202411" calcext:value-type="float">
            <text:p>202411</text:p>
          </table:table-cell>
          <table:table-cell table:formula="of:=IF([.A429]=&quot;&quot;;&quot;&quot;;4)" office:value-type="float" office:value="4" calcext:value-type="float">
            <text:p>4</text:p>
          </table:table-cell>
          <table:table-cell table:formula="of:=IF([.A429]=&quot;&quot;;&quot;&quot;;5174)" office:value-type="float" office:value="5174" calcext:value-type="float">
            <text:p>5174</text:p>
          </table:table-cell>
          <table:table-cell table:formula="of:=[$Total.C430]" office:value-type="string" office:string-value="07869866890" calcext:value-type="string">
            <text:p>07869866890</text:p>
          </table:table-cell>
          <table:table-cell table:formula="of:=[$Total.D430]" office:value-type="float" office:value="81.34" calcext:value-type="float">
            <text:p>81,34</text:p>
          </table:table-cell>
          <table:table-cell table:formula="of:=IF([.A4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1]" office:value-type="string" office:string-value="232220" calcext:value-type="string">
            <text:p>232220</text:p>
          </table:table-cell>
          <table:table-cell office:value-type="float" office:value="202411" calcext:value-type="float">
            <text:p>202411</text:p>
          </table:table-cell>
          <table:table-cell table:formula="of:=IF([.A430]=&quot;&quot;;&quot;&quot;;4)" office:value-type="float" office:value="4" calcext:value-type="float">
            <text:p>4</text:p>
          </table:table-cell>
          <table:table-cell table:formula="of:=IF([.A430]=&quot;&quot;;&quot;&quot;;5174)" office:value-type="float" office:value="5174" calcext:value-type="float">
            <text:p>5174</text:p>
          </table:table-cell>
          <table:table-cell table:formula="of:=[$Total.C431]" office:value-type="string" office:string-value="36677405818" calcext:value-type="string">
            <text:p>36677405818</text:p>
          </table:table-cell>
          <table:table-cell table:formula="of:=[$Total.D431]" office:value-type="float" office:value="81.34" calcext:value-type="float">
            <text:p>81,34</text:p>
          </table:table-cell>
          <table:table-cell table:formula="of:=IF([.A4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2]" office:value-type="string" office:string-value="237876" calcext:value-type="string">
            <text:p>237876</text:p>
          </table:table-cell>
          <table:table-cell office:value-type="float" office:value="202411" calcext:value-type="float">
            <text:p>202411</text:p>
          </table:table-cell>
          <table:table-cell table:formula="of:=IF([.A431]=&quot;&quot;;&quot;&quot;;4)" office:value-type="float" office:value="4" calcext:value-type="float">
            <text:p>4</text:p>
          </table:table-cell>
          <table:table-cell table:formula="of:=IF([.A431]=&quot;&quot;;&quot;&quot;;5174)" office:value-type="float" office:value="5174" calcext:value-type="float">
            <text:p>5174</text:p>
          </table:table-cell>
          <table:table-cell table:formula="of:=[$Total.C432]" office:value-type="string" office:string-value="06628476600" calcext:value-type="string">
            <text:p>06628476600</text:p>
          </table:table-cell>
          <table:table-cell table:formula="of:=[$Total.D432]" office:value-type="float" office:value="82" calcext:value-type="float">
            <text:p>82</text:p>
          </table:table-cell>
          <table:table-cell table:formula="of:=IF([.A4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3]" office:value-type="string" office:string-value="286656" calcext:value-type="string">
            <text:p>286656</text:p>
          </table:table-cell>
          <table:table-cell office:value-type="float" office:value="202411" calcext:value-type="float">
            <text:p>202411</text:p>
          </table:table-cell>
          <table:table-cell table:formula="of:=IF([.A432]=&quot;&quot;;&quot;&quot;;4)" office:value-type="float" office:value="4" calcext:value-type="float">
            <text:p>4</text:p>
          </table:table-cell>
          <table:table-cell table:formula="of:=IF([.A432]=&quot;&quot;;&quot;&quot;;5174)" office:value-type="float" office:value="5174" calcext:value-type="float">
            <text:p>5174</text:p>
          </table:table-cell>
          <table:table-cell table:formula="of:=[$Total.C433]" office:value-type="string" office:string-value="19159988835" calcext:value-type="string">
            <text:p>19159988835</text:p>
          </table:table-cell>
          <table:table-cell table:formula="of:=[$Total.D433]" office:value-type="float" office:value="82.09" calcext:value-type="float">
            <text:p>82,09</text:p>
          </table:table-cell>
          <table:table-cell table:formula="of:=IF([.A4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4]" office:value-type="string" office:string-value="187652" calcext:value-type="string">
            <text:p>187652</text:p>
          </table:table-cell>
          <table:table-cell office:value-type="float" office:value="202411" calcext:value-type="float">
            <text:p>202411</text:p>
          </table:table-cell>
          <table:table-cell table:formula="of:=IF([.A433]=&quot;&quot;;&quot;&quot;;4)" office:value-type="float" office:value="4" calcext:value-type="float">
            <text:p>4</text:p>
          </table:table-cell>
          <table:table-cell table:formula="of:=IF([.A433]=&quot;&quot;;&quot;&quot;;5174)" office:value-type="float" office:value="5174" calcext:value-type="float">
            <text:p>5174</text:p>
          </table:table-cell>
          <table:table-cell table:formula="of:=[$Total.C434]" office:value-type="string" office:string-value="06464002821" calcext:value-type="string">
            <text:p>06464002821</text:p>
          </table:table-cell>
          <table:table-cell table:formula="of:=[$Total.D434]" office:value-type="float" office:value="82.36" calcext:value-type="float">
            <text:p>82,36</text:p>
          </table:table-cell>
          <table:table-cell table:formula="of:=IF([.A4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5]" office:value-type="string" office:string-value="127113" calcext:value-type="string">
            <text:p>127113</text:p>
          </table:table-cell>
          <table:table-cell office:value-type="float" office:value="202411" calcext:value-type="float">
            <text:p>202411</text:p>
          </table:table-cell>
          <table:table-cell table:formula="of:=IF([.A434]=&quot;&quot;;&quot;&quot;;4)" office:value-type="float" office:value="4" calcext:value-type="float">
            <text:p>4</text:p>
          </table:table-cell>
          <table:table-cell table:formula="of:=IF([.A434]=&quot;&quot;;&quot;&quot;;5174)" office:value-type="float" office:value="5174" calcext:value-type="float">
            <text:p>5174</text:p>
          </table:table-cell>
          <table:table-cell table:formula="of:=[$Total.C435]" office:value-type="string" office:string-value="11816371807" calcext:value-type="string">
            <text:p>11816371807</text:p>
          </table:table-cell>
          <table:table-cell table:formula="of:=[$Total.D435]" office:value-type="float" office:value="83.1" calcext:value-type="float">
            <text:p>83,1</text:p>
          </table:table-cell>
          <table:table-cell table:formula="of:=IF([.A4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6]" office:value-type="string" office:string-value="227463" calcext:value-type="string">
            <text:p>227463</text:p>
          </table:table-cell>
          <table:table-cell office:value-type="float" office:value="202411" calcext:value-type="float">
            <text:p>202411</text:p>
          </table:table-cell>
          <table:table-cell table:formula="of:=IF([.A435]=&quot;&quot;;&quot;&quot;;4)" office:value-type="float" office:value="4" calcext:value-type="float">
            <text:p>4</text:p>
          </table:table-cell>
          <table:table-cell table:formula="of:=IF([.A435]=&quot;&quot;;&quot;&quot;;5174)" office:value-type="float" office:value="5174" calcext:value-type="float">
            <text:p>5174</text:p>
          </table:table-cell>
          <table:table-cell table:formula="of:=[$Total.C436]" office:value-type="string" office:string-value="28238248809" calcext:value-type="string">
            <text:p>28238248809</text:p>
          </table:table-cell>
          <table:table-cell table:formula="of:=[$Total.D436]" office:value-type="float" office:value="83.1" calcext:value-type="float">
            <text:p>83,1</text:p>
          </table:table-cell>
          <table:table-cell table:formula="of:=IF([.A4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7]" office:value-type="string" office:string-value="218790" calcext:value-type="string">
            <text:p>218790</text:p>
          </table:table-cell>
          <table:table-cell office:value-type="float" office:value="202411" calcext:value-type="float">
            <text:p>202411</text:p>
          </table:table-cell>
          <table:table-cell table:formula="of:=IF([.A436]=&quot;&quot;;&quot;&quot;;4)" office:value-type="float" office:value="4" calcext:value-type="float">
            <text:p>4</text:p>
          </table:table-cell>
          <table:table-cell table:formula="of:=IF([.A436]=&quot;&quot;;&quot;&quot;;5174)" office:value-type="float" office:value="5174" calcext:value-type="float">
            <text:p>5174</text:p>
          </table:table-cell>
          <table:table-cell table:formula="of:=[$Total.C437]" office:value-type="string" office:string-value="39463134859" calcext:value-type="string">
            <text:p>39463134859</text:p>
          </table:table-cell>
          <table:table-cell table:formula="of:=[$Total.D437]" office:value-type="float" office:value="83.46" calcext:value-type="float">
            <text:p>83,46</text:p>
          </table:table-cell>
          <table:table-cell table:formula="of:=IF([.A4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8]" office:value-type="string" office:string-value="268640" calcext:value-type="string">
            <text:p>268640</text:p>
          </table:table-cell>
          <table:table-cell office:value-type="float" office:value="202411" calcext:value-type="float">
            <text:p>202411</text:p>
          </table:table-cell>
          <table:table-cell table:formula="of:=IF([.A437]=&quot;&quot;;&quot;&quot;;4)" office:value-type="float" office:value="4" calcext:value-type="float">
            <text:p>4</text:p>
          </table:table-cell>
          <table:table-cell table:formula="of:=IF([.A437]=&quot;&quot;;&quot;&quot;;5174)" office:value-type="float" office:value="5174" calcext:value-type="float">
            <text:p>5174</text:p>
          </table:table-cell>
          <table:table-cell table:formula="of:=[$Total.C438]" office:value-type="string" office:string-value="33414252848" calcext:value-type="string">
            <text:p>33414252848</text:p>
          </table:table-cell>
          <table:table-cell table:formula="of:=[$Total.D438]" office:value-type="float" office:value="84.31" calcext:value-type="float">
            <text:p>84,31</text:p>
          </table:table-cell>
          <table:table-cell table:formula="of:=IF([.A4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39]" office:value-type="string" office:string-value="184149" calcext:value-type="string">
            <text:p>184149</text:p>
          </table:table-cell>
          <table:table-cell office:value-type="float" office:value="202411" calcext:value-type="float">
            <text:p>202411</text:p>
          </table:table-cell>
          <table:table-cell table:formula="of:=IF([.A438]=&quot;&quot;;&quot;&quot;;4)" office:value-type="float" office:value="4" calcext:value-type="float">
            <text:p>4</text:p>
          </table:table-cell>
          <table:table-cell table:formula="of:=IF([.A438]=&quot;&quot;;&quot;&quot;;5174)" office:value-type="float" office:value="5174" calcext:value-type="float">
            <text:p>5174</text:p>
          </table:table-cell>
          <table:table-cell table:formula="of:=[$Total.C439]" office:value-type="string" office:string-value="26356814810" calcext:value-type="string">
            <text:p>26356814810</text:p>
          </table:table-cell>
          <table:table-cell table:formula="of:=[$Total.D439]" office:value-type="float" office:value="84.45" calcext:value-type="float">
            <text:p>84,45</text:p>
          </table:table-cell>
          <table:table-cell table:formula="of:=IF([.A4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0]" office:value-type="string" office:string-value="141084" calcext:value-type="string">
            <text:p>141084</text:p>
          </table:table-cell>
          <table:table-cell office:value-type="float" office:value="202411" calcext:value-type="float">
            <text:p>202411</text:p>
          </table:table-cell>
          <table:table-cell table:formula="of:=IF([.A439]=&quot;&quot;;&quot;&quot;;4)" office:value-type="float" office:value="4" calcext:value-type="float">
            <text:p>4</text:p>
          </table:table-cell>
          <table:table-cell table:formula="of:=IF([.A439]=&quot;&quot;;&quot;&quot;;5174)" office:value-type="float" office:value="5174" calcext:value-type="float">
            <text:p>5174</text:p>
          </table:table-cell>
          <table:table-cell table:formula="of:=[$Total.C440]" office:value-type="string" office:string-value="27804575890" calcext:value-type="string">
            <text:p>27804575890</text:p>
          </table:table-cell>
          <table:table-cell table:formula="of:=[$Total.D440]" office:value-type="float" office:value="85.62" calcext:value-type="float">
            <text:p>85,62</text:p>
          </table:table-cell>
          <table:table-cell table:formula="of:=IF([.A4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1]" office:value-type="string" office:string-value="288020" calcext:value-type="string">
            <text:p>288020</text:p>
          </table:table-cell>
          <table:table-cell office:value-type="float" office:value="202411" calcext:value-type="float">
            <text:p>202411</text:p>
          </table:table-cell>
          <table:table-cell table:formula="of:=IF([.A440]=&quot;&quot;;&quot;&quot;;4)" office:value-type="float" office:value="4" calcext:value-type="float">
            <text:p>4</text:p>
          </table:table-cell>
          <table:table-cell table:formula="of:=IF([.A440]=&quot;&quot;;&quot;&quot;;5174)" office:value-type="float" office:value="5174" calcext:value-type="float">
            <text:p>5174</text:p>
          </table:table-cell>
          <table:table-cell table:formula="of:=[$Total.C441]" office:value-type="string" office:string-value="17165975870" calcext:value-type="string">
            <text:p>17165975870</text:p>
          </table:table-cell>
          <table:table-cell table:formula="of:=[$Total.D441]" office:value-type="float" office:value="85.62" calcext:value-type="float">
            <text:p>85,62</text:p>
          </table:table-cell>
          <table:table-cell table:formula="of:=IF([.A4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2]" office:value-type="string" office:string-value="184108" calcext:value-type="string">
            <text:p>184108</text:p>
          </table:table-cell>
          <table:table-cell office:value-type="float" office:value="202411" calcext:value-type="float">
            <text:p>202411</text:p>
          </table:table-cell>
          <table:table-cell table:formula="of:=IF([.A441]=&quot;&quot;;&quot;&quot;;4)" office:value-type="float" office:value="4" calcext:value-type="float">
            <text:p>4</text:p>
          </table:table-cell>
          <table:table-cell table:formula="of:=IF([.A441]=&quot;&quot;;&quot;&quot;;5174)" office:value-type="float" office:value="5174" calcext:value-type="float">
            <text:p>5174</text:p>
          </table:table-cell>
          <table:table-cell table:formula="of:=[$Total.C442]" office:value-type="string" office:string-value="22331639825" calcext:value-type="string">
            <text:p>22331639825</text:p>
          </table:table-cell>
          <table:table-cell table:formula="of:=[$Total.D442]" office:value-type="float" office:value="85.76" calcext:value-type="float">
            <text:p>85,76</text:p>
          </table:table-cell>
          <table:table-cell table:formula="of:=IF([.A4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3]" office:value-type="string" office:string-value="150429" calcext:value-type="string">
            <text:p>150429</text:p>
          </table:table-cell>
          <table:table-cell office:value-type="float" office:value="202411" calcext:value-type="float">
            <text:p>202411</text:p>
          </table:table-cell>
          <table:table-cell table:formula="of:=IF([.A442]=&quot;&quot;;&quot;&quot;;4)" office:value-type="float" office:value="4" calcext:value-type="float">
            <text:p>4</text:p>
          </table:table-cell>
          <table:table-cell table:formula="of:=IF([.A442]=&quot;&quot;;&quot;&quot;;5174)" office:value-type="float" office:value="5174" calcext:value-type="float">
            <text:p>5174</text:p>
          </table:table-cell>
          <table:table-cell table:formula="of:=[$Total.C443]" office:value-type="string" office:string-value="19040517827" calcext:value-type="string">
            <text:p>19040517827</text:p>
          </table:table-cell>
          <table:table-cell table:formula="of:=[$Total.D443]" office:value-type="float" office:value="86.03" calcext:value-type="float">
            <text:p>86,03</text:p>
          </table:table-cell>
          <table:table-cell table:formula="of:=IF([.A4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4]" office:value-type="string" office:string-value="220280" calcext:value-type="string">
            <text:p>220280</text:p>
          </table:table-cell>
          <table:table-cell office:value-type="float" office:value="202411" calcext:value-type="float">
            <text:p>202411</text:p>
          </table:table-cell>
          <table:table-cell table:formula="of:=IF([.A443]=&quot;&quot;;&quot;&quot;;4)" office:value-type="float" office:value="4" calcext:value-type="float">
            <text:p>4</text:p>
          </table:table-cell>
          <table:table-cell table:formula="of:=IF([.A443]=&quot;&quot;;&quot;&quot;;5174)" office:value-type="float" office:value="5174" calcext:value-type="float">
            <text:p>5174</text:p>
          </table:table-cell>
          <table:table-cell table:formula="of:=[$Total.C444]" office:value-type="string" office:string-value="11460530888" calcext:value-type="string">
            <text:p>11460530888</text:p>
          </table:table-cell>
          <table:table-cell table:formula="of:=[$Total.D444]" office:value-type="float" office:value="86.64" calcext:value-type="float">
            <text:p>86,64</text:p>
          </table:table-cell>
          <table:table-cell table:formula="of:=IF([.A4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5]" office:value-type="string" office:string-value="173929" calcext:value-type="string">
            <text:p>173929</text:p>
          </table:table-cell>
          <table:table-cell office:value-type="float" office:value="202411" calcext:value-type="float">
            <text:p>202411</text:p>
          </table:table-cell>
          <table:table-cell table:formula="of:=IF([.A444]=&quot;&quot;;&quot;&quot;;4)" office:value-type="float" office:value="4" calcext:value-type="float">
            <text:p>4</text:p>
          </table:table-cell>
          <table:table-cell table:formula="of:=IF([.A444]=&quot;&quot;;&quot;&quot;;5174)" office:value-type="float" office:value="5174" calcext:value-type="float">
            <text:p>5174</text:p>
          </table:table-cell>
          <table:table-cell table:formula="of:=[$Total.C445]" office:value-type="string" office:string-value="22167860803" calcext:value-type="string">
            <text:p>22167860803</text:p>
          </table:table-cell>
          <table:table-cell table:formula="of:=[$Total.D445]" office:value-type="float" office:value="87.29" calcext:value-type="float">
            <text:p>87,29</text:p>
          </table:table-cell>
          <table:table-cell table:formula="of:=IF([.A4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6]" office:value-type="string" office:string-value="220027" calcext:value-type="string">
            <text:p>220027</text:p>
          </table:table-cell>
          <table:table-cell office:value-type="float" office:value="202411" calcext:value-type="float">
            <text:p>202411</text:p>
          </table:table-cell>
          <table:table-cell table:formula="of:=IF([.A445]=&quot;&quot;;&quot;&quot;;4)" office:value-type="float" office:value="4" calcext:value-type="float">
            <text:p>4</text:p>
          </table:table-cell>
          <table:table-cell table:formula="of:=IF([.A445]=&quot;&quot;;&quot;&quot;;5174)" office:value-type="float" office:value="5174" calcext:value-type="float">
            <text:p>5174</text:p>
          </table:table-cell>
          <table:table-cell table:formula="of:=[$Total.C446]" office:value-type="string" office:string-value="22356955828" calcext:value-type="string">
            <text:p>22356955828</text:p>
          </table:table-cell>
          <table:table-cell table:formula="of:=[$Total.D446]" office:value-type="float" office:value="88.07" calcext:value-type="float">
            <text:p>88,07</text:p>
          </table:table-cell>
          <table:table-cell table:formula="of:=IF([.A4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7]" office:value-type="string" office:string-value="157096" calcext:value-type="string">
            <text:p>157096</text:p>
          </table:table-cell>
          <table:table-cell office:value-type="float" office:value="202411" calcext:value-type="float">
            <text:p>202411</text:p>
          </table:table-cell>
          <table:table-cell table:formula="of:=IF([.A446]=&quot;&quot;;&quot;&quot;;4)" office:value-type="float" office:value="4" calcext:value-type="float">
            <text:p>4</text:p>
          </table:table-cell>
          <table:table-cell table:formula="of:=IF([.A446]=&quot;&quot;;&quot;&quot;;5174)" office:value-type="float" office:value="5174" calcext:value-type="float">
            <text:p>5174</text:p>
          </table:table-cell>
          <table:table-cell table:formula="of:=[$Total.C447]" office:value-type="string" office:string-value="17161054800" calcext:value-type="string">
            <text:p>17161054800</text:p>
          </table:table-cell>
          <table:table-cell table:formula="of:=[$Total.D447]" office:value-type="float" office:value="88.37" calcext:value-type="float">
            <text:p>88,37</text:p>
          </table:table-cell>
          <table:table-cell table:formula="of:=IF([.A4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8]" office:value-type="string" office:string-value="242365" calcext:value-type="string">
            <text:p>242365</text:p>
          </table:table-cell>
          <table:table-cell office:value-type="float" office:value="202411" calcext:value-type="float">
            <text:p>202411</text:p>
          </table:table-cell>
          <table:table-cell table:formula="of:=IF([.A447]=&quot;&quot;;&quot;&quot;;4)" office:value-type="float" office:value="4" calcext:value-type="float">
            <text:p>4</text:p>
          </table:table-cell>
          <table:table-cell table:formula="of:=IF([.A447]=&quot;&quot;;&quot;&quot;;5174)" office:value-type="float" office:value="5174" calcext:value-type="float">
            <text:p>5174</text:p>
          </table:table-cell>
          <table:table-cell table:formula="of:=[$Total.C448]" office:value-type="string" office:string-value="22161494899" calcext:value-type="string">
            <text:p>22161494899</text:p>
          </table:table-cell>
          <table:table-cell table:formula="of:=[$Total.D448]" office:value-type="float" office:value="88.5" calcext:value-type="float">
            <text:p>88,5</text:p>
          </table:table-cell>
          <table:table-cell table:formula="of:=IF([.A4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49]" office:value-type="string" office:string-value="153101" calcext:value-type="string">
            <text:p>153101</text:p>
          </table:table-cell>
          <table:table-cell office:value-type="float" office:value="202411" calcext:value-type="float">
            <text:p>202411</text:p>
          </table:table-cell>
          <table:table-cell table:formula="of:=IF([.A448]=&quot;&quot;;&quot;&quot;;4)" office:value-type="float" office:value="4" calcext:value-type="float">
            <text:p>4</text:p>
          </table:table-cell>
          <table:table-cell table:formula="of:=IF([.A448]=&quot;&quot;;&quot;&quot;;5174)" office:value-type="float" office:value="5174" calcext:value-type="float">
            <text:p>5174</text:p>
          </table:table-cell>
          <table:table-cell table:formula="of:=[$Total.C449]" office:value-type="string" office:string-value="18349648813" calcext:value-type="string">
            <text:p>18349648813</text:p>
          </table:table-cell>
          <table:table-cell table:formula="of:=[$Total.D449]" office:value-type="float" office:value="89.65" calcext:value-type="float">
            <text:p>89,65</text:p>
          </table:table-cell>
          <table:table-cell table:formula="of:=IF([.A4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0]" office:value-type="string" office:string-value="281514" calcext:value-type="string">
            <text:p>281514</text:p>
          </table:table-cell>
          <table:table-cell office:value-type="float" office:value="202411" calcext:value-type="float">
            <text:p>202411</text:p>
          </table:table-cell>
          <table:table-cell table:formula="of:=IF([.A449]=&quot;&quot;;&quot;&quot;;4)" office:value-type="float" office:value="4" calcext:value-type="float">
            <text:p>4</text:p>
          </table:table-cell>
          <table:table-cell table:formula="of:=IF([.A449]=&quot;&quot;;&quot;&quot;;5174)" office:value-type="float" office:value="5174" calcext:value-type="float">
            <text:p>5174</text:p>
          </table:table-cell>
          <table:table-cell table:formula="of:=[$Total.C450]" office:value-type="string" office:string-value="28234644840" calcext:value-type="string">
            <text:p>28234644840</text:p>
          </table:table-cell>
          <table:table-cell table:formula="of:=[$Total.D450]" office:value-type="float" office:value="89.83" calcext:value-type="float">
            <text:p>89,83</text:p>
          </table:table-cell>
          <table:table-cell table:formula="of:=IF([.A4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1]" office:value-type="string" office:string-value="139143" calcext:value-type="string">
            <text:p>139143</text:p>
          </table:table-cell>
          <table:table-cell office:value-type="float" office:value="202411" calcext:value-type="float">
            <text:p>202411</text:p>
          </table:table-cell>
          <table:table-cell table:formula="of:=IF([.A450]=&quot;&quot;;&quot;&quot;;4)" office:value-type="float" office:value="4" calcext:value-type="float">
            <text:p>4</text:p>
          </table:table-cell>
          <table:table-cell table:formula="of:=IF([.A450]=&quot;&quot;;&quot;&quot;;5174)" office:value-type="float" office:value="5174" calcext:value-type="float">
            <text:p>5174</text:p>
          </table:table-cell>
          <table:table-cell table:formula="of:=[$Total.C451]" office:value-type="string" office:string-value="11543811884" calcext:value-type="string">
            <text:p>11543811884</text:p>
          </table:table-cell>
          <table:table-cell table:formula="of:=[$Total.D451]" office:value-type="float" office:value="90.05" calcext:value-type="float">
            <text:p>90,05</text:p>
          </table:table-cell>
          <table:table-cell table:formula="of:=IF([.A4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2]" office:value-type="string" office:string-value="202118" calcext:value-type="string">
            <text:p>202118</text:p>
          </table:table-cell>
          <table:table-cell office:value-type="float" office:value="202411" calcext:value-type="float">
            <text:p>202411</text:p>
          </table:table-cell>
          <table:table-cell table:formula="of:=IF([.A451]=&quot;&quot;;&quot;&quot;;4)" office:value-type="float" office:value="4" calcext:value-type="float">
            <text:p>4</text:p>
          </table:table-cell>
          <table:table-cell table:formula="of:=IF([.A451]=&quot;&quot;;&quot;&quot;;5174)" office:value-type="float" office:value="5174" calcext:value-type="float">
            <text:p>5174</text:p>
          </table:table-cell>
          <table:table-cell table:formula="of:=[$Total.C452]" office:value-type="string" office:string-value="26494675840" calcext:value-type="string">
            <text:p>26494675840</text:p>
          </table:table-cell>
          <table:table-cell table:formula="of:=[$Total.D452]" office:value-type="float" office:value="90.87" calcext:value-type="float">
            <text:p>90,87</text:p>
          </table:table-cell>
          <table:table-cell table:formula="of:=IF([.A4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3]" office:value-type="string" office:string-value="159319" calcext:value-type="string">
            <text:p>159319</text:p>
          </table:table-cell>
          <table:table-cell office:value-type="float" office:value="202411" calcext:value-type="float">
            <text:p>202411</text:p>
          </table:table-cell>
          <table:table-cell table:formula="of:=IF([.A452]=&quot;&quot;;&quot;&quot;;4)" office:value-type="float" office:value="4" calcext:value-type="float">
            <text:p>4</text:p>
          </table:table-cell>
          <table:table-cell table:formula="of:=IF([.A452]=&quot;&quot;;&quot;&quot;;5174)" office:value-type="float" office:value="5174" calcext:value-type="float">
            <text:p>5174</text:p>
          </table:table-cell>
          <table:table-cell table:formula="of:=[$Total.C453]" office:value-type="string" office:string-value="29518277842" calcext:value-type="string">
            <text:p>29518277842</text:p>
          </table:table-cell>
          <table:table-cell table:formula="of:=[$Total.D453]" office:value-type="float" office:value="91.92" calcext:value-type="float">
            <text:p>91,92</text:p>
          </table:table-cell>
          <table:table-cell table:formula="of:=IF([.A4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4]" office:value-type="string" office:string-value="204897" calcext:value-type="string">
            <text:p>204897</text:p>
          </table:table-cell>
          <table:table-cell office:value-type="float" office:value="202411" calcext:value-type="float">
            <text:p>202411</text:p>
          </table:table-cell>
          <table:table-cell table:formula="of:=IF([.A453]=&quot;&quot;;&quot;&quot;;4)" office:value-type="float" office:value="4" calcext:value-type="float">
            <text:p>4</text:p>
          </table:table-cell>
          <table:table-cell table:formula="of:=IF([.A453]=&quot;&quot;;&quot;&quot;;5174)" office:value-type="float" office:value="5174" calcext:value-type="float">
            <text:p>5174</text:p>
          </table:table-cell>
          <table:table-cell table:formula="of:=[$Total.C454]" office:value-type="string" office:string-value="22663330892" calcext:value-type="string">
            <text:p>22663330892</text:p>
          </table:table-cell>
          <table:table-cell table:formula="of:=[$Total.D454]" office:value-type="float" office:value="92.62" calcext:value-type="float">
            <text:p>92,62</text:p>
          </table:table-cell>
          <table:table-cell table:formula="of:=IF([.A4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5]" office:value-type="string" office:string-value="265586" calcext:value-type="string">
            <text:p>265586</text:p>
          </table:table-cell>
          <table:table-cell office:value-type="float" office:value="202411" calcext:value-type="float">
            <text:p>202411</text:p>
          </table:table-cell>
          <table:table-cell table:formula="of:=IF([.A454]=&quot;&quot;;&quot;&quot;;4)" office:value-type="float" office:value="4" calcext:value-type="float">
            <text:p>4</text:p>
          </table:table-cell>
          <table:table-cell table:formula="of:=IF([.A454]=&quot;&quot;;&quot;&quot;;5174)" office:value-type="float" office:value="5174" calcext:value-type="float">
            <text:p>5174</text:p>
          </table:table-cell>
          <table:table-cell table:formula="of:=[$Total.C455]" office:value-type="string" office:string-value="19162037870" calcext:value-type="string">
            <text:p>19162037870</text:p>
          </table:table-cell>
          <table:table-cell table:formula="of:=[$Total.D455]" office:value-type="float" office:value="92.7" calcext:value-type="float">
            <text:p>92,7</text:p>
          </table:table-cell>
          <table:table-cell table:formula="of:=IF([.A4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6]" office:value-type="string" office:string-value="142699" calcext:value-type="string">
            <text:p>142699</text:p>
          </table:table-cell>
          <table:table-cell office:value-type="float" office:value="202411" calcext:value-type="float">
            <text:p>202411</text:p>
          </table:table-cell>
          <table:table-cell table:formula="of:=IF([.A455]=&quot;&quot;;&quot;&quot;;4)" office:value-type="float" office:value="4" calcext:value-type="float">
            <text:p>4</text:p>
          </table:table-cell>
          <table:table-cell table:formula="of:=IF([.A455]=&quot;&quot;;&quot;&quot;;5174)" office:value-type="float" office:value="5174" calcext:value-type="float">
            <text:p>5174</text:p>
          </table:table-cell>
          <table:table-cell table:formula="of:=[$Total.C456]" office:value-type="string" office:string-value="43293417434" calcext:value-type="string">
            <text:p>43293417434</text:p>
          </table:table-cell>
          <table:table-cell table:formula="of:=[$Total.D456]" office:value-type="float" office:value="94.37" calcext:value-type="float">
            <text:p>94,37</text:p>
          </table:table-cell>
          <table:table-cell table:formula="of:=IF([.A4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7]" office:value-type="string" office:string-value="250112" calcext:value-type="string">
            <text:p>250112</text:p>
          </table:table-cell>
          <table:table-cell office:value-type="float" office:value="202411" calcext:value-type="float">
            <text:p>202411</text:p>
          </table:table-cell>
          <table:table-cell table:formula="of:=IF([.A456]=&quot;&quot;;&quot;&quot;;4)" office:value-type="float" office:value="4" calcext:value-type="float">
            <text:p>4</text:p>
          </table:table-cell>
          <table:table-cell table:formula="of:=IF([.A456]=&quot;&quot;;&quot;&quot;;5174)" office:value-type="float" office:value="5174" calcext:value-type="float">
            <text:p>5174</text:p>
          </table:table-cell>
          <table:table-cell table:formula="of:=[$Total.C457]" office:value-type="string" office:string-value="43279557879" calcext:value-type="string">
            <text:p>43279557879</text:p>
          </table:table-cell>
          <table:table-cell table:formula="of:=[$Total.D457]" office:value-type="float" office:value="94.54" calcext:value-type="float">
            <text:p>94,54</text:p>
          </table:table-cell>
          <table:table-cell table:formula="of:=IF([.A4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8]" office:value-type="string" office:string-value="164499" calcext:value-type="string">
            <text:p>164499</text:p>
          </table:table-cell>
          <table:table-cell office:value-type="float" office:value="202411" calcext:value-type="float">
            <text:p>202411</text:p>
          </table:table-cell>
          <table:table-cell table:formula="of:=IF([.A457]=&quot;&quot;;&quot;&quot;;4)" office:value-type="float" office:value="4" calcext:value-type="float">
            <text:p>4</text:p>
          </table:table-cell>
          <table:table-cell table:formula="of:=IF([.A457]=&quot;&quot;;&quot;&quot;;5174)" office:value-type="float" office:value="5174" calcext:value-type="float">
            <text:p>5174</text:p>
          </table:table-cell>
          <table:table-cell table:formula="of:=[$Total.C458]" office:value-type="string" office:string-value="96829362849" calcext:value-type="string">
            <text:p>96829362849</text:p>
          </table:table-cell>
          <table:table-cell table:formula="of:=[$Total.D458]" office:value-type="float" office:value="94.62" calcext:value-type="float">
            <text:p>94,62</text:p>
          </table:table-cell>
          <table:table-cell table:formula="of:=IF([.A4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59]" office:value-type="string" office:string-value="151099" calcext:value-type="string">
            <text:p>151099</text:p>
          </table:table-cell>
          <table:table-cell office:value-type="float" office:value="202411" calcext:value-type="float">
            <text:p>202411</text:p>
          </table:table-cell>
          <table:table-cell table:formula="of:=IF([.A458]=&quot;&quot;;&quot;&quot;;4)" office:value-type="float" office:value="4" calcext:value-type="float">
            <text:p>4</text:p>
          </table:table-cell>
          <table:table-cell table:formula="of:=IF([.A458]=&quot;&quot;;&quot;&quot;;5174)" office:value-type="float" office:value="5174" calcext:value-type="float">
            <text:p>5174</text:p>
          </table:table-cell>
          <table:table-cell table:formula="of:=[$Total.C459]" office:value-type="string" office:string-value="15481017881" calcext:value-type="string">
            <text:p>15481017881</text:p>
          </table:table-cell>
          <table:table-cell table:formula="of:=[$Total.D459]" office:value-type="float" office:value="94.96" calcext:value-type="float">
            <text:p>94,96</text:p>
          </table:table-cell>
          <table:table-cell table:formula="of:=IF([.A4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0]" office:value-type="string" office:string-value="194876" calcext:value-type="string">
            <text:p>194876</text:p>
          </table:table-cell>
          <table:table-cell office:value-type="float" office:value="202411" calcext:value-type="float">
            <text:p>202411</text:p>
          </table:table-cell>
          <table:table-cell table:formula="of:=IF([.A459]=&quot;&quot;;&quot;&quot;;4)" office:value-type="float" office:value="4" calcext:value-type="float">
            <text:p>4</text:p>
          </table:table-cell>
          <table:table-cell table:formula="of:=IF([.A459]=&quot;&quot;;&quot;&quot;;5174)" office:value-type="float" office:value="5174" calcext:value-type="float">
            <text:p>5174</text:p>
          </table:table-cell>
          <table:table-cell table:formula="of:=[$Total.C460]" office:value-type="string" office:string-value="26322674803" calcext:value-type="string">
            <text:p>26322674803</text:p>
          </table:table-cell>
          <table:table-cell table:formula="of:=[$Total.D460]" office:value-type="float" office:value="95.58" calcext:value-type="float">
            <text:p>95,58</text:p>
          </table:table-cell>
          <table:table-cell table:formula="of:=IF([.A4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1]" office:value-type="string" office:string-value="160138" calcext:value-type="string">
            <text:p>160138</text:p>
          </table:table-cell>
          <table:table-cell office:value-type="float" office:value="202411" calcext:value-type="float">
            <text:p>202411</text:p>
          </table:table-cell>
          <table:table-cell table:formula="of:=IF([.A460]=&quot;&quot;;&quot;&quot;;4)" office:value-type="float" office:value="4" calcext:value-type="float">
            <text:p>4</text:p>
          </table:table-cell>
          <table:table-cell table:formula="of:=IF([.A460]=&quot;&quot;;&quot;&quot;;5174)" office:value-type="float" office:value="5174" calcext:value-type="float">
            <text:p>5174</text:p>
          </table:table-cell>
          <table:table-cell table:formula="of:=[$Total.C461]" office:value-type="string" office:string-value="28179488829" calcext:value-type="string">
            <text:p>28179488829</text:p>
          </table:table-cell>
          <table:table-cell table:formula="of:=[$Total.D461]" office:value-type="float" office:value="95.65" calcext:value-type="float">
            <text:p>95,65</text:p>
          </table:table-cell>
          <table:table-cell table:formula="of:=IF([.A4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2]" office:value-type="string" office:string-value="189619" calcext:value-type="string">
            <text:p>189619</text:p>
          </table:table-cell>
          <table:table-cell office:value-type="float" office:value="202411" calcext:value-type="float">
            <text:p>202411</text:p>
          </table:table-cell>
          <table:table-cell table:formula="of:=IF([.A461]=&quot;&quot;;&quot;&quot;;4)" office:value-type="float" office:value="4" calcext:value-type="float">
            <text:p>4</text:p>
          </table:table-cell>
          <table:table-cell table:formula="of:=IF([.A461]=&quot;&quot;;&quot;&quot;;5174)" office:value-type="float" office:value="5174" calcext:value-type="float">
            <text:p>5174</text:p>
          </table:table-cell>
          <table:table-cell table:formula="of:=[$Total.C462]" office:value-type="string" office:string-value="28653623884" calcext:value-type="string">
            <text:p>28653623884</text:p>
          </table:table-cell>
          <table:table-cell table:formula="of:=[$Total.D462]" office:value-type="float" office:value="95.81" calcext:value-type="float">
            <text:p>95,81</text:p>
          </table:table-cell>
          <table:table-cell table:formula="of:=IF([.A4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3]" office:value-type="string" office:string-value="123429" calcext:value-type="string">
            <text:p>123429</text:p>
          </table:table-cell>
          <table:table-cell office:value-type="float" office:value="202411" calcext:value-type="float">
            <text:p>202411</text:p>
          </table:table-cell>
          <table:table-cell table:formula="of:=IF([.A462]=&quot;&quot;;&quot;&quot;;4)" office:value-type="float" office:value="4" calcext:value-type="float">
            <text:p>4</text:p>
          </table:table-cell>
          <table:table-cell table:formula="of:=IF([.A462]=&quot;&quot;;&quot;&quot;;5174)" office:value-type="float" office:value="5174" calcext:value-type="float">
            <text:p>5174</text:p>
          </table:table-cell>
          <table:table-cell table:formula="of:=[$Total.C463]" office:value-type="string" office:string-value="19029329866" calcext:value-type="string">
            <text:p>19029329866</text:p>
          </table:table-cell>
          <table:table-cell table:formula="of:=[$Total.D463]" office:value-type="float" office:value="96.04" calcext:value-type="float">
            <text:p>96,04</text:p>
          </table:table-cell>
          <table:table-cell table:formula="of:=IF([.A4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4]" office:value-type="string" office:string-value="201308" calcext:value-type="string">
            <text:p>201308</text:p>
          </table:table-cell>
          <table:table-cell office:value-type="float" office:value="202411" calcext:value-type="float">
            <text:p>202411</text:p>
          </table:table-cell>
          <table:table-cell table:formula="of:=IF([.A463]=&quot;&quot;;&quot;&quot;;4)" office:value-type="float" office:value="4" calcext:value-type="float">
            <text:p>4</text:p>
          </table:table-cell>
          <table:table-cell table:formula="of:=IF([.A463]=&quot;&quot;;&quot;&quot;;5174)" office:value-type="float" office:value="5174" calcext:value-type="float">
            <text:p>5174</text:p>
          </table:table-cell>
          <table:table-cell table:formula="of:=[$Total.C464]" office:value-type="string" office:string-value="04963569841" calcext:value-type="string">
            <text:p>04963569841</text:p>
          </table:table-cell>
          <table:table-cell table:formula="of:=[$Total.D464]" office:value-type="float" office:value="97.93" calcext:value-type="float">
            <text:p>97,93</text:p>
          </table:table-cell>
          <table:table-cell table:formula="of:=IF([.A4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5]" office:value-type="string" office:string-value="187363" calcext:value-type="string">
            <text:p>187363</text:p>
          </table:table-cell>
          <table:table-cell office:value-type="float" office:value="202411" calcext:value-type="float">
            <text:p>202411</text:p>
          </table:table-cell>
          <table:table-cell table:formula="of:=IF([.A464]=&quot;&quot;;&quot;&quot;;4)" office:value-type="float" office:value="4" calcext:value-type="float">
            <text:p>4</text:p>
          </table:table-cell>
          <table:table-cell table:formula="of:=IF([.A464]=&quot;&quot;;&quot;&quot;;5174)" office:value-type="float" office:value="5174" calcext:value-type="float">
            <text:p>5174</text:p>
          </table:table-cell>
          <table:table-cell table:formula="of:=[$Total.C465]" office:value-type="string" office:string-value="19039688877" calcext:value-type="string">
            <text:p>19039688877</text:p>
          </table:table-cell>
          <table:table-cell table:formula="of:=[$Total.D465]" office:value-type="float" office:value="98.92" calcext:value-type="float">
            <text:p>98,92</text:p>
          </table:table-cell>
          <table:table-cell table:formula="of:=IF([.A4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6]" office:value-type="string" office:string-value="141491" calcext:value-type="string">
            <text:p>141491</text:p>
          </table:table-cell>
          <table:table-cell office:value-type="float" office:value="202411" calcext:value-type="float">
            <text:p>202411</text:p>
          </table:table-cell>
          <table:table-cell table:formula="of:=IF([.A465]=&quot;&quot;;&quot;&quot;;4)" office:value-type="float" office:value="4" calcext:value-type="float">
            <text:p>4</text:p>
          </table:table-cell>
          <table:table-cell table:formula="of:=IF([.A465]=&quot;&quot;;&quot;&quot;;5174)" office:value-type="float" office:value="5174" calcext:value-type="float">
            <text:p>5174</text:p>
          </table:table-cell>
          <table:table-cell table:formula="of:=[$Total.C466]" office:value-type="string" office:string-value="12344247890" calcext:value-type="string">
            <text:p>12344247890</text:p>
          </table:table-cell>
          <table:table-cell table:formula="of:=[$Total.D466]" office:value-type="float" office:value="98.93" calcext:value-type="float">
            <text:p>98,93</text:p>
          </table:table-cell>
          <table:table-cell table:formula="of:=IF([.A4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7]" office:value-type="string" office:string-value="162178" calcext:value-type="string">
            <text:p>162178</text:p>
          </table:table-cell>
          <table:table-cell office:value-type="float" office:value="202411" calcext:value-type="float">
            <text:p>202411</text:p>
          </table:table-cell>
          <table:table-cell table:formula="of:=IF([.A466]=&quot;&quot;;&quot;&quot;;4)" office:value-type="float" office:value="4" calcext:value-type="float">
            <text:p>4</text:p>
          </table:table-cell>
          <table:table-cell table:formula="of:=IF([.A466]=&quot;&quot;;&quot;&quot;;5174)" office:value-type="float" office:value="5174" calcext:value-type="float">
            <text:p>5174</text:p>
          </table:table-cell>
          <table:table-cell table:formula="of:=[$Total.C467]" office:value-type="string" office:string-value="19692041840" calcext:value-type="string">
            <text:p>19692041840</text:p>
          </table:table-cell>
          <table:table-cell table:formula="of:=[$Total.D467]" office:value-type="float" office:value="99.34" calcext:value-type="float">
            <text:p>99,34</text:p>
          </table:table-cell>
          <table:table-cell table:formula="of:=IF([.A4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8]" office:value-type="string" office:string-value="126582" calcext:value-type="string">
            <text:p>126582</text:p>
          </table:table-cell>
          <table:table-cell office:value-type="float" office:value="202411" calcext:value-type="float">
            <text:p>202411</text:p>
          </table:table-cell>
          <table:table-cell table:formula="of:=IF([.A467]=&quot;&quot;;&quot;&quot;;4)" office:value-type="float" office:value="4" calcext:value-type="float">
            <text:p>4</text:p>
          </table:table-cell>
          <table:table-cell table:formula="of:=IF([.A467]=&quot;&quot;;&quot;&quot;;5174)" office:value-type="float" office:value="5174" calcext:value-type="float">
            <text:p>5174</text:p>
          </table:table-cell>
          <table:table-cell table:formula="of:=[$Total.C468]" office:value-type="string" office:string-value="26651266802" calcext:value-type="string">
            <text:p>26651266802</text:p>
          </table:table-cell>
          <table:table-cell table:formula="of:=[$Total.D468]" office:value-type="float" office:value="100" calcext:value-type="float">
            <text:p>100</text:p>
          </table:table-cell>
          <table:table-cell table:formula="of:=IF([.A4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69]" office:value-type="string" office:string-value="171803" calcext:value-type="string">
            <text:p>171803</text:p>
          </table:table-cell>
          <table:table-cell office:value-type="float" office:value="202411" calcext:value-type="float">
            <text:p>202411</text:p>
          </table:table-cell>
          <table:table-cell table:formula="of:=IF([.A468]=&quot;&quot;;&quot;&quot;;4)" office:value-type="float" office:value="4" calcext:value-type="float">
            <text:p>4</text:p>
          </table:table-cell>
          <table:table-cell table:formula="of:=IF([.A468]=&quot;&quot;;&quot;&quot;;5174)" office:value-type="float" office:value="5174" calcext:value-type="float">
            <text:p>5174</text:p>
          </table:table-cell>
          <table:table-cell table:formula="of:=[$Total.C469]" office:value-type="string" office:string-value="02799318835" calcext:value-type="string">
            <text:p>02799318835</text:p>
          </table:table-cell>
          <table:table-cell table:formula="of:=[$Total.D469]" office:value-type="float" office:value="100" calcext:value-type="float">
            <text:p>100</text:p>
          </table:table-cell>
          <table:table-cell table:formula="of:=IF([.A4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0]" office:value-type="string" office:string-value="183239" calcext:value-type="string">
            <text:p>183239</text:p>
          </table:table-cell>
          <table:table-cell office:value-type="float" office:value="202411" calcext:value-type="float">
            <text:p>202411</text:p>
          </table:table-cell>
          <table:table-cell table:formula="of:=IF([.A469]=&quot;&quot;;&quot;&quot;;4)" office:value-type="float" office:value="4" calcext:value-type="float">
            <text:p>4</text:p>
          </table:table-cell>
          <table:table-cell table:formula="of:=IF([.A469]=&quot;&quot;;&quot;&quot;;5174)" office:value-type="float" office:value="5174" calcext:value-type="float">
            <text:p>5174</text:p>
          </table:table-cell>
          <table:table-cell table:formula="of:=[$Total.C470]" office:value-type="string" office:string-value="03665567890" calcext:value-type="string">
            <text:p>03665567890</text:p>
          </table:table-cell>
          <table:table-cell table:formula="of:=[$Total.D470]" office:value-type="float" office:value="100" calcext:value-type="float">
            <text:p>100</text:p>
          </table:table-cell>
          <table:table-cell table:formula="of:=IF([.A4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1]" office:value-type="string" office:string-value="186893" calcext:value-type="string">
            <text:p>186893</text:p>
          </table:table-cell>
          <table:table-cell office:value-type="float" office:value="202411" calcext:value-type="float">
            <text:p>202411</text:p>
          </table:table-cell>
          <table:table-cell table:formula="of:=IF([.A470]=&quot;&quot;;&quot;&quot;;4)" office:value-type="float" office:value="4" calcext:value-type="float">
            <text:p>4</text:p>
          </table:table-cell>
          <table:table-cell table:formula="of:=IF([.A470]=&quot;&quot;;&quot;&quot;;5174)" office:value-type="float" office:value="5174" calcext:value-type="float">
            <text:p>5174</text:p>
          </table:table-cell>
          <table:table-cell table:formula="of:=[$Total.C471]" office:value-type="string" office:string-value="29013068880" calcext:value-type="string">
            <text:p>29013068880</text:p>
          </table:table-cell>
          <table:table-cell table:formula="of:=[$Total.D471]" office:value-type="float" office:value="100" calcext:value-type="float">
            <text:p>100</text:p>
          </table:table-cell>
          <table:table-cell table:formula="of:=IF([.A4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2]" office:value-type="string" office:string-value="190328" calcext:value-type="string">
            <text:p>190328</text:p>
          </table:table-cell>
          <table:table-cell office:value-type="float" office:value="202411" calcext:value-type="float">
            <text:p>202411</text:p>
          </table:table-cell>
          <table:table-cell table:formula="of:=IF([.A471]=&quot;&quot;;&quot;&quot;;4)" office:value-type="float" office:value="4" calcext:value-type="float">
            <text:p>4</text:p>
          </table:table-cell>
          <table:table-cell table:formula="of:=IF([.A471]=&quot;&quot;;&quot;&quot;;5174)" office:value-type="float" office:value="5174" calcext:value-type="float">
            <text:p>5174</text:p>
          </table:table-cell>
          <table:table-cell table:formula="of:=[$Total.C472]" office:value-type="string" office:string-value="77210921753" calcext:value-type="string">
            <text:p>77210921753</text:p>
          </table:table-cell>
          <table:table-cell table:formula="of:=[$Total.D472]" office:value-type="float" office:value="100" calcext:value-type="float">
            <text:p>100</text:p>
          </table:table-cell>
          <table:table-cell table:formula="of:=IF([.A4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3]" office:value-type="string" office:string-value="193102" calcext:value-type="string">
            <text:p>193102</text:p>
          </table:table-cell>
          <table:table-cell office:value-type="float" office:value="202411" calcext:value-type="float">
            <text:p>202411</text:p>
          </table:table-cell>
          <table:table-cell table:formula="of:=IF([.A472]=&quot;&quot;;&quot;&quot;;4)" office:value-type="float" office:value="4" calcext:value-type="float">
            <text:p>4</text:p>
          </table:table-cell>
          <table:table-cell table:formula="of:=IF([.A472]=&quot;&quot;;&quot;&quot;;5174)" office:value-type="float" office:value="5174" calcext:value-type="float">
            <text:p>5174</text:p>
          </table:table-cell>
          <table:table-cell table:formula="of:=[$Total.C473]" office:value-type="string" office:string-value="07904506661" calcext:value-type="string">
            <text:p>07904506661</text:p>
          </table:table-cell>
          <table:table-cell table:formula="of:=[$Total.D473]" office:value-type="float" office:value="100" calcext:value-type="float">
            <text:p>100</text:p>
          </table:table-cell>
          <table:table-cell table:formula="of:=IF([.A4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4]" office:value-type="string" office:string-value="195778" calcext:value-type="string">
            <text:p>195778</text:p>
          </table:table-cell>
          <table:table-cell office:value-type="float" office:value="202411" calcext:value-type="float">
            <text:p>202411</text:p>
          </table:table-cell>
          <table:table-cell table:formula="of:=IF([.A473]=&quot;&quot;;&quot;&quot;;4)" office:value-type="float" office:value="4" calcext:value-type="float">
            <text:p>4</text:p>
          </table:table-cell>
          <table:table-cell table:formula="of:=IF([.A473]=&quot;&quot;;&quot;&quot;;5174)" office:value-type="float" office:value="5174" calcext:value-type="float">
            <text:p>5174</text:p>
          </table:table-cell>
          <table:table-cell table:formula="of:=[$Total.C474]" office:value-type="string" office:string-value="35153884864" calcext:value-type="string">
            <text:p>35153884864</text:p>
          </table:table-cell>
          <table:table-cell table:formula="of:=[$Total.D474]" office:value-type="float" office:value="100" calcext:value-type="float">
            <text:p>100</text:p>
          </table:table-cell>
          <table:table-cell table:formula="of:=IF([.A4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5]" office:value-type="string" office:string-value="207829" calcext:value-type="string">
            <text:p>207829</text:p>
          </table:table-cell>
          <table:table-cell office:value-type="float" office:value="202411" calcext:value-type="float">
            <text:p>202411</text:p>
          </table:table-cell>
          <table:table-cell table:formula="of:=IF([.A474]=&quot;&quot;;&quot;&quot;;4)" office:value-type="float" office:value="4" calcext:value-type="float">
            <text:p>4</text:p>
          </table:table-cell>
          <table:table-cell table:formula="of:=IF([.A474]=&quot;&quot;;&quot;&quot;;5174)" office:value-type="float" office:value="5174" calcext:value-type="float">
            <text:p>5174</text:p>
          </table:table-cell>
          <table:table-cell table:formula="of:=[$Total.C475]" office:value-type="string" office:string-value="31579538851" calcext:value-type="string">
            <text:p>31579538851</text:p>
          </table:table-cell>
          <table:table-cell table:formula="of:=[$Total.D475]" office:value-type="float" office:value="100" calcext:value-type="float">
            <text:p>100</text:p>
          </table:table-cell>
          <table:table-cell table:formula="of:=IF([.A4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6]" office:value-type="string" office:string-value="209813" calcext:value-type="string">
            <text:p>209813</text:p>
          </table:table-cell>
          <table:table-cell office:value-type="float" office:value="202411" calcext:value-type="float">
            <text:p>202411</text:p>
          </table:table-cell>
          <table:table-cell table:formula="of:=IF([.A475]=&quot;&quot;;&quot;&quot;;4)" office:value-type="float" office:value="4" calcext:value-type="float">
            <text:p>4</text:p>
          </table:table-cell>
          <table:table-cell table:formula="of:=IF([.A475]=&quot;&quot;;&quot;&quot;;5174)" office:value-type="float" office:value="5174" calcext:value-type="float">
            <text:p>5174</text:p>
          </table:table-cell>
          <table:table-cell table:formula="of:=[$Total.C476]" office:value-type="string" office:string-value="28377430894" calcext:value-type="string">
            <text:p>28377430894</text:p>
          </table:table-cell>
          <table:table-cell table:formula="of:=[$Total.D476]" office:value-type="float" office:value="100" calcext:value-type="float">
            <text:p>100</text:p>
          </table:table-cell>
          <table:table-cell table:formula="of:=IF([.A4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7]" office:value-type="string" office:string-value="234311" calcext:value-type="string">
            <text:p>234311</text:p>
          </table:table-cell>
          <table:table-cell office:value-type="float" office:value="202411" calcext:value-type="float">
            <text:p>202411</text:p>
          </table:table-cell>
          <table:table-cell table:formula="of:=IF([.A476]=&quot;&quot;;&quot;&quot;;4)" office:value-type="float" office:value="4" calcext:value-type="float">
            <text:p>4</text:p>
          </table:table-cell>
          <table:table-cell table:formula="of:=IF([.A476]=&quot;&quot;;&quot;&quot;;5174)" office:value-type="float" office:value="5174" calcext:value-type="float">
            <text:p>5174</text:p>
          </table:table-cell>
          <table:table-cell table:formula="of:=[$Total.C477]" office:value-type="string" office:string-value="00006736769" calcext:value-type="string">
            <text:p>00006736769</text:p>
          </table:table-cell>
          <table:table-cell table:formula="of:=[$Total.D477]" office:value-type="float" office:value="100" calcext:value-type="float">
            <text:p>100</text:p>
          </table:table-cell>
          <table:table-cell table:formula="of:=IF([.A4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8]" office:value-type="string" office:string-value="275603" calcext:value-type="string">
            <text:p>275603</text:p>
          </table:table-cell>
          <table:table-cell office:value-type="float" office:value="202411" calcext:value-type="float">
            <text:p>202411</text:p>
          </table:table-cell>
          <table:table-cell table:formula="of:=IF([.A477]=&quot;&quot;;&quot;&quot;;4)" office:value-type="float" office:value="4" calcext:value-type="float">
            <text:p>4</text:p>
          </table:table-cell>
          <table:table-cell table:formula="of:=IF([.A477]=&quot;&quot;;&quot;&quot;;5174)" office:value-type="float" office:value="5174" calcext:value-type="float">
            <text:p>5174</text:p>
          </table:table-cell>
          <table:table-cell table:formula="of:=[$Total.C478]" office:value-type="string" office:string-value="11825085889" calcext:value-type="string">
            <text:p>11825085889</text:p>
          </table:table-cell>
          <table:table-cell table:formula="of:=[$Total.D478]" office:value-type="float" office:value="100" calcext:value-type="float">
            <text:p>100</text:p>
          </table:table-cell>
          <table:table-cell table:formula="of:=IF([.A4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79]" office:value-type="string" office:string-value="217913" calcext:value-type="string">
            <text:p>217913</text:p>
          </table:table-cell>
          <table:table-cell office:value-type="float" office:value="202411" calcext:value-type="float">
            <text:p>202411</text:p>
          </table:table-cell>
          <table:table-cell table:formula="of:=IF([.A478]=&quot;&quot;;&quot;&quot;;4)" office:value-type="float" office:value="4" calcext:value-type="float">
            <text:p>4</text:p>
          </table:table-cell>
          <table:table-cell table:formula="of:=IF([.A478]=&quot;&quot;;&quot;&quot;;5174)" office:value-type="float" office:value="5174" calcext:value-type="float">
            <text:p>5174</text:p>
          </table:table-cell>
          <table:table-cell table:formula="of:=[$Total.C479]" office:value-type="string" office:string-value="10584450818" calcext:value-type="string">
            <text:p>10584450818</text:p>
          </table:table-cell>
          <table:table-cell table:formula="of:=[$Total.D479]" office:value-type="float" office:value="100.75" calcext:value-type="float">
            <text:p>100,75</text:p>
          </table:table-cell>
          <table:table-cell table:formula="of:=IF([.A4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0]" office:value-type="string" office:string-value="173802" calcext:value-type="string">
            <text:p>173802</text:p>
          </table:table-cell>
          <table:table-cell office:value-type="float" office:value="202411" calcext:value-type="float">
            <text:p>202411</text:p>
          </table:table-cell>
          <table:table-cell table:formula="of:=IF([.A479]=&quot;&quot;;&quot;&quot;;4)" office:value-type="float" office:value="4" calcext:value-type="float">
            <text:p>4</text:p>
          </table:table-cell>
          <table:table-cell table:formula="of:=IF([.A479]=&quot;&quot;;&quot;&quot;;5174)" office:value-type="float" office:value="5174" calcext:value-type="float">
            <text:p>5174</text:p>
          </table:table-cell>
          <table:table-cell table:formula="of:=[$Total.C480]" office:value-type="string" office:string-value="12114217833" calcext:value-type="string">
            <text:p>12114217833</text:p>
          </table:table-cell>
          <table:table-cell table:formula="of:=[$Total.D480]" office:value-type="float" office:value="100.89" calcext:value-type="float">
            <text:p>100,89</text:p>
          </table:table-cell>
          <table:table-cell table:formula="of:=IF([.A4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1]" office:value-type="string" office:string-value="75678" calcext:value-type="string">
            <text:p>75678</text:p>
          </table:table-cell>
          <table:table-cell office:value-type="float" office:value="202411" calcext:value-type="float">
            <text:p>202411</text:p>
          </table:table-cell>
          <table:table-cell table:formula="of:=IF([.A480]=&quot;&quot;;&quot;&quot;;4)" office:value-type="float" office:value="4" calcext:value-type="float">
            <text:p>4</text:p>
          </table:table-cell>
          <table:table-cell table:formula="of:=IF([.A480]=&quot;&quot;;&quot;&quot;;5174)" office:value-type="float" office:value="5174" calcext:value-type="float">
            <text:p>5174</text:p>
          </table:table-cell>
          <table:table-cell table:formula="of:=[$Total.C481]" office:value-type="string" office:string-value="07867291806" calcext:value-type="string">
            <text:p>07867291806</text:p>
          </table:table-cell>
          <table:table-cell table:formula="of:=[$Total.D481]" office:value-type="float" office:value="101.33" calcext:value-type="float">
            <text:p>101,33</text:p>
          </table:table-cell>
          <table:table-cell table:formula="of:=IF([.A4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2]" office:value-type="string" office:string-value="220434" calcext:value-type="string">
            <text:p>220434</text:p>
          </table:table-cell>
          <table:table-cell office:value-type="float" office:value="202411" calcext:value-type="float">
            <text:p>202411</text:p>
          </table:table-cell>
          <table:table-cell table:formula="of:=IF([.A481]=&quot;&quot;;&quot;&quot;;4)" office:value-type="float" office:value="4" calcext:value-type="float">
            <text:p>4</text:p>
          </table:table-cell>
          <table:table-cell table:formula="of:=IF([.A481]=&quot;&quot;;&quot;&quot;;5174)" office:value-type="float" office:value="5174" calcext:value-type="float">
            <text:p>5174</text:p>
          </table:table-cell>
          <table:table-cell table:formula="of:=[$Total.C482]" office:value-type="string" office:string-value="11258435861" calcext:value-type="string">
            <text:p>11258435861</text:p>
          </table:table-cell>
          <table:table-cell table:formula="of:=[$Total.D482]" office:value-type="float" office:value="101.65" calcext:value-type="float">
            <text:p>101,65</text:p>
          </table:table-cell>
          <table:table-cell table:formula="of:=IF([.A4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3]" office:value-type="string" office:string-value="197243" calcext:value-type="string">
            <text:p>197243</text:p>
          </table:table-cell>
          <table:table-cell office:value-type="float" office:value="202411" calcext:value-type="float">
            <text:p>202411</text:p>
          </table:table-cell>
          <table:table-cell table:formula="of:=IF([.A482]=&quot;&quot;;&quot;&quot;;4)" office:value-type="float" office:value="4" calcext:value-type="float">
            <text:p>4</text:p>
          </table:table-cell>
          <table:table-cell table:formula="of:=IF([.A482]=&quot;&quot;;&quot;&quot;;5174)" office:value-type="float" office:value="5174" calcext:value-type="float">
            <text:p>5174</text:p>
          </table:table-cell>
          <table:table-cell table:formula="of:=[$Total.C483]" office:value-type="string" office:string-value="10659975823" calcext:value-type="string">
            <text:p>10659975823</text:p>
          </table:table-cell>
          <table:table-cell table:formula="of:=[$Total.D483]" office:value-type="float" office:value="102.36" calcext:value-type="float">
            <text:p>102,36</text:p>
          </table:table-cell>
          <table:table-cell table:formula="of:=IF([.A4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4]" office:value-type="string" office:string-value="219231" calcext:value-type="string">
            <text:p>219231</text:p>
          </table:table-cell>
          <table:table-cell office:value-type="float" office:value="202411" calcext:value-type="float">
            <text:p>202411</text:p>
          </table:table-cell>
          <table:table-cell table:formula="of:=IF([.A483]=&quot;&quot;;&quot;&quot;;4)" office:value-type="float" office:value="4" calcext:value-type="float">
            <text:p>4</text:p>
          </table:table-cell>
          <table:table-cell table:formula="of:=IF([.A483]=&quot;&quot;;&quot;&quot;;5174)" office:value-type="float" office:value="5174" calcext:value-type="float">
            <text:p>5174</text:p>
          </table:table-cell>
          <table:table-cell table:formula="of:=[$Total.C484]" office:value-type="string" office:string-value="40474102840" calcext:value-type="string">
            <text:p>40474102840</text:p>
          </table:table-cell>
          <table:table-cell table:formula="of:=[$Total.D484]" office:value-type="float" office:value="102.84" calcext:value-type="float">
            <text:p>102,84</text:p>
          </table:table-cell>
          <table:table-cell table:formula="of:=IF([.A4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5]" office:value-type="string" office:string-value="218502" calcext:value-type="string">
            <text:p>218502</text:p>
          </table:table-cell>
          <table:table-cell office:value-type="float" office:value="202411" calcext:value-type="float">
            <text:p>202411</text:p>
          </table:table-cell>
          <table:table-cell table:formula="of:=IF([.A484]=&quot;&quot;;&quot;&quot;;4)" office:value-type="float" office:value="4" calcext:value-type="float">
            <text:p>4</text:p>
          </table:table-cell>
          <table:table-cell table:formula="of:=IF([.A484]=&quot;&quot;;&quot;&quot;;5174)" office:value-type="float" office:value="5174" calcext:value-type="float">
            <text:p>5174</text:p>
          </table:table-cell>
          <table:table-cell table:formula="of:=[$Total.C485]" office:value-type="string" office:string-value="21909896802" calcext:value-type="string">
            <text:p>21909896802</text:p>
          </table:table-cell>
          <table:table-cell table:formula="of:=[$Total.D485]" office:value-type="float" office:value="103.81" calcext:value-type="float">
            <text:p>103,81</text:p>
          </table:table-cell>
          <table:table-cell table:formula="of:=IF([.A4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6]" office:value-type="string" office:string-value="909017" calcext:value-type="string">
            <text:p>909017</text:p>
          </table:table-cell>
          <table:table-cell office:value-type="float" office:value="202411" calcext:value-type="float">
            <text:p>202411</text:p>
          </table:table-cell>
          <table:table-cell table:formula="of:=IF([.A485]=&quot;&quot;;&quot;&quot;;4)" office:value-type="float" office:value="4" calcext:value-type="float">
            <text:p>4</text:p>
          </table:table-cell>
          <table:table-cell table:formula="of:=IF([.A485]=&quot;&quot;;&quot;&quot;;5174)" office:value-type="float" office:value="5174" calcext:value-type="float">
            <text:p>5174</text:p>
          </table:table-cell>
          <table:table-cell table:formula="of:=[$Total.C486]" office:value-type="string" office:string-value="96432403804" calcext:value-type="string">
            <text:p>96432403804</text:p>
          </table:table-cell>
          <table:table-cell table:formula="of:=[$Total.D486]" office:value-type="float" office:value="103.97" calcext:value-type="float">
            <text:p>103,97</text:p>
          </table:table-cell>
          <table:table-cell table:formula="of:=IF([.A4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7]" office:value-type="string" office:string-value="289183" calcext:value-type="string">
            <text:p>289183</text:p>
          </table:table-cell>
          <table:table-cell office:value-type="float" office:value="202411" calcext:value-type="float">
            <text:p>202411</text:p>
          </table:table-cell>
          <table:table-cell table:formula="of:=IF([.A486]=&quot;&quot;;&quot;&quot;;4)" office:value-type="float" office:value="4" calcext:value-type="float">
            <text:p>4</text:p>
          </table:table-cell>
          <table:table-cell table:formula="of:=IF([.A486]=&quot;&quot;;&quot;&quot;;5174)" office:value-type="float" office:value="5174" calcext:value-type="float">
            <text:p>5174</text:p>
          </table:table-cell>
          <table:table-cell table:formula="of:=[$Total.C487]" office:value-type="string" office:string-value="10526431679" calcext:value-type="string">
            <text:p>10526431679</text:p>
          </table:table-cell>
          <table:table-cell table:formula="of:=[$Total.D487]" office:value-type="float" office:value="104.45" calcext:value-type="float">
            <text:p>104,45</text:p>
          </table:table-cell>
          <table:table-cell table:formula="of:=IF([.A4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8]" office:value-type="string" office:string-value="136063" calcext:value-type="string">
            <text:p>136063</text:p>
          </table:table-cell>
          <table:table-cell office:value-type="float" office:value="202411" calcext:value-type="float">
            <text:p>202411</text:p>
          </table:table-cell>
          <table:table-cell table:formula="of:=IF([.A487]=&quot;&quot;;&quot;&quot;;4)" office:value-type="float" office:value="4" calcext:value-type="float">
            <text:p>4</text:p>
          </table:table-cell>
          <table:table-cell table:formula="of:=IF([.A487]=&quot;&quot;;&quot;&quot;;5174)" office:value-type="float" office:value="5174" calcext:value-type="float">
            <text:p>5174</text:p>
          </table:table-cell>
          <table:table-cell table:formula="of:=[$Total.C488]" office:value-type="string" office:string-value="11000605884" calcext:value-type="string">
            <text:p>11000605884</text:p>
          </table:table-cell>
          <table:table-cell table:formula="of:=[$Total.D488]" office:value-type="float" office:value="104.65" calcext:value-type="float">
            <text:p>104,65</text:p>
          </table:table-cell>
          <table:table-cell table:formula="of:=IF([.A4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89]" office:value-type="string" office:string-value="175215" calcext:value-type="string">
            <text:p>175215</text:p>
          </table:table-cell>
          <table:table-cell office:value-type="float" office:value="202411" calcext:value-type="float">
            <text:p>202411</text:p>
          </table:table-cell>
          <table:table-cell table:formula="of:=IF([.A488]=&quot;&quot;;&quot;&quot;;4)" office:value-type="float" office:value="4" calcext:value-type="float">
            <text:p>4</text:p>
          </table:table-cell>
          <table:table-cell table:formula="of:=IF([.A488]=&quot;&quot;;&quot;&quot;;5174)" office:value-type="float" office:value="5174" calcext:value-type="float">
            <text:p>5174</text:p>
          </table:table-cell>
          <table:table-cell table:formula="of:=[$Total.C489]" office:value-type="string" office:string-value="30359852866" calcext:value-type="string">
            <text:p>30359852866</text:p>
          </table:table-cell>
          <table:table-cell table:formula="of:=[$Total.D489]" office:value-type="float" office:value="104.93" calcext:value-type="float">
            <text:p>104,93</text:p>
          </table:table-cell>
          <table:table-cell table:formula="of:=IF([.A4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0]" office:value-type="string" office:string-value="144921" calcext:value-type="string">
            <text:p>144921</text:p>
          </table:table-cell>
          <table:table-cell office:value-type="float" office:value="202411" calcext:value-type="float">
            <text:p>202411</text:p>
          </table:table-cell>
          <table:table-cell table:formula="of:=IF([.A489]=&quot;&quot;;&quot;&quot;;4)" office:value-type="float" office:value="4" calcext:value-type="float">
            <text:p>4</text:p>
          </table:table-cell>
          <table:table-cell table:formula="of:=IF([.A489]=&quot;&quot;;&quot;&quot;;5174)" office:value-type="float" office:value="5174" calcext:value-type="float">
            <text:p>5174</text:p>
          </table:table-cell>
          <table:table-cell table:formula="of:=[$Total.C490]" office:value-type="string" office:string-value="11794223843" calcext:value-type="string">
            <text:p>11794223843</text:p>
          </table:table-cell>
          <table:table-cell table:formula="of:=[$Total.D490]" office:value-type="float" office:value="104.93" calcext:value-type="float">
            <text:p>104,93</text:p>
          </table:table-cell>
          <table:table-cell table:formula="of:=IF([.A4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1]" office:value-type="string" office:string-value="211648" calcext:value-type="string">
            <text:p>211648</text:p>
          </table:table-cell>
          <table:table-cell office:value-type="float" office:value="202411" calcext:value-type="float">
            <text:p>202411</text:p>
          </table:table-cell>
          <table:table-cell table:formula="of:=IF([.A490]=&quot;&quot;;&quot;&quot;;4)" office:value-type="float" office:value="4" calcext:value-type="float">
            <text:p>4</text:p>
          </table:table-cell>
          <table:table-cell table:formula="of:=IF([.A490]=&quot;&quot;;&quot;&quot;;5174)" office:value-type="float" office:value="5174" calcext:value-type="float">
            <text:p>5174</text:p>
          </table:table-cell>
          <table:table-cell table:formula="of:=[$Total.C491]" office:value-type="string" office:string-value="32035535549" calcext:value-type="string">
            <text:p>32035535549</text:p>
          </table:table-cell>
          <table:table-cell table:formula="of:=[$Total.D491]" office:value-type="float" office:value="104.93" calcext:value-type="float">
            <text:p>104,93</text:p>
          </table:table-cell>
          <table:table-cell table:formula="of:=IF([.A4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2]" office:value-type="string" office:string-value="229601" calcext:value-type="string">
            <text:p>229601</text:p>
          </table:table-cell>
          <table:table-cell office:value-type="float" office:value="202411" calcext:value-type="float">
            <text:p>202411</text:p>
          </table:table-cell>
          <table:table-cell table:formula="of:=IF([.A491]=&quot;&quot;;&quot;&quot;;4)" office:value-type="float" office:value="4" calcext:value-type="float">
            <text:p>4</text:p>
          </table:table-cell>
          <table:table-cell table:formula="of:=IF([.A491]=&quot;&quot;;&quot;&quot;;5174)" office:value-type="float" office:value="5174" calcext:value-type="float">
            <text:p>5174</text:p>
          </table:table-cell>
          <table:table-cell table:formula="of:=[$Total.C492]" office:value-type="string" office:string-value="16792854832" calcext:value-type="string">
            <text:p>16792854832</text:p>
          </table:table-cell>
          <table:table-cell table:formula="of:=[$Total.D492]" office:value-type="float" office:value="104.93" calcext:value-type="float">
            <text:p>104,93</text:p>
          </table:table-cell>
          <table:table-cell table:formula="of:=IF([.A4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3]" office:value-type="string" office:string-value="228273" calcext:value-type="string">
            <text:p>228273</text:p>
          </table:table-cell>
          <table:table-cell office:value-type="float" office:value="202411" calcext:value-type="float">
            <text:p>202411</text:p>
          </table:table-cell>
          <table:table-cell table:formula="of:=IF([.A492]=&quot;&quot;;&quot;&quot;;4)" office:value-type="float" office:value="4" calcext:value-type="float">
            <text:p>4</text:p>
          </table:table-cell>
          <table:table-cell table:formula="of:=IF([.A492]=&quot;&quot;;&quot;&quot;;5174)" office:value-type="float" office:value="5174" calcext:value-type="float">
            <text:p>5174</text:p>
          </table:table-cell>
          <table:table-cell table:formula="of:=[$Total.C493]" office:value-type="string" office:string-value="27421075844" calcext:value-type="string">
            <text:p>27421075844</text:p>
          </table:table-cell>
          <table:table-cell table:formula="of:=[$Total.D493]" office:value-type="float" office:value="105" calcext:value-type="float">
            <text:p>105</text:p>
          </table:table-cell>
          <table:table-cell table:formula="of:=IF([.A4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4]" office:value-type="string" office:string-value="216984" calcext:value-type="string">
            <text:p>216984</text:p>
          </table:table-cell>
          <table:table-cell office:value-type="float" office:value="202411" calcext:value-type="float">
            <text:p>202411</text:p>
          </table:table-cell>
          <table:table-cell table:formula="of:=IF([.A493]=&quot;&quot;;&quot;&quot;;4)" office:value-type="float" office:value="4" calcext:value-type="float">
            <text:p>4</text:p>
          </table:table-cell>
          <table:table-cell table:formula="of:=IF([.A493]=&quot;&quot;;&quot;&quot;;5174)" office:value-type="float" office:value="5174" calcext:value-type="float">
            <text:p>5174</text:p>
          </table:table-cell>
          <table:table-cell table:formula="of:=[$Total.C494]" office:value-type="string" office:string-value="38223095831" calcext:value-type="string">
            <text:p>38223095831</text:p>
          </table:table-cell>
          <table:table-cell table:formula="of:=[$Total.D494]" office:value-type="float" office:value="106.22" calcext:value-type="float">
            <text:p>106,22</text:p>
          </table:table-cell>
          <table:table-cell table:formula="of:=IF([.A4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5]" office:value-type="string" office:string-value="161813" calcext:value-type="string">
            <text:p>161813</text:p>
          </table:table-cell>
          <table:table-cell office:value-type="float" office:value="202411" calcext:value-type="float">
            <text:p>202411</text:p>
          </table:table-cell>
          <table:table-cell table:formula="of:=IF([.A494]=&quot;&quot;;&quot;&quot;;4)" office:value-type="float" office:value="4" calcext:value-type="float">
            <text:p>4</text:p>
          </table:table-cell>
          <table:table-cell table:formula="of:=IF([.A494]=&quot;&quot;;&quot;&quot;;5174)" office:value-type="float" office:value="5174" calcext:value-type="float">
            <text:p>5174</text:p>
          </table:table-cell>
          <table:table-cell table:formula="of:=[$Total.C495]" office:value-type="string" office:string-value="12331278881" calcext:value-type="string">
            <text:p>12331278881</text:p>
          </table:table-cell>
          <table:table-cell table:formula="of:=[$Total.D495]" office:value-type="float" office:value="106.34" calcext:value-type="float">
            <text:p>106,34</text:p>
          </table:table-cell>
          <table:table-cell table:formula="of:=IF([.A4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6]" office:value-type="string" office:string-value="159539" calcext:value-type="string">
            <text:p>159539</text:p>
          </table:table-cell>
          <table:table-cell office:value-type="float" office:value="202411" calcext:value-type="float">
            <text:p>202411</text:p>
          </table:table-cell>
          <table:table-cell table:formula="of:=IF([.A495]=&quot;&quot;;&quot;&quot;;4)" office:value-type="float" office:value="4" calcext:value-type="float">
            <text:p>4</text:p>
          </table:table-cell>
          <table:table-cell table:formula="of:=IF([.A495]=&quot;&quot;;&quot;&quot;;5174)" office:value-type="float" office:value="5174" calcext:value-type="float">
            <text:p>5174</text:p>
          </table:table-cell>
          <table:table-cell table:formula="of:=[$Total.C496]" office:value-type="string" office:string-value="22261325894" calcext:value-type="string">
            <text:p>22261325894</text:p>
          </table:table-cell>
          <table:table-cell table:formula="of:=[$Total.D496]" office:value-type="float" office:value="106.48" calcext:value-type="float">
            <text:p>106,48</text:p>
          </table:table-cell>
          <table:table-cell table:formula="of:=IF([.A4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7]" office:value-type="string" office:string-value="142666" calcext:value-type="string">
            <text:p>142666</text:p>
          </table:table-cell>
          <table:table-cell office:value-type="float" office:value="202411" calcext:value-type="float">
            <text:p>202411</text:p>
          </table:table-cell>
          <table:table-cell table:formula="of:=IF([.A496]=&quot;&quot;;&quot;&quot;;4)" office:value-type="float" office:value="4" calcext:value-type="float">
            <text:p>4</text:p>
          </table:table-cell>
          <table:table-cell table:formula="of:=IF([.A496]=&quot;&quot;;&quot;&quot;;5174)" office:value-type="float" office:value="5174" calcext:value-type="float">
            <text:p>5174</text:p>
          </table:table-cell>
          <table:table-cell table:formula="of:=[$Total.C497]" office:value-type="string" office:string-value="30727408879" calcext:value-type="string">
            <text:p>30727408879</text:p>
          </table:table-cell>
          <table:table-cell table:formula="of:=[$Total.D497]" office:value-type="float" office:value="106.97" calcext:value-type="float">
            <text:p>106,97</text:p>
          </table:table-cell>
          <table:table-cell table:formula="of:=IF([.A4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8]" office:value-type="string" office:string-value="236039" calcext:value-type="string">
            <text:p>236039</text:p>
          </table:table-cell>
          <table:table-cell office:value-type="float" office:value="202411" calcext:value-type="float">
            <text:p>202411</text:p>
          </table:table-cell>
          <table:table-cell table:formula="of:=IF([.A497]=&quot;&quot;;&quot;&quot;;4)" office:value-type="float" office:value="4" calcext:value-type="float">
            <text:p>4</text:p>
          </table:table-cell>
          <table:table-cell table:formula="of:=IF([.A497]=&quot;&quot;;&quot;&quot;;5174)" office:value-type="float" office:value="5174" calcext:value-type="float">
            <text:p>5174</text:p>
          </table:table-cell>
          <table:table-cell table:formula="of:=[$Total.C498]" office:value-type="string" office:string-value="29442470850" calcext:value-type="string">
            <text:p>29442470850</text:p>
          </table:table-cell>
          <table:table-cell table:formula="of:=[$Total.D498]" office:value-type="float" office:value="107.53" calcext:value-type="float">
            <text:p>107,53</text:p>
          </table:table-cell>
          <table:table-cell table:formula="of:=IF([.A4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499]" office:value-type="string" office:string-value="155439" calcext:value-type="string">
            <text:p>155439</text:p>
          </table:table-cell>
          <table:table-cell office:value-type="float" office:value="202411" calcext:value-type="float">
            <text:p>202411</text:p>
          </table:table-cell>
          <table:table-cell table:formula="of:=IF([.A498]=&quot;&quot;;&quot;&quot;;4)" office:value-type="float" office:value="4" calcext:value-type="float">
            <text:p>4</text:p>
          </table:table-cell>
          <table:table-cell table:formula="of:=IF([.A498]=&quot;&quot;;&quot;&quot;;5174)" office:value-type="float" office:value="5174" calcext:value-type="float">
            <text:p>5174</text:p>
          </table:table-cell>
          <table:table-cell table:formula="of:=[$Total.C499]" office:value-type="string" office:string-value="33371944867" calcext:value-type="string">
            <text:p>33371944867</text:p>
          </table:table-cell>
          <table:table-cell table:formula="of:=[$Total.D499]" office:value-type="float" office:value="107.75" calcext:value-type="float">
            <text:p>107,75</text:p>
          </table:table-cell>
          <table:table-cell table:formula="of:=IF([.A4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0]" office:value-type="string" office:string-value="200980" calcext:value-type="string">
            <text:p>200980</text:p>
          </table:table-cell>
          <table:table-cell office:value-type="float" office:value="202411" calcext:value-type="float">
            <text:p>202411</text:p>
          </table:table-cell>
          <table:table-cell table:formula="of:=IF([.A499]=&quot;&quot;;&quot;&quot;;4)" office:value-type="float" office:value="4" calcext:value-type="float">
            <text:p>4</text:p>
          </table:table-cell>
          <table:table-cell table:formula="of:=IF([.A499]=&quot;&quot;;&quot;&quot;;5174)" office:value-type="float" office:value="5174" calcext:value-type="float">
            <text:p>5174</text:p>
          </table:table-cell>
          <table:table-cell table:formula="of:=[$Total.C500]" office:value-type="string" office:string-value="22442312832" calcext:value-type="string">
            <text:p>22442312832</text:p>
          </table:table-cell>
          <table:table-cell table:formula="of:=[$Total.D500]" office:value-type="float" office:value="109.33" calcext:value-type="float">
            <text:p>109,33</text:p>
          </table:table-cell>
          <table:table-cell table:formula="of:=IF([.A4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1]" office:value-type="string" office:string-value="166176" calcext:value-type="string">
            <text:p>166176</text:p>
          </table:table-cell>
          <table:table-cell office:value-type="float" office:value="202411" calcext:value-type="float">
            <text:p>202411</text:p>
          </table:table-cell>
          <table:table-cell table:formula="of:=IF([.A500]=&quot;&quot;;&quot;&quot;;4)" office:value-type="float" office:value="4" calcext:value-type="float">
            <text:p>4</text:p>
          </table:table-cell>
          <table:table-cell table:formula="of:=IF([.A500]=&quot;&quot;;&quot;&quot;;5174)" office:value-type="float" office:value="5174" calcext:value-type="float">
            <text:p>5174</text:p>
          </table:table-cell>
          <table:table-cell table:formula="of:=[$Total.C501]" office:value-type="string" office:string-value="02802232851" calcext:value-type="string">
            <text:p>02802232851</text:p>
          </table:table-cell>
          <table:table-cell table:formula="of:=[$Total.D501]" office:value-type="float" office:value="109.69" calcext:value-type="float">
            <text:p>109,69</text:p>
          </table:table-cell>
          <table:table-cell table:formula="of:=IF([.A5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2]" office:value-type="string" office:string-value="186698" calcext:value-type="string">
            <text:p>186698</text:p>
          </table:table-cell>
          <table:table-cell office:value-type="float" office:value="202411" calcext:value-type="float">
            <text:p>202411</text:p>
          </table:table-cell>
          <table:table-cell table:formula="of:=IF([.A501]=&quot;&quot;;&quot;&quot;;4)" office:value-type="float" office:value="4" calcext:value-type="float">
            <text:p>4</text:p>
          </table:table-cell>
          <table:table-cell table:formula="of:=IF([.A501]=&quot;&quot;;&quot;&quot;;5174)" office:value-type="float" office:value="5174" calcext:value-type="float">
            <text:p>5174</text:p>
          </table:table-cell>
          <table:table-cell table:formula="of:=[$Total.C502]" office:value-type="string" office:string-value="05127919885" calcext:value-type="string">
            <text:p>05127919885</text:p>
          </table:table-cell>
          <table:table-cell table:formula="of:=[$Total.D502]" office:value-type="float" office:value="110" calcext:value-type="float">
            <text:p>110</text:p>
          </table:table-cell>
          <table:table-cell table:formula="of:=IF([.A5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3]" office:value-type="string" office:string-value="231878" calcext:value-type="string">
            <text:p>231878</text:p>
          </table:table-cell>
          <table:table-cell office:value-type="float" office:value="202411" calcext:value-type="float">
            <text:p>202411</text:p>
          </table:table-cell>
          <table:table-cell table:formula="of:=IF([.A502]=&quot;&quot;;&quot;&quot;;4)" office:value-type="float" office:value="4" calcext:value-type="float">
            <text:p>4</text:p>
          </table:table-cell>
          <table:table-cell table:formula="of:=IF([.A502]=&quot;&quot;;&quot;&quot;;5174)" office:value-type="float" office:value="5174" calcext:value-type="float">
            <text:p>5174</text:p>
          </table:table-cell>
          <table:table-cell table:formula="of:=[$Total.C503]" office:value-type="string" office:string-value="38438441866" calcext:value-type="string">
            <text:p>38438441866</text:p>
          </table:table-cell>
          <table:table-cell table:formula="of:=[$Total.D503]" office:value-type="float" office:value="110.62" calcext:value-type="float">
            <text:p>110,62</text:p>
          </table:table-cell>
          <table:table-cell table:formula="of:=IF([.A5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4]" office:value-type="string" office:string-value="195057" calcext:value-type="string">
            <text:p>195057</text:p>
          </table:table-cell>
          <table:table-cell office:value-type="float" office:value="202411" calcext:value-type="float">
            <text:p>202411</text:p>
          </table:table-cell>
          <table:table-cell table:formula="of:=IF([.A503]=&quot;&quot;;&quot;&quot;;4)" office:value-type="float" office:value="4" calcext:value-type="float">
            <text:p>4</text:p>
          </table:table-cell>
          <table:table-cell table:formula="of:=IF([.A503]=&quot;&quot;;&quot;&quot;;5174)" office:value-type="float" office:value="5174" calcext:value-type="float">
            <text:p>5174</text:p>
          </table:table-cell>
          <table:table-cell table:formula="of:=[$Total.C504]" office:value-type="string" office:string-value="21875097880" calcext:value-type="string">
            <text:p>21875097880</text:p>
          </table:table-cell>
          <table:table-cell table:formula="of:=[$Total.D504]" office:value-type="float" office:value="111" calcext:value-type="float">
            <text:p>111</text:p>
          </table:table-cell>
          <table:table-cell table:formula="of:=IF([.A5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5]" office:value-type="string" office:string-value="197251" calcext:value-type="string">
            <text:p>197251</text:p>
          </table:table-cell>
          <table:table-cell office:value-type="float" office:value="202411" calcext:value-type="float">
            <text:p>202411</text:p>
          </table:table-cell>
          <table:table-cell table:formula="of:=IF([.A504]=&quot;&quot;;&quot;&quot;;4)" office:value-type="float" office:value="4" calcext:value-type="float">
            <text:p>4</text:p>
          </table:table-cell>
          <table:table-cell table:formula="of:=IF([.A504]=&quot;&quot;;&quot;&quot;;5174)" office:value-type="float" office:value="5174" calcext:value-type="float">
            <text:p>5174</text:p>
          </table:table-cell>
          <table:table-cell table:formula="of:=[$Total.C505]" office:value-type="string" office:string-value="03254884876" calcext:value-type="string">
            <text:p>03254884876</text:p>
          </table:table-cell>
          <table:table-cell table:formula="of:=[$Total.D505]" office:value-type="float" office:value="112.18" calcext:value-type="float">
            <text:p>112,18</text:p>
          </table:table-cell>
          <table:table-cell table:formula="of:=IF([.A5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6]" office:value-type="string" office:string-value="276111" calcext:value-type="string">
            <text:p>276111</text:p>
          </table:table-cell>
          <table:table-cell office:value-type="float" office:value="202411" calcext:value-type="float">
            <text:p>202411</text:p>
          </table:table-cell>
          <table:table-cell table:formula="of:=IF([.A505]=&quot;&quot;;&quot;&quot;;4)" office:value-type="float" office:value="4" calcext:value-type="float">
            <text:p>4</text:p>
          </table:table-cell>
          <table:table-cell table:formula="of:=IF([.A505]=&quot;&quot;;&quot;&quot;;5174)" office:value-type="float" office:value="5174" calcext:value-type="float">
            <text:p>5174</text:p>
          </table:table-cell>
          <table:table-cell table:formula="of:=[$Total.C506]" office:value-type="string" office:string-value="28202213860" calcext:value-type="string">
            <text:p>28202213860</text:p>
          </table:table-cell>
          <table:table-cell table:formula="of:=[$Total.D506]" office:value-type="float" office:value="112.39" calcext:value-type="float">
            <text:p>112,39</text:p>
          </table:table-cell>
          <table:table-cell table:formula="of:=IF([.A5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7]" office:value-type="string" office:string-value="157812" calcext:value-type="string">
            <text:p>157812</text:p>
          </table:table-cell>
          <table:table-cell office:value-type="float" office:value="202411" calcext:value-type="float">
            <text:p>202411</text:p>
          </table:table-cell>
          <table:table-cell table:formula="of:=IF([.A506]=&quot;&quot;;&quot;&quot;;4)" office:value-type="float" office:value="4" calcext:value-type="float">
            <text:p>4</text:p>
          </table:table-cell>
          <table:table-cell table:formula="of:=IF([.A506]=&quot;&quot;;&quot;&quot;;5174)" office:value-type="float" office:value="5174" calcext:value-type="float">
            <text:p>5174</text:p>
          </table:table-cell>
          <table:table-cell table:formula="of:=[$Total.C507]" office:value-type="string" office:string-value="17776642843" calcext:value-type="string">
            <text:p>17776642843</text:p>
          </table:table-cell>
          <table:table-cell table:formula="of:=[$Total.D507]" office:value-type="float" office:value="112.68" calcext:value-type="float">
            <text:p>112,68</text:p>
          </table:table-cell>
          <table:table-cell table:formula="of:=IF([.A5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8]" office:value-type="string" office:string-value="152876" calcext:value-type="string">
            <text:p>152876</text:p>
          </table:table-cell>
          <table:table-cell office:value-type="float" office:value="202411" calcext:value-type="float">
            <text:p>202411</text:p>
          </table:table-cell>
          <table:table-cell table:formula="of:=IF([.A507]=&quot;&quot;;&quot;&quot;;4)" office:value-type="float" office:value="4" calcext:value-type="float">
            <text:p>4</text:p>
          </table:table-cell>
          <table:table-cell table:formula="of:=IF([.A507]=&quot;&quot;;&quot;&quot;;5174)" office:value-type="float" office:value="5174" calcext:value-type="float">
            <text:p>5174</text:p>
          </table:table-cell>
          <table:table-cell table:formula="of:=[$Total.C508]" office:value-type="string" office:string-value="12360038885" calcext:value-type="string">
            <text:p>12360038885</text:p>
          </table:table-cell>
          <table:table-cell table:formula="of:=[$Total.D508]" office:value-type="float" office:value="113.03" calcext:value-type="float">
            <text:p>113,03</text:p>
          </table:table-cell>
          <table:table-cell table:formula="of:=IF([.A5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09]" office:value-type="string" office:string-value="214647" calcext:value-type="string">
            <text:p>214647</text:p>
          </table:table-cell>
          <table:table-cell office:value-type="float" office:value="202411" calcext:value-type="float">
            <text:p>202411</text:p>
          </table:table-cell>
          <table:table-cell table:formula="of:=IF([.A508]=&quot;&quot;;&quot;&quot;;4)" office:value-type="float" office:value="4" calcext:value-type="float">
            <text:p>4</text:p>
          </table:table-cell>
          <table:table-cell table:formula="of:=IF([.A508]=&quot;&quot;;&quot;&quot;;5174)" office:value-type="float" office:value="5174" calcext:value-type="float">
            <text:p>5174</text:p>
          </table:table-cell>
          <table:table-cell table:formula="of:=[$Total.C509]" office:value-type="string" office:string-value="33210804869" calcext:value-type="string">
            <text:p>33210804869</text:p>
          </table:table-cell>
          <table:table-cell table:formula="of:=[$Total.D509]" office:value-type="float" office:value="113.03" calcext:value-type="float">
            <text:p>113,03</text:p>
          </table:table-cell>
          <table:table-cell table:formula="of:=IF([.A5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0]" office:value-type="string" office:string-value="216372" calcext:value-type="string">
            <text:p>216372</text:p>
          </table:table-cell>
          <table:table-cell office:value-type="float" office:value="202411" calcext:value-type="float">
            <text:p>202411</text:p>
          </table:table-cell>
          <table:table-cell table:formula="of:=IF([.A509]=&quot;&quot;;&quot;&quot;;4)" office:value-type="float" office:value="4" calcext:value-type="float">
            <text:p>4</text:p>
          </table:table-cell>
          <table:table-cell table:formula="of:=IF([.A509]=&quot;&quot;;&quot;&quot;;5174)" office:value-type="float" office:value="5174" calcext:value-type="float">
            <text:p>5174</text:p>
          </table:table-cell>
          <table:table-cell table:formula="of:=[$Total.C510]" office:value-type="string" office:string-value="21655876899" calcext:value-type="string">
            <text:p>21655876899</text:p>
          </table:table-cell>
          <table:table-cell table:formula="of:=[$Total.D510]" office:value-type="float" office:value="113.03" calcext:value-type="float">
            <text:p>113,03</text:p>
          </table:table-cell>
          <table:table-cell table:formula="of:=IF([.A5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1]" office:value-type="string" office:string-value="228761" calcext:value-type="string">
            <text:p>228761</text:p>
          </table:table-cell>
          <table:table-cell office:value-type="float" office:value="202411" calcext:value-type="float">
            <text:p>202411</text:p>
          </table:table-cell>
          <table:table-cell table:formula="of:=IF([.A510]=&quot;&quot;;&quot;&quot;;4)" office:value-type="float" office:value="4" calcext:value-type="float">
            <text:p>4</text:p>
          </table:table-cell>
          <table:table-cell table:formula="of:=IF([.A510]=&quot;&quot;;&quot;&quot;;5174)" office:value-type="float" office:value="5174" calcext:value-type="float">
            <text:p>5174</text:p>
          </table:table-cell>
          <table:table-cell table:formula="of:=[$Total.C511]" office:value-type="string" office:string-value="10270870784" calcext:value-type="string">
            <text:p>10270870784</text:p>
          </table:table-cell>
          <table:table-cell table:formula="of:=[$Total.D511]" office:value-type="float" office:value="113.03" calcext:value-type="float">
            <text:p>113,03</text:p>
          </table:table-cell>
          <table:table-cell table:formula="of:=IF([.A5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2]" office:value-type="string" office:string-value="244643" calcext:value-type="string">
            <text:p>244643</text:p>
          </table:table-cell>
          <table:table-cell office:value-type="float" office:value="202411" calcext:value-type="float">
            <text:p>202411</text:p>
          </table:table-cell>
          <table:table-cell table:formula="of:=IF([.A511]=&quot;&quot;;&quot;&quot;;4)" office:value-type="float" office:value="4" calcext:value-type="float">
            <text:p>4</text:p>
          </table:table-cell>
          <table:table-cell table:formula="of:=IF([.A511]=&quot;&quot;;&quot;&quot;;5174)" office:value-type="float" office:value="5174" calcext:value-type="float">
            <text:p>5174</text:p>
          </table:table-cell>
          <table:table-cell table:formula="of:=[$Total.C512]" office:value-type="string" office:string-value="14765262812" calcext:value-type="string">
            <text:p>14765262812</text:p>
          </table:table-cell>
          <table:table-cell table:formula="of:=[$Total.D512]" office:value-type="float" office:value="113.03" calcext:value-type="float">
            <text:p>113,03</text:p>
          </table:table-cell>
          <table:table-cell table:formula="of:=IF([.A5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3]" office:value-type="string" office:string-value="172925" calcext:value-type="string">
            <text:p>172925</text:p>
          </table:table-cell>
          <table:table-cell office:value-type="float" office:value="202411" calcext:value-type="float">
            <text:p>202411</text:p>
          </table:table-cell>
          <table:table-cell table:formula="of:=IF([.A512]=&quot;&quot;;&quot;&quot;;4)" office:value-type="float" office:value="4" calcext:value-type="float">
            <text:p>4</text:p>
          </table:table-cell>
          <table:table-cell table:formula="of:=IF([.A512]=&quot;&quot;;&quot;&quot;;5174)" office:value-type="float" office:value="5174" calcext:value-type="float">
            <text:p>5174</text:p>
          </table:table-cell>
          <table:table-cell table:formula="of:=[$Total.C513]" office:value-type="string" office:string-value="21416094881" calcext:value-type="string">
            <text:p>21416094881</text:p>
          </table:table-cell>
          <table:table-cell table:formula="of:=[$Total.D513]" office:value-type="float" office:value="113.5" calcext:value-type="float">
            <text:p>113,5</text:p>
          </table:table-cell>
          <table:table-cell table:formula="of:=IF([.A5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4]" office:value-type="string" office:string-value="174924" calcext:value-type="string">
            <text:p>174924</text:p>
          </table:table-cell>
          <table:table-cell office:value-type="float" office:value="202411" calcext:value-type="float">
            <text:p>202411</text:p>
          </table:table-cell>
          <table:table-cell table:formula="of:=IF([.A513]=&quot;&quot;;&quot;&quot;;4)" office:value-type="float" office:value="4" calcext:value-type="float">
            <text:p>4</text:p>
          </table:table-cell>
          <table:table-cell table:formula="of:=IF([.A513]=&quot;&quot;;&quot;&quot;;5174)" office:value-type="float" office:value="5174" calcext:value-type="float">
            <text:p>5174</text:p>
          </table:table-cell>
          <table:table-cell table:formula="of:=[$Total.C514]" office:value-type="string" office:string-value="12376796806" calcext:value-type="string">
            <text:p>12376796806</text:p>
          </table:table-cell>
          <table:table-cell table:formula="of:=[$Total.D514]" office:value-type="float" office:value="114.2" calcext:value-type="float">
            <text:p>114,2</text:p>
          </table:table-cell>
          <table:table-cell table:formula="of:=IF([.A5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5]" office:value-type="string" office:string-value="159392" calcext:value-type="string">
            <text:p>159392</text:p>
          </table:table-cell>
          <table:table-cell office:value-type="float" office:value="202411" calcext:value-type="float">
            <text:p>202411</text:p>
          </table:table-cell>
          <table:table-cell table:formula="of:=IF([.A514]=&quot;&quot;;&quot;&quot;;4)" office:value-type="float" office:value="4" calcext:value-type="float">
            <text:p>4</text:p>
          </table:table-cell>
          <table:table-cell table:formula="of:=IF([.A514]=&quot;&quot;;&quot;&quot;;5174)" office:value-type="float" office:value="5174" calcext:value-type="float">
            <text:p>5174</text:p>
          </table:table-cell>
          <table:table-cell table:formula="of:=[$Total.C515]" office:value-type="string" office:string-value="25184403809" calcext:value-type="string">
            <text:p>25184403809</text:p>
          </table:table-cell>
          <table:table-cell table:formula="of:=[$Total.D515]" office:value-type="float" office:value="114.59" calcext:value-type="float">
            <text:p>114,59</text:p>
          </table:table-cell>
          <table:table-cell table:formula="of:=IF([.A5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6]" office:value-type="string" office:string-value="238988" calcext:value-type="string">
            <text:p>238988</text:p>
          </table:table-cell>
          <table:table-cell office:value-type="float" office:value="202411" calcext:value-type="float">
            <text:p>202411</text:p>
          </table:table-cell>
          <table:table-cell table:formula="of:=IF([.A515]=&quot;&quot;;&quot;&quot;;4)" office:value-type="float" office:value="4" calcext:value-type="float">
            <text:p>4</text:p>
          </table:table-cell>
          <table:table-cell table:formula="of:=IF([.A515]=&quot;&quot;;&quot;&quot;;5174)" office:value-type="float" office:value="5174" calcext:value-type="float">
            <text:p>5174</text:p>
          </table:table-cell>
          <table:table-cell table:formula="of:=[$Total.C516]" office:value-type="string" office:string-value="41661833896" calcext:value-type="string">
            <text:p>41661833896</text:p>
          </table:table-cell>
          <table:table-cell table:formula="of:=[$Total.D516]" office:value-type="float" office:value="115" calcext:value-type="float">
            <text:p>115</text:p>
          </table:table-cell>
          <table:table-cell table:formula="of:=IF([.A5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7]" office:value-type="string" office:string-value="283533" calcext:value-type="string">
            <text:p>283533</text:p>
          </table:table-cell>
          <table:table-cell office:value-type="float" office:value="202411" calcext:value-type="float">
            <text:p>202411</text:p>
          </table:table-cell>
          <table:table-cell table:formula="of:=IF([.A516]=&quot;&quot;;&quot;&quot;;4)" office:value-type="float" office:value="4" calcext:value-type="float">
            <text:p>4</text:p>
          </table:table-cell>
          <table:table-cell table:formula="of:=IF([.A516]=&quot;&quot;;&quot;&quot;;5174)" office:value-type="float" office:value="5174" calcext:value-type="float">
            <text:p>5174</text:p>
          </table:table-cell>
          <table:table-cell table:formula="of:=[$Total.C517]" office:value-type="string" office:string-value="42923920805" calcext:value-type="string">
            <text:p>42923920805</text:p>
          </table:table-cell>
          <table:table-cell table:formula="of:=[$Total.D517]" office:value-type="float" office:value="115.05" calcext:value-type="float">
            <text:p>115,05</text:p>
          </table:table-cell>
          <table:table-cell table:formula="of:=IF([.A5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8]" office:value-type="string" office:string-value="217891" calcext:value-type="string">
            <text:p>217891</text:p>
          </table:table-cell>
          <table:table-cell office:value-type="float" office:value="202411" calcext:value-type="float">
            <text:p>202411</text:p>
          </table:table-cell>
          <table:table-cell table:formula="of:=IF([.A517]=&quot;&quot;;&quot;&quot;;4)" office:value-type="float" office:value="4" calcext:value-type="float">
            <text:p>4</text:p>
          </table:table-cell>
          <table:table-cell table:formula="of:=IF([.A517]=&quot;&quot;;&quot;&quot;;5174)" office:value-type="float" office:value="5174" calcext:value-type="float">
            <text:p>5174</text:p>
          </table:table-cell>
          <table:table-cell table:formula="of:=[$Total.C518]" office:value-type="string" office:string-value="37823618818" calcext:value-type="string">
            <text:p>37823618818</text:p>
          </table:table-cell>
          <table:table-cell table:formula="of:=[$Total.D518]" office:value-type="float" office:value="116.54" calcext:value-type="float">
            <text:p>116,54</text:p>
          </table:table-cell>
          <table:table-cell table:formula="of:=IF([.A5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19]" office:value-type="string" office:string-value="184963" calcext:value-type="string">
            <text:p>184963</text:p>
          </table:table-cell>
          <table:table-cell office:value-type="float" office:value="202411" calcext:value-type="float">
            <text:p>202411</text:p>
          </table:table-cell>
          <table:table-cell table:formula="of:=IF([.A518]=&quot;&quot;;&quot;&quot;;4)" office:value-type="float" office:value="4" calcext:value-type="float">
            <text:p>4</text:p>
          </table:table-cell>
          <table:table-cell table:formula="of:=IF([.A518]=&quot;&quot;;&quot;&quot;;5174)" office:value-type="float" office:value="5174" calcext:value-type="float">
            <text:p>5174</text:p>
          </table:table-cell>
          <table:table-cell table:formula="of:=[$Total.C519]" office:value-type="string" office:string-value="17776585866" calcext:value-type="string">
            <text:p>17776585866</text:p>
          </table:table-cell>
          <table:table-cell table:formula="of:=[$Total.D519]" office:value-type="float" office:value="117.75" calcext:value-type="float">
            <text:p>117,75</text:p>
          </table:table-cell>
          <table:table-cell table:formula="of:=IF([.A5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0]" office:value-type="string" office:string-value="183442" calcext:value-type="string">
            <text:p>183442</text:p>
          </table:table-cell>
          <table:table-cell office:value-type="float" office:value="202411" calcext:value-type="float">
            <text:p>202411</text:p>
          </table:table-cell>
          <table:table-cell table:formula="of:=IF([.A519]=&quot;&quot;;&quot;&quot;;4)" office:value-type="float" office:value="4" calcext:value-type="float">
            <text:p>4</text:p>
          </table:table-cell>
          <table:table-cell table:formula="of:=IF([.A519]=&quot;&quot;;&quot;&quot;;5174)" office:value-type="float" office:value="5174" calcext:value-type="float">
            <text:p>5174</text:p>
          </table:table-cell>
          <table:table-cell table:formula="of:=[$Total.C520]" office:value-type="string" office:string-value="21810742838" calcext:value-type="string">
            <text:p>21810742838</text:p>
          </table:table-cell>
          <table:table-cell table:formula="of:=[$Total.D520]" office:value-type="float" office:value="118.49" calcext:value-type="float">
            <text:p>118,49</text:p>
          </table:table-cell>
          <table:table-cell table:formula="of:=IF([.A5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1]" office:value-type="string" office:string-value="235946" calcext:value-type="string">
            <text:p>235946</text:p>
          </table:table-cell>
          <table:table-cell office:value-type="float" office:value="202411" calcext:value-type="float">
            <text:p>202411</text:p>
          </table:table-cell>
          <table:table-cell table:formula="of:=IF([.A520]=&quot;&quot;;&quot;&quot;;4)" office:value-type="float" office:value="4" calcext:value-type="float">
            <text:p>4</text:p>
          </table:table-cell>
          <table:table-cell table:formula="of:=IF([.A520]=&quot;&quot;;&quot;&quot;;5174)" office:value-type="float" office:value="5174" calcext:value-type="float">
            <text:p>5174</text:p>
          </table:table-cell>
          <table:table-cell table:formula="of:=[$Total.C521]" office:value-type="string" office:string-value="38584876863" calcext:value-type="string">
            <text:p>38584876863</text:p>
          </table:table-cell>
          <table:table-cell table:formula="of:=[$Total.D521]" office:value-type="float" office:value="118.81" calcext:value-type="float">
            <text:p>118,81</text:p>
          </table:table-cell>
          <table:table-cell table:formula="of:=IF([.A5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2]" office:value-type="string" office:string-value="162809" calcext:value-type="string">
            <text:p>162809</text:p>
          </table:table-cell>
          <table:table-cell office:value-type="float" office:value="202411" calcext:value-type="float">
            <text:p>202411</text:p>
          </table:table-cell>
          <table:table-cell table:formula="of:=IF([.A521]=&quot;&quot;;&quot;&quot;;4)" office:value-type="float" office:value="4" calcext:value-type="float">
            <text:p>4</text:p>
          </table:table-cell>
          <table:table-cell table:formula="of:=IF([.A521]=&quot;&quot;;&quot;&quot;;5174)" office:value-type="float" office:value="5174" calcext:value-type="float">
            <text:p>5174</text:p>
          </table:table-cell>
          <table:table-cell table:formula="of:=[$Total.C522]" office:value-type="string" office:string-value="31373210850" calcext:value-type="string">
            <text:p>31373210850</text:p>
          </table:table-cell>
          <table:table-cell table:formula="of:=[$Total.D522]" office:value-type="float" office:value="119.01" calcext:value-type="float">
            <text:p>119,01</text:p>
          </table:table-cell>
          <table:table-cell table:formula="of:=IF([.A5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3]" office:value-type="string" office:string-value="141935" calcext:value-type="string">
            <text:p>141935</text:p>
          </table:table-cell>
          <table:table-cell office:value-type="float" office:value="202411" calcext:value-type="float">
            <text:p>202411</text:p>
          </table:table-cell>
          <table:table-cell table:formula="of:=IF([.A522]=&quot;&quot;;&quot;&quot;;4)" office:value-type="float" office:value="4" calcext:value-type="float">
            <text:p>4</text:p>
          </table:table-cell>
          <table:table-cell table:formula="of:=IF([.A522]=&quot;&quot;;&quot;&quot;;5174)" office:value-type="float" office:value="5174" calcext:value-type="float">
            <text:p>5174</text:p>
          </table:table-cell>
          <table:table-cell table:formula="of:=[$Total.C523]" office:value-type="string" office:string-value="19026320876" calcext:value-type="string">
            <text:p>19026320876</text:p>
          </table:table-cell>
          <table:table-cell table:formula="of:=[$Total.D523]" office:value-type="float" office:value="119.14" calcext:value-type="float">
            <text:p>119,14</text:p>
          </table:table-cell>
          <table:table-cell table:formula="of:=IF([.A5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4]" office:value-type="string" office:string-value="181801" calcext:value-type="string">
            <text:p>181801</text:p>
          </table:table-cell>
          <table:table-cell office:value-type="float" office:value="202411" calcext:value-type="float">
            <text:p>202411</text:p>
          </table:table-cell>
          <table:table-cell table:formula="of:=IF([.A523]=&quot;&quot;;&quot;&quot;;4)" office:value-type="float" office:value="4" calcext:value-type="float">
            <text:p>4</text:p>
          </table:table-cell>
          <table:table-cell table:formula="of:=IF([.A523]=&quot;&quot;;&quot;&quot;;5174)" office:value-type="float" office:value="5174" calcext:value-type="float">
            <text:p>5174</text:p>
          </table:table-cell>
          <table:table-cell table:formula="of:=[$Total.C524]" office:value-type="string" office:string-value="26044051803" calcext:value-type="string">
            <text:p>26044051803</text:p>
          </table:table-cell>
          <table:table-cell table:formula="of:=[$Total.D524]" office:value-type="float" office:value="119.36" calcext:value-type="float">
            <text:p>119,36</text:p>
          </table:table-cell>
          <table:table-cell table:formula="of:=IF([.A5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5]" office:value-type="string" office:string-value="182109" calcext:value-type="string">
            <text:p>182109</text:p>
          </table:table-cell>
          <table:table-cell office:value-type="float" office:value="202411" calcext:value-type="float">
            <text:p>202411</text:p>
          </table:table-cell>
          <table:table-cell table:formula="of:=IF([.A524]=&quot;&quot;;&quot;&quot;;4)" office:value-type="float" office:value="4" calcext:value-type="float">
            <text:p>4</text:p>
          </table:table-cell>
          <table:table-cell table:formula="of:=IF([.A524]=&quot;&quot;;&quot;&quot;;5174)" office:value-type="float" office:value="5174" calcext:value-type="float">
            <text:p>5174</text:p>
          </table:table-cell>
          <table:table-cell table:formula="of:=[$Total.C525]" office:value-type="string" office:string-value="35037418879" calcext:value-type="string">
            <text:p>35037418879</text:p>
          </table:table-cell>
          <table:table-cell table:formula="of:=[$Total.D525]" office:value-type="float" office:value="121.17" calcext:value-type="float">
            <text:p>121,17</text:p>
          </table:table-cell>
          <table:table-cell table:formula="of:=IF([.A5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6]" office:value-type="string" office:string-value="162467" calcext:value-type="string">
            <text:p>162467</text:p>
          </table:table-cell>
          <table:table-cell office:value-type="float" office:value="202411" calcext:value-type="float">
            <text:p>202411</text:p>
          </table:table-cell>
          <table:table-cell table:formula="of:=IF([.A525]=&quot;&quot;;&quot;&quot;;4)" office:value-type="float" office:value="4" calcext:value-type="float">
            <text:p>4</text:p>
          </table:table-cell>
          <table:table-cell table:formula="of:=IF([.A525]=&quot;&quot;;&quot;&quot;;5174)" office:value-type="float" office:value="5174" calcext:value-type="float">
            <text:p>5174</text:p>
          </table:table-cell>
          <table:table-cell table:formula="of:=[$Total.C526]" office:value-type="string" office:string-value="32016222816" calcext:value-type="string">
            <text:p>32016222816</text:p>
          </table:table-cell>
          <table:table-cell table:formula="of:=[$Total.D526]" office:value-type="float" office:value="121.21" calcext:value-type="float">
            <text:p>121,21</text:p>
          </table:table-cell>
          <table:table-cell table:formula="of:=IF([.A5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7]" office:value-type="string" office:string-value="131912" calcext:value-type="string">
            <text:p>131912</text:p>
          </table:table-cell>
          <table:table-cell office:value-type="float" office:value="202411" calcext:value-type="float">
            <text:p>202411</text:p>
          </table:table-cell>
          <table:table-cell table:formula="of:=IF([.A526]=&quot;&quot;;&quot;&quot;;4)" office:value-type="float" office:value="4" calcext:value-type="float">
            <text:p>4</text:p>
          </table:table-cell>
          <table:table-cell table:formula="of:=IF([.A526]=&quot;&quot;;&quot;&quot;;5174)" office:value-type="float" office:value="5174" calcext:value-type="float">
            <text:p>5174</text:p>
          </table:table-cell>
          <table:table-cell table:formula="of:=[$Total.C527]" office:value-type="string" office:string-value="19212346871" calcext:value-type="string">
            <text:p>19212346871</text:p>
          </table:table-cell>
          <table:table-cell table:formula="of:=[$Total.D527]" office:value-type="float" office:value="123.21" calcext:value-type="float">
            <text:p>123,21</text:p>
          </table:table-cell>
          <table:table-cell table:formula="of:=IF([.A5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8]" office:value-type="string" office:string-value="245380" calcext:value-type="string">
            <text:p>245380</text:p>
          </table:table-cell>
          <table:table-cell office:value-type="float" office:value="202411" calcext:value-type="float">
            <text:p>202411</text:p>
          </table:table-cell>
          <table:table-cell table:formula="of:=IF([.A527]=&quot;&quot;;&quot;&quot;;4)" office:value-type="float" office:value="4" calcext:value-type="float">
            <text:p>4</text:p>
          </table:table-cell>
          <table:table-cell table:formula="of:=IF([.A527]=&quot;&quot;;&quot;&quot;;5174)" office:value-type="float" office:value="5174" calcext:value-type="float">
            <text:p>5174</text:p>
          </table:table-cell>
          <table:table-cell table:formula="of:=[$Total.C528]" office:value-type="string" office:string-value="44204290892" calcext:value-type="string">
            <text:p>44204290892</text:p>
          </table:table-cell>
          <table:table-cell table:formula="of:=[$Total.D528]" office:value-type="float" office:value="123.39" calcext:value-type="float">
            <text:p>123,39</text:p>
          </table:table-cell>
          <table:table-cell table:formula="of:=IF([.A5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29]" office:value-type="string" office:string-value="273341" calcext:value-type="string">
            <text:p>273341</text:p>
          </table:table-cell>
          <table:table-cell office:value-type="float" office:value="202411" calcext:value-type="float">
            <text:p>202411</text:p>
          </table:table-cell>
          <table:table-cell table:formula="of:=IF([.A528]=&quot;&quot;;&quot;&quot;;4)" office:value-type="float" office:value="4" calcext:value-type="float">
            <text:p>4</text:p>
          </table:table-cell>
          <table:table-cell table:formula="of:=IF([.A528]=&quot;&quot;;&quot;&quot;;5174)" office:value-type="float" office:value="5174" calcext:value-type="float">
            <text:p>5174</text:p>
          </table:table-cell>
          <table:table-cell table:formula="of:=[$Total.C529]" office:value-type="string" office:string-value="39612878803" calcext:value-type="string">
            <text:p>39612878803</text:p>
          </table:table-cell>
          <table:table-cell table:formula="of:=[$Total.D529]" office:value-type="float" office:value="124.08" calcext:value-type="float">
            <text:p>124,08</text:p>
          </table:table-cell>
          <table:table-cell table:formula="of:=IF([.A5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0]" office:value-type="string" office:string-value="169834" calcext:value-type="string">
            <text:p>169834</text:p>
          </table:table-cell>
          <table:table-cell office:value-type="float" office:value="202411" calcext:value-type="float">
            <text:p>202411</text:p>
          </table:table-cell>
          <table:table-cell table:formula="of:=IF([.A529]=&quot;&quot;;&quot;&quot;;4)" office:value-type="float" office:value="4" calcext:value-type="float">
            <text:p>4</text:p>
          </table:table-cell>
          <table:table-cell table:formula="of:=IF([.A529]=&quot;&quot;;&quot;&quot;;5174)" office:value-type="float" office:value="5174" calcext:value-type="float">
            <text:p>5174</text:p>
          </table:table-cell>
          <table:table-cell table:formula="of:=[$Total.C530]" office:value-type="string" office:string-value="22383936847" calcext:value-type="string">
            <text:p>22383936847</text:p>
          </table:table-cell>
          <table:table-cell table:formula="of:=[$Total.D530]" office:value-type="float" office:value="124.11" calcext:value-type="float">
            <text:p>124,11</text:p>
          </table:table-cell>
          <table:table-cell table:formula="of:=IF([.A5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1]" office:value-type="string" office:string-value="176353" calcext:value-type="string">
            <text:p>176353</text:p>
          </table:table-cell>
          <table:table-cell office:value-type="float" office:value="202411" calcext:value-type="float">
            <text:p>202411</text:p>
          </table:table-cell>
          <table:table-cell table:formula="of:=IF([.A530]=&quot;&quot;;&quot;&quot;;4)" office:value-type="float" office:value="4" calcext:value-type="float">
            <text:p>4</text:p>
          </table:table-cell>
          <table:table-cell table:formula="of:=IF([.A530]=&quot;&quot;;&quot;&quot;;5174)" office:value-type="float" office:value="5174" calcext:value-type="float">
            <text:p>5174</text:p>
          </table:table-cell>
          <table:table-cell table:formula="of:=[$Total.C531]" office:value-type="string" office:string-value="09405096877" calcext:value-type="string">
            <text:p>09405096877</text:p>
          </table:table-cell>
          <table:table-cell table:formula="of:=[$Total.D531]" office:value-type="float" office:value="124.85" calcext:value-type="float">
            <text:p>124,85</text:p>
          </table:table-cell>
          <table:table-cell table:formula="of:=IF([.A5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2]" office:value-type="string" office:string-value="165681" calcext:value-type="string">
            <text:p>165681</text:p>
          </table:table-cell>
          <table:table-cell office:value-type="float" office:value="202411" calcext:value-type="float">
            <text:p>202411</text:p>
          </table:table-cell>
          <table:table-cell table:formula="of:=IF([.A531]=&quot;&quot;;&quot;&quot;;4)" office:value-type="float" office:value="4" calcext:value-type="float">
            <text:p>4</text:p>
          </table:table-cell>
          <table:table-cell table:formula="of:=IF([.A531]=&quot;&quot;;&quot;&quot;;5174)" office:value-type="float" office:value="5174" calcext:value-type="float">
            <text:p>5174</text:p>
          </table:table-cell>
          <table:table-cell table:formula="of:=[$Total.C532]" office:value-type="string" office:string-value="11016271824" calcext:value-type="string">
            <text:p>11016271824</text:p>
          </table:table-cell>
          <table:table-cell table:formula="of:=[$Total.D532]" office:value-type="float" office:value="125" calcext:value-type="float">
            <text:p>125</text:p>
          </table:table-cell>
          <table:table-cell table:formula="of:=IF([.A5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3]" office:value-type="string" office:string-value="182089" calcext:value-type="string">
            <text:p>182089</text:p>
          </table:table-cell>
          <table:table-cell office:value-type="float" office:value="202411" calcext:value-type="float">
            <text:p>202411</text:p>
          </table:table-cell>
          <table:table-cell table:formula="of:=IF([.A532]=&quot;&quot;;&quot;&quot;;4)" office:value-type="float" office:value="4" calcext:value-type="float">
            <text:p>4</text:p>
          </table:table-cell>
          <table:table-cell table:formula="of:=IF([.A532]=&quot;&quot;;&quot;&quot;;5174)" office:value-type="float" office:value="5174" calcext:value-type="float">
            <text:p>5174</text:p>
          </table:table-cell>
          <table:table-cell table:formula="of:=[$Total.C533]" office:value-type="string" office:string-value="17569066880" calcext:value-type="string">
            <text:p>17569066880</text:p>
          </table:table-cell>
          <table:table-cell table:formula="of:=[$Total.D533]" office:value-type="float" office:value="125" calcext:value-type="float">
            <text:p>125</text:p>
          </table:table-cell>
          <table:table-cell table:formula="of:=IF([.A5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4]" office:value-type="string" office:string-value="208825" calcext:value-type="string">
            <text:p>208825</text:p>
          </table:table-cell>
          <table:table-cell office:value-type="float" office:value="202411" calcext:value-type="float">
            <text:p>202411</text:p>
          </table:table-cell>
          <table:table-cell table:formula="of:=IF([.A533]=&quot;&quot;;&quot;&quot;;4)" office:value-type="float" office:value="4" calcext:value-type="float">
            <text:p>4</text:p>
          </table:table-cell>
          <table:table-cell table:formula="of:=IF([.A533]=&quot;&quot;;&quot;&quot;;5174)" office:value-type="float" office:value="5174" calcext:value-type="float">
            <text:p>5174</text:p>
          </table:table-cell>
          <table:table-cell table:formula="of:=[$Total.C534]" office:value-type="string" office:string-value="19698301828" calcext:value-type="string">
            <text:p>19698301828</text:p>
          </table:table-cell>
          <table:table-cell table:formula="of:=[$Total.D534]" office:value-type="float" office:value="125" calcext:value-type="float">
            <text:p>125</text:p>
          </table:table-cell>
          <table:table-cell table:formula="of:=IF([.A5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5]" office:value-type="string" office:string-value="209538" calcext:value-type="string">
            <text:p>209538</text:p>
          </table:table-cell>
          <table:table-cell office:value-type="float" office:value="202411" calcext:value-type="float">
            <text:p>202411</text:p>
          </table:table-cell>
          <table:table-cell table:formula="of:=IF([.A534]=&quot;&quot;;&quot;&quot;;4)" office:value-type="float" office:value="4" calcext:value-type="float">
            <text:p>4</text:p>
          </table:table-cell>
          <table:table-cell table:formula="of:=IF([.A534]=&quot;&quot;;&quot;&quot;;5174)" office:value-type="float" office:value="5174" calcext:value-type="float">
            <text:p>5174</text:p>
          </table:table-cell>
          <table:table-cell table:formula="of:=[$Total.C535]" office:value-type="string" office:string-value="21973327830" calcext:value-type="string">
            <text:p>21973327830</text:p>
          </table:table-cell>
          <table:table-cell table:formula="of:=[$Total.D535]" office:value-type="float" office:value="125" calcext:value-type="float">
            <text:p>125</text:p>
          </table:table-cell>
          <table:table-cell table:formula="of:=IF([.A5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6]" office:value-type="string" office:string-value="219983" calcext:value-type="string">
            <text:p>219983</text:p>
          </table:table-cell>
          <table:table-cell office:value-type="float" office:value="202411" calcext:value-type="float">
            <text:p>202411</text:p>
          </table:table-cell>
          <table:table-cell table:formula="of:=IF([.A535]=&quot;&quot;;&quot;&quot;;4)" office:value-type="float" office:value="4" calcext:value-type="float">
            <text:p>4</text:p>
          </table:table-cell>
          <table:table-cell table:formula="of:=IF([.A535]=&quot;&quot;;&quot;&quot;;5174)" office:value-type="float" office:value="5174" calcext:value-type="float">
            <text:p>5174</text:p>
          </table:table-cell>
          <table:table-cell table:formula="of:=[$Total.C536]" office:value-type="string" office:string-value="16803530809" calcext:value-type="string">
            <text:p>16803530809</text:p>
          </table:table-cell>
          <table:table-cell table:formula="of:=[$Total.D536]" office:value-type="float" office:value="125" calcext:value-type="float">
            <text:p>125</text:p>
          </table:table-cell>
          <table:table-cell table:formula="of:=IF([.A5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7]" office:value-type="string" office:string-value="265950" calcext:value-type="string">
            <text:p>265950</text:p>
          </table:table-cell>
          <table:table-cell office:value-type="float" office:value="202411" calcext:value-type="float">
            <text:p>202411</text:p>
          </table:table-cell>
          <table:table-cell table:formula="of:=IF([.A536]=&quot;&quot;;&quot;&quot;;4)" office:value-type="float" office:value="4" calcext:value-type="float">
            <text:p>4</text:p>
          </table:table-cell>
          <table:table-cell table:formula="of:=IF([.A536]=&quot;&quot;;&quot;&quot;;5174)" office:value-type="float" office:value="5174" calcext:value-type="float">
            <text:p>5174</text:p>
          </table:table-cell>
          <table:table-cell table:formula="of:=[$Total.C537]" office:value-type="string" office:string-value="10992799848" calcext:value-type="string">
            <text:p>10992799848</text:p>
          </table:table-cell>
          <table:table-cell table:formula="of:=[$Total.D537]" office:value-type="float" office:value="125" calcext:value-type="float">
            <text:p>125</text:p>
          </table:table-cell>
          <table:table-cell table:formula="of:=IF([.A5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8]" office:value-type="string" office:string-value="259276" calcext:value-type="string">
            <text:p>259276</text:p>
          </table:table-cell>
          <table:table-cell office:value-type="float" office:value="202411" calcext:value-type="float">
            <text:p>202411</text:p>
          </table:table-cell>
          <table:table-cell table:formula="of:=IF([.A537]=&quot;&quot;;&quot;&quot;;4)" office:value-type="float" office:value="4" calcext:value-type="float">
            <text:p>4</text:p>
          </table:table-cell>
          <table:table-cell table:formula="of:=IF([.A537]=&quot;&quot;;&quot;&quot;;5174)" office:value-type="float" office:value="5174" calcext:value-type="float">
            <text:p>5174</text:p>
          </table:table-cell>
          <table:table-cell table:formula="of:=[$Total.C538]" office:value-type="string" office:string-value="48174193855" calcext:value-type="string">
            <text:p>48174193855</text:p>
          </table:table-cell>
          <table:table-cell table:formula="of:=[$Total.D538]" office:value-type="float" office:value="125.01" calcext:value-type="float">
            <text:p>125,01</text:p>
          </table:table-cell>
          <table:table-cell table:formula="of:=IF([.A5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39]" office:value-type="string" office:string-value="157039" calcext:value-type="string">
            <text:p>157039</text:p>
          </table:table-cell>
          <table:table-cell office:value-type="float" office:value="202411" calcext:value-type="float">
            <text:p>202411</text:p>
          </table:table-cell>
          <table:table-cell table:formula="of:=IF([.A538]=&quot;&quot;;&quot;&quot;;4)" office:value-type="float" office:value="4" calcext:value-type="float">
            <text:p>4</text:p>
          </table:table-cell>
          <table:table-cell table:formula="of:=IF([.A538]=&quot;&quot;;&quot;&quot;;5174)" office:value-type="float" office:value="5174" calcext:value-type="float">
            <text:p>5174</text:p>
          </table:table-cell>
          <table:table-cell table:formula="of:=[$Total.C539]" office:value-type="string" office:string-value="02985661684" calcext:value-type="string">
            <text:p>02985661684</text:p>
          </table:table-cell>
          <table:table-cell table:formula="of:=[$Total.D539]" office:value-type="float" office:value="125.03" calcext:value-type="float">
            <text:p>125,03</text:p>
          </table:table-cell>
          <table:table-cell table:formula="of:=IF([.A5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0]" office:value-type="string" office:string-value="227471" calcext:value-type="string">
            <text:p>227471</text:p>
          </table:table-cell>
          <table:table-cell office:value-type="float" office:value="202411" calcext:value-type="float">
            <text:p>202411</text:p>
          </table:table-cell>
          <table:table-cell table:formula="of:=IF([.A539]=&quot;&quot;;&quot;&quot;;4)" office:value-type="float" office:value="4" calcext:value-type="float">
            <text:p>4</text:p>
          </table:table-cell>
          <table:table-cell table:formula="of:=IF([.A539]=&quot;&quot;;&quot;&quot;;5174)" office:value-type="float" office:value="5174" calcext:value-type="float">
            <text:p>5174</text:p>
          </table:table-cell>
          <table:table-cell table:formula="of:=[$Total.C540]" office:value-type="string" office:string-value="22568414804" calcext:value-type="string">
            <text:p>22568414804</text:p>
          </table:table-cell>
          <table:table-cell table:formula="of:=[$Total.D540]" office:value-type="float" office:value="125.67" calcext:value-type="float">
            <text:p>125,67</text:p>
          </table:table-cell>
          <table:table-cell table:formula="of:=IF([.A5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1]" office:value-type="string" office:string-value="191959" calcext:value-type="string">
            <text:p>191959</text:p>
          </table:table-cell>
          <table:table-cell office:value-type="float" office:value="202411" calcext:value-type="float">
            <text:p>202411</text:p>
          </table:table-cell>
          <table:table-cell table:formula="of:=IF([.A540]=&quot;&quot;;&quot;&quot;;4)" office:value-type="float" office:value="4" calcext:value-type="float">
            <text:p>4</text:p>
          </table:table-cell>
          <table:table-cell table:formula="of:=IF([.A540]=&quot;&quot;;&quot;&quot;;5174)" office:value-type="float" office:value="5174" calcext:value-type="float">
            <text:p>5174</text:p>
          </table:table-cell>
          <table:table-cell table:formula="of:=[$Total.C541]" office:value-type="string" office:string-value="31118699890" calcext:value-type="string">
            <text:p>31118699890</text:p>
          </table:table-cell>
          <table:table-cell table:formula="of:=[$Total.D541]" office:value-type="float" office:value="127.36" calcext:value-type="float">
            <text:p>127,36</text:p>
          </table:table-cell>
          <table:table-cell table:formula="of:=IF([.A5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2]" office:value-type="string" office:string-value="185466" calcext:value-type="string">
            <text:p>185466</text:p>
          </table:table-cell>
          <table:table-cell office:value-type="float" office:value="202411" calcext:value-type="float">
            <text:p>202411</text:p>
          </table:table-cell>
          <table:table-cell table:formula="of:=IF([.A541]=&quot;&quot;;&quot;&quot;;4)" office:value-type="float" office:value="4" calcext:value-type="float">
            <text:p>4</text:p>
          </table:table-cell>
          <table:table-cell table:formula="of:=IF([.A541]=&quot;&quot;;&quot;&quot;;5174)" office:value-type="float" office:value="5174" calcext:value-type="float">
            <text:p>5174</text:p>
          </table:table-cell>
          <table:table-cell table:formula="of:=[$Total.C542]" office:value-type="string" office:string-value="13593568861" calcext:value-type="string">
            <text:p>13593568861</text:p>
          </table:table-cell>
          <table:table-cell table:formula="of:=[$Total.D542]" office:value-type="float" office:value="129.9" calcext:value-type="float">
            <text:p>129,9</text:p>
          </table:table-cell>
          <table:table-cell table:formula="of:=IF([.A5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3]" office:value-type="string" office:string-value="147814" calcext:value-type="string">
            <text:p>147814</text:p>
          </table:table-cell>
          <table:table-cell office:value-type="float" office:value="202411" calcext:value-type="float">
            <text:p>202411</text:p>
          </table:table-cell>
          <table:table-cell table:formula="of:=IF([.A542]=&quot;&quot;;&quot;&quot;;4)" office:value-type="float" office:value="4" calcext:value-type="float">
            <text:p>4</text:p>
          </table:table-cell>
          <table:table-cell table:formula="of:=IF([.A542]=&quot;&quot;;&quot;&quot;;5174)" office:value-type="float" office:value="5174" calcext:value-type="float">
            <text:p>5174</text:p>
          </table:table-cell>
          <table:table-cell table:formula="of:=[$Total.C543]" office:value-type="string" office:string-value="04021780840" calcext:value-type="string">
            <text:p>04021780840</text:p>
          </table:table-cell>
          <table:table-cell table:formula="of:=[$Total.D543]" office:value-type="float" office:value="130.18" calcext:value-type="float">
            <text:p>130,18</text:p>
          </table:table-cell>
          <table:table-cell table:formula="of:=IF([.A5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4]" office:value-type="string" office:string-value="270792" calcext:value-type="string">
            <text:p>270792</text:p>
          </table:table-cell>
          <table:table-cell office:value-type="float" office:value="202411" calcext:value-type="float">
            <text:p>202411</text:p>
          </table:table-cell>
          <table:table-cell table:formula="of:=IF([.A543]=&quot;&quot;;&quot;&quot;;4)" office:value-type="float" office:value="4" calcext:value-type="float">
            <text:p>4</text:p>
          </table:table-cell>
          <table:table-cell table:formula="of:=IF([.A543]=&quot;&quot;;&quot;&quot;;5174)" office:value-type="float" office:value="5174" calcext:value-type="float">
            <text:p>5174</text:p>
          </table:table-cell>
          <table:table-cell table:formula="of:=[$Total.C544]" office:value-type="string" office:string-value="35169385870" calcext:value-type="string">
            <text:p>35169385870</text:p>
          </table:table-cell>
          <table:table-cell table:formula="of:=[$Total.D544]" office:value-type="float" office:value="131.45" calcext:value-type="float">
            <text:p>131,45</text:p>
          </table:table-cell>
          <table:table-cell table:formula="of:=IF([.A5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5]" office:value-type="string" office:string-value="270733" calcext:value-type="string">
            <text:p>270733</text:p>
          </table:table-cell>
          <table:table-cell office:value-type="float" office:value="202411" calcext:value-type="float">
            <text:p>202411</text:p>
          </table:table-cell>
          <table:table-cell table:formula="of:=IF([.A544]=&quot;&quot;;&quot;&quot;;4)" office:value-type="float" office:value="4" calcext:value-type="float">
            <text:p>4</text:p>
          </table:table-cell>
          <table:table-cell table:formula="of:=IF([.A544]=&quot;&quot;;&quot;&quot;;5174)" office:value-type="float" office:value="5174" calcext:value-type="float">
            <text:p>5174</text:p>
          </table:table-cell>
          <table:table-cell table:formula="of:=[$Total.C545]" office:value-type="string" office:string-value="46975052808" calcext:value-type="string">
            <text:p>46975052808</text:p>
          </table:table-cell>
          <table:table-cell table:formula="of:=[$Total.D545]" office:value-type="float" office:value="132.85" calcext:value-type="float">
            <text:p>132,85</text:p>
          </table:table-cell>
          <table:table-cell table:formula="of:=IF([.A5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6]" office:value-type="string" office:string-value="152106" calcext:value-type="string">
            <text:p>152106</text:p>
          </table:table-cell>
          <table:table-cell office:value-type="float" office:value="202411" calcext:value-type="float">
            <text:p>202411</text:p>
          </table:table-cell>
          <table:table-cell table:formula="of:=IF([.A545]=&quot;&quot;;&quot;&quot;;4)" office:value-type="float" office:value="4" calcext:value-type="float">
            <text:p>4</text:p>
          </table:table-cell>
          <table:table-cell table:formula="of:=IF([.A545]=&quot;&quot;;&quot;&quot;;5174)" office:value-type="float" office:value="5174" calcext:value-type="float">
            <text:p>5174</text:p>
          </table:table-cell>
          <table:table-cell table:formula="of:=[$Total.C546]" office:value-type="string" office:string-value="19029122846" calcext:value-type="string">
            <text:p>19029122846</text:p>
          </table:table-cell>
          <table:table-cell table:formula="of:=[$Total.D546]" office:value-type="float" office:value="133.74" calcext:value-type="float">
            <text:p>133,74</text:p>
          </table:table-cell>
          <table:table-cell table:formula="of:=IF([.A5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7]" office:value-type="string" office:string-value="169537" calcext:value-type="string">
            <text:p>169537</text:p>
          </table:table-cell>
          <table:table-cell office:value-type="float" office:value="202411" calcext:value-type="float">
            <text:p>202411</text:p>
          </table:table-cell>
          <table:table-cell table:formula="of:=IF([.A546]=&quot;&quot;;&quot;&quot;;4)" office:value-type="float" office:value="4" calcext:value-type="float">
            <text:p>4</text:p>
          </table:table-cell>
          <table:table-cell table:formula="of:=IF([.A546]=&quot;&quot;;&quot;&quot;;5174)" office:value-type="float" office:value="5174" calcext:value-type="float">
            <text:p>5174</text:p>
          </table:table-cell>
          <table:table-cell table:formula="of:=[$Total.C547]" office:value-type="string" office:string-value="30381741818" calcext:value-type="string">
            <text:p>30381741818</text:p>
          </table:table-cell>
          <table:table-cell table:formula="of:=[$Total.D547]" office:value-type="float" office:value="135.13" calcext:value-type="float">
            <text:p>135,13</text:p>
          </table:table-cell>
          <table:table-cell table:formula="of:=IF([.A5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8]" office:value-type="string" office:string-value="224960" calcext:value-type="string">
            <text:p>224960</text:p>
          </table:table-cell>
          <table:table-cell office:value-type="float" office:value="202411" calcext:value-type="float">
            <text:p>202411</text:p>
          </table:table-cell>
          <table:table-cell table:formula="of:=IF([.A547]=&quot;&quot;;&quot;&quot;;4)" office:value-type="float" office:value="4" calcext:value-type="float">
            <text:p>4</text:p>
          </table:table-cell>
          <table:table-cell table:formula="of:=IF([.A547]=&quot;&quot;;&quot;&quot;;5174)" office:value-type="float" office:value="5174" calcext:value-type="float">
            <text:p>5174</text:p>
          </table:table-cell>
          <table:table-cell table:formula="of:=[$Total.C548]" office:value-type="string" office:string-value="33992420850" calcext:value-type="string">
            <text:p>33992420850</text:p>
          </table:table-cell>
          <table:table-cell table:formula="of:=[$Total.D548]" office:value-type="float" office:value="135.62" calcext:value-type="float">
            <text:p>135,62</text:p>
          </table:table-cell>
          <table:table-cell table:formula="of:=IF([.A5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49]" office:value-type="string" office:string-value="150461" calcext:value-type="string">
            <text:p>150461</text:p>
          </table:table-cell>
          <table:table-cell office:value-type="float" office:value="202411" calcext:value-type="float">
            <text:p>202411</text:p>
          </table:table-cell>
          <table:table-cell table:formula="of:=IF([.A548]=&quot;&quot;;&quot;&quot;;4)" office:value-type="float" office:value="4" calcext:value-type="float">
            <text:p>4</text:p>
          </table:table-cell>
          <table:table-cell table:formula="of:=IF([.A548]=&quot;&quot;;&quot;&quot;;5174)" office:value-type="float" office:value="5174" calcext:value-type="float">
            <text:p>5174</text:p>
          </table:table-cell>
          <table:table-cell table:formula="of:=[$Total.C549]" office:value-type="string" office:string-value="19207971810" calcext:value-type="string">
            <text:p>19207971810</text:p>
          </table:table-cell>
          <table:table-cell table:formula="of:=[$Total.D549]" office:value-type="float" office:value="138.03" calcext:value-type="float">
            <text:p>138,03</text:p>
          </table:table-cell>
          <table:table-cell table:formula="of:=IF([.A5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0]" office:value-type="string" office:string-value="909262" calcext:value-type="string">
            <text:p>909262</text:p>
          </table:table-cell>
          <table:table-cell office:value-type="float" office:value="202411" calcext:value-type="float">
            <text:p>202411</text:p>
          </table:table-cell>
          <table:table-cell table:formula="of:=IF([.A549]=&quot;&quot;;&quot;&quot;;4)" office:value-type="float" office:value="4" calcext:value-type="float">
            <text:p>4</text:p>
          </table:table-cell>
          <table:table-cell table:formula="of:=IF([.A549]=&quot;&quot;;&quot;&quot;;5174)" office:value-type="float" office:value="5174" calcext:value-type="float">
            <text:p>5174</text:p>
          </table:table-cell>
          <table:table-cell table:formula="of:=[$Total.C550]" office:value-type="string" office:string-value="29381558833" calcext:value-type="string">
            <text:p>29381558833</text:p>
          </table:table-cell>
          <table:table-cell table:formula="of:=[$Total.D550]" office:value-type="float" office:value="138.23" calcext:value-type="float">
            <text:p>138,23</text:p>
          </table:table-cell>
          <table:table-cell table:formula="of:=IF([.A5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1]" office:value-type="string" office:string-value="170397" calcext:value-type="string">
            <text:p>170397</text:p>
          </table:table-cell>
          <table:table-cell office:value-type="float" office:value="202411" calcext:value-type="float">
            <text:p>202411</text:p>
          </table:table-cell>
          <table:table-cell table:formula="of:=IF([.A550]=&quot;&quot;;&quot;&quot;;4)" office:value-type="float" office:value="4" calcext:value-type="float">
            <text:p>4</text:p>
          </table:table-cell>
          <table:table-cell table:formula="of:=IF([.A550]=&quot;&quot;;&quot;&quot;;5174)" office:value-type="float" office:value="5174" calcext:value-type="float">
            <text:p>5174</text:p>
          </table:table-cell>
          <table:table-cell table:formula="of:=[$Total.C551]" office:value-type="string" office:string-value="25901240820" calcext:value-type="string">
            <text:p>25901240820</text:p>
          </table:table-cell>
          <table:table-cell table:formula="of:=[$Total.D551]" office:value-type="float" office:value="138.5" calcext:value-type="float">
            <text:p>138,5</text:p>
          </table:table-cell>
          <table:table-cell table:formula="of:=IF([.A5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2]" office:value-type="string" office:string-value="216640" calcext:value-type="string">
            <text:p>216640</text:p>
          </table:table-cell>
          <table:table-cell office:value-type="float" office:value="202411" calcext:value-type="float">
            <text:p>202411</text:p>
          </table:table-cell>
          <table:table-cell table:formula="of:=IF([.A551]=&quot;&quot;;&quot;&quot;;4)" office:value-type="float" office:value="4" calcext:value-type="float">
            <text:p>4</text:p>
          </table:table-cell>
          <table:table-cell table:formula="of:=IF([.A551]=&quot;&quot;;&quot;&quot;;5174)" office:value-type="float" office:value="5174" calcext:value-type="float">
            <text:p>5174</text:p>
          </table:table-cell>
          <table:table-cell table:formula="of:=[$Total.C552]" office:value-type="string" office:string-value="44475877857" calcext:value-type="string">
            <text:p>44475877857</text:p>
          </table:table-cell>
          <table:table-cell table:formula="of:=[$Total.D552]" office:value-type="float" office:value="138.5" calcext:value-type="float">
            <text:p>138,5</text:p>
          </table:table-cell>
          <table:table-cell table:formula="of:=IF([.A5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3]" office:value-type="string" office:string-value="262439" calcext:value-type="string">
            <text:p>262439</text:p>
          </table:table-cell>
          <table:table-cell office:value-type="float" office:value="202411" calcext:value-type="float">
            <text:p>202411</text:p>
          </table:table-cell>
          <table:table-cell table:formula="of:=IF([.A552]=&quot;&quot;;&quot;&quot;;4)" office:value-type="float" office:value="4" calcext:value-type="float">
            <text:p>4</text:p>
          </table:table-cell>
          <table:table-cell table:formula="of:=IF([.A552]=&quot;&quot;;&quot;&quot;;5174)" office:value-type="float" office:value="5174" calcext:value-type="float">
            <text:p>5174</text:p>
          </table:table-cell>
          <table:table-cell table:formula="of:=[$Total.C553]" office:value-type="string" office:string-value="33777642835" calcext:value-type="string">
            <text:p>33777642835</text:p>
          </table:table-cell>
          <table:table-cell table:formula="of:=[$Total.D553]" office:value-type="float" office:value="139.22" calcext:value-type="float">
            <text:p>139,22</text:p>
          </table:table-cell>
          <table:table-cell table:formula="of:=IF([.A5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4]" office:value-type="string" office:string-value="150217" calcext:value-type="string">
            <text:p>150217</text:p>
          </table:table-cell>
          <table:table-cell office:value-type="float" office:value="202411" calcext:value-type="float">
            <text:p>202411</text:p>
          </table:table-cell>
          <table:table-cell table:formula="of:=IF([.A553]=&quot;&quot;;&quot;&quot;;4)" office:value-type="float" office:value="4" calcext:value-type="float">
            <text:p>4</text:p>
          </table:table-cell>
          <table:table-cell table:formula="of:=IF([.A553]=&quot;&quot;;&quot;&quot;;5174)" office:value-type="float" office:value="5174" calcext:value-type="float">
            <text:p>5174</text:p>
          </table:table-cell>
          <table:table-cell table:formula="of:=[$Total.C554]" office:value-type="string" office:string-value="25047950840" calcext:value-type="string">
            <text:p>25047950840</text:p>
          </table:table-cell>
          <table:table-cell table:formula="of:=[$Total.D554]" office:value-type="float" office:value="139.59" calcext:value-type="float">
            <text:p>139,59</text:p>
          </table:table-cell>
          <table:table-cell table:formula="of:=IF([.A5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5]" office:value-type="string" office:string-value="218510" calcext:value-type="string">
            <text:p>218510</text:p>
          </table:table-cell>
          <table:table-cell office:value-type="float" office:value="202411" calcext:value-type="float">
            <text:p>202411</text:p>
          </table:table-cell>
          <table:table-cell table:formula="of:=IF([.A554]=&quot;&quot;;&quot;&quot;;4)" office:value-type="float" office:value="4" calcext:value-type="float">
            <text:p>4</text:p>
          </table:table-cell>
          <table:table-cell table:formula="of:=IF([.A554]=&quot;&quot;;&quot;&quot;;5174)" office:value-type="float" office:value="5174" calcext:value-type="float">
            <text:p>5174</text:p>
          </table:table-cell>
          <table:table-cell table:formula="of:=[$Total.C555]" office:value-type="string" office:string-value="17158317803" calcext:value-type="string">
            <text:p>17158317803</text:p>
          </table:table-cell>
          <table:table-cell table:formula="of:=[$Total.D555]" office:value-type="float" office:value="142.32" calcext:value-type="float">
            <text:p>142,32</text:p>
          </table:table-cell>
          <table:table-cell table:formula="of:=IF([.A5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6]" office:value-type="string" office:string-value="152485" calcext:value-type="string">
            <text:p>152485</text:p>
          </table:table-cell>
          <table:table-cell office:value-type="float" office:value="202411" calcext:value-type="float">
            <text:p>202411</text:p>
          </table:table-cell>
          <table:table-cell table:formula="of:=IF([.A555]=&quot;&quot;;&quot;&quot;;4)" office:value-type="float" office:value="4" calcext:value-type="float">
            <text:p>4</text:p>
          </table:table-cell>
          <table:table-cell table:formula="of:=IF([.A555]=&quot;&quot;;&quot;&quot;;5174)" office:value-type="float" office:value="5174" calcext:value-type="float">
            <text:p>5174</text:p>
          </table:table-cell>
          <table:table-cell table:formula="of:=[$Total.C556]" office:value-type="string" office:string-value="21537616897" calcext:value-type="string">
            <text:p>21537616897</text:p>
          </table:table-cell>
          <table:table-cell table:formula="of:=[$Total.D556]" office:value-type="float" office:value="142.48" calcext:value-type="float">
            <text:p>142,48</text:p>
          </table:table-cell>
          <table:table-cell table:formula="of:=IF([.A5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7]" office:value-type="string" office:string-value="173766" calcext:value-type="string">
            <text:p>173766</text:p>
          </table:table-cell>
          <table:table-cell office:value-type="float" office:value="202411" calcext:value-type="float">
            <text:p>202411</text:p>
          </table:table-cell>
          <table:table-cell table:formula="of:=IF([.A556]=&quot;&quot;;&quot;&quot;;4)" office:value-type="float" office:value="4" calcext:value-type="float">
            <text:p>4</text:p>
          </table:table-cell>
          <table:table-cell table:formula="of:=IF([.A556]=&quot;&quot;;&quot;&quot;;5174)" office:value-type="float" office:value="5174" calcext:value-type="float">
            <text:p>5174</text:p>
          </table:table-cell>
          <table:table-cell table:formula="of:=[$Total.C557]" office:value-type="string" office:string-value="21383373833" calcext:value-type="string">
            <text:p>21383373833</text:p>
          </table:table-cell>
          <table:table-cell table:formula="of:=[$Total.D557]" office:value-type="float" office:value="142.48" calcext:value-type="float">
            <text:p>142,48</text:p>
          </table:table-cell>
          <table:table-cell table:formula="of:=IF([.A5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8]" office:value-type="string" office:string-value="262170" calcext:value-type="string">
            <text:p>262170</text:p>
          </table:table-cell>
          <table:table-cell office:value-type="float" office:value="202411" calcext:value-type="float">
            <text:p>202411</text:p>
          </table:table-cell>
          <table:table-cell table:formula="of:=IF([.A557]=&quot;&quot;;&quot;&quot;;4)" office:value-type="float" office:value="4" calcext:value-type="float">
            <text:p>4</text:p>
          </table:table-cell>
          <table:table-cell table:formula="of:=IF([.A557]=&quot;&quot;;&quot;&quot;;5174)" office:value-type="float" office:value="5174" calcext:value-type="float">
            <text:p>5174</text:p>
          </table:table-cell>
          <table:table-cell table:formula="of:=[$Total.C558]" office:value-type="string" office:string-value="40278218822" calcext:value-type="string">
            <text:p>40278218822</text:p>
          </table:table-cell>
          <table:table-cell table:formula="of:=[$Total.D558]" office:value-type="float" office:value="143.06" calcext:value-type="float">
            <text:p>143,06</text:p>
          </table:table-cell>
          <table:table-cell table:formula="of:=IF([.A5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59]" office:value-type="string" office:string-value="160121" calcext:value-type="string">
            <text:p>160121</text:p>
          </table:table-cell>
          <table:table-cell office:value-type="float" office:value="202411" calcext:value-type="float">
            <text:p>202411</text:p>
          </table:table-cell>
          <table:table-cell table:formula="of:=IF([.A558]=&quot;&quot;;&quot;&quot;;4)" office:value-type="float" office:value="4" calcext:value-type="float">
            <text:p>4</text:p>
          </table:table-cell>
          <table:table-cell table:formula="of:=IF([.A558]=&quot;&quot;;&quot;&quot;;5174)" office:value-type="float" office:value="5174" calcext:value-type="float">
            <text:p>5174</text:p>
          </table:table-cell>
          <table:table-cell table:formula="of:=[$Total.C559]" office:value-type="string" office:string-value="15490660805" calcext:value-type="string">
            <text:p>15490660805</text:p>
          </table:table-cell>
          <table:table-cell table:formula="of:=[$Total.D559]" office:value-type="float" office:value="144.15" calcext:value-type="float">
            <text:p>144,15</text:p>
          </table:table-cell>
          <table:table-cell table:formula="of:=IF([.A5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0]" office:value-type="string" office:string-value="286770" calcext:value-type="string">
            <text:p>286770</text:p>
          </table:table-cell>
          <table:table-cell office:value-type="float" office:value="202411" calcext:value-type="float">
            <text:p>202411</text:p>
          </table:table-cell>
          <table:table-cell table:formula="of:=IF([.A559]=&quot;&quot;;&quot;&quot;;4)" office:value-type="float" office:value="4" calcext:value-type="float">
            <text:p>4</text:p>
          </table:table-cell>
          <table:table-cell table:formula="of:=IF([.A559]=&quot;&quot;;&quot;&quot;;5174)" office:value-type="float" office:value="5174" calcext:value-type="float">
            <text:p>5174</text:p>
          </table:table-cell>
          <table:table-cell table:formula="of:=[$Total.C560]" office:value-type="string" office:string-value="32581091843" calcext:value-type="string">
            <text:p>32581091843</text:p>
          </table:table-cell>
          <table:table-cell table:formula="of:=[$Total.D560]" office:value-type="float" office:value="145" calcext:value-type="float">
            <text:p>145</text:p>
          </table:table-cell>
          <table:table-cell table:formula="of:=IF([.A5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1]" office:value-type="string" office:string-value="203815" calcext:value-type="string">
            <text:p>203815</text:p>
          </table:table-cell>
          <table:table-cell office:value-type="float" office:value="202411" calcext:value-type="float">
            <text:p>202411</text:p>
          </table:table-cell>
          <table:table-cell table:formula="of:=IF([.A560]=&quot;&quot;;&quot;&quot;;4)" office:value-type="float" office:value="4" calcext:value-type="float">
            <text:p>4</text:p>
          </table:table-cell>
          <table:table-cell table:formula="of:=IF([.A560]=&quot;&quot;;&quot;&quot;;5174)" office:value-type="float" office:value="5174" calcext:value-type="float">
            <text:p>5174</text:p>
          </table:table-cell>
          <table:table-cell table:formula="of:=[$Total.C561]" office:value-type="string" office:string-value="40085175889" calcext:value-type="string">
            <text:p>40085175889</text:p>
          </table:table-cell>
          <table:table-cell table:formula="of:=[$Total.D561]" office:value-type="float" office:value="146.09" calcext:value-type="float">
            <text:p>146,09</text:p>
          </table:table-cell>
          <table:table-cell table:formula="of:=IF([.A5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2]" office:value-type="string" office:string-value="169781" calcext:value-type="string">
            <text:p>169781</text:p>
          </table:table-cell>
          <table:table-cell office:value-type="float" office:value="202411" calcext:value-type="float">
            <text:p>202411</text:p>
          </table:table-cell>
          <table:table-cell table:formula="of:=IF([.A561]=&quot;&quot;;&quot;&quot;;4)" office:value-type="float" office:value="4" calcext:value-type="float">
            <text:p>4</text:p>
          </table:table-cell>
          <table:table-cell table:formula="of:=IF([.A561]=&quot;&quot;;&quot;&quot;;5174)" office:value-type="float" office:value="5174" calcext:value-type="float">
            <text:p>5174</text:p>
          </table:table-cell>
          <table:table-cell table:formula="of:=[$Total.C562]" office:value-type="string" office:string-value="22211863892" calcext:value-type="string">
            <text:p>22211863892</text:p>
          </table:table-cell>
          <table:table-cell table:formula="of:=[$Total.D562]" office:value-type="float" office:value="146.28" calcext:value-type="float">
            <text:p>146,28</text:p>
          </table:table-cell>
          <table:table-cell table:formula="of:=IF([.A5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3]" office:value-type="string" office:string-value="182414" calcext:value-type="string">
            <text:p>182414</text:p>
          </table:table-cell>
          <table:table-cell office:value-type="float" office:value="202411" calcext:value-type="float">
            <text:p>202411</text:p>
          </table:table-cell>
          <table:table-cell table:formula="of:=IF([.A562]=&quot;&quot;;&quot;&quot;;4)" office:value-type="float" office:value="4" calcext:value-type="float">
            <text:p>4</text:p>
          </table:table-cell>
          <table:table-cell table:formula="of:=IF([.A562]=&quot;&quot;;&quot;&quot;;5174)" office:value-type="float" office:value="5174" calcext:value-type="float">
            <text:p>5174</text:p>
          </table:table-cell>
          <table:table-cell table:formula="of:=[$Total.C563]" office:value-type="string" office:string-value="30694588822" calcext:value-type="string">
            <text:p>30694588822</text:p>
          </table:table-cell>
          <table:table-cell table:formula="of:=[$Total.D563]" office:value-type="float" office:value="147.56" calcext:value-type="float">
            <text:p>147,56</text:p>
          </table:table-cell>
          <table:table-cell table:formula="of:=IF([.A5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4]" office:value-type="string" office:string-value="164136" calcext:value-type="string">
            <text:p>164136</text:p>
          </table:table-cell>
          <table:table-cell office:value-type="float" office:value="202411" calcext:value-type="float">
            <text:p>202411</text:p>
          </table:table-cell>
          <table:table-cell table:formula="of:=IF([.A563]=&quot;&quot;;&quot;&quot;;4)" office:value-type="float" office:value="4" calcext:value-type="float">
            <text:p>4</text:p>
          </table:table-cell>
          <table:table-cell table:formula="of:=IF([.A563]=&quot;&quot;;&quot;&quot;;5174)" office:value-type="float" office:value="5174" calcext:value-type="float">
            <text:p>5174</text:p>
          </table:table-cell>
          <table:table-cell table:formula="of:=[$Total.C564]" office:value-type="string" office:string-value="15253179895" calcext:value-type="string">
            <text:p>15253179895</text:p>
          </table:table-cell>
          <table:table-cell table:formula="of:=[$Total.D564]" office:value-type="float" office:value="149.12" calcext:value-type="float">
            <text:p>149,12</text:p>
          </table:table-cell>
          <table:table-cell table:formula="of:=IF([.A5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5]" office:value-type="string" office:string-value="129528" calcext:value-type="string">
            <text:p>129528</text:p>
          </table:table-cell>
          <table:table-cell office:value-type="float" office:value="202411" calcext:value-type="float">
            <text:p>202411</text:p>
          </table:table-cell>
          <table:table-cell table:formula="of:=IF([.A564]=&quot;&quot;;&quot;&quot;;4)" office:value-type="float" office:value="4" calcext:value-type="float">
            <text:p>4</text:p>
          </table:table-cell>
          <table:table-cell table:formula="of:=IF([.A564]=&quot;&quot;;&quot;&quot;;5174)" office:value-type="float" office:value="5174" calcext:value-type="float">
            <text:p>5174</text:p>
          </table:table-cell>
          <table:table-cell table:formula="of:=[$Total.C565]" office:value-type="string" office:string-value="06764794804" calcext:value-type="string">
            <text:p>06764794804</text:p>
          </table:table-cell>
          <table:table-cell table:formula="of:=[$Total.D565]" office:value-type="float" office:value="149.43" calcext:value-type="float">
            <text:p>149,43</text:p>
          </table:table-cell>
          <table:table-cell table:formula="of:=IF([.A5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6]" office:value-type="string" office:string-value="141919" calcext:value-type="string">
            <text:p>141919</text:p>
          </table:table-cell>
          <table:table-cell office:value-type="float" office:value="202411" calcext:value-type="float">
            <text:p>202411</text:p>
          </table:table-cell>
          <table:table-cell table:formula="of:=IF([.A565]=&quot;&quot;;&quot;&quot;;4)" office:value-type="float" office:value="4" calcext:value-type="float">
            <text:p>4</text:p>
          </table:table-cell>
          <table:table-cell table:formula="of:=IF([.A565]=&quot;&quot;;&quot;&quot;;5174)" office:value-type="float" office:value="5174" calcext:value-type="float">
            <text:p>5174</text:p>
          </table:table-cell>
          <table:table-cell table:formula="of:=[$Total.C566]" office:value-type="string" office:string-value="17152163855" calcext:value-type="string">
            <text:p>17152163855</text:p>
          </table:table-cell>
          <table:table-cell table:formula="of:=[$Total.D566]" office:value-type="float" office:value="150" calcext:value-type="float">
            <text:p>150</text:p>
          </table:table-cell>
          <table:table-cell table:formula="of:=IF([.A5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7]" office:value-type="string" office:string-value="233820" calcext:value-type="string">
            <text:p>233820</text:p>
          </table:table-cell>
          <table:table-cell office:value-type="float" office:value="202411" calcext:value-type="float">
            <text:p>202411</text:p>
          </table:table-cell>
          <table:table-cell table:formula="of:=IF([.A566]=&quot;&quot;;&quot;&quot;;4)" office:value-type="float" office:value="4" calcext:value-type="float">
            <text:p>4</text:p>
          </table:table-cell>
          <table:table-cell table:formula="of:=IF([.A566]=&quot;&quot;;&quot;&quot;;5174)" office:value-type="float" office:value="5174" calcext:value-type="float">
            <text:p>5174</text:p>
          </table:table-cell>
          <table:table-cell table:formula="of:=[$Total.C567]" office:value-type="string" office:string-value="32390096840" calcext:value-type="string">
            <text:p>32390096840</text:p>
          </table:table-cell>
          <table:table-cell table:formula="of:=[$Total.D567]" office:value-type="float" office:value="150" calcext:value-type="float">
            <text:p>150</text:p>
          </table:table-cell>
          <table:table-cell table:formula="of:=IF([.A5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8]" office:value-type="string" office:string-value="276014" calcext:value-type="string">
            <text:p>276014</text:p>
          </table:table-cell>
          <table:table-cell office:value-type="float" office:value="202411" calcext:value-type="float">
            <text:p>202411</text:p>
          </table:table-cell>
          <table:table-cell table:formula="of:=IF([.A567]=&quot;&quot;;&quot;&quot;;4)" office:value-type="float" office:value="4" calcext:value-type="float">
            <text:p>4</text:p>
          </table:table-cell>
          <table:table-cell table:formula="of:=IF([.A567]=&quot;&quot;;&quot;&quot;;5174)" office:value-type="float" office:value="5174" calcext:value-type="float">
            <text:p>5174</text:p>
          </table:table-cell>
          <table:table-cell table:formula="of:=[$Total.C568]" office:value-type="string" office:string-value="42829860349" calcext:value-type="string">
            <text:p>42829860349</text:p>
          </table:table-cell>
          <table:table-cell table:formula="of:=[$Total.D568]" office:value-type="float" office:value="150.93" calcext:value-type="float">
            <text:p>150,93</text:p>
          </table:table-cell>
          <table:table-cell table:formula="of:=IF([.A5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69]" office:value-type="string" office:string-value="176422" calcext:value-type="string">
            <text:p>176422</text:p>
          </table:table-cell>
          <table:table-cell office:value-type="float" office:value="202411" calcext:value-type="float">
            <text:p>202411</text:p>
          </table:table-cell>
          <table:table-cell table:formula="of:=IF([.A568]=&quot;&quot;;&quot;&quot;;4)" office:value-type="float" office:value="4" calcext:value-type="float">
            <text:p>4</text:p>
          </table:table-cell>
          <table:table-cell table:formula="of:=IF([.A568]=&quot;&quot;;&quot;&quot;;5174)" office:value-type="float" office:value="5174" calcext:value-type="float">
            <text:p>5174</text:p>
          </table:table-cell>
          <table:table-cell table:formula="of:=[$Total.C569]" office:value-type="string" office:string-value="25588213858" calcext:value-type="string">
            <text:p>25588213858</text:p>
          </table:table-cell>
          <table:table-cell table:formula="of:=[$Total.D569]" office:value-type="float" office:value="151.1" calcext:value-type="float">
            <text:p>151,1</text:p>
          </table:table-cell>
          <table:table-cell table:formula="of:=IF([.A5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0]" office:value-type="string" office:string-value="200000" calcext:value-type="string">
            <text:p>200000</text:p>
          </table:table-cell>
          <table:table-cell office:value-type="float" office:value="202411" calcext:value-type="float">
            <text:p>202411</text:p>
          </table:table-cell>
          <table:table-cell table:formula="of:=IF([.A569]=&quot;&quot;;&quot;&quot;;4)" office:value-type="float" office:value="4" calcext:value-type="float">
            <text:p>4</text:p>
          </table:table-cell>
          <table:table-cell table:formula="of:=IF([.A569]=&quot;&quot;;&quot;&quot;;5174)" office:value-type="float" office:value="5174" calcext:value-type="float">
            <text:p>5174</text:p>
          </table:table-cell>
          <table:table-cell table:formula="of:=[$Total.C570]" office:value-type="string" office:string-value="17857186813" calcext:value-type="string">
            <text:p>17857186813</text:p>
          </table:table-cell>
          <table:table-cell table:formula="of:=[$Total.D570]" office:value-type="float" office:value="152.47" calcext:value-type="float">
            <text:p>152,47</text:p>
          </table:table-cell>
          <table:table-cell table:formula="of:=IF([.A5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1]" office:value-type="string" office:string-value="166501" calcext:value-type="string">
            <text:p>166501</text:p>
          </table:table-cell>
          <table:table-cell office:value-type="float" office:value="202411" calcext:value-type="float">
            <text:p>202411</text:p>
          </table:table-cell>
          <table:table-cell table:formula="of:=IF([.A570]=&quot;&quot;;&quot;&quot;;4)" office:value-type="float" office:value="4" calcext:value-type="float">
            <text:p>4</text:p>
          </table:table-cell>
          <table:table-cell table:formula="of:=IF([.A570]=&quot;&quot;;&quot;&quot;;5174)" office:value-type="float" office:value="5174" calcext:value-type="float">
            <text:p>5174</text:p>
          </table:table-cell>
          <table:table-cell table:formula="of:=[$Total.C571]" office:value-type="string" office:string-value="22462185860" calcext:value-type="string">
            <text:p>22462185860</text:p>
          </table:table-cell>
          <table:table-cell table:formula="of:=[$Total.D571]" office:value-type="float" office:value="152.86" calcext:value-type="float">
            <text:p>152,86</text:p>
          </table:table-cell>
          <table:table-cell table:formula="of:=IF([.A5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2]" office:value-type="string" office:string-value="209830" calcext:value-type="string">
            <text:p>209830</text:p>
          </table:table-cell>
          <table:table-cell office:value-type="float" office:value="202411" calcext:value-type="float">
            <text:p>202411</text:p>
          </table:table-cell>
          <table:table-cell table:formula="of:=IF([.A571]=&quot;&quot;;&quot;&quot;;4)" office:value-type="float" office:value="4" calcext:value-type="float">
            <text:p>4</text:p>
          </table:table-cell>
          <table:table-cell table:formula="of:=IF([.A571]=&quot;&quot;;&quot;&quot;;5174)" office:value-type="float" office:value="5174" calcext:value-type="float">
            <text:p>5174</text:p>
          </table:table-cell>
          <table:table-cell table:formula="of:=[$Total.C572]" office:value-type="string" office:string-value="35758278858" calcext:value-type="string">
            <text:p>35758278858</text:p>
          </table:table-cell>
          <table:table-cell table:formula="of:=[$Total.D572]" office:value-type="float" office:value="154.08" calcext:value-type="float">
            <text:p>154,08</text:p>
          </table:table-cell>
          <table:table-cell table:formula="of:=IF([.A5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3]" office:value-type="string" office:string-value="190201" calcext:value-type="string">
            <text:p>190201</text:p>
          </table:table-cell>
          <table:table-cell office:value-type="float" office:value="202411" calcext:value-type="float">
            <text:p>202411</text:p>
          </table:table-cell>
          <table:table-cell table:formula="of:=IF([.A572]=&quot;&quot;;&quot;&quot;;4)" office:value-type="float" office:value="4" calcext:value-type="float">
            <text:p>4</text:p>
          </table:table-cell>
          <table:table-cell table:formula="of:=IF([.A572]=&quot;&quot;;&quot;&quot;;5174)" office:value-type="float" office:value="5174" calcext:value-type="float">
            <text:p>5174</text:p>
          </table:table-cell>
          <table:table-cell table:formula="of:=[$Total.C573]" office:value-type="string" office:string-value="11528112822" calcext:value-type="string">
            <text:p>11528112822</text:p>
          </table:table-cell>
          <table:table-cell table:formula="of:=[$Total.D573]" office:value-type="float" office:value="154.37" calcext:value-type="float">
            <text:p>154,37</text:p>
          </table:table-cell>
          <table:table-cell table:formula="of:=IF([.A5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4]" office:value-type="string" office:string-value="131538" calcext:value-type="string">
            <text:p>131538</text:p>
          </table:table-cell>
          <table:table-cell office:value-type="float" office:value="202411" calcext:value-type="float">
            <text:p>202411</text:p>
          </table:table-cell>
          <table:table-cell table:formula="of:=IF([.A573]=&quot;&quot;;&quot;&quot;;4)" office:value-type="float" office:value="4" calcext:value-type="float">
            <text:p>4</text:p>
          </table:table-cell>
          <table:table-cell table:formula="of:=IF([.A573]=&quot;&quot;;&quot;&quot;;5174)" office:value-type="float" office:value="5174" calcext:value-type="float">
            <text:p>5174</text:p>
          </table:table-cell>
          <table:table-cell table:formula="of:=[$Total.C574]" office:value-type="string" office:string-value="16074695881" calcext:value-type="string">
            <text:p>16074695881</text:p>
          </table:table-cell>
          <table:table-cell table:formula="of:=[$Total.D574]" office:value-type="float" office:value="156.04" calcext:value-type="float">
            <text:p>156,04</text:p>
          </table:table-cell>
          <table:table-cell table:formula="of:=IF([.A5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5]" office:value-type="string" office:string-value="107268" calcext:value-type="string">
            <text:p>107268</text:p>
          </table:table-cell>
          <table:table-cell office:value-type="float" office:value="202411" calcext:value-type="float">
            <text:p>202411</text:p>
          </table:table-cell>
          <table:table-cell table:formula="of:=IF([.A574]=&quot;&quot;;&quot;&quot;;4)" office:value-type="float" office:value="4" calcext:value-type="float">
            <text:p>4</text:p>
          </table:table-cell>
          <table:table-cell table:formula="of:=IF([.A574]=&quot;&quot;;&quot;&quot;;5174)" office:value-type="float" office:value="5174" calcext:value-type="float">
            <text:p>5174</text:p>
          </table:table-cell>
          <table:table-cell table:formula="of:=[$Total.C575]" office:value-type="string" office:string-value="45564965515" calcext:value-type="string">
            <text:p>45564965515</text:p>
          </table:table-cell>
          <table:table-cell table:formula="of:=[$Total.D575]" office:value-type="float" office:value="156.16" calcext:value-type="float">
            <text:p>156,16</text:p>
          </table:table-cell>
          <table:table-cell table:formula="of:=IF([.A5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6]" office:value-type="string" office:string-value="170527" calcext:value-type="string">
            <text:p>170527</text:p>
          </table:table-cell>
          <table:table-cell office:value-type="float" office:value="202411" calcext:value-type="float">
            <text:p>202411</text:p>
          </table:table-cell>
          <table:table-cell table:formula="of:=IF([.A575]=&quot;&quot;;&quot;&quot;;4)" office:value-type="float" office:value="4" calcext:value-type="float">
            <text:p>4</text:p>
          </table:table-cell>
          <table:table-cell table:formula="of:=IF([.A575]=&quot;&quot;;&quot;&quot;;5174)" office:value-type="float" office:value="5174" calcext:value-type="float">
            <text:p>5174</text:p>
          </table:table-cell>
          <table:table-cell table:formula="of:=[$Total.C576]" office:value-type="string" office:string-value="25863853816" calcext:value-type="string">
            <text:p>25863853816</text:p>
          </table:table-cell>
          <table:table-cell table:formula="of:=[$Total.D576]" office:value-type="float" office:value="156.64" calcext:value-type="float">
            <text:p>156,64</text:p>
          </table:table-cell>
          <table:table-cell table:formula="of:=IF([.A5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7]" office:value-type="string" office:string-value="158612" calcext:value-type="string">
            <text:p>158612</text:p>
          </table:table-cell>
          <table:table-cell office:value-type="float" office:value="202411" calcext:value-type="float">
            <text:p>202411</text:p>
          </table:table-cell>
          <table:table-cell table:formula="of:=IF([.A576]=&quot;&quot;;&quot;&quot;;4)" office:value-type="float" office:value="4" calcext:value-type="float">
            <text:p>4</text:p>
          </table:table-cell>
          <table:table-cell table:formula="of:=IF([.A576]=&quot;&quot;;&quot;&quot;;5174)" office:value-type="float" office:value="5174" calcext:value-type="float">
            <text:p>5174</text:p>
          </table:table-cell>
          <table:table-cell table:formula="of:=[$Total.C577]" office:value-type="string" office:string-value="08190683730" calcext:value-type="string">
            <text:p>08190683730</text:p>
          </table:table-cell>
          <table:table-cell table:formula="of:=[$Total.D577]" office:value-type="float" office:value="157.75" calcext:value-type="float">
            <text:p>157,75</text:p>
          </table:table-cell>
          <table:table-cell table:formula="of:=IF([.A5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8]" office:value-type="string" office:string-value="160309" calcext:value-type="string">
            <text:p>160309</text:p>
          </table:table-cell>
          <table:table-cell office:value-type="float" office:value="202411" calcext:value-type="float">
            <text:p>202411</text:p>
          </table:table-cell>
          <table:table-cell table:formula="of:=IF([.A577]=&quot;&quot;;&quot;&quot;;4)" office:value-type="float" office:value="4" calcext:value-type="float">
            <text:p>4</text:p>
          </table:table-cell>
          <table:table-cell table:formula="of:=IF([.A577]=&quot;&quot;;&quot;&quot;;5174)" office:value-type="float" office:value="5174" calcext:value-type="float">
            <text:p>5174</text:p>
          </table:table-cell>
          <table:table-cell table:formula="of:=[$Total.C578]" office:value-type="string" office:string-value="16803429830" calcext:value-type="string">
            <text:p>16803429830</text:p>
          </table:table-cell>
          <table:table-cell table:formula="of:=[$Total.D578]" office:value-type="float" office:value="159.22" calcext:value-type="float">
            <text:p>159,22</text:p>
          </table:table-cell>
          <table:table-cell table:formula="of:=IF([.A5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79]" office:value-type="string" office:string-value="239593" calcext:value-type="string">
            <text:p>239593</text:p>
          </table:table-cell>
          <table:table-cell office:value-type="float" office:value="202411" calcext:value-type="float">
            <text:p>202411</text:p>
          </table:table-cell>
          <table:table-cell table:formula="of:=IF([.A578]=&quot;&quot;;&quot;&quot;;4)" office:value-type="float" office:value="4" calcext:value-type="float">
            <text:p>4</text:p>
          </table:table-cell>
          <table:table-cell table:formula="of:=IF([.A578]=&quot;&quot;;&quot;&quot;;5174)" office:value-type="float" office:value="5174" calcext:value-type="float">
            <text:p>5174</text:p>
          </table:table-cell>
          <table:table-cell table:formula="of:=[$Total.C579]" office:value-type="string" office:string-value="30474888860" calcext:value-type="string">
            <text:p>30474888860</text:p>
          </table:table-cell>
          <table:table-cell table:formula="of:=[$Total.D579]" office:value-type="float" office:value="159.22" calcext:value-type="float">
            <text:p>159,22</text:p>
          </table:table-cell>
          <table:table-cell table:formula="of:=IF([.A5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0]" office:value-type="string" office:string-value="187082" calcext:value-type="string">
            <text:p>187082</text:p>
          </table:table-cell>
          <table:table-cell office:value-type="float" office:value="202411" calcext:value-type="float">
            <text:p>202411</text:p>
          </table:table-cell>
          <table:table-cell table:formula="of:=IF([.A579]=&quot;&quot;;&quot;&quot;;4)" office:value-type="float" office:value="4" calcext:value-type="float">
            <text:p>4</text:p>
          </table:table-cell>
          <table:table-cell table:formula="of:=IF([.A579]=&quot;&quot;;&quot;&quot;;5174)" office:value-type="float" office:value="5174" calcext:value-type="float">
            <text:p>5174</text:p>
          </table:table-cell>
          <table:table-cell table:formula="of:=[$Total.C580]" office:value-type="string" office:string-value="16790918833" calcext:value-type="string">
            <text:p>16790918833</text:p>
          </table:table-cell>
          <table:table-cell table:formula="of:=[$Total.D580]" office:value-type="float" office:value="159.57" calcext:value-type="float">
            <text:p>159,57</text:p>
          </table:table-cell>
          <table:table-cell table:formula="of:=IF([.A5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1]" office:value-type="string" office:string-value="277703" calcext:value-type="string">
            <text:p>277703</text:p>
          </table:table-cell>
          <table:table-cell office:value-type="float" office:value="202411" calcext:value-type="float">
            <text:p>202411</text:p>
          </table:table-cell>
          <table:table-cell table:formula="of:=IF([.A580]=&quot;&quot;;&quot;&quot;;4)" office:value-type="float" office:value="4" calcext:value-type="float">
            <text:p>4</text:p>
          </table:table-cell>
          <table:table-cell table:formula="of:=IF([.A580]=&quot;&quot;;&quot;&quot;;5174)" office:value-type="float" office:value="5174" calcext:value-type="float">
            <text:p>5174</text:p>
          </table:table-cell>
          <table:table-cell table:formula="of:=[$Total.C581]" office:value-type="string" office:string-value="46460817847" calcext:value-type="string">
            <text:p>46460817847</text:p>
          </table:table-cell>
          <table:table-cell table:formula="of:=[$Total.D581]" office:value-type="float" office:value="159.63" calcext:value-type="float">
            <text:p>159,63</text:p>
          </table:table-cell>
          <table:table-cell table:formula="of:=IF([.A5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2]" office:value-type="string" office:string-value="143185" calcext:value-type="string">
            <text:p>143185</text:p>
          </table:table-cell>
          <table:table-cell office:value-type="float" office:value="202411" calcext:value-type="float">
            <text:p>202411</text:p>
          </table:table-cell>
          <table:table-cell table:formula="of:=IF([.A581]=&quot;&quot;;&quot;&quot;;4)" office:value-type="float" office:value="4" calcext:value-type="float">
            <text:p>4</text:p>
          </table:table-cell>
          <table:table-cell table:formula="of:=IF([.A581]=&quot;&quot;;&quot;&quot;;5174)" office:value-type="float" office:value="5174" calcext:value-type="float">
            <text:p>5174</text:p>
          </table:table-cell>
          <table:table-cell table:formula="of:=[$Total.C582]" office:value-type="string" office:string-value="27262270826" calcext:value-type="string">
            <text:p>27262270826</text:p>
          </table:table-cell>
          <table:table-cell table:formula="of:=[$Total.D582]" office:value-type="float" office:value="159.73" calcext:value-type="float">
            <text:p>159,73</text:p>
          </table:table-cell>
          <table:table-cell table:formula="of:=IF([.A5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3]" office:value-type="string" office:string-value="249874" calcext:value-type="string">
            <text:p>249874</text:p>
          </table:table-cell>
          <table:table-cell office:value-type="float" office:value="202411" calcext:value-type="float">
            <text:p>202411</text:p>
          </table:table-cell>
          <table:table-cell table:formula="of:=IF([.A582]=&quot;&quot;;&quot;&quot;;4)" office:value-type="float" office:value="4" calcext:value-type="float">
            <text:p>4</text:p>
          </table:table-cell>
          <table:table-cell table:formula="of:=IF([.A582]=&quot;&quot;;&quot;&quot;;5174)" office:value-type="float" office:value="5174" calcext:value-type="float">
            <text:p>5174</text:p>
          </table:table-cell>
          <table:table-cell table:formula="of:=[$Total.C583]" office:value-type="string" office:string-value="02089680911" calcext:value-type="string">
            <text:p>02089680911</text:p>
          </table:table-cell>
          <table:table-cell table:formula="of:=[$Total.D583]" office:value-type="float" office:value="160.29" calcext:value-type="float">
            <text:p>160,29</text:p>
          </table:table-cell>
          <table:table-cell table:formula="of:=IF([.A5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4]" office:value-type="string" office:string-value="285498" calcext:value-type="string">
            <text:p>285498</text:p>
          </table:table-cell>
          <table:table-cell office:value-type="float" office:value="202411" calcext:value-type="float">
            <text:p>202411</text:p>
          </table:table-cell>
          <table:table-cell table:formula="of:=IF([.A583]=&quot;&quot;;&quot;&quot;;4)" office:value-type="float" office:value="4" calcext:value-type="float">
            <text:p>4</text:p>
          </table:table-cell>
          <table:table-cell table:formula="of:=IF([.A583]=&quot;&quot;;&quot;&quot;;5174)" office:value-type="float" office:value="5174" calcext:value-type="float">
            <text:p>5174</text:p>
          </table:table-cell>
          <table:table-cell table:formula="of:=[$Total.C584]" office:value-type="string" office:string-value="48061584883" calcext:value-type="string">
            <text:p>48061584883</text:p>
          </table:table-cell>
          <table:table-cell table:formula="of:=[$Total.D584]" office:value-type="float" office:value="160.41" calcext:value-type="float">
            <text:p>160,41</text:p>
          </table:table-cell>
          <table:table-cell table:formula="of:=IF([.A5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5]" office:value-type="string" office:string-value="247766" calcext:value-type="string">
            <text:p>247766</text:p>
          </table:table-cell>
          <table:table-cell office:value-type="float" office:value="202411" calcext:value-type="float">
            <text:p>202411</text:p>
          </table:table-cell>
          <table:table-cell table:formula="of:=IF([.A584]=&quot;&quot;;&quot;&quot;;4)" office:value-type="float" office:value="4" calcext:value-type="float">
            <text:p>4</text:p>
          </table:table-cell>
          <table:table-cell table:formula="of:=IF([.A584]=&quot;&quot;;&quot;&quot;;5174)" office:value-type="float" office:value="5174" calcext:value-type="float">
            <text:p>5174</text:p>
          </table:table-cell>
          <table:table-cell table:formula="of:=[$Total.C585]" office:value-type="string" office:string-value="11527584895" calcext:value-type="string">
            <text:p>11527584895</text:p>
          </table:table-cell>
          <table:table-cell table:formula="of:=[$Total.D585]" office:value-type="float" office:value="160.47" calcext:value-type="float">
            <text:p>160,47</text:p>
          </table:table-cell>
          <table:table-cell table:formula="of:=IF([.A5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6]" office:value-type="string" office:string-value="252514" calcext:value-type="string">
            <text:p>252514</text:p>
          </table:table-cell>
          <table:table-cell office:value-type="float" office:value="202411" calcext:value-type="float">
            <text:p>202411</text:p>
          </table:table-cell>
          <table:table-cell table:formula="of:=IF([.A585]=&quot;&quot;;&quot;&quot;;4)" office:value-type="float" office:value="4" calcext:value-type="float">
            <text:p>4</text:p>
          </table:table-cell>
          <table:table-cell table:formula="of:=IF([.A585]=&quot;&quot;;&quot;&quot;;5174)" office:value-type="float" office:value="5174" calcext:value-type="float">
            <text:p>5174</text:p>
          </table:table-cell>
          <table:table-cell table:formula="of:=[$Total.C586]" office:value-type="string" office:string-value="34648236874" calcext:value-type="string">
            <text:p>34648236874</text:p>
          </table:table-cell>
          <table:table-cell table:formula="of:=[$Total.D586]" office:value-type="float" office:value="160.62" calcext:value-type="float">
            <text:p>160,62</text:p>
          </table:table-cell>
          <table:table-cell table:formula="of:=IF([.A5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7]" office:value-type="string" office:string-value="186506" calcext:value-type="string">
            <text:p>186506</text:p>
          </table:table-cell>
          <table:table-cell office:value-type="float" office:value="202411" calcext:value-type="float">
            <text:p>202411</text:p>
          </table:table-cell>
          <table:table-cell table:formula="of:=IF([.A586]=&quot;&quot;;&quot;&quot;;4)" office:value-type="float" office:value="4" calcext:value-type="float">
            <text:p>4</text:p>
          </table:table-cell>
          <table:table-cell table:formula="of:=IF([.A586]=&quot;&quot;;&quot;&quot;;5174)" office:value-type="float" office:value="5174" calcext:value-type="float">
            <text:p>5174</text:p>
          </table:table-cell>
          <table:table-cell table:formula="of:=[$Total.C587]" office:value-type="string" office:string-value="09605038897" calcext:value-type="string">
            <text:p>09605038897</text:p>
          </table:table-cell>
          <table:table-cell table:formula="of:=[$Total.D587]" office:value-type="float" office:value="161.07" calcext:value-type="float">
            <text:p>161,07</text:p>
          </table:table-cell>
          <table:table-cell table:formula="of:=IF([.A5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8]" office:value-type="string" office:string-value="221112" calcext:value-type="string">
            <text:p>221112</text:p>
          </table:table-cell>
          <table:table-cell office:value-type="float" office:value="202411" calcext:value-type="float">
            <text:p>202411</text:p>
          </table:table-cell>
          <table:table-cell table:formula="of:=IF([.A587]=&quot;&quot;;&quot;&quot;;4)" office:value-type="float" office:value="4" calcext:value-type="float">
            <text:p>4</text:p>
          </table:table-cell>
          <table:table-cell table:formula="of:=IF([.A587]=&quot;&quot;;&quot;&quot;;5174)" office:value-type="float" office:value="5174" calcext:value-type="float">
            <text:p>5174</text:p>
          </table:table-cell>
          <table:table-cell table:formula="of:=[$Total.C588]" office:value-type="string" office:string-value="40126979863" calcext:value-type="string">
            <text:p>40126979863</text:p>
          </table:table-cell>
          <table:table-cell table:formula="of:=[$Total.D588]" office:value-type="float" office:value="161.62" calcext:value-type="float">
            <text:p>161,62</text:p>
          </table:table-cell>
          <table:table-cell table:formula="of:=IF([.A5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89]" office:value-type="string" office:string-value="161141" calcext:value-type="string">
            <text:p>161141</text:p>
          </table:table-cell>
          <table:table-cell office:value-type="float" office:value="202411" calcext:value-type="float">
            <text:p>202411</text:p>
          </table:table-cell>
          <table:table-cell table:formula="of:=IF([.A588]=&quot;&quot;;&quot;&quot;;4)" office:value-type="float" office:value="4" calcext:value-type="float">
            <text:p>4</text:p>
          </table:table-cell>
          <table:table-cell table:formula="of:=IF([.A588]=&quot;&quot;;&quot;&quot;;5174)" office:value-type="float" office:value="5174" calcext:value-type="float">
            <text:p>5174</text:p>
          </table:table-cell>
          <table:table-cell table:formula="of:=[$Total.C589]" office:value-type="string" office:string-value="25959369800" calcext:value-type="string">
            <text:p>25959369800</text:p>
          </table:table-cell>
          <table:table-cell table:formula="of:=[$Total.D589]" office:value-type="float" office:value="163.63" calcext:value-type="float">
            <text:p>163,63</text:p>
          </table:table-cell>
          <table:table-cell table:formula="of:=IF([.A5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0]" office:value-type="string" office:string-value="163955" calcext:value-type="string">
            <text:p>163955</text:p>
          </table:table-cell>
          <table:table-cell office:value-type="float" office:value="202411" calcext:value-type="float">
            <text:p>202411</text:p>
          </table:table-cell>
          <table:table-cell table:formula="of:=IF([.A589]=&quot;&quot;;&quot;&quot;;4)" office:value-type="float" office:value="4" calcext:value-type="float">
            <text:p>4</text:p>
          </table:table-cell>
          <table:table-cell table:formula="of:=IF([.A589]=&quot;&quot;;&quot;&quot;;5174)" office:value-type="float" office:value="5174" calcext:value-type="float">
            <text:p>5174</text:p>
          </table:table-cell>
          <table:table-cell table:formula="of:=[$Total.C590]" office:value-type="string" office:string-value="29903749813" calcext:value-type="string">
            <text:p>29903749813</text:p>
          </table:table-cell>
          <table:table-cell table:formula="of:=[$Total.D590]" office:value-type="float" office:value="165.62" calcext:value-type="float">
            <text:p>165,62</text:p>
          </table:table-cell>
          <table:table-cell table:formula="of:=IF([.A5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1]" office:value-type="string" office:string-value="245429" calcext:value-type="string">
            <text:p>245429</text:p>
          </table:table-cell>
          <table:table-cell office:value-type="float" office:value="202411" calcext:value-type="float">
            <text:p>202411</text:p>
          </table:table-cell>
          <table:table-cell table:formula="of:=IF([.A590]=&quot;&quot;;&quot;&quot;;4)" office:value-type="float" office:value="4" calcext:value-type="float">
            <text:p>4</text:p>
          </table:table-cell>
          <table:table-cell table:formula="of:=IF([.A590]=&quot;&quot;;&quot;&quot;;5174)" office:value-type="float" office:value="5174" calcext:value-type="float">
            <text:p>5174</text:p>
          </table:table-cell>
          <table:table-cell table:formula="of:=[$Total.C591]" office:value-type="string" office:string-value="13945506859" calcext:value-type="string">
            <text:p>13945506859</text:p>
          </table:table-cell>
          <table:table-cell table:formula="of:=[$Total.D591]" office:value-type="float" office:value="167.24" calcext:value-type="float">
            <text:p>167,24</text:p>
          </table:table-cell>
          <table:table-cell table:formula="of:=IF([.A5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2]" office:value-type="string" office:string-value="277827" calcext:value-type="string">
            <text:p>277827</text:p>
          </table:table-cell>
          <table:table-cell office:value-type="float" office:value="202411" calcext:value-type="float">
            <text:p>202411</text:p>
          </table:table-cell>
          <table:table-cell table:formula="of:=IF([.A591]=&quot;&quot;;&quot;&quot;;4)" office:value-type="float" office:value="4" calcext:value-type="float">
            <text:p>4</text:p>
          </table:table-cell>
          <table:table-cell table:formula="of:=IF([.A591]=&quot;&quot;;&quot;&quot;;5174)" office:value-type="float" office:value="5174" calcext:value-type="float">
            <text:p>5174</text:p>
          </table:table-cell>
          <table:table-cell table:formula="of:=[$Total.C592]" office:value-type="string" office:string-value="03274355852" calcext:value-type="string">
            <text:p>03274355852</text:p>
          </table:table-cell>
          <table:table-cell table:formula="of:=[$Total.D592]" office:value-type="float" office:value="167.3" calcext:value-type="float">
            <text:p>167,3</text:p>
          </table:table-cell>
          <table:table-cell table:formula="of:=IF([.A5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3]" office:value-type="string" office:string-value="156288" calcext:value-type="string">
            <text:p>156288</text:p>
          </table:table-cell>
          <table:table-cell office:value-type="float" office:value="202411" calcext:value-type="float">
            <text:p>202411</text:p>
          </table:table-cell>
          <table:table-cell table:formula="of:=IF([.A592]=&quot;&quot;;&quot;&quot;;4)" office:value-type="float" office:value="4" calcext:value-type="float">
            <text:p>4</text:p>
          </table:table-cell>
          <table:table-cell table:formula="of:=IF([.A592]=&quot;&quot;;&quot;&quot;;5174)" office:value-type="float" office:value="5174" calcext:value-type="float">
            <text:p>5174</text:p>
          </table:table-cell>
          <table:table-cell table:formula="of:=[$Total.C593]" office:value-type="string" office:string-value="25361887870" calcext:value-type="string">
            <text:p>25361887870</text:p>
          </table:table-cell>
          <table:table-cell table:formula="of:=[$Total.D593]" office:value-type="float" office:value="167.46" calcext:value-type="float">
            <text:p>167,46</text:p>
          </table:table-cell>
          <table:table-cell table:formula="of:=IF([.A5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4]" office:value-type="string" office:string-value="203912" calcext:value-type="string">
            <text:p>203912</text:p>
          </table:table-cell>
          <table:table-cell office:value-type="float" office:value="202411" calcext:value-type="float">
            <text:p>202411</text:p>
          </table:table-cell>
          <table:table-cell table:formula="of:=IF([.A593]=&quot;&quot;;&quot;&quot;;4)" office:value-type="float" office:value="4" calcext:value-type="float">
            <text:p>4</text:p>
          </table:table-cell>
          <table:table-cell table:formula="of:=IF([.A593]=&quot;&quot;;&quot;&quot;;5174)" office:value-type="float" office:value="5174" calcext:value-type="float">
            <text:p>5174</text:p>
          </table:table-cell>
          <table:table-cell table:formula="of:=[$Total.C594]" office:value-type="string" office:string-value="28458180847" calcext:value-type="string">
            <text:p>28458180847</text:p>
          </table:table-cell>
          <table:table-cell table:formula="of:=[$Total.D594]" office:value-type="float" office:value="168.03" calcext:value-type="float">
            <text:p>168,03</text:p>
          </table:table-cell>
          <table:table-cell table:formula="of:=IF([.A5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5]" office:value-type="string" office:string-value="229415" calcext:value-type="string">
            <text:p>229415</text:p>
          </table:table-cell>
          <table:table-cell office:value-type="float" office:value="202411" calcext:value-type="float">
            <text:p>202411</text:p>
          </table:table-cell>
          <table:table-cell table:formula="of:=IF([.A594]=&quot;&quot;;&quot;&quot;;4)" office:value-type="float" office:value="4" calcext:value-type="float">
            <text:p>4</text:p>
          </table:table-cell>
          <table:table-cell table:formula="of:=IF([.A594]=&quot;&quot;;&quot;&quot;;5174)" office:value-type="float" office:value="5174" calcext:value-type="float">
            <text:p>5174</text:p>
          </table:table-cell>
          <table:table-cell table:formula="of:=[$Total.C595]" office:value-type="string" office:string-value="25580511809" calcext:value-type="string">
            <text:p>25580511809</text:p>
          </table:table-cell>
          <table:table-cell table:formula="of:=[$Total.D595]" office:value-type="float" office:value="169.84" calcext:value-type="float">
            <text:p>169,84</text:p>
          </table:table-cell>
          <table:table-cell table:formula="of:=IF([.A5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6]" office:value-type="string" office:string-value="268461" calcext:value-type="string">
            <text:p>268461</text:p>
          </table:table-cell>
          <table:table-cell office:value-type="float" office:value="202411" calcext:value-type="float">
            <text:p>202411</text:p>
          </table:table-cell>
          <table:table-cell table:formula="of:=IF([.A595]=&quot;&quot;;&quot;&quot;;4)" office:value-type="float" office:value="4" calcext:value-type="float">
            <text:p>4</text:p>
          </table:table-cell>
          <table:table-cell table:formula="of:=IF([.A595]=&quot;&quot;;&quot;&quot;;5174)" office:value-type="float" office:value="5174" calcext:value-type="float">
            <text:p>5174</text:p>
          </table:table-cell>
          <table:table-cell table:formula="of:=[$Total.C596]" office:value-type="string" office:string-value="07627317886" calcext:value-type="string">
            <text:p>07627317886</text:p>
          </table:table-cell>
          <table:table-cell table:formula="of:=[$Total.D596]" office:value-type="float" office:value="170" calcext:value-type="float">
            <text:p>170</text:p>
          </table:table-cell>
          <table:table-cell table:formula="of:=IF([.A5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7]" office:value-type="string" office:string-value="278556" calcext:value-type="string">
            <text:p>278556</text:p>
          </table:table-cell>
          <table:table-cell office:value-type="float" office:value="202411" calcext:value-type="float">
            <text:p>202411</text:p>
          </table:table-cell>
          <table:table-cell table:formula="of:=IF([.A596]=&quot;&quot;;&quot;&quot;;4)" office:value-type="float" office:value="4" calcext:value-type="float">
            <text:p>4</text:p>
          </table:table-cell>
          <table:table-cell table:formula="of:=IF([.A596]=&quot;&quot;;&quot;&quot;;5174)" office:value-type="float" office:value="5174" calcext:value-type="float">
            <text:p>5174</text:p>
          </table:table-cell>
          <table:table-cell table:formula="of:=[$Total.C597]" office:value-type="string" office:string-value="36113552837" calcext:value-type="string">
            <text:p>36113552837</text:p>
          </table:table-cell>
          <table:table-cell table:formula="of:=[$Total.D597]" office:value-type="float" office:value="170.36" calcext:value-type="float">
            <text:p>170,36</text:p>
          </table:table-cell>
          <table:table-cell table:formula="of:=IF([.A5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8]" office:value-type="string" office:string-value="142515" calcext:value-type="string">
            <text:p>142515</text:p>
          </table:table-cell>
          <table:table-cell office:value-type="float" office:value="202411" calcext:value-type="float">
            <text:p>202411</text:p>
          </table:table-cell>
          <table:table-cell table:formula="of:=IF([.A597]=&quot;&quot;;&quot;&quot;;4)" office:value-type="float" office:value="4" calcext:value-type="float">
            <text:p>4</text:p>
          </table:table-cell>
          <table:table-cell table:formula="of:=IF([.A597]=&quot;&quot;;&quot;&quot;;5174)" office:value-type="float" office:value="5174" calcext:value-type="float">
            <text:p>5174</text:p>
          </table:table-cell>
          <table:table-cell table:formula="of:=[$Total.C598]" office:value-type="string" office:string-value="22141116899" calcext:value-type="string">
            <text:p>22141116899</text:p>
          </table:table-cell>
          <table:table-cell table:formula="of:=[$Total.D598]" office:value-type="float" office:value="171.45" calcext:value-type="float">
            <text:p>171,45</text:p>
          </table:table-cell>
          <table:table-cell table:formula="of:=IF([.A5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599]" office:value-type="string" office:string-value="275654" calcext:value-type="string">
            <text:p>275654</text:p>
          </table:table-cell>
          <table:table-cell office:value-type="float" office:value="202411" calcext:value-type="float">
            <text:p>202411</text:p>
          </table:table-cell>
          <table:table-cell table:formula="of:=IF([.A598]=&quot;&quot;;&quot;&quot;;4)" office:value-type="float" office:value="4" calcext:value-type="float">
            <text:p>4</text:p>
          </table:table-cell>
          <table:table-cell table:formula="of:=IF([.A598]=&quot;&quot;;&quot;&quot;;5174)" office:value-type="float" office:value="5174" calcext:value-type="float">
            <text:p>5174</text:p>
          </table:table-cell>
          <table:table-cell table:formula="of:=[$Total.C599]" office:value-type="string" office:string-value="35745213833" calcext:value-type="string">
            <text:p>35745213833</text:p>
          </table:table-cell>
          <table:table-cell table:formula="of:=[$Total.D599]" office:value-type="float" office:value="171.45" calcext:value-type="float">
            <text:p>171,45</text:p>
          </table:table-cell>
          <table:table-cell table:formula="of:=IF([.A5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0]" office:value-type="string" office:string-value="237264" calcext:value-type="string">
            <text:p>237264</text:p>
          </table:table-cell>
          <table:table-cell office:value-type="float" office:value="202411" calcext:value-type="float">
            <text:p>202411</text:p>
          </table:table-cell>
          <table:table-cell table:formula="of:=IF([.A599]=&quot;&quot;;&quot;&quot;;4)" office:value-type="float" office:value="4" calcext:value-type="float">
            <text:p>4</text:p>
          </table:table-cell>
          <table:table-cell table:formula="of:=IF([.A599]=&quot;&quot;;&quot;&quot;;5174)" office:value-type="float" office:value="5174" calcext:value-type="float">
            <text:p>5174</text:p>
          </table:table-cell>
          <table:table-cell table:formula="of:=[$Total.C600]" office:value-type="string" office:string-value="42225987807" calcext:value-type="string">
            <text:p>42225987807</text:p>
          </table:table-cell>
          <table:table-cell table:formula="of:=[$Total.D600]" office:value-type="float" office:value="172.83" calcext:value-type="float">
            <text:p>172,83</text:p>
          </table:table-cell>
          <table:table-cell table:formula="of:=IF([.A5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1]" office:value-type="string" office:string-value="174517" calcext:value-type="string">
            <text:p>174517</text:p>
          </table:table-cell>
          <table:table-cell office:value-type="float" office:value="202411" calcext:value-type="float">
            <text:p>202411</text:p>
          </table:table-cell>
          <table:table-cell table:formula="of:=IF([.A600]=&quot;&quot;;&quot;&quot;;4)" office:value-type="float" office:value="4" calcext:value-type="float">
            <text:p>4</text:p>
          </table:table-cell>
          <table:table-cell table:formula="of:=IF([.A600]=&quot;&quot;;&quot;&quot;;5174)" office:value-type="float" office:value="5174" calcext:value-type="float">
            <text:p>5174</text:p>
          </table:table-cell>
          <table:table-cell table:formula="of:=[$Total.C601]" office:value-type="string" office:string-value="36937181809" calcext:value-type="string">
            <text:p>36937181809</text:p>
          </table:table-cell>
          <table:table-cell table:formula="of:=[$Total.D601]" office:value-type="float" office:value="173.04" calcext:value-type="float">
            <text:p>173,04</text:p>
          </table:table-cell>
          <table:table-cell table:formula="of:=IF([.A6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2]" office:value-type="string" office:string-value="195635" calcext:value-type="string">
            <text:p>195635</text:p>
          </table:table-cell>
          <table:table-cell office:value-type="float" office:value="202411" calcext:value-type="float">
            <text:p>202411</text:p>
          </table:table-cell>
          <table:table-cell table:formula="of:=IF([.A601]=&quot;&quot;;&quot;&quot;;4)" office:value-type="float" office:value="4" calcext:value-type="float">
            <text:p>4</text:p>
          </table:table-cell>
          <table:table-cell table:formula="of:=IF([.A601]=&quot;&quot;;&quot;&quot;;5174)" office:value-type="float" office:value="5174" calcext:value-type="float">
            <text:p>5174</text:p>
          </table:table-cell>
          <table:table-cell table:formula="of:=[$Total.C602]" office:value-type="string" office:string-value="11525761862" calcext:value-type="string">
            <text:p>11525761862</text:p>
          </table:table-cell>
          <table:table-cell table:formula="of:=[$Total.D602]" office:value-type="float" office:value="173.65" calcext:value-type="float">
            <text:p>173,65</text:p>
          </table:table-cell>
          <table:table-cell table:formula="of:=IF([.A6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3]" office:value-type="string" office:string-value="262030" calcext:value-type="string">
            <text:p>262030</text:p>
          </table:table-cell>
          <table:table-cell office:value-type="float" office:value="202411" calcext:value-type="float">
            <text:p>202411</text:p>
          </table:table-cell>
          <table:table-cell table:formula="of:=IF([.A602]=&quot;&quot;;&quot;&quot;;4)" office:value-type="float" office:value="4" calcext:value-type="float">
            <text:p>4</text:p>
          </table:table-cell>
          <table:table-cell table:formula="of:=IF([.A602]=&quot;&quot;;&quot;&quot;;5174)" office:value-type="float" office:value="5174" calcext:value-type="float">
            <text:p>5174</text:p>
          </table:table-cell>
          <table:table-cell table:formula="of:=[$Total.C603]" office:value-type="string" office:string-value="37801359810" calcext:value-type="string">
            <text:p>37801359810</text:p>
          </table:table-cell>
          <table:table-cell table:formula="of:=[$Total.D603]" office:value-type="float" office:value="173.83" calcext:value-type="float">
            <text:p>173,83</text:p>
          </table:table-cell>
          <table:table-cell table:formula="of:=IF([.A6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4]" office:value-type="string" office:string-value="184996" calcext:value-type="string">
            <text:p>184996</text:p>
          </table:table-cell>
          <table:table-cell office:value-type="float" office:value="202411" calcext:value-type="float">
            <text:p>202411</text:p>
          </table:table-cell>
          <table:table-cell table:formula="of:=IF([.A603]=&quot;&quot;;&quot;&quot;;4)" office:value-type="float" office:value="4" calcext:value-type="float">
            <text:p>4</text:p>
          </table:table-cell>
          <table:table-cell table:formula="of:=IF([.A603]=&quot;&quot;;&quot;&quot;;5174)" office:value-type="float" office:value="5174" calcext:value-type="float">
            <text:p>5174</text:p>
          </table:table-cell>
          <table:table-cell table:formula="of:=[$Total.C604]" office:value-type="string" office:string-value="35267448826" calcext:value-type="string">
            <text:p>35267448826</text:p>
          </table:table-cell>
          <table:table-cell table:formula="of:=[$Total.D604]" office:value-type="float" office:value="175.67" calcext:value-type="float">
            <text:p>175,67</text:p>
          </table:table-cell>
          <table:table-cell table:formula="of:=IF([.A6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5]" office:value-type="string" office:string-value="207519" calcext:value-type="string">
            <text:p>207519</text:p>
          </table:table-cell>
          <table:table-cell office:value-type="float" office:value="202411" calcext:value-type="float">
            <text:p>202411</text:p>
          </table:table-cell>
          <table:table-cell table:formula="of:=IF([.A604]=&quot;&quot;;&quot;&quot;;4)" office:value-type="float" office:value="4" calcext:value-type="float">
            <text:p>4</text:p>
          </table:table-cell>
          <table:table-cell table:formula="of:=IF([.A604]=&quot;&quot;;&quot;&quot;;5174)" office:value-type="float" office:value="5174" calcext:value-type="float">
            <text:p>5174</text:p>
          </table:table-cell>
          <table:table-cell table:formula="of:=[$Total.C605]" office:value-type="string" office:string-value="21746945818" calcext:value-type="string">
            <text:p>21746945818</text:p>
          </table:table-cell>
          <table:table-cell table:formula="of:=[$Total.D605]" office:value-type="float" office:value="175.75" calcext:value-type="float">
            <text:p>175,75</text:p>
          </table:table-cell>
          <table:table-cell table:formula="of:=IF([.A6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6]" office:value-type="string" office:string-value="139033" calcext:value-type="string">
            <text:p>139033</text:p>
          </table:table-cell>
          <table:table-cell office:value-type="float" office:value="202411" calcext:value-type="float">
            <text:p>202411</text:p>
          </table:table-cell>
          <table:table-cell table:formula="of:=IF([.A605]=&quot;&quot;;&quot;&quot;;4)" office:value-type="float" office:value="4" calcext:value-type="float">
            <text:p>4</text:p>
          </table:table-cell>
          <table:table-cell table:formula="of:=IF([.A605]=&quot;&quot;;&quot;&quot;;5174)" office:value-type="float" office:value="5174" calcext:value-type="float">
            <text:p>5174</text:p>
          </table:table-cell>
          <table:table-cell table:formula="of:=[$Total.C606]" office:value-type="string" office:string-value="96434694849" calcext:value-type="string">
            <text:p>96434694849</text:p>
          </table:table-cell>
          <table:table-cell table:formula="of:=[$Total.D606]" office:value-type="float" office:value="176.23" calcext:value-type="float">
            <text:p>176,23</text:p>
          </table:table-cell>
          <table:table-cell table:formula="of:=IF([.A6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7]" office:value-type="string" office:string-value="264350" calcext:value-type="string">
            <text:p>264350</text:p>
          </table:table-cell>
          <table:table-cell office:value-type="float" office:value="202411" calcext:value-type="float">
            <text:p>202411</text:p>
          </table:table-cell>
          <table:table-cell table:formula="of:=IF([.A606]=&quot;&quot;;&quot;&quot;;4)" office:value-type="float" office:value="4" calcext:value-type="float">
            <text:p>4</text:p>
          </table:table-cell>
          <table:table-cell table:formula="of:=IF([.A606]=&quot;&quot;;&quot;&quot;;5174)" office:value-type="float" office:value="5174" calcext:value-type="float">
            <text:p>5174</text:p>
          </table:table-cell>
          <table:table-cell table:formula="of:=[$Total.C607]" office:value-type="string" office:string-value="44464885896" calcext:value-type="string">
            <text:p>44464885896</text:p>
          </table:table-cell>
          <table:table-cell table:formula="of:=[$Total.D607]" office:value-type="float" office:value="177.21" calcext:value-type="float">
            <text:p>177,21</text:p>
          </table:table-cell>
          <table:table-cell table:formula="of:=IF([.A6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8]" office:value-type="string" office:string-value="156569" calcext:value-type="string">
            <text:p>156569</text:p>
          </table:table-cell>
          <table:table-cell office:value-type="float" office:value="202411" calcext:value-type="float">
            <text:p>202411</text:p>
          </table:table-cell>
          <table:table-cell table:formula="of:=IF([.A607]=&quot;&quot;;&quot;&quot;;4)" office:value-type="float" office:value="4" calcext:value-type="float">
            <text:p>4</text:p>
          </table:table-cell>
          <table:table-cell table:formula="of:=IF([.A607]=&quot;&quot;;&quot;&quot;;5174)" office:value-type="float" office:value="5174" calcext:value-type="float">
            <text:p>5174</text:p>
          </table:table-cell>
          <table:table-cell table:formula="of:=[$Total.C608]" office:value-type="string" office:string-value="22786947820" calcext:value-type="string">
            <text:p>22786947820</text:p>
          </table:table-cell>
          <table:table-cell table:formula="of:=[$Total.D608]" office:value-type="float" office:value="177.27" calcext:value-type="float">
            <text:p>177,27</text:p>
          </table:table-cell>
          <table:table-cell table:formula="of:=IF([.A6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09]" office:value-type="string" office:string-value="169402" calcext:value-type="string">
            <text:p>169402</text:p>
          </table:table-cell>
          <table:table-cell office:value-type="float" office:value="202411" calcext:value-type="float">
            <text:p>202411</text:p>
          </table:table-cell>
          <table:table-cell table:formula="of:=IF([.A608]=&quot;&quot;;&quot;&quot;;4)" office:value-type="float" office:value="4" calcext:value-type="float">
            <text:p>4</text:p>
          </table:table-cell>
          <table:table-cell table:formula="of:=IF([.A608]=&quot;&quot;;&quot;&quot;;5174)" office:value-type="float" office:value="5174" calcext:value-type="float">
            <text:p>5174</text:p>
          </table:table-cell>
          <table:table-cell table:formula="of:=[$Total.C609]" office:value-type="string" office:string-value="21378307879" calcext:value-type="string">
            <text:p>21378307879</text:p>
          </table:table-cell>
          <table:table-cell table:formula="of:=[$Total.D609]" office:value-type="float" office:value="177.27" calcext:value-type="float">
            <text:p>177,27</text:p>
          </table:table-cell>
          <table:table-cell table:formula="of:=IF([.A6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0]" office:value-type="string" office:string-value="105126" calcext:value-type="string">
            <text:p>105126</text:p>
          </table:table-cell>
          <table:table-cell office:value-type="float" office:value="202411" calcext:value-type="float">
            <text:p>202411</text:p>
          </table:table-cell>
          <table:table-cell table:formula="of:=IF([.A609]=&quot;&quot;;&quot;&quot;;4)" office:value-type="float" office:value="4" calcext:value-type="float">
            <text:p>4</text:p>
          </table:table-cell>
          <table:table-cell table:formula="of:=IF([.A609]=&quot;&quot;;&quot;&quot;;5174)" office:value-type="float" office:value="5174" calcext:value-type="float">
            <text:p>5174</text:p>
          </table:table-cell>
          <table:table-cell table:formula="of:=[$Total.C610]" office:value-type="string" office:string-value="01640961836" calcext:value-type="string">
            <text:p>01640961836</text:p>
          </table:table-cell>
          <table:table-cell table:formula="of:=[$Total.D610]" office:value-type="float" office:value="177.43" calcext:value-type="float">
            <text:p>177,43</text:p>
          </table:table-cell>
          <table:table-cell table:formula="of:=IF([.A6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1]" office:value-type="string" office:string-value="286273" calcext:value-type="string">
            <text:p>286273</text:p>
          </table:table-cell>
          <table:table-cell office:value-type="float" office:value="202411" calcext:value-type="float">
            <text:p>202411</text:p>
          </table:table-cell>
          <table:table-cell table:formula="of:=IF([.A610]=&quot;&quot;;&quot;&quot;;4)" office:value-type="float" office:value="4" calcext:value-type="float">
            <text:p>4</text:p>
          </table:table-cell>
          <table:table-cell table:formula="of:=IF([.A610]=&quot;&quot;;&quot;&quot;;5174)" office:value-type="float" office:value="5174" calcext:value-type="float">
            <text:p>5174</text:p>
          </table:table-cell>
          <table:table-cell table:formula="of:=[$Total.C611]" office:value-type="string" office:string-value="32714397883" calcext:value-type="string">
            <text:p>32714397883</text:p>
          </table:table-cell>
          <table:table-cell table:formula="of:=[$Total.D611]" office:value-type="float" office:value="179.53" calcext:value-type="float">
            <text:p>179,53</text:p>
          </table:table-cell>
          <table:table-cell table:formula="of:=IF([.A6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2]" office:value-type="string" office:string-value="192461" calcext:value-type="string">
            <text:p>192461</text:p>
          </table:table-cell>
          <table:table-cell office:value-type="float" office:value="202411" calcext:value-type="float">
            <text:p>202411</text:p>
          </table:table-cell>
          <table:table-cell table:formula="of:=IF([.A611]=&quot;&quot;;&quot;&quot;;4)" office:value-type="float" office:value="4" calcext:value-type="float">
            <text:p>4</text:p>
          </table:table-cell>
          <table:table-cell table:formula="of:=IF([.A611]=&quot;&quot;;&quot;&quot;;5174)" office:value-type="float" office:value="5174" calcext:value-type="float">
            <text:p>5174</text:p>
          </table:table-cell>
          <table:table-cell table:formula="of:=[$Total.C612]" office:value-type="string" office:string-value="22484139802" calcext:value-type="string">
            <text:p>22484139802</text:p>
          </table:table-cell>
          <table:table-cell table:formula="of:=[$Total.D612]" office:value-type="float" office:value="179.57" calcext:value-type="float">
            <text:p>179,57</text:p>
          </table:table-cell>
          <table:table-cell table:formula="of:=IF([.A61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3]" office:value-type="string" office:string-value="286141" calcext:value-type="string">
            <text:p>286141</text:p>
          </table:table-cell>
          <table:table-cell office:value-type="float" office:value="202411" calcext:value-type="float">
            <text:p>202411</text:p>
          </table:table-cell>
          <table:table-cell table:formula="of:=IF([.A612]=&quot;&quot;;&quot;&quot;;4)" office:value-type="float" office:value="4" calcext:value-type="float">
            <text:p>4</text:p>
          </table:table-cell>
          <table:table-cell table:formula="of:=IF([.A612]=&quot;&quot;;&quot;&quot;;5174)" office:value-type="float" office:value="5174" calcext:value-type="float">
            <text:p>5174</text:p>
          </table:table-cell>
          <table:table-cell table:formula="of:=[$Total.C613]" office:value-type="string" office:string-value="37871425846" calcext:value-type="string">
            <text:p>37871425846</text:p>
          </table:table-cell>
          <table:table-cell table:formula="of:=[$Total.D613]" office:value-type="float" office:value="181.43" calcext:value-type="float">
            <text:p>181,43</text:p>
          </table:table-cell>
          <table:table-cell table:formula="of:=IF([.A61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4]" office:value-type="string" office:string-value="168321" calcext:value-type="string">
            <text:p>168321</text:p>
          </table:table-cell>
          <table:table-cell office:value-type="float" office:value="202411" calcext:value-type="float">
            <text:p>202411</text:p>
          </table:table-cell>
          <table:table-cell table:formula="of:=IF([.A613]=&quot;&quot;;&quot;&quot;;4)" office:value-type="float" office:value="4" calcext:value-type="float">
            <text:p>4</text:p>
          </table:table-cell>
          <table:table-cell table:formula="of:=IF([.A613]=&quot;&quot;;&quot;&quot;;5174)" office:value-type="float" office:value="5174" calcext:value-type="float">
            <text:p>5174</text:p>
          </table:table-cell>
          <table:table-cell table:formula="of:=[$Total.C614]" office:value-type="string" office:string-value="32776466889" calcext:value-type="string">
            <text:p>32776466889</text:p>
          </table:table-cell>
          <table:table-cell table:formula="of:=[$Total.D614]" office:value-type="float" office:value="181.64" calcext:value-type="float">
            <text:p>181,64</text:p>
          </table:table-cell>
          <table:table-cell table:formula="of:=IF([.A61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5]" office:value-type="string" office:string-value="182463" calcext:value-type="string">
            <text:p>182463</text:p>
          </table:table-cell>
          <table:table-cell office:value-type="float" office:value="202411" calcext:value-type="float">
            <text:p>202411</text:p>
          </table:table-cell>
          <table:table-cell table:formula="of:=IF([.A614]=&quot;&quot;;&quot;&quot;;4)" office:value-type="float" office:value="4" calcext:value-type="float">
            <text:p>4</text:p>
          </table:table-cell>
          <table:table-cell table:formula="of:=IF([.A614]=&quot;&quot;;&quot;&quot;;5174)" office:value-type="float" office:value="5174" calcext:value-type="float">
            <text:p>5174</text:p>
          </table:table-cell>
          <table:table-cell table:formula="of:=[$Total.C615]" office:value-type="string" office:string-value="48901121620" calcext:value-type="string">
            <text:p>48901121620</text:p>
          </table:table-cell>
          <table:table-cell table:formula="of:=[$Total.D615]" office:value-type="float" office:value="184.33" calcext:value-type="float">
            <text:p>184,33</text:p>
          </table:table-cell>
          <table:table-cell table:formula="of:=IF([.A61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6]" office:value-type="string" office:string-value="145872" calcext:value-type="string">
            <text:p>145872</text:p>
          </table:table-cell>
          <table:table-cell office:value-type="float" office:value="202411" calcext:value-type="float">
            <text:p>202411</text:p>
          </table:table-cell>
          <table:table-cell table:formula="of:=IF([.A615]=&quot;&quot;;&quot;&quot;;4)" office:value-type="float" office:value="4" calcext:value-type="float">
            <text:p>4</text:p>
          </table:table-cell>
          <table:table-cell table:formula="of:=IF([.A615]=&quot;&quot;;&quot;&quot;;5174)" office:value-type="float" office:value="5174" calcext:value-type="float">
            <text:p>5174</text:p>
          </table:table-cell>
          <table:table-cell table:formula="of:=[$Total.C616]" office:value-type="string" office:string-value="28668729837" calcext:value-type="string">
            <text:p>28668729837</text:p>
          </table:table-cell>
          <table:table-cell table:formula="of:=[$Total.D616]" office:value-type="float" office:value="184.34" calcext:value-type="float">
            <text:p>184,34</text:p>
          </table:table-cell>
          <table:table-cell table:formula="of:=IF([.A61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7]" office:value-type="string" office:string-value="139831" calcext:value-type="string">
            <text:p>139831</text:p>
          </table:table-cell>
          <table:table-cell office:value-type="float" office:value="202411" calcext:value-type="float">
            <text:p>202411</text:p>
          </table:table-cell>
          <table:table-cell table:formula="of:=IF([.A616]=&quot;&quot;;&quot;&quot;;4)" office:value-type="float" office:value="4" calcext:value-type="float">
            <text:p>4</text:p>
          </table:table-cell>
          <table:table-cell table:formula="of:=IF([.A616]=&quot;&quot;;&quot;&quot;;5174)" office:value-type="float" office:value="5174" calcext:value-type="float">
            <text:p>5174</text:p>
          </table:table-cell>
          <table:table-cell table:formula="of:=[$Total.C617]" office:value-type="string" office:string-value="27702358858" calcext:value-type="string">
            <text:p>27702358858</text:p>
          </table:table-cell>
          <table:table-cell table:formula="of:=[$Total.D617]" office:value-type="float" office:value="185.62" calcext:value-type="float">
            <text:p>185,62</text:p>
          </table:table-cell>
          <table:table-cell table:formula="of:=IF([.A61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8]" office:value-type="string" office:string-value="148663" calcext:value-type="string">
            <text:p>148663</text:p>
          </table:table-cell>
          <table:table-cell office:value-type="float" office:value="202411" calcext:value-type="float">
            <text:p>202411</text:p>
          </table:table-cell>
          <table:table-cell table:formula="of:=IF([.A617]=&quot;&quot;;&quot;&quot;;4)" office:value-type="float" office:value="4" calcext:value-type="float">
            <text:p>4</text:p>
          </table:table-cell>
          <table:table-cell table:formula="of:=IF([.A617]=&quot;&quot;;&quot;&quot;;5174)" office:value-type="float" office:value="5174" calcext:value-type="float">
            <text:p>5174</text:p>
          </table:table-cell>
          <table:table-cell table:formula="of:=[$Total.C618]" office:value-type="string" office:string-value="09238572739" calcext:value-type="string">
            <text:p>09238572739</text:p>
          </table:table-cell>
          <table:table-cell table:formula="of:=[$Total.D618]" office:value-type="float" office:value="186.03" calcext:value-type="float">
            <text:p>186,03</text:p>
          </table:table-cell>
          <table:table-cell table:formula="of:=IF([.A61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19]" office:value-type="string" office:string-value="127366" calcext:value-type="string">
            <text:p>127366</text:p>
          </table:table-cell>
          <table:table-cell office:value-type="float" office:value="202411" calcext:value-type="float">
            <text:p>202411</text:p>
          </table:table-cell>
          <table:table-cell table:formula="of:=IF([.A618]=&quot;&quot;;&quot;&quot;;4)" office:value-type="float" office:value="4" calcext:value-type="float">
            <text:p>4</text:p>
          </table:table-cell>
          <table:table-cell table:formula="of:=IF([.A618]=&quot;&quot;;&quot;&quot;;5174)" office:value-type="float" office:value="5174" calcext:value-type="float">
            <text:p>5174</text:p>
          </table:table-cell>
          <table:table-cell table:formula="of:=[$Total.C619]" office:value-type="string" office:string-value="15476947850" calcext:value-type="string">
            <text:p>15476947850</text:p>
          </table:table-cell>
          <table:table-cell table:formula="of:=[$Total.D619]" office:value-type="float" office:value="190.69" calcext:value-type="float">
            <text:p>190,69</text:p>
          </table:table-cell>
          <table:table-cell table:formula="of:=IF([.A61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0]" office:value-type="string" office:string-value="166526" calcext:value-type="string">
            <text:p>166526</text:p>
          </table:table-cell>
          <table:table-cell office:value-type="float" office:value="202411" calcext:value-type="float">
            <text:p>202411</text:p>
          </table:table-cell>
          <table:table-cell table:formula="of:=IF([.A619]=&quot;&quot;;&quot;&quot;;4)" office:value-type="float" office:value="4" calcext:value-type="float">
            <text:p>4</text:p>
          </table:table-cell>
          <table:table-cell table:formula="of:=IF([.A619]=&quot;&quot;;&quot;&quot;;5174)" office:value-type="float" office:value="5174" calcext:value-type="float">
            <text:p>5174</text:p>
          </table:table-cell>
          <table:table-cell table:formula="of:=[$Total.C620]" office:value-type="string" office:string-value="28577573877" calcext:value-type="string">
            <text:p>28577573877</text:p>
          </table:table-cell>
          <table:table-cell table:formula="of:=[$Total.D620]" office:value-type="float" office:value="191.63" calcext:value-type="float">
            <text:p>191,63</text:p>
          </table:table-cell>
          <table:table-cell table:formula="of:=IF([.A61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1]" office:value-type="string" office:string-value="206695" calcext:value-type="string">
            <text:p>206695</text:p>
          </table:table-cell>
          <table:table-cell office:value-type="float" office:value="202411" calcext:value-type="float">
            <text:p>202411</text:p>
          </table:table-cell>
          <table:table-cell table:formula="of:=IF([.A620]=&quot;&quot;;&quot;&quot;;4)" office:value-type="float" office:value="4" calcext:value-type="float">
            <text:p>4</text:p>
          </table:table-cell>
          <table:table-cell table:formula="of:=IF([.A620]=&quot;&quot;;&quot;&quot;;5174)" office:value-type="float" office:value="5174" calcext:value-type="float">
            <text:p>5174</text:p>
          </table:table-cell>
          <table:table-cell table:formula="of:=[$Total.C621]" office:value-type="string" office:string-value="25376183866" calcext:value-type="string">
            <text:p>25376183866</text:p>
          </table:table-cell>
          <table:table-cell table:formula="of:=[$Total.D621]" office:value-type="float" office:value="193.13" calcext:value-type="float">
            <text:p>193,13</text:p>
          </table:table-cell>
          <table:table-cell table:formula="of:=IF([.A62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2]" office:value-type="string" office:string-value="192156" calcext:value-type="string">
            <text:p>192156</text:p>
          </table:table-cell>
          <table:table-cell office:value-type="float" office:value="202411" calcext:value-type="float">
            <text:p>202411</text:p>
          </table:table-cell>
          <table:table-cell table:formula="of:=IF([.A621]=&quot;&quot;;&quot;&quot;;4)" office:value-type="float" office:value="4" calcext:value-type="float">
            <text:p>4</text:p>
          </table:table-cell>
          <table:table-cell table:formula="of:=IF([.A621]=&quot;&quot;;&quot;&quot;;5174)" office:value-type="float" office:value="5174" calcext:value-type="float">
            <text:p>5174</text:p>
          </table:table-cell>
          <table:table-cell table:formula="of:=[$Total.C622]" office:value-type="string" office:string-value="31117687830" calcext:value-type="string">
            <text:p>31117687830</text:p>
          </table:table-cell>
          <table:table-cell table:formula="of:=[$Total.D622]" office:value-type="float" office:value="193.17" calcext:value-type="float">
            <text:p>193,17</text:p>
          </table:table-cell>
          <table:table-cell table:formula="of:=IF([.A62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3]" office:value-type="string" office:string-value="199063" calcext:value-type="string">
            <text:p>199063</text:p>
          </table:table-cell>
          <table:table-cell office:value-type="float" office:value="202411" calcext:value-type="float">
            <text:p>202411</text:p>
          </table:table-cell>
          <table:table-cell table:formula="of:=IF([.A622]=&quot;&quot;;&quot;&quot;;4)" office:value-type="float" office:value="4" calcext:value-type="float">
            <text:p>4</text:p>
          </table:table-cell>
          <table:table-cell table:formula="of:=IF([.A622]=&quot;&quot;;&quot;&quot;;5174)" office:value-type="float" office:value="5174" calcext:value-type="float">
            <text:p>5174</text:p>
          </table:table-cell>
          <table:table-cell table:formula="of:=[$Total.C623]" office:value-type="string" office:string-value="36887174812" calcext:value-type="string">
            <text:p>36887174812</text:p>
          </table:table-cell>
          <table:table-cell table:formula="of:=[$Total.D623]" office:value-type="float" office:value="193.36" calcext:value-type="float">
            <text:p>193,36</text:p>
          </table:table-cell>
          <table:table-cell table:formula="of:=IF([.A62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4]" office:value-type="string" office:string-value="255149" calcext:value-type="string">
            <text:p>255149</text:p>
          </table:table-cell>
          <table:table-cell office:value-type="float" office:value="202411" calcext:value-type="float">
            <text:p>202411</text:p>
          </table:table-cell>
          <table:table-cell table:formula="of:=IF([.A623]=&quot;&quot;;&quot;&quot;;4)" office:value-type="float" office:value="4" calcext:value-type="float">
            <text:p>4</text:p>
          </table:table-cell>
          <table:table-cell table:formula="of:=IF([.A623]=&quot;&quot;;&quot;&quot;;5174)" office:value-type="float" office:value="5174" calcext:value-type="float">
            <text:p>5174</text:p>
          </table:table-cell>
          <table:table-cell table:formula="of:=[$Total.C624]" office:value-type="string" office:string-value="03790172375" calcext:value-type="string">
            <text:p>03790172375</text:p>
          </table:table-cell>
          <table:table-cell table:formula="of:=[$Total.D624]" office:value-type="float" office:value="194.7" calcext:value-type="float">
            <text:p>194,7</text:p>
          </table:table-cell>
          <table:table-cell table:formula="of:=IF([.A62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5]" office:value-type="string" office:string-value="276219" calcext:value-type="string">
            <text:p>276219</text:p>
          </table:table-cell>
          <table:table-cell office:value-type="float" office:value="202411" calcext:value-type="float">
            <text:p>202411</text:p>
          </table:table-cell>
          <table:table-cell table:formula="of:=IF([.A624]=&quot;&quot;;&quot;&quot;;4)" office:value-type="float" office:value="4" calcext:value-type="float">
            <text:p>4</text:p>
          </table:table-cell>
          <table:table-cell table:formula="of:=IF([.A624]=&quot;&quot;;&quot;&quot;;5174)" office:value-type="float" office:value="5174" calcext:value-type="float">
            <text:p>5174</text:p>
          </table:table-cell>
          <table:table-cell table:formula="of:=[$Total.C625]" office:value-type="string" office:string-value="47645891840" calcext:value-type="string">
            <text:p>47645891840</text:p>
          </table:table-cell>
          <table:table-cell table:formula="of:=[$Total.D625]" office:value-type="float" office:value="195.63" calcext:value-type="float">
            <text:p>195,63</text:p>
          </table:table-cell>
          <table:table-cell table:formula="of:=IF([.A62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6]" office:value-type="string" office:string-value="139355" calcext:value-type="string">
            <text:p>139355</text:p>
          </table:table-cell>
          <table:table-cell office:value-type="float" office:value="202411" calcext:value-type="float">
            <text:p>202411</text:p>
          </table:table-cell>
          <table:table-cell table:formula="of:=IF([.A625]=&quot;&quot;;&quot;&quot;;4)" office:value-type="float" office:value="4" calcext:value-type="float">
            <text:p>4</text:p>
          </table:table-cell>
          <table:table-cell table:formula="of:=IF([.A625]=&quot;&quot;;&quot;&quot;;5174)" office:value-type="float" office:value="5174" calcext:value-type="float">
            <text:p>5174</text:p>
          </table:table-cell>
          <table:table-cell table:formula="of:=[$Total.C626]" office:value-type="string" office:string-value="17157125870" calcext:value-type="string">
            <text:p>17157125870</text:p>
          </table:table-cell>
          <table:table-cell table:formula="of:=[$Total.D626]" office:value-type="float" office:value="196.71" calcext:value-type="float">
            <text:p>196,71</text:p>
          </table:table-cell>
          <table:table-cell table:formula="of:=IF([.A62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7]" office:value-type="string" office:string-value="187212" calcext:value-type="string">
            <text:p>187212</text:p>
          </table:table-cell>
          <table:table-cell office:value-type="float" office:value="202411" calcext:value-type="float">
            <text:p>202411</text:p>
          </table:table-cell>
          <table:table-cell table:formula="of:=IF([.A626]=&quot;&quot;;&quot;&quot;;4)" office:value-type="float" office:value="4" calcext:value-type="float">
            <text:p>4</text:p>
          </table:table-cell>
          <table:table-cell table:formula="of:=IF([.A626]=&quot;&quot;;&quot;&quot;;5174)" office:value-type="float" office:value="5174" calcext:value-type="float">
            <text:p>5174</text:p>
          </table:table-cell>
          <table:table-cell table:formula="of:=[$Total.C627]" office:value-type="string" office:string-value="17897822877" calcext:value-type="string">
            <text:p>17897822877</text:p>
          </table:table-cell>
          <table:table-cell table:formula="of:=[$Total.D627]" office:value-type="float" office:value="197.48" calcext:value-type="float">
            <text:p>197,48</text:p>
          </table:table-cell>
          <table:table-cell table:formula="of:=IF([.A62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8]" office:value-type="string" office:string-value="285412" calcext:value-type="string">
            <text:p>285412</text:p>
          </table:table-cell>
          <table:table-cell office:value-type="float" office:value="202411" calcext:value-type="float">
            <text:p>202411</text:p>
          </table:table-cell>
          <table:table-cell table:formula="of:=IF([.A627]=&quot;&quot;;&quot;&quot;;4)" office:value-type="float" office:value="4" calcext:value-type="float">
            <text:p>4</text:p>
          </table:table-cell>
          <table:table-cell table:formula="of:=IF([.A627]=&quot;&quot;;&quot;&quot;;5174)" office:value-type="float" office:value="5174" calcext:value-type="float">
            <text:p>5174</text:p>
          </table:table-cell>
          <table:table-cell table:formula="of:=[$Total.C628]" office:value-type="string" office:string-value="26023843808" calcext:value-type="string">
            <text:p>26023843808</text:p>
          </table:table-cell>
          <table:table-cell table:formula="of:=[$Total.D628]" office:value-type="float" office:value="198.12" calcext:value-type="float">
            <text:p>198,12</text:p>
          </table:table-cell>
          <table:table-cell table:formula="of:=IF([.A62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29]" office:value-type="string" office:string-value="182361" calcext:value-type="string">
            <text:p>182361</text:p>
          </table:table-cell>
          <table:table-cell office:value-type="float" office:value="202411" calcext:value-type="float">
            <text:p>202411</text:p>
          </table:table-cell>
          <table:table-cell table:formula="of:=IF([.A628]=&quot;&quot;;&quot;&quot;;4)" office:value-type="float" office:value="4" calcext:value-type="float">
            <text:p>4</text:p>
          </table:table-cell>
          <table:table-cell table:formula="of:=IF([.A628]=&quot;&quot;;&quot;&quot;;5174)" office:value-type="float" office:value="5174" calcext:value-type="float">
            <text:p>5174</text:p>
          </table:table-cell>
          <table:table-cell table:formula="of:=[$Total.C629]" office:value-type="string" office:string-value="33246487855" calcext:value-type="string">
            <text:p>33246487855</text:p>
          </table:table-cell>
          <table:table-cell table:formula="of:=[$Total.D629]" office:value-type="float" office:value="198.21" calcext:value-type="float">
            <text:p>198,21</text:p>
          </table:table-cell>
          <table:table-cell table:formula="of:=IF([.A62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0]" office:value-type="string" office:string-value="236110" calcext:value-type="string">
            <text:p>236110</text:p>
          </table:table-cell>
          <table:table-cell office:value-type="float" office:value="202411" calcext:value-type="float">
            <text:p>202411</text:p>
          </table:table-cell>
          <table:table-cell table:formula="of:=IF([.A629]=&quot;&quot;;&quot;&quot;;4)" office:value-type="float" office:value="4" calcext:value-type="float">
            <text:p>4</text:p>
          </table:table-cell>
          <table:table-cell table:formula="of:=IF([.A629]=&quot;&quot;;&quot;&quot;;5174)" office:value-type="float" office:value="5174" calcext:value-type="float">
            <text:p>5174</text:p>
          </table:table-cell>
          <table:table-cell table:formula="of:=[$Total.C630]" office:value-type="string" office:string-value="29450646856" calcext:value-type="string">
            <text:p>29450646856</text:p>
          </table:table-cell>
          <table:table-cell table:formula="of:=[$Total.D630]" office:value-type="float" office:value="201.78" calcext:value-type="float">
            <text:p>201,78</text:p>
          </table:table-cell>
          <table:table-cell table:formula="of:=IF([.A62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1]" office:value-type="string" office:string-value="260495" calcext:value-type="string">
            <text:p>260495</text:p>
          </table:table-cell>
          <table:table-cell office:value-type="float" office:value="202411" calcext:value-type="float">
            <text:p>202411</text:p>
          </table:table-cell>
          <table:table-cell table:formula="of:=IF([.A630]=&quot;&quot;;&quot;&quot;;4)" office:value-type="float" office:value="4" calcext:value-type="float">
            <text:p>4</text:p>
          </table:table-cell>
          <table:table-cell table:formula="of:=IF([.A630]=&quot;&quot;;&quot;&quot;;5174)" office:value-type="float" office:value="5174" calcext:value-type="float">
            <text:p>5174</text:p>
          </table:table-cell>
          <table:table-cell table:formula="of:=[$Total.C631]" office:value-type="string" office:string-value="19162387855" calcext:value-type="string">
            <text:p>19162387855</text:p>
          </table:table-cell>
          <table:table-cell table:formula="of:=[$Total.D631]" office:value-type="float" office:value="203.15" calcext:value-type="float">
            <text:p>203,15</text:p>
          </table:table-cell>
          <table:table-cell table:formula="of:=IF([.A63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2]" office:value-type="string" office:string-value="188994" calcext:value-type="string">
            <text:p>188994</text:p>
          </table:table-cell>
          <table:table-cell office:value-type="float" office:value="202411" calcext:value-type="float">
            <text:p>202411</text:p>
          </table:table-cell>
          <table:table-cell table:formula="of:=IF([.A631]=&quot;&quot;;&quot;&quot;;4)" office:value-type="float" office:value="4" calcext:value-type="float">
            <text:p>4</text:p>
          </table:table-cell>
          <table:table-cell table:formula="of:=IF([.A631]=&quot;&quot;;&quot;&quot;;5174)" office:value-type="float" office:value="5174" calcext:value-type="float">
            <text:p>5174</text:p>
          </table:table-cell>
          <table:table-cell table:formula="of:=[$Total.C632]" office:value-type="string" office:string-value="21711716855" calcext:value-type="string">
            <text:p>21711716855</text:p>
          </table:table-cell>
          <table:table-cell table:formula="of:=[$Total.D632]" office:value-type="float" office:value="203.99" calcext:value-type="float">
            <text:p>203,99</text:p>
          </table:table-cell>
          <table:table-cell table:formula="of:=IF([.A63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3]" office:value-type="string" office:string-value="178955" calcext:value-type="string">
            <text:p>178955</text:p>
          </table:table-cell>
          <table:table-cell office:value-type="float" office:value="202411" calcext:value-type="float">
            <text:p>202411</text:p>
          </table:table-cell>
          <table:table-cell table:formula="of:=IF([.A632]=&quot;&quot;;&quot;&quot;;4)" office:value-type="float" office:value="4" calcext:value-type="float">
            <text:p>4</text:p>
          </table:table-cell>
          <table:table-cell table:formula="of:=IF([.A632]=&quot;&quot;;&quot;&quot;;5174)" office:value-type="float" office:value="5174" calcext:value-type="float">
            <text:p>5174</text:p>
          </table:table-cell>
          <table:table-cell table:formula="of:=[$Total.C633]" office:value-type="string" office:string-value="15480501801" calcext:value-type="string">
            <text:p>15480501801</text:p>
          </table:table-cell>
          <table:table-cell table:formula="of:=[$Total.D633]" office:value-type="float" office:value="204.43" calcext:value-type="float">
            <text:p>204,43</text:p>
          </table:table-cell>
          <table:table-cell table:formula="of:=IF([.A63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4]" office:value-type="string" office:string-value="199479" calcext:value-type="string">
            <text:p>199479</text:p>
          </table:table-cell>
          <table:table-cell office:value-type="float" office:value="202411" calcext:value-type="float">
            <text:p>202411</text:p>
          </table:table-cell>
          <table:table-cell table:formula="of:=IF([.A633]=&quot;&quot;;&quot;&quot;;4)" office:value-type="float" office:value="4" calcext:value-type="float">
            <text:p>4</text:p>
          </table:table-cell>
          <table:table-cell table:formula="of:=IF([.A633]=&quot;&quot;;&quot;&quot;;5174)" office:value-type="float" office:value="5174" calcext:value-type="float">
            <text:p>5174</text:p>
          </table:table-cell>
          <table:table-cell table:formula="of:=[$Total.C634]" office:value-type="string" office:string-value="22124134833" calcext:value-type="string">
            <text:p>22124134833</text:p>
          </table:table-cell>
          <table:table-cell table:formula="of:=[$Total.D634]" office:value-type="float" office:value="204.87" calcext:value-type="float">
            <text:p>204,87</text:p>
          </table:table-cell>
          <table:table-cell table:formula="of:=IF([.A63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5]" office:value-type="string" office:string-value="149414" calcext:value-type="string">
            <text:p>149414</text:p>
          </table:table-cell>
          <table:table-cell office:value-type="float" office:value="202411" calcext:value-type="float">
            <text:p>202411</text:p>
          </table:table-cell>
          <table:table-cell table:formula="of:=IF([.A634]=&quot;&quot;;&quot;&quot;;4)" office:value-type="float" office:value="4" calcext:value-type="float">
            <text:p>4</text:p>
          </table:table-cell>
          <table:table-cell table:formula="of:=IF([.A634]=&quot;&quot;;&quot;&quot;;5174)" office:value-type="float" office:value="5174" calcext:value-type="float">
            <text:p>5174</text:p>
          </table:table-cell>
          <table:table-cell table:formula="of:=[$Total.C635]" office:value-type="string" office:string-value="26162066843" calcext:value-type="string">
            <text:p>26162066843</text:p>
          </table:table-cell>
          <table:table-cell table:formula="of:=[$Total.D635]" office:value-type="float" office:value="205.9" calcext:value-type="float">
            <text:p>205,9</text:p>
          </table:table-cell>
          <table:table-cell table:formula="of:=IF([.A63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6]" office:value-type="string" office:string-value="121198" calcext:value-type="string">
            <text:p>121198</text:p>
          </table:table-cell>
          <table:table-cell office:value-type="float" office:value="202411" calcext:value-type="float">
            <text:p>202411</text:p>
          </table:table-cell>
          <table:table-cell table:formula="of:=IF([.A635]=&quot;&quot;;&quot;&quot;;4)" office:value-type="float" office:value="4" calcext:value-type="float">
            <text:p>4</text:p>
          </table:table-cell>
          <table:table-cell table:formula="of:=IF([.A635]=&quot;&quot;;&quot;&quot;;5174)" office:value-type="float" office:value="5174" calcext:value-type="float">
            <text:p>5174</text:p>
          </table:table-cell>
          <table:table-cell table:formula="of:=[$Total.C636]" office:value-type="string" office:string-value="16803225836" calcext:value-type="string">
            <text:p>16803225836</text:p>
          </table:table-cell>
          <table:table-cell table:formula="of:=[$Total.D636]" office:value-type="float" office:value="206.34" calcext:value-type="float">
            <text:p>206,34</text:p>
          </table:table-cell>
          <table:table-cell table:formula="of:=IF([.A63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7]" office:value-type="string" office:string-value="143059" calcext:value-type="string">
            <text:p>143059</text:p>
          </table:table-cell>
          <table:table-cell office:value-type="float" office:value="202411" calcext:value-type="float">
            <text:p>202411</text:p>
          </table:table-cell>
          <table:table-cell table:formula="of:=IF([.A636]=&quot;&quot;;&quot;&quot;;4)" office:value-type="float" office:value="4" calcext:value-type="float">
            <text:p>4</text:p>
          </table:table-cell>
          <table:table-cell table:formula="of:=IF([.A636]=&quot;&quot;;&quot;&quot;;5174)" office:value-type="float" office:value="5174" calcext:value-type="float">
            <text:p>5174</text:p>
          </table:table-cell>
          <table:table-cell table:formula="of:=[$Total.C637]" office:value-type="string" office:string-value="24823832850" calcext:value-type="string">
            <text:p>24823832850</text:p>
          </table:table-cell>
          <table:table-cell table:formula="of:=[$Total.D637]" office:value-type="float" office:value="207.74" calcext:value-type="float">
            <text:p>207,74</text:p>
          </table:table-cell>
          <table:table-cell table:formula="of:=IF([.A63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8]" office:value-type="string" office:string-value="239682" calcext:value-type="string">
            <text:p>239682</text:p>
          </table:table-cell>
          <table:table-cell office:value-type="float" office:value="202411" calcext:value-type="float">
            <text:p>202411</text:p>
          </table:table-cell>
          <table:table-cell table:formula="of:=IF([.A637]=&quot;&quot;;&quot;&quot;;4)" office:value-type="float" office:value="4" calcext:value-type="float">
            <text:p>4</text:p>
          </table:table-cell>
          <table:table-cell table:formula="of:=IF([.A637]=&quot;&quot;;&quot;&quot;;5174)" office:value-type="float" office:value="5174" calcext:value-type="float">
            <text:p>5174</text:p>
          </table:table-cell>
          <table:table-cell table:formula="of:=[$Total.C638]" office:value-type="string" office:string-value="12345246863" calcext:value-type="string">
            <text:p>12345246863</text:p>
          </table:table-cell>
          <table:table-cell table:formula="of:=[$Total.D638]" office:value-type="float" office:value="207.77" calcext:value-type="float">
            <text:p>207,77</text:p>
          </table:table-cell>
          <table:table-cell table:formula="of:=IF([.A63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39]" office:value-type="string" office:string-value="221007" calcext:value-type="string">
            <text:p>221007</text:p>
          </table:table-cell>
          <table:table-cell office:value-type="float" office:value="202411" calcext:value-type="float">
            <text:p>202411</text:p>
          </table:table-cell>
          <table:table-cell table:formula="of:=IF([.A638]=&quot;&quot;;&quot;&quot;;4)" office:value-type="float" office:value="4" calcext:value-type="float">
            <text:p>4</text:p>
          </table:table-cell>
          <table:table-cell table:formula="of:=IF([.A638]=&quot;&quot;;&quot;&quot;;5174)" office:value-type="float" office:value="5174" calcext:value-type="float">
            <text:p>5174</text:p>
          </table:table-cell>
          <table:table-cell table:formula="of:=[$Total.C639]" office:value-type="string" office:string-value="96504463034" calcext:value-type="string">
            <text:p>96504463034</text:p>
          </table:table-cell>
          <table:table-cell table:formula="of:=[$Total.D639]" office:value-type="float" office:value="207.99" calcext:value-type="float">
            <text:p>207,99</text:p>
          </table:table-cell>
          <table:table-cell table:formula="of:=IF([.A63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0]" office:value-type="string" office:string-value="154476" calcext:value-type="string">
            <text:p>154476</text:p>
          </table:table-cell>
          <table:table-cell office:value-type="float" office:value="202411" calcext:value-type="float">
            <text:p>202411</text:p>
          </table:table-cell>
          <table:table-cell table:formula="of:=IF([.A639]=&quot;&quot;;&quot;&quot;;4)" office:value-type="float" office:value="4" calcext:value-type="float">
            <text:p>4</text:p>
          </table:table-cell>
          <table:table-cell table:formula="of:=IF([.A639]=&quot;&quot;;&quot;&quot;;5174)" office:value-type="float" office:value="5174" calcext:value-type="float">
            <text:p>5174</text:p>
          </table:table-cell>
          <table:table-cell table:formula="of:=[$Total.C640]" office:value-type="string" office:string-value="11549240846" calcext:value-type="string">
            <text:p>11549240846</text:p>
          </table:table-cell>
          <table:table-cell table:formula="of:=[$Total.D640]" office:value-type="float" office:value="209.34" calcext:value-type="float">
            <text:p>209,34</text:p>
          </table:table-cell>
          <table:table-cell table:formula="of:=IF([.A63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1]" office:value-type="string" office:string-value="143967" calcext:value-type="string">
            <text:p>143967</text:p>
          </table:table-cell>
          <table:table-cell office:value-type="float" office:value="202411" calcext:value-type="float">
            <text:p>202411</text:p>
          </table:table-cell>
          <table:table-cell table:formula="of:=IF([.A640]=&quot;&quot;;&quot;&quot;;4)" office:value-type="float" office:value="4" calcext:value-type="float">
            <text:p>4</text:p>
          </table:table-cell>
          <table:table-cell table:formula="of:=IF([.A640]=&quot;&quot;;&quot;&quot;;5174)" office:value-type="float" office:value="5174" calcext:value-type="float">
            <text:p>5174</text:p>
          </table:table-cell>
          <table:table-cell table:formula="of:=[$Total.C641]" office:value-type="string" office:string-value="82345910887" calcext:value-type="string">
            <text:p>82345910887</text:p>
          </table:table-cell>
          <table:table-cell table:formula="of:=[$Total.D641]" office:value-type="float" office:value="210.56" calcext:value-type="float">
            <text:p>210,56</text:p>
          </table:table-cell>
          <table:table-cell table:formula="of:=IF([.A64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2]" office:value-type="string" office:string-value="176251" calcext:value-type="string">
            <text:p>176251</text:p>
          </table:table-cell>
          <table:table-cell office:value-type="float" office:value="202411" calcext:value-type="float">
            <text:p>202411</text:p>
          </table:table-cell>
          <table:table-cell table:formula="of:=IF([.A641]=&quot;&quot;;&quot;&quot;;4)" office:value-type="float" office:value="4" calcext:value-type="float">
            <text:p>4</text:p>
          </table:table-cell>
          <table:table-cell table:formula="of:=IF([.A641]=&quot;&quot;;&quot;&quot;;5174)" office:value-type="float" office:value="5174" calcext:value-type="float">
            <text:p>5174</text:p>
          </table:table-cell>
          <table:table-cell table:formula="of:=[$Total.C642]" office:value-type="string" office:string-value="15480842803" calcext:value-type="string">
            <text:p>15480842803</text:p>
          </table:table-cell>
          <table:table-cell table:formula="of:=[$Total.D642]" office:value-type="float" office:value="212.67" calcext:value-type="float">
            <text:p>212,67</text:p>
          </table:table-cell>
          <table:table-cell table:formula="of:=IF([.A64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3]" office:value-type="string" office:string-value="204803" calcext:value-type="string">
            <text:p>204803</text:p>
          </table:table-cell>
          <table:table-cell office:value-type="float" office:value="202411" calcext:value-type="float">
            <text:p>202411</text:p>
          </table:table-cell>
          <table:table-cell table:formula="of:=IF([.A642]=&quot;&quot;;&quot;&quot;;4)" office:value-type="float" office:value="4" calcext:value-type="float">
            <text:p>4</text:p>
          </table:table-cell>
          <table:table-cell table:formula="of:=IF([.A642]=&quot;&quot;;&quot;&quot;;5174)" office:value-type="float" office:value="5174" calcext:value-type="float">
            <text:p>5174</text:p>
          </table:table-cell>
          <table:table-cell table:formula="of:=[$Total.C643]" office:value-type="string" office:string-value="30874028850" calcext:value-type="string">
            <text:p>30874028850</text:p>
          </table:table-cell>
          <table:table-cell table:formula="of:=[$Total.D643]" office:value-type="float" office:value="217.09" calcext:value-type="float">
            <text:p>217,09</text:p>
          </table:table-cell>
          <table:table-cell table:formula="of:=IF([.A64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4]" office:value-type="string" office:string-value="277851" calcext:value-type="string">
            <text:p>277851</text:p>
          </table:table-cell>
          <table:table-cell office:value-type="float" office:value="202411" calcext:value-type="float">
            <text:p>202411</text:p>
          </table:table-cell>
          <table:table-cell table:formula="of:=IF([.A643]=&quot;&quot;;&quot;&quot;;4)" office:value-type="float" office:value="4" calcext:value-type="float">
            <text:p>4</text:p>
          </table:table-cell>
          <table:table-cell table:formula="of:=IF([.A643]=&quot;&quot;;&quot;&quot;;5174)" office:value-type="float" office:value="5174" calcext:value-type="float">
            <text:p>5174</text:p>
          </table:table-cell>
          <table:table-cell table:formula="of:=[$Total.C644]" office:value-type="string" office:string-value="37839382878" calcext:value-type="string">
            <text:p>37839382878</text:p>
          </table:table-cell>
          <table:table-cell table:formula="of:=[$Total.D644]" office:value-type="float" office:value="218.16" calcext:value-type="float">
            <text:p>218,16</text:p>
          </table:table-cell>
          <table:table-cell table:formula="of:=IF([.A64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5]" office:value-type="string" office:string-value="278025" calcext:value-type="string">
            <text:p>278025</text:p>
          </table:table-cell>
          <table:table-cell office:value-type="float" office:value="202411" calcext:value-type="float">
            <text:p>202411</text:p>
          </table:table-cell>
          <table:table-cell table:formula="of:=IF([.A644]=&quot;&quot;;&quot;&quot;;4)" office:value-type="float" office:value="4" calcext:value-type="float">
            <text:p>4</text:p>
          </table:table-cell>
          <table:table-cell table:formula="of:=IF([.A644]=&quot;&quot;;&quot;&quot;;5174)" office:value-type="float" office:value="5174" calcext:value-type="float">
            <text:p>5174</text:p>
          </table:table-cell>
          <table:table-cell table:formula="of:=[$Total.C645]" office:value-type="string" office:string-value="40868636851" calcext:value-type="string">
            <text:p>40868636851</text:p>
          </table:table-cell>
          <table:table-cell table:formula="of:=[$Total.D645]" office:value-type="float" office:value="221.91" calcext:value-type="float">
            <text:p>221,91</text:p>
          </table:table-cell>
          <table:table-cell table:formula="of:=IF([.A64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6]" office:value-type="string" office:string-value="160663" calcext:value-type="string">
            <text:p>160663</text:p>
          </table:table-cell>
          <table:table-cell office:value-type="float" office:value="202411" calcext:value-type="float">
            <text:p>202411</text:p>
          </table:table-cell>
          <table:table-cell table:formula="of:=IF([.A645]=&quot;&quot;;&quot;&quot;;4)" office:value-type="float" office:value="4" calcext:value-type="float">
            <text:p>4</text:p>
          </table:table-cell>
          <table:table-cell table:formula="of:=IF([.A645]=&quot;&quot;;&quot;&quot;;5174)" office:value-type="float" office:value="5174" calcext:value-type="float">
            <text:p>5174</text:p>
          </table:table-cell>
          <table:table-cell table:formula="of:=[$Total.C646]" office:value-type="string" office:string-value="25515939808" calcext:value-type="string">
            <text:p>25515939808</text:p>
          </table:table-cell>
          <table:table-cell table:formula="of:=[$Total.D646]" office:value-type="float" office:value="225" calcext:value-type="float">
            <text:p>225</text:p>
          </table:table-cell>
          <table:table-cell table:formula="of:=IF([.A64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7]" office:value-type="string" office:string-value="194562" calcext:value-type="string">
            <text:p>194562</text:p>
          </table:table-cell>
          <table:table-cell office:value-type="float" office:value="202411" calcext:value-type="float">
            <text:p>202411</text:p>
          </table:table-cell>
          <table:table-cell table:formula="of:=IF([.A646]=&quot;&quot;;&quot;&quot;;4)" office:value-type="float" office:value="4" calcext:value-type="float">
            <text:p>4</text:p>
          </table:table-cell>
          <table:table-cell table:formula="of:=IF([.A646]=&quot;&quot;;&quot;&quot;;5174)" office:value-type="float" office:value="5174" calcext:value-type="float">
            <text:p>5174</text:p>
          </table:table-cell>
          <table:table-cell table:formula="of:=[$Total.C647]" office:value-type="string" office:string-value="35339956822" calcext:value-type="string">
            <text:p>35339956822</text:p>
          </table:table-cell>
          <table:table-cell table:formula="of:=[$Total.D647]" office:value-type="float" office:value="225" calcext:value-type="float">
            <text:p>225</text:p>
          </table:table-cell>
          <table:table-cell table:formula="of:=IF([.A64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8]" office:value-type="string" office:string-value="283053" calcext:value-type="string">
            <text:p>283053</text:p>
          </table:table-cell>
          <table:table-cell office:value-type="float" office:value="202411" calcext:value-type="float">
            <text:p>202411</text:p>
          </table:table-cell>
          <table:table-cell table:formula="of:=IF([.A647]=&quot;&quot;;&quot;&quot;;4)" office:value-type="float" office:value="4" calcext:value-type="float">
            <text:p>4</text:p>
          </table:table-cell>
          <table:table-cell table:formula="of:=IF([.A647]=&quot;&quot;;&quot;&quot;;5174)" office:value-type="float" office:value="5174" calcext:value-type="float">
            <text:p>5174</text:p>
          </table:table-cell>
          <table:table-cell table:formula="of:=[$Total.C648]" office:value-type="string" office:string-value="31315265800" calcext:value-type="string">
            <text:p>31315265800</text:p>
          </table:table-cell>
          <table:table-cell table:formula="of:=[$Total.D648]" office:value-type="float" office:value="225.13" calcext:value-type="float">
            <text:p>225,13</text:p>
          </table:table-cell>
          <table:table-cell table:formula="of:=IF([.A64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49]" office:value-type="string" office:string-value="185653" calcext:value-type="string">
            <text:p>185653</text:p>
          </table:table-cell>
          <table:table-cell office:value-type="float" office:value="202411" calcext:value-type="float">
            <text:p>202411</text:p>
          </table:table-cell>
          <table:table-cell table:formula="of:=IF([.A648]=&quot;&quot;;&quot;&quot;;4)" office:value-type="float" office:value="4" calcext:value-type="float">
            <text:p>4</text:p>
          </table:table-cell>
          <table:table-cell table:formula="of:=IF([.A648]=&quot;&quot;;&quot;&quot;;5174)" office:value-type="float" office:value="5174" calcext:value-type="float">
            <text:p>5174</text:p>
          </table:table-cell>
          <table:table-cell table:formula="of:=[$Total.C649]" office:value-type="string" office:string-value="07934686803" calcext:value-type="string">
            <text:p>07934686803</text:p>
          </table:table-cell>
          <table:table-cell table:formula="of:=[$Total.D649]" office:value-type="float" office:value="226.8" calcext:value-type="float">
            <text:p>226,8</text:p>
          </table:table-cell>
          <table:table-cell table:formula="of:=IF([.A64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0]" office:value-type="string" office:string-value="167078" calcext:value-type="string">
            <text:p>167078</text:p>
          </table:table-cell>
          <table:table-cell office:value-type="float" office:value="202411" calcext:value-type="float">
            <text:p>202411</text:p>
          </table:table-cell>
          <table:table-cell table:formula="of:=IF([.A649]=&quot;&quot;;&quot;&quot;;4)" office:value-type="float" office:value="4" calcext:value-type="float">
            <text:p>4</text:p>
          </table:table-cell>
          <table:table-cell table:formula="of:=IF([.A649]=&quot;&quot;;&quot;&quot;;5174)" office:value-type="float" office:value="5174" calcext:value-type="float">
            <text:p>5174</text:p>
          </table:table-cell>
          <table:table-cell table:formula="of:=[$Total.C650]" office:value-type="string" office:string-value="12368852875" calcext:value-type="string">
            <text:p>12368852875</text:p>
          </table:table-cell>
          <table:table-cell table:formula="of:=[$Total.D650]" office:value-type="float" office:value="228.97" calcext:value-type="float">
            <text:p>228,97</text:p>
          </table:table-cell>
          <table:table-cell table:formula="of:=IF([.A64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1]" office:value-type="string" office:string-value="265160" calcext:value-type="string">
            <text:p>265160</text:p>
          </table:table-cell>
          <table:table-cell office:value-type="float" office:value="202411" calcext:value-type="float">
            <text:p>202411</text:p>
          </table:table-cell>
          <table:table-cell table:formula="of:=IF([.A650]=&quot;&quot;;&quot;&quot;;4)" office:value-type="float" office:value="4" calcext:value-type="float">
            <text:p>4</text:p>
          </table:table-cell>
          <table:table-cell table:formula="of:=IF([.A650]=&quot;&quot;;&quot;&quot;;5174)" office:value-type="float" office:value="5174" calcext:value-type="float">
            <text:p>5174</text:p>
          </table:table-cell>
          <table:table-cell table:formula="of:=[$Total.C651]" office:value-type="string" office:string-value="14254609841" calcext:value-type="string">
            <text:p>14254609841</text:p>
          </table:table-cell>
          <table:table-cell table:formula="of:=[$Total.D651]" office:value-type="float" office:value="230" calcext:value-type="float">
            <text:p>230</text:p>
          </table:table-cell>
          <table:table-cell table:formula="of:=IF([.A65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2]" office:value-type="string" office:string-value="182948" calcext:value-type="string">
            <text:p>182948</text:p>
          </table:table-cell>
          <table:table-cell office:value-type="float" office:value="202411" calcext:value-type="float">
            <text:p>202411</text:p>
          </table:table-cell>
          <table:table-cell table:formula="of:=IF([.A651]=&quot;&quot;;&quot;&quot;;4)" office:value-type="float" office:value="4" calcext:value-type="float">
            <text:p>4</text:p>
          </table:table-cell>
          <table:table-cell table:formula="of:=IF([.A651]=&quot;&quot;;&quot;&quot;;5174)" office:value-type="float" office:value="5174" calcext:value-type="float">
            <text:p>5174</text:p>
          </table:table-cell>
          <table:table-cell table:formula="of:=[$Total.C652]" office:value-type="string" office:string-value="27060327827" calcext:value-type="string">
            <text:p>27060327827</text:p>
          </table:table-cell>
          <table:table-cell table:formula="of:=[$Total.D652]" office:value-type="float" office:value="232.16" calcext:value-type="float">
            <text:p>232,16</text:p>
          </table:table-cell>
          <table:table-cell table:formula="of:=IF([.A65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3]" office:value-type="string" office:string-value="207284" calcext:value-type="string">
            <text:p>207284</text:p>
          </table:table-cell>
          <table:table-cell office:value-type="float" office:value="202411" calcext:value-type="float">
            <text:p>202411</text:p>
          </table:table-cell>
          <table:table-cell table:formula="of:=IF([.A652]=&quot;&quot;;&quot;&quot;;4)" office:value-type="float" office:value="4" calcext:value-type="float">
            <text:p>4</text:p>
          </table:table-cell>
          <table:table-cell table:formula="of:=IF([.A652]=&quot;&quot;;&quot;&quot;;5174)" office:value-type="float" office:value="5174" calcext:value-type="float">
            <text:p>5174</text:p>
          </table:table-cell>
          <table:table-cell table:formula="of:=[$Total.C653]" office:value-type="string" office:string-value="11549316842" calcext:value-type="string">
            <text:p>11549316842</text:p>
          </table:table-cell>
          <table:table-cell table:formula="of:=[$Total.D653]" office:value-type="float" office:value="232.36" calcext:value-type="float">
            <text:p>232,36</text:p>
          </table:table-cell>
          <table:table-cell table:formula="of:=IF([.A65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4]" office:value-type="string" office:string-value="227803" calcext:value-type="string">
            <text:p>227803</text:p>
          </table:table-cell>
          <table:table-cell office:value-type="float" office:value="202411" calcext:value-type="float">
            <text:p>202411</text:p>
          </table:table-cell>
          <table:table-cell table:formula="of:=IF([.A653]=&quot;&quot;;&quot;&quot;;4)" office:value-type="float" office:value="4" calcext:value-type="float">
            <text:p>4</text:p>
          </table:table-cell>
          <table:table-cell table:formula="of:=IF([.A653]=&quot;&quot;;&quot;&quot;;5174)" office:value-type="float" office:value="5174" calcext:value-type="float">
            <text:p>5174</text:p>
          </table:table-cell>
          <table:table-cell table:formula="of:=[$Total.C654]" office:value-type="string" office:string-value="28340920871" calcext:value-type="string">
            <text:p>28340920871</text:p>
          </table:table-cell>
          <table:table-cell table:formula="of:=[$Total.D654]" office:value-type="float" office:value="236.19" calcext:value-type="float">
            <text:p>236,19</text:p>
          </table:table-cell>
          <table:table-cell table:formula="of:=IF([.A65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5]" office:value-type="string" office:string-value="276081" calcext:value-type="string">
            <text:p>276081</text:p>
          </table:table-cell>
          <table:table-cell office:value-type="float" office:value="202411" calcext:value-type="float">
            <text:p>202411</text:p>
          </table:table-cell>
          <table:table-cell table:formula="of:=IF([.A654]=&quot;&quot;;&quot;&quot;;4)" office:value-type="float" office:value="4" calcext:value-type="float">
            <text:p>4</text:p>
          </table:table-cell>
          <table:table-cell table:formula="of:=IF([.A654]=&quot;&quot;;&quot;&quot;;5174)" office:value-type="float" office:value="5174" calcext:value-type="float">
            <text:p>5174</text:p>
          </table:table-cell>
          <table:table-cell table:formula="of:=[$Total.C655]" office:value-type="string" office:string-value="14736053771" calcext:value-type="string">
            <text:p>14736053771</text:p>
          </table:table-cell>
          <table:table-cell table:formula="of:=[$Total.D655]" office:value-type="float" office:value="243.96" calcext:value-type="float">
            <text:p>243,96</text:p>
          </table:table-cell>
          <table:table-cell table:formula="of:=IF([.A65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6]" office:value-type="string" office:string-value="217980" calcext:value-type="string">
            <text:p>217980</text:p>
          </table:table-cell>
          <table:table-cell office:value-type="float" office:value="202411" calcext:value-type="float">
            <text:p>202411</text:p>
          </table:table-cell>
          <table:table-cell table:formula="of:=IF([.A655]=&quot;&quot;;&quot;&quot;;4)" office:value-type="float" office:value="4" calcext:value-type="float">
            <text:p>4</text:p>
          </table:table-cell>
          <table:table-cell table:formula="of:=IF([.A655]=&quot;&quot;;&quot;&quot;;5174)" office:value-type="float" office:value="5174" calcext:value-type="float">
            <text:p>5174</text:p>
          </table:table-cell>
          <table:table-cell table:formula="of:=[$Total.C656]" office:value-type="string" office:string-value="21729529828" calcext:value-type="string">
            <text:p>21729529828</text:p>
          </table:table-cell>
          <table:table-cell table:formula="of:=[$Total.D656]" office:value-type="float" office:value="244.52" calcext:value-type="float">
            <text:p>244,52</text:p>
          </table:table-cell>
          <table:table-cell table:formula="of:=IF([.A65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7]" office:value-type="string" office:string-value="232734" calcext:value-type="string">
            <text:p>232734</text:p>
          </table:table-cell>
          <table:table-cell office:value-type="float" office:value="202411" calcext:value-type="float">
            <text:p>202411</text:p>
          </table:table-cell>
          <table:table-cell table:formula="of:=IF([.A656]=&quot;&quot;;&quot;&quot;;4)" office:value-type="float" office:value="4" calcext:value-type="float">
            <text:p>4</text:p>
          </table:table-cell>
          <table:table-cell table:formula="of:=IF([.A656]=&quot;&quot;;&quot;&quot;;5174)" office:value-type="float" office:value="5174" calcext:value-type="float">
            <text:p>5174</text:p>
          </table:table-cell>
          <table:table-cell table:formula="of:=[$Total.C657]" office:value-type="string" office:string-value="42479296822" calcext:value-type="string">
            <text:p>42479296822</text:p>
          </table:table-cell>
          <table:table-cell table:formula="of:=[$Total.D657]" office:value-type="float" office:value="249.57" calcext:value-type="float">
            <text:p>249,57</text:p>
          </table:table-cell>
          <table:table-cell table:formula="of:=IF([.A65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8]" office:value-type="string" office:string-value="213527" calcext:value-type="string">
            <text:p>213527</text:p>
          </table:table-cell>
          <table:table-cell office:value-type="float" office:value="202411" calcext:value-type="float">
            <text:p>202411</text:p>
          </table:table-cell>
          <table:table-cell table:formula="of:=IF([.A657]=&quot;&quot;;&quot;&quot;;4)" office:value-type="float" office:value="4" calcext:value-type="float">
            <text:p>4</text:p>
          </table:table-cell>
          <table:table-cell table:formula="of:=IF([.A657]=&quot;&quot;;&quot;&quot;;5174)" office:value-type="float" office:value="5174" calcext:value-type="float">
            <text:p>5174</text:p>
          </table:table-cell>
          <table:table-cell table:formula="of:=[$Total.C658]" office:value-type="string" office:string-value="26803831841" calcext:value-type="string">
            <text:p>26803831841</text:p>
          </table:table-cell>
          <table:table-cell table:formula="of:=[$Total.D658]" office:value-type="float" office:value="250" calcext:value-type="float">
            <text:p>250</text:p>
          </table:table-cell>
          <table:table-cell table:formula="of:=IF([.A65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59]" office:value-type="string" office:string-value="128931" calcext:value-type="string">
            <text:p>128931</text:p>
          </table:table-cell>
          <table:table-cell office:value-type="float" office:value="202411" calcext:value-type="float">
            <text:p>202411</text:p>
          </table:table-cell>
          <table:table-cell table:formula="of:=IF([.A658]=&quot;&quot;;&quot;&quot;;4)" office:value-type="float" office:value="4" calcext:value-type="float">
            <text:p>4</text:p>
          </table:table-cell>
          <table:table-cell table:formula="of:=IF([.A658]=&quot;&quot;;&quot;&quot;;5174)" office:value-type="float" office:value="5174" calcext:value-type="float">
            <text:p>5174</text:p>
          </table:table-cell>
          <table:table-cell table:formula="of:=[$Total.C659]" office:value-type="string" office:string-value="07870312835" calcext:value-type="string">
            <text:p>07870312835</text:p>
          </table:table-cell>
          <table:table-cell table:formula="of:=[$Total.D659]" office:value-type="float" office:value="250.22" calcext:value-type="float">
            <text:p>250,22</text:p>
          </table:table-cell>
          <table:table-cell table:formula="of:=IF([.A65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0]" office:value-type="string" office:string-value="215759" calcext:value-type="string">
            <text:p>215759</text:p>
          </table:table-cell>
          <table:table-cell office:value-type="float" office:value="202411" calcext:value-type="float">
            <text:p>202411</text:p>
          </table:table-cell>
          <table:table-cell table:formula="of:=IF([.A659]=&quot;&quot;;&quot;&quot;;4)" office:value-type="float" office:value="4" calcext:value-type="float">
            <text:p>4</text:p>
          </table:table-cell>
          <table:table-cell table:formula="of:=IF([.A659]=&quot;&quot;;&quot;&quot;;5174)" office:value-type="float" office:value="5174" calcext:value-type="float">
            <text:p>5174</text:p>
          </table:table-cell>
          <table:table-cell table:formula="of:=[$Total.C660]" office:value-type="string" office:string-value="37060208828" calcext:value-type="string">
            <text:p>37060208828</text:p>
          </table:table-cell>
          <table:table-cell table:formula="of:=[$Total.D660]" office:value-type="float" office:value="250.69" calcext:value-type="float">
            <text:p>250,69</text:p>
          </table:table-cell>
          <table:table-cell table:formula="of:=IF([.A65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1]" office:value-type="string" office:string-value="213780" calcext:value-type="string">
            <text:p>213780</text:p>
          </table:table-cell>
          <table:table-cell office:value-type="float" office:value="202411" calcext:value-type="float">
            <text:p>202411</text:p>
          </table:table-cell>
          <table:table-cell table:formula="of:=IF([.A660]=&quot;&quot;;&quot;&quot;;4)" office:value-type="float" office:value="4" calcext:value-type="float">
            <text:p>4</text:p>
          </table:table-cell>
          <table:table-cell table:formula="of:=IF([.A660]=&quot;&quot;;&quot;&quot;;5174)" office:value-type="float" office:value="5174" calcext:value-type="float">
            <text:p>5174</text:p>
          </table:table-cell>
          <table:table-cell table:formula="of:=[$Total.C661]" office:value-type="string" office:string-value="29351939898" calcext:value-type="string">
            <text:p>29351939898</text:p>
          </table:table-cell>
          <table:table-cell table:formula="of:=[$Total.D661]" office:value-type="float" office:value="251.33" calcext:value-type="float">
            <text:p>251,33</text:p>
          </table:table-cell>
          <table:table-cell table:formula="of:=IF([.A66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2]" office:value-type="string" office:string-value="249491" calcext:value-type="string">
            <text:p>249491</text:p>
          </table:table-cell>
          <table:table-cell office:value-type="float" office:value="202411" calcext:value-type="float">
            <text:p>202411</text:p>
          </table:table-cell>
          <table:table-cell table:formula="of:=IF([.A661]=&quot;&quot;;&quot;&quot;;4)" office:value-type="float" office:value="4" calcext:value-type="float">
            <text:p>4</text:p>
          </table:table-cell>
          <table:table-cell table:formula="of:=IF([.A661]=&quot;&quot;;&quot;&quot;;5174)" office:value-type="float" office:value="5174" calcext:value-type="float">
            <text:p>5174</text:p>
          </table:table-cell>
          <table:table-cell table:formula="of:=[$Total.C662]" office:value-type="string" office:string-value="15473980864" calcext:value-type="string">
            <text:p>15473980864</text:p>
          </table:table-cell>
          <table:table-cell table:formula="of:=[$Total.D662]" office:value-type="float" office:value="253.74" calcext:value-type="float">
            <text:p>253,74</text:p>
          </table:table-cell>
          <table:table-cell table:formula="of:=IF([.A66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3]" office:value-type="string" office:string-value="187408" calcext:value-type="string">
            <text:p>187408</text:p>
          </table:table-cell>
          <table:table-cell office:value-type="float" office:value="202411" calcext:value-type="float">
            <text:p>202411</text:p>
          </table:table-cell>
          <table:table-cell table:formula="of:=IF([.A662]=&quot;&quot;;&quot;&quot;;4)" office:value-type="float" office:value="4" calcext:value-type="float">
            <text:p>4</text:p>
          </table:table-cell>
          <table:table-cell table:formula="of:=IF([.A662]=&quot;&quot;;&quot;&quot;;5174)" office:value-type="float" office:value="5174" calcext:value-type="float">
            <text:p>5174</text:p>
          </table:table-cell>
          <table:table-cell table:formula="of:=[$Total.C663]" office:value-type="string" office:string-value="11528284879" calcext:value-type="string">
            <text:p>11528284879</text:p>
          </table:table-cell>
          <table:table-cell table:formula="of:=[$Total.D663]" office:value-type="float" office:value="265.5" calcext:value-type="float">
            <text:p>265,5</text:p>
          </table:table-cell>
          <table:table-cell table:formula="of:=IF([.A66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4]" office:value-type="string" office:string-value="228613" calcext:value-type="string">
            <text:p>228613</text:p>
          </table:table-cell>
          <table:table-cell office:value-type="float" office:value="202411" calcext:value-type="float">
            <text:p>202411</text:p>
          </table:table-cell>
          <table:table-cell table:formula="of:=IF([.A663]=&quot;&quot;;&quot;&quot;;4)" office:value-type="float" office:value="4" calcext:value-type="float">
            <text:p>4</text:p>
          </table:table-cell>
          <table:table-cell table:formula="of:=IF([.A663]=&quot;&quot;;&quot;&quot;;5174)" office:value-type="float" office:value="5174" calcext:value-type="float">
            <text:p>5174</text:p>
          </table:table-cell>
          <table:table-cell table:formula="of:=[$Total.C664]" office:value-type="string" office:string-value="09756550864" calcext:value-type="string">
            <text:p>09756550864</text:p>
          </table:table-cell>
          <table:table-cell table:formula="of:=[$Total.D664]" office:value-type="float" office:value="266.65" calcext:value-type="float">
            <text:p>266,65</text:p>
          </table:table-cell>
          <table:table-cell table:formula="of:=IF([.A66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5]" office:value-type="string" office:string-value="189668" calcext:value-type="string">
            <text:p>189668</text:p>
          </table:table-cell>
          <table:table-cell office:value-type="float" office:value="202411" calcext:value-type="float">
            <text:p>202411</text:p>
          </table:table-cell>
          <table:table-cell table:formula="of:=IF([.A664]=&quot;&quot;;&quot;&quot;;4)" office:value-type="float" office:value="4" calcext:value-type="float">
            <text:p>4</text:p>
          </table:table-cell>
          <table:table-cell table:formula="of:=IF([.A664]=&quot;&quot;;&quot;&quot;;5174)" office:value-type="float" office:value="5174" calcext:value-type="float">
            <text:p>5174</text:p>
          </table:table-cell>
          <table:table-cell table:formula="of:=[$Total.C665]" office:value-type="string" office:string-value="15489333847" calcext:value-type="string">
            <text:p>15489333847</text:p>
          </table:table-cell>
          <table:table-cell table:formula="of:=[$Total.D665]" office:value-type="float" office:value="267.32" calcext:value-type="float">
            <text:p>267,32</text:p>
          </table:table-cell>
          <table:table-cell table:formula="of:=IF([.A66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6]" office:value-type="string" office:string-value="160688" calcext:value-type="string">
            <text:p>160688</text:p>
          </table:table-cell>
          <table:table-cell office:value-type="float" office:value="202411" calcext:value-type="float">
            <text:p>202411</text:p>
          </table:table-cell>
          <table:table-cell table:formula="of:=IF([.A665]=&quot;&quot;;&quot;&quot;;4)" office:value-type="float" office:value="4" calcext:value-type="float">
            <text:p>4</text:p>
          </table:table-cell>
          <table:table-cell table:formula="of:=IF([.A665]=&quot;&quot;;&quot;&quot;;5174)" office:value-type="float" office:value="5174" calcext:value-type="float">
            <text:p>5174</text:p>
          </table:table-cell>
          <table:table-cell table:formula="of:=[$Total.C666]" office:value-type="string" office:string-value="28406857870" calcext:value-type="string">
            <text:p>28406857870</text:p>
          </table:table-cell>
          <table:table-cell table:formula="of:=[$Total.D666]" office:value-type="float" office:value="268.03" calcext:value-type="float">
            <text:p>268,03</text:p>
          </table:table-cell>
          <table:table-cell table:formula="of:=IF([.A66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7]" office:value-type="string" office:string-value="193371" calcext:value-type="string">
            <text:p>193371</text:p>
          </table:table-cell>
          <table:table-cell office:value-type="float" office:value="202411" calcext:value-type="float">
            <text:p>202411</text:p>
          </table:table-cell>
          <table:table-cell table:formula="of:=IF([.A666]=&quot;&quot;;&quot;&quot;;4)" office:value-type="float" office:value="4" calcext:value-type="float">
            <text:p>4</text:p>
          </table:table-cell>
          <table:table-cell table:formula="of:=IF([.A666]=&quot;&quot;;&quot;&quot;;5174)" office:value-type="float" office:value="5174" calcext:value-type="float">
            <text:p>5174</text:p>
          </table:table-cell>
          <table:table-cell table:formula="of:=[$Total.C667]" office:value-type="string" office:string-value="30097660841" calcext:value-type="string">
            <text:p>30097660841</text:p>
          </table:table-cell>
          <table:table-cell table:formula="of:=[$Total.D667]" office:value-type="float" office:value="274.68" calcext:value-type="float">
            <text:p>274,68</text:p>
          </table:table-cell>
          <table:table-cell table:formula="of:=IF([.A66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8]" office:value-type="string" office:string-value="162687" calcext:value-type="string">
            <text:p>162687</text:p>
          </table:table-cell>
          <table:table-cell office:value-type="float" office:value="202411" calcext:value-type="float">
            <text:p>202411</text:p>
          </table:table-cell>
          <table:table-cell table:formula="of:=IF([.A667]=&quot;&quot;;&quot;&quot;;4)" office:value-type="float" office:value="4" calcext:value-type="float">
            <text:p>4</text:p>
          </table:table-cell>
          <table:table-cell table:formula="of:=IF([.A667]=&quot;&quot;;&quot;&quot;;5174)" office:value-type="float" office:value="5174" calcext:value-type="float">
            <text:p>5174</text:p>
          </table:table-cell>
          <table:table-cell table:formula="of:=[$Total.C668]" office:value-type="string" office:string-value="11013814851" calcext:value-type="string">
            <text:p>11013814851</text:p>
          </table:table-cell>
          <table:table-cell table:formula="of:=[$Total.D668]" office:value-type="float" office:value="275.5" calcext:value-type="float">
            <text:p>275,5</text:p>
          </table:table-cell>
          <table:table-cell table:formula="of:=IF([.A66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69]" office:value-type="string" office:string-value="211109" calcext:value-type="string">
            <text:p>211109</text:p>
          </table:table-cell>
          <table:table-cell office:value-type="float" office:value="202411" calcext:value-type="float">
            <text:p>202411</text:p>
          </table:table-cell>
          <table:table-cell table:formula="of:=IF([.A668]=&quot;&quot;;&quot;&quot;;4)" office:value-type="float" office:value="4" calcext:value-type="float">
            <text:p>4</text:p>
          </table:table-cell>
          <table:table-cell table:formula="of:=IF([.A668]=&quot;&quot;;&quot;&quot;;5174)" office:value-type="float" office:value="5174" calcext:value-type="float">
            <text:p>5174</text:p>
          </table:table-cell>
          <table:table-cell table:formula="of:=[$Total.C669]" office:value-type="string" office:string-value="30061224880" calcext:value-type="string">
            <text:p>30061224880</text:p>
          </table:table-cell>
          <table:table-cell table:formula="of:=[$Total.D669]" office:value-type="float" office:value="281.25" calcext:value-type="float">
            <text:p>281,25</text:p>
          </table:table-cell>
          <table:table-cell table:formula="of:=IF([.A66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0]" office:value-type="string" office:string-value="149532" calcext:value-type="string">
            <text:p>149532</text:p>
          </table:table-cell>
          <table:table-cell office:value-type="float" office:value="202411" calcext:value-type="float">
            <text:p>202411</text:p>
          </table:table-cell>
          <table:table-cell table:formula="of:=IF([.A669]=&quot;&quot;;&quot;&quot;;4)" office:value-type="float" office:value="4" calcext:value-type="float">
            <text:p>4</text:p>
          </table:table-cell>
          <table:table-cell table:formula="of:=IF([.A669]=&quot;&quot;;&quot;&quot;;5174)" office:value-type="float" office:value="5174" calcext:value-type="float">
            <text:p>5174</text:p>
          </table:table-cell>
          <table:table-cell table:formula="of:=[$Total.C670]" office:value-type="string" office:string-value="25758878871" calcext:value-type="string">
            <text:p>25758878871</text:p>
          </table:table-cell>
          <table:table-cell table:formula="of:=[$Total.D670]" office:value-type="float" office:value="281.91" calcext:value-type="float">
            <text:p>281,91</text:p>
          </table:table-cell>
          <table:table-cell table:formula="of:=IF([.A66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1]" office:value-type="string" office:string-value="278564" calcext:value-type="string">
            <text:p>278564</text:p>
          </table:table-cell>
          <table:table-cell office:value-type="float" office:value="202411" calcext:value-type="float">
            <text:p>202411</text:p>
          </table:table-cell>
          <table:table-cell table:formula="of:=IF([.A670]=&quot;&quot;;&quot;&quot;;4)" office:value-type="float" office:value="4" calcext:value-type="float">
            <text:p>4</text:p>
          </table:table-cell>
          <table:table-cell table:formula="of:=IF([.A670]=&quot;&quot;;&quot;&quot;;5174)" office:value-type="float" office:value="5174" calcext:value-type="float">
            <text:p>5174</text:p>
          </table:table-cell>
          <table:table-cell table:formula="of:=[$Total.C671]" office:value-type="string" office:string-value="26399823897" calcext:value-type="string">
            <text:p>26399823897</text:p>
          </table:table-cell>
          <table:table-cell table:formula="of:=[$Total.D671]" office:value-type="float" office:value="285.62" calcext:value-type="float">
            <text:p>285,62</text:p>
          </table:table-cell>
          <table:table-cell table:formula="of:=IF([.A67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2]" office:value-type="string" office:string-value="266337" calcext:value-type="string">
            <text:p>266337</text:p>
          </table:table-cell>
          <table:table-cell office:value-type="float" office:value="202411" calcext:value-type="float">
            <text:p>202411</text:p>
          </table:table-cell>
          <table:table-cell table:formula="of:=IF([.A671]=&quot;&quot;;&quot;&quot;;4)" office:value-type="float" office:value="4" calcext:value-type="float">
            <text:p>4</text:p>
          </table:table-cell>
          <table:table-cell table:formula="of:=IF([.A671]=&quot;&quot;;&quot;&quot;;5174)" office:value-type="float" office:value="5174" calcext:value-type="float">
            <text:p>5174</text:p>
          </table:table-cell>
          <table:table-cell table:formula="of:=[$Total.C672]" office:value-type="string" office:string-value="15761386828" calcext:value-type="string">
            <text:p>15761386828</text:p>
          </table:table-cell>
          <table:table-cell table:formula="of:=[$Total.D672]" office:value-type="float" office:value="294.76" calcext:value-type="float">
            <text:p>294,76</text:p>
          </table:table-cell>
          <table:table-cell table:formula="of:=IF([.A67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3]" office:value-type="string" office:string-value="198308" calcext:value-type="string">
            <text:p>198308</text:p>
          </table:table-cell>
          <table:table-cell office:value-type="float" office:value="202411" calcext:value-type="float">
            <text:p>202411</text:p>
          </table:table-cell>
          <table:table-cell table:formula="of:=IF([.A672]=&quot;&quot;;&quot;&quot;;4)" office:value-type="float" office:value="4" calcext:value-type="float">
            <text:p>4</text:p>
          </table:table-cell>
          <table:table-cell table:formula="of:=IF([.A672]=&quot;&quot;;&quot;&quot;;5174)" office:value-type="float" office:value="5174" calcext:value-type="float">
            <text:p>5174</text:p>
          </table:table-cell>
          <table:table-cell table:formula="of:=[$Total.C673]" office:value-type="string" office:string-value="30332375846" calcext:value-type="string">
            <text:p>30332375846</text:p>
          </table:table-cell>
          <table:table-cell table:formula="of:=[$Total.D673]" office:value-type="float" office:value="297" calcext:value-type="float">
            <text:p>297</text:p>
          </table:table-cell>
          <table:table-cell table:formula="of:=IF([.A67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4]" office:value-type="string" office:string-value="187636" calcext:value-type="string">
            <text:p>187636</text:p>
          </table:table-cell>
          <table:table-cell office:value-type="float" office:value="202411" calcext:value-type="float">
            <text:p>202411</text:p>
          </table:table-cell>
          <table:table-cell table:formula="of:=IF([.A673]=&quot;&quot;;&quot;&quot;;4)" office:value-type="float" office:value="4" calcext:value-type="float">
            <text:p>4</text:p>
          </table:table-cell>
          <table:table-cell table:formula="of:=IF([.A673]=&quot;&quot;;&quot;&quot;;5174)" office:value-type="float" office:value="5174" calcext:value-type="float">
            <text:p>5174</text:p>
          </table:table-cell>
          <table:table-cell table:formula="of:=[$Total.C674]" office:value-type="string" office:string-value="35865407600" calcext:value-type="string">
            <text:p>35865407600</text:p>
          </table:table-cell>
          <table:table-cell table:formula="of:=[$Total.D674]" office:value-type="float" office:value="299.57" calcext:value-type="float">
            <text:p>299,57</text:p>
          </table:table-cell>
          <table:table-cell table:formula="of:=IF([.A67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5]" office:value-type="string" office:string-value="175366" calcext:value-type="string">
            <text:p>175366</text:p>
          </table:table-cell>
          <table:table-cell office:value-type="float" office:value="202411" calcext:value-type="float">
            <text:p>202411</text:p>
          </table:table-cell>
          <table:table-cell table:formula="of:=IF([.A674]=&quot;&quot;;&quot;&quot;;4)" office:value-type="float" office:value="4" calcext:value-type="float">
            <text:p>4</text:p>
          </table:table-cell>
          <table:table-cell table:formula="of:=IF([.A674]=&quot;&quot;;&quot;&quot;;5174)" office:value-type="float" office:value="5174" calcext:value-type="float">
            <text:p>5174</text:p>
          </table:table-cell>
          <table:table-cell table:formula="of:=[$Total.C675]" office:value-type="string" office:string-value="05299301880" calcext:value-type="string">
            <text:p>05299301880</text:p>
          </table:table-cell>
          <table:table-cell table:formula="of:=[$Total.D675]" office:value-type="float" office:value="301.92" calcext:value-type="float">
            <text:p>301,92</text:p>
          </table:table-cell>
          <table:table-cell table:formula="of:=IF([.A67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6]" office:value-type="string" office:string-value="79574" calcext:value-type="string">
            <text:p>79574</text:p>
          </table:table-cell>
          <table:table-cell office:value-type="float" office:value="202411" calcext:value-type="float">
            <text:p>202411</text:p>
          </table:table-cell>
          <table:table-cell table:formula="of:=IF([.A675]=&quot;&quot;;&quot;&quot;;4)" office:value-type="float" office:value="4" calcext:value-type="float">
            <text:p>4</text:p>
          </table:table-cell>
          <table:table-cell table:formula="of:=IF([.A675]=&quot;&quot;;&quot;&quot;;5174)" office:value-type="float" office:value="5174" calcext:value-type="float">
            <text:p>5174</text:p>
          </table:table-cell>
          <table:table-cell table:formula="of:=[$Total.C676]" office:value-type="string" office:string-value="11527156826" calcext:value-type="string">
            <text:p>11527156826</text:p>
          </table:table-cell>
          <table:table-cell table:formula="of:=[$Total.D676]" office:value-type="float" office:value="302.26" calcext:value-type="float">
            <text:p>302,26</text:p>
          </table:table-cell>
          <table:table-cell table:formula="of:=IF([.A67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7]" office:value-type="string" office:string-value="190743" calcext:value-type="string">
            <text:p>190743</text:p>
          </table:table-cell>
          <table:table-cell office:value-type="float" office:value="202411" calcext:value-type="float">
            <text:p>202411</text:p>
          </table:table-cell>
          <table:table-cell table:formula="of:=IF([.A676]=&quot;&quot;;&quot;&quot;;4)" office:value-type="float" office:value="4" calcext:value-type="float">
            <text:p>4</text:p>
          </table:table-cell>
          <table:table-cell table:formula="of:=IF([.A676]=&quot;&quot;;&quot;&quot;;5174)" office:value-type="float" office:value="5174" calcext:value-type="float">
            <text:p>5174</text:p>
          </table:table-cell>
          <table:table-cell table:formula="of:=[$Total.C677]" office:value-type="string" office:string-value="05531995873" calcext:value-type="string">
            <text:p>05531995873</text:p>
          </table:table-cell>
          <table:table-cell table:formula="of:=[$Total.D677]" office:value-type="float" office:value="304.97" calcext:value-type="float">
            <text:p>304,97</text:p>
          </table:table-cell>
          <table:table-cell table:formula="of:=IF([.A67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8]" office:value-type="string" office:string-value="167477" calcext:value-type="string">
            <text:p>167477</text:p>
          </table:table-cell>
          <table:table-cell office:value-type="float" office:value="202411" calcext:value-type="float">
            <text:p>202411</text:p>
          </table:table-cell>
          <table:table-cell table:formula="of:=IF([.A677]=&quot;&quot;;&quot;&quot;;4)" office:value-type="float" office:value="4" calcext:value-type="float">
            <text:p>4</text:p>
          </table:table-cell>
          <table:table-cell table:formula="of:=IF([.A677]=&quot;&quot;;&quot;&quot;;5174)" office:value-type="float" office:value="5174" calcext:value-type="float">
            <text:p>5174</text:p>
          </table:table-cell>
          <table:table-cell table:formula="of:=[$Total.C678]" office:value-type="string" office:string-value="31405384808" calcext:value-type="string">
            <text:p>31405384808</text:p>
          </table:table-cell>
          <table:table-cell table:formula="of:=[$Total.D678]" office:value-type="float" office:value="307.76" calcext:value-type="float">
            <text:p>307,76</text:p>
          </table:table-cell>
          <table:table-cell table:formula="of:=IF([.A67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79]" office:value-type="string" office:string-value="231061" calcext:value-type="string">
            <text:p>231061</text:p>
          </table:table-cell>
          <table:table-cell office:value-type="float" office:value="202411" calcext:value-type="float">
            <text:p>202411</text:p>
          </table:table-cell>
          <table:table-cell table:formula="of:=IF([.A678]=&quot;&quot;;&quot;&quot;;4)" office:value-type="float" office:value="4" calcext:value-type="float">
            <text:p>4</text:p>
          </table:table-cell>
          <table:table-cell table:formula="of:=IF([.A678]=&quot;&quot;;&quot;&quot;;5174)" office:value-type="float" office:value="5174" calcext:value-type="float">
            <text:p>5174</text:p>
          </table:table-cell>
          <table:table-cell table:formula="of:=[$Total.C679]" office:value-type="string" office:string-value="28330476812" calcext:value-type="string">
            <text:p>28330476812</text:p>
          </table:table-cell>
          <table:table-cell table:formula="of:=[$Total.D679]" office:value-type="float" office:value="318.83" calcext:value-type="float">
            <text:p>318,83</text:p>
          </table:table-cell>
          <table:table-cell table:formula="of:=IF([.A67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0]" office:value-type="string" office:string-value="210595" calcext:value-type="string">
            <text:p>210595</text:p>
          </table:table-cell>
          <table:table-cell office:value-type="float" office:value="202411" calcext:value-type="float">
            <text:p>202411</text:p>
          </table:table-cell>
          <table:table-cell table:formula="of:=IF([.A679]=&quot;&quot;;&quot;&quot;;4)" office:value-type="float" office:value="4" calcext:value-type="float">
            <text:p>4</text:p>
          </table:table-cell>
          <table:table-cell table:formula="of:=IF([.A679]=&quot;&quot;;&quot;&quot;;5174)" office:value-type="float" office:value="5174" calcext:value-type="float">
            <text:p>5174</text:p>
          </table:table-cell>
          <table:table-cell table:formula="of:=[$Total.C680]" office:value-type="string" office:string-value="06994659666" calcext:value-type="string">
            <text:p>06994659666</text:p>
          </table:table-cell>
          <table:table-cell table:formula="of:=[$Total.D680]" office:value-type="float" office:value="319.69" calcext:value-type="float">
            <text:p>319,69</text:p>
          </table:table-cell>
          <table:table-cell table:formula="of:=IF([.A67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1]" office:value-type="string" office:string-value="224170" calcext:value-type="string">
            <text:p>224170</text:p>
          </table:table-cell>
          <table:table-cell office:value-type="float" office:value="202411" calcext:value-type="float">
            <text:p>202411</text:p>
          </table:table-cell>
          <table:table-cell table:formula="of:=IF([.A680]=&quot;&quot;;&quot;&quot;;4)" office:value-type="float" office:value="4" calcext:value-type="float">
            <text:p>4</text:p>
          </table:table-cell>
          <table:table-cell table:formula="of:=IF([.A680]=&quot;&quot;;&quot;&quot;;5174)" office:value-type="float" office:value="5174" calcext:value-type="float">
            <text:p>5174</text:p>
          </table:table-cell>
          <table:table-cell table:formula="of:=[$Total.C681]" office:value-type="string" office:string-value="38328523876" calcext:value-type="string">
            <text:p>38328523876</text:p>
          </table:table-cell>
          <table:table-cell table:formula="of:=[$Total.D681]" office:value-type="float" office:value="319.93" calcext:value-type="float">
            <text:p>319,93</text:p>
          </table:table-cell>
          <table:table-cell table:formula="of:=IF([.A68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2]" office:value-type="string" office:string-value="282901" calcext:value-type="string">
            <text:p>282901</text:p>
          </table:table-cell>
          <table:table-cell office:value-type="float" office:value="202411" calcext:value-type="float">
            <text:p>202411</text:p>
          </table:table-cell>
          <table:table-cell table:formula="of:=IF([.A681]=&quot;&quot;;&quot;&quot;;4)" office:value-type="float" office:value="4" calcext:value-type="float">
            <text:p>4</text:p>
          </table:table-cell>
          <table:table-cell table:formula="of:=IF([.A681]=&quot;&quot;;&quot;&quot;;5174)" office:value-type="float" office:value="5174" calcext:value-type="float">
            <text:p>5174</text:p>
          </table:table-cell>
          <table:table-cell table:formula="of:=[$Total.C682]" office:value-type="string" office:string-value="29546274844" calcext:value-type="string">
            <text:p>29546274844</text:p>
          </table:table-cell>
          <table:table-cell table:formula="of:=[$Total.D682]" office:value-type="float" office:value="321.4" calcext:value-type="float">
            <text:p>321,4</text:p>
          </table:table-cell>
          <table:table-cell table:formula="of:=IF([.A68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3]" office:value-type="string" office:string-value="182235" calcext:value-type="string">
            <text:p>182235</text:p>
          </table:table-cell>
          <table:table-cell office:value-type="float" office:value="202411" calcext:value-type="float">
            <text:p>202411</text:p>
          </table:table-cell>
          <table:table-cell table:formula="of:=IF([.A682]=&quot;&quot;;&quot;&quot;;4)" office:value-type="float" office:value="4" calcext:value-type="float">
            <text:p>4</text:p>
          </table:table-cell>
          <table:table-cell table:formula="of:=IF([.A682]=&quot;&quot;;&quot;&quot;;5174)" office:value-type="float" office:value="5174" calcext:value-type="float">
            <text:p>5174</text:p>
          </table:table-cell>
          <table:table-cell table:formula="of:=[$Total.C683]" office:value-type="string" office:string-value="29216058803" calcext:value-type="string">
            <text:p>29216058803</text:p>
          </table:table-cell>
          <table:table-cell table:formula="of:=[$Total.D683]" office:value-type="float" office:value="324.75" calcext:value-type="float">
            <text:p>324,75</text:p>
          </table:table-cell>
          <table:table-cell table:formula="of:=IF([.A68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4]" office:value-type="string" office:string-value="190173" calcext:value-type="string">
            <text:p>190173</text:p>
          </table:table-cell>
          <table:table-cell office:value-type="float" office:value="202411" calcext:value-type="float">
            <text:p>202411</text:p>
          </table:table-cell>
          <table:table-cell table:formula="of:=IF([.A683]=&quot;&quot;;&quot;&quot;;4)" office:value-type="float" office:value="4" calcext:value-type="float">
            <text:p>4</text:p>
          </table:table-cell>
          <table:table-cell table:formula="of:=IF([.A683]=&quot;&quot;;&quot;&quot;;5174)" office:value-type="float" office:value="5174" calcext:value-type="float">
            <text:p>5174</text:p>
          </table:table-cell>
          <table:table-cell table:formula="of:=[$Total.C684]" office:value-type="string" office:string-value="02806109809" calcext:value-type="string">
            <text:p>02806109809</text:p>
          </table:table-cell>
          <table:table-cell table:formula="of:=[$Total.D684]" office:value-type="float" office:value="326.96" calcext:value-type="float">
            <text:p>326,96</text:p>
          </table:table-cell>
          <table:table-cell table:formula="of:=IF([.A68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5]" office:value-type="string" office:string-value="183858" calcext:value-type="string">
            <text:p>183858</text:p>
          </table:table-cell>
          <table:table-cell office:value-type="float" office:value="202411" calcext:value-type="float">
            <text:p>202411</text:p>
          </table:table-cell>
          <table:table-cell table:formula="of:=IF([.A684]=&quot;&quot;;&quot;&quot;;4)" office:value-type="float" office:value="4" calcext:value-type="float">
            <text:p>4</text:p>
          </table:table-cell>
          <table:table-cell table:formula="of:=IF([.A684]=&quot;&quot;;&quot;&quot;;5174)" office:value-type="float" office:value="5174" calcext:value-type="float">
            <text:p>5174</text:p>
          </table:table-cell>
          <table:table-cell table:formula="of:=[$Total.C685]" office:value-type="string" office:string-value="21553895827" calcext:value-type="string">
            <text:p>21553895827</text:p>
          </table:table-cell>
          <table:table-cell table:formula="of:=[$Total.D685]" office:value-type="float" office:value="331.11" calcext:value-type="float">
            <text:p>331,11</text:p>
          </table:table-cell>
          <table:table-cell table:formula="of:=IF([.A68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6]" office:value-type="string" office:string-value="207322" calcext:value-type="string">
            <text:p>207322</text:p>
          </table:table-cell>
          <table:table-cell office:value-type="float" office:value="202411" calcext:value-type="float">
            <text:p>202411</text:p>
          </table:table-cell>
          <table:table-cell table:formula="of:=IF([.A685]=&quot;&quot;;&quot;&quot;;4)" office:value-type="float" office:value="4" calcext:value-type="float">
            <text:p>4</text:p>
          </table:table-cell>
          <table:table-cell table:formula="of:=IF([.A685]=&quot;&quot;;&quot;&quot;;5174)" office:value-type="float" office:value="5174" calcext:value-type="float">
            <text:p>5174</text:p>
          </table:table-cell>
          <table:table-cell table:formula="of:=[$Total.C686]" office:value-type="string" office:string-value="01623734819" calcext:value-type="string">
            <text:p>01623734819</text:p>
          </table:table-cell>
          <table:table-cell table:formula="of:=[$Total.D686]" office:value-type="float" office:value="331.63" calcext:value-type="float">
            <text:p>331,63</text:p>
          </table:table-cell>
          <table:table-cell table:formula="of:=IF([.A68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7]" office:value-type="string" office:string-value="266523" calcext:value-type="string">
            <text:p>266523</text:p>
          </table:table-cell>
          <table:table-cell office:value-type="float" office:value="202411" calcext:value-type="float">
            <text:p>202411</text:p>
          </table:table-cell>
          <table:table-cell table:formula="of:=IF([.A686]=&quot;&quot;;&quot;&quot;;4)" office:value-type="float" office:value="4" calcext:value-type="float">
            <text:p>4</text:p>
          </table:table-cell>
          <table:table-cell table:formula="of:=IF([.A686]=&quot;&quot;;&quot;&quot;;5174)" office:value-type="float" office:value="5174" calcext:value-type="float">
            <text:p>5174</text:p>
          </table:table-cell>
          <table:table-cell table:formula="of:=[$Total.C687]" office:value-type="string" office:string-value="25624890478" calcext:value-type="string">
            <text:p>25624890478</text:p>
          </table:table-cell>
          <table:table-cell table:formula="of:=[$Total.D687]" office:value-type="float" office:value="340.25" calcext:value-type="float">
            <text:p>340,25</text:p>
          </table:table-cell>
          <table:table-cell table:formula="of:=IF([.A68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8]" office:value-type="string" office:string-value="166713" calcext:value-type="string">
            <text:p>166713</text:p>
          </table:table-cell>
          <table:table-cell office:value-type="float" office:value="202411" calcext:value-type="float">
            <text:p>202411</text:p>
          </table:table-cell>
          <table:table-cell table:formula="of:=IF([.A687]=&quot;&quot;;&quot;&quot;;4)" office:value-type="float" office:value="4" calcext:value-type="float">
            <text:p>4</text:p>
          </table:table-cell>
          <table:table-cell table:formula="of:=IF([.A687]=&quot;&quot;;&quot;&quot;;5174)" office:value-type="float" office:value="5174" calcext:value-type="float">
            <text:p>5174</text:p>
          </table:table-cell>
          <table:table-cell table:formula="of:=[$Total.C688]" office:value-type="string" office:string-value="30187282897" calcext:value-type="string">
            <text:p>30187282897</text:p>
          </table:table-cell>
          <table:table-cell table:formula="of:=[$Total.D688]" office:value-type="float" office:value="340.48" calcext:value-type="float">
            <text:p>340,48</text:p>
          </table:table-cell>
          <table:table-cell table:formula="of:=IF([.A68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89]" office:value-type="string" office:string-value="154622" calcext:value-type="string">
            <text:p>154622</text:p>
          </table:table-cell>
          <table:table-cell office:value-type="float" office:value="202411" calcext:value-type="float">
            <text:p>202411</text:p>
          </table:table-cell>
          <table:table-cell table:formula="of:=IF([.A688]=&quot;&quot;;&quot;&quot;;4)" office:value-type="float" office:value="4" calcext:value-type="float">
            <text:p>4</text:p>
          </table:table-cell>
          <table:table-cell table:formula="of:=IF([.A688]=&quot;&quot;;&quot;&quot;;5174)" office:value-type="float" office:value="5174" calcext:value-type="float">
            <text:p>5174</text:p>
          </table:table-cell>
          <table:table-cell table:formula="of:=[$Total.C689]" office:value-type="string" office:string-value="16152663806" calcext:value-type="string">
            <text:p>16152663806</text:p>
          </table:table-cell>
          <table:table-cell table:formula="of:=[$Total.D689]" office:value-type="float" office:value="341.05" calcext:value-type="float">
            <text:p>341,05</text:p>
          </table:table-cell>
          <table:table-cell table:formula="of:=IF([.A68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0]" office:value-type="string" office:string-value="143576" calcext:value-type="string">
            <text:p>143576</text:p>
          </table:table-cell>
          <table:table-cell office:value-type="float" office:value="202411" calcext:value-type="float">
            <text:p>202411</text:p>
          </table:table-cell>
          <table:table-cell table:formula="of:=IF([.A689]=&quot;&quot;;&quot;&quot;;4)" office:value-type="float" office:value="4" calcext:value-type="float">
            <text:p>4</text:p>
          </table:table-cell>
          <table:table-cell table:formula="of:=IF([.A689]=&quot;&quot;;&quot;&quot;;5174)" office:value-type="float" office:value="5174" calcext:value-type="float">
            <text:p>5174</text:p>
          </table:table-cell>
          <table:table-cell table:formula="of:=[$Total.C690]" office:value-type="string" office:string-value="25974576802" calcext:value-type="string">
            <text:p>25974576802</text:p>
          </table:table-cell>
          <table:table-cell table:formula="of:=[$Total.D690]" office:value-type="float" office:value="344.45" calcext:value-type="float">
            <text:p>344,45</text:p>
          </table:table-cell>
          <table:table-cell table:formula="of:=IF([.A68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1]" office:value-type="string" office:string-value="138828" calcext:value-type="string">
            <text:p>138828</text:p>
          </table:table-cell>
          <table:table-cell office:value-type="float" office:value="202411" calcext:value-type="float">
            <text:p>202411</text:p>
          </table:table-cell>
          <table:table-cell table:formula="of:=IF([.A690]=&quot;&quot;;&quot;&quot;;4)" office:value-type="float" office:value="4" calcext:value-type="float">
            <text:p>4</text:p>
          </table:table-cell>
          <table:table-cell table:formula="of:=IF([.A690]=&quot;&quot;;&quot;&quot;;5174)" office:value-type="float" office:value="5174" calcext:value-type="float">
            <text:p>5174</text:p>
          </table:table-cell>
          <table:table-cell table:formula="of:=[$Total.C691]" office:value-type="string" office:string-value="17564791861" calcext:value-type="string">
            <text:p>17564791861</text:p>
          </table:table-cell>
          <table:table-cell table:formula="of:=[$Total.D691]" office:value-type="float" office:value="350" calcext:value-type="float">
            <text:p>350</text:p>
          </table:table-cell>
          <table:table-cell table:formula="of:=IF([.A69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2]" office:value-type="string" office:string-value="218405" calcext:value-type="string">
            <text:p>218405</text:p>
          </table:table-cell>
          <table:table-cell office:value-type="float" office:value="202411" calcext:value-type="float">
            <text:p>202411</text:p>
          </table:table-cell>
          <table:table-cell table:formula="of:=IF([.A691]=&quot;&quot;;&quot;&quot;;4)" office:value-type="float" office:value="4" calcext:value-type="float">
            <text:p>4</text:p>
          </table:table-cell>
          <table:table-cell table:formula="of:=IF([.A691]=&quot;&quot;;&quot;&quot;;5174)" office:value-type="float" office:value="5174" calcext:value-type="float">
            <text:p>5174</text:p>
          </table:table-cell>
          <table:table-cell table:formula="of:=[$Total.C692]" office:value-type="string" office:string-value="10763553824" calcext:value-type="string">
            <text:p>10763553824</text:p>
          </table:table-cell>
          <table:table-cell table:formula="of:=[$Total.D692]" office:value-type="float" office:value="350.31" calcext:value-type="float">
            <text:p>350,31</text:p>
          </table:table-cell>
          <table:table-cell table:formula="of:=IF([.A69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3]" office:value-type="string" office:string-value="246999" calcext:value-type="string">
            <text:p>246999</text:p>
          </table:table-cell>
          <table:table-cell office:value-type="float" office:value="202411" calcext:value-type="float">
            <text:p>202411</text:p>
          </table:table-cell>
          <table:table-cell table:formula="of:=IF([.A692]=&quot;&quot;;&quot;&quot;;4)" office:value-type="float" office:value="4" calcext:value-type="float">
            <text:p>4</text:p>
          </table:table-cell>
          <table:table-cell table:formula="of:=IF([.A692]=&quot;&quot;;&quot;&quot;;5174)" office:value-type="float" office:value="5174" calcext:value-type="float">
            <text:p>5174</text:p>
          </table:table-cell>
          <table:table-cell table:formula="of:=[$Total.C693]" office:value-type="string" office:string-value="00594161142" calcext:value-type="string">
            <text:p>00594161142</text:p>
          </table:table-cell>
          <table:table-cell table:formula="of:=[$Total.D693]" office:value-type="float" office:value="351.38" calcext:value-type="float">
            <text:p>351,38</text:p>
          </table:table-cell>
          <table:table-cell table:formula="of:=IF([.A69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4]" office:value-type="string" office:string-value="249858" calcext:value-type="string">
            <text:p>249858</text:p>
          </table:table-cell>
          <table:table-cell office:value-type="float" office:value="202411" calcext:value-type="float">
            <text:p>202411</text:p>
          </table:table-cell>
          <table:table-cell table:formula="of:=IF([.A693]=&quot;&quot;;&quot;&quot;;4)" office:value-type="float" office:value="4" calcext:value-type="float">
            <text:p>4</text:p>
          </table:table-cell>
          <table:table-cell table:formula="of:=IF([.A693]=&quot;&quot;;&quot;&quot;;5174)" office:value-type="float" office:value="5174" calcext:value-type="float">
            <text:p>5174</text:p>
          </table:table-cell>
          <table:table-cell table:formula="of:=[$Total.C694]" office:value-type="string" office:string-value="11457356813" calcext:value-type="string">
            <text:p>11457356813</text:p>
          </table:table-cell>
          <table:table-cell table:formula="of:=[$Total.D694]" office:value-type="float" office:value="352.75" calcext:value-type="float">
            <text:p>352,75</text:p>
          </table:table-cell>
          <table:table-cell table:formula="of:=IF([.A69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5]" office:value-type="string" office:string-value="127358" calcext:value-type="string">
            <text:p>127358</text:p>
          </table:table-cell>
          <table:table-cell office:value-type="float" office:value="202411" calcext:value-type="float">
            <text:p>202411</text:p>
          </table:table-cell>
          <table:table-cell table:formula="of:=IF([.A694]=&quot;&quot;;&quot;&quot;;4)" office:value-type="float" office:value="4" calcext:value-type="float">
            <text:p>4</text:p>
          </table:table-cell>
          <table:table-cell table:formula="of:=IF([.A694]=&quot;&quot;;&quot;&quot;;5174)" office:value-type="float" office:value="5174" calcext:value-type="float">
            <text:p>5174</text:p>
          </table:table-cell>
          <table:table-cell table:formula="of:=[$Total.C695]" office:value-type="string" office:string-value="26593461865" calcext:value-type="string">
            <text:p>26593461865</text:p>
          </table:table-cell>
          <table:table-cell table:formula="of:=[$Total.D695]" office:value-type="float" office:value="352.81" calcext:value-type="float">
            <text:p>352,81</text:p>
          </table:table-cell>
          <table:table-cell table:formula="of:=IF([.A69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6]" office:value-type="string" office:string-value="175187" calcext:value-type="string">
            <text:p>175187</text:p>
          </table:table-cell>
          <table:table-cell office:value-type="float" office:value="202411" calcext:value-type="float">
            <text:p>202411</text:p>
          </table:table-cell>
          <table:table-cell table:formula="of:=IF([.A695]=&quot;&quot;;&quot;&quot;;4)" office:value-type="float" office:value="4" calcext:value-type="float">
            <text:p>4</text:p>
          </table:table-cell>
          <table:table-cell table:formula="of:=IF([.A695]=&quot;&quot;;&quot;&quot;;5174)" office:value-type="float" office:value="5174" calcext:value-type="float">
            <text:p>5174</text:p>
          </table:table-cell>
          <table:table-cell table:formula="of:=[$Total.C696]" office:value-type="string" office:string-value="17089130843" calcext:value-type="string">
            <text:p>17089130843</text:p>
          </table:table-cell>
          <table:table-cell table:formula="of:=[$Total.D696]" office:value-type="float" office:value="362.07" calcext:value-type="float">
            <text:p>362,07</text:p>
          </table:table-cell>
          <table:table-cell table:formula="of:=IF([.A69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7]" office:value-type="string" office:string-value="231614" calcext:value-type="string">
            <text:p>231614</text:p>
          </table:table-cell>
          <table:table-cell office:value-type="float" office:value="202411" calcext:value-type="float">
            <text:p>202411</text:p>
          </table:table-cell>
          <table:table-cell table:formula="of:=IF([.A696]=&quot;&quot;;&quot;&quot;;4)" office:value-type="float" office:value="4" calcext:value-type="float">
            <text:p>4</text:p>
          </table:table-cell>
          <table:table-cell table:formula="of:=IF([.A696]=&quot;&quot;;&quot;&quot;;5174)" office:value-type="float" office:value="5174" calcext:value-type="float">
            <text:p>5174</text:p>
          </table:table-cell>
          <table:table-cell table:formula="of:=[$Total.C697]" office:value-type="string" office:string-value="96451050806" calcext:value-type="string">
            <text:p>96451050806</text:p>
          </table:table-cell>
          <table:table-cell table:formula="of:=[$Total.D697]" office:value-type="float" office:value="365.05" calcext:value-type="float">
            <text:p>365,05</text:p>
          </table:table-cell>
          <table:table-cell table:formula="of:=IF([.A69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8]" office:value-type="string" office:string-value="249220" calcext:value-type="string">
            <text:p>249220</text:p>
          </table:table-cell>
          <table:table-cell office:value-type="float" office:value="202411" calcext:value-type="float">
            <text:p>202411</text:p>
          </table:table-cell>
          <table:table-cell table:formula="of:=IF([.A697]=&quot;&quot;;&quot;&quot;;4)" office:value-type="float" office:value="4" calcext:value-type="float">
            <text:p>4</text:p>
          </table:table-cell>
          <table:table-cell table:formula="of:=IF([.A697]=&quot;&quot;;&quot;&quot;;5174)" office:value-type="float" office:value="5174" calcext:value-type="float">
            <text:p>5174</text:p>
          </table:table-cell>
          <table:table-cell table:formula="of:=[$Total.C698]" office:value-type="string" office:string-value="37767481840" calcext:value-type="string">
            <text:p>37767481840</text:p>
          </table:table-cell>
          <table:table-cell table:formula="of:=[$Total.D698]" office:value-type="float" office:value="366.82" calcext:value-type="float">
            <text:p>366,82</text:p>
          </table:table-cell>
          <table:table-cell table:formula="of:=IF([.A69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699]" office:value-type="string" office:string-value="121124" calcext:value-type="string">
            <text:p>121124</text:p>
          </table:table-cell>
          <table:table-cell office:value-type="float" office:value="202411" calcext:value-type="float">
            <text:p>202411</text:p>
          </table:table-cell>
          <table:table-cell table:formula="of:=IF([.A698]=&quot;&quot;;&quot;&quot;;4)" office:value-type="float" office:value="4" calcext:value-type="float">
            <text:p>4</text:p>
          </table:table-cell>
          <table:table-cell table:formula="of:=IF([.A698]=&quot;&quot;;&quot;&quot;;5174)" office:value-type="float" office:value="5174" calcext:value-type="float">
            <text:p>5174</text:p>
          </table:table-cell>
          <table:table-cell table:formula="of:=[$Total.C699]" office:value-type="string" office:string-value="12360393863" calcext:value-type="string">
            <text:p>12360393863</text:p>
          </table:table-cell>
          <table:table-cell table:formula="of:=[$Total.D699]" office:value-type="float" office:value="370.27" calcext:value-type="float">
            <text:p>370,27</text:p>
          </table:table-cell>
          <table:table-cell table:formula="of:=IF([.A69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0]" office:value-type="string" office:string-value="212164" calcext:value-type="string">
            <text:p>212164</text:p>
          </table:table-cell>
          <table:table-cell office:value-type="float" office:value="202411" calcext:value-type="float">
            <text:p>202411</text:p>
          </table:table-cell>
          <table:table-cell table:formula="of:=IF([.A699]=&quot;&quot;;&quot;&quot;;4)" office:value-type="float" office:value="4" calcext:value-type="float">
            <text:p>4</text:p>
          </table:table-cell>
          <table:table-cell table:formula="of:=IF([.A699]=&quot;&quot;;&quot;&quot;;5174)" office:value-type="float" office:value="5174" calcext:value-type="float">
            <text:p>5174</text:p>
          </table:table-cell>
          <table:table-cell table:formula="of:=[$Total.C700]" office:value-type="string" office:string-value="28152334871" calcext:value-type="string">
            <text:p>28152334871</text:p>
          </table:table-cell>
          <table:table-cell table:formula="of:=[$Total.D700]" office:value-type="float" office:value="370.39" calcext:value-type="float">
            <text:p>370,39</text:p>
          </table:table-cell>
          <table:table-cell table:formula="of:=IF([.A69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1]" office:value-type="string" office:string-value="130559" calcext:value-type="string">
            <text:p>130559</text:p>
          </table:table-cell>
          <table:table-cell office:value-type="float" office:value="202411" calcext:value-type="float">
            <text:p>202411</text:p>
          </table:table-cell>
          <table:table-cell table:formula="of:=IF([.A700]=&quot;&quot;;&quot;&quot;;4)" office:value-type="float" office:value="4" calcext:value-type="float">
            <text:p>4</text:p>
          </table:table-cell>
          <table:table-cell table:formula="of:=IF([.A700]=&quot;&quot;;&quot;&quot;;5174)" office:value-type="float" office:value="5174" calcext:value-type="float">
            <text:p>5174</text:p>
          </table:table-cell>
          <table:table-cell table:formula="of:=[$Total.C701]" office:value-type="string" office:string-value="19692314839" calcext:value-type="string">
            <text:p>19692314839</text:p>
          </table:table-cell>
          <table:table-cell table:formula="of:=[$Total.D701]" office:value-type="float" office:value="394.04" calcext:value-type="float">
            <text:p>394,04</text:p>
          </table:table-cell>
          <table:table-cell table:formula="of:=IF([.A70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2]" office:value-type="string" office:string-value="204668" calcext:value-type="string">
            <text:p>204668</text:p>
          </table:table-cell>
          <table:table-cell office:value-type="float" office:value="202411" calcext:value-type="float">
            <text:p>202411</text:p>
          </table:table-cell>
          <table:table-cell table:formula="of:=IF([.A701]=&quot;&quot;;&quot;&quot;;4)" office:value-type="float" office:value="4" calcext:value-type="float">
            <text:p>4</text:p>
          </table:table-cell>
          <table:table-cell table:formula="of:=IF([.A701]=&quot;&quot;;&quot;&quot;;5174)" office:value-type="float" office:value="5174" calcext:value-type="float">
            <text:p>5174</text:p>
          </table:table-cell>
          <table:table-cell table:formula="of:=[$Total.C702]" office:value-type="string" office:string-value="31154346854" calcext:value-type="string">
            <text:p>31154346854</text:p>
          </table:table-cell>
          <table:table-cell table:formula="of:=[$Total.D702]" office:value-type="float" office:value="403.4" calcext:value-type="float">
            <text:p>403,4</text:p>
          </table:table-cell>
          <table:table-cell table:formula="of:=IF([.A701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3]" office:value-type="string" office:string-value="216356" calcext:value-type="string">
            <text:p>216356</text:p>
          </table:table-cell>
          <table:table-cell office:value-type="float" office:value="202411" calcext:value-type="float">
            <text:p>202411</text:p>
          </table:table-cell>
          <table:table-cell table:formula="of:=IF([.A702]=&quot;&quot;;&quot;&quot;;4)" office:value-type="float" office:value="4" calcext:value-type="float">
            <text:p>4</text:p>
          </table:table-cell>
          <table:table-cell table:formula="of:=IF([.A702]=&quot;&quot;;&quot;&quot;;5174)" office:value-type="float" office:value="5174" calcext:value-type="float">
            <text:p>5174</text:p>
          </table:table-cell>
          <table:table-cell table:formula="of:=[$Total.C703]" office:value-type="string" office:string-value="16803722899" calcext:value-type="string">
            <text:p>16803722899</text:p>
          </table:table-cell>
          <table:table-cell table:formula="of:=[$Total.D703]" office:value-type="float" office:value="404.78" calcext:value-type="float">
            <text:p>404,78</text:p>
          </table:table-cell>
          <table:table-cell table:formula="of:=IF([.A702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4]" office:value-type="string" office:string-value="281174" calcext:value-type="string">
            <text:p>281174</text:p>
          </table:table-cell>
          <table:table-cell office:value-type="float" office:value="202411" calcext:value-type="float">
            <text:p>202411</text:p>
          </table:table-cell>
          <table:table-cell table:formula="of:=IF([.A703]=&quot;&quot;;&quot;&quot;;4)" office:value-type="float" office:value="4" calcext:value-type="float">
            <text:p>4</text:p>
          </table:table-cell>
          <table:table-cell table:formula="of:=IF([.A703]=&quot;&quot;;&quot;&quot;;5174)" office:value-type="float" office:value="5174" calcext:value-type="float">
            <text:p>5174</text:p>
          </table:table-cell>
          <table:table-cell table:formula="of:=[$Total.C704]" office:value-type="string" office:string-value="73549339100" calcext:value-type="string">
            <text:p>73549339100</text:p>
          </table:table-cell>
          <table:table-cell table:formula="of:=[$Total.D704]" office:value-type="float" office:value="408.21" calcext:value-type="float">
            <text:p>408,21</text:p>
          </table:table-cell>
          <table:table-cell table:formula="of:=IF([.A703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5]" office:value-type="string" office:string-value="192197" calcext:value-type="string">
            <text:p>192197</text:p>
          </table:table-cell>
          <table:table-cell office:value-type="float" office:value="202411" calcext:value-type="float">
            <text:p>202411</text:p>
          </table:table-cell>
          <table:table-cell table:formula="of:=IF([.A704]=&quot;&quot;;&quot;&quot;;4)" office:value-type="float" office:value="4" calcext:value-type="float">
            <text:p>4</text:p>
          </table:table-cell>
          <table:table-cell table:formula="of:=IF([.A704]=&quot;&quot;;&quot;&quot;;5174)" office:value-type="float" office:value="5174" calcext:value-type="float">
            <text:p>5174</text:p>
          </table:table-cell>
          <table:table-cell table:formula="of:=[$Total.C705]" office:value-type="string" office:string-value="10406946752" calcext:value-type="string">
            <text:p>10406946752</text:p>
          </table:table-cell>
          <table:table-cell table:formula="of:=[$Total.D705]" office:value-type="float" office:value="423.54" calcext:value-type="float">
            <text:p>423,54</text:p>
          </table:table-cell>
          <table:table-cell table:formula="of:=IF([.A704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6]" office:value-type="string" office:string-value="273244" calcext:value-type="string">
            <text:p>273244</text:p>
          </table:table-cell>
          <table:table-cell office:value-type="float" office:value="202411" calcext:value-type="float">
            <text:p>202411</text:p>
          </table:table-cell>
          <table:table-cell table:formula="of:=IF([.A705]=&quot;&quot;;&quot;&quot;;4)" office:value-type="float" office:value="4" calcext:value-type="float">
            <text:p>4</text:p>
          </table:table-cell>
          <table:table-cell table:formula="of:=IF([.A705]=&quot;&quot;;&quot;&quot;;5174)" office:value-type="float" office:value="5174" calcext:value-type="float">
            <text:p>5174</text:p>
          </table:table-cell>
          <table:table-cell table:formula="of:=[$Total.C706]" office:value-type="string" office:string-value="36691066855" calcext:value-type="string">
            <text:p>36691066855</text:p>
          </table:table-cell>
          <table:table-cell table:formula="of:=[$Total.D706]" office:value-type="float" office:value="440.96" calcext:value-type="float">
            <text:p>440,96</text:p>
          </table:table-cell>
          <table:table-cell table:formula="of:=IF([.A705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7]" office:value-type="string" office:string-value="167403" calcext:value-type="string">
            <text:p>167403</text:p>
          </table:table-cell>
          <table:table-cell office:value-type="float" office:value="202411" calcext:value-type="float">
            <text:p>202411</text:p>
          </table:table-cell>
          <table:table-cell table:formula="of:=IF([.A706]=&quot;&quot;;&quot;&quot;;4)" office:value-type="float" office:value="4" calcext:value-type="float">
            <text:p>4</text:p>
          </table:table-cell>
          <table:table-cell table:formula="of:=IF([.A706]=&quot;&quot;;&quot;&quot;;5174)" office:value-type="float" office:value="5174" calcext:value-type="float">
            <text:p>5174</text:p>
          </table:table-cell>
          <table:table-cell table:formula="of:=[$Total.C707]" office:value-type="string" office:string-value="11620705877" calcext:value-type="string">
            <text:p>11620705877</text:p>
          </table:table-cell>
          <table:table-cell table:formula="of:=[$Total.D707]" office:value-type="float" office:value="452.92" calcext:value-type="float">
            <text:p>452,92</text:p>
          </table:table-cell>
          <table:table-cell table:formula="of:=IF([.A706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8]" office:value-type="string" office:string-value="244171" calcext:value-type="string">
            <text:p>244171</text:p>
          </table:table-cell>
          <table:table-cell office:value-type="float" office:value="202411" calcext:value-type="float">
            <text:p>202411</text:p>
          </table:table-cell>
          <table:table-cell table:formula="of:=IF([.A707]=&quot;&quot;;&quot;&quot;;4)" office:value-type="float" office:value="4" calcext:value-type="float">
            <text:p>4</text:p>
          </table:table-cell>
          <table:table-cell table:formula="of:=IF([.A707]=&quot;&quot;;&quot;&quot;;5174)" office:value-type="float" office:value="5174" calcext:value-type="float">
            <text:p>5174</text:p>
          </table:table-cell>
          <table:table-cell table:formula="of:=[$Total.C708]" office:value-type="string" office:string-value="07874858883" calcext:value-type="string">
            <text:p>07874858883</text:p>
          </table:table-cell>
          <table:table-cell table:formula="of:=[$Total.D708]" office:value-type="float" office:value="478.4" calcext:value-type="float">
            <text:p>478,4</text:p>
          </table:table-cell>
          <table:table-cell table:formula="of:=IF([.A707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09]" office:value-type="string" office:string-value="106256" calcext:value-type="string">
            <text:p>106256</text:p>
          </table:table-cell>
          <table:table-cell office:value-type="float" office:value="202411" calcext:value-type="float">
            <text:p>202411</text:p>
          </table:table-cell>
          <table:table-cell table:formula="of:=IF([.A708]=&quot;&quot;;&quot;&quot;;4)" office:value-type="float" office:value="4" calcext:value-type="float">
            <text:p>4</text:p>
          </table:table-cell>
          <table:table-cell table:formula="of:=IF([.A708]=&quot;&quot;;&quot;&quot;;5174)" office:value-type="float" office:value="5174" calcext:value-type="float">
            <text:p>5174</text:p>
          </table:table-cell>
          <table:table-cell table:formula="of:=[$Total.C709]" office:value-type="string" office:string-value="96632941834" calcext:value-type="string">
            <text:p>96632941834</text:p>
          </table:table-cell>
          <table:table-cell table:formula="of:=[$Total.D709]" office:value-type="float" office:value="490.81" calcext:value-type="float">
            <text:p>490,81</text:p>
          </table:table-cell>
          <table:table-cell table:formula="of:=IF([.A708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0]" office:value-type="string" office:string-value="178768" calcext:value-type="string">
            <text:p>178768</text:p>
          </table:table-cell>
          <table:table-cell office:value-type="float" office:value="202411" calcext:value-type="float">
            <text:p>202411</text:p>
          </table:table-cell>
          <table:table-cell table:formula="of:=IF([.A709]=&quot;&quot;;&quot;&quot;;4)" office:value-type="float" office:value="4" calcext:value-type="float">
            <text:p>4</text:p>
          </table:table-cell>
          <table:table-cell table:formula="of:=IF([.A709]=&quot;&quot;;&quot;&quot;;5174)" office:value-type="float" office:value="5174" calcext:value-type="float">
            <text:p>5174</text:p>
          </table:table-cell>
          <table:table-cell table:formula="of:=[$Total.C710]" office:value-type="string" office:string-value="26062308845" calcext:value-type="string">
            <text:p>26062308845</text:p>
          </table:table-cell>
          <table:table-cell table:formula="of:=[$Total.D710]" office:value-type="float" office:value="596.2" calcext:value-type="float">
            <text:p>596,2</text:p>
          </table:table-cell>
          <table:table-cell table:formula="of:=IF([.A709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1]" office:value-type="string" office:string-value="213004" calcext:value-type="string">
            <text:p>213004</text:p>
          </table:table-cell>
          <table:table-cell office:value-type="float" office:value="202411" calcext:value-type="float">
            <text:p>202411</text:p>
          </table:table-cell>
          <table:table-cell table:formula="of:=IF([.A710]=&quot;&quot;;&quot;&quot;;4)" office:value-type="float" office:value="4" calcext:value-type="float">
            <text:p>4</text:p>
          </table:table-cell>
          <table:table-cell table:formula="of:=IF([.A710]=&quot;&quot;;&quot;&quot;;5174)" office:value-type="float" office:value="5174" calcext:value-type="float">
            <text:p>5174</text:p>
          </table:table-cell>
          <table:table-cell table:formula="of:=[$Total.C711]" office:value-type="string" office:string-value="06282624851" calcext:value-type="string">
            <text:p>06282624851</text:p>
          </table:table-cell>
          <table:table-cell table:formula="of:=[$Total.D711]" office:value-type="float" office:value="625.74" calcext:value-type="float">
            <text:p>625,74</text:p>
          </table:table-cell>
          <table:table-cell table:formula="of:=IF([.A710]=&quot;&quot;;&quot;&quot;;1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$Total.A712]" office:value-type="string" office:string-value="197711" calcext:value-type="string">
            <text:p>197711</text:p>
          </table:table-cell>
          <table:table-cell office:value-type="float" office:value="202411" calcext:value-type="float">
            <text:p>202411</text:p>
          </table:table-cell>
          <table:table-cell table:formula="of:=IF([.A711]=&quot;&quot;;&quot;&quot;;4)" office:value-type="float" office:value="4" calcext:value-type="float">
            <text:p>4</text:p>
          </table:table-cell>
          <table:table-cell table:formula="of:=IF([.A711]=&quot;&quot;;&quot;&quot;;5174)" office:value-type="float" office:value="5174" calcext:value-type="float">
            <text:p>5174</text:p>
          </table:table-cell>
          <table:table-cell table:formula="of:=[$Total.C712]" office:value-type="string" office:string-value="12667328884" calcext:value-type="string">
            <text:p>12667328884</text:p>
          </table:table-cell>
          <table:table-cell table:formula="of:=[$Total.D712]" office:value-type="float" office:value="1987.75" calcext:value-type="float">
            <text:p>1987,75</text:p>
          </table:table-cell>
          <table:table-cell table:formula="of:=IF([.A711]=&quot;&quot;;&quot;&quot;;1)" office:value-type="float" office:value="1" calcext:value-type="float">
            <text:p>1</text:p>
          </table:table-cell>
        </table:table-row>
        <table:table-row table:style-name="ro1" table:number-rows-repeated="117">
          <table:table-cell table:style-name="ce2"/>
          <table:table-cell table:number-columns-repeated="6"/>
        </table:table-row>
        <table:table-row table:style-name="ro1" table:number-rows-repeated="10477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par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R_FUNCIONA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D_CPF</text:p>
          </table:table-cell>
          <table:table-cell office:value-type="string" calcext:value-type="string">
            <text:p>Soma - VALOR_COM_TAXA_FM</text:p>
          </table:table-cell>
        </table:table-row>
        <table:table-row table:style-name="ro1">
          <table:table-cell office:value-type="float" office:value="51227" calcext:value-type="float">
            <text:p>51227</text:p>
          </table:table-cell>
          <table:table-cell office:value-type="string" calcext:value-type="string">
            <text:p>OSMAIR GABRIEL DE SOUZA</text:p>
          </table:table-cell>
          <table:table-cell office:value-type="float" office:value="1592049842" calcext:value-type="float">
            <text:p>1592049842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68405" calcext:value-type="float">
            <text:p>68405</text:p>
          </table:table-cell>
          <table:table-cell office:value-type="string" calcext:value-type="string">
            <text:p>ROSANGELA APARECIDA CHRISTOFOLETTI</text:p>
          </table:table-cell>
          <table:table-cell office:value-type="float" office:value="11549227823" calcext:value-type="float">
            <text:p>11549227823</text:p>
          </table:table-cell>
          <table:table-cell office:value-type="float" office:value="19.13" calcext:value-type="float">
            <text:p>19,13</text:p>
          </table:table-cell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string" calcext:value-type="string">
            <text:p>VALDEREZ DE CASSIA JOANONI STOCCO</text:p>
          </table:table-cell>
          <table:table-cell office:value-type="float" office:value="7867291806" calcext:value-type="float">
            <text:p>7867291806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office:value-type="float" office:value="79574" calcext:value-type="float">
            <text:p>79574</text:p>
          </table:table-cell>
          <table:table-cell office:value-type="string" calcext:value-type="string">
            <text:p>EDISON MARTINS DE SOUZA</text:p>
          </table:table-cell>
          <table:table-cell office:value-type="float" office:value="11527156826" calcext:value-type="float">
            <text:p>11527156826</text:p>
          </table:table-cell>
          <table:table-cell office:value-type="float" office:value="302.26" calcext:value-type="float">
            <text:p>302,26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string" calcext:value-type="string">
            <text:p>FLAVIO ANTONIO GIL</text:p>
          </table:table-cell>
          <table:table-cell office:value-type="float" office:value="6753999809" calcext:value-type="float">
            <text:p>6753999809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87109</text:p>
          </table:table-cell>
          <table:table-cell office:value-type="string" calcext:value-type="string">
            <text:p>MARIA INES FAVARIM GIL</text:p>
          </table:table-cell>
          <table:table-cell office:value-type="float" office:value="11525767801" calcext:value-type="float">
            <text:p>11525767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string" calcext:value-type="string">
            <text:p>FRANCARLOS RAMOS DE OLIVEIRA</text:p>
          </table:table-cell>
          <table:table-cell office:value-type="float" office:value="12369689803" calcext:value-type="float">
            <text:p>12369689803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91712" calcext:value-type="float">
            <text:p>91712</text:p>
          </table:table-cell>
          <table:table-cell office:value-type="string" calcext:value-type="string">
            <text:p>JULIANA APARECIDA SANCHES ZEM</text:p>
          </table:table-cell>
          <table:table-cell office:value-type="float" office:value="21487982860" calcext:value-type="float">
            <text:p>214879828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299" calcext:value-type="float">
            <text:p>97299</text:p>
          </table:table-cell>
          <table:table-cell office:value-type="string" calcext:value-type="string">
            <text:p>KATIA MARIA MAZI</text:p>
          </table:table-cell>
          <table:table-cell office:value-type="float" office:value="11004620829" calcext:value-type="float">
            <text:p>11004620829</text:p>
          </table:table-cell>
          <table:table-cell office:value-type="float" office:value="37.95" calcext:value-type="float">
            <text:p>37,95</text:p>
          </table:table-cell>
        </table:table-row>
        <table:table-row table:style-name="ro1">
          <table:table-cell office:value-type="float" office:value="99224" calcext:value-type="float">
            <text:p>99224</text:p>
          </table:table-cell>
          <table:table-cell office:value-type="string" calcext:value-type="string">
            <text:p>ANGELA BEATRIZ PREVIATTI</text:p>
          </table:table-cell>
          <table:table-cell office:value-type="float" office:value="9578506899" calcext:value-type="float">
            <text:p>9578506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99224</text:p>
          </table:table-cell>
          <table:table-cell office:value-type="string" calcext:value-type="string">
            <text:p>ECIDIR APARECIDO PRUDENTE FERREIRA</text:p>
          </table:table-cell>
          <table:table-cell office:value-type="float" office:value="6290475886" calcext:value-type="float">
            <text:p>6290475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454" calcext:value-type="float">
            <text:p>100454</text:p>
          </table:table-cell>
          <table:table-cell office:value-type="string" calcext:value-type="string">
            <text:p>EDIBERTO BERTAZZONI</text:p>
          </table:table-cell>
          <table:table-cell office:value-type="float" office:value="11556761813" calcext:value-type="float">
            <text:p>11556761813</text:p>
          </table:table-cell>
          <table:table-cell office:value-type="float" office:value="67.11" calcext:value-type="float">
            <text:p>67,11</text:p>
          </table:table-cell>
        </table:table-row>
        <table:table-row table:style-name="ro1">
          <table:table-cell office:value-type="string" calcext:value-type="string">
            <text:p>100454</text:p>
          </table:table-cell>
          <table:table-cell office:value-type="string" calcext:value-type="string">
            <text:p>MARIA FERNANDA TOLEDO PIZA BERTAZZONI</text:p>
          </table:table-cell>
          <table:table-cell office:value-type="float" office:value="2431518884" calcext:value-type="float">
            <text:p>24315188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996" calcext:value-type="float">
            <text:p>100996</text:p>
          </table:table-cell>
          <table:table-cell office:value-type="string" calcext:value-type="string">
            <text:p>ELISEU NABAS GONCALVES DA SILVA</text:p>
          </table:table-cell>
          <table:table-cell office:value-type="float" office:value="16071473861" calcext:value-type="float">
            <text:p>16071473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637" calcext:value-type="float">
            <text:p>101637</text:p>
          </table:table-cell>
          <table:table-cell office:value-type="string" calcext:value-type="string">
            <text:p>MARIA LUCINEI XAVIER</text:p>
          </table:table-cell>
          <table:table-cell office:value-type="float" office:value="11527874893" calcext:value-type="float">
            <text:p>11527874893</text:p>
          </table:table-cell>
          <table:table-cell office:value-type="float" office:value="52.92" calcext:value-type="float">
            <text:p>52,92</text:p>
          </table:table-cell>
        </table:table-row>
        <table:table-row table:style-name="ro1">
          <table:table-cell office:value-type="float" office:value="102836" calcext:value-type="float">
            <text:p>102836</text:p>
          </table:table-cell>
          <table:table-cell office:value-type="string" calcext:value-type="string">
            <text:p>PATRICIA ROMANO</text:p>
          </table:table-cell>
          <table:table-cell office:value-type="float" office:value="17166590866" calcext:value-type="float">
            <text:p>17166590866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02979" calcext:value-type="float">
            <text:p>102979</text:p>
          </table:table-cell>
          <table:table-cell office:value-type="string" calcext:value-type="string">
            <text:p>REGINA LEX ENGEL</text:p>
          </table:table-cell>
          <table:table-cell office:value-type="float" office:value="58930647634" calcext:value-type="float">
            <text:p>58930647634</text:p>
          </table:table-cell>
          <table:table-cell office:value-type="float" office:value="74.9" calcext:value-type="float">
            <text:p>74,9</text:p>
          </table:table-cell>
        </table:table-row>
        <table:table-row table:style-name="ro1">
          <table:table-cell office:value-type="float" office:value="103432" calcext:value-type="float">
            <text:p>103432</text:p>
          </table:table-cell>
          <table:table-cell office:value-type="string" calcext:value-type="string">
            <text:p>VERA LUCIA MENDES DA SILVA</text:p>
          </table:table-cell>
          <table:table-cell office:value-type="float" office:value="21844901807" calcext:value-type="float">
            <text:p>218449018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4436" calcext:value-type="float">
            <text:p>104436</text:p>
          </table:table-cell>
          <table:table-cell office:value-type="string" calcext:value-type="string">
            <text:p>JEANE SILVA SANTOS</text:p>
          </table:table-cell>
          <table:table-cell office:value-type="float" office:value="5651268812" calcext:value-type="float">
            <text:p>5651268812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104436</text:p>
          </table:table-cell>
          <table:table-cell office:value-type="string" calcext:value-type="string">
            <text:p>NIVALDO JOSE DE PAULA</text:p>
          </table:table-cell>
          <table:table-cell office:value-type="float" office:value="6870739870" calcext:value-type="float">
            <text:p>6870739870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104986" calcext:value-type="float">
            <text:p>104986</text:p>
          </table:table-cell>
          <table:table-cell office:value-type="string" calcext:value-type="string">
            <text:p>IVETE LOPES MACHADO</text:p>
          </table:table-cell>
          <table:table-cell office:value-type="float" office:value="9578284896" calcext:value-type="float">
            <text:p>9578284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032" calcext:value-type="float">
            <text:p>105032</text:p>
          </table:table-cell>
          <table:table-cell office:value-type="string" calcext:value-type="string">
            <text:p>ROSANGELA SOARES SAMPAIO</text:p>
          </table:table-cell>
          <table:table-cell office:value-type="float" office:value="6764536864" calcext:value-type="float">
            <text:p>6764536864</text:p>
          </table:table-cell>
          <table:table-cell office:value-type="float" office:value="205.68" calcext:value-type="float">
            <text:p>205,68</text:p>
          </table:table-cell>
        </table:table-row>
        <table:table-row table:style-name="ro1">
          <table:table-cell office:value-type="float" office:value="105126" calcext:value-type="float">
            <text:p>105126</text:p>
          </table:table-cell>
          <table:table-cell office:value-type="string" calcext:value-type="string">
            <text:p>MARIA LEA PIRES RODRIGUES</text:p>
          </table:table-cell>
          <table:table-cell office:value-type="float" office:value="28360663858" calcext:value-type="float">
            <text:p>28360663858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05126</text:p>
          </table:table-cell>
          <table:table-cell office:value-type="string" calcext:value-type="string">
            <text:p>TADEU DE JESUS RODRIGUES</text:p>
          </table:table-cell>
          <table:table-cell office:value-type="float" office:value="1640961836" calcext:value-type="float">
            <text:p>1640961836</text:p>
          </table:table-cell>
          <table:table-cell office:value-type="float" office:value="177.43" calcext:value-type="float">
            <text:p>177,43</text:p>
          </table:table-cell>
        </table:table-row>
        <table:table-row table:style-name="ro1">
          <table:table-cell office:value-type="float" office:value="106256" calcext:value-type="float">
            <text:p>106256</text:p>
          </table:table-cell>
          <table:table-cell office:value-type="string" calcext:value-type="string">
            <text:p>NARZI ALVES NOVAES</text:p>
          </table:table-cell>
          <table:table-cell office:value-type="float" office:value="96632941834" calcext:value-type="float">
            <text:p>96632941834</text:p>
          </table:table-cell>
          <table:table-cell office:value-type="float" office:value="490.81" calcext:value-type="float">
            <text:p>490,81</text:p>
          </table:table-cell>
        </table:table-row>
        <table:table-row table:style-name="ro1">
          <table:table-cell office:value-type="float" office:value="107268" calcext:value-type="float">
            <text:p>107268</text:p>
          </table:table-cell>
          <table:table-cell office:value-type="string" calcext:value-type="string">
            <text:p>ERIVALDO CELESTINO DOS SANTOS</text:p>
          </table:table-cell>
          <table:table-cell office:value-type="float" office:value="45564965515" calcext:value-type="float">
            <text:p>45564965515</text:p>
          </table:table-cell>
          <table:table-cell office:value-type="float" office:value="156.16" calcext:value-type="float">
            <text:p>156,16</text:p>
          </table:table-cell>
        </table:table-row>
        <table:table-row table:style-name="ro1">
          <table:table-cell office:value-type="float" office:value="109776" calcext:value-type="float">
            <text:p>109776</text:p>
          </table:table-cell>
          <table:table-cell office:value-type="string" calcext:value-type="string">
            <text:p>RENATO LEITAO RONSINI</text:p>
          </table:table-cell>
          <table:table-cell office:value-type="float" office:value="13967956857" calcext:value-type="float">
            <text:p>13967956857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10403" calcext:value-type="float">
            <text:p>110403</text:p>
          </table:table-cell>
          <table:table-cell office:value-type="string" calcext:value-type="string">
            <text:p>ELIAS FERREIRA</text:p>
          </table:table-cell>
          <table:table-cell office:value-type="float" office:value="7870672882" calcext:value-type="float">
            <text:p>7870672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587" calcext:value-type="float">
            <text:p>110587</text:p>
          </table:table-cell>
          <table:table-cell office:value-type="string" calcext:value-type="string">
            <text:p>CLAUDIA HELENA POMPEU CARVALHO</text:p>
          </table:table-cell>
          <table:table-cell office:value-type="float" office:value="17557278879" calcext:value-type="float">
            <text:p>17557278879</text:p>
          </table:table-cell>
          <table:table-cell office:value-type="float" office:value="67.48" calcext:value-type="float">
            <text:p>67,48</text:p>
          </table:table-cell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string" calcext:value-type="string">
            <text:p>FABIANA CRISTINA DUARTE MONTEIRO PEREIRA</text:p>
          </table:table-cell>
          <table:table-cell office:value-type="float" office:value="28182683890" calcext:value-type="float">
            <text:p>28182683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884" calcext:value-type="float">
            <text:p>119884</text:p>
          </table:table-cell>
          <table:table-cell office:value-type="string" calcext:value-type="string">
            <text:p>ANA PAULA PIRES RAIZER</text:p>
          </table:table-cell>
          <table:table-cell office:value-type="float" office:value="11007578807" calcext:value-type="float">
            <text:p>11007578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365" calcext:value-type="float">
            <text:p>120365</text:p>
          </table:table-cell>
          <table:table-cell office:value-type="string" calcext:value-type="string">
            <text:p>LUIS ANTONIO GIMENES ALBINO</text:p>
          </table:table-cell>
          <table:table-cell office:value-type="float" office:value="19161710873" calcext:value-type="float">
            <text:p>1916171087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20756" calcext:value-type="float">
            <text:p>120756</text:p>
          </table:table-cell>
          <table:table-cell office:value-type="string" calcext:value-type="string">
            <text:p>ALBERTO WAGNER COMITRE</text:p>
          </table:table-cell>
          <table:table-cell office:value-type="float" office:value="10584899840" calcext:value-type="float">
            <text:p>10584899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0756</text:p>
          </table:table-cell>
          <table:table-cell office:value-type="string" calcext:value-type="string">
            <text:p>SONIA DE FATIMA TREVISANI</text:p>
          </table:table-cell>
          <table:table-cell office:value-type="float" office:value="9339137884" calcext:value-type="float">
            <text:p>93391378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1124" calcext:value-type="float">
            <text:p>121124</text:p>
          </table:table-cell>
          <table:table-cell office:value-type="string" calcext:value-type="string">
            <text:p>MARIA DRESSANO</text:p>
          </table:table-cell>
          <table:table-cell office:value-type="float" office:value="12360393863" calcext:value-type="float">
            <text:p>12360393863</text:p>
          </table:table-cell>
          <table:table-cell office:value-type="float" office:value="370.27" calcext:value-type="float">
            <text:p>370,27</text:p>
          </table:table-cell>
        </table:table-row>
        <table:table-row table:style-name="ro1">
          <table:table-cell office:value-type="float" office:value="121198" calcext:value-type="float">
            <text:p>121198</text:p>
          </table:table-cell>
          <table:table-cell office:value-type="string" calcext:value-type="string">
            <text:p>ALCIONE APARECIDA REAME GANEO</text:p>
          </table:table-cell>
          <table:table-cell office:value-type="float" office:value="25035523829" calcext:value-type="float">
            <text:p>250355238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1198</text:p>
          </table:table-cell>
          <table:table-cell office:value-type="string" calcext:value-type="string">
            <text:p>VALDIR JOSE GANEO</text:p>
          </table:table-cell>
          <table:table-cell office:value-type="float" office:value="16803225836" calcext:value-type="float">
            <text:p>16803225836</text:p>
          </table:table-cell>
          <table:table-cell office:value-type="float" office:value="206.34" calcext:value-type="float">
            <text:p>206,34</text:p>
          </table:table-cell>
        </table:table-row>
        <table:table-row table:style-name="ro1">
          <table:table-cell office:value-type="float" office:value="121548" calcext:value-type="float">
            <text:p>121548</text:p>
          </table:table-cell>
          <table:table-cell office:value-type="string" calcext:value-type="string">
            <text:p>ELISABETE RIBEIRO DA SILVA BLASIG</text:p>
          </table:table-cell>
          <table:table-cell office:value-type="float" office:value="31692927817" calcext:value-type="float">
            <text:p>316929278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1829" calcext:value-type="float">
            <text:p>121829</text:p>
          </table:table-cell>
          <table:table-cell office:value-type="string" calcext:value-type="string">
            <text:p>CRISTINA GODOY ALVIM MARUKO</text:p>
          </table:table-cell>
          <table:table-cell office:value-type="float" office:value="17566733818" calcext:value-type="float">
            <text:p>17566733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279" calcext:value-type="float">
            <text:p>122279</text:p>
          </table:table-cell>
          <table:table-cell office:value-type="string" calcext:value-type="string">
            <text:p>CELIA APARECIDA BREVE</text:p>
          </table:table-cell>
          <table:table-cell office:value-type="float" office:value="22473665893" calcext:value-type="float">
            <text:p>22473665893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123172" calcext:value-type="float">
            <text:p>123172</text:p>
          </table:table-cell>
          <table:table-cell office:value-type="string" calcext:value-type="string">
            <text:p>PAULA OKUDA DE ARAUJO</text:p>
          </table:table-cell>
          <table:table-cell office:value-type="float" office:value="19698133852" calcext:value-type="float">
            <text:p>19698133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429" calcext:value-type="float">
            <text:p>123429</text:p>
          </table:table-cell>
          <table:table-cell office:value-type="string" calcext:value-type="string">
            <text:p>ALCEMAR REGINA PERES</text:p>
          </table:table-cell>
          <table:table-cell office:value-type="float" office:value="19029329866" calcext:value-type="float">
            <text:p>19029329866</text:p>
          </table:table-cell>
          <table:table-cell office:value-type="float" office:value="96.04" calcext:value-type="float">
            <text:p>96,04</text:p>
          </table:table-cell>
        </table:table-row>
        <table:table-row table:style-name="ro1">
          <table:table-cell office:value-type="float" office:value="123979" calcext:value-type="float">
            <text:p>123979</text:p>
          </table:table-cell>
          <table:table-cell office:value-type="string" calcext:value-type="string">
            <text:p>CARMEM LUIZA ARNONI CARLET</text:p>
          </table:table-cell>
          <table:table-cell office:value-type="float" office:value="5689019836" calcext:value-type="float">
            <text:p>5689019836</text:p>
          </table:table-cell>
          <table:table-cell office:value-type="float" office:value="110.62" calcext:value-type="float">
            <text:p>110,62</text:p>
          </table:table-cell>
        </table:table-row>
        <table:table-row table:style-name="ro1">
          <table:table-cell office:value-type="float" office:value="124009" calcext:value-type="float">
            <text:p>124009</text:p>
          </table:table-cell>
          <table:table-cell office:value-type="string" calcext:value-type="string">
            <text:p>ALYSSON MATHEUS LACERDA SANTOS</text:p>
          </table:table-cell>
          <table:table-cell office:value-type="float" office:value="27333571823" calcext:value-type="float">
            <text:p>27333571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407" calcext:value-type="float">
            <text:p>126407</text:p>
          </table:table-cell>
          <table:table-cell office:value-type="string" calcext:value-type="string">
            <text:p>REGIANE FERREIRA TRUPPEL BRANCALION</text:p>
          </table:table-cell>
          <table:table-cell office:value-type="float" office:value="30352927879" calcext:value-type="float">
            <text:p>30352927879</text:p>
          </table:table-cell>
          <table:table-cell office:value-type="float" office:value="246.72" calcext:value-type="float">
            <text:p>246,72</text:p>
          </table:table-cell>
        </table:table-row>
        <table:table-row table:style-name="ro1">
          <table:table-cell office:value-type="float" office:value="126582" calcext:value-type="float">
            <text:p>126582</text:p>
          </table:table-cell>
          <table:table-cell office:value-type="string" calcext:value-type="string">
            <text:p>GRACIETE DE MARIA VIEIRA COSTA</text:p>
          </table:table-cell>
          <table:table-cell office:value-type="float" office:value="26651266802" calcext:value-type="float">
            <text:p>26651266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745" calcext:value-type="float">
            <text:p>126745</text:p>
          </table:table-cell>
          <table:table-cell office:value-type="string" calcext:value-type="string">
            <text:p>ROSA CRISTINA DOS SANTOS</text:p>
          </table:table-cell>
          <table:table-cell office:value-type="float" office:value="19199648865" calcext:value-type="float">
            <text:p>19199648865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27044" calcext:value-type="float">
            <text:p>127044</text:p>
          </table:table-cell>
          <table:table-cell office:value-type="string" calcext:value-type="string">
            <text:p>SOPHIA ZUCHINI FONTABELLI</text:p>
          </table:table-cell>
          <table:table-cell office:value-type="float" office:value="52141487803" calcext:value-type="float">
            <text:p>52141487803</text:p>
          </table:table-cell>
          <table:table-cell office:value-type="float" office:value="96.02" calcext:value-type="float">
            <text:p>96,02</text:p>
          </table:table-cell>
        </table:table-row>
        <table:table-row table:style-name="ro1">
          <table:table-cell office:value-type="float" office:value="127105" calcext:value-type="float">
            <text:p>127105</text:p>
          </table:table-cell>
          <table:table-cell office:value-type="string" calcext:value-type="string">
            <text:p>MARIA INES DOS SANTOS</text:p>
          </table:table-cell>
          <table:table-cell office:value-type="float" office:value="26929745812" calcext:value-type="float">
            <text:p>26929745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7105</text:p>
          </table:table-cell>
          <table:table-cell office:value-type="string" calcext:value-type="string">
            <text:p>NOE JOSE DE OLIVEIRA</text:p>
          </table:table-cell>
          <table:table-cell office:value-type="float" office:value="26833988838" calcext:value-type="float">
            <text:p>268339888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113" calcext:value-type="float">
            <text:p>127113</text:p>
          </table:table-cell>
          <table:table-cell office:value-type="string" calcext:value-type="string">
            <text:p>RONALDO LUIS PARIZOTTO</text:p>
          </table:table-cell>
          <table:table-cell office:value-type="float" office:value="11816371807" calcext:value-type="float">
            <text:p>11816371807</text:p>
          </table:table-cell>
          <table:table-cell office:value-type="float" office:value="83.1" calcext:value-type="float">
            <text:p>83,1</text:p>
          </table:table-cell>
        </table:table-row>
        <table:table-row table:style-name="ro1">
          <table:table-cell office:value-type="string" calcext:value-type="string">
            <text:p>127113</text:p>
          </table:table-cell>
          <table:table-cell office:value-type="string" calcext:value-type="string">
            <text:p>VANILDA ARAUJO BERTOLINI PARIZOTTO</text:p>
          </table:table-cell>
          <table:table-cell office:value-type="float" office:value="25091841806" calcext:value-type="float">
            <text:p>25091841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358" calcext:value-type="float">
            <text:p>127358</text:p>
          </table:table-cell>
          <table:table-cell office:value-type="string" calcext:value-type="string">
            <text:p>ELIANE GRANDINO GIMENES</text:p>
          </table:table-cell>
          <table:table-cell office:value-type="float" office:value="26593461865" calcext:value-type="float">
            <text:p>26593461865</text:p>
          </table:table-cell>
          <table:table-cell office:value-type="float" office:value="352.81" calcext:value-type="float">
            <text:p>352,81</text:p>
          </table:table-cell>
        </table:table-row>
        <table:table-row table:style-name="ro1">
          <table:table-cell office:value-type="string" calcext:value-type="string">
            <text:p>127358</text:p>
          </table:table-cell>
          <table:table-cell office:value-type="string" calcext:value-type="string">
            <text:p>FABIANA GRANDINO GIMENES</text:p>
          </table:table-cell>
          <table:table-cell office:value-type="float" office:value="52736884850" calcext:value-type="float">
            <text:p>52736884850</text:p>
          </table:table-cell>
          <table:table-cell office:value-type="float" office:value="205.55" calcext:value-type="float">
            <text:p>205,55</text:p>
          </table:table-cell>
        </table:table-row>
        <table:table-row table:style-name="ro1">
          <table:table-cell office:value-type="string" calcext:value-type="string">
            <text:p>127358</text:p>
          </table:table-cell>
          <table:table-cell office:value-type="string" calcext:value-type="string">
            <text:p>FERNANDA GRANDINO GIMENES</text:p>
          </table:table-cell>
          <table:table-cell office:value-type="float" office:value="52736827899" calcext:value-type="float">
            <text:p>52736827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366" calcext:value-type="float">
            <text:p>127366</text:p>
          </table:table-cell>
          <table:table-cell office:value-type="string" calcext:value-type="string">
            <text:p>NIVALDO LUCIO DE MOURA</text:p>
          </table:table-cell>
          <table:table-cell office:value-type="float" office:value="15476947850" calcext:value-type="float">
            <text:p>15476947850</text:p>
          </table:table-cell>
          <table:table-cell office:value-type="float" office:value="190.69" calcext:value-type="float">
            <text:p>190,69</text:p>
          </table:table-cell>
        </table:table-row>
        <table:table-row table:style-name="ro1">
          <table:table-cell office:value-type="float" office:value="127419" calcext:value-type="float">
            <text:p>127419</text:p>
          </table:table-cell>
          <table:table-cell office:value-type="string" calcext:value-type="string">
            <text:p>JURACY HELENA BETIM</text:p>
          </table:table-cell>
          <table:table-cell office:value-type="float" office:value="17166078847" calcext:value-type="float">
            <text:p>17166078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931" calcext:value-type="float">
            <text:p>128931</text:p>
          </table:table-cell>
          <table:table-cell office:value-type="string" calcext:value-type="string">
            <text:p>VALTER DA SILVA GODOI</text:p>
          </table:table-cell>
          <table:table-cell office:value-type="float" office:value="7870312835" calcext:value-type="float">
            <text:p>7870312835</text:p>
          </table:table-cell>
          <table:table-cell office:value-type="float" office:value="250.22" calcext:value-type="float">
            <text:p>250,22</text:p>
          </table:table-cell>
        </table:table-row>
        <table:table-row table:style-name="ro1">
          <table:table-cell office:value-type="float" office:value="129153" calcext:value-type="float">
            <text:p>129153</text:p>
          </table:table-cell>
          <table:table-cell office:value-type="string" calcext:value-type="string">
            <text:p>ENRIQUE CIPRIANO SILVA NUNES DE OLIVEIRA</text:p>
          </table:table-cell>
          <table:table-cell office:value-type="float" office:value="2686258837" calcext:value-type="float">
            <text:p>26862588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9153</text:p>
          </table:table-cell>
          <table:table-cell office:value-type="string" calcext:value-type="string">
            <text:p>JAQUELINE ROBERTA TEIXEIRA DE SOUZA</text:p>
          </table:table-cell>
          <table:table-cell office:value-type="float" office:value="35494666840" calcext:value-type="float">
            <text:p>35494666840</text:p>
          </table:table-cell>
          <table:table-cell office:value-type="float" office:value="253.81" calcext:value-type="float">
            <text:p>253,81</text:p>
          </table:table-cell>
        </table:table-row>
        <table:table-row table:style-name="ro1">
          <table:table-cell office:value-type="string" calcext:value-type="string">
            <text:p>129153</text:p>
          </table:table-cell>
          <table:table-cell office:value-type="string" calcext:value-type="string">
            <text:p>STEPHANIE SOUZA DE OLIVEIRA</text:p>
          </table:table-cell>
          <table:table-cell office:value-type="float" office:value="52624375830" calcext:value-type="float">
            <text:p>52624375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528" calcext:value-type="float">
            <text:p>129528</text:p>
          </table:table-cell>
          <table:table-cell office:value-type="string" calcext:value-type="string">
            <text:p>CASSIA MARIA RODRIGUES</text:p>
          </table:table-cell>
          <table:table-cell office:value-type="float" office:value="6764794804" calcext:value-type="float">
            <text:p>6764794804</text:p>
          </table:table-cell>
          <table:table-cell office:value-type="float" office:value="149.43" calcext:value-type="float">
            <text:p>149,43</text:p>
          </table:table-cell>
        </table:table-row>
        <table:table-row table:style-name="ro1">
          <table:table-cell office:value-type="float" office:value="130355" calcext:value-type="float">
            <text:p>130355</text:p>
          </table:table-cell>
          <table:table-cell office:value-type="string" calcext:value-type="string">
            <text:p>DANIEL FERNANDO RAMALHAO</text:p>
          </table:table-cell>
          <table:table-cell office:value-type="float" office:value="19698711805" calcext:value-type="float">
            <text:p>19698711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416" calcext:value-type="float">
            <text:p>130416</text:p>
          </table:table-cell>
          <table:table-cell office:value-type="string" calcext:value-type="string">
            <text:p>ERMISSON FRANCISCO SOARES</text:p>
          </table:table-cell>
          <table:table-cell office:value-type="float" office:value="19698421807" calcext:value-type="float">
            <text:p>19698421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449" calcext:value-type="float">
            <text:p>130449</text:p>
          </table:table-cell>
          <table:table-cell office:value-type="string" calcext:value-type="string">
            <text:p>GISSON AMORIM COSTA</text:p>
          </table:table-cell>
          <table:table-cell office:value-type="float" office:value="28153754866" calcext:value-type="float">
            <text:p>28153754866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130542" calcext:value-type="float">
            <text:p>130542</text:p>
          </table:table-cell>
          <table:table-cell office:value-type="string" calcext:value-type="string">
            <text:p>ODILIA PEREIRA DO NASCIMENTO</text:p>
          </table:table-cell>
          <table:table-cell office:value-type="float" office:value="19173475882" calcext:value-type="float">
            <text:p>19173475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559" calcext:value-type="float">
            <text:p>130559</text:p>
          </table:table-cell>
          <table:table-cell office:value-type="string" calcext:value-type="string">
            <text:p>PATRICIA DE SOUZA SANTOS</text:p>
          </table:table-cell>
          <table:table-cell office:value-type="float" office:value="19692314839" calcext:value-type="float">
            <text:p>19692314839</text:p>
          </table:table-cell>
          <table:table-cell office:value-type="float" office:value="394.04" calcext:value-type="float">
            <text:p>394,04</text:p>
          </table:table-cell>
        </table:table-row>
        <table:table-row table:style-name="ro1">
          <table:table-cell office:value-type="float" office:value="131037" calcext:value-type="float">
            <text:p>131037</text:p>
          </table:table-cell>
          <table:table-cell office:value-type="string" calcext:value-type="string">
            <text:p>DARLANE DOS SANTOS PEREIRA CAVALCANTE</text:p>
          </table:table-cell>
          <table:table-cell office:value-type="float" office:value="39330376894" calcext:value-type="float">
            <text:p>393303768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1037</text:p>
          </table:table-cell>
          <table:table-cell office:value-type="string" calcext:value-type="string">
            <text:p>PAULO CESAR CAVALCANTE</text:p>
          </table:table-cell>
          <table:table-cell office:value-type="float" office:value="14136273827" calcext:value-type="float">
            <text:p>14136273827</text:p>
          </table:table-cell>
          <table:table-cell office:value-type="float" office:value="72.57" calcext:value-type="float">
            <text:p>72,57</text:p>
          </table:table-cell>
        </table:table-row>
        <table:table-row table:style-name="ro1">
          <table:table-cell office:value-type="string" calcext:value-type="string">
            <text:p>131037</text:p>
          </table:table-cell>
          <table:table-cell office:value-type="string" calcext:value-type="string">
            <text:p>THOMAS EDUARDO CAVALCANTE</text:p>
          </table:table-cell>
          <table:table-cell office:value-type="float" office:value="57496381896" calcext:value-type="float">
            <text:p>57496381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045" calcext:value-type="float">
            <text:p>131045</text:p>
          </table:table-cell>
          <table:table-cell office:value-type="string" calcext:value-type="string">
            <text:p>MARINA NOVELLO RICCO</text:p>
          </table:table-cell>
          <table:table-cell office:value-type="float" office:value="56760283864" calcext:value-type="float">
            <text:p>56760283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538" calcext:value-type="float">
            <text:p>131538</text:p>
          </table:table-cell>
          <table:table-cell office:value-type="string" calcext:value-type="string">
            <text:p>GIOVANNI CERIONI</text:p>
          </table:table-cell>
          <table:table-cell office:value-type="float" office:value="52551441854" calcext:value-type="float">
            <text:p>52551441854</text:p>
          </table:table-cell>
          <table:table-cell office:value-type="float" office:value="48.91" calcext:value-type="float">
            <text:p>48,91</text:p>
          </table:table-cell>
        </table:table-row>
        <table:table-row table:style-name="ro1">
          <table:table-cell office:value-type="string" calcext:value-type="string">
            <text:p>131538</text:p>
          </table:table-cell>
          <table:table-cell office:value-type="string" calcext:value-type="string">
            <text:p>RICARDO CERIONI</text:p>
          </table:table-cell>
          <table:table-cell office:value-type="float" office:value="7678612800" calcext:value-type="float">
            <text:p>7678612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1538</text:p>
          </table:table-cell>
          <table:table-cell office:value-type="string" calcext:value-type="string">
            <text:p>SILMARA CRISTINA AFFONSO CERIONI</text:p>
          </table:table-cell>
          <table:table-cell office:value-type="float" office:value="16074695881" calcext:value-type="float">
            <text:p>16074695881</text:p>
          </table:table-cell>
          <table:table-cell office:value-type="float" office:value="156.04" calcext:value-type="float">
            <text:p>156,04</text:p>
          </table:table-cell>
        </table:table-row>
        <table:table-row table:style-name="ro1">
          <table:table-cell office:value-type="float" office:value="131912" calcext:value-type="float">
            <text:p>131912</text:p>
          </table:table-cell>
          <table:table-cell office:value-type="string" calcext:value-type="string">
            <text:p>MARIA OLIVEIRA DE SATELES</text:p>
          </table:table-cell>
          <table:table-cell office:value-type="float" office:value="19212346871" calcext:value-type="float">
            <text:p>19212346871</text:p>
          </table:table-cell>
          <table:table-cell office:value-type="float" office:value="123.21" calcext:value-type="float">
            <text:p>123,21</text:p>
          </table:table-cell>
        </table:table-row>
        <table:table-row table:style-name="ro1">
          <table:table-cell office:value-type="float" office:value="133671" calcext:value-type="float">
            <text:p>133671</text:p>
          </table:table-cell>
          <table:table-cell office:value-type="string" calcext:value-type="string">
            <text:p>JULIANA ELISABETE BRECHOTTE ALMEIDA</text:p>
          </table:table-cell>
          <table:table-cell office:value-type="float" office:value="17569357850" calcext:value-type="float">
            <text:p>17569357850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33867" calcext:value-type="float">
            <text:p>133867</text:p>
          </table:table-cell>
          <table:table-cell office:value-type="string" calcext:value-type="string">
            <text:p>JULIO CESAR DE OLIVEIRA</text:p>
          </table:table-cell>
          <table:table-cell office:value-type="float" office:value="11528719867" calcext:value-type="float">
            <text:p>11528719867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string" calcext:value-type="string">
            <text:p>MARTA CRISTINA DE ALMEIDA LEME</text:p>
          </table:table-cell>
          <table:table-cell office:value-type="float" office:value="5390819810" calcext:value-type="float">
            <text:p>5390819810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134956" calcext:value-type="float">
            <text:p>134956</text:p>
          </table:table-cell>
          <table:table-cell office:value-type="string" calcext:value-type="string">
            <text:p>ANDREA APARECIDA TOTTI DA SILVA</text:p>
          </table:table-cell>
          <table:table-cell office:value-type="float" office:value="28109416888" calcext:value-type="float">
            <text:p>281094168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34956</text:p>
          </table:table-cell>
          <table:table-cell office:value-type="string" calcext:value-type="string">
            <text:p>DARCI DA SILVA</text:p>
          </table:table-cell>
          <table:table-cell office:value-type="float" office:value="11016297890" calcext:value-type="float">
            <text:p>11016297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4956</text:p>
          </table:table-cell>
          <table:table-cell office:value-type="string" calcext:value-type="string">
            <text:p>LUANA TOTTI DA SILVA</text:p>
          </table:table-cell>
          <table:table-cell office:value-type="float" office:value="51313360821" calcext:value-type="float">
            <text:p>51313360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084" calcext:value-type="float">
            <text:p>135084</text:p>
          </table:table-cell>
          <table:table-cell office:value-type="string" calcext:value-type="string">
            <text:p>MARCIO ANDRADE FELIPE</text:p>
          </table:table-cell>
          <table:table-cell office:value-type="float" office:value="71067736034" calcext:value-type="float">
            <text:p>71067736034</text:p>
          </table:table-cell>
          <table:table-cell office:value-type="float" office:value="22.55" calcext:value-type="float">
            <text:p>22,55</text:p>
          </table:table-cell>
        </table:table-row>
        <table:table-row table:style-name="ro1">
          <table:table-cell office:value-type="float" office:value="135092" calcext:value-type="float">
            <text:p>135092</text:p>
          </table:table-cell>
          <table:table-cell office:value-type="string" calcext:value-type="string">
            <text:p>MARCOS HENRIQUE DE OLIVEIRA DORTA</text:p>
          </table:table-cell>
          <table:table-cell office:value-type="float" office:value="2782003895" calcext:value-type="float">
            <text:p>2782003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772" calcext:value-type="float">
            <text:p>135772</text:p>
          </table:table-cell>
          <table:table-cell office:value-type="string" calcext:value-type="string">
            <text:p>ELISETE FIDELIS RAMOS GONCALVES</text:p>
          </table:table-cell>
          <table:table-cell office:value-type="float" office:value="28751149800" calcext:value-type="float">
            <text:p>28751149800</text:p>
          </table:table-cell>
          <table:table-cell office:value-type="float" office:value="47.49" calcext:value-type="float">
            <text:p>47,49</text:p>
          </table:table-cell>
        </table:table-row>
        <table:table-row table:style-name="ro1">
          <table:table-cell office:value-type="float" office:value="136063" calcext:value-type="float">
            <text:p>136063</text:p>
          </table:table-cell>
          <table:table-cell office:value-type="string" calcext:value-type="string">
            <text:p>ROSENI DE FATIMA ANTONIO</text:p>
          </table:table-cell>
          <table:table-cell office:value-type="float" office:value="11000605884" calcext:value-type="float">
            <text:p>11000605884</text:p>
          </table:table-cell>
          <table:table-cell office:value-type="float" office:value="104.65" calcext:value-type="float">
            <text:p>104,65</text:p>
          </table:table-cell>
        </table:table-row>
        <table:table-row table:style-name="ro1">
          <table:table-cell office:value-type="float" office:value="138828" calcext:value-type="float">
            <text:p>138828</text:p>
          </table:table-cell>
          <table:table-cell office:value-type="string" calcext:value-type="string">
            <text:p>ALEXANDRE BRAIDOTTI VERDI</text:p>
          </table:table-cell>
          <table:table-cell office:value-type="float" office:value="17564791861" calcext:value-type="float">
            <text:p>1756479186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138828</text:p>
          </table:table-cell>
          <table:table-cell office:value-type="string" calcext:value-type="string">
            <text:p>CIBELE MARIN VERDI</text:p>
          </table:table-cell>
          <table:table-cell office:value-type="float" office:value="27590382892" calcext:value-type="float">
            <text:p>27590382892</text:p>
          </table:table-cell>
          <table:table-cell office:value-type="float" office:value="222.98" calcext:value-type="float">
            <text:p>222,98</text:p>
          </table:table-cell>
        </table:table-row>
        <table:table-row table:style-name="ro1">
          <table:table-cell office:value-type="string" calcext:value-type="string">
            <text:p>138828</text:p>
          </table:table-cell>
          <table:table-cell office:value-type="string" calcext:value-type="string">
            <text:p>FELIPE MARIN VERDI</text:p>
          </table:table-cell>
          <table:table-cell office:value-type="float" office:value="50003915867" calcext:value-type="float">
            <text:p>50003915867</text:p>
          </table:table-cell>
          <table:table-cell office:value-type="float" office:value="115.09" calcext:value-type="float">
            <text:p>115,09</text:p>
          </table:table-cell>
        </table:table-row>
        <table:table-row table:style-name="ro1">
          <table:table-cell office:value-type="string" calcext:value-type="string">
            <text:p>138828</text:p>
          </table:table-cell>
          <table:table-cell office:value-type="string" calcext:value-type="string">
            <text:p>LUIZA MARIN VERDI</text:p>
          </table:table-cell>
          <table:table-cell office:value-type="float" office:value="50003939880" calcext:value-type="float">
            <text:p>50003939880</text:p>
          </table:table-cell>
          <table:table-cell office:value-type="float" office:value="185.02" calcext:value-type="float">
            <text:p>185,02</text:p>
          </table:table-cell>
        </table:table-row>
        <table:table-row table:style-name="ro1">
          <table:table-cell office:value-type="float" office:value="138905" calcext:value-type="float">
            <text:p>138905</text:p>
          </table:table-cell>
          <table:table-cell office:value-type="string" calcext:value-type="string">
            <text:p>FABIO LUIS SIMOES</text:p>
          </table:table-cell>
          <table:table-cell office:value-type="float" office:value="17166460814" calcext:value-type="float">
            <text:p>17166460814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138905</text:p>
          </table:table-cell>
          <table:table-cell office:value-type="string" calcext:value-type="string">
            <text:p>VALDINESSA CRISTINA SIMOES</text:p>
          </table:table-cell>
          <table:table-cell office:value-type="float" office:value="25590927862" calcext:value-type="float">
            <text:p>25590927862</text:p>
          </table:table-cell>
          <table:table-cell office:value-type="float" office:value="94.74" calcext:value-type="float">
            <text:p>94,74</text:p>
          </table:table-cell>
        </table:table-row>
        <table:table-row table:style-name="ro1">
          <table:table-cell office:value-type="float" office:value="138995" calcext:value-type="float">
            <text:p>138995</text:p>
          </table:table-cell>
          <table:table-cell office:value-type="string" calcext:value-type="string">
            <text:p>ANDRE FRANCO DE OLIVEIRA</text:p>
          </table:table-cell>
          <table:table-cell office:value-type="float" office:value="52598533852" calcext:value-type="float">
            <text:p>52598533852</text:p>
          </table:table-cell>
          <table:table-cell office:value-type="float" office:value="122.13" calcext:value-type="float">
            <text:p>122,13</text:p>
          </table:table-cell>
        </table:table-row>
        <table:table-row table:style-name="ro1">
          <table:table-cell office:value-type="string" calcext:value-type="string">
            <text:p>138995</text:p>
          </table:table-cell>
          <table:table-cell office:value-type="string" calcext:value-type="string">
            <text:p>JANE FRANCO OLIVEIRA</text:p>
          </table:table-cell>
          <table:table-cell office:value-type="float" office:value="19337717808" calcext:value-type="float">
            <text:p>19337717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033" calcext:value-type="float">
            <text:p>139033</text:p>
          </table:table-cell>
          <table:table-cell office:value-type="string" calcext:value-type="string">
            <text:p>GABRIELLE SAMPAIO ANDRINO</text:p>
          </table:table-cell>
          <table:table-cell office:value-type="float" office:value="51410947823" calcext:value-type="float">
            <text:p>51410947823</text:p>
          </table:table-cell>
          <table:table-cell office:value-type="float" office:value="97.23" calcext:value-type="float">
            <text:p>97,23</text:p>
          </table:table-cell>
        </table:table-row>
        <table:table-row table:style-name="ro1">
          <table:table-cell office:value-type="string" calcext:value-type="string">
            <text:p>139033</text:p>
          </table:table-cell>
          <table:table-cell office:value-type="string" calcext:value-type="string">
            <text:p>JOAO WESLEY ANDRINO</text:p>
          </table:table-cell>
          <table:table-cell office:value-type="float" office:value="96434694849" calcext:value-type="float">
            <text:p>96434694849</text:p>
          </table:table-cell>
          <table:table-cell office:value-type="float" office:value="176.23" calcext:value-type="float">
            <text:p>176,23</text:p>
          </table:table-cell>
        </table:table-row>
        <table:table-row table:style-name="ro1">
          <table:table-cell office:value-type="float" office:value="139102" calcext:value-type="float">
            <text:p>139102</text:p>
          </table:table-cell>
          <table:table-cell office:value-type="string" calcext:value-type="string">
            <text:p>LUANDA CRISTINA MORGAN CASTILHO</text:p>
          </table:table-cell>
          <table:table-cell office:value-type="float" office:value="27324376894" calcext:value-type="float">
            <text:p>27324376894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39143" calcext:value-type="float">
            <text:p>139143</text:p>
          </table:table-cell>
          <table:table-cell office:value-type="string" calcext:value-type="string">
            <text:p>MARCELO RIBEIRO</text:p>
          </table:table-cell>
          <table:table-cell office:value-type="float" office:value="11543811884" calcext:value-type="float">
            <text:p>11543811884</text:p>
          </table:table-cell>
          <table:table-cell office:value-type="float" office:value="90.05" calcext:value-type="float">
            <text:p>90,05</text:p>
          </table:table-cell>
        </table:table-row>
        <table:table-row table:style-name="ro1">
          <table:table-cell office:value-type="float" office:value="139184" calcext:value-type="float">
            <text:p>139184</text:p>
          </table:table-cell>
          <table:table-cell office:value-type="string" calcext:value-type="string">
            <text:p>MARCOS JOSE SIMONI</text:p>
          </table:table-cell>
          <table:table-cell office:value-type="float" office:value="9599497805" calcext:value-type="float">
            <text:p>9599497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355" calcext:value-type="float">
            <text:p>139355</text:p>
          </table:table-cell>
          <table:table-cell office:value-type="string" calcext:value-type="string">
            <text:p>RUBIA LIDIA SAMPAIO</text:p>
          </table:table-cell>
          <table:table-cell office:value-type="float" office:value="17157125870" calcext:value-type="float">
            <text:p>17157125870</text:p>
          </table:table-cell>
          <table:table-cell office:value-type="float" office:value="196.71" calcext:value-type="float">
            <text:p>196,71</text:p>
          </table:table-cell>
        </table:table-row>
        <table:table-row table:style-name="ro1">
          <table:table-cell office:value-type="float" office:value="139498" calcext:value-type="float">
            <text:p>139498</text:p>
          </table:table-cell>
          <table:table-cell office:value-type="string" calcext:value-type="string">
            <text:p>BIANCA REGINA TOMAIOLO CAPPELLETTI</text:p>
          </table:table-cell>
          <table:table-cell office:value-type="float" office:value="19688722804" calcext:value-type="float">
            <text:p>19688722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9498</text:p>
          </table:table-cell>
          <table:table-cell office:value-type="string" calcext:value-type="string">
            <text:p>GABRIEL CAPPELLETTI</text:p>
          </table:table-cell>
          <table:table-cell office:value-type="float" office:value="53980481808" calcext:value-type="float">
            <text:p>539804818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9831" calcext:value-type="float">
            <text:p>139831</text:p>
          </table:table-cell>
          <table:table-cell office:value-type="string" calcext:value-type="string">
            <text:p>MILENA BARBOSA DE LIMA</text:p>
          </table:table-cell>
          <table:table-cell office:value-type="float" office:value="27702358858" calcext:value-type="float">
            <text:p>27702358858</text:p>
          </table:table-cell>
          <table:table-cell office:value-type="float" office:value="185.62" calcext:value-type="float">
            <text:p>185,62</text:p>
          </table:table-cell>
        </table:table-row>
        <table:table-row table:style-name="ro1">
          <table:table-cell office:value-type="float" office:value="140202" calcext:value-type="float">
            <text:p>140202</text:p>
          </table:table-cell>
          <table:table-cell office:value-type="string" calcext:value-type="string">
            <text:p>VERA LUCIA GALANTI VERONEZE</text:p>
          </table:table-cell>
          <table:table-cell office:value-type="float" office:value="96453966891" calcext:value-type="float">
            <text:p>96453966891</text:p>
          </table:table-cell>
          <table:table-cell office:value-type="float" office:value="36.38" calcext:value-type="float">
            <text:p>36,38</text:p>
          </table:table-cell>
        </table:table-row>
        <table:table-row table:style-name="ro1">
          <table:table-cell office:value-type="float" office:value="140386" calcext:value-type="float">
            <text:p>140386</text:p>
          </table:table-cell>
          <table:table-cell office:value-type="string" calcext:value-type="string">
            <text:p>CARLOS ROBERTO LOPES</text:p>
          </table:table-cell>
          <table:table-cell office:value-type="float" office:value="15489098821" calcext:value-type="float">
            <text:p>15489098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043" calcext:value-type="float">
            <text:p>141043</text:p>
          </table:table-cell>
          <table:table-cell office:value-type="string" calcext:value-type="string">
            <text:p>GIRLANE DA SILVA BRITO REIS</text:p>
          </table:table-cell>
          <table:table-cell office:value-type="float" office:value="36495907869" calcext:value-type="float">
            <text:p>364959078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1043</text:p>
          </table:table-cell>
          <table:table-cell office:value-type="string" calcext:value-type="string">
            <text:p>ITAMILSON LEITE DOS REIS</text:p>
          </table:table-cell>
          <table:table-cell office:value-type="float" office:value="27063845810" calcext:value-type="float">
            <text:p>27063845810</text:p>
          </table:table-cell>
          <table:table-cell office:value-type="float" office:value="34.34" calcext:value-type="float">
            <text:p>34,34</text:p>
          </table:table-cell>
        </table:table-row>
        <table:table-row table:style-name="ro1">
          <table:table-cell office:value-type="float" office:value="141084" calcext:value-type="float">
            <text:p>141084</text:p>
          </table:table-cell>
          <table:table-cell office:value-type="string" calcext:value-type="string">
            <text:p>LUCIANA SANTOS JANUARIO</text:p>
          </table:table-cell>
          <table:table-cell office:value-type="float" office:value="27804575890" calcext:value-type="float">
            <text:p>27804575890</text:p>
          </table:table-cell>
          <table:table-cell office:value-type="float" office:value="85.62" calcext:value-type="float">
            <text:p>85,62</text:p>
          </table:table-cell>
        </table:table-row>
        <table:table-row table:style-name="ro1">
          <table:table-cell office:value-type="float" office:value="141475" calcext:value-type="float">
            <text:p>141475</text:p>
          </table:table-cell>
          <table:table-cell office:value-type="string" calcext:value-type="string">
            <text:p>ERICA GONCALVES</text:p>
          </table:table-cell>
          <table:table-cell office:value-type="float" office:value="17765342800" calcext:value-type="float">
            <text:p>17765342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491" calcext:value-type="float">
            <text:p>141491</text:p>
          </table:table-cell>
          <table:table-cell office:value-type="string" calcext:value-type="string">
            <text:p>PRISCILLA CILENE JORGE SOARES BARBOSA</text:p>
          </table:table-cell>
          <table:table-cell office:value-type="float" office:value="12344247890" calcext:value-type="float">
            <text:p>12344247890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141919" calcext:value-type="float">
            <text:p>141919</text:p>
          </table:table-cell>
          <table:table-cell office:value-type="string" calcext:value-type="string">
            <text:p>REGINA DOS SANTOS URIZZI</text:p>
          </table:table-cell>
          <table:table-cell office:value-type="float" office:value="17152163855" calcext:value-type="float">
            <text:p>171521638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1935" calcext:value-type="float">
            <text:p>141935</text:p>
          </table:table-cell>
          <table:table-cell office:value-type="string" calcext:value-type="string">
            <text:p>SANDRA REGINA GONCALVES SILVA</text:p>
          </table:table-cell>
          <table:table-cell office:value-type="float" office:value="19026320876" calcext:value-type="float">
            <text:p>19026320876</text:p>
          </table:table-cell>
          <table:table-cell office:value-type="float" office:value="119.14" calcext:value-type="float">
            <text:p>119,14</text:p>
          </table:table-cell>
        </table:table-row>
        <table:table-row table:style-name="ro1">
          <table:table-cell office:value-type="float" office:value="141992" calcext:value-type="float">
            <text:p>141992</text:p>
          </table:table-cell>
          <table:table-cell office:value-type="string" calcext:value-type="string">
            <text:p>VERA LUCIA RIBEIRO DOS SANTOS PORFIRIO</text:p>
          </table:table-cell>
          <table:table-cell office:value-type="float" office:value="30061668842" calcext:value-type="float">
            <text:p>30061668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2515" calcext:value-type="float">
            <text:p>142515</text:p>
          </table:table-cell>
          <table:table-cell office:value-type="string" calcext:value-type="string">
            <text:p>ZILDA FERREIRA ROCHA</text:p>
          </table:table-cell>
          <table:table-cell office:value-type="float" office:value="22141116899" calcext:value-type="float">
            <text:p>22141116899</text:p>
          </table:table-cell>
          <table:table-cell office:value-type="float" office:value="171.45" calcext:value-type="float">
            <text:p>171,45</text:p>
          </table:table-cell>
        </table:table-row>
        <table:table-row table:style-name="ro1">
          <table:table-cell office:value-type="float" office:value="142564" calcext:value-type="float">
            <text:p>142564</text:p>
          </table:table-cell>
          <table:table-cell office:value-type="string" calcext:value-type="string">
            <text:p>ALEXANDRE JOLY MEDINA</text:p>
          </table:table-cell>
          <table:table-cell office:value-type="float" office:value="54889423869" calcext:value-type="float">
            <text:p>548894238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666" calcext:value-type="float">
            <text:p>142666</text:p>
          </table:table-cell>
          <table:table-cell office:value-type="string" calcext:value-type="string">
            <text:p>MARIA IVONE DOS SANTOS CHIQUITO</text:p>
          </table:table-cell>
          <table:table-cell office:value-type="float" office:value="30727408879" calcext:value-type="float">
            <text:p>30727408879</text:p>
          </table:table-cell>
          <table:table-cell office:value-type="float" office:value="106.97" calcext:value-type="float">
            <text:p>106,97</text:p>
          </table:table-cell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PIERRE RODRIGUES DA SILVA</text:p>
          </table:table-cell>
          <table:table-cell office:value-type="float" office:value="43293417434" calcext:value-type="float">
            <text:p>43293417434</text:p>
          </table:table-cell>
          <table:table-cell office:value-type="float" office:value="94.37" calcext:value-type="float">
            <text:p>94,37</text:p>
          </table:table-cell>
        </table:table-row>
        <table:table-row table:style-name="ro1">
          <table:table-cell office:value-type="float" office:value="143059" calcext:value-type="float">
            <text:p>143059</text:p>
          </table:table-cell>
          <table:table-cell office:value-type="string" calcext:value-type="string">
            <text:p>ANA CLAUDIA ALMEIDA ROCHELLE DAVILA</text:p>
          </table:table-cell>
          <table:table-cell office:value-type="float" office:value="25107931871" calcext:value-type="float">
            <text:p>25107931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3059</text:p>
          </table:table-cell>
          <table:table-cell office:value-type="string" calcext:value-type="string">
            <text:p>LARA ROCHELLE DAVILA</text:p>
          </table:table-cell>
          <table:table-cell office:value-type="float" office:value="53998978810" calcext:value-type="float">
            <text:p>53998978810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43059</text:p>
          </table:table-cell>
          <table:table-cell office:value-type="string" calcext:value-type="string">
            <text:p>PAULO ROBERTO LARA NEGREIROS DAVILA</text:p>
          </table:table-cell>
          <table:table-cell office:value-type="float" office:value="24823832850" calcext:value-type="float">
            <text:p>24823832850</text:p>
          </table:table-cell>
          <table:table-cell office:value-type="float" office:value="207.74" calcext:value-type="float">
            <text:p>207,74</text:p>
          </table:table-cell>
        </table:table-row>
        <table:table-row table:style-name="ro1">
          <table:table-cell office:value-type="float" office:value="143185" calcext:value-type="float">
            <text:p>143185</text:p>
          </table:table-cell>
          <table:table-cell office:value-type="string" calcext:value-type="string">
            <text:p>FERNANDA DE OLIVEIRA JOSE</text:p>
          </table:table-cell>
          <table:table-cell office:value-type="float" office:value="27262270826" calcext:value-type="float">
            <text:p>27262270826</text:p>
          </table:table-cell>
          <table:table-cell office:value-type="float" office:value="159.73" calcext:value-type="float">
            <text:p>159,73</text:p>
          </table:table-cell>
        </table:table-row>
        <table:table-row table:style-name="ro1">
          <table:table-cell office:value-type="float" office:value="143458" calcext:value-type="float">
            <text:p>143458</text:p>
          </table:table-cell>
          <table:table-cell office:value-type="string" calcext:value-type="string">
            <text:p>MARCELO GOMES CASTILHO</text:p>
          </table:table-cell>
          <table:table-cell office:value-type="float" office:value="16080313812" calcext:value-type="float">
            <text:p>160803138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502" calcext:value-type="float">
            <text:p>143502</text:p>
          </table:table-cell>
          <table:table-cell office:value-type="string" calcext:value-type="string">
            <text:p>GRAZIELA CONCEICAO DE OLIVEIRA DORTA RIBEIRO</text:p>
          </table:table-cell>
          <table:table-cell office:value-type="float" office:value="13959595875" calcext:value-type="float">
            <text:p>13959595875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43576" calcext:value-type="float">
            <text:p>143576</text:p>
          </table:table-cell>
          <table:table-cell office:value-type="string" calcext:value-type="string">
            <text:p>MICHELE SILVEIRA</text:p>
          </table:table-cell>
          <table:table-cell office:value-type="float" office:value="25974576802" calcext:value-type="float">
            <text:p>25974576802</text:p>
          </table:table-cell>
          <table:table-cell office:value-type="float" office:value="344.45" calcext:value-type="float">
            <text:p>344,45</text:p>
          </table:table-cell>
        </table:table-row>
        <table:table-row table:style-name="ro1">
          <table:table-cell office:value-type="float" office:value="143967" calcext:value-type="float">
            <text:p>143967</text:p>
          </table:table-cell>
          <table:table-cell office:value-type="string" calcext:value-type="string">
            <text:p>RICARDO DE MORAES FILHO</text:p>
          </table:table-cell>
          <table:table-cell office:value-type="float" office:value="82345910887" calcext:value-type="float">
            <text:p>82345910887</text:p>
          </table:table-cell>
          <table:table-cell office:value-type="float" office:value="210.56" calcext:value-type="float">
            <text:p>210,56</text:p>
          </table:table-cell>
        </table:table-row>
        <table:table-row table:style-name="ro1">
          <table:table-cell office:value-type="float" office:value="144368" calcext:value-type="float">
            <text:p>144368</text:p>
          </table:table-cell>
          <table:table-cell office:value-type="string" calcext:value-type="string">
            <text:p>VERA LUCIA FREIRES</text:p>
          </table:table-cell>
          <table:table-cell office:value-type="float" office:value="26702965800" calcext:value-type="float">
            <text:p>26702965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539" calcext:value-type="float">
            <text:p>144539</text:p>
          </table:table-cell>
          <table:table-cell office:value-type="string" calcext:value-type="string">
            <text:p>DANIELA BERJAN PECORARI</text:p>
          </table:table-cell>
          <table:table-cell office:value-type="float" office:value="26089663816" calcext:value-type="float">
            <text:p>26089663816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44539</text:p>
          </table:table-cell>
          <table:table-cell office:value-type="string" calcext:value-type="string">
            <text:p>PAULO MANTELATTO PECORARI</text:p>
          </table:table-cell>
          <table:table-cell office:value-type="float" office:value="21451019858" calcext:value-type="float">
            <text:p>21451019858</text:p>
          </table:table-cell>
          <table:table-cell office:value-type="float" office:value="122.02" calcext:value-type="float">
            <text:p>122,02</text:p>
          </table:table-cell>
        </table:table-row>
        <table:table-row table:style-name="ro1">
          <table:table-cell office:value-type="float" office:value="144921" calcext:value-type="float">
            <text:p>144921</text:p>
          </table:table-cell>
          <table:table-cell office:value-type="string" calcext:value-type="string">
            <text:p>MARCIA CRISTINA DE BARROS</text:p>
          </table:table-cell>
          <table:table-cell office:value-type="float" office:value="11794223843" calcext:value-type="float">
            <text:p>11794223843</text:p>
          </table:table-cell>
          <table:table-cell office:value-type="float" office:value="104.93" calcext:value-type="float">
            <text:p>104,93</text:p>
          </table:table-cell>
        </table:table-row>
        <table:table-row table:style-name="ro1">
          <table:table-cell office:value-type="float" office:value="145872" calcext:value-type="float">
            <text:p>145872</text:p>
          </table:table-cell>
          <table:table-cell office:value-type="string" calcext:value-type="string">
            <text:p>ALINE LETICIA COLTURATO</text:p>
          </table:table-cell>
          <table:table-cell office:value-type="float" office:value="28668729837" calcext:value-type="float">
            <text:p>28668729837</text:p>
          </table:table-cell>
          <table:table-cell office:value-type="float" office:value="184.34" calcext:value-type="float">
            <text:p>184,34</text:p>
          </table:table-cell>
        </table:table-row>
        <table:table-row table:style-name="ro1">
          <table:table-cell office:value-type="float" office:value="146505" calcext:value-type="float">
            <text:p>146505</text:p>
          </table:table-cell>
          <table:table-cell office:value-type="string" calcext:value-type="string">
            <text:p>HELENA APARECIDA MARTINS</text:p>
          </table:table-cell>
          <table:table-cell office:value-type="float" office:value="7870665835" calcext:value-type="float">
            <text:p>78706658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string" calcext:value-type="string">
            <text:p>VERA LUCIA DOS SANTOS FERNANDES</text:p>
          </table:table-cell>
          <table:table-cell office:value-type="float" office:value="22468894804" calcext:value-type="float">
            <text:p>22468894804</text:p>
          </table:table-cell>
          <table:table-cell office:value-type="float" office:value="124.12" calcext:value-type="float">
            <text:p>124,12</text:p>
          </table:table-cell>
        </table:table-row>
        <table:table-row table:style-name="ro1">
          <table:table-cell office:value-type="float" office:value="147704" calcext:value-type="float">
            <text:p>147704</text:p>
          </table:table-cell>
          <table:table-cell office:value-type="string" calcext:value-type="string">
            <text:p>GISELI LUZIA CASTILHO ALONCO SALLATI</text:p>
          </table:table-cell>
          <table:table-cell office:value-type="float" office:value="12331142807" calcext:value-type="float">
            <text:p>12331142807</text:p>
          </table:table-cell>
          <table:table-cell office:value-type="float" office:value="48.12" calcext:value-type="float">
            <text:p>48,12</text:p>
          </table:table-cell>
        </table:table-row>
        <table:table-row table:style-name="ro1">
          <table:table-cell office:value-type="float" office:value="147814" calcext:value-type="float">
            <text:p>147814</text:p>
          </table:table-cell>
          <table:table-cell office:value-type="string" calcext:value-type="string">
            <text:p>PAULO ROBERTO PERES</text:p>
          </table:table-cell>
          <table:table-cell office:value-type="float" office:value="4021780840" calcext:value-type="float">
            <text:p>4021780840</text:p>
          </table:table-cell>
          <table:table-cell office:value-type="float" office:value="130.18" calcext:value-type="float">
            <text:p>130,18</text:p>
          </table:table-cell>
        </table:table-row>
        <table:table-row table:style-name="ro1">
          <table:table-cell office:value-type="float" office:value="148402" calcext:value-type="float">
            <text:p>148402</text:p>
          </table:table-cell>
          <table:table-cell office:value-type="string" calcext:value-type="string">
            <text:p>MARIA ANGELA DA COSTA BASTOS</text:p>
          </table:table-cell>
          <table:table-cell office:value-type="float" office:value="7884911809" calcext:value-type="float">
            <text:p>7884911809</text:p>
          </table:table-cell>
          <table:table-cell office:value-type="float" office:value="38.99" calcext:value-type="float">
            <text:p>38,99</text:p>
          </table:table-cell>
        </table:table-row>
        <table:table-row table:style-name="ro1">
          <table:table-cell office:value-type="float" office:value="148427" calcext:value-type="float">
            <text:p>148427</text:p>
          </table:table-cell>
          <table:table-cell office:value-type="string" calcext:value-type="string">
            <text:p>MARIA RODRIGUES DE CAMPOS</text:p>
          </table:table-cell>
          <table:table-cell office:value-type="float" office:value="25256891863" calcext:value-type="float">
            <text:p>25256891863</text:p>
          </table:table-cell>
          <table:table-cell office:value-type="float" office:value="11.51" calcext:value-type="float">
            <text:p>11,51</text:p>
          </table:table-cell>
        </table:table-row>
        <table:table-row table:style-name="ro1">
          <table:table-cell office:value-type="float" office:value="148639" calcext:value-type="float">
            <text:p>148639</text:p>
          </table:table-cell>
          <table:table-cell office:value-type="string" calcext:value-type="string">
            <text:p>JOSE ANGELO PAVANELLO</text:p>
          </table:table-cell>
          <table:table-cell office:value-type="float" office:value="12369082879" calcext:value-type="float">
            <text:p>12369082879</text:p>
          </table:table-cell>
          <table:table-cell office:value-type="float" office:value="235.62" calcext:value-type="float">
            <text:p>235,62</text:p>
          </table:table-cell>
        </table:table-row>
        <table:table-row table:style-name="ro1">
          <table:table-cell office:value-type="string" calcext:value-type="string">
            <text:p>148639</text:p>
          </table:table-cell>
          <table:table-cell office:value-type="string" calcext:value-type="string">
            <text:p>LETICIA TORREZAN PAVANELLO</text:p>
          </table:table-cell>
          <table:table-cell office:value-type="float" office:value="25055072873" calcext:value-type="float">
            <text:p>25055072873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48663" calcext:value-type="float">
            <text:p>148663</text:p>
          </table:table-cell>
          <table:table-cell office:value-type="string" calcext:value-type="string">
            <text:p>ALINE CRISTINE DO NASCIMENTO SANTIAGO</text:p>
          </table:table-cell>
          <table:table-cell office:value-type="float" office:value="9238572739" calcext:value-type="float">
            <text:p>9238572739</text:p>
          </table:table-cell>
          <table:table-cell office:value-type="float" office:value="186.03" calcext:value-type="float">
            <text:p>186,03</text:p>
          </table:table-cell>
        </table:table-row>
        <table:table-row table:style-name="ro1">
          <table:table-cell office:value-type="string" calcext:value-type="string">
            <text:p>148663</text:p>
          </table:table-cell>
          <table:table-cell office:value-type="string" calcext:value-type="string">
            <text:p>ELOA CRISTINA SANTIAGO BERGAMINI</text:p>
          </table:table-cell>
          <table:table-cell office:value-type="float" office:value="54415405835" calcext:value-type="float">
            <text:p>54415405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015" calcext:value-type="float">
            <text:p>149015</text:p>
          </table:table-cell>
          <table:table-cell office:value-type="string" calcext:value-type="string">
            <text:p>MARIA ANGELICA SCARPELIN</text:p>
          </table:table-cell>
          <table:table-cell office:value-type="float" office:value="17161086833" calcext:value-type="float">
            <text:p>171610868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158" calcext:value-type="float">
            <text:p>149158</text:p>
          </table:table-cell>
          <table:table-cell office:value-type="string" calcext:value-type="string">
            <text:p>VIVIANE SANTOS JANUARIO</text:p>
          </table:table-cell>
          <table:table-cell office:value-type="float" office:value="27130418800" calcext:value-type="float">
            <text:p>27130418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414" calcext:value-type="float">
            <text:p>149414</text:p>
          </table:table-cell>
          <table:table-cell office:value-type="string" calcext:value-type="string">
            <text:p>MICHELE FERNANDA THOMAZ</text:p>
          </table:table-cell>
          <table:table-cell office:value-type="float" office:value="26162066843" calcext:value-type="float">
            <text:p>26162066843</text:p>
          </table:table-cell>
          <table:table-cell office:value-type="float" office:value="205.9" calcext:value-type="float">
            <text:p>205,9</text:p>
          </table:table-cell>
        </table:table-row>
        <table:table-row table:style-name="ro1">
          <table:table-cell office:value-type="float" office:value="149532" calcext:value-type="float">
            <text:p>149532</text:p>
          </table:table-cell>
          <table:table-cell office:value-type="string" calcext:value-type="string">
            <text:p>MARIA DE LOURDES FRAZAO VIEIRA</text:p>
          </table:table-cell>
          <table:table-cell office:value-type="float" office:value="25758878871" calcext:value-type="float">
            <text:p>25758878871</text:p>
          </table:table-cell>
          <table:table-cell office:value-type="float" office:value="281.91" calcext:value-type="float">
            <text:p>281,91</text:p>
          </table:table-cell>
        </table:table-row>
        <table:table-row table:style-name="ro1">
          <table:table-cell office:value-type="float" office:value="149997" calcext:value-type="float">
            <text:p>149997</text:p>
          </table:table-cell>
          <table:table-cell office:value-type="string" calcext:value-type="string">
            <text:p>AMANDA KAREN DOS SANTOS</text:p>
          </table:table-cell>
          <table:table-cell office:value-type="float" office:value="24898555810" calcext:value-type="float">
            <text:p>24898555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107" calcext:value-type="float">
            <text:p>150107</text:p>
          </table:table-cell>
          <table:table-cell office:value-type="string" calcext:value-type="string">
            <text:p>VIVIAN VENANCIO</text:p>
          </table:table-cell>
          <table:table-cell office:value-type="float" office:value="27182265877" calcext:value-type="float">
            <text:p>27182265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172" calcext:value-type="float">
            <text:p>150172</text:p>
          </table:table-cell>
          <table:table-cell office:value-type="string" calcext:value-type="string">
            <text:p>GIOVANNA VOLPATO ALVES</text:p>
          </table:table-cell>
          <table:table-cell office:value-type="float" office:value="51649716826" calcext:value-type="float">
            <text:p>51649716826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50217" calcext:value-type="float">
            <text:p>150217</text:p>
          </table:table-cell>
          <table:table-cell office:value-type="string" calcext:value-type="string">
            <text:p>EDILEINE DE OLIVEIRA CAMPOS</text:p>
          </table:table-cell>
          <table:table-cell office:value-type="float" office:value="25047950840" calcext:value-type="float">
            <text:p>25047950840</text:p>
          </table:table-cell>
          <table:table-cell office:value-type="float" office:value="139.59" calcext:value-type="float">
            <text:p>139,59</text:p>
          </table:table-cell>
        </table:table-row>
        <table:table-row table:style-name="ro1">
          <table:table-cell office:value-type="float" office:value="150384" calcext:value-type="float">
            <text:p>150384</text:p>
          </table:table-cell>
          <table:table-cell office:value-type="string" calcext:value-type="string">
            <text:p>CATARINA ROSSETTO</text:p>
          </table:table-cell>
          <table:table-cell office:value-type="float" office:value="46153846882" calcext:value-type="float">
            <text:p>46153846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429" calcext:value-type="float">
            <text:p>150429</text:p>
          </table:table-cell>
          <table:table-cell office:value-type="string" calcext:value-type="string">
            <text:p>RAQUEL PEIXOTO DE CARVALHO</text:p>
          </table:table-cell>
          <table:table-cell office:value-type="float" office:value="19040517827" calcext:value-type="float">
            <text:p>19040517827</text:p>
          </table:table-cell>
          <table:table-cell office:value-type="float" office:value="86.03" calcext:value-type="float">
            <text:p>86,03</text:p>
          </table:table-cell>
        </table:table-row>
        <table:table-row table:style-name="ro1">
          <table:table-cell office:value-type="float" office:value="150461" calcext:value-type="float">
            <text:p>150461</text:p>
          </table:table-cell>
          <table:table-cell office:value-type="string" calcext:value-type="string">
            <text:p>JULIANA CHIARANDA DE ALMEIDA</text:p>
          </table:table-cell>
          <table:table-cell office:value-type="float" office:value="19207971810" calcext:value-type="float">
            <text:p>19207971810</text:p>
          </table:table-cell>
          <table:table-cell office:value-type="float" office:value="138.03" calcext:value-type="float">
            <text:p>138,03</text:p>
          </table:table-cell>
        </table:table-row>
        <table:table-row table:style-name="ro1">
          <table:table-cell office:value-type="float" office:value="150608" calcext:value-type="float">
            <text:p>150608</text:p>
          </table:table-cell>
          <table:table-cell office:value-type="string" calcext:value-type="string">
            <text:p>CRISTIANE MARTIN CAMPOS DE GODOY</text:p>
          </table:table-cell>
          <table:table-cell office:value-type="float" office:value="27166209895" calcext:value-type="float">
            <text:p>27166209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905" calcext:value-type="float">
            <text:p>150905</text:p>
          </table:table-cell>
          <table:table-cell office:value-type="string" calcext:value-type="string">
            <text:p>SILVANA DE MATOS</text:p>
          </table:table-cell>
          <table:table-cell office:value-type="float" office:value="22127337808" calcext:value-type="float">
            <text:p>22127337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921" calcext:value-type="float">
            <text:p>150921</text:p>
          </table:table-cell>
          <table:table-cell office:value-type="string" calcext:value-type="string">
            <text:p>CLEONICE DE ALMEIDA ZAMBIANCO</text:p>
          </table:table-cell>
          <table:table-cell office:value-type="float" office:value="13398238882" calcext:value-type="float">
            <text:p>13398238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099" calcext:value-type="float">
            <text:p>151099</text:p>
          </table:table-cell>
          <table:table-cell office:value-type="string" calcext:value-type="string">
            <text:p>MARCIA CONCILIA BARROS BERTOLINI</text:p>
          </table:table-cell>
          <table:table-cell office:value-type="float" office:value="15481017881" calcext:value-type="float">
            <text:p>15481017881</text:p>
          </table:table-cell>
          <table:table-cell office:value-type="float" office:value="94.96" calcext:value-type="float">
            <text:p>94,96</text:p>
          </table:table-cell>
        </table:table-row>
        <table:table-row table:style-name="ro1">
          <table:table-cell office:value-type="float" office:value="151795" calcext:value-type="float">
            <text:p>151795</text:p>
          </table:table-cell>
          <table:table-cell office:value-type="string" calcext:value-type="string">
            <text:p>LUCIANA APARECIDA MORATO</text:p>
          </table:table-cell>
          <table:table-cell office:value-type="float" office:value="11549138804" calcext:value-type="float">
            <text:p>11549138804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float" office:value="152004" calcext:value-type="float">
            <text:p>152004</text:p>
          </table:table-cell>
          <table:table-cell office:value-type="string" calcext:value-type="string">
            <text:p>ELIANE PRISCILA BENATTO</text:p>
          </table:table-cell>
          <table:table-cell office:value-type="float" office:value="21677849886" calcext:value-type="float">
            <text:p>21677849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106" calcext:value-type="float">
            <text:p>152106</text:p>
          </table:table-cell>
          <table:table-cell office:value-type="string" calcext:value-type="string">
            <text:p>ROSELI DE FATIMA CORREA</text:p>
          </table:table-cell>
          <table:table-cell office:value-type="float" office:value="19029122846" calcext:value-type="float">
            <text:p>19029122846</text:p>
          </table:table-cell>
          <table:table-cell office:value-type="float" office:value="133.74" calcext:value-type="float">
            <text:p>133,74</text:p>
          </table:table-cell>
        </table:table-row>
        <table:table-row table:style-name="ro1">
          <table:table-cell office:value-type="float" office:value="152485" calcext:value-type="float">
            <text:p>152485</text:p>
          </table:table-cell>
          <table:table-cell office:value-type="string" calcext:value-type="string">
            <text:p>ADRIANA DE ALMEIDA GRUPP</text:p>
          </table:table-cell>
          <table:table-cell office:value-type="float" office:value="21537616897" calcext:value-type="float">
            <text:p>21537616897</text:p>
          </table:table-cell>
          <table:table-cell office:value-type="float" office:value="142.48" calcext:value-type="float">
            <text:p>142,48</text:p>
          </table:table-cell>
        </table:table-row>
        <table:table-row table:style-name="ro1">
          <table:table-cell office:value-type="float" office:value="152876" calcext:value-type="float">
            <text:p>152876</text:p>
          </table:table-cell>
          <table:table-cell office:value-type="string" calcext:value-type="string">
            <text:p>ANA CLAUDIA MATTOS GONCALVES</text:p>
          </table:table-cell>
          <table:table-cell office:value-type="float" office:value="12360038885" calcext:value-type="float">
            <text:p>12360038885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float" office:value="152945" calcext:value-type="float">
            <text:p>152945</text:p>
          </table:table-cell>
          <table:table-cell office:value-type="string" calcext:value-type="string">
            <text:p>ALESSANDRA BARBARROSSA NUNES</text:p>
          </table:table-cell>
          <table:table-cell office:value-type="float" office:value="17401969882" calcext:value-type="float">
            <text:p>17401969882</text:p>
          </table:table-cell>
          <table:table-cell office:value-type="float" office:value="36.51" calcext:value-type="float">
            <text:p>36,51</text:p>
          </table:table-cell>
        </table:table-row>
        <table:table-row table:style-name="ro1">
          <table:table-cell office:value-type="float" office:value="153073" calcext:value-type="float">
            <text:p>153073</text:p>
          </table:table-cell>
          <table:table-cell office:value-type="string" calcext:value-type="string">
            <text:p>DANIELA APARECIDA LOPES MAISTRO</text:p>
          </table:table-cell>
          <table:table-cell office:value-type="float" office:value="25601351830" calcext:value-type="float">
            <text:p>25601351830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153073</text:p>
          </table:table-cell>
          <table:table-cell office:value-type="string" calcext:value-type="string">
            <text:p>JULIO CESAR MAISTRO</text:p>
          </table:table-cell>
          <table:table-cell office:value-type="float" office:value="19035481879" calcext:value-type="float">
            <text:p>19035481879</text:p>
          </table:table-cell>
          <table:table-cell office:value-type="float" office:value="363.5" calcext:value-type="float">
            <text:p>363,5</text:p>
          </table:table-cell>
        </table:table-row>
        <table:table-row table:style-name="ro1">
          <table:table-cell office:value-type="string" calcext:value-type="string">
            <text:p>153073</text:p>
          </table:table-cell>
          <table:table-cell office:value-type="string" calcext:value-type="string">
            <text:p>MATHEUS LOPES MAISTRO</text:p>
          </table:table-cell>
          <table:table-cell office:value-type="float" office:value="43682665870" calcext:value-type="float">
            <text:p>436826658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101" calcext:value-type="float">
            <text:p>153101</text:p>
          </table:table-cell>
          <table:table-cell office:value-type="string" calcext:value-type="string">
            <text:p>AGNALDO JOSE PILON</text:p>
          </table:table-cell>
          <table:table-cell office:value-type="float" office:value="13247497846" calcext:value-type="float">
            <text:p>13247497846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153101</text:p>
          </table:table-cell>
          <table:table-cell office:value-type="string" calcext:value-type="string">
            <text:p>SANDRA REGINA DA COSTA PILON</text:p>
          </table:table-cell>
          <table:table-cell office:value-type="float" office:value="18349648813" calcext:value-type="float">
            <text:p>18349648813</text:p>
          </table:table-cell>
          <table:table-cell office:value-type="float" office:value="89.65" calcext:value-type="float">
            <text:p>89,65</text:p>
          </table:table-cell>
        </table:table-row>
        <table:table-row table:style-name="ro1">
          <table:table-cell office:value-type="float" office:value="153285" calcext:value-type="float">
            <text:p>153285</text:p>
          </table:table-cell>
          <table:table-cell office:value-type="string" calcext:value-type="string">
            <text:p>ANDERSON ZEM</text:p>
          </table:table-cell>
          <table:table-cell office:value-type="float" office:value="25539085809" calcext:value-type="float">
            <text:p>255390858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489" calcext:value-type="float">
            <text:p>153489</text:p>
          </table:table-cell>
          <table:table-cell office:value-type="string" calcext:value-type="string">
            <text:p>AUREO DUARTE YAMANAKA</text:p>
          </table:table-cell>
          <table:table-cell office:value-type="float" office:value="2778420851" calcext:value-type="float">
            <text:p>2778420851</text:p>
          </table:table-cell>
          <table:table-cell office:value-type="float" office:value="112.86" calcext:value-type="float">
            <text:p>112,86</text:p>
          </table:table-cell>
        </table:table-row>
        <table:table-row table:style-name="ro1">
          <table:table-cell office:value-type="float" office:value="153602" calcext:value-type="float">
            <text:p>153602</text:p>
          </table:table-cell>
          <table:table-cell office:value-type="string" calcext:value-type="string">
            <text:p>KARINA AVANCI</text:p>
          </table:table-cell>
          <table:table-cell office:value-type="float" office:value="26241482807" calcext:value-type="float">
            <text:p>262414828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786" calcext:value-type="float">
            <text:p>153786</text:p>
          </table:table-cell>
          <table:table-cell office:value-type="string" calcext:value-type="string">
            <text:p>FLAVIA HELENA VOLPATO</text:p>
          </table:table-cell>
          <table:table-cell office:value-type="float" office:value="28092164878" calcext:value-type="float">
            <text:p>280921648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839" calcext:value-type="float">
            <text:p>153839</text:p>
          </table:table-cell>
          <table:table-cell office:value-type="string" calcext:value-type="string">
            <text:p>ROSEMEIRE SILVESTRE GONCALVES</text:p>
          </table:table-cell>
          <table:table-cell office:value-type="float" office:value="12369960892" calcext:value-type="float">
            <text:p>12369960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121" calcext:value-type="float">
            <text:p>154121</text:p>
          </table:table-cell>
          <table:table-cell office:value-type="string" calcext:value-type="string">
            <text:p>JORGE LEANDRO DE GOES</text:p>
          </table:table-cell>
          <table:table-cell office:value-type="float" office:value="27189089802" calcext:value-type="float">
            <text:p>27189089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272" calcext:value-type="float">
            <text:p>154272</text:p>
          </table:table-cell>
          <table:table-cell office:value-type="string" calcext:value-type="string">
            <text:p>ELIANA APARECIDA FERREIRA LAMATRIZ</text:p>
          </table:table-cell>
          <table:table-cell office:value-type="float" office:value="24989641850" calcext:value-type="float">
            <text:p>24989641850</text:p>
          </table:table-cell>
          <table:table-cell office:value-type="float" office:value="48.15" calcext:value-type="float">
            <text:p>48,15</text:p>
          </table:table-cell>
        </table:table-row>
        <table:table-row table:style-name="ro1">
          <table:table-cell office:value-type="float" office:value="154443" calcext:value-type="float">
            <text:p>154443</text:p>
          </table:table-cell>
          <table:table-cell office:value-type="string" calcext:value-type="string">
            <text:p>GISELE RODRIGUES LIMA CASARINI</text:p>
          </table:table-cell>
          <table:table-cell office:value-type="float" office:value="21947620860" calcext:value-type="float">
            <text:p>219476208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476" calcext:value-type="float">
            <text:p>154476</text:p>
          </table:table-cell>
          <table:table-cell office:value-type="string" calcext:value-type="string">
            <text:p>NELI GONCALVES DOS SANTOS</text:p>
          </table:table-cell>
          <table:table-cell office:value-type="float" office:value="11549240846" calcext:value-type="float">
            <text:p>11549240846</text:p>
          </table:table-cell>
          <table:table-cell office:value-type="float" office:value="209.34" calcext:value-type="float">
            <text:p>209,34</text:p>
          </table:table-cell>
        </table:table-row>
        <table:table-row table:style-name="ro1">
          <table:table-cell office:value-type="float" office:value="154622" calcext:value-type="float">
            <text:p>154622</text:p>
          </table:table-cell>
          <table:table-cell office:value-type="string" calcext:value-type="string">
            <text:p>CARLA CRISTINA SILVA CASTORINO</text:p>
          </table:table-cell>
          <table:table-cell office:value-type="float" office:value="16152663806" calcext:value-type="float">
            <text:p>16152663806</text:p>
          </table:table-cell>
          <table:table-cell office:value-type="float" office:value="341.05" calcext:value-type="float">
            <text:p>341,05</text:p>
          </table:table-cell>
        </table:table-row>
        <table:table-row table:style-name="ro1">
          <table:table-cell office:value-type="float" office:value="154834" calcext:value-type="float">
            <text:p>154834</text:p>
          </table:table-cell>
          <table:table-cell office:value-type="string" calcext:value-type="string">
            <text:p>LUCIA CRISTINA DEGASPARI LACORTE</text:p>
          </table:table-cell>
          <table:table-cell office:value-type="float" office:value="9584485822" calcext:value-type="float">
            <text:p>958448582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154834</text:p>
          </table:table-cell>
          <table:table-cell office:value-type="string" calcext:value-type="string">
            <text:p>PAULO EDUARDO FERNANDES LACORTE</text:p>
          </table:table-cell>
          <table:table-cell office:value-type="float" office:value="9597754800" calcext:value-type="float">
            <text:p>95977548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4875" calcext:value-type="float">
            <text:p>154875</text:p>
          </table:table-cell>
          <table:table-cell office:value-type="string" calcext:value-type="string">
            <text:p>SIMONE CRISTINA BERALDO SALDIBAS ALONSO</text:p>
          </table:table-cell>
          <table:table-cell office:value-type="float" office:value="19160193824" calcext:value-type="float">
            <text:p>19160193824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float" office:value="154936" calcext:value-type="float">
            <text:p>154936</text:p>
          </table:table-cell>
          <table:table-cell office:value-type="string" calcext:value-type="string">
            <text:p>JOAO JACINTO DE SOUZA</text:p>
          </table:table-cell>
          <table:table-cell office:value-type="float" office:value="6731014877" calcext:value-type="float">
            <text:p>6731014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133" calcext:value-type="float">
            <text:p>155133</text:p>
          </table:table-cell>
          <table:table-cell office:value-type="string" calcext:value-type="string">
            <text:p>LUCIANA CERVELLINI THOMAZIELLO MARIN</text:p>
          </table:table-cell>
          <table:table-cell office:value-type="float" office:value="25764627826" calcext:value-type="float">
            <text:p>25764627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227" calcext:value-type="float">
            <text:p>155227</text:p>
          </table:table-cell>
          <table:table-cell office:value-type="string" calcext:value-type="string">
            <text:p>CARLOS ROBERTO BIANCHI</text:p>
          </table:table-cell>
          <table:table-cell office:value-type="float" office:value="28375210862" calcext:value-type="float">
            <text:p>283752108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5329" calcext:value-type="float">
            <text:p>155329</text:p>
          </table:table-cell>
          <table:table-cell office:value-type="string" calcext:value-type="string">
            <text:p>SARAH SOLER MONTEBELO DE LIMA</text:p>
          </table:table-cell>
          <table:table-cell office:value-type="float" office:value="21320100805" calcext:value-type="float">
            <text:p>21320100805</text:p>
          </table:table-cell>
          <table:table-cell office:value-type="float" office:value="58.29" calcext:value-type="float">
            <text:p>58,29</text:p>
          </table:table-cell>
        </table:table-row>
        <table:table-row table:style-name="ro1">
          <table:table-cell office:value-type="float" office:value="155439" calcext:value-type="float">
            <text:p>155439</text:p>
          </table:table-cell>
          <table:table-cell office:value-type="string" calcext:value-type="string">
            <text:p>PRISCILA REGINA FRANCO</text:p>
          </table:table-cell>
          <table:table-cell office:value-type="float" office:value="33371944867" calcext:value-type="float">
            <text:p>33371944867</text:p>
          </table:table-cell>
          <table:table-cell office:value-type="float" office:value="107.75" calcext:value-type="float">
            <text:p>107,75</text:p>
          </table:table-cell>
        </table:table-row>
        <table:table-row table:style-name="ro1">
          <table:table-cell office:value-type="float" office:value="155549" calcext:value-type="float">
            <text:p>155549</text:p>
          </table:table-cell>
          <table:table-cell office:value-type="string" calcext:value-type="string">
            <text:p>SALVANDIR ALEX DA SILVA HERMENEGILDO</text:p>
          </table:table-cell>
          <table:table-cell office:value-type="float" office:value="27796576854" calcext:value-type="float">
            <text:p>27796576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895" calcext:value-type="float">
            <text:p>155895</text:p>
          </table:table-cell>
          <table:table-cell office:value-type="string" calcext:value-type="string">
            <text:p>ANGELA MARIA GOMES</text:p>
          </table:table-cell>
          <table:table-cell office:value-type="float" office:value="11005374813" calcext:value-type="float">
            <text:p>11005374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288" calcext:value-type="float">
            <text:p>156288</text:p>
          </table:table-cell>
          <table:table-cell office:value-type="string" calcext:value-type="string">
            <text:p>GLAUCO AGEU DA SILVA</text:p>
          </table:table-cell>
          <table:table-cell office:value-type="float" office:value="21683322827" calcext:value-type="float">
            <text:p>21683322827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56288</text:p>
          </table:table-cell>
          <table:table-cell office:value-type="string" calcext:value-type="string">
            <text:p>MARCIA DA SILVA LEITE</text:p>
          </table:table-cell>
          <table:table-cell office:value-type="float" office:value="25361887870" calcext:value-type="float">
            <text:p>25361887870</text:p>
          </table:table-cell>
          <table:table-cell office:value-type="float" office:value="167.46" calcext:value-type="float">
            <text:p>167,46</text:p>
          </table:table-cell>
        </table:table-row>
        <table:table-row table:style-name="ro1">
          <table:table-cell office:value-type="float" office:value="156296" calcext:value-type="float">
            <text:p>156296</text:p>
          </table:table-cell>
          <table:table-cell office:value-type="string" calcext:value-type="string">
            <text:p>ANA TEREZINHA DE ALMEIDA PEDROSO</text:p>
          </table:table-cell>
          <table:table-cell office:value-type="float" office:value="27315678808" calcext:value-type="float">
            <text:p>273156788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56296</text:p>
          </table:table-cell>
          <table:table-cell office:value-type="string" calcext:value-type="string">
            <text:p>ANTONIO LEITE PEDROSO SOBRINHO</text:p>
          </table:table-cell>
          <table:table-cell office:value-type="float" office:value="294196897" calcext:value-type="float">
            <text:p>294196897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156569" calcext:value-type="float">
            <text:p>156569</text:p>
          </table:table-cell>
          <table:table-cell office:value-type="string" calcext:value-type="string">
            <text:p>KARINA CORREA CONTIERO</text:p>
          </table:table-cell>
          <table:table-cell office:value-type="float" office:value="22786947820" calcext:value-type="float">
            <text:p>22786947820</text:p>
          </table:table-cell>
          <table:table-cell office:value-type="float" office:value="177.27" calcext:value-type="float">
            <text:p>177,27</text:p>
          </table:table-cell>
        </table:table-row>
        <table:table-row table:style-name="ro1">
          <table:table-cell office:value-type="float" office:value="156605" calcext:value-type="float">
            <text:p>156605</text:p>
          </table:table-cell>
          <table:table-cell office:value-type="string" calcext:value-type="string">
            <text:p>AILINE DOS SANTOS BASTOS</text:p>
          </table:table-cell>
          <table:table-cell office:value-type="float" office:value="31796483842" calcext:value-type="float">
            <text:p>31796483842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56723" calcext:value-type="float">
            <text:p>156723</text:p>
          </table:table-cell>
          <table:table-cell office:value-type="string" calcext:value-type="string">
            <text:p>SOLIDEIA MAGRI DA CRUZ</text:p>
          </table:table-cell>
          <table:table-cell office:value-type="float" office:value="6730032804" calcext:value-type="float">
            <text:p>6730032804</text:p>
          </table:table-cell>
          <table:table-cell office:value-type="float" office:value="117.94" calcext:value-type="float">
            <text:p>117,94</text:p>
          </table:table-cell>
        </table:table-row>
        <table:table-row table:style-name="ro1">
          <table:table-cell office:value-type="float" office:value="157039" calcext:value-type="float">
            <text:p>157039</text:p>
          </table:table-cell>
          <table:table-cell office:value-type="string" calcext:value-type="string">
            <text:p>CELINA MARIA MELO LOPES</text:p>
          </table:table-cell>
          <table:table-cell office:value-type="float" office:value="56806667821" calcext:value-type="float">
            <text:p>56806667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7039</text:p>
          </table:table-cell>
          <table:table-cell office:value-type="string" calcext:value-type="string">
            <text:p>DEOSDETE LOPES DA SILVA</text:p>
          </table:table-cell>
          <table:table-cell office:value-type="float" office:value="2985661684" calcext:value-type="float">
            <text:p>2985661684</text:p>
          </table:table-cell>
          <table:table-cell office:value-type="float" office:value="125.03" calcext:value-type="float">
            <text:p>125,03</text:p>
          </table:table-cell>
        </table:table-row>
        <table:table-row table:style-name="ro1">
          <table:table-cell office:value-type="string" calcext:value-type="string">
            <text:p>157039</text:p>
          </table:table-cell>
          <table:table-cell office:value-type="string" calcext:value-type="string">
            <text:p>ELIANA MONTEIRO DE MELO SILVA</text:p>
          </table:table-cell>
          <table:table-cell office:value-type="float" office:value="5014680488" calcext:value-type="float">
            <text:p>5014680488</text:p>
          </table:table-cell>
          <table:table-cell office:value-type="float" office:value="109.71" calcext:value-type="float">
            <text:p>109,71</text:p>
          </table:table-cell>
        </table:table-row>
        <table:table-row table:style-name="ro1">
          <table:table-cell office:value-type="string" calcext:value-type="string">
            <text:p>157039</text:p>
          </table:table-cell>
          <table:table-cell office:value-type="string" calcext:value-type="string">
            <text:p>LUIZ HENRIQUE MELO LOPES</text:p>
          </table:table-cell>
          <table:table-cell office:value-type="float" office:value="45667521865" calcext:value-type="float">
            <text:p>45667521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096" calcext:value-type="float">
            <text:p>157096</text:p>
          </table:table-cell>
          <table:table-cell office:value-type="string" calcext:value-type="string">
            <text:p>ANDREA CRISTINA PELEGRINI</text:p>
          </table:table-cell>
          <table:table-cell office:value-type="float" office:value="17161054800" calcext:value-type="float">
            <text:p>17161054800</text:p>
          </table:table-cell>
          <table:table-cell office:value-type="float" office:value="88.37" calcext:value-type="float">
            <text:p>88,37</text:p>
          </table:table-cell>
        </table:table-row>
        <table:table-row table:style-name="ro1">
          <table:table-cell office:value-type="float" office:value="157157" calcext:value-type="float">
            <text:p>157157</text:p>
          </table:table-cell>
          <table:table-cell office:value-type="string" calcext:value-type="string">
            <text:p>EDIVALDO ANTONIO TOLEDO</text:p>
          </table:table-cell>
          <table:table-cell office:value-type="float" office:value="17166680857" calcext:value-type="float">
            <text:p>17166680857</text:p>
          </table:table-cell>
          <table:table-cell office:value-type="float" office:value="49.78" calcext:value-type="float">
            <text:p>49,78</text:p>
          </table:table-cell>
        </table:table-row>
        <table:table-row table:style-name="ro1">
          <table:table-cell office:value-type="float" office:value="157812" calcext:value-type="float">
            <text:p>157812</text:p>
          </table:table-cell>
          <table:table-cell office:value-type="string" calcext:value-type="string">
            <text:p>GRACA MARGARETE RIBEIRO</text:p>
          </table:table-cell>
          <table:table-cell office:value-type="float" office:value="17776642843" calcext:value-type="float">
            <text:p>17776642843</text:p>
          </table:table-cell>
          <table:table-cell office:value-type="float" office:value="112.68" calcext:value-type="float">
            <text:p>112,68</text:p>
          </table:table-cell>
        </table:table-row>
        <table:table-row table:style-name="ro1">
          <table:table-cell office:value-type="float" office:value="157837" calcext:value-type="float">
            <text:p>157837</text:p>
          </table:table-cell>
          <table:table-cell office:value-type="string" calcext:value-type="string">
            <text:p>GIZELI CRISTINA DA SILVA GREGORIO</text:p>
          </table:table-cell>
          <table:table-cell office:value-type="float" office:value="25037686873" calcext:value-type="float">
            <text:p>2503768687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57861" calcext:value-type="float">
            <text:p>157861</text:p>
          </table:table-cell>
          <table:table-cell office:value-type="string" calcext:value-type="string">
            <text:p>FERNANDA POMPEU LEITE</text:p>
          </table:table-cell>
          <table:table-cell office:value-type="float" office:value="27634406813" calcext:value-type="float">
            <text:p>27634406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612" calcext:value-type="float">
            <text:p>158612</text:p>
          </table:table-cell>
          <table:table-cell office:value-type="string" calcext:value-type="string">
            <text:p>CRISTIANE REGIS ROCHA</text:p>
          </table:table-cell>
          <table:table-cell office:value-type="float" office:value="8190683730" calcext:value-type="float">
            <text:p>8190683730</text:p>
          </table:table-cell>
          <table:table-cell office:value-type="float" office:value="157.75" calcext:value-type="float">
            <text:p>157,75</text:p>
          </table:table-cell>
        </table:table-row>
        <table:table-row table:style-name="ro1">
          <table:table-cell office:value-type="string" calcext:value-type="string">
            <text:p>158612</text:p>
          </table:table-cell>
          <table:table-cell office:value-type="string" calcext:value-type="string">
            <text:p>DEBORA REGIS ROCHA OLIVEIRA</text:p>
          </table:table-cell>
          <table:table-cell office:value-type="float" office:value="51604372826" calcext:value-type="float">
            <text:p>51604372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046" calcext:value-type="float">
            <text:p>159046</text:p>
          </table:table-cell>
          <table:table-cell office:value-type="string" calcext:value-type="string">
            <text:p>WILSON ROBERTO RODRIGUES</text:p>
          </table:table-cell>
          <table:table-cell office:value-type="float" office:value="4891214899" calcext:value-type="float">
            <text:p>4891214899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float" office:value="159319" calcext:value-type="float">
            <text:p>159319</text:p>
          </table:table-cell>
          <table:table-cell office:value-type="string" calcext:value-type="string">
            <text:p>JACQUELINE BOVE GALLINA</text:p>
          </table:table-cell>
          <table:table-cell office:value-type="float" office:value="29518277842" calcext:value-type="float">
            <text:p>29518277842</text:p>
          </table:table-cell>
          <table:table-cell office:value-type="float" office:value="91.92" calcext:value-type="float">
            <text:p>91,92</text:p>
          </table:table-cell>
        </table:table-row>
        <table:table-row table:style-name="ro1">
          <table:table-cell office:value-type="float" office:value="159392" calcext:value-type="float">
            <text:p>159392</text:p>
          </table:table-cell>
          <table:table-cell office:value-type="string" calcext:value-type="string">
            <text:p>MARIA DAS GRACAS NASCIMENTO SOUZA DA SILVA</text:p>
          </table:table-cell>
          <table:table-cell office:value-type="float" office:value="25184403809" calcext:value-type="float">
            <text:p>25184403809</text:p>
          </table:table-cell>
          <table:table-cell office:value-type="float" office:value="114.59" calcext:value-type="float">
            <text:p>114,59</text:p>
          </table:table-cell>
        </table:table-row>
        <table:table-row table:style-name="ro1">
          <table:table-cell office:value-type="string" calcext:value-type="string">
            <text:p>159392</text:p>
          </table:table-cell>
          <table:table-cell office:value-type="string" calcext:value-type="string">
            <text:p>ORMAN FORTUNA DA SILVA</text:p>
          </table:table-cell>
          <table:table-cell office:value-type="float" office:value="61978329504" calcext:value-type="float">
            <text:p>61978329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539" calcext:value-type="float">
            <text:p>159539</text:p>
          </table:table-cell>
          <table:table-cell office:value-type="string" calcext:value-type="string">
            <text:p>FERNANDA POMPOLINI</text:p>
          </table:table-cell>
          <table:table-cell office:value-type="float" office:value="22261325894" calcext:value-type="float">
            <text:p>22261325894</text:p>
          </table:table-cell>
          <table:table-cell office:value-type="float" office:value="106.48" calcext:value-type="float">
            <text:p>106,48</text:p>
          </table:table-cell>
        </table:table-row>
        <table:table-row table:style-name="ro1">
          <table:table-cell office:value-type="float" office:value="160052" calcext:value-type="float">
            <text:p>160052</text:p>
          </table:table-cell>
          <table:table-cell office:value-type="string" calcext:value-type="string">
            <text:p>JOSEFA NATIVIDADE COSTA FRANCISCO</text:p>
          </table:table-cell>
          <table:table-cell office:value-type="float" office:value="9371740841" calcext:value-type="float">
            <text:p>9371740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52</text:p>
          </table:table-cell>
          <table:table-cell office:value-type="string" calcext:value-type="string">
            <text:p>SOPHIA COSTA FRANCISCO</text:p>
          </table:table-cell>
          <table:table-cell office:value-type="float" office:value="53195085810" calcext:value-type="float">
            <text:p>53195085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52</text:p>
          </table:table-cell>
          <table:table-cell office:value-type="string" calcext:value-type="string">
            <text:p>WILSON FRANCISCO</text:p>
          </table:table-cell>
          <table:table-cell office:value-type="float" office:value="4164166835" calcext:value-type="float">
            <text:p>4164166835</text:p>
          </table:table-cell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string" calcext:value-type="string">
            <text:p>CLEBER ALEXANDRE MARIANO</text:p>
          </table:table-cell>
          <table:table-cell office:value-type="float" office:value="15490660805" calcext:value-type="float">
            <text:p>15490660805</text:p>
          </table:table-cell>
          <table:table-cell office:value-type="float" office:value="144.15" calcext:value-type="float">
            <text:p>144,15</text:p>
          </table:table-cell>
        </table:table-row>
        <table:table-row table:style-name="ro1">
          <table:table-cell office:value-type="float" office:value="160138" calcext:value-type="float">
            <text:p>160138</text:p>
          </table:table-cell>
          <table:table-cell office:value-type="string" calcext:value-type="string">
            <text:p>CLAUDIA ROSSITTI DA SILVA</text:p>
          </table:table-cell>
          <table:table-cell office:value-type="float" office:value="28179488829" calcext:value-type="float">
            <text:p>28179488829</text:p>
          </table:table-cell>
          <table:table-cell office:value-type="float" office:value="95.65" calcext:value-type="float">
            <text:p>95,65</text:p>
          </table:table-cell>
        </table:table-row>
        <table:table-row table:style-name="ro1">
          <table:table-cell office:value-type="float" office:value="160309" calcext:value-type="float">
            <text:p>160309</text:p>
          </table:table-cell>
          <table:table-cell office:value-type="string" calcext:value-type="string">
            <text:p>ALEXANDRE RAFAEL NERY</text:p>
          </table:table-cell>
          <table:table-cell office:value-type="float" office:value="16803429830" calcext:value-type="float">
            <text:p>16803429830</text:p>
          </table:table-cell>
          <table:table-cell office:value-type="float" office:value="159.22" calcext:value-type="float">
            <text:p>159,22</text:p>
          </table:table-cell>
        </table:table-row>
        <table:table-row table:style-name="ro1">
          <table:table-cell office:value-type="float" office:value="160537" calcext:value-type="float">
            <text:p>160537</text:p>
          </table:table-cell>
          <table:table-cell office:value-type="string" calcext:value-type="string">
            <text:p>JULIANO BALIONI NUNES</text:p>
          </table:table-cell>
          <table:table-cell office:value-type="float" office:value="27081446850" calcext:value-type="float">
            <text:p>27081446850</text:p>
          </table:table-cell>
          <table:table-cell office:value-type="float" office:value="41.61" calcext:value-type="float">
            <text:p>41,61</text:p>
          </table:table-cell>
        </table:table-row>
        <table:table-row table:style-name="ro1">
          <table:table-cell office:value-type="float" office:value="160663" calcext:value-type="float">
            <text:p>160663</text:p>
          </table:table-cell>
          <table:table-cell office:value-type="string" calcext:value-type="string">
            <text:p>PAULO FRANCO JUNIOR</text:p>
          </table:table-cell>
          <table:table-cell office:value-type="float" office:value="25515939808" calcext:value-type="float">
            <text:p>2551593980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0671" calcext:value-type="float">
            <text:p>160671</text:p>
          </table:table-cell>
          <table:table-cell office:value-type="string" calcext:value-type="string">
            <text:p>SEBASTIAO ROBERTO APARECIDO MEYER</text:p>
          </table:table-cell>
          <table:table-cell office:value-type="float" office:value="9599745809" calcext:value-type="float">
            <text:p>9599745809</text:p>
          </table:table-cell>
          <table:table-cell office:value-type="float" office:value="132.95" calcext:value-type="float">
            <text:p>132,95</text:p>
          </table:table-cell>
        </table:table-row>
        <table:table-row table:style-name="ro1">
          <table:table-cell office:value-type="float" office:value="160688" calcext:value-type="float">
            <text:p>160688</text:p>
          </table:table-cell>
          <table:table-cell office:value-type="string" calcext:value-type="string">
            <text:p>SARA ROBERTA MORAES CORDEIRO</text:p>
          </table:table-cell>
          <table:table-cell office:value-type="float" office:value="28406857870" calcext:value-type="float">
            <text:p>28406857870</text:p>
          </table:table-cell>
          <table:table-cell office:value-type="float" office:value="268.03" calcext:value-type="float">
            <text:p>268,03</text:p>
          </table:table-cell>
        </table:table-row>
        <table:table-row table:style-name="ro1">
          <table:table-cell office:value-type="float" office:value="160716" calcext:value-type="float">
            <text:p>160716</text:p>
          </table:table-cell>
          <table:table-cell office:value-type="string" calcext:value-type="string">
            <text:p>TATIANE SOUZA QUERUBINO DE OLIVEIRA</text:p>
          </table:table-cell>
          <table:table-cell office:value-type="float" office:value="32781028860" calcext:value-type="float">
            <text:p>327810288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749" calcext:value-type="float">
            <text:p>160749</text:p>
          </table:table-cell>
          <table:table-cell office:value-type="string" calcext:value-type="string">
            <text:p>MICHELLE CRISTIANE ORTIZ</text:p>
          </table:table-cell>
          <table:table-cell office:value-type="float" office:value="27177030808" calcext:value-type="float">
            <text:p>27177030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1141" calcext:value-type="float">
            <text:p>161141</text:p>
          </table:table-cell>
          <table:table-cell office:value-type="string" calcext:value-type="string">
            <text:p>ISABELA ROCHA</text:p>
          </table:table-cell>
          <table:table-cell office:value-type="float" office:value="25959369800" calcext:value-type="float">
            <text:p>25959369800</text:p>
          </table:table-cell>
          <table:table-cell office:value-type="float" office:value="163.63" calcext:value-type="float">
            <text:p>163,63</text:p>
          </table:table-cell>
        </table:table-row>
        <table:table-row table:style-name="ro1">
          <table:table-cell office:value-type="float" office:value="161166" calcext:value-type="float">
            <text:p>161166</text:p>
          </table:table-cell>
          <table:table-cell office:value-type="string" calcext:value-type="string">
            <text:p>TAMNY MAYRA DA SILVA</text:p>
          </table:table-cell>
          <table:table-cell office:value-type="float" office:value="22682940803" calcext:value-type="float">
            <text:p>22682940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1406" calcext:value-type="float">
            <text:p>161406</text:p>
          </table:table-cell>
          <table:table-cell office:value-type="string" calcext:value-type="string">
            <text:p>ALCILENE ISABEL OCON VARGAS OLIVEIRA</text:p>
          </table:table-cell>
          <table:table-cell office:value-type="float" office:value="26824047821" calcext:value-type="float">
            <text:p>26824047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1813" calcext:value-type="float">
            <text:p>161813</text:p>
          </table:table-cell>
          <table:table-cell office:value-type="string" calcext:value-type="string">
            <text:p>CELESTE CRISTINA GIUSTI SIQUEIRA</text:p>
          </table:table-cell>
          <table:table-cell office:value-type="float" office:value="12331278881" calcext:value-type="float">
            <text:p>12331278881</text:p>
          </table:table-cell>
          <table:table-cell office:value-type="float" office:value="106.34" calcext:value-type="float">
            <text:p>106,34</text:p>
          </table:table-cell>
        </table:table-row>
        <table:table-row table:style-name="ro1">
          <table:table-cell office:value-type="float" office:value="161907" calcext:value-type="float">
            <text:p>161907</text:p>
          </table:table-cell>
          <table:table-cell office:value-type="string" calcext:value-type="string">
            <text:p>LOROANA DOS SANTOS FERREIRA</text:p>
          </table:table-cell>
          <table:table-cell office:value-type="float" office:value="22545456802" calcext:value-type="float">
            <text:p>22545456802</text:p>
          </table:table-cell>
          <table:table-cell office:value-type="float" office:value="42.48" calcext:value-type="float">
            <text:p>42,48</text:p>
          </table:table-cell>
        </table:table-row>
        <table:table-row table:style-name="ro1">
          <table:table-cell office:value-type="float" office:value="162178" calcext:value-type="float">
            <text:p>162178</text:p>
          </table:table-cell>
          <table:table-cell office:value-type="string" calcext:value-type="string">
            <text:p>FERNANDA RIBEIRO FERNANDES</text:p>
          </table:table-cell>
          <table:table-cell office:value-type="float" office:value="19692041840" calcext:value-type="float">
            <text:p>19692041840</text:p>
          </table:table-cell>
          <table:table-cell office:value-type="float" office:value="99.34" calcext:value-type="float">
            <text:p>99,34</text:p>
          </table:table-cell>
        </table:table-row>
        <table:table-row table:style-name="ro1">
          <table:table-cell office:value-type="float" office:value="162467" calcext:value-type="float">
            <text:p>162467</text:p>
          </table:table-cell>
          <table:table-cell office:value-type="string" calcext:value-type="string">
            <text:p>VIVIANE BALBINO DA SILVA</text:p>
          </table:table-cell>
          <table:table-cell office:value-type="float" office:value="32016222816" calcext:value-type="float">
            <text:p>32016222816</text:p>
          </table:table-cell>
          <table:table-cell office:value-type="float" office:value="121.21" calcext:value-type="float">
            <text:p>121,21</text:p>
          </table:table-cell>
        </table:table-row>
        <table:table-row table:style-name="ro1">
          <table:table-cell office:value-type="float" office:value="162536" calcext:value-type="float">
            <text:p>162536</text:p>
          </table:table-cell>
          <table:table-cell office:value-type="string" calcext:value-type="string">
            <text:p>JOSE CARLOS PEDROZA ARTHUR</text:p>
          </table:table-cell>
          <table:table-cell office:value-type="float" office:value="96425652853" calcext:value-type="float">
            <text:p>96425652853</text:p>
          </table:table-cell>
          <table:table-cell office:value-type="float" office:value="85.62" calcext:value-type="float">
            <text:p>85,62</text:p>
          </table:table-cell>
        </table:table-row>
        <table:table-row table:style-name="ro1">
          <table:table-cell office:value-type="string" calcext:value-type="string">
            <text:p>162536</text:p>
          </table:table-cell>
          <table:table-cell office:value-type="string" calcext:value-type="string">
            <text:p>KATIA CILENE PEDROZA ARTHUR</text:p>
          </table:table-cell>
          <table:table-cell office:value-type="float" office:value="14374992871" calcext:value-type="float">
            <text:p>14374992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593" calcext:value-type="float">
            <text:p>162593</text:p>
          </table:table-cell>
          <table:table-cell office:value-type="string" calcext:value-type="string">
            <text:p>LILIAN FRANCISCO DE ALMEIDA</text:p>
          </table:table-cell>
          <table:table-cell office:value-type="float" office:value="26363547865" calcext:value-type="float">
            <text:p>26363547865</text:p>
          </table:table-cell>
          <table:table-cell office:value-type="float" office:value="536.79" calcext:value-type="float">
            <text:p>536,79</text:p>
          </table:table-cell>
        </table:table-row>
        <table:table-row table:style-name="ro1">
          <table:table-cell office:value-type="float" office:value="162687" calcext:value-type="float">
            <text:p>162687</text:p>
          </table:table-cell>
          <table:table-cell office:value-type="string" calcext:value-type="string">
            <text:p>ELIANA APARECIDA BERRETTA ANTONIO</text:p>
          </table:table-cell>
          <table:table-cell office:value-type="float" office:value="11013814851" calcext:value-type="float">
            <text:p>11013814851</text:p>
          </table:table-cell>
          <table:table-cell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162809" calcext:value-type="float">
            <text:p>162809</text:p>
          </table:table-cell>
          <table:table-cell office:value-type="string" calcext:value-type="string">
            <text:p>CAROLINA MOSCHINI</text:p>
          </table:table-cell>
          <table:table-cell office:value-type="float" office:value="31373210850" calcext:value-type="float">
            <text:p>31373210850</text:p>
          </table:table-cell>
          <table:table-cell office:value-type="float" office:value="119.01" calcext:value-type="float">
            <text:p>119,01</text:p>
          </table:table-cell>
        </table:table-row>
        <table:table-row table:style-name="ro1">
          <table:table-cell office:value-type="float" office:value="163955" calcext:value-type="float">
            <text:p>163955</text:p>
          </table:table-cell>
          <table:table-cell office:value-type="string" calcext:value-type="string">
            <text:p>DENISE RAMOS DE SOUZA</text:p>
          </table:table-cell>
          <table:table-cell office:value-type="float" office:value="29903749813" calcext:value-type="float">
            <text:p>29903749813</text:p>
          </table:table-cell>
          <table:table-cell office:value-type="float" office:value="165.62" calcext:value-type="float">
            <text:p>165,62</text:p>
          </table:table-cell>
        </table:table-row>
        <table:table-row table:style-name="ro1">
          <table:table-cell office:value-type="float" office:value="164042" calcext:value-type="float">
            <text:p>164042</text:p>
          </table:table-cell>
          <table:table-cell office:value-type="string" calcext:value-type="string">
            <text:p>MARISA GIUSTI</text:p>
          </table:table-cell>
          <table:table-cell office:value-type="float" office:value="12345396830" calcext:value-type="float">
            <text:p>12345396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136" calcext:value-type="float">
            <text:p>164136</text:p>
          </table:table-cell>
          <table:table-cell office:value-type="string" calcext:value-type="string">
            <text:p>CLAUDIA DAS GRACAS ASSINE SILVA</text:p>
          </table:table-cell>
          <table:table-cell office:value-type="float" office:value="15253179895" calcext:value-type="float">
            <text:p>15253179895</text:p>
          </table:table-cell>
          <table:table-cell office:value-type="float" office:value="149.12" calcext:value-type="float">
            <text:p>149,12</text:p>
          </table:table-cell>
        </table:table-row>
        <table:table-row table:style-name="ro1">
          <table:table-cell office:value-type="string" calcext:value-type="string">
            <text:p>164136</text:p>
          </table:table-cell>
          <table:table-cell office:value-type="string" calcext:value-type="string">
            <text:p>MARIA EDUARDA ASSINE DOS SANTOS</text:p>
          </table:table-cell>
          <table:table-cell office:value-type="float" office:value="52660579806" calcext:value-type="float">
            <text:p>52660579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4136</text:p>
          </table:table-cell>
          <table:table-cell office:value-type="string" calcext:value-type="string">
            <text:p>MARIA JULIA ASSINE DA SILVA</text:p>
          </table:table-cell>
          <table:table-cell office:value-type="string" calcext:value-type="string">
            <text:p><text:s/></text:p>
          </table:table-cell>
          <table:table-cell office:value-type="float" office:value="133.53" calcext:value-type="float">
            <text:p>133,53</text:p>
          </table:table-cell>
        </table:table-row>
        <table:table-row table:style-name="ro1">
          <table:table-cell office:value-type="string" calcext:value-type="string">
            <text:p>164136</text:p>
          </table:table-cell>
          <table:table-cell office:value-type="string" calcext:value-type="string">
            <text:p>REINALDO PEREIRA DA SILVA JUNIOR</text:p>
          </table:table-cell>
          <table:table-cell office:value-type="float" office:value="27193863835" calcext:value-type="float">
            <text:p>27193863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169" calcext:value-type="float">
            <text:p>164169</text:p>
          </table:table-cell>
          <table:table-cell office:value-type="string" calcext:value-type="string">
            <text:p>GRAZIELA CRISTINA VICCINO PETTAN</text:p>
          </table:table-cell>
          <table:table-cell office:value-type="float" office:value="12703544855" calcext:value-type="float">
            <text:p>12703544855</text:p>
          </table:table-cell>
          <table:table-cell office:value-type="float" office:value="78.82" calcext:value-type="float">
            <text:p>78,82</text:p>
          </table:table-cell>
        </table:table-row>
        <table:table-row table:style-name="ro1">
          <table:table-cell office:value-type="string" calcext:value-type="string">
            <text:p>164169</text:p>
          </table:table-cell>
          <table:table-cell office:value-type="string" calcext:value-type="string">
            <text:p>RONALDO JUAREZ PETTAN</text:p>
          </table:table-cell>
          <table:table-cell office:value-type="float" office:value="5644170845" calcext:value-type="float">
            <text:p>5644170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193" calcext:value-type="float">
            <text:p>164193</text:p>
          </table:table-cell>
          <table:table-cell office:value-type="string" calcext:value-type="string">
            <text:p>KARINA ZANDONA</text:p>
          </table:table-cell>
          <table:table-cell office:value-type="float" office:value="21926251890" calcext:value-type="float">
            <text:p>21926251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499" calcext:value-type="float">
            <text:p>164499</text:p>
          </table:table-cell>
          <table:table-cell office:value-type="string" calcext:value-type="string">
            <text:p>CLAUDETE MARIA CONCEICAO GUASTALLI BARBIERI</text:p>
          </table:table-cell>
          <table:table-cell office:value-type="float" office:value="96829362849" calcext:value-type="float">
            <text:p>96829362849</text:p>
          </table:table-cell>
          <table:table-cell office:value-type="float" office:value="94.62" calcext:value-type="float">
            <text:p>94,62</text:p>
          </table:table-cell>
        </table:table-row>
        <table:table-row table:style-name="ro1">
          <table:table-cell office:value-type="float" office:value="164755" calcext:value-type="float">
            <text:p>164755</text:p>
          </table:table-cell>
          <table:table-cell office:value-type="string" calcext:value-type="string">
            <text:p>ERICA APARECIDA SETTEN PEDRONETTI</text:p>
          </table:table-cell>
          <table:table-cell office:value-type="float" office:value="15476881816" calcext:value-type="float">
            <text:p>15476881816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float" office:value="165054" calcext:value-type="float">
            <text:p>165054</text:p>
          </table:table-cell>
          <table:table-cell office:value-type="string" calcext:value-type="string">
            <text:p>ROGERIO DE CASTRO</text:p>
          </table:table-cell>
          <table:table-cell office:value-type="float" office:value="16790275819" calcext:value-type="float">
            <text:p>16790275819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65054</text:p>
          </table:table-cell>
          <table:table-cell office:value-type="string" calcext:value-type="string">
            <text:p>SILVIA CRISTOFOLETTI DE CASTRO</text:p>
          </table:table-cell>
          <table:table-cell office:value-type="float" office:value="16790240861" calcext:value-type="float">
            <text:p>16790240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string" calcext:value-type="string">
            <text:p>ALESSANDRO JOSE NUNES DA SILVA</text:p>
          </table:table-cell>
          <table:table-cell office:value-type="float" office:value="25305889880" calcext:value-type="float">
            <text:p>25305889880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65189" calcext:value-type="float">
            <text:p>165189</text:p>
          </table:table-cell>
          <table:table-cell office:value-type="string" calcext:value-type="string">
            <text:p>NATALE MARIO SOAVE NETO</text:p>
          </table:table-cell>
          <table:table-cell office:value-type="float" office:value="19688239801" calcext:value-type="float">
            <text:p>19688239801</text:p>
          </table:table-cell>
          <table:table-cell office:value-type="float" office:value="65.05" calcext:value-type="float">
            <text:p>65,05</text:p>
          </table:table-cell>
        </table:table-row>
        <table:table-row table:style-name="ro1">
          <table:table-cell office:value-type="float" office:value="165197" calcext:value-type="float">
            <text:p>165197</text:p>
          </table:table-cell>
          <table:table-cell office:value-type="string" calcext:value-type="string">
            <text:p>ANA CLAUDIA SOARES ORSINI</text:p>
          </table:table-cell>
          <table:table-cell office:value-type="float" office:value="33520334801" calcext:value-type="float">
            <text:p>335203348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5437" calcext:value-type="float">
            <text:p>165437</text:p>
          </table:table-cell>
          <table:table-cell office:value-type="string" calcext:value-type="string">
            <text:p>ADRIANA APARECIDA GIACOMASSI DA COSTA</text:p>
          </table:table-cell>
          <table:table-cell office:value-type="float" office:value="9600262829" calcext:value-type="float">
            <text:p>96002628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5437</text:p>
          </table:table-cell>
          <table:table-cell office:value-type="string" calcext:value-type="string">
            <text:p>JORGE EDUARDO SABADIN DA COSTA</text:p>
          </table:table-cell>
          <table:table-cell office:value-type="float" office:value="3743238870" calcext:value-type="float">
            <text:p>37432388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478" calcext:value-type="float">
            <text:p>165478</text:p>
          </table:table-cell>
          <table:table-cell office:value-type="string" calcext:value-type="string">
            <text:p>BERNARDO JORGE BARBOSA VITTI</text:p>
          </table:table-cell>
          <table:table-cell office:value-type="float" office:value="61217846875" calcext:value-type="float">
            <text:p>61217846875</text:p>
          </table:table-cell>
          <table:table-cell office:value-type="float" office:value="80.91" calcext:value-type="float">
            <text:p>80,91</text:p>
          </table:table-cell>
        </table:table-row>
        <table:table-row table:style-name="ro1">
          <table:table-cell office:value-type="float" office:value="165608" calcext:value-type="float">
            <text:p>165608</text:p>
          </table:table-cell>
          <table:table-cell office:value-type="string" calcext:value-type="string">
            <text:p>EVELISE MONCAIO MODA</text:p>
          </table:table-cell>
          <table:table-cell office:value-type="float" office:value="13937114807" calcext:value-type="float">
            <text:p>13937114807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65681" calcext:value-type="float">
            <text:p>165681</text:p>
          </table:table-cell>
          <table:table-cell office:value-type="string" calcext:value-type="string">
            <text:p>EDUARDO GASPARINO</text:p>
          </table:table-cell>
          <table:table-cell office:value-type="float" office:value="11016271824" calcext:value-type="float">
            <text:p>110162718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176" calcext:value-type="float">
            <text:p>166176</text:p>
          </table:table-cell>
          <table:table-cell office:value-type="string" calcext:value-type="string">
            <text:p>MARIA LUIZA ALLEONI</text:p>
          </table:table-cell>
          <table:table-cell office:value-type="float" office:value="2802232851" calcext:value-type="float">
            <text:p>2802232851</text:p>
          </table:table-cell>
          <table:table-cell office:value-type="float" office:value="109.69" calcext:value-type="float">
            <text:p>109,69</text:p>
          </table:table-cell>
        </table:table-row>
        <table:table-row table:style-name="ro1">
          <table:table-cell office:value-type="float" office:value="166501" calcext:value-type="float">
            <text:p>166501</text:p>
          </table:table-cell>
          <table:table-cell office:value-type="string" calcext:value-type="string">
            <text:p>MARCIA REGINA SANTOS DE SOUZA ANDRADE</text:p>
          </table:table-cell>
          <table:table-cell office:value-type="float" office:value="22462185860" calcext:value-type="float">
            <text:p>22462185860</text:p>
          </table:table-cell>
          <table:table-cell office:value-type="float" office:value="152.86" calcext:value-type="float">
            <text:p>152,86</text:p>
          </table:table-cell>
        </table:table-row>
        <table:table-row table:style-name="ro1">
          <table:table-cell office:value-type="float" office:value="166526" calcext:value-type="float">
            <text:p>166526</text:p>
          </table:table-cell>
          <table:table-cell office:value-type="string" calcext:value-type="string">
            <text:p>JULIANA CHIARANDA</text:p>
          </table:table-cell>
          <table:table-cell office:value-type="float" office:value="28577573877" calcext:value-type="float">
            <text:p>28577573877</text:p>
          </table:table-cell>
          <table:table-cell office:value-type="float" office:value="191.63" calcext:value-type="float">
            <text:p>191,63</text:p>
          </table:table-cell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string" calcext:value-type="string">
            <text:p>ROSEMEIRE DA COSTA DANTAS</text:p>
          </table:table-cell>
          <table:table-cell office:value-type="float" office:value="28475841880" calcext:value-type="float">
            <text:p>28475841880</text:p>
          </table:table-cell>
          <table:table-cell office:value-type="float" office:value="36.64" calcext:value-type="float">
            <text:p>36,64</text:p>
          </table:table-cell>
        </table:table-row>
        <table:table-row table:style-name="ro1">
          <table:table-cell office:value-type="float" office:value="166713" calcext:value-type="float">
            <text:p>166713</text:p>
          </table:table-cell>
          <table:table-cell office:value-type="string" calcext:value-type="string">
            <text:p>ALESSANDRA HELENA FERREIRA HERLING</text:p>
          </table:table-cell>
          <table:table-cell office:value-type="float" office:value="30187282897" calcext:value-type="float">
            <text:p>30187282897</text:p>
          </table:table-cell>
          <table:table-cell office:value-type="float" office:value="340.48" calcext:value-type="float">
            <text:p>340,48</text:p>
          </table:table-cell>
        </table:table-row>
        <table:table-row table:style-name="ro1">
          <table:table-cell office:value-type="float" office:value="166864" calcext:value-type="float">
            <text:p>166864</text:p>
          </table:table-cell>
          <table:table-cell office:value-type="string" calcext:value-type="string">
            <text:p>ADRIANA ROLIM SANTOS</text:p>
          </table:table-cell>
          <table:table-cell office:value-type="float" office:value="27946982810" calcext:value-type="float">
            <text:p>27946982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6917" calcext:value-type="float">
            <text:p>166917</text:p>
          </table:table-cell>
          <table:table-cell office:value-type="string" calcext:value-type="string">
            <text:p>ENZO MARTINATTI SOUZA</text:p>
          </table:table-cell>
          <table:table-cell office:value-type="float" office:value="53765136883" calcext:value-type="float">
            <text:p>53765136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6917</text:p>
          </table:table-cell>
          <table:table-cell office:value-type="string" calcext:value-type="string">
            <text:p>EVELLYN MARTINATTI SOUZA</text:p>
          </table:table-cell>
          <table:table-cell office:value-type="float" office:value="54236149885" calcext:value-type="float">
            <text:p>54236149885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float" office:value="167078" calcext:value-type="float">
            <text:p>167078</text:p>
          </table:table-cell>
          <table:table-cell office:value-type="string" calcext:value-type="string">
            <text:p>DENISE DE FATIMA ALVES RUBBIO</text:p>
          </table:table-cell>
          <table:table-cell office:value-type="float" office:value="12368852875" calcext:value-type="float">
            <text:p>12368852875</text:p>
          </table:table-cell>
          <table:table-cell office:value-type="float" office:value="228.97" calcext:value-type="float">
            <text:p>228,97</text:p>
          </table:table-cell>
        </table:table-row>
        <table:table-row table:style-name="ro1">
          <table:table-cell office:value-type="string" calcext:value-type="string">
            <text:p>167078</text:p>
          </table:table-cell>
          <table:table-cell office:value-type="string" calcext:value-type="string">
            <text:p>JOSE CLAUDINEI RUBBIO</text:p>
          </table:table-cell>
          <table:table-cell office:value-type="float" office:value="7884236818" calcext:value-type="float">
            <text:p>7884236818</text:p>
          </table:table-cell>
          <table:table-cell office:value-type="float" office:value="134.22" calcext:value-type="float">
            <text:p>134,22</text:p>
          </table:table-cell>
        </table:table-row>
        <table:table-row table:style-name="ro1">
          <table:table-cell office:value-type="float" office:value="167403" calcext:value-type="float">
            <text:p>167403</text:p>
          </table:table-cell>
          <table:table-cell office:value-type="string" calcext:value-type="string">
            <text:p>SILVIA MARIA BATOCCHIO</text:p>
          </table:table-cell>
          <table:table-cell office:value-type="float" office:value="11620705877" calcext:value-type="float">
            <text:p>11620705877</text:p>
          </table:table-cell>
          <table:table-cell office:value-type="float" office:value="452.92" calcext:value-type="float">
            <text:p>452,92</text:p>
          </table:table-cell>
        </table:table-row>
        <table:table-row table:style-name="ro1">
          <table:table-cell office:value-type="float" office:value="167477" calcext:value-type="float">
            <text:p>167477</text:p>
          </table:table-cell>
          <table:table-cell office:value-type="string" calcext:value-type="string">
            <text:p>DAIANE PRISCILA PACKER PERIN</text:p>
          </table:table-cell>
          <table:table-cell office:value-type="float" office:value="31405384808" calcext:value-type="float">
            <text:p>31405384808</text:p>
          </table:table-cell>
          <table:table-cell office:value-type="float" office:value="307.76" calcext:value-type="float">
            <text:p>307,76</text:p>
          </table:table-cell>
        </table:table-row>
        <table:table-row table:style-name="ro1">
          <table:table-cell office:value-type="float" office:value="167876" calcext:value-type="float">
            <text:p>167876</text:p>
          </table:table-cell>
          <table:table-cell office:value-type="string" calcext:value-type="string">
            <text:p>REBECA COSTA FRANZONI</text:p>
          </table:table-cell>
          <table:table-cell office:value-type="float" office:value="50290900883" calcext:value-type="float">
            <text:p>50290900883</text:p>
          </table:table-cell>
          <table:table-cell office:value-type="float" office:value="265.5" calcext:value-type="float">
            <text:p>265,5</text:p>
          </table:table-cell>
        </table:table-row>
        <table:table-row table:style-name="ro1">
          <table:table-cell office:value-type="float" office:value="167978" calcext:value-type="float">
            <text:p>167978</text:p>
          </table:table-cell>
          <table:table-cell office:value-type="string" calcext:value-type="string">
            <text:p>ROSELIS DE MOURA CRUZ</text:p>
          </table:table-cell>
          <table:table-cell office:value-type="float" office:value="5271638804" calcext:value-type="float">
            <text:p>5271638804</text:p>
          </table:table-cell>
          <table:table-cell office:value-type="float" office:value="80.68" calcext:value-type="float">
            <text:p>80,68</text:p>
          </table:table-cell>
        </table:table-row>
        <table:table-row table:style-name="ro1">
          <table:table-cell office:value-type="float" office:value="168065" calcext:value-type="float">
            <text:p>168065</text:p>
          </table:table-cell>
          <table:table-cell office:value-type="string" calcext:value-type="string">
            <text:p>ANTONIO MESSIAS RAMOS PEREIRA</text:p>
          </table:table-cell>
          <table:table-cell office:value-type="float" office:value="3094785883" calcext:value-type="float">
            <text:p>309478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321" calcext:value-type="float">
            <text:p>168321</text:p>
          </table:table-cell>
          <table:table-cell office:value-type="string" calcext:value-type="string">
            <text:p>PEDRO LIMA FERREIRA PEDRASSANI</text:p>
          </table:table-cell>
          <table:table-cell office:value-type="float" office:value="50910350876" calcext:value-type="float">
            <text:p>50910350876</text:p>
          </table:table-cell>
          <table:table-cell office:value-type="float" office:value="45.71" calcext:value-type="float">
            <text:p>45,71</text:p>
          </table:table-cell>
        </table:table-row>
        <table:table-row table:style-name="ro1">
          <table:table-cell office:value-type="string" calcext:value-type="string">
            <text:p>168321</text:p>
          </table:table-cell>
          <table:table-cell office:value-type="string" calcext:value-type="string">
            <text:p>PRISCILA LIMA FERREIRA</text:p>
          </table:table-cell>
          <table:table-cell office:value-type="float" office:value="32776466889" calcext:value-type="float">
            <text:p>32776466889</text:p>
          </table:table-cell>
          <table:table-cell office:value-type="float" office:value="181.64" calcext:value-type="float">
            <text:p>181,64</text:p>
          </table:table-cell>
        </table:table-row>
        <table:table-row table:style-name="ro1">
          <table:table-cell office:value-type="float" office:value="168338" calcext:value-type="float">
            <text:p>168338</text:p>
          </table:table-cell>
          <table:table-cell office:value-type="string" calcext:value-type="string">
            <text:p>MARIA VERONICA DO NASCIMENTO GONCALO FRAGA</text:p>
          </table:table-cell>
          <table:table-cell office:value-type="float" office:value="1849262462" calcext:value-type="float">
            <text:p>1849262462</text:p>
          </table:table-cell>
          <table:table-cell office:value-type="float" office:value="119.76" calcext:value-type="float">
            <text:p>119,76</text:p>
          </table:table-cell>
        </table:table-row>
        <table:table-row table:style-name="ro1">
          <table:table-cell office:value-type="float" office:value="168599" calcext:value-type="float">
            <text:p>168599</text:p>
          </table:table-cell>
          <table:table-cell office:value-type="string" calcext:value-type="string">
            <text:p>MARCIO FERNANDO SORIA</text:p>
          </table:table-cell>
          <table:table-cell office:value-type="float" office:value="27882840807" calcext:value-type="float">
            <text:p>27882840807</text:p>
          </table:table-cell>
          <table:table-cell office:value-type="float" office:value="117.48" calcext:value-type="float">
            <text:p>117,48</text:p>
          </table:table-cell>
        </table:table-row>
        <table:table-row table:style-name="ro1">
          <table:table-cell office:value-type="float" office:value="169121" calcext:value-type="float">
            <text:p>169121</text:p>
          </table:table-cell>
          <table:table-cell office:value-type="string" calcext:value-type="string">
            <text:p>LORENA NOVELLO RICCO</text:p>
          </table:table-cell>
          <table:table-cell office:value-type="float" office:value="50282715851" calcext:value-type="float">
            <text:p>50282715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297" calcext:value-type="float">
            <text:p>169297</text:p>
          </table:table-cell>
          <table:table-cell office:value-type="string" calcext:value-type="string">
            <text:p>MARCIA REGINA DE MORAES SILVA</text:p>
          </table:table-cell>
          <table:table-cell office:value-type="float" office:value="73113590906" calcext:value-type="float">
            <text:p>73113590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402" calcext:value-type="float">
            <text:p>169402</text:p>
          </table:table-cell>
          <table:table-cell office:value-type="string" calcext:value-type="string">
            <text:p>ROSELEINE DE FATIMA ROCHA DA SILVA</text:p>
          </table:table-cell>
          <table:table-cell office:value-type="float" office:value="21378307879" calcext:value-type="float">
            <text:p>21378307879</text:p>
          </table:table-cell>
          <table:table-cell office:value-type="float" office:value="177.27" calcext:value-type="float">
            <text:p>177,27</text:p>
          </table:table-cell>
        </table:table-row>
        <table:table-row table:style-name="ro1">
          <table:table-cell office:value-type="float" office:value="169492" calcext:value-type="float">
            <text:p>169492</text:p>
          </table:table-cell>
          <table:table-cell office:value-type="string" calcext:value-type="string">
            <text:p>CRISTIANE DE ALMEIDA</text:p>
          </table:table-cell>
          <table:table-cell office:value-type="float" office:value="19200106889" calcext:value-type="float">
            <text:p>192001068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9537" calcext:value-type="float">
            <text:p>169537</text:p>
          </table:table-cell>
          <table:table-cell office:value-type="string" calcext:value-type="string">
            <text:p>DAIANE ANTUNES</text:p>
          </table:table-cell>
          <table:table-cell office:value-type="float" office:value="30381741818" calcext:value-type="float">
            <text:p>30381741818</text:p>
          </table:table-cell>
          <table:table-cell office:value-type="float" office:value="135.13" calcext:value-type="float">
            <text:p>135,13</text:p>
          </table:table-cell>
        </table:table-row>
        <table:table-row table:style-name="ro1">
          <table:table-cell office:value-type="float" office:value="169578" calcext:value-type="float">
            <text:p>169578</text:p>
          </table:table-cell>
          <table:table-cell office:value-type="string" calcext:value-type="string">
            <text:p>ELIANE APARECIDA SBRAVATTI DE FARIA</text:p>
          </table:table-cell>
          <table:table-cell office:value-type="float" office:value="26875794837" calcext:value-type="float">
            <text:p>26875794837</text:p>
          </table:table-cell>
          <table:table-cell office:value-type="float" office:value="61.38" calcext:value-type="float">
            <text:p>61,38</text:p>
          </table:table-cell>
        </table:table-row>
        <table:table-row table:style-name="ro1">
          <table:table-cell office:value-type="float" office:value="169614" calcext:value-type="float">
            <text:p>169614</text:p>
          </table:table-cell>
          <table:table-cell office:value-type="string" calcext:value-type="string">
            <text:p>GISELLY THALITA BOSCHERO</text:p>
          </table:table-cell>
          <table:table-cell office:value-type="float" office:value="32491080818" calcext:value-type="float">
            <text:p>32491080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663" calcext:value-type="float">
            <text:p>169663</text:p>
          </table:table-cell>
          <table:table-cell office:value-type="string" calcext:value-type="string">
            <text:p>FELIPE ROBERTO STURION MACHADO</text:p>
          </table:table-cell>
          <table:table-cell office:value-type="float" office:value="33993518870" calcext:value-type="float">
            <text:p>339935188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663</text:p>
          </table:table-cell>
          <table:table-cell office:value-type="string" calcext:value-type="string">
            <text:p>KARANI CRISTINA PANZARIN</text:p>
          </table:table-cell>
          <table:table-cell office:value-type="float" office:value="33280601894" calcext:value-type="float">
            <text:p>33280601894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169716" calcext:value-type="float">
            <text:p>169716</text:p>
          </table:table-cell>
          <table:table-cell office:value-type="string" calcext:value-type="string">
            <text:p>ROSA MARIA DEFANTI AUGUSTI</text:p>
          </table:table-cell>
          <table:table-cell office:value-type="float" office:value="1595372822" calcext:value-type="float">
            <text:p>1595372822</text:p>
          </table:table-cell>
          <table:table-cell office:value-type="float" office:value="28.54" calcext:value-type="float">
            <text:p>28,54</text:p>
          </table:table-cell>
        </table:table-row>
        <table:table-row table:style-name="ro1">
          <table:table-cell office:value-type="float" office:value="169781" calcext:value-type="float">
            <text:p>169781</text:p>
          </table:table-cell>
          <table:table-cell office:value-type="string" calcext:value-type="string">
            <text:p>MARCOS ROGERIO SABADIN</text:p>
          </table:table-cell>
          <table:table-cell office:value-type="float" office:value="27505199854" calcext:value-type="float">
            <text:p>27505199854</text:p>
          </table:table-cell>
          <table:table-cell office:value-type="float" office:value="266.5" calcext:value-type="float">
            <text:p>266,5</text:p>
          </table:table-cell>
        </table:table-row>
        <table:table-row table:style-name="ro1">
          <table:table-cell office:value-type="string" calcext:value-type="string">
            <text:p>169781</text:p>
          </table:table-cell>
          <table:table-cell office:value-type="string" calcext:value-type="string">
            <text:p>VERA LUCIA BORTOLOTI SABADIN</text:p>
          </table:table-cell>
          <table:table-cell office:value-type="float" office:value="22211863892" calcext:value-type="float">
            <text:p>22211863892</text:p>
          </table:table-cell>
          <table:table-cell office:value-type="float" office:value="146.28" calcext:value-type="float">
            <text:p>146,28</text:p>
          </table:table-cell>
        </table:table-row>
        <table:table-row table:style-name="ro1">
          <table:table-cell office:value-type="float" office:value="169834" calcext:value-type="float">
            <text:p>169834</text:p>
          </table:table-cell>
          <table:table-cell office:value-type="string" calcext:value-type="string">
            <text:p>ALEXANDRE FELLI</text:p>
          </table:table-cell>
          <table:table-cell office:value-type="float" office:value="26669257813" calcext:value-type="float">
            <text:p>26669257813</text:p>
          </table:table-cell>
          <table:table-cell office:value-type="float" office:value="128.9" calcext:value-type="float">
            <text:p>128,9</text:p>
          </table:table-cell>
        </table:table-row>
        <table:table-row table:style-name="ro1">
          <table:table-cell office:value-type="string" calcext:value-type="string">
            <text:p>169834</text:p>
          </table:table-cell>
          <table:table-cell office:value-type="string" calcext:value-type="string">
            <text:p>CAROLINA CRIVELLARI CAMARGO</text:p>
          </table:table-cell>
          <table:table-cell office:value-type="float" office:value="22383936847" calcext:value-type="float">
            <text:p>22383936847</text:p>
          </table:table-cell>
          <table:table-cell office:value-type="float" office:value="124.11" calcext:value-type="float">
            <text:p>124,11</text:p>
          </table:table-cell>
        </table:table-row>
        <table:table-row table:style-name="ro1">
          <table:table-cell office:value-type="float" office:value="170323" calcext:value-type="float">
            <text:p>170323</text:p>
          </table:table-cell>
          <table:table-cell office:value-type="string" calcext:value-type="string">
            <text:p>SILVANA DE JESUS SOUZA OLIVEIRA</text:p>
          </table:table-cell>
          <table:table-cell office:value-type="float" office:value="26484020809" calcext:value-type="float">
            <text:p>264840208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0389" calcext:value-type="float">
            <text:p>170389</text:p>
          </table:table-cell>
          <table:table-cell office:value-type="string" calcext:value-type="string">
            <text:p>CARLA ROBERTA FURLAN</text:p>
          </table:table-cell>
          <table:table-cell office:value-type="float" office:value="19688365866" calcext:value-type="float">
            <text:p>19688365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0397" calcext:value-type="float">
            <text:p>170397</text:p>
          </table:table-cell>
          <table:table-cell office:value-type="string" calcext:value-type="string">
            <text:p>CILENE DE CASSIA PEREIRA DOS SANTOS DIAS</text:p>
          </table:table-cell>
          <table:table-cell office:value-type="float" office:value="25901240820" calcext:value-type="float">
            <text:p>25901240820</text:p>
          </table:table-cell>
          <table:table-cell office:value-type="float" office:value="138.5" calcext:value-type="float">
            <text:p>138,5</text:p>
          </table:table-cell>
        </table:table-row>
        <table:table-row table:style-name="ro1">
          <table:table-cell office:value-type="string" calcext:value-type="string">
            <text:p>170397</text:p>
          </table:table-cell>
          <table:table-cell office:value-type="string" calcext:value-type="string">
            <text:p>MARIA EDUARDA DIAS LUIZ</text:p>
          </table:table-cell>
          <table:table-cell office:value-type="string" calcext:value-type="string">
            <text:p><text:s/></text:p>
          </table:table-cell>
          <table:table-cell office:value-type="float" office:value="24.44" calcext:value-type="float">
            <text:p>24,44</text:p>
          </table:table-cell>
        </table:table-row>
        <table:table-row table:style-name="ro1">
          <table:table-cell office:value-type="float" office:value="170527" calcext:value-type="float">
            <text:p>170527</text:p>
          </table:table-cell>
          <table:table-cell office:value-type="string" calcext:value-type="string">
            <text:p>ANA PAOLA NEGRI</text:p>
          </table:table-cell>
          <table:table-cell office:value-type="float" office:value="25863853816" calcext:value-type="float">
            <text:p>25863853816</text:p>
          </table:table-cell>
          <table:table-cell office:value-type="float" office:value="156.64" calcext:value-type="float">
            <text:p>156,64</text:p>
          </table:table-cell>
        </table:table-row>
        <table:table-row table:style-name="ro1">
          <table:table-cell office:value-type="float" office:value="170661" calcext:value-type="float">
            <text:p>170661</text:p>
          </table:table-cell>
          <table:table-cell office:value-type="string" calcext:value-type="string">
            <text:p>CLAUDIA VALERIA POMPEO GARCIA</text:p>
          </table:table-cell>
          <table:table-cell office:value-type="float" office:value="9601913807" calcext:value-type="float">
            <text:p>9601913807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170694" calcext:value-type="float">
            <text:p>170694</text:p>
          </table:table-cell>
          <table:table-cell office:value-type="string" calcext:value-type="string">
            <text:p>PRISCILA TATIANE DE PAULA VITALINO</text:p>
          </table:table-cell>
          <table:table-cell office:value-type="float" office:value="21904107893" calcext:value-type="float">
            <text:p>21904107893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170824" calcext:value-type="float">
            <text:p>170824</text:p>
          </table:table-cell>
          <table:table-cell office:value-type="string" calcext:value-type="string">
            <text:p>KATIUSCIA PATRICIA DE TOLEDO GIL</text:p>
          </table:table-cell>
          <table:table-cell office:value-type="float" office:value="26778678852" calcext:value-type="float">
            <text:p>26778678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095" calcext:value-type="float">
            <text:p>171095</text:p>
          </table:table-cell>
          <table:table-cell office:value-type="string" calcext:value-type="string">
            <text:p>BIANCA VITORIA BATISTA FELIX GONCALVES</text:p>
          </table:table-cell>
          <table:table-cell office:value-type="float" office:value="51943683808" calcext:value-type="float">
            <text:p>51943683808</text:p>
          </table:table-cell>
          <table:table-cell office:value-type="float" office:value="22.18" calcext:value-type="float">
            <text:p>22,18</text:p>
          </table:table-cell>
        </table:table-row>
        <table:table-row table:style-name="ro1">
          <table:table-cell office:value-type="float" office:value="171343" calcext:value-type="float">
            <text:p>171343</text:p>
          </table:table-cell>
          <table:table-cell office:value-type="string" calcext:value-type="string">
            <text:p>ODILEIA FERREIRA DA SILVA</text:p>
          </table:table-cell>
          <table:table-cell office:value-type="float" office:value="26546201828" calcext:value-type="float">
            <text:p>26546201828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171588" calcext:value-type="float">
            <text:p>171588</text:p>
          </table:table-cell>
          <table:table-cell office:value-type="string" calcext:value-type="string">
            <text:p>BARBARA ISADORA KAWAGOE DE BRITO</text:p>
          </table:table-cell>
          <table:table-cell office:value-type="float" office:value="51640956883" calcext:value-type="float">
            <text:p>51640956883</text:p>
          </table:table-cell>
          <table:table-cell office:value-type="float" office:value="11.57" calcext:value-type="float">
            <text:p>11,57</text:p>
          </table:table-cell>
        </table:table-row>
        <table:table-row table:style-name="ro1">
          <table:table-cell office:value-type="string" calcext:value-type="string">
            <text:p>171588</text:p>
          </table:table-cell>
          <table:table-cell office:value-type="string" calcext:value-type="string">
            <text:p>TELMI ANATASHI KAWAGOE</text:p>
          </table:table-cell>
          <table:table-cell office:value-type="float" office:value="31068921889" calcext:value-type="float">
            <text:p>31068921889</text:p>
          </table:table-cell>
          <table:table-cell office:value-type="float" office:value="270.72" calcext:value-type="float">
            <text:p>270,72</text:p>
          </table:table-cell>
        </table:table-row>
        <table:table-row table:style-name="ro1">
          <table:table-cell office:value-type="float" office:value="171767" calcext:value-type="float">
            <text:p>171767</text:p>
          </table:table-cell>
          <table:table-cell office:value-type="string" calcext:value-type="string">
            <text:p>EDIVALDO GOSO</text:p>
          </table:table-cell>
          <table:table-cell office:value-type="float" office:value="2780221895" calcext:value-type="float">
            <text:p>2780221895</text:p>
          </table:table-cell>
          <table:table-cell office:value-type="float" office:value="65.05" calcext:value-type="float">
            <text:p>65,05</text:p>
          </table:table-cell>
        </table:table-row>
        <table:table-row table:style-name="ro1">
          <table:table-cell office:value-type="float" office:value="171803" calcext:value-type="float">
            <text:p>171803</text:p>
          </table:table-cell>
          <table:table-cell office:value-type="string" calcext:value-type="string">
            <text:p>CRISTINA MARIA TREVISAN</text:p>
          </table:table-cell>
          <table:table-cell office:value-type="float" office:value="2799318835" calcext:value-type="float">
            <text:p>27993188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897" calcext:value-type="float">
            <text:p>172897</text:p>
          </table:table-cell>
          <table:table-cell office:value-type="string" calcext:value-type="string">
            <text:p>SUSI MARTINS ROCHA</text:p>
          </table:table-cell>
          <table:table-cell office:value-type="float" office:value="19212288812" calcext:value-type="float">
            <text:p>19212288812</text:p>
          </table:table-cell>
          <table:table-cell office:value-type="float" office:value="143.29" calcext:value-type="float">
            <text:p>143,29</text:p>
          </table:table-cell>
        </table:table-row>
        <table:table-row table:style-name="ro1">
          <table:table-cell office:value-type="float" office:value="172925" calcext:value-type="float">
            <text:p>172925</text:p>
          </table:table-cell>
          <table:table-cell office:value-type="string" calcext:value-type="string">
            <text:p>ARIANE CRISTINE BRANDINI</text:p>
          </table:table-cell>
          <table:table-cell office:value-type="float" office:value="32120712816" calcext:value-type="float">
            <text:p>32120712816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string" calcext:value-type="string">
            <text:p>172925</text:p>
          </table:table-cell>
          <table:table-cell office:value-type="string" calcext:value-type="string">
            <text:p>IVAN CASSIO CHIARINI DE BARROS</text:p>
          </table:table-cell>
          <table:table-cell office:value-type="float" office:value="21416094881" calcext:value-type="float">
            <text:p>21416094881</text:p>
          </table:table-cell>
          <table:table-cell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173061" calcext:value-type="float">
            <text:p>173061</text:p>
          </table:table-cell>
          <table:table-cell office:value-type="string" calcext:value-type="string">
            <text:p>IRACILDA REGINA DE ARRUDA SILVA</text:p>
          </table:table-cell>
          <table:table-cell office:value-type="float" office:value="19029185848" calcext:value-type="float">
            <text:p>19029185848</text:p>
          </table:table-cell>
          <table:table-cell office:value-type="float" office:value="66.82" calcext:value-type="float">
            <text:p>66,82</text:p>
          </table:table-cell>
        </table:table-row>
        <table:table-row table:style-name="ro1">
          <table:table-cell office:value-type="float" office:value="173208" calcext:value-type="float">
            <text:p>173208</text:p>
          </table:table-cell>
          <table:table-cell office:value-type="string" calcext:value-type="string">
            <text:p>PRISCILA BARBOSA</text:p>
          </table:table-cell>
          <table:table-cell office:value-type="float" office:value="23094709885" calcext:value-type="float">
            <text:p>23094709885</text:p>
          </table:table-cell>
          <table:table-cell office:value-type="float" office:value="75.15" calcext:value-type="float">
            <text:p>75,15</text:p>
          </table:table-cell>
        </table:table-row>
        <table:table-row table:style-name="ro1">
          <table:table-cell office:value-type="float" office:value="173232" calcext:value-type="float">
            <text:p>173232</text:p>
          </table:table-cell>
          <table:table-cell office:value-type="string" calcext:value-type="string">
            <text:p>CILMARA DE SOUZA ANNICCHINO</text:p>
          </table:table-cell>
          <table:table-cell office:value-type="float" office:value="27165528865" calcext:value-type="float">
            <text:p>27165528865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float" office:value="173607" calcext:value-type="float">
            <text:p>173607</text:p>
          </table:table-cell>
          <table:table-cell office:value-type="string" calcext:value-type="string">
            <text:p>HELENNA DORASSI QUEIROZ</text:p>
          </table:table-cell>
          <table:table-cell office:value-type="float" office:value="48234174886" calcext:value-type="float">
            <text:p>48234174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3607</text:p>
          </table:table-cell>
          <table:table-cell office:value-type="string" calcext:value-type="string">
            <text:p>NADEIA DORASSI QUEIROZ</text:p>
          </table:table-cell>
          <table:table-cell office:value-type="float" office:value="28516534820" calcext:value-type="float">
            <text:p>285165348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3607</text:p>
          </table:table-cell>
          <table:table-cell office:value-type="string" calcext:value-type="string">
            <text:p>STELLA DORASSI QUEIROZ</text:p>
          </table:table-cell>
          <table:table-cell office:value-type="float" office:value="47941611821" calcext:value-type="float">
            <text:p>47941611821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float" office:value="173758" calcext:value-type="float">
            <text:p>173758</text:p>
          </table:table-cell>
          <table:table-cell office:value-type="string" calcext:value-type="string">
            <text:p>LEANDRO RODRIGUES</text:p>
          </table:table-cell>
          <table:table-cell office:value-type="float" office:value="31812459840" calcext:value-type="float">
            <text:p>31812459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3766" calcext:value-type="float">
            <text:p>173766</text:p>
          </table:table-cell>
          <table:table-cell office:value-type="string" calcext:value-type="string">
            <text:p>LUCIANE CRISTINA SILVA TOVAR</text:p>
          </table:table-cell>
          <table:table-cell office:value-type="float" office:value="21383373833" calcext:value-type="float">
            <text:p>21383373833</text:p>
          </table:table-cell>
          <table:table-cell office:value-type="float" office:value="142.48" calcext:value-type="float">
            <text:p>142,48</text:p>
          </table:table-cell>
        </table:table-row>
        <table:table-row table:style-name="ro1">
          <table:table-cell office:value-type="float" office:value="173802" calcext:value-type="float">
            <text:p>173802</text:p>
          </table:table-cell>
          <table:table-cell office:value-type="string" calcext:value-type="string">
            <text:p>KATHERYN MOVIO PIRES</text:p>
          </table:table-cell>
          <table:table-cell office:value-type="float" office:value="50348179855" calcext:value-type="float">
            <text:p>50348179855</text:p>
          </table:table-cell>
          <table:table-cell office:value-type="float" office:value="73.55" calcext:value-type="float">
            <text:p>73,55</text:p>
          </table:table-cell>
        </table:table-row>
        <table:table-row table:style-name="ro1">
          <table:table-cell office:value-type="string" calcext:value-type="string">
            <text:p>173802</text:p>
          </table:table-cell>
          <table:table-cell office:value-type="string" calcext:value-type="string">
            <text:p>KEVIN MOVIO PIRES</text:p>
          </table:table-cell>
          <table:table-cell office:value-type="float" office:value="50348157886" calcext:value-type="float">
            <text:p>50348157886</text:p>
          </table:table-cell>
          <table:table-cell office:value-type="float" office:value="264.94" calcext:value-type="float">
            <text:p>264,94</text:p>
          </table:table-cell>
        </table:table-row>
        <table:table-row table:style-name="ro1">
          <table:table-cell office:value-type="string" calcext:value-type="string">
            <text:p>173802</text:p>
          </table:table-cell>
          <table:table-cell office:value-type="string" calcext:value-type="string">
            <text:p>MARIA APARECIDA DA SILVA MOVIO</text:p>
          </table:table-cell>
          <table:table-cell office:value-type="float" office:value="12114217833" calcext:value-type="float">
            <text:p>12114217833</text:p>
          </table:table-cell>
          <table:table-cell office:value-type="float" office:value="100.89" calcext:value-type="float">
            <text:p>100,89</text:p>
          </table:table-cell>
        </table:table-row>
        <table:table-row table:style-name="ro1">
          <table:table-cell office:value-type="string" calcext:value-type="string">
            <text:p>173802</text:p>
          </table:table-cell>
          <table:table-cell office:value-type="string" calcext:value-type="string">
            <text:p>PATRICIA MOVIO</text:p>
          </table:table-cell>
          <table:table-cell office:value-type="float" office:value="34006334885" calcext:value-type="float">
            <text:p>34006334885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string" calcext:value-type="string">
            <text:p>VANUSA DA SILVA VALADAO</text:p>
          </table:table-cell>
          <table:table-cell office:value-type="float" office:value="26049659842" calcext:value-type="float">
            <text:p>26049659842</text:p>
          </table:table-cell>
          <table:table-cell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173929" calcext:value-type="float">
            <text:p>173929</text:p>
          </table:table-cell>
          <table:table-cell office:value-type="string" calcext:value-type="string">
            <text:p>FRANCISCO JOSE TAVARES</text:p>
          </table:table-cell>
          <table:table-cell office:value-type="float" office:value="19035755839" calcext:value-type="float">
            <text:p>19035755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3929</text:p>
          </table:table-cell>
          <table:table-cell office:value-type="string" calcext:value-type="string">
            <text:p>STELLA DE OLIVEIRA REIS E SILVA</text:p>
          </table:table-cell>
          <table:table-cell office:value-type="float" office:value="22167860803" calcext:value-type="float">
            <text:p>22167860803</text:p>
          </table:table-cell>
          <table:table-cell office:value-type="float" office:value="87.29" calcext:value-type="float">
            <text:p>87,29</text:p>
          </table:table-cell>
        </table:table-row>
        <table:table-row table:style-name="ro1">
          <table:table-cell office:value-type="float" office:value="173937" calcext:value-type="float">
            <text:p>173937</text:p>
          </table:table-cell>
          <table:table-cell office:value-type="string" calcext:value-type="string">
            <text:p>LUCIANO CORREIA DE SOUZA</text:p>
          </table:table-cell>
          <table:table-cell office:value-type="float" office:value="11289167893" calcext:value-type="float">
            <text:p>11289167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032" calcext:value-type="float">
            <text:p>174032</text:p>
          </table:table-cell>
          <table:table-cell office:value-type="string" calcext:value-type="string">
            <text:p>JORGE LUIZ NEGRI</text:p>
          </table:table-cell>
          <table:table-cell office:value-type="float" office:value="96426802891" calcext:value-type="float">
            <text:p>964268028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175" calcext:value-type="float">
            <text:p>174175</text:p>
          </table:table-cell>
          <table:table-cell office:value-type="string" calcext:value-type="string">
            <text:p>LUIS GUSTAVO FACCO</text:p>
          </table:table-cell>
          <table:table-cell office:value-type="float" office:value="29011080831" calcext:value-type="float">
            <text:p>29011080831</text:p>
          </table:table-cell>
          <table:table-cell office:value-type="float" office:value="71.02" calcext:value-type="float">
            <text:p>71,02</text:p>
          </table:table-cell>
        </table:table-row>
        <table:table-row table:style-name="ro1">
          <table:table-cell office:value-type="float" office:value="174252" calcext:value-type="float">
            <text:p>174252</text:p>
          </table:table-cell>
          <table:table-cell office:value-type="string" calcext:value-type="string">
            <text:p>RENATA LIVA</text:p>
          </table:table-cell>
          <table:table-cell office:value-type="float" office:value="4938850800" calcext:value-type="float">
            <text:p>4938850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305" calcext:value-type="float">
            <text:p>174305</text:p>
          </table:table-cell>
          <table:table-cell office:value-type="string" calcext:value-type="string">
            <text:p>DAISY APARECIDA IZIDORO</text:p>
          </table:table-cell>
          <table:table-cell office:value-type="float" office:value="21380118875" calcext:value-type="float">
            <text:p>213801188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517" calcext:value-type="float">
            <text:p>174517</text:p>
          </table:table-cell>
          <table:table-cell office:value-type="string" calcext:value-type="string">
            <text:p>ANA LUIZA DA COSTA RAMOS GONCALVES</text:p>
          </table:table-cell>
          <table:table-cell office:value-type="float" office:value="36937181809" calcext:value-type="float">
            <text:p>36937181809</text:p>
          </table:table-cell>
          <table:table-cell office:value-type="float" office:value="173.04" calcext:value-type="float">
            <text:p>173,04</text:p>
          </table:table-cell>
        </table:table-row>
        <table:table-row table:style-name="ro1">
          <table:table-cell office:value-type="float" office:value="174794" calcext:value-type="float">
            <text:p>174794</text:p>
          </table:table-cell>
          <table:table-cell office:value-type="string" calcext:value-type="string">
            <text:p>PRISCILA MENDONCA CERSOSIMO</text:p>
          </table:table-cell>
          <table:table-cell office:value-type="float" office:value="27039950839" calcext:value-type="float">
            <text:p>27039950839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74908" calcext:value-type="float">
            <text:p>174908</text:p>
          </table:table-cell>
          <table:table-cell office:value-type="string" calcext:value-type="string">
            <text:p>LIVIA PAULILLO PIETROBON</text:p>
          </table:table-cell>
          <table:table-cell office:value-type="float" office:value="32423650892" calcext:value-type="float">
            <text:p>32423650892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float" office:value="174924" calcext:value-type="float">
            <text:p>174924</text:p>
          </table:table-cell>
          <table:table-cell office:value-type="string" calcext:value-type="string">
            <text:p>ANA LUCIA MAESTRO PREZOTTO</text:p>
          </table:table-cell>
          <table:table-cell office:value-type="float" office:value="12376796806" calcext:value-type="float">
            <text:p>12376796806</text:p>
          </table:table-cell>
          <table:table-cell office:value-type="float" office:value="114.2" calcext:value-type="float">
            <text:p>114,2</text:p>
          </table:table-cell>
        </table:table-row>
        <table:table-row table:style-name="ro1">
          <table:table-cell office:value-type="string" calcext:value-type="string">
            <text:p>174924</text:p>
          </table:table-cell>
          <table:table-cell office:value-type="string" calcext:value-type="string">
            <text:p>REINALDO BLUMER PREZOTTO</text:p>
          </table:table-cell>
          <table:table-cell office:value-type="float" office:value="11525836897" calcext:value-type="float">
            <text:p>11525836897</text:p>
          </table:table-cell>
          <table:table-cell office:value-type="float" office:value="78.32" calcext:value-type="float">
            <text:p>78,32</text:p>
          </table:table-cell>
        </table:table-row>
        <table:table-row table:style-name="ro1">
          <table:table-cell office:value-type="float" office:value="175187" calcext:value-type="float">
            <text:p>175187</text:p>
          </table:table-cell>
          <table:table-cell office:value-type="string" calcext:value-type="string">
            <text:p>ELINEIA GONCALVES DIAS DA SILVA</text:p>
          </table:table-cell>
          <table:table-cell office:value-type="float" office:value="17089130843" calcext:value-type="float">
            <text:p>17089130843</text:p>
          </table:table-cell>
          <table:table-cell office:value-type="float" office:value="362.07" calcext:value-type="float">
            <text:p>362,07</text:p>
          </table:table-cell>
        </table:table-row>
        <table:table-row table:style-name="ro1">
          <table:table-cell office:value-type="float" office:value="175215" calcext:value-type="float">
            <text:p>175215</text:p>
          </table:table-cell>
          <table:table-cell office:value-type="string" calcext:value-type="string">
            <text:p>LEILA POLIANA SANTOS DA SILVA</text:p>
          </table:table-cell>
          <table:table-cell office:value-type="float" office:value="30359852866" calcext:value-type="float">
            <text:p>30359852866</text:p>
          </table:table-cell>
          <table:table-cell office:value-type="float" office:value="104.93" calcext:value-type="float">
            <text:p>104,93</text:p>
          </table:table-cell>
        </table:table-row>
        <table:table-row table:style-name="ro1">
          <table:table-cell office:value-type="float" office:value="175358" calcext:value-type="float">
            <text:p>175358</text:p>
          </table:table-cell>
          <table:table-cell office:value-type="string" calcext:value-type="string">
            <text:p>KELLY CRISTINA BATISTA DOS SANTOS</text:p>
          </table:table-cell>
          <table:table-cell office:value-type="float" office:value="25868634888" calcext:value-type="float">
            <text:p>25868634888</text:p>
          </table:table-cell>
          <table:table-cell office:value-type="float" office:value="72.92" calcext:value-type="float">
            <text:p>72,92</text:p>
          </table:table-cell>
        </table:table-row>
        <table:table-row table:style-name="ro1">
          <table:table-cell office:value-type="float" office:value="175366" calcext:value-type="float">
            <text:p>175366</text:p>
          </table:table-cell>
          <table:table-cell office:value-type="string" calcext:value-type="string">
            <text:p>MARLENE DAS GRACAS BISCALCHIM SALVADOR</text:p>
          </table:table-cell>
          <table:table-cell office:value-type="float" office:value="5299301880" calcext:value-type="float">
            <text:p>5299301880</text:p>
          </table:table-cell>
          <table:table-cell office:value-type="float" office:value="301.92" calcext:value-type="float">
            <text:p>301,92</text:p>
          </table:table-cell>
        </table:table-row>
        <table:table-row table:style-name="ro1">
          <table:table-cell office:value-type="float" office:value="175663" calcext:value-type="float">
            <text:p>175663</text:p>
          </table:table-cell>
          <table:table-cell office:value-type="string" calcext:value-type="string">
            <text:p>AGATHA CAROLINA BASSAN</text:p>
          </table:table-cell>
          <table:table-cell office:value-type="float" office:value="36375521831" calcext:value-type="float">
            <text:p>363755218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015" calcext:value-type="float">
            <text:p>176015</text:p>
          </table:table-cell>
          <table:table-cell office:value-type="string" calcext:value-type="string">
            <text:p>LAVINIA MODESTO GRANATTI</text:p>
          </table:table-cell>
          <table:table-cell office:value-type="float" office:value="59549417859" calcext:value-type="float">
            <text:p>595494178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015</text:p>
          </table:table-cell>
          <table:table-cell office:value-type="string" calcext:value-type="string">
            <text:p>LILIANE MODESTO DE ARAUJO GRANATTI</text:p>
          </table:table-cell>
          <table:table-cell office:value-type="float" office:value="33645665854" calcext:value-type="float">
            <text:p>33645665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048" calcext:value-type="float">
            <text:p>176048</text:p>
          </table:table-cell>
          <table:table-cell office:value-type="string" calcext:value-type="string">
            <text:p>ANDREIA CAMPOS BORTOLETTO</text:p>
          </table:table-cell>
          <table:table-cell office:value-type="float" office:value="25225821863" calcext:value-type="float">
            <text:p>25225821863</text:p>
          </table:table-cell>
          <table:table-cell office:value-type="float" office:value="117.32" calcext:value-type="float">
            <text:p>117,32</text:p>
          </table:table-cell>
        </table:table-row>
        <table:table-row table:style-name="ro1">
          <table:table-cell office:value-type="string" calcext:value-type="string">
            <text:p>176048</text:p>
          </table:table-cell>
          <table:table-cell office:value-type="string" calcext:value-type="string">
            <text:p>CARLOS EUGENIO BORTOLETTO</text:p>
          </table:table-cell>
          <table:table-cell office:value-type="float" office:value="25226906803" calcext:value-type="float">
            <text:p>25226906803</text:p>
          </table:table-cell>
          <table:table-cell office:value-type="float" office:value="11.03" calcext:value-type="float">
            <text:p>11,03</text:p>
          </table:table-cell>
        </table:table-row>
        <table:table-row table:style-name="ro1">
          <table:table-cell office:value-type="float" office:value="176064" calcext:value-type="float">
            <text:p>176064</text:p>
          </table:table-cell>
          <table:table-cell office:value-type="string" calcext:value-type="string">
            <text:p>ELIANE OLIVEIRA DE SOUZA</text:p>
          </table:table-cell>
          <table:table-cell office:value-type="float" office:value="4421161608" calcext:value-type="float">
            <text:p>4421161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097" calcext:value-type="float">
            <text:p>176097</text:p>
          </table:table-cell>
          <table:table-cell office:value-type="string" calcext:value-type="string">
            <text:p>ELIANA APARECIDA DE GODOY</text:p>
          </table:table-cell>
          <table:table-cell office:value-type="float" office:value="11527520811" calcext:value-type="float">
            <text:p>115275208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117" calcext:value-type="float">
            <text:p>176117</text:p>
          </table:table-cell>
          <table:table-cell office:value-type="string" calcext:value-type="string">
            <text:p>ISRAEL RODRIGUES</text:p>
          </table:table-cell>
          <table:table-cell office:value-type="float" office:value="6773456827" calcext:value-type="float">
            <text:p>67734568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227" calcext:value-type="float">
            <text:p>176227</text:p>
          </table:table-cell>
          <table:table-cell office:value-type="string" calcext:value-type="string">
            <text:p>FERNANDO DEFAVARI</text:p>
          </table:table-cell>
          <table:table-cell office:value-type="float" office:value="31142899837" calcext:value-type="float">
            <text:p>31142899837</text:p>
          </table:table-cell>
          <table:table-cell office:value-type="float" office:value="171.65" calcext:value-type="float">
            <text:p>171,65</text:p>
          </table:table-cell>
        </table:table-row>
        <table:table-row table:style-name="ro1">
          <table:table-cell office:value-type="string" calcext:value-type="string">
            <text:p>176227</text:p>
          </table:table-cell>
          <table:table-cell office:value-type="string" calcext:value-type="string">
            <text:p>FHEOLA CHRISTINE AVILA COSTA</text:p>
          </table:table-cell>
          <table:table-cell office:value-type="float" office:value="33282874855" calcext:value-type="float">
            <text:p>332828748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251" calcext:value-type="float">
            <text:p>176251</text:p>
          </table:table-cell>
          <table:table-cell office:value-type="string" calcext:value-type="string">
            <text:p>ELIANA REIS BARBOSA MOURA CRUZ</text:p>
          </table:table-cell>
          <table:table-cell office:value-type="float" office:value="15480842803" calcext:value-type="float">
            <text:p>15480842803</text:p>
          </table:table-cell>
          <table:table-cell office:value-type="float" office:value="212.67" calcext:value-type="float">
            <text:p>212,67</text:p>
          </table:table-cell>
        </table:table-row>
        <table:table-row table:style-name="ro1">
          <table:table-cell office:value-type="float" office:value="176353" calcext:value-type="float">
            <text:p>176353</text:p>
          </table:table-cell>
          <table:table-cell office:value-type="string" calcext:value-type="string">
            <text:p>DINAIR GONCALVES ALVES</text:p>
          </table:table-cell>
          <table:table-cell office:value-type="float" office:value="9405096877" calcext:value-type="float">
            <text:p>9405096877</text:p>
          </table:table-cell>
          <table:table-cell office:value-type="float" office:value="124.85" calcext:value-type="float">
            <text:p>124,85</text:p>
          </table:table-cell>
        </table:table-row>
        <table:table-row table:style-name="ro1">
          <table:table-cell office:value-type="float" office:value="176422" calcext:value-type="float">
            <text:p>176422</text:p>
          </table:table-cell>
          <table:table-cell office:value-type="string" calcext:value-type="string">
            <text:p>LILIAN BERTA RIHS PERIANES</text:p>
          </table:table-cell>
          <table:table-cell office:value-type="float" office:value="25588213858" calcext:value-type="float">
            <text:p>25588213858</text:p>
          </table:table-cell>
          <table:table-cell office:value-type="float" office:value="151.1" calcext:value-type="float">
            <text:p>151,1</text:p>
          </table:table-cell>
        </table:table-row>
        <table:table-row table:style-name="ro1">
          <table:table-cell office:value-type="float" office:value="176711" calcext:value-type="float">
            <text:p>176711</text:p>
          </table:table-cell>
          <table:table-cell office:value-type="string" calcext:value-type="string">
            <text:p>NORBERTO PANDOLFE</text:p>
          </table:table-cell>
          <table:table-cell office:value-type="float" office:value="11549775871" calcext:value-type="float">
            <text:p>11549775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711</text:p>
          </table:table-cell>
          <table:table-cell office:value-type="string" calcext:value-type="string">
            <text:p>PATRICIA ERICA PITON PANDOLFE</text:p>
          </table:table-cell>
          <table:table-cell office:value-type="float" office:value="24663245803" calcext:value-type="float">
            <text:p>24663245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744" calcext:value-type="float">
            <text:p>176744</text:p>
          </table:table-cell>
          <table:table-cell office:value-type="string" calcext:value-type="string">
            <text:p>ROSELENA CRISTIANE DA SILVA</text:p>
          </table:table-cell>
          <table:table-cell office:value-type="float" office:value="22025506821" calcext:value-type="float">
            <text:p>22025506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846" calcext:value-type="float">
            <text:p>176846</text:p>
          </table:table-cell>
          <table:table-cell office:value-type="string" calcext:value-type="string">
            <text:p>ESTELA MARIA FERRAZ DOS SANTOS</text:p>
          </table:table-cell>
          <table:table-cell office:value-type="float" office:value="30069616841" calcext:value-type="float">
            <text:p>30069616841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76964" calcext:value-type="float">
            <text:p>176964</text:p>
          </table:table-cell>
          <table:table-cell office:value-type="string" calcext:value-type="string">
            <text:p>LUCIENE CHINELATO SILVEIRA</text:p>
          </table:table-cell>
          <table:table-cell office:value-type="float" office:value="12331768897" calcext:value-type="float">
            <text:p>12331768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511" calcext:value-type="float">
            <text:p>177511</text:p>
          </table:table-cell>
          <table:table-cell office:value-type="string" calcext:value-type="string">
            <text:p>PAULO RICARDO ESTEVAM</text:p>
          </table:table-cell>
          <table:table-cell office:value-type="float" office:value="26952855823" calcext:value-type="float">
            <text:p>269528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7687" calcext:value-type="float">
            <text:p>177687</text:p>
          </table:table-cell>
          <table:table-cell office:value-type="string" calcext:value-type="string">
            <text:p>DANIELE CRISTINA DE MORAES</text:p>
          </table:table-cell>
          <table:table-cell office:value-type="float" office:value="26089681806" calcext:value-type="float">
            <text:p>26089681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242" calcext:value-type="float">
            <text:p>178242</text:p>
          </table:table-cell>
          <table:table-cell office:value-type="string" calcext:value-type="string">
            <text:p>PAULO CESAR DE MEDEIROS</text:p>
          </table:table-cell>
          <table:table-cell office:value-type="float" office:value="7874250877" calcext:value-type="float">
            <text:p>7874250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259" calcext:value-type="float">
            <text:p>178259</text:p>
          </table:table-cell>
          <table:table-cell office:value-type="string" calcext:value-type="string">
            <text:p>IVANIA CRISTINA FIRMINO FORATO</text:p>
          </table:table-cell>
          <table:table-cell office:value-type="float" office:value="32161372874" calcext:value-type="float">
            <text:p>32161372874</text:p>
          </table:table-cell>
          <table:table-cell office:value-type="float" office:value="77.89" calcext:value-type="float">
            <text:p>77,89</text:p>
          </table:table-cell>
        </table:table-row>
        <table:table-row table:style-name="ro1">
          <table:table-cell office:value-type="string" calcext:value-type="string">
            <text:p>178259</text:p>
          </table:table-cell>
          <table:table-cell office:value-type="string" calcext:value-type="string">
            <text:p>LUCCA FIRMINO FORATO</text:p>
          </table:table-cell>
          <table:table-cell office:value-type="float" office:value="54767848881" calcext:value-type="float">
            <text:p>54767848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385" calcext:value-type="float">
            <text:p>178385</text:p>
          </table:table-cell>
          <table:table-cell office:value-type="string" calcext:value-type="string">
            <text:p>SIRLENE FERREIRA DO NASCIMENTO</text:p>
          </table:table-cell>
          <table:table-cell office:value-type="float" office:value="18070798807" calcext:value-type="float">
            <text:p>18070798807</text:p>
          </table:table-cell>
          <table:table-cell office:value-type="float" office:value="49.43" calcext:value-type="float">
            <text:p>49,43</text:p>
          </table:table-cell>
        </table:table-row>
        <table:table-row table:style-name="ro1">
          <table:table-cell office:value-type="float" office:value="178768" calcext:value-type="float">
            <text:p>178768</text:p>
          </table:table-cell>
          <table:table-cell office:value-type="string" calcext:value-type="string">
            <text:p>JOSE DE ARIMATEIA SILVA JUNIOR</text:p>
          </table:table-cell>
          <table:table-cell office:value-type="float" office:value="26062308845" calcext:value-type="float">
            <text:p>26062308845</text:p>
          </table:table-cell>
          <table:table-cell office:value-type="float" office:value="596.2" calcext:value-type="float">
            <text:p>596,2</text:p>
          </table:table-cell>
        </table:table-row>
        <table:table-row table:style-name="ro1">
          <table:table-cell office:value-type="string" calcext:value-type="string">
            <text:p>178768</text:p>
          </table:table-cell>
          <table:table-cell office:value-type="string" calcext:value-type="string">
            <text:p>JULIANA MACARIO FERRAZ</text:p>
          </table:table-cell>
          <table:table-cell office:value-type="float" office:value="21709324880" calcext:value-type="float">
            <text:p>21709324880</text:p>
          </table:table-cell>
          <table:table-cell office:value-type="float" office:value="150.71" calcext:value-type="float">
            <text:p>150,71</text:p>
          </table:table-cell>
        </table:table-row>
        <table:table-row table:style-name="ro1">
          <table:table-cell office:value-type="string" calcext:value-type="string">
            <text:p>178768</text:p>
          </table:table-cell>
          <table:table-cell office:value-type="string" calcext:value-type="string">
            <text:p>LUISA FERRAZ SILVA</text:p>
          </table:table-cell>
          <table:table-cell office:value-type="float" office:value="56788990824" calcext:value-type="float">
            <text:p>56788990824</text:p>
          </table:table-cell>
          <table:table-cell office:value-type="float" office:value="106.44" calcext:value-type="float">
            <text:p>106,44</text:p>
          </table:table-cell>
        </table:table-row>
        <table:table-row table:style-name="ro1">
          <table:table-cell office:value-type="float" office:value="178914" calcext:value-type="float">
            <text:p>178914</text:p>
          </table:table-cell>
          <table:table-cell office:value-type="string" calcext:value-type="string">
            <text:p>EDILENE DOS SANTOS NEVES</text:p>
          </table:table-cell>
          <table:table-cell office:value-type="float" office:value="28141214802" calcext:value-type="float">
            <text:p>28141214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947" calcext:value-type="float">
            <text:p>178947</text:p>
          </table:table-cell>
          <table:table-cell office:value-type="string" calcext:value-type="string">
            <text:p>VALERIA TOZI STIEVANO</text:p>
          </table:table-cell>
          <table:table-cell office:value-type="float" office:value="6768570862" calcext:value-type="float">
            <text:p>6768570862</text:p>
          </table:table-cell>
          <table:table-cell office:value-type="float" office:value="79.43" calcext:value-type="float">
            <text:p>79,43</text:p>
          </table:table-cell>
        </table:table-row>
        <table:table-row table:style-name="ro1">
          <table:table-cell office:value-type="float" office:value="178955" calcext:value-type="float">
            <text:p>178955</text:p>
          </table:table-cell>
          <table:table-cell office:value-type="string" calcext:value-type="string">
            <text:p>ABILIO CEZAR BORTOLETO</text:p>
          </table:table-cell>
          <table:table-cell office:value-type="float" office:value="15480501801" calcext:value-type="float">
            <text:p>15480501801</text:p>
          </table:table-cell>
          <table:table-cell office:value-type="float" office:value="204.43" calcext:value-type="float">
            <text:p>204,43</text:p>
          </table:table-cell>
        </table:table-row>
        <table:table-row table:style-name="ro1">
          <table:table-cell office:value-type="float" office:value="179645" calcext:value-type="float">
            <text:p>179645</text:p>
          </table:table-cell>
          <table:table-cell office:value-type="string" calcext:value-type="string">
            <text:p>VITOR LIMA FELICIANO</text:p>
          </table:table-cell>
          <table:table-cell office:value-type="float" office:value="30973969857" calcext:value-type="float">
            <text:p>309739698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9747" calcext:value-type="float">
            <text:p>179747</text:p>
          </table:table-cell>
          <table:table-cell office:value-type="string" calcext:value-type="string">
            <text:p>ANGELITA RIBEIRO DO PRADO</text:p>
          </table:table-cell>
          <table:table-cell office:value-type="float" office:value="12003289810" calcext:value-type="float">
            <text:p>12003289810</text:p>
          </table:table-cell>
          <table:table-cell office:value-type="float" office:value="64.24" calcext:value-type="float">
            <text:p>64,24</text:p>
          </table:table-cell>
        </table:table-row>
        <table:table-row table:style-name="ro1">
          <table:table-cell office:value-type="float" office:value="180354" calcext:value-type="float">
            <text:p>180354</text:p>
          </table:table-cell>
          <table:table-cell office:value-type="string" calcext:value-type="string">
            <text:p>DAIANA LOPES MORAL</text:p>
          </table:table-cell>
          <table:table-cell office:value-type="float" office:value="32635198837" calcext:value-type="float">
            <text:p>326351988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395" calcext:value-type="float">
            <text:p>180395</text:p>
          </table:table-cell>
          <table:table-cell office:value-type="string" calcext:value-type="string">
            <text:p>FRANCIELY CRISTINA XAVIER GUARDA</text:p>
          </table:table-cell>
          <table:table-cell office:value-type="float" office:value="34188171812" calcext:value-type="float">
            <text:p>34188171812</text:p>
          </table:table-cell>
          <table:table-cell office:value-type="float" office:value="49.56" calcext:value-type="float">
            <text:p>49,56</text:p>
          </table:table-cell>
        </table:table-row>
        <table:table-row table:style-name="ro1">
          <table:table-cell office:value-type="float" office:value="181468" calcext:value-type="float">
            <text:p>181468</text:p>
          </table:table-cell>
          <table:table-cell office:value-type="string" calcext:value-type="string">
            <text:p>VANDERLEIA DE FATIMA PAULINO</text:p>
          </table:table-cell>
          <table:table-cell office:value-type="float" office:value="19207316870" calcext:value-type="float">
            <text:p>19207316870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181622" calcext:value-type="float">
            <text:p>181622</text:p>
          </table:table-cell>
          <table:table-cell office:value-type="string" calcext:value-type="string">
            <text:p>ANA CAROLINA MANESCO LARA</text:p>
          </table:table-cell>
          <table:table-cell office:value-type="float" office:value="37727775894" calcext:value-type="float">
            <text:p>37727775894</text:p>
          </table:table-cell>
          <table:table-cell office:value-type="float" office:value="489.45" calcext:value-type="float">
            <text:p>489,45</text:p>
          </table:table-cell>
        </table:table-row>
        <table:table-row table:style-name="ro1">
          <table:table-cell office:value-type="float" office:value="181749" calcext:value-type="float">
            <text:p>181749</text:p>
          </table:table-cell>
          <table:table-cell office:value-type="string" calcext:value-type="string">
            <text:p>JOAO BATISTA CORREA NETO</text:p>
          </table:table-cell>
          <table:table-cell office:value-type="float" office:value="31197615830" calcext:value-type="float">
            <text:p>31197615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801" calcext:value-type="float">
            <text:p>181801</text:p>
          </table:table-cell>
          <table:table-cell office:value-type="string" calcext:value-type="string">
            <text:p>SANDRA MARIA SILVA LIMA</text:p>
          </table:table-cell>
          <table:table-cell office:value-type="float" office:value="26044051803" calcext:value-type="float">
            <text:p>26044051803</text:p>
          </table:table-cell>
          <table:table-cell office:value-type="float" office:value="119.36" calcext:value-type="float">
            <text:p>119,36</text:p>
          </table:table-cell>
        </table:table-row>
        <table:table-row table:style-name="ro1">
          <table:table-cell office:value-type="float" office:value="182089" calcext:value-type="float">
            <text:p>182089</text:p>
          </table:table-cell>
          <table:table-cell office:value-type="string" calcext:value-type="string">
            <text:p>ANDREA REGINA DA SILVA SPOLIDORO</text:p>
          </table:table-cell>
          <table:table-cell office:value-type="float" office:value="17569066880" calcext:value-type="float">
            <text:p>175690668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2109" calcext:value-type="float">
            <text:p>182109</text:p>
          </table:table-cell>
          <table:table-cell office:value-type="string" calcext:value-type="string">
            <text:p>ANGELICA SILVA DOS SANTOS</text:p>
          </table:table-cell>
          <table:table-cell office:value-type="float" office:value="35037418879" calcext:value-type="float">
            <text:p>35037418879</text:p>
          </table:table-cell>
          <table:table-cell office:value-type="float" office:value="121.17" calcext:value-type="float">
            <text:p>121,17</text:p>
          </table:table-cell>
        </table:table-row>
        <table:table-row table:style-name="ro1">
          <table:table-cell office:value-type="float" office:value="182158" calcext:value-type="float">
            <text:p>182158</text:p>
          </table:table-cell>
          <table:table-cell office:value-type="string" calcext:value-type="string">
            <text:p>CLAUDIA DA SILVA SANTOS</text:p>
          </table:table-cell>
          <table:table-cell office:value-type="float" office:value="31565471822" calcext:value-type="float">
            <text:p>31565471822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82174" calcext:value-type="float">
            <text:p>182174</text:p>
          </table:table-cell>
          <table:table-cell office:value-type="string" calcext:value-type="string">
            <text:p>LUIS ANTONIO RAMOS</text:p>
          </table:table-cell>
          <table:table-cell office:value-type="float" office:value="12358671886" calcext:value-type="float">
            <text:p>12358671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202" calcext:value-type="float">
            <text:p>182202</text:p>
          </table:table-cell>
          <table:table-cell office:value-type="string" calcext:value-type="string">
            <text:p>DAVI CALASANS DE CAMARGO</text:p>
          </table:table-cell>
          <table:table-cell office:value-type="float" office:value="56292466825" calcext:value-type="float">
            <text:p>56292466825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82219" calcext:value-type="float">
            <text:p>182219</text:p>
          </table:table-cell>
          <table:table-cell office:value-type="string" calcext:value-type="string">
            <text:p>ERICA FERNANDA DA COSTA</text:p>
          </table:table-cell>
          <table:table-cell office:value-type="float" office:value="26649891894" calcext:value-type="float">
            <text:p>26649891894</text:p>
          </table:table-cell>
          <table:table-cell office:value-type="float" office:value="26.56" calcext:value-type="float">
            <text:p>26,56</text:p>
          </table:table-cell>
        </table:table-row>
        <table:table-row table:style-name="ro1">
          <table:table-cell office:value-type="float" office:value="182235" calcext:value-type="float">
            <text:p>182235</text:p>
          </table:table-cell>
          <table:table-cell office:value-type="string" calcext:value-type="string">
            <text:p>ERIKA SEMMLER DE CAMPOS SILVA</text:p>
          </table:table-cell>
          <table:table-cell office:value-type="float" office:value="29216058803" calcext:value-type="float">
            <text:p>29216058803</text:p>
          </table:table-cell>
          <table:table-cell office:value-type="float" office:value="324.75" calcext:value-type="float">
            <text:p>324,75</text:p>
          </table:table-cell>
        </table:table-row>
        <table:table-row table:style-name="ro1">
          <table:table-cell office:value-type="string" calcext:value-type="string">
            <text:p>182235</text:p>
          </table:table-cell>
          <table:table-cell office:value-type="string" calcext:value-type="string">
            <text:p>LIVIA MARIA DE CAMPOS SILVA</text:p>
          </table:table-cell>
          <table:table-cell office:value-type="float" office:value="47272057858" calcext:value-type="float">
            <text:p>47272057858</text:p>
          </table:table-cell>
          <table:table-cell office:value-type="float" office:value="57.57" calcext:value-type="float">
            <text:p>57,57</text:p>
          </table:table-cell>
        </table:table-row>
        <table:table-row table:style-name="ro1">
          <table:table-cell office:value-type="string" calcext:value-type="string">
            <text:p>182235</text:p>
          </table:table-cell>
          <table:table-cell office:value-type="string" calcext:value-type="string">
            <text:p>RONALDO HENRIQUE DA SILVA</text:p>
          </table:table-cell>
          <table:table-cell office:value-type="float" office:value="26451880876" calcext:value-type="float">
            <text:p>26451880876</text:p>
          </table:table-cell>
          <table:table-cell office:value-type="float" office:value="87.14" calcext:value-type="float">
            <text:p>87,14</text:p>
          </table:table-cell>
        </table:table-row>
        <table:table-row table:style-name="ro1">
          <table:table-cell office:value-type="float" office:value="182353" calcext:value-type="float">
            <text:p>182353</text:p>
          </table:table-cell>
          <table:table-cell office:value-type="string" calcext:value-type="string">
            <text:p>JEANE BOSCO RUFINO</text:p>
          </table:table-cell>
          <table:table-cell office:value-type="float" office:value="32211044808" calcext:value-type="float">
            <text:p>32211044808</text:p>
          </table:table-cell>
          <table:table-cell office:value-type="float" office:value="51.33" calcext:value-type="float">
            <text:p>51,33</text:p>
          </table:table-cell>
        </table:table-row>
        <table:table-row table:style-name="ro1">
          <table:table-cell office:value-type="float" office:value="182361" calcext:value-type="float">
            <text:p>182361</text:p>
          </table:table-cell>
          <table:table-cell office:value-type="string" calcext:value-type="string">
            <text:p>JUCIANE GONCALVES</text:p>
          </table:table-cell>
          <table:table-cell office:value-type="float" office:value="33246487855" calcext:value-type="float">
            <text:p>33246487855</text:p>
          </table:table-cell>
          <table:table-cell office:value-type="float" office:value="198.21" calcext:value-type="float">
            <text:p>198,21</text:p>
          </table:table-cell>
        </table:table-row>
        <table:table-row table:style-name="ro1">
          <table:table-cell office:value-type="float" office:value="182414" calcext:value-type="float">
            <text:p>182414</text:p>
          </table:table-cell>
          <table:table-cell office:value-type="string" calcext:value-type="string">
            <text:p>KATIA CRISTINA PEREIRA</text:p>
          </table:table-cell>
          <table:table-cell office:value-type="float" office:value="30694588822" calcext:value-type="float">
            <text:p>30694588822</text:p>
          </table:table-cell>
          <table:table-cell office:value-type="float" office:value="147.56" calcext:value-type="float">
            <text:p>147,56</text:p>
          </table:table-cell>
        </table:table-row>
        <table:table-row table:style-name="ro1">
          <table:table-cell office:value-type="float" office:value="182463" calcext:value-type="float">
            <text:p>182463</text:p>
          </table:table-cell>
          <table:table-cell office:value-type="string" calcext:value-type="string">
            <text:p>MARIA BEATRIZ ABREU</text:p>
          </table:table-cell>
          <table:table-cell office:value-type="float" office:value="48901121620" calcext:value-type="float">
            <text:p>48901121620</text:p>
          </table:table-cell>
          <table:table-cell office:value-type="float" office:value="184.33" calcext:value-type="float">
            <text:p>184,33</text:p>
          </table:table-cell>
        </table:table-row>
        <table:table-row table:style-name="ro1">
          <table:table-cell office:value-type="float" office:value="182838" calcext:value-type="float">
            <text:p>182838</text:p>
          </table:table-cell>
          <table:table-cell office:value-type="string" calcext:value-type="string">
            <text:p>CHRISTIAN CESAR MENEGON</text:p>
          </table:table-cell>
          <table:table-cell office:value-type="float" office:value="26338197880" calcext:value-type="float">
            <text:p>263381978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2948" calcext:value-type="float">
            <text:p>182948</text:p>
          </table:table-cell>
          <table:table-cell office:value-type="string" calcext:value-type="string">
            <text:p>DEISE GONCALVES MEDEIROS</text:p>
          </table:table-cell>
          <table:table-cell office:value-type="float" office:value="27060327827" calcext:value-type="float">
            <text:p>27060327827</text:p>
          </table:table-cell>
          <table:table-cell office:value-type="float" office:value="232.16" calcext:value-type="float">
            <text:p>232,16</text:p>
          </table:table-cell>
        </table:table-row>
        <table:table-row table:style-name="ro1">
          <table:table-cell office:value-type="float" office:value="183019" calcext:value-type="float">
            <text:p>183019</text:p>
          </table:table-cell>
          <table:table-cell office:value-type="string" calcext:value-type="string">
            <text:p>KELLY CRISTINA NOVELLO FERREIRA</text:p>
          </table:table-cell>
          <table:table-cell office:value-type="float" office:value="22554099847" calcext:value-type="float">
            <text:p>22554099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076" calcext:value-type="float">
            <text:p>183076</text:p>
          </table:table-cell>
          <table:table-cell office:value-type="string" calcext:value-type="string">
            <text:p>GENIVAN CAETANO DE SOUZA</text:p>
          </table:table-cell>
          <table:table-cell office:value-type="float" office:value="56934211391" calcext:value-type="float">
            <text:p>569342113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239" calcext:value-type="float">
            <text:p>183239</text:p>
          </table:table-cell>
          <table:table-cell office:value-type="string" calcext:value-type="string">
            <text:p>GILMARA GERALDINI VITTI</text:p>
          </table:table-cell>
          <table:table-cell office:value-type="float" office:value="17557472845" calcext:value-type="float">
            <text:p>175574728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3239</text:p>
          </table:table-cell>
          <table:table-cell office:value-type="string" calcext:value-type="string">
            <text:p>LUDEMAR VITTI</text:p>
          </table:table-cell>
          <table:table-cell office:value-type="float" office:value="3665567890" calcext:value-type="float">
            <text:p>3665567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442" calcext:value-type="float">
            <text:p>183442</text:p>
          </table:table-cell>
          <table:table-cell office:value-type="string" calcext:value-type="string">
            <text:p>DANIEL KOSHIMIZU</text:p>
          </table:table-cell>
          <table:table-cell office:value-type="float" office:value="21810742838" calcext:value-type="float">
            <text:p>21810742838</text:p>
          </table:table-cell>
          <table:table-cell office:value-type="float" office:value="118.49" calcext:value-type="float">
            <text:p>118,49</text:p>
          </table:table-cell>
        </table:table-row>
        <table:table-row table:style-name="ro1">
          <table:table-cell office:value-type="float" office:value="183475" calcext:value-type="float">
            <text:p>183475</text:p>
          </table:table-cell>
          <table:table-cell office:value-type="string" calcext:value-type="string">
            <text:p>ANSELMO MARTINS DE OLIVEIRA</text:p>
          </table:table-cell>
          <table:table-cell office:value-type="float" office:value="19688788821" calcext:value-type="float">
            <text:p>19688788821</text:p>
          </table:table-cell>
          <table:table-cell office:value-type="float" office:value="87.47" calcext:value-type="float">
            <text:p>87,47</text:p>
          </table:table-cell>
        </table:table-row>
        <table:table-row table:style-name="ro1">
          <table:table-cell office:value-type="float" office:value="183646" calcext:value-type="float">
            <text:p>183646</text:p>
          </table:table-cell>
          <table:table-cell office:value-type="string" calcext:value-type="string">
            <text:p>ANA FLAVIA DA CRUZ SILVA</text:p>
          </table:table-cell>
          <table:table-cell office:value-type="float" office:value="22195621826" calcext:value-type="float">
            <text:p>22195621826</text:p>
          </table:table-cell>
          <table:table-cell office:value-type="float" office:value="73.21" calcext:value-type="float">
            <text:p>73,21</text:p>
          </table:table-cell>
        </table:table-row>
        <table:table-row table:style-name="ro1">
          <table:table-cell office:value-type="float" office:value="183687" calcext:value-type="float">
            <text:p>183687</text:p>
          </table:table-cell>
          <table:table-cell office:value-type="string" calcext:value-type="string">
            <text:p>NORIMAR APARECIDA DO CARMO TOGNI</text:p>
          </table:table-cell>
          <table:table-cell office:value-type="float" office:value="11526697882" calcext:value-type="float">
            <text:p>11526697882</text:p>
          </table:table-cell>
          <table:table-cell office:value-type="float" office:value="79.87" calcext:value-type="float">
            <text:p>79,87</text:p>
          </table:table-cell>
        </table:table-row>
        <table:table-row table:style-name="ro1">
          <table:table-cell office:value-type="float" office:value="183715" calcext:value-type="float">
            <text:p>183715</text:p>
          </table:table-cell>
          <table:table-cell office:value-type="string" calcext:value-type="string">
            <text:p>JACQUELINE GASPARIN</text:p>
          </table:table-cell>
          <table:table-cell office:value-type="float" office:value="33225647896" calcext:value-type="float">
            <text:p>33225647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833" calcext:value-type="float">
            <text:p>183833</text:p>
          </table:table-cell>
          <table:table-cell office:value-type="string" calcext:value-type="string">
            <text:p>ELUANA RONTANI ALCANTARA</text:p>
          </table:table-cell>
          <table:table-cell office:value-type="float" office:value="31246477858" calcext:value-type="float">
            <text:p>31246477858</text:p>
          </table:table-cell>
          <table:table-cell office:value-type="float" office:value="11.03" calcext:value-type="float">
            <text:p>11,03</text:p>
          </table:table-cell>
        </table:table-row>
        <table:table-row table:style-name="ro1">
          <table:table-cell office:value-type="float" office:value="183858" calcext:value-type="float">
            <text:p>183858</text:p>
          </table:table-cell>
          <table:table-cell office:value-type="string" calcext:value-type="string">
            <text:p>GISELDA DURACENKO RAMOS</text:p>
          </table:table-cell>
          <table:table-cell office:value-type="float" office:value="21553895827" calcext:value-type="float">
            <text:p>21553895827</text:p>
          </table:table-cell>
          <table:table-cell office:value-type="float" office:value="331.11" calcext:value-type="float">
            <text:p>331,11</text:p>
          </table:table-cell>
        </table:table-row>
        <table:table-row table:style-name="ro1">
          <table:table-cell office:value-type="float" office:value="184096" calcext:value-type="float">
            <text:p>184096</text:p>
          </table:table-cell>
          <table:table-cell office:value-type="string" calcext:value-type="string">
            <text:p>KARINA APARECIDA MARCHETTI</text:p>
          </table:table-cell>
          <table:table-cell office:value-type="float" office:value="39274240805" calcext:value-type="float">
            <text:p>39274240805</text:p>
          </table:table-cell>
          <table:table-cell office:value-type="float" office:value="27.26" calcext:value-type="float">
            <text:p>27,26</text:p>
          </table:table-cell>
        </table:table-row>
        <table:table-row table:style-name="ro1">
          <table:table-cell office:value-type="float" office:value="184108" calcext:value-type="float">
            <text:p>184108</text:p>
          </table:table-cell>
          <table:table-cell office:value-type="string" calcext:value-type="string">
            <text:p>VIVIANE APARECIDA DA SILVA GODOI</text:p>
          </table:table-cell>
          <table:table-cell office:value-type="float" office:value="22331639825" calcext:value-type="float">
            <text:p>22331639825</text:p>
          </table:table-cell>
          <table:table-cell office:value-type="float" office:value="85.76" calcext:value-type="float">
            <text:p>85,76</text:p>
          </table:table-cell>
        </table:table-row>
        <table:table-row table:style-name="ro1">
          <table:table-cell office:value-type="float" office:value="184149" calcext:value-type="float">
            <text:p>184149</text:p>
          </table:table-cell>
          <table:table-cell office:value-type="string" calcext:value-type="string">
            <text:p>LILIAN CRISTINA FORMIGONI PEREIRA</text:p>
          </table:table-cell>
          <table:table-cell office:value-type="float" office:value="26356814810" calcext:value-type="float">
            <text:p>26356814810</text:p>
          </table:table-cell>
          <table:table-cell office:value-type="float" office:value="84.45" calcext:value-type="float">
            <text:p>84,45</text:p>
          </table:table-cell>
        </table:table-row>
        <table:table-row table:style-name="ro1">
          <table:table-cell office:value-type="float" office:value="184259" calcext:value-type="float">
            <text:p>184259</text:p>
          </table:table-cell>
          <table:table-cell office:value-type="string" calcext:value-type="string">
            <text:p>FLAVIO CAETANO PASSUELO</text:p>
          </table:table-cell>
          <table:table-cell office:value-type="float" office:value="17563438882" calcext:value-type="float">
            <text:p>17563438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963" calcext:value-type="float">
            <text:p>184963</text:p>
          </table:table-cell>
          <table:table-cell office:value-type="string" calcext:value-type="string">
            <text:p>JOSE APARECIDO DE GOES</text:p>
          </table:table-cell>
          <table:table-cell office:value-type="float" office:value="82346631868" calcext:value-type="float">
            <text:p>82346631868</text:p>
          </table:table-cell>
          <table:table-cell office:value-type="float" office:value="241.52" calcext:value-type="float">
            <text:p>241,52</text:p>
          </table:table-cell>
        </table:table-row>
        <table:table-row table:style-name="ro1">
          <table:table-cell office:value-type="string" calcext:value-type="string">
            <text:p>184963</text:p>
          </table:table-cell>
          <table:table-cell office:value-type="string" calcext:value-type="string">
            <text:p>LUCILENE GIMENEZ CASTILHO DE GOES</text:p>
          </table:table-cell>
          <table:table-cell office:value-type="float" office:value="17776585866" calcext:value-type="float">
            <text:p>17776585866</text:p>
          </table:table-cell>
          <table:table-cell office:value-type="float" office:value="117.75" calcext:value-type="float">
            <text:p>117,75</text:p>
          </table:table-cell>
        </table:table-row>
        <table:table-row table:style-name="ro1">
          <table:table-cell office:value-type="float" office:value="184996" calcext:value-type="float">
            <text:p>184996</text:p>
          </table:table-cell>
          <table:table-cell office:value-type="string" calcext:value-type="string">
            <text:p>FRANCINE TREVISAN AUGUSTI BENA</text:p>
          </table:table-cell>
          <table:table-cell office:value-type="float" office:value="35267448826" calcext:value-type="float">
            <text:p>35267448826</text:p>
          </table:table-cell>
          <table:table-cell office:value-type="float" office:value="175.67" calcext:value-type="float">
            <text:p>175,67</text:p>
          </table:table-cell>
        </table:table-row>
        <table:table-row table:style-name="ro1">
          <table:table-cell office:value-type="float" office:value="185034" calcext:value-type="float">
            <text:p>185034</text:p>
          </table:table-cell>
          <table:table-cell office:value-type="string" calcext:value-type="string">
            <text:p>MARGARETE MARIA MOREIRA NOGUEIRA</text:p>
          </table:table-cell>
          <table:table-cell office:value-type="float" office:value="10714931837" calcext:value-type="float">
            <text:p>10714931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111" calcext:value-type="float">
            <text:p>185111</text:p>
          </table:table-cell>
          <table:table-cell office:value-type="string" calcext:value-type="string">
            <text:p>ADILSON FRANCISCO PRUDENTE</text:p>
          </table:table-cell>
          <table:table-cell office:value-type="float" office:value="26176464838" calcext:value-type="float">
            <text:p>26176464838</text:p>
          </table:table-cell>
          <table:table-cell office:value-type="float" office:value="10.62" calcext:value-type="float">
            <text:p>10,62</text:p>
          </table:table-cell>
        </table:table-row>
        <table:table-row table:style-name="ro1">
          <table:table-cell office:value-type="string" calcext:value-type="string">
            <text:p>185111</text:p>
          </table:table-cell>
          <table:table-cell office:value-type="string" calcext:value-type="string">
            <text:p>EDUARDO FRANCISCO MACIEL PRUDENTE</text:p>
          </table:table-cell>
          <table:table-cell office:value-type="float" office:value="40271397802" calcext:value-type="float">
            <text:p>40271397802</text:p>
          </table:table-cell>
          <table:table-cell office:value-type="float" office:value="70.19" calcext:value-type="float">
            <text:p>70,19</text:p>
          </table:table-cell>
        </table:table-row>
        <table:table-row table:style-name="ro1">
          <table:table-cell office:value-type="string" calcext:value-type="string">
            <text:p>185111</text:p>
          </table:table-cell>
          <table:table-cell office:value-type="string" calcext:value-type="string">
            <text:p>MONISE MACIEL PRUDENTE</text:p>
          </table:table-cell>
          <table:table-cell office:value-type="float" office:value="29411579809" calcext:value-type="float">
            <text:p>29411579809</text:p>
          </table:table-cell>
          <table:table-cell office:value-type="float" office:value="66.76" calcext:value-type="float">
            <text:p>66,76</text:p>
          </table:table-cell>
        </table:table-row>
        <table:table-row table:style-name="ro1">
          <table:table-cell office:value-type="float" office:value="185144" calcext:value-type="float">
            <text:p>185144</text:p>
          </table:table-cell>
          <table:table-cell office:value-type="string" calcext:value-type="string">
            <text:p>MAURICIO HENRIQUE FERREIRA</text:p>
          </table:table-cell>
          <table:table-cell office:value-type="float" office:value="25974280873" calcext:value-type="float">
            <text:p>2597428087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85246" calcext:value-type="float">
            <text:p>185246</text:p>
          </table:table-cell>
          <table:table-cell office:value-type="string" calcext:value-type="string">
            <text:p>JOSE GALDINO DE LIMA</text:p>
          </table:table-cell>
          <table:table-cell office:value-type="float" office:value="28984404349" calcext:value-type="float">
            <text:p>289844043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5466" calcext:value-type="float">
            <text:p>185466</text:p>
          </table:table-cell>
          <table:table-cell office:value-type="string" calcext:value-type="string">
            <text:p>ANA KATE MILANEZ</text:p>
          </table:table-cell>
          <table:table-cell office:value-type="float" office:value="13593568861" calcext:value-type="float">
            <text:p>13593568861</text:p>
          </table:table-cell>
          <table:table-cell office:value-type="float" office:value="129.9" calcext:value-type="float">
            <text:p>129,9</text:p>
          </table:table-cell>
        </table:table-row>
        <table:table-row table:style-name="ro1">
          <table:table-cell office:value-type="float" office:value="185629" calcext:value-type="float">
            <text:p>185629</text:p>
          </table:table-cell>
          <table:table-cell office:value-type="string" calcext:value-type="string">
            <text:p>CLAUDIA DANIELE SALVADOR MONTEBELLO</text:p>
          </table:table-cell>
          <table:table-cell office:value-type="float" office:value="27477113822" calcext:value-type="float">
            <text:p>27477113822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85629</text:p>
          </table:table-cell>
          <table:table-cell office:value-type="string" calcext:value-type="string">
            <text:p>JOSE RICARDO MONTEBELLO</text:p>
          </table:table-cell>
          <table:table-cell office:value-type="float" office:value="27433028870" calcext:value-type="float">
            <text:p>27433028870</text:p>
          </table:table-cell>
          <table:table-cell office:value-type="float" office:value="252.36" calcext:value-type="float">
            <text:p>252,36</text:p>
          </table:table-cell>
        </table:table-row>
        <table:table-row table:style-name="ro1">
          <table:table-cell office:value-type="float" office:value="185637" calcext:value-type="float">
            <text:p>185637</text:p>
          </table:table-cell>
          <table:table-cell office:value-type="string" calcext:value-type="string">
            <text:p>CESAR AUGUSTO TREVISAN</text:p>
          </table:table-cell>
          <table:table-cell office:value-type="float" office:value="13945931800" calcext:value-type="float">
            <text:p>13945931800</text:p>
          </table:table-cell>
          <table:table-cell office:value-type="float" office:value="212.63" calcext:value-type="float">
            <text:p>212,63</text:p>
          </table:table-cell>
        </table:table-row>
        <table:table-row table:style-name="ro1">
          <table:table-cell office:value-type="float" office:value="185653" calcext:value-type="float">
            <text:p>185653</text:p>
          </table:table-cell>
          <table:table-cell office:value-type="string" calcext:value-type="string">
            <text:p>CONCEICAO RODRIGUES DE OLIVEIRA</text:p>
          </table:table-cell>
          <table:table-cell office:value-type="float" office:value="7934686803" calcext:value-type="float">
            <text:p>7934686803</text:p>
          </table:table-cell>
          <table:table-cell office:value-type="float" office:value="226.8" calcext:value-type="float">
            <text:p>226,8</text:p>
          </table:table-cell>
        </table:table-row>
        <table:table-row table:style-name="ro1">
          <table:table-cell office:value-type="string" calcext:value-type="string">
            <text:p>185653</text:p>
          </table:table-cell>
          <table:table-cell office:value-type="string" calcext:value-type="string">
            <text:p>JOSE BENEDICTO IGNACIO</text:p>
          </table:table-cell>
          <table:table-cell office:value-type="float" office:value="12355423865" calcext:value-type="float">
            <text:p>12355423865</text:p>
          </table:table-cell>
          <table:table-cell office:value-type="float" office:value="38.33" calcext:value-type="float">
            <text:p>38,33</text:p>
          </table:table-cell>
        </table:table-row>
        <table:table-row table:style-name="ro1">
          <table:table-cell office:value-type="float" office:value="186107" calcext:value-type="float">
            <text:p>186107</text:p>
          </table:table-cell>
          <table:table-cell office:value-type="string" calcext:value-type="string">
            <text:p>JANAINA BERTO</text:p>
          </table:table-cell>
          <table:table-cell office:value-type="float" office:value="29405575864" calcext:value-type="float">
            <text:p>294055758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123" calcext:value-type="float">
            <text:p>186123</text:p>
          </table:table-cell>
          <table:table-cell office:value-type="string" calcext:value-type="string">
            <text:p>JOENICE SOARES DOS SANTOS</text:p>
          </table:table-cell>
          <table:table-cell office:value-type="float" office:value="17566283863" calcext:value-type="float">
            <text:p>17566283863</text:p>
          </table:table-cell>
          <table:table-cell office:value-type="float" office:value="42.65" calcext:value-type="float">
            <text:p>42,65</text:p>
          </table:table-cell>
        </table:table-row>
        <table:table-row table:style-name="ro1">
          <table:table-cell office:value-type="float" office:value="186274" calcext:value-type="float">
            <text:p>186274</text:p>
          </table:table-cell>
          <table:table-cell office:value-type="string" calcext:value-type="string">
            <text:p>KEILA DE ALMEIDA</text:p>
          </table:table-cell>
          <table:table-cell office:value-type="float" office:value="32003343806" calcext:value-type="float">
            <text:p>320033438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6506" calcext:value-type="float">
            <text:p>186506</text:p>
          </table:table-cell>
          <table:table-cell office:value-type="string" calcext:value-type="string">
            <text:p>MARCIA APARECIDA PINTO CORREA</text:p>
          </table:table-cell>
          <table:table-cell office:value-type="float" office:value="9605038897" calcext:value-type="float">
            <text:p>9605038897</text:p>
          </table:table-cell>
          <table:table-cell office:value-type="float" office:value="161.07" calcext:value-type="float">
            <text:p>161,07</text:p>
          </table:table-cell>
        </table:table-row>
        <table:table-row table:style-name="ro1">
          <table:table-cell office:value-type="float" office:value="186547" calcext:value-type="float">
            <text:p>186547</text:p>
          </table:table-cell>
          <table:table-cell office:value-type="string" calcext:value-type="string">
            <text:p>MARCIA RIBEIRO OLIVEIRA</text:p>
          </table:table-cell>
          <table:table-cell office:value-type="float" office:value="22331249873" calcext:value-type="float">
            <text:p>22331249873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186698" calcext:value-type="float">
            <text:p>186698</text:p>
          </table:table-cell>
          <table:table-cell office:value-type="string" calcext:value-type="string">
            <text:p>MARIA ELENA BONASSA</text:p>
          </table:table-cell>
          <table:table-cell office:value-type="float" office:value="5127919885" calcext:value-type="float">
            <text:p>51279198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6718" calcext:value-type="float">
            <text:p>186718</text:p>
          </table:table-cell>
          <table:table-cell office:value-type="string" calcext:value-type="string">
            <text:p>MARIA LUCIENE DO CARMO</text:p>
          </table:table-cell>
          <table:table-cell office:value-type="float" office:value="28398318805" calcext:value-type="float">
            <text:p>28398318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893" calcext:value-type="float">
            <text:p>186893</text:p>
          </table:table-cell>
          <table:table-cell office:value-type="string" calcext:value-type="string">
            <text:p>NEUSA BUENO</text:p>
          </table:table-cell>
          <table:table-cell office:value-type="float" office:value="29013068880" calcext:value-type="float">
            <text:p>29013068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921" calcext:value-type="float">
            <text:p>186921</text:p>
          </table:table-cell>
          <table:table-cell office:value-type="string" calcext:value-type="string">
            <text:p>IVAN CALDERA CHITOLINA</text:p>
          </table:table-cell>
          <table:table-cell office:value-type="float" office:value="30678279888" calcext:value-type="float">
            <text:p>30678279888</text:p>
          </table:table-cell>
          <table:table-cell office:value-type="float" office:value="33.88" calcext:value-type="float">
            <text:p>33,88</text:p>
          </table:table-cell>
        </table:table-row>
        <table:table-row table:style-name="ro1">
          <table:table-cell office:value-type="string" calcext:value-type="string">
            <text:p>186921</text:p>
          </table:table-cell>
          <table:table-cell office:value-type="string" calcext:value-type="string">
            <text:p>LAURA DECHEN CHITOLINA</text:p>
          </table:table-cell>
          <table:table-cell office:value-type="float" office:value="52464399841" calcext:value-type="float">
            <text:p>5246439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033" calcext:value-type="float">
            <text:p>187033</text:p>
          </table:table-cell>
          <table:table-cell office:value-type="string" calcext:value-type="string">
            <text:p>ROSANA DE PAULA ARRUDA SILVA</text:p>
          </table:table-cell>
          <table:table-cell office:value-type="float" office:value="30630364800" calcext:value-type="float">
            <text:p>30630364800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187082" calcext:value-type="float">
            <text:p>187082</text:p>
          </table:table-cell>
          <table:table-cell office:value-type="string" calcext:value-type="string">
            <text:p>SALETE APARECIDA DA ROCHA</text:p>
          </table:table-cell>
          <table:table-cell office:value-type="float" office:value="16790918833" calcext:value-type="float">
            <text:p>16790918833</text:p>
          </table:table-cell>
          <table:table-cell office:value-type="float" office:value="159.57" calcext:value-type="float">
            <text:p>159,57</text:p>
          </table:table-cell>
        </table:table-row>
        <table:table-row table:style-name="ro1">
          <table:table-cell office:value-type="float" office:value="187127" calcext:value-type="float">
            <text:p>187127</text:p>
          </table:table-cell>
          <table:table-cell office:value-type="string" calcext:value-type="string">
            <text:p>EDMILSON ROBERTO BARBOSA</text:p>
          </table:table-cell>
          <table:table-cell office:value-type="float" office:value="2781780812" calcext:value-type="float">
            <text:p>2781780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212" calcext:value-type="float">
            <text:p>187212</text:p>
          </table:table-cell>
          <table:table-cell office:value-type="string" calcext:value-type="string">
            <text:p>SIRLENE DE FATIMA ALEXANDRE CAVALCANTE</text:p>
          </table:table-cell>
          <table:table-cell office:value-type="float" office:value="17897822877" calcext:value-type="float">
            <text:p>17897822877</text:p>
          </table:table-cell>
          <table:table-cell office:value-type="float" office:value="197.48" calcext:value-type="float">
            <text:p>197,48</text:p>
          </table:table-cell>
        </table:table-row>
        <table:table-row table:style-name="ro1">
          <table:table-cell office:value-type="float" office:value="187261" calcext:value-type="float">
            <text:p>187261</text:p>
          </table:table-cell>
          <table:table-cell office:value-type="string" calcext:value-type="string">
            <text:p>ANDRE DE PAULA</text:p>
          </table:table-cell>
          <table:table-cell office:value-type="float" office:value="54851192800" calcext:value-type="float">
            <text:p>548511928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87261</text:p>
          </table:table-cell>
          <table:table-cell office:value-type="string" calcext:value-type="string">
            <text:p>SUZY HELENA DE PAULA</text:p>
          </table:table-cell>
          <table:table-cell office:value-type="float" office:value="7869866890" calcext:value-type="float">
            <text:p>7869866890</text:p>
          </table:table-cell>
          <table:table-cell office:value-type="float" office:value="81.34" calcext:value-type="float">
            <text:p>81,34</text:p>
          </table:table-cell>
        </table:table-row>
        <table:table-row table:style-name="ro1">
          <table:table-cell office:value-type="float" office:value="187294" calcext:value-type="float">
            <text:p>187294</text:p>
          </table:table-cell>
          <table:table-cell office:value-type="string" calcext:value-type="string">
            <text:p>TATIANA SANTOS TORNISIELO</text:p>
          </table:table-cell>
          <table:table-cell office:value-type="float" office:value="26882360839" calcext:value-type="float">
            <text:p>268823608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363" calcext:value-type="float">
            <text:p>187363</text:p>
          </table:table-cell>
          <table:table-cell office:value-type="string" calcext:value-type="string">
            <text:p>VALKIRIA CILENE CHIEREGATTI VERDERAMI</text:p>
          </table:table-cell>
          <table:table-cell office:value-type="float" office:value="19039688877" calcext:value-type="float">
            <text:p>19039688877</text:p>
          </table:table-cell>
          <table:table-cell office:value-type="float" office:value="98.92" calcext:value-type="float">
            <text:p>98,92</text:p>
          </table:table-cell>
        </table:table-row>
        <table:table-row table:style-name="ro1">
          <table:table-cell office:value-type="float" office:value="187408" calcext:value-type="float">
            <text:p>187408</text:p>
          </table:table-cell>
          <table:table-cell office:value-type="string" calcext:value-type="string">
            <text:p>VANIA LUCIA MARIANO</text:p>
          </table:table-cell>
          <table:table-cell office:value-type="float" office:value="11528284879" calcext:value-type="float">
            <text:p>11528284879</text:p>
          </table:table-cell>
          <table:table-cell office:value-type="float" office:value="265.5" calcext:value-type="float">
            <text:p>265,5</text:p>
          </table:table-cell>
        </table:table-row>
        <table:table-row table:style-name="ro1">
          <table:table-cell office:value-type="float" office:value="187636" calcext:value-type="float">
            <text:p>187636</text:p>
          </table:table-cell>
          <table:table-cell office:value-type="string" calcext:value-type="string">
            <text:p>MARIA DA LAPA LOPES FIGUEIRO VAZ</text:p>
          </table:table-cell>
          <table:table-cell office:value-type="float" office:value="35865407600" calcext:value-type="float">
            <text:p>35865407600</text:p>
          </table:table-cell>
          <table:table-cell office:value-type="float" office:value="299.57" calcext:value-type="float">
            <text:p>299,57</text:p>
          </table:table-cell>
        </table:table-row>
        <table:table-row table:style-name="ro1">
          <table:table-cell office:value-type="float" office:value="187652" calcext:value-type="float">
            <text:p>187652</text:p>
          </table:table-cell>
          <table:table-cell office:value-type="string" calcext:value-type="string">
            <text:p>NADIR DE FREITAS DA SILVA</text:p>
          </table:table-cell>
          <table:table-cell office:value-type="float" office:value="6464002821" calcext:value-type="float">
            <text:p>6464002821</text:p>
          </table:table-cell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187738" calcext:value-type="float">
            <text:p>187738</text:p>
          </table:table-cell>
          <table:table-cell office:value-type="string" calcext:value-type="string">
            <text:p>ERICK AZEVEDO TEIXEIRA FRANCO</text:p>
          </table:table-cell>
          <table:table-cell office:value-type="float" office:value="2527163882" calcext:value-type="float">
            <text:p>25271638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889" calcext:value-type="float">
            <text:p>187889</text:p>
          </table:table-cell>
          <table:table-cell office:value-type="string" calcext:value-type="string">
            <text:p>DENISE CANDIDA MALAQUIAS DOS SANTOS</text:p>
          </table:table-cell>
          <table:table-cell office:value-type="float" office:value="11528777808" calcext:value-type="float">
            <text:p>11528777808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188994" calcext:value-type="float">
            <text:p>188994</text:p>
          </table:table-cell>
          <table:table-cell office:value-type="string" calcext:value-type="string">
            <text:p>DALILA FERNANDA FERREIRA</text:p>
          </table:table-cell>
          <table:table-cell office:value-type="float" office:value="21711716855" calcext:value-type="float">
            <text:p>21711716855</text:p>
          </table:table-cell>
          <table:table-cell office:value-type="float" office:value="203.99" calcext:value-type="float">
            <text:p>203,99</text:p>
          </table:table-cell>
        </table:table-row>
        <table:table-row table:style-name="ro1">
          <table:table-cell office:value-type="float" office:value="189175" calcext:value-type="float">
            <text:p>189175</text:p>
          </table:table-cell>
          <table:table-cell office:value-type="string" calcext:value-type="string">
            <text:p>LUCIA CRISTINA ROCHA MORATO</text:p>
          </table:table-cell>
          <table:table-cell office:value-type="float" office:value="27343067869" calcext:value-type="float">
            <text:p>27343067869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89362" calcext:value-type="float">
            <text:p>189362</text:p>
          </table:table-cell>
          <table:table-cell office:value-type="string" calcext:value-type="string">
            <text:p>BENEDITO BERNARDINO SILVA</text:p>
          </table:table-cell>
          <table:table-cell office:value-type="float" office:value="1645220850" calcext:value-type="float">
            <text:p>1645220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619" calcext:value-type="float">
            <text:p>189619</text:p>
          </table:table-cell>
          <table:table-cell office:value-type="string" calcext:value-type="string">
            <text:p>KARINA MENEGUELLI PASCHOAL</text:p>
          </table:table-cell>
          <table:table-cell office:value-type="float" office:value="28653623884" calcext:value-type="float">
            <text:p>28653623884</text:p>
          </table:table-cell>
          <table:table-cell office:value-type="float" office:value="95.81" calcext:value-type="float">
            <text:p>95,81</text:p>
          </table:table-cell>
        </table:table-row>
        <table:table-row table:style-name="ro1">
          <table:table-cell office:value-type="float" office:value="189668" calcext:value-type="float">
            <text:p>189668</text:p>
          </table:table-cell>
          <table:table-cell office:value-type="string" calcext:value-type="string">
            <text:p>ISABEL CRISTINA DIAS</text:p>
          </table:table-cell>
          <table:table-cell office:value-type="float" office:value="15489333847" calcext:value-type="float">
            <text:p>15489333847</text:p>
          </table:table-cell>
          <table:table-cell office:value-type="float" office:value="267.32" calcext:value-type="float">
            <text:p>267,32</text:p>
          </table:table-cell>
        </table:table-row>
        <table:table-row table:style-name="ro1">
          <table:table-cell office:value-type="string" calcext:value-type="string">
            <text:p>189668</text:p>
          </table:table-cell>
          <table:table-cell office:value-type="string" calcext:value-type="string">
            <text:p>LUCAS ANTONIO DIAS MAIA</text:p>
          </table:table-cell>
          <table:table-cell office:value-type="float" office:value="54078364837" calcext:value-type="float">
            <text:p>54078364837</text:p>
          </table:table-cell>
          <table:table-cell office:value-type="float" office:value="102.87" calcext:value-type="float">
            <text:p>102,87</text:p>
          </table:table-cell>
        </table:table-row>
        <table:table-row table:style-name="ro1">
          <table:table-cell office:value-type="float" office:value="190173" calcext:value-type="float">
            <text:p>190173</text:p>
          </table:table-cell>
          <table:table-cell office:value-type="string" calcext:value-type="string">
            <text:p>ARIOVALDO ROGERIO MODA</text:p>
          </table:table-cell>
          <table:table-cell office:value-type="float" office:value="2806109809" calcext:value-type="float">
            <text:p>2806109809</text:p>
          </table:table-cell>
          <table:table-cell office:value-type="float" office:value="326.96" calcext:value-type="float">
            <text:p>326,96</text:p>
          </table:table-cell>
        </table:table-row>
        <table:table-row table:style-name="ro1">
          <table:table-cell office:value-type="float" office:value="190201" calcext:value-type="float">
            <text:p>190201</text:p>
          </table:table-cell>
          <table:table-cell office:value-type="string" calcext:value-type="string">
            <text:p>CRISTINA DOS SANTOS SILVEIRA</text:p>
          </table:table-cell>
          <table:table-cell office:value-type="float" office:value="11528112822" calcext:value-type="float">
            <text:p>11528112822</text:p>
          </table:table-cell>
          <table:table-cell office:value-type="float" office:value="154.37" calcext:value-type="float">
            <text:p>154,37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string" calcext:value-type="string">
            <text:p>JOAO JOSE ANANIAS</text:p>
          </table:table-cell>
          <table:table-cell office:value-type="float" office:value="13945992850" calcext:value-type="float">
            <text:p>13945992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328" calcext:value-type="float">
            <text:p>190328</text:p>
          </table:table-cell>
          <table:table-cell office:value-type="string" calcext:value-type="string">
            <text:p>DALTON GONCALVES VAL</text:p>
          </table:table-cell>
          <table:table-cell office:value-type="float" office:value="77210921753" calcext:value-type="float">
            <text:p>772109217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523" calcext:value-type="float">
            <text:p>190523</text:p>
          </table:table-cell>
          <table:table-cell office:value-type="string" calcext:value-type="string">
            <text:p>LUIS AUGUSTO CARLIM</text:p>
          </table:table-cell>
          <table:table-cell office:value-type="float" office:value="17166222808" calcext:value-type="float">
            <text:p>17166222808</text:p>
          </table:table-cell>
          <table:table-cell office:value-type="float" office:value="100.59" calcext:value-type="float">
            <text:p>100,59</text:p>
          </table:table-cell>
        </table:table-row>
        <table:table-row table:style-name="ro1">
          <table:table-cell office:value-type="float" office:value="190548" calcext:value-type="float">
            <text:p>190548</text:p>
          </table:table-cell>
          <table:table-cell office:value-type="string" calcext:value-type="string">
            <text:p>ISABELA HENRIQUE FORTES</text:p>
          </table:table-cell>
          <table:table-cell office:value-type="float" office:value="52379377804" calcext:value-type="float">
            <text:p>52379377804</text:p>
          </table:table-cell>
          <table:table-cell office:value-type="float" office:value="158.88" calcext:value-type="float">
            <text:p>158,88</text:p>
          </table:table-cell>
        </table:table-row>
        <table:table-row table:style-name="ro1">
          <table:table-cell office:value-type="string" calcext:value-type="string">
            <text:p>190548</text:p>
          </table:table-cell>
          <table:table-cell office:value-type="string" calcext:value-type="string">
            <text:p>LEONARDO HENRIQUE FORTES</text:p>
          </table:table-cell>
          <table:table-cell office:value-type="float" office:value="52379322821" calcext:value-type="float">
            <text:p>52379322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743" calcext:value-type="float">
            <text:p>190743</text:p>
          </table:table-cell>
          <table:table-cell office:value-type="string" calcext:value-type="string">
            <text:p>LUIZ CARLOS FELICIO</text:p>
          </table:table-cell>
          <table:table-cell office:value-type="float" office:value="5531995873" calcext:value-type="float">
            <text:p>5531995873</text:p>
          </table:table-cell>
          <table:table-cell office:value-type="float" office:value="304.97" calcext:value-type="float">
            <text:p>304,97</text:p>
          </table:table-cell>
        </table:table-row>
        <table:table-row table:style-name="ro1">
          <table:table-cell office:value-type="float" office:value="190751" calcext:value-type="float">
            <text:p>190751</text:p>
          </table:table-cell>
          <table:table-cell office:value-type="string" calcext:value-type="string">
            <text:p>MARIA DE FATIMA LIMA GODOY CHRISTOFOLETTI</text:p>
          </table:table-cell>
          <table:table-cell office:value-type="float" office:value="11008061808" calcext:value-type="float">
            <text:p>11008061808</text:p>
          </table:table-cell>
          <table:table-cell office:value-type="float" office:value="23.14" calcext:value-type="float">
            <text:p>23,14</text:p>
          </table:table-cell>
        </table:table-row>
        <table:table-row table:style-name="ro1">
          <table:table-cell office:value-type="float" office:value="191254" calcext:value-type="float">
            <text:p>191254</text:p>
          </table:table-cell>
          <table:table-cell office:value-type="string" calcext:value-type="string">
            <text:p>MARIA OSMARINA LEITE</text:p>
          </table:table-cell>
          <table:table-cell office:value-type="float" office:value="11546705899" calcext:value-type="float">
            <text:p>11546705899</text:p>
          </table:table-cell>
          <table:table-cell office:value-type="float" office:value="53.33" calcext:value-type="float">
            <text:p>53,33</text:p>
          </table:table-cell>
        </table:table-row>
        <table:table-row table:style-name="ro1">
          <table:table-cell office:value-type="float" office:value="191262" calcext:value-type="float">
            <text:p>191262</text:p>
          </table:table-cell>
          <table:table-cell office:value-type="string" calcext:value-type="string">
            <text:p>AMANDA FERNANDA GUENZE</text:p>
          </table:table-cell>
          <table:table-cell office:value-type="float" office:value="51476158819" calcext:value-type="float">
            <text:p>51476158819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91287" calcext:value-type="float">
            <text:p>191287</text:p>
          </table:table-cell>
          <table:table-cell office:value-type="string" calcext:value-type="string">
            <text:p>VANESSA CHILIANO TEIXEIRA</text:p>
          </table:table-cell>
          <table:table-cell office:value-type="float" office:value="31687005842" calcext:value-type="float">
            <text:p>31687005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755" calcext:value-type="float">
            <text:p>191755</text:p>
          </table:table-cell>
          <table:table-cell office:value-type="string" calcext:value-type="string">
            <text:p>JULIANA CORDEIRO SANTOS</text:p>
          </table:table-cell>
          <table:table-cell office:value-type="float" office:value="4686714982" calcext:value-type="float">
            <text:p>46867149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763" calcext:value-type="float">
            <text:p>191763</text:p>
          </table:table-cell>
          <table:table-cell office:value-type="string" calcext:value-type="string">
            <text:p>AURELITA VIDAL DO NASCIMENTO DA SILVA</text:p>
          </table:table-cell>
          <table:table-cell office:value-type="float" office:value="33407096534" calcext:value-type="float">
            <text:p>33407096534</text:p>
          </table:table-cell>
          <table:table-cell office:value-type="float" office:value="54.93" calcext:value-type="float">
            <text:p>54,93</text:p>
          </table:table-cell>
        </table:table-row>
        <table:table-row table:style-name="ro1">
          <table:table-cell office:value-type="float" office:value="191824" calcext:value-type="float">
            <text:p>191824</text:p>
          </table:table-cell>
          <table:table-cell office:value-type="string" calcext:value-type="string">
            <text:p>CLAUDIO SERGIO GUASSI</text:p>
          </table:table-cell>
          <table:table-cell office:value-type="float" office:value="13944966805" calcext:value-type="float">
            <text:p>13944966805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91959" calcext:value-type="float">
            <text:p>191959</text:p>
          </table:table-cell>
          <table:table-cell office:value-type="string" calcext:value-type="string">
            <text:p>ANA CLAUDIA TREVIZAM MARTINS POMPEU</text:p>
          </table:table-cell>
          <table:table-cell office:value-type="float" office:value="31118699890" calcext:value-type="float">
            <text:p>31118699890</text:p>
          </table:table-cell>
          <table:table-cell office:value-type="float" office:value="127.36" calcext:value-type="float">
            <text:p>127,36</text:p>
          </table:table-cell>
        </table:table-row>
        <table:table-row table:style-name="ro1">
          <table:table-cell office:value-type="string" calcext:value-type="string">
            <text:p>191959</text:p>
          </table:table-cell>
          <table:table-cell office:value-type="string" calcext:value-type="string">
            <text:p>MATTEO MARTINS POMPEU</text:p>
          </table:table-cell>
          <table:table-cell office:value-type="float" office:value="57685021811" calcext:value-type="float">
            <text:p>57685021811</text:p>
          </table:table-cell>
          <table:table-cell office:value-type="float" office:value="43.59" calcext:value-type="float">
            <text:p>43,59</text:p>
          </table:table-cell>
        </table:table-row>
        <table:table-row table:style-name="ro1">
          <table:table-cell office:value-type="float" office:value="192156" calcext:value-type="float">
            <text:p>192156</text:p>
          </table:table-cell>
          <table:table-cell office:value-type="string" calcext:value-type="string">
            <text:p>ANDRESA NUNEZ GARCIA MENDES</text:p>
          </table:table-cell>
          <table:table-cell office:value-type="float" office:value="31117687830" calcext:value-type="float">
            <text:p>31117687830</text:p>
          </table:table-cell>
          <table:table-cell office:value-type="float" office:value="193.17" calcext:value-type="float">
            <text:p>193,17</text:p>
          </table:table-cell>
        </table:table-row>
        <table:table-row table:style-name="ro1">
          <table:table-cell office:value-type="float" office:value="192197" calcext:value-type="float">
            <text:p>192197</text:p>
          </table:table-cell>
          <table:table-cell office:value-type="string" calcext:value-type="string">
            <text:p>TAIS DE LIMA PRUDENTE</text:p>
          </table:table-cell>
          <table:table-cell office:value-type="float" office:value="10406946752" calcext:value-type="float">
            <text:p>10406946752</text:p>
          </table:table-cell>
          <table:table-cell office:value-type="float" office:value="423.54" calcext:value-type="float">
            <text:p>423,54</text:p>
          </table:table-cell>
        </table:table-row>
        <table:table-row table:style-name="ro1">
          <table:table-cell office:value-type="float" office:value="192461" calcext:value-type="float">
            <text:p>192461</text:p>
          </table:table-cell>
          <table:table-cell office:value-type="string" calcext:value-type="string">
            <text:p>JULIANA ROSA CAMPOS</text:p>
          </table:table-cell>
          <table:table-cell office:value-type="float" office:value="22484139802" calcext:value-type="float">
            <text:p>22484139802</text:p>
          </table:table-cell>
          <table:table-cell office:value-type="float" office:value="179.57" calcext:value-type="float">
            <text:p>179,57</text:p>
          </table:table-cell>
        </table:table-row>
        <table:table-row table:style-name="ro1">
          <table:table-cell office:value-type="float" office:value="193102" calcext:value-type="float">
            <text:p>193102</text:p>
          </table:table-cell>
          <table:table-cell office:value-type="string" calcext:value-type="string">
            <text:p>SIMONIA APARECIDA DA SILVA</text:p>
          </table:table-cell>
          <table:table-cell office:value-type="float" office:value="7904506661" calcext:value-type="float">
            <text:p>7904506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253" calcext:value-type="float">
            <text:p>193253</text:p>
          </table:table-cell>
          <table:table-cell office:value-type="string" calcext:value-type="string">
            <text:p>LEIA BERALDI TELLES</text:p>
          </table:table-cell>
          <table:table-cell office:value-type="float" office:value="58808832805" calcext:value-type="float">
            <text:p>58808832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371" calcext:value-type="float">
            <text:p>193371</text:p>
          </table:table-cell>
          <table:table-cell office:value-type="string" calcext:value-type="string">
            <text:p>CINTIA SALES DA SILVA MACIEL</text:p>
          </table:table-cell>
          <table:table-cell office:value-type="float" office:value="30097660841" calcext:value-type="float">
            <text:p>30097660841</text:p>
          </table:table-cell>
          <table:table-cell office:value-type="float" office:value="274.68" calcext:value-type="float">
            <text:p>274,68</text:p>
          </table:table-cell>
        </table:table-row>
        <table:table-row table:style-name="ro1">
          <table:table-cell office:value-type="float" office:value="193416" calcext:value-type="float">
            <text:p>193416</text:p>
          </table:table-cell>
          <table:table-cell office:value-type="string" calcext:value-type="string">
            <text:p>JULIANA COSTA DE OLIVEIRA TOLEDO</text:p>
          </table:table-cell>
          <table:table-cell office:value-type="float" office:value="56528177805" calcext:value-type="float">
            <text:p>56528177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3416</text:p>
          </table:table-cell>
          <table:table-cell office:value-type="string" calcext:value-type="string">
            <text:p>RENATA CAMPOS COSTA</text:p>
          </table:table-cell>
          <table:table-cell office:value-type="float" office:value="31560639830" calcext:value-type="float">
            <text:p>31560639830</text:p>
          </table:table-cell>
          <table:table-cell office:value-type="float" office:value="55.63" calcext:value-type="float">
            <text:p>55,63</text:p>
          </table:table-cell>
        </table:table-row>
        <table:table-row table:style-name="ro1">
          <table:table-cell office:value-type="float" office:value="193457" calcext:value-type="float">
            <text:p>193457</text:p>
          </table:table-cell>
          <table:table-cell office:value-type="string" calcext:value-type="string">
            <text:p>TAIS YURI OTSUK</text:p>
          </table:table-cell>
          <table:table-cell office:value-type="float" office:value="23114816819" calcext:value-type="float">
            <text:p>231148168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652" calcext:value-type="float">
            <text:p>193652</text:p>
          </table:table-cell>
          <table:table-cell office:value-type="string" calcext:value-type="string">
            <text:p>CARLOS EDUARDO MIORI</text:p>
          </table:table-cell>
          <table:table-cell office:value-type="float" office:value="33905829835" calcext:value-type="float">
            <text:p>33905829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693" calcext:value-type="float">
            <text:p>193693</text:p>
          </table:table-cell>
          <table:table-cell office:value-type="string" calcext:value-type="string">
            <text:p>FERNANDO CLAUDINO ALVES</text:p>
          </table:table-cell>
          <table:table-cell office:value-type="float" office:value="31883334802" calcext:value-type="float">
            <text:p>31883334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762" calcext:value-type="float">
            <text:p>193762</text:p>
          </table:table-cell>
          <table:table-cell office:value-type="string" calcext:value-type="string">
            <text:p>JOSE MARIA MELATTO BRASIL</text:p>
          </table:table-cell>
          <table:table-cell office:value-type="float" office:value="3869219890" calcext:value-type="float">
            <text:p>3869219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3762</text:p>
          </table:table-cell>
          <table:table-cell office:value-type="string" calcext:value-type="string">
            <text:p>SUELI DRESSANO</text:p>
          </table:table-cell>
          <table:table-cell office:value-type="float" office:value="7870881880" calcext:value-type="float">
            <text:p>7870881880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float" office:value="193856" calcext:value-type="float">
            <text:p>193856</text:p>
          </table:table-cell>
          <table:table-cell office:value-type="string" calcext:value-type="string">
            <text:p>JUAN CARLOS HERRERA</text:p>
          </table:table-cell>
          <table:table-cell office:value-type="float" office:value="25868452852" calcext:value-type="float">
            <text:p>25868452852</text:p>
          </table:table-cell>
          <table:table-cell office:value-type="float" office:value="57.41" calcext:value-type="float">
            <text:p>57,41</text:p>
          </table:table-cell>
        </table:table-row>
        <table:table-row table:style-name="ro1">
          <table:table-cell office:value-type="float" office:value="194562" calcext:value-type="float">
            <text:p>194562</text:p>
          </table:table-cell>
          <table:table-cell office:value-type="string" calcext:value-type="string">
            <text:p>BRUNA CRISTINA GIANONI</text:p>
          </table:table-cell>
          <table:table-cell office:value-type="float" office:value="35339956822" calcext:value-type="float">
            <text:p>3533995682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4876" calcext:value-type="float">
            <text:p>194876</text:p>
          </table:table-cell>
          <table:table-cell office:value-type="string" calcext:value-type="string">
            <text:p>ADRIANO JOSE DE OLIVEIRA</text:p>
          </table:table-cell>
          <table:table-cell office:value-type="float" office:value="26322674803" calcext:value-type="float">
            <text:p>26322674803</text:p>
          </table:table-cell>
          <table:table-cell office:value-type="float" office:value="95.58" calcext:value-type="float">
            <text:p>95,58</text:p>
          </table:table-cell>
        </table:table-row>
        <table:table-row table:style-name="ro1">
          <table:table-cell office:value-type="float" office:value="195057" calcext:value-type="float">
            <text:p>195057</text:p>
          </table:table-cell>
          <table:table-cell office:value-type="string" calcext:value-type="string">
            <text:p>ANA MARIA SOUZA FONSECA</text:p>
          </table:table-cell>
          <table:table-cell office:value-type="float" office:value="21875097880" calcext:value-type="float">
            <text:p>218750978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5269" calcext:value-type="float">
            <text:p>195269</text:p>
          </table:table-cell>
          <table:table-cell office:value-type="string" calcext:value-type="string">
            <text:p>LORENZO BARREIROS RODRIGUES</text:p>
          </table:table-cell>
          <table:table-cell office:value-type="float" office:value="58926465802" calcext:value-type="float">
            <text:p>58926465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395" calcext:value-type="float">
            <text:p>195395</text:p>
          </table:table-cell>
          <table:table-cell office:value-type="string" calcext:value-type="string">
            <text:p>JANAINA NATALIA MASSON</text:p>
          </table:table-cell>
          <table:table-cell office:value-type="float" office:value="22873958812" calcext:value-type="float">
            <text:p>22873958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472" calcext:value-type="float">
            <text:p>195472</text:p>
          </table:table-cell>
          <table:table-cell office:value-type="string" calcext:value-type="string">
            <text:p>KARINA CANO SANCHES</text:p>
          </table:table-cell>
          <table:table-cell office:value-type="float" office:value="33247635840" calcext:value-type="float">
            <text:p>33247635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525" calcext:value-type="float">
            <text:p>195525</text:p>
          </table:table-cell>
          <table:table-cell office:value-type="string" calcext:value-type="string">
            <text:p>LAISE COSTA DE OLIVEIRA</text:p>
          </table:table-cell>
          <table:table-cell office:value-type="float" office:value="5137105589" calcext:value-type="float">
            <text:p>5137105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5525</text:p>
          </table:table-cell>
          <table:table-cell office:value-type="string" calcext:value-type="string">
            <text:p>LEVI COSTA DE OLIVEIRA</text:p>
          </table:table-cell>
          <table:table-cell office:value-type="float" office:value="50868830836" calcext:value-type="float">
            <text:p>5086883083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95525</text:p>
          </table:table-cell>
          <table:table-cell office:value-type="string" calcext:value-type="string">
            <text:p>WESLEY COSTA DA SILVA OLIVEIRA</text:p>
          </table:table-cell>
          <table:table-cell office:value-type="float" office:value="6535578500" calcext:value-type="float">
            <text:p>6535578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635" calcext:value-type="float">
            <text:p>195635</text:p>
          </table:table-cell>
          <table:table-cell office:value-type="string" calcext:value-type="string">
            <text:p>LUIS ROBERTO ANTONIOLLI</text:p>
          </table:table-cell>
          <table:table-cell office:value-type="float" office:value="5208474824" calcext:value-type="float">
            <text:p>5208474824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95635</text:p>
          </table:table-cell>
          <table:table-cell office:value-type="string" calcext:value-type="string">
            <text:p>MARCIA VERIDIANA STENICO ANTONIOLLI</text:p>
          </table:table-cell>
          <table:table-cell office:value-type="float" office:value="11525761862" calcext:value-type="float">
            <text:p>11525761862</text:p>
          </table:table-cell>
          <table:table-cell office:value-type="float" office:value="173.65" calcext:value-type="float">
            <text:p>173,65</text:p>
          </table:table-cell>
        </table:table-row>
        <table:table-row table:style-name="ro1">
          <table:table-cell office:value-type="float" office:value="195778" calcext:value-type="float">
            <text:p>195778</text:p>
          </table:table-cell>
          <table:table-cell office:value-type="string" calcext:value-type="string">
            <text:p>MONIKA DOS SANTOS MAGNO</text:p>
          </table:table-cell>
          <table:table-cell office:value-type="float" office:value="35153884864" calcext:value-type="float">
            <text:p>35153884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806" calcext:value-type="float">
            <text:p>195806</text:p>
          </table:table-cell>
          <table:table-cell office:value-type="string" calcext:value-type="string">
            <text:p>PRISCILA SOUZA DE AMARAL MENEZES</text:p>
          </table:table-cell>
          <table:table-cell office:value-type="float" office:value="11245277707" calcext:value-type="float">
            <text:p>11245277707</text:p>
          </table:table-cell>
          <table:table-cell office:value-type="float" office:value="69.74" calcext:value-type="float">
            <text:p>69,74</text:p>
          </table:table-cell>
        </table:table-row>
        <table:table-row table:style-name="ro1">
          <table:table-cell office:value-type="float" office:value="195863" calcext:value-type="float">
            <text:p>195863</text:p>
          </table:table-cell>
          <table:table-cell office:value-type="string" calcext:value-type="string">
            <text:p>LEANDRO APARECIDO PRADO</text:p>
          </table:table-cell>
          <table:table-cell office:value-type="float" office:value="27868283840" calcext:value-type="float">
            <text:p>27868283840</text:p>
          </table:table-cell>
          <table:table-cell office:value-type="float" office:value="150.71" calcext:value-type="float">
            <text:p>150,71</text:p>
          </table:table-cell>
        </table:table-row>
        <table:table-row table:style-name="ro1">
          <table:table-cell office:value-type="float" office:value="195896" calcext:value-type="float">
            <text:p>195896</text:p>
          </table:table-cell>
          <table:table-cell office:value-type="string" calcext:value-type="string">
            <text:p>ROSANA CLEIDE ALEIXO SILVA DUARTE</text:p>
          </table:table-cell>
          <table:table-cell office:value-type="float" office:value="43789021253" calcext:value-type="float">
            <text:p>43789021253</text:p>
          </table:table-cell>
          <table:table-cell office:value-type="float" office:value="39.16" calcext:value-type="float">
            <text:p>39,16</text:p>
          </table:table-cell>
        </table:table-row>
        <table:table-row table:style-name="ro1">
          <table:table-cell office:value-type="float" office:value="196443" calcext:value-type="float">
            <text:p>196443</text:p>
          </table:table-cell>
          <table:table-cell office:value-type="string" calcext:value-type="string">
            <text:p>CILENE JOANA GABRIEL</text:p>
          </table:table-cell>
          <table:table-cell office:value-type="float" office:value="12369561840" calcext:value-type="float">
            <text:p>12369561840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96529" calcext:value-type="float">
            <text:p>196529</text:p>
          </table:table-cell>
          <table:table-cell office:value-type="string" calcext:value-type="string">
            <text:p>IGOR BENEDITO DOS SANTOS</text:p>
          </table:table-cell>
          <table:table-cell office:value-type="float" office:value="49372365807" calcext:value-type="float">
            <text:p>49372365807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96529</text:p>
          </table:table-cell>
          <table:table-cell office:value-type="string" calcext:value-type="string">
            <text:p>MARGARETE ORLANDINI DOS SANTOS</text:p>
          </table:table-cell>
          <table:table-cell office:value-type="float" office:value="11016988885" calcext:value-type="float">
            <text:p>11016988885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97117" calcext:value-type="float">
            <text:p>197117</text:p>
          </table:table-cell>
          <table:table-cell office:value-type="string" calcext:value-type="string">
            <text:p>EDUARDO ANTONIO DA CUNHA</text:p>
          </table:table-cell>
          <table:table-cell office:value-type="float" office:value="212215884" calcext:value-type="float">
            <text:p>212215884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97117</text:p>
          </table:table-cell>
          <table:table-cell office:value-type="string" calcext:value-type="string">
            <text:p>ELAINE CINTIA PISSINATO AMSTALDEN</text:p>
          </table:table-cell>
          <table:table-cell office:value-type="float" office:value="13945586860" calcext:value-type="float">
            <text:p>13945586860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97243" calcext:value-type="float">
            <text:p>197243</text:p>
          </table:table-cell>
          <table:table-cell office:value-type="string" calcext:value-type="string">
            <text:p>LINDALVA LUCIANA RAVIRA</text:p>
          </table:table-cell>
          <table:table-cell office:value-type="float" office:value="10659975823" calcext:value-type="float">
            <text:p>10659975823</text:p>
          </table:table-cell>
          <table:table-cell office:value-type="float" office:value="102.36" calcext:value-type="float">
            <text:p>102,36</text:p>
          </table:table-cell>
        </table:table-row>
        <table:table-row table:style-name="ro1">
          <table:table-cell office:value-type="float" office:value="197251" calcext:value-type="float">
            <text:p>197251</text:p>
          </table:table-cell>
          <table:table-cell office:value-type="string" calcext:value-type="string">
            <text:p>MARIA DE LURDES VITTI STOCO</text:p>
          </table:table-cell>
          <table:table-cell office:value-type="float" office:value="3254884876" calcext:value-type="float">
            <text:p>3254884876</text:p>
          </table:table-cell>
          <table:table-cell office:value-type="float" office:value="112.18" calcext:value-type="float">
            <text:p>112,18</text:p>
          </table:table-cell>
        </table:table-row>
        <table:table-row table:style-name="ro1">
          <table:table-cell office:value-type="string" calcext:value-type="string">
            <text:p>197251</text:p>
          </table:table-cell>
          <table:table-cell office:value-type="string" calcext:value-type="string">
            <text:p>ODAIR STOCO</text:p>
          </table:table-cell>
          <table:table-cell office:value-type="float" office:value="1594956871" calcext:value-type="float">
            <text:p>1594956871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float" office:value="197711" calcext:value-type="float">
            <text:p>197711</text:p>
          </table:table-cell>
          <table:table-cell office:value-type="string" calcext:value-type="string">
            <text:p>EDSON LUIZ DE OLIVEIRA</text:p>
          </table:table-cell>
          <table:table-cell office:value-type="float" office:value="12667328884" calcext:value-type="float">
            <text:p>12667328884</text:p>
          </table:table-cell>
          <table:table-cell office:value-type="float" office:value="1987.75" calcext:value-type="float">
            <text:p>1987,75</text:p>
          </table:table-cell>
        </table:table-row>
        <table:table-row table:style-name="ro1">
          <table:table-cell office:value-type="float" office:value="198308" calcext:value-type="float">
            <text:p>198308</text:p>
          </table:table-cell>
          <table:table-cell office:value-type="string" calcext:value-type="string">
            <text:p>BRUNO ALEGRETTI</text:p>
          </table:table-cell>
          <table:table-cell office:value-type="float" office:value="26864412830" calcext:value-type="float">
            <text:p>26864412830</text:p>
          </table:table-cell>
          <table:table-cell office:value-type="float" office:value="18.41" calcext:value-type="float">
            <text:p>18,41</text:p>
          </table:table-cell>
        </table:table-row>
        <table:table-row table:style-name="ro1">
          <table:table-cell office:value-type="string" calcext:value-type="string">
            <text:p>198308</text:p>
          </table:table-cell>
          <table:table-cell office:value-type="string" calcext:value-type="string">
            <text:p>TATIANA STOCO TERAOKA ALEGRETTI</text:p>
          </table:table-cell>
          <table:table-cell office:value-type="float" office:value="30332375846" calcext:value-type="float">
            <text:p>303323758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98398" calcext:value-type="float">
            <text:p>198398</text:p>
          </table:table-cell>
          <table:table-cell office:value-type="string" calcext:value-type="string">
            <text:p>MARIA ANTONIA CAMPOS COSTA</text:p>
          </table:table-cell>
          <table:table-cell office:value-type="float" office:value="27956854857" calcext:value-type="float">
            <text:p>279568548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98398</text:p>
          </table:table-cell>
          <table:table-cell office:value-type="string" calcext:value-type="string">
            <text:p>PAULO ROBERTO COSTA</text:p>
          </table:table-cell>
          <table:table-cell office:value-type="float" office:value="71609024834" calcext:value-type="float">
            <text:p>71609024834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98401" calcext:value-type="float">
            <text:p>198401</text:p>
          </table:table-cell>
          <table:table-cell office:value-type="string" calcext:value-type="string">
            <text:p>THAIS APARECIDA TEIXEIRA STOCCO</text:p>
          </table:table-cell>
          <table:table-cell office:value-type="float" office:value="35965159803" calcext:value-type="float">
            <text:p>35965159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638" calcext:value-type="float">
            <text:p>198638</text:p>
          </table:table-cell>
          <table:table-cell office:value-type="string" calcext:value-type="string">
            <text:p>MARCIA MARIA BETTIN</text:p>
          </table:table-cell>
          <table:table-cell office:value-type="float" office:value="16064568810" calcext:value-type="float">
            <text:p>16064568810</text:p>
          </table:table-cell>
          <table:table-cell office:value-type="float" office:value="68.67" calcext:value-type="float">
            <text:p>68,67</text:p>
          </table:table-cell>
        </table:table-row>
        <table:table-row table:style-name="ro1">
          <table:table-cell office:value-type="float" office:value="199063" calcext:value-type="float">
            <text:p>199063</text:p>
          </table:table-cell>
          <table:table-cell office:value-type="string" calcext:value-type="string">
            <text:p>AMANDA NEGRI FONTABELLI</text:p>
          </table:table-cell>
          <table:table-cell office:value-type="float" office:value="36887174812" calcext:value-type="float">
            <text:p>36887174812</text:p>
          </table:table-cell>
          <table:table-cell office:value-type="float" office:value="193.36" calcext:value-type="float">
            <text:p>193,36</text:p>
          </table:table-cell>
        </table:table-row>
        <table:table-row table:style-name="ro1">
          <table:table-cell office:value-type="string" calcext:value-type="string">
            <text:p>199063</text:p>
          </table:table-cell>
          <table:table-cell office:value-type="string" calcext:value-type="string">
            <text:p>HELENA NEGRI FONTABELLI</text:p>
          </table:table-cell>
          <table:table-cell office:value-type="float" office:value="58731485898" calcext:value-type="float">
            <text:p>58731485898</text:p>
          </table:table-cell>
          <table:table-cell office:value-type="float" office:value="366.47" calcext:value-type="float">
            <text:p>366,47</text:p>
          </table:table-cell>
        </table:table-row>
        <table:table-row table:style-name="ro1">
          <table:table-cell office:value-type="string" calcext:value-type="string">
            <text:p>199063</text:p>
          </table:table-cell>
          <table:table-cell office:value-type="string" calcext:value-type="string">
            <text:p>VICTOR FONTABELLI</text:p>
          </table:table-cell>
          <table:table-cell office:value-type="float" office:value="22376277892" calcext:value-type="float">
            <text:p>223762778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9218" calcext:value-type="float">
            <text:p>199218</text:p>
          </table:table-cell>
          <table:table-cell office:value-type="string" calcext:value-type="string">
            <text:p>LUCAS ADEMIR BANDORIA HONORIO</text:p>
          </table:table-cell>
          <table:table-cell office:value-type="float" office:value="30528392840" calcext:value-type="float">
            <text:p>30528392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259" calcext:value-type="float">
            <text:p>199259</text:p>
          </table:table-cell>
          <table:table-cell office:value-type="string" calcext:value-type="string">
            <text:p>SIMONE ANGELA DA ROSA NUNES</text:p>
          </table:table-cell>
          <table:table-cell office:value-type="float" office:value="12992961817" calcext:value-type="float">
            <text:p>12992961817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199303" calcext:value-type="float">
            <text:p>199303</text:p>
          </table:table-cell>
          <table:table-cell office:value-type="string" calcext:value-type="string">
            <text:p>HELENA LOPES VITTI</text:p>
          </table:table-cell>
          <table:table-cell office:value-type="float" office:value="58737492802" calcext:value-type="float">
            <text:p>58737492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479" calcext:value-type="float">
            <text:p>199479</text:p>
          </table:table-cell>
          <table:table-cell office:value-type="string" calcext:value-type="string">
            <text:p>FERNANDO LAMATRIZ</text:p>
          </table:table-cell>
          <table:table-cell office:value-type="float" office:value="22124134833" calcext:value-type="float">
            <text:p>22124134833</text:p>
          </table:table-cell>
          <table:table-cell office:value-type="float" office:value="204.87" calcext:value-type="float">
            <text:p>204,87</text:p>
          </table:table-cell>
        </table:table-row>
        <table:table-row table:style-name="ro1">
          <table:table-cell office:value-type="float" office:value="199572" calcext:value-type="float">
            <text:p>199572</text:p>
          </table:table-cell>
          <table:table-cell office:value-type="string" calcext:value-type="string">
            <text:p>JAMES HORN CABRAL VEIGA</text:p>
          </table:table-cell>
          <table:table-cell office:value-type="float" office:value="20860145468" calcext:value-type="float">
            <text:p>20860145468</text:p>
          </table:table-cell>
          <table:table-cell office:value-type="float" office:value="115.86" calcext:value-type="float">
            <text:p>115,86</text:p>
          </table:table-cell>
        </table:table-row>
        <table:table-row table:style-name="ro1">
          <table:table-cell office:value-type="float" office:value="199633" calcext:value-type="float">
            <text:p>199633</text:p>
          </table:table-cell>
          <table:table-cell office:value-type="string" calcext:value-type="string">
            <text:p>ALESSANDRA ROCHA VICENTE DE ARAUJO</text:p>
          </table:table-cell>
          <table:table-cell office:value-type="float" office:value="26564853807" calcext:value-type="float">
            <text:p>26564853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894" calcext:value-type="float">
            <text:p>199894</text:p>
          </table:table-cell>
          <table:table-cell office:value-type="string" calcext:value-type="string">
            <text:p>SIRINEIA FERRATTO ITO</text:p>
          </table:table-cell>
          <table:table-cell office:value-type="float" office:value="26871903810" calcext:value-type="float">
            <text:p>26871903810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199939" calcext:value-type="float">
            <text:p>199939</text:p>
          </table:table-cell>
          <table:table-cell office:value-type="string" calcext:value-type="string">
            <text:p>VIVIANE LIMA DA SILVA</text:p>
          </table:table-cell>
          <table:table-cell office:value-type="float" office:value="22094964892" calcext:value-type="float">
            <text:p>22094964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CLAUDIA MARINA MAFORT PNIEWSKI</text:p>
          </table:table-cell>
          <table:table-cell office:value-type="float" office:value="17857186813" calcext:value-type="float">
            <text:p>17857186813</text:p>
          </table:table-cell>
          <table:table-cell office:value-type="float" office:value="152.47" calcext:value-type="float">
            <text:p>152,47</text:p>
          </table:table-cell>
        </table:table-row>
        <table:table-row table:style-name="ro1">
          <table:table-cell office:value-type="string" calcext:value-type="string">
            <text:p>200000</text:p>
          </table:table-cell>
          <table:table-cell office:value-type="string" calcext:value-type="string">
            <text:p>EDUARDO PNIEWSKI</text:p>
          </table:table-cell>
          <table:table-cell office:value-type="float" office:value="7748587884" calcext:value-type="float">
            <text:p>7748587884</text:p>
          </table:table-cell>
          <table:table-cell office:value-type="float" office:value="101.16" calcext:value-type="float">
            <text:p>101,16</text:p>
          </table:table-cell>
        </table:table-row>
        <table:table-row table:style-name="ro1">
          <table:table-cell office:value-type="float" office:value="200115" calcext:value-type="float">
            <text:p>200115</text:p>
          </table:table-cell>
          <table:table-cell office:value-type="string" calcext:value-type="string">
            <text:p>FABIO DE OLIVEIRA SOUZA</text:p>
          </table:table-cell>
          <table:table-cell office:value-type="float" office:value="26795943801" calcext:value-type="float">
            <text:p>26795943801</text:p>
          </table:table-cell>
          <table:table-cell office:value-type="float" office:value="70.43" calcext:value-type="float">
            <text:p>70,43</text:p>
          </table:table-cell>
        </table:table-row>
        <table:table-row table:style-name="ro1">
          <table:table-cell office:value-type="float" office:value="200174" calcext:value-type="float">
            <text:p>200174</text:p>
          </table:table-cell>
          <table:table-cell office:value-type="string" calcext:value-type="string">
            <text:p>EMILLY ALLANA BORTOLIN DE SOUZA</text:p>
          </table:table-cell>
          <table:table-cell office:value-type="float" office:value="61092465812" calcext:value-type="float">
            <text:p>61092465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255" calcext:value-type="float">
            <text:p>200255</text:p>
          </table:table-cell>
          <table:table-cell office:value-type="string" calcext:value-type="string">
            <text:p>MARTINA TANCREDO PENATTI</text:p>
          </table:table-cell>
          <table:table-cell office:value-type="float" office:value="56394441856" calcext:value-type="float">
            <text:p>56394441856</text:p>
          </table:table-cell>
          <table:table-cell office:value-type="float" office:value="139.58" calcext:value-type="float">
            <text:p>139,58</text:p>
          </table:table-cell>
        </table:table-row>
        <table:table-row table:style-name="ro1">
          <table:table-cell office:value-type="float" office:value="200409" calcext:value-type="float">
            <text:p>200409</text:p>
          </table:table-cell>
          <table:table-cell office:value-type="string" calcext:value-type="string">
            <text:p>JOAO GUILHERME DE SOUZA CANETTO</text:p>
          </table:table-cell>
          <table:table-cell office:value-type="float" office:value="54840666890" calcext:value-type="float">
            <text:p>54840666890</text:p>
          </table:table-cell>
          <table:table-cell office:value-type="float" office:value="12.39" calcext:value-type="float">
            <text:p>12,39</text:p>
          </table:table-cell>
        </table:table-row>
        <table:table-row table:style-name="ro1">
          <table:table-cell office:value-type="float" office:value="200506" calcext:value-type="float">
            <text:p>200506</text:p>
          </table:table-cell>
          <table:table-cell office:value-type="string" calcext:value-type="string">
            <text:p>ROSIRIS DOS SANTOS GONCALVES</text:p>
          </table:table-cell>
          <table:table-cell office:value-type="float" office:value="17160665813" calcext:value-type="float">
            <text:p>17160665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581" calcext:value-type="float">
            <text:p>200581</text:p>
          </table:table-cell>
          <table:table-cell office:value-type="string" calcext:value-type="string">
            <text:p>GISELE DOS SANTOS AMORIM PRESOTTO</text:p>
          </table:table-cell>
          <table:table-cell office:value-type="float" office:value="272703605" calcext:value-type="float">
            <text:p>272703605</text:p>
          </table:table-cell>
          <table:table-cell office:value-type="float" office:value="163.59" calcext:value-type="float">
            <text:p>163,59</text:p>
          </table:table-cell>
        </table:table-row>
        <table:table-row table:style-name="ro1">
          <table:table-cell office:value-type="float" office:value="200700" calcext:value-type="float">
            <text:p>200700</text:p>
          </table:table-cell>
          <table:table-cell office:value-type="string" calcext:value-type="string">
            <text:p>ESMERALDA LEME HUNGRIA DA CUNHA</text:p>
          </table:table-cell>
          <table:table-cell office:value-type="float" office:value="96637153834" calcext:value-type="float">
            <text:p>96637153834</text:p>
          </table:table-cell>
          <table:table-cell office:value-type="float" office:value="80.24" calcext:value-type="float">
            <text:p>80,24</text:p>
          </table:table-cell>
        </table:table-row>
        <table:table-row table:style-name="ro1">
          <table:table-cell office:value-type="float" office:value="200980" calcext:value-type="float">
            <text:p>200980</text:p>
          </table:table-cell>
          <table:table-cell office:value-type="string" calcext:value-type="string">
            <text:p>ANGELICA RODRIGUES MACIEL</text:p>
          </table:table-cell>
          <table:table-cell office:value-type="float" office:value="22442312832" calcext:value-type="float">
            <text:p>22442312832</text:p>
          </table:table-cell>
          <table:table-cell office:value-type="float" office:value="109.33" calcext:value-type="float">
            <text:p>109,33</text:p>
          </table:table-cell>
        </table:table-row>
        <table:table-row table:style-name="ro1">
          <table:table-cell office:value-type="float" office:value="201170" calcext:value-type="float">
            <text:p>201170</text:p>
          </table:table-cell>
          <table:table-cell office:value-type="string" calcext:value-type="string">
            <text:p>MARIA DE LOURDES SOUZA ROSA</text:p>
          </table:table-cell>
          <table:table-cell office:value-type="float" office:value="6392918809" calcext:value-type="float">
            <text:p>6392918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189" calcext:value-type="float">
            <text:p>201189</text:p>
          </table:table-cell>
          <table:table-cell office:value-type="string" calcext:value-type="string">
            <text:p>ANA KARINA FURLANETO</text:p>
          </table:table-cell>
          <table:table-cell office:value-type="float" office:value="27980416864" calcext:value-type="float">
            <text:p>27980416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308" calcext:value-type="float">
            <text:p>201308</text:p>
          </table:table-cell>
          <table:table-cell office:value-type="string" calcext:value-type="string">
            <text:p>IVONE PAES DE CAMARGO DINIZ</text:p>
          </table:table-cell>
          <table:table-cell office:value-type="float" office:value="4963569841" calcext:value-type="float">
            <text:p>4963569841</text:p>
          </table:table-cell>
          <table:table-cell office:value-type="float" office:value="97.93" calcext:value-type="float">
            <text:p>97,93</text:p>
          </table:table-cell>
        </table:table-row>
        <table:table-row table:style-name="ro1">
          <table:table-cell office:value-type="float" office:value="201529" calcext:value-type="float">
            <text:p>201529</text:p>
          </table:table-cell>
          <table:table-cell office:value-type="string" calcext:value-type="string">
            <text:p>LETICIA MANUELA TEIXEIRA GONSALES</text:p>
          </table:table-cell>
          <table:table-cell office:value-type="float" office:value="39496630880" calcext:value-type="float">
            <text:p>39496630880</text:p>
          </table:table-cell>
          <table:table-cell office:value-type="float" office:value="78.25" calcext:value-type="float">
            <text:p>78,25</text:p>
          </table:table-cell>
        </table:table-row>
        <table:table-row table:style-name="ro1">
          <table:table-cell office:value-type="float" office:value="201634" calcext:value-type="float">
            <text:p>201634</text:p>
          </table:table-cell>
          <table:table-cell office:value-type="string" calcext:value-type="string">
            <text:p>FRIDA METZGER</text:p>
          </table:table-cell>
          <table:table-cell office:value-type="float" office:value="25701058808" calcext:value-type="float">
            <text:p>25701058808</text:p>
          </table:table-cell>
          <table:table-cell office:value-type="float" office:value="54.35" calcext:value-type="float">
            <text:p>54,35</text:p>
          </table:table-cell>
        </table:table-row>
        <table:table-row table:style-name="ro1">
          <table:table-cell office:value-type="float" office:value="201774" calcext:value-type="float">
            <text:p>201774</text:p>
          </table:table-cell>
          <table:table-cell office:value-type="string" calcext:value-type="string">
            <text:p>BRUNA ARTHUR BARELLA</text:p>
          </table:table-cell>
          <table:table-cell office:value-type="float" office:value="32584655845" calcext:value-type="float">
            <text:p>32584655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118" calcext:value-type="float">
            <text:p>202118</text:p>
          </table:table-cell>
          <table:table-cell office:value-type="string" calcext:value-type="string">
            <text:p>KATIA SILENE DE OLIVEIRA BARROS</text:p>
          </table:table-cell>
          <table:table-cell office:value-type="float" office:value="26494675840" calcext:value-type="float">
            <text:p>26494675840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1">
          <table:table-cell office:value-type="float" office:value="202215" calcext:value-type="float">
            <text:p>202215</text:p>
          </table:table-cell>
          <table:table-cell office:value-type="string" calcext:value-type="string">
            <text:p>MARIA CLAUDIA SANTOS SAMPAIO</text:p>
          </table:table-cell>
          <table:table-cell office:value-type="float" office:value="33857235829" calcext:value-type="float">
            <text:p>33857235829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float" office:value="202401" calcext:value-type="float">
            <text:p>202401</text:p>
          </table:table-cell>
          <table:table-cell office:value-type="string" calcext:value-type="string">
            <text:p>LETICIA HELENA CASTILHO ABE</text:p>
          </table:table-cell>
          <table:table-cell office:value-type="float" office:value="17989318857" calcext:value-type="float">
            <text:p>17989318857</text:p>
          </table:table-cell>
          <table:table-cell office:value-type="float" office:value="45.13" calcext:value-type="float">
            <text:p>45,13</text:p>
          </table:table-cell>
        </table:table-row>
        <table:table-row table:style-name="ro1">
          <table:table-cell office:value-type="float" office:value="202452" calcext:value-type="float">
            <text:p>202452</text:p>
          </table:table-cell>
          <table:table-cell office:value-type="string" calcext:value-type="string">
            <text:p>CLEITON BIANCHINI</text:p>
          </table:table-cell>
          <table:table-cell office:value-type="float" office:value="3642299180" calcext:value-type="float">
            <text:p>3642299180</text:p>
          </table:table-cell>
          <table:table-cell office:value-type="float" office:value="45.14" calcext:value-type="float">
            <text:p>45,14</text:p>
          </table:table-cell>
        </table:table-row>
        <table:table-row table:style-name="ro1">
          <table:table-cell office:value-type="string" calcext:value-type="string">
            <text:p>202452</text:p>
          </table:table-cell>
          <table:table-cell office:value-type="string" calcext:value-type="string">
            <text:p>DANIELA CRISTINA LONGO BIANCHINI</text:p>
          </table:table-cell>
          <table:table-cell office:value-type="float" office:value="27459066826" calcext:value-type="float">
            <text:p>27459066826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02487" calcext:value-type="float">
            <text:p>202487</text:p>
          </table:table-cell>
          <table:table-cell office:value-type="string" calcext:value-type="string">
            <text:p>AUGUSTO ROBERTO STOCCO DE SANTANA</text:p>
          </table:table-cell>
          <table:table-cell office:value-type="float" office:value="54509829841" calcext:value-type="float">
            <text:p>54509829841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02487</text:p>
          </table:table-cell>
          <table:table-cell office:value-type="string" calcext:value-type="string">
            <text:p>ROBERTA TERESA STOCCO</text:p>
          </table:table-cell>
          <table:table-cell office:value-type="float" office:value="30368024873" calcext:value-type="float">
            <text:p>3036802487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02657" calcext:value-type="float">
            <text:p>202657</text:p>
          </table:table-cell>
          <table:table-cell office:value-type="string" calcext:value-type="string">
            <text:p>JOSE ROBERTO NEGRISOLO</text:p>
          </table:table-cell>
          <table:table-cell office:value-type="float" office:value="31241788820" calcext:value-type="float">
            <text:p>312417888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738" calcext:value-type="float">
            <text:p>202738</text:p>
          </table:table-cell>
          <table:table-cell office:value-type="string" calcext:value-type="string">
            <text:p>LUCIANA DE FATIMA SANT ANA DA SILVA</text:p>
          </table:table-cell>
          <table:table-cell office:value-type="float" office:value="32023192803" calcext:value-type="float">
            <text:p>32023192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762" calcext:value-type="float">
            <text:p>202762</text:p>
          </table:table-cell>
          <table:table-cell office:value-type="string" calcext:value-type="string">
            <text:p>EDSON FERNANDO VELLO</text:p>
          </table:table-cell>
          <table:table-cell office:value-type="float" office:value="9595642843" calcext:value-type="float">
            <text:p>95956428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762</text:p>
          </table:table-cell>
          <table:table-cell office:value-type="string" calcext:value-type="string">
            <text:p>JULIANA MARIA DANIEL VELLO</text:p>
          </table:table-cell>
          <table:table-cell office:value-type="float" office:value="19215755810" calcext:value-type="float">
            <text:p>1921575581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1">
          <table:table-cell office:value-type="float" office:value="203009" calcext:value-type="float">
            <text:p>203009</text:p>
          </table:table-cell>
          <table:table-cell office:value-type="string" calcext:value-type="string">
            <text:p>DANIELA MUNIZ MARTIM</text:p>
          </table:table-cell>
          <table:table-cell office:value-type="float" office:value="26490789876" calcext:value-type="float">
            <text:p>264907898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3262" calcext:value-type="float">
            <text:p>203262</text:p>
          </table:table-cell>
          <table:table-cell office:value-type="string" calcext:value-type="string">
            <text:p>PRISCILA ROBERTA FRASSETO</text:p>
          </table:table-cell>
          <table:table-cell office:value-type="float" office:value="21811823882" calcext:value-type="float">
            <text:p>21811823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3726" calcext:value-type="float">
            <text:p>203726</text:p>
          </table:table-cell>
          <table:table-cell office:value-type="string" calcext:value-type="string">
            <text:p>JOAO PAULO JOLY</text:p>
          </table:table-cell>
          <table:table-cell office:value-type="float" office:value="49881632889" calcext:value-type="float">
            <text:p>49881632889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03726</text:p>
          </table:table-cell>
          <table:table-cell office:value-type="string" calcext:value-type="string">
            <text:p>LUIS FERNANDO JOLY</text:p>
          </table:table-cell>
          <table:table-cell office:value-type="float" office:value="28358041888" calcext:value-type="float">
            <text:p>283580418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3815" calcext:value-type="float">
            <text:p>203815</text:p>
          </table:table-cell>
          <table:table-cell office:value-type="string" calcext:value-type="string">
            <text:p>THOMAZ HENRIQUE YAMAGUCHI DA SILVA</text:p>
          </table:table-cell>
          <table:table-cell office:value-type="float" office:value="40085175889" calcext:value-type="float">
            <text:p>40085175889</text:p>
          </table:table-cell>
          <table:table-cell office:value-type="float" office:value="146.09" calcext:value-type="float">
            <text:p>146,09</text:p>
          </table:table-cell>
        </table:table-row>
        <table:table-row table:style-name="ro1">
          <table:table-cell office:value-type="float" office:value="203912" calcext:value-type="float">
            <text:p>203912</text:p>
          </table:table-cell>
          <table:table-cell office:value-type="string" calcext:value-type="string">
            <text:p>DANIELA GOMES CASTELAZI</text:p>
          </table:table-cell>
          <table:table-cell office:value-type="float" office:value="28458180847" calcext:value-type="float">
            <text:p>28458180847</text:p>
          </table:table-cell>
          <table:table-cell office:value-type="float" office:value="168.03" calcext:value-type="float">
            <text:p>168,03</text:p>
          </table:table-cell>
        </table:table-row>
        <table:table-row table:style-name="ro1">
          <table:table-cell office:value-type="float" office:value="204048" calcext:value-type="float">
            <text:p>204048</text:p>
          </table:table-cell>
          <table:table-cell office:value-type="string" calcext:value-type="string">
            <text:p>JOAO CARLOS FERNANDES FRANCO</text:p>
          </table:table-cell>
          <table:table-cell office:value-type="float" office:value="26435887896" calcext:value-type="float">
            <text:p>26435887896</text:p>
          </table:table-cell>
          <table:table-cell office:value-type="float" office:value="22.13" calcext:value-type="float">
            <text:p>22,13</text:p>
          </table:table-cell>
        </table:table-row>
        <table:table-row table:style-name="ro1">
          <table:table-cell office:value-type="float" office:value="204072" calcext:value-type="float">
            <text:p>204072</text:p>
          </table:table-cell>
          <table:table-cell office:value-type="string" calcext:value-type="string">
            <text:p>ALESSANDRA GUIMARAES ROVEROTTO BARELLA</text:p>
          </table:table-cell>
          <table:table-cell office:value-type="float" office:value="38349474823" calcext:value-type="float">
            <text:p>38349474823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04072</text:p>
          </table:table-cell>
          <table:table-cell office:value-type="string" calcext:value-type="string">
            <text:p>ISIS ROVEROTTO BARELLA</text:p>
          </table:table-cell>
          <table:table-cell office:value-type="float" office:value="55097396812" calcext:value-type="float">
            <text:p>55097396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4072</text:p>
          </table:table-cell>
          <table:table-cell office:value-type="string" calcext:value-type="string">
            <text:p>MARCELO GAMBARO BARELLA</text:p>
          </table:table-cell>
          <table:table-cell office:value-type="float" office:value="22504376880" calcext:value-type="float">
            <text:p>225043768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4544" calcext:value-type="float">
            <text:p>204544</text:p>
          </table:table-cell>
          <table:table-cell office:value-type="string" calcext:value-type="string">
            <text:p>MARIA DAS GRACAS SANCHES DANTAS</text:p>
          </table:table-cell>
          <table:table-cell office:value-type="float" office:value="28908551808" calcext:value-type="float">
            <text:p>28908551808</text:p>
          </table:table-cell>
          <table:table-cell office:value-type="float" office:value="62.18" calcext:value-type="float">
            <text:p>62,18</text:p>
          </table:table-cell>
        </table:table-row>
        <table:table-row table:style-name="ro1">
          <table:table-cell office:value-type="float" office:value="204668" calcext:value-type="float">
            <text:p>204668</text:p>
          </table:table-cell>
          <table:table-cell office:value-type="string" calcext:value-type="string">
            <text:p>ALINE DE SOUZA BARROS FISCHER</text:p>
          </table:table-cell>
          <table:table-cell office:value-type="float" office:value="31154346854" calcext:value-type="float">
            <text:p>31154346854</text:p>
          </table:table-cell>
          <table:table-cell office:value-type="float" office:value="403.4" calcext:value-type="float">
            <text:p>403,4</text:p>
          </table:table-cell>
        </table:table-row>
        <table:table-row table:style-name="ro1">
          <table:table-cell office:value-type="float" office:value="204803" calcext:value-type="float">
            <text:p>204803</text:p>
          </table:table-cell>
          <table:table-cell office:value-type="string" calcext:value-type="string">
            <text:p>ANDRE LUIS CANALE</text:p>
          </table:table-cell>
          <table:table-cell office:value-type="float" office:value="28326179809" calcext:value-type="float">
            <text:p>28326179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4803</text:p>
          </table:table-cell>
          <table:table-cell office:value-type="string" calcext:value-type="string">
            <text:p>DANILA LEME DE SOUZA CANALE</text:p>
          </table:table-cell>
          <table:table-cell office:value-type="float" office:value="30874028850" calcext:value-type="float">
            <text:p>30874028850</text:p>
          </table:table-cell>
          <table:table-cell office:value-type="float" office:value="217.09" calcext:value-type="float">
            <text:p>217,09</text:p>
          </table:table-cell>
        </table:table-row>
        <table:table-row table:style-name="ro1">
          <table:table-cell office:value-type="string" calcext:value-type="string">
            <text:p>204803</text:p>
          </table:table-cell>
          <table:table-cell office:value-type="string" calcext:value-type="string">
            <text:p>HENRIQUE GUSTAVO CANALE</text:p>
          </table:table-cell>
          <table:table-cell office:value-type="float" office:value="50422209848" calcext:value-type="float">
            <text:p>50422209848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04897" calcext:value-type="float">
            <text:p>204897</text:p>
          </table:table-cell>
          <table:table-cell office:value-type="string" calcext:value-type="string">
            <text:p>LAIS ELENA MALAGOLI MODOLO</text:p>
          </table:table-cell>
          <table:table-cell office:value-type="float" office:value="22663330892" calcext:value-type="float">
            <text:p>22663330892</text:p>
          </table:table-cell>
          <table:table-cell office:value-type="float" office:value="92.62" calcext:value-type="float">
            <text:p>92,62</text:p>
          </table:table-cell>
        </table:table-row>
        <table:table-row table:style-name="ro1">
          <table:table-cell office:value-type="float" office:value="204943" calcext:value-type="float">
            <text:p>204943</text:p>
          </table:table-cell>
          <table:table-cell office:value-type="string" calcext:value-type="string">
            <text:p>MARIA ISABEL DA SILVEIRA NUNES</text:p>
          </table:table-cell>
          <table:table-cell office:value-type="float" office:value="3206775833" calcext:value-type="float">
            <text:p>32067758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978" calcext:value-type="float">
            <text:p>204978</text:p>
          </table:table-cell>
          <table:table-cell office:value-type="string" calcext:value-type="string">
            <text:p>RAUL FRANCISCO CARDOSO GARIN</text:p>
          </table:table-cell>
          <table:table-cell office:value-type="float" office:value="35075273831" calcext:value-type="float">
            <text:p>3507527383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05010" calcext:value-type="float">
            <text:p>205010</text:p>
          </table:table-cell>
          <table:table-cell office:value-type="string" calcext:value-type="string">
            <text:p>LILIA PEDROSO BARBOSA</text:p>
          </table:table-cell>
          <table:table-cell office:value-type="float" office:value="27768270835" calcext:value-type="float">
            <text:p>277682708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5044" calcext:value-type="float">
            <text:p>205044</text:p>
          </table:table-cell>
          <table:table-cell office:value-type="string" calcext:value-type="string">
            <text:p>THAIS FERNANDA DE OLIVEIRA</text:p>
          </table:table-cell>
          <table:table-cell office:value-type="float" office:value="30762786817" calcext:value-type="float">
            <text:p>307627868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095" calcext:value-type="float">
            <text:p>205095</text:p>
          </table:table-cell>
          <table:table-cell office:value-type="string" calcext:value-type="string">
            <text:p>CRISLAINE DA SILVA PORTO</text:p>
          </table:table-cell>
          <table:table-cell office:value-type="float" office:value="34457301809" calcext:value-type="float">
            <text:p>34457301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176" calcext:value-type="float">
            <text:p>205176</text:p>
          </table:table-cell>
          <table:table-cell office:value-type="string" calcext:value-type="string">
            <text:p>NATALIA MENIN DE OLIVEIRA</text:p>
          </table:table-cell>
          <table:table-cell office:value-type="float" office:value="36931476807" calcext:value-type="float">
            <text:p>36931476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148" calcext:value-type="float">
            <text:p>206148</text:p>
          </table:table-cell>
          <table:table-cell office:value-type="string" calcext:value-type="string">
            <text:p>AMANDA APARECIDA GRACIANI</text:p>
          </table:table-cell>
          <table:table-cell office:value-type="float" office:value="21743578873" calcext:value-type="float">
            <text:p>21743578873</text:p>
          </table:table-cell>
          <table:table-cell office:value-type="float" office:value="49.03" calcext:value-type="float">
            <text:p>49,03</text:p>
          </table:table-cell>
        </table:table-row>
        <table:table-row table:style-name="ro1">
          <table:table-cell office:value-type="float" office:value="206628" calcext:value-type="float">
            <text:p>206628</text:p>
          </table:table-cell>
          <table:table-cell office:value-type="string" calcext:value-type="string">
            <text:p>SUMARA FERNANDA CHIEU FERRER VERA</text:p>
          </table:table-cell>
          <table:table-cell office:value-type="float" office:value="19698620842" calcext:value-type="float">
            <text:p>19698620842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float" office:value="206695" calcext:value-type="float">
            <text:p>206695</text:p>
          </table:table-cell>
          <table:table-cell office:value-type="string" calcext:value-type="string">
            <text:p>SILMARA CRISTINA SILVA SANTA ROSA</text:p>
          </table:table-cell>
          <table:table-cell office:value-type="float" office:value="25376183866" calcext:value-type="float">
            <text:p>25376183866</text:p>
          </table:table-cell>
          <table:table-cell office:value-type="float" office:value="193.13" calcext:value-type="float">
            <text:p>193,13</text:p>
          </table:table-cell>
        </table:table-row>
        <table:table-row table:style-name="ro1">
          <table:table-cell office:value-type="float" office:value="207284" calcext:value-type="float">
            <text:p>207284</text:p>
          </table:table-cell>
          <table:table-cell office:value-type="string" calcext:value-type="string">
            <text:p>MAIRA LUCIA ASSIS CASAGRANDE</text:p>
          </table:table-cell>
          <table:table-cell office:value-type="float" office:value="11549316842" calcext:value-type="float">
            <text:p>11549316842</text:p>
          </table:table-cell>
          <table:table-cell office:value-type="float" office:value="232.36" calcext:value-type="float">
            <text:p>232,36</text:p>
          </table:table-cell>
        </table:table-row>
        <table:table-row table:style-name="ro1">
          <table:table-cell office:value-type="float" office:value="207322" calcext:value-type="float">
            <text:p>207322</text:p>
          </table:table-cell>
          <table:table-cell office:value-type="string" calcext:value-type="string">
            <text:p>ROSELI APARECIDA PIZELLI MASCARIN</text:p>
          </table:table-cell>
          <table:table-cell office:value-type="float" office:value="1623734819" calcext:value-type="float">
            <text:p>1623734819</text:p>
          </table:table-cell>
          <table:table-cell office:value-type="float" office:value="331.63" calcext:value-type="float">
            <text:p>331,63</text:p>
          </table:table-cell>
        </table:table-row>
        <table:table-row table:style-name="ro1">
          <table:table-cell office:value-type="float" office:value="207390" calcext:value-type="float">
            <text:p>207390</text:p>
          </table:table-cell>
          <table:table-cell office:value-type="string" calcext:value-type="string">
            <text:p>ANDERSON CORREIA DE CAMPOS</text:p>
          </table:table-cell>
          <table:table-cell office:value-type="float" office:value="28170232856" calcext:value-type="float">
            <text:p>28170232856</text:p>
          </table:table-cell>
          <table:table-cell office:value-type="float" office:value="54.87" calcext:value-type="float">
            <text:p>54,87</text:p>
          </table:table-cell>
        </table:table-row>
        <table:table-row table:style-name="ro1">
          <table:table-cell office:value-type="float" office:value="207519" calcext:value-type="float">
            <text:p>207519</text:p>
          </table:table-cell>
          <table:table-cell office:value-type="string" calcext:value-type="string">
            <text:p>CARLOS APARECIDO TOBALDINI</text:p>
          </table:table-cell>
          <table:table-cell office:value-type="float" office:value="16068195856" calcext:value-type="float">
            <text:p>16068195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7519</text:p>
          </table:table-cell>
          <table:table-cell office:value-type="string" calcext:value-type="string">
            <text:p>KATIA KARINA ROSENDO TOBALDINI</text:p>
          </table:table-cell>
          <table:table-cell office:value-type="float" office:value="21746945818" calcext:value-type="float">
            <text:p>21746945818</text:p>
          </table:table-cell>
          <table:table-cell office:value-type="float" office:value="175.75" calcext:value-type="float">
            <text:p>175,75</text:p>
          </table:table-cell>
        </table:table-row>
        <table:table-row table:style-name="ro1">
          <table:table-cell office:value-type="float" office:value="207721" calcext:value-type="float">
            <text:p>207721</text:p>
          </table:table-cell>
          <table:table-cell office:value-type="string" calcext:value-type="string">
            <text:p>CLAUDIA CHIARINI MONTEIRO LIMA</text:p>
          </table:table-cell>
          <table:table-cell office:value-type="float" office:value="7869957852" calcext:value-type="float">
            <text:p>7869957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829" calcext:value-type="float">
            <text:p>207829</text:p>
          </table:table-cell>
          <table:table-cell office:value-type="string" calcext:value-type="string">
            <text:p>ANNE CAROLINE ANDREA MULLER DA SILVA</text:p>
          </table:table-cell>
          <table:table-cell office:value-type="float" office:value="31579538851" calcext:value-type="float">
            <text:p>315795388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888" calcext:value-type="float">
            <text:p>207888</text:p>
          </table:table-cell>
          <table:table-cell office:value-type="string" calcext:value-type="string">
            <text:p>RONEI ANTONIO RUIZ</text:p>
          </table:table-cell>
          <table:table-cell office:value-type="float" office:value="11214002803" calcext:value-type="float">
            <text:p>11214002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221" calcext:value-type="float">
            <text:p>208221</text:p>
          </table:table-cell>
          <table:table-cell office:value-type="string" calcext:value-type="string">
            <text:p>DRIELE ALVES DE ARAUJO</text:p>
          </table:table-cell>
          <table:table-cell office:value-type="float" office:value="38576330857" calcext:value-type="float">
            <text:p>385763308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8272" calcext:value-type="float">
            <text:p>208272</text:p>
          </table:table-cell>
          <table:table-cell office:value-type="string" calcext:value-type="string">
            <text:p>LUCIANA LUCENA SANTOS ESPINEIRA</text:p>
          </table:table-cell>
          <table:table-cell office:value-type="float" office:value="27729344890" calcext:value-type="float">
            <text:p>27729344890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208825" calcext:value-type="float">
            <text:p>208825</text:p>
          </table:table-cell>
          <table:table-cell office:value-type="string" calcext:value-type="string">
            <text:p>LIDIANE CRISTINA TEIXEIRA FURLAN</text:p>
          </table:table-cell>
          <table:table-cell office:value-type="float" office:value="19698301828" calcext:value-type="float">
            <text:p>196983018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8949" calcext:value-type="float">
            <text:p>208949</text:p>
          </table:table-cell>
          <table:table-cell office:value-type="string" calcext:value-type="string">
            <text:p>CARMEM VALQUIRIA CARVALHO LIMA SOUSA</text:p>
          </table:table-cell>
          <table:table-cell office:value-type="float" office:value="21755959869" calcext:value-type="float">
            <text:p>21755959869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9244" calcext:value-type="float">
            <text:p>209244</text:p>
          </table:table-cell>
          <table:table-cell office:value-type="string" calcext:value-type="string">
            <text:p>JULIANA DE ALMEIDA E OLIVEIRA</text:p>
          </table:table-cell>
          <table:table-cell office:value-type="float" office:value="28224711854" calcext:value-type="float">
            <text:p>28224711854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09538" calcext:value-type="float">
            <text:p>209538</text:p>
          </table:table-cell>
          <table:table-cell office:value-type="string" calcext:value-type="string">
            <text:p>MARCIA MARIA ALBINO DE OLIVEIRA</text:p>
          </table:table-cell>
          <table:table-cell office:value-type="float" office:value="21973327830" calcext:value-type="float">
            <text:p>219733278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9600" calcext:value-type="float">
            <text:p>209600</text:p>
          </table:table-cell>
          <table:table-cell office:value-type="string" calcext:value-type="string">
            <text:p>NILSON RAIMUNDO PEREIRA</text:p>
          </table:table-cell>
          <table:table-cell office:value-type="float" office:value="27890474806" calcext:value-type="float">
            <text:p>27890474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813" calcext:value-type="float">
            <text:p>209813</text:p>
          </table:table-cell>
          <table:table-cell office:value-type="string" calcext:value-type="string">
            <text:p>CRISTIANO CARBONI DE CAMPOS</text:p>
          </table:table-cell>
          <table:table-cell office:value-type="float" office:value="28377430894" calcext:value-type="float">
            <text:p>28377430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9813</text:p>
          </table:table-cell>
          <table:table-cell office:value-type="string" calcext:value-type="string">
            <text:p>LUCIA CRISTINA FRANCA</text:p>
          </table:table-cell>
          <table:table-cell office:value-type="float" office:value="12339760879" calcext:value-type="float">
            <text:p>12339760879</text:p>
          </table:table-cell>
          <table:table-cell office:value-type="float" office:value="261.06" calcext:value-type="float">
            <text:p>261,06</text:p>
          </table:table-cell>
        </table:table-row>
        <table:table-row table:style-name="ro1">
          <table:table-cell office:value-type="float" office:value="209830" calcext:value-type="float">
            <text:p>209830</text:p>
          </table:table-cell>
          <table:table-cell office:value-type="string" calcext:value-type="string">
            <text:p>MICHELE FERNANDES DA SILVA GONCALVES</text:p>
          </table:table-cell>
          <table:table-cell office:value-type="float" office:value="35758278858" calcext:value-type="float">
            <text:p>35758278858</text:p>
          </table:table-cell>
          <table:table-cell office:value-type="float" office:value="154.08" calcext:value-type="float">
            <text:p>154,08</text:p>
          </table:table-cell>
        </table:table-row>
        <table:table-row table:style-name="ro1">
          <table:table-cell office:value-type="float" office:value="210595" calcext:value-type="float">
            <text:p>210595</text:p>
          </table:table-cell>
          <table:table-cell office:value-type="string" calcext:value-type="string">
            <text:p>VIVIANE ALVES PAOLIERI</text:p>
          </table:table-cell>
          <table:table-cell office:value-type="float" office:value="6994659666" calcext:value-type="float">
            <text:p>6994659666</text:p>
          </table:table-cell>
          <table:table-cell office:value-type="float" office:value="319.69" calcext:value-type="float">
            <text:p>319,69</text:p>
          </table:table-cell>
        </table:table-row>
        <table:table-row table:style-name="ro1">
          <table:table-cell office:value-type="float" office:value="211109" calcext:value-type="float">
            <text:p>211109</text:p>
          </table:table-cell>
          <table:table-cell office:value-type="string" calcext:value-type="string">
            <text:p>REGINALDO HENRIQUE FORTI</text:p>
          </table:table-cell>
          <table:table-cell office:value-type="float" office:value="30061224880" calcext:value-type="float">
            <text:p>30061224880</text:p>
          </table:table-cell>
          <table:table-cell office:value-type="float" office:value="281.25" calcext:value-type="float">
            <text:p>281,25</text:p>
          </table:table-cell>
        </table:table-row>
        <table:table-row table:style-name="ro1">
          <table:table-cell office:value-type="float" office:value="211265" calcext:value-type="float">
            <text:p>211265</text:p>
          </table:table-cell>
          <table:table-cell office:value-type="string" calcext:value-type="string">
            <text:p>MARIANE CARDOSO FRANCA DA COSTA</text:p>
          </table:table-cell>
          <table:table-cell office:value-type="float" office:value="40739407830" calcext:value-type="float">
            <text:p>40739407830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211362" calcext:value-type="float">
            <text:p>211362</text:p>
          </table:table-cell>
          <table:table-cell office:value-type="string" calcext:value-type="string">
            <text:p>SAMELA MIGUEL MACHADO BRANCATI</text:p>
          </table:table-cell>
          <table:table-cell office:value-type="float" office:value="35367383890" calcext:value-type="float">
            <text:p>35367383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1362</text:p>
          </table:table-cell>
          <table:table-cell office:value-type="string" calcext:value-type="string">
            <text:p>TIAGO MARTINS BRANCATI</text:p>
          </table:table-cell>
          <table:table-cell office:value-type="float" office:value="33348954835" calcext:value-type="float">
            <text:p>33348954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419" calcext:value-type="float">
            <text:p>211419</text:p>
          </table:table-cell>
          <table:table-cell office:value-type="string" calcext:value-type="string">
            <text:p>MARIA CRISTIANA ROCHA</text:p>
          </table:table-cell>
          <table:table-cell office:value-type="float" office:value="8945264647" calcext:value-type="float">
            <text:p>8945264647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211648" calcext:value-type="float">
            <text:p>211648</text:p>
          </table:table-cell>
          <table:table-cell office:value-type="string" calcext:value-type="string">
            <text:p>MARCIA DA SILVA TELES SANTOS</text:p>
          </table:table-cell>
          <table:table-cell office:value-type="float" office:value="32035535549" calcext:value-type="float">
            <text:p>32035535549</text:p>
          </table:table-cell>
          <table:table-cell office:value-type="float" office:value="104.93" calcext:value-type="float">
            <text:p>104,93</text:p>
          </table:table-cell>
        </table:table-row>
        <table:table-row table:style-name="ro1">
          <table:table-cell office:value-type="float" office:value="212130" calcext:value-type="float">
            <text:p>212130</text:p>
          </table:table-cell>
          <table:table-cell office:value-type="string" calcext:value-type="string">
            <text:p>JONAS RODRIGUES DE MORAIS</text:p>
          </table:table-cell>
          <table:table-cell office:value-type="float" office:value="27783626653" calcext:value-type="float">
            <text:p>27783626653</text:p>
          </table:table-cell>
          <table:table-cell office:value-type="float" office:value="143.58" calcext:value-type="float">
            <text:p>143,58</text:p>
          </table:table-cell>
        </table:table-row>
        <table:table-row table:style-name="ro1">
          <table:table-cell office:value-type="string" calcext:value-type="string">
            <text:p>212130</text:p>
          </table:table-cell>
          <table:table-cell office:value-type="string" calcext:value-type="string">
            <text:p>MARILENE PEREIRA FROIS DE MORAIS</text:p>
          </table:table-cell>
          <table:table-cell office:value-type="float" office:value="17165676880" calcext:value-type="float">
            <text:p>171656768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164" calcext:value-type="float">
            <text:p>212164</text:p>
          </table:table-cell>
          <table:table-cell office:value-type="string" calcext:value-type="string">
            <text:p>ESTELA MARIA DA COSTA PINTO</text:p>
          </table:table-cell>
          <table:table-cell office:value-type="float" office:value="28152334871" calcext:value-type="float">
            <text:p>28152334871</text:p>
          </table:table-cell>
          <table:table-cell office:value-type="float" office:value="370.39" calcext:value-type="float">
            <text:p>370,39</text:p>
          </table:table-cell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string" calcext:value-type="string">
            <text:p>REBECA CAMPOS DE ANDRADE</text:p>
          </table:table-cell>
          <table:table-cell office:value-type="float" office:value="39495832896" calcext:value-type="float">
            <text:p>39495832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601" calcext:value-type="float">
            <text:p>212601</text:p>
          </table:table-cell>
          <table:table-cell office:value-type="string" calcext:value-type="string">
            <text:p>CLEVELI GUTIERREZ DINIZ</text:p>
          </table:table-cell>
          <table:table-cell office:value-type="float" office:value="13946149855" calcext:value-type="float">
            <text:p>139461498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768" calcext:value-type="float">
            <text:p>212768</text:p>
          </table:table-cell>
          <table:table-cell office:value-type="string" calcext:value-type="string">
            <text:p>DAVI BRUZASCO DE OLIVEIRA BARROS</text:p>
          </table:table-cell>
          <table:table-cell office:value-type="float" office:value="60533874874" calcext:value-type="float">
            <text:p>605338748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12768</text:p>
          </table:table-cell>
          <table:table-cell office:value-type="string" calcext:value-type="string">
            <text:p>RAFAEL VERNILL DE BARROS</text:p>
          </table:table-cell>
          <table:table-cell office:value-type="float" office:value="38278823898" calcext:value-type="float">
            <text:p>38278823898</text:p>
          </table:table-cell>
          <table:table-cell office:value-type="float" office:value="109.99" calcext:value-type="float">
            <text:p>109,99</text:p>
          </table:table-cell>
        </table:table-row>
        <table:table-row table:style-name="ro1">
          <table:table-cell office:value-type="float" office:value="213004" calcext:value-type="float">
            <text:p>213004</text:p>
          </table:table-cell>
          <table:table-cell office:value-type="string" calcext:value-type="string">
            <text:p>LUCIANA DE OLIVEIRA</text:p>
          </table:table-cell>
          <table:table-cell office:value-type="float" office:value="6282624851" calcext:value-type="float">
            <text:p>6282624851</text:p>
          </table:table-cell>
          <table:table-cell office:value-type="float" office:value="625.74" calcext:value-type="float">
            <text:p>625,74</text:p>
          </table:table-cell>
        </table:table-row>
        <table:table-row table:style-name="ro1">
          <table:table-cell office:value-type="float" office:value="213527" calcext:value-type="float">
            <text:p>213527</text:p>
          </table:table-cell>
          <table:table-cell office:value-type="string" calcext:value-type="string">
            <text:p>ALBERTINA APARECIDA DE SOUZA CARNEIRO</text:p>
          </table:table-cell>
          <table:table-cell office:value-type="float" office:value="26803831841" calcext:value-type="float">
            <text:p>2680383184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772" calcext:value-type="float">
            <text:p>213772</text:p>
          </table:table-cell>
          <table:table-cell office:value-type="string" calcext:value-type="string">
            <text:p>ANTONIO DE JESUS SOARES GOMES</text:p>
          </table:table-cell>
          <table:table-cell office:value-type="float" office:value="86746502872" calcext:value-type="float">
            <text:p>86746502872</text:p>
          </table:table-cell>
          <table:table-cell office:value-type="float" office:value="29.96" calcext:value-type="float">
            <text:p>29,96</text:p>
          </table:table-cell>
        </table:table-row>
        <table:table-row table:style-name="ro1">
          <table:table-cell office:value-type="float" office:value="213780" calcext:value-type="float">
            <text:p>213780</text:p>
          </table:table-cell>
          <table:table-cell office:value-type="string" calcext:value-type="string">
            <text:p>ANDRESSA SANTOS DE JESUS</text:p>
          </table:table-cell>
          <table:table-cell office:value-type="float" office:value="29351939898" calcext:value-type="float">
            <text:p>29351939898</text:p>
          </table:table-cell>
          <table:table-cell office:value-type="float" office:value="251.33" calcext:value-type="float">
            <text:p>251,33</text:p>
          </table:table-cell>
        </table:table-row>
        <table:table-row table:style-name="ro1">
          <table:table-cell office:value-type="float" office:value="214205" calcext:value-type="float">
            <text:p>214205</text:p>
          </table:table-cell>
          <table:table-cell office:value-type="string" calcext:value-type="string">
            <text:p>LUCIANA MARIA DA SILVA GAMA</text:p>
          </table:table-cell>
          <table:table-cell office:value-type="float" office:value="38183163840" calcext:value-type="float">
            <text:p>38183163840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214434" calcext:value-type="float">
            <text:p>214434</text:p>
          </table:table-cell>
          <table:table-cell office:value-type="string" calcext:value-type="string">
            <text:p>VIVIANE APARECIDA DE OLIVEIRA SANTOS</text:p>
          </table:table-cell>
          <table:table-cell office:value-type="float" office:value="21732014841" calcext:value-type="float">
            <text:p>21732014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4515" calcext:value-type="float">
            <text:p>214515</text:p>
          </table:table-cell>
          <table:table-cell office:value-type="string" calcext:value-type="string">
            <text:p>APARECIDA LUANA DO NASCIMENTO</text:p>
          </table:table-cell>
          <table:table-cell office:value-type="float" office:value="41636947816" calcext:value-type="float">
            <text:p>41636947816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float" office:value="214647" calcext:value-type="float">
            <text:p>214647</text:p>
          </table:table-cell>
          <table:table-cell office:value-type="string" calcext:value-type="string">
            <text:p>FLAVIA STOCO</text:p>
          </table:table-cell>
          <table:table-cell office:value-type="float" office:value="33210804869" calcext:value-type="float">
            <text:p>33210804869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float" office:value="214825" calcext:value-type="float">
            <text:p>214825</text:p>
          </table:table-cell>
          <table:table-cell office:value-type="string" calcext:value-type="string">
            <text:p>VANESSA MARTINS MUSSINI</text:p>
          </table:table-cell>
          <table:table-cell office:value-type="float" office:value="37546225876" calcext:value-type="float">
            <text:p>37546225876</text:p>
          </table:table-cell>
          <table:table-cell office:value-type="float" office:value="16.82" calcext:value-type="float">
            <text:p>16,82</text:p>
          </table:table-cell>
        </table:table-row>
        <table:table-row table:style-name="ro1">
          <table:table-cell office:value-type="float" office:value="214841" calcext:value-type="float">
            <text:p>214841</text:p>
          </table:table-cell>
          <table:table-cell office:value-type="string" calcext:value-type="string">
            <text:p>FERNANDA SCHIAVON</text:p>
          </table:table-cell>
          <table:table-cell office:value-type="float" office:value="32063485879" calcext:value-type="float">
            <text:p>32063485879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15708" calcext:value-type="float">
            <text:p>215708</text:p>
          </table:table-cell>
          <table:table-cell office:value-type="string" calcext:value-type="string">
            <text:p>RAQUEL TAVARES FERREIRA DE OLIVEIRA</text:p>
          </table:table-cell>
          <table:table-cell office:value-type="float" office:value="22167155816" calcext:value-type="float">
            <text:p>221671558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716" calcext:value-type="float">
            <text:p>215716</text:p>
          </table:table-cell>
          <table:table-cell office:value-type="string" calcext:value-type="string">
            <text:p>PRISCILLA RODRIGUES DO VALLE DEGASPARI</text:p>
          </table:table-cell>
          <table:table-cell office:value-type="float" office:value="35518617810" calcext:value-type="float">
            <text:p>35518617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759" calcext:value-type="float">
            <text:p>215759</text:p>
          </table:table-cell>
          <table:table-cell office:value-type="string" calcext:value-type="string">
            <text:p>PATRICIA ZAMBON</text:p>
          </table:table-cell>
          <table:table-cell office:value-type="float" office:value="37060208828" calcext:value-type="float">
            <text:p>37060208828</text:p>
          </table:table-cell>
          <table:table-cell office:value-type="float" office:value="250.69" calcext:value-type="float">
            <text:p>250,69</text:p>
          </table:table-cell>
        </table:table-row>
        <table:table-row table:style-name="ro1">
          <table:table-cell office:value-type="float" office:value="215970" calcext:value-type="float">
            <text:p>215970</text:p>
          </table:table-cell>
          <table:table-cell office:value-type="string" calcext:value-type="string">
            <text:p>SILVIO LOPES BATISTA</text:p>
          </table:table-cell>
          <table:table-cell office:value-type="float" office:value="3616539641" calcext:value-type="float">
            <text:p>36165396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070" calcext:value-type="float">
            <text:p>216070</text:p>
          </table:table-cell>
          <table:table-cell office:value-type="string" calcext:value-type="string">
            <text:p>SILVIA REGINA COELHO PRATES</text:p>
          </table:table-cell>
          <table:table-cell office:value-type="float" office:value="1713273810" calcext:value-type="float">
            <text:p>1713273810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216089" calcext:value-type="float">
            <text:p>216089</text:p>
          </table:table-cell>
          <table:table-cell office:value-type="string" calcext:value-type="string">
            <text:p>JESUS PEREIRA DA SILVA</text:p>
          </table:table-cell>
          <table:table-cell office:value-type="float" office:value="17566821865" calcext:value-type="float">
            <text:p>17566821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135" calcext:value-type="float">
            <text:p>216135</text:p>
          </table:table-cell>
          <table:table-cell office:value-type="string" calcext:value-type="string">
            <text:p>LUIS RENATO ANDRADE FISCHER</text:p>
          </table:table-cell>
          <table:table-cell office:value-type="float" office:value="26448004807" calcext:value-type="float">
            <text:p>26448004807</text:p>
          </table:table-cell>
          <table:table-cell office:value-type="float" office:value="54.17" calcext:value-type="float">
            <text:p>54,17</text:p>
          </table:table-cell>
        </table:table-row>
        <table:table-row table:style-name="ro1">
          <table:table-cell office:value-type="float" office:value="216356" calcext:value-type="float">
            <text:p>216356</text:p>
          </table:table-cell>
          <table:table-cell office:value-type="string" calcext:value-type="string">
            <text:p>TANIA REGINA DE MORAES MAXIMO</text:p>
          </table:table-cell>
          <table:table-cell office:value-type="float" office:value="16803722899" calcext:value-type="float">
            <text:p>16803722899</text:p>
          </table:table-cell>
          <table:table-cell office:value-type="float" office:value="404.78" calcext:value-type="float">
            <text:p>404,78</text:p>
          </table:table-cell>
        </table:table-row>
        <table:table-row table:style-name="ro1">
          <table:table-cell office:value-type="string" calcext:value-type="string">
            <text:p>216356</text:p>
          </table:table-cell>
          <table:table-cell office:value-type="string" calcext:value-type="string">
            <text:p>VANDERLEI MAXIMO JOAQUIM</text:p>
          </table:table-cell>
          <table:table-cell office:value-type="float" office:value="10994281811" calcext:value-type="float">
            <text:p>109942818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6372" calcext:value-type="float">
            <text:p>216372</text:p>
          </table:table-cell>
          <table:table-cell office:value-type="string" calcext:value-type="string">
            <text:p>ARY ALEXANDRE DE ALMEIDA MELEKE</text:p>
          </table:table-cell>
          <table:table-cell office:value-type="float" office:value="18911184802" calcext:value-type="float">
            <text:p>18911184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6372</text:p>
          </table:table-cell>
          <table:table-cell office:value-type="string" calcext:value-type="string">
            <text:p>CAMILA GIANGROSSI MELEKE</text:p>
          </table:table-cell>
          <table:table-cell office:value-type="float" office:value="21655876899" calcext:value-type="float">
            <text:p>21655876899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float" office:value="216640" calcext:value-type="float">
            <text:p>216640</text:p>
          </table:table-cell>
          <table:table-cell office:value-type="string" calcext:value-type="string">
            <text:p>THAINY KAROLINI DOS SANTOS</text:p>
          </table:table-cell>
          <table:table-cell office:value-type="float" office:value="44475877857" calcext:value-type="float">
            <text:p>44475877857</text:p>
          </table:table-cell>
          <table:table-cell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216925" calcext:value-type="float">
            <text:p>216925</text:p>
          </table:table-cell>
          <table:table-cell office:value-type="string" calcext:value-type="string">
            <text:p>CAMILLA XAVIER MENDES</text:p>
          </table:table-cell>
          <table:table-cell office:value-type="float" office:value="19166823838" calcext:value-type="float">
            <text:p>19166823838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16984" calcext:value-type="float">
            <text:p>216984</text:p>
          </table:table-cell>
          <table:table-cell office:value-type="string" calcext:value-type="string">
            <text:p>PATRICIA JULIANA DE SOUZA PEREIRA</text:p>
          </table:table-cell>
          <table:table-cell office:value-type="float" office:value="38223095831" calcext:value-type="float">
            <text:p>38223095831</text:p>
          </table:table-cell>
          <table:table-cell office:value-type="float" office:value="106.22" calcext:value-type="float">
            <text:p>106,22</text:p>
          </table:table-cell>
        </table:table-row>
        <table:table-row table:style-name="ro1">
          <table:table-cell office:value-type="float" office:value="217115" calcext:value-type="float">
            <text:p>217115</text:p>
          </table:table-cell>
          <table:table-cell office:value-type="string" calcext:value-type="string">
            <text:p>VALDIR ANTONIO DA CRUZ</text:p>
          </table:table-cell>
          <table:table-cell office:value-type="float" office:value="9583936804" calcext:value-type="float">
            <text:p>9583936804</text:p>
          </table:table-cell>
          <table:table-cell office:value-type="float" office:value="221.9" calcext:value-type="float">
            <text:p>221,9</text:p>
          </table:table-cell>
        </table:table-row>
        <table:table-row table:style-name="ro1">
          <table:table-cell office:value-type="float" office:value="217131" calcext:value-type="float">
            <text:p>217131</text:p>
          </table:table-cell>
          <table:table-cell office:value-type="string" calcext:value-type="string">
            <text:p>CINTIA KARINA GODOY</text:p>
          </table:table-cell>
          <table:table-cell office:value-type="float" office:value="28376027875" calcext:value-type="float">
            <text:p>283760278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7891" calcext:value-type="float">
            <text:p>217891</text:p>
          </table:table-cell>
          <table:table-cell office:value-type="string" calcext:value-type="string">
            <text:p>GUILHERME SANTIAGO BERTOLINI</text:p>
          </table:table-cell>
          <table:table-cell office:value-type="float" office:value="37823618818" calcext:value-type="float">
            <text:p>37823618818</text:p>
          </table:table-cell>
          <table:table-cell office:value-type="float" office:value="116.54" calcext:value-type="float">
            <text:p>116,54</text:p>
          </table:table-cell>
        </table:table-row>
        <table:table-row table:style-name="ro1">
          <table:table-cell office:value-type="float" office:value="217913" calcext:value-type="float">
            <text:p>217913</text:p>
          </table:table-cell>
          <table:table-cell office:value-type="string" calcext:value-type="string">
            <text:p>LUCINEIA TEREZINHA NABAS</text:p>
          </table:table-cell>
          <table:table-cell office:value-type="float" office:value="10584450818" calcext:value-type="float">
            <text:p>10584450818</text:p>
          </table:table-cell>
          <table:table-cell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217921" calcext:value-type="float">
            <text:p>217921</text:p>
          </table:table-cell>
          <table:table-cell office:value-type="string" calcext:value-type="string">
            <text:p>FERNANDO JOSE DO NASCIMENTO</text:p>
          </table:table-cell>
          <table:table-cell office:value-type="float" office:value="30282275843" calcext:value-type="float">
            <text:p>3028227584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17980" calcext:value-type="float">
            <text:p>217980</text:p>
          </table:table-cell>
          <table:table-cell office:value-type="string" calcext:value-type="string">
            <text:p>MARIANA FABIO CIPRIANO</text:p>
          </table:table-cell>
          <table:table-cell office:value-type="float" office:value="21729529828" calcext:value-type="float">
            <text:p>21729529828</text:p>
          </table:table-cell>
          <table:table-cell office:value-type="float" office:value="244.52" calcext:value-type="float">
            <text:p>244,52</text:p>
          </table:table-cell>
        </table:table-row>
        <table:table-row table:style-name="ro1">
          <table:table-cell office:value-type="string" calcext:value-type="string">
            <text:p>217980</text:p>
          </table:table-cell>
          <table:table-cell office:value-type="string" calcext:value-type="string">
            <text:p>PEDRO CIPRIANO</text:p>
          </table:table-cell>
          <table:table-cell office:value-type="float" office:value="51585603821" calcext:value-type="float">
            <text:p>51585603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200" calcext:value-type="float">
            <text:p>218200</text:p>
          </table:table-cell>
          <table:table-cell office:value-type="string" calcext:value-type="string">
            <text:p>ISADORA CRUZ LOPES</text:p>
          </table:table-cell>
          <table:table-cell office:value-type="float" office:value="41871204836" calcext:value-type="float">
            <text:p>41871204836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218405" calcext:value-type="float">
            <text:p>218405</text:p>
          </table:table-cell>
          <table:table-cell office:value-type="string" calcext:value-type="string">
            <text:p>MARIA APARECIDA DE FARIAS</text:p>
          </table:table-cell>
          <table:table-cell office:value-type="float" office:value="10763553824" calcext:value-type="float">
            <text:p>10763553824</text:p>
          </table:table-cell>
          <table:table-cell office:value-type="float" office:value="350.31" calcext:value-type="float">
            <text:p>350,31</text:p>
          </table:table-cell>
        </table:table-row>
        <table:table-row table:style-name="ro1">
          <table:table-cell office:value-type="float" office:value="218421" calcext:value-type="float">
            <text:p>218421</text:p>
          </table:table-cell>
          <table:table-cell office:value-type="string" calcext:value-type="string">
            <text:p>NILSON OSHIKA</text:p>
          </table:table-cell>
          <table:table-cell office:value-type="float" office:value="22309904899" calcext:value-type="float">
            <text:p>22309904899</text:p>
          </table:table-cell>
          <table:table-cell office:value-type="float" office:value="180.56" calcext:value-type="float">
            <text:p>180,56</text:p>
          </table:table-cell>
        </table:table-row>
        <table:table-row table:style-name="ro1">
          <table:table-cell office:value-type="string" calcext:value-type="string">
            <text:p>218421</text:p>
          </table:table-cell>
          <table:table-cell office:value-type="string" calcext:value-type="string">
            <text:p>OTAVIO GERMINIANI OSHIKA</text:p>
          </table:table-cell>
          <table:table-cell office:value-type="float" office:value="3633597883" calcext:value-type="float">
            <text:p>3633597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502" calcext:value-type="float">
            <text:p>218502</text:p>
          </table:table-cell>
          <table:table-cell office:value-type="string" calcext:value-type="string">
            <text:p>KATIA CRISTINA SOARES DE SOUZA</text:p>
          </table:table-cell>
          <table:table-cell office:value-type="float" office:value="21909896802" calcext:value-type="float">
            <text:p>21909896802</text:p>
          </table:table-cell>
          <table:table-cell office:value-type="float" office:value="103.81" calcext:value-type="float">
            <text:p>103,81</text:p>
          </table:table-cell>
        </table:table-row>
        <table:table-row table:style-name="ro1">
          <table:table-cell office:value-type="float" office:value="218510" calcext:value-type="float">
            <text:p>218510</text:p>
          </table:table-cell>
          <table:table-cell office:value-type="string" calcext:value-type="string">
            <text:p>ADRIANA RAINHA MARTINS</text:p>
          </table:table-cell>
          <table:table-cell office:value-type="float" office:value="17158317803" calcext:value-type="float">
            <text:p>17158317803</text:p>
          </table:table-cell>
          <table:table-cell office:value-type="float" office:value="142.32" calcext:value-type="float">
            <text:p>142,32</text:p>
          </table:table-cell>
        </table:table-row>
        <table:table-row table:style-name="ro1">
          <table:table-cell office:value-type="float" office:value="218707" calcext:value-type="float">
            <text:p>218707</text:p>
          </table:table-cell>
          <table:table-cell office:value-type="string" calcext:value-type="string">
            <text:p>MARCIA SANTOS DE ARAUJO</text:p>
          </table:table-cell>
          <table:table-cell office:value-type="float" office:value="36560961800" calcext:value-type="float">
            <text:p>36560961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8782" calcext:value-type="float">
            <text:p>218782</text:p>
          </table:table-cell>
          <table:table-cell office:value-type="string" calcext:value-type="string">
            <text:p>PAULO CESAR STOREL</text:p>
          </table:table-cell>
          <table:table-cell office:value-type="float" office:value="26251261838" calcext:value-type="float">
            <text:p>262512618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790" calcext:value-type="float">
            <text:p>218790</text:p>
          </table:table-cell>
          <table:table-cell office:value-type="string" calcext:value-type="string">
            <text:p>NICOLY SOUZA DE OLIVEIRA SILVA</text:p>
          </table:table-cell>
          <table:table-cell office:value-type="float" office:value="50153549831" calcext:value-type="float">
            <text:p>501535498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8790</text:p>
          </table:table-cell>
          <table:table-cell office:value-type="string" calcext:value-type="string">
            <text:p>THALITA SOUZA QUERUBINO DE OLIVEIRA</text:p>
          </table:table-cell>
          <table:table-cell office:value-type="float" office:value="39463134859" calcext:value-type="float">
            <text:p>39463134859</text:p>
          </table:table-cell>
          <table:table-cell office:value-type="float" office:value="83.46" calcext:value-type="float">
            <text:p>83,46</text:p>
          </table:table-cell>
        </table:table-row>
        <table:table-row table:style-name="ro1">
          <table:table-cell office:value-type="float" office:value="219010" calcext:value-type="float">
            <text:p>219010</text:p>
          </table:table-cell>
          <table:table-cell office:value-type="string" calcext:value-type="string">
            <text:p>DOMINGOS SAVIO DE FARIA</text:p>
          </table:table-cell>
          <table:table-cell office:value-type="float" office:value="5155602866" calcext:value-type="float">
            <text:p>5155602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070" calcext:value-type="float">
            <text:p>219070</text:p>
          </table:table-cell>
          <table:table-cell office:value-type="string" calcext:value-type="string">
            <text:p>TANIA BUSCH MOLON DOS SANTOS</text:p>
          </table:table-cell>
          <table:table-cell office:value-type="float" office:value="22097878822" calcext:value-type="float">
            <text:p>22097878822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19126" calcext:value-type="float">
            <text:p>219126</text:p>
          </table:table-cell>
          <table:table-cell office:value-type="string" calcext:value-type="string">
            <text:p>CAMILA MACHADO OLIVEIRA</text:p>
          </table:table-cell>
          <table:table-cell office:value-type="float" office:value="40143586823" calcext:value-type="float">
            <text:p>40143586823</text:p>
          </table:table-cell>
          <table:table-cell office:value-type="float" office:value="46.02" calcext:value-type="float">
            <text:p>46,02</text:p>
          </table:table-cell>
        </table:table-row>
        <table:table-row table:style-name="ro1">
          <table:table-cell office:value-type="float" office:value="219231" calcext:value-type="float">
            <text:p>219231</text:p>
          </table:table-cell>
          <table:table-cell office:value-type="string" calcext:value-type="string">
            <text:p>ANA CAROLINA CORNELIO RUIVO</text:p>
          </table:table-cell>
          <table:table-cell office:value-type="float" office:value="40474102840" calcext:value-type="float">
            <text:p>40474102840</text:p>
          </table:table-cell>
          <table:table-cell office:value-type="float" office:value="102.84" calcext:value-type="float">
            <text:p>102,84</text:p>
          </table:table-cell>
        </table:table-row>
        <table:table-row table:style-name="ro1">
          <table:table-cell office:value-type="string" calcext:value-type="string">
            <text:p>219231</text:p>
          </table:table-cell>
          <table:table-cell office:value-type="string" calcext:value-type="string">
            <text:p>ANTONIO ROGERIO EMILIANO RUIVO</text:p>
          </table:table-cell>
          <table:table-cell office:value-type="float" office:value="39534621803" calcext:value-type="float">
            <text:p>39534621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770" calcext:value-type="float">
            <text:p>219770</text:p>
          </table:table-cell>
          <table:table-cell office:value-type="string" calcext:value-type="string">
            <text:p>PRISCILA CRISTINA PEREIRA GARCIA</text:p>
          </table:table-cell>
          <table:table-cell office:value-type="float" office:value="35014899862" calcext:value-type="float">
            <text:p>350148998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878" calcext:value-type="float">
            <text:p>219878</text:p>
          </table:table-cell>
          <table:table-cell office:value-type="string" calcext:value-type="string">
            <text:p>FLAVIO AUGUSTO PINHEIRO MACHADO</text:p>
          </table:table-cell>
          <table:table-cell office:value-type="float" office:value="30374762813" calcext:value-type="float">
            <text:p>30374762813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219878</text:p>
          </table:table-cell>
          <table:table-cell office:value-type="string" calcext:value-type="string">
            <text:p>LEILA PAULA KANTOVITZ</text:p>
          </table:table-cell>
          <table:table-cell office:value-type="float" office:value="21862946809" calcext:value-type="float">
            <text:p>21862946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940" calcext:value-type="float">
            <text:p>219940</text:p>
          </table:table-cell>
          <table:table-cell office:value-type="string" calcext:value-type="string">
            <text:p>ALISON LEANDRO PAPETTI</text:p>
          </table:table-cell>
          <table:table-cell office:value-type="float" office:value="25170016859" calcext:value-type="float">
            <text:p>25170016859</text:p>
          </table:table-cell>
          <table:table-cell office:value-type="float" office:value="24.44" calcext:value-type="float">
            <text:p>24,44</text:p>
          </table:table-cell>
        </table:table-row>
        <table:table-row table:style-name="ro1">
          <table:table-cell office:value-type="string" calcext:value-type="string">
            <text:p>219940</text:p>
          </table:table-cell>
          <table:table-cell office:value-type="string" calcext:value-type="string">
            <text:p>ROSIMEIRE CAPOBIANCO PAPETTI</text:p>
          </table:table-cell>
          <table:table-cell office:value-type="float" office:value="17158072860" calcext:value-type="float">
            <text:p>17158072860</text:p>
          </table:table-cell>
          <table:table-cell office:value-type="float" office:value="44.13" calcext:value-type="float">
            <text:p>44,13</text:p>
          </table:table-cell>
        </table:table-row>
        <table:table-row table:style-name="ro1">
          <table:table-cell office:value-type="float" office:value="219975" calcext:value-type="float">
            <text:p>219975</text:p>
          </table:table-cell>
          <table:table-cell office:value-type="string" calcext:value-type="string">
            <text:p>MANOELLA JULIANA RODRIGUES DA SILVA</text:p>
          </table:table-cell>
          <table:table-cell office:value-type="float" office:value="37718739830" calcext:value-type="float">
            <text:p>37718739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9975</text:p>
          </table:table-cell>
          <table:table-cell office:value-type="string" calcext:value-type="string">
            <text:p>ROSSANA FABIANA DE SOUZA RODRIGUES SILVA</text:p>
          </table:table-cell>
          <table:table-cell office:value-type="float" office:value="19170215855" calcext:value-type="float">
            <text:p>1917021585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219983" calcext:value-type="float">
            <text:p>219983</text:p>
          </table:table-cell>
          <table:table-cell office:value-type="string" calcext:value-type="string">
            <text:p>SILVIA LETICIA APARECIDA CASSIMIRO SILVA</text:p>
          </table:table-cell>
          <table:table-cell office:value-type="float" office:value="16803530809" calcext:value-type="float">
            <text:p>168035308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0027" calcext:value-type="float">
            <text:p>220027</text:p>
          </table:table-cell>
          <table:table-cell office:value-type="string" calcext:value-type="string">
            <text:p>DANIEL TIBURCIO</text:p>
          </table:table-cell>
          <table:table-cell office:value-type="float" office:value="5299332840" calcext:value-type="float">
            <text:p>5299332840</text:p>
          </table:table-cell>
          <table:table-cell office:value-type="float" office:value="7.08" calcext:value-type="float">
            <text:p>7,08</text:p>
          </table:table-cell>
        </table:table-row>
        <table:table-row table:style-name="ro1">
          <table:table-cell office:value-type="string" calcext:value-type="string">
            <text:p>220027</text:p>
          </table:table-cell>
          <table:table-cell office:value-type="string" calcext:value-type="string">
            <text:p>SUSANA DE FATIMA MEYER TIBURCIO</text:p>
          </table:table-cell>
          <table:table-cell office:value-type="float" office:value="22356955828" calcext:value-type="float">
            <text:p>22356955828</text:p>
          </table:table-cell>
          <table:table-cell office:value-type="float" office:value="88.07" calcext:value-type="float">
            <text:p>88,07</text:p>
          </table:table-cell>
        </table:table-row>
        <table:table-row table:style-name="ro1">
          <table:table-cell office:value-type="float" office:value="220078" calcext:value-type="float">
            <text:p>220078</text:p>
          </table:table-cell>
          <table:table-cell office:value-type="string" calcext:value-type="string">
            <text:p>SABRINA DE JESUS BARREIROS</text:p>
          </table:table-cell>
          <table:table-cell office:value-type="float" office:value="35200590884" calcext:value-type="float">
            <text:p>352005908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078</text:p>
          </table:table-cell>
          <table:table-cell office:value-type="string" calcext:value-type="string">
            <text:p>SOFIA DE JESUS DOS SANTOS</text:p>
          </table:table-cell>
          <table:table-cell office:value-type="float" office:value="49667382885" calcext:value-type="float">
            <text:p>496673828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280" calcext:value-type="float">
            <text:p>220280</text:p>
          </table:table-cell>
          <table:table-cell office:value-type="string" calcext:value-type="string">
            <text:p>ROSANA SOLERA</text:p>
          </table:table-cell>
          <table:table-cell office:value-type="float" office:value="11460530888" calcext:value-type="float">
            <text:p>11460530888</text:p>
          </table:table-cell>
          <table:table-cell office:value-type="float" office:value="86.64" calcext:value-type="float">
            <text:p>86,64</text:p>
          </table:table-cell>
        </table:table-row>
        <table:table-row table:style-name="ro1">
          <table:table-cell office:value-type="float" office:value="220434" calcext:value-type="float">
            <text:p>220434</text:p>
          </table:table-cell>
          <table:table-cell office:value-type="string" calcext:value-type="string">
            <text:p>ELIZABETE GONCALVES DA SILVA</text:p>
          </table:table-cell>
          <table:table-cell office:value-type="float" office:value="11258435861" calcext:value-type="float">
            <text:p>11258435861</text:p>
          </table:table-cell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220930" calcext:value-type="float">
            <text:p>220930</text:p>
          </table:table-cell>
          <table:table-cell office:value-type="string" calcext:value-type="string">
            <text:p>FERNANDA NARDON</text:p>
          </table:table-cell>
          <table:table-cell office:value-type="float" office:value="29425716838" calcext:value-type="float">
            <text:p>294257168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007" calcext:value-type="float">
            <text:p>221007</text:p>
          </table:table-cell>
          <table:table-cell office:value-type="string" calcext:value-type="string">
            <text:p>ANDRESSA FABIANA ZANI</text:p>
          </table:table-cell>
          <table:table-cell office:value-type="float" office:value="96504463034" calcext:value-type="float">
            <text:p>96504463034</text:p>
          </table:table-cell>
          <table:table-cell office:value-type="float" office:value="207.99" calcext:value-type="float">
            <text:p>207,99</text:p>
          </table:table-cell>
        </table:table-row>
        <table:table-row table:style-name="ro1">
          <table:table-cell office:value-type="float" office:value="221058" calcext:value-type="float">
            <text:p>221058</text:p>
          </table:table-cell>
          <table:table-cell office:value-type="string" calcext:value-type="string">
            <text:p>ELIANE LIPE RIBEIRO</text:p>
          </table:table-cell>
          <table:table-cell office:value-type="float" office:value="21350785814" calcext:value-type="float">
            <text:p>213507858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1112" calcext:value-type="float">
            <text:p>221112</text:p>
          </table:table-cell>
          <table:table-cell office:value-type="string" calcext:value-type="string">
            <text:p>LARISSA SPADOTTO</text:p>
          </table:table-cell>
          <table:table-cell office:value-type="float" office:value="40126979863" calcext:value-type="float">
            <text:p>40126979863</text:p>
          </table:table-cell>
          <table:table-cell office:value-type="float" office:value="161.62" calcext:value-type="float">
            <text:p>161,62</text:p>
          </table:table-cell>
        </table:table-row>
        <table:table-row table:style-name="ro1">
          <table:table-cell office:value-type="float" office:value="221210" calcext:value-type="float">
            <text:p>221210</text:p>
          </table:table-cell>
          <table:table-cell office:value-type="string" calcext:value-type="string">
            <text:p>PAULA ROBERTA TRINDADE</text:p>
          </table:table-cell>
          <table:table-cell office:value-type="float" office:value="19806557824" calcext:value-type="float">
            <text:p>19806557824</text:p>
          </table:table-cell>
          <table:table-cell office:value-type="float" office:value="56.12" calcext:value-type="float">
            <text:p>56,12</text:p>
          </table:table-cell>
        </table:table-row>
        <table:table-row table:style-name="ro1">
          <table:table-cell office:value-type="float" office:value="221449" calcext:value-type="float">
            <text:p>221449</text:p>
          </table:table-cell>
          <table:table-cell office:value-type="string" calcext:value-type="string">
            <text:p>VIVIANE SAMPAIO RAFAEL DOS SANTOS</text:p>
          </table:table-cell>
          <table:table-cell office:value-type="float" office:value="25783069825" calcext:value-type="float">
            <text:p>25783069825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1945" calcext:value-type="float">
            <text:p>221945</text:p>
          </table:table-cell>
          <table:table-cell office:value-type="string" calcext:value-type="string">
            <text:p>LEIVA APARECIDA TONELLI</text:p>
          </table:table-cell>
          <table:table-cell office:value-type="float" office:value="9588741823" calcext:value-type="float">
            <text:p>9588741823</text:p>
          </table:table-cell>
          <table:table-cell office:value-type="float" office:value="66.82" calcext:value-type="float">
            <text:p>66,82</text:p>
          </table:table-cell>
        </table:table-row>
        <table:table-row table:style-name="ro1">
          <table:table-cell office:value-type="float" office:value="222755" calcext:value-type="float">
            <text:p>222755</text:p>
          </table:table-cell>
          <table:table-cell office:value-type="string" calcext:value-type="string">
            <text:p>VALDIRENE APARECIDA PIRES DOS SANTOS</text:p>
          </table:table-cell>
          <table:table-cell office:value-type="float" office:value="26659983864" calcext:value-type="float">
            <text:p>26659983864</text:p>
          </table:table-cell>
          <table:table-cell office:value-type="float" office:value="58.64" calcext:value-type="float">
            <text:p>58,64</text:p>
          </table:table-cell>
        </table:table-row>
        <table:table-row table:style-name="ro1">
          <table:table-cell office:value-type="float" office:value="223034" calcext:value-type="float">
            <text:p>223034</text:p>
          </table:table-cell>
          <table:table-cell office:value-type="string" calcext:value-type="string">
            <text:p>MAGALI PEREIRA DOS SANTOS</text:p>
          </table:table-cell>
          <table:table-cell office:value-type="float" office:value="16793130889" calcext:value-type="float">
            <text:p>16793130889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23131" calcext:value-type="float">
            <text:p>223131</text:p>
          </table:table-cell>
          <table:table-cell office:value-type="string" calcext:value-type="string">
            <text:p>LUCIANA CRISTINA MARTINS DESIDERIO</text:p>
          </table:table-cell>
          <table:table-cell office:value-type="float" office:value="21559037822" calcext:value-type="float">
            <text:p>21559037822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223328" calcext:value-type="float">
            <text:p>223328</text:p>
          </table:table-cell>
          <table:table-cell office:value-type="string" calcext:value-type="string">
            <text:p>FERNANDA ALVES BIROLLO</text:p>
          </table:table-cell>
          <table:table-cell office:value-type="float" office:value="40997595809" calcext:value-type="float">
            <text:p>40997595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450" calcext:value-type="float">
            <text:p>223450</text:p>
          </table:table-cell>
          <table:table-cell office:value-type="string" calcext:value-type="string">
            <text:p>MARIANA CAMARGO FRANCO</text:p>
          </table:table-cell>
          <table:table-cell office:value-type="float" office:value="37249910884" calcext:value-type="float">
            <text:p>37249910884</text:p>
          </table:table-cell>
          <table:table-cell office:value-type="float" office:value="70.82" calcext:value-type="float">
            <text:p>70,82</text:p>
          </table:table-cell>
        </table:table-row>
        <table:table-row table:style-name="ro1">
          <table:table-cell office:value-type="float" office:value="223980" calcext:value-type="float">
            <text:p>223980</text:p>
          </table:table-cell>
          <table:table-cell office:value-type="string" calcext:value-type="string">
            <text:p>ADLICOEL MARIA MONACO SIQUEIRA</text:p>
          </table:table-cell>
          <table:table-cell office:value-type="float" office:value="9583788864" calcext:value-type="float">
            <text:p>9583788864</text:p>
          </table:table-cell>
          <table:table-cell office:value-type="float" office:value="46.02" calcext:value-type="float">
            <text:p>46,02</text:p>
          </table:table-cell>
        </table:table-row>
        <table:table-row table:style-name="ro1">
          <table:table-cell office:value-type="string" calcext:value-type="string">
            <text:p>223980</text:p>
          </table:table-cell>
          <table:table-cell office:value-type="string" calcext:value-type="string">
            <text:p>LUIS ANTONIO SIQUEIRA JUNIOR</text:p>
          </table:table-cell>
          <table:table-cell office:value-type="float" office:value="12641607808" calcext:value-type="float">
            <text:p>12641607808</text:p>
          </table:table-cell>
          <table:table-cell office:value-type="float" office:value="144.89" calcext:value-type="float">
            <text:p>144,89</text:p>
          </table:table-cell>
        </table:table-row>
        <table:table-row table:style-name="ro1">
          <table:table-cell office:value-type="float" office:value="224120" calcext:value-type="float">
            <text:p>224120</text:p>
          </table:table-cell>
          <table:table-cell office:value-type="string" calcext:value-type="string">
            <text:p>SOLANGE APARECIDA SILVA</text:p>
          </table:table-cell>
          <table:table-cell office:value-type="float" office:value="11549929852" calcext:value-type="float">
            <text:p>11549929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170" calcext:value-type="float">
            <text:p>224170</text:p>
          </table:table-cell>
          <table:table-cell office:value-type="string" calcext:value-type="string">
            <text:p>CRISTIELE CAVALCANTI DOLFI</text:p>
          </table:table-cell>
          <table:table-cell office:value-type="float" office:value="38328523876" calcext:value-type="float">
            <text:p>38328523876</text:p>
          </table:table-cell>
          <table:table-cell office:value-type="float" office:value="319.93" calcext:value-type="float">
            <text:p>319,93</text:p>
          </table:table-cell>
        </table:table-row>
        <table:table-row table:style-name="ro1">
          <table:table-cell office:value-type="float" office:value="224731" calcext:value-type="float">
            <text:p>224731</text:p>
          </table:table-cell>
          <table:table-cell office:value-type="string" calcext:value-type="string">
            <text:p>CLAUDIA RENATA GRANDINO DA SILVA</text:p>
          </table:table-cell>
          <table:table-cell office:value-type="float" office:value="15474088809" calcext:value-type="float">
            <text:p>15474088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740" calcext:value-type="float">
            <text:p>224740</text:p>
          </table:table-cell>
          <table:table-cell office:value-type="string" calcext:value-type="string">
            <text:p>CECILIA MACHADO RIES</text:p>
          </table:table-cell>
          <table:table-cell office:value-type="float" office:value="49628260855" calcext:value-type="float">
            <text:p>49628260855</text:p>
          </table:table-cell>
          <table:table-cell office:value-type="float" office:value="55.98" calcext:value-type="float">
            <text:p>55,98</text:p>
          </table:table-cell>
        </table:table-row>
        <table:table-row table:style-name="ro1">
          <table:table-cell office:value-type="string" calcext:value-type="string">
            <text:p>224740</text:p>
          </table:table-cell>
          <table:table-cell office:value-type="string" calcext:value-type="string">
            <text:p>FLAVIA RENATA RIES</text:p>
          </table:table-cell>
          <table:table-cell office:value-type="float" office:value="34914363895" calcext:value-type="float">
            <text:p>34914363895</text:p>
          </table:table-cell>
          <table:table-cell office:value-type="float" office:value="80.98" calcext:value-type="float">
            <text:p>80,98</text:p>
          </table:table-cell>
        </table:table-row>
        <table:table-row table:style-name="ro1">
          <table:table-cell office:value-type="float" office:value="224952" calcext:value-type="float">
            <text:p>224952</text:p>
          </table:table-cell>
          <table:table-cell office:value-type="string" calcext:value-type="string">
            <text:p>LUCILENE BALDO</text:p>
          </table:table-cell>
          <table:table-cell office:value-type="float" office:value="32559914808" calcext:value-type="float">
            <text:p>32559914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960" calcext:value-type="float">
            <text:p>224960</text:p>
          </table:table-cell>
          <table:table-cell office:value-type="string" calcext:value-type="string">
            <text:p>ANA CLAUDIA ARGENTON</text:p>
          </table:table-cell>
          <table:table-cell office:value-type="float" office:value="33992420850" calcext:value-type="float">
            <text:p>33992420850</text:p>
          </table:table-cell>
          <table:table-cell office:value-type="float" office:value="135.62" calcext:value-type="float">
            <text:p>135,62</text:p>
          </table:table-cell>
        </table:table-row>
        <table:table-row table:style-name="ro1">
          <table:table-cell office:value-type="float" office:value="225126" calcext:value-type="float">
            <text:p>225126</text:p>
          </table:table-cell>
          <table:table-cell office:value-type="string" calcext:value-type="string">
            <text:p>HELENA DO VALLE FRANCO</text:p>
          </table:table-cell>
          <table:table-cell office:value-type="float" office:value="43085085840" calcext:value-type="float">
            <text:p>43085085840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27234" calcext:value-type="float">
            <text:p>227234</text:p>
          </table:table-cell>
          <table:table-cell office:value-type="string" calcext:value-type="string">
            <text:p>DOUGLAS RAFAEL BELLATO</text:p>
          </table:table-cell>
          <table:table-cell office:value-type="float" office:value="36437346892" calcext:value-type="float">
            <text:p>36437346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7234</text:p>
          </table:table-cell>
          <table:table-cell office:value-type="string" calcext:value-type="string">
            <text:p>JACQUELINE CARNEIRO BELLATO</text:p>
          </table:table-cell>
          <table:table-cell office:value-type="float" office:value="38068929894" calcext:value-type="float">
            <text:p>380689298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463" calcext:value-type="float">
            <text:p>227463</text:p>
          </table:table-cell>
          <table:table-cell office:value-type="string" calcext:value-type="string">
            <text:p>IRANI MARQUES BORTOLETO</text:p>
          </table:table-cell>
          <table:table-cell office:value-type="float" office:value="28238248809" calcext:value-type="float">
            <text:p>28238248809</text:p>
          </table:table-cell>
          <table:table-cell office:value-type="float" office:value="83.1" calcext:value-type="float">
            <text:p>83,1</text:p>
          </table:table-cell>
        </table:table-row>
        <table:table-row table:style-name="ro1">
          <table:table-cell office:value-type="float" office:value="227471" calcext:value-type="float">
            <text:p>227471</text:p>
          </table:table-cell>
          <table:table-cell office:value-type="string" calcext:value-type="string">
            <text:p>VANESSA MARDEGAN</text:p>
          </table:table-cell>
          <table:table-cell office:value-type="float" office:value="22568414804" calcext:value-type="float">
            <text:p>22568414804</text:p>
          </table:table-cell>
          <table:table-cell office:value-type="float" office:value="125.67" calcext:value-type="float">
            <text:p>125,67</text:p>
          </table:table-cell>
        </table:table-row>
        <table:table-row table:style-name="ro1">
          <table:table-cell office:value-type="float" office:value="227803" calcext:value-type="float">
            <text:p>227803</text:p>
          </table:table-cell>
          <table:table-cell office:value-type="string" calcext:value-type="string">
            <text:p>SILVANA DOS SANTOS FERREIRA</text:p>
          </table:table-cell>
          <table:table-cell office:value-type="float" office:value="28340920871" calcext:value-type="float">
            <text:p>28340920871</text:p>
          </table:table-cell>
          <table:table-cell office:value-type="float" office:value="236.19" calcext:value-type="float">
            <text:p>236,19</text:p>
          </table:table-cell>
        </table:table-row>
        <table:table-row table:style-name="ro1">
          <table:table-cell office:value-type="float" office:value="227846" calcext:value-type="float">
            <text:p>227846</text:p>
          </table:table-cell>
          <table:table-cell office:value-type="string" calcext:value-type="string">
            <text:p>JOSE CLAUDIO BEGNOSSI</text:p>
          </table:table-cell>
          <table:table-cell office:value-type="float" office:value="9595339822" calcext:value-type="float">
            <text:p>95953398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060" calcext:value-type="float">
            <text:p>228060</text:p>
          </table:table-cell>
          <table:table-cell office:value-type="string" calcext:value-type="string">
            <text:p>ALINE SUELLEN DA SILVA OURIVES MORAES</text:p>
          </table:table-cell>
          <table:table-cell office:value-type="float" office:value="40232678804" calcext:value-type="float">
            <text:p>40232678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222" calcext:value-type="float">
            <text:p>228222</text:p>
          </table:table-cell>
          <table:table-cell office:value-type="string" calcext:value-type="string">
            <text:p>ANA PAULA TAMBORIM MICHELOTTI</text:p>
          </table:table-cell>
          <table:table-cell office:value-type="float" office:value="25383062807" calcext:value-type="float">
            <text:p>25383062807</text:p>
          </table:table-cell>
          <table:table-cell office:value-type="float" office:value="42.65" calcext:value-type="float">
            <text:p>42,65</text:p>
          </table:table-cell>
        </table:table-row>
        <table:table-row table:style-name="ro1">
          <table:table-cell office:value-type="string" calcext:value-type="string">
            <text:p>228222</text:p>
          </table:table-cell>
          <table:table-cell office:value-type="string" calcext:value-type="string">
            <text:p>VALDECIR MICHELOTTI</text:p>
          </table:table-cell>
          <table:table-cell office:value-type="float" office:value="11275274870" calcext:value-type="float">
            <text:p>11275274870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228273" calcext:value-type="float">
            <text:p>228273</text:p>
          </table:table-cell>
          <table:table-cell office:value-type="string" calcext:value-type="string">
            <text:p>MILENA CEZARINO</text:p>
          </table:table-cell>
          <table:table-cell office:value-type="float" office:value="27421075844" calcext:value-type="float">
            <text:p>274210758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8613" calcext:value-type="float">
            <text:p>228613</text:p>
          </table:table-cell>
          <table:table-cell office:value-type="string" calcext:value-type="string">
            <text:p>MARIA AMARA DOS SANTOS</text:p>
          </table:table-cell>
          <table:table-cell office:value-type="float" office:value="9756550864" calcext:value-type="float">
            <text:p>9756550864</text:p>
          </table:table-cell>
          <table:table-cell office:value-type="float" office:value="266.65" calcext:value-type="float">
            <text:p>266,65</text:p>
          </table:table-cell>
        </table:table-row>
        <table:table-row table:style-name="ro1">
          <table:table-cell office:value-type="float" office:value="228630" calcext:value-type="float">
            <text:p>228630</text:p>
          </table:table-cell>
          <table:table-cell office:value-type="string" calcext:value-type="string">
            <text:p>FABIO PIRES</text:p>
          </table:table-cell>
          <table:table-cell office:value-type="float" office:value="17765391844" calcext:value-type="float">
            <text:p>17765391844</text:p>
          </table:table-cell>
          <table:table-cell office:value-type="float" office:value="54.75" calcext:value-type="float">
            <text:p>54,75</text:p>
          </table:table-cell>
        </table:table-row>
        <table:table-row table:style-name="ro1">
          <table:table-cell office:value-type="float" office:value="228761" calcext:value-type="float">
            <text:p>228761</text:p>
          </table:table-cell>
          <table:table-cell office:value-type="string" calcext:value-type="string">
            <text:p>FABIOLA FIDELIS SANTIAGO DE LIMA</text:p>
          </table:table-cell>
          <table:table-cell office:value-type="float" office:value="10270870784" calcext:value-type="float">
            <text:p>10270870784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228761</text:p>
          </table:table-cell>
          <table:table-cell office:value-type="string" calcext:value-type="string">
            <text:p>JOEL APARECIDO DE SIQUEIRA ALVES DE LIMA</text:p>
          </table:table-cell>
          <table:table-cell office:value-type="float" office:value="25914098890" calcext:value-type="float">
            <text:p>25914098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075" calcext:value-type="float">
            <text:p>229075</text:p>
          </table:table-cell>
          <table:table-cell office:value-type="string" calcext:value-type="string">
            <text:p>MARILENE APARECIDA DO CARMO</text:p>
          </table:table-cell>
          <table:table-cell office:value-type="float" office:value="457232650" calcext:value-type="float">
            <text:p>4572326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288" calcext:value-type="float">
            <text:p>229288</text:p>
          </table:table-cell>
          <table:table-cell office:value-type="string" calcext:value-type="string">
            <text:p>JANAINA BOSCARIOL</text:p>
          </table:table-cell>
          <table:table-cell office:value-type="float" office:value="40016008898" calcext:value-type="float">
            <text:p>40016008898</text:p>
          </table:table-cell>
          <table:table-cell office:value-type="float" office:value="11.03" calcext:value-type="float">
            <text:p>11,03</text:p>
          </table:table-cell>
        </table:table-row>
        <table:table-row table:style-name="ro1">
          <table:table-cell office:value-type="float" office:value="229300" calcext:value-type="float">
            <text:p>229300</text:p>
          </table:table-cell>
          <table:table-cell office:value-type="string" calcext:value-type="string">
            <text:p>JESSICA CRISTOFOLETTI DE CASTRO</text:p>
          </table:table-cell>
          <table:table-cell office:value-type="float" office:value="40839873832" calcext:value-type="float">
            <text:p>40839873832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29415" calcext:value-type="float">
            <text:p>229415</text:p>
          </table:table-cell>
          <table:table-cell office:value-type="string" calcext:value-type="string">
            <text:p>JULIO CESAR CARREGARI</text:p>
          </table:table-cell>
          <table:table-cell office:value-type="float" office:value="25580511809" calcext:value-type="float">
            <text:p>25580511809</text:p>
          </table:table-cell>
          <table:table-cell office:value-type="float" office:value="169.84" calcext:value-type="float">
            <text:p>169,84</text:p>
          </table:table-cell>
        </table:table-row>
        <table:table-row table:style-name="ro1">
          <table:table-cell office:value-type="string" calcext:value-type="string">
            <text:p>229415</text:p>
          </table:table-cell>
          <table:table-cell office:value-type="string" calcext:value-type="string">
            <text:p>LUCIANA POSSATO CARREGARI</text:p>
          </table:table-cell>
          <table:table-cell office:value-type="float" office:value="21433729814" calcext:value-type="float">
            <text:p>21433729814</text:p>
          </table:table-cell>
          <table:table-cell office:value-type="float" office:value="169.84" calcext:value-type="float">
            <text:p>169,84</text:p>
          </table:table-cell>
        </table:table-row>
        <table:table-row table:style-name="ro1">
          <table:table-cell office:value-type="float" office:value="229431" calcext:value-type="float">
            <text:p>229431</text:p>
          </table:table-cell>
          <table:table-cell office:value-type="string" calcext:value-type="string">
            <text:p>LUZIA VANIA DA SILVA</text:p>
          </table:table-cell>
          <table:table-cell office:value-type="float" office:value="33367768804" calcext:value-type="float">
            <text:p>33367768804</text:p>
          </table:table-cell>
          <table:table-cell office:value-type="float" office:value="44.93" calcext:value-type="float">
            <text:p>44,93</text:p>
          </table:table-cell>
        </table:table-row>
        <table:table-row table:style-name="ro1">
          <table:table-cell office:value-type="float" office:value="229482" calcext:value-type="float">
            <text:p>229482</text:p>
          </table:table-cell>
          <table:table-cell office:value-type="string" calcext:value-type="string">
            <text:p>LAURA BORDIN VIEIRA</text:p>
          </table:table-cell>
          <table:table-cell office:value-type="float" office:value="50070846898" calcext:value-type="float">
            <text:p>50070846898</text:p>
          </table:table-cell>
          <table:table-cell office:value-type="float" office:value="24.44" calcext:value-type="float">
            <text:p>24,44</text:p>
          </table:table-cell>
        </table:table-row>
        <table:table-row table:style-name="ro1">
          <table:table-cell office:value-type="string" calcext:value-type="string">
            <text:p>229482</text:p>
          </table:table-cell>
          <table:table-cell office:value-type="string" calcext:value-type="string">
            <text:p>VANESSA CRISTIANE BORDIN VIEIRA</text:p>
          </table:table-cell>
          <table:table-cell office:value-type="float" office:value="22454749882" calcext:value-type="float">
            <text:p>22454749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490" calcext:value-type="float">
            <text:p>229490</text:p>
          </table:table-cell>
          <table:table-cell office:value-type="string" calcext:value-type="string">
            <text:p>ROSANE MARGARETH HUSSNI</text:p>
          </table:table-cell>
          <table:table-cell office:value-type="float" office:value="13960477864" calcext:value-type="float">
            <text:p>13960477864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29539" calcext:value-type="float">
            <text:p>229539</text:p>
          </table:table-cell>
          <table:table-cell office:value-type="string" calcext:value-type="string">
            <text:p>MARIA TERESA BUZATO ROSSI</text:p>
          </table:table-cell>
          <table:table-cell office:value-type="float" office:value="30784885869" calcext:value-type="float">
            <text:p>307848858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601" calcext:value-type="float">
            <text:p>229601</text:p>
          </table:table-cell>
          <table:table-cell office:value-type="string" calcext:value-type="string">
            <text:p>ADRIANA CHRISTOFOLETTI TAVARES</text:p>
          </table:table-cell>
          <table:table-cell office:value-type="float" office:value="16792854832" calcext:value-type="float">
            <text:p>16792854832</text:p>
          </table:table-cell>
          <table:table-cell office:value-type="float" office:value="104.93" calcext:value-type="float">
            <text:p>104,93</text:p>
          </table:table-cell>
        </table:table-row>
        <table:table-row table:style-name="ro1">
          <table:table-cell office:value-type="float" office:value="229709" calcext:value-type="float">
            <text:p>229709</text:p>
          </table:table-cell>
          <table:table-cell office:value-type="string" calcext:value-type="string">
            <text:p>ANDRE SILVA DE PAULA</text:p>
          </table:table-cell>
          <table:table-cell office:value-type="float" office:value="43103101848" calcext:value-type="float">
            <text:p>431031018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776" calcext:value-type="float">
            <text:p>229776</text:p>
          </table:table-cell>
          <table:table-cell office:value-type="string" calcext:value-type="string">
            <text:p>FERNANDA MARTINELLI</text:p>
          </table:table-cell>
          <table:table-cell office:value-type="float" office:value="29703682855" calcext:value-type="float">
            <text:p>29703682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529" calcext:value-type="float">
            <text:p>230529</text:p>
          </table:table-cell>
          <table:table-cell office:value-type="string" calcext:value-type="string">
            <text:p>CINTIA RAQUEL ZANIN DE QUEIROZ</text:p>
          </table:table-cell>
          <table:table-cell office:value-type="float" office:value="39590063810" calcext:value-type="float">
            <text:p>39590063810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231061" calcext:value-type="float">
            <text:p>231061</text:p>
          </table:table-cell>
          <table:table-cell office:value-type="string" calcext:value-type="string">
            <text:p>FABIANA CASTILHO ARIZA</text:p>
          </table:table-cell>
          <table:table-cell office:value-type="float" office:value="28330476812" calcext:value-type="float">
            <text:p>28330476812</text:p>
          </table:table-cell>
          <table:table-cell office:value-type="float" office:value="318.83" calcext:value-type="float">
            <text:p>318,83</text:p>
          </table:table-cell>
        </table:table-row>
        <table:table-row table:style-name="ro1">
          <table:table-cell office:value-type="float" office:value="231428" calcext:value-type="float">
            <text:p>231428</text:p>
          </table:table-cell>
          <table:table-cell office:value-type="string" calcext:value-type="string">
            <text:p>REGINALDO MILLA</text:p>
          </table:table-cell>
          <table:table-cell office:value-type="float" office:value="27945239889" calcext:value-type="float">
            <text:p>279452398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614" calcext:value-type="float">
            <text:p>231614</text:p>
          </table:table-cell>
          <table:table-cell office:value-type="string" calcext:value-type="string">
            <text:p>JOSE ROBERTO ALEXANDRE</text:p>
          </table:table-cell>
          <table:table-cell office:value-type="float" office:value="96451050806" calcext:value-type="float">
            <text:p>96451050806</text:p>
          </table:table-cell>
          <table:table-cell office:value-type="float" office:value="365.05" calcext:value-type="float">
            <text:p>365,05</text:p>
          </table:table-cell>
        </table:table-row>
        <table:table-row table:style-name="ro1">
          <table:table-cell office:value-type="string" calcext:value-type="string">
            <text:p>231614</text:p>
          </table:table-cell>
          <table:table-cell office:value-type="string" calcext:value-type="string">
            <text:p>NEIVA PEREIRA REBEQUE</text:p>
          </table:table-cell>
          <table:table-cell office:value-type="float" office:value="6771916855" calcext:value-type="float">
            <text:p>6771916855</text:p>
          </table:table-cell>
          <table:table-cell office:value-type="float" office:value="183.39" calcext:value-type="float">
            <text:p>183,39</text:p>
          </table:table-cell>
        </table:table-row>
        <table:table-row table:style-name="ro1">
          <table:table-cell office:value-type="float" office:value="231878" calcext:value-type="float">
            <text:p>231878</text:p>
          </table:table-cell>
          <table:table-cell office:value-type="string" calcext:value-type="string">
            <text:p>EMMANUELLE ARAUJO DE SOUZA SILVA</text:p>
          </table:table-cell>
          <table:table-cell office:value-type="float" office:value="38438441866" calcext:value-type="float">
            <text:p>38438441866</text:p>
          </table:table-cell>
          <table:table-cell office:value-type="float" office:value="110.62" calcext:value-type="float">
            <text:p>110,62</text:p>
          </table:table-cell>
        </table:table-row>
        <table:table-row table:style-name="ro1">
          <table:table-cell office:value-type="float" office:value="232122" calcext:value-type="float">
            <text:p>232122</text:p>
          </table:table-cell>
          <table:table-cell office:value-type="string" calcext:value-type="string">
            <text:p>CAMILA RODRIGUES DE JESUS</text:p>
          </table:table-cell>
          <table:table-cell office:value-type="float" office:value="43326026846" calcext:value-type="float">
            <text:p>433260268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2122</text:p>
          </table:table-cell>
          <table:table-cell office:value-type="string" calcext:value-type="string">
            <text:p>VICENTE RODRIGUES JULIO</text:p>
          </table:table-cell>
          <table:table-cell office:value-type="float" office:value="5581277893" calcext:value-type="float">
            <text:p>5581277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220" calcext:value-type="float">
            <text:p>232220</text:p>
          </table:table-cell>
          <table:table-cell office:value-type="string" calcext:value-type="string">
            <text:p>FERNANDA SANTOS MARIANO</text:p>
          </table:table-cell>
          <table:table-cell office:value-type="float" office:value="36677405818" calcext:value-type="float">
            <text:p>36677405818</text:p>
          </table:table-cell>
          <table:table-cell office:value-type="float" office:value="81.34" calcext:value-type="float">
            <text:p>81,34</text:p>
          </table:table-cell>
        </table:table-row>
        <table:table-row table:style-name="ro1">
          <table:table-cell office:value-type="float" office:value="232726" calcext:value-type="float">
            <text:p>232726</text:p>
          </table:table-cell>
          <table:table-cell office:value-type="string" calcext:value-type="string">
            <text:p>OZELIA DUARTE DE MIRANDA VITALINO</text:p>
          </table:table-cell>
          <table:table-cell office:value-type="float" office:value="18798887858" calcext:value-type="float">
            <text:p>18798887858</text:p>
          </table:table-cell>
          <table:table-cell office:value-type="float" office:value="49.11" calcext:value-type="float">
            <text:p>49,11</text:p>
          </table:table-cell>
        </table:table-row>
        <table:table-row table:style-name="ro1">
          <table:table-cell office:value-type="float" office:value="232734" calcext:value-type="float">
            <text:p>232734</text:p>
          </table:table-cell>
          <table:table-cell office:value-type="string" calcext:value-type="string">
            <text:p>TATIANE PRISCILA CANO</text:p>
          </table:table-cell>
          <table:table-cell office:value-type="float" office:value="42479296822" calcext:value-type="float">
            <text:p>42479296822</text:p>
          </table:table-cell>
          <table:table-cell office:value-type="float" office:value="249.57" calcext:value-type="float">
            <text:p>249,57</text:p>
          </table:table-cell>
        </table:table-row>
        <table:table-row table:style-name="ro1">
          <table:table-cell office:value-type="float" office:value="232882" calcext:value-type="float">
            <text:p>232882</text:p>
          </table:table-cell>
          <table:table-cell office:value-type="string" calcext:value-type="string">
            <text:p>ANDREA RENATA DO VALLE</text:p>
          </table:table-cell>
          <table:table-cell office:value-type="float" office:value="12344204814" calcext:value-type="float">
            <text:p>12344204814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33196" calcext:value-type="float">
            <text:p>233196</text:p>
          </table:table-cell>
          <table:table-cell office:value-type="string" calcext:value-type="string">
            <text:p>OTAVIO AUGUSTO CHAGAS DE OLIVEIRA</text:p>
          </table:table-cell>
          <table:table-cell office:value-type="float" office:value="45078950818" calcext:value-type="float">
            <text:p>45078950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226" calcext:value-type="float">
            <text:p>233226</text:p>
          </table:table-cell>
          <table:table-cell office:value-type="string" calcext:value-type="string">
            <text:p>JOAO MIGUEL SEDANO</text:p>
          </table:table-cell>
          <table:table-cell office:value-type="float" office:value="9351198847" calcext:value-type="float">
            <text:p>9351198847</text:p>
          </table:table-cell>
          <table:table-cell office:value-type="float" office:value="74.11" calcext:value-type="float">
            <text:p>74,11</text:p>
          </table:table-cell>
        </table:table-row>
        <table:table-row table:style-name="ro1">
          <table:table-cell office:value-type="float" office:value="233528" calcext:value-type="float">
            <text:p>233528</text:p>
          </table:table-cell>
          <table:table-cell office:value-type="string" calcext:value-type="string">
            <text:p>TERCIO PORTO AGUIAR</text:p>
          </table:table-cell>
          <table:table-cell office:value-type="float" office:value="38386129816" calcext:value-type="float">
            <text:p>383861298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820" calcext:value-type="float">
            <text:p>233820</text:p>
          </table:table-cell>
          <table:table-cell office:value-type="string" calcext:value-type="string">
            <text:p>ALESSANDRA APARECIDA PANSERI LOPES</text:p>
          </table:table-cell>
          <table:table-cell office:value-type="float" office:value="32390096840" calcext:value-type="float">
            <text:p>323900968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3854" calcext:value-type="float">
            <text:p>233854</text:p>
          </table:table-cell>
          <table:table-cell office:value-type="string" calcext:value-type="string">
            <text:p>TALITA KAWAAI PEREIRA CARVALHO</text:p>
          </table:table-cell>
          <table:table-cell office:value-type="float" office:value="45167053897" calcext:value-type="float">
            <text:p>45167053897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float" office:value="234311" calcext:value-type="float">
            <text:p>234311</text:p>
          </table:table-cell>
          <table:table-cell office:value-type="string" calcext:value-type="string">
            <text:p>JAQUELINE SOUZA CERQUEIRA DE LIMA</text:p>
          </table:table-cell>
          <table:table-cell office:value-type="float" office:value="6736769" calcext:value-type="float">
            <text:p>6736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680" calcext:value-type="float">
            <text:p>234680</text:p>
          </table:table-cell>
          <table:table-cell office:value-type="string" calcext:value-type="string">
            <text:p>MAIRA DUARTE NOVAES</text:p>
          </table:table-cell>
          <table:table-cell office:value-type="float" office:value="33892666822" calcext:value-type="float">
            <text:p>338926668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4699" calcext:value-type="float">
            <text:p>234699</text:p>
          </table:table-cell>
          <table:table-cell office:value-type="string" calcext:value-type="string">
            <text:p>ARMINDA APARECIDA DOMINGUES</text:p>
          </table:table-cell>
          <table:table-cell office:value-type="float" office:value="20516504894" calcext:value-type="float">
            <text:p>205165048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770" calcext:value-type="float">
            <text:p>234770</text:p>
          </table:table-cell>
          <table:table-cell office:value-type="string" calcext:value-type="string">
            <text:p>EVELYN MORATO DO AMARAL</text:p>
          </table:table-cell>
          <table:table-cell office:value-type="float" office:value="39680976882" calcext:value-type="float">
            <text:p>39680976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788" calcext:value-type="float">
            <text:p>234788</text:p>
          </table:table-cell>
          <table:table-cell office:value-type="string" calcext:value-type="string">
            <text:p>VERA CLELIA DALMEIDA CAPELLA</text:p>
          </table:table-cell>
          <table:table-cell office:value-type="float" office:value="7665294871" calcext:value-type="float">
            <text:p>7665294871</text:p>
          </table:table-cell>
          <table:table-cell office:value-type="float" office:value="58.88" calcext:value-type="float">
            <text:p>58,88</text:p>
          </table:table-cell>
        </table:table-row>
        <table:table-row table:style-name="ro1">
          <table:table-cell office:value-type="float" office:value="234818" calcext:value-type="float">
            <text:p>234818</text:p>
          </table:table-cell>
          <table:table-cell office:value-type="string" calcext:value-type="string">
            <text:p>WLIANY SOUZA ROCHA LAM</text:p>
          </table:table-cell>
          <table:table-cell office:value-type="float" office:value="36913455810" calcext:value-type="float">
            <text:p>36913455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083" calcext:value-type="float">
            <text:p>235083</text:p>
          </table:table-cell>
          <table:table-cell office:value-type="string" calcext:value-type="string">
            <text:p>RODOLFO GERNER JUNIOR</text:p>
          </table:table-cell>
          <table:table-cell office:value-type="float" office:value="2300358417" calcext:value-type="float">
            <text:p>2300358417</text:p>
          </table:table-cell>
          <table:table-cell office:value-type="float" office:value="62.18" calcext:value-type="float">
            <text:p>62,18</text:p>
          </table:table-cell>
        </table:table-row>
        <table:table-row table:style-name="ro1">
          <table:table-cell office:value-type="float" office:value="235946" calcext:value-type="float">
            <text:p>235946</text:p>
          </table:table-cell>
          <table:table-cell office:value-type="string" calcext:value-type="string">
            <text:p>PAMELA CRISTINA CAMARGO DOS SANTOS</text:p>
          </table:table-cell>
          <table:table-cell office:value-type="float" office:value="38584876863" calcext:value-type="float">
            <text:p>38584876863</text:p>
          </table:table-cell>
          <table:table-cell office:value-type="float" office:value="118.81" calcext:value-type="float">
            <text:p>118,81</text:p>
          </table:table-cell>
        </table:table-row>
        <table:table-row table:style-name="ro1">
          <table:table-cell office:value-type="float" office:value="236039" calcext:value-type="float">
            <text:p>236039</text:p>
          </table:table-cell>
          <table:table-cell office:value-type="string" calcext:value-type="string">
            <text:p>AUDREY BAPTISTA ARCHANGELO FARIA</text:p>
          </table:table-cell>
          <table:table-cell office:value-type="float" office:value="29442470850" calcext:value-type="float">
            <text:p>29442470850</text:p>
          </table:table-cell>
          <table:table-cell office:value-type="float" office:value="107.53" calcext:value-type="float">
            <text:p>107,53</text:p>
          </table:table-cell>
        </table:table-row>
        <table:table-row table:style-name="ro1">
          <table:table-cell office:value-type="float" office:value="236110" calcext:value-type="float">
            <text:p>236110</text:p>
          </table:table-cell>
          <table:table-cell office:value-type="string" calcext:value-type="string">
            <text:p>MARIA APARECIDA MACEDO</text:p>
          </table:table-cell>
          <table:table-cell office:value-type="float" office:value="29450646856" calcext:value-type="float">
            <text:p>29450646856</text:p>
          </table:table-cell>
          <table:table-cell office:value-type="float" office:value="201.78" calcext:value-type="float">
            <text:p>201,78</text:p>
          </table:table-cell>
        </table:table-row>
        <table:table-row table:style-name="ro1">
          <table:table-cell office:value-type="float" office:value="236209" calcext:value-type="float">
            <text:p>236209</text:p>
          </table:table-cell>
          <table:table-cell office:value-type="string" calcext:value-type="string">
            <text:p>EDMAR NUNES DOS SANTOS</text:p>
          </table:table-cell>
          <table:table-cell office:value-type="float" office:value="14420826827" calcext:value-type="float">
            <text:p>14420826827</text:p>
          </table:table-cell>
          <table:table-cell office:value-type="float" office:value="169.95" calcext:value-type="float">
            <text:p>169,95</text:p>
          </table:table-cell>
        </table:table-row>
        <table:table-row table:style-name="ro1">
          <table:table-cell office:value-type="float" office:value="236349" calcext:value-type="float">
            <text:p>236349</text:p>
          </table:table-cell>
          <table:table-cell office:value-type="string" calcext:value-type="string">
            <text:p>ANTONELLA HERNANDEZ DO CARMO</text:p>
          </table:table-cell>
          <table:table-cell office:value-type="float" office:value="3738575863" calcext:value-type="float">
            <text:p>3738575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060" calcext:value-type="float">
            <text:p>237060</text:p>
          </table:table-cell>
          <table:table-cell office:value-type="string" calcext:value-type="string">
            <text:p>IRENE MARIA QUEIROZ PEIXOTO NOGUEIROL</text:p>
          </table:table-cell>
          <table:table-cell office:value-type="float" office:value="16916365846" calcext:value-type="float">
            <text:p>1691636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140" calcext:value-type="float">
            <text:p>237140</text:p>
          </table:table-cell>
          <table:table-cell office:value-type="string" calcext:value-type="string">
            <text:p>BEATRIZ PARGA ARAUJO</text:p>
          </table:table-cell>
          <table:table-cell office:value-type="float" office:value="41343527899" calcext:value-type="float">
            <text:p>41343527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213" calcext:value-type="float">
            <text:p>237213</text:p>
          </table:table-cell>
          <table:table-cell office:value-type="string" calcext:value-type="string">
            <text:p>ABIGAIL CELINA LOPES</text:p>
          </table:table-cell>
          <table:table-cell office:value-type="float" office:value="2800880864" calcext:value-type="float">
            <text:p>2800880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264" calcext:value-type="float">
            <text:p>237264</text:p>
          </table:table-cell>
          <table:table-cell office:value-type="string" calcext:value-type="string">
            <text:p>AMANDA FORTI</text:p>
          </table:table-cell>
          <table:table-cell office:value-type="float" office:value="42225987807" calcext:value-type="float">
            <text:p>42225987807</text:p>
          </table:table-cell>
          <table:table-cell office:value-type="float" office:value="172.83" calcext:value-type="float">
            <text:p>172,83</text:p>
          </table:table-cell>
        </table:table-row>
        <table:table-row table:style-name="ro1">
          <table:table-cell office:value-type="float" office:value="237353" calcext:value-type="float">
            <text:p>237353</text:p>
          </table:table-cell>
          <table:table-cell office:value-type="string" calcext:value-type="string">
            <text:p>KARLA JANAINA DE CILLO</text:p>
          </table:table-cell>
          <table:table-cell office:value-type="float" office:value="25318297846" calcext:value-type="float">
            <text:p>253182978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7485" calcext:value-type="float">
            <text:p>237485</text:p>
          </table:table-cell>
          <table:table-cell office:value-type="string" calcext:value-type="string">
            <text:p>RUTE ALESSANDRA DA SILVA NOBRE</text:p>
          </table:table-cell>
          <table:table-cell office:value-type="float" office:value="21699621829" calcext:value-type="float">
            <text:p>21699621829</text:p>
          </table:table-cell>
          <table:table-cell office:value-type="float" office:value="79.43" calcext:value-type="float">
            <text:p>79,43</text:p>
          </table:table-cell>
        </table:table-row>
        <table:table-row table:style-name="ro1">
          <table:table-cell office:value-type="float" office:value="237787" calcext:value-type="float">
            <text:p>237787</text:p>
          </table:table-cell>
          <table:table-cell office:value-type="string" calcext:value-type="string">
            <text:p>BRUNA CAROLINE DE MACEDO MIYAMOTO</text:p>
          </table:table-cell>
          <table:table-cell office:value-type="float" office:value="43933024862" calcext:value-type="float">
            <text:p>439330248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7795" calcext:value-type="float">
            <text:p>237795</text:p>
          </table:table-cell>
          <table:table-cell office:value-type="string" calcext:value-type="string">
            <text:p>MARIANA FRANCOIA NATIVIDADE SABINO DE OLIVEIRA</text:p>
          </table:table-cell>
          <table:table-cell office:value-type="float" office:value="30777521822" calcext:value-type="float">
            <text:p>30777521822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37876" calcext:value-type="float">
            <text:p>237876</text:p>
          </table:table-cell>
          <table:table-cell office:value-type="string" calcext:value-type="string">
            <text:p>GRAZIELA FERRER CORREA LOURENCO</text:p>
          </table:table-cell>
          <table:table-cell office:value-type="float" office:value="6628476600" calcext:value-type="float">
            <text:p>66284766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37876</text:p>
          </table:table-cell>
          <table:table-cell office:value-type="string" calcext:value-type="string">
            <text:p>SILVIO MIGUEL FERRER LOURENCO</text:p>
          </table:table-cell>
          <table:table-cell office:value-type="float" office:value="57818122885" calcext:value-type="float">
            <text:p>578181228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8988" calcext:value-type="float">
            <text:p>238988</text:p>
          </table:table-cell>
          <table:table-cell office:value-type="string" calcext:value-type="string">
            <text:p>ALINE MIRANDA PAMPOLINI</text:p>
          </table:table-cell>
          <table:table-cell office:value-type="float" office:value="41661833896" calcext:value-type="float">
            <text:p>416618338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9291" calcext:value-type="float">
            <text:p>239291</text:p>
          </table:table-cell>
          <table:table-cell office:value-type="string" calcext:value-type="string">
            <text:p>PRISCILA BENATTO LIBERATO</text:p>
          </table:table-cell>
          <table:table-cell office:value-type="float" office:value="35561910833" calcext:value-type="float">
            <text:p>3556191083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39593" calcext:value-type="float">
            <text:p>239593</text:p>
          </table:table-cell>
          <table:table-cell office:value-type="string" calcext:value-type="string">
            <text:p>RADINE ELIZABETH FESSEL NEME</text:p>
          </table:table-cell>
          <table:table-cell office:value-type="float" office:value="30474888860" calcext:value-type="float">
            <text:p>30474888860</text:p>
          </table:table-cell>
          <table:table-cell office:value-type="float" office:value="159.22" calcext:value-type="float">
            <text:p>159,22</text:p>
          </table:table-cell>
        </table:table-row>
        <table:table-row table:style-name="ro1">
          <table:table-cell office:value-type="float" office:value="239666" calcext:value-type="float">
            <text:p>239666</text:p>
          </table:table-cell>
          <table:table-cell office:value-type="string" calcext:value-type="string">
            <text:p>DANILO CARVALHO DE OLIVEIRA DORTA</text:p>
          </table:table-cell>
          <table:table-cell office:value-type="float" office:value="34595038828" calcext:value-type="float">
            <text:p>345950388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9682" calcext:value-type="float">
            <text:p>239682</text:p>
          </table:table-cell>
          <table:table-cell office:value-type="string" calcext:value-type="string">
            <text:p>HENRIQUE JORGE SOBRINHO</text:p>
          </table:table-cell>
          <table:table-cell office:value-type="float" office:value="12345246863" calcext:value-type="float">
            <text:p>12345246863</text:p>
          </table:table-cell>
          <table:table-cell office:value-type="float" office:value="207.77" calcext:value-type="float">
            <text:p>207,77</text:p>
          </table:table-cell>
        </table:table-row>
        <table:table-row table:style-name="ro1">
          <table:table-cell office:value-type="string" calcext:value-type="string">
            <text:p>239682</text:p>
          </table:table-cell>
          <table:table-cell office:value-type="string" calcext:value-type="string">
            <text:p>LUCIMARA SANTOS DE CARVALHO JORGE</text:p>
          </table:table-cell>
          <table:table-cell office:value-type="float" office:value="27637016803" calcext:value-type="float">
            <text:p>27637016803</text:p>
          </table:table-cell>
          <table:table-cell office:value-type="float" office:value="42.48" calcext:value-type="float">
            <text:p>42,48</text:p>
          </table:table-cell>
        </table:table-row>
        <table:table-row table:style-name="ro1">
          <table:table-cell office:value-type="float" office:value="240486" calcext:value-type="float">
            <text:p>240486</text:p>
          </table:table-cell>
          <table:table-cell office:value-type="string" calcext:value-type="string">
            <text:p>MARIANA CRISTINA TROVO</text:p>
          </table:table-cell>
          <table:table-cell office:value-type="float" office:value="22732739839" calcext:value-type="float">
            <text:p>22732739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842" calcext:value-type="float">
            <text:p>240842</text:p>
          </table:table-cell>
          <table:table-cell office:value-type="string" calcext:value-type="string">
            <text:p>NILZA MARIA FERNANDES CASTRO DE BARROS</text:p>
          </table:table-cell>
          <table:table-cell office:value-type="float" office:value="22672579806" calcext:value-type="float">
            <text:p>22672579806</text:p>
          </table:table-cell>
          <table:table-cell office:value-type="float" office:value="36.64" calcext:value-type="float">
            <text:p>36,64</text:p>
          </table:table-cell>
        </table:table-row>
        <table:table-row table:style-name="ro1">
          <table:table-cell office:value-type="float" office:value="241075" calcext:value-type="float">
            <text:p>241075</text:p>
          </table:table-cell>
          <table:table-cell office:value-type="string" calcext:value-type="string">
            <text:p>LUCIANA DE ARAUJO SANTOS</text:p>
          </table:table-cell>
          <table:table-cell office:value-type="float" office:value="28474284880" calcext:value-type="float">
            <text:p>284742848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466" calcext:value-type="float">
            <text:p>241466</text:p>
          </table:table-cell>
          <table:table-cell office:value-type="string" calcext:value-type="string">
            <text:p>ELISA BITTENCOURT DE MARQUES</text:p>
          </table:table-cell>
          <table:table-cell office:value-type="float" office:value="28610747875" calcext:value-type="float">
            <text:p>28610747875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41628" calcext:value-type="float">
            <text:p>241628</text:p>
          </table:table-cell>
          <table:table-cell office:value-type="string" calcext:value-type="string">
            <text:p>MARIANA JOSINA PEREIRA</text:p>
          </table:table-cell>
          <table:table-cell office:value-type="float" office:value="8800833608" calcext:value-type="float">
            <text:p>8800833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784" calcext:value-type="float">
            <text:p>241784</text:p>
          </table:table-cell>
          <table:table-cell office:value-type="string" calcext:value-type="string">
            <text:p>DIANA SABRINA CAMPAGNOL DIAS CIGANHA</text:p>
          </table:table-cell>
          <table:table-cell office:value-type="float" office:value="36839511847" calcext:value-type="float">
            <text:p>36839511847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241784</text:p>
          </table:table-cell>
          <table:table-cell office:value-type="string" calcext:value-type="string">
            <text:p>SAMUEL JOSE CIGANHA</text:p>
          </table:table-cell>
          <table:table-cell office:value-type="float" office:value="22649498803" calcext:value-type="float">
            <text:p>2264949880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42152" calcext:value-type="float">
            <text:p>242152</text:p>
          </table:table-cell>
          <table:table-cell office:value-type="string" calcext:value-type="string">
            <text:p>JOSIELEN FROIS DE MORAIS</text:p>
          </table:table-cell>
          <table:table-cell office:value-type="float" office:value="37674274861" calcext:value-type="float">
            <text:p>37674274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2365" calcext:value-type="float">
            <text:p>242365</text:p>
          </table:table-cell>
          <table:table-cell office:value-type="string" calcext:value-type="string">
            <text:p>DANUSA CONCEICAO</text:p>
          </table:table-cell>
          <table:table-cell office:value-type="float" office:value="22161494899" calcext:value-type="float">
            <text:p>22161494899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242560" calcext:value-type="float">
            <text:p>242560</text:p>
          </table:table-cell>
          <table:table-cell office:value-type="string" calcext:value-type="string">
            <text:p>GREICE INHOTA DOS SANTOS</text:p>
          </table:table-cell>
          <table:table-cell office:value-type="float" office:value="33990196880" calcext:value-type="float">
            <text:p>33990196880</text:p>
          </table:table-cell>
          <table:table-cell office:value-type="float" office:value="247.56" calcext:value-type="float">
            <text:p>247,56</text:p>
          </table:table-cell>
        </table:table-row>
        <table:table-row table:style-name="ro1">
          <table:table-cell office:value-type="string" calcext:value-type="string">
            <text:p>242560</text:p>
          </table:table-cell>
          <table:table-cell office:value-type="string" calcext:value-type="string">
            <text:p>MARIA TERESA INHOTA DE OLIVEIRA</text:p>
          </table:table-cell>
          <table:table-cell office:value-type="float" office:value="1937174840" calcext:value-type="float">
            <text:p>1937174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2799" calcext:value-type="float">
            <text:p>242799</text:p>
          </table:table-cell>
          <table:table-cell office:value-type="string" calcext:value-type="string">
            <text:p>DENIS NUNES DE SOUZA</text:p>
          </table:table-cell>
          <table:table-cell office:value-type="float" office:value="44755588839" calcext:value-type="float">
            <text:p>44755588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2861" calcext:value-type="float">
            <text:p>242861</text:p>
          </table:table-cell>
          <table:table-cell office:value-type="string" calcext:value-type="string">
            <text:p>CARLA REGINA JULIAO BARBOSA</text:p>
          </table:table-cell>
          <table:table-cell office:value-type="float" office:value="22171821884" calcext:value-type="float">
            <text:p>22171821884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242870" calcext:value-type="float">
            <text:p>242870</text:p>
          </table:table-cell>
          <table:table-cell office:value-type="string" calcext:value-type="string">
            <text:p>ANDRESSA SILVA MARCAL</text:p>
          </table:table-cell>
          <table:table-cell office:value-type="float" office:value="34107442829" calcext:value-type="float">
            <text:p>34107442829</text:p>
          </table:table-cell>
          <table:table-cell office:value-type="float" office:value="28.54" calcext:value-type="float">
            <text:p>28,54</text:p>
          </table:table-cell>
        </table:table-row>
        <table:table-row table:style-name="ro1">
          <table:table-cell office:value-type="float" office:value="242977" calcext:value-type="float">
            <text:p>242977</text:p>
          </table:table-cell>
          <table:table-cell office:value-type="string" calcext:value-type="string">
            <text:p>THAIS DELANGELICA BELARDIN</text:p>
          </table:table-cell>
          <table:table-cell office:value-type="float" office:value="36864965856" calcext:value-type="float">
            <text:p>36864965856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43892" calcext:value-type="float">
            <text:p>243892</text:p>
          </table:table-cell>
          <table:table-cell office:value-type="string" calcext:value-type="string">
            <text:p>EVELISE EMILIO</text:p>
          </table:table-cell>
          <table:table-cell office:value-type="float" office:value="41865652873" calcext:value-type="float">
            <text:p>41865652873</text:p>
          </table:table-cell>
          <table:table-cell office:value-type="float" office:value="103.04" calcext:value-type="float">
            <text:p>103,04</text:p>
          </table:table-cell>
        </table:table-row>
        <table:table-row table:style-name="ro1">
          <table:table-cell office:value-type="float" office:value="244171" calcext:value-type="float">
            <text:p>244171</text:p>
          </table:table-cell>
          <table:table-cell office:value-type="string" calcext:value-type="string">
            <text:p>IDALINO JOSE MARTINS</text:p>
          </table:table-cell>
          <table:table-cell office:value-type="float" office:value="1721952845" calcext:value-type="float">
            <text:p>1721952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4171</text:p>
          </table:table-cell>
          <table:table-cell office:value-type="string" calcext:value-type="string">
            <text:p>MARCIA SANCHES WIEGE MARTINS</text:p>
          </table:table-cell>
          <table:table-cell office:value-type="float" office:value="7874858883" calcext:value-type="float">
            <text:p>7874858883</text:p>
          </table:table-cell>
          <table:table-cell office:value-type="float" office:value="478.4" calcext:value-type="float">
            <text:p>478,4</text:p>
          </table:table-cell>
        </table:table-row>
        <table:table-row table:style-name="ro1">
          <table:table-cell office:value-type="float" office:value="244228" calcext:value-type="float">
            <text:p>244228</text:p>
          </table:table-cell>
          <table:table-cell office:value-type="string" calcext:value-type="string">
            <text:p>ANA LYDIA COSTA GOUVEIA</text:p>
          </table:table-cell>
          <table:table-cell office:value-type="float" office:value="87282232920" calcext:value-type="float">
            <text:p>87282232920</text:p>
          </table:table-cell>
          <table:table-cell office:value-type="float" office:value="68.54" calcext:value-type="float">
            <text:p>68,54</text:p>
          </table:table-cell>
        </table:table-row>
        <table:table-row table:style-name="ro1">
          <table:table-cell office:value-type="float" office:value="244490" calcext:value-type="float">
            <text:p>244490</text:p>
          </table:table-cell>
          <table:table-cell office:value-type="string" calcext:value-type="string">
            <text:p>ALINE FERNANDA MORAES SANTOS</text:p>
          </table:table-cell>
          <table:table-cell office:value-type="float" office:value="37986897848" calcext:value-type="float">
            <text:p>379868978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597" calcext:value-type="float">
            <text:p>244597</text:p>
          </table:table-cell>
          <table:table-cell office:value-type="string" calcext:value-type="string">
            <text:p>TERESINHA VALENTIM FERNANDEZ</text:p>
          </table:table-cell>
          <table:table-cell office:value-type="float" office:value="19702101840" calcext:value-type="float">
            <text:p>19702101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627" calcext:value-type="float">
            <text:p>244627</text:p>
          </table:table-cell>
          <table:table-cell office:value-type="string" calcext:value-type="string">
            <text:p>KELLY RIBEIRO ALVES DE JESUS</text:p>
          </table:table-cell>
          <table:table-cell office:value-type="float" office:value="39980334835" calcext:value-type="float">
            <text:p>39980334835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44643" calcext:value-type="float">
            <text:p>244643</text:p>
          </table:table-cell>
          <table:table-cell office:value-type="string" calcext:value-type="string">
            <text:p>CLAUDIA PEREIRA DA SILVA MACIEL</text:p>
          </table:table-cell>
          <table:table-cell office:value-type="float" office:value="14765262812" calcext:value-type="float">
            <text:p>14765262812</text:p>
          </table:table-cell>
          <table:table-cell office:value-type="float" office:value="113.03" calcext:value-type="float">
            <text:p>113,03</text:p>
          </table:table-cell>
        </table:table-row>
        <table:table-row table:style-name="ro1">
          <table:table-cell office:value-type="float" office:value="244767" calcext:value-type="float">
            <text:p>244767</text:p>
          </table:table-cell>
          <table:table-cell office:value-type="string" calcext:value-type="string">
            <text:p>SOLANGE ANDRADE</text:p>
          </table:table-cell>
          <table:table-cell office:value-type="float" office:value="13953045806" calcext:value-type="float">
            <text:p>13953045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224" calcext:value-type="float">
            <text:p>245224</text:p>
          </table:table-cell>
          <table:table-cell office:value-type="string" calcext:value-type="string">
            <text:p>ENZO MENDES SANTOS</text:p>
          </table:table-cell>
          <table:table-cell office:value-type="float" office:value="51379559812" calcext:value-type="float">
            <text:p>51379559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380" calcext:value-type="float">
            <text:p>245380</text:p>
          </table:table-cell>
          <table:table-cell office:value-type="string" calcext:value-type="string">
            <text:p>MELISSA MONTEIRO LIMA</text:p>
          </table:table-cell>
          <table:table-cell office:value-type="float" office:value="44204290892" calcext:value-type="float">
            <text:p>44204290892</text:p>
          </table:table-cell>
          <table:table-cell office:value-type="float" office:value="123.39" calcext:value-type="float">
            <text:p>123,39</text:p>
          </table:table-cell>
        </table:table-row>
        <table:table-row table:style-name="ro1">
          <table:table-cell office:value-type="float" office:value="245429" calcext:value-type="float">
            <text:p>245429</text:p>
          </table:table-cell>
          <table:table-cell office:value-type="string" calcext:value-type="string">
            <text:p>MARTA DA MOTTA</text:p>
          </table:table-cell>
          <table:table-cell office:value-type="float" office:value="13945506859" calcext:value-type="float">
            <text:p>13945506859</text:p>
          </table:table-cell>
          <table:table-cell office:value-type="float" office:value="167.24" calcext:value-type="float">
            <text:p>167,24</text:p>
          </table:table-cell>
        </table:table-row>
        <table:table-row table:style-name="ro1">
          <table:table-cell office:value-type="float" office:value="245712" calcext:value-type="float">
            <text:p>245712</text:p>
          </table:table-cell>
          <table:table-cell office:value-type="string" calcext:value-type="string">
            <text:p>PRISCILA BATINGA ROTA SOUZA</text:p>
          </table:table-cell>
          <table:table-cell office:value-type="float" office:value="41380654823" calcext:value-type="float">
            <text:p>41380654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6999" calcext:value-type="float">
            <text:p>246999</text:p>
          </table:table-cell>
          <table:table-cell office:value-type="string" calcext:value-type="string">
            <text:p>LIVIA AMARAL BEZERRA</text:p>
          </table:table-cell>
          <table:table-cell office:value-type="float" office:value="594161142" calcext:value-type="float">
            <text:p>594161142</text:p>
          </table:table-cell>
          <table:table-cell office:value-type="float" office:value="351.38" calcext:value-type="float">
            <text:p>351,38</text:p>
          </table:table-cell>
        </table:table-row>
        <table:table-row table:style-name="ro1">
          <table:table-cell office:value-type="float" office:value="247022" calcext:value-type="float">
            <text:p>247022</text:p>
          </table:table-cell>
          <table:table-cell office:value-type="string" calcext:value-type="string">
            <text:p>ALANA CARVALHO DE OLIVEIRA</text:p>
          </table:table-cell>
          <table:table-cell office:value-type="float" office:value="39420170837" calcext:value-type="float">
            <text:p>394201708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7162" calcext:value-type="float">
            <text:p>247162</text:p>
          </table:table-cell>
          <table:table-cell office:value-type="string" calcext:value-type="string">
            <text:p>LUCIA MARIA DA SILVA</text:p>
          </table:table-cell>
          <table:table-cell office:value-type="float" office:value="52554210900" calcext:value-type="float">
            <text:p>525542109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189" calcext:value-type="float">
            <text:p>247189</text:p>
          </table:table-cell>
          <table:table-cell office:value-type="string" calcext:value-type="string">
            <text:p>ELAINE CELIA OLAYA BELEM</text:p>
          </table:table-cell>
          <table:table-cell office:value-type="float" office:value="21719002886" calcext:value-type="float">
            <text:p>21719002886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47588" calcext:value-type="float">
            <text:p>247588</text:p>
          </table:table-cell>
          <table:table-cell office:value-type="string" calcext:value-type="string">
            <text:p>ANDRE LUIS PEDRO</text:p>
          </table:table-cell>
          <table:table-cell office:value-type="float" office:value="12329378866" calcext:value-type="float">
            <text:p>12329378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596" calcext:value-type="float">
            <text:p>247596</text:p>
          </table:table-cell>
          <table:table-cell office:value-type="string" calcext:value-type="string">
            <text:p>MICHELLE AMARAL GRANATO BRASILEIRO</text:p>
          </table:table-cell>
          <table:table-cell office:value-type="float" office:value="27444774862" calcext:value-type="float">
            <text:p>27444774862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47766" calcext:value-type="float">
            <text:p>247766</text:p>
          </table:table-cell>
          <table:table-cell office:value-type="string" calcext:value-type="string">
            <text:p>ANDREA DE SOUZA FRONER</text:p>
          </table:table-cell>
          <table:table-cell office:value-type="float" office:value="11527584895" calcext:value-type="float">
            <text:p>11527584895</text:p>
          </table:table-cell>
          <table:table-cell office:value-type="float" office:value="160.47" calcext:value-type="float">
            <text:p>160,47</text:p>
          </table:table-cell>
        </table:table-row>
        <table:table-row table:style-name="ro1">
          <table:table-cell office:value-type="float" office:value="248100" calcext:value-type="float">
            <text:p>248100</text:p>
          </table:table-cell>
          <table:table-cell office:value-type="string" calcext:value-type="string">
            <text:p>JACKELINE MAURICIO DE OLIVEIRA</text:p>
          </table:table-cell>
          <table:table-cell office:value-type="float" office:value="39798856821" calcext:value-type="float">
            <text:p>39798856821</text:p>
          </table:table-cell>
          <table:table-cell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248100</text:p>
          </table:table-cell>
          <table:table-cell office:value-type="string" calcext:value-type="string">
            <text:p>JOAO PEDRO DE OLIVEIRA</text:p>
          </table:table-cell>
          <table:table-cell office:value-type="float" office:value="59872290814" calcext:value-type="float">
            <text:p>598722908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339" calcext:value-type="float">
            <text:p>248339</text:p>
          </table:table-cell>
          <table:table-cell office:value-type="string" calcext:value-type="string">
            <text:p>CLAUDIA LUCIA CAMPANELLI</text:p>
          </table:table-cell>
          <table:table-cell office:value-type="float" office:value="4586773880" calcext:value-type="float">
            <text:p>45867738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525" calcext:value-type="float">
            <text:p>248525</text:p>
          </table:table-cell>
          <table:table-cell office:value-type="string" calcext:value-type="string">
            <text:p>VERIDIANA ESPERANCA BUZZO</text:p>
          </table:table-cell>
          <table:table-cell office:value-type="float" office:value="37901637838" calcext:value-type="float">
            <text:p>379016378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8584" calcext:value-type="float">
            <text:p>248584</text:p>
          </table:table-cell>
          <table:table-cell office:value-type="string" calcext:value-type="string">
            <text:p>MATHIAS BARROS ARTILLIA</text:p>
          </table:table-cell>
          <table:table-cell office:value-type="float" office:value="4916033809" calcext:value-type="float">
            <text:p>4916033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967" calcext:value-type="float">
            <text:p>248967</text:p>
          </table:table-cell>
          <table:table-cell office:value-type="string" calcext:value-type="string">
            <text:p>MILENA CARVALHO DA SILVA DE CAMARGO</text:p>
          </table:table-cell>
          <table:table-cell office:value-type="float" office:value="13968630874" calcext:value-type="float">
            <text:p>13968630874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49017" calcext:value-type="float">
            <text:p>249017</text:p>
          </table:table-cell>
          <table:table-cell office:value-type="string" calcext:value-type="string">
            <text:p>ROSELI MARIA DE OLIVEIRA</text:p>
          </table:table-cell>
          <table:table-cell office:value-type="float" office:value="19692297802" calcext:value-type="float">
            <text:p>19692297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220" calcext:value-type="float">
            <text:p>249220</text:p>
          </table:table-cell>
          <table:table-cell office:value-type="string" calcext:value-type="string">
            <text:p>WELLINGTON RODRIGUES BONAMI</text:p>
          </table:table-cell>
          <table:table-cell office:value-type="float" office:value="37767481840" calcext:value-type="float">
            <text:p>37767481840</text:p>
          </table:table-cell>
          <table:table-cell office:value-type="float" office:value="366.82" calcext:value-type="float">
            <text:p>366,82</text:p>
          </table:table-cell>
        </table:table-row>
        <table:table-row table:style-name="ro1">
          <table:table-cell office:value-type="float" office:value="249262" calcext:value-type="float">
            <text:p>249262</text:p>
          </table:table-cell>
          <table:table-cell office:value-type="string" calcext:value-type="string">
            <text:p>LUIS HENRIQUE DE MATOS ANNIBAL</text:p>
          </table:table-cell>
          <table:table-cell office:value-type="float" office:value="29856229804" calcext:value-type="float">
            <text:p>29856229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491" calcext:value-type="float">
            <text:p>249491</text:p>
          </table:table-cell>
          <table:table-cell office:value-type="string" calcext:value-type="string">
            <text:p>EDIVANDRO BLUMER</text:p>
          </table:table-cell>
          <table:table-cell office:value-type="float" office:value="15473980864" calcext:value-type="float">
            <text:p>15473980864</text:p>
          </table:table-cell>
          <table:table-cell office:value-type="float" office:value="253.74" calcext:value-type="float">
            <text:p>253,74</text:p>
          </table:table-cell>
        </table:table-row>
        <table:table-row table:style-name="ro1">
          <table:table-cell office:value-type="float" office:value="249769" calcext:value-type="float">
            <text:p>249769</text:p>
          </table:table-cell>
          <table:table-cell office:value-type="string" calcext:value-type="string">
            <text:p>MILENE MOSSIM BERTATO</text:p>
          </table:table-cell>
          <table:table-cell office:value-type="float" office:value="36912967850" calcext:value-type="float">
            <text:p>36912967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807" calcext:value-type="float">
            <text:p>249807</text:p>
          </table:table-cell>
          <table:table-cell office:value-type="string" calcext:value-type="string">
            <text:p>THAIS GRANADO MERINO</text:p>
          </table:table-cell>
          <table:table-cell office:value-type="float" office:value="27285556807" calcext:value-type="float">
            <text:p>27285556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858" calcext:value-type="float">
            <text:p>249858</text:p>
          </table:table-cell>
          <table:table-cell office:value-type="string" calcext:value-type="string">
            <text:p>PAULO HENRIQUE GUARDA</text:p>
          </table:table-cell>
          <table:table-cell office:value-type="float" office:value="11457356813" calcext:value-type="float">
            <text:p>11457356813</text:p>
          </table:table-cell>
          <table:table-cell office:value-type="float" office:value="352.75" calcext:value-type="float">
            <text:p>352,75</text:p>
          </table:table-cell>
        </table:table-row>
        <table:table-row table:style-name="ro1">
          <table:table-cell office:value-type="float" office:value="249874" calcext:value-type="float">
            <text:p>249874</text:p>
          </table:table-cell>
          <table:table-cell office:value-type="string" calcext:value-type="string">
            <text:p>RONEI JOSE DA SILVA</text:p>
          </table:table-cell>
          <table:table-cell office:value-type="float" office:value="2089680911" calcext:value-type="float">
            <text:p>2089680911</text:p>
          </table:table-cell>
          <table:table-cell office:value-type="float" office:value="160.29" calcext:value-type="float">
            <text:p>160,29</text:p>
          </table:table-cell>
        </table:table-row>
        <table:table-row table:style-name="ro1">
          <table:table-cell office:value-type="float" office:value="250112" calcext:value-type="float">
            <text:p>250112</text:p>
          </table:table-cell>
          <table:table-cell office:value-type="string" calcext:value-type="string">
            <text:p>MARIANA APARECIDA BAPTISTINI</text:p>
          </table:table-cell>
          <table:table-cell office:value-type="float" office:value="43279557879" calcext:value-type="float">
            <text:p>43279557879</text:p>
          </table:table-cell>
          <table:table-cell office:value-type="float" office:value="94.54" calcext:value-type="float">
            <text:p>94,54</text:p>
          </table:table-cell>
        </table:table-row>
        <table:table-row table:style-name="ro1">
          <table:table-cell office:value-type="float" office:value="252387" calcext:value-type="float">
            <text:p>252387</text:p>
          </table:table-cell>
          <table:table-cell office:value-type="string" calcext:value-type="string">
            <text:p>ARIADNE LOPES FERREIRA</text:p>
          </table:table-cell>
          <table:table-cell office:value-type="float" office:value="44994930805" calcext:value-type="float">
            <text:p>44994930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514" calcext:value-type="float">
            <text:p>252514</text:p>
          </table:table-cell>
          <table:table-cell office:value-type="string" calcext:value-type="string">
            <text:p>JULIANA MARTINS DINIS</text:p>
          </table:table-cell>
          <table:table-cell office:value-type="float" office:value="34648236874" calcext:value-type="float">
            <text:p>34648236874</text:p>
          </table:table-cell>
          <table:table-cell office:value-type="float" office:value="160.62" calcext:value-type="float">
            <text:p>160,62</text:p>
          </table:table-cell>
        </table:table-row>
        <table:table-row table:style-name="ro1">
          <table:table-cell office:value-type="string" calcext:value-type="string">
            <text:p>252514</text:p>
          </table:table-cell>
          <table:table-cell office:value-type="string" calcext:value-type="string">
            <text:p>RAFAEL TONIN DINIS</text:p>
          </table:table-cell>
          <table:table-cell office:value-type="float" office:value="25678312820" calcext:value-type="float">
            <text:p>25678312820</text:p>
          </table:table-cell>
          <table:table-cell office:value-type="float" office:value="253.15" calcext:value-type="float">
            <text:p>253,15</text:p>
          </table:table-cell>
        </table:table-row>
        <table:table-row table:style-name="ro1">
          <table:table-cell office:value-type="float" office:value="252611" calcext:value-type="float">
            <text:p>252611</text:p>
          </table:table-cell>
          <table:table-cell office:value-type="string" calcext:value-type="string">
            <text:p>ERICA CILENE DAS NEVES AMERICO</text:p>
          </table:table-cell>
          <table:table-cell office:value-type="float" office:value="19206594800" calcext:value-type="float">
            <text:p>19206594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149" calcext:value-type="float">
            <text:p>255149</text:p>
          </table:table-cell>
          <table:table-cell office:value-type="string" calcext:value-type="string">
            <text:p>SOLANGE REGINA RUBIM DOS REIS</text:p>
          </table:table-cell>
          <table:table-cell office:value-type="float" office:value="3790172375" calcext:value-type="float">
            <text:p>3790172375</text:p>
          </table:table-cell>
          <table:table-cell office:value-type="float" office:value="194.7" calcext:value-type="float">
            <text:p>194,7</text:p>
          </table:table-cell>
        </table:table-row>
        <table:table-row table:style-name="ro1">
          <table:table-cell office:value-type="float" office:value="258237" calcext:value-type="float">
            <text:p>258237</text:p>
          </table:table-cell>
          <table:table-cell office:value-type="string" calcext:value-type="string">
            <text:p>LETICIA LUCIANO LANGONI</text:p>
          </table:table-cell>
          <table:table-cell office:value-type="float" office:value="45830054825" calcext:value-type="float">
            <text:p>45830054825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58423" calcext:value-type="float">
            <text:p>258423</text:p>
          </table:table-cell>
          <table:table-cell office:value-type="string" calcext:value-type="string">
            <text:p>MARINALDA MARRETTO HELMEISTER</text:p>
          </table:table-cell>
          <table:table-cell office:value-type="float" office:value="12641640848" calcext:value-type="float">
            <text:p>126416408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9276" calcext:value-type="float">
            <text:p>259276</text:p>
          </table:table-cell>
          <table:table-cell office:value-type="string" calcext:value-type="string">
            <text:p>LEONARDO RODRIGUES DA SILVA LEITE</text:p>
          </table:table-cell>
          <table:table-cell office:value-type="float" office:value="48174193855" calcext:value-type="float">
            <text:p>48174193855</text:p>
          </table:table-cell>
          <table:table-cell office:value-type="float" office:value="125.01" calcext:value-type="float">
            <text:p>125,01</text:p>
          </table:table-cell>
        </table:table-row>
        <table:table-row table:style-name="ro1">
          <table:table-cell office:value-type="float" office:value="259829" calcext:value-type="float">
            <text:p>259829</text:p>
          </table:table-cell>
          <table:table-cell office:value-type="string" calcext:value-type="string">
            <text:p>THAIS CORREIA MARTINS</text:p>
          </table:table-cell>
          <table:table-cell office:value-type="float" office:value="34676400870" calcext:value-type="float">
            <text:p>346764008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347" calcext:value-type="float">
            <text:p>260347</text:p>
          </table:table-cell>
          <table:table-cell office:value-type="string" calcext:value-type="string">
            <text:p>ALICIA SOBRAL DE CARVALHO</text:p>
          </table:table-cell>
          <table:table-cell office:value-type="float" office:value="42669089895" calcext:value-type="float">
            <text:p>42669089895</text:p>
          </table:table-cell>
          <table:table-cell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260401" calcext:value-type="float">
            <text:p>260401</text:p>
          </table:table-cell>
          <table:table-cell office:value-type="string" calcext:value-type="string">
            <text:p>FELIPE FATOBENE OLIVEIRA</text:p>
          </table:table-cell>
          <table:table-cell office:value-type="float" office:value="47175483880" calcext:value-type="float">
            <text:p>471754838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452" calcext:value-type="float">
            <text:p>260452</text:p>
          </table:table-cell>
          <table:table-cell office:value-type="string" calcext:value-type="string">
            <text:p>SARITA HELENA CASTILHO GARBIN</text:p>
          </table:table-cell>
          <table:table-cell office:value-type="float" office:value="29437734844" calcext:value-type="float">
            <text:p>29437734844</text:p>
          </table:table-cell>
          <table:table-cell office:value-type="float" office:value="81.12" calcext:value-type="float">
            <text:p>81,12</text:p>
          </table:table-cell>
        </table:table-row>
        <table:table-row table:style-name="ro1">
          <table:table-cell office:value-type="float" office:value="260495" calcext:value-type="float">
            <text:p>260495</text:p>
          </table:table-cell>
          <table:table-cell office:value-type="string" calcext:value-type="string">
            <text:p>JULIA MARCON FRANCO</text:p>
          </table:table-cell>
          <table:table-cell office:value-type="float" office:value="49216922893" calcext:value-type="float">
            <text:p>49216922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0495</text:p>
          </table:table-cell>
          <table:table-cell office:value-type="string" calcext:value-type="string">
            <text:p>SILVIA DANIELE MARCON FRANCO</text:p>
          </table:table-cell>
          <table:table-cell office:value-type="float" office:value="19162387855" calcext:value-type="float">
            <text:p>19162387855</text:p>
          </table:table-cell>
          <table:table-cell office:value-type="float" office:value="203.15" calcext:value-type="float">
            <text:p>203,15</text:p>
          </table:table-cell>
        </table:table-row>
        <table:table-row table:style-name="ro1">
          <table:table-cell office:value-type="float" office:value="261009" calcext:value-type="float">
            <text:p>261009</text:p>
          </table:table-cell>
          <table:table-cell office:value-type="string" calcext:value-type="string">
            <text:p>LENISE MARIA CORAL MARTINS</text:p>
          </table:table-cell>
          <table:table-cell office:value-type="float" office:value="39440584882" calcext:value-type="float">
            <text:p>39440584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025" calcext:value-type="float">
            <text:p>261025</text:p>
          </table:table-cell>
          <table:table-cell office:value-type="string" calcext:value-type="string">
            <text:p>ELEN CRISTIANE FORTI</text:p>
          </table:table-cell>
          <table:table-cell office:value-type="float" office:value="29805659895" calcext:value-type="float">
            <text:p>29805659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030" calcext:value-type="float">
            <text:p>262030</text:p>
          </table:table-cell>
          <table:table-cell office:value-type="string" calcext:value-type="string">
            <text:p>EVERTON GUSTAVO DE MELO</text:p>
          </table:table-cell>
          <table:table-cell office:value-type="float" office:value="37801359810" calcext:value-type="float">
            <text:p>37801359810</text:p>
          </table:table-cell>
          <table:table-cell office:value-type="float" office:value="173.83" calcext:value-type="float">
            <text:p>173,83</text:p>
          </table:table-cell>
        </table:table-row>
        <table:table-row table:style-name="ro1">
          <table:table-cell office:value-type="float" office:value="262170" calcext:value-type="float">
            <text:p>262170</text:p>
          </table:table-cell>
          <table:table-cell office:value-type="string" calcext:value-type="string">
            <text:p>BRUNA CARNEIRO POSSEBON</text:p>
          </table:table-cell>
          <table:table-cell office:value-type="float" office:value="40278218822" calcext:value-type="float">
            <text:p>40278218822</text:p>
          </table:table-cell>
          <table:table-cell office:value-type="float" office:value="143.06" calcext:value-type="float">
            <text:p>143,06</text:p>
          </table:table-cell>
        </table:table-row>
        <table:table-row table:style-name="ro1">
          <table:table-cell office:value-type="float" office:value="262188" calcext:value-type="float">
            <text:p>262188</text:p>
          </table:table-cell>
          <table:table-cell office:value-type="string" calcext:value-type="string">
            <text:p>SAMANTHA TAMBASCHIA AFFONSO MENKE</text:p>
          </table:table-cell>
          <table:table-cell office:value-type="float" office:value="44264442842" calcext:value-type="float">
            <text:p>44264442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358" calcext:value-type="float">
            <text:p>262358</text:p>
          </table:table-cell>
          <table:table-cell office:value-type="string" calcext:value-type="string">
            <text:p>THIAGO VICENTE BONI</text:p>
          </table:table-cell>
          <table:table-cell office:value-type="float" office:value="34141924890" calcext:value-type="float">
            <text:p>34141924890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62439" calcext:value-type="float">
            <text:p>262439</text:p>
          </table:table-cell>
          <table:table-cell office:value-type="string" calcext:value-type="string">
            <text:p>AMAURI ANTONIO DE ALMEIDA</text:p>
          </table:table-cell>
          <table:table-cell office:value-type="float" office:value="22056493888" calcext:value-type="float">
            <text:p>22056493888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262439</text:p>
          </table:table-cell>
          <table:table-cell office:value-type="string" calcext:value-type="string">
            <text:p>JULIANA APARECIDA BRAGA DE ALMEIDA</text:p>
          </table:table-cell>
          <table:table-cell office:value-type="float" office:value="33777642835" calcext:value-type="float">
            <text:p>33777642835</text:p>
          </table:table-cell>
          <table:table-cell office:value-type="float" office:value="139.22" calcext:value-type="float">
            <text:p>139,22</text:p>
          </table:table-cell>
        </table:table-row>
        <table:table-row table:style-name="ro1">
          <table:table-cell office:value-type="float" office:value="262790" calcext:value-type="float">
            <text:p>262790</text:p>
          </table:table-cell>
          <table:table-cell office:value-type="string" calcext:value-type="string">
            <text:p>ELIANE DE LOURDES ROMANINI SIQUEIRA</text:p>
          </table:table-cell>
          <table:table-cell office:value-type="float" office:value="4868958828" calcext:value-type="float">
            <text:p>4868958828</text:p>
          </table:table-cell>
          <table:table-cell office:value-type="float" office:value="12.39" calcext:value-type="float">
            <text:p>12,39</text:p>
          </table:table-cell>
        </table:table-row>
        <table:table-row table:style-name="ro1">
          <table:table-cell office:value-type="float" office:value="262846" calcext:value-type="float">
            <text:p>262846</text:p>
          </table:table-cell>
          <table:table-cell office:value-type="string" calcext:value-type="string">
            <text:p>MARIA CLARA POLESEL TACLA FRANCO</text:p>
          </table:table-cell>
          <table:table-cell office:value-type="float" office:value="4898707831" calcext:value-type="float">
            <text:p>48987078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951" calcext:value-type="float">
            <text:p>262951</text:p>
          </table:table-cell>
          <table:table-cell office:value-type="string" calcext:value-type="string">
            <text:p>RICARDO LUO</text:p>
          </table:table-cell>
          <table:table-cell office:value-type="float" office:value="32457540860" calcext:value-type="float">
            <text:p>324575408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994" calcext:value-type="float">
            <text:p>262994</text:p>
          </table:table-cell>
          <table:table-cell office:value-type="string" calcext:value-type="string">
            <text:p>ROSEMEIRE ALINE CARRERA OCCHIUZZI</text:p>
          </table:table-cell>
          <table:table-cell office:value-type="float" office:value="36157361840" calcext:value-type="float">
            <text:p>36157361840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63052" calcext:value-type="float">
            <text:p>263052</text:p>
          </table:table-cell>
          <table:table-cell office:value-type="string" calcext:value-type="string">
            <text:p>JOSE LEANDRO MARCAL</text:p>
          </table:table-cell>
          <table:table-cell office:value-type="float" office:value="31351091867" calcext:value-type="float">
            <text:p>31351091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3346" calcext:value-type="float">
            <text:p>263346</text:p>
          </table:table-cell>
          <table:table-cell office:value-type="string" calcext:value-type="string">
            <text:p>LUCIMAR APARECIDA DOS SANTOS</text:p>
          </table:table-cell>
          <table:table-cell office:value-type="float" office:value="3901442669" calcext:value-type="float">
            <text:p>39014426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3699" calcext:value-type="float">
            <text:p>263699</text:p>
          </table:table-cell>
          <table:table-cell office:value-type="string" calcext:value-type="string">
            <text:p>JULIANA ROBERTA PARADA</text:p>
          </table:table-cell>
          <table:table-cell office:value-type="float" office:value="41759296813" calcext:value-type="float">
            <text:p>41759296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3761" calcext:value-type="float">
            <text:p>263761</text:p>
          </table:table-cell>
          <table:table-cell office:value-type="string" calcext:value-type="string">
            <text:p>ILDOMAR COSTANZO JUNIOR</text:p>
          </table:table-cell>
          <table:table-cell office:value-type="float" office:value="8457550802" calcext:value-type="float">
            <text:p>8457550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342" calcext:value-type="float">
            <text:p>264342</text:p>
          </table:table-cell>
          <table:table-cell office:value-type="string" calcext:value-type="string">
            <text:p>RAFAELA CRISTINA VIEIRA VIANA</text:p>
          </table:table-cell>
          <table:table-cell office:value-type="float" office:value="42923936809" calcext:value-type="float">
            <text:p>42923936809</text:p>
          </table:table-cell>
          <table:table-cell office:value-type="float" office:value="51.02" calcext:value-type="float">
            <text:p>51,02</text:p>
          </table:table-cell>
        </table:table-row>
        <table:table-row table:style-name="ro1">
          <table:table-cell office:value-type="float" office:value="264350" calcext:value-type="float">
            <text:p>264350</text:p>
          </table:table-cell>
          <table:table-cell office:value-type="string" calcext:value-type="string">
            <text:p>MICHELE FUZATTO</text:p>
          </table:table-cell>
          <table:table-cell office:value-type="float" office:value="44464885896" calcext:value-type="float">
            <text:p>44464885896</text:p>
          </table:table-cell>
          <table:table-cell office:value-type="float" office:value="177.21" calcext:value-type="float">
            <text:p>177,21</text:p>
          </table:table-cell>
        </table:table-row>
        <table:table-row table:style-name="ro1">
          <table:table-cell office:value-type="float" office:value="264415" calcext:value-type="float">
            <text:p>264415</text:p>
          </table:table-cell>
          <table:table-cell office:value-type="string" calcext:value-type="string">
            <text:p>SILVIA REGINA ESTEVAM DA SILVA CORREA</text:p>
          </table:table-cell>
          <table:table-cell office:value-type="float" office:value="16803470806" calcext:value-type="float">
            <text:p>16803470806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JOELMA RAMALHEIRO</text:p>
          </table:table-cell>
          <table:table-cell office:value-type="float" office:value="18450589843" calcext:value-type="float">
            <text:p>184505898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598" calcext:value-type="float">
            <text:p>264598</text:p>
          </table:table-cell>
          <table:table-cell office:value-type="string" calcext:value-type="string">
            <text:p>ANA ELISA OLIVEIRA FIGUEIREDO</text:p>
          </table:table-cell>
          <table:table-cell office:value-type="float" office:value="17998706856" calcext:value-type="float">
            <text:p>17998706856</text:p>
          </table:table-cell>
          <table:table-cell office:value-type="float" office:value="44.93" calcext:value-type="float">
            <text:p>44,93</text:p>
          </table:table-cell>
        </table:table-row>
        <table:table-row table:style-name="ro1">
          <table:table-cell office:value-type="string" calcext:value-type="string">
            <text:p>264598</text:p>
          </table:table-cell>
          <table:table-cell office:value-type="string" calcext:value-type="string">
            <text:p>CATARINA OLIVEIRA FIGUEIREDO</text:p>
          </table:table-cell>
          <table:table-cell office:value-type="float" office:value="24041940893" calcext:value-type="float">
            <text:p>24041940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997" calcext:value-type="float">
            <text:p>264997</text:p>
          </table:table-cell>
          <table:table-cell office:value-type="string" calcext:value-type="string">
            <text:p>EVELYN SCHEIBER</text:p>
          </table:table-cell>
          <table:table-cell office:value-type="float" office:value="42524876845" calcext:value-type="float">
            <text:p>42524876845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265055" calcext:value-type="float">
            <text:p>265055</text:p>
          </table:table-cell>
          <table:table-cell office:value-type="string" calcext:value-type="string">
            <text:p>ORIVALDO RIBEIRO</text:p>
          </table:table-cell>
          <table:table-cell office:value-type="float" office:value="27485496867" calcext:value-type="float">
            <text:p>27485496867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265128" calcext:value-type="float">
            <text:p>265128</text:p>
          </table:table-cell>
          <table:table-cell office:value-type="string" calcext:value-type="string">
            <text:p>LUCAS GIACHETTO DE ARAUJO</text:p>
          </table:table-cell>
          <table:table-cell office:value-type="float" office:value="43082921825" calcext:value-type="float">
            <text:p>43082921825</text:p>
          </table:table-cell>
          <table:table-cell office:value-type="float" office:value="66.43" calcext:value-type="float">
            <text:p>66,43</text:p>
          </table:table-cell>
        </table:table-row>
        <table:table-row table:style-name="ro1">
          <table:table-cell office:value-type="float" office:value="265160" calcext:value-type="float">
            <text:p>265160</text:p>
          </table:table-cell>
          <table:table-cell office:value-type="string" calcext:value-type="string">
            <text:p>EDSON HIROSHI MEKARU</text:p>
          </table:table-cell>
          <table:table-cell office:value-type="float" office:value="14254609841" calcext:value-type="float">
            <text:p>142546098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65330" calcext:value-type="float">
            <text:p>265330</text:p>
          </table:table-cell>
          <table:table-cell office:value-type="string" calcext:value-type="string">
            <text:p>CIRIO PEREIRA DE SOUZA</text:p>
          </table:table-cell>
          <table:table-cell office:value-type="float" office:value="8827022899" calcext:value-type="float">
            <text:p>8827022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5330</text:p>
          </table:table-cell>
          <table:table-cell office:value-type="string" calcext:value-type="string">
            <text:p>VITORIA NASCIMENTO SOUZA</text:p>
          </table:table-cell>
          <table:table-cell office:value-type="float" office:value="45086596831" calcext:value-type="float">
            <text:p>45086596831</text:p>
          </table:table-cell>
          <table:table-cell office:value-type="float" office:value="132.85" calcext:value-type="float">
            <text:p>132,85</text:p>
          </table:table-cell>
        </table:table-row>
        <table:table-row table:style-name="ro1">
          <table:table-cell office:value-type="float" office:value="265438" calcext:value-type="float">
            <text:p>265438</text:p>
          </table:table-cell>
          <table:table-cell office:value-type="string" calcext:value-type="string">
            <text:p>JOSE EDUARDO CANHADA</text:p>
          </table:table-cell>
          <table:table-cell office:value-type="float" office:value="13115150890" calcext:value-type="float">
            <text:p>13115150890</text:p>
          </table:table-cell>
          <table:table-cell office:value-type="float" office:value="27.21" calcext:value-type="float">
            <text:p>27,21</text:p>
          </table:table-cell>
        </table:table-row>
        <table:table-row table:style-name="ro1">
          <table:table-cell office:value-type="float" office:value="265535" calcext:value-type="float">
            <text:p>265535</text:p>
          </table:table-cell>
          <table:table-cell office:value-type="string" calcext:value-type="string">
            <text:p>FABIANE NEGRETTO</text:p>
          </table:table-cell>
          <table:table-cell office:value-type="float" office:value="34314810866" calcext:value-type="float">
            <text:p>343148108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5586" calcext:value-type="float">
            <text:p>265586</text:p>
          </table:table-cell>
          <table:table-cell office:value-type="string" calcext:value-type="string">
            <text:p>PEDRO HENRIQUE VALERIO RONCATO</text:p>
          </table:table-cell>
          <table:table-cell office:value-type="float" office:value="52190388856" calcext:value-type="float">
            <text:p>521903888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65586</text:p>
          </table:table-cell>
          <table:table-cell office:value-type="string" calcext:value-type="string">
            <text:p>RENATA LUCIANE VALERIO RONCATO</text:p>
          </table:table-cell>
          <table:table-cell office:value-type="float" office:value="19162037870" calcext:value-type="float">
            <text:p>19162037870</text:p>
          </table:table-cell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float" office:value="265616" calcext:value-type="float">
            <text:p>265616</text:p>
          </table:table-cell>
          <table:table-cell office:value-type="string" calcext:value-type="string">
            <text:p>FRANCINE DA SILVA BERGARA</text:p>
          </table:table-cell>
          <table:table-cell office:value-type="float" office:value="33580815830" calcext:value-type="float">
            <text:p>335808158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5799" calcext:value-type="float">
            <text:p>265799</text:p>
          </table:table-cell>
          <table:table-cell office:value-type="string" calcext:value-type="string">
            <text:p>CRISTIANE BARBOSA VASCONCELLOS</text:p>
          </table:table-cell>
          <table:table-cell office:value-type="float" office:value="11825044856" calcext:value-type="float">
            <text:p>11825044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5799</text:p>
          </table:table-cell>
          <table:table-cell office:value-type="string" calcext:value-type="string">
            <text:p>LUIZ EDUARDO DE CASTRO VASCONCELLOS</text:p>
          </table:table-cell>
          <table:table-cell office:value-type="float" office:value="8326319813" calcext:value-type="float">
            <text:p>8326319813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265810" calcext:value-type="float">
            <text:p>265810</text:p>
          </table:table-cell>
          <table:table-cell office:value-type="string" calcext:value-type="string">
            <text:p>ELIANE APARECIDA MINATTI CANNAVINA</text:p>
          </table:table-cell>
          <table:table-cell office:value-type="float" office:value="27370955818" calcext:value-type="float">
            <text:p>27370955818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265950" calcext:value-type="float">
            <text:p>265950</text:p>
          </table:table-cell>
          <table:table-cell office:value-type="string" calcext:value-type="string">
            <text:p>CLAUDIA MARIA RODRIGUES GARCIA</text:p>
          </table:table-cell>
          <table:table-cell office:value-type="float" office:value="10992799848" calcext:value-type="float">
            <text:p>1099279984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5969" calcext:value-type="float">
            <text:p>265969</text:p>
          </table:table-cell>
          <table:table-cell office:value-type="string" calcext:value-type="string">
            <text:p>LETICIA SANABIO REGO</text:p>
          </table:table-cell>
          <table:table-cell office:value-type="float" office:value="37303006877" calcext:value-type="float">
            <text:p>37303006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337" calcext:value-type="float">
            <text:p>266337</text:p>
          </table:table-cell>
          <table:table-cell office:value-type="string" calcext:value-type="string">
            <text:p>DEBORA VILAS BOAS</text:p>
          </table:table-cell>
          <table:table-cell office:value-type="float" office:value="15761386828" calcext:value-type="float">
            <text:p>15761386828</text:p>
          </table:table-cell>
          <table:table-cell office:value-type="float" office:value="294.76" calcext:value-type="float">
            <text:p>294,76</text:p>
          </table:table-cell>
        </table:table-row>
        <table:table-row table:style-name="ro1">
          <table:table-cell office:value-type="float" office:value="266523" calcext:value-type="float">
            <text:p>266523</text:p>
          </table:table-cell>
          <table:table-cell office:value-type="string" calcext:value-type="string">
            <text:p>IVANILDA BORBA DA SILVA KOMATSU</text:p>
          </table:table-cell>
          <table:table-cell office:value-type="float" office:value="25624890478" calcext:value-type="float">
            <text:p>25624890478</text:p>
          </table:table-cell>
          <table:table-cell office:value-type="float" office:value="340.25" calcext:value-type="float">
            <text:p>340,25</text:p>
          </table:table-cell>
        </table:table-row>
        <table:table-row table:style-name="ro1">
          <table:table-cell office:value-type="float" office:value="267970" calcext:value-type="float">
            <text:p>267970</text:p>
          </table:table-cell>
          <table:table-cell office:value-type="string" calcext:value-type="string">
            <text:p>MAGALI CRISTINA BANZATO</text:p>
          </table:table-cell>
          <table:table-cell office:value-type="float" office:value="25183637857" calcext:value-type="float">
            <text:p>25183637857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268020" calcext:value-type="float">
            <text:p>268020</text:p>
          </table:table-cell>
          <table:table-cell office:value-type="string" calcext:value-type="string">
            <text:p>CLAUDINEIA DE CAMPOS SILVA</text:p>
          </table:table-cell>
          <table:table-cell office:value-type="float" office:value="13960945809" calcext:value-type="float">
            <text:p>13960945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372" calcext:value-type="float">
            <text:p>268372</text:p>
          </table:table-cell>
          <table:table-cell office:value-type="string" calcext:value-type="string">
            <text:p>KELLY CECILIA DA SILVA SIMOES MONTEIRO</text:p>
          </table:table-cell>
          <table:table-cell office:value-type="float" office:value="32699918865" calcext:value-type="float">
            <text:p>32699918865</text:p>
          </table:table-cell>
          <table:table-cell office:value-type="float" office:value="53.83" calcext:value-type="float">
            <text:p>53,83</text:p>
          </table:table-cell>
        </table:table-row>
        <table:table-row table:style-name="ro1">
          <table:table-cell office:value-type="float" office:value="268461" calcext:value-type="float">
            <text:p>268461</text:p>
          </table:table-cell>
          <table:table-cell office:value-type="string" calcext:value-type="string">
            <text:p>CLAUDIO RODRIGUES DO NASCIMENTO</text:p>
          </table:table-cell>
          <table:table-cell office:value-type="float" office:value="7627317886" calcext:value-type="float">
            <text:p>76273178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8577" calcext:value-type="float">
            <text:p>268577</text:p>
          </table:table-cell>
          <table:table-cell office:value-type="string" calcext:value-type="string">
            <text:p>JOANA SANCHES DE SETA BATISTA</text:p>
          </table:table-cell>
          <table:table-cell office:value-type="float" office:value="49745617822" calcext:value-type="float">
            <text:p>497456178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640" calcext:value-type="float">
            <text:p>268640</text:p>
          </table:table-cell>
          <table:table-cell office:value-type="string" calcext:value-type="string">
            <text:p>ANDRE CORREA MOTTA</text:p>
          </table:table-cell>
          <table:table-cell office:value-type="float" office:value="33414252848" calcext:value-type="float">
            <text:p>33414252848</text:p>
          </table:table-cell>
          <table:table-cell office:value-type="float" office:value="84.31" calcext:value-type="float">
            <text:p>84,31</text:p>
          </table:table-cell>
        </table:table-row>
        <table:table-row table:style-name="ro1">
          <table:table-cell office:value-type="float" office:value="268755" calcext:value-type="float">
            <text:p>268755</text:p>
          </table:table-cell>
          <table:table-cell office:value-type="string" calcext:value-type="string">
            <text:p>ALESSANDRO COSTA MAGUETA</text:p>
          </table:table-cell>
          <table:table-cell office:value-type="float" office:value="19678907810" calcext:value-type="float">
            <text:p>19678907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8755</text:p>
          </table:table-cell>
          <table:table-cell office:value-type="string" calcext:value-type="string">
            <text:p>RENATA CRISTINA DE OLIVEIRA</text:p>
          </table:table-cell>
          <table:table-cell office:value-type="float" office:value="28620988840" calcext:value-type="float">
            <text:p>28620988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9468" calcext:value-type="float">
            <text:p>269468</text:p>
          </table:table-cell>
          <table:table-cell office:value-type="string" calcext:value-type="string">
            <text:p>MARIA IRMA PELAES DALMASO</text:p>
          </table:table-cell>
          <table:table-cell office:value-type="float" office:value="2863692810" calcext:value-type="float">
            <text:p>2863692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590" calcext:value-type="float">
            <text:p>269590</text:p>
          </table:table-cell>
          <table:table-cell office:value-type="string" calcext:value-type="string">
            <text:p>LUCIANE ANDRESSA DA SILVA LIMA VALERIANO</text:p>
          </table:table-cell>
          <table:table-cell office:value-type="float" office:value="28807762870" calcext:value-type="float">
            <text:p>28807762870</text:p>
          </table:table-cell>
          <table:table-cell office:value-type="float" office:value="71.2" calcext:value-type="float">
            <text:p>71,2</text:p>
          </table:table-cell>
        </table:table-row>
        <table:table-row table:style-name="ro1">
          <table:table-cell office:value-type="float" office:value="269662" calcext:value-type="float">
            <text:p>269662</text:p>
          </table:table-cell>
          <table:table-cell office:value-type="string" calcext:value-type="string">
            <text:p>GISELLE FERREIRA DA SILVA</text:p>
          </table:table-cell>
          <table:table-cell office:value-type="float" office:value="29904105898" calcext:value-type="float">
            <text:p>299041058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697" calcext:value-type="float">
            <text:p>269697</text:p>
          </table:table-cell>
          <table:table-cell office:value-type="string" calcext:value-type="string">
            <text:p>FABIANA GOMES NASCIMENTO</text:p>
          </table:table-cell>
          <table:table-cell office:value-type="float" office:value="19028720880" calcext:value-type="float">
            <text:p>19028720880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69808" calcext:value-type="float">
            <text:p>269808</text:p>
          </table:table-cell>
          <table:table-cell office:value-type="string" calcext:value-type="string">
            <text:p>LECIR CAROBA NETO</text:p>
          </table:table-cell>
          <table:table-cell office:value-type="float" office:value="54083931949" calcext:value-type="float">
            <text:p>54083931949</text:p>
          </table:table-cell>
          <table:table-cell office:value-type="float" office:value="23.37" calcext:value-type="float">
            <text:p>23,37</text:p>
          </table:table-cell>
        </table:table-row>
        <table:table-row table:style-name="ro1">
          <table:table-cell office:value-type="float" office:value="270180" calcext:value-type="float">
            <text:p>270180</text:p>
          </table:table-cell>
          <table:table-cell office:value-type="string" calcext:value-type="string">
            <text:p>BRUNA SILVA CALAZANS</text:p>
          </table:table-cell>
          <table:table-cell office:value-type="float" office:value="46554540830" calcext:value-type="float">
            <text:p>46554540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555" calcext:value-type="float">
            <text:p>270555</text:p>
          </table:table-cell>
          <table:table-cell office:value-type="string" calcext:value-type="string">
            <text:p>SUELLEN KATHIANE FERNANDES VILAS BOAS</text:p>
          </table:table-cell>
          <table:table-cell office:value-type="float" office:value="34672145840" calcext:value-type="float">
            <text:p>34672145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0610" calcext:value-type="float">
            <text:p>270610</text:p>
          </table:table-cell>
          <table:table-cell office:value-type="string" calcext:value-type="string">
            <text:p>KEISLI GABRIELE DRI</text:p>
          </table:table-cell>
          <table:table-cell office:value-type="float" office:value="44729417836" calcext:value-type="float">
            <text:p>44729417836</text:p>
          </table:table-cell>
          <table:table-cell office:value-type="float" office:value="43.06" calcext:value-type="float">
            <text:p>43,06</text:p>
          </table:table-cell>
        </table:table-row>
        <table:table-row table:style-name="ro1">
          <table:table-cell office:value-type="float" office:value="270628" calcext:value-type="float">
            <text:p>270628</text:p>
          </table:table-cell>
          <table:table-cell office:value-type="string" calcext:value-type="string">
            <text:p>CAMILA REGINA DA SILVA</text:p>
          </table:table-cell>
          <table:table-cell office:value-type="float" office:value="40782205844" calcext:value-type="float">
            <text:p>407822058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636" calcext:value-type="float">
            <text:p>270636</text:p>
          </table:table-cell>
          <table:table-cell office:value-type="string" calcext:value-type="string">
            <text:p>SUELEN MAC FADDEN NEGRI</text:p>
          </table:table-cell>
          <table:table-cell office:value-type="float" office:value="32003341854" calcext:value-type="float">
            <text:p>32003341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717" calcext:value-type="float">
            <text:p>270717</text:p>
          </table:table-cell>
          <table:table-cell office:value-type="string" calcext:value-type="string">
            <text:p>ALINE STEFANI SILVA GONCALVES</text:p>
          </table:table-cell>
          <table:table-cell office:value-type="float" office:value="44999806827" calcext:value-type="float">
            <text:p>449998068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0733" calcext:value-type="float">
            <text:p>270733</text:p>
          </table:table-cell>
          <table:table-cell office:value-type="string" calcext:value-type="string">
            <text:p>ANA FLAVIA MARTINS DA SILVA</text:p>
          </table:table-cell>
          <table:table-cell office:value-type="float" office:value="46975052808" calcext:value-type="float">
            <text:p>46975052808</text:p>
          </table:table-cell>
          <table:table-cell office:value-type="float" office:value="132.85" calcext:value-type="float">
            <text:p>132,85</text:p>
          </table:table-cell>
        </table:table-row>
        <table:table-row table:style-name="ro1">
          <table:table-cell office:value-type="float" office:value="270792" calcext:value-type="float">
            <text:p>270792</text:p>
          </table:table-cell>
          <table:table-cell office:value-type="string" calcext:value-type="string">
            <text:p>MARILIA REGINA NARESSI GUTZLAFF</text:p>
          </table:table-cell>
          <table:table-cell office:value-type="float" office:value="35169385870" calcext:value-type="float">
            <text:p>35169385870</text:p>
          </table:table-cell>
          <table:table-cell office:value-type="float" office:value="131.45" calcext:value-type="float">
            <text:p>131,45</text:p>
          </table:table-cell>
        </table:table-row>
        <table:table-row table:style-name="ro1">
          <table:table-cell office:value-type="float" office:value="270849" calcext:value-type="float">
            <text:p>270849</text:p>
          </table:table-cell>
          <table:table-cell office:value-type="string" calcext:value-type="string">
            <text:p>ELLEN ALVES DA SILVA COSTA</text:p>
          </table:table-cell>
          <table:table-cell office:value-type="float" office:value="38572304878" calcext:value-type="float">
            <text:p>385723048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1420" calcext:value-type="float">
            <text:p>271420</text:p>
          </table:table-cell>
          <table:table-cell office:value-type="string" calcext:value-type="string">
            <text:p>LARISSA APARECIDA GONCALVES</text:p>
          </table:table-cell>
          <table:table-cell office:value-type="float" office:value="32575702879" calcext:value-type="float">
            <text:p>32575702879</text:p>
          </table:table-cell>
          <table:table-cell office:value-type="float" office:value="47.55" calcext:value-type="float">
            <text:p>47,55</text:p>
          </table:table-cell>
        </table:table-row>
        <table:table-row table:style-name="ro1">
          <table:table-cell office:value-type="float" office:value="271454" calcext:value-type="float">
            <text:p>271454</text:p>
          </table:table-cell>
          <table:table-cell office:value-type="string" calcext:value-type="string">
            <text:p>JOAO VITOR MONDINI LUIZ</text:p>
          </table:table-cell>
          <table:table-cell office:value-type="float" office:value="48797861871" calcext:value-type="float">
            <text:p>48797861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1934" calcext:value-type="float">
            <text:p>271934</text:p>
          </table:table-cell>
          <table:table-cell office:value-type="string" calcext:value-type="string">
            <text:p>MANUELA AGUIAR FREDERICO</text:p>
          </table:table-cell>
          <table:table-cell office:value-type="float" office:value="1983261815" calcext:value-type="float">
            <text:p>19832618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191" calcext:value-type="float">
            <text:p>272191</text:p>
          </table:table-cell>
          <table:table-cell office:value-type="string" calcext:value-type="string">
            <text:p>ANA CECILIA DE MORAES FERREIRA</text:p>
          </table:table-cell>
          <table:table-cell office:value-type="float" office:value="50668712848" calcext:value-type="float">
            <text:p>506687128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2205" calcext:value-type="float">
            <text:p>272205</text:p>
          </table:table-cell>
          <table:table-cell office:value-type="string" calcext:value-type="string">
            <text:p>ROBERTA LOPES DA SILVA</text:p>
          </table:table-cell>
          <table:table-cell office:value-type="float" office:value="29119327811" calcext:value-type="float">
            <text:p>291193278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213" calcext:value-type="float">
            <text:p>272213</text:p>
          </table:table-cell>
          <table:table-cell office:value-type="string" calcext:value-type="string">
            <text:p>BEATRIZ SANTOS DA COSTA</text:p>
          </table:table-cell>
          <table:table-cell office:value-type="float" office:value="43300630851" calcext:value-type="float">
            <text:p>43300630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329" calcext:value-type="float">
            <text:p>272329</text:p>
          </table:table-cell>
          <table:table-cell office:value-type="string" calcext:value-type="string">
            <text:p>LETICIA VIEIRA ARBEX</text:p>
          </table:table-cell>
          <table:table-cell office:value-type="float" office:value="41877677892" calcext:value-type="float">
            <text:p>41877677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244" calcext:value-type="float">
            <text:p>273244</text:p>
          </table:table-cell>
          <table:table-cell office:value-type="string" calcext:value-type="string">
            <text:p>ANA LUCIA JUNQUE NARDI</text:p>
          </table:table-cell>
          <table:table-cell office:value-type="float" office:value="36691066855" calcext:value-type="float">
            <text:p>36691066855</text:p>
          </table:table-cell>
          <table:table-cell office:value-type="float" office:value="440.96" calcext:value-type="float">
            <text:p>440,96</text:p>
          </table:table-cell>
        </table:table-row>
        <table:table-row table:style-name="ro1">
          <table:table-cell office:value-type="float" office:value="273341" calcext:value-type="float">
            <text:p>273341</text:p>
          </table:table-cell>
          <table:table-cell office:value-type="string" calcext:value-type="string">
            <text:p>RAFAELA TATIANE OLIVEIRA NEIVA</text:p>
          </table:table-cell>
          <table:table-cell office:value-type="float" office:value="39612878803" calcext:value-type="float">
            <text:p>39612878803</text:p>
          </table:table-cell>
          <table:table-cell office:value-type="float" office:value="124.08" calcext:value-type="float">
            <text:p>124,08</text:p>
          </table:table-cell>
        </table:table-row>
        <table:table-row table:style-name="ro1">
          <table:table-cell office:value-type="float" office:value="273678" calcext:value-type="float">
            <text:p>273678</text:p>
          </table:table-cell>
          <table:table-cell office:value-type="string" calcext:value-type="string">
            <text:p>VIVIANE BALTHAZAR BRESSA DE OLIVEIRA</text:p>
          </table:table-cell>
          <table:table-cell office:value-type="float" office:value="26307262826" calcext:value-type="float">
            <text:p>26307262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3678</text:p>
          </table:table-cell>
          <table:table-cell office:value-type="string" calcext:value-type="string">
            <text:p>WASHINGTON FELICIANO DE BARROS</text:p>
          </table:table-cell>
          <table:table-cell office:value-type="float" office:value="25987642850" calcext:value-type="float">
            <text:p>25987642850</text:p>
          </table:table-cell>
          <table:table-cell office:value-type="float" office:value="213.42" calcext:value-type="float">
            <text:p>213,42</text:p>
          </table:table-cell>
        </table:table-row>
        <table:table-row table:style-name="ro1">
          <table:table-cell office:value-type="float" office:value="273899" calcext:value-type="float">
            <text:p>273899</text:p>
          </table:table-cell>
          <table:table-cell office:value-type="string" calcext:value-type="string">
            <text:p>VIVIAN CORREIA LIMA SILVA</text:p>
          </table:table-cell>
          <table:table-cell office:value-type="float" office:value="42459976801" calcext:value-type="float">
            <text:p>42459976801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273953" calcext:value-type="float">
            <text:p>273953</text:p>
          </table:table-cell>
          <table:table-cell office:value-type="string" calcext:value-type="string">
            <text:p>EDIZETE LUCIANA CALDERAN MARTIM</text:p>
          </table:table-cell>
          <table:table-cell office:value-type="float" office:value="17557884876" calcext:value-type="float">
            <text:p>175578848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73953</text:p>
          </table:table-cell>
          <table:table-cell office:value-type="string" calcext:value-type="string">
            <text:p>SERGIO JOSE MARTIM</text:p>
          </table:table-cell>
          <table:table-cell office:value-type="float" office:value="6727805857" calcext:value-type="float">
            <text:p>67278058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4275" calcext:value-type="float">
            <text:p>274275</text:p>
          </table:table-cell>
          <table:table-cell office:value-type="string" calcext:value-type="string">
            <text:p>LUCIANA ALMEIDA TONDATO</text:p>
          </table:table-cell>
          <table:table-cell office:value-type="float" office:value="34478016895" calcext:value-type="float">
            <text:p>34478016895</text:p>
          </table:table-cell>
          <table:table-cell office:value-type="float" office:value="72.57" calcext:value-type="float">
            <text:p>72,57</text:p>
          </table:table-cell>
        </table:table-row>
        <table:table-row table:style-name="ro1">
          <table:table-cell office:value-type="float" office:value="274283" calcext:value-type="float">
            <text:p>274283</text:p>
          </table:table-cell>
          <table:table-cell office:value-type="string" calcext:value-type="string">
            <text:p>GABRIELA SANTOS RIBEIRO DE CARVALHO</text:p>
          </table:table-cell>
          <table:table-cell office:value-type="float" office:value="45027247850" calcext:value-type="float">
            <text:p>45027247850</text:p>
          </table:table-cell>
          <table:table-cell office:value-type="float" office:value="39.16" calcext:value-type="float">
            <text:p>39,16</text:p>
          </table:table-cell>
        </table:table-row>
        <table:table-row table:style-name="ro1">
          <table:table-cell office:value-type="float" office:value="274348" calcext:value-type="float">
            <text:p>274348</text:p>
          </table:table-cell>
          <table:table-cell office:value-type="string" calcext:value-type="string">
            <text:p>LUCCA BONATTI SILVA</text:p>
          </table:table-cell>
          <table:table-cell office:value-type="float" office:value="50135690870" calcext:value-type="float">
            <text:p>50135690870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74348</text:p>
          </table:table-cell>
          <table:table-cell office:value-type="string" calcext:value-type="string">
            <text:p>THEO BONATTI SILVA</text:p>
          </table:table-cell>
          <table:table-cell office:value-type="float" office:value="52130870864" calcext:value-type="float">
            <text:p>52130870864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275301" calcext:value-type="float">
            <text:p>275301</text:p>
          </table:table-cell>
          <table:table-cell office:value-type="string" calcext:value-type="string">
            <text:p>LAIS QUELEN FEITOZA</text:p>
          </table:table-cell>
          <table:table-cell office:value-type="float" office:value="43523936810" calcext:value-type="float">
            <text:p>43523936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603" calcext:value-type="float">
            <text:p>275603</text:p>
          </table:table-cell>
          <table:table-cell office:value-type="string" calcext:value-type="string">
            <text:p>CRISTIANE DENISE MODOLO SIQUEIRA</text:p>
          </table:table-cell>
          <table:table-cell office:value-type="float" office:value="11825085889" calcext:value-type="float">
            <text:p>11825085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654" calcext:value-type="float">
            <text:p>275654</text:p>
          </table:table-cell>
          <table:table-cell office:value-type="string" calcext:value-type="string">
            <text:p>ERICA GONCALVES DOS SANTOS</text:p>
          </table:table-cell>
          <table:table-cell office:value-type="float" office:value="35745213833" calcext:value-type="float">
            <text:p>35745213833</text:p>
          </table:table-cell>
          <table:table-cell office:value-type="float" office:value="171.45" calcext:value-type="float">
            <text:p>171,45</text:p>
          </table:table-cell>
        </table:table-row>
        <table:table-row table:style-name="ro1">
          <table:table-cell office:value-type="float" office:value="275727" calcext:value-type="float">
            <text:p>275727</text:p>
          </table:table-cell>
          <table:table-cell office:value-type="string" calcext:value-type="string">
            <text:p>DIOGO OLIVEIRA RE</text:p>
          </table:table-cell>
          <table:table-cell office:value-type="float" office:value="41321447809" calcext:value-type="float">
            <text:p>41321447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824" calcext:value-type="float">
            <text:p>275824</text:p>
          </table:table-cell>
          <table:table-cell office:value-type="string" calcext:value-type="string">
            <text:p>LILIAN MARQUES DA SILVA SOUZA</text:p>
          </table:table-cell>
          <table:table-cell office:value-type="float" office:value="15065566801" calcext:value-type="float">
            <text:p>15065566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014" calcext:value-type="float">
            <text:p>276014</text:p>
          </table:table-cell>
          <table:table-cell office:value-type="string" calcext:value-type="string">
            <text:p>PIERRE GUIDINE</text:p>
          </table:table-cell>
          <table:table-cell office:value-type="float" office:value="1855410702" calcext:value-type="float">
            <text:p>1855410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6014</text:p>
          </table:table-cell>
          <table:table-cell office:value-type="string" calcext:value-type="string">
            <text:p>RUTILENE FONSECA MARANHAO GUIDINE</text:p>
          </table:table-cell>
          <table:table-cell office:value-type="float" office:value="42829860349" calcext:value-type="float">
            <text:p>42829860349</text:p>
          </table:table-cell>
          <table:table-cell office:value-type="float" office:value="150.93" calcext:value-type="float">
            <text:p>150,93</text:p>
          </table:table-cell>
        </table:table-row>
        <table:table-row table:style-name="ro1">
          <table:table-cell office:value-type="float" office:value="276081" calcext:value-type="float">
            <text:p>276081</text:p>
          </table:table-cell>
          <table:table-cell office:value-type="string" calcext:value-type="string">
            <text:p>FERNANDA BRAULIO DE CARVALHO GAWRYSZEWSKI</text:p>
          </table:table-cell>
          <table:table-cell office:value-type="float" office:value="12528011733" calcext:value-type="float">
            <text:p>12528011733</text:p>
          </table:table-cell>
          <table:table-cell office:value-type="float" office:value="248.08" calcext:value-type="float">
            <text:p>248,08</text:p>
          </table:table-cell>
        </table:table-row>
        <table:table-row table:style-name="ro1">
          <table:table-cell office:value-type="string" calcext:value-type="string">
            <text:p>276081</text:p>
          </table:table-cell>
          <table:table-cell office:value-type="string" calcext:value-type="string">
            <text:p>GABRIEL BONDER GAWRYSZEWSKI</text:p>
          </table:table-cell>
          <table:table-cell office:value-type="float" office:value="14736053771" calcext:value-type="float">
            <text:p>14736053771</text:p>
          </table:table-cell>
          <table:table-cell office:value-type="float" office:value="243.96" calcext:value-type="float">
            <text:p>243,96</text:p>
          </table:table-cell>
        </table:table-row>
        <table:table-row table:style-name="ro1">
          <table:table-cell office:value-type="string" calcext:value-type="string">
            <text:p>276081</text:p>
          </table:table-cell>
          <table:table-cell office:value-type="string" calcext:value-type="string">
            <text:p>GABRIELA CARVALHO GAWRYSZEWSKI</text:p>
          </table:table-cell>
          <table:table-cell office:value-type="float" office:value="60231520824" calcext:value-type="float">
            <text:p>60231520824</text:p>
          </table:table-cell>
          <table:table-cell office:value-type="float" office:value="260.93" calcext:value-type="float">
            <text:p>260,93</text:p>
          </table:table-cell>
        </table:table-row>
        <table:table-row table:style-name="ro1">
          <table:table-cell office:value-type="float" office:value="276111" calcext:value-type="float">
            <text:p>276111</text:p>
          </table:table-cell>
          <table:table-cell office:value-type="string" calcext:value-type="string">
            <text:p>LIVIA VANISSI ALEXANDRINO DE SOUZA</text:p>
          </table:table-cell>
          <table:table-cell office:value-type="float" office:value="28202213860" calcext:value-type="float">
            <text:p>28202213860</text:p>
          </table:table-cell>
          <table:table-cell office:value-type="float" office:value="112.39" calcext:value-type="float">
            <text:p>112,39</text:p>
          </table:table-cell>
        </table:table-row>
        <table:table-row table:style-name="ro1">
          <table:table-cell office:value-type="float" office:value="276200" calcext:value-type="float">
            <text:p>276200</text:p>
          </table:table-cell>
          <table:table-cell office:value-type="string" calcext:value-type="string">
            <text:p>ZAHARA VIANA PAULINO</text:p>
          </table:table-cell>
          <table:table-cell office:value-type="float" office:value="59690078895" calcext:value-type="float">
            <text:p>59690078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219" calcext:value-type="float">
            <text:p>276219</text:p>
          </table:table-cell>
          <table:table-cell office:value-type="string" calcext:value-type="string">
            <text:p>NAYARA FERREIRA DOS SANTOS</text:p>
          </table:table-cell>
          <table:table-cell office:value-type="float" office:value="47645891840" calcext:value-type="float">
            <text:p>47645891840</text:p>
          </table:table-cell>
          <table:table-cell office:value-type="float" office:value="195.63" calcext:value-type="float">
            <text:p>195,63</text:p>
          </table:table-cell>
        </table:table-row>
        <table:table-row table:style-name="ro1">
          <table:table-cell office:value-type="float" office:value="276340" calcext:value-type="float">
            <text:p>276340</text:p>
          </table:table-cell>
          <table:table-cell office:value-type="string" calcext:value-type="string">
            <text:p>VICTORIA PEREIRA ALVES</text:p>
          </table:table-cell>
          <table:table-cell office:value-type="float" office:value="44722855846" calcext:value-type="float">
            <text:p>4472285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944" calcext:value-type="float">
            <text:p>276944</text:p>
          </table:table-cell>
          <table:table-cell office:value-type="string" calcext:value-type="string">
            <text:p>JAMILE MARTINS</text:p>
          </table:table-cell>
          <table:table-cell office:value-type="float" office:value="33348948860" calcext:value-type="float">
            <text:p>33348948860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float" office:value="277061" calcext:value-type="float">
            <text:p>277061</text:p>
          </table:table-cell>
          <table:table-cell office:value-type="string" calcext:value-type="string">
            <text:p>THIAGO DE CASTRO DIAS</text:p>
          </table:table-cell>
          <table:table-cell office:value-type="float" office:value="9490581658" calcext:value-type="float">
            <text:p>9490581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703" calcext:value-type="float">
            <text:p>277703</text:p>
          </table:table-cell>
          <table:table-cell office:value-type="string" calcext:value-type="string">
            <text:p>ISABELLA HELENA ALVES CRAVEIRO LIMA</text:p>
          </table:table-cell>
          <table:table-cell office:value-type="float" office:value="47664234883" calcext:value-type="float">
            <text:p>47664234883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string" calcext:value-type="string">
            <text:p>277703</text:p>
          </table:table-cell>
          <table:table-cell office:value-type="string" calcext:value-type="string">
            <text:p>MARCOS PAULO SILVA LIMA</text:p>
          </table:table-cell>
          <table:table-cell office:value-type="float" office:value="46460817847" calcext:value-type="float">
            <text:p>46460817847</text:p>
          </table:table-cell>
          <table:table-cell office:value-type="float" office:value="159.63" calcext:value-type="float">
            <text:p>159,63</text:p>
          </table:table-cell>
        </table:table-row>
        <table:table-row table:style-name="ro1">
          <table:table-cell office:value-type="float" office:value="277797" calcext:value-type="float">
            <text:p>277797</text:p>
          </table:table-cell>
          <table:table-cell office:value-type="string" calcext:value-type="string">
            <text:p>CHRISTIANE COLETTI</text:p>
          </table:table-cell>
          <table:table-cell office:value-type="float" office:value="16080522810" calcext:value-type="float">
            <text:p>160805228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827" calcext:value-type="float">
            <text:p>277827</text:p>
          </table:table-cell>
          <table:table-cell office:value-type="string" calcext:value-type="string">
            <text:p>MARCIA REGINA DA SILVA</text:p>
          </table:table-cell>
          <table:table-cell office:value-type="float" office:value="3274355852" calcext:value-type="float">
            <text:p>3274355852</text:p>
          </table:table-cell>
          <table:table-cell office:value-type="float" office:value="167.3" calcext:value-type="float">
            <text:p>167,3</text:p>
          </table:table-cell>
        </table:table-row>
        <table:table-row table:style-name="ro1">
          <table:table-cell office:value-type="float" office:value="277851" calcext:value-type="float">
            <text:p>277851</text:p>
          </table:table-cell>
          <table:table-cell office:value-type="string" calcext:value-type="string">
            <text:p>THIAGO CHERPINSKI</text:p>
          </table:table-cell>
          <table:table-cell office:value-type="float" office:value="41300518812" calcext:value-type="float">
            <text:p>41300518812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277851</text:p>
          </table:table-cell>
          <table:table-cell office:value-type="string" calcext:value-type="string">
            <text:p>VANUSA ALVES RAIMUNDO</text:p>
          </table:table-cell>
          <table:table-cell office:value-type="float" office:value="37839382878" calcext:value-type="float">
            <text:p>37839382878</text:p>
          </table:table-cell>
          <table:table-cell office:value-type="float" office:value="218.16" calcext:value-type="float">
            <text:p>218,16</text:p>
          </table:table-cell>
        </table:table-row>
        <table:table-row table:style-name="ro1">
          <table:table-cell office:value-type="float" office:value="278009" calcext:value-type="float">
            <text:p>278009</text:p>
          </table:table-cell>
          <table:table-cell office:value-type="string" calcext:value-type="string">
            <text:p>DJILNEISBI MARTINIANO OBROWNICK ZAMPIERI</text:p>
          </table:table-cell>
          <table:table-cell office:value-type="float" office:value="25950257839" calcext:value-type="float">
            <text:p>25950257839</text:p>
          </table:table-cell>
          <table:table-cell office:value-type="float" office:value="30.46" calcext:value-type="float">
            <text:p>30,46</text:p>
          </table:table-cell>
        </table:table-row>
        <table:table-row table:style-name="ro1">
          <table:table-cell office:value-type="string" calcext:value-type="string">
            <text:p>278009</text:p>
          </table:table-cell>
          <table:table-cell office:value-type="string" calcext:value-type="string">
            <text:p>FABIO ZAMPIERI OBROWNICK</text:p>
          </table:table-cell>
          <table:table-cell office:value-type="float" office:value="24724852801" calcext:value-type="float">
            <text:p>24724852801</text:p>
          </table:table-cell>
          <table:table-cell office:value-type="float" office:value="150.92" calcext:value-type="float">
            <text:p>150,92</text:p>
          </table:table-cell>
        </table:table-row>
        <table:table-row table:style-name="ro1">
          <table:table-cell office:value-type="float" office:value="278025" calcext:value-type="float">
            <text:p>278025</text:p>
          </table:table-cell>
          <table:table-cell office:value-type="string" calcext:value-type="string">
            <text:p>DAIANE OLIVEIRA DE MOURA</text:p>
          </table:table-cell>
          <table:table-cell office:value-type="float" office:value="40868636851" calcext:value-type="float">
            <text:p>40868636851</text:p>
          </table:table-cell>
          <table:table-cell office:value-type="float" office:value="221.91" calcext:value-type="float">
            <text:p>221,91</text:p>
          </table:table-cell>
        </table:table-row>
        <table:table-row table:style-name="ro1">
          <table:table-cell office:value-type="float" office:value="278327" calcext:value-type="float">
            <text:p>278327</text:p>
          </table:table-cell>
          <table:table-cell office:value-type="string" calcext:value-type="string">
            <text:p>LUCIANA BEATRIZ DE ARAUJO</text:p>
          </table:table-cell>
          <table:table-cell office:value-type="float" office:value="46479516850" calcext:value-type="float">
            <text:p>46479516850</text:p>
          </table:table-cell>
          <table:table-cell office:value-type="float" office:value="66.74" calcext:value-type="float">
            <text:p>66,74</text:p>
          </table:table-cell>
        </table:table-row>
        <table:table-row table:style-name="ro1">
          <table:table-cell office:value-type="float" office:value="278378" calcext:value-type="float">
            <text:p>278378</text:p>
          </table:table-cell>
          <table:table-cell office:value-type="string" calcext:value-type="string">
            <text:p>GUILHERME FERRAZ TOLEDO</text:p>
          </table:table-cell>
          <table:table-cell office:value-type="float" office:value="41871826837" calcext:value-type="float">
            <text:p>418718268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8378</text:p>
          </table:table-cell>
          <table:table-cell office:value-type="string" calcext:value-type="string">
            <text:p>SILVIA DE ABREU MAIANI SIMOES</text:p>
          </table:table-cell>
          <table:table-cell office:value-type="float" office:value="33335981839" calcext:value-type="float">
            <text:p>33335981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556" calcext:value-type="float">
            <text:p>278556</text:p>
          </table:table-cell>
          <table:table-cell office:value-type="string" calcext:value-type="string">
            <text:p>KARINA FRANCIANE DA SILVA</text:p>
          </table:table-cell>
          <table:table-cell office:value-type="float" office:value="36113552837" calcext:value-type="float">
            <text:p>36113552837</text:p>
          </table:table-cell>
          <table:table-cell office:value-type="float" office:value="170.36" calcext:value-type="float">
            <text:p>170,36</text:p>
          </table:table-cell>
        </table:table-row>
        <table:table-row table:style-name="ro1">
          <table:table-cell office:value-type="float" office:value="278564" calcext:value-type="float">
            <text:p>278564</text:p>
          </table:table-cell>
          <table:table-cell office:value-type="string" calcext:value-type="string">
            <text:p>ELISANGELA CRISTINA DA SILVA NUNES</text:p>
          </table:table-cell>
          <table:table-cell office:value-type="float" office:value="26399823897" calcext:value-type="float">
            <text:p>26399823897</text:p>
          </table:table-cell>
          <table:table-cell office:value-type="float" office:value="285.62" calcext:value-type="float">
            <text:p>285,62</text:p>
          </table:table-cell>
        </table:table-row>
        <table:table-row table:style-name="ro1">
          <table:table-cell office:value-type="float" office:value="278629" calcext:value-type="float">
            <text:p>278629</text:p>
          </table:table-cell>
          <table:table-cell office:value-type="string" calcext:value-type="string">
            <text:p>JULIANA DE FATIMA TARTARI</text:p>
          </table:table-cell>
          <table:table-cell office:value-type="float" office:value="28298669835" calcext:value-type="float">
            <text:p>28298669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831" calcext:value-type="float">
            <text:p>278831</text:p>
          </table:table-cell>
          <table:table-cell office:value-type="string" calcext:value-type="string">
            <text:p>VALENTINA FERREIRA VENDRAME</text:p>
          </table:table-cell>
          <table:table-cell office:value-type="float" office:value="50935082840" calcext:value-type="float">
            <text:p>50935082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890" calcext:value-type="float">
            <text:p>278890</text:p>
          </table:table-cell>
          <table:table-cell office:value-type="string" calcext:value-type="string">
            <text:p>ANDREZA RIBEIRO FERRAZ</text:p>
          </table:table-cell>
          <table:table-cell office:value-type="float" office:value="44592057856" calcext:value-type="float">
            <text:p>44592057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904" calcext:value-type="float">
            <text:p>278904</text:p>
          </table:table-cell>
          <table:table-cell office:value-type="string" calcext:value-type="string">
            <text:p>IAGO RAMIREZ</text:p>
          </table:table-cell>
          <table:table-cell office:value-type="float" office:value="11845312694" calcext:value-type="float">
            <text:p>11845312694</text:p>
          </table:table-cell>
          <table:table-cell office:value-type="float" office:value="75.02" calcext:value-type="float">
            <text:p>75,02</text:p>
          </table:table-cell>
        </table:table-row>
        <table:table-row table:style-name="ro1">
          <table:table-cell office:value-type="float" office:value="278971" calcext:value-type="float">
            <text:p>278971</text:p>
          </table:table-cell>
          <table:table-cell office:value-type="string" calcext:value-type="string">
            <text:p>FLAVIO TEODORO MOREIRA</text:p>
          </table:table-cell>
          <table:table-cell office:value-type="float" office:value="4203189926" calcext:value-type="float">
            <text:p>42031899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099" calcext:value-type="float">
            <text:p>279099</text:p>
          </table:table-cell>
          <table:table-cell office:value-type="string" calcext:value-type="string">
            <text:p>ANA MARIA CAMPOLIM MONTEIRO</text:p>
          </table:table-cell>
          <table:table-cell office:value-type="float" office:value="14993605846" calcext:value-type="float">
            <text:p>149936058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0348" calcext:value-type="float">
            <text:p>280348</text:p>
          </table:table-cell>
          <table:table-cell office:value-type="string" calcext:value-type="string">
            <text:p>ANA JULIA DE FARIA</text:p>
          </table:table-cell>
          <table:table-cell office:value-type="float" office:value="46006967863" calcext:value-type="float">
            <text:p>46006967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828" calcext:value-type="float">
            <text:p>280828</text:p>
          </table:table-cell>
          <table:table-cell office:value-type="string" calcext:value-type="string">
            <text:p>ANDREA ALVES PEREIRA ROBERTO</text:p>
          </table:table-cell>
          <table:table-cell office:value-type="float" office:value="25664835826" calcext:value-type="float">
            <text:p>25664835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174" calcext:value-type="float">
            <text:p>281174</text:p>
          </table:table-cell>
          <table:table-cell office:value-type="string" calcext:value-type="string">
            <text:p>YARA LANNA FERREIRA DA SILVA</text:p>
          </table:table-cell>
          <table:table-cell office:value-type="float" office:value="73549339100" calcext:value-type="float">
            <text:p>73549339100</text:p>
          </table:table-cell>
          <table:table-cell office:value-type="float" office:value="408.21" calcext:value-type="float">
            <text:p>408,21</text:p>
          </table:table-cell>
        </table:table-row>
        <table:table-row table:style-name="ro1">
          <table:table-cell office:value-type="float" office:value="281468" calcext:value-type="float">
            <text:p>281468</text:p>
          </table:table-cell>
          <table:table-cell office:value-type="string" calcext:value-type="string">
            <text:p>GISELE ADAO MIRANDA DOS SANTOS</text:p>
          </table:table-cell>
          <table:table-cell office:value-type="float" office:value="33246451826" calcext:value-type="float">
            <text:p>33246451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1468</text:p>
          </table:table-cell>
          <table:table-cell office:value-type="string" calcext:value-type="string">
            <text:p>JOSE FRANCISCO ESTEVES DOS SANTOS</text:p>
          </table:table-cell>
          <table:table-cell office:value-type="float" office:value="4958210636" calcext:value-type="float">
            <text:p>4958210636</text:p>
          </table:table-cell>
          <table:table-cell office:value-type="float" office:value="52.79" calcext:value-type="float">
            <text:p>52,79</text:p>
          </table:table-cell>
        </table:table-row>
        <table:table-row table:style-name="ro1">
          <table:table-cell office:value-type="float" office:value="281514" calcext:value-type="float">
            <text:p>281514</text:p>
          </table:table-cell>
          <table:table-cell office:value-type="string" calcext:value-type="string">
            <text:p>CAMILA DANELLON GIMENES</text:p>
          </table:table-cell>
          <table:table-cell office:value-type="float" office:value="28234644840" calcext:value-type="float">
            <text:p>28234644840</text:p>
          </table:table-cell>
          <table:table-cell office:value-type="float" office:value="89.83" calcext:value-type="float">
            <text:p>89,83</text:p>
          </table:table-cell>
        </table:table-row>
        <table:table-row table:style-name="ro1">
          <table:table-cell office:value-type="string" calcext:value-type="string">
            <text:p>281514</text:p>
          </table:table-cell>
          <table:table-cell office:value-type="string" calcext:value-type="string">
            <text:p>EVANDRO GIMENES</text:p>
          </table:table-cell>
          <table:table-cell office:value-type="float" office:value="26076901888" calcext:value-type="float">
            <text:p>26076901888</text:p>
          </table:table-cell>
          <table:table-cell office:value-type="float" office:value="34.34" calcext:value-type="float">
            <text:p>34,34</text:p>
          </table:table-cell>
        </table:table-row>
        <table:table-row table:style-name="ro1">
          <table:table-cell office:value-type="float" office:value="281565" calcext:value-type="float">
            <text:p>281565</text:p>
          </table:table-cell>
          <table:table-cell office:value-type="string" calcext:value-type="string">
            <text:p>LUCIA REGINA DE MELLO</text:p>
          </table:table-cell>
          <table:table-cell office:value-type="float" office:value="45002722830" calcext:value-type="float">
            <text:p>45002722830</text:p>
          </table:table-cell>
          <table:table-cell office:value-type="float" office:value="42.48" calcext:value-type="float">
            <text:p>42,48</text:p>
          </table:table-cell>
        </table:table-row>
        <table:table-row table:style-name="ro1">
          <table:table-cell office:value-type="float" office:value="281832" calcext:value-type="float">
            <text:p>281832</text:p>
          </table:table-cell>
          <table:table-cell office:value-type="string" calcext:value-type="string">
            <text:p>ISABELA MARQUES</text:p>
          </table:table-cell>
          <table:table-cell office:value-type="float" office:value="41743839871" calcext:value-type="float">
            <text:p>41743839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006" calcext:value-type="float">
            <text:p>282006</text:p>
          </table:table-cell>
          <table:table-cell office:value-type="string" calcext:value-type="string">
            <text:p>ANA PAULA DE ALVARENGA TERRA</text:p>
          </table:table-cell>
          <table:table-cell office:value-type="float" office:value="39592533890" calcext:value-type="float">
            <text:p>39592533890</text:p>
          </table:table-cell>
          <table:table-cell office:value-type="float" office:value="36.64" calcext:value-type="float">
            <text:p>36,64</text:p>
          </table:table-cell>
        </table:table-row>
        <table:table-row table:style-name="ro1">
          <table:table-cell office:value-type="string" calcext:value-type="string">
            <text:p>282006</text:p>
          </table:table-cell>
          <table:table-cell office:value-type="string" calcext:value-type="string">
            <text:p>CELSO HENRIQUE MENDES ALVES FERREIRA</text:p>
          </table:table-cell>
          <table:table-cell office:value-type="float" office:value="39557436832" calcext:value-type="float">
            <text:p>39557436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596" calcext:value-type="float">
            <text:p>282596</text:p>
          </table:table-cell>
          <table:table-cell office:value-type="string" calcext:value-type="string">
            <text:p>DAIANE APARECIDA FREIRE DE CARVALHO</text:p>
          </table:table-cell>
          <table:table-cell office:value-type="float" office:value="40926270842" calcext:value-type="float">
            <text:p>40926270842</text:p>
          </table:table-cell>
          <table:table-cell office:value-type="float" office:value="24.44" calcext:value-type="float">
            <text:p>24,44</text:p>
          </table:table-cell>
        </table:table-row>
        <table:table-row table:style-name="ro1">
          <table:table-cell office:value-type="string" calcext:value-type="string">
            <text:p>282596</text:p>
          </table:table-cell>
          <table:table-cell office:value-type="string" calcext:value-type="string">
            <text:p>ISABELA DA SILVA FREIRE DE CARVALHO</text:p>
          </table:table-cell>
          <table:table-cell office:value-type="float" office:value="10761798439" calcext:value-type="float">
            <text:p>10761798439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82740" calcext:value-type="float">
            <text:p>282740</text:p>
          </table:table-cell>
          <table:table-cell office:value-type="string" calcext:value-type="string">
            <text:p>DECIO STENICO</text:p>
          </table:table-cell>
          <table:table-cell office:value-type="float" office:value="11795545828" calcext:value-type="float">
            <text:p>11795545828</text:p>
          </table:table-cell>
          <table:table-cell office:value-type="float" office:value="176.33" calcext:value-type="float">
            <text:p>176,33</text:p>
          </table:table-cell>
        </table:table-row>
        <table:table-row table:style-name="ro1">
          <table:table-cell office:value-type="float" office:value="282758" calcext:value-type="float">
            <text:p>282758</text:p>
          </table:table-cell>
          <table:table-cell office:value-type="string" calcext:value-type="string">
            <text:p>MARINA ARCHANGELO FREATO</text:p>
          </table:table-cell>
          <table:table-cell office:value-type="float" office:value="31157865810" calcext:value-type="float">
            <text:p>31157865810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float" office:value="282847" calcext:value-type="float">
            <text:p>282847</text:p>
          </table:table-cell>
          <table:table-cell office:value-type="string" calcext:value-type="string">
            <text:p>MONICA DUCATI</text:p>
          </table:table-cell>
          <table:table-cell office:value-type="float" office:value="22663415880" calcext:value-type="float">
            <text:p>22663415880</text:p>
          </table:table-cell>
          <table:table-cell office:value-type="float" office:value="76.81" calcext:value-type="float">
            <text:p>76,81</text:p>
          </table:table-cell>
        </table:table-row>
        <table:table-row table:style-name="ro1">
          <table:table-cell office:value-type="float" office:value="282871" calcext:value-type="float">
            <text:p>282871</text:p>
          </table:table-cell>
          <table:table-cell office:value-type="string" calcext:value-type="string">
            <text:p>LUCIANE CRISTINA MACARI DE QUEIROZ</text:p>
          </table:table-cell>
          <table:table-cell office:value-type="float" office:value="26470224881" calcext:value-type="float">
            <text:p>26470224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901" calcext:value-type="float">
            <text:p>282901</text:p>
          </table:table-cell>
          <table:table-cell office:value-type="string" calcext:value-type="string">
            <text:p>ROSELAINE MARIA CORREA</text:p>
          </table:table-cell>
          <table:table-cell office:value-type="float" office:value="29546274844" calcext:value-type="float">
            <text:p>29546274844</text:p>
          </table:table-cell>
          <table:table-cell office:value-type="float" office:value="321.4" calcext:value-type="float">
            <text:p>321,4</text:p>
          </table:table-cell>
        </table:table-row>
        <table:table-row table:style-name="ro1">
          <table:table-cell office:value-type="float" office:value="282987" calcext:value-type="float">
            <text:p>282987</text:p>
          </table:table-cell>
          <table:table-cell office:value-type="string" calcext:value-type="string">
            <text:p>THAIS SARAN SARTORI</text:p>
          </table:table-cell>
          <table:table-cell office:value-type="float" office:value="35808574870" calcext:value-type="float">
            <text:p>35808574870</text:p>
          </table:table-cell>
          <table:table-cell office:value-type="float" office:value="20.71" calcext:value-type="float">
            <text:p>20,71</text:p>
          </table:table-cell>
        </table:table-row>
        <table:table-row table:style-name="ro1">
          <table:table-cell office:value-type="float" office:value="283010" calcext:value-type="float">
            <text:p>283010</text:p>
          </table:table-cell>
          <table:table-cell office:value-type="string" calcext:value-type="string">
            <text:p>DYANNE MARTINS MARQUES</text:p>
          </table:table-cell>
          <table:table-cell office:value-type="float" office:value="60758208332" calcext:value-type="float">
            <text:p>60758208332</text:p>
          </table:table-cell>
          <table:table-cell office:value-type="float" office:value="61.64" calcext:value-type="float">
            <text:p>61,64</text:p>
          </table:table-cell>
        </table:table-row>
        <table:table-row table:style-name="ro1">
          <table:table-cell office:value-type="float" office:value="283053" calcext:value-type="float">
            <text:p>283053</text:p>
          </table:table-cell>
          <table:table-cell office:value-type="string" calcext:value-type="string">
            <text:p>EVELLIN CARVALHO</text:p>
          </table:table-cell>
          <table:table-cell office:value-type="float" office:value="31315265800" calcext:value-type="float">
            <text:p>31315265800</text:p>
          </table:table-cell>
          <table:table-cell office:value-type="float" office:value="225.13" calcext:value-type="float">
            <text:p>225,13</text:p>
          </table:table-cell>
        </table:table-row>
        <table:table-row table:style-name="ro1">
          <table:table-cell office:value-type="float" office:value="283525" calcext:value-type="float">
            <text:p>283525</text:p>
          </table:table-cell>
          <table:table-cell office:value-type="string" calcext:value-type="string">
            <text:p>LAIS DUARTE SALA LEMOS</text:p>
          </table:table-cell>
          <table:table-cell office:value-type="float" office:value="3602627594" calcext:value-type="float">
            <text:p>3602627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533" calcext:value-type="float">
            <text:p>283533</text:p>
          </table:table-cell>
          <table:table-cell office:value-type="string" calcext:value-type="string">
            <text:p>ABDAEL ANDREUS RODRIGUES</text:p>
          </table:table-cell>
          <table:table-cell office:value-type="float" office:value="42923920805" calcext:value-type="float">
            <text:p>42923920805</text:p>
          </table:table-cell>
          <table:table-cell office:value-type="float" office:value="115.05" calcext:value-type="float">
            <text:p>115,05</text:p>
          </table:table-cell>
        </table:table-row>
        <table:table-row table:style-name="ro1">
          <table:table-cell office:value-type="float" office:value="284076" calcext:value-type="float">
            <text:p>284076</text:p>
          </table:table-cell>
          <table:table-cell office:value-type="string" calcext:value-type="string">
            <text:p>TAUANA DEL MONTE</text:p>
          </table:table-cell>
          <table:table-cell office:value-type="float" office:value="39574348822" calcext:value-type="float">
            <text:p>39574348822</text:p>
          </table:table-cell>
          <table:table-cell office:value-type="float" office:value="62.39" calcext:value-type="float">
            <text:p>62,39</text:p>
          </table:table-cell>
        </table:table-row>
        <table:table-row table:style-name="ro1">
          <table:table-cell office:value-type="float" office:value="284149" calcext:value-type="float">
            <text:p>284149</text:p>
          </table:table-cell>
          <table:table-cell office:value-type="string" calcext:value-type="string">
            <text:p>ANA PAULA PREVITALLI DE TOLEDO</text:p>
          </table:table-cell>
          <table:table-cell office:value-type="float" office:value="27163597843" calcext:value-type="float">
            <text:p>2716359784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84149</text:p>
          </table:table-cell>
          <table:table-cell office:value-type="string" calcext:value-type="string">
            <text:p>PEDRO HENRIQUE FERRAZ DE TOLEDO</text:p>
          </table:table-cell>
          <table:table-cell office:value-type="float" office:value="11006209824" calcext:value-type="float">
            <text:p>110062098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246" calcext:value-type="float">
            <text:p>284246</text:p>
          </table:table-cell>
          <table:table-cell office:value-type="string" calcext:value-type="string">
            <text:p>MARIA CLARA SILVA DE LIMA</text:p>
          </table:table-cell>
          <table:table-cell office:value-type="float" office:value="47821003883" calcext:value-type="float">
            <text:p>47821003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432" calcext:value-type="float">
            <text:p>284432</text:p>
          </table:table-cell>
          <table:table-cell office:value-type="string" calcext:value-type="string">
            <text:p>RAISSA SARAN SARTORI</text:p>
          </table:table-cell>
          <table:table-cell office:value-type="float" office:value="35808575842" calcext:value-type="float">
            <text:p>35808575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030" calcext:value-type="float">
            <text:p>285030</text:p>
          </table:table-cell>
          <table:table-cell office:value-type="string" calcext:value-type="string">
            <text:p>MARINALVA SANTOS SANTANA</text:p>
          </table:table-cell>
          <table:table-cell office:value-type="float" office:value="27082604807" calcext:value-type="float">
            <text:p>27082604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5030</text:p>
          </table:table-cell>
          <table:table-cell office:value-type="string" calcext:value-type="string">
            <text:p>STEVENSON MOSCHINI CARLOS</text:p>
          </table:table-cell>
          <table:table-cell office:value-type="float" office:value="11524671827" calcext:value-type="float">
            <text:p>11524671827</text:p>
          </table:table-cell>
          <table:table-cell office:value-type="float" office:value="60.62" calcext:value-type="float">
            <text:p>60,62</text:p>
          </table:table-cell>
        </table:table-row>
        <table:table-row table:style-name="ro1">
          <table:table-cell office:value-type="float" office:value="285358" calcext:value-type="float">
            <text:p>285358</text:p>
          </table:table-cell>
          <table:table-cell office:value-type="string" calcext:value-type="string">
            <text:p>ADENISIO ANGELINO</text:p>
          </table:table-cell>
          <table:table-cell office:value-type="float" office:value="12357576847" calcext:value-type="float">
            <text:p>12357576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5358</text:p>
          </table:table-cell>
          <table:table-cell office:value-type="string" calcext:value-type="string">
            <text:p>VALERIA SEVERINO JACOB ANGELINO</text:p>
          </table:table-cell>
          <table:table-cell office:value-type="float" office:value="13126846823" calcext:value-type="float">
            <text:p>13126846823</text:p>
          </table:table-cell>
          <table:table-cell office:value-type="float" office:value="79.93" calcext:value-type="float">
            <text:p>79,93</text:p>
          </table:table-cell>
        </table:table-row>
        <table:table-row table:style-name="ro1">
          <table:table-cell office:value-type="float" office:value="285412" calcext:value-type="float">
            <text:p>285412</text:p>
          </table:table-cell>
          <table:table-cell office:value-type="string" calcext:value-type="string">
            <text:p>LUCIANE PINTO DE CARVALHO</text:p>
          </table:table-cell>
          <table:table-cell office:value-type="float" office:value="26023843808" calcext:value-type="float">
            <text:p>26023843808</text:p>
          </table:table-cell>
          <table:table-cell office:value-type="float" office:value="198.12" calcext:value-type="float">
            <text:p>198,12</text:p>
          </table:table-cell>
        </table:table-row>
        <table:table-row table:style-name="ro1">
          <table:table-cell office:value-type="float" office:value="285498" calcext:value-type="float">
            <text:p>285498</text:p>
          </table:table-cell>
          <table:table-cell office:value-type="string" calcext:value-type="string">
            <text:p>JULIA FERRERIA</text:p>
          </table:table-cell>
          <table:table-cell office:value-type="float" office:value="48061584883" calcext:value-type="float">
            <text:p>48061584883</text:p>
          </table:table-cell>
          <table:table-cell office:value-type="float" office:value="160.41" calcext:value-type="float">
            <text:p>160,41</text:p>
          </table:table-cell>
        </table:table-row>
        <table:table-row table:style-name="ro1">
          <table:table-cell office:value-type="float" office:value="285846" calcext:value-type="float">
            <text:p>285846</text:p>
          </table:table-cell>
          <table:table-cell office:value-type="string" calcext:value-type="string">
            <text:p>NATALLI APARECIDA HENRIQUE FIGUEIREDO</text:p>
          </table:table-cell>
          <table:table-cell office:value-type="float" office:value="12052454640" calcext:value-type="float">
            <text:p>12052454640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float" office:value="286028" calcext:value-type="float">
            <text:p>286028</text:p>
          </table:table-cell>
          <table:table-cell office:value-type="string" calcext:value-type="string">
            <text:p>ANAMARIA BUZATO VILLARON XAVIER</text:p>
          </table:table-cell>
          <table:table-cell office:value-type="float" office:value="24935741848" calcext:value-type="float">
            <text:p>24935741848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286141" calcext:value-type="float">
            <text:p>286141</text:p>
          </table:table-cell>
          <table:table-cell office:value-type="string" calcext:value-type="string">
            <text:p>VINICIUS GOMES DA SILVA</text:p>
          </table:table-cell>
          <table:table-cell office:value-type="float" office:value="37871425846" calcext:value-type="float">
            <text:p>37871425846</text:p>
          </table:table-cell>
          <table:table-cell office:value-type="float" office:value="181.43" calcext:value-type="float">
            <text:p>181,43</text:p>
          </table:table-cell>
        </table:table-row>
        <table:table-row table:style-name="ro1">
          <table:table-cell office:value-type="float" office:value="286230" calcext:value-type="float">
            <text:p>286230</text:p>
          </table:table-cell>
          <table:table-cell office:value-type="string" calcext:value-type="string">
            <text:p>JOSE LUIZ RIBEIRO DE CARVALHO</text:p>
          </table:table-cell>
          <table:table-cell office:value-type="float" office:value="3313627838" calcext:value-type="float">
            <text:p>3313627838</text:p>
          </table:table-cell>
          <table:table-cell office:value-type="float" office:value="30.09" calcext:value-type="float">
            <text:p>30,09</text:p>
          </table:table-cell>
        </table:table-row>
        <table:table-row table:style-name="ro1">
          <table:table-cell office:value-type="float" office:value="286249" calcext:value-type="float">
            <text:p>286249</text:p>
          </table:table-cell>
          <table:table-cell office:value-type="string" calcext:value-type="string">
            <text:p>ISABELLI SIVIERO PAGGIARO</text:p>
          </table:table-cell>
          <table:table-cell office:value-type="float" office:value="51080445854" calcext:value-type="float">
            <text:p>51080445854</text:p>
          </table:table-cell>
          <table:table-cell office:value-type="float" office:value="171.02" calcext:value-type="float">
            <text:p>171,02</text:p>
          </table:table-cell>
        </table:table-row>
        <table:table-row table:style-name="ro1">
          <table:table-cell office:value-type="float" office:value="286273" calcext:value-type="float">
            <text:p>286273</text:p>
          </table:table-cell>
          <table:table-cell office:value-type="string" calcext:value-type="string">
            <text:p>LARISSA FURONI</text:p>
          </table:table-cell>
          <table:table-cell office:value-type="float" office:value="32714397883" calcext:value-type="float">
            <text:p>32714397883</text:p>
          </table:table-cell>
          <table:table-cell office:value-type="float" office:value="179.53" calcext:value-type="float">
            <text:p>179,53</text:p>
          </table:table-cell>
        </table:table-row>
        <table:table-row table:style-name="ro1">
          <table:table-cell office:value-type="float" office:value="286320" calcext:value-type="float">
            <text:p>286320</text:p>
          </table:table-cell>
          <table:table-cell office:value-type="string" calcext:value-type="string">
            <text:p>ELIZABETE BERTOLI</text:p>
          </table:table-cell>
          <table:table-cell office:value-type="float" office:value="27812352889" calcext:value-type="float">
            <text:p>278123528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6320</text:p>
          </table:table-cell>
          <table:table-cell office:value-type="string" calcext:value-type="string">
            <text:p>MATHEUS BERTOLI SERRA</text:p>
          </table:table-cell>
          <table:table-cell office:value-type="float" office:value="56911646863" calcext:value-type="float">
            <text:p>56911646863</text:p>
          </table:table-cell>
          <table:table-cell office:value-type="float" office:value="146.03" calcext:value-type="float">
            <text:p>146,03</text:p>
          </table:table-cell>
        </table:table-row>
        <table:table-row table:style-name="ro1">
          <table:table-cell office:value-type="float" office:value="286508" calcext:value-type="float">
            <text:p>286508</text:p>
          </table:table-cell>
          <table:table-cell office:value-type="string" calcext:value-type="string">
            <text:p>DAIANE GONCALVES DA SILVA</text:p>
          </table:table-cell>
          <table:table-cell office:value-type="float" office:value="44238034880" calcext:value-type="float">
            <text:p>442380348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516" calcext:value-type="float">
            <text:p>286516</text:p>
          </table:table-cell>
          <table:table-cell office:value-type="string" calcext:value-type="string">
            <text:p>ANTONIO CARLOS FIRMINO FILHO</text:p>
          </table:table-cell>
          <table:table-cell office:value-type="float" office:value="37332373823" calcext:value-type="float">
            <text:p>3733237382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86656" calcext:value-type="float">
            <text:p>286656</text:p>
          </table:table-cell>
          <table:table-cell office:value-type="string" calcext:value-type="string">
            <text:p>ZILDA COELHO FRANCO</text:p>
          </table:table-cell>
          <table:table-cell office:value-type="float" office:value="19159988835" calcext:value-type="float">
            <text:p>19159988835</text:p>
          </table:table-cell>
          <table:table-cell office:value-type="float" office:value="82.09" calcext:value-type="float">
            <text:p>82,09</text:p>
          </table:table-cell>
        </table:table-row>
        <table:table-row table:style-name="ro1">
          <table:table-cell office:value-type="float" office:value="286761" calcext:value-type="float">
            <text:p>286761</text:p>
          </table:table-cell>
          <table:table-cell office:value-type="string" calcext:value-type="string">
            <text:p>PAULO MATHEUS ROMERA</text:p>
          </table:table-cell>
          <table:table-cell office:value-type="float" office:value="43451174880" calcext:value-type="float">
            <text:p>43451174880</text:p>
          </table:table-cell>
          <table:table-cell office:value-type="float" office:value="47.38" calcext:value-type="float">
            <text:p>47,38</text:p>
          </table:table-cell>
        </table:table-row>
        <table:table-row table:style-name="ro1">
          <table:table-cell office:value-type="float" office:value="286770" calcext:value-type="float">
            <text:p>286770</text:p>
          </table:table-cell>
          <table:table-cell office:value-type="string" calcext:value-type="string">
            <text:p>LUCAS BATISTA VACCHI</text:p>
          </table:table-cell>
          <table:table-cell office:value-type="float" office:value="32581091843" calcext:value-type="float">
            <text:p>325810918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7539" calcext:value-type="float">
            <text:p>287539</text:p>
          </table:table-cell>
          <table:table-cell office:value-type="string" calcext:value-type="string">
            <text:p>MARIA JOSE DA SILVA CAMARGO</text:p>
          </table:table-cell>
          <table:table-cell office:value-type="float" office:value="17630067860" calcext:value-type="float">
            <text:p>17630067860</text:p>
          </table:table-cell>
          <table:table-cell office:value-type="float" office:value="55.05" calcext:value-type="float">
            <text:p>55,05</text:p>
          </table:table-cell>
        </table:table-row>
        <table:table-row table:style-name="ro1">
          <table:table-cell office:value-type="float" office:value="287806" calcext:value-type="float">
            <text:p>287806</text:p>
          </table:table-cell>
          <table:table-cell office:value-type="string" calcext:value-type="string">
            <text:p>FABIANA VENANCIO DA COSTA MALOSSO</text:p>
          </table:table-cell>
          <table:table-cell office:value-type="float" office:value="27825282892" calcext:value-type="float">
            <text:p>27825282892</text:p>
          </table:table-cell>
          <table:table-cell office:value-type="float" office:value="37.39" calcext:value-type="float">
            <text:p>37,39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office:value-type="string" calcext:value-type="string">
            <text:p>ANA PAULA PEREIRA CUNHA</text:p>
          </table:table-cell>
          <table:table-cell office:value-type="float" office:value="17165975870" calcext:value-type="float">
            <text:p>17165975870</text:p>
          </table:table-cell>
          <table:table-cell office:value-type="float" office:value="85.62" calcext:value-type="float">
            <text:p>85,62</text:p>
          </table:table-cell>
        </table:table-row>
        <table:table-row table:style-name="ro1">
          <table:table-cell office:value-type="float" office:value="288578" calcext:value-type="float">
            <text:p>288578</text:p>
          </table:table-cell>
          <table:table-cell office:value-type="string" calcext:value-type="string">
            <text:p>FELIPE JOAQUIM SOUZA BARROSO</text:p>
          </table:table-cell>
          <table:table-cell office:value-type="float" office:value="51176701835" calcext:value-type="float">
            <text:p>51176701835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88578</text:p>
          </table:table-cell>
          <table:table-cell office:value-type="string" calcext:value-type="string">
            <text:p>SIMONE APARECIDA DE SOUZA</text:p>
          </table:table-cell>
          <table:table-cell office:value-type="float" office:value="28288533817" calcext:value-type="float">
            <text:p>28288533817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288608" calcext:value-type="float">
            <text:p>288608</text:p>
          </table:table-cell>
          <table:table-cell office:value-type="string" calcext:value-type="string">
            <text:p>RAFAELA DO ESPIRITO SANTO</text:p>
          </table:table-cell>
          <table:table-cell office:value-type="float" office:value="47528014850" calcext:value-type="float">
            <text:p>47528014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730" calcext:value-type="float">
            <text:p>288730</text:p>
          </table:table-cell>
          <table:table-cell office:value-type="string" calcext:value-type="string">
            <text:p>RAFAELA PARIZOTTO</text:p>
          </table:table-cell>
          <table:table-cell office:value-type="float" office:value="47647754840" calcext:value-type="float">
            <text:p>476477548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756" calcext:value-type="float">
            <text:p>288756</text:p>
          </table:table-cell>
          <table:table-cell office:value-type="string" calcext:value-type="string">
            <text:p>FABIANA FIDENCIO FARINA</text:p>
          </table:table-cell>
          <table:table-cell office:value-type="float" office:value="16710341801" calcext:value-type="float">
            <text:p>16710341801</text:p>
          </table:table-cell>
          <table:table-cell office:value-type="float" office:value="36.03" calcext:value-type="float">
            <text:p>36,03</text:p>
          </table:table-cell>
        </table:table-row>
        <table:table-row table:style-name="ro1">
          <table:table-cell office:value-type="float" office:value="289183" calcext:value-type="float">
            <text:p>289183</text:p>
          </table:table-cell>
          <table:table-cell office:value-type="string" calcext:value-type="string">
            <text:p>LEYTICIA ALVES TEIXEIRA RODRIGUES</text:p>
          </table:table-cell>
          <table:table-cell office:value-type="float" office:value="10526431679" calcext:value-type="float">
            <text:p>10526431679</text:p>
          </table:table-cell>
          <table:table-cell office:value-type="float" office:value="104.45" calcext:value-type="float">
            <text:p>104,45</text:p>
          </table:table-cell>
        </table:table-row>
        <table:table-row table:style-name="ro1">
          <table:table-cell office:value-type="float" office:value="289264" calcext:value-type="float">
            <text:p>289264</text:p>
          </table:table-cell>
          <table:table-cell office:value-type="string" calcext:value-type="string">
            <text:p>MELISSA PINTO FERREIRA</text:p>
          </table:table-cell>
          <table:table-cell office:value-type="float" office:value="18217077886" calcext:value-type="float">
            <text:p>182170778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904" calcext:value-type="float">
            <text:p>290904</text:p>
          </table:table-cell>
          <table:table-cell office:value-type="string" calcext:value-type="string">
            <text:p>DALVA CONCEICAO OSTE RIZZI</text:p>
          </table:table-cell>
          <table:table-cell office:value-type="float" office:value="21715481852" calcext:value-type="float">
            <text:p>21715481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90904</text:p>
          </table:table-cell>
          <table:table-cell office:value-type="string" calcext:value-type="string">
            <text:p>JOSE GERALDO RIZZI</text:p>
          </table:table-cell>
          <table:table-cell office:value-type="float" office:value="1712924800" calcext:value-type="float">
            <text:p>17129248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920" calcext:value-type="float">
            <text:p>290920</text:p>
          </table:table-cell>
          <table:table-cell office:value-type="string" calcext:value-type="string">
            <text:p>ELAINE CRISTINA CLETO DIAS</text:p>
          </table:table-cell>
          <table:table-cell office:value-type="float" office:value="30448378809" calcext:value-type="float">
            <text:p>30448378809</text:p>
          </table:table-cell>
          <table:table-cell office:value-type="float" office:value="179.73" calcext:value-type="float">
            <text:p>179,73</text:p>
          </table:table-cell>
        </table:table-row>
        <table:table-row table:style-name="ro1">
          <table:table-cell office:value-type="string" calcext:value-type="string">
            <text:p>290920</text:p>
          </table:table-cell>
          <table:table-cell office:value-type="string" calcext:value-type="string">
            <text:p>LEANDRO LIMA DIAS</text:p>
          </table:table-cell>
          <table:table-cell office:value-type="float" office:value="27465162840" calcext:value-type="float">
            <text:p>27465162840</text:p>
          </table:table-cell>
          <table:table-cell office:value-type="float" office:value="139.9" calcext:value-type="float">
            <text:p>139,9</text:p>
          </table:table-cell>
        </table:table-row>
        <table:table-row table:style-name="ro1">
          <table:table-cell office:value-type="float" office:value="291161" calcext:value-type="float">
            <text:p>291161</text:p>
          </table:table-cell>
          <table:table-cell office:value-type="string" calcext:value-type="string">
            <text:p>ROSIANE ROCHA DA SILVA</text:p>
          </table:table-cell>
          <table:table-cell office:value-type="float" office:value="210203536" calcext:value-type="float">
            <text:p>210203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218" calcext:value-type="float">
            <text:p>291218</text:p>
          </table:table-cell>
          <table:table-cell office:value-type="string" calcext:value-type="string">
            <text:p>CAIO PAGOTTO PONCE</text:p>
          </table:table-cell>
          <table:table-cell office:value-type="float" office:value="60345072863" calcext:value-type="float">
            <text:p>60345072863</text:p>
          </table:table-cell>
          <table:table-cell office:value-type="float" office:value="41.34" calcext:value-type="float">
            <text:p>41,34</text:p>
          </table:table-cell>
        </table:table-row>
        <table:table-row table:style-name="ro1">
          <table:table-cell office:value-type="float" office:value="292710" calcext:value-type="float">
            <text:p>292710</text:p>
          </table:table-cell>
          <table:table-cell office:value-type="string" calcext:value-type="string">
            <text:p>MIRTES MARIETA SILVA</text:p>
          </table:table-cell>
          <table:table-cell office:value-type="float" office:value="27993756855" calcext:value-type="float">
            <text:p>2799375685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92710</text:p>
          </table:table-cell>
          <table:table-cell office:value-type="string" calcext:value-type="string">
            <text:p>ZAQUEU MOREIRA DA SILVA</text:p>
          </table:table-cell>
          <table:table-cell office:value-type="float" office:value="19025843840" calcext:value-type="float">
            <text:p>19025843840</text:p>
          </table:table-cell>
          <table:table-cell office:value-type="float" office:value="107.75" calcext:value-type="float">
            <text:p>107,75</text:p>
          </table:table-cell>
        </table:table-row>
        <table:table-row table:style-name="ro1">
          <table:table-cell office:value-type="float" office:value="907324" calcext:value-type="float">
            <text:p>907324</text:p>
          </table:table-cell>
          <table:table-cell office:value-type="string" calcext:value-type="string">
            <text:p>ROGERIO MUNIA CORREA</text:p>
          </table:table-cell>
          <table:table-cell office:value-type="float" office:value="19170156824" calcext:value-type="float">
            <text:p>191701568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7537" calcext:value-type="float">
            <text:p>907537</text:p>
          </table:table-cell>
          <table:table-cell office:value-type="string" calcext:value-type="string">
            <text:p>MAURICI LUIS SCARPARI</text:p>
          </table:table-cell>
          <table:table-cell office:value-type="float" office:value="13671393840" calcext:value-type="float">
            <text:p>13671393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9017" calcext:value-type="float">
            <text:p>909017</text:p>
          </table:table-cell>
          <table:table-cell office:value-type="string" calcext:value-type="string">
            <text:p>ANTONIO SALVADOR CASTELLO</text:p>
          </table:table-cell>
          <table:table-cell office:value-type="float" office:value="96432403804" calcext:value-type="float">
            <text:p>96432403804</text:p>
          </table:table-cell>
          <table:table-cell office:value-type="float" office:value="103.97" calcext:value-type="float">
            <text:p>103,97</text:p>
          </table:table-cell>
        </table:table-row>
        <table:table-row table:style-name="ro1">
          <table:table-cell office:value-type="string" calcext:value-type="string">
            <text:p>909017</text:p>
          </table:table-cell>
          <table:table-cell office:value-type="string" calcext:value-type="string">
            <text:p>INES APARECIDA GRANJA PRESOTTO CASTELLO</text:p>
          </table:table-cell>
          <table:table-cell office:value-type="float" office:value="8370707831" calcext:value-type="float">
            <text:p>8370707831</text:p>
          </table:table-cell>
          <table:table-cell office:value-type="float" office:value="131.23" calcext:value-type="float">
            <text:p>131,23</text:p>
          </table:table-cell>
        </table:table-row>
        <table:table-row table:style-name="ro1">
          <table:table-cell office:value-type="float" office:value="909262" calcext:value-type="float">
            <text:p>909262</text:p>
          </table:table-cell>
          <table:table-cell office:value-type="string" calcext:value-type="string">
            <text:p>ERICK TEDESCO GIMENEZ</text:p>
          </table:table-cell>
          <table:table-cell office:value-type="float" office:value="29381558833" calcext:value-type="float">
            <text:p>29381558833</text:p>
          </table:table-cell>
          <table:table-cell office:value-type="float" office:value="138.23" calcext:value-type="float">
            <text:p>138,23</text:p>
          </table:table-cell>
        </table:table-row>
        <table:table-row table:style-name="ro1">
          <table:table-cell office:value-type="float" office:value="909483" calcext:value-type="float">
            <text:p>909483</text:p>
          </table:table-cell>
          <table:table-cell office:value-type="string" calcext:value-type="string">
            <text:p>LAIS FERRAZ DE CAMARGO</text:p>
          </table:table-cell>
          <table:table-cell office:value-type="float" office:value="35699699830" calcext:value-type="float">
            <text:p>35699699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0333" calcext:value-type="float">
            <text:p>910333</text:p>
          </table:table-cell>
          <table:table-cell office:value-type="string" calcext:value-type="string">
            <text:p>LUANA ADELINA CANDIDA LIMA MARCHI</text:p>
          </table:table-cell>
          <table:table-cell office:value-type="float" office:value="30287113892" calcext:value-type="float">
            <text:p>30287113892</text:p>
          </table:table-cell>
          <table:table-cell office:value-type="float" office:value="76.11" calcext:value-type="float">
            <text:p>76,11</text:p>
          </table:table-cell>
        </table:table-row>
        <table:table-row table:style-name="ro1">
          <table:table-cell office:value-type="string" calcext:value-type="string">
            <text:p>910333</text:p>
          </table:table-cell>
          <table:table-cell office:value-type="string" calcext:value-type="string">
            <text:p>ODAIR ANTONIO MARCHI</text:p>
          </table:table-cell>
          <table:table-cell office:value-type="float" office:value="1594674892" calcext:value-type="float">
            <text:p>1594674892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float" office:value="910686" calcext:value-type="float">
            <text:p>910686</text:p>
          </table:table-cell>
          <table:table-cell office:value-type="string" calcext:value-type="string">
            <text:p>EDSON MAURICIO ZANATTA</text:p>
          </table:table-cell>
          <table:table-cell office:value-type="float" office:value="11550243896" calcext:value-type="float">
            <text:p>11550243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910686</text:p>
          </table:table-cell>
          <table:table-cell office:value-type="string" calcext:value-type="string">
            <text:p>ROSA MARIA CASARIM ZANATTA</text:p>
          </table:table-cell>
          <table:table-cell office:value-type="float" office:value="11545519897" calcext:value-type="float">
            <text:p>11545519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0759" calcext:value-type="float">
            <text:p>910759</text:p>
          </table:table-cell>
          <table:table-cell office:value-type="string" calcext:value-type="string">
            <text:p>ANA BEATRIZ CANTO KRAIDE</text:p>
          </table:table-cell>
          <table:table-cell office:value-type="float" office:value="6286202846" calcext:value-type="float">
            <text:p>6286202846</text:p>
          </table:table-cell>
          <table:table-cell office:value-type="float" office:value="52.22" calcext:value-type="float">
            <text:p>52,22</text:p>
          </table:table-cell>
        </table:table-row>
        <table:table-row table:style-name="ro1">
          <table:table-cell office:value-type="float" office:value="910791" calcext:value-type="float">
            <text:p>910791</text:p>
          </table:table-cell>
          <table:table-cell office:value-type="string" calcext:value-type="string">
            <text:p>ZELIA DOS REIS</text:p>
          </table:table-cell>
          <table:table-cell office:value-type="float" office:value="11546378839" calcext:value-type="float">
            <text:p>11546378839</text:p>
          </table:table-cell>
          <table:table-cell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910813" calcext:value-type="float">
            <text:p>910813</text:p>
          </table:table-cell>
          <table:table-cell office:value-type="string" calcext:value-type="string">
            <text:p>ANGELICA MARISA AVANSI AVERSA</text:p>
          </table:table-cell>
          <table:table-cell office:value-type="float" office:value="28626477805" calcext:value-type="float">
            <text:p>28626477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0902" calcext:value-type="float">
            <text:p>910902</text:p>
          </table:table-cell>
          <table:table-cell office:value-type="string" calcext:value-type="string">
            <text:p>MARCELO DA SILVA CARDOSO</text:p>
          </table:table-cell>
          <table:table-cell office:value-type="float" office:value="44650126835" calcext:value-type="float">
            <text:p>44650126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1780" calcext:value-type="float">
            <text:p>911780</text:p>
          </table:table-cell>
          <table:table-cell office:value-type="string" calcext:value-type="string">
            <text:p>GLAUCIA APARECIDA VILODRES OLIVEIRA</text:p>
          </table:table-cell>
          <table:table-cell office:value-type="float" office:value="9713386809" calcext:value-type="float">
            <text:p>9713386809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911780</text:p>
          </table:table-cell>
          <table:table-cell office:value-type="string" calcext:value-type="string">
            <text:p>NILTON CELSO FERRAZ</text:p>
          </table:table-cell>
          <table:table-cell office:value-type="float" office:value="11543947867" calcext:value-type="float">
            <text:p>11543947867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Total" table:style-name="ta1">
        <table:table-column table:style-name="co8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Default"/>
        <table:table-row table:style-name="ro1">
          <table:table-cell table:style-name="Default" office:value-type="string" calcext:value-type="string">
            <text:p>CÓDIGO_FUNCIONÁRIO</text:p>
          </table:table-cell>
          <table:table-cell table:style-name="Default" office:value-type="string" calcext:value-type="string">
            <text:p>BENEFICIÁRIO</text:p>
          </table:table-cell>
          <table:table-cell table:style-name="Default" office:value-type="string" calcext:value-type="string">
            <text:p>CPF</text:p>
          </table:table-cell>
          <table:table-cell office:value-type="string" calcext:value-type="string">
            <text:p>Soma - VALOR_COM_TAXA_FM</text:p>
          </table:table-cell>
        </table:table-row>
        <table:table-row table:style-name="ro1">
          <table:table-cell office:value-type="string" calcext:value-type="string">
            <text:p>204978</text:p>
          </table:table-cell>
          <table:table-cell office:value-type="string" calcext:value-type="string">
            <text:p>RAUL FRANCISCO CARDOSO GARIN</text:p>
          </table:table-cell>
          <table:table-cell office:value-type="string" calcext:value-type="string">
            <text:p>35075273831</text:p>
          </table:table-cell>
          <table:table-cell table:formula="of:=INDEX([$Copart.$A$1:$Copart.$D$1048576];MATCH([.$B2];[$Copart.$B$1:$Copart.$B$1048576];0);MATCH([.D$1];[$Copart.$A$1:$Copart.$D$1];0))"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92710" calcext:value-type="float">
            <text:p>292710</text:p>
          </table:table-cell>
          <table:table-cell office:value-type="string" calcext:value-type="string">
            <text:p>MIRTES MARIETA SILVA</text:p>
          </table:table-cell>
          <table:table-cell office:value-type="string" calcext:value-type="string">
            <text:p>27993756855</text:p>
          </table:table-cell>
          <table:table-cell table:formula="of:=INDEX([$Copart.$A$1:$Copart.$D$1048576];MATCH([.$B3];[$Copart.$B$1:$Copart.$B$1048576];0);MATCH([.D$1];[$Copart.$A$1:$Copart.$D$1];0))"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169663</text:p>
          </table:table-cell>
          <table:table-cell office:value-type="string" calcext:value-type="string">
            <text:p>KARANI CRISTINA PANZARIN</text:p>
          </table:table-cell>
          <table:table-cell office:value-type="string" calcext:value-type="string">
            <text:p>33280601894</text:p>
          </table:table-cell>
          <table:table-cell table:formula="of:=INDEX([$Copart.$A$1:$Copart.$D$1048576];MATCH([.$B4];[$Copart.$B$1:$Copart.$B$1048576];0);MATCH([.D$1];[$Copart.$A$1:$Copart.$D$1];0))"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19975</text:p>
          </table:table-cell>
          <table:table-cell office:value-type="string" calcext:value-type="string">
            <text:p>ROSSANA FABIANA DE SOUZA RODRIGUES SILVA</text:p>
          </table:table-cell>
          <table:table-cell office:value-type="string" calcext:value-type="string">
            <text:p>19170215855</text:p>
          </table:table-cell>
          <table:table-cell table:formula="of:=INDEX([$Copart.$A$1:$Copart.$D$1048576];MATCH([.$B5];[$Copart.$B$1:$Copart.$B$1048576];0);MATCH([.D$1];[$Copart.$A$1:$Copart.$D$1];0))"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30529</text:p>
          </table:table-cell>
          <table:table-cell office:value-type="string" calcext:value-type="string">
            <text:p>CINTIA RAQUEL ZANIN DE QUEIROZ</text:p>
          </table:table-cell>
          <table:table-cell office:value-type="string" calcext:value-type="string">
            <text:p>39590063810</text:p>
          </table:table-cell>
          <table:table-cell table:formula="of:=INDEX([$Copart.$A$1:$Copart.$D$1048576];MATCH([.$B6];[$Copart.$B$1:$Copart.$B$1048576];0);MATCH([.D$1];[$Copart.$A$1:$Copart.$D$1];0))"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06628</text:p>
          </table:table-cell>
          <table:table-cell office:value-type="string" calcext:value-type="string">
            <text:p>SUMARA FERNANDA CHIEU FERRER VERA</text:p>
          </table:table-cell>
          <table:table-cell office:value-type="string" calcext:value-type="string">
            <text:p>19698620842</text:p>
          </table:table-cell>
          <table:table-cell table:formula="of:=INDEX([$Copart.$A$1:$Copart.$D$1048576];MATCH([.$B7];[$Copart.$B$1:$Copart.$B$1048576];0);MATCH([.D$1];[$Copart.$A$1:$Copart.$D$1];0))" office:value-type="float" office:value="4.43" calcext:value-type="float">
            <text:p>4,43</text:p>
          </table:table-cell>
        </table:table-row>
        <table:table-row table:style-name="ro1">
          <table:table-cell table:style-name="Default" office:value-type="string" calcext:value-type="string">
            <text:p>910791</text:p>
          </table:table-cell>
          <table:table-cell table:style-name="Default" office:value-type="string" calcext:value-type="string">
            <text:p>ZELIA DOS REIS</text:p>
          </table:table-cell>
          <table:table-cell table:style-name="Default" office:value-type="string" calcext:value-type="string">
            <text:p>11546378839</text:p>
          </table:table-cell>
          <table:table-cell table:formula="of:=INDEX([$Copart.$A$1:$Copart.$D$1048576];MATCH([.$B8];[$Copart.$B$1:$Copart.$B$1048576];0);MATCH([.D$1];[$Copart.$A$1:$Copart.$D$1];0))" office:value-type="float" office:value="10.62" calcext:value-type="float">
            <text:p>10,62</text:p>
          </table:table-cell>
        </table:table-row>
        <table:table-row table:style-name="ro1">
          <table:table-cell table:style-name="Default" office:value-type="string" calcext:value-type="string">
            <text:p>289264</text:p>
          </table:table-cell>
          <table:table-cell table:style-name="Default" office:value-type="string" calcext:value-type="string">
            <text:p>MELISSA PINTO FERREIRA</text:p>
          </table:table-cell>
          <table:table-cell table:style-name="Default" office:value-type="string" calcext:value-type="string">
            <text:p>18217077886</text:p>
          </table:table-cell>
          <table:table-cell table:formula="of:=INDEX([$Copart.$A$1:$Copart.$D$1048576];MATCH([.$B9];[$Copart.$B$1:$Copart.$B$1048576];0);MATCH([.D$1];[$Copart.$A$1:$Copart.$D$1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6048</text:p>
          </table:table-cell>
          <table:table-cell office:value-type="string" calcext:value-type="string">
            <text:p>CARLOS EUGENIO BORTOLETTO</text:p>
          </table:table-cell>
          <table:table-cell office:value-type="string" calcext:value-type="string">
            <text:p>25226906803</text:p>
          </table:table-cell>
          <table:table-cell table:formula="of:=INDEX([$Copart.$A$1:$Copart.$D$1048576];MATCH([.$B10];[$Copart.$B$1:$Copart.$B$1048576];0);MATCH([.D$1];[$Copart.$A$1:$Copart.$D$1];0))" office:value-type="float" office:value="11.03" calcext:value-type="float">
            <text:p>11,03</text:p>
          </table:table-cell>
        </table:table-row>
        <table:table-row table:style-name="ro1">
          <table:table-cell office:value-type="string" calcext:value-type="string">
            <text:p>183833</text:p>
          </table:table-cell>
          <table:table-cell office:value-type="string" calcext:value-type="string">
            <text:p>ELUANA RONTANI ALCANTARA</text:p>
          </table:table-cell>
          <table:table-cell office:value-type="string" calcext:value-type="string">
            <text:p>31246477858</text:p>
          </table:table-cell>
          <table:table-cell table:formula="of:=INDEX([$Copart.$A$1:$Copart.$D$1048576];MATCH([.$B11];[$Copart.$B$1:$Copart.$B$1048576];0);MATCH([.D$1];[$Copart.$A$1:$Copart.$D$1];0))" office:value-type="float" office:value="11.03" calcext:value-type="float">
            <text:p>11,03</text:p>
          </table:table-cell>
        </table:table-row>
        <table:table-row table:style-name="ro1">
          <table:table-cell office:value-type="string" calcext:value-type="string">
            <text:p>229288</text:p>
          </table:table-cell>
          <table:table-cell office:value-type="string" calcext:value-type="string">
            <text:p>JANAINA BOSCARIOL</text:p>
          </table:table-cell>
          <table:table-cell office:value-type="string" calcext:value-type="string">
            <text:p>40016008898</text:p>
          </table:table-cell>
          <table:table-cell table:formula="of:=INDEX([$Copart.$A$1:$Copart.$D$1048576];MATCH([.$B12];[$Copart.$B$1:$Copart.$B$1048576];0);MATCH([.D$1];[$Copart.$A$1:$Copart.$D$1];0))" office:value-type="float" office:value="11.03" calcext:value-type="float">
            <text:p>11,03</text:p>
          </table:table-cell>
        </table:table-row>
        <table:table-row table:style-name="ro1">
          <table:table-cell office:value-type="string" calcext:value-type="string">
            <text:p>148427</text:p>
          </table:table-cell>
          <table:table-cell office:value-type="string" calcext:value-type="string">
            <text:p>MARIA RODRIGUES DE CAMPOS</text:p>
          </table:table-cell>
          <table:table-cell office:value-type="string" calcext:value-type="string">
            <text:p>25256891863</text:p>
          </table:table-cell>
          <table:table-cell table:formula="of:=INDEX([$Copart.$A$1:$Copart.$D$1048576];MATCH([.$B13];[$Copart.$B$1:$Copart.$B$1048576];0);MATCH([.D$1];[$Copart.$A$1:$Copart.$D$1];0))" office:value-type="float" office:value="11.51" calcext:value-type="float">
            <text:p>11,51</text:p>
          </table:table-cell>
        </table:table-row>
        <table:table-row table:style-name="ro1">
          <table:table-cell office:value-type="string" calcext:value-type="string">
            <text:p>214825</text:p>
          </table:table-cell>
          <table:table-cell office:value-type="string" calcext:value-type="string">
            <text:p>VANESSA MARTINS MUSSINI</text:p>
          </table:table-cell>
          <table:table-cell office:value-type="string" calcext:value-type="string">
            <text:p>37546225876</text:p>
          </table:table-cell>
          <table:table-cell table:formula="of:=INDEX([$Copart.$A$1:$Copart.$D$1048576];MATCH([.$B14];[$Copart.$B$1:$Copart.$B$1048576];0);MATCH([.D$1];[$Copart.$A$1:$Copart.$D$1];0))" office:value-type="float" office:value="16.82" calcext:value-type="float">
            <text:p>16,82</text:p>
          </table:table-cell>
        </table:table-row>
        <table:table-row table:style-name="ro1">
          <table:table-cell office:value-type="string" calcext:value-type="string">
            <text:p>126745</text:p>
          </table:table-cell>
          <table:table-cell office:value-type="string" calcext:value-type="string">
            <text:p>ROSA CRISTINA DOS SANTOS</text:p>
          </table:table-cell>
          <table:table-cell office:value-type="string" calcext:value-type="string">
            <text:p>19199648865</text:p>
          </table:table-cell>
          <table:table-cell table:formula="of:=INDEX([$Copart.$A$1:$Copart.$D$1048576];MATCH([.$B15];[$Copart.$B$1:$Copart.$B$1048576];0);MATCH([.D$1];[$Copart.$A$1:$Copart.$D$1];0))"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191824</text:p>
          </table:table-cell>
          <table:table-cell office:value-type="string" calcext:value-type="string">
            <text:p>CLAUDIO SERGIO GUASSI</text:p>
          </table:table-cell>
          <table:table-cell office:value-type="string" calcext:value-type="string">
            <text:p>13944966805</text:p>
          </table:table-cell>
          <table:table-cell table:formula="of:=INDEX([$Copart.$A$1:$Copart.$D$1048576];MATCH([.$B16];[$Copart.$B$1:$Copart.$B$1048576];0);MATCH([.D$1];[$Copart.$A$1:$Copart.$D$1];0))"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208949</text:p>
          </table:table-cell>
          <table:table-cell office:value-type="string" calcext:value-type="string">
            <text:p>CARMEM VALQUIRIA CARVALHO LIMA SOUSA</text:p>
          </table:table-cell>
          <table:table-cell office:value-type="string" calcext:value-type="string">
            <text:p>21755959869</text:p>
          </table:table-cell>
          <table:table-cell table:formula="of:=INDEX([$Copart.$A$1:$Copart.$D$1048576];MATCH([.$B17];[$Copart.$B$1:$Copart.$B$1048576];0);MATCH([.D$1];[$Copart.$A$1:$Copart.$D$1];0))"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282987</text:p>
          </table:table-cell>
          <table:table-cell office:value-type="string" calcext:value-type="string">
            <text:p>THAIS SARAN SARTORI</text:p>
          </table:table-cell>
          <table:table-cell office:value-type="string" calcext:value-type="string">
            <text:p>35808574870</text:p>
          </table:table-cell>
          <table:table-cell table:formula="of:=INDEX([$Copart.$A$1:$Copart.$D$1048576];MATCH([.$B18];[$Copart.$B$1:$Copart.$B$1048576];0);MATCH([.D$1];[$Copart.$A$1:$Copart.$D$1];0))" office:value-type="float" office:value="20.71" calcext:value-type="float">
            <text:p>20,71</text:p>
          </table:table-cell>
        </table:table-row>
        <table:table-row table:style-name="ro1">
          <table:table-cell office:value-type="string" calcext:value-type="string">
            <text:p>204048</text:p>
          </table:table-cell>
          <table:table-cell office:value-type="string" calcext:value-type="string">
            <text:p>JOAO CARLOS FERNANDES FRANCO</text:p>
          </table:table-cell>
          <table:table-cell office:value-type="string" calcext:value-type="string">
            <text:p>26435887896</text:p>
          </table:table-cell>
          <table:table-cell table:formula="of:=INDEX([$Copart.$A$1:$Copart.$D$1048576];MATCH([.$B19];[$Copart.$B$1:$Copart.$B$1048576];0);MATCH([.D$1];[$Copart.$A$1:$Copart.$D$1];0))" office:value-type="float" office:value="22.13" calcext:value-type="float">
            <text:p>22,13</text:p>
          </table:table-cell>
        </table:table-row>
        <table:table-row table:style-name="ro1">
          <table:table-cell office:value-type="string" calcext:value-type="string">
            <text:p>135084</text:p>
          </table:table-cell>
          <table:table-cell office:value-type="string" calcext:value-type="string">
            <text:p>MARCIO ANDRADE FELIPE</text:p>
          </table:table-cell>
          <table:table-cell office:value-type="string" calcext:value-type="string">
            <text:p>71067736034</text:p>
          </table:table-cell>
          <table:table-cell table:formula="of:=INDEX([$Copart.$A$1:$Copart.$D$1048576];MATCH([.$B20];[$Copart.$B$1:$Copart.$B$1048576];0);MATCH([.D$1];[$Copart.$A$1:$Copart.$D$1];0))" office:value-type="float" office:value="22.55" calcext:value-type="float">
            <text:p>22,55</text:p>
          </table:table-cell>
        </table:table-row>
        <table:table-row table:style-name="ro1">
          <table:table-cell office:value-type="string" calcext:value-type="string">
            <text:p>282596</text:p>
          </table:table-cell>
          <table:table-cell office:value-type="string" calcext:value-type="string">
            <text:p>DAIANE APARECIDA FREIRE DE CARVALHO</text:p>
          </table:table-cell>
          <table:table-cell office:value-type="string" calcext:value-type="string">
            <text:p>40926270842</text:p>
          </table:table-cell>
          <table:table-cell table:formula="of:=INDEX([$Copart.$A$1:$Copart.$D$1048576];MATCH([.$B21];[$Copart.$B$1:$Copart.$B$1048576];0);MATCH([.D$1];[$Copart.$A$1:$Copart.$D$1];0))" office:value-type="float" office:value="24.44" calcext:value-type="float">
            <text:p>24,44</text:p>
          </table:table-cell>
        </table:table-row>
        <table:table-row table:style-name="ro1">
          <table:table-cell office:value-type="string" calcext:value-type="string">
            <text:p>100996</text:p>
          </table:table-cell>
          <table:table-cell office:value-type="string" calcext:value-type="string">
            <text:p>ELISEU NABAS GONCALVES DA SILVA</text:p>
          </table:table-cell>
          <table:table-cell office:value-type="string" calcext:value-type="string">
            <text:p>16071473861</text:p>
          </table:table-cell>
          <table:table-cell table:formula="of:=INDEX([$Copart.$A$1:$Copart.$D$1048576];MATCH([.$B2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10403</text:p>
          </table:table-cell>
          <table:table-cell office:value-type="string" calcext:value-type="string">
            <text:p>ELIAS FERREIRA</text:p>
          </table:table-cell>
          <table:table-cell office:value-type="string" calcext:value-type="string">
            <text:p>07870672882</text:p>
          </table:table-cell>
          <table:table-cell table:formula="of:=INDEX([$Copart.$A$1:$Copart.$D$1048576];MATCH([.$B2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19884</text:p>
          </table:table-cell>
          <table:table-cell office:value-type="string" calcext:value-type="string">
            <text:p>ANA PAULA PIRES RAIZER</text:p>
          </table:table-cell>
          <table:table-cell office:value-type="string" calcext:value-type="string">
            <text:p>11007578807</text:p>
          </table:table-cell>
          <table:table-cell table:formula="of:=INDEX([$Copart.$A$1:$Copart.$D$1048576];MATCH([.$B2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3172</text:p>
          </table:table-cell>
          <table:table-cell office:value-type="string" calcext:value-type="string">
            <text:p>PAULA OKUDA DE ARAUJO</text:p>
          </table:table-cell>
          <table:table-cell office:value-type="string" calcext:value-type="string">
            <text:p>19698133852</text:p>
          </table:table-cell>
          <table:table-cell table:formula="of:=INDEX([$Copart.$A$1:$Copart.$D$1048576];MATCH([.$B2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7105</text:p>
          </table:table-cell>
          <table:table-cell office:value-type="string" calcext:value-type="string">
            <text:p>NOE JOSE DE OLIVEIRA</text:p>
          </table:table-cell>
          <table:table-cell office:value-type="string" calcext:value-type="string">
            <text:p>26833988838</text:p>
          </table:table-cell>
          <table:table-cell table:formula="of:=INDEX([$Copart.$A$1:$Copart.$D$1048576];MATCH([.$B2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7419</text:p>
          </table:table-cell>
          <table:table-cell office:value-type="string" calcext:value-type="string">
            <text:p>JURACY HELENA BETIM</text:p>
          </table:table-cell>
          <table:table-cell office:value-type="string" calcext:value-type="string">
            <text:p>17166078847</text:p>
          </table:table-cell>
          <table:table-cell table:formula="of:=INDEX([$Copart.$A$1:$Copart.$D$1048576];MATCH([.$B2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9153</text:p>
          </table:table-cell>
          <table:table-cell office:value-type="string" calcext:value-type="string">
            <text:p>ENRIQUE CIPRIANO SILVA NUNES DE OLIVEIRA</text:p>
          </table:table-cell>
          <table:table-cell office:value-type="string" calcext:value-type="string">
            <text:p>02686258837</text:p>
          </table:table-cell>
          <table:table-cell table:formula="of:=INDEX([$Copart.$A$1:$Copart.$D$1048576];MATCH([.$B2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0416</text:p>
          </table:table-cell>
          <table:table-cell office:value-type="string" calcext:value-type="string">
            <text:p>ERMISSON FRANCISCO SOARES</text:p>
          </table:table-cell>
          <table:table-cell office:value-type="string" calcext:value-type="string">
            <text:p>19698421807</text:p>
          </table:table-cell>
          <table:table-cell table:formula="of:=INDEX([$Copart.$A$1:$Copart.$D$1048576];MATCH([.$B2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0542</text:p>
          </table:table-cell>
          <table:table-cell office:value-type="string" calcext:value-type="string">
            <text:p>ODILIA PEREIRA DO NASCIMENTO</text:p>
          </table:table-cell>
          <table:table-cell office:value-type="string" calcext:value-type="string">
            <text:p>19173475882</text:p>
          </table:table-cell>
          <table:table-cell table:formula="of:=INDEX([$Copart.$A$1:$Copart.$D$1048576];MATCH([.$B3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4956</text:p>
          </table:table-cell>
          <table:table-cell office:value-type="string" calcext:value-type="string">
            <text:p>DARCI DA SILVA</text:p>
          </table:table-cell>
          <table:table-cell office:value-type="string" calcext:value-type="string">
            <text:p>11016297890</text:p>
          </table:table-cell>
          <table:table-cell table:formula="of:=INDEX([$Copart.$A$1:$Copart.$D$1048576];MATCH([.$B3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5092</text:p>
          </table:table-cell>
          <table:table-cell office:value-type="string" calcext:value-type="string">
            <text:p>MARCOS HENRIQUE DE OLIVEIRA DORTA</text:p>
          </table:table-cell>
          <table:table-cell office:value-type="string" calcext:value-type="string">
            <text:p>02782003895</text:p>
          </table:table-cell>
          <table:table-cell table:formula="of:=INDEX([$Copart.$A$1:$Copart.$D$1048576];MATCH([.$B3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8995</text:p>
          </table:table-cell>
          <table:table-cell office:value-type="string" calcext:value-type="string">
            <text:p>JANE FRANCO OLIVEIRA</text:p>
          </table:table-cell>
          <table:table-cell office:value-type="string" calcext:value-type="string">
            <text:p>19337717808</text:p>
          </table:table-cell>
          <table:table-cell table:formula="of:=INDEX([$Copart.$A$1:$Copart.$D$1048576];MATCH([.$B3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9184</text:p>
          </table:table-cell>
          <table:table-cell office:value-type="string" calcext:value-type="string">
            <text:p>MARCOS JOSE SIMONI</text:p>
          </table:table-cell>
          <table:table-cell office:value-type="string" calcext:value-type="string">
            <text:p>09599497805</text:p>
          </table:table-cell>
          <table:table-cell table:formula="of:=INDEX([$Copart.$A$1:$Copart.$D$1048576];MATCH([.$B3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9498</text:p>
          </table:table-cell>
          <table:table-cell office:value-type="string" calcext:value-type="string">
            <text:p>BIANCA REGINA TOMAIOLO CAPPELLETTI</text:p>
          </table:table-cell>
          <table:table-cell office:value-type="string" calcext:value-type="string">
            <text:p>19688722804</text:p>
          </table:table-cell>
          <table:table-cell table:formula="of:=INDEX([$Copart.$A$1:$Copart.$D$1048576];MATCH([.$B3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1475</text:p>
          </table:table-cell>
          <table:table-cell office:value-type="string" calcext:value-type="string">
            <text:p>ERICA GONCALVES</text:p>
          </table:table-cell>
          <table:table-cell office:value-type="string" calcext:value-type="string">
            <text:p>17765342800</text:p>
          </table:table-cell>
          <table:table-cell table:formula="of:=INDEX([$Copart.$A$1:$Copart.$D$1048576];MATCH([.$B3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1992</text:p>
          </table:table-cell>
          <table:table-cell office:value-type="string" calcext:value-type="string">
            <text:p>VERA LUCIA RIBEIRO DOS SANTOS PORFIRIO</text:p>
          </table:table-cell>
          <table:table-cell office:value-type="string" calcext:value-type="string">
            <text:p>30061668842</text:p>
          </table:table-cell>
          <table:table-cell table:formula="of:=INDEX([$Copart.$A$1:$Copart.$D$1048576];MATCH([.$B3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4368</text:p>
          </table:table-cell>
          <table:table-cell office:value-type="string" calcext:value-type="string">
            <text:p>VERA LUCIA FREIRES</text:p>
          </table:table-cell>
          <table:table-cell office:value-type="string" calcext:value-type="string">
            <text:p>26702965800</text:p>
          </table:table-cell>
          <table:table-cell table:formula="of:=INDEX([$Copart.$A$1:$Copart.$D$1048576];MATCH([.$B3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9015</text:p>
          </table:table-cell>
          <table:table-cell office:value-type="string" calcext:value-type="string">
            <text:p>MARIA ANGELICA SCARPELIN</text:p>
          </table:table-cell>
          <table:table-cell office:value-type="string" calcext:value-type="string">
            <text:p>17161086833</text:p>
          </table:table-cell>
          <table:table-cell table:formula="of:=INDEX([$Copart.$A$1:$Copart.$D$1048576];MATCH([.$B3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9158</text:p>
          </table:table-cell>
          <table:table-cell office:value-type="string" calcext:value-type="string">
            <text:p>VIVIANE SANTOS JANUARIO</text:p>
          </table:table-cell>
          <table:table-cell office:value-type="string" calcext:value-type="string">
            <text:p>27130418800</text:p>
          </table:table-cell>
          <table:table-cell table:formula="of:=INDEX([$Copart.$A$1:$Copart.$D$1048576];MATCH([.$B4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49997</text:p>
          </table:table-cell>
          <table:table-cell office:value-type="string" calcext:value-type="string">
            <text:p>AMANDA KAREN DOS SANTOS</text:p>
          </table:table-cell>
          <table:table-cell office:value-type="string" calcext:value-type="string">
            <text:p>24898555810</text:p>
          </table:table-cell>
          <table:table-cell table:formula="of:=INDEX([$Copart.$A$1:$Copart.$D$1048576];MATCH([.$B4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0107</text:p>
          </table:table-cell>
          <table:table-cell office:value-type="string" calcext:value-type="string">
            <text:p>VIVIAN VENANCIO</text:p>
          </table:table-cell>
          <table:table-cell office:value-type="string" calcext:value-type="string">
            <text:p>27182265877</text:p>
          </table:table-cell>
          <table:table-cell table:formula="of:=INDEX([$Copart.$A$1:$Copart.$D$1048576];MATCH([.$B4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0608</text:p>
          </table:table-cell>
          <table:table-cell office:value-type="string" calcext:value-type="string">
            <text:p>CRISTIANE MARTIN CAMPOS DE GODOY</text:p>
          </table:table-cell>
          <table:table-cell office:value-type="string" calcext:value-type="string">
            <text:p>27166209895</text:p>
          </table:table-cell>
          <table:table-cell table:formula="of:=INDEX([$Copart.$A$1:$Copart.$D$1048576];MATCH([.$B4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0905</text:p>
          </table:table-cell>
          <table:table-cell office:value-type="string" calcext:value-type="string">
            <text:p>SILVANA DE MATOS</text:p>
          </table:table-cell>
          <table:table-cell office:value-type="string" calcext:value-type="string">
            <text:p>22127337808</text:p>
          </table:table-cell>
          <table:table-cell table:formula="of:=INDEX([$Copart.$A$1:$Copart.$D$1048576];MATCH([.$B4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0921</text:p>
          </table:table-cell>
          <table:table-cell office:value-type="string" calcext:value-type="string">
            <text:p>CLEONICE DE ALMEIDA ZAMBIANCO</text:p>
          </table:table-cell>
          <table:table-cell office:value-type="string" calcext:value-type="string">
            <text:p>13398238882</text:p>
          </table:table-cell>
          <table:table-cell table:formula="of:=INDEX([$Copart.$A$1:$Copart.$D$1048576];MATCH([.$B4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2004</text:p>
          </table:table-cell>
          <table:table-cell office:value-type="string" calcext:value-type="string">
            <text:p>ELIANE PRISCILA BENATTO</text:p>
          </table:table-cell>
          <table:table-cell office:value-type="string" calcext:value-type="string">
            <text:p>21677849886</text:p>
          </table:table-cell>
          <table:table-cell table:formula="of:=INDEX([$Copart.$A$1:$Copart.$D$1048576];MATCH([.$B4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3786</text:p>
          </table:table-cell>
          <table:table-cell office:value-type="string" calcext:value-type="string">
            <text:p>FLAVIA HELENA VOLPATO</text:p>
          </table:table-cell>
          <table:table-cell office:value-type="string" calcext:value-type="string">
            <text:p>28092164878</text:p>
          </table:table-cell>
          <table:table-cell table:formula="of:=INDEX([$Copart.$A$1:$Copart.$D$1048576];MATCH([.$B4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3839</text:p>
          </table:table-cell>
          <table:table-cell office:value-type="string" calcext:value-type="string">
            <text:p>ROSEMEIRE SILVESTRE GONCALVES</text:p>
          </table:table-cell>
          <table:table-cell office:value-type="string" calcext:value-type="string">
            <text:p>12369960892</text:p>
          </table:table-cell>
          <table:table-cell table:formula="of:=INDEX([$Copart.$A$1:$Copart.$D$1048576];MATCH([.$B4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4443</text:p>
          </table:table-cell>
          <table:table-cell office:value-type="string" calcext:value-type="string">
            <text:p>GISELE RODRIGUES LIMA CASARINI</text:p>
          </table:table-cell>
          <table:table-cell office:value-type="string" calcext:value-type="string">
            <text:p>21947620860</text:p>
          </table:table-cell>
          <table:table-cell table:formula="of:=INDEX([$Copart.$A$1:$Copart.$D$1048576];MATCH([.$B4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4936</text:p>
          </table:table-cell>
          <table:table-cell office:value-type="string" calcext:value-type="string">
            <text:p>JOAO JACINTO DE SOUZA</text:p>
          </table:table-cell>
          <table:table-cell office:value-type="string" calcext:value-type="string">
            <text:p>06731014877</text:p>
          </table:table-cell>
          <table:table-cell table:formula="of:=INDEX([$Copart.$A$1:$Copart.$D$1048576];MATCH([.$B5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5133</text:p>
          </table:table-cell>
          <table:table-cell office:value-type="string" calcext:value-type="string">
            <text:p>LUCIANA CERVELLINI THOMAZIELLO MARIN</text:p>
          </table:table-cell>
          <table:table-cell office:value-type="string" calcext:value-type="string">
            <text:p>25764627826</text:p>
          </table:table-cell>
          <table:table-cell table:formula="of:=INDEX([$Copart.$A$1:$Copart.$D$1048576];MATCH([.$B5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5549</text:p>
          </table:table-cell>
          <table:table-cell office:value-type="string" calcext:value-type="string">
            <text:p>SALVANDIR ALEX DA SILVA HERMENEGILDO</text:p>
          </table:table-cell>
          <table:table-cell office:value-type="string" calcext:value-type="string">
            <text:p>27796576854</text:p>
          </table:table-cell>
          <table:table-cell table:formula="of:=INDEX([$Copart.$A$1:$Copart.$D$1048576];MATCH([.$B5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5895</text:p>
          </table:table-cell>
          <table:table-cell office:value-type="string" calcext:value-type="string">
            <text:p>ANGELA MARIA GOMES</text:p>
          </table:table-cell>
          <table:table-cell office:value-type="string" calcext:value-type="string">
            <text:p>11005374813</text:p>
          </table:table-cell>
          <table:table-cell table:formula="of:=INDEX([$Copart.$A$1:$Copart.$D$1048576];MATCH([.$B5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7861</text:p>
          </table:table-cell>
          <table:table-cell office:value-type="string" calcext:value-type="string">
            <text:p>FERNANDA POMPEU LEITE</text:p>
          </table:table-cell>
          <table:table-cell office:value-type="string" calcext:value-type="string">
            <text:p>27634406813</text:p>
          </table:table-cell>
          <table:table-cell table:formula="of:=INDEX([$Copart.$A$1:$Copart.$D$1048576];MATCH([.$B5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52</text:p>
          </table:table-cell>
          <table:table-cell office:value-type="string" calcext:value-type="string">
            <text:p>JOSEFA NATIVIDADE COSTA FRANCISCO</text:p>
          </table:table-cell>
          <table:table-cell office:value-type="string" calcext:value-type="string">
            <text:p>09371740841</text:p>
          </table:table-cell>
          <table:table-cell table:formula="of:=INDEX([$Copart.$A$1:$Copart.$D$1048576];MATCH([.$B5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716</text:p>
          </table:table-cell>
          <table:table-cell office:value-type="string" calcext:value-type="string">
            <text:p>TATIANE SOUZA QUERUBINO DE OLIVEIRA</text:p>
          </table:table-cell>
          <table:table-cell office:value-type="string" calcext:value-type="string">
            <text:p>32781028860</text:p>
          </table:table-cell>
          <table:table-cell table:formula="of:=INDEX([$Copart.$A$1:$Copart.$D$1048576];MATCH([.$B5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749</text:p>
          </table:table-cell>
          <table:table-cell office:value-type="string" calcext:value-type="string">
            <text:p>MICHELLE CRISTIANE ORTIZ</text:p>
          </table:table-cell>
          <table:table-cell office:value-type="string" calcext:value-type="string">
            <text:p>27177030808</text:p>
          </table:table-cell>
          <table:table-cell table:formula="of:=INDEX([$Copart.$A$1:$Copart.$D$1048576];MATCH([.$B5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1166</text:p>
          </table:table-cell>
          <table:table-cell office:value-type="string" calcext:value-type="string">
            <text:p>TAMNY MAYRA DA SILVA</text:p>
          </table:table-cell>
          <table:table-cell office:value-type="string" calcext:value-type="string">
            <text:p>22682940803</text:p>
          </table:table-cell>
          <table:table-cell table:formula="of:=INDEX([$Copart.$A$1:$Copart.$D$1048576];MATCH([.$B5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1406</text:p>
          </table:table-cell>
          <table:table-cell office:value-type="string" calcext:value-type="string">
            <text:p>ALCILENE ISABEL OCON VARGAS OLIVEIRA</text:p>
          </table:table-cell>
          <table:table-cell office:value-type="string" calcext:value-type="string">
            <text:p>26824047821</text:p>
          </table:table-cell>
          <table:table-cell table:formula="of:=INDEX([$Copart.$A$1:$Copart.$D$1048576];MATCH([.$B5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2536</text:p>
          </table:table-cell>
          <table:table-cell office:value-type="string" calcext:value-type="string">
            <text:p>KATIA CILENE PEDROZA ARTHUR</text:p>
          </table:table-cell>
          <table:table-cell office:value-type="string" calcext:value-type="string">
            <text:p>14374992871</text:p>
          </table:table-cell>
          <table:table-cell table:formula="of:=INDEX([$Copart.$A$1:$Copart.$D$1048576];MATCH([.$B6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4042</text:p>
          </table:table-cell>
          <table:table-cell office:value-type="string" calcext:value-type="string">
            <text:p>MARISA GIUSTI</text:p>
          </table:table-cell>
          <table:table-cell office:value-type="string" calcext:value-type="string">
            <text:p>12345396830</text:p>
          </table:table-cell>
          <table:table-cell table:formula="of:=INDEX([$Copart.$A$1:$Copart.$D$1048576];MATCH([.$B6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4193</text:p>
          </table:table-cell>
          <table:table-cell office:value-type="string" calcext:value-type="string">
            <text:p>KARINA ZANDONA</text:p>
          </table:table-cell>
          <table:table-cell office:value-type="string" calcext:value-type="string">
            <text:p>21926251890</text:p>
          </table:table-cell>
          <table:table-cell table:formula="of:=INDEX([$Copart.$A$1:$Copart.$D$1048576];MATCH([.$B6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5054</text:p>
          </table:table-cell>
          <table:table-cell office:value-type="string" calcext:value-type="string">
            <text:p>SILVIA CRISTOFOLETTI DE CASTRO</text:p>
          </table:table-cell>
          <table:table-cell office:value-type="string" calcext:value-type="string">
            <text:p>16790240861</text:p>
          </table:table-cell>
          <table:table-cell table:formula="of:=INDEX([$Copart.$A$1:$Copart.$D$1048576];MATCH([.$B6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5437</text:p>
          </table:table-cell>
          <table:table-cell office:value-type="string" calcext:value-type="string">
            <text:p>JORGE EDUARDO SABADIN DA COSTA</text:p>
          </table:table-cell>
          <table:table-cell office:value-type="string" calcext:value-type="string">
            <text:p>03743238870</text:p>
          </table:table-cell>
          <table:table-cell table:formula="of:=INDEX([$Copart.$A$1:$Copart.$D$1048576];MATCH([.$B6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6864</text:p>
          </table:table-cell>
          <table:table-cell office:value-type="string" calcext:value-type="string">
            <text:p>ADRIANA ROLIM SANTOS</text:p>
          </table:table-cell>
          <table:table-cell office:value-type="string" calcext:value-type="string">
            <text:p>27946982810</text:p>
          </table:table-cell>
          <table:table-cell table:formula="of:=INDEX([$Copart.$A$1:$Copart.$D$1048576];MATCH([.$B6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297</text:p>
          </table:table-cell>
          <table:table-cell office:value-type="string" calcext:value-type="string">
            <text:p>MARCIA REGINA DE MORAES SILVA</text:p>
          </table:table-cell>
          <table:table-cell office:value-type="string" calcext:value-type="string">
            <text:p>73113590906</text:p>
          </table:table-cell>
          <table:table-cell table:formula="of:=INDEX([$Copart.$A$1:$Copart.$D$1048576];MATCH([.$B6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614</text:p>
          </table:table-cell>
          <table:table-cell office:value-type="string" calcext:value-type="string">
            <text:p>GISELLY THALITA BOSCHERO</text:p>
          </table:table-cell>
          <table:table-cell office:value-type="string" calcext:value-type="string">
            <text:p>32491080818</text:p>
          </table:table-cell>
          <table:table-cell table:formula="of:=INDEX([$Copart.$A$1:$Copart.$D$1048576];MATCH([.$B6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0389</text:p>
          </table:table-cell>
          <table:table-cell office:value-type="string" calcext:value-type="string">
            <text:p>CARLA ROBERTA FURLAN</text:p>
          </table:table-cell>
          <table:table-cell office:value-type="string" calcext:value-type="string">
            <text:p>19688365866</text:p>
          </table:table-cell>
          <table:table-cell table:formula="of:=INDEX([$Copart.$A$1:$Copart.$D$1048576];MATCH([.$B6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0824</text:p>
          </table:table-cell>
          <table:table-cell office:value-type="string" calcext:value-type="string">
            <text:p>KATIUSCIA PATRICIA DE TOLEDO GIL</text:p>
          </table:table-cell>
          <table:table-cell office:value-type="string" calcext:value-type="string">
            <text:p>26778678852</text:p>
          </table:table-cell>
          <table:table-cell table:formula="of:=INDEX([$Copart.$A$1:$Copart.$D$1048576];MATCH([.$B6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3758</text:p>
          </table:table-cell>
          <table:table-cell office:value-type="string" calcext:value-type="string">
            <text:p>LEANDRO RODRIGUES</text:p>
          </table:table-cell>
          <table:table-cell office:value-type="string" calcext:value-type="string">
            <text:p>31812459840</text:p>
          </table:table-cell>
          <table:table-cell table:formula="of:=INDEX([$Copart.$A$1:$Copart.$D$1048576];MATCH([.$B7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4252</text:p>
          </table:table-cell>
          <table:table-cell office:value-type="string" calcext:value-type="string">
            <text:p>RENATA LIVA</text:p>
          </table:table-cell>
          <table:table-cell office:value-type="string" calcext:value-type="string">
            <text:p>04938850800</text:p>
          </table:table-cell>
          <table:table-cell table:formula="of:=INDEX([$Copart.$A$1:$Copart.$D$1048576];MATCH([.$B7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4305</text:p>
          </table:table-cell>
          <table:table-cell office:value-type="string" calcext:value-type="string">
            <text:p>DAISY APARECIDA IZIDORO</text:p>
          </table:table-cell>
          <table:table-cell office:value-type="string" calcext:value-type="string">
            <text:p>21380118875</text:p>
          </table:table-cell>
          <table:table-cell table:formula="of:=INDEX([$Copart.$A$1:$Copart.$D$1048576];MATCH([.$B7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5663</text:p>
          </table:table-cell>
          <table:table-cell office:value-type="string" calcext:value-type="string">
            <text:p>AGATHA CAROLINA BASSAN</text:p>
          </table:table-cell>
          <table:table-cell office:value-type="string" calcext:value-type="string">
            <text:p>36375521831</text:p>
          </table:table-cell>
          <table:table-cell table:formula="of:=INDEX([$Copart.$A$1:$Copart.$D$1048576];MATCH([.$B7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015</text:p>
          </table:table-cell>
          <table:table-cell office:value-type="string" calcext:value-type="string">
            <text:p>LILIANE MODESTO DE ARAUJO GRANATTI</text:p>
          </table:table-cell>
          <table:table-cell office:value-type="string" calcext:value-type="string">
            <text:p>33645665854</text:p>
          </table:table-cell>
          <table:table-cell table:formula="of:=INDEX([$Copart.$A$1:$Copart.$D$1048576];MATCH([.$B7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064</text:p>
          </table:table-cell>
          <table:table-cell office:value-type="string" calcext:value-type="string">
            <text:p>ELIANE OLIVEIRA DE SOUZA</text:p>
          </table:table-cell>
          <table:table-cell office:value-type="string" calcext:value-type="string">
            <text:p>04421161608</text:p>
          </table:table-cell>
          <table:table-cell table:formula="of:=INDEX([$Copart.$A$1:$Copart.$D$1048576];MATCH([.$B7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097</text:p>
          </table:table-cell>
          <table:table-cell office:value-type="string" calcext:value-type="string">
            <text:p>ELIANA APARECIDA DE GODOY</text:p>
          </table:table-cell>
          <table:table-cell office:value-type="string" calcext:value-type="string">
            <text:p>11527520811</text:p>
          </table:table-cell>
          <table:table-cell table:formula="of:=INDEX([$Copart.$A$1:$Copart.$D$1048576];MATCH([.$B7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117</text:p>
          </table:table-cell>
          <table:table-cell office:value-type="string" calcext:value-type="string">
            <text:p>ISRAEL RODRIGUES</text:p>
          </table:table-cell>
          <table:table-cell office:value-type="string" calcext:value-type="string">
            <text:p>06773456827</text:p>
          </table:table-cell>
          <table:table-cell table:formula="of:=INDEX([$Copart.$A$1:$Copart.$D$1048576];MATCH([.$B7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711</text:p>
          </table:table-cell>
          <table:table-cell office:value-type="string" calcext:value-type="string">
            <text:p>PATRICIA ERICA PITON PANDOLFE</text:p>
          </table:table-cell>
          <table:table-cell office:value-type="string" calcext:value-type="string">
            <text:p>24663245803</text:p>
          </table:table-cell>
          <table:table-cell table:formula="of:=INDEX([$Copart.$A$1:$Copart.$D$1048576];MATCH([.$B7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744</text:p>
          </table:table-cell>
          <table:table-cell office:value-type="string" calcext:value-type="string">
            <text:p>ROSELENA CRISTIANE DA SILVA</text:p>
          </table:table-cell>
          <table:table-cell office:value-type="string" calcext:value-type="string">
            <text:p>22025506821</text:p>
          </table:table-cell>
          <table:table-cell table:formula="of:=INDEX([$Copart.$A$1:$Copart.$D$1048576];MATCH([.$B7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964</text:p>
          </table:table-cell>
          <table:table-cell office:value-type="string" calcext:value-type="string">
            <text:p>LUCIENE CHINELATO SILVEIRA</text:p>
          </table:table-cell>
          <table:table-cell office:value-type="string" calcext:value-type="string">
            <text:p>12331768897</text:p>
          </table:table-cell>
          <table:table-cell table:formula="of:=INDEX([$Copart.$A$1:$Copart.$D$1048576];MATCH([.$B8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7687</text:p>
          </table:table-cell>
          <table:table-cell office:value-type="string" calcext:value-type="string">
            <text:p>DANIELE CRISTINA DE MORAES</text:p>
          </table:table-cell>
          <table:table-cell office:value-type="string" calcext:value-type="string">
            <text:p>26089681806</text:p>
          </table:table-cell>
          <table:table-cell table:formula="of:=INDEX([$Copart.$A$1:$Copart.$D$1048576];MATCH([.$B8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8914</text:p>
          </table:table-cell>
          <table:table-cell office:value-type="string" calcext:value-type="string">
            <text:p>EDILENE DOS SANTOS NEVES</text:p>
          </table:table-cell>
          <table:table-cell office:value-type="string" calcext:value-type="string">
            <text:p>28141214802</text:p>
          </table:table-cell>
          <table:table-cell table:formula="of:=INDEX([$Copart.$A$1:$Copart.$D$1048576];MATCH([.$B8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0354</text:p>
          </table:table-cell>
          <table:table-cell office:value-type="string" calcext:value-type="string">
            <text:p>DAIANA LOPES MORAL</text:p>
          </table:table-cell>
          <table:table-cell office:value-type="string" calcext:value-type="string">
            <text:p>32635198837</text:p>
          </table:table-cell>
          <table:table-cell table:formula="of:=INDEX([$Copart.$A$1:$Copart.$D$1048576];MATCH([.$B8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1749</text:p>
          </table:table-cell>
          <table:table-cell office:value-type="string" calcext:value-type="string">
            <text:p>JOAO BATISTA CORREA NETO</text:p>
          </table:table-cell>
          <table:table-cell office:value-type="string" calcext:value-type="string">
            <text:p>31197615830</text:p>
          </table:table-cell>
          <table:table-cell table:formula="of:=INDEX([$Copart.$A$1:$Copart.$D$1048576];MATCH([.$B8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3019</text:p>
          </table:table-cell>
          <table:table-cell office:value-type="string" calcext:value-type="string">
            <text:p>KELLY CRISTINA NOVELLO FERREIRA</text:p>
          </table:table-cell>
          <table:table-cell office:value-type="string" calcext:value-type="string">
            <text:p>22554099847</text:p>
          </table:table-cell>
          <table:table-cell table:formula="of:=INDEX([$Copart.$A$1:$Copart.$D$1048576];MATCH([.$B8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3715</text:p>
          </table:table-cell>
          <table:table-cell office:value-type="string" calcext:value-type="string">
            <text:p>JACQUELINE GASPARIN</text:p>
          </table:table-cell>
          <table:table-cell office:value-type="string" calcext:value-type="string">
            <text:p>33225647896</text:p>
          </table:table-cell>
          <table:table-cell table:formula="of:=INDEX([$Copart.$A$1:$Copart.$D$1048576];MATCH([.$B8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6718</text:p>
          </table:table-cell>
          <table:table-cell office:value-type="string" calcext:value-type="string">
            <text:p>MARIA LUCIENE DO CARMO</text:p>
          </table:table-cell>
          <table:table-cell office:value-type="string" calcext:value-type="string">
            <text:p>28398318805</text:p>
          </table:table-cell>
          <table:table-cell table:formula="of:=INDEX([$Copart.$A$1:$Copart.$D$1048576];MATCH([.$B8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1287</text:p>
          </table:table-cell>
          <table:table-cell office:value-type="string" calcext:value-type="string">
            <text:p>VANESSA CHILIANO TEIXEIRA</text:p>
          </table:table-cell>
          <table:table-cell office:value-type="string" calcext:value-type="string">
            <text:p>31687005842</text:p>
          </table:table-cell>
          <table:table-cell table:formula="of:=INDEX([$Copart.$A$1:$Copart.$D$1048576];MATCH([.$B8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5395</text:p>
          </table:table-cell>
          <table:table-cell office:value-type="string" calcext:value-type="string">
            <text:p>JANAINA NATALIA MASSON</text:p>
          </table:table-cell>
          <table:table-cell office:value-type="string" calcext:value-type="string">
            <text:p>22873958812</text:p>
          </table:table-cell>
          <table:table-cell table:formula="of:=INDEX([$Copart.$A$1:$Copart.$D$1048576];MATCH([.$B8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5472</text:p>
          </table:table-cell>
          <table:table-cell office:value-type="string" calcext:value-type="string">
            <text:p>KARINA CANO SANCHES</text:p>
          </table:table-cell>
          <table:table-cell office:value-type="string" calcext:value-type="string">
            <text:p>33247635840</text:p>
          </table:table-cell>
          <table:table-cell table:formula="of:=INDEX([$Copart.$A$1:$Copart.$D$1048576];MATCH([.$B9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5525</text:p>
          </table:table-cell>
          <table:table-cell office:value-type="string" calcext:value-type="string">
            <text:p>LAISE COSTA DE OLIVEIRA</text:p>
          </table:table-cell>
          <table:table-cell office:value-type="string" calcext:value-type="string">
            <text:p>05137105589</text:p>
          </table:table-cell>
          <table:table-cell table:formula="of:=INDEX([$Copart.$A$1:$Copart.$D$1048576];MATCH([.$B9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633</text:p>
          </table:table-cell>
          <table:table-cell office:value-type="string" calcext:value-type="string">
            <text:p>ALESSANDRA ROCHA VICENTE DE ARAUJO</text:p>
          </table:table-cell>
          <table:table-cell office:value-type="string" calcext:value-type="string">
            <text:p>26564853807</text:p>
          </table:table-cell>
          <table:table-cell table:formula="of:=INDEX([$Copart.$A$1:$Copart.$D$1048576];MATCH([.$B9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939</text:p>
          </table:table-cell>
          <table:table-cell office:value-type="string" calcext:value-type="string">
            <text:p>VIVIANE LIMA DA SILVA</text:p>
          </table:table-cell>
          <table:table-cell office:value-type="string" calcext:value-type="string">
            <text:p>22094964892</text:p>
          </table:table-cell>
          <table:table-cell table:formula="of:=INDEX([$Copart.$A$1:$Copart.$D$1048576];MATCH([.$B9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ROSIRIS DOS SANTOS GONCALVES</text:p>
          </table:table-cell>
          <table:table-cell office:value-type="string" calcext:value-type="string">
            <text:p>17160665813</text:p>
          </table:table-cell>
          <table:table-cell table:formula="of:=INDEX([$Copart.$A$1:$Copart.$D$1048576];MATCH([.$B9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70</text:p>
          </table:table-cell>
          <table:table-cell office:value-type="string" calcext:value-type="string">
            <text:p>MARIA DE LOURDES SOUZA ROSA</text:p>
          </table:table-cell>
          <table:table-cell office:value-type="string" calcext:value-type="string">
            <text:p>06392918809</text:p>
          </table:table-cell>
          <table:table-cell table:formula="of:=INDEX([$Copart.$A$1:$Copart.$D$1048576];MATCH([.$B9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89</text:p>
          </table:table-cell>
          <table:table-cell office:value-type="string" calcext:value-type="string">
            <text:p>ANA KARINA FURLANETO</text:p>
          </table:table-cell>
          <table:table-cell office:value-type="string" calcext:value-type="string">
            <text:p>27980416864</text:p>
          </table:table-cell>
          <table:table-cell table:formula="of:=INDEX([$Copart.$A$1:$Copart.$D$1048576];MATCH([.$B9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74</text:p>
          </table:table-cell>
          <table:table-cell office:value-type="string" calcext:value-type="string">
            <text:p>BRUNA ARTHUR BARELLA</text:p>
          </table:table-cell>
          <table:table-cell office:value-type="string" calcext:value-type="string">
            <text:p>32584655845</text:p>
          </table:table-cell>
          <table:table-cell table:formula="of:=INDEX([$Copart.$A$1:$Copart.$D$1048576];MATCH([.$B9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657</text:p>
          </table:table-cell>
          <table:table-cell office:value-type="string" calcext:value-type="string">
            <text:p>JOSE ROBERTO NEGRISOLO</text:p>
          </table:table-cell>
          <table:table-cell office:value-type="string" calcext:value-type="string">
            <text:p>31241788820</text:p>
          </table:table-cell>
          <table:table-cell table:formula="of:=INDEX([$Copart.$A$1:$Copart.$D$1048576];MATCH([.$B9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738</text:p>
          </table:table-cell>
          <table:table-cell office:value-type="string" calcext:value-type="string">
            <text:p>LUCIANA DE FATIMA SANT ANA DA SILVA</text:p>
          </table:table-cell>
          <table:table-cell office:value-type="string" calcext:value-type="string">
            <text:p>32023192803</text:p>
          </table:table-cell>
          <table:table-cell table:formula="of:=INDEX([$Copart.$A$1:$Copart.$D$1048576];MATCH([.$B9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3009</text:p>
          </table:table-cell>
          <table:table-cell office:value-type="string" calcext:value-type="string">
            <text:p>DANIELA MUNIZ MARTIM</text:p>
          </table:table-cell>
          <table:table-cell office:value-type="string" calcext:value-type="string">
            <text:p>26490789876</text:p>
          </table:table-cell>
          <table:table-cell table:formula="of:=INDEX([$Copart.$A$1:$Copart.$D$1048576];MATCH([.$B10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3262</text:p>
          </table:table-cell>
          <table:table-cell office:value-type="string" calcext:value-type="string">
            <text:p>PRISCILA ROBERTA FRASSETO</text:p>
          </table:table-cell>
          <table:table-cell office:value-type="string" calcext:value-type="string">
            <text:p>21811823882</text:p>
          </table:table-cell>
          <table:table-cell table:formula="of:=INDEX([$Copart.$A$1:$Copart.$D$1048576];MATCH([.$B10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3726</text:p>
          </table:table-cell>
          <table:table-cell office:value-type="string" calcext:value-type="string">
            <text:p>LUIS FERNANDO JOLY</text:p>
          </table:table-cell>
          <table:table-cell office:value-type="string" calcext:value-type="string">
            <text:p>28358041888</text:p>
          </table:table-cell>
          <table:table-cell table:formula="of:=INDEX([$Copart.$A$1:$Copart.$D$1048576];MATCH([.$B10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4943</text:p>
          </table:table-cell>
          <table:table-cell office:value-type="string" calcext:value-type="string">
            <text:p>MARIA ISABEL DA SILVEIRA NUNES</text:p>
          </table:table-cell>
          <table:table-cell office:value-type="string" calcext:value-type="string">
            <text:p>03206775833</text:p>
          </table:table-cell>
          <table:table-cell table:formula="of:=INDEX([$Copart.$A$1:$Copart.$D$1048576];MATCH([.$B10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5044</text:p>
          </table:table-cell>
          <table:table-cell office:value-type="string" calcext:value-type="string">
            <text:p>THAIS FERNANDA DE OLIVEIRA</text:p>
          </table:table-cell>
          <table:table-cell office:value-type="string" calcext:value-type="string">
            <text:p>30762786817</text:p>
          </table:table-cell>
          <table:table-cell table:formula="of:=INDEX([$Copart.$A$1:$Copart.$D$1048576];MATCH([.$B10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5095</text:p>
          </table:table-cell>
          <table:table-cell office:value-type="string" calcext:value-type="string">
            <text:p>CRISLAINE DA SILVA PORTO</text:p>
          </table:table-cell>
          <table:table-cell office:value-type="string" calcext:value-type="string">
            <text:p>34457301809</text:p>
          </table:table-cell>
          <table:table-cell table:formula="of:=INDEX([$Copart.$A$1:$Copart.$D$1048576];MATCH([.$B10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5176</text:p>
          </table:table-cell>
          <table:table-cell office:value-type="string" calcext:value-type="string">
            <text:p>NATALIA MENIN DE OLIVEIRA</text:p>
          </table:table-cell>
          <table:table-cell office:value-type="string" calcext:value-type="string">
            <text:p>36931476807</text:p>
          </table:table-cell>
          <table:table-cell table:formula="of:=INDEX([$Copart.$A$1:$Copart.$D$1048576];MATCH([.$B10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7721</text:p>
          </table:table-cell>
          <table:table-cell office:value-type="string" calcext:value-type="string">
            <text:p>CLAUDIA CHIARINI MONTEIRO LIMA</text:p>
          </table:table-cell>
          <table:table-cell office:value-type="string" calcext:value-type="string">
            <text:p>07869957852</text:p>
          </table:table-cell>
          <table:table-cell table:formula="of:=INDEX([$Copart.$A$1:$Copart.$D$1048576];MATCH([.$B10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7888</text:p>
          </table:table-cell>
          <table:table-cell office:value-type="string" calcext:value-type="string">
            <text:p>RONEI ANTONIO RUIZ</text:p>
          </table:table-cell>
          <table:table-cell office:value-type="string" calcext:value-type="string">
            <text:p>11214002803</text:p>
          </table:table-cell>
          <table:table-cell table:formula="of:=INDEX([$Copart.$A$1:$Copart.$D$1048576];MATCH([.$B10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1362</text:p>
          </table:table-cell>
          <table:table-cell office:value-type="string" calcext:value-type="string">
            <text:p>SAMELA MIGUEL MACHADO BRANCATI</text:p>
          </table:table-cell>
          <table:table-cell office:value-type="string" calcext:value-type="string">
            <text:p>35367383890</text:p>
          </table:table-cell>
          <table:table-cell table:formula="of:=INDEX([$Copart.$A$1:$Copart.$D$1048576];MATCH([.$B10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2210</text:p>
          </table:table-cell>
          <table:table-cell office:value-type="string" calcext:value-type="string">
            <text:p>REBECA CAMPOS DE ANDRADE</text:p>
          </table:table-cell>
          <table:table-cell office:value-type="string" calcext:value-type="string">
            <text:p>39495832896</text:p>
          </table:table-cell>
          <table:table-cell table:formula="of:=INDEX([$Copart.$A$1:$Copart.$D$1048576];MATCH([.$B11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4434</text:p>
          </table:table-cell>
          <table:table-cell office:value-type="string" calcext:value-type="string">
            <text:p>VIVIANE APARECIDA DE OLIVEIRA SANTOS</text:p>
          </table:table-cell>
          <table:table-cell office:value-type="string" calcext:value-type="string">
            <text:p>21732014841</text:p>
          </table:table-cell>
          <table:table-cell table:formula="of:=INDEX([$Copart.$A$1:$Copart.$D$1048576];MATCH([.$B11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5708</text:p>
          </table:table-cell>
          <table:table-cell office:value-type="string" calcext:value-type="string">
            <text:p>RAQUEL TAVARES FERREIRA DE OLIVEIRA</text:p>
          </table:table-cell>
          <table:table-cell office:value-type="string" calcext:value-type="string">
            <text:p>22167155816</text:p>
          </table:table-cell>
          <table:table-cell table:formula="of:=INDEX([$Copart.$A$1:$Copart.$D$1048576];MATCH([.$B11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5970</text:p>
          </table:table-cell>
          <table:table-cell office:value-type="string" calcext:value-type="string">
            <text:p>SILVIO LOPES BATISTA</text:p>
          </table:table-cell>
          <table:table-cell office:value-type="string" calcext:value-type="string">
            <text:p>03616539641</text:p>
          </table:table-cell>
          <table:table-cell table:formula="of:=INDEX([$Copart.$A$1:$Copart.$D$1048576];MATCH([.$B11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8782</text:p>
          </table:table-cell>
          <table:table-cell office:value-type="string" calcext:value-type="string">
            <text:p>PAULO CESAR STOREL</text:p>
          </table:table-cell>
          <table:table-cell office:value-type="string" calcext:value-type="string">
            <text:p>26251261838</text:p>
          </table:table-cell>
          <table:table-cell table:formula="of:=INDEX([$Copart.$A$1:$Copart.$D$1048576];MATCH([.$B11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9770</text:p>
          </table:table-cell>
          <table:table-cell office:value-type="string" calcext:value-type="string">
            <text:p>PRISCILA CRISTINA PEREIRA GARCIA</text:p>
          </table:table-cell>
          <table:table-cell office:value-type="string" calcext:value-type="string">
            <text:p>35014899862</text:p>
          </table:table-cell>
          <table:table-cell table:formula="of:=INDEX([$Copart.$A$1:$Copart.$D$1048576];MATCH([.$B11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9878</text:p>
          </table:table-cell>
          <table:table-cell office:value-type="string" calcext:value-type="string">
            <text:p>LEILA PAULA KANTOVITZ</text:p>
          </table:table-cell>
          <table:table-cell office:value-type="string" calcext:value-type="string">
            <text:p>21862946809</text:p>
          </table:table-cell>
          <table:table-cell table:formula="of:=INDEX([$Copart.$A$1:$Copart.$D$1048576];MATCH([.$B11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0930</text:p>
          </table:table-cell>
          <table:table-cell office:value-type="string" calcext:value-type="string">
            <text:p>FERNANDA NARDON</text:p>
          </table:table-cell>
          <table:table-cell office:value-type="string" calcext:value-type="string">
            <text:p>29425716838</text:p>
          </table:table-cell>
          <table:table-cell table:formula="of:=INDEX([$Copart.$A$1:$Copart.$D$1048576];MATCH([.$B11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3328</text:p>
          </table:table-cell>
          <table:table-cell office:value-type="string" calcext:value-type="string">
            <text:p>FERNANDA ALVES BIROLLO</text:p>
          </table:table-cell>
          <table:table-cell office:value-type="string" calcext:value-type="string">
            <text:p>40997595809</text:p>
          </table:table-cell>
          <table:table-cell table:formula="of:=INDEX([$Copart.$A$1:$Copart.$D$1048576];MATCH([.$B11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4120</text:p>
          </table:table-cell>
          <table:table-cell office:value-type="string" calcext:value-type="string">
            <text:p>SOLANGE APARECIDA SILVA</text:p>
          </table:table-cell>
          <table:table-cell office:value-type="string" calcext:value-type="string">
            <text:p>11549929852</text:p>
          </table:table-cell>
          <table:table-cell table:formula="of:=INDEX([$Copart.$A$1:$Copart.$D$1048576];MATCH([.$B11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4731</text:p>
          </table:table-cell>
          <table:table-cell office:value-type="string" calcext:value-type="string">
            <text:p>CLAUDIA RENATA GRANDINO DA SILVA</text:p>
          </table:table-cell>
          <table:table-cell office:value-type="string" calcext:value-type="string">
            <text:p>15474088809</text:p>
          </table:table-cell>
          <table:table-cell table:formula="of:=INDEX([$Copart.$A$1:$Copart.$D$1048576];MATCH([.$B12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4952</text:p>
          </table:table-cell>
          <table:table-cell office:value-type="string" calcext:value-type="string">
            <text:p>LUCILENE BALDO</text:p>
          </table:table-cell>
          <table:table-cell office:value-type="string" calcext:value-type="string">
            <text:p>32559914808</text:p>
          </table:table-cell>
          <table:table-cell table:formula="of:=INDEX([$Copart.$A$1:$Copart.$D$1048576];MATCH([.$B12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7234</text:p>
          </table:table-cell>
          <table:table-cell office:value-type="string" calcext:value-type="string">
            <text:p>DOUGLAS RAFAEL BELLATO</text:p>
          </table:table-cell>
          <table:table-cell office:value-type="string" calcext:value-type="string">
            <text:p>36437346892</text:p>
          </table:table-cell>
          <table:table-cell table:formula="of:=INDEX([$Copart.$A$1:$Copart.$D$1048576];MATCH([.$B12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7846</text:p>
          </table:table-cell>
          <table:table-cell office:value-type="string" calcext:value-type="string">
            <text:p>JOSE CLAUDIO BEGNOSSI</text:p>
          </table:table-cell>
          <table:table-cell office:value-type="string" calcext:value-type="string">
            <text:p>09595339822</text:p>
          </table:table-cell>
          <table:table-cell table:formula="of:=INDEX([$Copart.$A$1:$Copart.$D$1048576];MATCH([.$B12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8060</text:p>
          </table:table-cell>
          <table:table-cell office:value-type="string" calcext:value-type="string">
            <text:p>ALINE SUELLEN DA SILVA OURIVES MORAES</text:p>
          </table:table-cell>
          <table:table-cell office:value-type="string" calcext:value-type="string">
            <text:p>40232678804</text:p>
          </table:table-cell>
          <table:table-cell table:formula="of:=INDEX([$Copart.$A$1:$Copart.$D$1048576];MATCH([.$B12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9075</text:p>
          </table:table-cell>
          <table:table-cell office:value-type="string" calcext:value-type="string">
            <text:p>MARILENE APARECIDA DO CARMO</text:p>
          </table:table-cell>
          <table:table-cell office:value-type="string" calcext:value-type="string">
            <text:p>00457232650</text:p>
          </table:table-cell>
          <table:table-cell table:formula="of:=INDEX([$Copart.$A$1:$Copart.$D$1048576];MATCH([.$B12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9482</text:p>
          </table:table-cell>
          <table:table-cell office:value-type="string" calcext:value-type="string">
            <text:p>VANESSA CRISTIANE BORDIN VIEIRA</text:p>
          </table:table-cell>
          <table:table-cell office:value-type="string" calcext:value-type="string">
            <text:p>22454749882</text:p>
          </table:table-cell>
          <table:table-cell table:formula="of:=INDEX([$Copart.$A$1:$Copart.$D$1048576];MATCH([.$B12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9539</text:p>
          </table:table-cell>
          <table:table-cell office:value-type="string" calcext:value-type="string">
            <text:p>MARIA TERESA BUZATO ROSSI</text:p>
          </table:table-cell>
          <table:table-cell office:value-type="string" calcext:value-type="string">
            <text:p>30784885869</text:p>
          </table:table-cell>
          <table:table-cell table:formula="of:=INDEX([$Copart.$A$1:$Copart.$D$1048576];MATCH([.$B12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9709</text:p>
          </table:table-cell>
          <table:table-cell office:value-type="string" calcext:value-type="string">
            <text:p>ANDRE SILVA DE PAULA</text:p>
          </table:table-cell>
          <table:table-cell office:value-type="string" calcext:value-type="string">
            <text:p>43103101848</text:p>
          </table:table-cell>
          <table:table-cell table:formula="of:=INDEX([$Copart.$A$1:$Copart.$D$1048576];MATCH([.$B12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9776</text:p>
          </table:table-cell>
          <table:table-cell office:value-type="string" calcext:value-type="string">
            <text:p>FERNANDA MARTINELLI</text:p>
          </table:table-cell>
          <table:table-cell office:value-type="string" calcext:value-type="string">
            <text:p>29703682855</text:p>
          </table:table-cell>
          <table:table-cell table:formula="of:=INDEX([$Copart.$A$1:$Copart.$D$1048576];MATCH([.$B12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3196</text:p>
          </table:table-cell>
          <table:table-cell office:value-type="string" calcext:value-type="string">
            <text:p>OTAVIO AUGUSTO CHAGAS DE OLIVEIRA</text:p>
          </table:table-cell>
          <table:table-cell office:value-type="string" calcext:value-type="string">
            <text:p>45078950818</text:p>
          </table:table-cell>
          <table:table-cell table:formula="of:=INDEX([$Copart.$A$1:$Copart.$D$1048576];MATCH([.$B13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3528</text:p>
          </table:table-cell>
          <table:table-cell office:value-type="string" calcext:value-type="string">
            <text:p>TERCIO PORTO AGUIAR</text:p>
          </table:table-cell>
          <table:table-cell office:value-type="string" calcext:value-type="string">
            <text:p>38386129816</text:p>
          </table:table-cell>
          <table:table-cell table:formula="of:=INDEX([$Copart.$A$1:$Copart.$D$1048576];MATCH([.$B13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4699</text:p>
          </table:table-cell>
          <table:table-cell office:value-type="string" calcext:value-type="string">
            <text:p>ARMINDA APARECIDA DOMINGUES</text:p>
          </table:table-cell>
          <table:table-cell office:value-type="string" calcext:value-type="string">
            <text:p>20516504894</text:p>
          </table:table-cell>
          <table:table-cell table:formula="of:=INDEX([$Copart.$A$1:$Copart.$D$1048576];MATCH([.$B13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4770</text:p>
          </table:table-cell>
          <table:table-cell office:value-type="string" calcext:value-type="string">
            <text:p>EVELYN MORATO DO AMARAL</text:p>
          </table:table-cell>
          <table:table-cell office:value-type="string" calcext:value-type="string">
            <text:p>39680976882</text:p>
          </table:table-cell>
          <table:table-cell table:formula="of:=INDEX([$Copart.$A$1:$Copart.$D$1048576];MATCH([.$B13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4818</text:p>
          </table:table-cell>
          <table:table-cell office:value-type="string" calcext:value-type="string">
            <text:p>WLIANY SOUZA ROCHA LAM</text:p>
          </table:table-cell>
          <table:table-cell office:value-type="string" calcext:value-type="string">
            <text:p>36913455810</text:p>
          </table:table-cell>
          <table:table-cell table:formula="of:=INDEX([$Copart.$A$1:$Copart.$D$1048576];MATCH([.$B13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7060</text:p>
          </table:table-cell>
          <table:table-cell office:value-type="string" calcext:value-type="string">
            <text:p>IRENE MARIA QUEIROZ PEIXOTO NOGUEIROL</text:p>
          </table:table-cell>
          <table:table-cell office:value-type="string" calcext:value-type="string">
            <text:p>16916365846</text:p>
          </table:table-cell>
          <table:table-cell table:formula="of:=INDEX([$Copart.$A$1:$Copart.$D$1048576];MATCH([.$B13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7140</text:p>
          </table:table-cell>
          <table:table-cell office:value-type="string" calcext:value-type="string">
            <text:p>BEATRIZ PARGA ARAUJO</text:p>
          </table:table-cell>
          <table:table-cell office:value-type="string" calcext:value-type="string">
            <text:p>41343527899</text:p>
          </table:table-cell>
          <table:table-cell table:formula="of:=INDEX([$Copart.$A$1:$Copart.$D$1048576];MATCH([.$B13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7213</text:p>
          </table:table-cell>
          <table:table-cell office:value-type="string" calcext:value-type="string">
            <text:p>ABIGAIL CELINA LOPES</text:p>
          </table:table-cell>
          <table:table-cell office:value-type="string" calcext:value-type="string">
            <text:p>02800880864</text:p>
          </table:table-cell>
          <table:table-cell table:formula="of:=INDEX([$Copart.$A$1:$Copart.$D$1048576];MATCH([.$B13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0486</text:p>
          </table:table-cell>
          <table:table-cell office:value-type="string" calcext:value-type="string">
            <text:p>MARIANA CRISTINA TROVO</text:p>
          </table:table-cell>
          <table:table-cell office:value-type="string" calcext:value-type="string">
            <text:p>22732739839</text:p>
          </table:table-cell>
          <table:table-cell table:formula="of:=INDEX([$Copart.$A$1:$Copart.$D$1048576];MATCH([.$B13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1075</text:p>
          </table:table-cell>
          <table:table-cell office:value-type="string" calcext:value-type="string">
            <text:p>LUCIANA DE ARAUJO SANTOS</text:p>
          </table:table-cell>
          <table:table-cell office:value-type="string" calcext:value-type="string">
            <text:p>28474284880</text:p>
          </table:table-cell>
          <table:table-cell table:formula="of:=INDEX([$Copart.$A$1:$Copart.$D$1048576];MATCH([.$B13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1628</text:p>
          </table:table-cell>
          <table:table-cell office:value-type="string" calcext:value-type="string">
            <text:p>MARIANA JOSINA PEREIRA</text:p>
          </table:table-cell>
          <table:table-cell office:value-type="string" calcext:value-type="string">
            <text:p>08800833608</text:p>
          </table:table-cell>
          <table:table-cell table:formula="of:=INDEX([$Copart.$A$1:$Copart.$D$1048576];MATCH([.$B14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2152</text:p>
          </table:table-cell>
          <table:table-cell office:value-type="string" calcext:value-type="string">
            <text:p>JOSIELEN FROIS DE MORAIS</text:p>
          </table:table-cell>
          <table:table-cell office:value-type="string" calcext:value-type="string">
            <text:p>37674274861</text:p>
          </table:table-cell>
          <table:table-cell table:formula="of:=INDEX([$Copart.$A$1:$Copart.$D$1048576];MATCH([.$B14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2799</text:p>
          </table:table-cell>
          <table:table-cell office:value-type="string" calcext:value-type="string">
            <text:p>DENIS NUNES DE SOUZA</text:p>
          </table:table-cell>
          <table:table-cell office:value-type="string" calcext:value-type="string">
            <text:p>44755588839</text:p>
          </table:table-cell>
          <table:table-cell table:formula="of:=INDEX([$Copart.$A$1:$Copart.$D$1048576];MATCH([.$B14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4490</text:p>
          </table:table-cell>
          <table:table-cell office:value-type="string" calcext:value-type="string">
            <text:p>ALINE FERNANDA MORAES SANTOS</text:p>
          </table:table-cell>
          <table:table-cell office:value-type="string" calcext:value-type="string">
            <text:p>37986897848</text:p>
          </table:table-cell>
          <table:table-cell table:formula="of:=INDEX([$Copart.$A$1:$Copart.$D$1048576];MATCH([.$B14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4597</text:p>
          </table:table-cell>
          <table:table-cell office:value-type="string" calcext:value-type="string">
            <text:p>TERESINHA VALENTIM FERNANDEZ</text:p>
          </table:table-cell>
          <table:table-cell office:value-type="string" calcext:value-type="string">
            <text:p>19702101840</text:p>
          </table:table-cell>
          <table:table-cell table:formula="of:=INDEX([$Copart.$A$1:$Copart.$D$1048576];MATCH([.$B14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4767</text:p>
          </table:table-cell>
          <table:table-cell office:value-type="string" calcext:value-type="string">
            <text:p>SOLANGE ANDRADE</text:p>
          </table:table-cell>
          <table:table-cell office:value-type="string" calcext:value-type="string">
            <text:p>13953045806</text:p>
          </table:table-cell>
          <table:table-cell table:formula="of:=INDEX([$Copart.$A$1:$Copart.$D$1048576];MATCH([.$B14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7162</text:p>
          </table:table-cell>
          <table:table-cell office:value-type="string" calcext:value-type="string">
            <text:p>LUCIA MARIA DA SILVA</text:p>
          </table:table-cell>
          <table:table-cell office:value-type="string" calcext:value-type="string">
            <text:p>52554210900</text:p>
          </table:table-cell>
          <table:table-cell table:formula="of:=INDEX([$Copart.$A$1:$Copart.$D$1048576];MATCH([.$B14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7588</text:p>
          </table:table-cell>
          <table:table-cell office:value-type="string" calcext:value-type="string">
            <text:p>ANDRE LUIS PEDRO</text:p>
          </table:table-cell>
          <table:table-cell office:value-type="string" calcext:value-type="string">
            <text:p>12329378866</text:p>
          </table:table-cell>
          <table:table-cell table:formula="of:=INDEX([$Copart.$A$1:$Copart.$D$1048576];MATCH([.$B14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8339</text:p>
          </table:table-cell>
          <table:table-cell office:value-type="string" calcext:value-type="string">
            <text:p>CLAUDIA LUCIA CAMPANELLI</text:p>
          </table:table-cell>
          <table:table-cell office:value-type="string" calcext:value-type="string">
            <text:p>04586773880</text:p>
          </table:table-cell>
          <table:table-cell table:formula="of:=INDEX([$Copart.$A$1:$Copart.$D$1048576];MATCH([.$B14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9017</text:p>
          </table:table-cell>
          <table:table-cell office:value-type="string" calcext:value-type="string">
            <text:p>ROSELI MARIA DE OLIVEIRA</text:p>
          </table:table-cell>
          <table:table-cell office:value-type="string" calcext:value-type="string">
            <text:p>19692297802</text:p>
          </table:table-cell>
          <table:table-cell table:formula="of:=INDEX([$Copart.$A$1:$Copart.$D$1048576];MATCH([.$B14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9807</text:p>
          </table:table-cell>
          <table:table-cell office:value-type="string" calcext:value-type="string">
            <text:p>THAIS GRANADO MERINO</text:p>
          </table:table-cell>
          <table:table-cell office:value-type="string" calcext:value-type="string">
            <text:p>27285556807</text:p>
          </table:table-cell>
          <table:table-cell table:formula="of:=INDEX([$Copart.$A$1:$Copart.$D$1048576];MATCH([.$B15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52387</text:p>
          </table:table-cell>
          <table:table-cell office:value-type="string" calcext:value-type="string">
            <text:p>ARIADNE LOPES FERREIRA</text:p>
          </table:table-cell>
          <table:table-cell office:value-type="string" calcext:value-type="string">
            <text:p>44994930805</text:p>
          </table:table-cell>
          <table:table-cell table:formula="of:=INDEX([$Copart.$A$1:$Copart.$D$1048576];MATCH([.$B15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59829</text:p>
          </table:table-cell>
          <table:table-cell office:value-type="string" calcext:value-type="string">
            <text:p>THAIS CORREIA MARTINS</text:p>
          </table:table-cell>
          <table:table-cell office:value-type="string" calcext:value-type="string">
            <text:p>34676400870</text:p>
          </table:table-cell>
          <table:table-cell table:formula="of:=INDEX([$Copart.$A$1:$Copart.$D$1048576];MATCH([.$B15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1009</text:p>
          </table:table-cell>
          <table:table-cell office:value-type="string" calcext:value-type="string">
            <text:p>LENISE MARIA CORAL MARTINS</text:p>
          </table:table-cell>
          <table:table-cell office:value-type="string" calcext:value-type="string">
            <text:p>39440584882</text:p>
          </table:table-cell>
          <table:table-cell table:formula="of:=INDEX([$Copart.$A$1:$Copart.$D$1048576];MATCH([.$B15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1025</text:p>
          </table:table-cell>
          <table:table-cell office:value-type="string" calcext:value-type="string">
            <text:p>ELEN CRISTIANE FORTI</text:p>
          </table:table-cell>
          <table:table-cell office:value-type="string" calcext:value-type="string">
            <text:p>29805659895</text:p>
          </table:table-cell>
          <table:table-cell table:formula="of:=INDEX([$Copart.$A$1:$Copart.$D$1048576];MATCH([.$B15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2188</text:p>
          </table:table-cell>
          <table:table-cell office:value-type="string" calcext:value-type="string">
            <text:p>SAMANTHA TAMBASCHIA AFFONSO MENKE</text:p>
          </table:table-cell>
          <table:table-cell office:value-type="string" calcext:value-type="string">
            <text:p>44264442842</text:p>
          </table:table-cell>
          <table:table-cell table:formula="of:=INDEX([$Copart.$A$1:$Copart.$D$1048576];MATCH([.$B15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2846</text:p>
          </table:table-cell>
          <table:table-cell office:value-type="string" calcext:value-type="string">
            <text:p>MARIA CLARA POLESEL TACLA FRANCO</text:p>
          </table:table-cell>
          <table:table-cell office:value-type="string" calcext:value-type="string">
            <text:p>04898707831</text:p>
          </table:table-cell>
          <table:table-cell table:formula="of:=INDEX([$Copart.$A$1:$Copart.$D$1048576];MATCH([.$B15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2951</text:p>
          </table:table-cell>
          <table:table-cell office:value-type="string" calcext:value-type="string">
            <text:p>RICARDO LUO</text:p>
          </table:table-cell>
          <table:table-cell office:value-type="string" calcext:value-type="string">
            <text:p>32457540860</text:p>
          </table:table-cell>
          <table:table-cell table:formula="of:=INDEX([$Copart.$A$1:$Copart.$D$1048576];MATCH([.$B15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3052</text:p>
          </table:table-cell>
          <table:table-cell office:value-type="string" calcext:value-type="string">
            <text:p>JOSE LEANDRO MARCAL</text:p>
          </table:table-cell>
          <table:table-cell office:value-type="string" calcext:value-type="string">
            <text:p>31351091867</text:p>
          </table:table-cell>
          <table:table-cell table:formula="of:=INDEX([$Copart.$A$1:$Copart.$D$1048576];MATCH([.$B15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3346</text:p>
          </table:table-cell>
          <table:table-cell office:value-type="string" calcext:value-type="string">
            <text:p>LUCIMAR APARECIDA DOS SANTOS</text:p>
          </table:table-cell>
          <table:table-cell office:value-type="string" calcext:value-type="string">
            <text:p>03901442669</text:p>
          </table:table-cell>
          <table:table-cell table:formula="of:=INDEX([$Copart.$A$1:$Copart.$D$1048576];MATCH([.$B15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3699</text:p>
          </table:table-cell>
          <table:table-cell office:value-type="string" calcext:value-type="string">
            <text:p>JULIANA ROBERTA PARADA</text:p>
          </table:table-cell>
          <table:table-cell office:value-type="string" calcext:value-type="string">
            <text:p>41759296813</text:p>
          </table:table-cell>
          <table:table-cell table:formula="of:=INDEX([$Copart.$A$1:$Copart.$D$1048576];MATCH([.$B16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4440</text:p>
          </table:table-cell>
          <table:table-cell office:value-type="string" calcext:value-type="string">
            <text:p>JOELMA RAMALHEIRO</text:p>
          </table:table-cell>
          <table:table-cell office:value-type="string" calcext:value-type="string">
            <text:p>18450589843</text:p>
          </table:table-cell>
          <table:table-cell table:formula="of:=INDEX([$Copart.$A$1:$Copart.$D$1048576];MATCH([.$B16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5330</text:p>
          </table:table-cell>
          <table:table-cell office:value-type="string" calcext:value-type="string">
            <text:p>CIRIO PEREIRA DE SOUZA</text:p>
          </table:table-cell>
          <table:table-cell office:value-type="string" calcext:value-type="string">
            <text:p>08827022899</text:p>
          </table:table-cell>
          <table:table-cell table:formula="of:=INDEX([$Copart.$A$1:$Copart.$D$1048576];MATCH([.$B16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5799</text:p>
          </table:table-cell>
          <table:table-cell office:value-type="string" calcext:value-type="string">
            <text:p>CRISTIANE BARBOSA VASCONCELLOS</text:p>
          </table:table-cell>
          <table:table-cell office:value-type="string" calcext:value-type="string">
            <text:p>11825044856</text:p>
          </table:table-cell>
          <table:table-cell table:formula="of:=INDEX([$Copart.$A$1:$Copart.$D$1048576];MATCH([.$B16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5969</text:p>
          </table:table-cell>
          <table:table-cell office:value-type="string" calcext:value-type="string">
            <text:p>LETICIA SANABIO REGO</text:p>
          </table:table-cell>
          <table:table-cell office:value-type="string" calcext:value-type="string">
            <text:p>37303006877</text:p>
          </table:table-cell>
          <table:table-cell table:formula="of:=INDEX([$Copart.$A$1:$Copart.$D$1048576];MATCH([.$B16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8020</text:p>
          </table:table-cell>
          <table:table-cell office:value-type="string" calcext:value-type="string">
            <text:p>CLAUDINEIA DE CAMPOS SILVA</text:p>
          </table:table-cell>
          <table:table-cell office:value-type="string" calcext:value-type="string">
            <text:p>13960945809</text:p>
          </table:table-cell>
          <table:table-cell table:formula="of:=INDEX([$Copart.$A$1:$Copart.$D$1048576];MATCH([.$B16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9468</text:p>
          </table:table-cell>
          <table:table-cell office:value-type="string" calcext:value-type="string">
            <text:p>MARIA IRMA PELAES DALMASO</text:p>
          </table:table-cell>
          <table:table-cell office:value-type="string" calcext:value-type="string">
            <text:p>02863692810</text:p>
          </table:table-cell>
          <table:table-cell table:formula="of:=INDEX([$Copart.$A$1:$Copart.$D$1048576];MATCH([.$B16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9662</text:p>
          </table:table-cell>
          <table:table-cell office:value-type="string" calcext:value-type="string">
            <text:p>GISELLE FERREIRA DA SILVA</text:p>
          </table:table-cell>
          <table:table-cell office:value-type="string" calcext:value-type="string">
            <text:p>29904105898</text:p>
          </table:table-cell>
          <table:table-cell table:formula="of:=INDEX([$Copart.$A$1:$Copart.$D$1048576];MATCH([.$B16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0180</text:p>
          </table:table-cell>
          <table:table-cell office:value-type="string" calcext:value-type="string">
            <text:p>BRUNA SILVA CALAZANS</text:p>
          </table:table-cell>
          <table:table-cell office:value-type="string" calcext:value-type="string">
            <text:p>46554540830</text:p>
          </table:table-cell>
          <table:table-cell table:formula="of:=INDEX([$Copart.$A$1:$Copart.$D$1048576];MATCH([.$B16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0628</text:p>
          </table:table-cell>
          <table:table-cell office:value-type="string" calcext:value-type="string">
            <text:p>CAMILA REGINA DA SILVA</text:p>
          </table:table-cell>
          <table:table-cell office:value-type="string" calcext:value-type="string">
            <text:p>40782205844</text:p>
          </table:table-cell>
          <table:table-cell table:formula="of:=INDEX([$Copart.$A$1:$Copart.$D$1048576];MATCH([.$B16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0636</text:p>
          </table:table-cell>
          <table:table-cell office:value-type="string" calcext:value-type="string">
            <text:p>SUELEN MAC FADDEN NEGRI</text:p>
          </table:table-cell>
          <table:table-cell office:value-type="string" calcext:value-type="string">
            <text:p>32003341854</text:p>
          </table:table-cell>
          <table:table-cell table:formula="of:=INDEX([$Copart.$A$1:$Copart.$D$1048576];MATCH([.$B17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0849</text:p>
          </table:table-cell>
          <table:table-cell office:value-type="string" calcext:value-type="string">
            <text:p>ELLEN ALVES DA SILVA COSTA</text:p>
          </table:table-cell>
          <table:table-cell office:value-type="string" calcext:value-type="string">
            <text:p>38572304878</text:p>
          </table:table-cell>
          <table:table-cell table:formula="of:=INDEX([$Copart.$A$1:$Copart.$D$1048576];MATCH([.$B17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2205</text:p>
          </table:table-cell>
          <table:table-cell office:value-type="string" calcext:value-type="string">
            <text:p>ROBERTA LOPES DA SILVA</text:p>
          </table:table-cell>
          <table:table-cell office:value-type="string" calcext:value-type="string">
            <text:p>29119327811</text:p>
          </table:table-cell>
          <table:table-cell table:formula="of:=INDEX([$Copart.$A$1:$Copart.$D$1048576];MATCH([.$B17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2213</text:p>
          </table:table-cell>
          <table:table-cell office:value-type="string" calcext:value-type="string">
            <text:p>BEATRIZ SANTOS DA COSTA</text:p>
          </table:table-cell>
          <table:table-cell office:value-type="string" calcext:value-type="string">
            <text:p>43300630851</text:p>
          </table:table-cell>
          <table:table-cell table:formula="of:=INDEX([$Copart.$A$1:$Copart.$D$1048576];MATCH([.$B17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2329</text:p>
          </table:table-cell>
          <table:table-cell office:value-type="string" calcext:value-type="string">
            <text:p>LETICIA VIEIRA ARBEX</text:p>
          </table:table-cell>
          <table:table-cell office:value-type="string" calcext:value-type="string">
            <text:p>41877677892</text:p>
          </table:table-cell>
          <table:table-cell table:formula="of:=INDEX([$Copart.$A$1:$Copart.$D$1048576];MATCH([.$B17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3678</text:p>
          </table:table-cell>
          <table:table-cell office:value-type="string" calcext:value-type="string">
            <text:p>VIVIANE BALTHAZAR BRESSA DE OLIVEIRA</text:p>
          </table:table-cell>
          <table:table-cell office:value-type="string" calcext:value-type="string">
            <text:p>26307262826</text:p>
          </table:table-cell>
          <table:table-cell table:formula="of:=INDEX([$Copart.$A$1:$Copart.$D$1048576];MATCH([.$B17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5301</text:p>
          </table:table-cell>
          <table:table-cell office:value-type="string" calcext:value-type="string">
            <text:p>LAIS QUELEN FEITOZA</text:p>
          </table:table-cell>
          <table:table-cell office:value-type="string" calcext:value-type="string">
            <text:p>43523936810</text:p>
          </table:table-cell>
          <table:table-cell table:formula="of:=INDEX([$Copart.$A$1:$Copart.$D$1048576];MATCH([.$B17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5727</text:p>
          </table:table-cell>
          <table:table-cell office:value-type="string" calcext:value-type="string">
            <text:p>DIOGO OLIVEIRA RE</text:p>
          </table:table-cell>
          <table:table-cell office:value-type="string" calcext:value-type="string">
            <text:p>41321447809</text:p>
          </table:table-cell>
          <table:table-cell table:formula="of:=INDEX([$Copart.$A$1:$Copart.$D$1048576];MATCH([.$B17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6340</text:p>
          </table:table-cell>
          <table:table-cell office:value-type="string" calcext:value-type="string">
            <text:p>VICTORIA PEREIRA ALVES</text:p>
          </table:table-cell>
          <table:table-cell office:value-type="string" calcext:value-type="string">
            <text:p>44722855846</text:p>
          </table:table-cell>
          <table:table-cell table:formula="of:=INDEX([$Copart.$A$1:$Copart.$D$1048576];MATCH([.$B17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7061</text:p>
          </table:table-cell>
          <table:table-cell office:value-type="string" calcext:value-type="string">
            <text:p>THIAGO DE CASTRO DIAS</text:p>
          </table:table-cell>
          <table:table-cell office:value-type="string" calcext:value-type="string">
            <text:p>09490581658</text:p>
          </table:table-cell>
          <table:table-cell table:formula="of:=INDEX([$Copart.$A$1:$Copart.$D$1048576];MATCH([.$B17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7797</text:p>
          </table:table-cell>
          <table:table-cell office:value-type="string" calcext:value-type="string">
            <text:p>CHRISTIANE COLETTI</text:p>
          </table:table-cell>
          <table:table-cell office:value-type="string" calcext:value-type="string">
            <text:p>16080522810</text:p>
          </table:table-cell>
          <table:table-cell table:formula="of:=INDEX([$Copart.$A$1:$Copart.$D$1048576];MATCH([.$B18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8378</text:p>
          </table:table-cell>
          <table:table-cell office:value-type="string" calcext:value-type="string">
            <text:p>SILVIA DE ABREU MAIANI SIMOES</text:p>
          </table:table-cell>
          <table:table-cell office:value-type="string" calcext:value-type="string">
            <text:p>33335981839</text:p>
          </table:table-cell>
          <table:table-cell table:formula="of:=INDEX([$Copart.$A$1:$Copart.$D$1048576];MATCH([.$B18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8629</text:p>
          </table:table-cell>
          <table:table-cell office:value-type="string" calcext:value-type="string">
            <text:p>JULIANA DE FATIMA TARTARI</text:p>
          </table:table-cell>
          <table:table-cell office:value-type="string" calcext:value-type="string">
            <text:p>28298669835</text:p>
          </table:table-cell>
          <table:table-cell table:formula="of:=INDEX([$Copart.$A$1:$Copart.$D$1048576];MATCH([.$B18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78890</text:p>
          </table:table-cell>
          <table:table-cell office:value-type="string" calcext:value-type="string">
            <text:p>ANDREZA RIBEIRO FERRAZ</text:p>
          </table:table-cell>
          <table:table-cell office:value-type="string" calcext:value-type="string">
            <text:p>44592057856</text:p>
          </table:table-cell>
          <table:table-cell table:formula="of:=INDEX([$Copart.$A$1:$Copart.$D$1048576];MATCH([.$B18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0348</text:p>
          </table:table-cell>
          <table:table-cell office:value-type="string" calcext:value-type="string">
            <text:p>ANA JULIA DE FARIA</text:p>
          </table:table-cell>
          <table:table-cell office:value-type="string" calcext:value-type="string">
            <text:p>46006967863</text:p>
          </table:table-cell>
          <table:table-cell table:formula="of:=INDEX([$Copart.$A$1:$Copart.$D$1048576];MATCH([.$B18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1468</text:p>
          </table:table-cell>
          <table:table-cell office:value-type="string" calcext:value-type="string">
            <text:p>GISELE ADAO MIRANDA DOS SANTOS</text:p>
          </table:table-cell>
          <table:table-cell office:value-type="string" calcext:value-type="string">
            <text:p>33246451826</text:p>
          </table:table-cell>
          <table:table-cell table:formula="of:=INDEX([$Copart.$A$1:$Copart.$D$1048576];MATCH([.$B18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1832</text:p>
          </table:table-cell>
          <table:table-cell office:value-type="string" calcext:value-type="string">
            <text:p>ISABELA MARQUES</text:p>
          </table:table-cell>
          <table:table-cell office:value-type="string" calcext:value-type="string">
            <text:p>41743839871</text:p>
          </table:table-cell>
          <table:table-cell table:formula="of:=INDEX([$Copart.$A$1:$Copart.$D$1048576];MATCH([.$B18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2871</text:p>
          </table:table-cell>
          <table:table-cell office:value-type="string" calcext:value-type="string">
            <text:p>LUCIANE CRISTINA MACARI DE QUEIROZ</text:p>
          </table:table-cell>
          <table:table-cell office:value-type="string" calcext:value-type="string">
            <text:p>26470224881</text:p>
          </table:table-cell>
          <table:table-cell table:formula="of:=INDEX([$Copart.$A$1:$Copart.$D$1048576];MATCH([.$B18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3525</text:p>
          </table:table-cell>
          <table:table-cell office:value-type="string" calcext:value-type="string">
            <text:p>LAIS DUARTE SALA LEMOS</text:p>
          </table:table-cell>
          <table:table-cell office:value-type="string" calcext:value-type="string">
            <text:p>03602627594</text:p>
          </table:table-cell>
          <table:table-cell table:formula="of:=INDEX([$Copart.$A$1:$Copart.$D$1048576];MATCH([.$B18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4432</text:p>
          </table:table-cell>
          <table:table-cell office:value-type="string" calcext:value-type="string">
            <text:p>RAISSA SARAN SARTORI</text:p>
          </table:table-cell>
          <table:table-cell office:value-type="string" calcext:value-type="string">
            <text:p>35808575842</text:p>
          </table:table-cell>
          <table:table-cell table:formula="of:=INDEX([$Copart.$A$1:$Copart.$D$1048576];MATCH([.$B18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85030</text:p>
          </table:table-cell>
          <table:table-cell office:value-type="string" calcext:value-type="string">
            <text:p>MARINALVA SANTOS SANTANA</text:p>
          </table:table-cell>
          <table:table-cell office:value-type="string" calcext:value-type="string">
            <text:p>27082604807</text:p>
          </table:table-cell>
          <table:table-cell table:formula="of:=INDEX([$Copart.$A$1:$Copart.$D$1048576];MATCH([.$B19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85358</text:p>
          </table:table-cell>
          <table:table-cell table:style-name="Default" office:value-type="string" calcext:value-type="string">
            <text:p>ADENISIO ANGELINO</text:p>
          </table:table-cell>
          <table:table-cell table:style-name="Default" office:value-type="string" calcext:value-type="string">
            <text:p>12357576847</text:p>
          </table:table-cell>
          <table:table-cell table:formula="of:=INDEX([$Copart.$A$1:$Copart.$D$1048576];MATCH([.$B19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86320</text:p>
          </table:table-cell>
          <table:table-cell table:style-name="Default" office:value-type="string" calcext:value-type="string">
            <text:p>ELIZABETE BERTOLI</text:p>
          </table:table-cell>
          <table:table-cell table:style-name="Default" office:value-type="string" calcext:value-type="string">
            <text:p>27812352889</text:p>
          </table:table-cell>
          <table:table-cell table:formula="of:=INDEX([$Copart.$A$1:$Copart.$D$1048576];MATCH([.$B19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86508</text:p>
          </table:table-cell>
          <table:table-cell table:style-name="Default" office:value-type="string" calcext:value-type="string">
            <text:p>DAIANE GONCALVES DA SILVA</text:p>
          </table:table-cell>
          <table:table-cell table:style-name="Default" office:value-type="string" calcext:value-type="string">
            <text:p>44238034880</text:p>
          </table:table-cell>
          <table:table-cell table:formula="of:=INDEX([$Copart.$A$1:$Copart.$D$1048576];MATCH([.$B193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88608</text:p>
          </table:table-cell>
          <table:table-cell table:style-name="Default" office:value-type="string" calcext:value-type="string">
            <text:p>RAFAELA DO ESPIRITO SANTO</text:p>
          </table:table-cell>
          <table:table-cell table:style-name="Default" office:value-type="string" calcext:value-type="string">
            <text:p>47528014850</text:p>
          </table:table-cell>
          <table:table-cell table:formula="of:=INDEX([$Copart.$A$1:$Copart.$D$1048576];MATCH([.$B194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88730</text:p>
          </table:table-cell>
          <table:table-cell table:style-name="Default" office:value-type="string" calcext:value-type="string">
            <text:p>RAFAELA PARIZOTTO</text:p>
          </table:table-cell>
          <table:table-cell table:style-name="Default" office:value-type="string" calcext:value-type="string">
            <text:p>47647754840</text:p>
          </table:table-cell>
          <table:table-cell table:formula="of:=INDEX([$Copart.$A$1:$Copart.$D$1048576];MATCH([.$B195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90904</text:p>
          </table:table-cell>
          <table:table-cell table:style-name="Default" office:value-type="string" calcext:value-type="string">
            <text:p>DALVA CONCEICAO OSTE RIZZI</text:p>
          </table:table-cell>
          <table:table-cell table:style-name="Default" office:value-type="string" calcext:value-type="string">
            <text:p>21715481852</text:p>
          </table:table-cell>
          <table:table-cell table:formula="of:=INDEX([$Copart.$A$1:$Copart.$D$1048576];MATCH([.$B196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291161</text:p>
          </table:table-cell>
          <table:table-cell table:style-name="Default" office:value-type="string" calcext:value-type="string">
            <text:p>ROSIANE ROCHA DA SILVA</text:p>
          </table:table-cell>
          <table:table-cell table:style-name="Default" office:value-type="string" calcext:value-type="string">
            <text:p>00210203536</text:p>
          </table:table-cell>
          <table:table-cell table:formula="of:=INDEX([$Copart.$A$1:$Copart.$D$1048576];MATCH([.$B197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87109</text:p>
          </table:table-cell>
          <table:table-cell table:style-name="Default" office:value-type="string" calcext:value-type="string">
            <text:p>MARIA INES FAVARIM GIL</text:p>
          </table:table-cell>
          <table:table-cell table:style-name="Default" office:value-type="string" calcext:value-type="string">
            <text:p>11525767801</text:p>
          </table:table-cell>
          <table:table-cell table:formula="of:=INDEX([$Copart.$A$1:$Copart.$D$1048576];MATCH([.$B198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907324</text:p>
          </table:table-cell>
          <table:table-cell table:style-name="Default" office:value-type="string" calcext:value-type="string">
            <text:p>ROGERIO MUNIA CORREA</text:p>
          </table:table-cell>
          <table:table-cell table:style-name="Default" office:value-type="string" calcext:value-type="string">
            <text:p>19170156824</text:p>
          </table:table-cell>
          <table:table-cell table:formula="of:=INDEX([$Copart.$A$1:$Copart.$D$1048576];MATCH([.$B199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909483</text:p>
          </table:table-cell>
          <table:table-cell table:style-name="Default" office:value-type="string" calcext:value-type="string">
            <text:p>LAIS FERRAZ DE CAMARGO</text:p>
          </table:table-cell>
          <table:table-cell table:style-name="Default" office:value-type="string" calcext:value-type="string">
            <text:p>35699699830</text:p>
          </table:table-cell>
          <table:table-cell table:formula="of:=INDEX([$Copart.$A$1:$Copart.$D$1048576];MATCH([.$B200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910686</text:p>
          </table:table-cell>
          <table:table-cell table:style-name="Default" office:value-type="string" calcext:value-type="string">
            <text:p>ROSA MARIA CASARIM ZANATTA</text:p>
          </table:table-cell>
          <table:table-cell table:style-name="Default" office:value-type="string" calcext:value-type="string">
            <text:p>11545519897</text:p>
          </table:table-cell>
          <table:table-cell table:formula="of:=INDEX([$Copart.$A$1:$Copart.$D$1048576];MATCH([.$B201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99224</text:p>
          </table:table-cell>
          <table:table-cell table:style-name="Default" office:value-type="string" calcext:value-type="string">
            <text:p>ECIDIR APARECIDO PRUDENTE FERREIRA</text:p>
          </table:table-cell>
          <table:table-cell table:style-name="Default" office:value-type="string" calcext:value-type="string">
            <text:p>06290475886</text:p>
          </table:table-cell>
          <table:table-cell table:formula="of:=INDEX([$Copart.$A$1:$Copart.$D$1048576];MATCH([.$B202];[$Copart.$B$1:$Copart.$B$1048576];0);MATCH([.D$1];[$Copart.$A$1:$Copart.$D$1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0347</text:p>
          </table:table-cell>
          <table:table-cell office:value-type="string" calcext:value-type="string">
            <text:p>ALICIA SOBRAL DE CARVALHO</text:p>
          </table:table-cell>
          <table:table-cell office:value-type="string" calcext:value-type="string">
            <text:p>42669089895</text:p>
          </table:table-cell>
          <table:table-cell table:formula="of:=INDEX([$Copart.$A$1:$Copart.$D$1048576];MATCH([.$B203];[$Copart.$B$1:$Copart.$B$1048576];0);MATCH([.D$1];[$Copart.$A$1:$Copart.$D$1];0))" office:value-type="float" office:value="26.55" calcext:value-type="float">
            <text:p>26,55</text:p>
          </table:table-cell>
        </table:table-row>
        <table:table-row table:style-name="ro1">
          <table:table-cell office:value-type="string" calcext:value-type="string">
            <text:p>182219</text:p>
          </table:table-cell>
          <table:table-cell office:value-type="string" calcext:value-type="string">
            <text:p>ERICA FERNANDA DA COSTA</text:p>
          </table:table-cell>
          <table:table-cell office:value-type="string" calcext:value-type="string">
            <text:p>26649891894</text:p>
          </table:table-cell>
          <table:table-cell table:formula="of:=INDEX([$Copart.$A$1:$Copart.$D$1048576];MATCH([.$B204];[$Copart.$B$1:$Copart.$B$1048576];0);MATCH([.D$1];[$Copart.$A$1:$Copart.$D$1];0))" office:value-type="float" office:value="26.56" calcext:value-type="float">
            <text:p>26,56</text:p>
          </table:table-cell>
        </table:table-row>
        <table:table-row table:style-name="ro1">
          <table:table-cell office:value-type="string" calcext:value-type="string">
            <text:p>265438</text:p>
          </table:table-cell>
          <table:table-cell office:value-type="string" calcext:value-type="string">
            <text:p>JOSE EDUARDO CANHADA</text:p>
          </table:table-cell>
          <table:table-cell office:value-type="string" calcext:value-type="string">
            <text:p>13115150890</text:p>
          </table:table-cell>
          <table:table-cell table:formula="of:=INDEX([$Copart.$A$1:$Copart.$D$1048576];MATCH([.$B205];[$Copart.$B$1:$Copart.$B$1048576];0);MATCH([.D$1];[$Copart.$A$1:$Copart.$D$1];0))" office:value-type="float" office:value="27.21" calcext:value-type="float">
            <text:p>27,21</text:p>
          </table:table-cell>
        </table:table-row>
        <table:table-row table:style-name="ro1">
          <table:table-cell office:value-type="string" calcext:value-type="string">
            <text:p>184096</text:p>
          </table:table-cell>
          <table:table-cell office:value-type="string" calcext:value-type="string">
            <text:p>KARINA APARECIDA MARCHETTI</text:p>
          </table:table-cell>
          <table:table-cell office:value-type="string" calcext:value-type="string">
            <text:p>39274240805</text:p>
          </table:table-cell>
          <table:table-cell table:formula="of:=INDEX([$Copart.$A$1:$Copart.$D$1048576];MATCH([.$B206];[$Copart.$B$1:$Copart.$B$1048576];0);MATCH([.D$1];[$Copart.$A$1:$Copart.$D$1];0))" office:value-type="float" office:value="27.26" calcext:value-type="float">
            <text:p>27,26</text:p>
          </table:table-cell>
        </table:table-row>
        <table:table-row table:style-name="ro1">
          <table:table-cell office:value-type="string" calcext:value-type="string">
            <text:p>159046</text:p>
          </table:table-cell>
          <table:table-cell office:value-type="string" calcext:value-type="string">
            <text:p>WILSON ROBERTO RODRIGUES</text:p>
          </table:table-cell>
          <table:table-cell office:value-type="string" calcext:value-type="string">
            <text:p>04891214899</text:p>
          </table:table-cell>
          <table:table-cell table:formula="of:=INDEX([$Copart.$A$1:$Copart.$D$1048576];MATCH([.$B207];[$Copart.$B$1:$Copart.$B$1048576];0);MATCH([.D$1];[$Copart.$A$1:$Copart.$D$1];0))"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169716</text:p>
          </table:table-cell>
          <table:table-cell office:value-type="string" calcext:value-type="string">
            <text:p>ROSA MARIA DEFANTI AUGUSTI</text:p>
          </table:table-cell>
          <table:table-cell office:value-type="string" calcext:value-type="string">
            <text:p>01595372822</text:p>
          </table:table-cell>
          <table:table-cell table:formula="of:=INDEX([$Copart.$A$1:$Copart.$D$1048576];MATCH([.$B208];[$Copart.$B$1:$Copart.$B$1048576];0);MATCH([.D$1];[$Copart.$A$1:$Copart.$D$1];0))" office:value-type="float" office:value="28.54" calcext:value-type="float">
            <text:p>28,54</text:p>
          </table:table-cell>
        </table:table-row>
        <table:table-row table:style-name="ro1">
          <table:table-cell office:value-type="string" calcext:value-type="string">
            <text:p>242870</text:p>
          </table:table-cell>
          <table:table-cell office:value-type="string" calcext:value-type="string">
            <text:p>ANDRESSA SILVA MARCAL</text:p>
          </table:table-cell>
          <table:table-cell office:value-type="string" calcext:value-type="string">
            <text:p>34107442829</text:p>
          </table:table-cell>
          <table:table-cell table:formula="of:=INDEX([$Copart.$A$1:$Copart.$D$1048576];MATCH([.$B209];[$Copart.$B$1:$Copart.$B$1048576];0);MATCH([.D$1];[$Copart.$A$1:$Copart.$D$1];0))" office:value-type="float" office:value="28.54" calcext:value-type="float">
            <text:p>28,54</text:p>
          </table:table-cell>
        </table:table-row>
        <table:table-row table:style-name="ro1">
          <table:table-cell office:value-type="string" calcext:value-type="string">
            <text:p>109776</text:p>
          </table:table-cell>
          <table:table-cell office:value-type="string" calcext:value-type="string">
            <text:p>RENATO LEITAO RONSINI</text:p>
          </table:table-cell>
          <table:table-cell office:value-type="string" calcext:value-type="string">
            <text:p>13967956857</text:p>
          </table:table-cell>
          <table:table-cell table:formula="of:=INDEX([$Copart.$A$1:$Copart.$D$1048576];MATCH([.$B210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20365</text:p>
          </table:table-cell>
          <table:table-cell office:value-type="string" calcext:value-type="string">
            <text:p>LUIS ANTONIO GIMENES ALBINO</text:p>
          </table:table-cell>
          <table:table-cell office:value-type="string" calcext:value-type="string">
            <text:p>19161710873</text:p>
          </table:table-cell>
          <table:table-cell table:formula="of:=INDEX([$Copart.$A$1:$Copart.$D$1048576];MATCH([.$B211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33671</text:p>
          </table:table-cell>
          <table:table-cell office:value-type="string" calcext:value-type="string">
            <text:p>JULIANA ELISABETE BRECHOTTE ALMEIDA</text:p>
          </table:table-cell>
          <table:table-cell office:value-type="string" calcext:value-type="string">
            <text:p>17569357850</text:p>
          </table:table-cell>
          <table:table-cell table:formula="of:=INDEX([$Copart.$A$1:$Copart.$D$1048576];MATCH([.$B212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39102</text:p>
          </table:table-cell>
          <table:table-cell office:value-type="string" calcext:value-type="string">
            <text:p>LUANDA CRISTINA MORGAN CASTILHO</text:p>
          </table:table-cell>
          <table:table-cell office:value-type="string" calcext:value-type="string">
            <text:p>27324376894</text:p>
          </table:table-cell>
          <table:table-cell table:formula="of:=INDEX([$Copart.$A$1:$Copart.$D$1048576];MATCH([.$B213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57837</text:p>
          </table:table-cell>
          <table:table-cell office:value-type="string" calcext:value-type="string">
            <text:p>GIZELI CRISTINA DA SILVA GREGORIO</text:p>
          </table:table-cell>
          <table:table-cell office:value-type="string" calcext:value-type="string">
            <text:p>25037686873</text:p>
          </table:table-cell>
          <table:table-cell table:formula="of:=INDEX([$Copart.$A$1:$Copart.$D$1048576];MATCH([.$B214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76846</text:p>
          </table:table-cell>
          <table:table-cell office:value-type="string" calcext:value-type="string">
            <text:p>ESTELA MARIA FERRAZ DOS SANTOS</text:p>
          </table:table-cell>
          <table:table-cell office:value-type="string" calcext:value-type="string">
            <text:p>30069616841</text:p>
          </table:table-cell>
          <table:table-cell table:formula="of:=INDEX([$Copart.$A$1:$Copart.$D$1048576];MATCH([.$B215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96529</text:p>
          </table:table-cell>
          <table:table-cell office:value-type="string" calcext:value-type="string">
            <text:p>MARGARETE ORLANDINI DOS SANTOS</text:p>
          </table:table-cell>
          <table:table-cell office:value-type="string" calcext:value-type="string">
            <text:p>11016988885</text:p>
          </table:table-cell>
          <table:table-cell table:formula="of:=INDEX([$Copart.$A$1:$Copart.$D$1048576];MATCH([.$B216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98398</text:p>
          </table:table-cell>
          <table:table-cell office:value-type="string" calcext:value-type="string">
            <text:p>PAULO ROBERTO COSTA</text:p>
          </table:table-cell>
          <table:table-cell office:value-type="string" calcext:value-type="string">
            <text:p>71609024834</text:p>
          </table:table-cell>
          <table:table-cell table:formula="of:=INDEX([$Copart.$A$1:$Copart.$D$1048576];MATCH([.$B217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199894</text:p>
          </table:table-cell>
          <table:table-cell office:value-type="string" calcext:value-type="string">
            <text:p>SIRINEIA FERRATTO ITO</text:p>
          </table:table-cell>
          <table:table-cell office:value-type="string" calcext:value-type="string">
            <text:p>26871903810</text:p>
          </table:table-cell>
          <table:table-cell table:formula="of:=INDEX([$Copart.$A$1:$Copart.$D$1048576];MATCH([.$B218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02487</text:p>
          </table:table-cell>
          <table:table-cell office:value-type="string" calcext:value-type="string">
            <text:p>ROBERTA TERESA STOCCO</text:p>
          </table:table-cell>
          <table:table-cell office:value-type="string" calcext:value-type="string">
            <text:p>30368024873</text:p>
          </table:table-cell>
          <table:table-cell table:formula="of:=INDEX([$Copart.$A$1:$Copart.$D$1048576];MATCH([.$B219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17921</text:p>
          </table:table-cell>
          <table:table-cell office:value-type="string" calcext:value-type="string">
            <text:p>FERNANDO JOSE DO NASCIMENTO</text:p>
          </table:table-cell>
          <table:table-cell office:value-type="string" calcext:value-type="string">
            <text:p>30282275843</text:p>
          </table:table-cell>
          <table:table-cell table:formula="of:=INDEX([$Copart.$A$1:$Copart.$D$1048576];MATCH([.$B220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23034</text:p>
          </table:table-cell>
          <table:table-cell office:value-type="string" calcext:value-type="string">
            <text:p>MAGALI PEREIRA DOS SANTOS</text:p>
          </table:table-cell>
          <table:table-cell office:value-type="string" calcext:value-type="string">
            <text:p>16793130889</text:p>
          </table:table-cell>
          <table:table-cell table:formula="of:=INDEX([$Copart.$A$1:$Copart.$D$1048576];MATCH([.$B221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29490</text:p>
          </table:table-cell>
          <table:table-cell office:value-type="string" calcext:value-type="string">
            <text:p>ROSANE MARGARETH HUSSNI</text:p>
          </table:table-cell>
          <table:table-cell office:value-type="string" calcext:value-type="string">
            <text:p>13960477864</text:p>
          </table:table-cell>
          <table:table-cell table:formula="of:=INDEX([$Copart.$A$1:$Copart.$D$1048576];MATCH([.$B222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39291</text:p>
          </table:table-cell>
          <table:table-cell office:value-type="string" calcext:value-type="string">
            <text:p>PRISCILA BENATTO LIBERATO</text:p>
          </table:table-cell>
          <table:table-cell office:value-type="string" calcext:value-type="string">
            <text:p>35561910833</text:p>
          </table:table-cell>
          <table:table-cell table:formula="of:=INDEX([$Copart.$A$1:$Copart.$D$1048576];MATCH([.$B223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41466</text:p>
          </table:table-cell>
          <table:table-cell office:value-type="string" calcext:value-type="string">
            <text:p>ELISA BITTENCOURT DE MARQUES</text:p>
          </table:table-cell>
          <table:table-cell office:value-type="string" calcext:value-type="string">
            <text:p>28610747875</text:p>
          </table:table-cell>
          <table:table-cell table:formula="of:=INDEX([$Copart.$A$1:$Copart.$D$1048576];MATCH([.$B224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41784</text:p>
          </table:table-cell>
          <table:table-cell office:value-type="string" calcext:value-type="string">
            <text:p>SAMUEL JOSE CIGANHA</text:p>
          </table:table-cell>
          <table:table-cell office:value-type="string" calcext:value-type="string">
            <text:p>22649498803</text:p>
          </table:table-cell>
          <table:table-cell table:formula="of:=INDEX([$Copart.$A$1:$Copart.$D$1048576];MATCH([.$B225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58237</text:p>
          </table:table-cell>
          <table:table-cell office:value-type="string" calcext:value-type="string">
            <text:p>LETICIA LUCIANO LANGONI</text:p>
          </table:table-cell>
          <table:table-cell office:value-type="string" calcext:value-type="string">
            <text:p>45830054825</text:p>
          </table:table-cell>
          <table:table-cell table:formula="of:=INDEX([$Copart.$A$1:$Copart.$D$1048576];MATCH([.$B226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64415</text:p>
          </table:table-cell>
          <table:table-cell office:value-type="string" calcext:value-type="string">
            <text:p>SILVIA REGINA ESTEVAM DA SILVA CORREA</text:p>
          </table:table-cell>
          <table:table-cell office:value-type="string" calcext:value-type="string">
            <text:p>16803470806</text:p>
          </table:table-cell>
          <table:table-cell table:formula="of:=INDEX([$Copart.$A$1:$Copart.$D$1048576];MATCH([.$B227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69697</text:p>
          </table:table-cell>
          <table:table-cell office:value-type="string" calcext:value-type="string">
            <text:p>FABIANA GOMES NASCIMENTO</text:p>
          </table:table-cell>
          <table:table-cell office:value-type="string" calcext:value-type="string">
            <text:p>19028720880</text:p>
          </table:table-cell>
          <table:table-cell table:formula="of:=INDEX([$Copart.$A$1:$Copart.$D$1048576];MATCH([.$B228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84149</text:p>
          </table:table-cell>
          <table:table-cell office:value-type="string" calcext:value-type="string">
            <text:p>ANA PAULA PREVITALLI DE TOLEDO</text:p>
          </table:table-cell>
          <table:table-cell office:value-type="string" calcext:value-type="string">
            <text:p>27163597843</text:p>
          </table:table-cell>
          <table:table-cell table:formula="of:=INDEX([$Copart.$A$1:$Copart.$D$1048576];MATCH([.$B229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table:style-name="Default" office:value-type="string" calcext:value-type="string">
            <text:p>286516</text:p>
          </table:table-cell>
          <table:table-cell table:style-name="Default" office:value-type="string" calcext:value-type="string">
            <text:p>ANTONIO CARLOS FIRMINO FILHO</text:p>
          </table:table-cell>
          <table:table-cell table:style-name="Default" office:value-type="string" calcext:value-type="string">
            <text:p>37332373823</text:p>
          </table:table-cell>
          <table:table-cell table:formula="of:=INDEX([$Copart.$A$1:$Copart.$D$1048576];MATCH([.$B230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table:style-name="Default" office:value-type="string" calcext:value-type="string">
            <text:p>288578</text:p>
          </table:table-cell>
          <table:table-cell table:style-name="Default" office:value-type="string" calcext:value-type="string">
            <text:p>SIMONE APARECIDA DE SOUZA</text:p>
          </table:table-cell>
          <table:table-cell table:style-name="Default" office:value-type="string" calcext:value-type="string">
            <text:p>28288533817</text:p>
          </table:table-cell>
          <table:table-cell table:formula="of:=INDEX([$Copart.$A$1:$Copart.$D$1048576];MATCH([.$B231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table:style-name="Default" office:value-type="string" calcext:value-type="string">
            <text:p>51227</text:p>
          </table:table-cell>
          <table:table-cell table:style-name="Default" office:value-type="string" calcext:value-type="string">
            <text:p>OSMAIR GABRIEL DE SOUZA</text:p>
          </table:table-cell>
          <table:table-cell table:style-name="Default" office:value-type="string" calcext:value-type="string">
            <text:p>01592049842</text:p>
          </table:table-cell>
          <table:table-cell table:formula="of:=INDEX([$Copart.$A$1:$Copart.$D$1048576];MATCH([.$B232];[$Copart.$B$1:$Copart.$B$1048576];0);MATCH([.D$1];[$Copart.$A$1:$Copart.$D$1];0))"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218707</text:p>
          </table:table-cell>
          <table:table-cell office:value-type="string" calcext:value-type="string">
            <text:p>MARCIA SANTOS DE ARAUJO</text:p>
          </table:table-cell>
          <table:table-cell office:value-type="string" calcext:value-type="string">
            <text:p>36560961800</text:p>
          </table:table-cell>
          <table:table-cell table:formula="of:=INDEX([$Copart.$A$1:$Copart.$D$1048576];MATCH([.$B233];[$Copart.$B$1:$Copart.$B$1048576];0);MATCH([.D$1];[$Copart.$A$1:$Copart.$D$1];0))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286230</text:p>
          </table:table-cell>
          <table:table-cell table:style-name="Default" office:value-type="string" calcext:value-type="string">
            <text:p>JOSE LUIZ RIBEIRO DE CARVALHO</text:p>
          </table:table-cell>
          <table:table-cell table:style-name="Default" office:value-type="string" calcext:value-type="string">
            <text:p>03313627838</text:p>
          </table:table-cell>
          <table:table-cell table:formula="of:=INDEX([$Copart.$A$1:$Copart.$D$1048576];MATCH([.$B234];[$Copart.$B$1:$Copart.$B$1048576];0);MATCH([.D$1];[$Copart.$A$1:$Copart.$D$1];0))" office:value-type="float" office:value="30.09" calcext:value-type="float">
            <text:p>30,09</text:p>
          </table:table-cell>
        </table:table-row>
        <table:table-row table:style-name="ro1">
          <table:table-cell office:value-type="string" calcext:value-type="string">
            <text:p>278009</text:p>
          </table:table-cell>
          <table:table-cell office:value-type="string" calcext:value-type="string">
            <text:p>DJILNEISBI MARTINIANO OBROWNICK ZAMPIERI</text:p>
          </table:table-cell>
          <table:table-cell office:value-type="string" calcext:value-type="string">
            <text:p>25950257839</text:p>
          </table:table-cell>
          <table:table-cell table:formula="of:=INDEX([$Copart.$A$1:$Copart.$D$1048576];MATCH([.$B235];[$Copart.$B$1:$Copart.$B$1048576];0);MATCH([.D$1];[$Copart.$A$1:$Copart.$D$1];0))" office:value-type="float" office:value="30.46" calcext:value-type="float">
            <text:p>30,46</text:p>
          </table:table-cell>
        </table:table-row>
        <table:table-row table:style-name="ro1">
          <table:table-cell office:value-type="string" calcext:value-type="string">
            <text:p>181468</text:p>
          </table:table-cell>
          <table:table-cell office:value-type="string" calcext:value-type="string">
            <text:p>VANDERLEIA DE FATIMA PAULINO</text:p>
          </table:table-cell>
          <table:table-cell office:value-type="string" calcext:value-type="string">
            <text:p>19207316870</text:p>
          </table:table-cell>
          <table:table-cell table:formula="of:=INDEX([$Copart.$A$1:$Copart.$D$1048576];MATCH([.$B236];[$Copart.$B$1:$Copart.$B$1048576];0);MATCH([.D$1];[$Copart.$A$1:$Copart.$D$1];0))"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186547</text:p>
          </table:table-cell>
          <table:table-cell office:value-type="string" calcext:value-type="string">
            <text:p>MARCIA RIBEIRO OLIVEIRA</text:p>
          </table:table-cell>
          <table:table-cell office:value-type="string" calcext:value-type="string">
            <text:p>22331249873</text:p>
          </table:table-cell>
          <table:table-cell table:formula="of:=INDEX([$Copart.$A$1:$Copart.$D$1048576];MATCH([.$B237];[$Copart.$B$1:$Copart.$B$1048576];0);MATCH([.D$1];[$Copart.$A$1:$Copart.$D$1];0))"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211419</text:p>
          </table:table-cell>
          <table:table-cell office:value-type="string" calcext:value-type="string">
            <text:p>MARIA CRISTIANA ROCHA</text:p>
          </table:table-cell>
          <table:table-cell office:value-type="string" calcext:value-type="string">
            <text:p>08945264647</text:p>
          </table:table-cell>
          <table:table-cell table:formula="of:=INDEX([$Copart.$A$1:$Copart.$D$1048576];MATCH([.$B238];[$Copart.$B$1:$Copart.$B$1048576];0);MATCH([.D$1];[$Copart.$A$1:$Copart.$D$1];0))"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141043</text:p>
          </table:table-cell>
          <table:table-cell office:value-type="string" calcext:value-type="string">
            <text:p>ITAMILSON LEITE DOS REIS</text:p>
          </table:table-cell>
          <table:table-cell office:value-type="string" calcext:value-type="string">
            <text:p>27063845810</text:p>
          </table:table-cell>
          <table:table-cell table:formula="of:=INDEX([$Copart.$A$1:$Copart.$D$1048576];MATCH([.$B239];[$Copart.$B$1:$Copart.$B$1048576];0);MATCH([.D$1];[$Copart.$A$1:$Copart.$D$1];0))" office:value-type="float" office:value="34.34" calcext:value-type="float">
            <text:p>34,34</text:p>
          </table:table-cell>
        </table:table-row>
        <table:table-row table:style-name="ro1">
          <table:table-cell office:value-type="string" calcext:value-type="string">
            <text:p>090318</text:p>
          </table:table-cell>
          <table:table-cell office:value-type="string" calcext:value-type="string">
            <text:p>FRANCARLOS RAMOS DE OLIVEIRA</text:p>
          </table:table-cell>
          <table:table-cell office:value-type="string" calcext:value-type="string">
            <text:p>12369689803</text:p>
          </table:table-cell>
          <table:table-cell table:formula="of:=INDEX([$Copart.$A$1:$Copart.$D$1048576];MATCH([.$B240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02836</text:p>
          </table:table-cell>
          <table:table-cell office:value-type="string" calcext:value-type="string">
            <text:p>PATRICIA ROMANO</text:p>
          </table:table-cell>
          <table:table-cell office:value-type="string" calcext:value-type="string">
            <text:p>17166590866</text:p>
          </table:table-cell>
          <table:table-cell table:formula="of:=INDEX([$Copart.$A$1:$Copart.$D$1048576];MATCH([.$B241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48639</text:p>
          </table:table-cell>
          <table:table-cell office:value-type="string" calcext:value-type="string">
            <text:p>LETICIA TORREZAN PAVANELLO</text:p>
          </table:table-cell>
          <table:table-cell office:value-type="string" calcext:value-type="string">
            <text:p>25055072873</text:p>
          </table:table-cell>
          <table:table-cell table:formula="of:=INDEX([$Copart.$A$1:$Copart.$D$1048576];MATCH([.$B242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65148</text:p>
          </table:table-cell>
          <table:table-cell office:value-type="string" calcext:value-type="string">
            <text:p>ALESSANDRO JOSE NUNES DA SILVA</text:p>
          </table:table-cell>
          <table:table-cell office:value-type="string" calcext:value-type="string">
            <text:p>25305889880</text:p>
          </table:table-cell>
          <table:table-cell table:formula="of:=INDEX([$Copart.$A$1:$Copart.$D$1048576];MATCH([.$B243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82158</text:p>
          </table:table-cell>
          <table:table-cell office:value-type="string" calcext:value-type="string">
            <text:p>CLAUDIA DA SILVA SANTOS</text:p>
          </table:table-cell>
          <table:table-cell office:value-type="string" calcext:value-type="string">
            <text:p>31565471822</text:p>
          </table:table-cell>
          <table:table-cell table:formula="of:=INDEX([$Copart.$A$1:$Copart.$D$1048576];MATCH([.$B244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89175</text:p>
          </table:table-cell>
          <table:table-cell office:value-type="string" calcext:value-type="string">
            <text:p>LUCIA CRISTINA ROCHA MORATO</text:p>
          </table:table-cell>
          <table:table-cell office:value-type="string" calcext:value-type="string">
            <text:p>27343067869</text:p>
          </table:table-cell>
          <table:table-cell table:formula="of:=INDEX([$Copart.$A$1:$Copart.$D$1048576];MATCH([.$B245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96443</text:p>
          </table:table-cell>
          <table:table-cell office:value-type="string" calcext:value-type="string">
            <text:p>CILENE JOANA GABRIEL</text:p>
          </table:table-cell>
          <table:table-cell office:value-type="string" calcext:value-type="string">
            <text:p>12369561840</text:p>
          </table:table-cell>
          <table:table-cell table:formula="of:=INDEX([$Copart.$A$1:$Copart.$D$1048576];MATCH([.$B246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97117</text:p>
          </table:table-cell>
          <table:table-cell office:value-type="string" calcext:value-type="string">
            <text:p>ELAINE CINTIA PISSINATO AMSTALDEN</text:p>
          </table:table-cell>
          <table:table-cell office:value-type="string" calcext:value-type="string">
            <text:p>13945586860</text:p>
          </table:table-cell>
          <table:table-cell table:formula="of:=INDEX([$Copart.$A$1:$Copart.$D$1048576];MATCH([.$B247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99259</text:p>
          </table:table-cell>
          <table:table-cell office:value-type="string" calcext:value-type="string">
            <text:p>SIMONE ANGELA DA ROSA NUNES</text:p>
          </table:table-cell>
          <table:table-cell office:value-type="string" calcext:value-type="string">
            <text:p>12992961817</text:p>
          </table:table-cell>
          <table:table-cell table:formula="of:=INDEX([$Copart.$A$1:$Copart.$D$1048576];MATCH([.$B248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14841</text:p>
          </table:table-cell>
          <table:table-cell office:value-type="string" calcext:value-type="string">
            <text:p>FERNANDA SCHIAVON</text:p>
          </table:table-cell>
          <table:table-cell office:value-type="string" calcext:value-type="string">
            <text:p>32063485879</text:p>
          </table:table-cell>
          <table:table-cell table:formula="of:=INDEX([$Copart.$A$1:$Copart.$D$1048576];MATCH([.$B249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16925</text:p>
          </table:table-cell>
          <table:table-cell office:value-type="string" calcext:value-type="string">
            <text:p>CAMILLA XAVIER MENDES</text:p>
          </table:table-cell>
          <table:table-cell office:value-type="string" calcext:value-type="string">
            <text:p>19166823838</text:p>
          </table:table-cell>
          <table:table-cell table:formula="of:=INDEX([$Copart.$A$1:$Copart.$D$1048576];MATCH([.$B250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29300</text:p>
          </table:table-cell>
          <table:table-cell office:value-type="string" calcext:value-type="string">
            <text:p>JESSICA CRISTOFOLETTI DE CASTRO</text:p>
          </table:table-cell>
          <table:table-cell office:value-type="string" calcext:value-type="string">
            <text:p>40839873832</text:p>
          </table:table-cell>
          <table:table-cell table:formula="of:=INDEX([$Copart.$A$1:$Copart.$D$1048576];MATCH([.$B251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32882</text:p>
          </table:table-cell>
          <table:table-cell office:value-type="string" calcext:value-type="string">
            <text:p>ANDREA RENATA DO VALLE</text:p>
          </table:table-cell>
          <table:table-cell office:value-type="string" calcext:value-type="string">
            <text:p>12344204814</text:p>
          </table:table-cell>
          <table:table-cell table:formula="of:=INDEX([$Copart.$A$1:$Copart.$D$1048576];MATCH([.$B252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42977</text:p>
          </table:table-cell>
          <table:table-cell office:value-type="string" calcext:value-type="string">
            <text:p>THAIS DELANGELICA BELARDIN</text:p>
          </table:table-cell>
          <table:table-cell office:value-type="string" calcext:value-type="string">
            <text:p>36864965856</text:p>
          </table:table-cell>
          <table:table-cell table:formula="of:=INDEX([$Copart.$A$1:$Copart.$D$1048576];MATCH([.$B253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44627</text:p>
          </table:table-cell>
          <table:table-cell office:value-type="string" calcext:value-type="string">
            <text:p>KELLY RIBEIRO ALVES DE JESUS</text:p>
          </table:table-cell>
          <table:table-cell office:value-type="string" calcext:value-type="string">
            <text:p>39980334835</text:p>
          </table:table-cell>
          <table:table-cell table:formula="of:=INDEX([$Copart.$A$1:$Copart.$D$1048576];MATCH([.$B254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47596</text:p>
          </table:table-cell>
          <table:table-cell office:value-type="string" calcext:value-type="string">
            <text:p>MICHELLE AMARAL GRANATO BRASILEIRO</text:p>
          </table:table-cell>
          <table:table-cell office:value-type="string" calcext:value-type="string">
            <text:p>27444774862</text:p>
          </table:table-cell>
          <table:table-cell table:formula="of:=INDEX([$Copart.$A$1:$Copart.$D$1048576];MATCH([.$B255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265055</text:p>
          </table:table-cell>
          <table:table-cell office:value-type="string" calcext:value-type="string">
            <text:p>ORIVALDO RIBEIRO</text:p>
          </table:table-cell>
          <table:table-cell office:value-type="string" calcext:value-type="string">
            <text:p>27485496867</text:p>
          </table:table-cell>
          <table:table-cell table:formula="of:=INDEX([$Copart.$A$1:$Copart.$D$1048576];MATCH([.$B256];[$Copart.$B$1:$Copart.$B$1048576];0);MATCH([.D$1];[$Copart.$A$1:$Copart.$D$1];0))"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154834</text:p>
          </table:table-cell>
          <table:table-cell office:value-type="string" calcext:value-type="string">
            <text:p>PAULO EDUARDO FERNANDES LACORTE</text:p>
          </table:table-cell>
          <table:table-cell office:value-type="string" calcext:value-type="string">
            <text:p>09597754800</text:p>
          </table:table-cell>
          <table:table-cell table:formula="of:=INDEX([$Copart.$A$1:$Copart.$D$1048576];MATCH([.$B257];[$Copart.$B$1:$Copart.$B$1048576];0);MATCH([.D$1];[$Copart.$A$1:$Copart.$D$1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45712</text:p>
          </table:table-cell>
          <table:table-cell office:value-type="string" calcext:value-type="string">
            <text:p>PRISCILA BATINGA ROTA SOUZA</text:p>
          </table:table-cell>
          <table:table-cell office:value-type="string" calcext:value-type="string">
            <text:p>41380654823</text:p>
          </table:table-cell>
          <table:table-cell table:formula="of:=INDEX([$Copart.$A$1:$Copart.$D$1048576];MATCH([.$B258];[$Copart.$B$1:$Copart.$B$1048576];0);MATCH([.D$1];[$Copart.$A$1:$Copart.$D$1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47022</text:p>
          </table:table-cell>
          <table:table-cell office:value-type="string" calcext:value-type="string">
            <text:p>ALANA CARVALHO DE OLIVEIRA</text:p>
          </table:table-cell>
          <table:table-cell office:value-type="string" calcext:value-type="string">
            <text:p>39420170837</text:p>
          </table:table-cell>
          <table:table-cell table:formula="of:=INDEX([$Copart.$A$1:$Copart.$D$1048576];MATCH([.$B259];[$Copart.$B$1:$Copart.$B$1048576];0);MATCH([.D$1];[$Copart.$A$1:$Copart.$D$1];0))"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88756</text:p>
          </table:table-cell>
          <table:table-cell table:style-name="Default" office:value-type="string" calcext:value-type="string">
            <text:p>FABIANA FIDENCIO FARINA</text:p>
          </table:table-cell>
          <table:table-cell table:style-name="Default" office:value-type="string" calcext:value-type="string">
            <text:p>16710341801</text:p>
          </table:table-cell>
          <table:table-cell table:formula="of:=INDEX([$Copart.$A$1:$Copart.$D$1048576];MATCH([.$B260];[$Copart.$B$1:$Copart.$B$1048576];0);MATCH([.D$1];[$Copart.$A$1:$Copart.$D$1];0))" office:value-type="float" office:value="36.03" calcext:value-type="float">
            <text:p>36,03</text:p>
          </table:table-cell>
        </table:table-row>
        <table:table-row table:style-name="ro1">
          <table:table-cell office:value-type="string" calcext:value-type="string">
            <text:p>140202</text:p>
          </table:table-cell>
          <table:table-cell office:value-type="string" calcext:value-type="string">
            <text:p>VERA LUCIA GALANTI VERONEZE</text:p>
          </table:table-cell>
          <table:table-cell office:value-type="string" calcext:value-type="string">
            <text:p>96453966891</text:p>
          </table:table-cell>
          <table:table-cell table:formula="of:=INDEX([$Copart.$A$1:$Copart.$D$1048576];MATCH([.$B261];[$Copart.$B$1:$Copart.$B$1048576];0);MATCH([.D$1];[$Copart.$A$1:$Copart.$D$1];0))" office:value-type="float" office:value="36.38" calcext:value-type="float">
            <text:p>36,38</text:p>
          </table:table-cell>
        </table:table-row>
        <table:table-row table:style-name="ro1">
          <table:table-cell office:value-type="string" calcext:value-type="string">
            <text:p>152945</text:p>
          </table:table-cell>
          <table:table-cell office:value-type="string" calcext:value-type="string">
            <text:p>ALESSANDRA BARBARROSSA NUNES</text:p>
          </table:table-cell>
          <table:table-cell office:value-type="string" calcext:value-type="string">
            <text:p>17401969882</text:p>
          </table:table-cell>
          <table:table-cell table:formula="of:=INDEX([$Copart.$A$1:$Copart.$D$1048576];MATCH([.$B262];[$Copart.$B$1:$Copart.$B$1048576];0);MATCH([.D$1];[$Copart.$A$1:$Copart.$D$1];0))" office:value-type="float" office:value="36.51" calcext:value-type="float">
            <text:p>36,51</text:p>
          </table:table-cell>
        </table:table-row>
        <table:table-row table:style-name="ro1">
          <table:table-cell office:value-type="string" calcext:value-type="string">
            <text:p>166677</text:p>
          </table:table-cell>
          <table:table-cell office:value-type="string" calcext:value-type="string">
            <text:p>ROSEMEIRE DA COSTA DANTAS</text:p>
          </table:table-cell>
          <table:table-cell office:value-type="string" calcext:value-type="string">
            <text:p>28475841880</text:p>
          </table:table-cell>
          <table:table-cell table:formula="of:=INDEX([$Copart.$A$1:$Copart.$D$1048576];MATCH([.$B263];[$Copart.$B$1:$Copart.$B$1048576];0);MATCH([.D$1];[$Copart.$A$1:$Copart.$D$1];0))" office:value-type="float" office:value="36.64" calcext:value-type="float">
            <text:p>36,64</text:p>
          </table:table-cell>
        </table:table-row>
        <table:table-row table:style-name="ro1">
          <table:table-cell office:value-type="string" calcext:value-type="string">
            <text:p>240842</text:p>
          </table:table-cell>
          <table:table-cell office:value-type="string" calcext:value-type="string">
            <text:p>NILZA MARIA FERNANDES CASTRO DE BARROS</text:p>
          </table:table-cell>
          <table:table-cell office:value-type="string" calcext:value-type="string">
            <text:p>22672579806</text:p>
          </table:table-cell>
          <table:table-cell table:formula="of:=INDEX([$Copart.$A$1:$Copart.$D$1048576];MATCH([.$B264];[$Copart.$B$1:$Copart.$B$1048576];0);MATCH([.D$1];[$Copart.$A$1:$Copart.$D$1];0))" office:value-type="float" office:value="36.64" calcext:value-type="float">
            <text:p>36,64</text:p>
          </table:table-cell>
        </table:table-row>
        <table:table-row table:style-name="ro1">
          <table:table-cell office:value-type="string" calcext:value-type="string">
            <text:p>282006</text:p>
          </table:table-cell>
          <table:table-cell office:value-type="string" calcext:value-type="string">
            <text:p>ANA PAULA DE ALVARENGA TERRA</text:p>
          </table:table-cell>
          <table:table-cell office:value-type="string" calcext:value-type="string">
            <text:p>39592533890</text:p>
          </table:table-cell>
          <table:table-cell table:formula="of:=INDEX([$Copart.$A$1:$Copart.$D$1048576];MATCH([.$B265];[$Copart.$B$1:$Copart.$B$1048576];0);MATCH([.D$1];[$Copart.$A$1:$Copart.$D$1];0))" office:value-type="float" office:value="36.64" calcext:value-type="float">
            <text:p>36,64</text:p>
          </table:table-cell>
        </table:table-row>
        <table:table-row table:style-name="ro1">
          <table:table-cell office:value-type="string" calcext:value-type="string">
            <text:p>144539</text:p>
          </table:table-cell>
          <table:table-cell office:value-type="string" calcext:value-type="string">
            <text:p>DANIELA BERJAN PECORARI</text:p>
          </table:table-cell>
          <table:table-cell office:value-type="string" calcext:value-type="string">
            <text:p>26089663816</text:p>
          </table:table-cell>
          <table:table-cell table:formula="of:=INDEX([$Copart.$A$1:$Copart.$D$1048576];MATCH([.$B266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85629</text:p>
          </table:table-cell>
          <table:table-cell office:value-type="string" calcext:value-type="string">
            <text:p>CLAUDIA DANIELE SALVADOR MONTEBELLO</text:p>
          </table:table-cell>
          <table:table-cell office:value-type="string" calcext:value-type="string">
            <text:p>27477113822</text:p>
          </table:table-cell>
          <table:table-cell table:formula="of:=INDEX([$Copart.$A$1:$Copart.$D$1048576];MATCH([.$B267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87033</text:p>
          </table:table-cell>
          <table:table-cell office:value-type="string" calcext:value-type="string">
            <text:p>ROSANA DE PAULA ARRUDA SILVA</text:p>
          </table:table-cell>
          <table:table-cell office:value-type="string" calcext:value-type="string">
            <text:p>30630364800</text:p>
          </table:table-cell>
          <table:table-cell table:formula="of:=INDEX([$Copart.$A$1:$Copart.$D$1048576];MATCH([.$B268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87889</text:p>
          </table:table-cell>
          <table:table-cell office:value-type="string" calcext:value-type="string">
            <text:p>DENISE CANDIDA MALAQUIAS DOS SANTOS</text:p>
          </table:table-cell>
          <table:table-cell office:value-type="string" calcext:value-type="string">
            <text:p>11528777808</text:p>
          </table:table-cell>
          <table:table-cell table:formula="of:=INDEX([$Copart.$A$1:$Copart.$D$1048576];MATCH([.$B269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04072</text:p>
          </table:table-cell>
          <table:table-cell office:value-type="string" calcext:value-type="string">
            <text:p>ALESSANDRA GUIMARAES ROVEROTTO BARELLA</text:p>
          </table:table-cell>
          <table:table-cell office:value-type="string" calcext:value-type="string">
            <text:p>38349474823</text:p>
          </table:table-cell>
          <table:table-cell table:formula="of:=INDEX([$Copart.$A$1:$Copart.$D$1048576];MATCH([.$B270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11265</text:p>
          </table:table-cell>
          <table:table-cell office:value-type="string" calcext:value-type="string">
            <text:p>MARIANE CARDOSO FRANCA DA COSTA</text:p>
          </table:table-cell>
          <table:table-cell office:value-type="string" calcext:value-type="string">
            <text:p>40739407830</text:p>
          </table:table-cell>
          <table:table-cell table:formula="of:=INDEX([$Copart.$A$1:$Copart.$D$1048576];MATCH([.$B271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18200</text:p>
          </table:table-cell>
          <table:table-cell office:value-type="string" calcext:value-type="string">
            <text:p>ISADORA CRUZ LOPES</text:p>
          </table:table-cell>
          <table:table-cell office:value-type="string" calcext:value-type="string">
            <text:p>41871204836</text:p>
          </table:table-cell>
          <table:table-cell table:formula="of:=INDEX([$Copart.$A$1:$Copart.$D$1048576];MATCH([.$B272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23131</text:p>
          </table:table-cell>
          <table:table-cell office:value-type="string" calcext:value-type="string">
            <text:p>LUCIANA CRISTINA MARTINS DESIDERIO</text:p>
          </table:table-cell>
          <table:table-cell office:value-type="string" calcext:value-type="string">
            <text:p>21559037822</text:p>
          </table:table-cell>
          <table:table-cell table:formula="of:=INDEX([$Copart.$A$1:$Copart.$D$1048576];MATCH([.$B273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264997</text:p>
          </table:table-cell>
          <table:table-cell office:value-type="string" calcext:value-type="string">
            <text:p>EVELYN SCHEIBER</text:p>
          </table:table-cell>
          <table:table-cell office:value-type="string" calcext:value-type="string">
            <text:p>42524876845</text:p>
          </table:table-cell>
          <table:table-cell table:formula="of:=INDEX([$Copart.$A$1:$Copart.$D$1048576];MATCH([.$B274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table:style-name="Default" office:value-type="string" calcext:value-type="string">
            <text:p>287806</text:p>
          </table:table-cell>
          <table:table-cell table:style-name="Default" office:value-type="string" calcext:value-type="string">
            <text:p>FABIANA VENANCIO DA COSTA MALOSSO</text:p>
          </table:table-cell>
          <table:table-cell table:style-name="Default" office:value-type="string" calcext:value-type="string">
            <text:p>27825282892</text:p>
          </table:table-cell>
          <table:table-cell table:formula="of:=INDEX([$Copart.$A$1:$Copart.$D$1048576];MATCH([.$B275];[$Copart.$B$1:$Copart.$B$1048576];0);MATCH([.D$1];[$Copart.$A$1:$Copart.$D$1];0))" office:value-type="float" office:value="37.39" calcext:value-type="float">
            <text:p>37,39</text:p>
          </table:table-cell>
        </table:table-row>
        <table:table-row table:style-name="ro1">
          <table:table-cell office:value-type="string" calcext:value-type="string">
            <text:p>195896</text:p>
          </table:table-cell>
          <table:table-cell office:value-type="string" calcext:value-type="string">
            <text:p>ROSANA CLEIDE ALEIXO SILVA DUARTE</text:p>
          </table:table-cell>
          <table:table-cell office:value-type="string" calcext:value-type="string">
            <text:p>43789021253</text:p>
          </table:table-cell>
          <table:table-cell table:formula="of:=INDEX([$Copart.$A$1:$Copart.$D$1048576];MATCH([.$B276];[$Copart.$B$1:$Copart.$B$1048576];0);MATCH([.D$1];[$Copart.$A$1:$Copart.$D$1];0))" office:value-type="float" office:value="39.16" calcext:value-type="float">
            <text:p>39,16</text:p>
          </table:table-cell>
        </table:table-row>
        <table:table-row table:style-name="ro1">
          <table:table-cell office:value-type="string" calcext:value-type="string">
            <text:p>274283</text:p>
          </table:table-cell>
          <table:table-cell office:value-type="string" calcext:value-type="string">
            <text:p>GABRIELA SANTOS RIBEIRO DE CARVALHO</text:p>
          </table:table-cell>
          <table:table-cell office:value-type="string" calcext:value-type="string">
            <text:p>45027247850</text:p>
          </table:table-cell>
          <table:table-cell table:formula="of:=INDEX([$Copart.$A$1:$Copart.$D$1048576];MATCH([.$B277];[$Copart.$B$1:$Copart.$B$1048576];0);MATCH([.D$1];[$Copart.$A$1:$Copart.$D$1];0))" office:value-type="float" office:value="39.16" calcext:value-type="float">
            <text:p>39,16</text:p>
          </table:table-cell>
        </table:table-row>
        <table:table-row table:style-name="ro1">
          <table:table-cell office:value-type="string" calcext:value-type="string">
            <text:p>160537</text:p>
          </table:table-cell>
          <table:table-cell office:value-type="string" calcext:value-type="string">
            <text:p>JULIANO BALIONI NUNES</text:p>
          </table:table-cell>
          <table:table-cell office:value-type="string" calcext:value-type="string">
            <text:p>27081446850</text:p>
          </table:table-cell>
          <table:table-cell table:formula="of:=INDEX([$Copart.$A$1:$Copart.$D$1048576];MATCH([.$B278];[$Copart.$B$1:$Copart.$B$1048576];0);MATCH([.D$1];[$Copart.$A$1:$Copart.$D$1];0))" office:value-type="float" office:value="41.61" calcext:value-type="float">
            <text:p>41,61</text:p>
          </table:table-cell>
        </table:table-row>
        <table:table-row table:style-name="ro1">
          <table:table-cell office:value-type="string" calcext:value-type="string">
            <text:p>161907</text:p>
          </table:table-cell>
          <table:table-cell office:value-type="string" calcext:value-type="string">
            <text:p>LOROANA DOS SANTOS FERREIRA</text:p>
          </table:table-cell>
          <table:table-cell office:value-type="string" calcext:value-type="string">
            <text:p>22545456802</text:p>
          </table:table-cell>
          <table:table-cell table:formula="of:=INDEX([$Copart.$A$1:$Copart.$D$1048576];MATCH([.$B279];[$Copart.$B$1:$Copart.$B$1048576];0);MATCH([.D$1];[$Copart.$A$1:$Copart.$D$1];0))" office:value-type="float" office:value="42.48" calcext:value-type="float">
            <text:p>42,48</text:p>
          </table:table-cell>
        </table:table-row>
        <table:table-row table:style-name="ro1">
          <table:table-cell office:value-type="string" calcext:value-type="string">
            <text:p>281565</text:p>
          </table:table-cell>
          <table:table-cell office:value-type="string" calcext:value-type="string">
            <text:p>LUCIA REGINA DE MELLO</text:p>
          </table:table-cell>
          <table:table-cell office:value-type="string" calcext:value-type="string">
            <text:p>45002722830</text:p>
          </table:table-cell>
          <table:table-cell table:formula="of:=INDEX([$Copart.$A$1:$Copart.$D$1048576];MATCH([.$B280];[$Copart.$B$1:$Copart.$B$1048576];0);MATCH([.D$1];[$Copart.$A$1:$Copart.$D$1];0))" office:value-type="float" office:value="42.48" calcext:value-type="float">
            <text:p>42,48</text:p>
          </table:table-cell>
        </table:table-row>
        <table:table-row table:style-name="ro1">
          <table:table-cell office:value-type="string" calcext:value-type="string">
            <text:p>186123</text:p>
          </table:table-cell>
          <table:table-cell office:value-type="string" calcext:value-type="string">
            <text:p>JOENICE SOARES DOS SANTOS</text:p>
          </table:table-cell>
          <table:table-cell office:value-type="string" calcext:value-type="string">
            <text:p>17566283863</text:p>
          </table:table-cell>
          <table:table-cell table:formula="of:=INDEX([$Copart.$A$1:$Copart.$D$1048576];MATCH([.$B281];[$Copart.$B$1:$Copart.$B$1048576];0);MATCH([.D$1];[$Copart.$A$1:$Copart.$D$1];0))" office:value-type="float" office:value="42.65" calcext:value-type="float">
            <text:p>42,65</text:p>
          </table:table-cell>
        </table:table-row>
        <table:table-row table:style-name="ro1">
          <table:table-cell office:value-type="string" calcext:value-type="string">
            <text:p>228222</text:p>
          </table:table-cell>
          <table:table-cell office:value-type="string" calcext:value-type="string">
            <text:p>ANA PAULA TAMBORIM MICHELOTTI</text:p>
          </table:table-cell>
          <table:table-cell office:value-type="string" calcext:value-type="string">
            <text:p>25383062807</text:p>
          </table:table-cell>
          <table:table-cell table:formula="of:=INDEX([$Copart.$A$1:$Copart.$D$1048576];MATCH([.$B282];[$Copart.$B$1:$Copart.$B$1048576];0);MATCH([.D$1];[$Copart.$A$1:$Copart.$D$1];0))" office:value-type="float" office:value="42.65" calcext:value-type="float">
            <text:p>42,65</text:p>
          </table:table-cell>
        </table:table-row>
        <table:table-row table:style-name="ro1">
          <table:table-cell office:value-type="string" calcext:value-type="string">
            <text:p>170694</text:p>
          </table:table-cell>
          <table:table-cell office:value-type="string" calcext:value-type="string">
            <text:p>PRISCILA TATIANE DE PAULA VITALINO</text:p>
          </table:table-cell>
          <table:table-cell office:value-type="string" calcext:value-type="string">
            <text:p>21904107893</text:p>
          </table:table-cell>
          <table:table-cell table:formula="of:=INDEX([$Copart.$A$1:$Copart.$D$1048576];MATCH([.$B283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02452</text:p>
          </table:table-cell>
          <table:table-cell office:value-type="string" calcext:value-type="string">
            <text:p>DANIELA CRISTINA LONGO BIANCHINI</text:p>
          </table:table-cell>
          <table:table-cell office:value-type="string" calcext:value-type="string">
            <text:p>27459066826</text:p>
          </table:table-cell>
          <table:table-cell table:formula="of:=INDEX([$Copart.$A$1:$Copart.$D$1048576];MATCH([.$B284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09244</text:p>
          </table:table-cell>
          <table:table-cell office:value-type="string" calcext:value-type="string">
            <text:p>JULIANA DE ALMEIDA E OLIVEIRA</text:p>
          </table:table-cell>
          <table:table-cell office:value-type="string" calcext:value-type="string">
            <text:p>28224711854</text:p>
          </table:table-cell>
          <table:table-cell table:formula="of:=INDEX([$Copart.$A$1:$Copart.$D$1048576];MATCH([.$B285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19070</text:p>
          </table:table-cell>
          <table:table-cell office:value-type="string" calcext:value-type="string">
            <text:p>TANIA BUSCH MOLON DOS SANTOS</text:p>
          </table:table-cell>
          <table:table-cell office:value-type="string" calcext:value-type="string">
            <text:p>22097878822</text:p>
          </table:table-cell>
          <table:table-cell table:formula="of:=INDEX([$Copart.$A$1:$Copart.$D$1048576];MATCH([.$B286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37795</text:p>
          </table:table-cell>
          <table:table-cell office:value-type="string" calcext:value-type="string">
            <text:p>MARIANA FRANCOIA NATIVIDADE SABINO DE OLIVEIRA</text:p>
          </table:table-cell>
          <table:table-cell office:value-type="string" calcext:value-type="string">
            <text:p>30777521822</text:p>
          </table:table-cell>
          <table:table-cell table:formula="of:=INDEX([$Copart.$A$1:$Copart.$D$1048576];MATCH([.$B287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48967</text:p>
          </table:table-cell>
          <table:table-cell office:value-type="string" calcext:value-type="string">
            <text:p>MILENA CARVALHO DA SILVA DE CAMARGO</text:p>
          </table:table-cell>
          <table:table-cell office:value-type="string" calcext:value-type="string">
            <text:p>13968630874</text:p>
          </table:table-cell>
          <table:table-cell table:formula="of:=INDEX([$Copart.$A$1:$Copart.$D$1048576];MATCH([.$B288];[$Copart.$B$1:$Copart.$B$1048576];0);MATCH([.D$1];[$Copart.$A$1:$Copart.$D$1];0))"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70610</text:p>
          </table:table-cell>
          <table:table-cell office:value-type="string" calcext:value-type="string">
            <text:p>KEISLI GABRIELE DRI</text:p>
          </table:table-cell>
          <table:table-cell office:value-type="string" calcext:value-type="string">
            <text:p>44729417836</text:p>
          </table:table-cell>
          <table:table-cell table:formula="of:=INDEX([$Copart.$A$1:$Copart.$D$1048576];MATCH([.$B289];[$Copart.$B$1:$Copart.$B$1048576];0);MATCH([.D$1];[$Copart.$A$1:$Copart.$D$1];0))" office:value-type="float" office:value="43.06" calcext:value-type="float">
            <text:p>43,06</text:p>
          </table:table-cell>
        </table:table-row>
        <table:table-row table:style-name="ro1">
          <table:table-cell office:value-type="string" calcext:value-type="string">
            <text:p>219940</text:p>
          </table:table-cell>
          <table:table-cell office:value-type="string" calcext:value-type="string">
            <text:p>ROSIMEIRE CAPOBIANCO PAPETTI</text:p>
          </table:table-cell>
          <table:table-cell office:value-type="string" calcext:value-type="string">
            <text:p>17158072860</text:p>
          </table:table-cell>
          <table:table-cell table:formula="of:=INDEX([$Copart.$A$1:$Copart.$D$1048576];MATCH([.$B290];[$Copart.$B$1:$Copart.$B$1048576];0);MATCH([.D$1];[$Copart.$A$1:$Copart.$D$1];0))" office:value-type="float" office:value="44.13" calcext:value-type="float">
            <text:p>44,13</text:p>
          </table:table-cell>
        </table:table-row>
        <table:table-row table:style-name="ro1">
          <table:table-cell office:value-type="string" calcext:value-type="string">
            <text:p>229431</text:p>
          </table:table-cell>
          <table:table-cell office:value-type="string" calcext:value-type="string">
            <text:p>LUZIA VANIA DA SILVA</text:p>
          </table:table-cell>
          <table:table-cell office:value-type="string" calcext:value-type="string">
            <text:p>33367768804</text:p>
          </table:table-cell>
          <table:table-cell table:formula="of:=INDEX([$Copart.$A$1:$Copart.$D$1048576];MATCH([.$B291];[$Copart.$B$1:$Copart.$B$1048576];0);MATCH([.D$1];[$Copart.$A$1:$Copart.$D$1];0))" office:value-type="float" office:value="44.93" calcext:value-type="float">
            <text:p>44,93</text:p>
          </table:table-cell>
        </table:table-row>
        <table:table-row table:style-name="ro1">
          <table:table-cell office:value-type="string" calcext:value-type="string">
            <text:p>264598</text:p>
          </table:table-cell>
          <table:table-cell office:value-type="string" calcext:value-type="string">
            <text:p>ANA ELISA OLIVEIRA FIGUEIREDO</text:p>
          </table:table-cell>
          <table:table-cell office:value-type="string" calcext:value-type="string">
            <text:p>17998706856</text:p>
          </table:table-cell>
          <table:table-cell table:formula="of:=INDEX([$Copart.$A$1:$Copart.$D$1048576];MATCH([.$B292];[$Copart.$B$1:$Copart.$B$1048576];0);MATCH([.D$1];[$Copart.$A$1:$Copart.$D$1];0))" office:value-type="float" office:value="44.93" calcext:value-type="float">
            <text:p>44,93</text:p>
          </table:table-cell>
        </table:table-row>
        <table:table-row table:style-name="ro1">
          <table:table-cell office:value-type="string" calcext:value-type="string">
            <text:p>202401</text:p>
          </table:table-cell>
          <table:table-cell office:value-type="string" calcext:value-type="string">
            <text:p>LETICIA HELENA CASTILHO ABE</text:p>
          </table:table-cell>
          <table:table-cell office:value-type="string" calcext:value-type="string">
            <text:p>17989318857</text:p>
          </table:table-cell>
          <table:table-cell table:formula="of:=INDEX([$Copart.$A$1:$Copart.$D$1048576];MATCH([.$B293];[$Copart.$B$1:$Copart.$B$1048576];0);MATCH([.D$1];[$Copart.$A$1:$Copart.$D$1];0))" office:value-type="float" office:value="45.13" calcext:value-type="float">
            <text:p>45,13</text:p>
          </table:table-cell>
        </table:table-row>
        <table:table-row table:style-name="ro1">
          <table:table-cell office:value-type="string" calcext:value-type="string">
            <text:p>219126</text:p>
          </table:table-cell>
          <table:table-cell office:value-type="string" calcext:value-type="string">
            <text:p>CAMILA MACHADO OLIVEIRA</text:p>
          </table:table-cell>
          <table:table-cell office:value-type="string" calcext:value-type="string">
            <text:p>40143586823</text:p>
          </table:table-cell>
          <table:table-cell table:formula="of:=INDEX([$Copart.$A$1:$Copart.$D$1048576];MATCH([.$B294];[$Copart.$B$1:$Copart.$B$1048576];0);MATCH([.D$1];[$Copart.$A$1:$Copart.$D$1];0))" office:value-type="float" office:value="46.02" calcext:value-type="float">
            <text:p>46,02</text:p>
          </table:table-cell>
        </table:table-row>
        <table:table-row table:style-name="ro1">
          <table:table-cell office:value-type="string" calcext:value-type="string">
            <text:p>223980</text:p>
          </table:table-cell>
          <table:table-cell office:value-type="string" calcext:value-type="string">
            <text:p>ADLICOEL MARIA MONACO SIQUEIRA</text:p>
          </table:table-cell>
          <table:table-cell office:value-type="string" calcext:value-type="string">
            <text:p>09583788864</text:p>
          </table:table-cell>
          <table:table-cell table:formula="of:=INDEX([$Copart.$A$1:$Copart.$D$1048576];MATCH([.$B295];[$Copart.$B$1:$Copart.$B$1048576];0);MATCH([.D$1];[$Copart.$A$1:$Copart.$D$1];0))" office:value-type="float" office:value="46.02" calcext:value-type="float">
            <text:p>46,02</text:p>
          </table:table-cell>
        </table:table-row>
        <table:table-row table:style-name="ro1">
          <table:table-cell table:style-name="Default" office:value-type="string" calcext:value-type="string">
            <text:p>286761</text:p>
          </table:table-cell>
          <table:table-cell table:style-name="Default" office:value-type="string" calcext:value-type="string">
            <text:p>PAULO MATHEUS ROMERA</text:p>
          </table:table-cell>
          <table:table-cell table:style-name="Default" office:value-type="string" calcext:value-type="string">
            <text:p>43451174880</text:p>
          </table:table-cell>
          <table:table-cell table:formula="of:=INDEX([$Copart.$A$1:$Copart.$D$1048576];MATCH([.$B296];[$Copart.$B$1:$Copart.$B$1048576];0);MATCH([.D$1];[$Copart.$A$1:$Copart.$D$1];0))" office:value-type="float" office:value="47.38" calcext:value-type="float">
            <text:p>47,38</text:p>
          </table:table-cell>
        </table:table-row>
        <table:table-row table:style-name="ro1">
          <table:table-cell office:value-type="string" calcext:value-type="string">
            <text:p>135772</text:p>
          </table:table-cell>
          <table:table-cell office:value-type="string" calcext:value-type="string">
            <text:p>ELISETE FIDELIS RAMOS GONCALVES</text:p>
          </table:table-cell>
          <table:table-cell office:value-type="string" calcext:value-type="string">
            <text:p>28751149800</text:p>
          </table:table-cell>
          <table:table-cell table:formula="of:=INDEX([$Copart.$A$1:$Copart.$D$1048576];MATCH([.$B297];[$Copart.$B$1:$Copart.$B$1048576];0);MATCH([.D$1];[$Copart.$A$1:$Copart.$D$1];0))" office:value-type="float" office:value="47.49" calcext:value-type="float">
            <text:p>47,49</text:p>
          </table:table-cell>
        </table:table-row>
        <table:table-row table:style-name="ro1">
          <table:table-cell office:value-type="string" calcext:value-type="string">
            <text:p>271420</text:p>
          </table:table-cell>
          <table:table-cell office:value-type="string" calcext:value-type="string">
            <text:p>LARISSA APARECIDA GONCALVES</text:p>
          </table:table-cell>
          <table:table-cell office:value-type="string" calcext:value-type="string">
            <text:p>32575702879</text:p>
          </table:table-cell>
          <table:table-cell table:formula="of:=INDEX([$Copart.$A$1:$Copart.$D$1048576];MATCH([.$B298];[$Copart.$B$1:$Copart.$B$1048576];0);MATCH([.D$1];[$Copart.$A$1:$Copart.$D$1];0))" office:value-type="float" office:value="47.55" calcext:value-type="float">
            <text:p>47,55</text:p>
          </table:table-cell>
        </table:table-row>
        <table:table-row table:style-name="ro1">
          <table:table-cell office:value-type="string" calcext:value-type="string">
            <text:p>147704</text:p>
          </table:table-cell>
          <table:table-cell office:value-type="string" calcext:value-type="string">
            <text:p>GISELI LUZIA CASTILHO ALONCO SALLATI</text:p>
          </table:table-cell>
          <table:table-cell office:value-type="string" calcext:value-type="string">
            <text:p>12331142807</text:p>
          </table:table-cell>
          <table:table-cell table:formula="of:=INDEX([$Copart.$A$1:$Copart.$D$1048576];MATCH([.$B299];[$Copart.$B$1:$Copart.$B$1048576];0);MATCH([.D$1];[$Copart.$A$1:$Copart.$D$1];0))" office:value-type="float" office:value="48.12" calcext:value-type="float">
            <text:p>48,12</text:p>
          </table:table-cell>
        </table:table-row>
        <table:table-row table:style-name="ro1">
          <table:table-cell office:value-type="string" calcext:value-type="string">
            <text:p>154272</text:p>
          </table:table-cell>
          <table:table-cell office:value-type="string" calcext:value-type="string">
            <text:p>ELIANA APARECIDA FERREIRA LAMATRIZ</text:p>
          </table:table-cell>
          <table:table-cell office:value-type="string" calcext:value-type="string">
            <text:p>24989641850</text:p>
          </table:table-cell>
          <table:table-cell table:formula="of:=INDEX([$Copart.$A$1:$Copart.$D$1048576];MATCH([.$B300];[$Copart.$B$1:$Copart.$B$1048576];0);MATCH([.D$1];[$Copart.$A$1:$Copart.$D$1];0))" office:value-type="float" office:value="48.15" calcext:value-type="float">
            <text:p>48,15</text:p>
          </table:table-cell>
        </table:table-row>
        <table:table-row table:style-name="ro1">
          <table:table-cell office:value-type="string" calcext:value-type="string">
            <text:p>206148</text:p>
          </table:table-cell>
          <table:table-cell office:value-type="string" calcext:value-type="string">
            <text:p>AMANDA APARECIDA GRACIANI</text:p>
          </table:table-cell>
          <table:table-cell office:value-type="string" calcext:value-type="string">
            <text:p>21743578873</text:p>
          </table:table-cell>
          <table:table-cell table:formula="of:=INDEX([$Copart.$A$1:$Copart.$D$1048576];MATCH([.$B301];[$Copart.$B$1:$Copart.$B$1048576];0);MATCH([.D$1];[$Copart.$A$1:$Copart.$D$1];0))" office:value-type="float" office:value="49.03" calcext:value-type="float">
            <text:p>49,03</text:p>
          </table:table-cell>
        </table:table-row>
        <table:table-row table:style-name="ro1">
          <table:table-cell office:value-type="string" calcext:value-type="string">
            <text:p>232726</text:p>
          </table:table-cell>
          <table:table-cell office:value-type="string" calcext:value-type="string">
            <text:p>OZELIA DUARTE DE MIRANDA VITALINO</text:p>
          </table:table-cell>
          <table:table-cell office:value-type="string" calcext:value-type="string">
            <text:p>18798887858</text:p>
          </table:table-cell>
          <table:table-cell table:formula="of:=INDEX([$Copart.$A$1:$Copart.$D$1048576];MATCH([.$B302];[$Copart.$B$1:$Copart.$B$1048576];0);MATCH([.D$1];[$Copart.$A$1:$Copart.$D$1];0))" office:value-type="float" office:value="49.11" calcext:value-type="float">
            <text:p>49,11</text:p>
          </table:table-cell>
        </table:table-row>
        <table:table-row table:style-name="ro1">
          <table:table-cell office:value-type="string" calcext:value-type="string">
            <text:p>178385</text:p>
          </table:table-cell>
          <table:table-cell office:value-type="string" calcext:value-type="string">
            <text:p>SIRLENE FERREIRA DO NASCIMENTO</text:p>
          </table:table-cell>
          <table:table-cell office:value-type="string" calcext:value-type="string">
            <text:p>18070798807</text:p>
          </table:table-cell>
          <table:table-cell table:formula="of:=INDEX([$Copart.$A$1:$Copart.$D$1048576];MATCH([.$B303];[$Copart.$B$1:$Copart.$B$1048576];0);MATCH([.D$1];[$Copart.$A$1:$Copart.$D$1];0))" office:value-type="float" office:value="49.43" calcext:value-type="float">
            <text:p>49,43</text:p>
          </table:table-cell>
        </table:table-row>
        <table:table-row table:style-name="ro1">
          <table:table-cell office:value-type="string" calcext:value-type="string">
            <text:p>180395</text:p>
          </table:table-cell>
          <table:table-cell office:value-type="string" calcext:value-type="string">
            <text:p>FRANCIELY CRISTINA XAVIER GUARDA</text:p>
          </table:table-cell>
          <table:table-cell office:value-type="string" calcext:value-type="string">
            <text:p>34188171812</text:p>
          </table:table-cell>
          <table:table-cell table:formula="of:=INDEX([$Copart.$A$1:$Copart.$D$1048576];MATCH([.$B304];[$Copart.$B$1:$Copart.$B$1048576];0);MATCH([.D$1];[$Copart.$A$1:$Copart.$D$1];0))" office:value-type="float" office:value="49.56" calcext:value-type="float">
            <text:p>49,56</text:p>
          </table:table-cell>
        </table:table-row>
        <table:table-row table:style-name="ro1">
          <table:table-cell office:value-type="string" calcext:value-type="string">
            <text:p>120756</text:p>
          </table:table-cell>
          <table:table-cell office:value-type="string" calcext:value-type="string">
            <text:p>ALBERTO WAGNER COMITRE</text:p>
          </table:table-cell>
          <table:table-cell office:value-type="string" calcext:value-type="string">
            <text:p>10584899840</text:p>
          </table:table-cell>
          <table:table-cell table:formula="of:=INDEX([$Copart.$A$1:$Copart.$D$1048576];MATCH([.$B305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24009</text:p>
          </table:table-cell>
          <table:table-cell office:value-type="string" calcext:value-type="string">
            <text:p>ALYSSON MATHEUS LACERDA SANTOS</text:p>
          </table:table-cell>
          <table:table-cell office:value-type="string" calcext:value-type="string">
            <text:p>27333571823</text:p>
          </table:table-cell>
          <table:table-cell table:formula="of:=INDEX([$Copart.$A$1:$Copart.$D$1048576];MATCH([.$B306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30355</text:p>
          </table:table-cell>
          <table:table-cell office:value-type="string" calcext:value-type="string">
            <text:p>DANIEL FERNANDO RAMALHAO</text:p>
          </table:table-cell>
          <table:table-cell office:value-type="string" calcext:value-type="string">
            <text:p>19698711805</text:p>
          </table:table-cell>
          <table:table-cell table:formula="of:=INDEX([$Copart.$A$1:$Copart.$D$1048576];MATCH([.$B307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6505</text:p>
          </table:table-cell>
          <table:table-cell office:value-type="string" calcext:value-type="string">
            <text:p>HELENA APARECIDA MARTINS</text:p>
          </table:table-cell>
          <table:table-cell office:value-type="string" calcext:value-type="string">
            <text:p>07870665835</text:p>
          </table:table-cell>
          <table:table-cell table:formula="of:=INDEX([$Copart.$A$1:$Copart.$D$1048576];MATCH([.$B308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53602</text:p>
          </table:table-cell>
          <table:table-cell office:value-type="string" calcext:value-type="string">
            <text:p>KARINA AVANCI</text:p>
          </table:table-cell>
          <table:table-cell office:value-type="string" calcext:value-type="string">
            <text:p>26241482807</text:p>
          </table:table-cell>
          <table:table-cell table:formula="of:=INDEX([$Copart.$A$1:$Copart.$D$1048576];MATCH([.$B309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55227</text:p>
          </table:table-cell>
          <table:table-cell office:value-type="string" calcext:value-type="string">
            <text:p>CARLOS ROBERTO BIANCHI</text:p>
          </table:table-cell>
          <table:table-cell office:value-type="string" calcext:value-type="string">
            <text:p>28375210862</text:p>
          </table:table-cell>
          <table:table-cell table:formula="of:=INDEX([$Copart.$A$1:$Copart.$D$1048576];MATCH([.$B310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69492</text:p>
          </table:table-cell>
          <table:table-cell office:value-type="string" calcext:value-type="string">
            <text:p>CRISTIANE DE ALMEIDA</text:p>
          </table:table-cell>
          <table:table-cell office:value-type="string" calcext:value-type="string">
            <text:p>19200106889</text:p>
          </table:table-cell>
          <table:table-cell table:formula="of:=INDEX([$Copart.$A$1:$Copart.$D$1048576];MATCH([.$B311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0323</text:p>
          </table:table-cell>
          <table:table-cell office:value-type="string" calcext:value-type="string">
            <text:p>SILVANA DE JESUS SOUZA OLIVEIRA</text:p>
          </table:table-cell>
          <table:table-cell office:value-type="string" calcext:value-type="string">
            <text:p>26484020809</text:p>
          </table:table-cell>
          <table:table-cell table:formula="of:=INDEX([$Copart.$A$1:$Copart.$D$1048576];MATCH([.$B312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6227</text:p>
          </table:table-cell>
          <table:table-cell office:value-type="string" calcext:value-type="string">
            <text:p>FHEOLA CHRISTINE AVILA COSTA</text:p>
          </table:table-cell>
          <table:table-cell office:value-type="string" calcext:value-type="string">
            <text:p>33282874855</text:p>
          </table:table-cell>
          <table:table-cell table:formula="of:=INDEX([$Copart.$A$1:$Copart.$D$1048576];MATCH([.$B313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7511</text:p>
          </table:table-cell>
          <table:table-cell office:value-type="string" calcext:value-type="string">
            <text:p>PAULO RICARDO ESTEVAM</text:p>
          </table:table-cell>
          <table:table-cell office:value-type="string" calcext:value-type="string">
            <text:p>26952855823</text:p>
          </table:table-cell>
          <table:table-cell table:formula="of:=INDEX([$Copart.$A$1:$Copart.$D$1048576];MATCH([.$B314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5034</text:p>
          </table:table-cell>
          <table:table-cell office:value-type="string" calcext:value-type="string">
            <text:p>MARGARETE MARIA MOREIRA NOGUEIRA</text:p>
          </table:table-cell>
          <table:table-cell office:value-type="string" calcext:value-type="string">
            <text:p>10714931837</text:p>
          </table:table-cell>
          <table:table-cell table:formula="of:=INDEX([$Copart.$A$1:$Copart.$D$1048576];MATCH([.$B315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6107</text:p>
          </table:table-cell>
          <table:table-cell office:value-type="string" calcext:value-type="string">
            <text:p>JANAINA BERTO</text:p>
          </table:table-cell>
          <table:table-cell office:value-type="string" calcext:value-type="string">
            <text:p>29405575864</text:p>
          </table:table-cell>
          <table:table-cell table:formula="of:=INDEX([$Copart.$A$1:$Copart.$D$1048576];MATCH([.$B316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7294</text:p>
          </table:table-cell>
          <table:table-cell office:value-type="string" calcext:value-type="string">
            <text:p>TATIANA SANTOS TORNISIELO</text:p>
          </table:table-cell>
          <table:table-cell office:value-type="string" calcext:value-type="string">
            <text:p>26882360839</text:p>
          </table:table-cell>
          <table:table-cell table:formula="of:=INDEX([$Copart.$A$1:$Copart.$D$1048576];MATCH([.$B317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1755</text:p>
          </table:table-cell>
          <table:table-cell office:value-type="string" calcext:value-type="string">
            <text:p>JULIANA CORDEIRO SANTOS</text:p>
          </table:table-cell>
          <table:table-cell office:value-type="string" calcext:value-type="string">
            <text:p>04686714982</text:p>
          </table:table-cell>
          <table:table-cell table:formula="of:=INDEX([$Copart.$A$1:$Copart.$D$1048576];MATCH([.$B318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5010</text:p>
          </table:table-cell>
          <table:table-cell office:value-type="string" calcext:value-type="string">
            <text:p>LILIA PEDROSO BARBOSA</text:p>
          </table:table-cell>
          <table:table-cell office:value-type="string" calcext:value-type="string">
            <text:p>27768270835</text:p>
          </table:table-cell>
          <table:table-cell table:formula="of:=INDEX([$Copart.$A$1:$Copart.$D$1048576];MATCH([.$B319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8221</text:p>
          </table:table-cell>
          <table:table-cell office:value-type="string" calcext:value-type="string">
            <text:p>DRIELE ALVES DE ARAUJO</text:p>
          </table:table-cell>
          <table:table-cell office:value-type="string" calcext:value-type="string">
            <text:p>38576330857</text:p>
          </table:table-cell>
          <table:table-cell table:formula="of:=INDEX([$Copart.$A$1:$Copart.$D$1048576];MATCH([.$B320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2130</text:p>
          </table:table-cell>
          <table:table-cell office:value-type="string" calcext:value-type="string">
            <text:p>MARILENE PEREIRA FROIS DE MORAIS</text:p>
          </table:table-cell>
          <table:table-cell office:value-type="string" calcext:value-type="string">
            <text:p>17165676880</text:p>
          </table:table-cell>
          <table:table-cell table:formula="of:=INDEX([$Copart.$A$1:$Copart.$D$1048576];MATCH([.$B321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2601</text:p>
          </table:table-cell>
          <table:table-cell office:value-type="string" calcext:value-type="string">
            <text:p>CLEVELI GUTIERREZ DINIZ</text:p>
          </table:table-cell>
          <table:table-cell office:value-type="string" calcext:value-type="string">
            <text:p>13946149855</text:p>
          </table:table-cell>
          <table:table-cell table:formula="of:=INDEX([$Copart.$A$1:$Copart.$D$1048576];MATCH([.$B322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7131</text:p>
          </table:table-cell>
          <table:table-cell office:value-type="string" calcext:value-type="string">
            <text:p>CINTIA KARINA GODOY</text:p>
          </table:table-cell>
          <table:table-cell office:value-type="string" calcext:value-type="string">
            <text:p>28376027875</text:p>
          </table:table-cell>
          <table:table-cell table:formula="of:=INDEX([$Copart.$A$1:$Copart.$D$1048576];MATCH([.$B323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078</text:p>
          </table:table-cell>
          <table:table-cell office:value-type="string" calcext:value-type="string">
            <text:p>SABRINA DE JESUS BARREIROS</text:p>
          </table:table-cell>
          <table:table-cell office:value-type="string" calcext:value-type="string">
            <text:p>35200590884</text:p>
          </table:table-cell>
          <table:table-cell table:formula="of:=INDEX([$Copart.$A$1:$Copart.$D$1048576];MATCH([.$B324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1058</text:p>
          </table:table-cell>
          <table:table-cell office:value-type="string" calcext:value-type="string">
            <text:p>ELIANE LIPE RIBEIRO</text:p>
          </table:table-cell>
          <table:table-cell office:value-type="string" calcext:value-type="string">
            <text:p>21350785814</text:p>
          </table:table-cell>
          <table:table-cell table:formula="of:=INDEX([$Copart.$A$1:$Copart.$D$1048576];MATCH([.$B325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2122</text:p>
          </table:table-cell>
          <table:table-cell office:value-type="string" calcext:value-type="string">
            <text:p>CAMILA RODRIGUES DE JESUS</text:p>
          </table:table-cell>
          <table:table-cell office:value-type="string" calcext:value-type="string">
            <text:p>43326026846</text:p>
          </table:table-cell>
          <table:table-cell table:formula="of:=INDEX([$Copart.$A$1:$Copart.$D$1048576];MATCH([.$B326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4680</text:p>
          </table:table-cell>
          <table:table-cell office:value-type="string" calcext:value-type="string">
            <text:p>MAIRA DUARTE NOVAES</text:p>
          </table:table-cell>
          <table:table-cell office:value-type="string" calcext:value-type="string">
            <text:p>33892666822</text:p>
          </table:table-cell>
          <table:table-cell table:formula="of:=INDEX([$Copart.$A$1:$Copart.$D$1048576];MATCH([.$B327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7787</text:p>
          </table:table-cell>
          <table:table-cell office:value-type="string" calcext:value-type="string">
            <text:p>BRUNA CAROLINE DE MACEDO MIYAMOTO</text:p>
          </table:table-cell>
          <table:table-cell office:value-type="string" calcext:value-type="string">
            <text:p>43933024862</text:p>
          </table:table-cell>
          <table:table-cell table:formula="of:=INDEX([$Copart.$A$1:$Copart.$D$1048576];MATCH([.$B328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48525</text:p>
          </table:table-cell>
          <table:table-cell office:value-type="string" calcext:value-type="string">
            <text:p>VERIDIANA ESPERANCA BUZZO</text:p>
          </table:table-cell>
          <table:table-cell office:value-type="string" calcext:value-type="string">
            <text:p>37901637838</text:p>
          </table:table-cell>
          <table:table-cell table:formula="of:=INDEX([$Copart.$A$1:$Copart.$D$1048576];MATCH([.$B329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58423</text:p>
          </table:table-cell>
          <table:table-cell office:value-type="string" calcext:value-type="string">
            <text:p>MARINALDA MARRETTO HELMEISTER</text:p>
          </table:table-cell>
          <table:table-cell office:value-type="string" calcext:value-type="string">
            <text:p>12641640848</text:p>
          </table:table-cell>
          <table:table-cell table:formula="of:=INDEX([$Copart.$A$1:$Copart.$D$1048576];MATCH([.$B330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65535</text:p>
          </table:table-cell>
          <table:table-cell office:value-type="string" calcext:value-type="string">
            <text:p>FABIANE NEGRETTO</text:p>
          </table:table-cell>
          <table:table-cell office:value-type="string" calcext:value-type="string">
            <text:p>34314810866</text:p>
          </table:table-cell>
          <table:table-cell table:formula="of:=INDEX([$Copart.$A$1:$Copart.$D$1048576];MATCH([.$B331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65616</text:p>
          </table:table-cell>
          <table:table-cell office:value-type="string" calcext:value-type="string">
            <text:p>FRANCINE DA SILVA BERGARA</text:p>
          </table:table-cell>
          <table:table-cell office:value-type="string" calcext:value-type="string">
            <text:p>33580815830</text:p>
          </table:table-cell>
          <table:table-cell table:formula="of:=INDEX([$Copart.$A$1:$Copart.$D$1048576];MATCH([.$B332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68755</text:p>
          </table:table-cell>
          <table:table-cell office:value-type="string" calcext:value-type="string">
            <text:p>RENATA CRISTINA DE OLIVEIRA</text:p>
          </table:table-cell>
          <table:table-cell office:value-type="string" calcext:value-type="string">
            <text:p>28620988840</text:p>
          </table:table-cell>
          <table:table-cell table:formula="of:=INDEX([$Copart.$A$1:$Copart.$D$1048576];MATCH([.$B333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72191</text:p>
          </table:table-cell>
          <table:table-cell office:value-type="string" calcext:value-type="string">
            <text:p>ANA CECILIA DE MORAES FERREIRA</text:p>
          </table:table-cell>
          <table:table-cell office:value-type="string" calcext:value-type="string">
            <text:p>50668712848</text:p>
          </table:table-cell>
          <table:table-cell table:formula="of:=INDEX([$Copart.$A$1:$Copart.$D$1048576];MATCH([.$B334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73953</text:p>
          </table:table-cell>
          <table:table-cell office:value-type="string" calcext:value-type="string">
            <text:p>EDIZETE LUCIANA CALDERAN MARTIM</text:p>
          </table:table-cell>
          <table:table-cell office:value-type="string" calcext:value-type="string">
            <text:p>17557884876</text:p>
          </table:table-cell>
          <table:table-cell table:formula="of:=INDEX([$Copart.$A$1:$Copart.$D$1048576];MATCH([.$B335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79099</text:p>
          </table:table-cell>
          <table:table-cell office:value-type="string" calcext:value-type="string">
            <text:p>ANA MARIA CAMPOLIM MONTEIRO</text:p>
          </table:table-cell>
          <table:table-cell office:value-type="string" calcext:value-type="string">
            <text:p>14993605846</text:p>
          </table:table-cell>
          <table:table-cell table:formula="of:=INDEX([$Copart.$A$1:$Copart.$D$1048576];MATCH([.$B336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907537</text:p>
          </table:table-cell>
          <table:table-cell table:style-name="Default" office:value-type="string" calcext:value-type="string">
            <text:p>MAURICI LUIS SCARPARI</text:p>
          </table:table-cell>
          <table:table-cell table:style-name="Default" office:value-type="string" calcext:value-type="string">
            <text:p>13671393840</text:p>
          </table:table-cell>
          <table:table-cell table:formula="of:=INDEX([$Copart.$A$1:$Copart.$D$1048576];MATCH([.$B337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910813</text:p>
          </table:table-cell>
          <table:table-cell table:style-name="Default" office:value-type="string" calcext:value-type="string">
            <text:p>ANGELICA MARISA AVANSI AVERSA</text:p>
          </table:table-cell>
          <table:table-cell table:style-name="Default" office:value-type="string" calcext:value-type="string">
            <text:p>28626477805</text:p>
          </table:table-cell>
          <table:table-cell table:formula="of:=INDEX([$Copart.$A$1:$Copart.$D$1048576];MATCH([.$B338];[$Copart.$B$1:$Copart.$B$1048576];0);MATCH([.D$1];[$Copart.$A$1:$Copart.$D$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64342</text:p>
          </table:table-cell>
          <table:table-cell office:value-type="string" calcext:value-type="string">
            <text:p>RAFAELA CRISTINA VIEIRA VIANA</text:p>
          </table:table-cell>
          <table:table-cell office:value-type="string" calcext:value-type="string">
            <text:p>42923936809</text:p>
          </table:table-cell>
          <table:table-cell table:formula="of:=INDEX([$Copart.$A$1:$Copart.$D$1048576];MATCH([.$B339];[$Copart.$B$1:$Copart.$B$1048576];0);MATCH([.D$1];[$Copart.$A$1:$Copart.$D$1];0))" office:value-type="float" office:value="51.02" calcext:value-type="float">
            <text:p>51,02</text:p>
          </table:table-cell>
        </table:table-row>
        <table:table-row table:style-name="ro1">
          <table:table-cell office:value-type="string" calcext:value-type="string">
            <text:p>182353</text:p>
          </table:table-cell>
          <table:table-cell office:value-type="string" calcext:value-type="string">
            <text:p>JEANE BOSCO RUFINO</text:p>
          </table:table-cell>
          <table:table-cell office:value-type="string" calcext:value-type="string">
            <text:p>32211044808</text:p>
          </table:table-cell>
          <table:table-cell table:formula="of:=INDEX([$Copart.$A$1:$Copart.$D$1048576];MATCH([.$B340];[$Copart.$B$1:$Copart.$B$1048576];0);MATCH([.D$1];[$Copart.$A$1:$Copart.$D$1];0))" office:value-type="float" office:value="51.33" calcext:value-type="float">
            <text:p>51,33</text:p>
          </table:table-cell>
        </table:table-row>
        <table:table-row table:style-name="ro1">
          <table:table-cell office:value-type="string" calcext:value-type="string">
            <text:p>202762</text:p>
          </table:table-cell>
          <table:table-cell office:value-type="string" calcext:value-type="string">
            <text:p>JULIANA MARIA DANIEL VELLO</text:p>
          </table:table-cell>
          <table:table-cell office:value-type="string" calcext:value-type="string">
            <text:p>19215755810</text:p>
          </table:table-cell>
          <table:table-cell table:formula="of:=INDEX([$Copart.$A$1:$Copart.$D$1048576];MATCH([.$B341];[$Copart.$B$1:$Copart.$B$1048576];0);MATCH([.D$1];[$Copart.$A$1:$Copart.$D$1];0))" office:value-type="float" office:value="52.08" calcext:value-type="float">
            <text:p>52,08</text:p>
          </table:table-cell>
        </table:table-row>
        <table:table-row table:style-name="ro1">
          <table:table-cell table:style-name="Default" office:value-type="string" calcext:value-type="string">
            <text:p>910759</text:p>
          </table:table-cell>
          <table:table-cell table:style-name="Default" office:value-type="string" calcext:value-type="string">
            <text:p>ANA BEATRIZ CANTO KRAIDE</text:p>
          </table:table-cell>
          <table:table-cell table:style-name="Default" office:value-type="string" calcext:value-type="string">
            <text:p>06286202846</text:p>
          </table:table-cell>
          <table:table-cell table:formula="of:=INDEX([$Copart.$A$1:$Copart.$D$1048576];MATCH([.$B342];[$Copart.$B$1:$Copart.$B$1048576];0);MATCH([.D$1];[$Copart.$A$1:$Copart.$D$1];0))" office:value-type="float" office:value="52.22" calcext:value-type="float">
            <text:p>52,22</text:p>
          </table:table-cell>
        </table:table-row>
        <table:table-row table:style-name="ro1">
          <table:table-cell office:value-type="string" calcext:value-type="string">
            <text:p>101637</text:p>
          </table:table-cell>
          <table:table-cell office:value-type="string" calcext:value-type="string">
            <text:p>MARIA LUCINEI XAVIER</text:p>
          </table:table-cell>
          <table:table-cell office:value-type="string" calcext:value-type="string">
            <text:p>11527874893</text:p>
          </table:table-cell>
          <table:table-cell table:formula="of:=INDEX([$Copart.$A$1:$Copart.$D$1048576];MATCH([.$B343];[$Copart.$B$1:$Copart.$B$1048576];0);MATCH([.D$1];[$Copart.$A$1:$Copart.$D$1];0))" office:value-type="float" office:value="52.92" calcext:value-type="float">
            <text:p>52,92</text:p>
          </table:table-cell>
        </table:table-row>
        <table:table-row table:style-name="ro1">
          <table:table-cell office:value-type="string" calcext:value-type="string">
            <text:p>171343</text:p>
          </table:table-cell>
          <table:table-cell office:value-type="string" calcext:value-type="string">
            <text:p>ODILEIA FERREIRA DA SILVA</text:p>
          </table:table-cell>
          <table:table-cell office:value-type="string" calcext:value-type="string">
            <text:p>26546201828</text:p>
          </table:table-cell>
          <table:table-cell table:formula="of:=INDEX([$Copart.$A$1:$Copart.$D$1048576];MATCH([.$B344];[$Copart.$B$1:$Copart.$B$1048576];0);MATCH([.D$1];[$Copart.$A$1:$Copart.$D$1];0))" office:value-type="float" office:value="53.2" calcext:value-type="float">
            <text:p>53,2</text:p>
          </table:table-cell>
        </table:table-row>
        <table:table-row table:style-name="ro1">
          <table:table-cell office:value-type="string" calcext:value-type="string">
            <text:p>191254</text:p>
          </table:table-cell>
          <table:table-cell office:value-type="string" calcext:value-type="string">
            <text:p>MARIA OSMARINA LEITE</text:p>
          </table:table-cell>
          <table:table-cell office:value-type="string" calcext:value-type="string">
            <text:p>11546705899</text:p>
          </table:table-cell>
          <table:table-cell table:formula="of:=INDEX([$Copart.$A$1:$Copart.$D$1048576];MATCH([.$B345];[$Copart.$B$1:$Copart.$B$1048576];0);MATCH([.D$1];[$Copart.$A$1:$Copart.$D$1];0))" office:value-type="float" office:value="53.33" calcext:value-type="float">
            <text:p>53,33</text:p>
          </table:table-cell>
        </table:table-row>
        <table:table-row table:style-name="ro1">
          <table:table-cell office:value-type="string" calcext:value-type="string">
            <text:p>268372</text:p>
          </table:table-cell>
          <table:table-cell office:value-type="string" calcext:value-type="string">
            <text:p>KELLY CECILIA DA SILVA SIMOES MONTEIRO</text:p>
          </table:table-cell>
          <table:table-cell office:value-type="string" calcext:value-type="string">
            <text:p>32699918865</text:p>
          </table:table-cell>
          <table:table-cell table:formula="of:=INDEX([$Copart.$A$1:$Copart.$D$1048576];MATCH([.$B346];[$Copart.$B$1:$Copart.$B$1048576];0);MATCH([.D$1];[$Copart.$A$1:$Copart.$D$1];0))" office:value-type="float" office:value="53.83" calcext:value-type="float">
            <text:p>53,83</text:p>
          </table:table-cell>
        </table:table-row>
        <table:table-row table:style-name="ro1">
          <table:table-cell office:value-type="string" calcext:value-type="string">
            <text:p>216135</text:p>
          </table:table-cell>
          <table:table-cell office:value-type="string" calcext:value-type="string">
            <text:p>LUIS RENATO ANDRADE FISCHER</text:p>
          </table:table-cell>
          <table:table-cell office:value-type="string" calcext:value-type="string">
            <text:p>26448004807</text:p>
          </table:table-cell>
          <table:table-cell table:formula="of:=INDEX([$Copart.$A$1:$Copart.$D$1048576];MATCH([.$B347];[$Copart.$B$1:$Copart.$B$1048576];0);MATCH([.D$1];[$Copart.$A$1:$Copart.$D$1];0))" office:value-type="float" office:value="54.17" calcext:value-type="float">
            <text:p>54,17</text:p>
          </table:table-cell>
        </table:table-row>
        <table:table-row table:style-name="ro1">
          <table:table-cell office:value-type="string" calcext:value-type="string">
            <text:p>201634</text:p>
          </table:table-cell>
          <table:table-cell office:value-type="string" calcext:value-type="string">
            <text:p>FRIDA METZGER</text:p>
          </table:table-cell>
          <table:table-cell office:value-type="string" calcext:value-type="string">
            <text:p>25701058808</text:p>
          </table:table-cell>
          <table:table-cell table:formula="of:=INDEX([$Copart.$A$1:$Copart.$D$1048576];MATCH([.$B348];[$Copart.$B$1:$Copart.$B$1048576];0);MATCH([.D$1];[$Copart.$A$1:$Copart.$D$1];0))" office:value-type="float" office:value="54.35" calcext:value-type="float">
            <text:p>54,35</text:p>
          </table:table-cell>
        </table:table-row>
        <table:table-row table:style-name="ro1">
          <table:table-cell office:value-type="float" office:value="911780" calcext:value-type="float">
            <text:p>911780</text:p>
          </table:table-cell>
          <table:table-cell office:value-type="string" calcext:value-type="string">
            <text:p>GLAUCIA APARECIDA VILODRES OLIVEIRA</text:p>
          </table:table-cell>
          <table:table-cell office:value-type="string" calcext:value-type="string">
            <text:p>09713386809</text:p>
          </table:table-cell>
          <table:table-cell table:formula="of:=INDEX([$Copart.$A$1:$Copart.$D$1048576];MATCH([.$B349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143502</text:p>
          </table:table-cell>
          <table:table-cell office:value-type="string" calcext:value-type="string">
            <text:p>GRAZIELA CONCEICAO DE OLIVEIRA DORTA RIBEIRO</text:p>
          </table:table-cell>
          <table:table-cell office:value-type="string" calcext:value-type="string">
            <text:p>13959595875</text:p>
          </table:table-cell>
          <table:table-cell table:formula="of:=INDEX([$Copart.$A$1:$Copart.$D$1048576];MATCH([.$B350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165608</text:p>
          </table:table-cell>
          <table:table-cell office:value-type="string" calcext:value-type="string">
            <text:p>EVELISE MONCAIO MODA</text:p>
          </table:table-cell>
          <table:table-cell office:value-type="string" calcext:value-type="string">
            <text:p>13937114807</text:p>
          </table:table-cell>
          <table:table-cell table:formula="of:=INDEX([$Copart.$A$1:$Copart.$D$1048576];MATCH([.$B351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174794</text:p>
          </table:table-cell>
          <table:table-cell office:value-type="string" calcext:value-type="string">
            <text:p>PRISCILA MENDONCA CERSOSIMO</text:p>
          </table:table-cell>
          <table:table-cell office:value-type="string" calcext:value-type="string">
            <text:p>27039950839</text:p>
          </table:table-cell>
          <table:table-cell table:formula="of:=INDEX([$Copart.$A$1:$Copart.$D$1048576];MATCH([.$B352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214205</text:p>
          </table:table-cell>
          <table:table-cell office:value-type="string" calcext:value-type="string">
            <text:p>LUCIANA MARIA DA SILVA GAMA</text:p>
          </table:table-cell>
          <table:table-cell office:value-type="string" calcext:value-type="string">
            <text:p>38183163840</text:p>
          </table:table-cell>
          <table:table-cell table:formula="of:=INDEX([$Copart.$A$1:$Copart.$D$1048576];MATCH([.$B353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216070</text:p>
          </table:table-cell>
          <table:table-cell office:value-type="string" calcext:value-type="string">
            <text:p>SILVIA REGINA COELHO PRATES</text:p>
          </table:table-cell>
          <table:table-cell office:value-type="string" calcext:value-type="string">
            <text:p>01713273810</text:p>
          </table:table-cell>
          <table:table-cell table:formula="of:=INDEX([$Copart.$A$1:$Copart.$D$1048576];MATCH([.$B354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table:style-name="Default" office:value-type="string" calcext:value-type="string">
            <text:p>286028</text:p>
          </table:table-cell>
          <table:table-cell table:style-name="Default" office:value-type="string" calcext:value-type="string">
            <text:p>ANAMARIA BUZATO VILLARON XAVIER</text:p>
          </table:table-cell>
          <table:table-cell table:style-name="Default" office:value-type="string" calcext:value-type="string">
            <text:p>24935741848</text:p>
          </table:table-cell>
          <table:table-cell table:formula="of:=INDEX([$Copart.$A$1:$Copart.$D$1048576];MATCH([.$B355];[$Copart.$B$1:$Copart.$B$1048576];0);MATCH([.D$1];[$Copart.$A$1:$Copart.$D$1];0))" office:value-type="float" office:value="54.43" calcext:value-type="float">
            <text:p>54,43</text:p>
          </table:table-cell>
        </table:table-row>
        <table:table-row table:style-name="ro1">
          <table:table-cell office:value-type="string" calcext:value-type="string">
            <text:p>207390</text:p>
          </table:table-cell>
          <table:table-cell office:value-type="string" calcext:value-type="string">
            <text:p>ANDERSON CORREIA DE CAMPOS</text:p>
          </table:table-cell>
          <table:table-cell office:value-type="string" calcext:value-type="string">
            <text:p>28170232856</text:p>
          </table:table-cell>
          <table:table-cell table:formula="of:=INDEX([$Copart.$A$1:$Copart.$D$1048576];MATCH([.$B356];[$Copart.$B$1:$Copart.$B$1048576];0);MATCH([.D$1];[$Copart.$A$1:$Copart.$D$1];0))" office:value-type="float" office:value="54.87" calcext:value-type="float">
            <text:p>54,87</text:p>
          </table:table-cell>
        </table:table-row>
        <table:table-row table:style-name="ro1">
          <table:table-cell office:value-type="string" calcext:value-type="string">
            <text:p>191763</text:p>
          </table:table-cell>
          <table:table-cell office:value-type="string" calcext:value-type="string">
            <text:p>AURELITA VIDAL DO NASCIMENTO DA SILVA</text:p>
          </table:table-cell>
          <table:table-cell office:value-type="string" calcext:value-type="string">
            <text:p>33407096534</text:p>
          </table:table-cell>
          <table:table-cell table:formula="of:=INDEX([$Copart.$A$1:$Copart.$D$1048576];MATCH([.$B357];[$Copart.$B$1:$Copart.$B$1048576];0);MATCH([.D$1];[$Copart.$A$1:$Copart.$D$1];0))" office:value-type="float" office:value="54.93" calcext:value-type="float">
            <text:p>54,93</text:p>
          </table:table-cell>
        </table:table-row>
        <table:table-row table:style-name="ro1">
          <table:table-cell office:value-type="string" calcext:value-type="string">
            <text:p>193457</text:p>
          </table:table-cell>
          <table:table-cell office:value-type="string" calcext:value-type="string">
            <text:p>TAIS YURI OTSUK</text:p>
          </table:table-cell>
          <table:table-cell office:value-type="string" calcext:value-type="string">
            <text:p>23114816819</text:p>
          </table:table-cell>
          <table:table-cell table:formula="of:=INDEX([$Copart.$A$1:$Copart.$D$1048576];MATCH([.$B358];[$Copart.$B$1:$Copart.$B$1048576];0);MATCH([.D$1];[$Copart.$A$1:$Copart.$D$1];0))"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287539</text:p>
          </table:table-cell>
          <table:table-cell table:style-name="Default" office:value-type="string" calcext:value-type="string">
            <text:p>MARIA JOSE DA SILVA CAMARGO</text:p>
          </table:table-cell>
          <table:table-cell table:style-name="Default" office:value-type="string" calcext:value-type="string">
            <text:p>17630067860</text:p>
          </table:table-cell>
          <table:table-cell table:formula="of:=INDEX([$Copart.$A$1:$Copart.$D$1048576];MATCH([.$B359];[$Copart.$B$1:$Copart.$B$1048576];0);MATCH([.D$1];[$Copart.$A$1:$Copart.$D$1];0))" office:value-type="float" office:value="55.05" calcext:value-type="float">
            <text:p>55,05</text:p>
          </table:table-cell>
        </table:table-row>
        <table:table-row table:style-name="ro1">
          <table:table-cell office:value-type="string" calcext:value-type="string">
            <text:p>225126</text:p>
          </table:table-cell>
          <table:table-cell office:value-type="string" calcext:value-type="string">
            <text:p>HELENA DO VALLE FRANCO</text:p>
          </table:table-cell>
          <table:table-cell office:value-type="string" calcext:value-type="string">
            <text:p>43085085840</text:p>
          </table:table-cell>
          <table:table-cell table:formula="of:=INDEX([$Copart.$A$1:$Copart.$D$1048576];MATCH([.$B360];[$Copart.$B$1:$Copart.$B$1048576];0);MATCH([.D$1];[$Copart.$A$1:$Copart.$D$1];0))"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193416</text:p>
          </table:table-cell>
          <table:table-cell office:value-type="string" calcext:value-type="string">
            <text:p>RENATA CAMPOS COSTA</text:p>
          </table:table-cell>
          <table:table-cell office:value-type="string" calcext:value-type="string">
            <text:p>31560639830</text:p>
          </table:table-cell>
          <table:table-cell table:formula="of:=INDEX([$Copart.$A$1:$Copart.$D$1048576];MATCH([.$B361];[$Copart.$B$1:$Copart.$B$1048576];0);MATCH([.D$1];[$Copart.$A$1:$Copart.$D$1];0))" office:value-type="float" office:value="55.63" calcext:value-type="float">
            <text:p>55,63</text:p>
          </table:table-cell>
        </table:table-row>
        <table:table-row table:style-name="ro1">
          <table:table-cell office:value-type="string" calcext:value-type="string">
            <text:p>221210</text:p>
          </table:table-cell>
          <table:table-cell office:value-type="string" calcext:value-type="string">
            <text:p>PAULA ROBERTA TRINDADE</text:p>
          </table:table-cell>
          <table:table-cell office:value-type="string" calcext:value-type="string">
            <text:p>19806557824</text:p>
          </table:table-cell>
          <table:table-cell table:formula="of:=INDEX([$Copart.$A$1:$Copart.$D$1048576];MATCH([.$B362];[$Copart.$B$1:$Copart.$B$1048576];0);MATCH([.D$1];[$Copart.$A$1:$Copart.$D$1];0))" office:value-type="float" office:value="56.12" calcext:value-type="float">
            <text:p>56,12</text:p>
          </table:table-cell>
        </table:table-row>
        <table:table-row table:style-name="ro1">
          <table:table-cell office:value-type="string" calcext:value-type="string">
            <text:p>104436</text:p>
          </table:table-cell>
          <table:table-cell office:value-type="string" calcext:value-type="string">
            <text:p>NIVALDO JOSE DE PAULA</text:p>
          </table:table-cell>
          <table:table-cell office:value-type="string" calcext:value-type="string">
            <text:p>06870739870</text:p>
          </table:table-cell>
          <table:table-cell table:formula="of:=INDEX([$Copart.$A$1:$Copart.$D$1048576];MATCH([.$B363];[$Copart.$B$1:$Copart.$B$1048576];0);MATCH([.D$1];[$Copart.$A$1:$Copart.$D$1];0))"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134023</text:p>
          </table:table-cell>
          <table:table-cell office:value-type="string" calcext:value-type="string">
            <text:p>MARTA CRISTINA DE ALMEIDA LEME</text:p>
          </table:table-cell>
          <table:table-cell office:value-type="string" calcext:value-type="string">
            <text:p>05390819810</text:p>
          </table:table-cell>
          <table:table-cell table:formula="of:=INDEX([$Copart.$A$1:$Copart.$D$1048576];MATCH([.$B364];[$Copart.$B$1:$Copart.$B$1048576];0);MATCH([.D$1];[$Copart.$A$1:$Copart.$D$1];0))"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221449</text:p>
          </table:table-cell>
          <table:table-cell office:value-type="string" calcext:value-type="string">
            <text:p>VIVIANE SAMPAIO RAFAEL DOS SANTOS</text:p>
          </table:table-cell>
          <table:table-cell office:value-type="string" calcext:value-type="string">
            <text:p>25783069825</text:p>
          </table:table-cell>
          <table:table-cell table:formula="of:=INDEX([$Copart.$A$1:$Copart.$D$1048576];MATCH([.$B365];[$Copart.$B$1:$Copart.$B$1048576];0);MATCH([.D$1];[$Copart.$A$1:$Copart.$D$1];0))"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155329</text:p>
          </table:table-cell>
          <table:table-cell office:value-type="string" calcext:value-type="string">
            <text:p>SARAH SOLER MONTEBELO DE LIMA</text:p>
          </table:table-cell>
          <table:table-cell office:value-type="string" calcext:value-type="string">
            <text:p>21320100805</text:p>
          </table:table-cell>
          <table:table-cell table:formula="of:=INDEX([$Copart.$A$1:$Copart.$D$1048576];MATCH([.$B366];[$Copart.$B$1:$Copart.$B$1048576];0);MATCH([.D$1];[$Copart.$A$1:$Copart.$D$1];0))" office:value-type="float" office:value="58.29" calcext:value-type="float">
            <text:p>58,29</text:p>
          </table:table-cell>
        </table:table-row>
        <table:table-row table:style-name="ro1">
          <table:table-cell office:value-type="string" calcext:value-type="string">
            <text:p>234788</text:p>
          </table:table-cell>
          <table:table-cell office:value-type="string" calcext:value-type="string">
            <text:p>VERA CLELIA DALMEIDA CAPELLA</text:p>
          </table:table-cell>
          <table:table-cell office:value-type="string" calcext:value-type="string">
            <text:p>07665294871</text:p>
          </table:table-cell>
          <table:table-cell table:formula="of:=INDEX([$Copart.$A$1:$Copart.$D$1048576];MATCH([.$B367];[$Copart.$B$1:$Copart.$B$1048576];0);MATCH([.D$1];[$Copart.$A$1:$Copart.$D$1];0))" office:value-type="float" office:value="58.88" calcext:value-type="float">
            <text:p>58,88</text:p>
          </table:table-cell>
        </table:table-row>
        <table:table-row table:style-name="ro1">
          <table:table-cell office:value-type="string" calcext:value-type="string">
            <text:p>237353</text:p>
          </table:table-cell>
          <table:table-cell office:value-type="string" calcext:value-type="string">
            <text:p>KARLA JANAINA DE CILLO</text:p>
          </table:table-cell>
          <table:table-cell office:value-type="string" calcext:value-type="string">
            <text:p>25318297846</text:p>
          </table:table-cell>
          <table:table-cell table:formula="of:=INDEX([$Copart.$A$1:$Copart.$D$1048576];MATCH([.$B368];[$Copart.$B$1:$Copart.$B$1048576];0);MATCH([.D$1];[$Copart.$A$1:$Copart.$D$1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30449</text:p>
          </table:table-cell>
          <table:table-cell office:value-type="string" calcext:value-type="string">
            <text:p>GISSON AMORIM COSTA</text:p>
          </table:table-cell>
          <table:table-cell office:value-type="string" calcext:value-type="string">
            <text:p>28153754866</text:p>
          </table:table-cell>
          <table:table-cell table:formula="of:=INDEX([$Copart.$A$1:$Copart.$D$1048576];MATCH([.$B369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153073</text:p>
          </table:table-cell>
          <table:table-cell office:value-type="string" calcext:value-type="string">
            <text:p>DANIELA APARECIDA LOPES MAISTRO</text:p>
          </table:table-cell>
          <table:table-cell office:value-type="string" calcext:value-type="string">
            <text:p>25601351830</text:p>
          </table:table-cell>
          <table:table-cell table:formula="of:=INDEX([$Copart.$A$1:$Copart.$D$1048576];MATCH([.$B370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170661</text:p>
          </table:table-cell>
          <table:table-cell office:value-type="string" calcext:value-type="string">
            <text:p>CLAUDIA VALERIA POMPEO GARCIA</text:p>
          </table:table-cell>
          <table:table-cell office:value-type="string" calcext:value-type="string">
            <text:p>09601913807</text:p>
          </table:table-cell>
          <table:table-cell table:formula="of:=INDEX([$Copart.$A$1:$Copart.$D$1048576];MATCH([.$B371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242861</text:p>
          </table:table-cell>
          <table:table-cell office:value-type="string" calcext:value-type="string">
            <text:p>CARLA REGINA JULIAO BARBOSA</text:p>
          </table:table-cell>
          <table:table-cell office:value-type="string" calcext:value-type="string">
            <text:p>22171821884</text:p>
          </table:table-cell>
          <table:table-cell table:formula="of:=INDEX([$Copart.$A$1:$Copart.$D$1048576];MATCH([.$B372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265810</text:p>
          </table:table-cell>
          <table:table-cell office:value-type="string" calcext:value-type="string">
            <text:p>ELIANE APARECIDA MINATTI CANNAVINA</text:p>
          </table:table-cell>
          <table:table-cell office:value-type="string" calcext:value-type="string">
            <text:p>27370955818</text:p>
          </table:table-cell>
          <table:table-cell table:formula="of:=INDEX([$Copart.$A$1:$Copart.$D$1048576];MATCH([.$B373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267970</text:p>
          </table:table-cell>
          <table:table-cell office:value-type="string" calcext:value-type="string">
            <text:p>MAGALI CRISTINA BANZATO</text:p>
          </table:table-cell>
          <table:table-cell office:value-type="string" calcext:value-type="string">
            <text:p>25183637857</text:p>
          </table:table-cell>
          <table:table-cell table:formula="of:=INDEX([$Copart.$A$1:$Copart.$D$1048576];MATCH([.$B374];[$Copart.$B$1:$Copart.$B$1048576];0);MATCH([.D$1];[$Copart.$A$1:$Copart.$D$1];0))" office:value-type="float" office:value="60.62" calcext:value-type="float">
            <text:p>60,62</text:p>
          </table:table-cell>
        </table:table-row>
        <table:table-row table:style-name="ro1">
          <table:table-cell office:value-type="string" calcext:value-type="string">
            <text:p>169578</text:p>
          </table:table-cell>
          <table:table-cell office:value-type="string" calcext:value-type="string">
            <text:p>ELIANE APARECIDA SBRAVATTI DE FARIA</text:p>
          </table:table-cell>
          <table:table-cell office:value-type="string" calcext:value-type="string">
            <text:p>26875794837</text:p>
          </table:table-cell>
          <table:table-cell table:formula="of:=INDEX([$Copart.$A$1:$Copart.$D$1048576];MATCH([.$B375];[$Copart.$B$1:$Copart.$B$1048576];0);MATCH([.D$1];[$Copart.$A$1:$Copart.$D$1];0))" office:value-type="float" office:value="61.38" calcext:value-type="float">
            <text:p>61,38</text:p>
          </table:table-cell>
        </table:table-row>
        <table:table-row table:style-name="ro1">
          <table:table-cell office:value-type="string" calcext:value-type="string">
            <text:p>233854</text:p>
          </table:table-cell>
          <table:table-cell office:value-type="string" calcext:value-type="string">
            <text:p>TALITA KAWAAI PEREIRA CARVALHO</text:p>
          </table:table-cell>
          <table:table-cell office:value-type="string" calcext:value-type="string">
            <text:p>45167053897</text:p>
          </table:table-cell>
          <table:table-cell table:formula="of:=INDEX([$Copart.$A$1:$Copart.$D$1048576];MATCH([.$B376];[$Copart.$B$1:$Copart.$B$1048576];0);MATCH([.D$1];[$Copart.$A$1:$Copart.$D$1];0))" office:value-type="float" office:value="61.64" calcext:value-type="float">
            <text:p>61,64</text:p>
          </table:table-cell>
        </table:table-row>
        <table:table-row table:style-name="ro1">
          <table:table-cell office:value-type="string" calcext:value-type="string">
            <text:p>276944</text:p>
          </table:table-cell>
          <table:table-cell office:value-type="string" calcext:value-type="string">
            <text:p>JAMILE MARTINS</text:p>
          </table:table-cell>
          <table:table-cell office:value-type="string" calcext:value-type="string">
            <text:p>33348948860</text:p>
          </table:table-cell>
          <table:table-cell table:formula="of:=INDEX([$Copart.$A$1:$Copart.$D$1048576];MATCH([.$B377];[$Copart.$B$1:$Copart.$B$1048576];0);MATCH([.D$1];[$Copart.$A$1:$Copart.$D$1];0))" office:value-type="float" office:value="61.64" calcext:value-type="float">
            <text:p>61,64</text:p>
          </table:table-cell>
        </table:table-row>
        <table:table-row table:style-name="ro1">
          <table:table-cell office:value-type="string" calcext:value-type="string">
            <text:p>283010</text:p>
          </table:table-cell>
          <table:table-cell office:value-type="string" calcext:value-type="string">
            <text:p>DYANNE MARTINS MARQUES</text:p>
          </table:table-cell>
          <table:table-cell office:value-type="string" calcext:value-type="string">
            <text:p>60758208332</text:p>
          </table:table-cell>
          <table:table-cell table:formula="of:=INDEX([$Copart.$A$1:$Copart.$D$1048576];MATCH([.$B378];[$Copart.$B$1:$Copart.$B$1048576];0);MATCH([.D$1];[$Copart.$A$1:$Copart.$D$1];0))" office:value-type="float" office:value="61.64" calcext:value-type="float">
            <text:p>61,64</text:p>
          </table:table-cell>
        </table:table-row>
        <table:table-row table:style-name="ro1">
          <table:table-cell office:value-type="string" calcext:value-type="string">
            <text:p>204544</text:p>
          </table:table-cell>
          <table:table-cell office:value-type="string" calcext:value-type="string">
            <text:p>MARIA DAS GRACAS SANCHES DANTAS</text:p>
          </table:table-cell>
          <table:table-cell office:value-type="string" calcext:value-type="string">
            <text:p>28908551808</text:p>
          </table:table-cell>
          <table:table-cell table:formula="of:=INDEX([$Copart.$A$1:$Copart.$D$1048576];MATCH([.$B379];[$Copart.$B$1:$Copart.$B$1048576];0);MATCH([.D$1];[$Copart.$A$1:$Copart.$D$1];0))" office:value-type="float" office:value="62.18" calcext:value-type="float">
            <text:p>62,18</text:p>
          </table:table-cell>
        </table:table-row>
        <table:table-row table:style-name="ro1">
          <table:table-cell office:value-type="string" calcext:value-type="string">
            <text:p>235083</text:p>
          </table:table-cell>
          <table:table-cell office:value-type="string" calcext:value-type="string">
            <text:p>RODOLFO GERNER JUNIOR</text:p>
          </table:table-cell>
          <table:table-cell office:value-type="string" calcext:value-type="string">
            <text:p>02300358417</text:p>
          </table:table-cell>
          <table:table-cell table:formula="of:=INDEX([$Copart.$A$1:$Copart.$D$1048576];MATCH([.$B380];[$Copart.$B$1:$Copart.$B$1048576];0);MATCH([.D$1];[$Copart.$A$1:$Copart.$D$1];0))" office:value-type="float" office:value="62.18" calcext:value-type="float">
            <text:p>62,18</text:p>
          </table:table-cell>
        </table:table-row>
        <table:table-row table:style-name="ro1">
          <table:table-cell office:value-type="string" calcext:value-type="string">
            <text:p>151795</text:p>
          </table:table-cell>
          <table:table-cell office:value-type="string" calcext:value-type="string">
            <text:p>LUCIANA APARECIDA MORATO</text:p>
          </table:table-cell>
          <table:table-cell office:value-type="string" calcext:value-type="string">
            <text:p>11549138804</text:p>
          </table:table-cell>
          <table:table-cell table:formula="of:=INDEX([$Copart.$A$1:$Copart.$D$1048576];MATCH([.$B381];[$Copart.$B$1:$Copart.$B$1048576];0);MATCH([.D$1];[$Copart.$A$1:$Copart.$D$1];0))"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154875</text:p>
          </table:table-cell>
          <table:table-cell office:value-type="string" calcext:value-type="string">
            <text:p>SIMONE CRISTINA BERALDO SALDIBAS ALONSO</text:p>
          </table:table-cell>
          <table:table-cell office:value-type="string" calcext:value-type="string">
            <text:p>19160193824</text:p>
          </table:table-cell>
          <table:table-cell table:formula="of:=INDEX([$Copart.$A$1:$Copart.$D$1048576];MATCH([.$B382];[$Copart.$B$1:$Copart.$B$1048576];0);MATCH([.D$1];[$Copart.$A$1:$Copart.$D$1];0))"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193762</text:p>
          </table:table-cell>
          <table:table-cell office:value-type="string" calcext:value-type="string">
            <text:p>SUELI DRESSANO</text:p>
          </table:table-cell>
          <table:table-cell office:value-type="string" calcext:value-type="string">
            <text:p>07870881880</text:p>
          </table:table-cell>
          <table:table-cell table:formula="of:=INDEX([$Copart.$A$1:$Copart.$D$1048576];MATCH([.$B383];[$Copart.$B$1:$Copart.$B$1048576];0);MATCH([.D$1];[$Copart.$A$1:$Copart.$D$1];0))"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284076</text:p>
          </table:table-cell>
          <table:table-cell office:value-type="string" calcext:value-type="string">
            <text:p>TAUANA DEL MONTE</text:p>
          </table:table-cell>
          <table:table-cell office:value-type="string" calcext:value-type="string">
            <text:p>39574348822</text:p>
          </table:table-cell>
          <table:table-cell table:formula="of:=INDEX([$Copart.$A$1:$Copart.$D$1048576];MATCH([.$B384];[$Copart.$B$1:$Copart.$B$1048576];0);MATCH([.D$1];[$Copart.$A$1:$Copart.$D$1];0))" office:value-type="float" office:value="62.39" calcext:value-type="float">
            <text:p>62,39</text:p>
          </table:table-cell>
        </table:table-row>
        <table:table-row table:style-name="ro1">
          <table:table-cell office:value-type="string" calcext:value-type="string">
            <text:p>179747</text:p>
          </table:table-cell>
          <table:table-cell office:value-type="string" calcext:value-type="string">
            <text:p>ANGELITA RIBEIRO DO PRADO</text:p>
          </table:table-cell>
          <table:table-cell office:value-type="string" calcext:value-type="string">
            <text:p>12003289810</text:p>
          </table:table-cell>
          <table:table-cell table:formula="of:=INDEX([$Copart.$A$1:$Copart.$D$1048576];MATCH([.$B385];[$Copart.$B$1:$Copart.$B$1048576];0);MATCH([.D$1];[$Copart.$A$1:$Copart.$D$1];0))" office:value-type="float" office:value="64.24" calcext:value-type="float">
            <text:p>64,24</text:p>
          </table:table-cell>
        </table:table-row>
        <table:table-row table:style-name="ro1">
          <table:table-cell office:value-type="string" calcext:value-type="string">
            <text:p>165189</text:p>
          </table:table-cell>
          <table:table-cell office:value-type="string" calcext:value-type="string">
            <text:p>NATALE MARIO SOAVE NETO</text:p>
          </table:table-cell>
          <table:table-cell office:value-type="string" calcext:value-type="string">
            <text:p>19688239801</text:p>
          </table:table-cell>
          <table:table-cell table:formula="of:=INDEX([$Copart.$A$1:$Copart.$D$1048576];MATCH([.$B386];[$Copart.$B$1:$Copart.$B$1048576];0);MATCH([.D$1];[$Copart.$A$1:$Copart.$D$1];0))" office:value-type="float" office:value="65.05" calcext:value-type="float">
            <text:p>65,05</text:p>
          </table:table-cell>
        </table:table-row>
        <table:table-row table:style-name="ro1">
          <table:table-cell office:value-type="string" calcext:value-type="string">
            <text:p>265128</text:p>
          </table:table-cell>
          <table:table-cell office:value-type="string" calcext:value-type="string">
            <text:p>LUCAS GIACHETTO DE ARAUJO</text:p>
          </table:table-cell>
          <table:table-cell office:value-type="string" calcext:value-type="string">
            <text:p>43082921825</text:p>
          </table:table-cell>
          <table:table-cell table:formula="of:=INDEX([$Copart.$A$1:$Copart.$D$1048576];MATCH([.$B387];[$Copart.$B$1:$Copart.$B$1048576];0);MATCH([.D$1];[$Copart.$A$1:$Copart.$D$1];0))" office:value-type="float" office:value="66.43" calcext:value-type="float">
            <text:p>66,43</text:p>
          </table:table-cell>
        </table:table-row>
        <table:table-row table:style-name="ro1">
          <table:table-cell office:value-type="string" calcext:value-type="string">
            <text:p>138905</text:p>
          </table:table-cell>
          <table:table-cell office:value-type="string" calcext:value-type="string">
            <text:p>FABIO LUIS SIMOES</text:p>
          </table:table-cell>
          <table:table-cell office:value-type="string" calcext:value-type="string">
            <text:p>17166460814</text:p>
          </table:table-cell>
          <table:table-cell table:formula="of:=INDEX([$Copart.$A$1:$Copart.$D$1048576];MATCH([.$B388];[$Copart.$B$1:$Copart.$B$1048576];0);MATCH([.D$1];[$Copart.$A$1:$Copart.$D$1];0))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202215</text:p>
          </table:table-cell>
          <table:table-cell office:value-type="string" calcext:value-type="string">
            <text:p>MARIA CLAUDIA SANTOS SAMPAIO</text:p>
          </table:table-cell>
          <table:table-cell office:value-type="string" calcext:value-type="string">
            <text:p>33857235829</text:p>
          </table:table-cell>
          <table:table-cell table:formula="of:=INDEX([$Copart.$A$1:$Copart.$D$1048576];MATCH([.$B389];[$Copart.$B$1:$Copart.$B$1048576];0);MATCH([.D$1];[$Copart.$A$1:$Copart.$D$1];0))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278327</text:p>
          </table:table-cell>
          <table:table-cell office:value-type="string" calcext:value-type="string">
            <text:p>LUCIANA BEATRIZ DE ARAUJO</text:p>
          </table:table-cell>
          <table:table-cell office:value-type="string" calcext:value-type="string">
            <text:p>46479516850</text:p>
          </table:table-cell>
          <table:table-cell table:formula="of:=INDEX([$Copart.$A$1:$Copart.$D$1048576];MATCH([.$B390];[$Copart.$B$1:$Copart.$B$1048576];0);MATCH([.D$1];[$Copart.$A$1:$Copart.$D$1];0))" office:value-type="float" office:value="66.74" calcext:value-type="float">
            <text:p>66,74</text:p>
          </table:table-cell>
        </table:table-row>
        <table:table-row table:style-name="ro1">
          <table:table-cell office:value-type="string" calcext:value-type="string">
            <text:p>185111</text:p>
          </table:table-cell>
          <table:table-cell office:value-type="string" calcext:value-type="string">
            <text:p>MONISE MACIEL PRUDENTE</text:p>
          </table:table-cell>
          <table:table-cell office:value-type="string" calcext:value-type="string">
            <text:p>29411579809</text:p>
          </table:table-cell>
          <table:table-cell table:formula="of:=INDEX([$Copart.$A$1:$Copart.$D$1048576];MATCH([.$B391];[$Copart.$B$1:$Copart.$B$1048576];0);MATCH([.D$1];[$Copart.$A$1:$Copart.$D$1];0))" office:value-type="float" office:value="66.76" calcext:value-type="float">
            <text:p>66,76</text:p>
          </table:table-cell>
        </table:table-row>
        <table:table-row table:style-name="ro1">
          <table:table-cell office:value-type="string" calcext:value-type="string">
            <text:p>173061</text:p>
          </table:table-cell>
          <table:table-cell office:value-type="string" calcext:value-type="string">
            <text:p>IRACILDA REGINA DE ARRUDA SILVA</text:p>
          </table:table-cell>
          <table:table-cell office:value-type="string" calcext:value-type="string">
            <text:p>19029185848</text:p>
          </table:table-cell>
          <table:table-cell table:formula="of:=INDEX([$Copart.$A$1:$Copart.$D$1048576];MATCH([.$B392];[$Copart.$B$1:$Copart.$B$1048576];0);MATCH([.D$1];[$Copart.$A$1:$Copart.$D$1];0))"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221945</text:p>
          </table:table-cell>
          <table:table-cell office:value-type="string" calcext:value-type="string">
            <text:p>LEIVA APARECIDA TONELLI</text:p>
          </table:table-cell>
          <table:table-cell office:value-type="string" calcext:value-type="string">
            <text:p>09588741823</text:p>
          </table:table-cell>
          <table:table-cell table:formula="of:=INDEX([$Copart.$A$1:$Copart.$D$1048576];MATCH([.$B393];[$Copart.$B$1:$Copart.$B$1048576];0);MATCH([.D$1];[$Copart.$A$1:$Copart.$D$1];0))"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248100</text:p>
          </table:table-cell>
          <table:table-cell office:value-type="string" calcext:value-type="string">
            <text:p>JACKELINE MAURICIO DE OLIVEIRA</text:p>
          </table:table-cell>
          <table:table-cell office:value-type="string" calcext:value-type="string">
            <text:p>39798856821</text:p>
          </table:table-cell>
          <table:table-cell table:formula="of:=INDEX([$Copart.$A$1:$Copart.$D$1048576];MATCH([.$B394];[$Copart.$B$1:$Copart.$B$1048576];0);MATCH([.D$1];[$Copart.$A$1:$Copart.$D$1];0))"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100454</text:p>
          </table:table-cell>
          <table:table-cell office:value-type="string" calcext:value-type="string">
            <text:p>EDIBERTO BERTAZZONI</text:p>
          </table:table-cell>
          <table:table-cell office:value-type="string" calcext:value-type="string">
            <text:p>11556761813</text:p>
          </table:table-cell>
          <table:table-cell table:formula="of:=INDEX([$Copart.$A$1:$Copart.$D$1048576];MATCH([.$B395];[$Copart.$B$1:$Copart.$B$1048576];0);MATCH([.D$1];[$Copart.$A$1:$Copart.$D$1];0))" office:value-type="float" office:value="67.11" calcext:value-type="float">
            <text:p>67,11</text:p>
          </table:table-cell>
        </table:table-row>
        <table:table-row table:style-name="ro1">
          <table:table-cell office:value-type="string" calcext:value-type="string">
            <text:p>273899</text:p>
          </table:table-cell>
          <table:table-cell office:value-type="string" calcext:value-type="string">
            <text:p>VIVIAN CORREIA LIMA SILVA</text:p>
          </table:table-cell>
          <table:table-cell office:value-type="string" calcext:value-type="string">
            <text:p>42459976801</text:p>
          </table:table-cell>
          <table:table-cell table:formula="of:=INDEX([$Copart.$A$1:$Copart.$D$1048576];MATCH([.$B396];[$Copart.$B$1:$Copart.$B$1048576];0);MATCH([.D$1];[$Copart.$A$1:$Copart.$D$1];0))" office:value-type="float" office:value="67.26" calcext:value-type="float">
            <text:p>67,26</text:p>
          </table:table-cell>
        </table:table-row>
        <table:table-row table:style-name="ro1">
          <table:table-cell office:value-type="string" calcext:value-type="string">
            <text:p>174908</text:p>
          </table:table-cell>
          <table:table-cell office:value-type="string" calcext:value-type="string">
            <text:p>LIVIA PAULILLO PIETROBON</text:p>
          </table:table-cell>
          <table:table-cell office:value-type="string" calcext:value-type="string">
            <text:p>32423650892</text:p>
          </table:table-cell>
          <table:table-cell table:formula="of:=INDEX([$Copart.$A$1:$Copart.$D$1048576];MATCH([.$B397];[$Copart.$B$1:$Copart.$B$1048576];0);MATCH([.D$1];[$Copart.$A$1:$Copart.$D$1];0))" office:value-type="float" office:value="67.7" calcext:value-type="float">
            <text:p>67,7</text:p>
          </table:table-cell>
        </table:table-row>
        <table:table-row table:style-name="ro1">
          <table:table-cell table:style-name="Default" office:value-type="string" calcext:value-type="string">
            <text:p>285846</text:p>
          </table:table-cell>
          <table:table-cell table:style-name="Default" office:value-type="string" calcext:value-type="string">
            <text:p>NATALLI APARECIDA HENRIQUE FIGUEIREDO</text:p>
          </table:table-cell>
          <table:table-cell table:style-name="Default" office:value-type="string" calcext:value-type="string">
            <text:p>12052454640</text:p>
          </table:table-cell>
          <table:table-cell table:formula="of:=INDEX([$Copart.$A$1:$Copart.$D$1048576];MATCH([.$B398];[$Copart.$B$1:$Copart.$B$1048576];0);MATCH([.D$1];[$Copart.$A$1:$Copart.$D$1];0))"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244228</text:p>
          </table:table-cell>
          <table:table-cell office:value-type="string" calcext:value-type="string">
            <text:p>ANA LYDIA COSTA GOUVEIA</text:p>
          </table:table-cell>
          <table:table-cell office:value-type="string" calcext:value-type="string">
            <text:p>87282232920</text:p>
          </table:table-cell>
          <table:table-cell table:formula="of:=INDEX([$Copart.$A$1:$Copart.$D$1048576];MATCH([.$B399];[$Copart.$B$1:$Copart.$B$1048576];0);MATCH([.D$1];[$Copart.$A$1:$Copart.$D$1];0))" office:value-type="float" office:value="68.54" calcext:value-type="float">
            <text:p>68,54</text:p>
          </table:table-cell>
        </table:table-row>
        <table:table-row table:style-name="ro1">
          <table:table-cell office:value-type="string" calcext:value-type="string">
            <text:p>198638</text:p>
          </table:table-cell>
          <table:table-cell office:value-type="string" calcext:value-type="string">
            <text:p>MARCIA MARIA BETTIN</text:p>
          </table:table-cell>
          <table:table-cell office:value-type="string" calcext:value-type="string">
            <text:p>16064568810</text:p>
          </table:table-cell>
          <table:table-cell table:formula="of:=INDEX([$Copart.$A$1:$Copart.$D$1048576];MATCH([.$B400];[$Copart.$B$1:$Copart.$B$1048576];0);MATCH([.D$1];[$Copart.$A$1:$Copart.$D$1];0))" office:value-type="float" office:value="68.67" calcext:value-type="float">
            <text:p>68,67</text:p>
          </table:table-cell>
        </table:table-row>
        <table:table-row table:style-name="ro1">
          <table:table-cell office:value-type="string" calcext:value-type="string">
            <text:p>195806</text:p>
          </table:table-cell>
          <table:table-cell office:value-type="string" calcext:value-type="string">
            <text:p>PRISCILA SOUZA DE AMARAL MENEZES</text:p>
          </table:table-cell>
          <table:table-cell office:value-type="string" calcext:value-type="string">
            <text:p>11245277707</text:p>
          </table:table-cell>
          <table:table-cell table:formula="of:=INDEX([$Copart.$A$1:$Copart.$D$1048576];MATCH([.$B401];[$Copart.$B$1:$Copart.$B$1048576];0);MATCH([.D$1];[$Copart.$A$1:$Copart.$D$1];0))" office:value-type="float" office:value="69.74" calcext:value-type="float">
            <text:p>69,74</text:p>
          </table:table-cell>
        </table:table-row>
        <table:table-row table:style-name="ro1">
          <table:table-cell office:value-type="string" calcext:value-type="string">
            <text:p>200115</text:p>
          </table:table-cell>
          <table:table-cell office:value-type="string" calcext:value-type="string">
            <text:p>FABIO DE OLIVEIRA SOUZA</text:p>
          </table:table-cell>
          <table:table-cell office:value-type="string" calcext:value-type="string">
            <text:p>26795943801</text:p>
          </table:table-cell>
          <table:table-cell table:formula="of:=INDEX([$Copart.$A$1:$Copart.$D$1048576];MATCH([.$B402];[$Copart.$B$1:$Copart.$B$1048576];0);MATCH([.D$1];[$Copart.$A$1:$Copart.$D$1];0))" office:value-type="float" office:value="70.43" calcext:value-type="float">
            <text:p>70,43</text:p>
          </table:table-cell>
        </table:table-row>
        <table:table-row table:style-name="ro1">
          <table:table-cell office:value-type="string" calcext:value-type="string">
            <text:p>223450</text:p>
          </table:table-cell>
          <table:table-cell office:value-type="string" calcext:value-type="string">
            <text:p>MARIANA CAMARGO FRANCO</text:p>
          </table:table-cell>
          <table:table-cell office:value-type="string" calcext:value-type="string">
            <text:p>37249910884</text:p>
          </table:table-cell>
          <table:table-cell table:formula="of:=INDEX([$Copart.$A$1:$Copart.$D$1048576];MATCH([.$B403];[$Copart.$B$1:$Copart.$B$1048576];0);MATCH([.D$1];[$Copart.$A$1:$Copart.$D$1];0))" office:value-type="float" office:value="70.82" calcext:value-type="float">
            <text:p>70,82</text:p>
          </table:table-cell>
        </table:table-row>
        <table:table-row table:style-name="ro1">
          <table:table-cell office:value-type="string" calcext:value-type="string">
            <text:p>174175</text:p>
          </table:table-cell>
          <table:table-cell office:value-type="string" calcext:value-type="string">
            <text:p>LUIS GUSTAVO FACCO</text:p>
          </table:table-cell>
          <table:table-cell office:value-type="string" calcext:value-type="string">
            <text:p>29011080831</text:p>
          </table:table-cell>
          <table:table-cell table:formula="of:=INDEX([$Copart.$A$1:$Copart.$D$1048576];MATCH([.$B404];[$Copart.$B$1:$Copart.$B$1048576];0);MATCH([.D$1];[$Copart.$A$1:$Copart.$D$1];0))" office:value-type="float" office:value="71.02" calcext:value-type="float">
            <text:p>71,02</text:p>
          </table:table-cell>
        </table:table-row>
        <table:table-row table:style-name="ro1">
          <table:table-cell office:value-type="string" calcext:value-type="string">
            <text:p>269590</text:p>
          </table:table-cell>
          <table:table-cell office:value-type="string" calcext:value-type="string">
            <text:p>LUCIANE ANDRESSA DA SILVA LIMA VALERIANO</text:p>
          </table:table-cell>
          <table:table-cell office:value-type="string" calcext:value-type="string">
            <text:p>28807762870</text:p>
          </table:table-cell>
          <table:table-cell table:formula="of:=INDEX([$Copart.$A$1:$Copart.$D$1048576];MATCH([.$B405];[$Copart.$B$1:$Copart.$B$1048576];0);MATCH([.D$1];[$Copart.$A$1:$Copart.$D$1];0))" office:value-type="float" office:value="71.2" calcext:value-type="float">
            <text:p>71,2</text:p>
          </table:table-cell>
        </table:table-row>
        <table:table-row table:style-name="ro1">
          <table:table-cell office:value-type="string" calcext:value-type="string">
            <text:p>131037</text:p>
          </table:table-cell>
          <table:table-cell office:value-type="string" calcext:value-type="string">
            <text:p>PAULO CESAR CAVALCANTE</text:p>
          </table:table-cell>
          <table:table-cell office:value-type="string" calcext:value-type="string">
            <text:p>14136273827</text:p>
          </table:table-cell>
          <table:table-cell table:formula="of:=INDEX([$Copart.$A$1:$Copart.$D$1048576];MATCH([.$B406];[$Copart.$B$1:$Copart.$B$1048576];0);MATCH([.D$1];[$Copart.$A$1:$Copart.$D$1];0))" office:value-type="float" office:value="72.57" calcext:value-type="float">
            <text:p>72,57</text:p>
          </table:table-cell>
        </table:table-row>
        <table:table-row table:style-name="ro1">
          <table:table-cell office:value-type="string" calcext:value-type="string">
            <text:p>274275</text:p>
          </table:table-cell>
          <table:table-cell office:value-type="string" calcext:value-type="string">
            <text:p>LUCIANA ALMEIDA TONDATO</text:p>
          </table:table-cell>
          <table:table-cell office:value-type="string" calcext:value-type="string">
            <text:p>34478016895</text:p>
          </table:table-cell>
          <table:table-cell table:formula="of:=INDEX([$Copart.$A$1:$Copart.$D$1048576];MATCH([.$B407];[$Copart.$B$1:$Copart.$B$1048576];0);MATCH([.D$1];[$Copart.$A$1:$Copart.$D$1];0))" office:value-type="float" office:value="72.57" calcext:value-type="float">
            <text:p>72,57</text:p>
          </table:table-cell>
        </table:table-row>
        <table:table-row table:style-name="ro1">
          <table:table-cell office:value-type="string" calcext:value-type="string">
            <text:p>175358</text:p>
          </table:table-cell>
          <table:table-cell office:value-type="string" calcext:value-type="string">
            <text:p>KELLY CRISTINA BATISTA DOS SANTOS</text:p>
          </table:table-cell>
          <table:table-cell office:value-type="string" calcext:value-type="string">
            <text:p>25868634888</text:p>
          </table:table-cell>
          <table:table-cell table:formula="of:=INDEX([$Copart.$A$1:$Copart.$D$1048576];MATCH([.$B408];[$Copart.$B$1:$Copart.$B$1048576];0);MATCH([.D$1];[$Copart.$A$1:$Copart.$D$1];0))" office:value-type="float" office:value="72.92" calcext:value-type="float">
            <text:p>72,92</text:p>
          </table:table-cell>
        </table:table-row>
        <table:table-row table:style-name="ro1">
          <table:table-cell office:value-type="string" calcext:value-type="string">
            <text:p>183646</text:p>
          </table:table-cell>
          <table:table-cell office:value-type="string" calcext:value-type="string">
            <text:p>ANA FLAVIA DA CRUZ SILVA</text:p>
          </table:table-cell>
          <table:table-cell office:value-type="string" calcext:value-type="string">
            <text:p>22195621826</text:p>
          </table:table-cell>
          <table:table-cell table:formula="of:=INDEX([$Copart.$A$1:$Copart.$D$1048576];MATCH([.$B409];[$Copart.$B$1:$Copart.$B$1048576];0);MATCH([.D$1];[$Copart.$A$1:$Copart.$D$1];0))" office:value-type="float" office:value="73.21" calcext:value-type="float">
            <text:p>73,21</text:p>
          </table:table-cell>
        </table:table-row>
        <table:table-row table:style-name="ro1">
          <table:table-cell office:value-type="string" calcext:value-type="string">
            <text:p>233226</text:p>
          </table:table-cell>
          <table:table-cell office:value-type="string" calcext:value-type="string">
            <text:p>JOAO MIGUEL SEDANO</text:p>
          </table:table-cell>
          <table:table-cell office:value-type="string" calcext:value-type="string">
            <text:p>09351198847</text:p>
          </table:table-cell>
          <table:table-cell table:formula="of:=INDEX([$Copart.$A$1:$Copart.$D$1048576];MATCH([.$B410];[$Copart.$B$1:$Copart.$B$1048576];0);MATCH([.D$1];[$Copart.$A$1:$Copart.$D$1];0))" office:value-type="float" office:value="74.11" calcext:value-type="float">
            <text:p>74,11</text:p>
          </table:table-cell>
        </table:table-row>
        <table:table-row table:style-name="ro1">
          <table:table-cell office:value-type="string" calcext:value-type="string">
            <text:p>102979</text:p>
          </table:table-cell>
          <table:table-cell office:value-type="string" calcext:value-type="string">
            <text:p>REGINA LEX ENGEL</text:p>
          </table:table-cell>
          <table:table-cell office:value-type="string" calcext:value-type="string">
            <text:p>58930647634</text:p>
          </table:table-cell>
          <table:table-cell table:formula="of:=INDEX([$Copart.$A$1:$Copart.$D$1048576];MATCH([.$B411];[$Copart.$B$1:$Copart.$B$1048576];0);MATCH([.D$1];[$Copart.$A$1:$Copart.$D$1];0))" office:value-type="float" office:value="74.9" calcext:value-type="float">
            <text:p>74,9</text:p>
          </table:table-cell>
        </table:table-row>
        <table:table-row table:style-name="ro1">
          <table:table-cell office:value-type="string" calcext:value-type="string">
            <text:p>156296</text:p>
          </table:table-cell>
          <table:table-cell office:value-type="string" calcext:value-type="string">
            <text:p>ANA TEREZINHA DE ALMEIDA PEDROSO</text:p>
          </table:table-cell>
          <table:table-cell office:value-type="string" calcext:value-type="string">
            <text:p>27315678808</text:p>
          </table:table-cell>
          <table:table-cell table:formula="of:=INDEX([$Copart.$A$1:$Copart.$D$1048576];MATCH([.$B412];[$Copart.$B$1:$Copart.$B$1048576];0);MATCH([.D$1];[$Copart.$A$1:$Copart.$D$1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86274</text:p>
          </table:table-cell>
          <table:table-cell office:value-type="string" calcext:value-type="string">
            <text:p>KEILA DE ALMEIDA</text:p>
          </table:table-cell>
          <table:table-cell office:value-type="string" calcext:value-type="string">
            <text:p>32003343806</text:p>
          </table:table-cell>
          <table:table-cell table:formula="of:=INDEX([$Copart.$A$1:$Copart.$D$1048576];MATCH([.$B413];[$Copart.$B$1:$Copart.$B$1048576];0);MATCH([.D$1];[$Copart.$A$1:$Copart.$D$1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70717</text:p>
          </table:table-cell>
          <table:table-cell office:value-type="string" calcext:value-type="string">
            <text:p>ALINE STEFANI SILVA GONCALVES</text:p>
          </table:table-cell>
          <table:table-cell office:value-type="string" calcext:value-type="string">
            <text:p>44999806827</text:p>
          </table:table-cell>
          <table:table-cell table:formula="of:=INDEX([$Copart.$A$1:$Copart.$D$1048576];MATCH([.$B414];[$Copart.$B$1:$Copart.$B$1048576];0);MATCH([.D$1];[$Copart.$A$1:$Copart.$D$1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78904</text:p>
          </table:table-cell>
          <table:table-cell office:value-type="string" calcext:value-type="string">
            <text:p>IAGO RAMIREZ</text:p>
          </table:table-cell>
          <table:table-cell office:value-type="string" calcext:value-type="string">
            <text:p>11845312694</text:p>
          </table:table-cell>
          <table:table-cell table:formula="of:=INDEX([$Copart.$A$1:$Copart.$D$1048576];MATCH([.$B415];[$Copart.$B$1:$Copart.$B$1048576];0);MATCH([.D$1];[$Copart.$A$1:$Copart.$D$1];0))" office:value-type="float" office:value="75.02" calcext:value-type="float">
            <text:p>75,02</text:p>
          </table:table-cell>
        </table:table-row>
        <table:table-row table:style-name="ro1">
          <table:table-cell office:value-type="string" calcext:value-type="string">
            <text:p>282758</text:p>
          </table:table-cell>
          <table:table-cell office:value-type="string" calcext:value-type="string">
            <text:p>MARINA ARCHANGELO FREATO</text:p>
          </table:table-cell>
          <table:table-cell office:value-type="string" calcext:value-type="string">
            <text:p>31157865810</text:p>
          </table:table-cell>
          <table:table-cell table:formula="of:=INDEX([$Copart.$A$1:$Copart.$D$1048576];MATCH([.$B416];[$Copart.$B$1:$Copart.$B$1048576];0);MATCH([.D$1];[$Copart.$A$1:$Copart.$D$1];0))" office:value-type="float" office:value="75.1" calcext:value-type="float">
            <text:p>75,1</text:p>
          </table:table-cell>
        </table:table-row>
        <table:table-row table:style-name="ro1">
          <table:table-cell office:value-type="string" calcext:value-type="string">
            <text:p>173208</text:p>
          </table:table-cell>
          <table:table-cell office:value-type="string" calcext:value-type="string">
            <text:p>PRISCILA BARBOSA</text:p>
          </table:table-cell>
          <table:table-cell office:value-type="string" calcext:value-type="string">
            <text:p>23094709885</text:p>
          </table:table-cell>
          <table:table-cell table:formula="of:=INDEX([$Copart.$A$1:$Copart.$D$1048576];MATCH([.$B417];[$Copart.$B$1:$Copart.$B$1048576];0);MATCH([.D$1];[$Copart.$A$1:$Copart.$D$1];0))" office:value-type="float" office:value="75.15" calcext:value-type="float">
            <text:p>75,15</text:p>
          </table:table-cell>
        </table:table-row>
        <table:table-row table:style-name="ro1">
          <table:table-cell table:style-name="Default" office:value-type="string" calcext:value-type="string">
            <text:p>910333</text:p>
          </table:table-cell>
          <table:table-cell table:style-name="Default" office:value-type="string" calcext:value-type="string">
            <text:p>LUANA ADELINA CANDIDA LIMA MARCHI</text:p>
          </table:table-cell>
          <table:table-cell table:style-name="Default" office:value-type="string" calcext:value-type="string">
            <text:p>30287113892</text:p>
          </table:table-cell>
          <table:table-cell table:formula="of:=INDEX([$Copart.$A$1:$Copart.$D$1048576];MATCH([.$B418];[$Copart.$B$1:$Copart.$B$1048576];0);MATCH([.D$1];[$Copart.$A$1:$Copart.$D$1];0))" office:value-type="float" office:value="76.11" calcext:value-type="float">
            <text:p>76,11</text:p>
          </table:table-cell>
        </table:table-row>
        <table:table-row table:style-name="ro1">
          <table:table-cell office:value-type="string" calcext:value-type="string">
            <text:p>282847</text:p>
          </table:table-cell>
          <table:table-cell office:value-type="string" calcext:value-type="string">
            <text:p>MONICA DUCATI</text:p>
          </table:table-cell>
          <table:table-cell office:value-type="string" calcext:value-type="string">
            <text:p>22663415880</text:p>
          </table:table-cell>
          <table:table-cell table:formula="of:=INDEX([$Copart.$A$1:$Copart.$D$1048576];MATCH([.$B419];[$Copart.$B$1:$Copart.$B$1048576];0);MATCH([.D$1];[$Copart.$A$1:$Copart.$D$1];0))" office:value-type="float" office:value="76.81" calcext:value-type="float">
            <text:p>76,81</text:p>
          </table:table-cell>
        </table:table-row>
        <table:table-row table:style-name="ro1">
          <table:table-cell office:value-type="string" calcext:value-type="string">
            <text:p>178259</text:p>
          </table:table-cell>
          <table:table-cell office:value-type="string" calcext:value-type="string">
            <text:p>IVANIA CRISTINA FIRMINO FORATO</text:p>
          </table:table-cell>
          <table:table-cell office:value-type="string" calcext:value-type="string">
            <text:p>32161372874</text:p>
          </table:table-cell>
          <table:table-cell table:formula="of:=INDEX([$Copart.$A$1:$Copart.$D$1048576];MATCH([.$B420];[$Copart.$B$1:$Copart.$B$1048576];0);MATCH([.D$1];[$Copart.$A$1:$Copart.$D$1];0))" office:value-type="float" office:value="77.89" calcext:value-type="float">
            <text:p>77,89</text:p>
          </table:table-cell>
        </table:table-row>
        <table:table-row table:style-name="ro1">
          <table:table-cell office:value-type="string" calcext:value-type="string">
            <text:p>201529</text:p>
          </table:table-cell>
          <table:table-cell office:value-type="string" calcext:value-type="string">
            <text:p>LETICIA MANUELA TEIXEIRA GONSALES</text:p>
          </table:table-cell>
          <table:table-cell office:value-type="string" calcext:value-type="string">
            <text:p>39496630880</text:p>
          </table:table-cell>
          <table:table-cell table:formula="of:=INDEX([$Copart.$A$1:$Copart.$D$1048576];MATCH([.$B421];[$Copart.$B$1:$Copart.$B$1048576];0);MATCH([.D$1];[$Copart.$A$1:$Copart.$D$1];0))" office:value-type="float" office:value="78.25" calcext:value-type="float">
            <text:p>78,25</text:p>
          </table:table-cell>
        </table:table-row>
        <table:table-row table:style-name="ro1">
          <table:table-cell office:value-type="string" calcext:value-type="string">
            <text:p>164169</text:p>
          </table:table-cell>
          <table:table-cell office:value-type="string" calcext:value-type="string">
            <text:p>GRAZIELA CRISTINA VICCINO PETTAN</text:p>
          </table:table-cell>
          <table:table-cell office:value-type="string" calcext:value-type="string">
            <text:p>12703544855</text:p>
          </table:table-cell>
          <table:table-cell table:formula="of:=INDEX([$Copart.$A$1:$Copart.$D$1048576];MATCH([.$B422];[$Copart.$B$1:$Copart.$B$1048576];0);MATCH([.D$1];[$Copart.$A$1:$Copart.$D$1];0))" office:value-type="float" office:value="78.82" calcext:value-type="float">
            <text:p>78,82</text:p>
          </table:table-cell>
        </table:table-row>
        <table:table-row table:style-name="ro1">
          <table:table-cell office:value-type="string" calcext:value-type="string">
            <text:p>178947</text:p>
          </table:table-cell>
          <table:table-cell office:value-type="string" calcext:value-type="string">
            <text:p>VALERIA TOZI STIEVANO</text:p>
          </table:table-cell>
          <table:table-cell office:value-type="string" calcext:value-type="string">
            <text:p>06768570862</text:p>
          </table:table-cell>
          <table:table-cell table:formula="of:=INDEX([$Copart.$A$1:$Copart.$D$1048576];MATCH([.$B423];[$Copart.$B$1:$Copart.$B$1048576];0);MATCH([.D$1];[$Copart.$A$1:$Copart.$D$1];0))" office:value-type="float" office:value="79.43" calcext:value-type="float">
            <text:p>79,43</text:p>
          </table:table-cell>
        </table:table-row>
        <table:table-row table:style-name="ro1">
          <table:table-cell office:value-type="string" calcext:value-type="string">
            <text:p>237485</text:p>
          </table:table-cell>
          <table:table-cell office:value-type="string" calcext:value-type="string">
            <text:p>RUTE ALESSANDRA DA SILVA NOBRE</text:p>
          </table:table-cell>
          <table:table-cell office:value-type="string" calcext:value-type="string">
            <text:p>21699621829</text:p>
          </table:table-cell>
          <table:table-cell table:formula="of:=INDEX([$Copart.$A$1:$Copart.$D$1048576];MATCH([.$B424];[$Copart.$B$1:$Copart.$B$1048576];0);MATCH([.D$1];[$Copart.$A$1:$Copart.$D$1];0))" office:value-type="float" office:value="79.43" calcext:value-type="float">
            <text:p>79,43</text:p>
          </table:table-cell>
        </table:table-row>
        <table:table-row table:style-name="ro1">
          <table:table-cell office:value-type="string" calcext:value-type="string">
            <text:p>183687</text:p>
          </table:table-cell>
          <table:table-cell office:value-type="string" calcext:value-type="string">
            <text:p>NORIMAR APARECIDA DO CARMO TOGNI</text:p>
          </table:table-cell>
          <table:table-cell office:value-type="string" calcext:value-type="string">
            <text:p>11526697882</text:p>
          </table:table-cell>
          <table:table-cell table:formula="of:=INDEX([$Copart.$A$1:$Copart.$D$1048576];MATCH([.$B425];[$Copart.$B$1:$Copart.$B$1048576];0);MATCH([.D$1];[$Copart.$A$1:$Copart.$D$1];0))" office:value-type="float" office:value="79.87" calcext:value-type="float">
            <text:p>79,87</text:p>
          </table:table-cell>
        </table:table-row>
        <table:table-row table:style-name="ro1">
          <table:table-cell office:value-type="string" calcext:value-type="string">
            <text:p>200700</text:p>
          </table:table-cell>
          <table:table-cell office:value-type="string" calcext:value-type="string">
            <text:p>ESMERALDA LEME HUNGRIA DA CUNHA</text:p>
          </table:table-cell>
          <table:table-cell office:value-type="string" calcext:value-type="string">
            <text:p>96637153834</text:p>
          </table:table-cell>
          <table:table-cell table:formula="of:=INDEX([$Copart.$A$1:$Copart.$D$1048576];MATCH([.$B426];[$Copart.$B$1:$Copart.$B$1048576];0);MATCH([.D$1];[$Copart.$A$1:$Copart.$D$1];0))" office:value-type="float" office:value="80.24" calcext:value-type="float">
            <text:p>80,24</text:p>
          </table:table-cell>
        </table:table-row>
        <table:table-row table:style-name="ro1">
          <table:table-cell office:value-type="string" calcext:value-type="string">
            <text:p>167978</text:p>
          </table:table-cell>
          <table:table-cell office:value-type="string" calcext:value-type="string">
            <text:p>ROSELIS DE MOURA CRUZ</text:p>
          </table:table-cell>
          <table:table-cell office:value-type="string" calcext:value-type="string">
            <text:p>05271638804</text:p>
          </table:table-cell>
          <table:table-cell table:formula="of:=INDEX([$Copart.$A$1:$Copart.$D$1048576];MATCH([.$B427];[$Copart.$B$1:$Copart.$B$1048576];0);MATCH([.D$1];[$Copart.$A$1:$Copart.$D$1];0))" office:value-type="float" office:value="80.68" calcext:value-type="float">
            <text:p>80,68</text:p>
          </table:table-cell>
        </table:table-row>
        <table:table-row table:style-name="ro1">
          <table:table-cell office:value-type="string" calcext:value-type="string">
            <text:p>224740</text:p>
          </table:table-cell>
          <table:table-cell office:value-type="string" calcext:value-type="string">
            <text:p>FLAVIA RENATA RIES</text:p>
          </table:table-cell>
          <table:table-cell office:value-type="string" calcext:value-type="string">
            <text:p>34914363895</text:p>
          </table:table-cell>
          <table:table-cell table:formula="of:=INDEX([$Copart.$A$1:$Copart.$D$1048576];MATCH([.$B428];[$Copart.$B$1:$Copart.$B$1048576];0);MATCH([.D$1];[$Copart.$A$1:$Copart.$D$1];0))" office:value-type="float" office:value="80.98" calcext:value-type="float">
            <text:p>80,98</text:p>
          </table:table-cell>
        </table:table-row>
        <table:table-row table:style-name="ro1">
          <table:table-cell office:value-type="string" calcext:value-type="string">
            <text:p>260452</text:p>
          </table:table-cell>
          <table:table-cell office:value-type="string" calcext:value-type="string">
            <text:p>SARITA HELENA CASTILHO GARBIN</text:p>
          </table:table-cell>
          <table:table-cell office:value-type="string" calcext:value-type="string">
            <text:p>29437734844</text:p>
          </table:table-cell>
          <table:table-cell table:formula="of:=INDEX([$Copart.$A$1:$Copart.$D$1048576];MATCH([.$B429];[$Copart.$B$1:$Copart.$B$1048576];0);MATCH([.D$1];[$Copart.$A$1:$Copart.$D$1];0))" office:value-type="float" office:value="81.12" calcext:value-type="float">
            <text:p>81,12</text:p>
          </table:table-cell>
        </table:table-row>
        <table:table-row table:style-name="ro1">
          <table:table-cell office:value-type="string" calcext:value-type="string">
            <text:p>187261</text:p>
          </table:table-cell>
          <table:table-cell office:value-type="string" calcext:value-type="string">
            <text:p>SUZY HELENA DE PAULA</text:p>
          </table:table-cell>
          <table:table-cell office:value-type="string" calcext:value-type="string">
            <text:p>07869866890</text:p>
          </table:table-cell>
          <table:table-cell table:formula="of:=INDEX([$Copart.$A$1:$Copart.$D$1048576];MATCH([.$B430];[$Copart.$B$1:$Copart.$B$1048576];0);MATCH([.D$1];[$Copart.$A$1:$Copart.$D$1];0))" office:value-type="float" office:value="81.34" calcext:value-type="float">
            <text:p>81,34</text:p>
          </table:table-cell>
        </table:table-row>
        <table:table-row table:style-name="ro1">
          <table:table-cell office:value-type="string" calcext:value-type="string">
            <text:p>232220</text:p>
          </table:table-cell>
          <table:table-cell office:value-type="string" calcext:value-type="string">
            <text:p>FERNANDA SANTOS MARIANO</text:p>
          </table:table-cell>
          <table:table-cell office:value-type="string" calcext:value-type="string">
            <text:p>36677405818</text:p>
          </table:table-cell>
          <table:table-cell table:formula="of:=INDEX([$Copart.$A$1:$Copart.$D$1048576];MATCH([.$B431];[$Copart.$B$1:$Copart.$B$1048576];0);MATCH([.D$1];[$Copart.$A$1:$Copart.$D$1];0))" office:value-type="float" office:value="81.34" calcext:value-type="float">
            <text:p>81,34</text:p>
          </table:table-cell>
        </table:table-row>
        <table:table-row table:style-name="ro1">
          <table:table-cell office:value-type="string" calcext:value-type="string">
            <text:p>237876</text:p>
          </table:table-cell>
          <table:table-cell office:value-type="string" calcext:value-type="string">
            <text:p>GRAZIELA FERRER CORREA LOURENCO</text:p>
          </table:table-cell>
          <table:table-cell office:value-type="string" calcext:value-type="string">
            <text:p>06628476600</text:p>
          </table:table-cell>
          <table:table-cell table:formula="of:=INDEX([$Copart.$A$1:$Copart.$D$1048576];MATCH([.$B432];[$Copart.$B$1:$Copart.$B$1048576];0);MATCH([.D$1];[$Copart.$A$1:$Copart.$D$1];0))" office:value-type="float" office:value="82" calcext:value-type="float">
            <text:p>82</text:p>
          </table:table-cell>
        </table:table-row>
        <table:table-row table:style-name="ro1">
          <table:table-cell table:style-name="Default" office:value-type="string" calcext:value-type="string">
            <text:p>286656</text:p>
          </table:table-cell>
          <table:table-cell table:style-name="Default" office:value-type="string" calcext:value-type="string">
            <text:p>ZILDA COELHO FRANCO</text:p>
          </table:table-cell>
          <table:table-cell table:style-name="Default" office:value-type="string" calcext:value-type="string">
            <text:p>19159988835</text:p>
          </table:table-cell>
          <table:table-cell table:formula="of:=INDEX([$Copart.$A$1:$Copart.$D$1048576];MATCH([.$B433];[$Copart.$B$1:$Copart.$B$1048576];0);MATCH([.D$1];[$Copart.$A$1:$Copart.$D$1];0))" office:value-type="float" office:value="82.09" calcext:value-type="float">
            <text:p>82,09</text:p>
          </table:table-cell>
        </table:table-row>
        <table:table-row table:style-name="ro1">
          <table:table-cell office:value-type="string" calcext:value-type="string">
            <text:p>187652</text:p>
          </table:table-cell>
          <table:table-cell office:value-type="string" calcext:value-type="string">
            <text:p>NADIR DE FREITAS DA SILVA</text:p>
          </table:table-cell>
          <table:table-cell office:value-type="string" calcext:value-type="string">
            <text:p>06464002821</text:p>
          </table:table-cell>
          <table:table-cell table:formula="of:=INDEX([$Copart.$A$1:$Copart.$D$1048576];MATCH([.$B434];[$Copart.$B$1:$Copart.$B$1048576];0);MATCH([.D$1];[$Copart.$A$1:$Copart.$D$1];0))" office:value-type="float" office:value="82.36" calcext:value-type="float">
            <text:p>82,36</text:p>
          </table:table-cell>
        </table:table-row>
        <table:table-row table:style-name="ro1">
          <table:table-cell office:value-type="string" calcext:value-type="string">
            <text:p>127113</text:p>
          </table:table-cell>
          <table:table-cell office:value-type="string" calcext:value-type="string">
            <text:p>RONALDO LUIS PARIZOTTO</text:p>
          </table:table-cell>
          <table:table-cell office:value-type="string" calcext:value-type="string">
            <text:p>11816371807</text:p>
          </table:table-cell>
          <table:table-cell table:formula="of:=INDEX([$Copart.$A$1:$Copart.$D$1048576];MATCH([.$B435];[$Copart.$B$1:$Copart.$B$1048576];0);MATCH([.D$1];[$Copart.$A$1:$Copart.$D$1];0))" office:value-type="float" office:value="83.1" calcext:value-type="float">
            <text:p>83,1</text:p>
          </table:table-cell>
        </table:table-row>
        <table:table-row table:style-name="ro1">
          <table:table-cell office:value-type="string" calcext:value-type="string">
            <text:p>227463</text:p>
          </table:table-cell>
          <table:table-cell office:value-type="string" calcext:value-type="string">
            <text:p>IRANI MARQUES BORTOLETO</text:p>
          </table:table-cell>
          <table:table-cell office:value-type="string" calcext:value-type="string">
            <text:p>28238248809</text:p>
          </table:table-cell>
          <table:table-cell table:formula="of:=INDEX([$Copart.$A$1:$Copart.$D$1048576];MATCH([.$B436];[$Copart.$B$1:$Copart.$B$1048576];0);MATCH([.D$1];[$Copart.$A$1:$Copart.$D$1];0))" office:value-type="float" office:value="83.1" calcext:value-type="float">
            <text:p>83,1</text:p>
          </table:table-cell>
        </table:table-row>
        <table:table-row table:style-name="ro1">
          <table:table-cell office:value-type="string" calcext:value-type="string">
            <text:p>218790</text:p>
          </table:table-cell>
          <table:table-cell office:value-type="string" calcext:value-type="string">
            <text:p>THALITA SOUZA QUERUBINO DE OLIVEIRA</text:p>
          </table:table-cell>
          <table:table-cell office:value-type="string" calcext:value-type="string">
            <text:p>39463134859</text:p>
          </table:table-cell>
          <table:table-cell table:formula="of:=INDEX([$Copart.$A$1:$Copart.$D$1048576];MATCH([.$B437];[$Copart.$B$1:$Copart.$B$1048576];0);MATCH([.D$1];[$Copart.$A$1:$Copart.$D$1];0))" office:value-type="float" office:value="83.46" calcext:value-type="float">
            <text:p>83,46</text:p>
          </table:table-cell>
        </table:table-row>
        <table:table-row table:style-name="ro1">
          <table:table-cell office:value-type="string" calcext:value-type="string">
            <text:p>268640</text:p>
          </table:table-cell>
          <table:table-cell office:value-type="string" calcext:value-type="string">
            <text:p>ANDRE CORREA MOTTA</text:p>
          </table:table-cell>
          <table:table-cell office:value-type="string" calcext:value-type="string">
            <text:p>33414252848</text:p>
          </table:table-cell>
          <table:table-cell table:formula="of:=INDEX([$Copart.$A$1:$Copart.$D$1048576];MATCH([.$B438];[$Copart.$B$1:$Copart.$B$1048576];0);MATCH([.D$1];[$Copart.$A$1:$Copart.$D$1];0))" office:value-type="float" office:value="84.31" calcext:value-type="float">
            <text:p>84,31</text:p>
          </table:table-cell>
        </table:table-row>
        <table:table-row table:style-name="ro1">
          <table:table-cell office:value-type="string" calcext:value-type="string">
            <text:p>184149</text:p>
          </table:table-cell>
          <table:table-cell office:value-type="string" calcext:value-type="string">
            <text:p>LILIAN CRISTINA FORMIGONI PEREIRA</text:p>
          </table:table-cell>
          <table:table-cell office:value-type="string" calcext:value-type="string">
            <text:p>26356814810</text:p>
          </table:table-cell>
          <table:table-cell table:formula="of:=INDEX([$Copart.$A$1:$Copart.$D$1048576];MATCH([.$B439];[$Copart.$B$1:$Copart.$B$1048576];0);MATCH([.D$1];[$Copart.$A$1:$Copart.$D$1];0))" office:value-type="float" office:value="84.45" calcext:value-type="float">
            <text:p>84,45</text:p>
          </table:table-cell>
        </table:table-row>
        <table:table-row table:style-name="ro1">
          <table:table-cell office:value-type="string" calcext:value-type="string">
            <text:p>141084</text:p>
          </table:table-cell>
          <table:table-cell office:value-type="string" calcext:value-type="string">
            <text:p>LUCIANA SANTOS JANUARIO</text:p>
          </table:table-cell>
          <table:table-cell office:value-type="string" calcext:value-type="string">
            <text:p>27804575890</text:p>
          </table:table-cell>
          <table:table-cell table:formula="of:=INDEX([$Copart.$A$1:$Copart.$D$1048576];MATCH([.$B440];[$Copart.$B$1:$Copart.$B$1048576];0);MATCH([.D$1];[$Copart.$A$1:$Copart.$D$1];0))" office:value-type="float" office:value="85.62" calcext:value-type="float">
            <text:p>85,62</text:p>
          </table:table-cell>
        </table:table-row>
        <table:table-row table:style-name="ro1">
          <table:table-cell table:style-name="Default" office:value-type="string" calcext:value-type="string">
            <text:p>288020</text:p>
          </table:table-cell>
          <table:table-cell table:style-name="Default" office:value-type="string" calcext:value-type="string">
            <text:p>ANA PAULA PEREIRA CUNHA</text:p>
          </table:table-cell>
          <table:table-cell table:style-name="Default" office:value-type="string" calcext:value-type="string">
            <text:p>17165975870</text:p>
          </table:table-cell>
          <table:table-cell table:formula="of:=INDEX([$Copart.$A$1:$Copart.$D$1048576];MATCH([.$B441];[$Copart.$B$1:$Copart.$B$1048576];0);MATCH([.D$1];[$Copart.$A$1:$Copart.$D$1];0))" office:value-type="float" office:value="85.62" calcext:value-type="float">
            <text:p>85,62</text:p>
          </table:table-cell>
        </table:table-row>
        <table:table-row table:style-name="ro1">
          <table:table-cell office:value-type="string" calcext:value-type="string">
            <text:p>184108</text:p>
          </table:table-cell>
          <table:table-cell office:value-type="string" calcext:value-type="string">
            <text:p>VIVIANE APARECIDA DA SILVA GODOI</text:p>
          </table:table-cell>
          <table:table-cell office:value-type="string" calcext:value-type="string">
            <text:p>22331639825</text:p>
          </table:table-cell>
          <table:table-cell table:formula="of:=INDEX([$Copart.$A$1:$Copart.$D$1048576];MATCH([.$B442];[$Copart.$B$1:$Copart.$B$1048576];0);MATCH([.D$1];[$Copart.$A$1:$Copart.$D$1];0))" office:value-type="float" office:value="85.76" calcext:value-type="float">
            <text:p>85,76</text:p>
          </table:table-cell>
        </table:table-row>
        <table:table-row table:style-name="ro1">
          <table:table-cell office:value-type="string" calcext:value-type="string">
            <text:p>150429</text:p>
          </table:table-cell>
          <table:table-cell office:value-type="string" calcext:value-type="string">
            <text:p>RAQUEL PEIXOTO DE CARVALHO</text:p>
          </table:table-cell>
          <table:table-cell office:value-type="string" calcext:value-type="string">
            <text:p>19040517827</text:p>
          </table:table-cell>
          <table:table-cell table:formula="of:=INDEX([$Copart.$A$1:$Copart.$D$1048576];MATCH([.$B443];[$Copart.$B$1:$Copart.$B$1048576];0);MATCH([.D$1];[$Copart.$A$1:$Copart.$D$1];0))" office:value-type="float" office:value="86.03" calcext:value-type="float">
            <text:p>86,03</text:p>
          </table:table-cell>
        </table:table-row>
        <table:table-row table:style-name="ro1">
          <table:table-cell office:value-type="string" calcext:value-type="string">
            <text:p>220280</text:p>
          </table:table-cell>
          <table:table-cell office:value-type="string" calcext:value-type="string">
            <text:p>ROSANA SOLERA</text:p>
          </table:table-cell>
          <table:table-cell office:value-type="string" calcext:value-type="string">
            <text:p>11460530888</text:p>
          </table:table-cell>
          <table:table-cell table:formula="of:=INDEX([$Copart.$A$1:$Copart.$D$1048576];MATCH([.$B444];[$Copart.$B$1:$Copart.$B$1048576];0);MATCH([.D$1];[$Copart.$A$1:$Copart.$D$1];0))" office:value-type="float" office:value="86.64" calcext:value-type="float">
            <text:p>86,64</text:p>
          </table:table-cell>
        </table:table-row>
        <table:table-row table:style-name="ro1">
          <table:table-cell office:value-type="string" calcext:value-type="string">
            <text:p>173929</text:p>
          </table:table-cell>
          <table:table-cell office:value-type="string" calcext:value-type="string">
            <text:p>STELLA DE OLIVEIRA REIS E SILVA</text:p>
          </table:table-cell>
          <table:table-cell office:value-type="string" calcext:value-type="string">
            <text:p>22167860803</text:p>
          </table:table-cell>
          <table:table-cell table:formula="of:=INDEX([$Copart.$A$1:$Copart.$D$1048576];MATCH([.$B445];[$Copart.$B$1:$Copart.$B$1048576];0);MATCH([.D$1];[$Copart.$A$1:$Copart.$D$1];0))" office:value-type="float" office:value="87.29" calcext:value-type="float">
            <text:p>87,29</text:p>
          </table:table-cell>
        </table:table-row>
        <table:table-row table:style-name="ro1">
          <table:table-cell office:value-type="string" calcext:value-type="string">
            <text:p>220027</text:p>
          </table:table-cell>
          <table:table-cell office:value-type="string" calcext:value-type="string">
            <text:p>SUSANA DE FATIMA MEYER TIBURCIO</text:p>
          </table:table-cell>
          <table:table-cell office:value-type="string" calcext:value-type="string">
            <text:p>22356955828</text:p>
          </table:table-cell>
          <table:table-cell table:formula="of:=INDEX([$Copart.$A$1:$Copart.$D$1048576];MATCH([.$B446];[$Copart.$B$1:$Copart.$B$1048576];0);MATCH([.D$1];[$Copart.$A$1:$Copart.$D$1];0))" office:value-type="float" office:value="88.07" calcext:value-type="float">
            <text:p>88,07</text:p>
          </table:table-cell>
        </table:table-row>
        <table:table-row table:style-name="ro1">
          <table:table-cell office:value-type="string" calcext:value-type="string">
            <text:p>157096</text:p>
          </table:table-cell>
          <table:table-cell office:value-type="string" calcext:value-type="string">
            <text:p>ANDREA CRISTINA PELEGRINI</text:p>
          </table:table-cell>
          <table:table-cell office:value-type="string" calcext:value-type="string">
            <text:p>17161054800</text:p>
          </table:table-cell>
          <table:table-cell table:formula="of:=INDEX([$Copart.$A$1:$Copart.$D$1048576];MATCH([.$B447];[$Copart.$B$1:$Copart.$B$1048576];0);MATCH([.D$1];[$Copart.$A$1:$Copart.$D$1];0))" office:value-type="float" office:value="88.37" calcext:value-type="float">
            <text:p>88,37</text:p>
          </table:table-cell>
        </table:table-row>
        <table:table-row table:style-name="ro1">
          <table:table-cell office:value-type="string" calcext:value-type="string">
            <text:p>242365</text:p>
          </table:table-cell>
          <table:table-cell office:value-type="string" calcext:value-type="string">
            <text:p>DANUSA CONCEICAO</text:p>
          </table:table-cell>
          <table:table-cell office:value-type="string" calcext:value-type="string">
            <text:p>22161494899</text:p>
          </table:table-cell>
          <table:table-cell table:formula="of:=INDEX([$Copart.$A$1:$Copart.$D$1048576];MATCH([.$B448];[$Copart.$B$1:$Copart.$B$1048576];0);MATCH([.D$1];[$Copart.$A$1:$Copart.$D$1];0))" office:value-type="float" office:value="88.5" calcext:value-type="float">
            <text:p>88,5</text:p>
          </table:table-cell>
        </table:table-row>
        <table:table-row table:style-name="ro1">
          <table:table-cell office:value-type="string" calcext:value-type="string">
            <text:p>153101</text:p>
          </table:table-cell>
          <table:table-cell office:value-type="string" calcext:value-type="string">
            <text:p>SANDRA REGINA DA COSTA PILON</text:p>
          </table:table-cell>
          <table:table-cell office:value-type="string" calcext:value-type="string">
            <text:p>18349648813</text:p>
          </table:table-cell>
          <table:table-cell table:formula="of:=INDEX([$Copart.$A$1:$Copart.$D$1048576];MATCH([.$B449];[$Copart.$B$1:$Copart.$B$1048576];0);MATCH([.D$1];[$Copart.$A$1:$Copart.$D$1];0))" office:value-type="float" office:value="89.65" calcext:value-type="float">
            <text:p>89,65</text:p>
          </table:table-cell>
        </table:table-row>
        <table:table-row table:style-name="ro1">
          <table:table-cell office:value-type="string" calcext:value-type="string">
            <text:p>281514</text:p>
          </table:table-cell>
          <table:table-cell office:value-type="string" calcext:value-type="string">
            <text:p>CAMILA DANELLON GIMENES</text:p>
          </table:table-cell>
          <table:table-cell office:value-type="string" calcext:value-type="string">
            <text:p>28234644840</text:p>
          </table:table-cell>
          <table:table-cell table:formula="of:=INDEX([$Copart.$A$1:$Copart.$D$1048576];MATCH([.$B450];[$Copart.$B$1:$Copart.$B$1048576];0);MATCH([.D$1];[$Copart.$A$1:$Copart.$D$1];0))" office:value-type="float" office:value="89.83" calcext:value-type="float">
            <text:p>89,83</text:p>
          </table:table-cell>
        </table:table-row>
        <table:table-row table:style-name="ro1">
          <table:table-cell office:value-type="string" calcext:value-type="string">
            <text:p>139143</text:p>
          </table:table-cell>
          <table:table-cell office:value-type="string" calcext:value-type="string">
            <text:p>MARCELO RIBEIRO</text:p>
          </table:table-cell>
          <table:table-cell office:value-type="string" calcext:value-type="string">
            <text:p>11543811884</text:p>
          </table:table-cell>
          <table:table-cell table:formula="of:=INDEX([$Copart.$A$1:$Copart.$D$1048576];MATCH([.$B451];[$Copart.$B$1:$Copart.$B$1048576];0);MATCH([.D$1];[$Copart.$A$1:$Copart.$D$1];0))" office:value-type="float" office:value="90.05" calcext:value-type="float">
            <text:p>90,05</text:p>
          </table:table-cell>
        </table:table-row>
        <table:table-row table:style-name="ro1">
          <table:table-cell office:value-type="string" calcext:value-type="string">
            <text:p>202118</text:p>
          </table:table-cell>
          <table:table-cell office:value-type="string" calcext:value-type="string">
            <text:p>KATIA SILENE DE OLIVEIRA BARROS</text:p>
          </table:table-cell>
          <table:table-cell office:value-type="string" calcext:value-type="string">
            <text:p>26494675840</text:p>
          </table:table-cell>
          <table:table-cell table:formula="of:=INDEX([$Copart.$A$1:$Copart.$D$1048576];MATCH([.$B452];[$Copart.$B$1:$Copart.$B$1048576];0);MATCH([.D$1];[$Copart.$A$1:$Copart.$D$1];0))" office:value-type="float" office:value="90.87" calcext:value-type="float">
            <text:p>90,87</text:p>
          </table:table-cell>
        </table:table-row>
        <table:table-row table:style-name="ro1">
          <table:table-cell office:value-type="string" calcext:value-type="string">
            <text:p>159319</text:p>
          </table:table-cell>
          <table:table-cell office:value-type="string" calcext:value-type="string">
            <text:p>JACQUELINE BOVE GALLINA</text:p>
          </table:table-cell>
          <table:table-cell office:value-type="string" calcext:value-type="string">
            <text:p>29518277842</text:p>
          </table:table-cell>
          <table:table-cell table:formula="of:=INDEX([$Copart.$A$1:$Copart.$D$1048576];MATCH([.$B453];[$Copart.$B$1:$Copart.$B$1048576];0);MATCH([.D$1];[$Copart.$A$1:$Copart.$D$1];0))" office:value-type="float" office:value="91.92" calcext:value-type="float">
            <text:p>91,92</text:p>
          </table:table-cell>
        </table:table-row>
        <table:table-row table:style-name="ro1">
          <table:table-cell office:value-type="string" calcext:value-type="string">
            <text:p>204897</text:p>
          </table:table-cell>
          <table:table-cell office:value-type="string" calcext:value-type="string">
            <text:p>LAIS ELENA MALAGOLI MODOLO</text:p>
          </table:table-cell>
          <table:table-cell office:value-type="string" calcext:value-type="string">
            <text:p>22663330892</text:p>
          </table:table-cell>
          <table:table-cell table:formula="of:=INDEX([$Copart.$A$1:$Copart.$D$1048576];MATCH([.$B454];[$Copart.$B$1:$Copart.$B$1048576];0);MATCH([.D$1];[$Copart.$A$1:$Copart.$D$1];0))" office:value-type="float" office:value="92.62" calcext:value-type="float">
            <text:p>92,62</text:p>
          </table:table-cell>
        </table:table-row>
        <table:table-row table:style-name="ro1">
          <table:table-cell office:value-type="string" calcext:value-type="string">
            <text:p>265586</text:p>
          </table:table-cell>
          <table:table-cell office:value-type="string" calcext:value-type="string">
            <text:p>RENATA LUCIANE VALERIO RONCATO</text:p>
          </table:table-cell>
          <table:table-cell office:value-type="string" calcext:value-type="string">
            <text:p>19162037870</text:p>
          </table:table-cell>
          <table:table-cell table:formula="of:=INDEX([$Copart.$A$1:$Copart.$D$1048576];MATCH([.$B455];[$Copart.$B$1:$Copart.$B$1048576];0);MATCH([.D$1];[$Copart.$A$1:$Copart.$D$1];0))" office:value-type="float" office:value="92.7" calcext:value-type="float">
            <text:p>92,7</text:p>
          </table:table-cell>
        </table:table-row>
        <table:table-row table:style-name="ro1">
          <table:table-cell office:value-type="string" calcext:value-type="string">
            <text:p>142699</text:p>
          </table:table-cell>
          <table:table-cell office:value-type="string" calcext:value-type="string">
            <text:p>PIERRE RODRIGUES DA SILVA</text:p>
          </table:table-cell>
          <table:table-cell office:value-type="string" calcext:value-type="string">
            <text:p>43293417434</text:p>
          </table:table-cell>
          <table:table-cell table:formula="of:=INDEX([$Copart.$A$1:$Copart.$D$1048576];MATCH([.$B456];[$Copart.$B$1:$Copart.$B$1048576];0);MATCH([.D$1];[$Copart.$A$1:$Copart.$D$1];0))" office:value-type="float" office:value="94.37" calcext:value-type="float">
            <text:p>94,37</text:p>
          </table:table-cell>
        </table:table-row>
        <table:table-row table:style-name="ro1">
          <table:table-cell office:value-type="string" calcext:value-type="string">
            <text:p>250112</text:p>
          </table:table-cell>
          <table:table-cell office:value-type="string" calcext:value-type="string">
            <text:p>MARIANA APARECIDA BAPTISTINI</text:p>
          </table:table-cell>
          <table:table-cell office:value-type="string" calcext:value-type="string">
            <text:p>43279557879</text:p>
          </table:table-cell>
          <table:table-cell table:formula="of:=INDEX([$Copart.$A$1:$Copart.$D$1048576];MATCH([.$B457];[$Copart.$B$1:$Copart.$B$1048576];0);MATCH([.D$1];[$Copart.$A$1:$Copart.$D$1];0))" office:value-type="float" office:value="94.54" calcext:value-type="float">
            <text:p>94,54</text:p>
          </table:table-cell>
        </table:table-row>
        <table:table-row table:style-name="ro1">
          <table:table-cell office:value-type="string" calcext:value-type="string">
            <text:p>164499</text:p>
          </table:table-cell>
          <table:table-cell office:value-type="string" calcext:value-type="string">
            <text:p>CLAUDETE MARIA CONCEICAO GUASTALLI BARBIERI</text:p>
          </table:table-cell>
          <table:table-cell office:value-type="string" calcext:value-type="string">
            <text:p>96829362849</text:p>
          </table:table-cell>
          <table:table-cell table:formula="of:=INDEX([$Copart.$A$1:$Copart.$D$1048576];MATCH([.$B458];[$Copart.$B$1:$Copart.$B$1048576];0);MATCH([.D$1];[$Copart.$A$1:$Copart.$D$1];0))" office:value-type="float" office:value="94.62" calcext:value-type="float">
            <text:p>94,62</text:p>
          </table:table-cell>
        </table:table-row>
        <table:table-row table:style-name="ro1">
          <table:table-cell office:value-type="string" calcext:value-type="string">
            <text:p>151099</text:p>
          </table:table-cell>
          <table:table-cell office:value-type="string" calcext:value-type="string">
            <text:p>MARCIA CONCILIA BARROS BERTOLINI</text:p>
          </table:table-cell>
          <table:table-cell office:value-type="string" calcext:value-type="string">
            <text:p>15481017881</text:p>
          </table:table-cell>
          <table:table-cell table:formula="of:=INDEX([$Copart.$A$1:$Copart.$D$1048576];MATCH([.$B459];[$Copart.$B$1:$Copart.$B$1048576];0);MATCH([.D$1];[$Copart.$A$1:$Copart.$D$1];0))" office:value-type="float" office:value="94.96" calcext:value-type="float">
            <text:p>94,96</text:p>
          </table:table-cell>
        </table:table-row>
        <table:table-row table:style-name="ro1">
          <table:table-cell office:value-type="string" calcext:value-type="string">
            <text:p>194876</text:p>
          </table:table-cell>
          <table:table-cell office:value-type="string" calcext:value-type="string">
            <text:p>ADRIANO JOSE DE OLIVEIRA</text:p>
          </table:table-cell>
          <table:table-cell office:value-type="string" calcext:value-type="string">
            <text:p>26322674803</text:p>
          </table:table-cell>
          <table:table-cell table:formula="of:=INDEX([$Copart.$A$1:$Copart.$D$1048576];MATCH([.$B460];[$Copart.$B$1:$Copart.$B$1048576];0);MATCH([.D$1];[$Copart.$A$1:$Copart.$D$1];0))" office:value-type="float" office:value="95.58" calcext:value-type="float">
            <text:p>95,58</text:p>
          </table:table-cell>
        </table:table-row>
        <table:table-row table:style-name="ro1">
          <table:table-cell office:value-type="string" calcext:value-type="string">
            <text:p>160138</text:p>
          </table:table-cell>
          <table:table-cell office:value-type="string" calcext:value-type="string">
            <text:p>CLAUDIA ROSSITTI DA SILVA</text:p>
          </table:table-cell>
          <table:table-cell office:value-type="string" calcext:value-type="string">
            <text:p>28179488829</text:p>
          </table:table-cell>
          <table:table-cell table:formula="of:=INDEX([$Copart.$A$1:$Copart.$D$1048576];MATCH([.$B461];[$Copart.$B$1:$Copart.$B$1048576];0);MATCH([.D$1];[$Copart.$A$1:$Copart.$D$1];0))" office:value-type="float" office:value="95.65" calcext:value-type="float">
            <text:p>95,65</text:p>
          </table:table-cell>
        </table:table-row>
        <table:table-row table:style-name="ro1">
          <table:table-cell office:value-type="string" calcext:value-type="string">
            <text:p>189619</text:p>
          </table:table-cell>
          <table:table-cell office:value-type="string" calcext:value-type="string">
            <text:p>KARINA MENEGUELLI PASCHOAL</text:p>
          </table:table-cell>
          <table:table-cell office:value-type="string" calcext:value-type="string">
            <text:p>28653623884</text:p>
          </table:table-cell>
          <table:table-cell table:formula="of:=INDEX([$Copart.$A$1:$Copart.$D$1048576];MATCH([.$B462];[$Copart.$B$1:$Copart.$B$1048576];0);MATCH([.D$1];[$Copart.$A$1:$Copart.$D$1];0))" office:value-type="float" office:value="95.81" calcext:value-type="float">
            <text:p>95,81</text:p>
          </table:table-cell>
        </table:table-row>
        <table:table-row table:style-name="ro1">
          <table:table-cell office:value-type="string" calcext:value-type="string">
            <text:p>123429</text:p>
          </table:table-cell>
          <table:table-cell office:value-type="string" calcext:value-type="string">
            <text:p>ALCEMAR REGINA PERES</text:p>
          </table:table-cell>
          <table:table-cell office:value-type="string" calcext:value-type="string">
            <text:p>19029329866</text:p>
          </table:table-cell>
          <table:table-cell table:formula="of:=INDEX([$Copart.$A$1:$Copart.$D$1048576];MATCH([.$B463];[$Copart.$B$1:$Copart.$B$1048576];0);MATCH([.D$1];[$Copart.$A$1:$Copart.$D$1];0))" office:value-type="float" office:value="96.04" calcext:value-type="float">
            <text:p>96,04</text:p>
          </table:table-cell>
        </table:table-row>
        <table:table-row table:style-name="ro1">
          <table:table-cell office:value-type="string" calcext:value-type="string">
            <text:p>201308</text:p>
          </table:table-cell>
          <table:table-cell office:value-type="string" calcext:value-type="string">
            <text:p>IVONE PAES DE CAMARGO DINIZ</text:p>
          </table:table-cell>
          <table:table-cell office:value-type="string" calcext:value-type="string">
            <text:p>04963569841</text:p>
          </table:table-cell>
          <table:table-cell table:formula="of:=INDEX([$Copart.$A$1:$Copart.$D$1048576];MATCH([.$B464];[$Copart.$B$1:$Copart.$B$1048576];0);MATCH([.D$1];[$Copart.$A$1:$Copart.$D$1];0))" office:value-type="float" office:value="97.93" calcext:value-type="float">
            <text:p>97,93</text:p>
          </table:table-cell>
        </table:table-row>
        <table:table-row table:style-name="ro1">
          <table:table-cell office:value-type="string" calcext:value-type="string">
            <text:p>187363</text:p>
          </table:table-cell>
          <table:table-cell office:value-type="string" calcext:value-type="string">
            <text:p>VALKIRIA CILENE CHIEREGATTI VERDERAMI</text:p>
          </table:table-cell>
          <table:table-cell office:value-type="string" calcext:value-type="string">
            <text:p>19039688877</text:p>
          </table:table-cell>
          <table:table-cell table:formula="of:=INDEX([$Copart.$A$1:$Copart.$D$1048576];MATCH([.$B465];[$Copart.$B$1:$Copart.$B$1048576];0);MATCH([.D$1];[$Copart.$A$1:$Copart.$D$1];0))" office:value-type="float" office:value="98.92" calcext:value-type="float">
            <text:p>98,92</text:p>
          </table:table-cell>
        </table:table-row>
        <table:table-row table:style-name="ro1">
          <table:table-cell office:value-type="string" calcext:value-type="string">
            <text:p>141491</text:p>
          </table:table-cell>
          <table:table-cell office:value-type="string" calcext:value-type="string">
            <text:p>PRISCILLA CILENE JORGE SOARES BARBOSA</text:p>
          </table:table-cell>
          <table:table-cell office:value-type="string" calcext:value-type="string">
            <text:p>12344247890</text:p>
          </table:table-cell>
          <table:table-cell table:formula="of:=INDEX([$Copart.$A$1:$Copart.$D$1048576];MATCH([.$B466];[$Copart.$B$1:$Copart.$B$1048576];0);MATCH([.D$1];[$Copart.$A$1:$Copart.$D$1];0))" office:value-type="float" office:value="98.93" calcext:value-type="float">
            <text:p>98,93</text:p>
          </table:table-cell>
        </table:table-row>
        <table:table-row table:style-name="ro1">
          <table:table-cell office:value-type="string" calcext:value-type="string">
            <text:p>162178</text:p>
          </table:table-cell>
          <table:table-cell office:value-type="string" calcext:value-type="string">
            <text:p>FERNANDA RIBEIRO FERNANDES</text:p>
          </table:table-cell>
          <table:table-cell office:value-type="string" calcext:value-type="string">
            <text:p>19692041840</text:p>
          </table:table-cell>
          <table:table-cell table:formula="of:=INDEX([$Copart.$A$1:$Copart.$D$1048576];MATCH([.$B467];[$Copart.$B$1:$Copart.$B$1048576];0);MATCH([.D$1];[$Copart.$A$1:$Copart.$D$1];0))" office:value-type="float" office:value="99.34" calcext:value-type="float">
            <text:p>99,34</text:p>
          </table:table-cell>
        </table:table-row>
        <table:table-row table:style-name="ro1">
          <table:table-cell office:value-type="string" calcext:value-type="string">
            <text:p>126582</text:p>
          </table:table-cell>
          <table:table-cell office:value-type="string" calcext:value-type="string">
            <text:p>GRACIETE DE MARIA VIEIRA COSTA</text:p>
          </table:table-cell>
          <table:table-cell office:value-type="string" calcext:value-type="string">
            <text:p>26651266802</text:p>
          </table:table-cell>
          <table:table-cell table:formula="of:=INDEX([$Copart.$A$1:$Copart.$D$1048576];MATCH([.$B468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1803</text:p>
          </table:table-cell>
          <table:table-cell office:value-type="string" calcext:value-type="string">
            <text:p>CRISTINA MARIA TREVISAN</text:p>
          </table:table-cell>
          <table:table-cell office:value-type="string" calcext:value-type="string">
            <text:p>02799318835</text:p>
          </table:table-cell>
          <table:table-cell table:formula="of:=INDEX([$Copart.$A$1:$Copart.$D$1048576];MATCH([.$B469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3239</text:p>
          </table:table-cell>
          <table:table-cell office:value-type="string" calcext:value-type="string">
            <text:p>LUDEMAR VITTI</text:p>
          </table:table-cell>
          <table:table-cell office:value-type="string" calcext:value-type="string">
            <text:p>03665567890</text:p>
          </table:table-cell>
          <table:table-cell table:formula="of:=INDEX([$Copart.$A$1:$Copart.$D$1048576];MATCH([.$B470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6893</text:p>
          </table:table-cell>
          <table:table-cell office:value-type="string" calcext:value-type="string">
            <text:p>NEUSA BUENO</text:p>
          </table:table-cell>
          <table:table-cell office:value-type="string" calcext:value-type="string">
            <text:p>29013068880</text:p>
          </table:table-cell>
          <table:table-cell table:formula="of:=INDEX([$Copart.$A$1:$Copart.$D$1048576];MATCH([.$B471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0328</text:p>
          </table:table-cell>
          <table:table-cell office:value-type="string" calcext:value-type="string">
            <text:p>DALTON GONCALVES VAL</text:p>
          </table:table-cell>
          <table:table-cell office:value-type="string" calcext:value-type="string">
            <text:p>77210921753</text:p>
          </table:table-cell>
          <table:table-cell table:formula="of:=INDEX([$Copart.$A$1:$Copart.$D$1048576];MATCH([.$B472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3102</text:p>
          </table:table-cell>
          <table:table-cell office:value-type="string" calcext:value-type="string">
            <text:p>SIMONIA APARECIDA DA SILVA</text:p>
          </table:table-cell>
          <table:table-cell office:value-type="string" calcext:value-type="string">
            <text:p>07904506661</text:p>
          </table:table-cell>
          <table:table-cell table:formula="of:=INDEX([$Copart.$A$1:$Copart.$D$1048576];MATCH([.$B473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5778</text:p>
          </table:table-cell>
          <table:table-cell office:value-type="string" calcext:value-type="string">
            <text:p>MONIKA DOS SANTOS MAGNO</text:p>
          </table:table-cell>
          <table:table-cell office:value-type="string" calcext:value-type="string">
            <text:p>35153884864</text:p>
          </table:table-cell>
          <table:table-cell table:formula="of:=INDEX([$Copart.$A$1:$Copart.$D$1048576];MATCH([.$B474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7829</text:p>
          </table:table-cell>
          <table:table-cell office:value-type="string" calcext:value-type="string">
            <text:p>ANNE CAROLINE ANDREA MULLER DA SILVA</text:p>
          </table:table-cell>
          <table:table-cell office:value-type="string" calcext:value-type="string">
            <text:p>31579538851</text:p>
          </table:table-cell>
          <table:table-cell table:formula="of:=INDEX([$Copart.$A$1:$Copart.$D$1048576];MATCH([.$B475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9813</text:p>
          </table:table-cell>
          <table:table-cell office:value-type="string" calcext:value-type="string">
            <text:p>CRISTIANO CARBONI DE CAMPOS</text:p>
          </table:table-cell>
          <table:table-cell office:value-type="string" calcext:value-type="string">
            <text:p>28377430894</text:p>
          </table:table-cell>
          <table:table-cell table:formula="of:=INDEX([$Copart.$A$1:$Copart.$D$1048576];MATCH([.$B476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34311</text:p>
          </table:table-cell>
          <table:table-cell office:value-type="string" calcext:value-type="string">
            <text:p>JAQUELINE SOUZA CERQUEIRA DE LIMA</text:p>
          </table:table-cell>
          <table:table-cell office:value-type="string" calcext:value-type="string">
            <text:p>00006736769</text:p>
          </table:table-cell>
          <table:table-cell table:formula="of:=INDEX([$Copart.$A$1:$Copart.$D$1048576];MATCH([.$B477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75603</text:p>
          </table:table-cell>
          <table:table-cell office:value-type="string" calcext:value-type="string">
            <text:p>CRISTIANE DENISE MODOLO SIQUEIRA</text:p>
          </table:table-cell>
          <table:table-cell office:value-type="string" calcext:value-type="string">
            <text:p>11825085889</text:p>
          </table:table-cell>
          <table:table-cell table:formula="of:=INDEX([$Copart.$A$1:$Copart.$D$1048576];MATCH([.$B478];[$Copart.$B$1:$Copart.$B$1048576];0);MATCH([.D$1];[$Copart.$A$1:$Copart.$D$1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7913</text:p>
          </table:table-cell>
          <table:table-cell office:value-type="string" calcext:value-type="string">
            <text:p>LUCINEIA TEREZINHA NABAS</text:p>
          </table:table-cell>
          <table:table-cell office:value-type="string" calcext:value-type="string">
            <text:p>10584450818</text:p>
          </table:table-cell>
          <table:table-cell table:formula="of:=INDEX([$Copart.$A$1:$Copart.$D$1048576];MATCH([.$B479];[$Copart.$B$1:$Copart.$B$1048576];0);MATCH([.D$1];[$Copart.$A$1:$Copart.$D$1];0))" office:value-type="float" office:value="100.75" calcext:value-type="float">
            <text:p>100,75</text:p>
          </table:table-cell>
        </table:table-row>
        <table:table-row table:style-name="ro1">
          <table:table-cell office:value-type="string" calcext:value-type="string">
            <text:p>173802</text:p>
          </table:table-cell>
          <table:table-cell office:value-type="string" calcext:value-type="string">
            <text:p>MARIA APARECIDA DA SILVA MOVIO</text:p>
          </table:table-cell>
          <table:table-cell office:value-type="string" calcext:value-type="string">
            <text:p>12114217833</text:p>
          </table:table-cell>
          <table:table-cell table:formula="of:=INDEX([$Copart.$A$1:$Copart.$D$1048576];MATCH([.$B480];[$Copart.$B$1:$Copart.$B$1048576];0);MATCH([.D$1];[$Copart.$A$1:$Copart.$D$1];0))" office:value-type="float" office:value="100.89" calcext:value-type="float">
            <text:p>100,89</text:p>
          </table:table-cell>
        </table:table-row>
        <table:table-row table:style-name="ro1">
          <table:table-cell table:style-name="Default" office:value-type="string" calcext:value-type="string">
            <text:p>75678</text:p>
          </table:table-cell>
          <table:table-cell table:style-name="Default" office:value-type="string" calcext:value-type="string">
            <text:p>VALDEREZ DE CASSIA JOANONI STOCCO</text:p>
          </table:table-cell>
          <table:table-cell table:style-name="Default" office:value-type="string" calcext:value-type="string">
            <text:p>07867291806</text:p>
          </table:table-cell>
          <table:table-cell table:formula="of:=INDEX([$Copart.$A$1:$Copart.$D$1048576];MATCH([.$B481];[$Copart.$B$1:$Copart.$B$1048576];0);MATCH([.D$1];[$Copart.$A$1:$Copart.$D$1];0))" office:value-type="float" office:value="101.33" calcext:value-type="float">
            <text:p>101,33</text:p>
          </table:table-cell>
        </table:table-row>
        <table:table-row table:style-name="ro1">
          <table:table-cell office:value-type="string" calcext:value-type="string">
            <text:p>220434</text:p>
          </table:table-cell>
          <table:table-cell office:value-type="string" calcext:value-type="string">
            <text:p>ELIZABETE GONCALVES DA SILVA</text:p>
          </table:table-cell>
          <table:table-cell office:value-type="string" calcext:value-type="string">
            <text:p>11258435861</text:p>
          </table:table-cell>
          <table:table-cell table:formula="of:=INDEX([$Copart.$A$1:$Copart.$D$1048576];MATCH([.$B482];[$Copart.$B$1:$Copart.$B$1048576];0);MATCH([.D$1];[$Copart.$A$1:$Copart.$D$1];0))" office:value-type="float" office:value="101.65" calcext:value-type="float">
            <text:p>101,65</text:p>
          </table:table-cell>
        </table:table-row>
        <table:table-row table:style-name="ro1">
          <table:table-cell office:value-type="string" calcext:value-type="string">
            <text:p>197243</text:p>
          </table:table-cell>
          <table:table-cell office:value-type="string" calcext:value-type="string">
            <text:p>LINDALVA LUCIANA RAVIRA</text:p>
          </table:table-cell>
          <table:table-cell office:value-type="string" calcext:value-type="string">
            <text:p>10659975823</text:p>
          </table:table-cell>
          <table:table-cell table:formula="of:=INDEX([$Copart.$A$1:$Copart.$D$1048576];MATCH([.$B483];[$Copart.$B$1:$Copart.$B$1048576];0);MATCH([.D$1];[$Copart.$A$1:$Copart.$D$1];0))" office:value-type="float" office:value="102.36" calcext:value-type="float">
            <text:p>102,36</text:p>
          </table:table-cell>
        </table:table-row>
        <table:table-row table:style-name="ro1">
          <table:table-cell office:value-type="string" calcext:value-type="string">
            <text:p>219231</text:p>
          </table:table-cell>
          <table:table-cell office:value-type="string" calcext:value-type="string">
            <text:p>ANA CAROLINA CORNELIO RUIVO</text:p>
          </table:table-cell>
          <table:table-cell office:value-type="string" calcext:value-type="string">
            <text:p>40474102840</text:p>
          </table:table-cell>
          <table:table-cell table:formula="of:=INDEX([$Copart.$A$1:$Copart.$D$1048576];MATCH([.$B484];[$Copart.$B$1:$Copart.$B$1048576];0);MATCH([.D$1];[$Copart.$A$1:$Copart.$D$1];0))" office:value-type="float" office:value="102.84" calcext:value-type="float">
            <text:p>102,84</text:p>
          </table:table-cell>
        </table:table-row>
        <table:table-row table:style-name="ro1">
          <table:table-cell office:value-type="string" calcext:value-type="string">
            <text:p>218502</text:p>
          </table:table-cell>
          <table:table-cell office:value-type="string" calcext:value-type="string">
            <text:p>KATIA CRISTINA SOARES DE SOUZA</text:p>
          </table:table-cell>
          <table:table-cell office:value-type="string" calcext:value-type="string">
            <text:p>21909896802</text:p>
          </table:table-cell>
          <table:table-cell table:formula="of:=INDEX([$Copart.$A$1:$Copart.$D$1048576];MATCH([.$B485];[$Copart.$B$1:$Copart.$B$1048576];0);MATCH([.D$1];[$Copart.$A$1:$Copart.$D$1];0))" office:value-type="float" office:value="103.81" calcext:value-type="float">
            <text:p>103,81</text:p>
          </table:table-cell>
        </table:table-row>
        <table:table-row table:style-name="ro1">
          <table:table-cell table:style-name="Default" office:value-type="string" calcext:value-type="string">
            <text:p>909017</text:p>
          </table:table-cell>
          <table:table-cell table:style-name="Default" office:value-type="string" calcext:value-type="string">
            <text:p>ANTONIO SALVADOR CASTELLO</text:p>
          </table:table-cell>
          <table:table-cell table:style-name="Default" office:value-type="string" calcext:value-type="string">
            <text:p>96432403804</text:p>
          </table:table-cell>
          <table:table-cell table:formula="of:=INDEX([$Copart.$A$1:$Copart.$D$1048576];MATCH([.$B486];[$Copart.$B$1:$Copart.$B$1048576];0);MATCH([.D$1];[$Copart.$A$1:$Copart.$D$1];0))" office:value-type="float" office:value="103.97" calcext:value-type="float">
            <text:p>103,97</text:p>
          </table:table-cell>
        </table:table-row>
        <table:table-row table:style-name="ro1">
          <table:table-cell table:style-name="Default" office:value-type="string" calcext:value-type="string">
            <text:p>289183</text:p>
          </table:table-cell>
          <table:table-cell table:style-name="Default" office:value-type="string" calcext:value-type="string">
            <text:p>LEYTICIA ALVES TEIXEIRA RODRIGUES</text:p>
          </table:table-cell>
          <table:table-cell table:style-name="Default" office:value-type="string" calcext:value-type="string">
            <text:p>10526431679</text:p>
          </table:table-cell>
          <table:table-cell table:formula="of:=INDEX([$Copart.$A$1:$Copart.$D$1048576];MATCH([.$B487];[$Copart.$B$1:$Copart.$B$1048576];0);MATCH([.D$1];[$Copart.$A$1:$Copart.$D$1];0))" office:value-type="float" office:value="104.45" calcext:value-type="float">
            <text:p>104,45</text:p>
          </table:table-cell>
        </table:table-row>
        <table:table-row table:style-name="ro1">
          <table:table-cell office:value-type="string" calcext:value-type="string">
            <text:p>136063</text:p>
          </table:table-cell>
          <table:table-cell office:value-type="string" calcext:value-type="string">
            <text:p>ROSENI DE FATIMA ANTONIO</text:p>
          </table:table-cell>
          <table:table-cell office:value-type="string" calcext:value-type="string">
            <text:p>11000605884</text:p>
          </table:table-cell>
          <table:table-cell table:formula="of:=INDEX([$Copart.$A$1:$Copart.$D$1048576];MATCH([.$B488];[$Copart.$B$1:$Copart.$B$1048576];0);MATCH([.D$1];[$Copart.$A$1:$Copart.$D$1];0))" office:value-type="float" office:value="104.65" calcext:value-type="float">
            <text:p>104,65</text:p>
          </table:table-cell>
        </table:table-row>
        <table:table-row table:style-name="ro1">
          <table:table-cell office:value-type="string" calcext:value-type="string">
            <text:p>175215</text:p>
          </table:table-cell>
          <table:table-cell office:value-type="string" calcext:value-type="string">
            <text:p>LEILA POLIANA SANTOS DA SILVA</text:p>
          </table:table-cell>
          <table:table-cell office:value-type="string" calcext:value-type="string">
            <text:p>30359852866</text:p>
          </table:table-cell>
          <table:table-cell table:formula="of:=INDEX([$Copart.$A$1:$Copart.$D$1048576];MATCH([.$B489];[$Copart.$B$1:$Copart.$B$1048576];0);MATCH([.D$1];[$Copart.$A$1:$Copart.$D$1];0))" office:value-type="float" office:value="104.93" calcext:value-type="float">
            <text:p>104,93</text:p>
          </table:table-cell>
        </table:table-row>
        <table:table-row table:style-name="ro1">
          <table:table-cell office:value-type="string" calcext:value-type="string">
            <text:p>144921</text:p>
          </table:table-cell>
          <table:table-cell office:value-type="string" calcext:value-type="string">
            <text:p>MARCIA CRISTINA DE BARROS</text:p>
          </table:table-cell>
          <table:table-cell office:value-type="string" calcext:value-type="string">
            <text:p>11794223843</text:p>
          </table:table-cell>
          <table:table-cell table:formula="of:=INDEX([$Copart.$A$1:$Copart.$D$1048576];MATCH([.$B490];[$Copart.$B$1:$Copart.$B$1048576];0);MATCH([.D$1];[$Copart.$A$1:$Copart.$D$1];0))" office:value-type="float" office:value="104.93" calcext:value-type="float">
            <text:p>104,93</text:p>
          </table:table-cell>
        </table:table-row>
        <table:table-row table:style-name="ro1">
          <table:table-cell office:value-type="string" calcext:value-type="string">
            <text:p>211648</text:p>
          </table:table-cell>
          <table:table-cell office:value-type="string" calcext:value-type="string">
            <text:p>MARCIA DA SILVA TELES SANTOS</text:p>
          </table:table-cell>
          <table:table-cell office:value-type="string" calcext:value-type="string">
            <text:p>32035535549</text:p>
          </table:table-cell>
          <table:table-cell table:formula="of:=INDEX([$Copart.$A$1:$Copart.$D$1048576];MATCH([.$B491];[$Copart.$B$1:$Copart.$B$1048576];0);MATCH([.D$1];[$Copart.$A$1:$Copart.$D$1];0))" office:value-type="float" office:value="104.93" calcext:value-type="float">
            <text:p>104,93</text:p>
          </table:table-cell>
        </table:table-row>
        <table:table-row table:style-name="ro1">
          <table:table-cell office:value-type="string" calcext:value-type="string">
            <text:p>229601</text:p>
          </table:table-cell>
          <table:table-cell office:value-type="string" calcext:value-type="string">
            <text:p>ADRIANA CHRISTOFOLETTI TAVARES</text:p>
          </table:table-cell>
          <table:table-cell office:value-type="string" calcext:value-type="string">
            <text:p>16792854832</text:p>
          </table:table-cell>
          <table:table-cell table:formula="of:=INDEX([$Copart.$A$1:$Copart.$D$1048576];MATCH([.$B492];[$Copart.$B$1:$Copart.$B$1048576];0);MATCH([.D$1];[$Copart.$A$1:$Copart.$D$1];0))" office:value-type="float" office:value="104.93" calcext:value-type="float">
            <text:p>104,93</text:p>
          </table:table-cell>
        </table:table-row>
        <table:table-row table:style-name="ro1">
          <table:table-cell office:value-type="string" calcext:value-type="string">
            <text:p>228273</text:p>
          </table:table-cell>
          <table:table-cell office:value-type="string" calcext:value-type="string">
            <text:p>MILENA CEZARINO</text:p>
          </table:table-cell>
          <table:table-cell office:value-type="string" calcext:value-type="string">
            <text:p>27421075844</text:p>
          </table:table-cell>
          <table:table-cell table:formula="of:=INDEX([$Copart.$A$1:$Copart.$D$1048576];MATCH([.$B493];[$Copart.$B$1:$Copart.$B$1048576];0);MATCH([.D$1];[$Copart.$A$1:$Copart.$D$1];0)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16984</text:p>
          </table:table-cell>
          <table:table-cell office:value-type="string" calcext:value-type="string">
            <text:p>PATRICIA JULIANA DE SOUZA PEREIRA</text:p>
          </table:table-cell>
          <table:table-cell office:value-type="string" calcext:value-type="string">
            <text:p>38223095831</text:p>
          </table:table-cell>
          <table:table-cell table:formula="of:=INDEX([$Copart.$A$1:$Copart.$D$1048576];MATCH([.$B494];[$Copart.$B$1:$Copart.$B$1048576];0);MATCH([.D$1];[$Copart.$A$1:$Copart.$D$1];0))" office:value-type="float" office:value="106.22" calcext:value-type="float">
            <text:p>106,22</text:p>
          </table:table-cell>
        </table:table-row>
        <table:table-row table:style-name="ro1">
          <table:table-cell office:value-type="string" calcext:value-type="string">
            <text:p>161813</text:p>
          </table:table-cell>
          <table:table-cell office:value-type="string" calcext:value-type="string">
            <text:p>CELESTE CRISTINA GIUSTI SIQUEIRA</text:p>
          </table:table-cell>
          <table:table-cell office:value-type="string" calcext:value-type="string">
            <text:p>12331278881</text:p>
          </table:table-cell>
          <table:table-cell table:formula="of:=INDEX([$Copart.$A$1:$Copart.$D$1048576];MATCH([.$B495];[$Copart.$B$1:$Copart.$B$1048576];0);MATCH([.D$1];[$Copart.$A$1:$Copart.$D$1];0))" office:value-type="float" office:value="106.34" calcext:value-type="float">
            <text:p>106,34</text:p>
          </table:table-cell>
        </table:table-row>
        <table:table-row table:style-name="ro1">
          <table:table-cell office:value-type="string" calcext:value-type="string">
            <text:p>159539</text:p>
          </table:table-cell>
          <table:table-cell office:value-type="string" calcext:value-type="string">
            <text:p>FERNANDA POMPOLINI</text:p>
          </table:table-cell>
          <table:table-cell office:value-type="string" calcext:value-type="string">
            <text:p>22261325894</text:p>
          </table:table-cell>
          <table:table-cell table:formula="of:=INDEX([$Copart.$A$1:$Copart.$D$1048576];MATCH([.$B496];[$Copart.$B$1:$Copart.$B$1048576];0);MATCH([.D$1];[$Copart.$A$1:$Copart.$D$1];0))" office:value-type="float" office:value="106.48" calcext:value-type="float">
            <text:p>106,48</text:p>
          </table:table-cell>
        </table:table-row>
        <table:table-row table:style-name="ro1">
          <table:table-cell office:value-type="string" calcext:value-type="string">
            <text:p>142666</text:p>
          </table:table-cell>
          <table:table-cell office:value-type="string" calcext:value-type="string">
            <text:p>MARIA IVONE DOS SANTOS CHIQUITO</text:p>
          </table:table-cell>
          <table:table-cell office:value-type="string" calcext:value-type="string">
            <text:p>30727408879</text:p>
          </table:table-cell>
          <table:table-cell table:formula="of:=INDEX([$Copart.$A$1:$Copart.$D$1048576];MATCH([.$B497];[$Copart.$B$1:$Copart.$B$1048576];0);MATCH([.D$1];[$Copart.$A$1:$Copart.$D$1];0))" office:value-type="float" office:value="106.97" calcext:value-type="float">
            <text:p>106,97</text:p>
          </table:table-cell>
        </table:table-row>
        <table:table-row table:style-name="ro1">
          <table:table-cell office:value-type="string" calcext:value-type="string">
            <text:p>236039</text:p>
          </table:table-cell>
          <table:table-cell office:value-type="string" calcext:value-type="string">
            <text:p>AUDREY BAPTISTA ARCHANGELO FARIA</text:p>
          </table:table-cell>
          <table:table-cell office:value-type="string" calcext:value-type="string">
            <text:p>29442470850</text:p>
          </table:table-cell>
          <table:table-cell table:formula="of:=INDEX([$Copart.$A$1:$Copart.$D$1048576];MATCH([.$B498];[$Copart.$B$1:$Copart.$B$1048576];0);MATCH([.D$1];[$Copart.$A$1:$Copart.$D$1];0))" office:value-type="float" office:value="107.53" calcext:value-type="float">
            <text:p>107,53</text:p>
          </table:table-cell>
        </table:table-row>
        <table:table-row table:style-name="ro1">
          <table:table-cell office:value-type="string" calcext:value-type="string">
            <text:p>155439</text:p>
          </table:table-cell>
          <table:table-cell office:value-type="string" calcext:value-type="string">
            <text:p>PRISCILA REGINA FRANCO</text:p>
          </table:table-cell>
          <table:table-cell office:value-type="string" calcext:value-type="string">
            <text:p>33371944867</text:p>
          </table:table-cell>
          <table:table-cell table:formula="of:=INDEX([$Copart.$A$1:$Copart.$D$1048576];MATCH([.$B499];[$Copart.$B$1:$Copart.$B$1048576];0);MATCH([.D$1];[$Copart.$A$1:$Copart.$D$1];0))" office:value-type="float" office:value="107.75" calcext:value-type="float">
            <text:p>107,75</text:p>
          </table:table-cell>
        </table:table-row>
        <table:table-row table:style-name="ro1">
          <table:table-cell office:value-type="string" calcext:value-type="string">
            <text:p>200980</text:p>
          </table:table-cell>
          <table:table-cell office:value-type="string" calcext:value-type="string">
            <text:p>ANGELICA RODRIGUES MACIEL</text:p>
          </table:table-cell>
          <table:table-cell office:value-type="string" calcext:value-type="string">
            <text:p>22442312832</text:p>
          </table:table-cell>
          <table:table-cell table:formula="of:=INDEX([$Copart.$A$1:$Copart.$D$1048576];MATCH([.$B500];[$Copart.$B$1:$Copart.$B$1048576];0);MATCH([.D$1];[$Copart.$A$1:$Copart.$D$1];0))" office:value-type="float" office:value="109.33" calcext:value-type="float">
            <text:p>109,33</text:p>
          </table:table-cell>
        </table:table-row>
        <table:table-row table:style-name="ro1">
          <table:table-cell office:value-type="string" calcext:value-type="string">
            <text:p>166176</text:p>
          </table:table-cell>
          <table:table-cell office:value-type="string" calcext:value-type="string">
            <text:p>MARIA LUIZA ALLEONI</text:p>
          </table:table-cell>
          <table:table-cell office:value-type="string" calcext:value-type="string">
            <text:p>02802232851</text:p>
          </table:table-cell>
          <table:table-cell table:formula="of:=INDEX([$Copart.$A$1:$Copart.$D$1048576];MATCH([.$B501];[$Copart.$B$1:$Copart.$B$1048576];0);MATCH([.D$1];[$Copart.$A$1:$Copart.$D$1];0))" office:value-type="float" office:value="109.69" calcext:value-type="float">
            <text:p>109,69</text:p>
          </table:table-cell>
        </table:table-row>
        <table:table-row table:style-name="ro1">
          <table:table-cell office:value-type="string" calcext:value-type="string">
            <text:p>186698</text:p>
          </table:table-cell>
          <table:table-cell office:value-type="string" calcext:value-type="string">
            <text:p>MARIA ELENA BONASSA</text:p>
          </table:table-cell>
          <table:table-cell office:value-type="string" calcext:value-type="string">
            <text:p>05127919885</text:p>
          </table:table-cell>
          <table:table-cell table:formula="of:=INDEX([$Copart.$A$1:$Copart.$D$1048576];MATCH([.$B502];[$Copart.$B$1:$Copart.$B$1048576];0);MATCH([.D$1];[$Copart.$A$1:$Copart.$D$1];0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31878</text:p>
          </table:table-cell>
          <table:table-cell office:value-type="string" calcext:value-type="string">
            <text:p>EMMANUELLE ARAUJO DE SOUZA SILVA</text:p>
          </table:table-cell>
          <table:table-cell office:value-type="string" calcext:value-type="string">
            <text:p>38438441866</text:p>
          </table:table-cell>
          <table:table-cell table:formula="of:=INDEX([$Copart.$A$1:$Copart.$D$1048576];MATCH([.$B503];[$Copart.$B$1:$Copart.$B$1048576];0);MATCH([.D$1];[$Copart.$A$1:$Copart.$D$1];0))" office:value-type="float" office:value="110.62" calcext:value-type="float">
            <text:p>110,62</text:p>
          </table:table-cell>
        </table:table-row>
        <table:table-row table:style-name="ro1">
          <table:table-cell office:value-type="string" calcext:value-type="string">
            <text:p>195057</text:p>
          </table:table-cell>
          <table:table-cell office:value-type="string" calcext:value-type="string">
            <text:p>ANA MARIA SOUZA FONSECA</text:p>
          </table:table-cell>
          <table:table-cell office:value-type="string" calcext:value-type="string">
            <text:p>21875097880</text:p>
          </table:table-cell>
          <table:table-cell table:formula="of:=INDEX([$Copart.$A$1:$Copart.$D$1048576];MATCH([.$B504];[$Copart.$B$1:$Copart.$B$1048576];0);MATCH([.D$1];[$Copart.$A$1:$Copart.$D$1];0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97251</text:p>
          </table:table-cell>
          <table:table-cell office:value-type="string" calcext:value-type="string">
            <text:p>MARIA DE LURDES VITTI STOCO</text:p>
          </table:table-cell>
          <table:table-cell office:value-type="string" calcext:value-type="string">
            <text:p>03254884876</text:p>
          </table:table-cell>
          <table:table-cell table:formula="of:=INDEX([$Copart.$A$1:$Copart.$D$1048576];MATCH([.$B505];[$Copart.$B$1:$Copart.$B$1048576];0);MATCH([.D$1];[$Copart.$A$1:$Copart.$D$1];0))" office:value-type="float" office:value="112.18" calcext:value-type="float">
            <text:p>112,18</text:p>
          </table:table-cell>
        </table:table-row>
        <table:table-row table:style-name="ro1">
          <table:table-cell office:value-type="string" calcext:value-type="string">
            <text:p>276111</text:p>
          </table:table-cell>
          <table:table-cell office:value-type="string" calcext:value-type="string">
            <text:p>LIVIA VANISSI ALEXANDRINO DE SOUZA</text:p>
          </table:table-cell>
          <table:table-cell office:value-type="string" calcext:value-type="string">
            <text:p>28202213860</text:p>
          </table:table-cell>
          <table:table-cell table:formula="of:=INDEX([$Copart.$A$1:$Copart.$D$1048576];MATCH([.$B506];[$Copart.$B$1:$Copart.$B$1048576];0);MATCH([.D$1];[$Copart.$A$1:$Copart.$D$1];0))" office:value-type="float" office:value="112.39" calcext:value-type="float">
            <text:p>112,39</text:p>
          </table:table-cell>
        </table:table-row>
        <table:table-row table:style-name="ro1">
          <table:table-cell office:value-type="string" calcext:value-type="string">
            <text:p>157812</text:p>
          </table:table-cell>
          <table:table-cell office:value-type="string" calcext:value-type="string">
            <text:p>GRACA MARGARETE RIBEIRO</text:p>
          </table:table-cell>
          <table:table-cell office:value-type="string" calcext:value-type="string">
            <text:p>17776642843</text:p>
          </table:table-cell>
          <table:table-cell table:formula="of:=INDEX([$Copart.$A$1:$Copart.$D$1048576];MATCH([.$B507];[$Copart.$B$1:$Copart.$B$1048576];0);MATCH([.D$1];[$Copart.$A$1:$Copart.$D$1];0))" office:value-type="float" office:value="112.68" calcext:value-type="float">
            <text:p>112,68</text:p>
          </table:table-cell>
        </table:table-row>
        <table:table-row table:style-name="ro1">
          <table:table-cell office:value-type="string" calcext:value-type="string">
            <text:p>152876</text:p>
          </table:table-cell>
          <table:table-cell office:value-type="string" calcext:value-type="string">
            <text:p>ANA CLAUDIA MATTOS GONCALVES</text:p>
          </table:table-cell>
          <table:table-cell office:value-type="string" calcext:value-type="string">
            <text:p>12360038885</text:p>
          </table:table-cell>
          <table:table-cell table:formula="of:=INDEX([$Copart.$A$1:$Copart.$D$1048576];MATCH([.$B508];[$Copart.$B$1:$Copart.$B$1048576];0);MATCH([.D$1];[$Copart.$A$1:$Copart.$D$1];0))"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214647</text:p>
          </table:table-cell>
          <table:table-cell office:value-type="string" calcext:value-type="string">
            <text:p>FLAVIA STOCO</text:p>
          </table:table-cell>
          <table:table-cell office:value-type="string" calcext:value-type="string">
            <text:p>33210804869</text:p>
          </table:table-cell>
          <table:table-cell table:formula="of:=INDEX([$Copart.$A$1:$Copart.$D$1048576];MATCH([.$B509];[$Copart.$B$1:$Copart.$B$1048576];0);MATCH([.D$1];[$Copart.$A$1:$Copart.$D$1];0))"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216372</text:p>
          </table:table-cell>
          <table:table-cell office:value-type="string" calcext:value-type="string">
            <text:p>CAMILA GIANGROSSI MELEKE</text:p>
          </table:table-cell>
          <table:table-cell office:value-type="string" calcext:value-type="string">
            <text:p>21655876899</text:p>
          </table:table-cell>
          <table:table-cell table:formula="of:=INDEX([$Copart.$A$1:$Copart.$D$1048576];MATCH([.$B510];[$Copart.$B$1:$Copart.$B$1048576];0);MATCH([.D$1];[$Copart.$A$1:$Copart.$D$1];0))"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228761</text:p>
          </table:table-cell>
          <table:table-cell office:value-type="string" calcext:value-type="string">
            <text:p>FABIOLA FIDELIS SANTIAGO DE LIMA</text:p>
          </table:table-cell>
          <table:table-cell office:value-type="string" calcext:value-type="string">
            <text:p>10270870784</text:p>
          </table:table-cell>
          <table:table-cell table:formula="of:=INDEX([$Copart.$A$1:$Copart.$D$1048576];MATCH([.$B511];[$Copart.$B$1:$Copart.$B$1048576];0);MATCH([.D$1];[$Copart.$A$1:$Copart.$D$1];0))"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244643</text:p>
          </table:table-cell>
          <table:table-cell office:value-type="string" calcext:value-type="string">
            <text:p>CLAUDIA PEREIRA DA SILVA MACIEL</text:p>
          </table:table-cell>
          <table:table-cell office:value-type="string" calcext:value-type="string">
            <text:p>14765262812</text:p>
          </table:table-cell>
          <table:table-cell table:formula="of:=INDEX([$Copart.$A$1:$Copart.$D$1048576];MATCH([.$B512];[$Copart.$B$1:$Copart.$B$1048576];0);MATCH([.D$1];[$Copart.$A$1:$Copart.$D$1];0))" office:value-type="float" office:value="113.03" calcext:value-type="float">
            <text:p>113,03</text:p>
          </table:table-cell>
        </table:table-row>
        <table:table-row table:style-name="ro1">
          <table:table-cell office:value-type="string" calcext:value-type="string">
            <text:p>172925</text:p>
          </table:table-cell>
          <table:table-cell office:value-type="string" calcext:value-type="string">
            <text:p>IVAN CASSIO CHIARINI DE BARROS</text:p>
          </table:table-cell>
          <table:table-cell office:value-type="string" calcext:value-type="string">
            <text:p>21416094881</text:p>
          </table:table-cell>
          <table:table-cell table:formula="of:=INDEX([$Copart.$A$1:$Copart.$D$1048576];MATCH([.$B513];[$Copart.$B$1:$Copart.$B$1048576];0);MATCH([.D$1];[$Copart.$A$1:$Copart.$D$1];0))" office:value-type="float" office:value="113.5" calcext:value-type="float">
            <text:p>113,5</text:p>
          </table:table-cell>
        </table:table-row>
        <table:table-row table:style-name="ro1">
          <table:table-cell office:value-type="string" calcext:value-type="string">
            <text:p>174924</text:p>
          </table:table-cell>
          <table:table-cell office:value-type="string" calcext:value-type="string">
            <text:p>ANA LUCIA MAESTRO PREZOTTO</text:p>
          </table:table-cell>
          <table:table-cell office:value-type="string" calcext:value-type="string">
            <text:p>12376796806</text:p>
          </table:table-cell>
          <table:table-cell table:formula="of:=INDEX([$Copart.$A$1:$Copart.$D$1048576];MATCH([.$B514];[$Copart.$B$1:$Copart.$B$1048576];0);MATCH([.D$1];[$Copart.$A$1:$Copart.$D$1];0))" office:value-type="float" office:value="114.2" calcext:value-type="float">
            <text:p>114,2</text:p>
          </table:table-cell>
        </table:table-row>
        <table:table-row table:style-name="ro1">
          <table:table-cell office:value-type="string" calcext:value-type="string">
            <text:p>159392</text:p>
          </table:table-cell>
          <table:table-cell office:value-type="string" calcext:value-type="string">
            <text:p>MARIA DAS GRACAS NASCIMENTO SOUZA DA SILVA</text:p>
          </table:table-cell>
          <table:table-cell office:value-type="string" calcext:value-type="string">
            <text:p>25184403809</text:p>
          </table:table-cell>
          <table:table-cell table:formula="of:=INDEX([$Copart.$A$1:$Copart.$D$1048576];MATCH([.$B515];[$Copart.$B$1:$Copart.$B$1048576];0);MATCH([.D$1];[$Copart.$A$1:$Copart.$D$1];0))" office:value-type="float" office:value="114.59" calcext:value-type="float">
            <text:p>114,59</text:p>
          </table:table-cell>
        </table:table-row>
        <table:table-row table:style-name="ro1">
          <table:table-cell office:value-type="string" calcext:value-type="string">
            <text:p>238988</text:p>
          </table:table-cell>
          <table:table-cell office:value-type="string" calcext:value-type="string">
            <text:p>ALINE MIRANDA PAMPOLINI</text:p>
          </table:table-cell>
          <table:table-cell office:value-type="string" calcext:value-type="string">
            <text:p>41661833896</text:p>
          </table:table-cell>
          <table:table-cell table:formula="of:=INDEX([$Copart.$A$1:$Copart.$D$1048576];MATCH([.$B516];[$Copart.$B$1:$Copart.$B$1048576];0);MATCH([.D$1];[$Copart.$A$1:$Copart.$D$1];0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83533</text:p>
          </table:table-cell>
          <table:table-cell office:value-type="string" calcext:value-type="string">
            <text:p>ABDAEL ANDREUS RODRIGUES</text:p>
          </table:table-cell>
          <table:table-cell office:value-type="string" calcext:value-type="string">
            <text:p>42923920805</text:p>
          </table:table-cell>
          <table:table-cell table:formula="of:=INDEX([$Copart.$A$1:$Copart.$D$1048576];MATCH([.$B517];[$Copart.$B$1:$Copart.$B$1048576];0);MATCH([.D$1];[$Copart.$A$1:$Copart.$D$1];0))" office:value-type="float" office:value="115.05" calcext:value-type="float">
            <text:p>115,05</text:p>
          </table:table-cell>
        </table:table-row>
        <table:table-row table:style-name="ro1">
          <table:table-cell office:value-type="string" calcext:value-type="string">
            <text:p>217891</text:p>
          </table:table-cell>
          <table:table-cell office:value-type="string" calcext:value-type="string">
            <text:p>GUILHERME SANTIAGO BERTOLINI</text:p>
          </table:table-cell>
          <table:table-cell office:value-type="string" calcext:value-type="string">
            <text:p>37823618818</text:p>
          </table:table-cell>
          <table:table-cell table:formula="of:=INDEX([$Copart.$A$1:$Copart.$D$1048576];MATCH([.$B518];[$Copart.$B$1:$Copart.$B$1048576];0);MATCH([.D$1];[$Copart.$A$1:$Copart.$D$1];0))" office:value-type="float" office:value="116.54" calcext:value-type="float">
            <text:p>116,54</text:p>
          </table:table-cell>
        </table:table-row>
        <table:table-row table:style-name="ro1">
          <table:table-cell office:value-type="string" calcext:value-type="string">
            <text:p>184963</text:p>
          </table:table-cell>
          <table:table-cell office:value-type="string" calcext:value-type="string">
            <text:p>LUCILENE GIMENEZ CASTILHO DE GOES</text:p>
          </table:table-cell>
          <table:table-cell office:value-type="string" calcext:value-type="string">
            <text:p>17776585866</text:p>
          </table:table-cell>
          <table:table-cell table:formula="of:=INDEX([$Copart.$A$1:$Copart.$D$1048576];MATCH([.$B519];[$Copart.$B$1:$Copart.$B$1048576];0);MATCH([.D$1];[$Copart.$A$1:$Copart.$D$1];0))" office:value-type="float" office:value="117.75" calcext:value-type="float">
            <text:p>117,75</text:p>
          </table:table-cell>
        </table:table-row>
        <table:table-row table:style-name="ro1">
          <table:table-cell office:value-type="string" calcext:value-type="string">
            <text:p>183442</text:p>
          </table:table-cell>
          <table:table-cell office:value-type="string" calcext:value-type="string">
            <text:p>DANIEL KOSHIMIZU</text:p>
          </table:table-cell>
          <table:table-cell office:value-type="string" calcext:value-type="string">
            <text:p>21810742838</text:p>
          </table:table-cell>
          <table:table-cell table:formula="of:=INDEX([$Copart.$A$1:$Copart.$D$1048576];MATCH([.$B520];[$Copart.$B$1:$Copart.$B$1048576];0);MATCH([.D$1];[$Copart.$A$1:$Copart.$D$1];0))" office:value-type="float" office:value="118.49" calcext:value-type="float">
            <text:p>118,49</text:p>
          </table:table-cell>
        </table:table-row>
        <table:table-row table:style-name="ro1">
          <table:table-cell office:value-type="string" calcext:value-type="string">
            <text:p>235946</text:p>
          </table:table-cell>
          <table:table-cell office:value-type="string" calcext:value-type="string">
            <text:p>PAMELA CRISTINA CAMARGO DOS SANTOS</text:p>
          </table:table-cell>
          <table:table-cell office:value-type="string" calcext:value-type="string">
            <text:p>38584876863</text:p>
          </table:table-cell>
          <table:table-cell table:formula="of:=INDEX([$Copart.$A$1:$Copart.$D$1048576];MATCH([.$B521];[$Copart.$B$1:$Copart.$B$1048576];0);MATCH([.D$1];[$Copart.$A$1:$Copart.$D$1];0))" office:value-type="float" office:value="118.81" calcext:value-type="float">
            <text:p>118,81</text:p>
          </table:table-cell>
        </table:table-row>
        <table:table-row table:style-name="ro1">
          <table:table-cell office:value-type="string" calcext:value-type="string">
            <text:p>162809</text:p>
          </table:table-cell>
          <table:table-cell office:value-type="string" calcext:value-type="string">
            <text:p>CAROLINA MOSCHINI</text:p>
          </table:table-cell>
          <table:table-cell office:value-type="string" calcext:value-type="string">
            <text:p>31373210850</text:p>
          </table:table-cell>
          <table:table-cell table:formula="of:=INDEX([$Copart.$A$1:$Copart.$D$1048576];MATCH([.$B522];[$Copart.$B$1:$Copart.$B$1048576];0);MATCH([.D$1];[$Copart.$A$1:$Copart.$D$1];0))" office:value-type="float" office:value="119.01" calcext:value-type="float">
            <text:p>119,01</text:p>
          </table:table-cell>
        </table:table-row>
        <table:table-row table:style-name="ro1">
          <table:table-cell office:value-type="string" calcext:value-type="string">
            <text:p>141935</text:p>
          </table:table-cell>
          <table:table-cell office:value-type="string" calcext:value-type="string">
            <text:p>SANDRA REGINA GONCALVES SILVA</text:p>
          </table:table-cell>
          <table:table-cell office:value-type="string" calcext:value-type="string">
            <text:p>19026320876</text:p>
          </table:table-cell>
          <table:table-cell table:formula="of:=INDEX([$Copart.$A$1:$Copart.$D$1048576];MATCH([.$B523];[$Copart.$B$1:$Copart.$B$1048576];0);MATCH([.D$1];[$Copart.$A$1:$Copart.$D$1];0))" office:value-type="float" office:value="119.14" calcext:value-type="float">
            <text:p>119,14</text:p>
          </table:table-cell>
        </table:table-row>
        <table:table-row table:style-name="ro1">
          <table:table-cell office:value-type="string" calcext:value-type="string">
            <text:p>181801</text:p>
          </table:table-cell>
          <table:table-cell office:value-type="string" calcext:value-type="string">
            <text:p>SANDRA MARIA SILVA LIMA</text:p>
          </table:table-cell>
          <table:table-cell office:value-type="string" calcext:value-type="string">
            <text:p>26044051803</text:p>
          </table:table-cell>
          <table:table-cell table:formula="of:=INDEX([$Copart.$A$1:$Copart.$D$1048576];MATCH([.$B524];[$Copart.$B$1:$Copart.$B$1048576];0);MATCH([.D$1];[$Copart.$A$1:$Copart.$D$1];0))" office:value-type="float" office:value="119.36" calcext:value-type="float">
            <text:p>119,36</text:p>
          </table:table-cell>
        </table:table-row>
        <table:table-row table:style-name="ro1">
          <table:table-cell office:value-type="string" calcext:value-type="string">
            <text:p>182109</text:p>
          </table:table-cell>
          <table:table-cell office:value-type="string" calcext:value-type="string">
            <text:p>ANGELICA SILVA DOS SANTOS</text:p>
          </table:table-cell>
          <table:table-cell office:value-type="string" calcext:value-type="string">
            <text:p>35037418879</text:p>
          </table:table-cell>
          <table:table-cell table:formula="of:=INDEX([$Copart.$A$1:$Copart.$D$1048576];MATCH([.$B525];[$Copart.$B$1:$Copart.$B$1048576];0);MATCH([.D$1];[$Copart.$A$1:$Copart.$D$1];0))" office:value-type="float" office:value="121.17" calcext:value-type="float">
            <text:p>121,17</text:p>
          </table:table-cell>
        </table:table-row>
        <table:table-row table:style-name="ro1">
          <table:table-cell office:value-type="string" calcext:value-type="string">
            <text:p>162467</text:p>
          </table:table-cell>
          <table:table-cell office:value-type="string" calcext:value-type="string">
            <text:p>VIVIANE BALBINO DA SILVA</text:p>
          </table:table-cell>
          <table:table-cell office:value-type="string" calcext:value-type="string">
            <text:p>32016222816</text:p>
          </table:table-cell>
          <table:table-cell table:formula="of:=INDEX([$Copart.$A$1:$Copart.$D$1048576];MATCH([.$B526];[$Copart.$B$1:$Copart.$B$1048576];0);MATCH([.D$1];[$Copart.$A$1:$Copart.$D$1];0))" office:value-type="float" office:value="121.21" calcext:value-type="float">
            <text:p>121,21</text:p>
          </table:table-cell>
        </table:table-row>
        <table:table-row table:style-name="ro1">
          <table:table-cell office:value-type="string" calcext:value-type="string">
            <text:p>131912</text:p>
          </table:table-cell>
          <table:table-cell office:value-type="string" calcext:value-type="string">
            <text:p>MARIA OLIVEIRA DE SATELES</text:p>
          </table:table-cell>
          <table:table-cell office:value-type="string" calcext:value-type="string">
            <text:p>19212346871</text:p>
          </table:table-cell>
          <table:table-cell table:formula="of:=INDEX([$Copart.$A$1:$Copart.$D$1048576];MATCH([.$B527];[$Copart.$B$1:$Copart.$B$1048576];0);MATCH([.D$1];[$Copart.$A$1:$Copart.$D$1];0))" office:value-type="float" office:value="123.21" calcext:value-type="float">
            <text:p>123,21</text:p>
          </table:table-cell>
        </table:table-row>
        <table:table-row table:style-name="ro1">
          <table:table-cell office:value-type="string" calcext:value-type="string">
            <text:p>245380</text:p>
          </table:table-cell>
          <table:table-cell office:value-type="string" calcext:value-type="string">
            <text:p>MELISSA MONTEIRO LIMA</text:p>
          </table:table-cell>
          <table:table-cell office:value-type="string" calcext:value-type="string">
            <text:p>44204290892</text:p>
          </table:table-cell>
          <table:table-cell table:formula="of:=INDEX([$Copart.$A$1:$Copart.$D$1048576];MATCH([.$B528];[$Copart.$B$1:$Copart.$B$1048576];0);MATCH([.D$1];[$Copart.$A$1:$Copart.$D$1];0))" office:value-type="float" office:value="123.39" calcext:value-type="float">
            <text:p>123,39</text:p>
          </table:table-cell>
        </table:table-row>
        <table:table-row table:style-name="ro1">
          <table:table-cell office:value-type="string" calcext:value-type="string">
            <text:p>273341</text:p>
          </table:table-cell>
          <table:table-cell office:value-type="string" calcext:value-type="string">
            <text:p>RAFAELA TATIANE OLIVEIRA NEIVA</text:p>
          </table:table-cell>
          <table:table-cell office:value-type="string" calcext:value-type="string">
            <text:p>39612878803</text:p>
          </table:table-cell>
          <table:table-cell table:formula="of:=INDEX([$Copart.$A$1:$Copart.$D$1048576];MATCH([.$B529];[$Copart.$B$1:$Copart.$B$1048576];0);MATCH([.D$1];[$Copart.$A$1:$Copart.$D$1];0))" office:value-type="float" office:value="124.08" calcext:value-type="float">
            <text:p>124,08</text:p>
          </table:table-cell>
        </table:table-row>
        <table:table-row table:style-name="ro1">
          <table:table-cell office:value-type="string" calcext:value-type="string">
            <text:p>169834</text:p>
          </table:table-cell>
          <table:table-cell office:value-type="string" calcext:value-type="string">
            <text:p>CAROLINA CRIVELLARI CAMARGO</text:p>
          </table:table-cell>
          <table:table-cell office:value-type="string" calcext:value-type="string">
            <text:p>22383936847</text:p>
          </table:table-cell>
          <table:table-cell table:formula="of:=INDEX([$Copart.$A$1:$Copart.$D$1048576];MATCH([.$B530];[$Copart.$B$1:$Copart.$B$1048576];0);MATCH([.D$1];[$Copart.$A$1:$Copart.$D$1];0))" office:value-type="float" office:value="124.11" calcext:value-type="float">
            <text:p>124,11</text:p>
          </table:table-cell>
        </table:table-row>
        <table:table-row table:style-name="ro1">
          <table:table-cell office:value-type="string" calcext:value-type="string">
            <text:p>176353</text:p>
          </table:table-cell>
          <table:table-cell office:value-type="string" calcext:value-type="string">
            <text:p>DINAIR GONCALVES ALVES</text:p>
          </table:table-cell>
          <table:table-cell office:value-type="string" calcext:value-type="string">
            <text:p>09405096877</text:p>
          </table:table-cell>
          <table:table-cell table:formula="of:=INDEX([$Copart.$A$1:$Copart.$D$1048576];MATCH([.$B531];[$Copart.$B$1:$Copart.$B$1048576];0);MATCH([.D$1];[$Copart.$A$1:$Copart.$D$1];0))" office:value-type="float" office:value="124.85" calcext:value-type="float">
            <text:p>124,85</text:p>
          </table:table-cell>
        </table:table-row>
        <table:table-row table:style-name="ro1">
          <table:table-cell office:value-type="string" calcext:value-type="string">
            <text:p>165681</text:p>
          </table:table-cell>
          <table:table-cell office:value-type="string" calcext:value-type="string">
            <text:p>EDUARDO GASPARINO</text:p>
          </table:table-cell>
          <table:table-cell office:value-type="string" calcext:value-type="string">
            <text:p>11016271824</text:p>
          </table:table-cell>
          <table:table-cell table:formula="of:=INDEX([$Copart.$A$1:$Copart.$D$1048576];MATCH([.$B532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82089</text:p>
          </table:table-cell>
          <table:table-cell office:value-type="string" calcext:value-type="string">
            <text:p>ANDREA REGINA DA SILVA SPOLIDORO</text:p>
          </table:table-cell>
          <table:table-cell office:value-type="string" calcext:value-type="string">
            <text:p>17569066880</text:p>
          </table:table-cell>
          <table:table-cell table:formula="of:=INDEX([$Copart.$A$1:$Copart.$D$1048576];MATCH([.$B533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8825</text:p>
          </table:table-cell>
          <table:table-cell office:value-type="string" calcext:value-type="string">
            <text:p>LIDIANE CRISTINA TEIXEIRA FURLAN</text:p>
          </table:table-cell>
          <table:table-cell office:value-type="string" calcext:value-type="string">
            <text:p>19698301828</text:p>
          </table:table-cell>
          <table:table-cell table:formula="of:=INDEX([$Copart.$A$1:$Copart.$D$1048576];MATCH([.$B534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9538</text:p>
          </table:table-cell>
          <table:table-cell office:value-type="string" calcext:value-type="string">
            <text:p>MARCIA MARIA ALBINO DE OLIVEIRA</text:p>
          </table:table-cell>
          <table:table-cell office:value-type="string" calcext:value-type="string">
            <text:p>21973327830</text:p>
          </table:table-cell>
          <table:table-cell table:formula="of:=INDEX([$Copart.$A$1:$Copart.$D$1048576];MATCH([.$B535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19983</text:p>
          </table:table-cell>
          <table:table-cell office:value-type="string" calcext:value-type="string">
            <text:p>SILVIA LETICIA APARECIDA CASSIMIRO SILVA</text:p>
          </table:table-cell>
          <table:table-cell office:value-type="string" calcext:value-type="string">
            <text:p>16803530809</text:p>
          </table:table-cell>
          <table:table-cell table:formula="of:=INDEX([$Copart.$A$1:$Copart.$D$1048576];MATCH([.$B536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65950</text:p>
          </table:table-cell>
          <table:table-cell office:value-type="string" calcext:value-type="string">
            <text:p>CLAUDIA MARIA RODRIGUES GARCIA</text:p>
          </table:table-cell>
          <table:table-cell office:value-type="string" calcext:value-type="string">
            <text:p>10992799848</text:p>
          </table:table-cell>
          <table:table-cell table:formula="of:=INDEX([$Copart.$A$1:$Copart.$D$1048576];MATCH([.$B537];[$Copart.$B$1:$Copart.$B$1048576];0);MATCH([.D$1];[$Copart.$A$1:$Copart.$D$1];0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59276</text:p>
          </table:table-cell>
          <table:table-cell office:value-type="string" calcext:value-type="string">
            <text:p>LEONARDO RODRIGUES DA SILVA LEITE</text:p>
          </table:table-cell>
          <table:table-cell office:value-type="string" calcext:value-type="string">
            <text:p>48174193855</text:p>
          </table:table-cell>
          <table:table-cell table:formula="of:=INDEX([$Copart.$A$1:$Copart.$D$1048576];MATCH([.$B538];[$Copart.$B$1:$Copart.$B$1048576];0);MATCH([.D$1];[$Copart.$A$1:$Copart.$D$1];0))" office:value-type="float" office:value="125.01" calcext:value-type="float">
            <text:p>125,01</text:p>
          </table:table-cell>
        </table:table-row>
        <table:table-row table:style-name="ro1">
          <table:table-cell office:value-type="string" calcext:value-type="string">
            <text:p>157039</text:p>
          </table:table-cell>
          <table:table-cell office:value-type="string" calcext:value-type="string">
            <text:p>DEOSDETE LOPES DA SILVA</text:p>
          </table:table-cell>
          <table:table-cell office:value-type="string" calcext:value-type="string">
            <text:p>02985661684</text:p>
          </table:table-cell>
          <table:table-cell table:formula="of:=INDEX([$Copart.$A$1:$Copart.$D$1048576];MATCH([.$B539];[$Copart.$B$1:$Copart.$B$1048576];0);MATCH([.D$1];[$Copart.$A$1:$Copart.$D$1];0))" office:value-type="float" office:value="125.03" calcext:value-type="float">
            <text:p>125,03</text:p>
          </table:table-cell>
        </table:table-row>
        <table:table-row table:style-name="ro1">
          <table:table-cell office:value-type="string" calcext:value-type="string">
            <text:p>227471</text:p>
          </table:table-cell>
          <table:table-cell office:value-type="string" calcext:value-type="string">
            <text:p>VANESSA MARDEGAN</text:p>
          </table:table-cell>
          <table:table-cell office:value-type="string" calcext:value-type="string">
            <text:p>22568414804</text:p>
          </table:table-cell>
          <table:table-cell table:formula="of:=INDEX([$Copart.$A$1:$Copart.$D$1048576];MATCH([.$B540];[$Copart.$B$1:$Copart.$B$1048576];0);MATCH([.D$1];[$Copart.$A$1:$Copart.$D$1];0))" office:value-type="float" office:value="125.67" calcext:value-type="float">
            <text:p>125,67</text:p>
          </table:table-cell>
        </table:table-row>
        <table:table-row table:style-name="ro1">
          <table:table-cell office:value-type="string" calcext:value-type="string">
            <text:p>191959</text:p>
          </table:table-cell>
          <table:table-cell office:value-type="string" calcext:value-type="string">
            <text:p>ANA CLAUDIA TREVIZAM MARTINS POMPEU</text:p>
          </table:table-cell>
          <table:table-cell office:value-type="string" calcext:value-type="string">
            <text:p>31118699890</text:p>
          </table:table-cell>
          <table:table-cell table:formula="of:=INDEX([$Copart.$A$1:$Copart.$D$1048576];MATCH([.$B541];[$Copart.$B$1:$Copart.$B$1048576];0);MATCH([.D$1];[$Copart.$A$1:$Copart.$D$1];0))" office:value-type="float" office:value="127.36" calcext:value-type="float">
            <text:p>127,36</text:p>
          </table:table-cell>
        </table:table-row>
        <table:table-row table:style-name="ro1">
          <table:table-cell office:value-type="string" calcext:value-type="string">
            <text:p>185466</text:p>
          </table:table-cell>
          <table:table-cell office:value-type="string" calcext:value-type="string">
            <text:p>ANA KATE MILANEZ</text:p>
          </table:table-cell>
          <table:table-cell office:value-type="string" calcext:value-type="string">
            <text:p>13593568861</text:p>
          </table:table-cell>
          <table:table-cell table:formula="of:=INDEX([$Copart.$A$1:$Copart.$D$1048576];MATCH([.$B542];[$Copart.$B$1:$Copart.$B$1048576];0);MATCH([.D$1];[$Copart.$A$1:$Copart.$D$1];0))" office:value-type="float" office:value="129.9" calcext:value-type="float">
            <text:p>129,9</text:p>
          </table:table-cell>
        </table:table-row>
        <table:table-row table:style-name="ro1">
          <table:table-cell office:value-type="string" calcext:value-type="string">
            <text:p>147814</text:p>
          </table:table-cell>
          <table:table-cell office:value-type="string" calcext:value-type="string">
            <text:p>PAULO ROBERTO PERES</text:p>
          </table:table-cell>
          <table:table-cell office:value-type="string" calcext:value-type="string">
            <text:p>04021780840</text:p>
          </table:table-cell>
          <table:table-cell table:formula="of:=INDEX([$Copart.$A$1:$Copart.$D$1048576];MATCH([.$B543];[$Copart.$B$1:$Copart.$B$1048576];0);MATCH([.D$1];[$Copart.$A$1:$Copart.$D$1];0))" office:value-type="float" office:value="130.18" calcext:value-type="float">
            <text:p>130,18</text:p>
          </table:table-cell>
        </table:table-row>
        <table:table-row table:style-name="ro1">
          <table:table-cell office:value-type="string" calcext:value-type="string">
            <text:p>270792</text:p>
          </table:table-cell>
          <table:table-cell office:value-type="string" calcext:value-type="string">
            <text:p>MARILIA REGINA NARESSI GUTZLAFF</text:p>
          </table:table-cell>
          <table:table-cell office:value-type="string" calcext:value-type="string">
            <text:p>35169385870</text:p>
          </table:table-cell>
          <table:table-cell table:formula="of:=INDEX([$Copart.$A$1:$Copart.$D$1048576];MATCH([.$B544];[$Copart.$B$1:$Copart.$B$1048576];0);MATCH([.D$1];[$Copart.$A$1:$Copart.$D$1];0))" office:value-type="float" office:value="131.45" calcext:value-type="float">
            <text:p>131,45</text:p>
          </table:table-cell>
        </table:table-row>
        <table:table-row table:style-name="ro1">
          <table:table-cell office:value-type="string" calcext:value-type="string">
            <text:p>270733</text:p>
          </table:table-cell>
          <table:table-cell office:value-type="string" calcext:value-type="string">
            <text:p>ANA FLAVIA MARTINS DA SILVA</text:p>
          </table:table-cell>
          <table:table-cell office:value-type="string" calcext:value-type="string">
            <text:p>46975052808</text:p>
          </table:table-cell>
          <table:table-cell table:formula="of:=INDEX([$Copart.$A$1:$Copart.$D$1048576];MATCH([.$B545];[$Copart.$B$1:$Copart.$B$1048576];0);MATCH([.D$1];[$Copart.$A$1:$Copart.$D$1];0))" office:value-type="float" office:value="132.85" calcext:value-type="float">
            <text:p>132,85</text:p>
          </table:table-cell>
        </table:table-row>
        <table:table-row table:style-name="ro1">
          <table:table-cell office:value-type="string" calcext:value-type="string">
            <text:p>152106</text:p>
          </table:table-cell>
          <table:table-cell office:value-type="string" calcext:value-type="string">
            <text:p>ROSELI DE FATIMA CORREA</text:p>
          </table:table-cell>
          <table:table-cell office:value-type="string" calcext:value-type="string">
            <text:p>19029122846</text:p>
          </table:table-cell>
          <table:table-cell table:formula="of:=INDEX([$Copart.$A$1:$Copart.$D$1048576];MATCH([.$B546];[$Copart.$B$1:$Copart.$B$1048576];0);MATCH([.D$1];[$Copart.$A$1:$Copart.$D$1];0))" office:value-type="float" office:value="133.74" calcext:value-type="float">
            <text:p>133,74</text:p>
          </table:table-cell>
        </table:table-row>
        <table:table-row table:style-name="ro1">
          <table:table-cell office:value-type="string" calcext:value-type="string">
            <text:p>169537</text:p>
          </table:table-cell>
          <table:table-cell office:value-type="string" calcext:value-type="string">
            <text:p>DAIANE ANTUNES</text:p>
          </table:table-cell>
          <table:table-cell office:value-type="string" calcext:value-type="string">
            <text:p>30381741818</text:p>
          </table:table-cell>
          <table:table-cell table:formula="of:=INDEX([$Copart.$A$1:$Copart.$D$1048576];MATCH([.$B547];[$Copart.$B$1:$Copart.$B$1048576];0);MATCH([.D$1];[$Copart.$A$1:$Copart.$D$1];0))" office:value-type="float" office:value="135.13" calcext:value-type="float">
            <text:p>135,13</text:p>
          </table:table-cell>
        </table:table-row>
        <table:table-row table:style-name="ro1">
          <table:table-cell office:value-type="string" calcext:value-type="string">
            <text:p>224960</text:p>
          </table:table-cell>
          <table:table-cell office:value-type="string" calcext:value-type="string">
            <text:p>ANA CLAUDIA ARGENTON</text:p>
          </table:table-cell>
          <table:table-cell office:value-type="string" calcext:value-type="string">
            <text:p>33992420850</text:p>
          </table:table-cell>
          <table:table-cell table:formula="of:=INDEX([$Copart.$A$1:$Copart.$D$1048576];MATCH([.$B548];[$Copart.$B$1:$Copart.$B$1048576];0);MATCH([.D$1];[$Copart.$A$1:$Copart.$D$1];0))" office:value-type="float" office:value="135.62" calcext:value-type="float">
            <text:p>135,62</text:p>
          </table:table-cell>
        </table:table-row>
        <table:table-row table:style-name="ro1">
          <table:table-cell office:value-type="string" calcext:value-type="string">
            <text:p>150461</text:p>
          </table:table-cell>
          <table:table-cell office:value-type="string" calcext:value-type="string">
            <text:p>JULIANA CHIARANDA DE ALMEIDA</text:p>
          </table:table-cell>
          <table:table-cell office:value-type="string" calcext:value-type="string">
            <text:p>19207971810</text:p>
          </table:table-cell>
          <table:table-cell table:formula="of:=INDEX([$Copart.$A$1:$Copart.$D$1048576];MATCH([.$B549];[$Copart.$B$1:$Copart.$B$1048576];0);MATCH([.D$1];[$Copart.$A$1:$Copart.$D$1];0))" office:value-type="float" office:value="138.03" calcext:value-type="float">
            <text:p>138,03</text:p>
          </table:table-cell>
        </table:table-row>
        <table:table-row table:style-name="ro1">
          <table:table-cell table:style-name="Default" office:value-type="string" calcext:value-type="string">
            <text:p>909262</text:p>
          </table:table-cell>
          <table:table-cell table:style-name="Default" office:value-type="string" calcext:value-type="string">
            <text:p>ERICK TEDESCO GIMENEZ</text:p>
          </table:table-cell>
          <table:table-cell table:style-name="Default" office:value-type="string" calcext:value-type="string">
            <text:p>29381558833</text:p>
          </table:table-cell>
          <table:table-cell table:formula="of:=INDEX([$Copart.$A$1:$Copart.$D$1048576];MATCH([.$B550];[$Copart.$B$1:$Copart.$B$1048576];0);MATCH([.D$1];[$Copart.$A$1:$Copart.$D$1];0))" office:value-type="float" office:value="138.23" calcext:value-type="float">
            <text:p>138,23</text:p>
          </table:table-cell>
        </table:table-row>
        <table:table-row table:style-name="ro1">
          <table:table-cell office:value-type="string" calcext:value-type="string">
            <text:p>170397</text:p>
          </table:table-cell>
          <table:table-cell office:value-type="string" calcext:value-type="string">
            <text:p>CILENE DE CASSIA PEREIRA DOS SANTOS DIAS</text:p>
          </table:table-cell>
          <table:table-cell office:value-type="string" calcext:value-type="string">
            <text:p>25901240820</text:p>
          </table:table-cell>
          <table:table-cell table:formula="of:=INDEX([$Copart.$A$1:$Copart.$D$1048576];MATCH([.$B551];[$Copart.$B$1:$Copart.$B$1048576];0);MATCH([.D$1];[$Copart.$A$1:$Copart.$D$1];0))" office:value-type="float" office:value="138.5" calcext:value-type="float">
            <text:p>138,5</text:p>
          </table:table-cell>
        </table:table-row>
        <table:table-row table:style-name="ro1">
          <table:table-cell office:value-type="string" calcext:value-type="string">
            <text:p>216640</text:p>
          </table:table-cell>
          <table:table-cell office:value-type="string" calcext:value-type="string">
            <text:p>THAINY KAROLINI DOS SANTOS</text:p>
          </table:table-cell>
          <table:table-cell office:value-type="string" calcext:value-type="string">
            <text:p>44475877857</text:p>
          </table:table-cell>
          <table:table-cell table:formula="of:=INDEX([$Copart.$A$1:$Copart.$D$1048576];MATCH([.$B552];[$Copart.$B$1:$Copart.$B$1048576];0);MATCH([.D$1];[$Copart.$A$1:$Copart.$D$1];0))" office:value-type="float" office:value="138.5" calcext:value-type="float">
            <text:p>138,5</text:p>
          </table:table-cell>
        </table:table-row>
        <table:table-row table:style-name="ro1">
          <table:table-cell office:value-type="string" calcext:value-type="string">
            <text:p>262439</text:p>
          </table:table-cell>
          <table:table-cell office:value-type="string" calcext:value-type="string">
            <text:p>JULIANA APARECIDA BRAGA DE ALMEIDA</text:p>
          </table:table-cell>
          <table:table-cell office:value-type="string" calcext:value-type="string">
            <text:p>33777642835</text:p>
          </table:table-cell>
          <table:table-cell table:formula="of:=INDEX([$Copart.$A$1:$Copart.$D$1048576];MATCH([.$B553];[$Copart.$B$1:$Copart.$B$1048576];0);MATCH([.D$1];[$Copart.$A$1:$Copart.$D$1];0))" office:value-type="float" office:value="139.22" calcext:value-type="float">
            <text:p>139,22</text:p>
          </table:table-cell>
        </table:table-row>
        <table:table-row table:style-name="ro1">
          <table:table-cell office:value-type="string" calcext:value-type="string">
            <text:p>150217</text:p>
          </table:table-cell>
          <table:table-cell office:value-type="string" calcext:value-type="string">
            <text:p>EDILEINE DE OLIVEIRA CAMPOS</text:p>
          </table:table-cell>
          <table:table-cell office:value-type="string" calcext:value-type="string">
            <text:p>25047950840</text:p>
          </table:table-cell>
          <table:table-cell table:formula="of:=INDEX([$Copart.$A$1:$Copart.$D$1048576];MATCH([.$B554];[$Copart.$B$1:$Copart.$B$1048576];0);MATCH([.D$1];[$Copart.$A$1:$Copart.$D$1];0))" office:value-type="float" office:value="139.59" calcext:value-type="float">
            <text:p>139,59</text:p>
          </table:table-cell>
        </table:table-row>
        <table:table-row table:style-name="ro1">
          <table:table-cell office:value-type="string" calcext:value-type="string">
            <text:p>218510</text:p>
          </table:table-cell>
          <table:table-cell office:value-type="string" calcext:value-type="string">
            <text:p>ADRIANA RAINHA MARTINS</text:p>
          </table:table-cell>
          <table:table-cell office:value-type="string" calcext:value-type="string">
            <text:p>17158317803</text:p>
          </table:table-cell>
          <table:table-cell table:formula="of:=INDEX([$Copart.$A$1:$Copart.$D$1048576];MATCH([.$B555];[$Copart.$B$1:$Copart.$B$1048576];0);MATCH([.D$1];[$Copart.$A$1:$Copart.$D$1];0))" office:value-type="float" office:value="142.32" calcext:value-type="float">
            <text:p>142,32</text:p>
          </table:table-cell>
        </table:table-row>
        <table:table-row table:style-name="ro1">
          <table:table-cell office:value-type="string" calcext:value-type="string">
            <text:p>152485</text:p>
          </table:table-cell>
          <table:table-cell office:value-type="string" calcext:value-type="string">
            <text:p>ADRIANA DE ALMEIDA GRUPP</text:p>
          </table:table-cell>
          <table:table-cell office:value-type="string" calcext:value-type="string">
            <text:p>21537616897</text:p>
          </table:table-cell>
          <table:table-cell table:formula="of:=INDEX([$Copart.$A$1:$Copart.$D$1048576];MATCH([.$B556];[$Copart.$B$1:$Copart.$B$1048576];0);MATCH([.D$1];[$Copart.$A$1:$Copart.$D$1];0))" office:value-type="float" office:value="142.48" calcext:value-type="float">
            <text:p>142,48</text:p>
          </table:table-cell>
        </table:table-row>
        <table:table-row table:style-name="ro1">
          <table:table-cell office:value-type="string" calcext:value-type="string">
            <text:p>173766</text:p>
          </table:table-cell>
          <table:table-cell office:value-type="string" calcext:value-type="string">
            <text:p>LUCIANE CRISTINA SILVA TOVAR</text:p>
          </table:table-cell>
          <table:table-cell office:value-type="string" calcext:value-type="string">
            <text:p>21383373833</text:p>
          </table:table-cell>
          <table:table-cell table:formula="of:=INDEX([$Copart.$A$1:$Copart.$D$1048576];MATCH([.$B557];[$Copart.$B$1:$Copart.$B$1048576];0);MATCH([.D$1];[$Copart.$A$1:$Copart.$D$1];0))" office:value-type="float" office:value="142.48" calcext:value-type="float">
            <text:p>142,48</text:p>
          </table:table-cell>
        </table:table-row>
        <table:table-row table:style-name="ro1">
          <table:table-cell office:value-type="string" calcext:value-type="string">
            <text:p>262170</text:p>
          </table:table-cell>
          <table:table-cell office:value-type="string" calcext:value-type="string">
            <text:p>BRUNA CARNEIRO POSSEBON</text:p>
          </table:table-cell>
          <table:table-cell office:value-type="string" calcext:value-type="string">
            <text:p>40278218822</text:p>
          </table:table-cell>
          <table:table-cell table:formula="of:=INDEX([$Copart.$A$1:$Copart.$D$1048576];MATCH([.$B558];[$Copart.$B$1:$Copart.$B$1048576];0);MATCH([.D$1];[$Copart.$A$1:$Copart.$D$1];0))" office:value-type="float" office:value="143.06" calcext:value-type="float">
            <text:p>143,06</text:p>
          </table:table-cell>
        </table:table-row>
        <table:table-row table:style-name="ro1">
          <table:table-cell office:value-type="string" calcext:value-type="string">
            <text:p>160121</text:p>
          </table:table-cell>
          <table:table-cell office:value-type="string" calcext:value-type="string">
            <text:p>CLEBER ALEXANDRE MARIANO</text:p>
          </table:table-cell>
          <table:table-cell office:value-type="string" calcext:value-type="string">
            <text:p>15490660805</text:p>
          </table:table-cell>
          <table:table-cell table:formula="of:=INDEX([$Copart.$A$1:$Copart.$D$1048576];MATCH([.$B559];[$Copart.$B$1:$Copart.$B$1048576];0);MATCH([.D$1];[$Copart.$A$1:$Copart.$D$1];0))" office:value-type="float" office:value="144.15" calcext:value-type="float">
            <text:p>144,15</text:p>
          </table:table-cell>
        </table:table-row>
        <table:table-row table:style-name="ro1">
          <table:table-cell table:style-name="Default" office:value-type="string" calcext:value-type="string">
            <text:p>286770</text:p>
          </table:table-cell>
          <table:table-cell table:style-name="Default" office:value-type="string" calcext:value-type="string">
            <text:p>LUCAS BATISTA VACCHI</text:p>
          </table:table-cell>
          <table:table-cell table:style-name="Default" office:value-type="string" calcext:value-type="string">
            <text:p>32581091843</text:p>
          </table:table-cell>
          <table:table-cell table:formula="of:=INDEX([$Copart.$A$1:$Copart.$D$1048576];MATCH([.$B560];[$Copart.$B$1:$Copart.$B$1048576];0);MATCH([.D$1];[$Copart.$A$1:$Copart.$D$1];0)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3815</text:p>
          </table:table-cell>
          <table:table-cell office:value-type="string" calcext:value-type="string">
            <text:p>THOMAZ HENRIQUE YAMAGUCHI DA SILVA</text:p>
          </table:table-cell>
          <table:table-cell office:value-type="string" calcext:value-type="string">
            <text:p>40085175889</text:p>
          </table:table-cell>
          <table:table-cell table:formula="of:=INDEX([$Copart.$A$1:$Copart.$D$1048576];MATCH([.$B561];[$Copart.$B$1:$Copart.$B$1048576];0);MATCH([.D$1];[$Copart.$A$1:$Copart.$D$1];0))" office:value-type="float" office:value="146.09" calcext:value-type="float">
            <text:p>146,09</text:p>
          </table:table-cell>
        </table:table-row>
        <table:table-row table:style-name="ro1">
          <table:table-cell office:value-type="string" calcext:value-type="string">
            <text:p>169781</text:p>
          </table:table-cell>
          <table:table-cell office:value-type="string" calcext:value-type="string">
            <text:p>VERA LUCIA BORTOLOTI SABADIN</text:p>
          </table:table-cell>
          <table:table-cell office:value-type="string" calcext:value-type="string">
            <text:p>22211863892</text:p>
          </table:table-cell>
          <table:table-cell table:formula="of:=INDEX([$Copart.$A$1:$Copart.$D$1048576];MATCH([.$B562];[$Copart.$B$1:$Copart.$B$1048576];0);MATCH([.D$1];[$Copart.$A$1:$Copart.$D$1];0))" office:value-type="float" office:value="146.28" calcext:value-type="float">
            <text:p>146,28</text:p>
          </table:table-cell>
        </table:table-row>
        <table:table-row table:style-name="ro1">
          <table:table-cell office:value-type="string" calcext:value-type="string">
            <text:p>182414</text:p>
          </table:table-cell>
          <table:table-cell office:value-type="string" calcext:value-type="string">
            <text:p>KATIA CRISTINA PEREIRA</text:p>
          </table:table-cell>
          <table:table-cell office:value-type="string" calcext:value-type="string">
            <text:p>30694588822</text:p>
          </table:table-cell>
          <table:table-cell table:formula="of:=INDEX([$Copart.$A$1:$Copart.$D$1048576];MATCH([.$B563];[$Copart.$B$1:$Copart.$B$1048576];0);MATCH([.D$1];[$Copart.$A$1:$Copart.$D$1];0))" office:value-type="float" office:value="147.56" calcext:value-type="float">
            <text:p>147,56</text:p>
          </table:table-cell>
        </table:table-row>
        <table:table-row table:style-name="ro1">
          <table:table-cell office:value-type="string" calcext:value-type="string">
            <text:p>164136</text:p>
          </table:table-cell>
          <table:table-cell office:value-type="string" calcext:value-type="string">
            <text:p>CLAUDIA DAS GRACAS ASSINE SILVA</text:p>
          </table:table-cell>
          <table:table-cell office:value-type="string" calcext:value-type="string">
            <text:p>15253179895</text:p>
          </table:table-cell>
          <table:table-cell table:formula="of:=INDEX([$Copart.$A$1:$Copart.$D$1048576];MATCH([.$B564];[$Copart.$B$1:$Copart.$B$1048576];0);MATCH([.D$1];[$Copart.$A$1:$Copart.$D$1];0))" office:value-type="float" office:value="149.12" calcext:value-type="float">
            <text:p>149,12</text:p>
          </table:table-cell>
        </table:table-row>
        <table:table-row table:style-name="ro1">
          <table:table-cell office:value-type="string" calcext:value-type="string">
            <text:p>129528</text:p>
          </table:table-cell>
          <table:table-cell office:value-type="string" calcext:value-type="string">
            <text:p>CASSIA MARIA RODRIGUES</text:p>
          </table:table-cell>
          <table:table-cell office:value-type="string" calcext:value-type="string">
            <text:p>06764794804</text:p>
          </table:table-cell>
          <table:table-cell table:formula="of:=INDEX([$Copart.$A$1:$Copart.$D$1048576];MATCH([.$B565];[$Copart.$B$1:$Copart.$B$1048576];0);MATCH([.D$1];[$Copart.$A$1:$Copart.$D$1];0))" office:value-type="float" office:value="149.43" calcext:value-type="float">
            <text:p>149,43</text:p>
          </table:table-cell>
        </table:table-row>
        <table:table-row table:style-name="ro1">
          <table:table-cell office:value-type="string" calcext:value-type="string">
            <text:p>141919</text:p>
          </table:table-cell>
          <table:table-cell office:value-type="string" calcext:value-type="string">
            <text:p>REGINA DOS SANTOS URIZZI</text:p>
          </table:table-cell>
          <table:table-cell office:value-type="string" calcext:value-type="string">
            <text:p>17152163855</text:p>
          </table:table-cell>
          <table:table-cell table:formula="of:=INDEX([$Copart.$A$1:$Copart.$D$1048576];MATCH([.$B566];[$Copart.$B$1:$Copart.$B$1048576];0);MATCH([.D$1];[$Copart.$A$1:$Copart.$D$1];0)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33820</text:p>
          </table:table-cell>
          <table:table-cell office:value-type="string" calcext:value-type="string">
            <text:p>ALESSANDRA APARECIDA PANSERI LOPES</text:p>
          </table:table-cell>
          <table:table-cell office:value-type="string" calcext:value-type="string">
            <text:p>32390096840</text:p>
          </table:table-cell>
          <table:table-cell table:formula="of:=INDEX([$Copart.$A$1:$Copart.$D$1048576];MATCH([.$B567];[$Copart.$B$1:$Copart.$B$1048576];0);MATCH([.D$1];[$Copart.$A$1:$Copart.$D$1];0)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76014</text:p>
          </table:table-cell>
          <table:table-cell office:value-type="string" calcext:value-type="string">
            <text:p>RUTILENE FONSECA MARANHAO GUIDINE</text:p>
          </table:table-cell>
          <table:table-cell office:value-type="string" calcext:value-type="string">
            <text:p>42829860349</text:p>
          </table:table-cell>
          <table:table-cell table:formula="of:=INDEX([$Copart.$A$1:$Copart.$D$1048576];MATCH([.$B568];[$Copart.$B$1:$Copart.$B$1048576];0);MATCH([.D$1];[$Copart.$A$1:$Copart.$D$1];0))" office:value-type="float" office:value="150.93" calcext:value-type="float">
            <text:p>150,93</text:p>
          </table:table-cell>
        </table:table-row>
        <table:table-row table:style-name="ro1">
          <table:table-cell office:value-type="string" calcext:value-type="string">
            <text:p>176422</text:p>
          </table:table-cell>
          <table:table-cell office:value-type="string" calcext:value-type="string">
            <text:p>LILIAN BERTA RIHS PERIANES</text:p>
          </table:table-cell>
          <table:table-cell office:value-type="string" calcext:value-type="string">
            <text:p>25588213858</text:p>
          </table:table-cell>
          <table:table-cell table:formula="of:=INDEX([$Copart.$A$1:$Copart.$D$1048576];MATCH([.$B569];[$Copart.$B$1:$Copart.$B$1048576];0);MATCH([.D$1];[$Copart.$A$1:$Copart.$D$1];0))" office:value-type="float" office:value="151.1" calcext:value-type="float">
            <text:p>151,1</text:p>
          </table:table-cell>
        </table:table-row>
        <table:table-row table:style-name="ro1">
          <table:table-cell office:value-type="string" calcext:value-type="string">
            <text:p>200000</text:p>
          </table:table-cell>
          <table:table-cell office:value-type="string" calcext:value-type="string">
            <text:p>CLAUDIA MARINA MAFORT PNIEWSKI</text:p>
          </table:table-cell>
          <table:table-cell office:value-type="string" calcext:value-type="string">
            <text:p>17857186813</text:p>
          </table:table-cell>
          <table:table-cell table:formula="of:=INDEX([$Copart.$A$1:$Copart.$D$1048576];MATCH([.$B570];[$Copart.$B$1:$Copart.$B$1048576];0);MATCH([.D$1];[$Copart.$A$1:$Copart.$D$1];0))" office:value-type="float" office:value="152.47" calcext:value-type="float">
            <text:p>152,47</text:p>
          </table:table-cell>
        </table:table-row>
        <table:table-row table:style-name="ro1">
          <table:table-cell office:value-type="string" calcext:value-type="string">
            <text:p>166501</text:p>
          </table:table-cell>
          <table:table-cell office:value-type="string" calcext:value-type="string">
            <text:p>MARCIA REGINA SANTOS DE SOUZA ANDRADE</text:p>
          </table:table-cell>
          <table:table-cell office:value-type="string" calcext:value-type="string">
            <text:p>22462185860</text:p>
          </table:table-cell>
          <table:table-cell table:formula="of:=INDEX([$Copart.$A$1:$Copart.$D$1048576];MATCH([.$B571];[$Copart.$B$1:$Copart.$B$1048576];0);MATCH([.D$1];[$Copart.$A$1:$Copart.$D$1];0))" office:value-type="float" office:value="152.86" calcext:value-type="float">
            <text:p>152,86</text:p>
          </table:table-cell>
        </table:table-row>
        <table:table-row table:style-name="ro1">
          <table:table-cell office:value-type="string" calcext:value-type="string">
            <text:p>209830</text:p>
          </table:table-cell>
          <table:table-cell office:value-type="string" calcext:value-type="string">
            <text:p>MICHELE FERNANDES DA SILVA GONCALVES</text:p>
          </table:table-cell>
          <table:table-cell office:value-type="string" calcext:value-type="string">
            <text:p>35758278858</text:p>
          </table:table-cell>
          <table:table-cell table:formula="of:=INDEX([$Copart.$A$1:$Copart.$D$1048576];MATCH([.$B572];[$Copart.$B$1:$Copart.$B$1048576];0);MATCH([.D$1];[$Copart.$A$1:$Copart.$D$1];0))" office:value-type="float" office:value="154.08" calcext:value-type="float">
            <text:p>154,08</text:p>
          </table:table-cell>
        </table:table-row>
        <table:table-row table:style-name="ro1">
          <table:table-cell office:value-type="string" calcext:value-type="string">
            <text:p>190201</text:p>
          </table:table-cell>
          <table:table-cell office:value-type="string" calcext:value-type="string">
            <text:p>CRISTINA DOS SANTOS SILVEIRA</text:p>
          </table:table-cell>
          <table:table-cell office:value-type="string" calcext:value-type="string">
            <text:p>11528112822</text:p>
          </table:table-cell>
          <table:table-cell table:formula="of:=INDEX([$Copart.$A$1:$Copart.$D$1048576];MATCH([.$B573];[$Copart.$B$1:$Copart.$B$1048576];0);MATCH([.D$1];[$Copart.$A$1:$Copart.$D$1];0))" office:value-type="float" office:value="154.37" calcext:value-type="float">
            <text:p>154,37</text:p>
          </table:table-cell>
        </table:table-row>
        <table:table-row table:style-name="ro1">
          <table:table-cell office:value-type="string" calcext:value-type="string">
            <text:p>131538</text:p>
          </table:table-cell>
          <table:table-cell office:value-type="string" calcext:value-type="string">
            <text:p>SILMARA CRISTINA AFFONSO CERIONI</text:p>
          </table:table-cell>
          <table:table-cell office:value-type="string" calcext:value-type="string">
            <text:p>16074695881</text:p>
          </table:table-cell>
          <table:table-cell table:formula="of:=INDEX([$Copart.$A$1:$Copart.$D$1048576];MATCH([.$B574];[$Copart.$B$1:$Copart.$B$1048576];0);MATCH([.D$1];[$Copart.$A$1:$Copart.$D$1];0))" office:value-type="float" office:value="156.04" calcext:value-type="float">
            <text:p>156,04</text:p>
          </table:table-cell>
        </table:table-row>
        <table:table-row table:style-name="ro1">
          <table:table-cell office:value-type="string" calcext:value-type="string">
            <text:p>107268</text:p>
          </table:table-cell>
          <table:table-cell office:value-type="string" calcext:value-type="string">
            <text:p>ERIVALDO CELESTINO DOS SANTOS</text:p>
          </table:table-cell>
          <table:table-cell office:value-type="string" calcext:value-type="string">
            <text:p>45564965515</text:p>
          </table:table-cell>
          <table:table-cell table:formula="of:=INDEX([$Copart.$A$1:$Copart.$D$1048576];MATCH([.$B575];[$Copart.$B$1:$Copart.$B$1048576];0);MATCH([.D$1];[$Copart.$A$1:$Copart.$D$1];0))" office:value-type="float" office:value="156.16" calcext:value-type="float">
            <text:p>156,16</text:p>
          </table:table-cell>
        </table:table-row>
        <table:table-row table:style-name="ro1">
          <table:table-cell office:value-type="string" calcext:value-type="string">
            <text:p>170527</text:p>
          </table:table-cell>
          <table:table-cell office:value-type="string" calcext:value-type="string">
            <text:p>ANA PAOLA NEGRI</text:p>
          </table:table-cell>
          <table:table-cell office:value-type="string" calcext:value-type="string">
            <text:p>25863853816</text:p>
          </table:table-cell>
          <table:table-cell table:formula="of:=INDEX([$Copart.$A$1:$Copart.$D$1048576];MATCH([.$B576];[$Copart.$B$1:$Copart.$B$1048576];0);MATCH([.D$1];[$Copart.$A$1:$Copart.$D$1];0))" office:value-type="float" office:value="156.64" calcext:value-type="float">
            <text:p>156,64</text:p>
          </table:table-cell>
        </table:table-row>
        <table:table-row table:style-name="ro1">
          <table:table-cell office:value-type="string" calcext:value-type="string">
            <text:p>158612</text:p>
          </table:table-cell>
          <table:table-cell office:value-type="string" calcext:value-type="string">
            <text:p>CRISTIANE REGIS ROCHA</text:p>
          </table:table-cell>
          <table:table-cell office:value-type="string" calcext:value-type="string">
            <text:p>08190683730</text:p>
          </table:table-cell>
          <table:table-cell table:formula="of:=INDEX([$Copart.$A$1:$Copart.$D$1048576];MATCH([.$B577];[$Copart.$B$1:$Copart.$B$1048576];0);MATCH([.D$1];[$Copart.$A$1:$Copart.$D$1];0))" office:value-type="float" office:value="157.75" calcext:value-type="float">
            <text:p>157,75</text:p>
          </table:table-cell>
        </table:table-row>
        <table:table-row table:style-name="ro1">
          <table:table-cell office:value-type="string" calcext:value-type="string">
            <text:p>160309</text:p>
          </table:table-cell>
          <table:table-cell office:value-type="string" calcext:value-type="string">
            <text:p>ALEXANDRE RAFAEL NERY</text:p>
          </table:table-cell>
          <table:table-cell office:value-type="string" calcext:value-type="string">
            <text:p>16803429830</text:p>
          </table:table-cell>
          <table:table-cell table:formula="of:=INDEX([$Copart.$A$1:$Copart.$D$1048576];MATCH([.$B578];[$Copart.$B$1:$Copart.$B$1048576];0);MATCH([.D$1];[$Copart.$A$1:$Copart.$D$1];0))" office:value-type="float" office:value="159.22" calcext:value-type="float">
            <text:p>159,22</text:p>
          </table:table-cell>
        </table:table-row>
        <table:table-row table:style-name="ro1">
          <table:table-cell office:value-type="string" calcext:value-type="string">
            <text:p>239593</text:p>
          </table:table-cell>
          <table:table-cell office:value-type="string" calcext:value-type="string">
            <text:p>RADINE ELIZABETH FESSEL NEME</text:p>
          </table:table-cell>
          <table:table-cell office:value-type="string" calcext:value-type="string">
            <text:p>30474888860</text:p>
          </table:table-cell>
          <table:table-cell table:formula="of:=INDEX([$Copart.$A$1:$Copart.$D$1048576];MATCH([.$B579];[$Copart.$B$1:$Copart.$B$1048576];0);MATCH([.D$1];[$Copart.$A$1:$Copart.$D$1];0))" office:value-type="float" office:value="159.22" calcext:value-type="float">
            <text:p>159,22</text:p>
          </table:table-cell>
        </table:table-row>
        <table:table-row table:style-name="ro1">
          <table:table-cell office:value-type="string" calcext:value-type="string">
            <text:p>187082</text:p>
          </table:table-cell>
          <table:table-cell office:value-type="string" calcext:value-type="string">
            <text:p>SALETE APARECIDA DA ROCHA</text:p>
          </table:table-cell>
          <table:table-cell office:value-type="string" calcext:value-type="string">
            <text:p>16790918833</text:p>
          </table:table-cell>
          <table:table-cell table:formula="of:=INDEX([$Copart.$A$1:$Copart.$D$1048576];MATCH([.$B580];[$Copart.$B$1:$Copart.$B$1048576];0);MATCH([.D$1];[$Copart.$A$1:$Copart.$D$1];0))" office:value-type="float" office:value="159.57" calcext:value-type="float">
            <text:p>159,57</text:p>
          </table:table-cell>
        </table:table-row>
        <table:table-row table:style-name="ro1">
          <table:table-cell office:value-type="string" calcext:value-type="string">
            <text:p>277703</text:p>
          </table:table-cell>
          <table:table-cell office:value-type="string" calcext:value-type="string">
            <text:p>MARCOS PAULO SILVA LIMA</text:p>
          </table:table-cell>
          <table:table-cell office:value-type="string" calcext:value-type="string">
            <text:p>46460817847</text:p>
          </table:table-cell>
          <table:table-cell table:formula="of:=INDEX([$Copart.$A$1:$Copart.$D$1048576];MATCH([.$B581];[$Copart.$B$1:$Copart.$B$1048576];0);MATCH([.D$1];[$Copart.$A$1:$Copart.$D$1];0))" office:value-type="float" office:value="159.63" calcext:value-type="float">
            <text:p>159,63</text:p>
          </table:table-cell>
        </table:table-row>
        <table:table-row table:style-name="ro1">
          <table:table-cell office:value-type="string" calcext:value-type="string">
            <text:p>143185</text:p>
          </table:table-cell>
          <table:table-cell office:value-type="string" calcext:value-type="string">
            <text:p>FERNANDA DE OLIVEIRA JOSE</text:p>
          </table:table-cell>
          <table:table-cell office:value-type="string" calcext:value-type="string">
            <text:p>27262270826</text:p>
          </table:table-cell>
          <table:table-cell table:formula="of:=INDEX([$Copart.$A$1:$Copart.$D$1048576];MATCH([.$B582];[$Copart.$B$1:$Copart.$B$1048576];0);MATCH([.D$1];[$Copart.$A$1:$Copart.$D$1];0))" office:value-type="float" office:value="159.73" calcext:value-type="float">
            <text:p>159,73</text:p>
          </table:table-cell>
        </table:table-row>
        <table:table-row table:style-name="ro1">
          <table:table-cell office:value-type="string" calcext:value-type="string">
            <text:p>249874</text:p>
          </table:table-cell>
          <table:table-cell office:value-type="string" calcext:value-type="string">
            <text:p>RONEI JOSE DA SILVA</text:p>
          </table:table-cell>
          <table:table-cell office:value-type="string" calcext:value-type="string">
            <text:p>02089680911</text:p>
          </table:table-cell>
          <table:table-cell table:formula="of:=INDEX([$Copart.$A$1:$Copart.$D$1048576];MATCH([.$B583];[$Copart.$B$1:$Copart.$B$1048576];0);MATCH([.D$1];[$Copart.$A$1:$Copart.$D$1];0))" office:value-type="float" office:value="160.29" calcext:value-type="float">
            <text:p>160,29</text:p>
          </table:table-cell>
        </table:table-row>
        <table:table-row table:style-name="ro1">
          <table:table-cell table:style-name="Default" office:value-type="string" calcext:value-type="string">
            <text:p>285498</text:p>
          </table:table-cell>
          <table:table-cell table:style-name="Default" office:value-type="string" calcext:value-type="string">
            <text:p>JULIA FERRERIA</text:p>
          </table:table-cell>
          <table:table-cell table:style-name="Default" office:value-type="string" calcext:value-type="string">
            <text:p>48061584883</text:p>
          </table:table-cell>
          <table:table-cell table:formula="of:=INDEX([$Copart.$A$1:$Copart.$D$1048576];MATCH([.$B584];[$Copart.$B$1:$Copart.$B$1048576];0);MATCH([.D$1];[$Copart.$A$1:$Copart.$D$1];0))" office:value-type="float" office:value="160.41" calcext:value-type="float">
            <text:p>160,41</text:p>
          </table:table-cell>
        </table:table-row>
        <table:table-row table:style-name="ro1">
          <table:table-cell office:value-type="string" calcext:value-type="string">
            <text:p>247766</text:p>
          </table:table-cell>
          <table:table-cell office:value-type="string" calcext:value-type="string">
            <text:p>ANDREA DE SOUZA FRONER</text:p>
          </table:table-cell>
          <table:table-cell office:value-type="string" calcext:value-type="string">
            <text:p>11527584895</text:p>
          </table:table-cell>
          <table:table-cell table:formula="of:=INDEX([$Copart.$A$1:$Copart.$D$1048576];MATCH([.$B585];[$Copart.$B$1:$Copart.$B$1048576];0);MATCH([.D$1];[$Copart.$A$1:$Copart.$D$1];0))" office:value-type="float" office:value="160.47" calcext:value-type="float">
            <text:p>160,47</text:p>
          </table:table-cell>
        </table:table-row>
        <table:table-row table:style-name="ro1">
          <table:table-cell office:value-type="string" calcext:value-type="string">
            <text:p>252514</text:p>
          </table:table-cell>
          <table:table-cell office:value-type="string" calcext:value-type="string">
            <text:p>JULIANA MARTINS DINIS</text:p>
          </table:table-cell>
          <table:table-cell office:value-type="string" calcext:value-type="string">
            <text:p>34648236874</text:p>
          </table:table-cell>
          <table:table-cell table:formula="of:=INDEX([$Copart.$A$1:$Copart.$D$1048576];MATCH([.$B586];[$Copart.$B$1:$Copart.$B$1048576];0);MATCH([.D$1];[$Copart.$A$1:$Copart.$D$1];0))" office:value-type="float" office:value="160.62" calcext:value-type="float">
            <text:p>160,62</text:p>
          </table:table-cell>
        </table:table-row>
        <table:table-row table:style-name="ro1">
          <table:table-cell office:value-type="string" calcext:value-type="string">
            <text:p>186506</text:p>
          </table:table-cell>
          <table:table-cell office:value-type="string" calcext:value-type="string">
            <text:p>MARCIA APARECIDA PINTO CORREA</text:p>
          </table:table-cell>
          <table:table-cell office:value-type="string" calcext:value-type="string">
            <text:p>09605038897</text:p>
          </table:table-cell>
          <table:table-cell table:formula="of:=INDEX([$Copart.$A$1:$Copart.$D$1048576];MATCH([.$B587];[$Copart.$B$1:$Copart.$B$1048576];0);MATCH([.D$1];[$Copart.$A$1:$Copart.$D$1];0))" office:value-type="float" office:value="161.07" calcext:value-type="float">
            <text:p>161,07</text:p>
          </table:table-cell>
        </table:table-row>
        <table:table-row table:style-name="ro1">
          <table:table-cell office:value-type="string" calcext:value-type="string">
            <text:p>221112</text:p>
          </table:table-cell>
          <table:table-cell office:value-type="string" calcext:value-type="string">
            <text:p>LARISSA SPADOTTO</text:p>
          </table:table-cell>
          <table:table-cell office:value-type="string" calcext:value-type="string">
            <text:p>40126979863</text:p>
          </table:table-cell>
          <table:table-cell table:formula="of:=INDEX([$Copart.$A$1:$Copart.$D$1048576];MATCH([.$B588];[$Copart.$B$1:$Copart.$B$1048576];0);MATCH([.D$1];[$Copart.$A$1:$Copart.$D$1];0))" office:value-type="float" office:value="161.62" calcext:value-type="float">
            <text:p>161,62</text:p>
          </table:table-cell>
        </table:table-row>
        <table:table-row table:style-name="ro1">
          <table:table-cell office:value-type="string" calcext:value-type="string">
            <text:p>161141</text:p>
          </table:table-cell>
          <table:table-cell office:value-type="string" calcext:value-type="string">
            <text:p>ISABELA ROCHA</text:p>
          </table:table-cell>
          <table:table-cell office:value-type="string" calcext:value-type="string">
            <text:p>25959369800</text:p>
          </table:table-cell>
          <table:table-cell table:formula="of:=INDEX([$Copart.$A$1:$Copart.$D$1048576];MATCH([.$B589];[$Copart.$B$1:$Copart.$B$1048576];0);MATCH([.D$1];[$Copart.$A$1:$Copart.$D$1];0))" office:value-type="float" office:value="163.63" calcext:value-type="float">
            <text:p>163,63</text:p>
          </table:table-cell>
        </table:table-row>
        <table:table-row table:style-name="ro1">
          <table:table-cell office:value-type="string" calcext:value-type="string">
            <text:p>163955</text:p>
          </table:table-cell>
          <table:table-cell office:value-type="string" calcext:value-type="string">
            <text:p>DENISE RAMOS DE SOUZA</text:p>
          </table:table-cell>
          <table:table-cell office:value-type="string" calcext:value-type="string">
            <text:p>29903749813</text:p>
          </table:table-cell>
          <table:table-cell table:formula="of:=INDEX([$Copart.$A$1:$Copart.$D$1048576];MATCH([.$B590];[$Copart.$B$1:$Copart.$B$1048576];0);MATCH([.D$1];[$Copart.$A$1:$Copart.$D$1];0))" office:value-type="float" office:value="165.62" calcext:value-type="float">
            <text:p>165,62</text:p>
          </table:table-cell>
        </table:table-row>
        <table:table-row table:style-name="ro1">
          <table:table-cell office:value-type="string" calcext:value-type="string">
            <text:p>245429</text:p>
          </table:table-cell>
          <table:table-cell office:value-type="string" calcext:value-type="string">
            <text:p>MARTA DA MOTTA</text:p>
          </table:table-cell>
          <table:table-cell office:value-type="string" calcext:value-type="string">
            <text:p>13945506859</text:p>
          </table:table-cell>
          <table:table-cell table:formula="of:=INDEX([$Copart.$A$1:$Copart.$D$1048576];MATCH([.$B591];[$Copart.$B$1:$Copart.$B$1048576];0);MATCH([.D$1];[$Copart.$A$1:$Copart.$D$1];0))" office:value-type="float" office:value="167.24" calcext:value-type="float">
            <text:p>167,24</text:p>
          </table:table-cell>
        </table:table-row>
        <table:table-row table:style-name="ro1">
          <table:table-cell office:value-type="string" calcext:value-type="string">
            <text:p>277827</text:p>
          </table:table-cell>
          <table:table-cell office:value-type="string" calcext:value-type="string">
            <text:p>MARCIA REGINA DA SILVA</text:p>
          </table:table-cell>
          <table:table-cell office:value-type="string" calcext:value-type="string">
            <text:p>03274355852</text:p>
          </table:table-cell>
          <table:table-cell table:formula="of:=INDEX([$Copart.$A$1:$Copart.$D$1048576];MATCH([.$B592];[$Copart.$B$1:$Copart.$B$1048576];0);MATCH([.D$1];[$Copart.$A$1:$Copart.$D$1];0))" office:value-type="float" office:value="167.3" calcext:value-type="float">
            <text:p>167,3</text:p>
          </table:table-cell>
        </table:table-row>
        <table:table-row table:style-name="ro1">
          <table:table-cell office:value-type="string" calcext:value-type="string">
            <text:p>156288</text:p>
          </table:table-cell>
          <table:table-cell office:value-type="string" calcext:value-type="string">
            <text:p>MARCIA DA SILVA LEITE</text:p>
          </table:table-cell>
          <table:table-cell office:value-type="string" calcext:value-type="string">
            <text:p>25361887870</text:p>
          </table:table-cell>
          <table:table-cell table:formula="of:=INDEX([$Copart.$A$1:$Copart.$D$1048576];MATCH([.$B593];[$Copart.$B$1:$Copart.$B$1048576];0);MATCH([.D$1];[$Copart.$A$1:$Copart.$D$1];0))" office:value-type="float" office:value="167.46" calcext:value-type="float">
            <text:p>167,46</text:p>
          </table:table-cell>
        </table:table-row>
        <table:table-row table:style-name="ro1">
          <table:table-cell office:value-type="string" calcext:value-type="string">
            <text:p>203912</text:p>
          </table:table-cell>
          <table:table-cell office:value-type="string" calcext:value-type="string">
            <text:p>DANIELA GOMES CASTELAZI</text:p>
          </table:table-cell>
          <table:table-cell office:value-type="string" calcext:value-type="string">
            <text:p>28458180847</text:p>
          </table:table-cell>
          <table:table-cell table:formula="of:=INDEX([$Copart.$A$1:$Copart.$D$1048576];MATCH([.$B594];[$Copart.$B$1:$Copart.$B$1048576];0);MATCH([.D$1];[$Copart.$A$1:$Copart.$D$1];0))" office:value-type="float" office:value="168.03" calcext:value-type="float">
            <text:p>168,03</text:p>
          </table:table-cell>
        </table:table-row>
        <table:table-row table:style-name="ro1">
          <table:table-cell office:value-type="string" calcext:value-type="string">
            <text:p>229415</text:p>
          </table:table-cell>
          <table:table-cell office:value-type="string" calcext:value-type="string">
            <text:p>JULIO CESAR CARREGARI</text:p>
          </table:table-cell>
          <table:table-cell office:value-type="string" calcext:value-type="string">
            <text:p>25580511809</text:p>
          </table:table-cell>
          <table:table-cell table:formula="of:=INDEX([$Copart.$A$1:$Copart.$D$1048576];MATCH([.$B595];[$Copart.$B$1:$Copart.$B$1048576];0);MATCH([.D$1];[$Copart.$A$1:$Copart.$D$1];0))" office:value-type="float" office:value="169.84" calcext:value-type="float">
            <text:p>169,84</text:p>
          </table:table-cell>
        </table:table-row>
        <table:table-row table:style-name="ro1">
          <table:table-cell office:value-type="string" calcext:value-type="string">
            <text:p>268461</text:p>
          </table:table-cell>
          <table:table-cell office:value-type="string" calcext:value-type="string">
            <text:p>CLAUDIO RODRIGUES DO NASCIMENTO</text:p>
          </table:table-cell>
          <table:table-cell office:value-type="string" calcext:value-type="string">
            <text:p>07627317886</text:p>
          </table:table-cell>
          <table:table-cell table:formula="of:=INDEX([$Copart.$A$1:$Copart.$D$1048576];MATCH([.$B596];[$Copart.$B$1:$Copart.$B$1048576];0);MATCH([.D$1];[$Copart.$A$1:$Copart.$D$1];0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78556</text:p>
          </table:table-cell>
          <table:table-cell office:value-type="string" calcext:value-type="string">
            <text:p>KARINA FRANCIANE DA SILVA</text:p>
          </table:table-cell>
          <table:table-cell office:value-type="string" calcext:value-type="string">
            <text:p>36113552837</text:p>
          </table:table-cell>
          <table:table-cell table:formula="of:=INDEX([$Copart.$A$1:$Copart.$D$1048576];MATCH([.$B597];[$Copart.$B$1:$Copart.$B$1048576];0);MATCH([.D$1];[$Copart.$A$1:$Copart.$D$1];0))" office:value-type="float" office:value="170.36" calcext:value-type="float">
            <text:p>170,36</text:p>
          </table:table-cell>
        </table:table-row>
        <table:table-row table:style-name="ro1">
          <table:table-cell office:value-type="string" calcext:value-type="string">
            <text:p>142515</text:p>
          </table:table-cell>
          <table:table-cell office:value-type="string" calcext:value-type="string">
            <text:p>ZILDA FERREIRA ROCHA</text:p>
          </table:table-cell>
          <table:table-cell office:value-type="string" calcext:value-type="string">
            <text:p>22141116899</text:p>
          </table:table-cell>
          <table:table-cell table:formula="of:=INDEX([$Copart.$A$1:$Copart.$D$1048576];MATCH([.$B598];[$Copart.$B$1:$Copart.$B$1048576];0);MATCH([.D$1];[$Copart.$A$1:$Copart.$D$1];0))" office:value-type="float" office:value="171.45" calcext:value-type="float">
            <text:p>171,45</text:p>
          </table:table-cell>
        </table:table-row>
        <table:table-row table:style-name="ro1">
          <table:table-cell office:value-type="string" calcext:value-type="string">
            <text:p>275654</text:p>
          </table:table-cell>
          <table:table-cell office:value-type="string" calcext:value-type="string">
            <text:p>ERICA GONCALVES DOS SANTOS</text:p>
          </table:table-cell>
          <table:table-cell office:value-type="string" calcext:value-type="string">
            <text:p>35745213833</text:p>
          </table:table-cell>
          <table:table-cell table:formula="of:=INDEX([$Copart.$A$1:$Copart.$D$1048576];MATCH([.$B599];[$Copart.$B$1:$Copart.$B$1048576];0);MATCH([.D$1];[$Copart.$A$1:$Copart.$D$1];0))" office:value-type="float" office:value="171.45" calcext:value-type="float">
            <text:p>171,45</text:p>
          </table:table-cell>
        </table:table-row>
        <table:table-row table:style-name="ro1">
          <table:table-cell office:value-type="string" calcext:value-type="string">
            <text:p>237264</text:p>
          </table:table-cell>
          <table:table-cell office:value-type="string" calcext:value-type="string">
            <text:p>AMANDA FORTI</text:p>
          </table:table-cell>
          <table:table-cell office:value-type="string" calcext:value-type="string">
            <text:p>42225987807</text:p>
          </table:table-cell>
          <table:table-cell table:formula="of:=INDEX([$Copart.$A$1:$Copart.$D$1048576];MATCH([.$B600];[$Copart.$B$1:$Copart.$B$1048576];0);MATCH([.D$1];[$Copart.$A$1:$Copart.$D$1];0))" office:value-type="float" office:value="172.83" calcext:value-type="float">
            <text:p>172,83</text:p>
          </table:table-cell>
        </table:table-row>
        <table:table-row table:style-name="ro1">
          <table:table-cell office:value-type="string" calcext:value-type="string">
            <text:p>174517</text:p>
          </table:table-cell>
          <table:table-cell office:value-type="string" calcext:value-type="string">
            <text:p>ANA LUIZA DA COSTA RAMOS GONCALVES</text:p>
          </table:table-cell>
          <table:table-cell office:value-type="string" calcext:value-type="string">
            <text:p>36937181809</text:p>
          </table:table-cell>
          <table:table-cell table:formula="of:=INDEX([$Copart.$A$1:$Copart.$D$1048576];MATCH([.$B601];[$Copart.$B$1:$Copart.$B$1048576];0);MATCH([.D$1];[$Copart.$A$1:$Copart.$D$1];0))" office:value-type="float" office:value="173.04" calcext:value-type="float">
            <text:p>173,04</text:p>
          </table:table-cell>
        </table:table-row>
        <table:table-row table:style-name="ro1">
          <table:table-cell office:value-type="string" calcext:value-type="string">
            <text:p>195635</text:p>
          </table:table-cell>
          <table:table-cell office:value-type="string" calcext:value-type="string">
            <text:p>MARCIA VERIDIANA STENICO ANTONIOLLI</text:p>
          </table:table-cell>
          <table:table-cell office:value-type="string" calcext:value-type="string">
            <text:p>11525761862</text:p>
          </table:table-cell>
          <table:table-cell table:formula="of:=INDEX([$Copart.$A$1:$Copart.$D$1048576];MATCH([.$B602];[$Copart.$B$1:$Copart.$B$1048576];0);MATCH([.D$1];[$Copart.$A$1:$Copart.$D$1];0))" office:value-type="float" office:value="173.65" calcext:value-type="float">
            <text:p>173,65</text:p>
          </table:table-cell>
        </table:table-row>
        <table:table-row table:style-name="ro1">
          <table:table-cell office:value-type="string" calcext:value-type="string">
            <text:p>262030</text:p>
          </table:table-cell>
          <table:table-cell office:value-type="string" calcext:value-type="string">
            <text:p>EVERTON GUSTAVO DE MELO</text:p>
          </table:table-cell>
          <table:table-cell office:value-type="string" calcext:value-type="string">
            <text:p>37801359810</text:p>
          </table:table-cell>
          <table:table-cell table:formula="of:=INDEX([$Copart.$A$1:$Copart.$D$1048576];MATCH([.$B603];[$Copart.$B$1:$Copart.$B$1048576];0);MATCH([.D$1];[$Copart.$A$1:$Copart.$D$1];0))" office:value-type="float" office:value="173.83" calcext:value-type="float">
            <text:p>173,83</text:p>
          </table:table-cell>
        </table:table-row>
        <table:table-row table:style-name="ro1">
          <table:table-cell office:value-type="string" calcext:value-type="string">
            <text:p>184996</text:p>
          </table:table-cell>
          <table:table-cell office:value-type="string" calcext:value-type="string">
            <text:p>FRANCINE TREVISAN AUGUSTI BENA</text:p>
          </table:table-cell>
          <table:table-cell office:value-type="string" calcext:value-type="string">
            <text:p>35267448826</text:p>
          </table:table-cell>
          <table:table-cell table:formula="of:=INDEX([$Copart.$A$1:$Copart.$D$1048576];MATCH([.$B604];[$Copart.$B$1:$Copart.$B$1048576];0);MATCH([.D$1];[$Copart.$A$1:$Copart.$D$1];0))" office:value-type="float" office:value="175.67" calcext:value-type="float">
            <text:p>175,67</text:p>
          </table:table-cell>
        </table:table-row>
        <table:table-row table:style-name="ro1">
          <table:table-cell office:value-type="string" calcext:value-type="string">
            <text:p>207519</text:p>
          </table:table-cell>
          <table:table-cell office:value-type="string" calcext:value-type="string">
            <text:p>KATIA KARINA ROSENDO TOBALDINI</text:p>
          </table:table-cell>
          <table:table-cell office:value-type="string" calcext:value-type="string">
            <text:p>21746945818</text:p>
          </table:table-cell>
          <table:table-cell table:formula="of:=INDEX([$Copart.$A$1:$Copart.$D$1048576];MATCH([.$B605];[$Copart.$B$1:$Copart.$B$1048576];0);MATCH([.D$1];[$Copart.$A$1:$Copart.$D$1];0))" office:value-type="float" office:value="175.75" calcext:value-type="float">
            <text:p>175,75</text:p>
          </table:table-cell>
        </table:table-row>
        <table:table-row table:style-name="ro1">
          <table:table-cell office:value-type="string" calcext:value-type="string">
            <text:p>139033</text:p>
          </table:table-cell>
          <table:table-cell office:value-type="string" calcext:value-type="string">
            <text:p>JOAO WESLEY ANDRINO</text:p>
          </table:table-cell>
          <table:table-cell office:value-type="string" calcext:value-type="string">
            <text:p>96434694849</text:p>
          </table:table-cell>
          <table:table-cell table:formula="of:=INDEX([$Copart.$A$1:$Copart.$D$1048576];MATCH([.$B606];[$Copart.$B$1:$Copart.$B$1048576];0);MATCH([.D$1];[$Copart.$A$1:$Copart.$D$1];0))" office:value-type="float" office:value="176.23" calcext:value-type="float">
            <text:p>176,23</text:p>
          </table:table-cell>
        </table:table-row>
        <table:table-row table:style-name="ro1">
          <table:table-cell office:value-type="string" calcext:value-type="string">
            <text:p>264350</text:p>
          </table:table-cell>
          <table:table-cell office:value-type="string" calcext:value-type="string">
            <text:p>MICHELE FUZATTO</text:p>
          </table:table-cell>
          <table:table-cell office:value-type="string" calcext:value-type="string">
            <text:p>44464885896</text:p>
          </table:table-cell>
          <table:table-cell table:formula="of:=INDEX([$Copart.$A$1:$Copart.$D$1048576];MATCH([.$B607];[$Copart.$B$1:$Copart.$B$1048576];0);MATCH([.D$1];[$Copart.$A$1:$Copart.$D$1];0))" office:value-type="float" office:value="177.21" calcext:value-type="float">
            <text:p>177,21</text:p>
          </table:table-cell>
        </table:table-row>
        <table:table-row table:style-name="ro1">
          <table:table-cell office:value-type="string" calcext:value-type="string">
            <text:p>156569</text:p>
          </table:table-cell>
          <table:table-cell office:value-type="string" calcext:value-type="string">
            <text:p>KARINA CORREA CONTIERO</text:p>
          </table:table-cell>
          <table:table-cell office:value-type="string" calcext:value-type="string">
            <text:p>22786947820</text:p>
          </table:table-cell>
          <table:table-cell table:formula="of:=INDEX([$Copart.$A$1:$Copart.$D$1048576];MATCH([.$B608];[$Copart.$B$1:$Copart.$B$1048576];0);MATCH([.D$1];[$Copart.$A$1:$Copart.$D$1];0))" office:value-type="float" office:value="177.27" calcext:value-type="float">
            <text:p>177,27</text:p>
          </table:table-cell>
        </table:table-row>
        <table:table-row table:style-name="ro1">
          <table:table-cell office:value-type="string" calcext:value-type="string">
            <text:p>169402</text:p>
          </table:table-cell>
          <table:table-cell office:value-type="string" calcext:value-type="string">
            <text:p>ROSELEINE DE FATIMA ROCHA DA SILVA</text:p>
          </table:table-cell>
          <table:table-cell office:value-type="string" calcext:value-type="string">
            <text:p>21378307879</text:p>
          </table:table-cell>
          <table:table-cell table:formula="of:=INDEX([$Copart.$A$1:$Copart.$D$1048576];MATCH([.$B609];[$Copart.$B$1:$Copart.$B$1048576];0);MATCH([.D$1];[$Copart.$A$1:$Copart.$D$1];0))" office:value-type="float" office:value="177.27" calcext:value-type="float">
            <text:p>177,27</text:p>
          </table:table-cell>
        </table:table-row>
        <table:table-row table:style-name="ro1">
          <table:table-cell office:value-type="string" calcext:value-type="string">
            <text:p>105126</text:p>
          </table:table-cell>
          <table:table-cell office:value-type="string" calcext:value-type="string">
            <text:p>TADEU DE JESUS RODRIGUES</text:p>
          </table:table-cell>
          <table:table-cell office:value-type="string" calcext:value-type="string">
            <text:p>01640961836</text:p>
          </table:table-cell>
          <table:table-cell table:formula="of:=INDEX([$Copart.$A$1:$Copart.$D$1048576];MATCH([.$B610];[$Copart.$B$1:$Copart.$B$1048576];0);MATCH([.D$1];[$Copart.$A$1:$Copart.$D$1];0))" office:value-type="float" office:value="177.43" calcext:value-type="float">
            <text:p>177,43</text:p>
          </table:table-cell>
        </table:table-row>
        <table:table-row table:style-name="ro1">
          <table:table-cell table:style-name="Default" office:value-type="string" calcext:value-type="string">
            <text:p>286273</text:p>
          </table:table-cell>
          <table:table-cell table:style-name="Default" office:value-type="string" calcext:value-type="string">
            <text:p>LARISSA FURONI</text:p>
          </table:table-cell>
          <table:table-cell table:style-name="Default" office:value-type="string" calcext:value-type="string">
            <text:p>32714397883</text:p>
          </table:table-cell>
          <table:table-cell table:formula="of:=INDEX([$Copart.$A$1:$Copart.$D$1048576];MATCH([.$B611];[$Copart.$B$1:$Copart.$B$1048576];0);MATCH([.D$1];[$Copart.$A$1:$Copart.$D$1];0))" office:value-type="float" office:value="179.53" calcext:value-type="float">
            <text:p>179,53</text:p>
          </table:table-cell>
        </table:table-row>
        <table:table-row table:style-name="ro1">
          <table:table-cell office:value-type="string" calcext:value-type="string">
            <text:p>192461</text:p>
          </table:table-cell>
          <table:table-cell office:value-type="string" calcext:value-type="string">
            <text:p>JULIANA ROSA CAMPOS</text:p>
          </table:table-cell>
          <table:table-cell office:value-type="string" calcext:value-type="string">
            <text:p>22484139802</text:p>
          </table:table-cell>
          <table:table-cell table:formula="of:=INDEX([$Copart.$A$1:$Copart.$D$1048576];MATCH([.$B612];[$Copart.$B$1:$Copart.$B$1048576];0);MATCH([.D$1];[$Copart.$A$1:$Copart.$D$1];0))" office:value-type="float" office:value="179.57" calcext:value-type="float">
            <text:p>179,57</text:p>
          </table:table-cell>
        </table:table-row>
        <table:table-row table:style-name="ro1">
          <table:table-cell table:style-name="Default" office:value-type="string" calcext:value-type="string">
            <text:p>286141</text:p>
          </table:table-cell>
          <table:table-cell table:style-name="Default" office:value-type="string" calcext:value-type="string">
            <text:p>VINICIUS GOMES DA SILVA</text:p>
          </table:table-cell>
          <table:table-cell table:style-name="Default" office:value-type="string" calcext:value-type="string">
            <text:p>37871425846</text:p>
          </table:table-cell>
          <table:table-cell table:formula="of:=INDEX([$Copart.$A$1:$Copart.$D$1048576];MATCH([.$B613];[$Copart.$B$1:$Copart.$B$1048576];0);MATCH([.D$1];[$Copart.$A$1:$Copart.$D$1];0))" office:value-type="float" office:value="181.43" calcext:value-type="float">
            <text:p>181,43</text:p>
          </table:table-cell>
        </table:table-row>
        <table:table-row table:style-name="ro1">
          <table:table-cell office:value-type="string" calcext:value-type="string">
            <text:p>168321</text:p>
          </table:table-cell>
          <table:table-cell office:value-type="string" calcext:value-type="string">
            <text:p>PRISCILA LIMA FERREIRA</text:p>
          </table:table-cell>
          <table:table-cell office:value-type="string" calcext:value-type="string">
            <text:p>32776466889</text:p>
          </table:table-cell>
          <table:table-cell table:formula="of:=INDEX([$Copart.$A$1:$Copart.$D$1048576];MATCH([.$B614];[$Copart.$B$1:$Copart.$B$1048576];0);MATCH([.D$1];[$Copart.$A$1:$Copart.$D$1];0))" office:value-type="float" office:value="181.64" calcext:value-type="float">
            <text:p>181,64</text:p>
          </table:table-cell>
        </table:table-row>
        <table:table-row table:style-name="ro1">
          <table:table-cell office:value-type="string" calcext:value-type="string">
            <text:p>182463</text:p>
          </table:table-cell>
          <table:table-cell office:value-type="string" calcext:value-type="string">
            <text:p>MARIA BEATRIZ ABREU</text:p>
          </table:table-cell>
          <table:table-cell office:value-type="string" calcext:value-type="string">
            <text:p>48901121620</text:p>
          </table:table-cell>
          <table:table-cell table:formula="of:=INDEX([$Copart.$A$1:$Copart.$D$1048576];MATCH([.$B615];[$Copart.$B$1:$Copart.$B$1048576];0);MATCH([.D$1];[$Copart.$A$1:$Copart.$D$1];0))" office:value-type="float" office:value="184.33" calcext:value-type="float">
            <text:p>184,33</text:p>
          </table:table-cell>
        </table:table-row>
        <table:table-row table:style-name="ro1">
          <table:table-cell office:value-type="string" calcext:value-type="string">
            <text:p>145872</text:p>
          </table:table-cell>
          <table:table-cell office:value-type="string" calcext:value-type="string">
            <text:p>ALINE LETICIA COLTURATO</text:p>
          </table:table-cell>
          <table:table-cell office:value-type="string" calcext:value-type="string">
            <text:p>28668729837</text:p>
          </table:table-cell>
          <table:table-cell table:formula="of:=INDEX([$Copart.$A$1:$Copart.$D$1048576];MATCH([.$B616];[$Copart.$B$1:$Copart.$B$1048576];0);MATCH([.D$1];[$Copart.$A$1:$Copart.$D$1];0))" office:value-type="float" office:value="184.34" calcext:value-type="float">
            <text:p>184,34</text:p>
          </table:table-cell>
        </table:table-row>
        <table:table-row table:style-name="ro1">
          <table:table-cell office:value-type="string" calcext:value-type="string">
            <text:p>139831</text:p>
          </table:table-cell>
          <table:table-cell office:value-type="string" calcext:value-type="string">
            <text:p>MILENA BARBOSA DE LIMA</text:p>
          </table:table-cell>
          <table:table-cell office:value-type="string" calcext:value-type="string">
            <text:p>27702358858</text:p>
          </table:table-cell>
          <table:table-cell table:formula="of:=INDEX([$Copart.$A$1:$Copart.$D$1048576];MATCH([.$B617];[$Copart.$B$1:$Copart.$B$1048576];0);MATCH([.D$1];[$Copart.$A$1:$Copart.$D$1];0))" office:value-type="float" office:value="185.62" calcext:value-type="float">
            <text:p>185,62</text:p>
          </table:table-cell>
        </table:table-row>
        <table:table-row table:style-name="ro1">
          <table:table-cell office:value-type="string" calcext:value-type="string">
            <text:p>148663</text:p>
          </table:table-cell>
          <table:table-cell office:value-type="string" calcext:value-type="string">
            <text:p>ALINE CRISTINE DO NASCIMENTO SANTIAGO</text:p>
          </table:table-cell>
          <table:table-cell office:value-type="string" calcext:value-type="string">
            <text:p>09238572739</text:p>
          </table:table-cell>
          <table:table-cell table:formula="of:=INDEX([$Copart.$A$1:$Copart.$D$1048576];MATCH([.$B618];[$Copart.$B$1:$Copart.$B$1048576];0);MATCH([.D$1];[$Copart.$A$1:$Copart.$D$1];0))" office:value-type="float" office:value="186.03" calcext:value-type="float">
            <text:p>186,03</text:p>
          </table:table-cell>
        </table:table-row>
        <table:table-row table:style-name="ro1">
          <table:table-cell office:value-type="string" calcext:value-type="string">
            <text:p>127366</text:p>
          </table:table-cell>
          <table:table-cell office:value-type="string" calcext:value-type="string">
            <text:p>NIVALDO LUCIO DE MOURA</text:p>
          </table:table-cell>
          <table:table-cell office:value-type="string" calcext:value-type="string">
            <text:p>15476947850</text:p>
          </table:table-cell>
          <table:table-cell table:formula="of:=INDEX([$Copart.$A$1:$Copart.$D$1048576];MATCH([.$B619];[$Copart.$B$1:$Copart.$B$1048576];0);MATCH([.D$1];[$Copart.$A$1:$Copart.$D$1];0))" office:value-type="float" office:value="190.69" calcext:value-type="float">
            <text:p>190,69</text:p>
          </table:table-cell>
        </table:table-row>
        <table:table-row table:style-name="ro1">
          <table:table-cell office:value-type="string" calcext:value-type="string">
            <text:p>166526</text:p>
          </table:table-cell>
          <table:table-cell office:value-type="string" calcext:value-type="string">
            <text:p>JULIANA CHIARANDA</text:p>
          </table:table-cell>
          <table:table-cell office:value-type="string" calcext:value-type="string">
            <text:p>28577573877</text:p>
          </table:table-cell>
          <table:table-cell table:formula="of:=INDEX([$Copart.$A$1:$Copart.$D$1048576];MATCH([.$B620];[$Copart.$B$1:$Copart.$B$1048576];0);MATCH([.D$1];[$Copart.$A$1:$Copart.$D$1];0))" office:value-type="float" office:value="191.63" calcext:value-type="float">
            <text:p>191,63</text:p>
          </table:table-cell>
        </table:table-row>
        <table:table-row table:style-name="ro1">
          <table:table-cell office:value-type="string" calcext:value-type="string">
            <text:p>206695</text:p>
          </table:table-cell>
          <table:table-cell office:value-type="string" calcext:value-type="string">
            <text:p>SILMARA CRISTINA SILVA SANTA ROSA</text:p>
          </table:table-cell>
          <table:table-cell office:value-type="string" calcext:value-type="string">
            <text:p>25376183866</text:p>
          </table:table-cell>
          <table:table-cell table:formula="of:=INDEX([$Copart.$A$1:$Copart.$D$1048576];MATCH([.$B621];[$Copart.$B$1:$Copart.$B$1048576];0);MATCH([.D$1];[$Copart.$A$1:$Copart.$D$1];0))" office:value-type="float" office:value="193.13" calcext:value-type="float">
            <text:p>193,13</text:p>
          </table:table-cell>
        </table:table-row>
        <table:table-row table:style-name="ro1">
          <table:table-cell office:value-type="string" calcext:value-type="string">
            <text:p>192156</text:p>
          </table:table-cell>
          <table:table-cell office:value-type="string" calcext:value-type="string">
            <text:p>ANDRESA NUNEZ GARCIA MENDES</text:p>
          </table:table-cell>
          <table:table-cell office:value-type="string" calcext:value-type="string">
            <text:p>31117687830</text:p>
          </table:table-cell>
          <table:table-cell table:formula="of:=INDEX([$Copart.$A$1:$Copart.$D$1048576];MATCH([.$B622];[$Copart.$B$1:$Copart.$B$1048576];0);MATCH([.D$1];[$Copart.$A$1:$Copart.$D$1];0))" office:value-type="float" office:value="193.17" calcext:value-type="float">
            <text:p>193,17</text:p>
          </table:table-cell>
        </table:table-row>
        <table:table-row table:style-name="ro1">
          <table:table-cell office:value-type="string" calcext:value-type="string">
            <text:p>199063</text:p>
          </table:table-cell>
          <table:table-cell office:value-type="string" calcext:value-type="string">
            <text:p>AMANDA NEGRI FONTABELLI</text:p>
          </table:table-cell>
          <table:table-cell office:value-type="string" calcext:value-type="string">
            <text:p>36887174812</text:p>
          </table:table-cell>
          <table:table-cell table:formula="of:=INDEX([$Copart.$A$1:$Copart.$D$1048576];MATCH([.$B623];[$Copart.$B$1:$Copart.$B$1048576];0);MATCH([.D$1];[$Copart.$A$1:$Copart.$D$1];0))" office:value-type="float" office:value="193.36" calcext:value-type="float">
            <text:p>193,36</text:p>
          </table:table-cell>
        </table:table-row>
        <table:table-row table:style-name="ro1">
          <table:table-cell office:value-type="string" calcext:value-type="string">
            <text:p>255149</text:p>
          </table:table-cell>
          <table:table-cell office:value-type="string" calcext:value-type="string">
            <text:p>SOLANGE REGINA RUBIM DOS REIS</text:p>
          </table:table-cell>
          <table:table-cell office:value-type="string" calcext:value-type="string">
            <text:p>03790172375</text:p>
          </table:table-cell>
          <table:table-cell table:formula="of:=INDEX([$Copart.$A$1:$Copart.$D$1048576];MATCH([.$B624];[$Copart.$B$1:$Copart.$B$1048576];0);MATCH([.D$1];[$Copart.$A$1:$Copart.$D$1];0))" office:value-type="float" office:value="194.7" calcext:value-type="float">
            <text:p>194,7</text:p>
          </table:table-cell>
        </table:table-row>
        <table:table-row table:style-name="ro1">
          <table:table-cell office:value-type="string" calcext:value-type="string">
            <text:p>276219</text:p>
          </table:table-cell>
          <table:table-cell office:value-type="string" calcext:value-type="string">
            <text:p>NAYARA FERREIRA DOS SANTOS</text:p>
          </table:table-cell>
          <table:table-cell office:value-type="string" calcext:value-type="string">
            <text:p>47645891840</text:p>
          </table:table-cell>
          <table:table-cell table:formula="of:=INDEX([$Copart.$A$1:$Copart.$D$1048576];MATCH([.$B625];[$Copart.$B$1:$Copart.$B$1048576];0);MATCH([.D$1];[$Copart.$A$1:$Copart.$D$1];0))" office:value-type="float" office:value="195.63" calcext:value-type="float">
            <text:p>195,63</text:p>
          </table:table-cell>
        </table:table-row>
        <table:table-row table:style-name="ro1">
          <table:table-cell office:value-type="string" calcext:value-type="string">
            <text:p>139355</text:p>
          </table:table-cell>
          <table:table-cell office:value-type="string" calcext:value-type="string">
            <text:p>RUBIA LIDIA SAMPAIO</text:p>
          </table:table-cell>
          <table:table-cell office:value-type="string" calcext:value-type="string">
            <text:p>17157125870</text:p>
          </table:table-cell>
          <table:table-cell table:formula="of:=INDEX([$Copart.$A$1:$Copart.$D$1048576];MATCH([.$B626];[$Copart.$B$1:$Copart.$B$1048576];0);MATCH([.D$1];[$Copart.$A$1:$Copart.$D$1];0))" office:value-type="float" office:value="196.71" calcext:value-type="float">
            <text:p>196,71</text:p>
          </table:table-cell>
        </table:table-row>
        <table:table-row table:style-name="ro1">
          <table:table-cell office:value-type="string" calcext:value-type="string">
            <text:p>187212</text:p>
          </table:table-cell>
          <table:table-cell office:value-type="string" calcext:value-type="string">
            <text:p>SIRLENE DE FATIMA ALEXANDRE CAVALCANTE</text:p>
          </table:table-cell>
          <table:table-cell office:value-type="string" calcext:value-type="string">
            <text:p>17897822877</text:p>
          </table:table-cell>
          <table:table-cell table:formula="of:=INDEX([$Copart.$A$1:$Copart.$D$1048576];MATCH([.$B627];[$Copart.$B$1:$Copart.$B$1048576];0);MATCH([.D$1];[$Copart.$A$1:$Copart.$D$1];0))" office:value-type="float" office:value="197.48" calcext:value-type="float">
            <text:p>197,48</text:p>
          </table:table-cell>
        </table:table-row>
        <table:table-row table:style-name="ro1">
          <table:table-cell table:style-name="Default" office:value-type="string" calcext:value-type="string">
            <text:p>285412</text:p>
          </table:table-cell>
          <table:table-cell table:style-name="Default" office:value-type="string" calcext:value-type="string">
            <text:p>LUCIANE PINTO DE CARVALHO</text:p>
          </table:table-cell>
          <table:table-cell table:style-name="Default" office:value-type="string" calcext:value-type="string">
            <text:p>26023843808</text:p>
          </table:table-cell>
          <table:table-cell table:formula="of:=INDEX([$Copart.$A$1:$Copart.$D$1048576];MATCH([.$B628];[$Copart.$B$1:$Copart.$B$1048576];0);MATCH([.D$1];[$Copart.$A$1:$Copart.$D$1];0))" office:value-type="float" office:value="198.12" calcext:value-type="float">
            <text:p>198,12</text:p>
          </table:table-cell>
        </table:table-row>
        <table:table-row table:style-name="ro1">
          <table:table-cell office:value-type="string" calcext:value-type="string">
            <text:p>182361</text:p>
          </table:table-cell>
          <table:table-cell office:value-type="string" calcext:value-type="string">
            <text:p>JUCIANE GONCALVES</text:p>
          </table:table-cell>
          <table:table-cell office:value-type="string" calcext:value-type="string">
            <text:p>33246487855</text:p>
          </table:table-cell>
          <table:table-cell table:formula="of:=INDEX([$Copart.$A$1:$Copart.$D$1048576];MATCH([.$B629];[$Copart.$B$1:$Copart.$B$1048576];0);MATCH([.D$1];[$Copart.$A$1:$Copart.$D$1];0))" office:value-type="float" office:value="198.21" calcext:value-type="float">
            <text:p>198,21</text:p>
          </table:table-cell>
        </table:table-row>
        <table:table-row table:style-name="ro1">
          <table:table-cell office:value-type="string" calcext:value-type="string">
            <text:p>236110</text:p>
          </table:table-cell>
          <table:table-cell office:value-type="string" calcext:value-type="string">
            <text:p>MARIA APARECIDA MACEDO</text:p>
          </table:table-cell>
          <table:table-cell office:value-type="string" calcext:value-type="string">
            <text:p>29450646856</text:p>
          </table:table-cell>
          <table:table-cell table:formula="of:=INDEX([$Copart.$A$1:$Copart.$D$1048576];MATCH([.$B630];[$Copart.$B$1:$Copart.$B$1048576];0);MATCH([.D$1];[$Copart.$A$1:$Copart.$D$1];0))" office:value-type="float" office:value="201.78" calcext:value-type="float">
            <text:p>201,78</text:p>
          </table:table-cell>
        </table:table-row>
        <table:table-row table:style-name="ro1">
          <table:table-cell office:value-type="string" calcext:value-type="string">
            <text:p>260495</text:p>
          </table:table-cell>
          <table:table-cell office:value-type="string" calcext:value-type="string">
            <text:p>SILVIA DANIELE MARCON FRANCO</text:p>
          </table:table-cell>
          <table:table-cell office:value-type="string" calcext:value-type="string">
            <text:p>19162387855</text:p>
          </table:table-cell>
          <table:table-cell table:formula="of:=INDEX([$Copart.$A$1:$Copart.$D$1048576];MATCH([.$B631];[$Copart.$B$1:$Copart.$B$1048576];0);MATCH([.D$1];[$Copart.$A$1:$Copart.$D$1];0))" office:value-type="float" office:value="203.15" calcext:value-type="float">
            <text:p>203,15</text:p>
          </table:table-cell>
        </table:table-row>
        <table:table-row table:style-name="ro1">
          <table:table-cell office:value-type="string" calcext:value-type="string">
            <text:p>188994</text:p>
          </table:table-cell>
          <table:table-cell office:value-type="string" calcext:value-type="string">
            <text:p>DALILA FERNANDA FERREIRA</text:p>
          </table:table-cell>
          <table:table-cell office:value-type="string" calcext:value-type="string">
            <text:p>21711716855</text:p>
          </table:table-cell>
          <table:table-cell table:formula="of:=INDEX([$Copart.$A$1:$Copart.$D$1048576];MATCH([.$B632];[$Copart.$B$1:$Copart.$B$1048576];0);MATCH([.D$1];[$Copart.$A$1:$Copart.$D$1];0))" office:value-type="float" office:value="203.99" calcext:value-type="float">
            <text:p>203,99</text:p>
          </table:table-cell>
        </table:table-row>
        <table:table-row table:style-name="ro1">
          <table:table-cell office:value-type="string" calcext:value-type="string">
            <text:p>178955</text:p>
          </table:table-cell>
          <table:table-cell office:value-type="string" calcext:value-type="string">
            <text:p>ABILIO CEZAR BORTOLETO</text:p>
          </table:table-cell>
          <table:table-cell office:value-type="string" calcext:value-type="string">
            <text:p>15480501801</text:p>
          </table:table-cell>
          <table:table-cell table:formula="of:=INDEX([$Copart.$A$1:$Copart.$D$1048576];MATCH([.$B633];[$Copart.$B$1:$Copart.$B$1048576];0);MATCH([.D$1];[$Copart.$A$1:$Copart.$D$1];0))" office:value-type="float" office:value="204.43" calcext:value-type="float">
            <text:p>204,43</text:p>
          </table:table-cell>
        </table:table-row>
        <table:table-row table:style-name="ro1">
          <table:table-cell office:value-type="string" calcext:value-type="string">
            <text:p>199479</text:p>
          </table:table-cell>
          <table:table-cell office:value-type="string" calcext:value-type="string">
            <text:p>FERNANDO LAMATRIZ</text:p>
          </table:table-cell>
          <table:table-cell office:value-type="string" calcext:value-type="string">
            <text:p>22124134833</text:p>
          </table:table-cell>
          <table:table-cell table:formula="of:=INDEX([$Copart.$A$1:$Copart.$D$1048576];MATCH([.$B634];[$Copart.$B$1:$Copart.$B$1048576];0);MATCH([.D$1];[$Copart.$A$1:$Copart.$D$1];0))" office:value-type="float" office:value="204.87" calcext:value-type="float">
            <text:p>204,87</text:p>
          </table:table-cell>
        </table:table-row>
        <table:table-row table:style-name="ro1">
          <table:table-cell office:value-type="string" calcext:value-type="string">
            <text:p>149414</text:p>
          </table:table-cell>
          <table:table-cell office:value-type="string" calcext:value-type="string">
            <text:p>MICHELE FERNANDA THOMAZ</text:p>
          </table:table-cell>
          <table:table-cell office:value-type="string" calcext:value-type="string">
            <text:p>26162066843</text:p>
          </table:table-cell>
          <table:table-cell table:formula="of:=INDEX([$Copart.$A$1:$Copart.$D$1048576];MATCH([.$B635];[$Copart.$B$1:$Copart.$B$1048576];0);MATCH([.D$1];[$Copart.$A$1:$Copart.$D$1];0))" office:value-type="float" office:value="205.9" calcext:value-type="float">
            <text:p>205,9</text:p>
          </table:table-cell>
        </table:table-row>
        <table:table-row table:style-name="ro1">
          <table:table-cell office:value-type="string" calcext:value-type="string">
            <text:p>121198</text:p>
          </table:table-cell>
          <table:table-cell office:value-type="string" calcext:value-type="string">
            <text:p>VALDIR JOSE GANEO</text:p>
          </table:table-cell>
          <table:table-cell office:value-type="string" calcext:value-type="string">
            <text:p>16803225836</text:p>
          </table:table-cell>
          <table:table-cell table:formula="of:=INDEX([$Copart.$A$1:$Copart.$D$1048576];MATCH([.$B636];[$Copart.$B$1:$Copart.$B$1048576];0);MATCH([.D$1];[$Copart.$A$1:$Copart.$D$1];0))" office:value-type="float" office:value="206.34" calcext:value-type="float">
            <text:p>206,34</text:p>
          </table:table-cell>
        </table:table-row>
        <table:table-row table:style-name="ro1">
          <table:table-cell office:value-type="string" calcext:value-type="string">
            <text:p>143059</text:p>
          </table:table-cell>
          <table:table-cell office:value-type="string" calcext:value-type="string">
            <text:p>PAULO ROBERTO LARA NEGREIROS DAVILA</text:p>
          </table:table-cell>
          <table:table-cell office:value-type="string" calcext:value-type="string">
            <text:p>24823832850</text:p>
          </table:table-cell>
          <table:table-cell table:formula="of:=INDEX([$Copart.$A$1:$Copart.$D$1048576];MATCH([.$B637];[$Copart.$B$1:$Copart.$B$1048576];0);MATCH([.D$1];[$Copart.$A$1:$Copart.$D$1];0))" office:value-type="float" office:value="207.74" calcext:value-type="float">
            <text:p>207,74</text:p>
          </table:table-cell>
        </table:table-row>
        <table:table-row table:style-name="ro1">
          <table:table-cell office:value-type="string" calcext:value-type="string">
            <text:p>239682</text:p>
          </table:table-cell>
          <table:table-cell office:value-type="string" calcext:value-type="string">
            <text:p>HENRIQUE JORGE SOBRINHO</text:p>
          </table:table-cell>
          <table:table-cell office:value-type="string" calcext:value-type="string">
            <text:p>12345246863</text:p>
          </table:table-cell>
          <table:table-cell table:formula="of:=INDEX([$Copart.$A$1:$Copart.$D$1048576];MATCH([.$B638];[$Copart.$B$1:$Copart.$B$1048576];0);MATCH([.D$1];[$Copart.$A$1:$Copart.$D$1];0))" office:value-type="float" office:value="207.77" calcext:value-type="float">
            <text:p>207,77</text:p>
          </table:table-cell>
        </table:table-row>
        <table:table-row table:style-name="ro1">
          <table:table-cell office:value-type="string" calcext:value-type="string">
            <text:p>221007</text:p>
          </table:table-cell>
          <table:table-cell office:value-type="string" calcext:value-type="string">
            <text:p>ANDRESSA FABIANA ZANI</text:p>
          </table:table-cell>
          <table:table-cell office:value-type="string" calcext:value-type="string">
            <text:p>96504463034</text:p>
          </table:table-cell>
          <table:table-cell table:formula="of:=INDEX([$Copart.$A$1:$Copart.$D$1048576];MATCH([.$B639];[$Copart.$B$1:$Copart.$B$1048576];0);MATCH([.D$1];[$Copart.$A$1:$Copart.$D$1];0))" office:value-type="float" office:value="207.99" calcext:value-type="float">
            <text:p>207,99</text:p>
          </table:table-cell>
        </table:table-row>
        <table:table-row table:style-name="ro1">
          <table:table-cell office:value-type="string" calcext:value-type="string">
            <text:p>154476</text:p>
          </table:table-cell>
          <table:table-cell office:value-type="string" calcext:value-type="string">
            <text:p>NELI GONCALVES DOS SANTOS</text:p>
          </table:table-cell>
          <table:table-cell office:value-type="string" calcext:value-type="string">
            <text:p>11549240846</text:p>
          </table:table-cell>
          <table:table-cell table:formula="of:=INDEX([$Copart.$A$1:$Copart.$D$1048576];MATCH([.$B640];[$Copart.$B$1:$Copart.$B$1048576];0);MATCH([.D$1];[$Copart.$A$1:$Copart.$D$1];0))" office:value-type="float" office:value="209.34" calcext:value-type="float">
            <text:p>209,34</text:p>
          </table:table-cell>
        </table:table-row>
        <table:table-row table:style-name="ro1">
          <table:table-cell office:value-type="string" calcext:value-type="string">
            <text:p>143967</text:p>
          </table:table-cell>
          <table:table-cell office:value-type="string" calcext:value-type="string">
            <text:p>RICARDO DE MORAES FILHO</text:p>
          </table:table-cell>
          <table:table-cell office:value-type="string" calcext:value-type="string">
            <text:p>82345910887</text:p>
          </table:table-cell>
          <table:table-cell table:formula="of:=INDEX([$Copart.$A$1:$Copart.$D$1048576];MATCH([.$B641];[$Copart.$B$1:$Copart.$B$1048576];0);MATCH([.D$1];[$Copart.$A$1:$Copart.$D$1];0))" office:value-type="float" office:value="210.56" calcext:value-type="float">
            <text:p>210,56</text:p>
          </table:table-cell>
        </table:table-row>
        <table:table-row table:style-name="ro1">
          <table:table-cell office:value-type="string" calcext:value-type="string">
            <text:p>176251</text:p>
          </table:table-cell>
          <table:table-cell office:value-type="string" calcext:value-type="string">
            <text:p>ELIANA REIS BARBOSA MOURA CRUZ</text:p>
          </table:table-cell>
          <table:table-cell office:value-type="string" calcext:value-type="string">
            <text:p>15480842803</text:p>
          </table:table-cell>
          <table:table-cell table:formula="of:=INDEX([$Copart.$A$1:$Copart.$D$1048576];MATCH([.$B642];[$Copart.$B$1:$Copart.$B$1048576];0);MATCH([.D$1];[$Copart.$A$1:$Copart.$D$1];0))" office:value-type="float" office:value="212.67" calcext:value-type="float">
            <text:p>212,67</text:p>
          </table:table-cell>
        </table:table-row>
        <table:table-row table:style-name="ro1">
          <table:table-cell office:value-type="string" calcext:value-type="string">
            <text:p>204803</text:p>
          </table:table-cell>
          <table:table-cell office:value-type="string" calcext:value-type="string">
            <text:p>DANILA LEME DE SOUZA CANALE</text:p>
          </table:table-cell>
          <table:table-cell office:value-type="string" calcext:value-type="string">
            <text:p>30874028850</text:p>
          </table:table-cell>
          <table:table-cell table:formula="of:=INDEX([$Copart.$A$1:$Copart.$D$1048576];MATCH([.$B643];[$Copart.$B$1:$Copart.$B$1048576];0);MATCH([.D$1];[$Copart.$A$1:$Copart.$D$1];0))" office:value-type="float" office:value="217.09" calcext:value-type="float">
            <text:p>217,09</text:p>
          </table:table-cell>
        </table:table-row>
        <table:table-row table:style-name="ro1">
          <table:table-cell office:value-type="string" calcext:value-type="string">
            <text:p>277851</text:p>
          </table:table-cell>
          <table:table-cell office:value-type="string" calcext:value-type="string">
            <text:p>VANUSA ALVES RAIMUNDO</text:p>
          </table:table-cell>
          <table:table-cell office:value-type="string" calcext:value-type="string">
            <text:p>37839382878</text:p>
          </table:table-cell>
          <table:table-cell table:formula="of:=INDEX([$Copart.$A$1:$Copart.$D$1048576];MATCH([.$B644];[$Copart.$B$1:$Copart.$B$1048576];0);MATCH([.D$1];[$Copart.$A$1:$Copart.$D$1];0))" office:value-type="float" office:value="218.16" calcext:value-type="float">
            <text:p>218,16</text:p>
          </table:table-cell>
        </table:table-row>
        <table:table-row table:style-name="ro1">
          <table:table-cell office:value-type="string" calcext:value-type="string">
            <text:p>278025</text:p>
          </table:table-cell>
          <table:table-cell office:value-type="string" calcext:value-type="string">
            <text:p>DAIANE OLIVEIRA DE MOURA</text:p>
          </table:table-cell>
          <table:table-cell office:value-type="string" calcext:value-type="string">
            <text:p>40868636851</text:p>
          </table:table-cell>
          <table:table-cell table:formula="of:=INDEX([$Copart.$A$1:$Copart.$D$1048576];MATCH([.$B645];[$Copart.$B$1:$Copart.$B$1048576];0);MATCH([.D$1];[$Copart.$A$1:$Copart.$D$1];0))" office:value-type="float" office:value="221.91" calcext:value-type="float">
            <text:p>221,91</text:p>
          </table:table-cell>
        </table:table-row>
        <table:table-row table:style-name="ro1">
          <table:table-cell office:value-type="string" calcext:value-type="string">
            <text:p>160663</text:p>
          </table:table-cell>
          <table:table-cell office:value-type="string" calcext:value-type="string">
            <text:p>PAULO FRANCO JUNIOR</text:p>
          </table:table-cell>
          <table:table-cell office:value-type="string" calcext:value-type="string">
            <text:p>25515939808</text:p>
          </table:table-cell>
          <table:table-cell table:formula="of:=INDEX([$Copart.$A$1:$Copart.$D$1048576];MATCH([.$B646];[$Copart.$B$1:$Copart.$B$1048576];0);MATCH([.D$1];[$Copart.$A$1:$Copart.$D$1];0)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194562</text:p>
          </table:table-cell>
          <table:table-cell office:value-type="string" calcext:value-type="string">
            <text:p>BRUNA CRISTINA GIANONI</text:p>
          </table:table-cell>
          <table:table-cell office:value-type="string" calcext:value-type="string">
            <text:p>35339956822</text:p>
          </table:table-cell>
          <table:table-cell table:formula="of:=INDEX([$Copart.$A$1:$Copart.$D$1048576];MATCH([.$B647];[$Copart.$B$1:$Copart.$B$1048576];0);MATCH([.D$1];[$Copart.$A$1:$Copart.$D$1];0)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83053</text:p>
          </table:table-cell>
          <table:table-cell office:value-type="string" calcext:value-type="string">
            <text:p>EVELLIN CARVALHO</text:p>
          </table:table-cell>
          <table:table-cell office:value-type="string" calcext:value-type="string">
            <text:p>31315265800</text:p>
          </table:table-cell>
          <table:table-cell table:formula="of:=INDEX([$Copart.$A$1:$Copart.$D$1048576];MATCH([.$B648];[$Copart.$B$1:$Copart.$B$1048576];0);MATCH([.D$1];[$Copart.$A$1:$Copart.$D$1];0))" office:value-type="float" office:value="225.13" calcext:value-type="float">
            <text:p>225,13</text:p>
          </table:table-cell>
        </table:table-row>
        <table:table-row table:style-name="ro1">
          <table:table-cell office:value-type="string" calcext:value-type="string">
            <text:p>185653</text:p>
          </table:table-cell>
          <table:table-cell office:value-type="string" calcext:value-type="string">
            <text:p>CONCEICAO RODRIGUES DE OLIVEIRA</text:p>
          </table:table-cell>
          <table:table-cell office:value-type="string" calcext:value-type="string">
            <text:p>07934686803</text:p>
          </table:table-cell>
          <table:table-cell table:formula="of:=INDEX([$Copart.$A$1:$Copart.$D$1048576];MATCH([.$B649];[$Copart.$B$1:$Copart.$B$1048576];0);MATCH([.D$1];[$Copart.$A$1:$Copart.$D$1];0))" office:value-type="float" office:value="226.8" calcext:value-type="float">
            <text:p>226,8</text:p>
          </table:table-cell>
        </table:table-row>
        <table:table-row table:style-name="ro1">
          <table:table-cell office:value-type="string" calcext:value-type="string">
            <text:p>167078</text:p>
          </table:table-cell>
          <table:table-cell office:value-type="string" calcext:value-type="string">
            <text:p>DENISE DE FATIMA ALVES RUBBIO</text:p>
          </table:table-cell>
          <table:table-cell office:value-type="string" calcext:value-type="string">
            <text:p>12368852875</text:p>
          </table:table-cell>
          <table:table-cell table:formula="of:=INDEX([$Copart.$A$1:$Copart.$D$1048576];MATCH([.$B650];[$Copart.$B$1:$Copart.$B$1048576];0);MATCH([.D$1];[$Copart.$A$1:$Copart.$D$1];0))" office:value-type="float" office:value="228.97" calcext:value-type="float">
            <text:p>228,97</text:p>
          </table:table-cell>
        </table:table-row>
        <table:table-row table:style-name="ro1">
          <table:table-cell office:value-type="string" calcext:value-type="string">
            <text:p>265160</text:p>
          </table:table-cell>
          <table:table-cell office:value-type="string" calcext:value-type="string">
            <text:p>EDSON HIROSHI MEKARU</text:p>
          </table:table-cell>
          <table:table-cell office:value-type="string" calcext:value-type="string">
            <text:p>14254609841</text:p>
          </table:table-cell>
          <table:table-cell table:formula="of:=INDEX([$Copart.$A$1:$Copart.$D$1048576];MATCH([.$B651];[$Copart.$B$1:$Copart.$B$1048576];0);MATCH([.D$1];[$Copart.$A$1:$Copart.$D$1];0)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82948</text:p>
          </table:table-cell>
          <table:table-cell office:value-type="string" calcext:value-type="string">
            <text:p>DEISE GONCALVES MEDEIROS</text:p>
          </table:table-cell>
          <table:table-cell office:value-type="string" calcext:value-type="string">
            <text:p>27060327827</text:p>
          </table:table-cell>
          <table:table-cell table:formula="of:=INDEX([$Copart.$A$1:$Copart.$D$1048576];MATCH([.$B652];[$Copart.$B$1:$Copart.$B$1048576];0);MATCH([.D$1];[$Copart.$A$1:$Copart.$D$1];0))" office:value-type="float" office:value="232.16" calcext:value-type="float">
            <text:p>232,16</text:p>
          </table:table-cell>
        </table:table-row>
        <table:table-row table:style-name="ro1">
          <table:table-cell office:value-type="string" calcext:value-type="string">
            <text:p>207284</text:p>
          </table:table-cell>
          <table:table-cell office:value-type="string" calcext:value-type="string">
            <text:p>MAIRA LUCIA ASSIS CASAGRANDE</text:p>
          </table:table-cell>
          <table:table-cell office:value-type="string" calcext:value-type="string">
            <text:p>11549316842</text:p>
          </table:table-cell>
          <table:table-cell table:formula="of:=INDEX([$Copart.$A$1:$Copart.$D$1048576];MATCH([.$B653];[$Copart.$B$1:$Copart.$B$1048576];0);MATCH([.D$1];[$Copart.$A$1:$Copart.$D$1];0))" office:value-type="float" office:value="232.36" calcext:value-type="float">
            <text:p>232,36</text:p>
          </table:table-cell>
        </table:table-row>
        <table:table-row table:style-name="ro1">
          <table:table-cell office:value-type="string" calcext:value-type="string">
            <text:p>227803</text:p>
          </table:table-cell>
          <table:table-cell office:value-type="string" calcext:value-type="string">
            <text:p>SILVANA DOS SANTOS FERREIRA</text:p>
          </table:table-cell>
          <table:table-cell office:value-type="string" calcext:value-type="string">
            <text:p>28340920871</text:p>
          </table:table-cell>
          <table:table-cell table:formula="of:=INDEX([$Copart.$A$1:$Copart.$D$1048576];MATCH([.$B654];[$Copart.$B$1:$Copart.$B$1048576];0);MATCH([.D$1];[$Copart.$A$1:$Copart.$D$1];0))" office:value-type="float" office:value="236.19" calcext:value-type="float">
            <text:p>236,19</text:p>
          </table:table-cell>
        </table:table-row>
        <table:table-row table:style-name="ro1">
          <table:table-cell office:value-type="string" calcext:value-type="string">
            <text:p>276081</text:p>
          </table:table-cell>
          <table:table-cell office:value-type="string" calcext:value-type="string">
            <text:p>GABRIEL BONDER GAWRYSZEWSKI</text:p>
          </table:table-cell>
          <table:table-cell office:value-type="string" calcext:value-type="string">
            <text:p>14736053771</text:p>
          </table:table-cell>
          <table:table-cell table:formula="of:=INDEX([$Copart.$A$1:$Copart.$D$1048576];MATCH([.$B655];[$Copart.$B$1:$Copart.$B$1048576];0);MATCH([.D$1];[$Copart.$A$1:$Copart.$D$1];0))" office:value-type="float" office:value="243.96" calcext:value-type="float">
            <text:p>243,96</text:p>
          </table:table-cell>
        </table:table-row>
        <table:table-row table:style-name="ro1">
          <table:table-cell office:value-type="string" calcext:value-type="string">
            <text:p>217980</text:p>
          </table:table-cell>
          <table:table-cell office:value-type="string" calcext:value-type="string">
            <text:p>MARIANA FABIO CIPRIANO</text:p>
          </table:table-cell>
          <table:table-cell office:value-type="string" calcext:value-type="string">
            <text:p>21729529828</text:p>
          </table:table-cell>
          <table:table-cell table:formula="of:=INDEX([$Copart.$A$1:$Copart.$D$1048576];MATCH([.$B656];[$Copart.$B$1:$Copart.$B$1048576];0);MATCH([.D$1];[$Copart.$A$1:$Copart.$D$1];0))" office:value-type="float" office:value="244.52" calcext:value-type="float">
            <text:p>244,52</text:p>
          </table:table-cell>
        </table:table-row>
        <table:table-row table:style-name="ro1">
          <table:table-cell office:value-type="string" calcext:value-type="string">
            <text:p>232734</text:p>
          </table:table-cell>
          <table:table-cell office:value-type="string" calcext:value-type="string">
            <text:p>TATIANE PRISCILA CANO</text:p>
          </table:table-cell>
          <table:table-cell office:value-type="string" calcext:value-type="string">
            <text:p>42479296822</text:p>
          </table:table-cell>
          <table:table-cell table:formula="of:=INDEX([$Copart.$A$1:$Copart.$D$1048576];MATCH([.$B657];[$Copart.$B$1:$Copart.$B$1048576];0);MATCH([.D$1];[$Copart.$A$1:$Copart.$D$1];0))" office:value-type="float" office:value="249.57" calcext:value-type="float">
            <text:p>249,57</text:p>
          </table:table-cell>
        </table:table-row>
        <table:table-row table:style-name="ro1">
          <table:table-cell office:value-type="string" calcext:value-type="string">
            <text:p>213527</text:p>
          </table:table-cell>
          <table:table-cell office:value-type="string" calcext:value-type="string">
            <text:p>ALBERTINA APARECIDA DE SOUZA CARNEIRO</text:p>
          </table:table-cell>
          <table:table-cell office:value-type="string" calcext:value-type="string">
            <text:p>26803831841</text:p>
          </table:table-cell>
          <table:table-cell table:formula="of:=INDEX([$Copart.$A$1:$Copart.$D$1048576];MATCH([.$B658];[$Copart.$B$1:$Copart.$B$1048576];0);MATCH([.D$1];[$Copart.$A$1:$Copart.$D$1];0)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128931</text:p>
          </table:table-cell>
          <table:table-cell office:value-type="string" calcext:value-type="string">
            <text:p>VALTER DA SILVA GODOI</text:p>
          </table:table-cell>
          <table:table-cell office:value-type="string" calcext:value-type="string">
            <text:p>07870312835</text:p>
          </table:table-cell>
          <table:table-cell table:formula="of:=INDEX([$Copart.$A$1:$Copart.$D$1048576];MATCH([.$B659];[$Copart.$B$1:$Copart.$B$1048576];0);MATCH([.D$1];[$Copart.$A$1:$Copart.$D$1];0))" office:value-type="float" office:value="250.22" calcext:value-type="float">
            <text:p>250,22</text:p>
          </table:table-cell>
        </table:table-row>
        <table:table-row table:style-name="ro1">
          <table:table-cell office:value-type="string" calcext:value-type="string">
            <text:p>215759</text:p>
          </table:table-cell>
          <table:table-cell office:value-type="string" calcext:value-type="string">
            <text:p>PATRICIA ZAMBON</text:p>
          </table:table-cell>
          <table:table-cell office:value-type="string" calcext:value-type="string">
            <text:p>37060208828</text:p>
          </table:table-cell>
          <table:table-cell table:formula="of:=INDEX([$Copart.$A$1:$Copart.$D$1048576];MATCH([.$B660];[$Copart.$B$1:$Copart.$B$1048576];0);MATCH([.D$1];[$Copart.$A$1:$Copart.$D$1];0))" office:value-type="float" office:value="250.69" calcext:value-type="float">
            <text:p>250,69</text:p>
          </table:table-cell>
        </table:table-row>
        <table:table-row table:style-name="ro1">
          <table:table-cell office:value-type="string" calcext:value-type="string">
            <text:p>213780</text:p>
          </table:table-cell>
          <table:table-cell office:value-type="string" calcext:value-type="string">
            <text:p>ANDRESSA SANTOS DE JESUS</text:p>
          </table:table-cell>
          <table:table-cell office:value-type="string" calcext:value-type="string">
            <text:p>29351939898</text:p>
          </table:table-cell>
          <table:table-cell table:formula="of:=INDEX([$Copart.$A$1:$Copart.$D$1048576];MATCH([.$B661];[$Copart.$B$1:$Copart.$B$1048576];0);MATCH([.D$1];[$Copart.$A$1:$Copart.$D$1];0))" office:value-type="float" office:value="251.33" calcext:value-type="float">
            <text:p>251,33</text:p>
          </table:table-cell>
        </table:table-row>
        <table:table-row table:style-name="ro1">
          <table:table-cell office:value-type="string" calcext:value-type="string">
            <text:p>249491</text:p>
          </table:table-cell>
          <table:table-cell office:value-type="string" calcext:value-type="string">
            <text:p>EDIVANDRO BLUMER</text:p>
          </table:table-cell>
          <table:table-cell office:value-type="string" calcext:value-type="string">
            <text:p>15473980864</text:p>
          </table:table-cell>
          <table:table-cell table:formula="of:=INDEX([$Copart.$A$1:$Copart.$D$1048576];MATCH([.$B662];[$Copart.$B$1:$Copart.$B$1048576];0);MATCH([.D$1];[$Copart.$A$1:$Copart.$D$1];0))" office:value-type="float" office:value="253.74" calcext:value-type="float">
            <text:p>253,74</text:p>
          </table:table-cell>
        </table:table-row>
        <table:table-row table:style-name="ro1">
          <table:table-cell office:value-type="string" calcext:value-type="string">
            <text:p>187408</text:p>
          </table:table-cell>
          <table:table-cell office:value-type="string" calcext:value-type="string">
            <text:p>VANIA LUCIA MARIANO</text:p>
          </table:table-cell>
          <table:table-cell office:value-type="string" calcext:value-type="string">
            <text:p>11528284879</text:p>
          </table:table-cell>
          <table:table-cell table:formula="of:=INDEX([$Copart.$A$1:$Copart.$D$1048576];MATCH([.$B663];[$Copart.$B$1:$Copart.$B$1048576];0);MATCH([.D$1];[$Copart.$A$1:$Copart.$D$1];0))" office:value-type="float" office:value="265.5" calcext:value-type="float">
            <text:p>265,5</text:p>
          </table:table-cell>
        </table:table-row>
        <table:table-row table:style-name="ro1">
          <table:table-cell office:value-type="string" calcext:value-type="string">
            <text:p>228613</text:p>
          </table:table-cell>
          <table:table-cell office:value-type="string" calcext:value-type="string">
            <text:p>MARIA AMARA DOS SANTOS</text:p>
          </table:table-cell>
          <table:table-cell office:value-type="string" calcext:value-type="string">
            <text:p>09756550864</text:p>
          </table:table-cell>
          <table:table-cell table:formula="of:=INDEX([$Copart.$A$1:$Copart.$D$1048576];MATCH([.$B664];[$Copart.$B$1:$Copart.$B$1048576];0);MATCH([.D$1];[$Copart.$A$1:$Copart.$D$1];0))" office:value-type="float" office:value="266.65" calcext:value-type="float">
            <text:p>266,65</text:p>
          </table:table-cell>
        </table:table-row>
        <table:table-row table:style-name="ro1">
          <table:table-cell office:value-type="string" calcext:value-type="string">
            <text:p>189668</text:p>
          </table:table-cell>
          <table:table-cell office:value-type="string" calcext:value-type="string">
            <text:p>ISABEL CRISTINA DIAS</text:p>
          </table:table-cell>
          <table:table-cell office:value-type="string" calcext:value-type="string">
            <text:p>15489333847</text:p>
          </table:table-cell>
          <table:table-cell table:formula="of:=INDEX([$Copart.$A$1:$Copart.$D$1048576];MATCH([.$B665];[$Copart.$B$1:$Copart.$B$1048576];0);MATCH([.D$1];[$Copart.$A$1:$Copart.$D$1];0))" office:value-type="float" office:value="267.32" calcext:value-type="float">
            <text:p>267,32</text:p>
          </table:table-cell>
        </table:table-row>
        <table:table-row table:style-name="ro1">
          <table:table-cell office:value-type="string" calcext:value-type="string">
            <text:p>160688</text:p>
          </table:table-cell>
          <table:table-cell office:value-type="string" calcext:value-type="string">
            <text:p>SARA ROBERTA MORAES CORDEIRO</text:p>
          </table:table-cell>
          <table:table-cell office:value-type="string" calcext:value-type="string">
            <text:p>28406857870</text:p>
          </table:table-cell>
          <table:table-cell table:formula="of:=INDEX([$Copart.$A$1:$Copart.$D$1048576];MATCH([.$B666];[$Copart.$B$1:$Copart.$B$1048576];0);MATCH([.D$1];[$Copart.$A$1:$Copart.$D$1];0))" office:value-type="float" office:value="268.03" calcext:value-type="float">
            <text:p>268,03</text:p>
          </table:table-cell>
        </table:table-row>
        <table:table-row table:style-name="ro1">
          <table:table-cell office:value-type="string" calcext:value-type="string">
            <text:p>193371</text:p>
          </table:table-cell>
          <table:table-cell office:value-type="string" calcext:value-type="string">
            <text:p>CINTIA SALES DA SILVA MACIEL</text:p>
          </table:table-cell>
          <table:table-cell office:value-type="string" calcext:value-type="string">
            <text:p>30097660841</text:p>
          </table:table-cell>
          <table:table-cell table:formula="of:=INDEX([$Copart.$A$1:$Copart.$D$1048576];MATCH([.$B667];[$Copart.$B$1:$Copart.$B$1048576];0);MATCH([.D$1];[$Copart.$A$1:$Copart.$D$1];0))" office:value-type="float" office:value="274.68" calcext:value-type="float">
            <text:p>274,68</text:p>
          </table:table-cell>
        </table:table-row>
        <table:table-row table:style-name="ro1">
          <table:table-cell office:value-type="string" calcext:value-type="string">
            <text:p>162687</text:p>
          </table:table-cell>
          <table:table-cell office:value-type="string" calcext:value-type="string">
            <text:p>ELIANA APARECIDA BERRETTA ANTONIO</text:p>
          </table:table-cell>
          <table:table-cell office:value-type="string" calcext:value-type="string">
            <text:p>11013814851</text:p>
          </table:table-cell>
          <table:table-cell table:formula="of:=INDEX([$Copart.$A$1:$Copart.$D$1048576];MATCH([.$B668];[$Copart.$B$1:$Copart.$B$1048576];0);MATCH([.D$1];[$Copart.$A$1:$Copart.$D$1];0))" office:value-type="float" office:value="275.5" calcext:value-type="float">
            <text:p>275,5</text:p>
          </table:table-cell>
        </table:table-row>
        <table:table-row table:style-name="ro1">
          <table:table-cell office:value-type="string" calcext:value-type="string">
            <text:p>211109</text:p>
          </table:table-cell>
          <table:table-cell office:value-type="string" calcext:value-type="string">
            <text:p>REGINALDO HENRIQUE FORTI</text:p>
          </table:table-cell>
          <table:table-cell office:value-type="string" calcext:value-type="string">
            <text:p>30061224880</text:p>
          </table:table-cell>
          <table:table-cell table:formula="of:=INDEX([$Copart.$A$1:$Copart.$D$1048576];MATCH([.$B669];[$Copart.$B$1:$Copart.$B$1048576];0);MATCH([.D$1];[$Copart.$A$1:$Copart.$D$1];0))" office:value-type="float" office:value="281.25" calcext:value-type="float">
            <text:p>281,25</text:p>
          </table:table-cell>
        </table:table-row>
        <table:table-row table:style-name="ro1">
          <table:table-cell office:value-type="string" calcext:value-type="string">
            <text:p>149532</text:p>
          </table:table-cell>
          <table:table-cell office:value-type="string" calcext:value-type="string">
            <text:p>MARIA DE LOURDES FRAZAO VIEIRA</text:p>
          </table:table-cell>
          <table:table-cell office:value-type="string" calcext:value-type="string">
            <text:p>25758878871</text:p>
          </table:table-cell>
          <table:table-cell table:formula="of:=INDEX([$Copart.$A$1:$Copart.$D$1048576];MATCH([.$B670];[$Copart.$B$1:$Copart.$B$1048576];0);MATCH([.D$1];[$Copart.$A$1:$Copart.$D$1];0))" office:value-type="float" office:value="281.91" calcext:value-type="float">
            <text:p>281,91</text:p>
          </table:table-cell>
        </table:table-row>
        <table:table-row table:style-name="ro1">
          <table:table-cell office:value-type="string" calcext:value-type="string">
            <text:p>278564</text:p>
          </table:table-cell>
          <table:table-cell office:value-type="string" calcext:value-type="string">
            <text:p>ELISANGELA CRISTINA DA SILVA NUNES</text:p>
          </table:table-cell>
          <table:table-cell office:value-type="string" calcext:value-type="string">
            <text:p>26399823897</text:p>
          </table:table-cell>
          <table:table-cell table:formula="of:=INDEX([$Copart.$A$1:$Copart.$D$1048576];MATCH([.$B671];[$Copart.$B$1:$Copart.$B$1048576];0);MATCH([.D$1];[$Copart.$A$1:$Copart.$D$1];0))" office:value-type="float" office:value="285.62" calcext:value-type="float">
            <text:p>285,62</text:p>
          </table:table-cell>
        </table:table-row>
        <table:table-row table:style-name="ro1">
          <table:table-cell office:value-type="string" calcext:value-type="string">
            <text:p>266337</text:p>
          </table:table-cell>
          <table:table-cell office:value-type="string" calcext:value-type="string">
            <text:p>DEBORA VILAS BOAS</text:p>
          </table:table-cell>
          <table:table-cell office:value-type="string" calcext:value-type="string">
            <text:p>15761386828</text:p>
          </table:table-cell>
          <table:table-cell table:formula="of:=INDEX([$Copart.$A$1:$Copart.$D$1048576];MATCH([.$B672];[$Copart.$B$1:$Copart.$B$1048576];0);MATCH([.D$1];[$Copart.$A$1:$Copart.$D$1];0))" office:value-type="float" office:value="294.76" calcext:value-type="float">
            <text:p>294,76</text:p>
          </table:table-cell>
        </table:table-row>
        <table:table-row table:style-name="ro1">
          <table:table-cell office:value-type="string" calcext:value-type="string">
            <text:p>198308</text:p>
          </table:table-cell>
          <table:table-cell office:value-type="string" calcext:value-type="string">
            <text:p>TATIANA STOCO TERAOKA ALEGRETTI</text:p>
          </table:table-cell>
          <table:table-cell office:value-type="string" calcext:value-type="string">
            <text:p>30332375846</text:p>
          </table:table-cell>
          <table:table-cell table:formula="of:=INDEX([$Copart.$A$1:$Copart.$D$1048576];MATCH([.$B673];[$Copart.$B$1:$Copart.$B$1048576];0);MATCH([.D$1];[$Copart.$A$1:$Copart.$D$1];0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187636</text:p>
          </table:table-cell>
          <table:table-cell office:value-type="string" calcext:value-type="string">
            <text:p>MARIA DA LAPA LOPES FIGUEIRO VAZ</text:p>
          </table:table-cell>
          <table:table-cell office:value-type="string" calcext:value-type="string">
            <text:p>35865407600</text:p>
          </table:table-cell>
          <table:table-cell table:formula="of:=INDEX([$Copart.$A$1:$Copart.$D$1048576];MATCH([.$B674];[$Copart.$B$1:$Copart.$B$1048576];0);MATCH([.D$1];[$Copart.$A$1:$Copart.$D$1];0))" office:value-type="float" office:value="299.57" calcext:value-type="float">
            <text:p>299,57</text:p>
          </table:table-cell>
        </table:table-row>
        <table:table-row table:style-name="ro1">
          <table:table-cell office:value-type="string" calcext:value-type="string">
            <text:p>175366</text:p>
          </table:table-cell>
          <table:table-cell office:value-type="string" calcext:value-type="string">
            <text:p>MARLENE DAS GRACAS BISCALCHIM SALVADOR</text:p>
          </table:table-cell>
          <table:table-cell office:value-type="string" calcext:value-type="string">
            <text:p>05299301880</text:p>
          </table:table-cell>
          <table:table-cell table:formula="of:=INDEX([$Copart.$A$1:$Copart.$D$1048576];MATCH([.$B675];[$Copart.$B$1:$Copart.$B$1048576];0);MATCH([.D$1];[$Copart.$A$1:$Copart.$D$1];0))" office:value-type="float" office:value="301.92" calcext:value-type="float">
            <text:p>301,92</text:p>
          </table:table-cell>
        </table:table-row>
        <table:table-row table:style-name="ro1">
          <table:table-cell table:style-name="Default" office:value-type="string" calcext:value-type="string">
            <text:p>79574</text:p>
          </table:table-cell>
          <table:table-cell table:style-name="Default" office:value-type="string" calcext:value-type="string">
            <text:p>EDISON MARTINS DE SOUZA</text:p>
          </table:table-cell>
          <table:table-cell table:style-name="Default" office:value-type="string" calcext:value-type="string">
            <text:p>11527156826</text:p>
          </table:table-cell>
          <table:table-cell table:formula="of:=INDEX([$Copart.$A$1:$Copart.$D$1048576];MATCH([.$B676];[$Copart.$B$1:$Copart.$B$1048576];0);MATCH([.D$1];[$Copart.$A$1:$Copart.$D$1];0))" office:value-type="float" office:value="302.26" calcext:value-type="float">
            <text:p>302,26</text:p>
          </table:table-cell>
        </table:table-row>
        <table:table-row table:style-name="ro1">
          <table:table-cell office:value-type="string" calcext:value-type="string">
            <text:p>190743</text:p>
          </table:table-cell>
          <table:table-cell office:value-type="string" calcext:value-type="string">
            <text:p>LUIZ CARLOS FELICIO</text:p>
          </table:table-cell>
          <table:table-cell office:value-type="string" calcext:value-type="string">
            <text:p>05531995873</text:p>
          </table:table-cell>
          <table:table-cell table:formula="of:=INDEX([$Copart.$A$1:$Copart.$D$1048576];MATCH([.$B677];[$Copart.$B$1:$Copart.$B$1048576];0);MATCH([.D$1];[$Copart.$A$1:$Copart.$D$1];0))" office:value-type="float" office:value="304.97" calcext:value-type="float">
            <text:p>304,97</text:p>
          </table:table-cell>
        </table:table-row>
        <table:table-row table:style-name="ro1">
          <table:table-cell office:value-type="string" calcext:value-type="string">
            <text:p>167477</text:p>
          </table:table-cell>
          <table:table-cell office:value-type="string" calcext:value-type="string">
            <text:p>DAIANE PRISCILA PACKER PERIN</text:p>
          </table:table-cell>
          <table:table-cell office:value-type="string" calcext:value-type="string">
            <text:p>31405384808</text:p>
          </table:table-cell>
          <table:table-cell table:formula="of:=INDEX([$Copart.$A$1:$Copart.$D$1048576];MATCH([.$B678];[$Copart.$B$1:$Copart.$B$1048576];0);MATCH([.D$1];[$Copart.$A$1:$Copart.$D$1];0))" office:value-type="float" office:value="307.76" calcext:value-type="float">
            <text:p>307,76</text:p>
          </table:table-cell>
        </table:table-row>
        <table:table-row table:style-name="ro1">
          <table:table-cell office:value-type="string" calcext:value-type="string">
            <text:p>231061</text:p>
          </table:table-cell>
          <table:table-cell office:value-type="string" calcext:value-type="string">
            <text:p>FABIANA CASTILHO ARIZA</text:p>
          </table:table-cell>
          <table:table-cell office:value-type="string" calcext:value-type="string">
            <text:p>28330476812</text:p>
          </table:table-cell>
          <table:table-cell table:formula="of:=INDEX([$Copart.$A$1:$Copart.$D$1048576];MATCH([.$B679];[$Copart.$B$1:$Copart.$B$1048576];0);MATCH([.D$1];[$Copart.$A$1:$Copart.$D$1];0))" office:value-type="float" office:value="318.83" calcext:value-type="float">
            <text:p>318,83</text:p>
          </table:table-cell>
        </table:table-row>
        <table:table-row table:style-name="ro1">
          <table:table-cell office:value-type="string" calcext:value-type="string">
            <text:p>210595</text:p>
          </table:table-cell>
          <table:table-cell office:value-type="string" calcext:value-type="string">
            <text:p>VIVIANE ALVES PAOLIERI</text:p>
          </table:table-cell>
          <table:table-cell office:value-type="string" calcext:value-type="string">
            <text:p>06994659666</text:p>
          </table:table-cell>
          <table:table-cell table:formula="of:=INDEX([$Copart.$A$1:$Copart.$D$1048576];MATCH([.$B680];[$Copart.$B$1:$Copart.$B$1048576];0);MATCH([.D$1];[$Copart.$A$1:$Copart.$D$1];0))" office:value-type="float" office:value="319.69" calcext:value-type="float">
            <text:p>319,69</text:p>
          </table:table-cell>
        </table:table-row>
        <table:table-row table:style-name="ro1">
          <table:table-cell office:value-type="string" calcext:value-type="string">
            <text:p>224170</text:p>
          </table:table-cell>
          <table:table-cell office:value-type="string" calcext:value-type="string">
            <text:p>CRISTIELE CAVALCANTI DOLFI</text:p>
          </table:table-cell>
          <table:table-cell office:value-type="string" calcext:value-type="string">
            <text:p>38328523876</text:p>
          </table:table-cell>
          <table:table-cell table:formula="of:=INDEX([$Copart.$A$1:$Copart.$D$1048576];MATCH([.$B681];[$Copart.$B$1:$Copart.$B$1048576];0);MATCH([.D$1];[$Copart.$A$1:$Copart.$D$1];0))" office:value-type="float" office:value="319.93" calcext:value-type="float">
            <text:p>319,93</text:p>
          </table:table-cell>
        </table:table-row>
        <table:table-row table:style-name="ro1">
          <table:table-cell office:value-type="string" calcext:value-type="string">
            <text:p>282901</text:p>
          </table:table-cell>
          <table:table-cell office:value-type="string" calcext:value-type="string">
            <text:p>ROSELAINE MARIA CORREA</text:p>
          </table:table-cell>
          <table:table-cell office:value-type="string" calcext:value-type="string">
            <text:p>29546274844</text:p>
          </table:table-cell>
          <table:table-cell table:formula="of:=INDEX([$Copart.$A$1:$Copart.$D$1048576];MATCH([.$B682];[$Copart.$B$1:$Copart.$B$1048576];0);MATCH([.D$1];[$Copart.$A$1:$Copart.$D$1];0))" office:value-type="float" office:value="321.4" calcext:value-type="float">
            <text:p>321,4</text:p>
          </table:table-cell>
        </table:table-row>
        <table:table-row table:style-name="ro1">
          <table:table-cell office:value-type="string" calcext:value-type="string">
            <text:p>182235</text:p>
          </table:table-cell>
          <table:table-cell office:value-type="string" calcext:value-type="string">
            <text:p>ERIKA SEMMLER DE CAMPOS SILVA</text:p>
          </table:table-cell>
          <table:table-cell office:value-type="string" calcext:value-type="string">
            <text:p>29216058803</text:p>
          </table:table-cell>
          <table:table-cell table:formula="of:=INDEX([$Copart.$A$1:$Copart.$D$1048576];MATCH([.$B683];[$Copart.$B$1:$Copart.$B$1048576];0);MATCH([.D$1];[$Copart.$A$1:$Copart.$D$1];0))" office:value-type="float" office:value="324.75" calcext:value-type="float">
            <text:p>324,75</text:p>
          </table:table-cell>
        </table:table-row>
        <table:table-row table:style-name="ro1">
          <table:table-cell office:value-type="string" calcext:value-type="string">
            <text:p>190173</text:p>
          </table:table-cell>
          <table:table-cell office:value-type="string" calcext:value-type="string">
            <text:p>ARIOVALDO ROGERIO MODA</text:p>
          </table:table-cell>
          <table:table-cell office:value-type="string" calcext:value-type="string">
            <text:p>02806109809</text:p>
          </table:table-cell>
          <table:table-cell table:formula="of:=INDEX([$Copart.$A$1:$Copart.$D$1048576];MATCH([.$B684];[$Copart.$B$1:$Copart.$B$1048576];0);MATCH([.D$1];[$Copart.$A$1:$Copart.$D$1];0))" office:value-type="float" office:value="326.96" calcext:value-type="float">
            <text:p>326,96</text:p>
          </table:table-cell>
        </table:table-row>
        <table:table-row table:style-name="ro1">
          <table:table-cell office:value-type="string" calcext:value-type="string">
            <text:p>183858</text:p>
          </table:table-cell>
          <table:table-cell office:value-type="string" calcext:value-type="string">
            <text:p>GISELDA DURACENKO RAMOS</text:p>
          </table:table-cell>
          <table:table-cell office:value-type="string" calcext:value-type="string">
            <text:p>21553895827</text:p>
          </table:table-cell>
          <table:table-cell table:formula="of:=INDEX([$Copart.$A$1:$Copart.$D$1048576];MATCH([.$B685];[$Copart.$B$1:$Copart.$B$1048576];0);MATCH([.D$1];[$Copart.$A$1:$Copart.$D$1];0))" office:value-type="float" office:value="331.11" calcext:value-type="float">
            <text:p>331,11</text:p>
          </table:table-cell>
        </table:table-row>
        <table:table-row table:style-name="ro1">
          <table:table-cell office:value-type="string" calcext:value-type="string">
            <text:p>207322</text:p>
          </table:table-cell>
          <table:table-cell office:value-type="string" calcext:value-type="string">
            <text:p>ROSELI APARECIDA PIZELLI MASCARIN</text:p>
          </table:table-cell>
          <table:table-cell office:value-type="string" calcext:value-type="string">
            <text:p>01623734819</text:p>
          </table:table-cell>
          <table:table-cell table:formula="of:=INDEX([$Copart.$A$1:$Copart.$D$1048576];MATCH([.$B686];[$Copart.$B$1:$Copart.$B$1048576];0);MATCH([.D$1];[$Copart.$A$1:$Copart.$D$1];0))" office:value-type="float" office:value="331.63" calcext:value-type="float">
            <text:p>331,63</text:p>
          </table:table-cell>
        </table:table-row>
        <table:table-row table:style-name="ro1">
          <table:table-cell office:value-type="string" calcext:value-type="string">
            <text:p>266523</text:p>
          </table:table-cell>
          <table:table-cell office:value-type="string" calcext:value-type="string">
            <text:p>IVANILDA BORBA DA SILVA KOMATSU</text:p>
          </table:table-cell>
          <table:table-cell office:value-type="string" calcext:value-type="string">
            <text:p>25624890478</text:p>
          </table:table-cell>
          <table:table-cell table:formula="of:=INDEX([$Copart.$A$1:$Copart.$D$1048576];MATCH([.$B687];[$Copart.$B$1:$Copart.$B$1048576];0);MATCH([.D$1];[$Copart.$A$1:$Copart.$D$1];0))" office:value-type="float" office:value="340.25" calcext:value-type="float">
            <text:p>340,25</text:p>
          </table:table-cell>
        </table:table-row>
        <table:table-row table:style-name="ro1">
          <table:table-cell office:value-type="string" calcext:value-type="string">
            <text:p>166713</text:p>
          </table:table-cell>
          <table:table-cell office:value-type="string" calcext:value-type="string">
            <text:p>ALESSANDRA HELENA FERREIRA HERLING</text:p>
          </table:table-cell>
          <table:table-cell office:value-type="string" calcext:value-type="string">
            <text:p>30187282897</text:p>
          </table:table-cell>
          <table:table-cell table:formula="of:=INDEX([$Copart.$A$1:$Copart.$D$1048576];MATCH([.$B688];[$Copart.$B$1:$Copart.$B$1048576];0);MATCH([.D$1];[$Copart.$A$1:$Copart.$D$1];0))" office:value-type="float" office:value="340.48" calcext:value-type="float">
            <text:p>340,48</text:p>
          </table:table-cell>
        </table:table-row>
        <table:table-row table:style-name="ro1">
          <table:table-cell office:value-type="string" calcext:value-type="string">
            <text:p>154622</text:p>
          </table:table-cell>
          <table:table-cell office:value-type="string" calcext:value-type="string">
            <text:p>CARLA CRISTINA SILVA CASTORINO</text:p>
          </table:table-cell>
          <table:table-cell office:value-type="string" calcext:value-type="string">
            <text:p>16152663806</text:p>
          </table:table-cell>
          <table:table-cell table:formula="of:=INDEX([$Copart.$A$1:$Copart.$D$1048576];MATCH([.$B689];[$Copart.$B$1:$Copart.$B$1048576];0);MATCH([.D$1];[$Copart.$A$1:$Copart.$D$1];0))" office:value-type="float" office:value="341.05" calcext:value-type="float">
            <text:p>341,05</text:p>
          </table:table-cell>
        </table:table-row>
        <table:table-row table:style-name="ro1">
          <table:table-cell office:value-type="string" calcext:value-type="string">
            <text:p>143576</text:p>
          </table:table-cell>
          <table:table-cell office:value-type="string" calcext:value-type="string">
            <text:p>MICHELE SILVEIRA</text:p>
          </table:table-cell>
          <table:table-cell office:value-type="string" calcext:value-type="string">
            <text:p>25974576802</text:p>
          </table:table-cell>
          <table:table-cell table:formula="of:=INDEX([$Copart.$A$1:$Copart.$D$1048576];MATCH([.$B690];[$Copart.$B$1:$Copart.$B$1048576];0);MATCH([.D$1];[$Copart.$A$1:$Copart.$D$1];0))" office:value-type="float" office:value="344.45" calcext:value-type="float">
            <text:p>344,45</text:p>
          </table:table-cell>
        </table:table-row>
        <table:table-row table:style-name="ro1">
          <table:table-cell office:value-type="string" calcext:value-type="string">
            <text:p>138828</text:p>
          </table:table-cell>
          <table:table-cell office:value-type="string" calcext:value-type="string">
            <text:p>ALEXANDRE BRAIDOTTI VERDI</text:p>
          </table:table-cell>
          <table:table-cell office:value-type="string" calcext:value-type="string">
            <text:p>17564791861</text:p>
          </table:table-cell>
          <table:table-cell table:formula="of:=INDEX([$Copart.$A$1:$Copart.$D$1048576];MATCH([.$B691];[$Copart.$B$1:$Copart.$B$1048576];0);MATCH([.D$1];[$Copart.$A$1:$Copart.$D$1];0)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18405</text:p>
          </table:table-cell>
          <table:table-cell office:value-type="string" calcext:value-type="string">
            <text:p>MARIA APARECIDA DE FARIAS</text:p>
          </table:table-cell>
          <table:table-cell office:value-type="string" calcext:value-type="string">
            <text:p>10763553824</text:p>
          </table:table-cell>
          <table:table-cell table:formula="of:=INDEX([$Copart.$A$1:$Copart.$D$1048576];MATCH([.$B692];[$Copart.$B$1:$Copart.$B$1048576];0);MATCH([.D$1];[$Copart.$A$1:$Copart.$D$1];0))" office:value-type="float" office:value="350.31" calcext:value-type="float">
            <text:p>350,31</text:p>
          </table:table-cell>
        </table:table-row>
        <table:table-row table:style-name="ro1">
          <table:table-cell office:value-type="string" calcext:value-type="string">
            <text:p>246999</text:p>
          </table:table-cell>
          <table:table-cell office:value-type="string" calcext:value-type="string">
            <text:p>LIVIA AMARAL BEZERRA</text:p>
          </table:table-cell>
          <table:table-cell office:value-type="string" calcext:value-type="string">
            <text:p>00594161142</text:p>
          </table:table-cell>
          <table:table-cell table:formula="of:=INDEX([$Copart.$A$1:$Copart.$D$1048576];MATCH([.$B693];[$Copart.$B$1:$Copart.$B$1048576];0);MATCH([.D$1];[$Copart.$A$1:$Copart.$D$1];0))" office:value-type="float" office:value="351.38" calcext:value-type="float">
            <text:p>351,38</text:p>
          </table:table-cell>
        </table:table-row>
        <table:table-row table:style-name="ro1">
          <table:table-cell office:value-type="string" calcext:value-type="string">
            <text:p>249858</text:p>
          </table:table-cell>
          <table:table-cell office:value-type="string" calcext:value-type="string">
            <text:p>PAULO HENRIQUE GUARDA</text:p>
          </table:table-cell>
          <table:table-cell office:value-type="string" calcext:value-type="string">
            <text:p>11457356813</text:p>
          </table:table-cell>
          <table:table-cell table:formula="of:=INDEX([$Copart.$A$1:$Copart.$D$1048576];MATCH([.$B694];[$Copart.$B$1:$Copart.$B$1048576];0);MATCH([.D$1];[$Copart.$A$1:$Copart.$D$1];0))" office:value-type="float" office:value="352.75" calcext:value-type="float">
            <text:p>352,75</text:p>
          </table:table-cell>
        </table:table-row>
        <table:table-row table:style-name="ro1">
          <table:table-cell office:value-type="string" calcext:value-type="string">
            <text:p>127358</text:p>
          </table:table-cell>
          <table:table-cell office:value-type="string" calcext:value-type="string">
            <text:p>ELIANE GRANDINO GIMENES</text:p>
          </table:table-cell>
          <table:table-cell office:value-type="string" calcext:value-type="string">
            <text:p>26593461865</text:p>
          </table:table-cell>
          <table:table-cell table:formula="of:=INDEX([$Copart.$A$1:$Copart.$D$1048576];MATCH([.$B695];[$Copart.$B$1:$Copart.$B$1048576];0);MATCH([.D$1];[$Copart.$A$1:$Copart.$D$1];0))" office:value-type="float" office:value="352.81" calcext:value-type="float">
            <text:p>352,81</text:p>
          </table:table-cell>
        </table:table-row>
        <table:table-row table:style-name="ro1">
          <table:table-cell office:value-type="string" calcext:value-type="string">
            <text:p>175187</text:p>
          </table:table-cell>
          <table:table-cell office:value-type="string" calcext:value-type="string">
            <text:p>ELINEIA GONCALVES DIAS DA SILVA</text:p>
          </table:table-cell>
          <table:table-cell office:value-type="string" calcext:value-type="string">
            <text:p>17089130843</text:p>
          </table:table-cell>
          <table:table-cell table:formula="of:=INDEX([$Copart.$A$1:$Copart.$D$1048576];MATCH([.$B696];[$Copart.$B$1:$Copart.$B$1048576];0);MATCH([.D$1];[$Copart.$A$1:$Copart.$D$1];0))" office:value-type="float" office:value="362.07" calcext:value-type="float">
            <text:p>362,07</text:p>
          </table:table-cell>
        </table:table-row>
        <table:table-row table:style-name="ro1">
          <table:table-cell office:value-type="string" calcext:value-type="string">
            <text:p>231614</text:p>
          </table:table-cell>
          <table:table-cell office:value-type="string" calcext:value-type="string">
            <text:p>JOSE ROBERTO ALEXANDRE</text:p>
          </table:table-cell>
          <table:table-cell office:value-type="string" calcext:value-type="string">
            <text:p>96451050806</text:p>
          </table:table-cell>
          <table:table-cell table:formula="of:=INDEX([$Copart.$A$1:$Copart.$D$1048576];MATCH([.$B697];[$Copart.$B$1:$Copart.$B$1048576];0);MATCH([.D$1];[$Copart.$A$1:$Copart.$D$1];0))" office:value-type="float" office:value="365.05" calcext:value-type="float">
            <text:p>365,05</text:p>
          </table:table-cell>
        </table:table-row>
        <table:table-row table:style-name="ro1">
          <table:table-cell office:value-type="string" calcext:value-type="string">
            <text:p>249220</text:p>
          </table:table-cell>
          <table:table-cell office:value-type="string" calcext:value-type="string">
            <text:p>WELLINGTON RODRIGUES BONAMI</text:p>
          </table:table-cell>
          <table:table-cell office:value-type="string" calcext:value-type="string">
            <text:p>37767481840</text:p>
          </table:table-cell>
          <table:table-cell table:formula="of:=INDEX([$Copart.$A$1:$Copart.$D$1048576];MATCH([.$B698];[$Copart.$B$1:$Copart.$B$1048576];0);MATCH([.D$1];[$Copart.$A$1:$Copart.$D$1];0))" office:value-type="float" office:value="366.82" calcext:value-type="float">
            <text:p>366,82</text:p>
          </table:table-cell>
        </table:table-row>
        <table:table-row table:style-name="ro1">
          <table:table-cell office:value-type="string" calcext:value-type="string">
            <text:p>121124</text:p>
          </table:table-cell>
          <table:table-cell office:value-type="string" calcext:value-type="string">
            <text:p>MARIA DRESSANO</text:p>
          </table:table-cell>
          <table:table-cell office:value-type="string" calcext:value-type="string">
            <text:p>12360393863</text:p>
          </table:table-cell>
          <table:table-cell table:formula="of:=INDEX([$Copart.$A$1:$Copart.$D$1048576];MATCH([.$B699];[$Copart.$B$1:$Copart.$B$1048576];0);MATCH([.D$1];[$Copart.$A$1:$Copart.$D$1];0))" office:value-type="float" office:value="370.27" calcext:value-type="float">
            <text:p>370,27</text:p>
          </table:table-cell>
        </table:table-row>
        <table:table-row table:style-name="ro1">
          <table:table-cell office:value-type="string" calcext:value-type="string">
            <text:p>212164</text:p>
          </table:table-cell>
          <table:table-cell office:value-type="string" calcext:value-type="string">
            <text:p>ESTELA MARIA DA COSTA PINTO</text:p>
          </table:table-cell>
          <table:table-cell office:value-type="string" calcext:value-type="string">
            <text:p>28152334871</text:p>
          </table:table-cell>
          <table:table-cell table:formula="of:=INDEX([$Copart.$A$1:$Copart.$D$1048576];MATCH([.$B700];[$Copart.$B$1:$Copart.$B$1048576];0);MATCH([.D$1];[$Copart.$A$1:$Copart.$D$1];0))" office:value-type="float" office:value="370.39" calcext:value-type="float">
            <text:p>370,39</text:p>
          </table:table-cell>
        </table:table-row>
        <table:table-row table:style-name="ro1">
          <table:table-cell office:value-type="string" calcext:value-type="string">
            <text:p>130559</text:p>
          </table:table-cell>
          <table:table-cell office:value-type="string" calcext:value-type="string">
            <text:p>PATRICIA DE SOUZA SANTOS</text:p>
          </table:table-cell>
          <table:table-cell office:value-type="string" calcext:value-type="string">
            <text:p>19692314839</text:p>
          </table:table-cell>
          <table:table-cell table:formula="of:=INDEX([$Copart.$A$1:$Copart.$D$1048576];MATCH([.$B701];[$Copart.$B$1:$Copart.$B$1048576];0);MATCH([.D$1];[$Copart.$A$1:$Copart.$D$1];0))" office:value-type="float" office:value="394.04" calcext:value-type="float">
            <text:p>394,04</text:p>
          </table:table-cell>
        </table:table-row>
        <table:table-row table:style-name="ro1">
          <table:table-cell office:value-type="string" calcext:value-type="string">
            <text:p>204668</text:p>
          </table:table-cell>
          <table:table-cell office:value-type="string" calcext:value-type="string">
            <text:p>ALINE DE SOUZA BARROS FISCHER</text:p>
          </table:table-cell>
          <table:table-cell office:value-type="string" calcext:value-type="string">
            <text:p>31154346854</text:p>
          </table:table-cell>
          <table:table-cell table:formula="of:=INDEX([$Copart.$A$1:$Copart.$D$1048576];MATCH([.$B702];[$Copart.$B$1:$Copart.$B$1048576];0);MATCH([.D$1];[$Copart.$A$1:$Copart.$D$1];0))" office:value-type="float" office:value="403.4" calcext:value-type="float">
            <text:p>403,4</text:p>
          </table:table-cell>
        </table:table-row>
        <table:table-row table:style-name="ro1">
          <table:table-cell office:value-type="string" calcext:value-type="string">
            <text:p>216356</text:p>
          </table:table-cell>
          <table:table-cell office:value-type="string" calcext:value-type="string">
            <text:p>TANIA REGINA DE MORAES MAXIMO</text:p>
          </table:table-cell>
          <table:table-cell office:value-type="string" calcext:value-type="string">
            <text:p>16803722899</text:p>
          </table:table-cell>
          <table:table-cell table:formula="of:=INDEX([$Copart.$A$1:$Copart.$D$1048576];MATCH([.$B703];[$Copart.$B$1:$Copart.$B$1048576];0);MATCH([.D$1];[$Copart.$A$1:$Copart.$D$1];0))" office:value-type="float" office:value="404.78" calcext:value-type="float">
            <text:p>404,78</text:p>
          </table:table-cell>
        </table:table-row>
        <table:table-row table:style-name="ro1">
          <table:table-cell office:value-type="string" calcext:value-type="string">
            <text:p>281174</text:p>
          </table:table-cell>
          <table:table-cell office:value-type="string" calcext:value-type="string">
            <text:p>YARA LANNA FERREIRA DA SILVA</text:p>
          </table:table-cell>
          <table:table-cell office:value-type="string" calcext:value-type="string">
            <text:p>73549339100</text:p>
          </table:table-cell>
          <table:table-cell table:formula="of:=INDEX([$Copart.$A$1:$Copart.$D$1048576];MATCH([.$B704];[$Copart.$B$1:$Copart.$B$1048576];0);MATCH([.D$1];[$Copart.$A$1:$Copart.$D$1];0))" office:value-type="float" office:value="408.21" calcext:value-type="float">
            <text:p>408,21</text:p>
          </table:table-cell>
        </table:table-row>
        <table:table-row table:style-name="ro1">
          <table:table-cell office:value-type="string" calcext:value-type="string">
            <text:p>192197</text:p>
          </table:table-cell>
          <table:table-cell office:value-type="string" calcext:value-type="string">
            <text:p>TAIS DE LIMA PRUDENTE</text:p>
          </table:table-cell>
          <table:table-cell office:value-type="string" calcext:value-type="string">
            <text:p>10406946752</text:p>
          </table:table-cell>
          <table:table-cell table:formula="of:=INDEX([$Copart.$A$1:$Copart.$D$1048576];MATCH([.$B705];[$Copart.$B$1:$Copart.$B$1048576];0);MATCH([.D$1];[$Copart.$A$1:$Copart.$D$1];0))" office:value-type="float" office:value="423.54" calcext:value-type="float">
            <text:p>423,54</text:p>
          </table:table-cell>
        </table:table-row>
        <table:table-row table:style-name="ro1">
          <table:table-cell office:value-type="string" calcext:value-type="string">
            <text:p>273244</text:p>
          </table:table-cell>
          <table:table-cell office:value-type="string" calcext:value-type="string">
            <text:p>ANA LUCIA JUNQUE NARDI</text:p>
          </table:table-cell>
          <table:table-cell office:value-type="string" calcext:value-type="string">
            <text:p>36691066855</text:p>
          </table:table-cell>
          <table:table-cell table:formula="of:=INDEX([$Copart.$A$1:$Copart.$D$1048576];MATCH([.$B706];[$Copart.$B$1:$Copart.$B$1048576];0);MATCH([.D$1];[$Copart.$A$1:$Copart.$D$1];0))" office:value-type="float" office:value="440.96" calcext:value-type="float">
            <text:p>440,96</text:p>
          </table:table-cell>
        </table:table-row>
        <table:table-row table:style-name="ro1">
          <table:table-cell office:value-type="string" calcext:value-type="string">
            <text:p>167403</text:p>
          </table:table-cell>
          <table:table-cell office:value-type="string" calcext:value-type="string">
            <text:p>SILVIA MARIA BATOCCHIO</text:p>
          </table:table-cell>
          <table:table-cell office:value-type="string" calcext:value-type="string">
            <text:p>11620705877</text:p>
          </table:table-cell>
          <table:table-cell table:formula="of:=INDEX([$Copart.$A$1:$Copart.$D$1048576];MATCH([.$B707];[$Copart.$B$1:$Copart.$B$1048576];0);MATCH([.D$1];[$Copart.$A$1:$Copart.$D$1];0))" office:value-type="float" office:value="452.92" calcext:value-type="float">
            <text:p>452,92</text:p>
          </table:table-cell>
        </table:table-row>
        <table:table-row table:style-name="ro1">
          <table:table-cell office:value-type="string" calcext:value-type="string">
            <text:p>244171</text:p>
          </table:table-cell>
          <table:table-cell office:value-type="string" calcext:value-type="string">
            <text:p>MARCIA SANCHES WIEGE MARTINS</text:p>
          </table:table-cell>
          <table:table-cell office:value-type="string" calcext:value-type="string">
            <text:p>07874858883</text:p>
          </table:table-cell>
          <table:table-cell table:formula="of:=INDEX([$Copart.$A$1:$Copart.$D$1048576];MATCH([.$B708];[$Copart.$B$1:$Copart.$B$1048576];0);MATCH([.D$1];[$Copart.$A$1:$Copart.$D$1];0))" office:value-type="float" office:value="478.4" calcext:value-type="float">
            <text:p>478,4</text:p>
          </table:table-cell>
        </table:table-row>
        <table:table-row table:style-name="ro1">
          <table:table-cell office:value-type="string" calcext:value-type="string">
            <text:p>106256</text:p>
          </table:table-cell>
          <table:table-cell office:value-type="string" calcext:value-type="string">
            <text:p>NARZI ALVES NOVAES</text:p>
          </table:table-cell>
          <table:table-cell office:value-type="string" calcext:value-type="string">
            <text:p>96632941834</text:p>
          </table:table-cell>
          <table:table-cell table:formula="of:=INDEX([$Copart.$A$1:$Copart.$D$1048576];MATCH([.$B709];[$Copart.$B$1:$Copart.$B$1048576];0);MATCH([.D$1];[$Copart.$A$1:$Copart.$D$1];0))" office:value-type="float" office:value="490.81" calcext:value-type="float">
            <text:p>490,81</text:p>
          </table:table-cell>
        </table:table-row>
        <table:table-row table:style-name="ro1">
          <table:table-cell office:value-type="string" calcext:value-type="string">
            <text:p>178768</text:p>
          </table:table-cell>
          <table:table-cell office:value-type="string" calcext:value-type="string">
            <text:p>JOSE DE ARIMATEIA SILVA JUNIOR</text:p>
          </table:table-cell>
          <table:table-cell office:value-type="string" calcext:value-type="string">
            <text:p>26062308845</text:p>
          </table:table-cell>
          <table:table-cell table:formula="of:=INDEX([$Copart.$A$1:$Copart.$D$1048576];MATCH([.$B710];[$Copart.$B$1:$Copart.$B$1048576];0);MATCH([.D$1];[$Copart.$A$1:$Copart.$D$1];0))" office:value-type="float" office:value="596.2" calcext:value-type="float">
            <text:p>596,2</text:p>
          </table:table-cell>
        </table:table-row>
        <table:table-row table:style-name="ro1">
          <table:table-cell office:value-type="string" calcext:value-type="string">
            <text:p>213004</text:p>
          </table:table-cell>
          <table:table-cell office:value-type="string" calcext:value-type="string">
            <text:p>LUCIANA DE OLIVEIRA</text:p>
          </table:table-cell>
          <table:table-cell office:value-type="string" calcext:value-type="string">
            <text:p>06282624851</text:p>
          </table:table-cell>
          <table:table-cell table:formula="of:=INDEX([$Copart.$A$1:$Copart.$D$1048576];MATCH([.$B711];[$Copart.$B$1:$Copart.$B$1048576];0);MATCH([.D$1];[$Copart.$A$1:$Copart.$D$1];0))" office:value-type="float" office:value="625.74" calcext:value-type="float">
            <text:p>625,74</text:p>
          </table:table-cell>
        </table:table-row>
        <table:table-row table:style-name="ro1">
          <table:table-cell office:value-type="string" calcext:value-type="string">
            <text:p>197711</text:p>
          </table:table-cell>
          <table:table-cell office:value-type="string" calcext:value-type="string">
            <text:p>EDSON LUIZ DE OLIVEIRA</text:p>
          </table:table-cell>
          <table:table-cell office:value-type="string" calcext:value-type="string">
            <text:p>12667328884</text:p>
          </table:table-cell>
          <table:table-cell table:formula="of:=INDEX([$Copart.$A$1:$Copart.$D$1048576];MATCH([.$B712];[$Copart.$B$1:$Copart.$B$1048576];0);MATCH([.D$1];[$Copart.$A$1:$Copart.$D$1];0))" office:value-type="float" office:value="1987.75" calcext:value-type="float">
            <text:p>1987,75</text:p>
          </table:table-cell>
        </table:table-row>
        <table:table-row table:style-name="ro1">
          <table:table-cell office:value-type="float" office:value="193779" calcext:value-type="float">
            <text:p>193779</text:p>
          </table:table-cell>
          <table:table-cell office:value-type="string" calcext:value-type="string">
            <text:p>AUREA OSCARLINA CHISSINI SARTO</text:p>
          </table:table-cell>
          <table:table-cell office:value-type="string" calcext:value-type="string">
            <text:p>24866769882</text:p>
          </table:table-cell>
          <table:table-cell table:formula="of:=INDEX([$Copart.$A$1:$Copart.$D$1048576];MATCH([.$B7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292079" calcext:value-type="float">
            <text:p>292079</text:p>
          </table:table-cell>
          <table:table-cell office:value-type="string" calcext:value-type="string">
            <text:p>NATANAEL DOS SANTOS CESAR</text:p>
          </table:table-cell>
          <table:table-cell office:value-type="string" calcext:value-type="string">
            <text:p>46290707884</text:p>
          </table:table-cell>
          <table:table-cell table:formula="of:=INDEX([$Copart.$A$1:$Copart.$D$1048576];MATCH([.$B7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ARLOS ALBERTO PICCOLI</text:p>
          </table:table-cell>
          <table:table-cell office:value-type="string" calcext:value-type="string">
            <text:p>01721725865</text:p>
          </table:table-cell>
          <table:table-cell table:formula="of:=INDEX([$Copart.$A$1:$Copart.$D$1048576];MATCH([.$B7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ELMA MARIA SERAFIM DE MORAES</text:p>
          </table:table-cell>
          <table:table-cell office:value-type="string" calcext:value-type="string">
            <text:p>06487973840</text:p>
          </table:table-cell>
          <table:table-cell table:formula="of:=INDEX([$Copart.$A$1:$Copart.$D$1048576];MATCH([.$B7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RCIA REGINA GIL DALLA VILLA</text:p>
          </table:table-cell>
          <table:table-cell office:value-type="string" calcext:value-type="string">
            <text:p>22341450822</text:p>
          </table:table-cell>
          <table:table-cell table:formula="of:=INDEX([$Copart.$A$1:$Copart.$D$1048576];MATCH([.$B7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SUARIO EVENTUAL</text:p>
          </table:table-cell>
          <table:table-cell office:value-type="string" calcext:value-type="string">
            <text:p>23516813717</text:p>
          </table:table-cell>
          <table:table-cell table:formula="of:=INDEX([$Copart.$A$1:$Copart.$D$1048576];MATCH([.$B7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068405</text:p>
          </table:table-cell>
          <table:table-cell office:value-type="string" calcext:value-type="string">
            <text:p>JOAO BATISTA LOPES</text:p>
          </table:table-cell>
          <table:table-cell office:value-type="string" calcext:value-type="string">
            <text:p>01592868835</text:p>
          </table:table-cell>
          <table:table-cell table:formula="of:=INDEX([$Copart.$A$1:$Copart.$D$1048576];MATCH([.$B7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079277</text:p>
          </table:table-cell>
          <table:table-cell office:value-type="string" calcext:value-type="string">
            <text:p>LEILA RACHEL DE LIMA MATHEUS</text:p>
          </table:table-cell>
          <table:table-cell office:value-type="string" calcext:value-type="string">
            <text:p>11526232812</text:p>
          </table:table-cell>
          <table:table-cell table:formula="of:=INDEX([$Copart.$A$1:$Copart.$D$1048576];MATCH([.$B7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0682</text:p>
          </table:table-cell>
          <table:table-cell office:value-type="string" calcext:value-type="string">
            <text:p>ANTONIO NADIR RODRIGUES</text:p>
          </table:table-cell>
          <table:table-cell office:value-type="string" calcext:value-type="string">
            <text:p>77502027815</text:p>
          </table:table-cell>
          <table:table-cell table:formula="of:=INDEX([$Copart.$A$1:$Copart.$D$1048576];MATCH([.$B7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0743</text:p>
          </table:table-cell>
          <table:table-cell office:value-type="string" calcext:value-type="string">
            <text:p>LUCIANA ROVINA CASTILHA</text:p>
          </table:table-cell>
          <table:table-cell office:value-type="string" calcext:value-type="string">
            <text:p>15477486805</text:p>
          </table:table-cell>
          <table:table-cell table:formula="of:=INDEX([$Copart.$A$1:$Copart.$D$1048576];MATCH([.$B7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0939</text:p>
          </table:table-cell>
          <table:table-cell office:value-type="string" calcext:value-type="string">
            <text:p>JOAO PAULINO</text:p>
          </table:table-cell>
          <table:table-cell office:value-type="string" calcext:value-type="string">
            <text:p>06291229897</text:p>
          </table:table-cell>
          <table:table-cell table:formula="of:=INDEX([$Copart.$A$1:$Copart.$D$1048576];MATCH([.$B7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1433</text:p>
          </table:table-cell>
          <table:table-cell office:value-type="string" calcext:value-type="string">
            <text:p>MARCOS ANTONIO DOS SANTOS</text:p>
          </table:table-cell>
          <table:table-cell office:value-type="string" calcext:value-type="string">
            <text:p>15473695825</text:p>
          </table:table-cell>
          <table:table-cell table:formula="of:=INDEX([$Copart.$A$1:$Copart.$D$1048576];MATCH([.$B7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1604</text:p>
          </table:table-cell>
          <table:table-cell office:value-type="string" calcext:value-type="string">
            <text:p>JOAO ERASMO DE OLIVEIRA E SILVA</text:p>
          </table:table-cell>
          <table:table-cell office:value-type="string" calcext:value-type="string">
            <text:p>09595555878</text:p>
          </table:table-cell>
          <table:table-cell table:formula="of:=INDEX([$Copart.$A$1:$Copart.$D$1048576];MATCH([.$B7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1808</text:p>
          </table:table-cell>
          <table:table-cell office:value-type="string" calcext:value-type="string">
            <text:p>LUIS ALBERTO MAZZERO</text:p>
          </table:table-cell>
          <table:table-cell office:value-type="string" calcext:value-type="string">
            <text:p>12703781806</text:p>
          </table:table-cell>
          <table:table-cell table:formula="of:=INDEX([$Copart.$A$1:$Copart.$D$1048576];MATCH([.$B7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1873</text:p>
          </table:table-cell>
          <table:table-cell office:value-type="string" calcext:value-type="string">
            <text:p>MARIO EDSON FERRAREZI</text:p>
          </table:table-cell>
          <table:table-cell office:value-type="string" calcext:value-type="string">
            <text:p>16803089800</text:p>
          </table:table-cell>
          <table:table-cell table:formula="of:=INDEX([$Copart.$A$1:$Copart.$D$1048576];MATCH([.$B7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3432</text:p>
          </table:table-cell>
          <table:table-cell office:value-type="string" calcext:value-type="string">
            <text:p>LUIS ANTONIO APARECIDO DONIZETI DA SILVA</text:p>
          </table:table-cell>
          <table:table-cell office:value-type="string" calcext:value-type="string">
            <text:p>82237131872</text:p>
          </table:table-cell>
          <table:table-cell table:formula="of:=INDEX([$Copart.$A$1:$Copart.$D$1048576];MATCH([.$B7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4086</text:p>
          </table:table-cell>
          <table:table-cell office:value-type="string" calcext:value-type="string">
            <text:p>DIMAS APARECIDO VITTI</text:p>
          </table:table-cell>
          <table:table-cell office:value-type="string" calcext:value-type="string">
            <text:p>04137190810</text:p>
          </table:table-cell>
          <table:table-cell table:formula="of:=INDEX([$Copart.$A$1:$Copart.$D$1048576];MATCH([.$B7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4986</text:p>
          </table:table-cell>
          <table:table-cell office:value-type="string" calcext:value-type="string">
            <text:p>OLAIR MACHADO</text:p>
          </table:table-cell>
          <table:table-cell office:value-type="string" calcext:value-type="string">
            <text:p>04057729801</text:p>
          </table:table-cell>
          <table:table-cell table:formula="of:=INDEX([$Copart.$A$1:$Copart.$D$1048576];MATCH([.$B7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5032</text:p>
          </table:table-cell>
          <table:table-cell office:value-type="string" calcext:value-type="string">
            <text:p>RENATO DONIZETE SAMPAIO</text:p>
          </table:table-cell>
          <table:table-cell office:value-type="string" calcext:value-type="string">
            <text:p>30878934987</text:p>
          </table:table-cell>
          <table:table-cell table:formula="of:=INDEX([$Copart.$A$1:$Copart.$D$1048576];MATCH([.$B7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5533</text:p>
          </table:table-cell>
          <table:table-cell office:value-type="string" calcext:value-type="string">
            <text:p>CLOVIS CARMEZINI</text:p>
          </table:table-cell>
          <table:table-cell office:value-type="string" calcext:value-type="string">
            <text:p>03701661839</text:p>
          </table:table-cell>
          <table:table-cell table:formula="of:=INDEX([$Copart.$A$1:$Copart.$D$1048576];MATCH([.$B7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5599</text:p>
          </table:table-cell>
          <table:table-cell office:value-type="string" calcext:value-type="string">
            <text:p>EDVAN ALVES DA SILVA</text:p>
          </table:table-cell>
          <table:table-cell office:value-type="string" calcext:value-type="string">
            <text:p>09588692865</text:p>
          </table:table-cell>
          <table:table-cell table:formula="of:=INDEX([$Copart.$A$1:$Copart.$D$1048576];MATCH([.$B7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5981</text:p>
          </table:table-cell>
          <table:table-cell office:value-type="string" calcext:value-type="string">
            <text:p>CLAUDIO JOSE VALVERDE OCANHA</text:p>
          </table:table-cell>
          <table:table-cell office:value-type="string" calcext:value-type="string">
            <text:p>11546152865</text:p>
          </table:table-cell>
          <table:table-cell table:formula="of:=INDEX([$Copart.$A$1:$Copart.$D$1048576];MATCH([.$B7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6028</text:p>
          </table:table-cell>
          <table:table-cell office:value-type="string" calcext:value-type="string">
            <text:p>EVERTON FERREIRA DE JESUS</text:p>
          </table:table-cell>
          <table:table-cell office:value-type="string" calcext:value-type="string">
            <text:p>09601860851</text:p>
          </table:table-cell>
          <table:table-cell table:formula="of:=INDEX([$Copart.$A$1:$Copart.$D$1048576];MATCH([.$B7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6724</text:p>
          </table:table-cell>
          <table:table-cell office:value-type="string" calcext:value-type="string">
            <text:p>LAURO NILTON PIRES CARDOZO</text:p>
          </table:table-cell>
          <table:table-cell office:value-type="string" calcext:value-type="string">
            <text:p>12377231837</text:p>
          </table:table-cell>
          <table:table-cell table:formula="of:=INDEX([$Copart.$A$1:$Copart.$D$1048576];MATCH([.$B7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6798</text:p>
          </table:table-cell>
          <table:table-cell office:value-type="string" calcext:value-type="string">
            <text:p>LUIS GUSTAVO SOLEDADE</text:p>
          </table:table-cell>
          <table:table-cell office:value-type="string" calcext:value-type="string">
            <text:p>10174556861</text:p>
          </table:table-cell>
          <table:table-cell table:formula="of:=INDEX([$Copart.$A$1:$Copart.$D$1048576];MATCH([.$B7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6911</text:p>
          </table:table-cell>
          <table:table-cell office:value-type="string" calcext:value-type="string">
            <text:p>OTAMIL RAMOS SABARA</text:p>
          </table:table-cell>
          <table:table-cell office:value-type="string" calcext:value-type="string">
            <text:p>02461085846</text:p>
          </table:table-cell>
          <table:table-cell table:formula="of:=INDEX([$Copart.$A$1:$Copart.$D$1048576];MATCH([.$B7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7089</text:p>
          </table:table-cell>
          <table:table-cell office:value-type="string" calcext:value-type="string">
            <text:p>MARCIO JOSE DE CAMPOS</text:p>
          </table:table-cell>
          <table:table-cell office:value-type="string" calcext:value-type="string">
            <text:p>11549339893</text:p>
          </table:table-cell>
          <table:table-cell table:formula="of:=INDEX([$Copart.$A$1:$Copart.$D$1048576];MATCH([.$B7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09666</text:p>
          </table:table-cell>
          <table:table-cell office:value-type="string" calcext:value-type="string">
            <text:p>PAULO CESAR SCHIAVUZZO</text:p>
          </table:table-cell>
          <table:table-cell office:value-type="string" calcext:value-type="string">
            <text:p>06764564809</text:p>
          </table:table-cell>
          <table:table-cell table:formula="of:=INDEX([$Copart.$A$1:$Copart.$D$1048576];MATCH([.$B7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0587</text:p>
          </table:table-cell>
          <table:table-cell office:value-type="string" calcext:value-type="string">
            <text:p>GILSON NEVES CARVALHO</text:p>
          </table:table-cell>
          <table:table-cell office:value-type="string" calcext:value-type="string">
            <text:p>16073880812</text:p>
          </table:table-cell>
          <table:table-cell table:formula="of:=INDEX([$Copart.$A$1:$Copart.$D$1048576];MATCH([.$B7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8897</text:p>
          </table:table-cell>
          <table:table-cell office:value-type="string" calcext:value-type="string">
            <text:p>HELENA DE FRANCA LOURENCO</text:p>
          </table:table-cell>
          <table:table-cell office:value-type="string" calcext:value-type="string">
            <text:p>12331819807</text:p>
          </table:table-cell>
          <table:table-cell table:formula="of:=INDEX([$Copart.$A$1:$Copart.$D$1048576];MATCH([.$B7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8917</text:p>
          </table:table-cell>
          <table:table-cell office:value-type="string" calcext:value-type="string">
            <text:p>ROSANA VIEIRA DOS SANTOS</text:p>
          </table:table-cell>
          <table:table-cell office:value-type="string" calcext:value-type="string">
            <text:p>07874437861</text:p>
          </table:table-cell>
          <table:table-cell table:formula="of:=INDEX([$Copart.$A$1:$Copart.$D$1048576];MATCH([.$B7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9513</text:p>
          </table:table-cell>
          <table:table-cell office:value-type="string" calcext:value-type="string">
            <text:p>MANOEL INACIO PEREIRA DUARTE</text:p>
          </table:table-cell>
          <table:table-cell office:value-type="string" calcext:value-type="string">
            <text:p>46641190544</text:p>
          </table:table-cell>
          <table:table-cell table:formula="of:=INDEX([$Copart.$A$1:$Copart.$D$1048576];MATCH([.$B7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9689</text:p>
          </table:table-cell>
          <table:table-cell office:value-type="string" calcext:value-type="string">
            <text:p>DANIELA BERGAMO MARTINS DOS SANTOS</text:p>
          </table:table-cell>
          <table:table-cell office:value-type="string" calcext:value-type="string">
            <text:p>26579443880</text:p>
          </table:table-cell>
          <table:table-cell table:formula="of:=INDEX([$Copart.$A$1:$Copart.$D$1048576];MATCH([.$B7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9717</text:p>
          </table:table-cell>
          <table:table-cell office:value-type="string" calcext:value-type="string">
            <text:p>GILSON BORGES FERREIRA</text:p>
          </table:table-cell>
          <table:table-cell office:value-type="string" calcext:value-type="string">
            <text:p>09595867845</text:p>
          </table:table-cell>
          <table:table-cell table:formula="of:=INDEX([$Copart.$A$1:$Copart.$D$1048576];MATCH([.$B7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19892</text:p>
          </table:table-cell>
          <table:table-cell office:value-type="string" calcext:value-type="string">
            <text:p>ANAI VIVIANE SILVA FEREZINI</text:p>
          </table:table-cell>
          <table:table-cell office:value-type="string" calcext:value-type="string">
            <text:p>15476938869</text:p>
          </table:table-cell>
          <table:table-cell table:formula="of:=INDEX([$Copart.$A$1:$Copart.$D$1048576];MATCH([.$B7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0569</text:p>
          </table:table-cell>
          <table:table-cell office:value-type="string" calcext:value-type="string">
            <text:p>JOSE LUIS COUTO</text:p>
          </table:table-cell>
          <table:table-cell office:value-type="string" calcext:value-type="string">
            <text:p>06760799895</text:p>
          </table:table-cell>
          <table:table-cell table:formula="of:=INDEX([$Copart.$A$1:$Copart.$D$1048576];MATCH([.$B7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0858</text:p>
          </table:table-cell>
          <table:table-cell office:value-type="string" calcext:value-type="string">
            <text:p>ADRIANA CORREA GODOY FOLETO</text:p>
          </table:table-cell>
          <table:table-cell office:value-type="string" calcext:value-type="string">
            <text:p>17575360867</text:p>
          </table:table-cell>
          <table:table-cell table:formula="of:=INDEX([$Copart.$A$1:$Copart.$D$1048576];MATCH([.$B7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1548</text:p>
          </table:table-cell>
          <table:table-cell office:value-type="string" calcext:value-type="string">
            <text:p>ROMULO BLASIG</text:p>
          </table:table-cell>
          <table:table-cell office:value-type="string" calcext:value-type="string">
            <text:p>94820724720</text:p>
          </table:table-cell>
          <table:table-cell table:formula="of:=INDEX([$Copart.$A$1:$Copart.$D$1048576];MATCH([.$B7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1829</text:p>
          </table:table-cell>
          <table:table-cell office:value-type="string" calcext:value-type="string">
            <text:p>MARCIO ANTONIO MARUKO</text:p>
          </table:table-cell>
          <table:table-cell office:value-type="string" calcext:value-type="string">
            <text:p>15484981816</text:p>
          </table:table-cell>
          <table:table-cell table:formula="of:=INDEX([$Copart.$A$1:$Copart.$D$1048576];MATCH([.$B7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2177</text:p>
          </table:table-cell>
          <table:table-cell office:value-type="string" calcext:value-type="string">
            <text:p>ALEXANDRE PACHECO BARBOSA</text:p>
          </table:table-cell>
          <table:table-cell office:value-type="string" calcext:value-type="string">
            <text:p>19416930830</text:p>
          </table:table-cell>
          <table:table-cell table:formula="of:=INDEX([$Copart.$A$1:$Copart.$D$1048576];MATCH([.$B7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2279</text:p>
          </table:table-cell>
          <table:table-cell office:value-type="string" calcext:value-type="string">
            <text:p>GERSON RODRIGUES DA ROCHA</text:p>
          </table:table-cell>
          <table:table-cell office:value-type="string" calcext:value-type="string">
            <text:p>17152539812</text:p>
          </table:table-cell>
          <table:table-cell table:formula="of:=INDEX([$Copart.$A$1:$Copart.$D$1048576];MATCH([.$B7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2722</text:p>
          </table:table-cell>
          <table:table-cell office:value-type="string" calcext:value-type="string">
            <text:p>ELENI CUNHA CALDEIRA</text:p>
          </table:table-cell>
          <table:table-cell office:value-type="string" calcext:value-type="string">
            <text:p>01595290850</text:p>
          </table:table-cell>
          <table:table-cell table:formula="of:=INDEX([$Copart.$A$1:$Copart.$D$1048576];MATCH([.$B7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3921</text:p>
          </table:table-cell>
          <table:table-cell office:value-type="string" calcext:value-type="string">
            <text:p>IVAN JOSE ZOTELLI</text:p>
          </table:table-cell>
          <table:table-cell office:value-type="string" calcext:value-type="string">
            <text:p>11013722817</text:p>
          </table:table-cell>
          <table:table-cell table:formula="of:=INDEX([$Copart.$A$1:$Copart.$D$1048576];MATCH([.$B7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3979</text:p>
          </table:table-cell>
          <table:table-cell office:value-type="string" calcext:value-type="string">
            <text:p>CARLOS ALBERTO ALESSI CARLET</text:p>
          </table:table-cell>
          <table:table-cell office:value-type="string" calcext:value-type="string">
            <text:p>06286345876</text:p>
          </table:table-cell>
          <table:table-cell table:formula="of:=INDEX([$Copart.$A$1:$Copart.$D$1048576];MATCH([.$B7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4074</text:p>
          </table:table-cell>
          <table:table-cell office:value-type="string" calcext:value-type="string">
            <text:p>WALKIRIA CARCAGNOLO NARVAL DIDONE</text:p>
          </table:table-cell>
          <table:table-cell office:value-type="string" calcext:value-type="string">
            <text:p>15480883828</text:p>
          </table:table-cell>
          <table:table-cell table:formula="of:=INDEX([$Copart.$A$1:$Copart.$D$1048576];MATCH([.$B7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5587</text:p>
          </table:table-cell>
          <table:table-cell office:value-type="string" calcext:value-type="string">
            <text:p>ADRIANA APARECIDA DA SILVA</text:p>
          </table:table-cell>
          <table:table-cell office:value-type="string" calcext:value-type="string">
            <text:p>11545890803</text:p>
          </table:table-cell>
          <table:table-cell table:formula="of:=INDEX([$Copart.$A$1:$Copart.$D$1048576];MATCH([.$B7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5904</text:p>
          </table:table-cell>
          <table:table-cell office:value-type="string" calcext:value-type="string">
            <text:p>DIVINO GABRIEL ELESBAO GOMES DE ANDRADE</text:p>
          </table:table-cell>
          <table:table-cell office:value-type="string" calcext:value-type="string">
            <text:p>10403047889</text:p>
          </table:table-cell>
          <table:table-cell table:formula="of:=INDEX([$Copart.$A$1:$Copart.$D$1048576];MATCH([.$B7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6346</text:p>
          </table:table-cell>
          <table:table-cell office:value-type="string" calcext:value-type="string">
            <text:p>LUIS CARLOS RUBIA</text:p>
          </table:table-cell>
          <table:table-cell office:value-type="string" calcext:value-type="string">
            <text:p>11543586821</text:p>
          </table:table-cell>
          <table:table-cell table:formula="of:=INDEX([$Copart.$A$1:$Copart.$D$1048576];MATCH([.$B7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6395</text:p>
          </table:table-cell>
          <table:table-cell office:value-type="string" calcext:value-type="string">
            <text:p>KELLY CRISTINA ALVES</text:p>
          </table:table-cell>
          <table:table-cell office:value-type="string" calcext:value-type="string">
            <text:p>24783495823</text:p>
          </table:table-cell>
          <table:table-cell table:formula="of:=INDEX([$Copart.$A$1:$Copart.$D$1048576];MATCH([.$B7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6407</text:p>
          </table:table-cell>
          <table:table-cell office:value-type="string" calcext:value-type="string">
            <text:p>MAURICIO JOSE BRANCALION</text:p>
          </table:table-cell>
          <table:table-cell office:value-type="string" calcext:value-type="string">
            <text:p>26033859847</text:p>
          </table:table-cell>
          <table:table-cell table:formula="of:=INDEX([$Copart.$A$1:$Copart.$D$1048576];MATCH([.$B7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7044</text:p>
          </table:table-cell>
          <table:table-cell office:value-type="string" calcext:value-type="string">
            <text:p>GUILHERME CARDOSO FONTABELLI DE OLIVEIRA</text:p>
          </table:table-cell>
          <table:table-cell office:value-type="string" calcext:value-type="string">
            <text:p>16792764841</text:p>
          </table:table-cell>
          <table:table-cell table:formula="of:=INDEX([$Copart.$A$1:$Copart.$D$1048576];MATCH([.$B7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7382</text:p>
          </table:table-cell>
          <table:table-cell office:value-type="string" calcext:value-type="string">
            <text:p>ROSELI CHRISTOFOLLETTI</text:p>
          </table:table-cell>
          <table:table-cell office:value-type="string" calcext:value-type="string">
            <text:p>06760994833</text:p>
          </table:table-cell>
          <table:table-cell table:formula="of:=INDEX([$Copart.$A$1:$Copart.$D$1048576];MATCH([.$B7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7512</text:p>
          </table:table-cell>
          <table:table-cell office:value-type="string" calcext:value-type="string">
            <text:p>SELMA CRISTINA URIZZI TRAJANO</text:p>
          </table:table-cell>
          <table:table-cell office:value-type="string" calcext:value-type="string">
            <text:p>17773429880</text:p>
          </table:table-cell>
          <table:table-cell table:formula="of:=INDEX([$Copart.$A$1:$Copart.$D$1048576];MATCH([.$B7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7529</text:p>
          </table:table-cell>
          <table:table-cell office:value-type="string" calcext:value-type="string">
            <text:p>WILSON EDUARDO DA COSTA BRITO</text:p>
          </table:table-cell>
          <table:table-cell office:value-type="string" calcext:value-type="string">
            <text:p>80856632791</text:p>
          </table:table-cell>
          <table:table-cell table:formula="of:=INDEX([$Copart.$A$1:$Copart.$D$1048576];MATCH([.$B7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29206</text:p>
          </table:table-cell>
          <table:table-cell office:value-type="string" calcext:value-type="string">
            <text:p>ALESSANDRA NATALIA MAINARDES DE MORAES</text:p>
          </table:table-cell>
          <table:table-cell office:value-type="string" calcext:value-type="string">
            <text:p>12339380880</text:p>
          </table:table-cell>
          <table:table-cell table:formula="of:=INDEX([$Copart.$A$1:$Copart.$D$1048576];MATCH([.$B7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0143</text:p>
          </table:table-cell>
          <table:table-cell office:value-type="string" calcext:value-type="string">
            <text:p>ADRIANO SBRAVATTI</text:p>
          </table:table-cell>
          <table:table-cell office:value-type="string" calcext:value-type="string">
            <text:p>11528580842</text:p>
          </table:table-cell>
          <table:table-cell table:formula="of:=INDEX([$Copart.$A$1:$Copart.$D$1048576];MATCH([.$B7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0339</text:p>
          </table:table-cell>
          <table:table-cell office:value-type="string" calcext:value-type="string">
            <text:p>CLEISON PREVIATTI</text:p>
          </table:table-cell>
          <table:table-cell office:value-type="string" calcext:value-type="string">
            <text:p>26630232801</text:p>
          </table:table-cell>
          <table:table-cell table:formula="of:=INDEX([$Copart.$A$1:$Copart.$D$1048576];MATCH([.$B7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0498</text:p>
          </table:table-cell>
          <table:table-cell office:value-type="string" calcext:value-type="string">
            <text:p>LUIS CARLOS ZANARDO</text:p>
          </table:table-cell>
          <table:table-cell office:value-type="string" calcext:value-type="string">
            <text:p>17152884838</text:p>
          </table:table-cell>
          <table:table-cell table:formula="of:=INDEX([$Copart.$A$1:$Copart.$D$1048576];MATCH([.$B7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1045</text:p>
          </table:table-cell>
          <table:table-cell office:value-type="string" calcext:value-type="string">
            <text:p>FABIO UNGARETTI RICCO</text:p>
          </table:table-cell>
          <table:table-cell office:value-type="string" calcext:value-type="string">
            <text:p>16495975848</text:p>
          </table:table-cell>
          <table:table-cell table:formula="of:=INDEX([$Copart.$A$1:$Copart.$D$1048576];MATCH([.$B7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1485</text:p>
          </table:table-cell>
          <table:table-cell office:value-type="string" calcext:value-type="string">
            <text:p>RICARDO TAKUMI YOKOYAMA</text:p>
          </table:table-cell>
          <table:table-cell office:value-type="string" calcext:value-type="string">
            <text:p>15752370833</text:p>
          </table:table-cell>
          <table:table-cell table:formula="of:=INDEX([$Copart.$A$1:$Copart.$D$1048576];MATCH([.$B7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1493</text:p>
          </table:table-cell>
          <table:table-cell office:value-type="string" calcext:value-type="string">
            <text:p>CREUSA DE FATIMA LEVANDOSCKI</text:p>
          </table:table-cell>
          <table:table-cell office:value-type="string" calcext:value-type="string">
            <text:p>25785642808</text:p>
          </table:table-cell>
          <table:table-cell table:formula="of:=INDEX([$Copart.$A$1:$Copart.$D$1048576];MATCH([.$B7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1937</text:p>
          </table:table-cell>
          <table:table-cell office:value-type="string" calcext:value-type="string">
            <text:p>VERA LUCIA DANELON CORREIA</text:p>
          </table:table-cell>
          <table:table-cell office:value-type="string" calcext:value-type="string">
            <text:p>03546907876</text:p>
          </table:table-cell>
          <table:table-cell table:formula="of:=INDEX([$Copart.$A$1:$Copart.$D$1048576];MATCH([.$B7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3113</text:p>
          </table:table-cell>
          <table:table-cell office:value-type="string" calcext:value-type="string">
            <text:p>JACQUELINE CRISTINA VALERIO</text:p>
          </table:table-cell>
          <table:table-cell office:value-type="string" calcext:value-type="string">
            <text:p>19173543802</text:p>
          </table:table-cell>
          <table:table-cell table:formula="of:=INDEX([$Copart.$A$1:$Copart.$D$1048576];MATCH([.$B7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3867</text:p>
          </table:table-cell>
          <table:table-cell office:value-type="string" calcext:value-type="string">
            <text:p>MARIA INES CLAUDINO DE OLIVEIRA</text:p>
          </table:table-cell>
          <table:table-cell office:value-type="string" calcext:value-type="string">
            <text:p>15485044832</text:p>
          </table:table-cell>
          <table:table-cell table:formula="of:=INDEX([$Copart.$A$1:$Copart.$D$1048576];MATCH([.$B7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4243</text:p>
          </table:table-cell>
          <table:table-cell office:value-type="string" calcext:value-type="string">
            <text:p>SILVIA LETICIA DA SILVA DUARTE</text:p>
          </table:table-cell>
          <table:table-cell office:value-type="string" calcext:value-type="string">
            <text:p>19161684856</text:p>
          </table:table-cell>
          <table:table-cell table:formula="of:=INDEX([$Copart.$A$1:$Copart.$D$1048576];MATCH([.$B7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4805</text:p>
          </table:table-cell>
          <table:table-cell office:value-type="string" calcext:value-type="string">
            <text:p>ELEONORA DO NASCIMENTO DIAS</text:p>
          </table:table-cell>
          <table:table-cell office:value-type="string" calcext:value-type="string">
            <text:p>25786546896</text:p>
          </table:table-cell>
          <table:table-cell table:formula="of:=INDEX([$Copart.$A$1:$Copart.$D$1048576];MATCH([.$B7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4931</text:p>
          </table:table-cell>
          <table:table-cell office:value-type="string" calcext:value-type="string">
            <text:p>CLAUDEMIR BATISTA LEAL</text:p>
          </table:table-cell>
          <table:table-cell office:value-type="string" calcext:value-type="string">
            <text:p>10738095877</text:p>
          </table:table-cell>
          <table:table-cell table:formula="of:=INDEX([$Copart.$A$1:$Copart.$D$1048576];MATCH([.$B7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5247</text:p>
          </table:table-cell>
          <table:table-cell office:value-type="string" calcext:value-type="string">
            <text:p>EDMAR MESSIAS DA SILVA</text:p>
          </table:table-cell>
          <table:table-cell office:value-type="string" calcext:value-type="string">
            <text:p>16799906838</text:p>
          </table:table-cell>
          <table:table-cell table:formula="of:=INDEX([$Copart.$A$1:$Copart.$D$1048576];MATCH([.$B7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6572</text:p>
          </table:table-cell>
          <table:table-cell office:value-type="string" calcext:value-type="string">
            <text:p>SANDRA REGINA DE SOUZA</text:p>
          </table:table-cell>
          <table:table-cell office:value-type="string" calcext:value-type="string">
            <text:p>28101409874</text:p>
          </table:table-cell>
          <table:table-cell table:formula="of:=INDEX([$Copart.$A$1:$Copart.$D$1048576];MATCH([.$B7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6666</text:p>
          </table:table-cell>
          <table:table-cell office:value-type="string" calcext:value-type="string">
            <text:p>MIRIAM ELISABETE DONATELI PAES DE CAMARGO</text:p>
          </table:table-cell>
          <table:table-cell office:value-type="string" calcext:value-type="string">
            <text:p>16800331821</text:p>
          </table:table-cell>
          <table:table-cell table:formula="of:=INDEX([$Copart.$A$1:$Copart.$D$1048576];MATCH([.$B7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6768</text:p>
          </table:table-cell>
          <table:table-cell office:value-type="string" calcext:value-type="string">
            <text:p>DANIELA PEROSSI HASEGAWA</text:p>
          </table:table-cell>
          <table:table-cell office:value-type="string" calcext:value-type="string">
            <text:p>26875082845</text:p>
          </table:table-cell>
          <table:table-cell table:formula="of:=INDEX([$Copart.$A$1:$Copart.$D$1048576];MATCH([.$B7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7389</text:p>
          </table:table-cell>
          <table:table-cell office:value-type="string" calcext:value-type="string">
            <text:p>JOSE JOAQUIM NUNES GUERRA JUNIOR</text:p>
          </table:table-cell>
          <table:table-cell office:value-type="string" calcext:value-type="string">
            <text:p>26204597884</text:p>
          </table:table-cell>
          <table:table-cell table:formula="of:=INDEX([$Copart.$A$1:$Copart.$D$1048576];MATCH([.$B7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494</text:p>
          </table:table-cell>
          <table:table-cell office:value-type="string" calcext:value-type="string">
            <text:p>JULIANA DE LOURDES PENATI MENDES</text:p>
          </table:table-cell>
          <table:table-cell office:value-type="string" calcext:value-type="string">
            <text:p>25687962867</text:p>
          </table:table-cell>
          <table:table-cell table:formula="of:=INDEX([$Copart.$A$1:$Copart.$D$1048576];MATCH([.$B7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547</text:p>
          </table:table-cell>
          <table:table-cell office:value-type="string" calcext:value-type="string">
            <text:p>ROBERT WAGNER PERDONA</text:p>
          </table:table-cell>
          <table:table-cell office:value-type="string" calcext:value-type="string">
            <text:p>02779845805</text:p>
          </table:table-cell>
          <table:table-cell table:formula="of:=INDEX([$Copart.$A$1:$Copart.$D$1048576];MATCH([.$B7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836</text:p>
          </table:table-cell>
          <table:table-cell office:value-type="string" calcext:value-type="string">
            <text:p>CLAUDINEI JOSE DOS SANTOS</text:p>
          </table:table-cell>
          <table:table-cell office:value-type="string" calcext:value-type="string">
            <text:p>28992794835</text:p>
          </table:table-cell>
          <table:table-cell table:formula="of:=INDEX([$Copart.$A$1:$Copart.$D$1048576];MATCH([.$B7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913</text:p>
          </table:table-cell>
          <table:table-cell office:value-type="string" calcext:value-type="string">
            <text:p>FRANCISCO DORIVAL DE ARRUDA</text:p>
          </table:table-cell>
          <table:table-cell office:value-type="string" calcext:value-type="string">
            <text:p>00212968807</text:p>
          </table:table-cell>
          <table:table-cell table:formula="of:=INDEX([$Copart.$A$1:$Copart.$D$1048576];MATCH([.$B7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921</text:p>
          </table:table-cell>
          <table:table-cell office:value-type="string" calcext:value-type="string">
            <text:p>FRANCISCO MONTEIRO</text:p>
          </table:table-cell>
          <table:table-cell office:value-type="string" calcext:value-type="string">
            <text:p>03998607897</text:p>
          </table:table-cell>
          <table:table-cell table:formula="of:=INDEX([$Copart.$A$1:$Copart.$D$1048576];MATCH([.$B7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954</text:p>
          </table:table-cell>
          <table:table-cell office:value-type="string" calcext:value-type="string">
            <text:p>GERSON ROBERTO MARQUES</text:p>
          </table:table-cell>
          <table:table-cell office:value-type="string" calcext:value-type="string">
            <text:p>11426324820</text:p>
          </table:table-cell>
          <table:table-cell table:formula="of:=INDEX([$Copart.$A$1:$Copart.$D$1048576];MATCH([.$B7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8987</text:p>
          </table:table-cell>
          <table:table-cell office:value-type="string" calcext:value-type="string">
            <text:p>HENRIQUE JOSE DOMINGUES CASTILHO</text:p>
          </table:table-cell>
          <table:table-cell office:value-type="string" calcext:value-type="string">
            <text:p>13960833830</text:p>
          </table:table-cell>
          <table:table-cell table:formula="of:=INDEX([$Copart.$A$1:$Copart.$D$1048576];MATCH([.$B7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9294</text:p>
          </table:table-cell>
          <table:table-cell office:value-type="string" calcext:value-type="string">
            <text:p>RICARDO PITON</text:p>
          </table:table-cell>
          <table:table-cell office:value-type="string" calcext:value-type="string">
            <text:p>25545925864</text:p>
          </table:table-cell>
          <table:table-cell table:formula="of:=INDEX([$Copart.$A$1:$Copart.$D$1048576];MATCH([.$B7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9583</text:p>
          </table:table-cell>
          <table:table-cell office:value-type="string" calcext:value-type="string">
            <text:p>EUNICE NUNES MUNIZ</text:p>
          </table:table-cell>
          <table:table-cell office:value-type="string" calcext:value-type="string">
            <text:p>07464353803</text:p>
          </table:table-cell>
          <table:table-cell table:formula="of:=INDEX([$Copart.$A$1:$Copart.$D$1048576];MATCH([.$B7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39958</text:p>
          </table:table-cell>
          <table:table-cell office:value-type="string" calcext:value-type="string">
            <text:p>MARIANA DE CAMPOS</text:p>
          </table:table-cell>
          <table:table-cell office:value-type="string" calcext:value-type="string">
            <text:p>26461065806</text:p>
          </table:table-cell>
          <table:table-cell table:formula="of:=INDEX([$Copart.$A$1:$Copart.$D$1048576];MATCH([.$B7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0353</text:p>
          </table:table-cell>
          <table:table-cell office:value-type="string" calcext:value-type="string">
            <text:p>MARISA APARECIDA DOS SANTOS</text:p>
          </table:table-cell>
          <table:table-cell office:value-type="string" calcext:value-type="string">
            <text:p>15488626816</text:p>
          </table:table-cell>
          <table:table-cell table:formula="of:=INDEX([$Copart.$A$1:$Copart.$D$1048576];MATCH([.$B7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0386</text:p>
          </table:table-cell>
          <table:table-cell office:value-type="string" calcext:value-type="string">
            <text:p>MEIRE BARROS LOPES</text:p>
          </table:table-cell>
          <table:table-cell office:value-type="string" calcext:value-type="string">
            <text:p>17160586867</text:p>
          </table:table-cell>
          <table:table-cell table:formula="of:=INDEX([$Copart.$A$1:$Copart.$D$1048576];MATCH([.$B7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0463</text:p>
          </table:table-cell>
          <table:table-cell office:value-type="string" calcext:value-type="string">
            <text:p>ADRIANA VARGAS MENDES</text:p>
          </table:table-cell>
          <table:table-cell office:value-type="string" calcext:value-type="string">
            <text:p>19698295836</text:p>
          </table:table-cell>
          <table:table-cell table:formula="of:=INDEX([$Copart.$A$1:$Copart.$D$1048576];MATCH([.$B7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1092</text:p>
          </table:table-cell>
          <table:table-cell office:value-type="string" calcext:value-type="string">
            <text:p>LUCILENE REGINA RIBEIRO</text:p>
          </table:table-cell>
          <table:table-cell office:value-type="string" calcext:value-type="string">
            <text:p>25799543840</text:p>
          </table:table-cell>
          <table:table-cell table:formula="of:=INDEX([$Copart.$A$1:$Copart.$D$1048576];MATCH([.$B7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1186</text:p>
          </table:table-cell>
          <table:table-cell office:value-type="string" calcext:value-type="string">
            <text:p>RICARDO MENDES BEZERRA</text:p>
          </table:table-cell>
          <table:table-cell office:value-type="string" calcext:value-type="string">
            <text:p>23255412315</text:p>
          </table:table-cell>
          <table:table-cell table:formula="of:=INDEX([$Copart.$A$1:$Copart.$D$1048576];MATCH([.$B7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1324</text:p>
          </table:table-cell>
          <table:table-cell office:value-type="string" calcext:value-type="string">
            <text:p>MARCOS AUGUSTO FERREIRA</text:p>
          </table:table-cell>
          <table:table-cell office:value-type="string" calcext:value-type="string">
            <text:p>11006473840</text:p>
          </table:table-cell>
          <table:table-cell table:formula="of:=INDEX([$Copart.$A$1:$Copart.$D$1048576];MATCH([.$B8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1772</text:p>
          </table:table-cell>
          <table:table-cell office:value-type="string" calcext:value-type="string">
            <text:p>LUCINARA MARTINS DE ARAUJO ALMEIDA</text:p>
          </table:table-cell>
          <table:table-cell office:value-type="string" calcext:value-type="string">
            <text:p>12641364808</text:p>
          </table:table-cell>
          <table:table-cell table:formula="of:=INDEX([$Copart.$A$1:$Copart.$D$1048576];MATCH([.$B8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2006</text:p>
          </table:table-cell>
          <table:table-cell office:value-type="string" calcext:value-type="string">
            <text:p>VERA LUCIA RODRIGUES DA SILVA</text:p>
          </table:table-cell>
          <table:table-cell office:value-type="string" calcext:value-type="string">
            <text:p>02801198870</text:p>
          </table:table-cell>
          <table:table-cell table:formula="of:=INDEX([$Copart.$A$1:$Copart.$D$1048576];MATCH([.$B8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2096</text:p>
          </table:table-cell>
          <table:table-cell office:value-type="string" calcext:value-type="string">
            <text:p>FERNANDA GRISOTTO</text:p>
          </table:table-cell>
          <table:table-cell office:value-type="string" calcext:value-type="string">
            <text:p>17157047896</text:p>
          </table:table-cell>
          <table:table-cell table:formula="of:=INDEX([$Copart.$A$1:$Copart.$D$1048576];MATCH([.$B8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2124</text:p>
          </table:table-cell>
          <table:table-cell office:value-type="string" calcext:value-type="string">
            <text:p>ROSANGELA RODRIGUES SANTOS</text:p>
          </table:table-cell>
          <table:table-cell office:value-type="string" calcext:value-type="string">
            <text:p>21467397890</text:p>
          </table:table-cell>
          <table:table-cell table:formula="of:=INDEX([$Copart.$A$1:$Copart.$D$1048576];MATCH([.$B8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2564</text:p>
          </table:table-cell>
          <table:table-cell office:value-type="string" calcext:value-type="string">
            <text:p>MARTHA MARIA JOLY</text:p>
          </table:table-cell>
          <table:table-cell office:value-type="string" calcext:value-type="string">
            <text:p>27327331808</text:p>
          </table:table-cell>
          <table:table-cell table:formula="of:=INDEX([$Copart.$A$1:$Copart.$D$1048576];MATCH([.$B8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018</text:p>
          </table:table-cell>
          <table:table-cell office:value-type="string" calcext:value-type="string">
            <text:p>CYNTHIA DANIELA SOARES DE LIMA SILVA</text:p>
          </table:table-cell>
          <table:table-cell office:value-type="string" calcext:value-type="string">
            <text:p>27287520877</text:p>
          </table:table-cell>
          <table:table-cell table:formula="of:=INDEX([$Copart.$A$1:$Copart.$D$1048576];MATCH([.$B8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458</text:p>
          </table:table-cell>
          <table:table-cell office:value-type="string" calcext:value-type="string">
            <text:p>DELMA RAQUEL BUENO CASTILHO</text:p>
          </table:table-cell>
          <table:table-cell office:value-type="string" calcext:value-type="string">
            <text:p>17763751819</text:p>
          </table:table-cell>
          <table:table-cell table:formula="of:=INDEX([$Copart.$A$1:$Copart.$D$1048576];MATCH([.$B8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832</text:p>
          </table:table-cell>
          <table:table-cell office:value-type="string" calcext:value-type="string">
            <text:p>ELSON MEDEIROS BARBOSA</text:p>
          </table:table-cell>
          <table:table-cell office:value-type="string" calcext:value-type="string">
            <text:p>25648009801</text:p>
          </table:table-cell>
          <table:table-cell table:formula="of:=INDEX([$Copart.$A$1:$Copart.$D$1048576];MATCH([.$B8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849</text:p>
          </table:table-cell>
          <table:table-cell office:value-type="string" calcext:value-type="string">
            <text:p>CHRISTINA SANTOS</text:p>
          </table:table-cell>
          <table:table-cell office:value-type="string" calcext:value-type="string">
            <text:p>33759151876</text:p>
          </table:table-cell>
          <table:table-cell table:formula="of:=INDEX([$Copart.$A$1:$Copart.$D$1048576];MATCH([.$B8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881</text:p>
          </table:table-cell>
          <table:table-cell office:value-type="string" calcext:value-type="string">
            <text:p>JOSEANE SIMONE CASARIN</text:p>
          </table:table-cell>
          <table:table-cell office:value-type="string" calcext:value-type="string">
            <text:p>26663835807</text:p>
          </table:table-cell>
          <table:table-cell table:formula="of:=INDEX([$Copart.$A$1:$Copart.$D$1048576];MATCH([.$B8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3975</text:p>
          </table:table-cell>
          <table:table-cell office:value-type="string" calcext:value-type="string">
            <text:p>ROSANA ANTONIO DE SOUZA</text:p>
          </table:table-cell>
          <table:table-cell office:value-type="string" calcext:value-type="string">
            <text:p>15229117826</text:p>
          </table:table-cell>
          <table:table-cell table:formula="of:=INDEX([$Copart.$A$1:$Copart.$D$1048576];MATCH([.$B8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4115</text:p>
          </table:table-cell>
          <table:table-cell office:value-type="string" calcext:value-type="string">
            <text:p>ELISABETE GUIMARAES ESPOSTO</text:p>
          </table:table-cell>
          <table:table-cell office:value-type="string" calcext:value-type="string">
            <text:p>25390507860</text:p>
          </table:table-cell>
          <table:table-cell table:formula="of:=INDEX([$Copart.$A$1:$Copart.$D$1048576];MATCH([.$B8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4302</text:p>
          </table:table-cell>
          <table:table-cell office:value-type="string" calcext:value-type="string">
            <text:p>KARINE SARCHIS IORI</text:p>
          </table:table-cell>
          <table:table-cell office:value-type="string" calcext:value-type="string">
            <text:p>26205428806</text:p>
          </table:table-cell>
          <table:table-cell table:formula="of:=INDEX([$Copart.$A$1:$Copart.$D$1048576];MATCH([.$B8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4494</text:p>
          </table:table-cell>
          <table:table-cell office:value-type="string" calcext:value-type="string">
            <text:p>VERIDIANA IZABEL BRAGAGNOLO FARAH ZEMIL</text:p>
          </table:table-cell>
          <table:table-cell office:value-type="string" calcext:value-type="string">
            <text:p>25091868844</text:p>
          </table:table-cell>
          <table:table-cell table:formula="of:=INDEX([$Copart.$A$1:$Copart.$D$1048576];MATCH([.$B8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6029</text:p>
          </table:table-cell>
          <table:table-cell office:value-type="string" calcext:value-type="string">
            <text:p>VANESSA CRISTINA SOUTO STURION</text:p>
          </table:table-cell>
          <table:table-cell office:value-type="string" calcext:value-type="string">
            <text:p>31205571884</text:p>
          </table:table-cell>
          <table:table-cell table:formula="of:=INDEX([$Copart.$A$1:$Copart.$D$1048576];MATCH([.$B8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7126</text:p>
          </table:table-cell>
          <table:table-cell office:value-type="string" calcext:value-type="string">
            <text:p>CAMILA APARECIDA SOARES SAMPAIO</text:p>
          </table:table-cell>
          <table:table-cell office:value-type="string" calcext:value-type="string">
            <text:p>22488183865</text:p>
          </table:table-cell>
          <table:table-cell table:formula="of:=INDEX([$Copart.$A$1:$Copart.$D$1048576];MATCH([.$B8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7191</text:p>
          </table:table-cell>
          <table:table-cell office:value-type="string" calcext:value-type="string">
            <text:p>ANDRE LUIS TONIN</text:p>
          </table:table-cell>
          <table:table-cell office:value-type="string" calcext:value-type="string">
            <text:p>31065225857</text:p>
          </table:table-cell>
          <table:table-cell table:formula="of:=INDEX([$Copart.$A$1:$Copart.$D$1048576];MATCH([.$B8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7269</text:p>
          </table:table-cell>
          <table:table-cell office:value-type="string" calcext:value-type="string">
            <text:p>EVA BEZERRA MOREIRA DA SILVA</text:p>
          </table:table-cell>
          <table:table-cell office:value-type="string" calcext:value-type="string">
            <text:p>07870621897</text:p>
          </table:table-cell>
          <table:table-cell table:formula="of:=INDEX([$Copart.$A$1:$Copart.$D$1048576];MATCH([.$B8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7456</text:p>
          </table:table-cell>
          <table:table-cell office:value-type="string" calcext:value-type="string">
            <text:p>RODINEI ROBERTO FERNANDES</text:p>
          </table:table-cell>
          <table:table-cell office:value-type="string" calcext:value-type="string">
            <text:p>77503910887</text:p>
          </table:table-cell>
          <table:table-cell table:formula="of:=INDEX([$Copart.$A$1:$Copart.$D$1048576];MATCH([.$B8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7855</text:p>
          </table:table-cell>
          <table:table-cell office:value-type="string" calcext:value-type="string">
            <text:p>REJANE ELISA TREVISAN CORREA</text:p>
          </table:table-cell>
          <table:table-cell office:value-type="string" calcext:value-type="string">
            <text:p>19159670827</text:p>
          </table:table-cell>
          <table:table-cell table:formula="of:=INDEX([$Copart.$A$1:$Copart.$D$1048576];MATCH([.$B8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8162</text:p>
          </table:table-cell>
          <table:table-cell office:value-type="string" calcext:value-type="string">
            <text:p>LUIZA BARROS PEREIRA</text:p>
          </table:table-cell>
          <table:table-cell office:value-type="string" calcext:value-type="string">
            <text:p>44165129453</text:p>
          </table:table-cell>
          <table:table-cell table:formula="of:=INDEX([$Copart.$A$1:$Copart.$D$1048576];MATCH([.$B8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8402</text:p>
          </table:table-cell>
          <table:table-cell office:value-type="string" calcext:value-type="string">
            <text:p>VANDERLEI BENEDITO BASTOS</text:p>
          </table:table-cell>
          <table:table-cell office:value-type="string" calcext:value-type="string">
            <text:p>06727701806</text:p>
          </table:table-cell>
          <table:table-cell table:formula="of:=INDEX([$Copart.$A$1:$Copart.$D$1048576];MATCH([.$B8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8512</text:p>
          </table:table-cell>
          <table:table-cell office:value-type="string" calcext:value-type="string">
            <text:p>ANDRE LUIS BARBOSA</text:p>
          </table:table-cell>
          <table:table-cell office:value-type="string" calcext:value-type="string">
            <text:p>30188846808</text:p>
          </table:table-cell>
          <table:table-cell table:formula="of:=INDEX([$Copart.$A$1:$Copart.$D$1048576];MATCH([.$B8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8708</text:p>
          </table:table-cell>
          <table:table-cell office:value-type="string" calcext:value-type="string">
            <text:p>ANA LUCIA ZARATIN</text:p>
          </table:table-cell>
          <table:table-cell office:value-type="string" calcext:value-type="string">
            <text:p>25448810896</text:p>
          </table:table-cell>
          <table:table-cell table:formula="of:=INDEX([$Copart.$A$1:$Copart.$D$1048576];MATCH([.$B8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8969</text:p>
          </table:table-cell>
          <table:table-cell office:value-type="string" calcext:value-type="string">
            <text:p>LUCIANA LIMA DA SILVA YAMAGUTI</text:p>
          </table:table-cell>
          <table:table-cell office:value-type="string" calcext:value-type="string">
            <text:p>28065569889</text:p>
          </table:table-cell>
          <table:table-cell table:formula="of:=INDEX([$Copart.$A$1:$Copart.$D$1048576];MATCH([.$B8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9439</text:p>
          </table:table-cell>
          <table:table-cell office:value-type="string" calcext:value-type="string">
            <text:p>MARIA AUGUSTA CORREA HERNANDES</text:p>
          </table:table-cell>
          <table:table-cell office:value-type="string" calcext:value-type="string">
            <text:p>12330497806</text:p>
          </table:table-cell>
          <table:table-cell table:formula="of:=INDEX([$Copart.$A$1:$Copart.$D$1048576];MATCH([.$B8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9667</text:p>
          </table:table-cell>
          <table:table-cell office:value-type="string" calcext:value-type="string">
            <text:p>IRINEIA DA SILVA KIMURA</text:p>
          </table:table-cell>
          <table:table-cell office:value-type="string" calcext:value-type="string">
            <text:p>25846206859</text:p>
          </table:table-cell>
          <table:table-cell table:formula="of:=INDEX([$Copart.$A$1:$Copart.$D$1048576];MATCH([.$B8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9736</text:p>
          </table:table-cell>
          <table:table-cell office:value-type="string" calcext:value-type="string">
            <text:p>VANESSA APARECIDA DE OLIVEIRA</text:p>
          </table:table-cell>
          <table:table-cell office:value-type="string" calcext:value-type="string">
            <text:p>22476297844</text:p>
          </table:table-cell>
          <table:table-cell table:formula="of:=INDEX([$Copart.$A$1:$Copart.$D$1048576];MATCH([.$B8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49989</text:p>
          </table:table-cell>
          <table:table-cell office:value-type="string" calcext:value-type="string">
            <text:p>ANA CLAUDIA AMERICO DOS SANTOS</text:p>
          </table:table-cell>
          <table:table-cell office:value-type="string" calcext:value-type="string">
            <text:p>27456028885</text:p>
          </table:table-cell>
          <table:table-cell table:formula="of:=INDEX([$Copart.$A$1:$Copart.$D$1048576];MATCH([.$B8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0172</text:p>
          </table:table-cell>
          <table:table-cell office:value-type="string" calcext:value-type="string">
            <text:p>ANDREA VOLPATO</text:p>
          </table:table-cell>
          <table:table-cell office:value-type="string" calcext:value-type="string">
            <text:p>32159856835</text:p>
          </table:table-cell>
          <table:table-cell table:formula="of:=INDEX([$Copart.$A$1:$Copart.$D$1048576];MATCH([.$B8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0384</text:p>
          </table:table-cell>
          <table:table-cell office:value-type="string" calcext:value-type="string">
            <text:p>VIVIANE MARIA GONZALEZ ROSSETTO</text:p>
          </table:table-cell>
          <table:table-cell office:value-type="string" calcext:value-type="string">
            <text:p>25813057897</text:p>
          </table:table-cell>
          <table:table-cell table:formula="of:=INDEX([$Copart.$A$1:$Copart.$D$1048576];MATCH([.$B8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0494</text:p>
          </table:table-cell>
          <table:table-cell office:value-type="string" calcext:value-type="string">
            <text:p>GENY MOURA NASATO</text:p>
          </table:table-cell>
          <table:table-cell office:value-type="string" calcext:value-type="string">
            <text:p>06754377844</text:p>
          </table:table-cell>
          <table:table-cell table:formula="of:=INDEX([$Copart.$A$1:$Copart.$D$1048576];MATCH([.$B8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0726</text:p>
          </table:table-cell>
          <table:table-cell office:value-type="string" calcext:value-type="string">
            <text:p>ELISA CARLOTA COLEONE LIMA</text:p>
          </table:table-cell>
          <table:table-cell office:value-type="string" calcext:value-type="string">
            <text:p>42412072191</text:p>
          </table:table-cell>
          <table:table-cell table:formula="of:=INDEX([$Copart.$A$1:$Copart.$D$1048576];MATCH([.$B8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1143</text:p>
          </table:table-cell>
          <table:table-cell office:value-type="string" calcext:value-type="string">
            <text:p>LUCILENE CRISTINA BRAGA FABRI</text:p>
          </table:table-cell>
          <table:table-cell office:value-type="string" calcext:value-type="string">
            <text:p>27081855865</text:p>
          </table:table-cell>
          <table:table-cell table:formula="of:=INDEX([$Copart.$A$1:$Copart.$D$1048576];MATCH([.$B8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1168</text:p>
          </table:table-cell>
          <table:table-cell office:value-type="string" calcext:value-type="string">
            <text:p>IVANILDE APARECIDA CARRARA DIHEL</text:p>
          </table:table-cell>
          <table:table-cell office:value-type="string" calcext:value-type="string">
            <text:p>02778421823</text:p>
          </table:table-cell>
          <table:table-cell table:formula="of:=INDEX([$Copart.$A$1:$Copart.$D$1048576];MATCH([.$B8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1322</text:p>
          </table:table-cell>
          <table:table-cell office:value-type="string" calcext:value-type="string">
            <text:p>ROSANGELA DE FATIMA BENTO BOMBACH</text:p>
          </table:table-cell>
          <table:table-cell office:value-type="string" calcext:value-type="string">
            <text:p>17773798818</text:p>
          </table:table-cell>
          <table:table-cell table:formula="of:=INDEX([$Copart.$A$1:$Copart.$D$1048576];MATCH([.$B8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1339</text:p>
          </table:table-cell>
          <table:table-cell office:value-type="string" calcext:value-type="string">
            <text:p>YARA LETICIA CARNAUBA</text:p>
          </table:table-cell>
          <table:table-cell office:value-type="string" calcext:value-type="string">
            <text:p>17575789863</text:p>
          </table:table-cell>
          <table:table-cell table:formula="of:=INDEX([$Copart.$A$1:$Copart.$D$1048576];MATCH([.$B8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1644</text:p>
          </table:table-cell>
          <table:table-cell office:value-type="string" calcext:value-type="string">
            <text:p>CRISTIANE MARIA TREMOCOLDI</text:p>
          </table:table-cell>
          <table:table-cell office:value-type="string" calcext:value-type="string">
            <text:p>27270754802</text:p>
          </table:table-cell>
          <table:table-cell table:formula="of:=INDEX([$Copart.$A$1:$Copart.$D$1048576];MATCH([.$B8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2122</text:p>
          </table:table-cell>
          <table:table-cell office:value-type="string" calcext:value-type="string">
            <text:p>FERNANDA FERREIRA DE OLIVEIRA</text:p>
          </table:table-cell>
          <table:table-cell office:value-type="string" calcext:value-type="string">
            <text:p>32782873806</text:p>
          </table:table-cell>
          <table:table-cell table:formula="of:=INDEX([$Copart.$A$1:$Copart.$D$1048576];MATCH([.$B8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2452</text:p>
          </table:table-cell>
          <table:table-cell office:value-type="string" calcext:value-type="string">
            <text:p>ALESSANDRA SABRINA DA SILVA EVANGELISTA</text:p>
          </table:table-cell>
          <table:table-cell office:value-type="string" calcext:value-type="string">
            <text:p>22443755878</text:p>
          </table:table-cell>
          <table:table-cell table:formula="of:=INDEX([$Copart.$A$1:$Copart.$D$1048576];MATCH([.$B8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2733</text:p>
          </table:table-cell>
          <table:table-cell office:value-type="string" calcext:value-type="string">
            <text:p>FERNANDA PECCI LARA GATTO</text:p>
          </table:table-cell>
          <table:table-cell office:value-type="string" calcext:value-type="string">
            <text:p>19688575836</text:p>
          </table:table-cell>
          <table:table-cell table:formula="of:=INDEX([$Copart.$A$1:$Copart.$D$1048576];MATCH([.$B8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2835</text:p>
          </table:table-cell>
          <table:table-cell office:value-type="string" calcext:value-type="string">
            <text:p>ELAINE CRISTINA DE OLIVEIRA</text:p>
          </table:table-cell>
          <table:table-cell office:value-type="string" calcext:value-type="string">
            <text:p>25699346821</text:p>
          </table:table-cell>
          <table:table-cell table:formula="of:=INDEX([$Copart.$A$1:$Copart.$D$1048576];MATCH([.$B8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008</text:p>
          </table:table-cell>
          <table:table-cell office:value-type="string" calcext:value-type="string">
            <text:p>EDILENE MICHELE DE SOUZA</text:p>
          </table:table-cell>
          <table:table-cell office:value-type="string" calcext:value-type="string">
            <text:p>22292744813</text:p>
          </table:table-cell>
          <table:table-cell table:formula="of:=INDEX([$Copart.$A$1:$Copart.$D$1048576];MATCH([.$B8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081</text:p>
          </table:table-cell>
          <table:table-cell office:value-type="string" calcext:value-type="string">
            <text:p>DENISE GUEDES FORTUNATO DOS SANTOS</text:p>
          </table:table-cell>
          <table:table-cell office:value-type="string" calcext:value-type="string">
            <text:p>30128346809</text:p>
          </table:table-cell>
          <table:table-cell table:formula="of:=INDEX([$Copart.$A$1:$Copart.$D$1048576];MATCH([.$B8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285</text:p>
          </table:table-cell>
          <table:table-cell office:value-type="string" calcext:value-type="string">
            <text:p>PRISCILA PAVANELLO ZEM</text:p>
          </table:table-cell>
          <table:table-cell office:value-type="string" calcext:value-type="string">
            <text:p>22021010805</text:p>
          </table:table-cell>
          <table:table-cell table:formula="of:=INDEX([$Copart.$A$1:$Copart.$D$1048576];MATCH([.$B8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395</text:p>
          </table:table-cell>
          <table:table-cell office:value-type="string" calcext:value-type="string">
            <text:p>PAULA ADRIANA DA SILVA</text:p>
          </table:table-cell>
          <table:table-cell office:value-type="string" calcext:value-type="string">
            <text:p>22113602890</text:p>
          </table:table-cell>
          <table:table-cell table:formula="of:=INDEX([$Copart.$A$1:$Copart.$D$1048576];MATCH([.$B8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407</text:p>
          </table:table-cell>
          <table:table-cell office:value-type="string" calcext:value-type="string">
            <text:p>LUCIANA DI BENE RIZZI SCARLASSARI</text:p>
          </table:table-cell>
          <table:table-cell office:value-type="string" calcext:value-type="string">
            <text:p>17557286898</text:p>
          </table:table-cell>
          <table:table-cell table:formula="of:=INDEX([$Copart.$A$1:$Copart.$D$1048576];MATCH([.$B8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464</text:p>
          </table:table-cell>
          <table:table-cell office:value-type="string" calcext:value-type="string">
            <text:p>PATRICIA ALESSANDRA PALMA</text:p>
          </table:table-cell>
          <table:table-cell office:value-type="string" calcext:value-type="string">
            <text:p>26570902814</text:p>
          </table:table-cell>
          <table:table-cell table:formula="of:=INDEX([$Copart.$A$1:$Copart.$D$1048576];MATCH([.$B8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489</text:p>
          </table:table-cell>
          <table:table-cell office:value-type="string" calcext:value-type="string">
            <text:p>DANIELA DONIZETE RODRIGUES YAMANAKA</text:p>
          </table:table-cell>
          <table:table-cell office:value-type="string" calcext:value-type="string">
            <text:p>29513999874</text:p>
          </table:table-cell>
          <table:table-cell table:formula="of:=INDEX([$Copart.$A$1:$Copart.$D$1048576];MATCH([.$B8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692</text:p>
          </table:table-cell>
          <table:table-cell office:value-type="string" calcext:value-type="string">
            <text:p>LUCIANA DA COSTA MELLO</text:p>
          </table:table-cell>
          <table:table-cell office:value-type="string" calcext:value-type="string">
            <text:p>16064754877</text:p>
          </table:table-cell>
          <table:table-cell table:formula="of:=INDEX([$Copart.$A$1:$Copart.$D$1048576];MATCH([.$B8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753</text:p>
          </table:table-cell>
          <table:table-cell office:value-type="string" calcext:value-type="string">
            <text:p>MARIA ANGELICA SPIRONELLO</text:p>
          </table:table-cell>
          <table:table-cell office:value-type="string" calcext:value-type="string">
            <text:p>09584280856</text:p>
          </table:table-cell>
          <table:table-cell table:formula="of:=INDEX([$Copart.$A$1:$Copart.$D$1048576];MATCH([.$B8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814</text:p>
          </table:table-cell>
          <table:table-cell office:value-type="string" calcext:value-type="string">
            <text:p>ELAINE BIGATON</text:p>
          </table:table-cell>
          <table:table-cell office:value-type="string" calcext:value-type="string">
            <text:p>12332036814</text:p>
          </table:table-cell>
          <table:table-cell table:formula="of:=INDEX([$Copart.$A$1:$Copart.$D$1048576];MATCH([.$B8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3949</text:p>
          </table:table-cell>
          <table:table-cell office:value-type="string" calcext:value-type="string">
            <text:p>HELOISE FRANCINE GRONO GIBIN</text:p>
          </table:table-cell>
          <table:table-cell office:value-type="string" calcext:value-type="string">
            <text:p>28184565844</text:p>
          </table:table-cell>
          <table:table-cell table:formula="of:=INDEX([$Copart.$A$1:$Copart.$D$1048576];MATCH([.$B8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113</text:p>
          </table:table-cell>
          <table:table-cell office:value-type="string" calcext:value-type="string">
            <text:p>ALISON EVELINE PADUAN</text:p>
          </table:table-cell>
          <table:table-cell office:value-type="string" calcext:value-type="string">
            <text:p>19170112886</text:p>
          </table:table-cell>
          <table:table-cell table:formula="of:=INDEX([$Copart.$A$1:$Copart.$D$1048576];MATCH([.$B8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121</text:p>
          </table:table-cell>
          <table:table-cell office:value-type="string" calcext:value-type="string">
            <text:p>CLAUDIA ANDREIA PEREIRA DE GOES</text:p>
          </table:table-cell>
          <table:table-cell office:value-type="string" calcext:value-type="string">
            <text:p>19702275830</text:p>
          </table:table-cell>
          <table:table-cell table:formula="of:=INDEX([$Copart.$A$1:$Copart.$D$1048576];MATCH([.$B8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264</text:p>
          </table:table-cell>
          <table:table-cell office:value-type="string" calcext:value-type="string">
            <text:p>JULIANA MORAES E SILVA ROCHA</text:p>
          </table:table-cell>
          <table:table-cell office:value-type="string" calcext:value-type="string">
            <text:p>31055368841</text:p>
          </table:table-cell>
          <table:table-cell table:formula="of:=INDEX([$Copart.$A$1:$Copart.$D$1048576];MATCH([.$B8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358</text:p>
          </table:table-cell>
          <table:table-cell office:value-type="string" calcext:value-type="string">
            <text:p>FLAVIA REGINA DA COSTA BICUDO</text:p>
          </table:table-cell>
          <table:table-cell office:value-type="string" calcext:value-type="string">
            <text:p>26567477830</text:p>
          </table:table-cell>
          <table:table-cell table:formula="of:=INDEX([$Copart.$A$1:$Copart.$D$1048576];MATCH([.$B8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504</text:p>
          </table:table-cell>
          <table:table-cell office:value-type="string" calcext:value-type="string">
            <text:p>TAMARA FERNANDA LOPES SILVA BARBOSA</text:p>
          </table:table-cell>
          <table:table-cell office:value-type="string" calcext:value-type="string">
            <text:p>27873777855</text:p>
          </table:table-cell>
          <table:table-cell table:formula="of:=INDEX([$Copart.$A$1:$Copart.$D$1048576];MATCH([.$B8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757</text:p>
          </table:table-cell>
          <table:table-cell office:value-type="string" calcext:value-type="string">
            <text:p>LIVIA ROCHA MARTINS</text:p>
          </table:table-cell>
          <table:table-cell office:value-type="string" calcext:value-type="string">
            <text:p>30147171857</text:p>
          </table:table-cell>
          <table:table-cell table:formula="of:=INDEX([$Copart.$A$1:$Copart.$D$1048576];MATCH([.$B8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4826</text:p>
          </table:table-cell>
          <table:table-cell office:value-type="string" calcext:value-type="string">
            <text:p>DANIELA APARECIDA FAULIM</text:p>
          </table:table-cell>
          <table:table-cell office:value-type="string" calcext:value-type="string">
            <text:p>26338901804</text:p>
          </table:table-cell>
          <table:table-cell table:formula="of:=INDEX([$Copart.$A$1:$Copart.$D$1048576];MATCH([.$B8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243</text:p>
          </table:table-cell>
          <table:table-cell office:value-type="string" calcext:value-type="string">
            <text:p>FERNANDO ARDIANE</text:p>
          </table:table-cell>
          <table:table-cell office:value-type="string" calcext:value-type="string">
            <text:p>26558582805</text:p>
          </table:table-cell>
          <table:table-cell table:formula="of:=INDEX([$Copart.$A$1:$Copart.$D$1048576];MATCH([.$B8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268</text:p>
          </table:table-cell>
          <table:table-cell office:value-type="string" calcext:value-type="string">
            <text:p>GIL MARCIO DE PAULO</text:p>
          </table:table-cell>
          <table:table-cell office:value-type="string" calcext:value-type="string">
            <text:p>29752584888</text:p>
          </table:table-cell>
          <table:table-cell table:formula="of:=INDEX([$Copart.$A$1:$Copart.$D$1048576];MATCH([.$B8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422</text:p>
          </table:table-cell>
          <table:table-cell office:value-type="string" calcext:value-type="string">
            <text:p>PAULO SERGIO LOZANO</text:p>
          </table:table-cell>
          <table:table-cell office:value-type="string" calcext:value-type="string">
            <text:p>11550230808</text:p>
          </table:table-cell>
          <table:table-cell table:formula="of:=INDEX([$Copart.$A$1:$Copart.$D$1048576];MATCH([.$B8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463</text:p>
          </table:table-cell>
          <table:table-cell office:value-type="string" calcext:value-type="string">
            <text:p>VIVIANE CRISTINA DA SILVA MARTINS</text:p>
          </table:table-cell>
          <table:table-cell office:value-type="string" calcext:value-type="string">
            <text:p>30753510839</text:p>
          </table:table-cell>
          <table:table-cell table:formula="of:=INDEX([$Copart.$A$1:$Copart.$D$1048576];MATCH([.$B8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711</text:p>
          </table:table-cell>
          <table:table-cell office:value-type="string" calcext:value-type="string">
            <text:p>GLAUCIA FERNANDA GALANI GASPARINO</text:p>
          </table:table-cell>
          <table:table-cell office:value-type="string" calcext:value-type="string">
            <text:p>11005655820</text:p>
          </table:table-cell>
          <table:table-cell table:formula="of:=INDEX([$Copart.$A$1:$Copart.$D$1048576];MATCH([.$B8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821</text:p>
          </table:table-cell>
          <table:table-cell office:value-type="string" calcext:value-type="string">
            <text:p>REGIANE DOS SANTOS VIEIRA SETTEN</text:p>
          </table:table-cell>
          <table:table-cell office:value-type="string" calcext:value-type="string">
            <text:p>28450089883</text:p>
          </table:table-cell>
          <table:table-cell table:formula="of:=INDEX([$Copart.$A$1:$Copart.$D$1048576];MATCH([.$B8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5907</text:p>
          </table:table-cell>
          <table:table-cell office:value-type="string" calcext:value-type="string">
            <text:p>CRISTIANE ANGELA DA ROSA NUNES</text:p>
          </table:table-cell>
          <table:table-cell office:value-type="string" calcext:value-type="string">
            <text:p>13185825802</text:p>
          </table:table-cell>
          <table:table-cell table:formula="of:=INDEX([$Copart.$A$1:$Copart.$D$1048576];MATCH([.$B8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186</text:p>
          </table:table-cell>
          <table:table-cell office:value-type="string" calcext:value-type="string">
            <text:p>SILVANA DE FATIMA LOPES SILVA</text:p>
          </table:table-cell>
          <table:table-cell office:value-type="string" calcext:value-type="string">
            <text:p>06758879844</text:p>
          </table:table-cell>
          <table:table-cell table:formula="of:=INDEX([$Copart.$A$1:$Copart.$D$1048576];MATCH([.$B8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247</text:p>
          </table:table-cell>
          <table:table-cell office:value-type="string" calcext:value-type="string">
            <text:p>ADRIANA APARECIDA GODOY</text:p>
          </table:table-cell>
          <table:table-cell office:value-type="string" calcext:value-type="string">
            <text:p>09578727801</text:p>
          </table:table-cell>
          <table:table-cell table:formula="of:=INDEX([$Copart.$A$1:$Copart.$D$1048576];MATCH([.$B8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381</text:p>
          </table:table-cell>
          <table:table-cell office:value-type="string" calcext:value-type="string">
            <text:p>GISLAINE APARECIDA THOMAZINI</text:p>
          </table:table-cell>
          <table:table-cell office:value-type="string" calcext:value-type="string">
            <text:p>26222254829</text:p>
          </table:table-cell>
          <table:table-cell table:formula="of:=INDEX([$Copart.$A$1:$Copart.$D$1048576];MATCH([.$B8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398</text:p>
          </table:table-cell>
          <table:table-cell office:value-type="string" calcext:value-type="string">
            <text:p>JOSEANE OLIVEIRA</text:p>
          </table:table-cell>
          <table:table-cell office:value-type="string" calcext:value-type="string">
            <text:p>28984629855</text:p>
          </table:table-cell>
          <table:table-cell table:formula="of:=INDEX([$Copart.$A$1:$Copart.$D$1048576];MATCH([.$B8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723</text:p>
          </table:table-cell>
          <table:table-cell office:value-type="string" calcext:value-type="string">
            <text:p>FERNANDO OLIVEIRA DA CRUZ</text:p>
          </table:table-cell>
          <table:table-cell office:value-type="string" calcext:value-type="string">
            <text:p>04099497879</text:p>
          </table:table-cell>
          <table:table-cell table:formula="of:=INDEX([$Copart.$A$1:$Copart.$D$1048576];MATCH([.$B8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6797</text:p>
          </table:table-cell>
          <table:table-cell office:value-type="string" calcext:value-type="string">
            <text:p>ANDREIA CARDOSO SPADA</text:p>
          </table:table-cell>
          <table:table-cell office:value-type="string" calcext:value-type="string">
            <text:p>27861962806</text:p>
          </table:table-cell>
          <table:table-cell table:formula="of:=INDEX([$Copart.$A$1:$Copart.$D$1048576];MATCH([.$B8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124</text:p>
          </table:table-cell>
          <table:table-cell office:value-type="string" calcext:value-type="string">
            <text:p>CARMEN BERMEJO RECAMAN</text:p>
          </table:table-cell>
          <table:table-cell office:value-type="string" calcext:value-type="string">
            <text:p>01078635889</text:p>
          </table:table-cell>
          <table:table-cell table:formula="of:=INDEX([$Copart.$A$1:$Copart.$D$1048576];MATCH([.$B8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132</text:p>
          </table:table-cell>
          <table:table-cell office:value-type="string" calcext:value-type="string">
            <text:p>CLAUDINEIA APARECIDA FERREIRA SILVA</text:p>
          </table:table-cell>
          <table:table-cell office:value-type="string" calcext:value-type="string">
            <text:p>16074233837</text:p>
          </table:table-cell>
          <table:table-cell table:formula="of:=INDEX([$Copart.$A$1:$Copart.$D$1048576];MATCH([.$B8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157</text:p>
          </table:table-cell>
          <table:table-cell office:value-type="string" calcext:value-type="string">
            <text:p>EDNEA NASCIMENTO FERREIRA TOLEDO</text:p>
          </table:table-cell>
          <table:table-cell office:value-type="string" calcext:value-type="string">
            <text:p>16558696800</text:p>
          </table:table-cell>
          <table:table-cell table:formula="of:=INDEX([$Copart.$A$1:$Copart.$D$1048576];MATCH([.$B8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181</text:p>
          </table:table-cell>
          <table:table-cell office:value-type="string" calcext:value-type="string">
            <text:p>ELOISA DE JESUS PINSON</text:p>
          </table:table-cell>
          <table:table-cell office:value-type="string" calcext:value-type="string">
            <text:p>16790683852</text:p>
          </table:table-cell>
          <table:table-cell table:formula="of:=INDEX([$Copart.$A$1:$Copart.$D$1048576];MATCH([.$B8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336</text:p>
          </table:table-cell>
          <table:table-cell office:value-type="string" calcext:value-type="string">
            <text:p>PATRICIA FERNANDA PERES</text:p>
          </table:table-cell>
          <table:table-cell office:value-type="string" calcext:value-type="string">
            <text:p>25370551871</text:p>
          </table:table-cell>
          <table:table-cell table:formula="of:=INDEX([$Copart.$A$1:$Copart.$D$1048576];MATCH([.$B8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641</text:p>
          </table:table-cell>
          <table:table-cell office:value-type="string" calcext:value-type="string">
            <text:p>VAGNER DE OLIVEIRA FERREIRA</text:p>
          </table:table-cell>
          <table:table-cell office:value-type="string" calcext:value-type="string">
            <text:p>02779485841</text:p>
          </table:table-cell>
          <table:table-cell table:formula="of:=INDEX([$Copart.$A$1:$Copart.$D$1048576];MATCH([.$B8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666</text:p>
          </table:table-cell>
          <table:table-cell office:value-type="string" calcext:value-type="string">
            <text:p>VANESSA ELOISA ASSARICE</text:p>
          </table:table-cell>
          <table:table-cell office:value-type="string" calcext:value-type="string">
            <text:p>19208070808</text:p>
          </table:table-cell>
          <table:table-cell table:formula="of:=INDEX([$Copart.$A$1:$Copart.$D$1048576];MATCH([.$B8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776</text:p>
          </table:table-cell>
          <table:table-cell office:value-type="string" calcext:value-type="string">
            <text:p>LUCIANA APARECIDA CORREIA MACHADO</text:p>
          </table:table-cell>
          <table:table-cell office:value-type="string" calcext:value-type="string">
            <text:p>12358616869</text:p>
          </table:table-cell>
          <table:table-cell table:formula="of:=INDEX([$Copart.$A$1:$Copart.$D$1048576];MATCH([.$B8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853</text:p>
          </table:table-cell>
          <table:table-cell office:value-type="string" calcext:value-type="string">
            <text:p>CLEIDE MOTA JURADO MARTINS DA ROCHA</text:p>
          </table:table-cell>
          <table:table-cell office:value-type="string" calcext:value-type="string">
            <text:p>12543523847</text:p>
          </table:table-cell>
          <table:table-cell table:formula="of:=INDEX([$Copart.$A$1:$Copart.$D$1048576];MATCH([.$B8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7906</text:p>
          </table:table-cell>
          <table:table-cell office:value-type="string" calcext:value-type="string">
            <text:p>SHIRLEINE NAZARETO</text:p>
          </table:table-cell>
          <table:table-cell office:value-type="string" calcext:value-type="string">
            <text:p>15476906827</text:p>
          </table:table-cell>
          <table:table-cell table:formula="of:=INDEX([$Copart.$A$1:$Copart.$D$1048576];MATCH([.$B8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8629</text:p>
          </table:table-cell>
          <table:table-cell office:value-type="string" calcext:value-type="string">
            <text:p>JOSE MARIO SIMOES DE AGUIRRE</text:p>
          </table:table-cell>
          <table:table-cell office:value-type="string" calcext:value-type="string">
            <text:p>21620615894</text:p>
          </table:table-cell>
          <table:table-cell table:formula="of:=INDEX([$Copart.$A$1:$Copart.$D$1048576];MATCH([.$B8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8686</text:p>
          </table:table-cell>
          <table:table-cell office:value-type="string" calcext:value-type="string">
            <text:p>JOAO CRISTIANO DOS SANTOS</text:p>
          </table:table-cell>
          <table:table-cell office:value-type="string" calcext:value-type="string">
            <text:p>25960898829</text:p>
          </table:table-cell>
          <table:table-cell table:formula="of:=INDEX([$Copart.$A$1:$Copart.$D$1048576];MATCH([.$B8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8832</text:p>
          </table:table-cell>
          <table:table-cell office:value-type="string" calcext:value-type="string">
            <text:p>JULIANA REGINA DOS SANTOS</text:p>
          </table:table-cell>
          <table:table-cell office:value-type="string" calcext:value-type="string">
            <text:p>30388183802</text:p>
          </table:table-cell>
          <table:table-cell table:formula="of:=INDEX([$Copart.$A$1:$Copart.$D$1048576];MATCH([.$B8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9209</text:p>
          </table:table-cell>
          <table:table-cell office:value-type="string" calcext:value-type="string">
            <text:p>KELLI ALEXANDRA JACOBINO</text:p>
          </table:table-cell>
          <table:table-cell office:value-type="string" calcext:value-type="string">
            <text:p>17763904828</text:p>
          </table:table-cell>
          <table:table-cell table:formula="of:=INDEX([$Copart.$A$1:$Copart.$D$1048576];MATCH([.$B8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59995</text:p>
          </table:table-cell>
          <table:table-cell office:value-type="string" calcext:value-type="string">
            <text:p>ELIANA CRISTINA DE OLIVEIRA</text:p>
          </table:table-cell>
          <table:table-cell office:value-type="string" calcext:value-type="string">
            <text:p>17773494860</text:p>
          </table:table-cell>
          <table:table-cell table:formula="of:=INDEX([$Copart.$A$1:$Copart.$D$1048576];MATCH([.$B8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264</text:p>
          </table:table-cell>
          <table:table-cell office:value-type="string" calcext:value-type="string">
            <text:p>CREUSA SANTOS BARBOSA FERRAZ</text:p>
          </table:table-cell>
          <table:table-cell office:value-type="string" calcext:value-type="string">
            <text:p>10994630840</text:p>
          </table:table-cell>
          <table:table-cell table:formula="of:=INDEX([$Copart.$A$1:$Copart.$D$1048576];MATCH([.$B8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272</text:p>
          </table:table-cell>
          <table:table-cell office:value-type="string" calcext:value-type="string">
            <text:p>LUCIANA FRIAS</text:p>
          </table:table-cell>
          <table:table-cell office:value-type="string" calcext:value-type="string">
            <text:p>16075984852</text:p>
          </table:table-cell>
          <table:table-cell table:formula="of:=INDEX([$Copart.$A$1:$Copart.$D$1048576];MATCH([.$B8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341</text:p>
          </table:table-cell>
          <table:table-cell office:value-type="string" calcext:value-type="string">
            <text:p>BRUNO ROBERTO ARIEDE</text:p>
          </table:table-cell>
          <table:table-cell office:value-type="string" calcext:value-type="string">
            <text:p>26864418871</text:p>
          </table:table-cell>
          <table:table-cell table:formula="of:=INDEX([$Copart.$A$1:$Copart.$D$1048576];MATCH([.$B8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435</text:p>
          </table:table-cell>
          <table:table-cell office:value-type="string" calcext:value-type="string">
            <text:p>FAGNER ALEXANDRE RIBEIRO</text:p>
          </table:table-cell>
          <table:table-cell office:value-type="string" calcext:value-type="string">
            <text:p>32200526814</text:p>
          </table:table-cell>
          <table:table-cell table:formula="of:=INDEX([$Copart.$A$1:$Copart.$D$1048576];MATCH([.$B8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671</text:p>
          </table:table-cell>
          <table:table-cell office:value-type="string" calcext:value-type="string">
            <text:p>RENATA CARVALHO MEYER</text:p>
          </table:table-cell>
          <table:table-cell office:value-type="string" calcext:value-type="string">
            <text:p>16071595894</text:p>
          </table:table-cell>
          <table:table-cell table:formula="of:=INDEX([$Copart.$A$1:$Copart.$D$1048576];MATCH([.$B8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732</text:p>
          </table:table-cell>
          <table:table-cell office:value-type="string" calcext:value-type="string">
            <text:p>WILLIAN JOSE SANTOS JUNIOR</text:p>
          </table:table-cell>
          <table:table-cell office:value-type="string" calcext:value-type="string">
            <text:p>28624877830</text:p>
          </table:table-cell>
          <table:table-cell table:formula="of:=INDEX([$Copart.$A$1:$Copart.$D$1048576];MATCH([.$B8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801</text:p>
          </table:table-cell>
          <table:table-cell office:value-type="string" calcext:value-type="string">
            <text:p>EMERSON DA SILVA VACCHI</text:p>
          </table:table-cell>
          <table:table-cell office:value-type="string" calcext:value-type="string">
            <text:p>32507241810</text:p>
          </table:table-cell>
          <table:table-cell table:formula="of:=INDEX([$Copart.$A$1:$Copart.$D$1048576];MATCH([.$B8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0875</text:p>
          </table:table-cell>
          <table:table-cell office:value-type="string" calcext:value-type="string">
            <text:p>ELAINE CRISTINA VITTI BORGES</text:p>
          </table:table-cell>
          <table:table-cell office:value-type="string" calcext:value-type="string">
            <text:p>21599779854</text:p>
          </table:table-cell>
          <table:table-cell table:formula="of:=INDEX([$Copart.$A$1:$Copart.$D$1048576];MATCH([.$B8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089</text:p>
          </table:table-cell>
          <table:table-cell office:value-type="string" calcext:value-type="string">
            <text:p>MARIANA CARLA DE MOURA VALENTIM</text:p>
          </table:table-cell>
          <table:table-cell office:value-type="string" calcext:value-type="string">
            <text:p>31409351882</text:p>
          </table:table-cell>
          <table:table-cell table:formula="of:=INDEX([$Copart.$A$1:$Copart.$D$1048576];MATCH([.$B8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097</text:p>
          </table:table-cell>
          <table:table-cell office:value-type="string" calcext:value-type="string">
            <text:p>MARCOS ANTONIO DOMINGUES</text:p>
          </table:table-cell>
          <table:table-cell office:value-type="string" calcext:value-type="string">
            <text:p>10994512805</text:p>
          </table:table-cell>
          <table:table-cell table:formula="of:=INDEX([$Copart.$A$1:$Copart.$D$1048576];MATCH([.$B8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251</text:p>
          </table:table-cell>
          <table:table-cell office:value-type="string" calcext:value-type="string">
            <text:p>JUNIA FERREIRA RODRIGUES</text:p>
          </table:table-cell>
          <table:table-cell office:value-type="string" calcext:value-type="string">
            <text:p>22214710833</text:p>
          </table:table-cell>
          <table:table-cell table:formula="of:=INDEX([$Copart.$A$1:$Copart.$D$1048576];MATCH([.$B8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471</text:p>
          </table:table-cell>
          <table:table-cell office:value-type="string" calcext:value-type="string">
            <text:p>TELMA APARECIDA DE ALMEIDA TARDI</text:p>
          </table:table-cell>
          <table:table-cell office:value-type="string" calcext:value-type="string">
            <text:p>11093826851</text:p>
          </table:table-cell>
          <table:table-cell table:formula="of:=INDEX([$Copart.$A$1:$Copart.$D$1048576];MATCH([.$B9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488</text:p>
          </table:table-cell>
          <table:table-cell office:value-type="string" calcext:value-type="string">
            <text:p>VALERIA APARECIDA DOIMO</text:p>
          </table:table-cell>
          <table:table-cell office:value-type="string" calcext:value-type="string">
            <text:p>25630668838</text:p>
          </table:table-cell>
          <table:table-cell table:formula="of:=INDEX([$Copart.$A$1:$Copart.$D$1048576];MATCH([.$B9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565</text:p>
          </table:table-cell>
          <table:table-cell office:value-type="string" calcext:value-type="string">
            <text:p>JACKELINE MURBACH VIEIRA LIGO GOLDSCHMIDT</text:p>
          </table:table-cell>
          <table:table-cell office:value-type="string" calcext:value-type="string">
            <text:p>32943781819</text:p>
          </table:table-cell>
          <table:table-cell table:formula="of:=INDEX([$Copart.$A$1:$Copart.$D$1048576];MATCH([.$B9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862</text:p>
          </table:table-cell>
          <table:table-cell office:value-type="string" calcext:value-type="string">
            <text:p>VALDIRENE ALVES DA SILVA</text:p>
          </table:table-cell>
          <table:table-cell office:value-type="string" calcext:value-type="string">
            <text:p>46250549315</text:p>
          </table:table-cell>
          <table:table-cell table:formula="of:=INDEX([$Copart.$A$1:$Copart.$D$1048576];MATCH([.$B9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964</text:p>
          </table:table-cell>
          <table:table-cell office:value-type="string" calcext:value-type="string">
            <text:p>MARISSOL SANCHES BERNO</text:p>
          </table:table-cell>
          <table:table-cell office:value-type="string" calcext:value-type="string">
            <text:p>19162112830</text:p>
          </table:table-cell>
          <table:table-cell table:formula="of:=INDEX([$Copart.$A$1:$Copart.$D$1048576];MATCH([.$B9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1989</text:p>
          </table:table-cell>
          <table:table-cell office:value-type="string" calcext:value-type="string">
            <text:p>PATRICIA APARECIDA RAGAZZI SANCHEZ</text:p>
          </table:table-cell>
          <table:table-cell office:value-type="string" calcext:value-type="string">
            <text:p>29285344828</text:p>
          </table:table-cell>
          <table:table-cell table:formula="of:=INDEX([$Copart.$A$1:$Copart.$D$1048576];MATCH([.$B9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027</text:p>
          </table:table-cell>
          <table:table-cell office:value-type="string" calcext:value-type="string">
            <text:p>ALINE APARECIDA BRITO BESERRA</text:p>
          </table:table-cell>
          <table:table-cell office:value-type="string" calcext:value-type="string">
            <text:p>04240451418</text:p>
          </table:table-cell>
          <table:table-cell table:formula="of:=INDEX([$Copart.$A$1:$Copart.$D$1048576];MATCH([.$B9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324</text:p>
          </table:table-cell>
          <table:table-cell office:value-type="string" calcext:value-type="string">
            <text:p>LUIS EDSON DE BARROS</text:p>
          </table:table-cell>
          <table:table-cell office:value-type="string" calcext:value-type="string">
            <text:p>27375383863</text:p>
          </table:table-cell>
          <table:table-cell table:formula="of:=INDEX([$Copart.$A$1:$Copart.$D$1048576];MATCH([.$B9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332</text:p>
          </table:table-cell>
          <table:table-cell office:value-type="string" calcext:value-type="string">
            <text:p>MICHELE ANTUNES DELVAJE</text:p>
          </table:table-cell>
          <table:table-cell office:value-type="string" calcext:value-type="string">
            <text:p>30206822820</text:p>
          </table:table-cell>
          <table:table-cell table:formula="of:=INDEX([$Copart.$A$1:$Copart.$D$1048576];MATCH([.$B9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401</text:p>
          </table:table-cell>
          <table:table-cell office:value-type="string" calcext:value-type="string">
            <text:p>ANA LUCIA MATRIZ</text:p>
          </table:table-cell>
          <table:table-cell office:value-type="string" calcext:value-type="string">
            <text:p>10714909823</text:p>
          </table:table-cell>
          <table:table-cell table:formula="of:=INDEX([$Copart.$A$1:$Copart.$D$1048576];MATCH([.$B9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442</text:p>
          </table:table-cell>
          <table:table-cell office:value-type="string" calcext:value-type="string">
            <text:p>EVERTON AMARO DE SOUZA</text:p>
          </table:table-cell>
          <table:table-cell office:value-type="string" calcext:value-type="string">
            <text:p>92445349591</text:p>
          </table:table-cell>
          <table:table-cell table:formula="of:=INDEX([$Copart.$A$1:$Copart.$D$1048576];MATCH([.$B9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593</text:p>
          </table:table-cell>
          <table:table-cell office:value-type="string" calcext:value-type="string">
            <text:p>SIDNEY JULIO SANROMAN BERNARDES</text:p>
          </table:table-cell>
          <table:table-cell office:value-type="string" calcext:value-type="string">
            <text:p>31024755827</text:p>
          </table:table-cell>
          <table:table-cell table:formula="of:=INDEX([$Copart.$A$1:$Copart.$D$1048576];MATCH([.$B9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605</text:p>
          </table:table-cell>
          <table:table-cell office:value-type="string" calcext:value-type="string">
            <text:p>MARIA JOSE CAMPOS PIACENTINI</text:p>
          </table:table-cell>
          <table:table-cell office:value-type="string" calcext:value-type="string">
            <text:p>94973601772</text:p>
          </table:table-cell>
          <table:table-cell table:formula="of:=INDEX([$Copart.$A$1:$Copart.$D$1048576];MATCH([.$B9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2951</text:p>
          </table:table-cell>
          <table:table-cell office:value-type="string" calcext:value-type="string">
            <text:p>MICHELA CRISTINA CRISTOFOLETTI</text:p>
          </table:table-cell>
          <table:table-cell office:value-type="string" calcext:value-type="string">
            <text:p>25238030894</text:p>
          </table:table-cell>
          <table:table-cell table:formula="of:=INDEX([$Copart.$A$1:$Copart.$D$1048576];MATCH([.$B9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3377</text:p>
          </table:table-cell>
          <table:table-cell office:value-type="string" calcext:value-type="string">
            <text:p>SILENE SILVA FRANCA</text:p>
          </table:table-cell>
          <table:table-cell office:value-type="string" calcext:value-type="string">
            <text:p>15537037823</text:p>
          </table:table-cell>
          <table:table-cell table:formula="of:=INDEX([$Copart.$A$1:$Copart.$D$1048576];MATCH([.$B9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3609</text:p>
          </table:table-cell>
          <table:table-cell office:value-type="string" calcext:value-type="string">
            <text:p>CLAUDIA AZEVEDO DOS SANTOS</text:p>
          </table:table-cell>
          <table:table-cell office:value-type="string" calcext:value-type="string">
            <text:p>01169450520</text:p>
          </table:table-cell>
          <table:table-cell table:formula="of:=INDEX([$Copart.$A$1:$Copart.$D$1048576];MATCH([.$B9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3682</text:p>
          </table:table-cell>
          <table:table-cell office:value-type="string" calcext:value-type="string">
            <text:p>ADRIANA MARIA NICOLAU</text:p>
          </table:table-cell>
          <table:table-cell office:value-type="string" calcext:value-type="string">
            <text:p>27494234810</text:p>
          </table:table-cell>
          <table:table-cell table:formula="of:=INDEX([$Copart.$A$1:$Copart.$D$1048576];MATCH([.$B9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059</text:p>
          </table:table-cell>
          <table:table-cell office:value-type="string" calcext:value-type="string">
            <text:p>MIRIAM BEZERRA TIMBO</text:p>
          </table:table-cell>
          <table:table-cell office:value-type="string" calcext:value-type="string">
            <text:p>30105236888</text:p>
          </table:table-cell>
          <table:table-cell table:formula="of:=INDEX([$Copart.$A$1:$Copart.$D$1048576];MATCH([.$B9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152</text:p>
          </table:table-cell>
          <table:table-cell office:value-type="string" calcext:value-type="string">
            <text:p>EZILDE DENISE PRESSUTTO VIEIRA</text:p>
          </table:table-cell>
          <table:table-cell office:value-type="string" calcext:value-type="string">
            <text:p>11543783813</text:p>
          </table:table-cell>
          <table:table-cell table:formula="of:=INDEX([$Copart.$A$1:$Copart.$D$1048576];MATCH([.$B9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425</text:p>
          </table:table-cell>
          <table:table-cell office:value-type="string" calcext:value-type="string">
            <text:p>BRUNO FRANCISCO SARACENE DOS SANTOS</text:p>
          </table:table-cell>
          <table:table-cell office:value-type="string" calcext:value-type="string">
            <text:p>38335803803</text:p>
          </table:table-cell>
          <table:table-cell table:formula="of:=INDEX([$Copart.$A$1:$Copart.$D$1048576];MATCH([.$B9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535</text:p>
          </table:table-cell>
          <table:table-cell office:value-type="string" calcext:value-type="string">
            <text:p>MARIA ELISA ASSARICCI BARBOSA</text:p>
          </table:table-cell>
          <table:table-cell office:value-type="string" calcext:value-type="string">
            <text:p>13945600871</text:p>
          </table:table-cell>
          <table:table-cell table:formula="of:=INDEX([$Copart.$A$1:$Copart.$D$1048576];MATCH([.$B9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755</text:p>
          </table:table-cell>
          <table:table-cell office:value-type="string" calcext:value-type="string">
            <text:p>MARCO ANTONIO PEDRONETTI</text:p>
          </table:table-cell>
          <table:table-cell office:value-type="string" calcext:value-type="string">
            <text:p>12331746818</text:p>
          </table:table-cell>
          <table:table-cell table:formula="of:=INDEX([$Copart.$A$1:$Copart.$D$1048576];MATCH([.$B9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4808</text:p>
          </table:table-cell>
          <table:table-cell office:value-type="string" calcext:value-type="string">
            <text:p>MARCELO PEREIRA BARBOSA</text:p>
          </table:table-cell>
          <table:table-cell office:value-type="string" calcext:value-type="string">
            <text:p>02231666774</text:p>
          </table:table-cell>
          <table:table-cell table:formula="of:=INDEX([$Copart.$A$1:$Copart.$D$1048576];MATCH([.$B9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107</text:p>
          </table:table-cell>
          <table:table-cell office:value-type="string" calcext:value-type="string">
            <text:p>ISAURA STENICO</text:p>
          </table:table-cell>
          <table:table-cell office:value-type="string" calcext:value-type="string">
            <text:p>29447316883</text:p>
          </table:table-cell>
          <table:table-cell table:formula="of:=INDEX([$Copart.$A$1:$Copart.$D$1048576];MATCH([.$B9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172</text:p>
          </table:table-cell>
          <table:table-cell office:value-type="string" calcext:value-type="string">
            <text:p>DORIVAL FALETTI DOS SANTOS</text:p>
          </table:table-cell>
          <table:table-cell office:value-type="string" calcext:value-type="string">
            <text:p>15821695864</text:p>
          </table:table-cell>
          <table:table-cell table:formula="of:=INDEX([$Copart.$A$1:$Copart.$D$1048576];MATCH([.$B9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197</text:p>
          </table:table-cell>
          <table:table-cell office:value-type="string" calcext:value-type="string">
            <text:p>LUIZ GUSTAVO MALUF</text:p>
          </table:table-cell>
          <table:table-cell office:value-type="string" calcext:value-type="string">
            <text:p>33453885880</text:p>
          </table:table-cell>
          <table:table-cell table:formula="of:=INDEX([$Copart.$A$1:$Copart.$D$1048576];MATCH([.$B9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478</text:p>
          </table:table-cell>
          <table:table-cell office:value-type="string" calcext:value-type="string">
            <text:p>ALINE JULIANA JORGE SOARES BARBOSA VITTI</text:p>
          </table:table-cell>
          <table:table-cell office:value-type="string" calcext:value-type="string">
            <text:p>32135198803</text:p>
          </table:table-cell>
          <table:table-cell table:formula="of:=INDEX([$Copart.$A$1:$Copart.$D$1048576];MATCH([.$B9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657</text:p>
          </table:table-cell>
          <table:table-cell office:value-type="string" calcext:value-type="string">
            <text:p>TATIANA PEDROSO TELES</text:p>
          </table:table-cell>
          <table:table-cell office:value-type="string" calcext:value-type="string">
            <text:p>29288654895</text:p>
          </table:table-cell>
          <table:table-cell table:formula="of:=INDEX([$Copart.$A$1:$Copart.$D$1048576];MATCH([.$B9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885</text:p>
          </table:table-cell>
          <table:table-cell office:value-type="string" calcext:value-type="string">
            <text:p>ELCIO QUEIROZ COUTO</text:p>
          </table:table-cell>
          <table:table-cell office:value-type="string" calcext:value-type="string">
            <text:p>34968127880</text:p>
          </table:table-cell>
          <table:table-cell table:formula="of:=INDEX([$Copart.$A$1:$Copart.$D$1048576];MATCH([.$B9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5962</text:p>
          </table:table-cell>
          <table:table-cell office:value-type="string" calcext:value-type="string">
            <text:p>LUCELIA BRAGA MATOS</text:p>
          </table:table-cell>
          <table:table-cell office:value-type="string" calcext:value-type="string">
            <text:p>32276170808</text:p>
          </table:table-cell>
          <table:table-cell table:formula="of:=INDEX([$Copart.$A$1:$Copart.$D$1048576];MATCH([.$B9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6017</text:p>
          </table:table-cell>
          <table:table-cell office:value-type="string" calcext:value-type="string">
            <text:p>MARIANGELA DAVANSO VARGAS</text:p>
          </table:table-cell>
          <table:table-cell office:value-type="string" calcext:value-type="string">
            <text:p>19040187851</text:p>
          </table:table-cell>
          <table:table-cell table:formula="of:=INDEX([$Copart.$A$1:$Copart.$D$1048576];MATCH([.$B9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6025</text:p>
          </table:table-cell>
          <table:table-cell office:value-type="string" calcext:value-type="string">
            <text:p>REGINA APARECIDA DE AGUIAR</text:p>
          </table:table-cell>
          <table:table-cell office:value-type="string" calcext:value-type="string">
            <text:p>06764233888</text:p>
          </table:table-cell>
          <table:table-cell table:formula="of:=INDEX([$Copart.$A$1:$Copart.$D$1048576];MATCH([.$B9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6143</text:p>
          </table:table-cell>
          <table:table-cell office:value-type="string" calcext:value-type="string">
            <text:p>CLEIA MARCIA DA SILVA CAMARGO</text:p>
          </table:table-cell>
          <table:table-cell office:value-type="string" calcext:value-type="string">
            <text:p>24562204800</text:p>
          </table:table-cell>
          <table:table-cell table:formula="of:=INDEX([$Copart.$A$1:$Copart.$D$1048576];MATCH([.$B9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6518</text:p>
          </table:table-cell>
          <table:table-cell office:value-type="string" calcext:value-type="string">
            <text:p>RAUL NAVE PRATTI</text:p>
          </table:table-cell>
          <table:table-cell office:value-type="string" calcext:value-type="string">
            <text:p>38375833843</text:p>
          </table:table-cell>
          <table:table-cell table:formula="of:=INDEX([$Copart.$A$1:$Copart.$D$1048576];MATCH([.$B9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6917</text:p>
          </table:table-cell>
          <table:table-cell office:value-type="string" calcext:value-type="string">
            <text:p>ANDREA CRISTINA MARTINATTI SOUZA</text:p>
          </table:table-cell>
          <table:table-cell office:value-type="string" calcext:value-type="string">
            <text:p>32616489880</text:p>
          </table:table-cell>
          <table:table-cell table:formula="of:=INDEX([$Copart.$A$1:$Copart.$D$1048576];MATCH([.$B9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7216</text:p>
          </table:table-cell>
          <table:table-cell office:value-type="string" calcext:value-type="string">
            <text:p>HELEN PACHECO SPADOTI</text:p>
          </table:table-cell>
          <table:table-cell office:value-type="string" calcext:value-type="string">
            <text:p>25352825850</text:p>
          </table:table-cell>
          <table:table-cell table:formula="of:=INDEX([$Copart.$A$1:$Copart.$D$1048576];MATCH([.$B9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7452</text:p>
          </table:table-cell>
          <table:table-cell office:value-type="string" calcext:value-type="string">
            <text:p>ANA CAROLINA POZZI</text:p>
          </table:table-cell>
          <table:table-cell office:value-type="string" calcext:value-type="string">
            <text:p>28543417830</text:p>
          </table:table-cell>
          <table:table-cell table:formula="of:=INDEX([$Copart.$A$1:$Copart.$D$1048576];MATCH([.$B9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7579</text:p>
          </table:table-cell>
          <table:table-cell office:value-type="string" calcext:value-type="string">
            <text:p>PATRICIA PONTES</text:p>
          </table:table-cell>
          <table:table-cell office:value-type="string" calcext:value-type="string">
            <text:p>25891888890</text:p>
          </table:table-cell>
          <table:table-cell table:formula="of:=INDEX([$Copart.$A$1:$Copart.$D$1048576];MATCH([.$B9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7876</text:p>
          </table:table-cell>
          <table:table-cell office:value-type="string" calcext:value-type="string">
            <text:p>JOSELIA COSTA FRANZONI</text:p>
          </table:table-cell>
          <table:table-cell office:value-type="string" calcext:value-type="string">
            <text:p>43763936300</text:p>
          </table:table-cell>
          <table:table-cell table:formula="of:=INDEX([$Copart.$A$1:$Copart.$D$1048576];MATCH([.$B9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065</text:p>
          </table:table-cell>
          <table:table-cell office:value-type="string" calcext:value-type="string">
            <text:p>EDILEUSA YOSHIOKA DOS SANTOS PEREIRA</text:p>
          </table:table-cell>
          <table:table-cell office:value-type="string" calcext:value-type="string">
            <text:p>16790248846</text:p>
          </table:table-cell>
          <table:table-cell table:formula="of:=INDEX([$Copart.$A$1:$Copart.$D$1048576];MATCH([.$B9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338</text:p>
          </table:table-cell>
          <table:table-cell office:value-type="string" calcext:value-type="string">
            <text:p>WELLINGTON CORREIA PRAGA</text:p>
          </table:table-cell>
          <table:table-cell office:value-type="string" calcext:value-type="string">
            <text:p>73741493449</text:p>
          </table:table-cell>
          <table:table-cell table:formula="of:=INDEX([$Copart.$A$1:$Copart.$D$1048576];MATCH([.$B9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448</text:p>
          </table:table-cell>
          <table:table-cell office:value-type="string" calcext:value-type="string">
            <text:p>MARIA DO CARMO TUNUSSI</text:p>
          </table:table-cell>
          <table:table-cell office:value-type="string" calcext:value-type="string">
            <text:p>30147177898</text:p>
          </table:table-cell>
          <table:table-cell table:formula="of:=INDEX([$Copart.$A$1:$Copart.$D$1048576];MATCH([.$B9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599</text:p>
          </table:table-cell>
          <table:table-cell office:value-type="string" calcext:value-type="string">
            <text:p>SHIRLEY APARECIDA DOS SANTOS</text:p>
          </table:table-cell>
          <table:table-cell office:value-type="string" calcext:value-type="string">
            <text:p>11007568844</text:p>
          </table:table-cell>
          <table:table-cell table:formula="of:=INDEX([$Copart.$A$1:$Copart.$D$1048576];MATCH([.$B9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602</text:p>
          </table:table-cell>
          <table:table-cell office:value-type="string" calcext:value-type="string">
            <text:p>TELMA MARIA LICERRE PEREIRA</text:p>
          </table:table-cell>
          <table:table-cell office:value-type="string" calcext:value-type="string">
            <text:p>29147994894</text:p>
          </table:table-cell>
          <table:table-cell table:formula="of:=INDEX([$Copart.$A$1:$Copart.$D$1048576];MATCH([.$B9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8888</text:p>
          </table:table-cell>
          <table:table-cell office:value-type="string" calcext:value-type="string">
            <text:p>ANDREIA CLEMENTE</text:p>
          </table:table-cell>
          <table:table-cell office:value-type="string" calcext:value-type="string">
            <text:p>25383622888</text:p>
          </table:table-cell>
          <table:table-cell table:formula="of:=INDEX([$Copart.$A$1:$Copart.$D$1048576];MATCH([.$B9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003</text:p>
          </table:table-cell>
          <table:table-cell office:value-type="string" calcext:value-type="string">
            <text:p>ELIANA CRISTINA SIQUEIRA</text:p>
          </table:table-cell>
          <table:table-cell office:value-type="string" calcext:value-type="string">
            <text:p>06290271881</text:p>
          </table:table-cell>
          <table:table-cell table:formula="of:=INDEX([$Copart.$A$1:$Copart.$D$1048576];MATCH([.$B9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036</text:p>
          </table:table-cell>
          <table:table-cell office:value-type="string" calcext:value-type="string">
            <text:p>ELIANE REGINA COGO DE OLIVEIRA</text:p>
          </table:table-cell>
          <table:table-cell office:value-type="string" calcext:value-type="string">
            <text:p>19035899830</text:p>
          </table:table-cell>
          <table:table-cell table:formula="of:=INDEX([$Copart.$A$1:$Copart.$D$1048576];MATCH([.$B9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093</text:p>
          </table:table-cell>
          <table:table-cell office:value-type="string" calcext:value-type="string">
            <text:p>ELLEN ROBERTA CAMARGO OLIVEIRA</text:p>
          </table:table-cell>
          <table:table-cell office:value-type="string" calcext:value-type="string">
            <text:p>29157230870</text:p>
          </table:table-cell>
          <table:table-cell table:formula="of:=INDEX([$Copart.$A$1:$Copart.$D$1048576];MATCH([.$B9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121</text:p>
          </table:table-cell>
          <table:table-cell office:value-type="string" calcext:value-type="string">
            <text:p>EVELYN NOVELLO RICCO</text:p>
          </table:table-cell>
          <table:table-cell office:value-type="string" calcext:value-type="string">
            <text:p>30230105874</text:p>
          </table:table-cell>
          <table:table-cell table:formula="of:=INDEX([$Copart.$A$1:$Copart.$D$1048576];MATCH([.$B9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272</text:p>
          </table:table-cell>
          <table:table-cell office:value-type="string" calcext:value-type="string">
            <text:p>MARAISA ALVES DE REZENDE</text:p>
          </table:table-cell>
          <table:table-cell office:value-type="string" calcext:value-type="string">
            <text:p>32399636805</text:p>
          </table:table-cell>
          <table:table-cell table:formula="of:=INDEX([$Copart.$A$1:$Copart.$D$1048576];MATCH([.$B9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325</text:p>
          </table:table-cell>
          <table:table-cell office:value-type="string" calcext:value-type="string">
            <text:p>MARLIANE VASCONCELOS DE OLIVEIRA</text:p>
          </table:table-cell>
          <table:table-cell office:value-type="string" calcext:value-type="string">
            <text:p>31878761889</text:p>
          </table:table-cell>
          <table:table-cell table:formula="of:=INDEX([$Copart.$A$1:$Copart.$D$1048576];MATCH([.$B9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382</text:p>
          </table:table-cell>
          <table:table-cell office:value-type="string" calcext:value-type="string">
            <text:p>ROSANA FIGUEIREDO CUNHA</text:p>
          </table:table-cell>
          <table:table-cell office:value-type="string" calcext:value-type="string">
            <text:p>08350878835</text:p>
          </table:table-cell>
          <table:table-cell table:formula="of:=INDEX([$Copart.$A$1:$Copart.$D$1048576];MATCH([.$B9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504</text:p>
          </table:table-cell>
          <table:table-cell office:value-type="string" calcext:value-type="string">
            <text:p>CRISTIANE DE LOURDES PRUDENTE</text:p>
          </table:table-cell>
          <table:table-cell office:value-type="string" calcext:value-type="string">
            <text:p>26198229807</text:p>
          </table:table-cell>
          <table:table-cell table:formula="of:=INDEX([$Copart.$A$1:$Copart.$D$1048576];MATCH([.$B9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69826</text:p>
          </table:table-cell>
          <table:table-cell office:value-type="string" calcext:value-type="string">
            <text:p>ALEXANDRE DA SILVA TOBIAS</text:p>
          </table:table-cell>
          <table:table-cell office:value-type="string" calcext:value-type="string">
            <text:p>29555870870</text:p>
          </table:table-cell>
          <table:table-cell table:formula="of:=INDEX([$Copart.$A$1:$Copart.$D$1048576];MATCH([.$B9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0018</text:p>
          </table:table-cell>
          <table:table-cell office:value-type="string" calcext:value-type="string">
            <text:p>FABIANA CRISTINA DOS SANTOS</text:p>
          </table:table-cell>
          <table:table-cell office:value-type="string" calcext:value-type="string">
            <text:p>25498902808</text:p>
          </table:table-cell>
          <table:table-cell table:formula="of:=INDEX([$Copart.$A$1:$Copart.$D$1048576];MATCH([.$B9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0185</text:p>
          </table:table-cell>
          <table:table-cell office:value-type="string" calcext:value-type="string">
            <text:p>CARLOS ALBERTO CASADEI</text:p>
          </table:table-cell>
          <table:table-cell office:value-type="string" calcext:value-type="string">
            <text:p>25496325838</text:p>
          </table:table-cell>
          <table:table-cell table:formula="of:=INDEX([$Copart.$A$1:$Copart.$D$1048576];MATCH([.$B9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0246</text:p>
          </table:table-cell>
          <table:table-cell office:value-type="string" calcext:value-type="string">
            <text:p>ERICA LETICIA CARDOSO FERREIRA</text:p>
          </table:table-cell>
          <table:table-cell office:value-type="string" calcext:value-type="string">
            <text:p>26866093899</text:p>
          </table:table-cell>
          <table:table-cell table:formula="of:=INDEX([$Copart.$A$1:$Copart.$D$1048576];MATCH([.$B9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0714</text:p>
          </table:table-cell>
          <table:table-cell office:value-type="string" calcext:value-type="string">
            <text:p>SILVIA MAXIMO</text:p>
          </table:table-cell>
          <table:table-cell office:value-type="string" calcext:value-type="string">
            <text:p>15489155809</text:p>
          </table:table-cell>
          <table:table-cell table:formula="of:=INDEX([$Copart.$A$1:$Copart.$D$1048576];MATCH([.$B9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038</text:p>
          </table:table-cell>
          <table:table-cell office:value-type="string" calcext:value-type="string">
            <text:p>CLEONICE GOMES LIMA</text:p>
          </table:table-cell>
          <table:table-cell office:value-type="string" calcext:value-type="string">
            <text:p>19207354888</text:p>
          </table:table-cell>
          <table:table-cell table:formula="of:=INDEX([$Copart.$A$1:$Copart.$D$1048576];MATCH([.$B9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095</text:p>
          </table:table-cell>
          <table:table-cell office:value-type="string" calcext:value-type="string">
            <text:p>ROSANGELA APARECIDA MORAES BATISTA FELIX GONCALVES</text:p>
          </table:table-cell>
          <table:table-cell office:value-type="string" calcext:value-type="string">
            <text:p>18020868895</text:p>
          </table:table-cell>
          <table:table-cell table:formula="of:=INDEX([$Copart.$A$1:$Copart.$D$1048576];MATCH([.$B9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282</text:p>
          </table:table-cell>
          <table:table-cell office:value-type="string" calcext:value-type="string">
            <text:p>LUCIA DE CAMARGO DEL NERY</text:p>
          </table:table-cell>
          <table:table-cell office:value-type="string" calcext:value-type="string">
            <text:p>08606759805</text:p>
          </table:table-cell>
          <table:table-cell table:formula="of:=INDEX([$Copart.$A$1:$Copart.$D$1048576];MATCH([.$B9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478</text:p>
          </table:table-cell>
          <table:table-cell office:value-type="string" calcext:value-type="string">
            <text:p>SANDRA HELENA NUNES RODRIGUES PREVITALLI</text:p>
          </table:table-cell>
          <table:table-cell office:value-type="string" calcext:value-type="string">
            <text:p>11211422810</text:p>
          </table:table-cell>
          <table:table-cell table:formula="of:=INDEX([$Copart.$A$1:$Copart.$D$1048576];MATCH([.$B9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588</text:p>
          </table:table-cell>
          <table:table-cell office:value-type="string" calcext:value-type="string">
            <text:p>ALEXANDRE JOSE DE BRITO</text:p>
          </table:table-cell>
          <table:table-cell office:value-type="string" calcext:value-type="string">
            <text:p>31068934867</text:p>
          </table:table-cell>
          <table:table-cell table:formula="of:=INDEX([$Copart.$A$1:$Copart.$D$1048576];MATCH([.$B9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596</text:p>
          </table:table-cell>
          <table:table-cell office:value-type="string" calcext:value-type="string">
            <text:p>RICARDO MAGANHATO</text:p>
          </table:table-cell>
          <table:table-cell office:value-type="string" calcext:value-type="string">
            <text:p>27266742838</text:p>
          </table:table-cell>
          <table:table-cell table:formula="of:=INDEX([$Copart.$A$1:$Copart.$D$1048576];MATCH([.$B9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673</text:p>
          </table:table-cell>
          <table:table-cell office:value-type="string" calcext:value-type="string">
            <text:p>IRACILDES MARIA PEREZ DEMARCHI</text:p>
          </table:table-cell>
          <table:table-cell office:value-type="string" calcext:value-type="string">
            <text:p>02782140884</text:p>
          </table:table-cell>
          <table:table-cell table:formula="of:=INDEX([$Copart.$A$1:$Copart.$D$1048576];MATCH([.$B9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1767</text:p>
          </table:table-cell>
          <table:table-cell office:value-type="string" calcext:value-type="string">
            <text:p>REJANE MARIA TOGNI GOSO</text:p>
          </table:table-cell>
          <table:table-cell office:value-type="string" calcext:value-type="string">
            <text:p>12359961829</text:p>
          </table:table-cell>
          <table:table-cell table:formula="of:=INDEX([$Copart.$A$1:$Copart.$D$1048576];MATCH([.$B9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041</text:p>
          </table:table-cell>
          <table:table-cell office:value-type="string" calcext:value-type="string">
            <text:p>LILIAN MIEKO MINE</text:p>
          </table:table-cell>
          <table:table-cell office:value-type="string" calcext:value-type="string">
            <text:p>28546737860</text:p>
          </table:table-cell>
          <table:table-cell table:formula="of:=INDEX([$Copart.$A$1:$Copart.$D$1048576];MATCH([.$B9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135</text:p>
          </table:table-cell>
          <table:table-cell office:value-type="string" calcext:value-type="string">
            <text:p>REGINALDO SILVA DOS SANTOS</text:p>
          </table:table-cell>
          <table:table-cell office:value-type="string" calcext:value-type="string">
            <text:p>30936703814</text:p>
          </table:table-cell>
          <table:table-cell table:formula="of:=INDEX([$Copart.$A$1:$Copart.$D$1048576];MATCH([.$B9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286</text:p>
          </table:table-cell>
          <table:table-cell office:value-type="string" calcext:value-type="string">
            <text:p>RENATA CRISTINA CAMPIONI</text:p>
          </table:table-cell>
          <table:table-cell office:value-type="string" calcext:value-type="string">
            <text:p>35267426857</text:p>
          </table:table-cell>
          <table:table-cell table:formula="of:=INDEX([$Copart.$A$1:$Copart.$D$1048576];MATCH([.$B9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652</text:p>
          </table:table-cell>
          <table:table-cell office:value-type="string" calcext:value-type="string">
            <text:p>FABRICIO LIBARDI</text:p>
          </table:table-cell>
          <table:table-cell office:value-type="string" calcext:value-type="string">
            <text:p>27272332808</text:p>
          </table:table-cell>
          <table:table-cell table:formula="of:=INDEX([$Copart.$A$1:$Copart.$D$1048576];MATCH([.$B9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848</text:p>
          </table:table-cell>
          <table:table-cell office:value-type="string" calcext:value-type="string">
            <text:p>ROSELI APARECIDA GODINHO</text:p>
          </table:table-cell>
          <table:table-cell office:value-type="string" calcext:value-type="string">
            <text:p>19025869807</text:p>
          </table:table-cell>
          <table:table-cell table:formula="of:=INDEX([$Copart.$A$1:$Copart.$D$1048576];MATCH([.$B9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897</text:p>
          </table:table-cell>
          <table:table-cell office:value-type="string" calcext:value-type="string">
            <text:p>ROBERTO GOMES ROCHA</text:p>
          </table:table-cell>
          <table:table-cell office:value-type="string" calcext:value-type="string">
            <text:p>17569217845</text:p>
          </table:table-cell>
          <table:table-cell table:formula="of:=INDEX([$Copart.$A$1:$Copart.$D$1048576];MATCH([.$B9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2974</text:p>
          </table:table-cell>
          <table:table-cell office:value-type="string" calcext:value-type="string">
            <text:p>JULIANA PEREIRA TEIXEIRA</text:p>
          </table:table-cell>
          <table:table-cell office:value-type="string" calcext:value-type="string">
            <text:p>27676601800</text:p>
          </table:table-cell>
          <table:table-cell table:formula="of:=INDEX([$Copart.$A$1:$Copart.$D$1048576];MATCH([.$B9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094</text:p>
          </table:table-cell>
          <table:table-cell office:value-type="string" calcext:value-type="string">
            <text:p>MARILDA PEREIRA GOMES</text:p>
          </table:table-cell>
          <table:table-cell office:value-type="string" calcext:value-type="string">
            <text:p>90086740849</text:p>
          </table:table-cell>
          <table:table-cell table:formula="of:=INDEX([$Copart.$A$1:$Copart.$D$1048576];MATCH([.$B9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232</text:p>
          </table:table-cell>
          <table:table-cell office:value-type="string" calcext:value-type="string">
            <text:p>MARCELO JOSE KERCHES ANNICCHINO</text:p>
          </table:table-cell>
          <table:table-cell office:value-type="string" calcext:value-type="string">
            <text:p>26878987830</text:p>
          </table:table-cell>
          <table:table-cell table:formula="of:=INDEX([$Copart.$A$1:$Copart.$D$1048576];MATCH([.$B9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301</text:p>
          </table:table-cell>
          <table:table-cell office:value-type="string" calcext:value-type="string">
            <text:p>ELISETE SOARES GOMES</text:p>
          </table:table-cell>
          <table:table-cell office:value-type="string" calcext:value-type="string">
            <text:p>27720523890</text:p>
          </table:table-cell>
          <table:table-cell table:formula="of:=INDEX([$Copart.$A$1:$Copart.$D$1048576];MATCH([.$B9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607</text:p>
          </table:table-cell>
          <table:table-cell office:value-type="string" calcext:value-type="string">
            <text:p>CELSO GOMES QUEIROZ</text:p>
          </table:table-cell>
          <table:table-cell office:value-type="string" calcext:value-type="string">
            <text:p>13967687856</text:p>
          </table:table-cell>
          <table:table-cell table:formula="of:=INDEX([$Copart.$A$1:$Copart.$D$1048576];MATCH([.$B9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631</text:p>
          </table:table-cell>
          <table:table-cell office:value-type="string" calcext:value-type="string">
            <text:p>DIEGO CORDASSO</text:p>
          </table:table-cell>
          <table:table-cell office:value-type="string" calcext:value-type="string">
            <text:p>33038636878</text:p>
          </table:table-cell>
          <table:table-cell table:formula="of:=INDEX([$Copart.$A$1:$Copart.$D$1048576];MATCH([.$B9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697</text:p>
          </table:table-cell>
          <table:table-cell office:value-type="string" calcext:value-type="string">
            <text:p>GEISON ANTONIO PIRES DE OLIVEIRA</text:p>
          </table:table-cell>
          <table:table-cell office:value-type="string" calcext:value-type="string">
            <text:p>29008602881</text:p>
          </table:table-cell>
          <table:table-cell table:formula="of:=INDEX([$Copart.$A$1:$Copart.$D$1048576];MATCH([.$B9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709</text:p>
          </table:table-cell>
          <table:table-cell office:value-type="string" calcext:value-type="string">
            <text:p>GISELE DOS SANTOS TOTTI</text:p>
          </table:table-cell>
          <table:table-cell office:value-type="string" calcext:value-type="string">
            <text:p>31994871814</text:p>
          </table:table-cell>
          <table:table-cell table:formula="of:=INDEX([$Copart.$A$1:$Copart.$D$1048576];MATCH([.$B9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843</text:p>
          </table:table-cell>
          <table:table-cell office:value-type="string" calcext:value-type="string">
            <text:p>OSWALDO BELARMINO VALADAO JUNIOR</text:p>
          </table:table-cell>
          <table:table-cell office:value-type="string" calcext:value-type="string">
            <text:p>24924681865</text:p>
          </table:table-cell>
          <table:table-cell table:formula="of:=INDEX([$Copart.$A$1:$Copart.$D$1048576];MATCH([.$B9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937</text:p>
          </table:table-cell>
          <table:table-cell office:value-type="string" calcext:value-type="string">
            <text:p>TANIA CANTEIRO RIBEIRO DE SOUZA</text:p>
          </table:table-cell>
          <table:table-cell office:value-type="string" calcext:value-type="string">
            <text:p>11824969899</text:p>
          </table:table-cell>
          <table:table-cell table:formula="of:=INDEX([$Copart.$A$1:$Copart.$D$1048576];MATCH([.$B9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3945</text:p>
          </table:table-cell>
          <table:table-cell office:value-type="string" calcext:value-type="string">
            <text:p>ADRIANA BENEDITA CAMARGO DOS SANTOS</text:p>
          </table:table-cell>
          <table:table-cell office:value-type="string" calcext:value-type="string">
            <text:p>16786960804</text:p>
          </table:table-cell>
          <table:table-cell table:formula="of:=INDEX([$Copart.$A$1:$Copart.$D$1048576];MATCH([.$B9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4032</text:p>
          </table:table-cell>
          <table:table-cell office:value-type="string" calcext:value-type="string">
            <text:p>ROSANGELA GONCALVES DE ALMEIDA NEGRI</text:p>
          </table:table-cell>
          <table:table-cell office:value-type="string" calcext:value-type="string">
            <text:p>14836925827</text:p>
          </table:table-cell>
          <table:table-cell table:formula="of:=INDEX([$Copart.$A$1:$Copart.$D$1048576];MATCH([.$B9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4081</text:p>
          </table:table-cell>
          <table:table-cell office:value-type="string" calcext:value-type="string">
            <text:p>RENATO TAVEIRA AMANCIO BORGONOVE</text:p>
          </table:table-cell>
          <table:table-cell office:value-type="string" calcext:value-type="string">
            <text:p>32880460832</text:p>
          </table:table-cell>
          <table:table-cell table:formula="of:=INDEX([$Copart.$A$1:$Copart.$D$1048576];MATCH([.$B9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4134</text:p>
          </table:table-cell>
          <table:table-cell office:value-type="string" calcext:value-type="string">
            <text:p>JULIO CESAR RODRIGUES DE MENEZES</text:p>
          </table:table-cell>
          <table:table-cell office:value-type="string" calcext:value-type="string">
            <text:p>21388293838</text:p>
          </table:table-cell>
          <table:table-cell table:formula="of:=INDEX([$Copart.$A$1:$Copart.$D$1048576];MATCH([.$B9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4753</text:p>
          </table:table-cell>
          <table:table-cell office:value-type="string" calcext:value-type="string">
            <text:p>MICHELE LUIZ ALBANO</text:p>
          </table:table-cell>
          <table:table-cell office:value-type="string" calcext:value-type="string">
            <text:p>30246661844</text:p>
          </table:table-cell>
          <table:table-cell table:formula="of:=INDEX([$Copart.$A$1:$Copart.$D$1048576];MATCH([.$B9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5578</text:p>
          </table:table-cell>
          <table:table-cell office:value-type="string" calcext:value-type="string">
            <text:p>ISAEL MARIN</text:p>
          </table:table-cell>
          <table:table-cell office:value-type="string" calcext:value-type="string">
            <text:p>25959375885</text:p>
          </table:table-cell>
          <table:table-cell table:formula="of:=INDEX([$Copart.$A$1:$Copart.$D$1048576];MATCH([.$B9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5781</text:p>
          </table:table-cell>
          <table:table-cell office:value-type="string" calcext:value-type="string">
            <text:p>CELIA CRISTINA BONI DA SILVA</text:p>
          </table:table-cell>
          <table:table-cell office:value-type="string" calcext:value-type="string">
            <text:p>05268406841</text:p>
          </table:table-cell>
          <table:table-cell table:formula="of:=INDEX([$Copart.$A$1:$Copart.$D$1048576];MATCH([.$B9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6471</text:p>
          </table:table-cell>
          <table:table-cell office:value-type="string" calcext:value-type="string">
            <text:p>ANA CHRISTIANE JACON</text:p>
          </table:table-cell>
          <table:table-cell office:value-type="string" calcext:value-type="string">
            <text:p>33781592863</text:p>
          </table:table-cell>
          <table:table-cell table:formula="of:=INDEX([$Copart.$A$1:$Copart.$D$1048576];MATCH([.$B9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6488</text:p>
          </table:table-cell>
          <table:table-cell office:value-type="string" calcext:value-type="string">
            <text:p>ANDREA CRISTINA MESSIAS</text:p>
          </table:table-cell>
          <table:table-cell office:value-type="string" calcext:value-type="string">
            <text:p>17766020807</text:p>
          </table:table-cell>
          <table:table-cell table:formula="of:=INDEX([$Copart.$A$1:$Copart.$D$1048576];MATCH([.$B9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6549</text:p>
          </table:table-cell>
          <table:table-cell office:value-type="string" calcext:value-type="string">
            <text:p>FERNANDA OZORES POLACOW</text:p>
          </table:table-cell>
          <table:table-cell office:value-type="string" calcext:value-type="string">
            <text:p>29298305818</text:p>
          </table:table-cell>
          <table:table-cell table:formula="of:=INDEX([$Copart.$A$1:$Copart.$D$1048576];MATCH([.$B9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6805</text:p>
          </table:table-cell>
          <table:table-cell office:value-type="string" calcext:value-type="string">
            <text:p>REGINA STOCCO</text:p>
          </table:table-cell>
          <table:table-cell office:value-type="string" calcext:value-type="string">
            <text:p>09595709859</text:p>
          </table:table-cell>
          <table:table-cell table:formula="of:=INDEX([$Copart.$A$1:$Copart.$D$1048576];MATCH([.$B9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7858</text:p>
          </table:table-cell>
          <table:table-cell office:value-type="string" calcext:value-type="string">
            <text:p>SORAIA DE FATIMA BUENO PETTAN</text:p>
          </table:table-cell>
          <table:table-cell office:value-type="string" calcext:value-type="string">
            <text:p>25412796800</text:p>
          </table:table-cell>
          <table:table-cell table:formula="of:=INDEX([$Copart.$A$1:$Copart.$D$1048576];MATCH([.$B9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7919</text:p>
          </table:table-cell>
          <table:table-cell office:value-type="string" calcext:value-type="string">
            <text:p>EDUARDO FERRAIOLI DUCATTI</text:p>
          </table:table-cell>
          <table:table-cell office:value-type="string" calcext:value-type="string">
            <text:p>26005424858</text:p>
          </table:table-cell>
          <table:table-cell table:formula="of:=INDEX([$Copart.$A$1:$Copart.$D$1048576];MATCH([.$B9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7951</text:p>
          </table:table-cell>
          <table:table-cell office:value-type="string" calcext:value-type="string">
            <text:p>JULIANA MARTINS DE OLIVEIRA</text:p>
          </table:table-cell>
          <table:table-cell office:value-type="string" calcext:value-type="string">
            <text:p>29370130829</text:p>
          </table:table-cell>
          <table:table-cell table:formula="of:=INDEX([$Copart.$A$1:$Copart.$D$1048576];MATCH([.$B9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242</text:p>
          </table:table-cell>
          <table:table-cell office:value-type="string" calcext:value-type="string">
            <text:p>ISABEL CRISTINA FRANCO DE MEDEIROS</text:p>
          </table:table-cell>
          <table:table-cell office:value-type="string" calcext:value-type="string">
            <text:p>07867442863</text:p>
          </table:table-cell>
          <table:table-cell table:formula="of:=INDEX([$Copart.$A$1:$Copart.$D$1048576];MATCH([.$B9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267</text:p>
          </table:table-cell>
          <table:table-cell office:value-type="string" calcext:value-type="string">
            <text:p>JULIANA MARIA BAPTISTA SANTIAGO DA SILVA</text:p>
          </table:table-cell>
          <table:table-cell office:value-type="string" calcext:value-type="string">
            <text:p>30238103897</text:p>
          </table:table-cell>
          <table:table-cell table:formula="of:=INDEX([$Copart.$A$1:$Copart.$D$1048576];MATCH([.$B9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291</text:p>
          </table:table-cell>
          <table:table-cell office:value-type="string" calcext:value-type="string">
            <text:p>ROOSVETH BRITO BOTELHO</text:p>
          </table:table-cell>
          <table:table-cell office:value-type="string" calcext:value-type="string">
            <text:p>28027601819</text:p>
          </table:table-cell>
          <table:table-cell table:formula="of:=INDEX([$Copart.$A$1:$Copart.$D$1048576];MATCH([.$B9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303</text:p>
          </table:table-cell>
          <table:table-cell office:value-type="string" calcext:value-type="string">
            <text:p>ROSA MARIA DE SOUZA CAMPOS</text:p>
          </table:table-cell>
          <table:table-cell office:value-type="string" calcext:value-type="string">
            <text:p>96457902804</text:p>
          </table:table-cell>
          <table:table-cell table:formula="of:=INDEX([$Copart.$A$1:$Copart.$D$1048576];MATCH([.$B9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344</text:p>
          </table:table-cell>
          <table:table-cell office:value-type="string" calcext:value-type="string">
            <text:p>SAMIRA STURION</text:p>
          </table:table-cell>
          <table:table-cell office:value-type="string" calcext:value-type="string">
            <text:p>21534286888</text:p>
          </table:table-cell>
          <table:table-cell table:formula="of:=INDEX([$Copart.$A$1:$Copart.$D$1048576];MATCH([.$B10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352</text:p>
          </table:table-cell>
          <table:table-cell office:value-type="string" calcext:value-type="string">
            <text:p>SANDRA REGINA DE OLIVEIRA FRANCO</text:p>
          </table:table-cell>
          <table:table-cell office:value-type="string" calcext:value-type="string">
            <text:p>12377099890</text:p>
          </table:table-cell>
          <table:table-cell table:formula="of:=INDEX([$Copart.$A$1:$Copart.$D$1048576];MATCH([.$B10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393</text:p>
          </table:table-cell>
          <table:table-cell office:value-type="string" calcext:value-type="string">
            <text:p>SUZANA DO ROSARIO CALDEIRA GONCALVES</text:p>
          </table:table-cell>
          <table:table-cell office:value-type="string" calcext:value-type="string">
            <text:p>24770210876</text:p>
          </table:table-cell>
          <table:table-cell table:formula="of:=INDEX([$Copart.$A$1:$Copart.$D$1048576];MATCH([.$B10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617</text:p>
          </table:table-cell>
          <table:table-cell office:value-type="string" calcext:value-type="string">
            <text:p>MILENE CYPRIANO FELICIANO JUDICA</text:p>
          </table:table-cell>
          <table:table-cell office:value-type="string" calcext:value-type="string">
            <text:p>35161422866</text:p>
          </table:table-cell>
          <table:table-cell table:formula="of:=INDEX([$Copart.$A$1:$Copart.$D$1048576];MATCH([.$B10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8727</text:p>
          </table:table-cell>
          <table:table-cell office:value-type="string" calcext:value-type="string">
            <text:p>AMANDA RODRIGUES</text:p>
          </table:table-cell>
          <table:table-cell office:value-type="string" calcext:value-type="string">
            <text:p>32711269841</text:p>
          </table:table-cell>
          <table:table-cell table:formula="of:=INDEX([$Copart.$A$1:$Copart.$D$1048576];MATCH([.$B10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9612</text:p>
          </table:table-cell>
          <table:table-cell office:value-type="string" calcext:value-type="string">
            <text:p>IVAN GRELLA</text:p>
          </table:table-cell>
          <table:table-cell office:value-type="string" calcext:value-type="string">
            <text:p>21885061897</text:p>
          </table:table-cell>
          <table:table-cell table:formula="of:=INDEX([$Copart.$A$1:$Copart.$D$1048576];MATCH([.$B10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9645</text:p>
          </table:table-cell>
          <table:table-cell office:value-type="string" calcext:value-type="string">
            <text:p>JANINE DIORIO FELICIANO</text:p>
          </table:table-cell>
          <table:table-cell office:value-type="string" calcext:value-type="string">
            <text:p>21784855880</text:p>
          </table:table-cell>
          <table:table-cell table:formula="of:=INDEX([$Copart.$A$1:$Copart.$D$1048576];MATCH([.$B10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9755</text:p>
          </table:table-cell>
          <table:table-cell office:value-type="string" calcext:value-type="string">
            <text:p>ELAINE ESMERIA DA CUNHA FOGANHOLO</text:p>
          </table:table-cell>
          <table:table-cell office:value-type="string" calcext:value-type="string">
            <text:p>31545337888</text:p>
          </table:table-cell>
          <table:table-cell table:formula="of:=INDEX([$Copart.$A$1:$Copart.$D$1048576];MATCH([.$B10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79849</text:p>
          </table:table-cell>
          <table:table-cell office:value-type="string" calcext:value-type="string">
            <text:p>ROSEMARY CRISTINA BELLO BORTOLETTO</text:p>
          </table:table-cell>
          <table:table-cell office:value-type="string" calcext:value-type="string">
            <text:p>24581174813</text:p>
          </table:table-cell>
          <table:table-cell table:formula="of:=INDEX([$Copart.$A$1:$Copart.$D$1048576];MATCH([.$B10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0379</text:p>
          </table:table-cell>
          <table:table-cell office:value-type="string" calcext:value-type="string">
            <text:p>PRISCILA DE PAULA</text:p>
          </table:table-cell>
          <table:table-cell office:value-type="string" calcext:value-type="string">
            <text:p>37608560800</text:p>
          </table:table-cell>
          <table:table-cell table:formula="of:=INDEX([$Copart.$A$1:$Copart.$D$1048576];MATCH([.$B10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1537</text:p>
          </table:table-cell>
          <table:table-cell office:value-type="string" calcext:value-type="string">
            <text:p>FORTUNATO VENDRAMINI</text:p>
          </table:table-cell>
          <table:table-cell office:value-type="string" calcext:value-type="string">
            <text:p>25279185817</text:p>
          </table:table-cell>
          <table:table-cell table:formula="of:=INDEX([$Copart.$A$1:$Copart.$D$1048576];MATCH([.$B10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1622</text:p>
          </table:table-cell>
          <table:table-cell office:value-type="string" calcext:value-type="string">
            <text:p>CINTIA MARIA MANESCO</text:p>
          </table:table-cell>
          <table:table-cell office:value-type="string" calcext:value-type="string">
            <text:p>21442112808</text:p>
          </table:table-cell>
          <table:table-cell table:formula="of:=INDEX([$Copart.$A$1:$Copart.$D$1048576];MATCH([.$B10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1826</text:p>
          </table:table-cell>
          <table:table-cell office:value-type="string" calcext:value-type="string">
            <text:p>SILVIA HELENA BONFATI</text:p>
          </table:table-cell>
          <table:table-cell office:value-type="string" calcext:value-type="string">
            <text:p>36187464826</text:p>
          </table:table-cell>
          <table:table-cell table:formula="of:=INDEX([$Copart.$A$1:$Copart.$D$1048576];MATCH([.$B10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1859</text:p>
          </table:table-cell>
          <table:table-cell office:value-type="string" calcext:value-type="string">
            <text:p>FELIPE LINO DE OLIVEIRA</text:p>
          </table:table-cell>
          <table:table-cell office:value-type="string" calcext:value-type="string">
            <text:p>34879208833</text:p>
          </table:table-cell>
          <table:table-cell table:formula="of:=INDEX([$Copart.$A$1:$Copart.$D$1048576];MATCH([.$B10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072</text:p>
          </table:table-cell>
          <table:table-cell office:value-type="string" calcext:value-type="string">
            <text:p>ANALIA MENDES TRINDADE</text:p>
          </table:table-cell>
          <table:table-cell office:value-type="string" calcext:value-type="string">
            <text:p>03364874603</text:p>
          </table:table-cell>
          <table:table-cell table:formula="of:=INDEX([$Copart.$A$1:$Copart.$D$1048576];MATCH([.$B10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174</text:p>
          </table:table-cell>
          <table:table-cell office:value-type="string" calcext:value-type="string">
            <text:p>DEBORA CRISTINA MARTINS</text:p>
          </table:table-cell>
          <table:table-cell office:value-type="string" calcext:value-type="string">
            <text:p>28437944805</text:p>
          </table:table-cell>
          <table:table-cell table:formula="of:=INDEX([$Copart.$A$1:$Copart.$D$1048576];MATCH([.$B10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202</text:p>
          </table:table-cell>
          <table:table-cell office:value-type="string" calcext:value-type="string">
            <text:p>ELOA CALASANS DE CAMARGO</text:p>
          </table:table-cell>
          <table:table-cell office:value-type="string" calcext:value-type="string">
            <text:p>26058384800</text:p>
          </table:table-cell>
          <table:table-cell table:formula="of:=INDEX([$Copart.$A$1:$Copart.$D$1048576];MATCH([.$B10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243</text:p>
          </table:table-cell>
          <table:table-cell office:value-type="string" calcext:value-type="string">
            <text:p>FERNANDA MORENO</text:p>
          </table:table-cell>
          <table:table-cell office:value-type="string" calcext:value-type="string">
            <text:p>30231610890</text:p>
          </table:table-cell>
          <table:table-cell table:formula="of:=INDEX([$Copart.$A$1:$Copart.$D$1048576];MATCH([.$B10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378</text:p>
          </table:table-cell>
          <table:table-cell office:value-type="string" calcext:value-type="string">
            <text:p>MARCEL VARELLA PIRES</text:p>
          </table:table-cell>
          <table:table-cell office:value-type="string" calcext:value-type="string">
            <text:p>19208092879</text:p>
          </table:table-cell>
          <table:table-cell table:formula="of:=INDEX([$Copart.$A$1:$Copart.$D$1048576];MATCH([.$B10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598</text:p>
          </table:table-cell>
          <table:table-cell office:value-type="string" calcext:value-type="string">
            <text:p>SILVIA RITA MAGALHAES</text:p>
          </table:table-cell>
          <table:table-cell office:value-type="string" calcext:value-type="string">
            <text:p>24877002898</text:p>
          </table:table-cell>
          <table:table-cell table:formula="of:=INDEX([$Copart.$A$1:$Copart.$D$1048576];MATCH([.$B10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601</text:p>
          </table:table-cell>
          <table:table-cell office:value-type="string" calcext:value-type="string">
            <text:p>SUELI ORDONHES</text:p>
          </table:table-cell>
          <table:table-cell office:value-type="string" calcext:value-type="string">
            <text:p>09182704805</text:p>
          </table:table-cell>
          <table:table-cell table:formula="of:=INDEX([$Copart.$A$1:$Copart.$D$1048576];MATCH([.$B10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793</text:p>
          </table:table-cell>
          <table:table-cell office:value-type="string" calcext:value-type="string">
            <text:p>SILVIA REGINA AVANCINI PASSERI RAMOS</text:p>
          </table:table-cell>
          <table:table-cell office:value-type="string" calcext:value-type="string">
            <text:p>04907791828</text:p>
          </table:table-cell>
          <table:table-cell table:formula="of:=INDEX([$Copart.$A$1:$Copart.$D$1048576];MATCH([.$B10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2838</text:p>
          </table:table-cell>
          <table:table-cell office:value-type="string" calcext:value-type="string">
            <text:p>VANESSA DE CASSIA DINIZ MENEGON</text:p>
          </table:table-cell>
          <table:table-cell office:value-type="string" calcext:value-type="string">
            <text:p>27140639850</text:p>
          </table:table-cell>
          <table:table-cell table:formula="of:=INDEX([$Copart.$A$1:$Copart.$D$1048576];MATCH([.$B10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3076</text:p>
          </table:table-cell>
          <table:table-cell office:value-type="string" calcext:value-type="string">
            <text:p>ANDREA JERONIMO DA SILVA SOUZA</text:p>
          </table:table-cell>
          <table:table-cell office:value-type="string" calcext:value-type="string">
            <text:p>05095078406</text:p>
          </table:table-cell>
          <table:table-cell table:formula="of:=INDEX([$Copart.$A$1:$Copart.$D$1048576];MATCH([.$B10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3475</text:p>
          </table:table-cell>
          <table:table-cell office:value-type="string" calcext:value-type="string">
            <text:p>LUCIANA FORNAZARI</text:p>
          </table:table-cell>
          <table:table-cell office:value-type="string" calcext:value-type="string">
            <text:p>28935303895</text:p>
          </table:table-cell>
          <table:table-cell table:formula="of:=INDEX([$Copart.$A$1:$Copart.$D$1048576];MATCH([.$B10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3638</text:p>
          </table:table-cell>
          <table:table-cell office:value-type="string" calcext:value-type="string">
            <text:p>PAULO CESAR FORTUNATO DOS SANTOS</text:p>
          </table:table-cell>
          <table:table-cell office:value-type="string" calcext:value-type="string">
            <text:p>29762959809</text:p>
          </table:table-cell>
          <table:table-cell table:formula="of:=INDEX([$Copart.$A$1:$Copart.$D$1048576];MATCH([.$B10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3935</text:p>
          </table:table-cell>
          <table:table-cell office:value-type="string" calcext:value-type="string">
            <text:p>RITA DE CASSIA BISAN</text:p>
          </table:table-cell>
          <table:table-cell office:value-type="string" calcext:value-type="string">
            <text:p>16797702844</text:p>
          </table:table-cell>
          <table:table-cell table:formula="of:=INDEX([$Copart.$A$1:$Copart.$D$1048576];MATCH([.$B10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4259</text:p>
          </table:table-cell>
          <table:table-cell office:value-type="string" calcext:value-type="string">
            <text:p>ELISABETH APARECIDA DE OLIVEIRA</text:p>
          </table:table-cell>
          <table:table-cell office:value-type="string" calcext:value-type="string">
            <text:p>26339817807</text:p>
          </table:table-cell>
          <table:table-cell table:formula="of:=INDEX([$Copart.$A$1:$Copart.$D$1048576];MATCH([.$B10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144</text:p>
          </table:table-cell>
          <table:table-cell office:value-type="string" calcext:value-type="string">
            <text:p>PATRICIA RIZZO GUIMARAES FERREIRA</text:p>
          </table:table-cell>
          <table:table-cell office:value-type="string" calcext:value-type="string">
            <text:p>21986273881</text:p>
          </table:table-cell>
          <table:table-cell table:formula="of:=INDEX([$Copart.$A$1:$Copart.$D$1048576];MATCH([.$B10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185</text:p>
          </table:table-cell>
          <table:table-cell office:value-type="string" calcext:value-type="string">
            <text:p>REGIANE VANIN LIBARDI</text:p>
          </table:table-cell>
          <table:table-cell office:value-type="string" calcext:value-type="string">
            <text:p>07878239886</text:p>
          </table:table-cell>
          <table:table-cell table:formula="of:=INDEX([$Copart.$A$1:$Copart.$D$1048576];MATCH([.$B10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221</text:p>
          </table:table-cell>
          <table:table-cell office:value-type="string" calcext:value-type="string">
            <text:p>ROSELI FARIA SIMOES DA SILVA</text:p>
          </table:table-cell>
          <table:table-cell office:value-type="string" calcext:value-type="string">
            <text:p>02778419845</text:p>
          </table:table-cell>
          <table:table-cell table:formula="of:=INDEX([$Copart.$A$1:$Copart.$D$1048576];MATCH([.$B10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246</text:p>
          </table:table-cell>
          <table:table-cell office:value-type="string" calcext:value-type="string">
            <text:p>ROSE MARY QUEIROZ GALDINO</text:p>
          </table:table-cell>
          <table:table-cell office:value-type="string" calcext:value-type="string">
            <text:p>24753394387</text:p>
          </table:table-cell>
          <table:table-cell table:formula="of:=INDEX([$Copart.$A$1:$Copart.$D$1048576];MATCH([.$B10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409</text:p>
          </table:table-cell>
          <table:table-cell office:value-type="string" calcext:value-type="string">
            <text:p>ADRIANA GORGA</text:p>
          </table:table-cell>
          <table:table-cell office:value-type="string" calcext:value-type="string">
            <text:p>12331413843</text:p>
          </table:table-cell>
          <table:table-cell table:formula="of:=INDEX([$Copart.$A$1:$Copart.$D$1048576];MATCH([.$B10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592</text:p>
          </table:table-cell>
          <table:table-cell office:value-type="string" calcext:value-type="string">
            <text:p>CARLA MAGALI SANTOS SILVA</text:p>
          </table:table-cell>
          <table:table-cell office:value-type="string" calcext:value-type="string">
            <text:p>22476036889</text:p>
          </table:table-cell>
          <table:table-cell table:formula="of:=INDEX([$Copart.$A$1:$Copart.$D$1048576];MATCH([.$B10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637</text:p>
          </table:table-cell>
          <table:table-cell office:value-type="string" calcext:value-type="string">
            <text:p>CLAUDIA HELENA BABONI</text:p>
          </table:table-cell>
          <table:table-cell office:value-type="string" calcext:value-type="string">
            <text:p>31103827847</text:p>
          </table:table-cell>
          <table:table-cell table:formula="of:=INDEX([$Copart.$A$1:$Copart.$D$1048576];MATCH([.$B10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747</text:p>
          </table:table-cell>
          <table:table-cell office:value-type="string" calcext:value-type="string">
            <text:p>DENISE CAMARGO DE SOUZA</text:p>
          </table:table-cell>
          <table:table-cell office:value-type="string" calcext:value-type="string">
            <text:p>34020082898</text:p>
          </table:table-cell>
          <table:table-cell table:formula="of:=INDEX([$Copart.$A$1:$Copart.$D$1048576];MATCH([.$B10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5849</text:p>
          </table:table-cell>
          <table:table-cell office:value-type="string" calcext:value-type="string">
            <text:p>ERICA APARECIDA OLAIA DE MORAES</text:p>
          </table:table-cell>
          <table:table-cell office:value-type="string" calcext:value-type="string">
            <text:p>26257964806</text:p>
          </table:table-cell>
          <table:table-cell table:formula="of:=INDEX([$Copart.$A$1:$Copart.$D$1048576];MATCH([.$B10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241</text:p>
          </table:table-cell>
          <table:table-cell office:value-type="string" calcext:value-type="string">
            <text:p>KATIA DONINI ARTHUSO</text:p>
          </table:table-cell>
          <table:table-cell office:value-type="string" calcext:value-type="string">
            <text:p>33908005817</text:p>
          </table:table-cell>
          <table:table-cell table:formula="of:=INDEX([$Copart.$A$1:$Copart.$D$1048576];MATCH([.$B10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392</text:p>
          </table:table-cell>
          <table:table-cell office:value-type="string" calcext:value-type="string">
            <text:p>LUCIA CRISTINA BISSIOLI DE OLIVEIRA GONCALVES</text:p>
          </table:table-cell>
          <table:table-cell office:value-type="string" calcext:value-type="string">
            <text:p>10675479835</text:p>
          </table:table-cell>
          <table:table-cell table:formula="of:=INDEX([$Copart.$A$1:$Copart.$D$1048576];MATCH([.$B10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539</text:p>
          </table:table-cell>
          <table:table-cell office:value-type="string" calcext:value-type="string">
            <text:p>MARCIA REGINA BORTOLETO CASTILHA</text:p>
          </table:table-cell>
          <table:table-cell office:value-type="string" calcext:value-type="string">
            <text:p>29387598861</text:p>
          </table:table-cell>
          <table:table-cell table:formula="of:=INDEX([$Copart.$A$1:$Copart.$D$1048576];MATCH([.$B10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775</text:p>
          </table:table-cell>
          <table:table-cell office:value-type="string" calcext:value-type="string">
            <text:p>MARIANE BORTOLETO</text:p>
          </table:table-cell>
          <table:table-cell office:value-type="string" calcext:value-type="string">
            <text:p>35840942839</text:p>
          </table:table-cell>
          <table:table-cell table:formula="of:=INDEX([$Copart.$A$1:$Copart.$D$1048576];MATCH([.$B10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885</text:p>
          </table:table-cell>
          <table:table-cell office:value-type="string" calcext:value-type="string">
            <text:p>NELI APARECIDA DE CAMPOS</text:p>
          </table:table-cell>
          <table:table-cell office:value-type="string" calcext:value-type="string">
            <text:p>26068287807</text:p>
          </table:table-cell>
          <table:table-cell table:formula="of:=INDEX([$Copart.$A$1:$Copart.$D$1048576];MATCH([.$B10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921</text:p>
          </table:table-cell>
          <table:table-cell office:value-type="string" calcext:value-type="string">
            <text:p>GIOVANA DECHEN CHITOLINA</text:p>
          </table:table-cell>
          <table:table-cell office:value-type="string" calcext:value-type="string">
            <text:p>28612918855</text:p>
          </table:table-cell>
          <table:table-cell table:formula="of:=INDEX([$Copart.$A$1:$Copart.$D$1048576];MATCH([.$B10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6946</text:p>
          </table:table-cell>
          <table:table-cell office:value-type="string" calcext:value-type="string">
            <text:p>PRICILA DO ESPIRITO SANTO</text:p>
          </table:table-cell>
          <table:table-cell office:value-type="string" calcext:value-type="string">
            <text:p>11018053824</text:p>
          </table:table-cell>
          <table:table-cell table:formula="of:=INDEX([$Copart.$A$1:$Copart.$D$1048576];MATCH([.$B10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127</text:p>
          </table:table-cell>
          <table:table-cell office:value-type="string" calcext:value-type="string">
            <text:p>SANDRA REGINA MARICONI BARBOSA</text:p>
          </table:table-cell>
          <table:table-cell office:value-type="string" calcext:value-type="string">
            <text:p>04938931800</text:p>
          </table:table-cell>
          <table:table-cell table:formula="of:=INDEX([$Copart.$A$1:$Copart.$D$1048576];MATCH([.$B10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184</text:p>
          </table:table-cell>
          <table:table-cell office:value-type="string" calcext:value-type="string">
            <text:p>SILVIA REGINA GUSTINELLI</text:p>
          </table:table-cell>
          <table:table-cell office:value-type="string" calcext:value-type="string">
            <text:p>25692919869</text:p>
          </table:table-cell>
          <table:table-cell table:formula="of:=INDEX([$Copart.$A$1:$Copart.$D$1048576];MATCH([.$B10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245</text:p>
          </table:table-cell>
          <table:table-cell office:value-type="string" calcext:value-type="string">
            <text:p>SONIA REGINA GRILLO CALCIDONI</text:p>
          </table:table-cell>
          <table:table-cell office:value-type="string" calcext:value-type="string">
            <text:p>04303455857</text:p>
          </table:table-cell>
          <table:table-cell table:formula="of:=INDEX([$Copart.$A$1:$Copart.$D$1048576];MATCH([.$B10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306</text:p>
          </table:table-cell>
          <table:table-cell office:value-type="string" calcext:value-type="string">
            <text:p>TATIANE GOBBO RODRIGUES MEDINA</text:p>
          </table:table-cell>
          <table:table-cell office:value-type="string" calcext:value-type="string">
            <text:p>21933289864</text:p>
          </table:table-cell>
          <table:table-cell table:formula="of:=INDEX([$Copart.$A$1:$Copart.$D$1048576];MATCH([.$B10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322</text:p>
          </table:table-cell>
          <table:table-cell office:value-type="string" calcext:value-type="string">
            <text:p>TEREZINHA DE FATIMA MUNHOZ</text:p>
          </table:table-cell>
          <table:table-cell office:value-type="string" calcext:value-type="string">
            <text:p>11816386820</text:p>
          </table:table-cell>
          <table:table-cell table:formula="of:=INDEX([$Copart.$A$1:$Copart.$D$1048576];MATCH([.$B10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347</text:p>
          </table:table-cell>
          <table:table-cell office:value-type="string" calcext:value-type="string">
            <text:p>THAIS HELENA DE BRITO</text:p>
          </table:table-cell>
          <table:table-cell office:value-type="string" calcext:value-type="string">
            <text:p>28598395854</text:p>
          </table:table-cell>
          <table:table-cell table:formula="of:=INDEX([$Copart.$A$1:$Copart.$D$1048576];MATCH([.$B10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498</text:p>
          </table:table-cell>
          <table:table-cell office:value-type="string" calcext:value-type="string">
            <text:p>CASSIA CRISTIANA LOPES MARTINS DA SILVA</text:p>
          </table:table-cell>
          <table:table-cell office:value-type="string" calcext:value-type="string">
            <text:p>13946271812</text:p>
          </table:table-cell>
          <table:table-cell table:formula="of:=INDEX([$Copart.$A$1:$Copart.$D$1048576];MATCH([.$B10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542</text:p>
          </table:table-cell>
          <table:table-cell office:value-type="string" calcext:value-type="string">
            <text:p>GIANE SANTOS SILVA BARROS</text:p>
          </table:table-cell>
          <table:table-cell office:value-type="string" calcext:value-type="string">
            <text:p>17810541854</text:p>
          </table:table-cell>
          <table:table-cell table:formula="of:=INDEX([$Copart.$A$1:$Copart.$D$1048576];MATCH([.$B10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628</text:p>
          </table:table-cell>
          <table:table-cell office:value-type="string" calcext:value-type="string">
            <text:p>MARIA APARECIDA DOS SANTOS COSTA</text:p>
          </table:table-cell>
          <table:table-cell office:value-type="string" calcext:value-type="string">
            <text:p>10707901847</text:p>
          </table:table-cell>
          <table:table-cell table:formula="of:=INDEX([$Copart.$A$1:$Copart.$D$1048576];MATCH([.$B10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738</text:p>
          </table:table-cell>
          <table:table-cell office:value-type="string" calcext:value-type="string">
            <text:p>WANDRE LUIS TEIXEIRA FRANCO</text:p>
          </table:table-cell>
          <table:table-cell office:value-type="string" calcext:value-type="string">
            <text:p>35155232864</text:p>
          </table:table-cell>
          <table:table-cell table:formula="of:=INDEX([$Copart.$A$1:$Copart.$D$1048576];MATCH([.$B10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7982</text:p>
          </table:table-cell>
          <table:table-cell office:value-type="string" calcext:value-type="string">
            <text:p>SILVIA REGINA SEVERINO CHIQUITO</text:p>
          </table:table-cell>
          <table:table-cell office:value-type="string" calcext:value-type="string">
            <text:p>11524616800</text:p>
          </table:table-cell>
          <table:table-cell table:formula="of:=INDEX([$Copart.$A$1:$Copart.$D$1048576];MATCH([.$B10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269</text:p>
          </table:table-cell>
          <table:table-cell office:value-type="string" calcext:value-type="string">
            <text:p>SANDRA GIOVANONI TRAPANI</text:p>
          </table:table-cell>
          <table:table-cell office:value-type="string" calcext:value-type="string">
            <text:p>10587762829</text:p>
          </table:table-cell>
          <table:table-cell table:formula="of:=INDEX([$Copart.$A$1:$Copart.$D$1048576];MATCH([.$B10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362</text:p>
          </table:table-cell>
          <table:table-cell office:value-type="string" calcext:value-type="string">
            <text:p>PERSIE APARECIDA ALVES FERRAZ</text:p>
          </table:table-cell>
          <table:table-cell office:value-type="string" calcext:value-type="string">
            <text:p>09578695845</text:p>
          </table:table-cell>
          <table:table-cell table:formula="of:=INDEX([$Copart.$A$1:$Copart.$D$1048576];MATCH([.$B10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379</text:p>
          </table:table-cell>
          <table:table-cell office:value-type="string" calcext:value-type="string">
            <text:p>ROSELI APARECIDA POLISEL ESPOSTE</text:p>
          </table:table-cell>
          <table:table-cell office:value-type="string" calcext:value-type="string">
            <text:p>06290384813</text:p>
          </table:table-cell>
          <table:table-cell table:formula="of:=INDEX([$Copart.$A$1:$Copart.$D$1048576];MATCH([.$B10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599</text:p>
          </table:table-cell>
          <table:table-cell office:value-type="string" calcext:value-type="string">
            <text:p>ELISANGELA BETTE DO ROSARIO MORETO</text:p>
          </table:table-cell>
          <table:table-cell office:value-type="string" calcext:value-type="string">
            <text:p>16803602800</text:p>
          </table:table-cell>
          <table:table-cell table:formula="of:=INDEX([$Copart.$A$1:$Copart.$D$1048576];MATCH([.$B10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643</text:p>
          </table:table-cell>
          <table:table-cell office:value-type="string" calcext:value-type="string">
            <text:p>SIRLENE RAYMUNDO VAZAO</text:p>
          </table:table-cell>
          <table:table-cell office:value-type="string" calcext:value-type="string">
            <text:p>09118645801</text:p>
          </table:table-cell>
          <table:table-cell table:formula="of:=INDEX([$Copart.$A$1:$Copart.$D$1048576];MATCH([.$B10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89676</text:p>
          </table:table-cell>
          <table:table-cell office:value-type="string" calcext:value-type="string">
            <text:p>JANE APARECIDA DA SILVA DOMINGUES</text:p>
          </table:table-cell>
          <table:table-cell office:value-type="string" calcext:value-type="string">
            <text:p>11528976835</text:p>
          </table:table-cell>
          <table:table-cell table:formula="of:=INDEX([$Copart.$A$1:$Copart.$D$1048576];MATCH([.$B10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108</text:p>
          </table:table-cell>
          <table:table-cell office:value-type="string" calcext:value-type="string">
            <text:p>IVANILDE DIAS DE NOGUEIRA</text:p>
          </table:table-cell>
          <table:table-cell office:value-type="string" calcext:value-type="string">
            <text:p>03254880889</text:p>
          </table:table-cell>
          <table:table-cell table:formula="of:=INDEX([$Copart.$A$1:$Copart.$D$1048576];MATCH([.$B10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242</text:p>
          </table:table-cell>
          <table:table-cell office:value-type="string" calcext:value-type="string">
            <text:p>VALQUIRIA APARECIDA FERNANDES DE BARROS</text:p>
          </table:table-cell>
          <table:table-cell office:value-type="string" calcext:value-type="string">
            <text:p>19211818850</text:p>
          </table:table-cell>
          <table:table-cell table:formula="of:=INDEX([$Copart.$A$1:$Copart.$D$1048576];MATCH([.$B10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336</text:p>
          </table:table-cell>
          <table:table-cell office:value-type="string" calcext:value-type="string">
            <text:p>MARCELA ZANDONA VANETTI</text:p>
          </table:table-cell>
          <table:table-cell office:value-type="string" calcext:value-type="string">
            <text:p>31359195874</text:p>
          </table:table-cell>
          <table:table-cell table:formula="of:=INDEX([$Copart.$A$1:$Copart.$D$1048576];MATCH([.$B10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393</text:p>
          </table:table-cell>
          <table:table-cell office:value-type="string" calcext:value-type="string">
            <text:p>MARIA VITALINA DE GOES DANTAS</text:p>
          </table:table-cell>
          <table:table-cell office:value-type="string" calcext:value-type="string">
            <text:p>17773728879</text:p>
          </table:table-cell>
          <table:table-cell table:formula="of:=INDEX([$Copart.$A$1:$Copart.$D$1048576];MATCH([.$B10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523</text:p>
          </table:table-cell>
          <table:table-cell office:value-type="string" calcext:value-type="string">
            <text:p>PAULA CENDROWICZ DE SOUZA MATIAS</text:p>
          </table:table-cell>
          <table:table-cell office:value-type="string" calcext:value-type="string">
            <text:p>30272003808</text:p>
          </table:table-cell>
          <table:table-cell table:formula="of:=INDEX([$Copart.$A$1:$Copart.$D$1048576];MATCH([.$B10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548</text:p>
          </table:table-cell>
          <table:table-cell office:value-type="string" calcext:value-type="string">
            <text:p>ROGERIO ALVARES FORTES</text:p>
          </table:table-cell>
          <table:table-cell office:value-type="string" calcext:value-type="string">
            <text:p>26174973808</text:p>
          </table:table-cell>
          <table:table-cell table:formula="of:=INDEX([$Copart.$A$1:$Copart.$D$1048576];MATCH([.$B10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658</text:p>
          </table:table-cell>
          <table:table-cell office:value-type="string" calcext:value-type="string">
            <text:p>CASSIA MANTOVANI MOSSO</text:p>
          </table:table-cell>
          <table:table-cell office:value-type="string" calcext:value-type="string">
            <text:p>36146700827</text:p>
          </table:table-cell>
          <table:table-cell table:formula="of:=INDEX([$Copart.$A$1:$Copart.$D$1048576];MATCH([.$B10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702</text:p>
          </table:table-cell>
          <table:table-cell office:value-type="string" calcext:value-type="string">
            <text:p>SANDRA APARECIDA ALVES</text:p>
          </table:table-cell>
          <table:table-cell office:value-type="string" calcext:value-type="string">
            <text:p>17158756807</text:p>
          </table:table-cell>
          <table:table-cell table:formula="of:=INDEX([$Copart.$A$1:$Copart.$D$1048576];MATCH([.$B10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751</text:p>
          </table:table-cell>
          <table:table-cell office:value-type="string" calcext:value-type="string">
            <text:p>UMBERTO CHRISTOFOLETTI</text:p>
          </table:table-cell>
          <table:table-cell office:value-type="string" calcext:value-type="string">
            <text:p>01592968899</text:p>
          </table:table-cell>
          <table:table-cell table:formula="of:=INDEX([$Copart.$A$1:$Copart.$D$1048576];MATCH([.$B10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0947</text:p>
          </table:table-cell>
          <table:table-cell office:value-type="string" calcext:value-type="string">
            <text:p>REGINALDO COSME RODRIGUES</text:p>
          </table:table-cell>
          <table:table-cell office:value-type="string" calcext:value-type="string">
            <text:p>65512413449</text:p>
          </table:table-cell>
          <table:table-cell table:formula="of:=INDEX([$Copart.$A$1:$Copart.$D$1048576];MATCH([.$B10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262</text:p>
          </table:table-cell>
          <table:table-cell office:value-type="string" calcext:value-type="string">
            <text:p>ROSANI GRUBER</text:p>
          </table:table-cell>
          <table:table-cell office:value-type="string" calcext:value-type="string">
            <text:p>61255890991</text:p>
          </table:table-cell>
          <table:table-cell table:formula="of:=INDEX([$Copart.$A$1:$Copart.$D$1048576];MATCH([.$B10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568</text:p>
          </table:table-cell>
          <table:table-cell office:value-type="string" calcext:value-type="string">
            <text:p>MELIANE FERNANDA MONTANHERE DE SOUZA</text:p>
          </table:table-cell>
          <table:table-cell office:value-type="string" calcext:value-type="string">
            <text:p>40784807809</text:p>
          </table:table-cell>
          <table:table-cell table:formula="of:=INDEX([$Copart.$A$1:$Copart.$D$1048576];MATCH([.$B10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637</text:p>
          </table:table-cell>
          <table:table-cell office:value-type="string" calcext:value-type="string">
            <text:p>VALERIA SINHORETTI VERDINASSI SANTOS</text:p>
          </table:table-cell>
          <table:table-cell office:value-type="string" calcext:value-type="string">
            <text:p>19216531835</text:p>
          </table:table-cell>
          <table:table-cell table:formula="of:=INDEX([$Copart.$A$1:$Copart.$D$1048576];MATCH([.$B10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645</text:p>
          </table:table-cell>
          <table:table-cell office:value-type="string" calcext:value-type="string">
            <text:p>VIVIAN CRISTINA BARBOSA DE OLIVEIRA</text:p>
          </table:table-cell>
          <table:table-cell office:value-type="string" calcext:value-type="string">
            <text:p>27859927845</text:p>
          </table:table-cell>
          <table:table-cell table:formula="of:=INDEX([$Copart.$A$1:$Copart.$D$1048576];MATCH([.$B10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865</text:p>
          </table:table-cell>
          <table:table-cell office:value-type="string" calcext:value-type="string">
            <text:p>DARLENE APARECIDA BARBOSA DE SOUZA</text:p>
          </table:table-cell>
          <table:table-cell office:value-type="string" calcext:value-type="string">
            <text:p>24942765862</text:p>
          </table:table-cell>
          <table:table-cell table:formula="of:=INDEX([$Copart.$A$1:$Copart.$D$1048576];MATCH([.$B10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975</text:p>
          </table:table-cell>
          <table:table-cell office:value-type="string" calcext:value-type="string">
            <text:p>LEANDRO MARQUES</text:p>
          </table:table-cell>
          <table:table-cell office:value-type="string" calcext:value-type="string">
            <text:p>19176345874</text:p>
          </table:table-cell>
          <table:table-cell table:formula="of:=INDEX([$Copart.$A$1:$Copart.$D$1048576];MATCH([.$B10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983</text:p>
          </table:table-cell>
          <table:table-cell office:value-type="string" calcext:value-type="string">
            <text:p>MARCIA ALVES DE MATOS</text:p>
          </table:table-cell>
          <table:table-cell office:value-type="string" calcext:value-type="string">
            <text:p>06862367692</text:p>
          </table:table-cell>
          <table:table-cell table:formula="of:=INDEX([$Copart.$A$1:$Copart.$D$1048576];MATCH([.$B10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1991</text:p>
          </table:table-cell>
          <table:table-cell office:value-type="string" calcext:value-type="string">
            <text:p>MARTA IRIS BARROS DOS REIS</text:p>
          </table:table-cell>
          <table:table-cell office:value-type="string" calcext:value-type="string">
            <text:p>96305185549</text:p>
          </table:table-cell>
          <table:table-cell table:formula="of:=INDEX([$Copart.$A$1:$Copart.$D$1048576];MATCH([.$B10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2189</text:p>
          </table:table-cell>
          <table:table-cell office:value-type="string" calcext:value-type="string">
            <text:p>RAFAELA MOSSARELLI PENEDO</text:p>
          </table:table-cell>
          <table:table-cell office:value-type="string" calcext:value-type="string">
            <text:p>22820838812</text:p>
          </table:table-cell>
          <table:table-cell table:formula="of:=INDEX([$Copart.$A$1:$Copart.$D$1048576];MATCH([.$B10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2412</text:p>
          </table:table-cell>
          <table:table-cell office:value-type="string" calcext:value-type="string">
            <text:p>ELISABETE LUCAS</text:p>
          </table:table-cell>
          <table:table-cell office:value-type="string" calcext:value-type="string">
            <text:p>16798280889</text:p>
          </table:table-cell>
          <table:table-cell table:formula="of:=INDEX([$Copart.$A$1:$Copart.$D$1048576];MATCH([.$B10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2588</text:p>
          </table:table-cell>
          <table:table-cell office:value-type="string" calcext:value-type="string">
            <text:p>SELMA MASSETO DE ARAUJO BOSCARIOL</text:p>
          </table:table-cell>
          <table:table-cell office:value-type="string" calcext:value-type="string">
            <text:p>15473971873</text:p>
          </table:table-cell>
          <table:table-cell table:formula="of:=INDEX([$Copart.$A$1:$Copart.$D$1048576];MATCH([.$B10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2811</text:p>
          </table:table-cell>
          <table:table-cell office:value-type="string" calcext:value-type="string">
            <text:p>DEOLINA MARIA BARROS DE ANDRADE</text:p>
          </table:table-cell>
          <table:table-cell office:value-type="string" calcext:value-type="string">
            <text:p>11526958864</text:p>
          </table:table-cell>
          <table:table-cell table:formula="of:=INDEX([$Copart.$A$1:$Copart.$D$1048576];MATCH([.$B10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066</text:p>
          </table:table-cell>
          <table:table-cell office:value-type="string" calcext:value-type="string">
            <text:p>ROSA JOAQUINA FREITAS DE MELLO SILVA</text:p>
          </table:table-cell>
          <table:table-cell office:value-type="string" calcext:value-type="string">
            <text:p>07870262803</text:p>
          </table:table-cell>
          <table:table-cell table:formula="of:=INDEX([$Copart.$A$1:$Copart.$D$1048576];MATCH([.$B10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204</text:p>
          </table:table-cell>
          <table:table-cell office:value-type="string" calcext:value-type="string">
            <text:p>KELLY CRISTINA DE SENA LARA</text:p>
          </table:table-cell>
          <table:table-cell office:value-type="string" calcext:value-type="string">
            <text:p>37631015864</text:p>
          </table:table-cell>
          <table:table-cell table:formula="of:=INDEX([$Copart.$A$1:$Copart.$D$1048576];MATCH([.$B10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253</text:p>
          </table:table-cell>
          <table:table-cell office:value-type="string" calcext:value-type="string">
            <text:p>GISELE SPAGNOL BERALDI TELLES</text:p>
          </table:table-cell>
          <table:table-cell office:value-type="string" calcext:value-type="string">
            <text:p>33409394893</text:p>
          </table:table-cell>
          <table:table-cell table:formula="of:=INDEX([$Copart.$A$1:$Copart.$D$1048576];MATCH([.$B10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652</text:p>
          </table:table-cell>
          <table:table-cell office:value-type="string" calcext:value-type="string">
            <text:p>LARISSA DE ALMEIDA MIRANDA MIORI</text:p>
          </table:table-cell>
          <table:table-cell office:value-type="string" calcext:value-type="string">
            <text:p>07050134643</text:p>
          </table:table-cell>
          <table:table-cell table:formula="of:=INDEX([$Copart.$A$1:$Copart.$D$1048576];MATCH([.$B10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693</text:p>
          </table:table-cell>
          <table:table-cell office:value-type="string" calcext:value-type="string">
            <text:p>JACQUELINE CAMARGO SPOLIDORO ALVES</text:p>
          </table:table-cell>
          <table:table-cell office:value-type="string" calcext:value-type="string">
            <text:p>33927017850</text:p>
          </table:table-cell>
          <table:table-cell table:formula="of:=INDEX([$Copart.$A$1:$Copart.$D$1048576];MATCH([.$B10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856</text:p>
          </table:table-cell>
          <table:table-cell office:value-type="string" calcext:value-type="string">
            <text:p>VIVIANE CRISTINA MESSIAS DA MOTA</text:p>
          </table:table-cell>
          <table:table-cell office:value-type="string" calcext:value-type="string">
            <text:p>28888798838</text:p>
          </table:table-cell>
          <table:table-cell table:formula="of:=INDEX([$Copart.$A$1:$Copart.$D$1048576];MATCH([.$B10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3974</text:p>
          </table:table-cell>
          <table:table-cell office:value-type="string" calcext:value-type="string">
            <text:p>REGIANE APARECIDA TEIXEIRA NUNES</text:p>
          </table:table-cell>
          <table:table-cell office:value-type="string" calcext:value-type="string">
            <text:p>35810325890</text:p>
          </table:table-cell>
          <table:table-cell table:formula="of:=INDEX([$Copart.$A$1:$Copart.$D$1048576];MATCH([.$B10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4232</text:p>
          </table:table-cell>
          <table:table-cell office:value-type="string" calcext:value-type="string">
            <text:p>ELAINE RENATA OLIVEIRA TEIXEIRA</text:p>
          </table:table-cell>
          <table:table-cell office:value-type="string" calcext:value-type="string">
            <text:p>26383516876</text:p>
          </table:table-cell>
          <table:table-cell table:formula="of:=INDEX([$Copart.$A$1:$Copart.$D$1048576];MATCH([.$B10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4493</text:p>
          </table:table-cell>
          <table:table-cell office:value-type="string" calcext:value-type="string">
            <text:p>MARIO ANTONIO MARTINS DE PAULA</text:p>
          </table:table-cell>
          <table:table-cell office:value-type="string" calcext:value-type="string">
            <text:p>47582561791</text:p>
          </table:table-cell>
          <table:table-cell table:formula="of:=INDEX([$Copart.$A$1:$Copart.$D$1048576];MATCH([.$B10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4631</text:p>
          </table:table-cell>
          <table:table-cell office:value-type="string" calcext:value-type="string">
            <text:p>CAROLINA GUEDES</text:p>
          </table:table-cell>
          <table:table-cell office:value-type="string" calcext:value-type="string">
            <text:p>31293188875</text:p>
          </table:table-cell>
          <table:table-cell table:formula="of:=INDEX([$Copart.$A$1:$Copart.$D$1048576];MATCH([.$B10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4656</text:p>
          </table:table-cell>
          <table:table-cell office:value-type="string" calcext:value-type="string">
            <text:p>FERNANDA DOS SANTOS</text:p>
          </table:table-cell>
          <table:table-cell office:value-type="string" calcext:value-type="string">
            <text:p>20534259898</text:p>
          </table:table-cell>
          <table:table-cell table:formula="of:=INDEX([$Copart.$A$1:$Copart.$D$1048576];MATCH([.$B10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269</text:p>
          </table:table-cell>
          <table:table-cell office:value-type="string" calcext:value-type="string">
            <text:p>ELIETE APARECIDA BARREIROS PAULA RODRIGUES</text:p>
          </table:table-cell>
          <table:table-cell office:value-type="string" calcext:value-type="string">
            <text:p>32656588804</text:p>
          </table:table-cell>
          <table:table-cell table:formula="of:=INDEX([$Copart.$A$1:$Copart.$D$1048576];MATCH([.$B10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346</text:p>
          </table:table-cell>
          <table:table-cell office:value-type="string" calcext:value-type="string">
            <text:p>GISLAINE APARECIDA FRASSETTO</text:p>
          </table:table-cell>
          <table:table-cell office:value-type="string" calcext:value-type="string">
            <text:p>28131621839</text:p>
          </table:table-cell>
          <table:table-cell table:formula="of:=INDEX([$Copart.$A$1:$Copart.$D$1048576];MATCH([.$B10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497</text:p>
          </table:table-cell>
          <table:table-cell office:value-type="string" calcext:value-type="string">
            <text:p>KARLA PINHEIRO DE SOUZA DE FRANCA</text:p>
          </table:table-cell>
          <table:table-cell office:value-type="string" calcext:value-type="string">
            <text:p>22100320831</text:p>
          </table:table-cell>
          <table:table-cell table:formula="of:=INDEX([$Copart.$A$1:$Copart.$D$1048576];MATCH([.$B10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599</text:p>
          </table:table-cell>
          <table:table-cell office:value-type="string" calcext:value-type="string">
            <text:p>LUCIANE MENDES BOIANI</text:p>
          </table:table-cell>
          <table:table-cell office:value-type="string" calcext:value-type="string">
            <text:p>25029660860</text:p>
          </table:table-cell>
          <table:table-cell table:formula="of:=INDEX([$Copart.$A$1:$Copart.$D$1048576];MATCH([.$B10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643</text:p>
          </table:table-cell>
          <table:table-cell office:value-type="string" calcext:value-type="string">
            <text:p>MARCIA REGINA DE BARROS MATHEUS</text:p>
          </table:table-cell>
          <table:table-cell office:value-type="string" calcext:value-type="string">
            <text:p>27174571867</text:p>
          </table:table-cell>
          <table:table-cell table:formula="of:=INDEX([$Copart.$A$1:$Copart.$D$1048576];MATCH([.$B10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855</text:p>
          </table:table-cell>
          <table:table-cell office:value-type="string" calcext:value-type="string">
            <text:p>RENATA SILVEIRA MELLO LORENA</text:p>
          </table:table-cell>
          <table:table-cell office:value-type="string" calcext:value-type="string">
            <text:p>29118945880</text:p>
          </table:table-cell>
          <table:table-cell table:formula="of:=INDEX([$Copart.$A$1:$Copart.$D$1048576];MATCH([.$B10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863</text:p>
          </table:table-cell>
          <table:table-cell office:value-type="string" calcext:value-type="string">
            <text:p>RITA ELI FLORENTINO PRADO</text:p>
          </table:table-cell>
          <table:table-cell office:value-type="string" calcext:value-type="string">
            <text:p>22286948860</text:p>
          </table:table-cell>
          <table:table-cell table:formula="of:=INDEX([$Copart.$A$1:$Copart.$D$1048576];MATCH([.$B11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5924</text:p>
          </table:table-cell>
          <table:table-cell office:value-type="string" calcext:value-type="string">
            <text:p>SILVIA REGINA ROCHA</text:p>
          </table:table-cell>
          <table:table-cell office:value-type="string" calcext:value-type="string">
            <text:p>27330849847</text:p>
          </table:table-cell>
          <table:table-cell table:formula="of:=INDEX([$Copart.$A$1:$Copart.$D$1048576];MATCH([.$B11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6195</text:p>
          </table:table-cell>
          <table:table-cell office:value-type="string" calcext:value-type="string">
            <text:p>MARIA EULIDIA DE MIRANDA RODRIGUES</text:p>
          </table:table-cell>
          <table:table-cell office:value-type="string" calcext:value-type="string">
            <text:p>28242912300</text:p>
          </table:table-cell>
          <table:table-cell table:formula="of:=INDEX([$Copart.$A$1:$Copart.$D$1048576];MATCH([.$B11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6451</text:p>
          </table:table-cell>
          <table:table-cell office:value-type="string" calcext:value-type="string">
            <text:p>EDINEA SERVIJA SEVERINO</text:p>
          </table:table-cell>
          <table:table-cell office:value-type="string" calcext:value-type="string">
            <text:p>19160307854</text:p>
          </table:table-cell>
          <table:table-cell table:formula="of:=INDEX([$Copart.$A$1:$Copart.$D$1048576];MATCH([.$B11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7659</text:p>
          </table:table-cell>
          <table:table-cell office:value-type="string" calcext:value-type="string">
            <text:p>LANA RENATA LOPES DA ROCHA</text:p>
          </table:table-cell>
          <table:table-cell office:value-type="string" calcext:value-type="string">
            <text:p>19035734831</text:p>
          </table:table-cell>
          <table:table-cell table:formula="of:=INDEX([$Copart.$A$1:$Copart.$D$1048576];MATCH([.$B11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7841</text:p>
          </table:table-cell>
          <table:table-cell office:value-type="string" calcext:value-type="string">
            <text:p>REGINA SANTOS DE SOUZA DONI</text:p>
          </table:table-cell>
          <table:table-cell office:value-type="string" calcext:value-type="string">
            <text:p>16067968878</text:p>
          </table:table-cell>
          <table:table-cell table:formula="of:=INDEX([$Copart.$A$1:$Copart.$D$1048576];MATCH([.$B11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8186</text:p>
          </table:table-cell>
          <table:table-cell office:value-type="string" calcext:value-type="string">
            <text:p>ADRIANO PERES DE SOUZA</text:p>
          </table:table-cell>
          <table:table-cell office:value-type="string" calcext:value-type="string">
            <text:p>28990672813</text:p>
          </table:table-cell>
          <table:table-cell table:formula="of:=INDEX([$Copart.$A$1:$Copart.$D$1048576];MATCH([.$B11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8365</text:p>
          </table:table-cell>
          <table:table-cell office:value-type="string" calcext:value-type="string">
            <text:p>LAURA ERLO</text:p>
          </table:table-cell>
          <table:table-cell office:value-type="string" calcext:value-type="string">
            <text:p>40499977890</text:p>
          </table:table-cell>
          <table:table-cell table:formula="of:=INDEX([$Copart.$A$1:$Copart.$D$1048576];MATCH([.$B11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8401</text:p>
          </table:table-cell>
          <table:table-cell office:value-type="string" calcext:value-type="string">
            <text:p>THIAGO MILANEZ STOCCO</text:p>
          </table:table-cell>
          <table:table-cell office:value-type="string" calcext:value-type="string">
            <text:p>33284438866</text:p>
          </table:table-cell>
          <table:table-cell table:formula="of:=INDEX([$Copart.$A$1:$Copart.$D$1048576];MATCH([.$B11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8899</text:p>
          </table:table-cell>
          <table:table-cell office:value-type="string" calcext:value-type="string">
            <text:p>LUCIA CRISTINA LARA NEGREIROS AVILA</text:p>
          </table:table-cell>
          <table:table-cell office:value-type="string" calcext:value-type="string">
            <text:p>12369429810</text:p>
          </table:table-cell>
          <table:table-cell table:formula="of:=INDEX([$Copart.$A$1:$Copart.$D$1048576];MATCH([.$B11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9218</text:p>
          </table:table-cell>
          <table:table-cell office:value-type="string" calcext:value-type="string">
            <text:p>NATHALIA ROMERO LOPES HONORIO</text:p>
          </table:table-cell>
          <table:table-cell office:value-type="string" calcext:value-type="string">
            <text:p>38386532890</text:p>
          </table:table-cell>
          <table:table-cell table:formula="of:=INDEX([$Copart.$A$1:$Copart.$D$1048576];MATCH([.$B11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9303</text:p>
          </table:table-cell>
          <table:table-cell office:value-type="string" calcext:value-type="string">
            <text:p>ANA CLAUDIA LOPES VITTI</text:p>
          </table:table-cell>
          <table:table-cell office:value-type="string" calcext:value-type="string">
            <text:p>36254048850</text:p>
          </table:table-cell>
          <table:table-cell table:formula="of:=INDEX([$Copart.$A$1:$Copart.$D$1048576];MATCH([.$B11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9328</text:p>
          </table:table-cell>
          <table:table-cell office:value-type="string" calcext:value-type="string">
            <text:p>JUCIMARA LOPES COSTA</text:p>
          </table:table-cell>
          <table:table-cell office:value-type="string" calcext:value-type="string">
            <text:p>19216413808</text:p>
          </table:table-cell>
          <table:table-cell table:formula="of:=INDEX([$Copart.$A$1:$Copart.$D$1048576];MATCH([.$B11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9462</text:p>
          </table:table-cell>
          <table:table-cell office:value-type="string" calcext:value-type="string">
            <text:p>GABRIELA MANABE TEIXEIRA</text:p>
          </table:table-cell>
          <table:table-cell office:value-type="string" calcext:value-type="string">
            <text:p>30335499856</text:p>
          </table:table-cell>
          <table:table-cell table:formula="of:=INDEX([$Copart.$A$1:$Copart.$D$1048576];MATCH([.$B11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199572</text:p>
          </table:table-cell>
          <table:table-cell office:value-type="string" calcext:value-type="string">
            <text:p>ELENICE TANIA DE ANDRADE VEIGA</text:p>
          </table:table-cell>
          <table:table-cell office:value-type="string" calcext:value-type="string">
            <text:p>41132327415</text:p>
          </table:table-cell>
          <table:table-cell table:formula="of:=INDEX([$Copart.$A$1:$Copart.$D$1048576];MATCH([.$B11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174</text:p>
          </table:table-cell>
          <table:table-cell office:value-type="string" calcext:value-type="string">
            <text:p>DAIANE BORTOLIN DE SOUZA</text:p>
          </table:table-cell>
          <table:table-cell office:value-type="string" calcext:value-type="string">
            <text:p>33909568831</text:p>
          </table:table-cell>
          <table:table-cell table:formula="of:=INDEX([$Copart.$A$1:$Copart.$D$1048576];MATCH([.$B11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255</text:p>
          </table:table-cell>
          <table:table-cell office:value-type="string" calcext:value-type="string">
            <text:p>JULIANE CRISTINA TANCREDO PENATTI</text:p>
          </table:table-cell>
          <table:table-cell office:value-type="string" calcext:value-type="string">
            <text:p>30929328892</text:p>
          </table:table-cell>
          <table:table-cell table:formula="of:=INDEX([$Copart.$A$1:$Copart.$D$1048576];MATCH([.$B11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352</text:p>
          </table:table-cell>
          <table:table-cell office:value-type="string" calcext:value-type="string">
            <text:p>MAURICIO FERNANDO STENICO BERALDO</text:p>
          </table:table-cell>
          <table:table-cell office:value-type="string" calcext:value-type="string">
            <text:p>30060979801</text:p>
          </table:table-cell>
          <table:table-cell table:formula="of:=INDEX([$Copart.$A$1:$Copart.$D$1048576];MATCH([.$B11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395</text:p>
          </table:table-cell>
          <table:table-cell office:value-type="string" calcext:value-type="string">
            <text:p>ADVANIA BARBOSA DE CASTRO</text:p>
          </table:table-cell>
          <table:table-cell office:value-type="string" calcext:value-type="string">
            <text:p>31633647803</text:p>
          </table:table-cell>
          <table:table-cell table:formula="of:=INDEX([$Copart.$A$1:$Copart.$D$1048576];MATCH([.$B11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409</text:p>
          </table:table-cell>
          <table:table-cell office:value-type="string" calcext:value-type="string">
            <text:p>IVAN CESAR CANETTO</text:p>
          </table:table-cell>
          <table:table-cell office:value-type="string" calcext:value-type="string">
            <text:p>27117978805</text:p>
          </table:table-cell>
          <table:table-cell table:formula="of:=INDEX([$Copart.$A$1:$Copart.$D$1048576];MATCH([.$B11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425</text:p>
          </table:table-cell>
          <table:table-cell office:value-type="string" calcext:value-type="string">
            <text:p>SILVIA REGINA DA SILVA</text:p>
          </table:table-cell>
          <table:table-cell office:value-type="string" calcext:value-type="string">
            <text:p>12332018832</text:p>
          </table:table-cell>
          <table:table-cell table:formula="of:=INDEX([$Copart.$A$1:$Copart.$D$1048576];MATCH([.$B11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581</text:p>
          </table:table-cell>
          <table:table-cell office:value-type="string" calcext:value-type="string">
            <text:p>FERNANDO PRESOTTO</text:p>
          </table:table-cell>
          <table:table-cell office:value-type="string" calcext:value-type="string">
            <text:p>26258618863</text:p>
          </table:table-cell>
          <table:table-cell table:formula="of:=INDEX([$Copart.$A$1:$Copart.$D$1048576];MATCH([.$B11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0735</text:p>
          </table:table-cell>
          <table:table-cell office:value-type="string" calcext:value-type="string">
            <text:p>VALQUIRIA RAMOS DOS SANTOS</text:p>
          </table:table-cell>
          <table:table-cell office:value-type="string" calcext:value-type="string">
            <text:p>28977229839</text:p>
          </table:table-cell>
          <table:table-cell table:formula="of:=INDEX([$Copart.$A$1:$Copart.$D$1048576];MATCH([.$B11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1340</text:p>
          </table:table-cell>
          <table:table-cell office:value-type="string" calcext:value-type="string">
            <text:p>ANDREA CRISTIANE DE MORAES TABAI</text:p>
          </table:table-cell>
          <table:table-cell office:value-type="string" calcext:value-type="string">
            <text:p>21472374851</text:p>
          </table:table-cell>
          <table:table-cell table:formula="of:=INDEX([$Copart.$A$1:$Copart.$D$1048576];MATCH([.$B11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ce6" office:value-type="string" calcext:value-type="string">
            <text:p>201456</text:p>
          </table:table-cell>
          <table:table-cell office:value-type="string" calcext:value-type="string">
            <text:p>SOLANGE DO NASCIMENTO</text:p>
          </table:table-cell>
          <table:table-cell office:value-type="string" calcext:value-type="string">
            <text:p>28452680848</text:p>
          </table:table-cell>
          <table:table-cell table:formula="of:=INDEX([$Copart.$A$1:$Copart.$D$1048576];MATCH([.$B11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1650</text:p>
          </table:table-cell>
          <table:table-cell office:value-type="string" calcext:value-type="string">
            <text:p>LEANDRO MORAES FURLAN</text:p>
          </table:table-cell>
          <table:table-cell office:value-type="string" calcext:value-type="string">
            <text:p>33078808882</text:p>
          </table:table-cell>
          <table:table-cell table:formula="of:=INDEX([$Copart.$A$1:$Copart.$D$1048576];MATCH([.$B11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1715</text:p>
          </table:table-cell>
          <table:table-cell office:value-type="string" calcext:value-type="string">
            <text:p>SIMONE FUZATTO</text:p>
          </table:table-cell>
          <table:table-cell office:value-type="string" calcext:value-type="string">
            <text:p>21982633867</text:p>
          </table:table-cell>
          <table:table-cell table:formula="of:=INDEX([$Copart.$A$1:$Copart.$D$1048576];MATCH([.$B11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1804</text:p>
          </table:table-cell>
          <table:table-cell office:value-type="string" calcext:value-type="string">
            <text:p>JACQUELINE ZANUCCI MANTUAN</text:p>
          </table:table-cell>
          <table:table-cell office:value-type="string" calcext:value-type="string">
            <text:p>16076499850</text:p>
          </table:table-cell>
          <table:table-cell table:formula="of:=INDEX([$Copart.$A$1:$Copart.$D$1048576];MATCH([.$B11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2304</text:p>
          </table:table-cell>
          <table:table-cell office:value-type="string" calcext:value-type="string">
            <text:p>EDNA MARIA NEPOMUCENO CASA NOVA</text:p>
          </table:table-cell>
          <table:table-cell office:value-type="string" calcext:value-type="string">
            <text:p>09719231831</text:p>
          </table:table-cell>
          <table:table-cell table:formula="of:=INDEX([$Copart.$A$1:$Copart.$D$1048576];MATCH([.$B11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2436</text:p>
          </table:table-cell>
          <table:table-cell office:value-type="string" calcext:value-type="string">
            <text:p>JHULYENE PAULINO SILVA CARDOSO</text:p>
          </table:table-cell>
          <table:table-cell office:value-type="string" calcext:value-type="string">
            <text:p>33902979879</text:p>
          </table:table-cell>
          <table:table-cell table:formula="of:=INDEX([$Copart.$A$1:$Copart.$D$1048576];MATCH([.$B11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2908</text:p>
          </table:table-cell>
          <table:table-cell office:value-type="string" calcext:value-type="string">
            <text:p>KENIA AIANDRA SILVA RUIZ</text:p>
          </table:table-cell>
          <table:table-cell office:value-type="string" calcext:value-type="string">
            <text:p>34095117842</text:p>
          </table:table-cell>
          <table:table-cell table:formula="of:=INDEX([$Copart.$A$1:$Copart.$D$1048576];MATCH([.$B11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2967</text:p>
          </table:table-cell>
          <table:table-cell office:value-type="string" calcext:value-type="string">
            <text:p>MARLI ALDAIZA PANSIERA DE LIMA</text:p>
          </table:table-cell>
          <table:table-cell office:value-type="string" calcext:value-type="string">
            <text:p>13815071828</text:p>
          </table:table-cell>
          <table:table-cell table:formula="of:=INDEX([$Copart.$A$1:$Copart.$D$1048576];MATCH([.$B11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084</text:p>
          </table:table-cell>
          <table:table-cell office:value-type="string" calcext:value-type="string">
            <text:p>NAYANA CAROLINE BERNARDO MAIA</text:p>
          </table:table-cell>
          <table:table-cell office:value-type="string" calcext:value-type="string">
            <text:p>37459146862</text:p>
          </table:table-cell>
          <table:table-cell table:formula="of:=INDEX([$Copart.$A$1:$Copart.$D$1048576];MATCH([.$B11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106</text:p>
          </table:table-cell>
          <table:table-cell office:value-type="string" calcext:value-type="string">
            <text:p>REGIELE CRISTINE CORTEZ</text:p>
          </table:table-cell>
          <table:table-cell office:value-type="string" calcext:value-type="string">
            <text:p>33633102850</text:p>
          </table:table-cell>
          <table:table-cell table:formula="of:=INDEX([$Copart.$A$1:$Copart.$D$1048576];MATCH([.$B11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130</text:p>
          </table:table-cell>
          <table:table-cell office:value-type="string" calcext:value-type="string">
            <text:p>THALITA YAMAGUCHI CAMPOS</text:p>
          </table:table-cell>
          <table:table-cell office:value-type="string" calcext:value-type="string">
            <text:p>36997225896</text:p>
          </table:table-cell>
          <table:table-cell table:formula="of:=INDEX([$Copart.$A$1:$Copart.$D$1048576];MATCH([.$B11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246</text:p>
          </table:table-cell>
          <table:table-cell office:value-type="string" calcext:value-type="string">
            <text:p>CARMEN LUCIA CABRERA NEVES</text:p>
          </table:table-cell>
          <table:table-cell office:value-type="string" calcext:value-type="string">
            <text:p>01361561858</text:p>
          </table:table-cell>
          <table:table-cell table:formula="of:=INDEX([$Copart.$A$1:$Copart.$D$1048576];MATCH([.$B11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351</text:p>
          </table:table-cell>
          <table:table-cell office:value-type="string" calcext:value-type="string">
            <text:p>CLAYTON DE JESUS SPADOTI</text:p>
          </table:table-cell>
          <table:table-cell office:value-type="string" calcext:value-type="string">
            <text:p>35186312843</text:p>
          </table:table-cell>
          <table:table-cell table:formula="of:=INDEX([$Copart.$A$1:$Copart.$D$1048576];MATCH([.$B11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840</text:p>
          </table:table-cell>
          <table:table-cell office:value-type="string" calcext:value-type="string">
            <text:p>ILZA APARECIDA DO AMARAL</text:p>
          </table:table-cell>
          <table:table-cell office:value-type="string" calcext:value-type="string">
            <text:p>15477141824</text:p>
          </table:table-cell>
          <table:table-cell table:formula="of:=INDEX([$Copart.$A$1:$Copart.$D$1048576];MATCH([.$B11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920</text:p>
          </table:table-cell>
          <table:table-cell office:value-type="string" calcext:value-type="string">
            <text:p>JESSICA ELAINE DA SILVA</text:p>
          </table:table-cell>
          <table:table-cell office:value-type="string" calcext:value-type="string">
            <text:p>39627709840</text:p>
          </table:table-cell>
          <table:table-cell table:formula="of:=INDEX([$Copart.$A$1:$Copart.$D$1048576];MATCH([.$B11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3947</text:p>
          </table:table-cell>
          <table:table-cell office:value-type="string" calcext:value-type="string">
            <text:p>LUCIANE HELENA DE CARVALHO DOMENEGHI CARPIM</text:p>
          </table:table-cell>
          <table:table-cell office:value-type="string" calcext:value-type="string">
            <text:p>32445102804</text:p>
          </table:table-cell>
          <table:table-cell table:formula="of:=INDEX([$Copart.$A$1:$Copart.$D$1048576];MATCH([.$B11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099</text:p>
          </table:table-cell>
          <table:table-cell office:value-type="string" calcext:value-type="string">
            <text:p>DAYANA TELES DE ALMEIDA</text:p>
          </table:table-cell>
          <table:table-cell office:value-type="string" calcext:value-type="string">
            <text:p>30568797876</text:p>
          </table:table-cell>
          <table:table-cell table:formula="of:=INDEX([$Copart.$A$1:$Copart.$D$1048576];MATCH([.$B11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102</text:p>
          </table:table-cell>
          <table:table-cell office:value-type="string" calcext:value-type="string">
            <text:p>FERNANDA MORAES CAMPOS</text:p>
          </table:table-cell>
          <table:table-cell office:value-type="string" calcext:value-type="string">
            <text:p>28076390893</text:p>
          </table:table-cell>
          <table:table-cell table:formula="of:=INDEX([$Copart.$A$1:$Copart.$D$1048576];MATCH([.$B11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552</text:p>
          </table:table-cell>
          <table:table-cell office:value-type="string" calcext:value-type="string">
            <text:p>RENATA TONELLI PERFETTI</text:p>
          </table:table-cell>
          <table:table-cell office:value-type="string" calcext:value-type="string">
            <text:p>10617799806</text:p>
          </table:table-cell>
          <table:table-cell table:formula="of:=INDEX([$Copart.$A$1:$Copart.$D$1048576];MATCH([.$B11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609</text:p>
          </table:table-cell>
          <table:table-cell office:value-type="string" calcext:value-type="string">
            <text:p>RAQUEL APARECIDA ANIBAL</text:p>
          </table:table-cell>
          <table:table-cell office:value-type="string" calcext:value-type="string">
            <text:p>17160948874</text:p>
          </table:table-cell>
          <table:table-cell table:formula="of:=INDEX([$Copart.$A$1:$Copart.$D$1048576];MATCH([.$B11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900</text:p>
          </table:table-cell>
          <table:table-cell office:value-type="string" calcext:value-type="string">
            <text:p>LUCILENE ANDREIA DE MORAES</text:p>
          </table:table-cell>
          <table:table-cell office:value-type="string" calcext:value-type="string">
            <text:p>31398026840</text:p>
          </table:table-cell>
          <table:table-cell table:formula="of:=INDEX([$Copart.$A$1:$Copart.$D$1048576];MATCH([.$B11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4994</text:p>
          </table:table-cell>
          <table:table-cell office:value-type="string" calcext:value-type="string">
            <text:p>TATIANE CARLA PALMA</text:p>
          </table:table-cell>
          <table:table-cell office:value-type="string" calcext:value-type="string">
            <text:p>22281374807</text:p>
          </table:table-cell>
          <table:table-cell table:formula="of:=INDEX([$Copart.$A$1:$Copart.$D$1048576];MATCH([.$B11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5656</text:p>
          </table:table-cell>
          <table:table-cell office:value-type="string" calcext:value-type="string">
            <text:p>MARCOS DEGASPARI</text:p>
          </table:table-cell>
          <table:table-cell office:value-type="string" calcext:value-type="string">
            <text:p>09589403808</text:p>
          </table:table-cell>
          <table:table-cell table:formula="of:=INDEX([$Copart.$A$1:$Copart.$D$1048576];MATCH([.$B11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6903</text:p>
          </table:table-cell>
          <table:table-cell office:value-type="string" calcext:value-type="string">
            <text:p>ALEXANDRE OSTROVSKY</text:p>
          </table:table-cell>
          <table:table-cell office:value-type="string" calcext:value-type="string">
            <text:p>29584497855</text:p>
          </table:table-cell>
          <table:table-cell table:formula="of:=INDEX([$Copart.$A$1:$Copart.$D$1048576];MATCH([.$B11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6946</text:p>
          </table:table-cell>
          <table:table-cell office:value-type="string" calcext:value-type="string">
            <text:p>REINALDO DI GIACOMO FIDELIS</text:p>
          </table:table-cell>
          <table:table-cell office:value-type="string" calcext:value-type="string">
            <text:p>06287724838</text:p>
          </table:table-cell>
          <table:table-cell table:formula="of:=INDEX([$Copart.$A$1:$Copart.$D$1048576];MATCH([.$B11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7195</text:p>
          </table:table-cell>
          <table:table-cell office:value-type="string" calcext:value-type="string">
            <text:p>EDMARA CANEVA</text:p>
          </table:table-cell>
          <table:table-cell office:value-type="string" calcext:value-type="string">
            <text:p>19173572810</text:p>
          </table:table-cell>
          <table:table-cell table:formula="of:=INDEX([$Copart.$A$1:$Copart.$D$1048576];MATCH([.$B11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7250</text:p>
          </table:table-cell>
          <table:table-cell office:value-type="string" calcext:value-type="string">
            <text:p>MARIANE CRISTINA GARCIA</text:p>
          </table:table-cell>
          <table:table-cell office:value-type="string" calcext:value-type="string">
            <text:p>37812680800</text:p>
          </table:table-cell>
          <table:table-cell table:formula="of:=INDEX([$Copart.$A$1:$Copart.$D$1048576];MATCH([.$B11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7632</text:p>
          </table:table-cell>
          <table:table-cell office:value-type="string" calcext:value-type="string">
            <text:p>MARIANA TONINI DE CAMARGO</text:p>
          </table:table-cell>
          <table:table-cell office:value-type="string" calcext:value-type="string">
            <text:p>36932591863</text:p>
          </table:table-cell>
          <table:table-cell table:formula="of:=INDEX([$Copart.$A$1:$Copart.$D$1048576];MATCH([.$B11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8272</text:p>
          </table:table-cell>
          <table:table-cell office:value-type="string" calcext:value-type="string">
            <text:p>ALEXANDRE ESPINEIRA DE OLIVEIRA</text:p>
          </table:table-cell>
          <table:table-cell office:value-type="string" calcext:value-type="string">
            <text:p>14212267829</text:p>
          </table:table-cell>
          <table:table-cell table:formula="of:=INDEX([$Copart.$A$1:$Copart.$D$1048576];MATCH([.$B11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8299</text:p>
          </table:table-cell>
          <table:table-cell office:value-type="string" calcext:value-type="string">
            <text:p>VILSON RICARDO NABAS</text:p>
          </table:table-cell>
          <table:table-cell office:value-type="string" calcext:value-type="string">
            <text:p>26176194865</text:p>
          </table:table-cell>
          <table:table-cell table:formula="of:=INDEX([$Copart.$A$1:$Copart.$D$1048576];MATCH([.$B11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8426</text:p>
          </table:table-cell>
          <table:table-cell office:value-type="string" calcext:value-type="string">
            <text:p>WESLEY VIEIRA DE SOUZA</text:p>
          </table:table-cell>
          <table:table-cell office:value-type="string" calcext:value-type="string">
            <text:p>36877885805</text:p>
          </table:table-cell>
          <table:table-cell table:formula="of:=INDEX([$Copart.$A$1:$Copart.$D$1048576];MATCH([.$B11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8612</text:p>
          </table:table-cell>
          <table:table-cell office:value-type="string" calcext:value-type="string">
            <text:p>REGINA APARECIDA AMELIA DE SOUZA SILVA BRAGA</text:p>
          </table:table-cell>
          <table:table-cell office:value-type="string" calcext:value-type="string">
            <text:p>19700314847</text:p>
          </table:table-cell>
          <table:table-cell table:formula="of:=INDEX([$Copart.$A$1:$Copart.$D$1048576];MATCH([.$B11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9015</text:p>
          </table:table-cell>
          <table:table-cell office:value-type="string" calcext:value-type="string">
            <text:p>PATRICIA BOLZAN AGNELLI</text:p>
          </table:table-cell>
          <table:table-cell office:value-type="string" calcext:value-type="string">
            <text:p>25883527825</text:p>
          </table:table-cell>
          <table:table-cell table:formula="of:=INDEX([$Copart.$A$1:$Copart.$D$1048576];MATCH([.$B11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9503</text:p>
          </table:table-cell>
          <table:table-cell office:value-type="string" calcext:value-type="string">
            <text:p>JEANE RIZZI DE MOURA</text:p>
          </table:table-cell>
          <table:table-cell office:value-type="string" calcext:value-type="string">
            <text:p>27580222817</text:p>
          </table:table-cell>
          <table:table-cell table:formula="of:=INDEX([$Copart.$A$1:$Copart.$D$1048576];MATCH([.$B11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9511</text:p>
          </table:table-cell>
          <table:table-cell office:value-type="string" calcext:value-type="string">
            <text:p>ADRIANA PETRICA DOS SANTOS</text:p>
          </table:table-cell>
          <table:table-cell office:value-type="string" calcext:value-type="string">
            <text:p>27875055890</text:p>
          </table:table-cell>
          <table:table-cell table:formula="of:=INDEX([$Copart.$A$1:$Copart.$D$1048576];MATCH([.$B11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09600</text:p>
          </table:table-cell>
          <table:table-cell office:value-type="string" calcext:value-type="string">
            <text:p>MARIA APARECIDA VIEIRA DA CRUZ PEREIRA</text:p>
          </table:table-cell>
          <table:table-cell office:value-type="string" calcext:value-type="string">
            <text:p>28013669866</text:p>
          </table:table-cell>
          <table:table-cell table:formula="of:=INDEX([$Copart.$A$1:$Copart.$D$1048576];MATCH([.$B11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137</text:p>
          </table:table-cell>
          <table:table-cell office:value-type="string" calcext:value-type="string">
            <text:p>JULIANA GIACOMINI BARBOSA</text:p>
          </table:table-cell>
          <table:table-cell office:value-type="string" calcext:value-type="string">
            <text:p>36762898890</text:p>
          </table:table-cell>
          <table:table-cell table:formula="of:=INDEX([$Copart.$A$1:$Copart.$D$1048576];MATCH([.$B11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315</text:p>
          </table:table-cell>
          <table:table-cell office:value-type="string" calcext:value-type="string">
            <text:p>MARIA DAS ANGUSTIAS RODRIGUES DE MELO</text:p>
          </table:table-cell>
          <table:table-cell office:value-type="string" calcext:value-type="string">
            <text:p>19698821821</text:p>
          </table:table-cell>
          <table:table-cell table:formula="of:=INDEX([$Copart.$A$1:$Copart.$D$1048576];MATCH([.$B11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331</text:p>
          </table:table-cell>
          <table:table-cell office:value-type="string" calcext:value-type="string">
            <text:p>CLAUDIA PALLONE BASSINELLO</text:p>
          </table:table-cell>
          <table:table-cell office:value-type="string" calcext:value-type="string">
            <text:p>18132202805</text:p>
          </table:table-cell>
          <table:table-cell table:formula="of:=INDEX([$Copart.$A$1:$Copart.$D$1048576];MATCH([.$B11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366</text:p>
          </table:table-cell>
          <table:table-cell office:value-type="string" calcext:value-type="string">
            <text:p>GABRIELA GLADYS SAENZ BENTO</text:p>
          </table:table-cell>
          <table:table-cell office:value-type="string" calcext:value-type="string">
            <text:p>37287181819</text:p>
          </table:table-cell>
          <table:table-cell table:formula="of:=INDEX([$Copart.$A$1:$Copart.$D$1048576];MATCH([.$B11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455</text:p>
          </table:table-cell>
          <table:table-cell office:value-type="string" calcext:value-type="string">
            <text:p>SUELLEN CRISTINA FERRO</text:p>
          </table:table-cell>
          <table:table-cell office:value-type="string" calcext:value-type="string">
            <text:p>35021093894</text:p>
          </table:table-cell>
          <table:table-cell table:formula="of:=INDEX([$Copart.$A$1:$Copart.$D$1048576];MATCH([.$B11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536</text:p>
          </table:table-cell>
          <table:table-cell office:value-type="string" calcext:value-type="string">
            <text:p>PATRICIA DA SILVA ORTOLANI</text:p>
          </table:table-cell>
          <table:table-cell office:value-type="string" calcext:value-type="string">
            <text:p>19032576895</text:p>
          </table:table-cell>
          <table:table-cell table:formula="of:=INDEX([$Copart.$A$1:$Copart.$D$1048576];MATCH([.$B11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781</text:p>
          </table:table-cell>
          <table:table-cell office:value-type="string" calcext:value-type="string">
            <text:p>LIGIA MARIA GONSALES</text:p>
          </table:table-cell>
          <table:table-cell office:value-type="string" calcext:value-type="string">
            <text:p>07870702897</text:p>
          </table:table-cell>
          <table:table-cell table:formula="of:=INDEX([$Copart.$A$1:$Copart.$D$1048576];MATCH([.$B11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0854</text:p>
          </table:table-cell>
          <table:table-cell office:value-type="string" calcext:value-type="string">
            <text:p>HELEN DE OLIVEIRA SCREMIN</text:p>
          </table:table-cell>
          <table:table-cell office:value-type="string" calcext:value-type="string">
            <text:p>28719383851</text:p>
          </table:table-cell>
          <table:table-cell table:formula="of:=INDEX([$Copart.$A$1:$Copart.$D$1048576];MATCH([.$B11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010</text:p>
          </table:table-cell>
          <table:table-cell office:value-type="string" calcext:value-type="string">
            <text:p>EDSON EIJI YAMAGUTI</text:p>
          </table:table-cell>
          <table:table-cell office:value-type="string" calcext:value-type="string">
            <text:p>13551777829</text:p>
          </table:table-cell>
          <table:table-cell table:formula="of:=INDEX([$Copart.$A$1:$Copart.$D$1048576];MATCH([.$B11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273</text:p>
          </table:table-cell>
          <table:table-cell office:value-type="string" calcext:value-type="string">
            <text:p>ADRIANA GALLINA PAES MASCARIM</text:p>
          </table:table-cell>
          <table:table-cell office:value-type="string" calcext:value-type="string">
            <text:p>11549631870</text:p>
          </table:table-cell>
          <table:table-cell table:formula="of:=INDEX([$Copart.$A$1:$Copart.$D$1048576];MATCH([.$B11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397</text:p>
          </table:table-cell>
          <table:table-cell office:value-type="string" calcext:value-type="string">
            <text:p>JOSE VANDERVALDO CORRER</text:p>
          </table:table-cell>
          <table:table-cell office:value-type="string" calcext:value-type="string">
            <text:p>02781721808</text:p>
          </table:table-cell>
          <table:table-cell table:formula="of:=INDEX([$Copart.$A$1:$Copart.$D$1048576];MATCH([.$B11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443</text:p>
          </table:table-cell>
          <table:table-cell office:value-type="string" calcext:value-type="string">
            <text:p>SILVIA MARIA COELHO DE MORAES</text:p>
          </table:table-cell>
          <table:table-cell office:value-type="string" calcext:value-type="string">
            <text:p>10584804806</text:p>
          </table:table-cell>
          <table:table-cell table:formula="of:=INDEX([$Copart.$A$1:$Copart.$D$1048576];MATCH([.$B11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494</text:p>
          </table:table-cell>
          <table:table-cell office:value-type="string" calcext:value-type="string">
            <text:p>EDSON MARCOLINO DA SILVA</text:p>
          </table:table-cell>
          <table:table-cell office:value-type="string" calcext:value-type="string">
            <text:p>06698060801</text:p>
          </table:table-cell>
          <table:table-cell table:formula="of:=INDEX([$Copart.$A$1:$Copart.$D$1048576];MATCH([.$B11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664</text:p>
          </table:table-cell>
          <table:table-cell office:value-type="string" calcext:value-type="string">
            <text:p>MARIA FERNANDA DOS SANTOS SILVEIRA</text:p>
          </table:table-cell>
          <table:table-cell office:value-type="string" calcext:value-type="string">
            <text:p>11525028839</text:p>
          </table:table-cell>
          <table:table-cell table:formula="of:=INDEX([$Copart.$A$1:$Copart.$D$1048576];MATCH([.$B11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1800</text:p>
          </table:table-cell>
          <table:table-cell office:value-type="string" calcext:value-type="string">
            <text:p>ADRIANA TEIXEIRA FRANCO</text:p>
          </table:table-cell>
          <table:table-cell office:value-type="string" calcext:value-type="string">
            <text:p>13945329892</text:p>
          </table:table-cell>
          <table:table-cell table:formula="of:=INDEX([$Copart.$A$1:$Copart.$D$1048576];MATCH([.$B11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2083</text:p>
          </table:table-cell>
          <table:table-cell office:value-type="string" calcext:value-type="string">
            <text:p>ELEN PEREIRA DA SILVA CASON</text:p>
          </table:table-cell>
          <table:table-cell office:value-type="string" calcext:value-type="string">
            <text:p>16080433800</text:p>
          </table:table-cell>
          <table:table-cell table:formula="of:=INDEX([$Copart.$A$1:$Copart.$D$1048576];MATCH([.$B11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2202</text:p>
          </table:table-cell>
          <table:table-cell office:value-type="string" calcext:value-type="string">
            <text:p>TANIA MARA LUCAS JANUARIO</text:p>
          </table:table-cell>
          <table:table-cell office:value-type="string" calcext:value-type="string">
            <text:p>39466838865</text:p>
          </table:table-cell>
          <table:table-cell table:formula="of:=INDEX([$Copart.$A$1:$Copart.$D$1048576];MATCH([.$B11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2555</text:p>
          </table:table-cell>
          <table:table-cell office:value-type="string" calcext:value-type="string">
            <text:p>KAMILA ANDREA RAMOS DE CARVALHO</text:p>
          </table:table-cell>
          <table:table-cell office:value-type="string" calcext:value-type="string">
            <text:p>03894365935</text:p>
          </table:table-cell>
          <table:table-cell table:formula="of:=INDEX([$Copart.$A$1:$Copart.$D$1048576];MATCH([.$B11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2571</text:p>
          </table:table-cell>
          <table:table-cell office:value-type="string" calcext:value-type="string">
            <text:p>MARCOS ANTONIO TENORIO LEMOS</text:p>
          </table:table-cell>
          <table:table-cell office:value-type="string" calcext:value-type="string">
            <text:p>13959870841</text:p>
          </table:table-cell>
          <table:table-cell table:formula="of:=INDEX([$Copart.$A$1:$Copart.$D$1048576];MATCH([.$B11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2768</text:p>
          </table:table-cell>
          <table:table-cell office:value-type="string" calcext:value-type="string">
            <text:p>CAMILA BRUZASCO DE OLIVEIRA BARROS</text:p>
          </table:table-cell>
          <table:table-cell office:value-type="string" calcext:value-type="string">
            <text:p>36836908878</text:p>
          </table:table-cell>
          <table:table-cell table:formula="of:=INDEX([$Copart.$A$1:$Copart.$D$1048576];MATCH([.$B11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3071</text:p>
          </table:table-cell>
          <table:table-cell office:value-type="string" calcext:value-type="string">
            <text:p>MARIA CLAUDIA PEREIRA</text:p>
          </table:table-cell>
          <table:table-cell office:value-type="string" calcext:value-type="string">
            <text:p>09336644866</text:p>
          </table:table-cell>
          <table:table-cell table:formula="of:=INDEX([$Copart.$A$1:$Copart.$D$1048576];MATCH([.$B11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3250</text:p>
          </table:table-cell>
          <table:table-cell office:value-type="string" calcext:value-type="string">
            <text:p>EVELYN FERREIRA RIBEIRO</text:p>
          </table:table-cell>
          <table:table-cell office:value-type="string" calcext:value-type="string">
            <text:p>27399166803</text:p>
          </table:table-cell>
          <table:table-cell table:formula="of:=INDEX([$Copart.$A$1:$Copart.$D$1048576];MATCH([.$B11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3691</text:p>
          </table:table-cell>
          <table:table-cell office:value-type="string" calcext:value-type="string">
            <text:p>ANA CRISTINA CORRER VITTI</text:p>
          </table:table-cell>
          <table:table-cell office:value-type="string" calcext:value-type="string">
            <text:p>11545952850</text:p>
          </table:table-cell>
          <table:table-cell table:formula="of:=INDEX([$Copart.$A$1:$Copart.$D$1048576];MATCH([.$B11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3772</text:p>
          </table:table-cell>
          <table:table-cell office:value-type="string" calcext:value-type="string">
            <text:p>LUCILENE ROSA DE MELO GOMES</text:p>
          </table:table-cell>
          <table:table-cell office:value-type="string" calcext:value-type="string">
            <text:p>27173742803</text:p>
          </table:table-cell>
          <table:table-cell table:formula="of:=INDEX([$Copart.$A$1:$Copart.$D$1048576];MATCH([.$B11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361</text:p>
          </table:table-cell>
          <table:table-cell office:value-type="string" calcext:value-type="string">
            <text:p>RAFAELE CRISTINA MARTINS PEDRO DOS SANTOS</text:p>
          </table:table-cell>
          <table:table-cell office:value-type="string" calcext:value-type="string">
            <text:p>39628440829</text:p>
          </table:table-cell>
          <table:table-cell table:formula="of:=INDEX([$Copart.$A$1:$Copart.$D$1048576];MATCH([.$B11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523</text:p>
          </table:table-cell>
          <table:table-cell office:value-type="string" calcext:value-type="string">
            <text:p>KATIA CRISTINA DOS SANTOS</text:p>
          </table:table-cell>
          <table:table-cell office:value-type="string" calcext:value-type="string">
            <text:p>16069462858</text:p>
          </table:table-cell>
          <table:table-cell table:formula="of:=INDEX([$Copart.$A$1:$Copart.$D$1048576];MATCH([.$B11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540</text:p>
          </table:table-cell>
          <table:table-cell office:value-type="string" calcext:value-type="string">
            <text:p>PAULA LINO MENDES DA CRUZ</text:p>
          </table:table-cell>
          <table:table-cell office:value-type="string" calcext:value-type="string">
            <text:p>30917236823</text:p>
          </table:table-cell>
          <table:table-cell table:formula="of:=INDEX([$Copart.$A$1:$Copart.$D$1048576];MATCH([.$B11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884</text:p>
          </table:table-cell>
          <table:table-cell office:value-type="string" calcext:value-type="string">
            <text:p>FLAVIA GOBET DE AGUIAR PELLEGRINI</text:p>
          </table:table-cell>
          <table:table-cell office:value-type="string" calcext:value-type="string">
            <text:p>25550184842</text:p>
          </table:table-cell>
          <table:table-cell table:formula="of:=INDEX([$Copart.$A$1:$Copart.$D$1048576];MATCH([.$B11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957</text:p>
          </table:table-cell>
          <table:table-cell office:value-type="string" calcext:value-type="string">
            <text:p>LETICIA PINHEIRO DE CAMARGO</text:p>
          </table:table-cell>
          <table:table-cell office:value-type="string" calcext:value-type="string">
            <text:p>35550773848</text:p>
          </table:table-cell>
          <table:table-cell table:formula="of:=INDEX([$Copart.$A$1:$Copart.$D$1048576];MATCH([.$B11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4965</text:p>
          </table:table-cell>
          <table:table-cell office:value-type="string" calcext:value-type="string">
            <text:p>MICHELLE FABIANA DO AMARAL</text:p>
          </table:table-cell>
          <table:table-cell office:value-type="string" calcext:value-type="string">
            <text:p>22181744807</text:p>
          </table:table-cell>
          <table:table-cell table:formula="of:=INDEX([$Copart.$A$1:$Copart.$D$1048576];MATCH([.$B11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104</text:p>
          </table:table-cell>
          <table:table-cell office:value-type="string" calcext:value-type="string">
            <text:p>ODILEIA SALVIANO FARIAS</text:p>
          </table:table-cell>
          <table:table-cell office:value-type="string" calcext:value-type="string">
            <text:p>11562819895</text:p>
          </table:table-cell>
          <table:table-cell table:formula="of:=INDEX([$Copart.$A$1:$Copart.$D$1048576];MATCH([.$B11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171</text:p>
          </table:table-cell>
          <table:table-cell office:value-type="string" calcext:value-type="string">
            <text:p>SELMA BUENO SILVA</text:p>
          </table:table-cell>
          <table:table-cell office:value-type="string" calcext:value-type="string">
            <text:p>09180220886</text:p>
          </table:table-cell>
          <table:table-cell table:formula="of:=INDEX([$Copart.$A$1:$Copart.$D$1048576];MATCH([.$B11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538</text:p>
          </table:table-cell>
          <table:table-cell office:value-type="string" calcext:value-type="string">
            <text:p>SILVANA MALUF</text:p>
          </table:table-cell>
          <table:table-cell office:value-type="string" calcext:value-type="string">
            <text:p>13941477838</text:p>
          </table:table-cell>
          <table:table-cell table:formula="of:=INDEX([$Copart.$A$1:$Copart.$D$1048576];MATCH([.$B11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660</text:p>
          </table:table-cell>
          <table:table-cell office:value-type="string" calcext:value-type="string">
            <text:p>ELISETE APARECIDA MARTINS BAPTISTA</text:p>
          </table:table-cell>
          <table:table-cell office:value-type="string" calcext:value-type="string">
            <text:p>07870080870</text:p>
          </table:table-cell>
          <table:table-cell table:formula="of:=INDEX([$Copart.$A$1:$Copart.$D$1048576];MATCH([.$B11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732</text:p>
          </table:table-cell>
          <table:table-cell office:value-type="string" calcext:value-type="string">
            <text:p>PRISCILA DE QUEIROZ PEREIRA</text:p>
          </table:table-cell>
          <table:table-cell office:value-type="string" calcext:value-type="string">
            <text:p>35946374842</text:p>
          </table:table-cell>
          <table:table-cell table:formula="of:=INDEX([$Copart.$A$1:$Copart.$D$1048576];MATCH([.$B11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5848</text:p>
          </table:table-cell>
          <table:table-cell office:value-type="string" calcext:value-type="string">
            <text:p>ADRIANA HENRIQUES</text:p>
          </table:table-cell>
          <table:table-cell office:value-type="string" calcext:value-type="string">
            <text:p>16258867804</text:p>
          </table:table-cell>
          <table:table-cell table:formula="of:=INDEX([$Copart.$A$1:$Copart.$D$1048576];MATCH([.$B11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6020</text:p>
          </table:table-cell>
          <table:table-cell office:value-type="string" calcext:value-type="string">
            <text:p>IVONE MARIA QUEIROZ SEDANO</text:p>
          </table:table-cell>
          <table:table-cell office:value-type="string" calcext:value-type="string">
            <text:p>08388497847</text:p>
          </table:table-cell>
          <table:table-cell table:formula="of:=INDEX([$Copart.$A$1:$Copart.$D$1048576];MATCH([.$B11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6089</text:p>
          </table:table-cell>
          <table:table-cell office:value-type="string" calcext:value-type="string">
            <text:p>ADELVANA BARBOSA CARVALHO SILVA</text:p>
          </table:table-cell>
          <table:table-cell office:value-type="string" calcext:value-type="string">
            <text:p>65727878500</text:p>
          </table:table-cell>
          <table:table-cell table:formula="of:=INDEX([$Copart.$A$1:$Copart.$D$1048576];MATCH([.$B11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6470</text:p>
          </table:table-cell>
          <table:table-cell office:value-type="string" calcext:value-type="string">
            <text:p>LILIAN NUNES ELIAS</text:p>
          </table:table-cell>
          <table:table-cell office:value-type="string" calcext:value-type="string">
            <text:p>22417049899</text:p>
          </table:table-cell>
          <table:table-cell table:formula="of:=INDEX([$Copart.$A$1:$Copart.$D$1048576];MATCH([.$B11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7115</text:p>
          </table:table-cell>
          <table:table-cell office:value-type="string" calcext:value-type="string">
            <text:p>ADRIANA APARECIDA DE SOUSA CRUZ</text:p>
          </table:table-cell>
          <table:table-cell office:value-type="string" calcext:value-type="string">
            <text:p>24878216808</text:p>
          </table:table-cell>
          <table:table-cell table:formula="of:=INDEX([$Copart.$A$1:$Copart.$D$1048576];MATCH([.$B11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7310</text:p>
          </table:table-cell>
          <table:table-cell office:value-type="string" calcext:value-type="string">
            <text:p>CAROLINA BOSCARIOL</text:p>
          </table:table-cell>
          <table:table-cell office:value-type="string" calcext:value-type="string">
            <text:p>40016015835</text:p>
          </table:table-cell>
          <table:table-cell table:formula="of:=INDEX([$Copart.$A$1:$Copart.$D$1048576];MATCH([.$B12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7360</text:p>
          </table:table-cell>
          <table:table-cell office:value-type="string" calcext:value-type="string">
            <text:p>CRISTIANA TEODORO</text:p>
          </table:table-cell>
          <table:table-cell office:value-type="string" calcext:value-type="string">
            <text:p>21610866851</text:p>
          </table:table-cell>
          <table:table-cell table:formula="of:=INDEX([$Copart.$A$1:$Copart.$D$1048576];MATCH([.$B12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7530</text:p>
          </table:table-cell>
          <table:table-cell office:value-type="string" calcext:value-type="string">
            <text:p>CASSIA MARIA DE SOUZA ALMEIDA</text:p>
          </table:table-cell>
          <table:table-cell office:value-type="string" calcext:value-type="string">
            <text:p>25600967810</text:p>
          </table:table-cell>
          <table:table-cell table:formula="of:=INDEX([$Copart.$A$1:$Copart.$D$1048576];MATCH([.$B12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8421</text:p>
          </table:table-cell>
          <table:table-cell office:value-type="string" calcext:value-type="string">
            <text:p>RAQUEL DE FATIMA MATTOS GERMINIANI</text:p>
          </table:table-cell>
          <table:table-cell office:value-type="string" calcext:value-type="string">
            <text:p>33944139810</text:p>
          </table:table-cell>
          <table:table-cell table:formula="of:=INDEX([$Copart.$A$1:$Copart.$D$1048576];MATCH([.$B12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8472</text:p>
          </table:table-cell>
          <table:table-cell office:value-type="string" calcext:value-type="string">
            <text:p>NEIRE CRISTINA RODRIGUES PONCE</text:p>
          </table:table-cell>
          <table:table-cell office:value-type="string" calcext:value-type="string">
            <text:p>11645918866</text:p>
          </table:table-cell>
          <table:table-cell table:formula="of:=INDEX([$Copart.$A$1:$Copart.$D$1048576];MATCH([.$B12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8618</text:p>
          </table:table-cell>
          <table:table-cell office:value-type="string" calcext:value-type="string">
            <text:p>CARLOS EDUARDO BOSCARIOL</text:p>
          </table:table-cell>
          <table:table-cell office:value-type="string" calcext:value-type="string">
            <text:p>10167012843</text:p>
          </table:table-cell>
          <table:table-cell table:formula="of:=INDEX([$Copart.$A$1:$Copart.$D$1048576];MATCH([.$B12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010</text:p>
          </table:table-cell>
          <table:table-cell office:value-type="string" calcext:value-type="string">
            <text:p>ROSINEI NAPONUCENO DE FARIA</text:p>
          </table:table-cell>
          <table:table-cell office:value-type="string" calcext:value-type="string">
            <text:p>25554291821</text:p>
          </table:table-cell>
          <table:table-cell table:formula="of:=INDEX([$Copart.$A$1:$Copart.$D$1048576];MATCH([.$B12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045</text:p>
          </table:table-cell>
          <table:table-cell office:value-type="string" calcext:value-type="string">
            <text:p>WANDERLEIA REGINA ROCHA</text:p>
          </table:table-cell>
          <table:table-cell office:value-type="string" calcext:value-type="string">
            <text:p>06771074803</text:p>
          </table:table-cell>
          <table:table-cell table:formula="of:=INDEX([$Copart.$A$1:$Copart.$D$1048576];MATCH([.$B12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134</text:p>
          </table:table-cell>
          <table:table-cell office:value-type="string" calcext:value-type="string">
            <text:p>AUREA DE OLIVEIRA FERNANDES</text:p>
          </table:table-cell>
          <table:table-cell office:value-type="string" calcext:value-type="string">
            <text:p>36841289889</text:p>
          </table:table-cell>
          <table:table-cell table:formula="of:=INDEX([$Copart.$A$1:$Copart.$D$1048576];MATCH([.$B12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207</text:p>
          </table:table-cell>
          <table:table-cell office:value-type="string" calcext:value-type="string">
            <text:p>ANA MARIA SOARES ARAUJO</text:p>
          </table:table-cell>
          <table:table-cell office:value-type="string" calcext:value-type="string">
            <text:p>16801948873</text:p>
          </table:table-cell>
          <table:table-cell table:formula="of:=INDEX([$Copart.$A$1:$Copart.$D$1048576];MATCH([.$B12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266</text:p>
          </table:table-cell>
          <table:table-cell office:value-type="string" calcext:value-type="string">
            <text:p>BIANCA DO AMARAL CARVALHO</text:p>
          </table:table-cell>
          <table:table-cell office:value-type="string" calcext:value-type="string">
            <text:p>41310208824</text:p>
          </table:table-cell>
          <table:table-cell table:formula="of:=INDEX([$Copart.$A$1:$Copart.$D$1048576];MATCH([.$B12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282</text:p>
          </table:table-cell>
          <table:table-cell office:value-type="string" calcext:value-type="string">
            <text:p>ALINE CINTHIA SEGATO</text:p>
          </table:table-cell>
          <table:table-cell office:value-type="string" calcext:value-type="string">
            <text:p>22075239851</text:p>
          </table:table-cell>
          <table:table-cell table:formula="of:=INDEX([$Copart.$A$1:$Copart.$D$1048576];MATCH([.$B12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339</text:p>
          </table:table-cell>
          <table:table-cell office:value-type="string" calcext:value-type="string">
            <text:p>DULCENETE DOS SANTOS OLIVEIRA</text:p>
          </table:table-cell>
          <table:table-cell office:value-type="string" calcext:value-type="string">
            <text:p>22275229841</text:p>
          </table:table-cell>
          <table:table-cell table:formula="of:=INDEX([$Copart.$A$1:$Copart.$D$1048576];MATCH([.$B12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19681</text:p>
          </table:table-cell>
          <table:table-cell office:value-type="string" calcext:value-type="string">
            <text:p>ISABELLA MARIA GIANGROSSI FERNANDES FORTE</text:p>
          </table:table-cell>
          <table:table-cell office:value-type="string" calcext:value-type="string">
            <text:p>38373636862</text:p>
          </table:table-cell>
          <table:table-cell table:formula="of:=INDEX([$Copart.$A$1:$Copart.$D$1048576];MATCH([.$B12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060</text:p>
          </table:table-cell>
          <table:table-cell office:value-type="string" calcext:value-type="string">
            <text:p>NATHALY MOURA DOS SANTOS BORGES</text:p>
          </table:table-cell>
          <table:table-cell office:value-type="string" calcext:value-type="string">
            <text:p>40132947889</text:p>
          </table:table-cell>
          <table:table-cell table:formula="of:=INDEX([$Copart.$A$1:$Copart.$D$1048576];MATCH([.$B12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086</text:p>
          </table:table-cell>
          <table:table-cell office:value-type="string" calcext:value-type="string">
            <text:p>VANESSA APARECIDA VIEIRA PINTO</text:p>
          </table:table-cell>
          <table:table-cell office:value-type="string" calcext:value-type="string">
            <text:p>28959156876</text:p>
          </table:table-cell>
          <table:table-cell table:formula="of:=INDEX([$Copart.$A$1:$Copart.$D$1048576];MATCH([.$B12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221</text:p>
          </table:table-cell>
          <table:table-cell office:value-type="string" calcext:value-type="string">
            <text:p>LUCIANE BERNARDINO DE OLIVEIRA</text:p>
          </table:table-cell>
          <table:table-cell office:value-type="string" calcext:value-type="string">
            <text:p>31473120896</text:p>
          </table:table-cell>
          <table:table-cell table:formula="of:=INDEX([$Copart.$A$1:$Copart.$D$1048576];MATCH([.$B12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361</text:p>
          </table:table-cell>
          <table:table-cell office:value-type="string" calcext:value-type="string">
            <text:p>ROSIANE DE ARAUJO SOUZA DA SILVA</text:p>
          </table:table-cell>
          <table:table-cell office:value-type="string" calcext:value-type="string">
            <text:p>35866422883</text:p>
          </table:table-cell>
          <table:table-cell table:formula="of:=INDEX([$Copart.$A$1:$Copart.$D$1048576];MATCH([.$B12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396</text:p>
          </table:table-cell>
          <table:table-cell office:value-type="string" calcext:value-type="string">
            <text:p>MARIA FATIMA DA SILVA BROSSI</text:p>
          </table:table-cell>
          <table:table-cell office:value-type="string" calcext:value-type="string">
            <text:p>04492675809</text:p>
          </table:table-cell>
          <table:table-cell table:formula="of:=INDEX([$Copart.$A$1:$Copart.$D$1048576];MATCH([.$B12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477</text:p>
          </table:table-cell>
          <table:table-cell office:value-type="string" calcext:value-type="string">
            <text:p>LUCIANO CANUTO TELLES DA SILVA</text:p>
          </table:table-cell>
          <table:table-cell office:value-type="string" calcext:value-type="string">
            <text:p>17702699833</text:p>
          </table:table-cell>
          <table:table-cell table:formula="of:=INDEX([$Copart.$A$1:$Copart.$D$1048576];MATCH([.$B12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558</text:p>
          </table:table-cell>
          <table:table-cell office:value-type="string" calcext:value-type="string">
            <text:p>MATHEUS ANTONIO DE PAULA CABRAL</text:p>
          </table:table-cell>
          <table:table-cell office:value-type="string" calcext:value-type="string">
            <text:p>39457911890</text:p>
          </table:table-cell>
          <table:table-cell table:formula="of:=INDEX([$Copart.$A$1:$Copart.$D$1048576];MATCH([.$B12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663</text:p>
          </table:table-cell>
          <table:table-cell office:value-type="string" calcext:value-type="string">
            <text:p>THIAGO ABREU DA SILVA</text:p>
          </table:table-cell>
          <table:table-cell office:value-type="string" calcext:value-type="string">
            <text:p>31980331871</text:p>
          </table:table-cell>
          <table:table-cell table:formula="of:=INDEX([$Copart.$A$1:$Copart.$D$1048576];MATCH([.$B12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710</text:p>
          </table:table-cell>
          <table:table-cell office:value-type="string" calcext:value-type="string">
            <text:p>VANDERLEI EMIDIO ROSA JUNIOR</text:p>
          </table:table-cell>
          <table:table-cell office:value-type="string" calcext:value-type="string">
            <text:p>43828955886</text:p>
          </table:table-cell>
          <table:table-cell table:formula="of:=INDEX([$Copart.$A$1:$Copart.$D$1048576];MATCH([.$B12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914</text:p>
          </table:table-cell>
          <table:table-cell office:value-type="string" calcext:value-type="string">
            <text:p>KATIA CRISTINA FISCHER</text:p>
          </table:table-cell>
          <table:table-cell office:value-type="string" calcext:value-type="string">
            <text:p>27342323837</text:p>
          </table:table-cell>
          <table:table-cell table:formula="of:=INDEX([$Copart.$A$1:$Copart.$D$1048576];MATCH([.$B12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0981</text:p>
          </table:table-cell>
          <table:table-cell office:value-type="string" calcext:value-type="string">
            <text:p>ANA PAULA VIDOY RIBEIRO</text:p>
          </table:table-cell>
          <table:table-cell office:value-type="string" calcext:value-type="string">
            <text:p>36266920867</text:p>
          </table:table-cell>
          <table:table-cell table:formula="of:=INDEX([$Copart.$A$1:$Copart.$D$1048576];MATCH([.$B12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1120</text:p>
          </table:table-cell>
          <table:table-cell office:value-type="string" calcext:value-type="string">
            <text:p>LEANDRA APARECIDA MIGUEL TOLEDO DE ASSIS</text:p>
          </table:table-cell>
          <table:table-cell office:value-type="string" calcext:value-type="string">
            <text:p>25099652808</text:p>
          </table:table-cell>
          <table:table-cell table:formula="of:=INDEX([$Copart.$A$1:$Copart.$D$1048576];MATCH([.$B12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1198</text:p>
          </table:table-cell>
          <table:table-cell office:value-type="string" calcext:value-type="string">
            <text:p>NILCE DO AMARAL DIAS</text:p>
          </table:table-cell>
          <table:table-cell office:value-type="string" calcext:value-type="string">
            <text:p>16299436816</text:p>
          </table:table-cell>
          <table:table-cell table:formula="of:=INDEX([$Copart.$A$1:$Copart.$D$1048576];MATCH([.$B12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1201</text:p>
          </table:table-cell>
          <table:table-cell office:value-type="string" calcext:value-type="string">
            <text:p>PATRICIA PEREIRA DE BARROS</text:p>
          </table:table-cell>
          <table:table-cell office:value-type="string" calcext:value-type="string">
            <text:p>30837704804</text:p>
          </table:table-cell>
          <table:table-cell table:formula="of:=INDEX([$Copart.$A$1:$Copart.$D$1048576];MATCH([.$B12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1597</text:p>
          </table:table-cell>
          <table:table-cell office:value-type="string" calcext:value-type="string">
            <text:p>LILIAN CRISTINA VICENTE DOS SANTOS</text:p>
          </table:table-cell>
          <table:table-cell office:value-type="string" calcext:value-type="string">
            <text:p>29386425807</text:p>
          </table:table-cell>
          <table:table-cell table:formula="of:=INDEX([$Copart.$A$1:$Copart.$D$1048576];MATCH([.$B12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2615</text:p>
          </table:table-cell>
          <table:table-cell office:value-type="string" calcext:value-type="string">
            <text:p>ARIANE TONON SOAVE RODRIGUES</text:p>
          </table:table-cell>
          <table:table-cell office:value-type="string" calcext:value-type="string">
            <text:p>32676040871</text:p>
          </table:table-cell>
          <table:table-cell table:formula="of:=INDEX([$Copart.$A$1:$Copart.$D$1048576];MATCH([.$B12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2747</text:p>
          </table:table-cell>
          <table:table-cell office:value-type="string" calcext:value-type="string">
            <text:p>IVAN REIS DOS SANTOS</text:p>
          </table:table-cell>
          <table:table-cell office:value-type="string" calcext:value-type="string">
            <text:p>16792766895</text:p>
          </table:table-cell>
          <table:table-cell table:formula="of:=INDEX([$Copart.$A$1:$Copart.$D$1048576];MATCH([.$B12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2755</text:p>
          </table:table-cell>
          <table:table-cell office:value-type="string" calcext:value-type="string">
            <text:p>EMERSON FRANCISCO DOS SANTOS</text:p>
          </table:table-cell>
          <table:table-cell office:value-type="string" calcext:value-type="string">
            <text:p>13959843879</text:p>
          </table:table-cell>
          <table:table-cell table:formula="of:=INDEX([$Copart.$A$1:$Copart.$D$1048576];MATCH([.$B12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2763</text:p>
          </table:table-cell>
          <table:table-cell office:value-type="string" calcext:value-type="string">
            <text:p>KARLA SANTOS RIBEIRO</text:p>
          </table:table-cell>
          <table:table-cell office:value-type="string" calcext:value-type="string">
            <text:p>27539341858</text:p>
          </table:table-cell>
          <table:table-cell table:formula="of:=INDEX([$Copart.$A$1:$Copart.$D$1048576];MATCH([.$B12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000</text:p>
          </table:table-cell>
          <table:table-cell office:value-type="string" calcext:value-type="string">
            <text:p>ADELAIDE ALINE GOZZO BARBOSA</text:p>
          </table:table-cell>
          <table:table-cell office:value-type="string" calcext:value-type="string">
            <text:p>39033541807</text:p>
          </table:table-cell>
          <table:table-cell table:formula="of:=INDEX([$Copart.$A$1:$Copart.$D$1048576];MATCH([.$B12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069</text:p>
          </table:table-cell>
          <table:table-cell office:value-type="string" calcext:value-type="string">
            <text:p>GLAUCIANA MALDONADO GANDARA</text:p>
          </table:table-cell>
          <table:table-cell office:value-type="string" calcext:value-type="string">
            <text:p>25002746837</text:p>
          </table:table-cell>
          <table:table-cell table:formula="of:=INDEX([$Copart.$A$1:$Copart.$D$1048576];MATCH([.$B12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204</text:p>
          </table:table-cell>
          <table:table-cell office:value-type="string" calcext:value-type="string">
            <text:p>VANDERLETE SOUSA SANTOS DA COSTA</text:p>
          </table:table-cell>
          <table:table-cell office:value-type="string" calcext:value-type="string">
            <text:p>26377556870</text:p>
          </table:table-cell>
          <table:table-cell table:formula="of:=INDEX([$Copart.$A$1:$Copart.$D$1048576];MATCH([.$B12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239</text:p>
          </table:table-cell>
          <table:table-cell office:value-type="string" calcext:value-type="string">
            <text:p>CARLOS WAGNER GONCALVES JUNIOR</text:p>
          </table:table-cell>
          <table:table-cell office:value-type="string" calcext:value-type="string">
            <text:p>21865458880</text:p>
          </table:table-cell>
          <table:table-cell table:formula="of:=INDEX([$Copart.$A$1:$Copart.$D$1048576];MATCH([.$B12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271</text:p>
          </table:table-cell>
          <table:table-cell office:value-type="string" calcext:value-type="string">
            <text:p>KELLY COSTA</text:p>
          </table:table-cell>
          <table:table-cell office:value-type="string" calcext:value-type="string">
            <text:p>27868154870</text:p>
          </table:table-cell>
          <table:table-cell table:formula="of:=INDEX([$Copart.$A$1:$Copart.$D$1048576];MATCH([.$B12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395</text:p>
          </table:table-cell>
          <table:table-cell office:value-type="string" calcext:value-type="string">
            <text:p>LOREM CAMARGO DE LIMA</text:p>
          </table:table-cell>
          <table:table-cell office:value-type="string" calcext:value-type="string">
            <text:p>42629212807</text:p>
          </table:table-cell>
          <table:table-cell table:formula="of:=INDEX([$Copart.$A$1:$Copart.$D$1048576];MATCH([.$B12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3867</text:p>
          </table:table-cell>
          <table:table-cell office:value-type="string" calcext:value-type="string">
            <text:p>FERNANDA LEITE</text:p>
          </table:table-cell>
          <table:table-cell office:value-type="string" calcext:value-type="string">
            <text:p>45143992800</text:p>
          </table:table-cell>
          <table:table-cell table:formula="of:=INDEX([$Copart.$A$1:$Copart.$D$1048576];MATCH([.$B12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4448</text:p>
          </table:table-cell>
          <table:table-cell office:value-type="string" calcext:value-type="string">
            <text:p>MAIRA KEYLA GARCIA LOZAPIO</text:p>
          </table:table-cell>
          <table:table-cell office:value-type="string" calcext:value-type="string">
            <text:p>20408253800</text:p>
          </table:table-cell>
          <table:table-cell table:formula="of:=INDEX([$Copart.$A$1:$Copart.$D$1048576];MATCH([.$B12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4472</text:p>
          </table:table-cell>
          <table:table-cell office:value-type="string" calcext:value-type="string">
            <text:p>SHIRLEY DONIZETE ROSA</text:p>
          </table:table-cell>
          <table:table-cell office:value-type="string" calcext:value-type="string">
            <text:p>19174064878</text:p>
          </table:table-cell>
          <table:table-cell table:formula="of:=INDEX([$Copart.$A$1:$Copart.$D$1048576];MATCH([.$B12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4782</text:p>
          </table:table-cell>
          <table:table-cell office:value-type="string" calcext:value-type="string">
            <text:p>MARCIA MARIA AILTON</text:p>
          </table:table-cell>
          <table:table-cell office:value-type="string" calcext:value-type="string">
            <text:p>25361949817</text:p>
          </table:table-cell>
          <table:table-cell table:formula="of:=INDEX([$Copart.$A$1:$Copart.$D$1048576];MATCH([.$B12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4863</text:p>
          </table:table-cell>
          <table:table-cell office:value-type="string" calcext:value-type="string">
            <text:p>LUCIDALVA BARROS DE OLIVEIRA DA CUNHA</text:p>
          </table:table-cell>
          <table:table-cell office:value-type="string" calcext:value-type="string">
            <text:p>22448505870</text:p>
          </table:table-cell>
          <table:table-cell table:formula="of:=INDEX([$Copart.$A$1:$Copart.$D$1048576];MATCH([.$B12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5096</text:p>
          </table:table-cell>
          <table:table-cell office:value-type="string" calcext:value-type="string">
            <text:p>RAFAELA DA SILVA FRANCO</text:p>
          </table:table-cell>
          <table:table-cell office:value-type="string" calcext:value-type="string">
            <text:p>44502739820</text:p>
          </table:table-cell>
          <table:table-cell table:formula="of:=INDEX([$Copart.$A$1:$Copart.$D$1048576];MATCH([.$B12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5100</text:p>
          </table:table-cell>
          <table:table-cell office:value-type="string" calcext:value-type="string">
            <text:p>ELENNARA DIAS MARTINES</text:p>
          </table:table-cell>
          <table:table-cell office:value-type="string" calcext:value-type="string">
            <text:p>07869706850</text:p>
          </table:table-cell>
          <table:table-cell table:formula="of:=INDEX([$Copart.$A$1:$Copart.$D$1048576];MATCH([.$B12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7129</text:p>
          </table:table-cell>
          <table:table-cell office:value-type="string" calcext:value-type="string">
            <text:p>ROSENORA REBELO GONCALVES FONSECA</text:p>
          </table:table-cell>
          <table:table-cell office:value-type="string" calcext:value-type="string">
            <text:p>22033400883</text:p>
          </table:table-cell>
          <table:table-cell table:formula="of:=INDEX([$Copart.$A$1:$Copart.$D$1048576];MATCH([.$B12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7137</text:p>
          </table:table-cell>
          <table:table-cell office:value-type="string" calcext:value-type="string">
            <text:p>ALESSANDRA ROLIM SANTOS</text:p>
          </table:table-cell>
          <table:table-cell office:value-type="string" calcext:value-type="string">
            <text:p>14179964805</text:p>
          </table:table-cell>
          <table:table-cell table:formula="of:=INDEX([$Copart.$A$1:$Copart.$D$1048576];MATCH([.$B12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7390</text:p>
          </table:table-cell>
          <table:table-cell office:value-type="string" calcext:value-type="string">
            <text:p>TAIS DA SILVA LIMA</text:p>
          </table:table-cell>
          <table:table-cell office:value-type="string" calcext:value-type="string">
            <text:p>37719622855</text:p>
          </table:table-cell>
          <table:table-cell table:formula="of:=INDEX([$Copart.$A$1:$Copart.$D$1048576];MATCH([.$B12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7544</text:p>
          </table:table-cell>
          <table:table-cell office:value-type="string" calcext:value-type="string">
            <text:p>MARCIA CRISTINA DUCATTI</text:p>
          </table:table-cell>
          <table:table-cell office:value-type="string" calcext:value-type="string">
            <text:p>27252731880</text:p>
          </table:table-cell>
          <table:table-cell table:formula="of:=INDEX([$Copart.$A$1:$Copart.$D$1048576];MATCH([.$B12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7994</text:p>
          </table:table-cell>
          <table:table-cell office:value-type="string" calcext:value-type="string">
            <text:p>ADA HENRIQUE DE SOUZA ROMUALDO</text:p>
          </table:table-cell>
          <table:table-cell office:value-type="string" calcext:value-type="string">
            <text:p>51921561149</text:p>
          </table:table-cell>
          <table:table-cell table:formula="of:=INDEX([$Copart.$A$1:$Copart.$D$1048576];MATCH([.$B12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001</text:p>
          </table:table-cell>
          <table:table-cell office:value-type="string" calcext:value-type="string">
            <text:p>MARLI VERGINIA ASSALIN</text:p>
          </table:table-cell>
          <table:table-cell office:value-type="string" calcext:value-type="string">
            <text:p>11545776865</text:p>
          </table:table-cell>
          <table:table-cell table:formula="of:=INDEX([$Copart.$A$1:$Copart.$D$1048576];MATCH([.$B12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630</text:p>
          </table:table-cell>
          <table:table-cell office:value-type="string" calcext:value-type="string">
            <text:p>TATIANI BERTO PIRES</text:p>
          </table:table-cell>
          <table:table-cell office:value-type="string" calcext:value-type="string">
            <text:p>27390062843</text:p>
          </table:table-cell>
          <table:table-cell table:formula="of:=INDEX([$Copart.$A$1:$Copart.$D$1048576];MATCH([.$B12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710</text:p>
          </table:table-cell>
          <table:table-cell office:value-type="string" calcext:value-type="string">
            <text:p>ELAINE FERREIRA DE ARAUJO SILVA</text:p>
          </table:table-cell>
          <table:table-cell office:value-type="string" calcext:value-type="string">
            <text:p>08563844610</text:p>
          </table:table-cell>
          <table:table-cell table:formula="of:=INDEX([$Copart.$A$1:$Copart.$D$1048576];MATCH([.$B12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737</text:p>
          </table:table-cell>
          <table:table-cell office:value-type="string" calcext:value-type="string">
            <text:p>ANA CARLA REZENDE FALCE DE SOUZA E SILVA</text:p>
          </table:table-cell>
          <table:table-cell office:value-type="string" calcext:value-type="string">
            <text:p>17720243846</text:p>
          </table:table-cell>
          <table:table-cell table:formula="of:=INDEX([$Copart.$A$1:$Copart.$D$1048576];MATCH([.$B12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796</text:p>
          </table:table-cell>
          <table:table-cell office:value-type="string" calcext:value-type="string">
            <text:p>FATIMA DOS REIS GONCALVES</text:p>
          </table:table-cell>
          <table:table-cell office:value-type="string" calcext:value-type="string">
            <text:p>26810483896</text:p>
          </table:table-cell>
          <table:table-cell table:formula="of:=INDEX([$Copart.$A$1:$Copart.$D$1048576];MATCH([.$B12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8982</text:p>
          </table:table-cell>
          <table:table-cell office:value-type="string" calcext:value-type="string">
            <text:p>MARTA ALEXANDRA FERRO RODRIGUES</text:p>
          </table:table-cell>
          <table:table-cell office:value-type="string" calcext:value-type="string">
            <text:p>10994985894</text:p>
          </table:table-cell>
          <table:table-cell table:formula="of:=INDEX([$Copart.$A$1:$Copart.$D$1048576];MATCH([.$B12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9199</text:p>
          </table:table-cell>
          <table:table-cell office:value-type="string" calcext:value-type="string">
            <text:p>JAIANE RODRIGUES DE OLIVEIRA</text:p>
          </table:table-cell>
          <table:table-cell office:value-type="string" calcext:value-type="string">
            <text:p>11031936602</text:p>
          </table:table-cell>
          <table:table-cell table:formula="of:=INDEX([$Copart.$A$1:$Copart.$D$1048576];MATCH([.$B12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9342</text:p>
          </table:table-cell>
          <table:table-cell office:value-type="string" calcext:value-type="string">
            <text:p>NORMELIA DOS SANTOS COSTA</text:p>
          </table:table-cell>
          <table:table-cell office:value-type="string" calcext:value-type="string">
            <text:p>06284735839</text:p>
          </table:table-cell>
          <table:table-cell table:formula="of:=INDEX([$Copart.$A$1:$Copart.$D$1048576];MATCH([.$B12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9466</text:p>
          </table:table-cell>
          <table:table-cell office:value-type="string" calcext:value-type="string">
            <text:p>MAIRA RIBEIRO DA SILVA OLIVEIRA</text:p>
          </table:table-cell>
          <table:table-cell office:value-type="string" calcext:value-type="string">
            <text:p>41771330864</text:p>
          </table:table-cell>
          <table:table-cell table:formula="of:=INDEX([$Copart.$A$1:$Copart.$D$1048576];MATCH([.$B12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9806</text:p>
          </table:table-cell>
          <table:table-cell office:value-type="string" calcext:value-type="string">
            <text:p>MARINA COSTA FERNANDES SALMAZZI</text:p>
          </table:table-cell>
          <table:table-cell office:value-type="string" calcext:value-type="string">
            <text:p>17776170810</text:p>
          </table:table-cell>
          <table:table-cell table:formula="of:=INDEX([$Copart.$A$1:$Copart.$D$1048576];MATCH([.$B12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29814</text:p>
          </table:table-cell>
          <table:table-cell office:value-type="string" calcext:value-type="string">
            <text:p>MARINA MASSELANI BASTOS</text:p>
          </table:table-cell>
          <table:table-cell office:value-type="string" calcext:value-type="string">
            <text:p>37835486830</text:p>
          </table:table-cell>
          <table:table-cell table:formula="of:=INDEX([$Copart.$A$1:$Copart.$D$1048576];MATCH([.$B12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0049</text:p>
          </table:table-cell>
          <table:table-cell office:value-type="string" calcext:value-type="string">
            <text:p>ARYANE DE ALMEIDA BORTOLETO</text:p>
          </table:table-cell>
          <table:table-cell office:value-type="string" calcext:value-type="string">
            <text:p>33117341811</text:p>
          </table:table-cell>
          <table:table-cell table:formula="of:=INDEX([$Copart.$A$1:$Copart.$D$1048576];MATCH([.$B12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0901</text:p>
          </table:table-cell>
          <table:table-cell office:value-type="string" calcext:value-type="string">
            <text:p>ADILSON RUDINEI MARCHEZONI</text:p>
          </table:table-cell>
          <table:table-cell office:value-type="string" calcext:value-type="string">
            <text:p>09424129823</text:p>
          </table:table-cell>
          <table:table-cell table:formula="of:=INDEX([$Copart.$A$1:$Copart.$D$1048576];MATCH([.$B12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304</text:p>
          </table:table-cell>
          <table:table-cell office:value-type="string" calcext:value-type="string">
            <text:p>GISELE VIANA DE OLIVEIRA</text:p>
          </table:table-cell>
          <table:table-cell office:value-type="string" calcext:value-type="string">
            <text:p>31293493830</text:p>
          </table:table-cell>
          <table:table-cell table:formula="of:=INDEX([$Copart.$A$1:$Copart.$D$1048576];MATCH([.$B12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401</text:p>
          </table:table-cell>
          <table:table-cell office:value-type="string" calcext:value-type="string">
            <text:p>FABIANA APARECIDA ROSA DE ALMEIDA</text:p>
          </table:table-cell>
          <table:table-cell office:value-type="string" calcext:value-type="string">
            <text:p>19026077831</text:p>
          </table:table-cell>
          <table:table-cell table:formula="of:=INDEX([$Copart.$A$1:$Copart.$D$1048576];MATCH([.$B12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410</text:p>
          </table:table-cell>
          <table:table-cell office:value-type="string" calcext:value-type="string">
            <text:p>ROSANGELA DE CASTRO REZENDE PEREIRA</text:p>
          </table:table-cell>
          <table:table-cell office:value-type="string" calcext:value-type="string">
            <text:p>32960294866</text:p>
          </table:table-cell>
          <table:table-cell table:formula="of:=INDEX([$Copart.$A$1:$Copart.$D$1048576];MATCH([.$B12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428</text:p>
          </table:table-cell>
          <table:table-cell office:value-type="string" calcext:value-type="string">
            <text:p>GISLENE NICOLAU MILLA</text:p>
          </table:table-cell>
          <table:table-cell office:value-type="string" calcext:value-type="string">
            <text:p>22158441836</text:p>
          </table:table-cell>
          <table:table-cell table:formula="of:=INDEX([$Copart.$A$1:$Copart.$D$1048576];MATCH([.$B12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681</text:p>
          </table:table-cell>
          <table:table-cell office:value-type="string" calcext:value-type="string">
            <text:p>FERNANDA MARIA ROVAI BADO</text:p>
          </table:table-cell>
          <table:table-cell office:value-type="string" calcext:value-type="string">
            <text:p>33378787848</text:p>
          </table:table-cell>
          <table:table-cell table:formula="of:=INDEX([$Copart.$A$1:$Copart.$D$1048576];MATCH([.$B12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959</text:p>
          </table:table-cell>
          <table:table-cell office:value-type="string" calcext:value-type="string">
            <text:p>KATIA GARCIA RIBEIRO</text:p>
          </table:table-cell>
          <table:table-cell office:value-type="string" calcext:value-type="string">
            <text:p>26021231880</text:p>
          </table:table-cell>
          <table:table-cell table:formula="of:=INDEX([$Copart.$A$1:$Copart.$D$1048576];MATCH([.$B12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1991</text:p>
          </table:table-cell>
          <table:table-cell office:value-type="string" calcext:value-type="string">
            <text:p>LAURA ICHIMARU DALLOCA</text:p>
          </table:table-cell>
          <table:table-cell office:value-type="string" calcext:value-type="string">
            <text:p>36887209896</text:p>
          </table:table-cell>
          <table:table-cell table:formula="of:=INDEX([$Copart.$A$1:$Copart.$D$1048576];MATCH([.$B12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050</text:p>
          </table:table-cell>
          <table:table-cell office:value-type="string" calcext:value-type="string">
            <text:p>FABIO ALESSANDRO OLIVEIRA DA SILVA</text:p>
          </table:table-cell>
          <table:table-cell office:value-type="string" calcext:value-type="string">
            <text:p>26201228802</text:p>
          </table:table-cell>
          <table:table-cell table:formula="of:=INDEX([$Copart.$A$1:$Copart.$D$1048576];MATCH([.$B12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467</text:p>
          </table:table-cell>
          <table:table-cell office:value-type="string" calcext:value-type="string">
            <text:p>LUCIANA GONCALVES LEME CHAVES</text:p>
          </table:table-cell>
          <table:table-cell office:value-type="string" calcext:value-type="string">
            <text:p>07874322886</text:p>
          </table:table-cell>
          <table:table-cell table:formula="of:=INDEX([$Copart.$A$1:$Copart.$D$1048576];MATCH([.$B12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521</text:p>
          </table:table-cell>
          <table:table-cell office:value-type="string" calcext:value-type="string">
            <text:p>ANDREIA VEDOVATO PEREIRA</text:p>
          </table:table-cell>
          <table:table-cell office:value-type="string" calcext:value-type="string">
            <text:p>13940419850</text:p>
          </table:table-cell>
          <table:table-cell table:formula="of:=INDEX([$Copart.$A$1:$Copart.$D$1048576];MATCH([.$B12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530</text:p>
          </table:table-cell>
          <table:table-cell office:value-type="string" calcext:value-type="string">
            <text:p>CAMILA DELPHINO MARCELLINO</text:p>
          </table:table-cell>
          <table:table-cell office:value-type="string" calcext:value-type="string">
            <text:p>40761971866</text:p>
          </table:table-cell>
          <table:table-cell table:formula="of:=INDEX([$Copart.$A$1:$Copart.$D$1048576];MATCH([.$B12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629</text:p>
          </table:table-cell>
          <table:table-cell office:value-type="string" calcext:value-type="string">
            <text:p>AGUIDA MARIA DA SILVA OTREMBA</text:p>
          </table:table-cell>
          <table:table-cell office:value-type="string" calcext:value-type="string">
            <text:p>05049605806</text:p>
          </table:table-cell>
          <table:table-cell table:formula="of:=INDEX([$Copart.$A$1:$Copart.$D$1048576];MATCH([.$B12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653</text:p>
          </table:table-cell>
          <table:table-cell office:value-type="string" calcext:value-type="string">
            <text:p>DEISE JULIANA FORTUNATO BIANCHINI</text:p>
          </table:table-cell>
          <table:table-cell office:value-type="string" calcext:value-type="string">
            <text:p>27528678830</text:p>
          </table:table-cell>
          <table:table-cell table:formula="of:=INDEX([$Copart.$A$1:$Copart.$D$1048576];MATCH([.$B12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2890</text:p>
          </table:table-cell>
          <table:table-cell office:value-type="string" calcext:value-type="string">
            <text:p>PAULO SERGIO BERALDO</text:p>
          </table:table-cell>
          <table:table-cell office:value-type="string" calcext:value-type="string">
            <text:p>13946138810</text:p>
          </table:table-cell>
          <table:table-cell table:formula="of:=INDEX([$Copart.$A$1:$Copart.$D$1048576];MATCH([.$B12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3200</text:p>
          </table:table-cell>
          <table:table-cell office:value-type="string" calcext:value-type="string">
            <text:p>POLYANA ANDRESSA SANCHES</text:p>
          </table:table-cell>
          <table:table-cell office:value-type="string" calcext:value-type="string">
            <text:p>47577882828</text:p>
          </table:table-cell>
          <table:table-cell table:formula="of:=INDEX([$Copart.$A$1:$Copart.$D$1048576];MATCH([.$B12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4010</text:p>
          </table:table-cell>
          <table:table-cell office:value-type="string" calcext:value-type="string">
            <text:p>LUCINEIA LIMA DOS SANTOS</text:p>
          </table:table-cell>
          <table:table-cell office:value-type="string" calcext:value-type="string">
            <text:p>27343434870</text:p>
          </table:table-cell>
          <table:table-cell table:formula="of:=INDEX([$Copart.$A$1:$Copart.$D$1048576];MATCH([.$B12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4168</text:p>
          </table:table-cell>
          <table:table-cell office:value-type="string" calcext:value-type="string">
            <text:p>AUGUSTO CESAR PRESOTTO SCHUBERT SOUTO</text:p>
          </table:table-cell>
          <table:table-cell office:value-type="string" calcext:value-type="string">
            <text:p>31185157832</text:p>
          </table:table-cell>
          <table:table-cell table:formula="of:=INDEX([$Copart.$A$1:$Copart.$D$1048576];MATCH([.$B12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4575</text:p>
          </table:table-cell>
          <table:table-cell office:value-type="string" calcext:value-type="string">
            <text:p>ANDREIA CLEMENTINO SOARES</text:p>
          </table:table-cell>
          <table:table-cell office:value-type="string" calcext:value-type="string">
            <text:p>25539180895</text:p>
          </table:table-cell>
          <table:table-cell table:formula="of:=INDEX([$Copart.$A$1:$Copart.$D$1048576];MATCH([.$B12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4745</text:p>
          </table:table-cell>
          <table:table-cell office:value-type="string" calcext:value-type="string">
            <text:p>ISABELA VITTI</text:p>
          </table:table-cell>
          <table:table-cell office:value-type="string" calcext:value-type="string">
            <text:p>40971700826</text:p>
          </table:table-cell>
          <table:table-cell table:formula="of:=INDEX([$Copart.$A$1:$Copart.$D$1048576];MATCH([.$B12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4907</text:p>
          </table:table-cell>
          <table:table-cell office:value-type="string" calcext:value-type="string">
            <text:p>SANDRA APARECIDA LOURENCO DOS SANTOS</text:p>
          </table:table-cell>
          <table:table-cell office:value-type="string" calcext:value-type="string">
            <text:p>30683431862</text:p>
          </table:table-cell>
          <table:table-cell table:formula="of:=INDEX([$Copart.$A$1:$Copart.$D$1048576];MATCH([.$B12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5075</text:p>
          </table:table-cell>
          <table:table-cell office:value-type="string" calcext:value-type="string">
            <text:p>DEBORA CAGALE</text:p>
          </table:table-cell>
          <table:table-cell office:value-type="string" calcext:value-type="string">
            <text:p>35356298889</text:p>
          </table:table-cell>
          <table:table-cell table:formula="of:=INDEX([$Copart.$A$1:$Copart.$D$1048576];MATCH([.$B12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5202</text:p>
          </table:table-cell>
          <table:table-cell office:value-type="string" calcext:value-type="string">
            <text:p>VALTER ROSA DE CAMPOS</text:p>
          </table:table-cell>
          <table:table-cell office:value-type="string" calcext:value-type="string">
            <text:p>21871056870</text:p>
          </table:table-cell>
          <table:table-cell table:formula="of:=INDEX([$Copart.$A$1:$Copart.$D$1048576];MATCH([.$B12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5890</text:p>
          </table:table-cell>
          <table:table-cell office:value-type="string" calcext:value-type="string">
            <text:p>RICARDO ALEXANDRE DE OLIVEIRA</text:p>
          </table:table-cell>
          <table:table-cell office:value-type="string" calcext:value-type="string">
            <text:p>18715633802</text:p>
          </table:table-cell>
          <table:table-cell table:formula="of:=INDEX([$Copart.$A$1:$Copart.$D$1048576];MATCH([.$B12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6101</text:p>
          </table:table-cell>
          <table:table-cell office:value-type="string" calcext:value-type="string">
            <text:p>MARTA DOS SANTOS BAHIA MOREIRA</text:p>
          </table:table-cell>
          <table:table-cell office:value-type="string" calcext:value-type="string">
            <text:p>16787450818</text:p>
          </table:table-cell>
          <table:table-cell table:formula="of:=INDEX([$Copart.$A$1:$Copart.$D$1048576];MATCH([.$B12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6209</text:p>
          </table:table-cell>
          <table:table-cell office:value-type="string" calcext:value-type="string">
            <text:p>MARCIA MOREIRA DOS SANTOS</text:p>
          </table:table-cell>
          <table:table-cell office:value-type="string" calcext:value-type="string">
            <text:p>04771066680</text:p>
          </table:table-cell>
          <table:table-cell table:formula="of:=INDEX([$Copart.$A$1:$Copart.$D$1048576];MATCH([.$B12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6349</text:p>
          </table:table-cell>
          <table:table-cell office:value-type="string" calcext:value-type="string">
            <text:p>GIULY RICCI DO CARMO HERNANDEZ</text:p>
          </table:table-cell>
          <table:table-cell office:value-type="string" calcext:value-type="string">
            <text:p>42787935885</text:p>
          </table:table-cell>
          <table:table-cell table:formula="of:=INDEX([$Copart.$A$1:$Copart.$D$1048576];MATCH([.$B12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6977</text:p>
          </table:table-cell>
          <table:table-cell office:value-type="string" calcext:value-type="string">
            <text:p>KARINA BRANCALION</text:p>
          </table:table-cell>
          <table:table-cell office:value-type="string" calcext:value-type="string">
            <text:p>25639441801</text:p>
          </table:table-cell>
          <table:table-cell table:formula="of:=INDEX([$Copart.$A$1:$Copart.$D$1048576];MATCH([.$B12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8767</text:p>
          </table:table-cell>
          <table:table-cell office:value-type="string" calcext:value-type="string">
            <text:p>YNAE MARQUES</text:p>
          </table:table-cell>
          <table:table-cell office:value-type="string" calcext:value-type="string">
            <text:p>37980075862</text:p>
          </table:table-cell>
          <table:table-cell table:formula="of:=INDEX([$Copart.$A$1:$Copart.$D$1048576];MATCH([.$B12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8961</text:p>
          </table:table-cell>
          <table:table-cell office:value-type="string" calcext:value-type="string">
            <text:p>BRUNA BOVI GARCIA</text:p>
          </table:table-cell>
          <table:table-cell office:value-type="string" calcext:value-type="string">
            <text:p>37012760800</text:p>
          </table:table-cell>
          <table:table-cell table:formula="of:=INDEX([$Copart.$A$1:$Copart.$D$1048576];MATCH([.$B12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9364</text:p>
          </table:table-cell>
          <table:table-cell office:value-type="string" calcext:value-type="string">
            <text:p>ERIKA ALMEIDA SANTOS</text:p>
          </table:table-cell>
          <table:table-cell office:value-type="string" calcext:value-type="string">
            <text:p>38867205862</text:p>
          </table:table-cell>
          <table:table-cell table:formula="of:=INDEX([$Copart.$A$1:$Copart.$D$1048576];MATCH([.$B12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9607</text:p>
          </table:table-cell>
          <table:table-cell office:value-type="string" calcext:value-type="string">
            <text:p>ELINA FABIANA STOCCO</text:p>
          </table:table-cell>
          <table:table-cell office:value-type="string" calcext:value-type="string">
            <text:p>39738915830</text:p>
          </table:table-cell>
          <table:table-cell table:formula="of:=INDEX([$Copart.$A$1:$Copart.$D$1048576];MATCH([.$B12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39666</text:p>
          </table:table-cell>
          <table:table-cell office:value-type="string" calcext:value-type="string">
            <text:p>FERNANDA TELES BONATTO DORTA</text:p>
          </table:table-cell>
          <table:table-cell office:value-type="string" calcext:value-type="string">
            <text:p>33159895831</text:p>
          </table:table-cell>
          <table:table-cell table:formula="of:=INDEX([$Copart.$A$1:$Copart.$D$1048576];MATCH([.$B12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0060</text:p>
          </table:table-cell>
          <table:table-cell office:value-type="string" calcext:value-type="string">
            <text:p>INGRID GARCIA MIGUEL</text:p>
          </table:table-cell>
          <table:table-cell office:value-type="string" calcext:value-type="string">
            <text:p>42641308835</text:p>
          </table:table-cell>
          <table:table-cell table:formula="of:=INDEX([$Copart.$A$1:$Copart.$D$1048576];MATCH([.$B12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0192</text:p>
          </table:table-cell>
          <table:table-cell office:value-type="string" calcext:value-type="string">
            <text:p>LARISSA RODRIGUES</text:p>
          </table:table-cell>
          <table:table-cell office:value-type="string" calcext:value-type="string">
            <text:p>40380023814</text:p>
          </table:table-cell>
          <table:table-cell table:formula="of:=INDEX([$Copart.$A$1:$Copart.$D$1048576];MATCH([.$B12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0583</text:p>
          </table:table-cell>
          <table:table-cell office:value-type="string" calcext:value-type="string">
            <text:p>SHIRLEY FERREIRA DA SILVA</text:p>
          </table:table-cell>
          <table:table-cell office:value-type="string" calcext:value-type="string">
            <text:p>11013892810</text:p>
          </table:table-cell>
          <table:table-cell table:formula="of:=INDEX([$Copart.$A$1:$Copart.$D$1048576];MATCH([.$B12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0630</text:p>
          </table:table-cell>
          <table:table-cell office:value-type="string" calcext:value-type="string">
            <text:p>GABRIEL CORRER VITTI</text:p>
          </table:table-cell>
          <table:table-cell office:value-type="string" calcext:value-type="string">
            <text:p>33693688893</text:p>
          </table:table-cell>
          <table:table-cell table:formula="of:=INDEX([$Copart.$A$1:$Copart.$D$1048576];MATCH([.$B12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0893</text:p>
          </table:table-cell>
          <table:table-cell office:value-type="string" calcext:value-type="string">
            <text:p>ROSEMEIRE CRISTIANE MARTINS LOPES GONCALVES</text:p>
          </table:table-cell>
          <table:table-cell office:value-type="string" calcext:value-type="string">
            <text:p>21428830871</text:p>
          </table:table-cell>
          <table:table-cell table:formula="of:=INDEX([$Copart.$A$1:$Copart.$D$1048576];MATCH([.$B13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1016</text:p>
          </table:table-cell>
          <table:table-cell office:value-type="string" calcext:value-type="string">
            <text:p>CASSIA REGINA WIRGUES MARTINS</text:p>
          </table:table-cell>
          <table:table-cell office:value-type="string" calcext:value-type="string">
            <text:p>25386089889</text:p>
          </table:table-cell>
          <table:table-cell table:formula="of:=INDEX([$Copart.$A$1:$Copart.$D$1048576];MATCH([.$B13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1261</text:p>
          </table:table-cell>
          <table:table-cell office:value-type="string" calcext:value-type="string">
            <text:p>LUCIANA OVIDIO DE LIMA DO AMARAL</text:p>
          </table:table-cell>
          <table:table-cell office:value-type="string" calcext:value-type="string">
            <text:p>27955769880</text:p>
          </table:table-cell>
          <table:table-cell table:formula="of:=INDEX([$Copart.$A$1:$Copart.$D$1048576];MATCH([.$B13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1520</text:p>
          </table:table-cell>
          <table:table-cell office:value-type="string" calcext:value-type="string">
            <text:p>DALCIA REGINA GOULARTH</text:p>
          </table:table-cell>
          <table:table-cell office:value-type="string" calcext:value-type="string">
            <text:p>31895737869</text:p>
          </table:table-cell>
          <table:table-cell table:formula="of:=INDEX([$Copart.$A$1:$Copart.$D$1048576];MATCH([.$B13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1873</text:p>
          </table:table-cell>
          <table:table-cell office:value-type="string" calcext:value-type="string">
            <text:p>LIDIANE VANESSA AZEVEDO</text:p>
          </table:table-cell>
          <table:table-cell office:value-type="string" calcext:value-type="string">
            <text:p>32686918896</text:p>
          </table:table-cell>
          <table:table-cell table:formula="of:=INDEX([$Copart.$A$1:$Copart.$D$1048576];MATCH([.$B13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2489</text:p>
          </table:table-cell>
          <table:table-cell office:value-type="string" calcext:value-type="string">
            <text:p>RAFAEL SILVA SANTOS</text:p>
          </table:table-cell>
          <table:table-cell office:value-type="string" calcext:value-type="string">
            <text:p>34136542844</text:p>
          </table:table-cell>
          <table:table-cell table:formula="of:=INDEX([$Copart.$A$1:$Copart.$D$1048576];MATCH([.$B13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2560</text:p>
          </table:table-cell>
          <table:table-cell office:value-type="string" calcext:value-type="string">
            <text:p>PAULO CEZAR DE OLIVEIRA</text:p>
          </table:table-cell>
          <table:table-cell office:value-type="string" calcext:value-type="string">
            <text:p>28402079822</text:p>
          </table:table-cell>
          <table:table-cell table:formula="of:=INDEX([$Copart.$A$1:$Copart.$D$1048576];MATCH([.$B13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2780</text:p>
          </table:table-cell>
          <table:table-cell office:value-type="string" calcext:value-type="string">
            <text:p>GUSTAVO CORRER</text:p>
          </table:table-cell>
          <table:table-cell office:value-type="string" calcext:value-type="string">
            <text:p>35763003845</text:p>
          </table:table-cell>
          <table:table-cell table:formula="of:=INDEX([$Copart.$A$1:$Copart.$D$1048576];MATCH([.$B13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3604</text:p>
          </table:table-cell>
          <table:table-cell office:value-type="string" calcext:value-type="string">
            <text:p>JOAO JUNIOR MOVIO DA CRUZ</text:p>
          </table:table-cell>
          <table:table-cell office:value-type="string" calcext:value-type="string">
            <text:p>22893339808</text:p>
          </table:table-cell>
          <table:table-cell table:formula="of:=INDEX([$Copart.$A$1:$Copart.$D$1048576];MATCH([.$B13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3892</text:p>
          </table:table-cell>
          <table:table-cell office:value-type="string" calcext:value-type="string">
            <text:p>RENAN DE SOUSA DUARTE</text:p>
          </table:table-cell>
          <table:table-cell office:value-type="string" calcext:value-type="string">
            <text:p>41001371844</text:p>
          </table:table-cell>
          <table:table-cell table:formula="of:=INDEX([$Copart.$A$1:$Copart.$D$1048576];MATCH([.$B13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040</text:p>
          </table:table-cell>
          <table:table-cell office:value-type="string" calcext:value-type="string">
            <text:p>MARIANA ROMANINI SIQUEIRA</text:p>
          </table:table-cell>
          <table:table-cell office:value-type="string" calcext:value-type="string">
            <text:p>44254195885</text:p>
          </table:table-cell>
          <table:table-cell table:formula="of:=INDEX([$Copart.$A$1:$Copart.$D$1048576];MATCH([.$B13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139</text:p>
          </table:table-cell>
          <table:table-cell office:value-type="string" calcext:value-type="string">
            <text:p>KARINA DOS REIS RISSATTO CLETO</text:p>
          </table:table-cell>
          <table:table-cell office:value-type="string" calcext:value-type="string">
            <text:p>28210779800</text:p>
          </table:table-cell>
          <table:table-cell table:formula="of:=INDEX([$Copart.$A$1:$Copart.$D$1048576];MATCH([.$B13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457</text:p>
          </table:table-cell>
          <table:table-cell office:value-type="string" calcext:value-type="string">
            <text:p>MARCOS ANTONIO VAILATTI DO PRADO</text:p>
          </table:table-cell>
          <table:table-cell office:value-type="string" calcext:value-type="string">
            <text:p>26486734825</text:p>
          </table:table-cell>
          <table:table-cell table:formula="of:=INDEX([$Copart.$A$1:$Copart.$D$1048576];MATCH([.$B13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481</text:p>
          </table:table-cell>
          <table:table-cell office:value-type="string" calcext:value-type="string">
            <text:p>FRANCIELE DE JESUS SANTOS</text:p>
          </table:table-cell>
          <table:table-cell office:value-type="string" calcext:value-type="string">
            <text:p>45054848827</text:p>
          </table:table-cell>
          <table:table-cell table:formula="of:=INDEX([$Copart.$A$1:$Copart.$D$1048576];MATCH([.$B13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570</text:p>
          </table:table-cell>
          <table:table-cell office:value-type="string" calcext:value-type="string">
            <text:p>PRISCILA VERGINIO GOMES</text:p>
          </table:table-cell>
          <table:table-cell office:value-type="string" calcext:value-type="string">
            <text:p>34435550806</text:p>
          </table:table-cell>
          <table:table-cell table:formula="of:=INDEX([$Copart.$A$1:$Copart.$D$1048576];MATCH([.$B13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783</text:p>
          </table:table-cell>
          <table:table-cell office:value-type="string" calcext:value-type="string">
            <text:p>ANGELA LAGOA CIRINO FRANCO</text:p>
          </table:table-cell>
          <table:table-cell office:value-type="string" calcext:value-type="string">
            <text:p>41788507843</text:p>
          </table:table-cell>
          <table:table-cell table:formula="of:=INDEX([$Copart.$A$1:$Copart.$D$1048576];MATCH([.$B13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4805</text:p>
          </table:table-cell>
          <table:table-cell office:value-type="string" calcext:value-type="string">
            <text:p>JENIFER GUIMARAES DOS SANTOS</text:p>
          </table:table-cell>
          <table:table-cell office:value-type="string" calcext:value-type="string">
            <text:p>41865241814</text:p>
          </table:table-cell>
          <table:table-cell table:formula="of:=INDEX([$Copart.$A$1:$Copart.$D$1048576];MATCH([.$B13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5186</text:p>
          </table:table-cell>
          <table:table-cell office:value-type="string" calcext:value-type="string">
            <text:p>MARLENE SANTOS CAETANO</text:p>
          </table:table-cell>
          <table:table-cell office:value-type="string" calcext:value-type="string">
            <text:p>00320763552</text:p>
          </table:table-cell>
          <table:table-cell table:formula="of:=INDEX([$Copart.$A$1:$Copart.$D$1048576];MATCH([.$B13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5224</text:p>
          </table:table-cell>
          <table:table-cell office:value-type="string" calcext:value-type="string">
            <text:p>ISTADEU NOGUEIRA MENDES</text:p>
          </table:table-cell>
          <table:table-cell office:value-type="string" calcext:value-type="string">
            <text:p>04887017677</text:p>
          </table:table-cell>
          <table:table-cell table:formula="of:=INDEX([$Copart.$A$1:$Copart.$D$1048576];MATCH([.$B13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5372</text:p>
          </table:table-cell>
          <table:table-cell office:value-type="string" calcext:value-type="string">
            <text:p>VALERIA MAGALHAES DA SILVA</text:p>
          </table:table-cell>
          <table:table-cell office:value-type="string" calcext:value-type="string">
            <text:p>36454393828</text:p>
          </table:table-cell>
          <table:table-cell table:formula="of:=INDEX([$Copart.$A$1:$Copart.$D$1048576];MATCH([.$B13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6530</text:p>
          </table:table-cell>
          <table:table-cell office:value-type="string" calcext:value-type="string">
            <text:p>DAIANA ROSA DA SILVA</text:p>
          </table:table-cell>
          <table:table-cell office:value-type="string" calcext:value-type="string">
            <text:p>37525508801</text:p>
          </table:table-cell>
          <table:table-cell table:formula="of:=INDEX([$Copart.$A$1:$Copart.$D$1048576];MATCH([.$B13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6603</text:p>
          </table:table-cell>
          <table:table-cell office:value-type="string" calcext:value-type="string">
            <text:p>MOACIR JOSE MARQUES</text:p>
          </table:table-cell>
          <table:table-cell office:value-type="string" calcext:value-type="string">
            <text:p>60023494301</text:p>
          </table:table-cell>
          <table:table-cell table:formula="of:=INDEX([$Copart.$A$1:$Copart.$D$1048576];MATCH([.$B13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014</text:p>
          </table:table-cell>
          <table:table-cell office:value-type="string" calcext:value-type="string">
            <text:p>ISABELA BONIFACIO MARTINS NOGUEIRA</text:p>
          </table:table-cell>
          <table:table-cell office:value-type="string" calcext:value-type="string">
            <text:p>29009226824</text:p>
          </table:table-cell>
          <table:table-cell table:formula="of:=INDEX([$Copart.$A$1:$Copart.$D$1048576];MATCH([.$B13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057</text:p>
          </table:table-cell>
          <table:table-cell office:value-type="string" calcext:value-type="string">
            <text:p>WESLEY BATISTA DE CAMPOS</text:p>
          </table:table-cell>
          <table:table-cell office:value-type="string" calcext:value-type="string">
            <text:p>15468193809</text:p>
          </table:table-cell>
          <table:table-cell table:formula="of:=INDEX([$Copart.$A$1:$Copart.$D$1048576];MATCH([.$B13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189</text:p>
          </table:table-cell>
          <table:table-cell office:value-type="string" calcext:value-type="string">
            <text:p>VALDIR BELEM</text:p>
          </table:table-cell>
          <table:table-cell office:value-type="string" calcext:value-type="string">
            <text:p>13968600886</text:p>
          </table:table-cell>
          <table:table-cell table:formula="of:=INDEX([$Copart.$A$1:$Copart.$D$1048576];MATCH([.$B13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545</text:p>
          </table:table-cell>
          <table:table-cell office:value-type="string" calcext:value-type="string">
            <text:p>LUCIANA DE MELO FURLANI</text:p>
          </table:table-cell>
          <table:table-cell office:value-type="string" calcext:value-type="string">
            <text:p>33437970810</text:p>
          </table:table-cell>
          <table:table-cell table:formula="of:=INDEX([$Copart.$A$1:$Copart.$D$1048576];MATCH([.$B13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600</text:p>
          </table:table-cell>
          <table:table-cell office:value-type="string" calcext:value-type="string">
            <text:p>ADILSON JOSE DA SILVA</text:p>
          </table:table-cell>
          <table:table-cell office:value-type="string" calcext:value-type="string">
            <text:p>06291479818</text:p>
          </table:table-cell>
          <table:table-cell table:formula="of:=INDEX([$Copart.$A$1:$Copart.$D$1048576];MATCH([.$B13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642</text:p>
          </table:table-cell>
          <table:table-cell office:value-type="string" calcext:value-type="string">
            <text:p>MARCELO DE ALMEIDA LEME</text:p>
          </table:table-cell>
          <table:table-cell office:value-type="string" calcext:value-type="string">
            <text:p>16074250847</text:p>
          </table:table-cell>
          <table:table-cell table:formula="of:=INDEX([$Copart.$A$1:$Copart.$D$1048576];MATCH([.$B13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7774</text:p>
          </table:table-cell>
          <table:table-cell office:value-type="string" calcext:value-type="string">
            <text:p>SUSANE KARINA TORRES GANEO DOS SANTOS</text:p>
          </table:table-cell>
          <table:table-cell office:value-type="string" calcext:value-type="string">
            <text:p>42232901858</text:p>
          </table:table-cell>
          <table:table-cell table:formula="of:=INDEX([$Copart.$A$1:$Copart.$D$1048576];MATCH([.$B13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8118</text:p>
          </table:table-cell>
          <table:table-cell office:value-type="string" calcext:value-type="string">
            <text:p>MARIANA VERDI LOPES</text:p>
          </table:table-cell>
          <table:table-cell office:value-type="string" calcext:value-type="string">
            <text:p>39980325844</text:p>
          </table:table-cell>
          <table:table-cell table:formula="of:=INDEX([$Copart.$A$1:$Copart.$D$1048576];MATCH([.$B13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8185</text:p>
          </table:table-cell>
          <table:table-cell office:value-type="string" calcext:value-type="string">
            <text:p>SUELI SUZETE MORETTO TANEDA</text:p>
          </table:table-cell>
          <table:table-cell office:value-type="string" calcext:value-type="string">
            <text:p>58469559915</text:p>
          </table:table-cell>
          <table:table-cell table:formula="of:=INDEX([$Copart.$A$1:$Copart.$D$1048576];MATCH([.$B13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8584</text:p>
          </table:table-cell>
          <table:table-cell office:value-type="string" calcext:value-type="string">
            <text:p>JULIANA BARROS MARIANO ARTILLIA</text:p>
          </table:table-cell>
          <table:table-cell office:value-type="string" calcext:value-type="string">
            <text:p>37497637800</text:p>
          </table:table-cell>
          <table:table-cell table:formula="of:=INDEX([$Copart.$A$1:$Copart.$D$1048576];MATCH([.$B13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8843</text:p>
          </table:table-cell>
          <table:table-cell office:value-type="string" calcext:value-type="string">
            <text:p>EDISON JOSE ROSSINI</text:p>
          </table:table-cell>
          <table:table-cell office:value-type="string" calcext:value-type="string">
            <text:p>03786964831</text:p>
          </table:table-cell>
          <table:table-cell table:formula="of:=INDEX([$Copart.$A$1:$Copart.$D$1048576];MATCH([.$B13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8894</text:p>
          </table:table-cell>
          <table:table-cell office:value-type="string" calcext:value-type="string">
            <text:p>LETICIA BARBOSA LIMA DE CASTRO</text:p>
          </table:table-cell>
          <table:table-cell office:value-type="string" calcext:value-type="string">
            <text:p>42201688850</text:p>
          </table:table-cell>
          <table:table-cell table:formula="of:=INDEX([$Copart.$A$1:$Copart.$D$1048576];MATCH([.$B13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262</text:p>
          </table:table-cell>
          <table:table-cell office:value-type="string" calcext:value-type="string">
            <text:p>DAIANA VIEIRA VALE ANNIBAL</text:p>
          </table:table-cell>
          <table:table-cell office:value-type="string" calcext:value-type="string">
            <text:p>09414004688</text:p>
          </table:table-cell>
          <table:table-cell table:formula="of:=INDEX([$Copart.$A$1:$Copart.$D$1048576];MATCH([.$B13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351</text:p>
          </table:table-cell>
          <table:table-cell office:value-type="string" calcext:value-type="string">
            <text:p>PATRICIA RAFAELA RODRIGUES DE MORAIS SOUZA</text:p>
          </table:table-cell>
          <table:table-cell office:value-type="string" calcext:value-type="string">
            <text:p>35675193871</text:p>
          </table:table-cell>
          <table:table-cell table:formula="of:=INDEX([$Copart.$A$1:$Copart.$D$1048576];MATCH([.$B13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467</text:p>
          </table:table-cell>
          <table:table-cell office:value-type="string" calcext:value-type="string">
            <text:p>JULIANA RODRIGUES FERREIRA</text:p>
          </table:table-cell>
          <table:table-cell office:value-type="string" calcext:value-type="string">
            <text:p>06672246614</text:p>
          </table:table-cell>
          <table:table-cell table:formula="of:=INDEX([$Copart.$A$1:$Copart.$D$1048576];MATCH([.$B13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734</text:p>
          </table:table-cell>
          <table:table-cell office:value-type="string" calcext:value-type="string">
            <text:p>MICHELE FERNANDA DA CONCEICAO CARDOSO</text:p>
          </table:table-cell>
          <table:table-cell office:value-type="string" calcext:value-type="string">
            <text:p>25368395833</text:p>
          </table:table-cell>
          <table:table-cell table:formula="of:=INDEX([$Copart.$A$1:$Copart.$D$1048576];MATCH([.$B13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769</text:p>
          </table:table-cell>
          <table:table-cell office:value-type="string" calcext:value-type="string">
            <text:p>ANDRE LUIZ BERTATO</text:p>
          </table:table-cell>
          <table:table-cell office:value-type="string" calcext:value-type="string">
            <text:p>36339996809</text:p>
          </table:table-cell>
          <table:table-cell table:formula="of:=INDEX([$Copart.$A$1:$Copart.$D$1048576];MATCH([.$B13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49939</text:p>
          </table:table-cell>
          <table:table-cell office:value-type="string" calcext:value-type="string">
            <text:p>MARIA ANGELICA BARBOSA</text:p>
          </table:table-cell>
          <table:table-cell office:value-type="string" calcext:value-type="string">
            <text:p>28396345899</text:p>
          </table:table-cell>
          <table:table-cell table:formula="of:=INDEX([$Copart.$A$1:$Copart.$D$1048576];MATCH([.$B13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0074</text:p>
          </table:table-cell>
          <table:table-cell office:value-type="string" calcext:value-type="string">
            <text:p>NAIARA QUEIROZ DA SILVA</text:p>
          </table:table-cell>
          <table:table-cell office:value-type="string" calcext:value-type="string">
            <text:p>99108364249</text:p>
          </table:table-cell>
          <table:table-cell table:formula="of:=INDEX([$Copart.$A$1:$Copart.$D$1048576];MATCH([.$B13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0082</text:p>
          </table:table-cell>
          <table:table-cell office:value-type="string" calcext:value-type="string">
            <text:p>GILBERTO FERREIRA LIMA</text:p>
          </table:table-cell>
          <table:table-cell office:value-type="string" calcext:value-type="string">
            <text:p>30677021828</text:p>
          </table:table-cell>
          <table:table-cell table:formula="of:=INDEX([$Copart.$A$1:$Copart.$D$1048576];MATCH([.$B13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0546</text:p>
          </table:table-cell>
          <table:table-cell office:value-type="string" calcext:value-type="string">
            <text:p>MARIA EMILIA MONTAGNER</text:p>
          </table:table-cell>
          <table:table-cell office:value-type="string" calcext:value-type="string">
            <text:p>29566349840</text:p>
          </table:table-cell>
          <table:table-cell table:formula="of:=INDEX([$Copart.$A$1:$Copart.$D$1048576];MATCH([.$B13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2611</text:p>
          </table:table-cell>
          <table:table-cell office:value-type="string" calcext:value-type="string">
            <text:p>MARCELO VILAS BOAS DO ROSARIO</text:p>
          </table:table-cell>
          <table:table-cell office:value-type="string" calcext:value-type="string">
            <text:p>14404332831</text:p>
          </table:table-cell>
          <table:table-cell table:formula="of:=INDEX([$Copart.$A$1:$Copart.$D$1048576];MATCH([.$B13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2638</text:p>
          </table:table-cell>
          <table:table-cell office:value-type="string" calcext:value-type="string">
            <text:p>JULIA PICININI HORT</text:p>
          </table:table-cell>
          <table:table-cell office:value-type="string" calcext:value-type="string">
            <text:p>05324515973</text:p>
          </table:table-cell>
          <table:table-cell table:formula="of:=INDEX([$Copart.$A$1:$Copart.$D$1048576];MATCH([.$B13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3340</text:p>
          </table:table-cell>
          <table:table-cell office:value-type="string" calcext:value-type="string">
            <text:p>TATIANA CARNEIRO DA ROCHA</text:p>
          </table:table-cell>
          <table:table-cell office:value-type="string" calcext:value-type="string">
            <text:p>06653285910</text:p>
          </table:table-cell>
          <table:table-cell table:formula="of:=INDEX([$Copart.$A$1:$Copart.$D$1048576];MATCH([.$B13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3502</text:p>
          </table:table-cell>
          <table:table-cell office:value-type="string" calcext:value-type="string">
            <text:p>ANGELA CAMARGOS MOREIRA</text:p>
          </table:table-cell>
          <table:table-cell office:value-type="string" calcext:value-type="string">
            <text:p>03689351677</text:p>
          </table:table-cell>
          <table:table-cell table:formula="of:=INDEX([$Copart.$A$1:$Copart.$D$1048576];MATCH([.$B13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229</text:p>
          </table:table-cell>
          <table:table-cell office:value-type="string" calcext:value-type="string">
            <text:p>SARAH PEREIRA DA PENHA</text:p>
          </table:table-cell>
          <table:table-cell office:value-type="string" calcext:value-type="string">
            <text:p>13365580670</text:p>
          </table:table-cell>
          <table:table-cell table:formula="of:=INDEX([$Copart.$A$1:$Copart.$D$1048576];MATCH([.$B13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318</text:p>
          </table:table-cell>
          <table:table-cell office:value-type="string" calcext:value-type="string">
            <text:p>AMANDA RAMOS GOMES</text:p>
          </table:table-cell>
          <table:table-cell office:value-type="string" calcext:value-type="string">
            <text:p>46301441885</text:p>
          </table:table-cell>
          <table:table-cell table:formula="of:=INDEX([$Copart.$A$1:$Copart.$D$1048576];MATCH([.$B13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431</text:p>
          </table:table-cell>
          <table:table-cell office:value-type="string" calcext:value-type="string">
            <text:p>MARIELA MACHADO CRESTANA CANTARELLI BERTONSELI</text:p>
          </table:table-cell>
          <table:table-cell office:value-type="string" calcext:value-type="string">
            <text:p>15489266805</text:p>
          </table:table-cell>
          <table:table-cell table:formula="of:=INDEX([$Copart.$A$1:$Copart.$D$1048576];MATCH([.$B13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474</text:p>
          </table:table-cell>
          <table:table-cell office:value-type="string" calcext:value-type="string">
            <text:p>NADJA MARIA DE OLIVEIRA</text:p>
          </table:table-cell>
          <table:table-cell office:value-type="string" calcext:value-type="string">
            <text:p>04898675883</text:p>
          </table:table-cell>
          <table:table-cell table:formula="of:=INDEX([$Copart.$A$1:$Copart.$D$1048576];MATCH([.$B13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695</text:p>
          </table:table-cell>
          <table:table-cell office:value-type="string" calcext:value-type="string">
            <text:p>PATRICIA CRISTINA WESOLOWSKI TAVARES</text:p>
          </table:table-cell>
          <table:table-cell office:value-type="string" calcext:value-type="string">
            <text:p>33764858877</text:p>
          </table:table-cell>
          <table:table-cell table:formula="of:=INDEX([$Copart.$A$1:$Copart.$D$1048576];MATCH([.$B13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8920</text:p>
          </table:table-cell>
          <table:table-cell office:value-type="string" calcext:value-type="string">
            <text:p>JULIA CHIODI DA SILVA</text:p>
          </table:table-cell>
          <table:table-cell office:value-type="string" calcext:value-type="string">
            <text:p>45680207869</text:p>
          </table:table-cell>
          <table:table-cell table:formula="of:=INDEX([$Copart.$A$1:$Copart.$D$1048576];MATCH([.$B13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9292</text:p>
          </table:table-cell>
          <table:table-cell office:value-type="string" calcext:value-type="string">
            <text:p>DEBORA CRISTINA OSELIERO</text:p>
          </table:table-cell>
          <table:table-cell office:value-type="string" calcext:value-type="string">
            <text:p>40623871823</text:p>
          </table:table-cell>
          <table:table-cell table:formula="of:=INDEX([$Copart.$A$1:$Copart.$D$1048576];MATCH([.$B13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9624</text:p>
          </table:table-cell>
          <table:table-cell office:value-type="string" calcext:value-type="string">
            <text:p>KATIA KATACHINSKY BIANCHI</text:p>
          </table:table-cell>
          <table:table-cell office:value-type="string" calcext:value-type="string">
            <text:p>29651351896</text:p>
          </table:table-cell>
          <table:table-cell table:formula="of:=INDEX([$Copart.$A$1:$Copart.$D$1048576];MATCH([.$B13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9713</text:p>
          </table:table-cell>
          <table:table-cell office:value-type="string" calcext:value-type="string">
            <text:p>HERIKA LUCIA MACHADO</text:p>
          </table:table-cell>
          <table:table-cell office:value-type="string" calcext:value-type="string">
            <text:p>03555472607</text:p>
          </table:table-cell>
          <table:table-cell table:formula="of:=INDEX([$Copart.$A$1:$Copart.$D$1048576];MATCH([.$B13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59888</text:p>
          </table:table-cell>
          <table:table-cell office:value-type="string" calcext:value-type="string">
            <text:p>MARIA LUZ CASSELLA SORNSEN ZAMPOLA</text:p>
          </table:table-cell>
          <table:table-cell office:value-type="string" calcext:value-type="string">
            <text:p>49475870830</text:p>
          </table:table-cell>
          <table:table-cell table:formula="of:=INDEX([$Copart.$A$1:$Copart.$D$1048576];MATCH([.$B13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0169</text:p>
          </table:table-cell>
          <table:table-cell office:value-type="string" calcext:value-type="string">
            <text:p>SABRYNA CARDOSO SANTOS</text:p>
          </table:table-cell>
          <table:table-cell office:value-type="string" calcext:value-type="string">
            <text:p>43991590816</text:p>
          </table:table-cell>
          <table:table-cell table:formula="of:=INDEX([$Copart.$A$1:$Copart.$D$1048576];MATCH([.$B13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0339</text:p>
          </table:table-cell>
          <table:table-cell office:value-type="string" calcext:value-type="string">
            <text:p>MILENA GUERREIRO DE CERQUEIRA</text:p>
          </table:table-cell>
          <table:table-cell office:value-type="string" calcext:value-type="string">
            <text:p>01102626546</text:p>
          </table:table-cell>
          <table:table-cell table:formula="of:=INDEX([$Copart.$A$1:$Copart.$D$1048576];MATCH([.$B13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0363</text:p>
          </table:table-cell>
          <table:table-cell office:value-type="string" calcext:value-type="string">
            <text:p>FLAVIA FERNANDA ESCAVASSA</text:p>
          </table:table-cell>
          <table:table-cell office:value-type="string" calcext:value-type="string">
            <text:p>22334352810</text:p>
          </table:table-cell>
          <table:table-cell table:formula="of:=INDEX([$Copart.$A$1:$Copart.$D$1048576];MATCH([.$B13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0401</text:p>
          </table:table-cell>
          <table:table-cell office:value-type="string" calcext:value-type="string">
            <text:p>PRISCILA FATOBENE OLIVEIRA</text:p>
          </table:table-cell>
          <table:table-cell office:value-type="string" calcext:value-type="string">
            <text:p>27771753817</text:p>
          </table:table-cell>
          <table:table-cell table:formula="of:=INDEX([$Copart.$A$1:$Copart.$D$1048576];MATCH([.$B13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1696</text:p>
          </table:table-cell>
          <table:table-cell office:value-type="string" calcext:value-type="string">
            <text:p>AUGUSTO PEREIRA RESENDE</text:p>
          </table:table-cell>
          <table:table-cell office:value-type="string" calcext:value-type="string">
            <text:p>03616579198</text:p>
          </table:table-cell>
          <table:table-cell table:formula="of:=INDEX([$Copart.$A$1:$Copart.$D$1048576];MATCH([.$B13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1700</text:p>
          </table:table-cell>
          <table:table-cell office:value-type="string" calcext:value-type="string">
            <text:p>MARIA THERESA SARTORELLI SERRATO</text:p>
          </table:table-cell>
          <table:table-cell office:value-type="string" calcext:value-type="string">
            <text:p>32209847893</text:p>
          </table:table-cell>
          <table:table-cell table:formula="of:=INDEX([$Copart.$A$1:$Copart.$D$1048576];MATCH([.$B13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1777</text:p>
          </table:table-cell>
          <table:table-cell office:value-type="string" calcext:value-type="string">
            <text:p>CAROLINA JUNQUEIRA GUIMARAES TORNIZIELLO GRANUZZIO</text:p>
          </table:table-cell>
          <table:table-cell office:value-type="string" calcext:value-type="string">
            <text:p>91719011168</text:p>
          </table:table-cell>
          <table:table-cell table:formula="of:=INDEX([$Copart.$A$1:$Copart.$D$1048576];MATCH([.$B13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110</text:p>
          </table:table-cell>
          <table:table-cell office:value-type="string" calcext:value-type="string">
            <text:p>BRUNO MAGRO</text:p>
          </table:table-cell>
          <table:table-cell office:value-type="string" calcext:value-type="string">
            <text:p>46959857805</text:p>
          </table:table-cell>
          <table:table-cell table:formula="of:=INDEX([$Copart.$A$1:$Copart.$D$1048576];MATCH([.$B13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358</text:p>
          </table:table-cell>
          <table:table-cell office:value-type="string" calcext:value-type="string">
            <text:p>BIANCA MACIEL BARROZO BONI</text:p>
          </table:table-cell>
          <table:table-cell office:value-type="string" calcext:value-type="string">
            <text:p>38692895890</text:p>
          </table:table-cell>
          <table:table-cell table:formula="of:=INDEX([$Copart.$A$1:$Copart.$D$1048576];MATCH([.$B13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404</text:p>
          </table:table-cell>
          <table:table-cell office:value-type="string" calcext:value-type="string">
            <text:p>RAFAEL DO NASCIMENTO SILVA</text:p>
          </table:table-cell>
          <table:table-cell office:value-type="string" calcext:value-type="string">
            <text:p>43144423874</text:p>
          </table:table-cell>
          <table:table-cell table:formula="of:=INDEX([$Copart.$A$1:$Copart.$D$1048576];MATCH([.$B13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447</text:p>
          </table:table-cell>
          <table:table-cell office:value-type="string" calcext:value-type="string">
            <text:p>JOSE CRISTOVAM GOMES DA COSTA</text:p>
          </table:table-cell>
          <table:table-cell office:value-type="string" calcext:value-type="string">
            <text:p>12344430822</text:p>
          </table:table-cell>
          <table:table-cell table:formula="of:=INDEX([$Copart.$A$1:$Copart.$D$1048576];MATCH([.$B13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722</text:p>
          </table:table-cell>
          <table:table-cell office:value-type="string" calcext:value-type="string">
            <text:p>LUIS ANTONIO NASCIMENTO</text:p>
          </table:table-cell>
          <table:table-cell office:value-type="string" calcext:value-type="string">
            <text:p>11525309846</text:p>
          </table:table-cell>
          <table:table-cell table:formula="of:=INDEX([$Copart.$A$1:$Copart.$D$1048576];MATCH([.$B13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781</text:p>
          </table:table-cell>
          <table:table-cell office:value-type="string" calcext:value-type="string">
            <text:p>CELSO LIBARDI FRUCTUOZO</text:p>
          </table:table-cell>
          <table:table-cell office:value-type="string" calcext:value-type="string">
            <text:p>15488607862</text:p>
          </table:table-cell>
          <table:table-cell table:formula="of:=INDEX([$Copart.$A$1:$Copart.$D$1048576];MATCH([.$B13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790</text:p>
          </table:table-cell>
          <table:table-cell office:value-type="string" calcext:value-type="string">
            <text:p>ELISALDO APARECIDO SIQUEIRA</text:p>
          </table:table-cell>
          <table:table-cell office:value-type="string" calcext:value-type="string">
            <text:p>06729981814</text:p>
          </table:table-cell>
          <table:table-cell table:formula="of:=INDEX([$Copart.$A$1:$Copart.$D$1048576];MATCH([.$B13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2994</text:p>
          </table:table-cell>
          <table:table-cell office:value-type="string" calcext:value-type="string">
            <text:p>ROGERIO DE LIMA OCCHIUZZI</text:p>
          </table:table-cell>
          <table:table-cell office:value-type="string" calcext:value-type="string">
            <text:p>22947486897</text:p>
          </table:table-cell>
          <table:table-cell table:formula="of:=INDEX([$Copart.$A$1:$Copart.$D$1048576];MATCH([.$B13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036</text:p>
          </table:table-cell>
          <table:table-cell office:value-type="string" calcext:value-type="string">
            <text:p>JOAO CARLOS DE OLIVEIRA</text:p>
          </table:table-cell>
          <table:table-cell office:value-type="string" calcext:value-type="string">
            <text:p>00887478832</text:p>
          </table:table-cell>
          <table:table-cell table:formula="of:=INDEX([$Copart.$A$1:$Copart.$D$1048576];MATCH([.$B13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486</text:p>
          </table:table-cell>
          <table:table-cell office:value-type="string" calcext:value-type="string">
            <text:p>GUILHERME CASSOLI DE SOUZA</text:p>
          </table:table-cell>
          <table:table-cell office:value-type="string" calcext:value-type="string">
            <text:p>39051449801</text:p>
          </table:table-cell>
          <table:table-cell table:formula="of:=INDEX([$Copart.$A$1:$Copart.$D$1048576];MATCH([.$B13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494</text:p>
          </table:table-cell>
          <table:table-cell office:value-type="string" calcext:value-type="string">
            <text:p>CANDIDA FERNANDA SAMPAIO MATTOS</text:p>
          </table:table-cell>
          <table:table-cell office:value-type="string" calcext:value-type="string">
            <text:p>08836171885</text:p>
          </table:table-cell>
          <table:table-cell table:formula="of:=INDEX([$Copart.$A$1:$Copart.$D$1048576];MATCH([.$B13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524</text:p>
          </table:table-cell>
          <table:table-cell office:value-type="string" calcext:value-type="string">
            <text:p>JAMIL MARIANO DE OLIVEIRA</text:p>
          </table:table-cell>
          <table:table-cell office:value-type="string" calcext:value-type="string">
            <text:p>41845162897</text:p>
          </table:table-cell>
          <table:table-cell table:formula="of:=INDEX([$Copart.$A$1:$Copart.$D$1048576];MATCH([.$B13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559</text:p>
          </table:table-cell>
          <table:table-cell office:value-type="string" calcext:value-type="string">
            <text:p>JULIANA DE SOUZA NARDO</text:p>
          </table:table-cell>
          <table:table-cell office:value-type="string" calcext:value-type="string">
            <text:p>27053813843</text:p>
          </table:table-cell>
          <table:table-cell table:formula="of:=INDEX([$Copart.$A$1:$Copart.$D$1048576];MATCH([.$B13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567</text:p>
          </table:table-cell>
          <table:table-cell office:value-type="string" calcext:value-type="string">
            <text:p>WAGNER LESSA REIS</text:p>
          </table:table-cell>
          <table:table-cell office:value-type="string" calcext:value-type="string">
            <text:p>25611948847</text:p>
          </table:table-cell>
          <table:table-cell table:formula="of:=INDEX([$Copart.$A$1:$Copart.$D$1048576];MATCH([.$B13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3761</text:p>
          </table:table-cell>
          <table:table-cell office:value-type="string" calcext:value-type="string">
            <text:p>MONIKA JACKELINE CARVALHO SALES COSTANZO</text:p>
          </table:table-cell>
          <table:table-cell office:value-type="string" calcext:value-type="string">
            <text:p>21572854820</text:p>
          </table:table-cell>
          <table:table-cell table:formula="of:=INDEX([$Copart.$A$1:$Copart.$D$1048576];MATCH([.$B13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4199</text:p>
          </table:table-cell>
          <table:table-cell office:value-type="string" calcext:value-type="string">
            <text:p>FRANCIELLE MACHADO DE OLIVEIRA</text:p>
          </table:table-cell>
          <table:table-cell office:value-type="string" calcext:value-type="string">
            <text:p>37366453846</text:p>
          </table:table-cell>
          <table:table-cell table:formula="of:=INDEX([$Copart.$A$1:$Copart.$D$1048576];MATCH([.$B13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4512</text:p>
          </table:table-cell>
          <table:table-cell office:value-type="string" calcext:value-type="string">
            <text:p>SOLANGE MENDES DE OLIVEIRA</text:p>
          </table:table-cell>
          <table:table-cell office:value-type="string" calcext:value-type="string">
            <text:p>41862851875</text:p>
          </table:table-cell>
          <table:table-cell table:formula="of:=INDEX([$Copart.$A$1:$Copart.$D$1048576];MATCH([.$B13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4660</text:p>
          </table:table-cell>
          <table:table-cell office:value-type="string" calcext:value-type="string">
            <text:p>MARIELE VALERIO BORGES</text:p>
          </table:table-cell>
          <table:table-cell office:value-type="string" calcext:value-type="string">
            <text:p>40172502896</text:p>
          </table:table-cell>
          <table:table-cell table:formula="of:=INDEX([$Copart.$A$1:$Copart.$D$1048576];MATCH([.$B13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4792</text:p>
          </table:table-cell>
          <table:table-cell office:value-type="string" calcext:value-type="string">
            <text:p>AMANAI DE PAULA</text:p>
          </table:table-cell>
          <table:table-cell office:value-type="string" calcext:value-type="string">
            <text:p>23159541851</text:p>
          </table:table-cell>
          <table:table-cell table:formula="of:=INDEX([$Copart.$A$1:$Copart.$D$1048576];MATCH([.$B13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4849</text:p>
          </table:table-cell>
          <table:table-cell office:value-type="string" calcext:value-type="string">
            <text:p>RAQUEL PRATA</text:p>
          </table:table-cell>
          <table:table-cell office:value-type="string" calcext:value-type="string">
            <text:p>27532274896</text:p>
          </table:table-cell>
          <table:table-cell table:formula="of:=INDEX([$Copart.$A$1:$Copart.$D$1048576];MATCH([.$B13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5233</text:p>
          </table:table-cell>
          <table:table-cell office:value-type="string" calcext:value-type="string">
            <text:p>MARISA DE ALMEIDA LEME</text:p>
          </table:table-cell>
          <table:table-cell office:value-type="string" calcext:value-type="string">
            <text:p>12376552850</text:p>
          </table:table-cell>
          <table:table-cell table:formula="of:=INDEX([$Copart.$A$1:$Copart.$D$1048576];MATCH([.$B13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5357</text:p>
          </table:table-cell>
          <table:table-cell office:value-type="string" calcext:value-type="string">
            <text:p>EMERSON RUDINALDO DA SILVA</text:p>
          </table:table-cell>
          <table:table-cell office:value-type="string" calcext:value-type="string">
            <text:p>17766034867</text:p>
          </table:table-cell>
          <table:table-cell table:formula="of:=INDEX([$Copart.$A$1:$Copart.$D$1048576];MATCH([.$B13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5365</text:p>
          </table:table-cell>
          <table:table-cell office:value-type="string" calcext:value-type="string">
            <text:p>AUREO VITALINO DE OLIVEIRA</text:p>
          </table:table-cell>
          <table:table-cell office:value-type="string" calcext:value-type="string">
            <text:p>21884280803</text:p>
          </table:table-cell>
          <table:table-cell table:formula="of:=INDEX([$Copart.$A$1:$Copart.$D$1048576];MATCH([.$B13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5721</text:p>
          </table:table-cell>
          <table:table-cell office:value-type="string" calcext:value-type="string">
            <text:p>ADRIANA SERIMARCO MIGUEL</text:p>
          </table:table-cell>
          <table:table-cell office:value-type="string" calcext:value-type="string">
            <text:p>32011681812</text:p>
          </table:table-cell>
          <table:table-cell table:formula="of:=INDEX([$Copart.$A$1:$Copart.$D$1048576];MATCH([.$B13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116</text:p>
          </table:table-cell>
          <table:table-cell office:value-type="string" calcext:value-type="string">
            <text:p>JORGE ANTONIO CACHOEIRA HENRIQUE DOS SANTOS</text:p>
          </table:table-cell>
          <table:table-cell office:value-type="string" calcext:value-type="string">
            <text:p>24597403876</text:p>
          </table:table-cell>
          <table:table-cell table:formula="of:=INDEX([$Copart.$A$1:$Copart.$D$1048576];MATCH([.$B13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264</text:p>
          </table:table-cell>
          <table:table-cell office:value-type="string" calcext:value-type="string">
            <text:p>PATRICIA MASSAE KOMATSU DE OLIVEIRA</text:p>
          </table:table-cell>
          <table:table-cell office:value-type="string" calcext:value-type="string">
            <text:p>35368878800</text:p>
          </table:table-cell>
          <table:table-cell table:formula="of:=INDEX([$Copart.$A$1:$Copart.$D$1048576];MATCH([.$B13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345</text:p>
          </table:table-cell>
          <table:table-cell office:value-type="string" calcext:value-type="string">
            <text:p>DALVA KARINA FERREIRA PIRES</text:p>
          </table:table-cell>
          <table:table-cell office:value-type="string" calcext:value-type="string">
            <text:p>26535138895</text:p>
          </table:table-cell>
          <table:table-cell table:formula="of:=INDEX([$Copart.$A$1:$Copart.$D$1048576];MATCH([.$B13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office:value-type="string" calcext:value-type="string">
            <text:p>MIRELA ZANGIROLAMI</text:p>
          </table:table-cell>
          <table:table-cell office:value-type="string" calcext:value-type="string">
            <text:p>19686719865</text:p>
          </table:table-cell>
          <table:table-cell table:formula="of:=INDEX([$Copart.$A$1:$Copart.$D$1048576];MATCH([.$B13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418</text:p>
          </table:table-cell>
          <table:table-cell office:value-type="string" calcext:value-type="string">
            <text:p>ARIANE APARECIDA ROCHA FERRAZ</text:p>
          </table:table-cell>
          <table:table-cell office:value-type="string" calcext:value-type="string">
            <text:p>40271425865</text:p>
          </table:table-cell>
          <table:table-cell table:formula="of:=INDEX([$Copart.$A$1:$Copart.$D$1048576];MATCH([.$B13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493</text:p>
          </table:table-cell>
          <table:table-cell office:value-type="string" calcext:value-type="string">
            <text:p>MARIA DO CARMO ALVES SILVA CARVALHO</text:p>
          </table:table-cell>
          <table:table-cell office:value-type="string" calcext:value-type="string">
            <text:p>12641571854</text:p>
          </table:table-cell>
          <table:table-cell table:formula="of:=INDEX([$Copart.$A$1:$Copart.$D$1048576];MATCH([.$B13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507</text:p>
          </table:table-cell>
          <table:table-cell office:value-type="string" calcext:value-type="string">
            <text:p>SUSANA DE QUEIROZ ELIAS</text:p>
          </table:table-cell>
          <table:table-cell office:value-type="string" calcext:value-type="string">
            <text:p>35258583880</text:p>
          </table:table-cell>
          <table:table-cell table:formula="of:=INDEX([$Copart.$A$1:$Copart.$D$1048576];MATCH([.$B13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6515</text:p>
          </table:table-cell>
          <table:table-cell office:value-type="string" calcext:value-type="string">
            <text:p>CRISTIANE VIEIRA DOS SANTOS</text:p>
          </table:table-cell>
          <table:table-cell office:value-type="string" calcext:value-type="string">
            <text:p>21742376878</text:p>
          </table:table-cell>
          <table:table-cell table:formula="of:=INDEX([$Copart.$A$1:$Copart.$D$1048576];MATCH([.$B13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7066</text:p>
          </table:table-cell>
          <table:table-cell office:value-type="string" calcext:value-type="string">
            <text:p>TATIANE MARCELINO DE NEGRI</text:p>
          </table:table-cell>
          <table:table-cell office:value-type="string" calcext:value-type="string">
            <text:p>32143270895</text:p>
          </table:table-cell>
          <table:table-cell table:formula="of:=INDEX([$Copart.$A$1:$Copart.$D$1048576];MATCH([.$B13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7120</text:p>
          </table:table-cell>
          <table:table-cell office:value-type="string" calcext:value-type="string">
            <text:p>VALESCA RODRIGUES LODI</text:p>
          </table:table-cell>
          <table:table-cell office:value-type="string" calcext:value-type="string">
            <text:p>44233465832</text:p>
          </table:table-cell>
          <table:table-cell table:formula="of:=INDEX([$Copart.$A$1:$Copart.$D$1048576];MATCH([.$B13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7619</text:p>
          </table:table-cell>
          <table:table-cell office:value-type="string" calcext:value-type="string">
            <text:p>LEANDRO DE OLIVEIRA DE ALMEIDA</text:p>
          </table:table-cell>
          <table:table-cell office:value-type="string" calcext:value-type="string">
            <text:p>42758641828</text:p>
          </table:table-cell>
          <table:table-cell table:formula="of:=INDEX([$Copart.$A$1:$Copart.$D$1048576];MATCH([.$B13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7953</text:p>
          </table:table-cell>
          <table:table-cell office:value-type="string" calcext:value-type="string">
            <text:p>JOSEFA RIBEIRO TEODOSO</text:p>
          </table:table-cell>
          <table:table-cell office:value-type="string" calcext:value-type="string">
            <text:p>01209270803</text:p>
          </table:table-cell>
          <table:table-cell table:formula="of:=INDEX([$Copart.$A$1:$Copart.$D$1048576];MATCH([.$B13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011</text:p>
          </table:table-cell>
          <table:table-cell office:value-type="string" calcext:value-type="string">
            <text:p>RAISSA BOMBO PIRES</text:p>
          </table:table-cell>
          <table:table-cell office:value-type="string" calcext:value-type="string">
            <text:p>41565534859</text:p>
          </table:table-cell>
          <table:table-cell table:formula="of:=INDEX([$Copart.$A$1:$Copart.$D$1048576];MATCH([.$B14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054</text:p>
          </table:table-cell>
          <table:table-cell office:value-type="string" calcext:value-type="string">
            <text:p>ALINE DOS REIS DE FRANCA</text:p>
          </table:table-cell>
          <table:table-cell office:value-type="string" calcext:value-type="string">
            <text:p>49353919878</text:p>
          </table:table-cell>
          <table:table-cell table:formula="of:=INDEX([$Copart.$A$1:$Copart.$D$1048576];MATCH([.$B14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097</text:p>
          </table:table-cell>
          <table:table-cell office:value-type="string" calcext:value-type="string">
            <text:p>GABRIELE FORTI</text:p>
          </table:table-cell>
          <table:table-cell office:value-type="string" calcext:value-type="string">
            <text:p>46599853854</text:p>
          </table:table-cell>
          <table:table-cell table:formula="of:=INDEX([$Copart.$A$1:$Copart.$D$1048576];MATCH([.$B14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321</text:p>
          </table:table-cell>
          <table:table-cell office:value-type="string" calcext:value-type="string">
            <text:p>MICHELE TAKISSITA GUARESTI</text:p>
          </table:table-cell>
          <table:table-cell office:value-type="string" calcext:value-type="string">
            <text:p>41183494858</text:p>
          </table:table-cell>
          <table:table-cell table:formula="of:=INDEX([$Copart.$A$1:$Copart.$D$1048576];MATCH([.$B14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577</text:p>
          </table:table-cell>
          <table:table-cell office:value-type="string" calcext:value-type="string">
            <text:p>RENATO ROCHA BATISTA</text:p>
          </table:table-cell>
          <table:table-cell office:value-type="string" calcext:value-type="string">
            <text:p>30679922881</text:p>
          </table:table-cell>
          <table:table-cell table:formula="of:=INDEX([$Copart.$A$1:$Copart.$D$1048576];MATCH([.$B14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712</text:p>
          </table:table-cell>
          <table:table-cell office:value-type="string" calcext:value-type="string">
            <text:p>RENATA ELISABETE CONCEICAO PINTO</text:p>
          </table:table-cell>
          <table:table-cell office:value-type="string" calcext:value-type="string">
            <text:p>07874619897</text:p>
          </table:table-cell>
          <table:table-cell table:formula="of:=INDEX([$Copart.$A$1:$Copart.$D$1048576];MATCH([.$B14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763</text:p>
          </table:table-cell>
          <table:table-cell office:value-type="string" calcext:value-type="string">
            <text:p>RENATO LINO LEITE CALZOLARI</text:p>
          </table:table-cell>
          <table:table-cell office:value-type="string" calcext:value-type="string">
            <text:p>11619178885</text:p>
          </table:table-cell>
          <table:table-cell table:formula="of:=INDEX([$Copart.$A$1:$Copart.$D$1048576];MATCH([.$B14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780</text:p>
          </table:table-cell>
          <table:table-cell office:value-type="string" calcext:value-type="string">
            <text:p>MICAEL BATISTA FERNANDES</text:p>
          </table:table-cell>
          <table:table-cell office:value-type="string" calcext:value-type="string">
            <text:p>36472119821</text:p>
          </table:table-cell>
          <table:table-cell table:formula="of:=INDEX([$Copart.$A$1:$Copart.$D$1048576];MATCH([.$B14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8895</text:p>
          </table:table-cell>
          <table:table-cell office:value-type="string" calcext:value-type="string">
            <text:p>ERICA FERNANDA VERISSIMO</text:p>
          </table:table-cell>
          <table:table-cell office:value-type="string" calcext:value-type="string">
            <text:p>31466091851</text:p>
          </table:table-cell>
          <table:table-cell table:formula="of:=INDEX([$Copart.$A$1:$Copart.$D$1048576];MATCH([.$B14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239</text:p>
          </table:table-cell>
          <table:table-cell office:value-type="string" calcext:value-type="string">
            <text:p>TATIANA PENATI ALVARENGA</text:p>
          </table:table-cell>
          <table:table-cell office:value-type="string" calcext:value-type="string">
            <text:p>42141006899</text:p>
          </table:table-cell>
          <table:table-cell table:formula="of:=INDEX([$Copart.$A$1:$Copart.$D$1048576];MATCH([.$B14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379</text:p>
          </table:table-cell>
          <table:table-cell office:value-type="string" calcext:value-type="string">
            <text:p>AUGUSTO ELIAS FERNANDES LOBATO</text:p>
          </table:table-cell>
          <table:table-cell office:value-type="string" calcext:value-type="string">
            <text:p>66435900272</text:p>
          </table:table-cell>
          <table:table-cell table:formula="of:=INDEX([$Copart.$A$1:$Copart.$D$1048576];MATCH([.$B14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522</text:p>
          </table:table-cell>
          <table:table-cell office:value-type="string" calcext:value-type="string">
            <text:p>SIMONE CEZAR DO AMARAL</text:p>
          </table:table-cell>
          <table:table-cell office:value-type="string" calcext:value-type="string">
            <text:p>27679766835</text:p>
          </table:table-cell>
          <table:table-cell table:formula="of:=INDEX([$Copart.$A$1:$Copart.$D$1048576];MATCH([.$B14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557</text:p>
          </table:table-cell>
          <table:table-cell office:value-type="string" calcext:value-type="string">
            <text:p>FLAVIA BEATRIZ CASARINI BONACHELA</text:p>
          </table:table-cell>
          <table:table-cell office:value-type="string" calcext:value-type="string">
            <text:p>34863480865</text:p>
          </table:table-cell>
          <table:table-cell table:formula="of:=INDEX([$Copart.$A$1:$Copart.$D$1048576];MATCH([.$B14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573</text:p>
          </table:table-cell>
          <table:table-cell office:value-type="string" calcext:value-type="string">
            <text:p>FRAUKFLOR SILMARA CARDOSO DE CAMARGO</text:p>
          </table:table-cell>
          <table:table-cell office:value-type="string" calcext:value-type="string">
            <text:p>24775081802</text:p>
          </table:table-cell>
          <table:table-cell table:formula="of:=INDEX([$Copart.$A$1:$Copart.$D$1048576];MATCH([.$B14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735</text:p>
          </table:table-cell>
          <table:table-cell office:value-type="string" calcext:value-type="string">
            <text:p>CAMILA OTREMBA</text:p>
          </table:table-cell>
          <table:table-cell office:value-type="string" calcext:value-type="string">
            <text:p>38424752848</text:p>
          </table:table-cell>
          <table:table-cell table:formula="of:=INDEX([$Copart.$A$1:$Copart.$D$1048576];MATCH([.$B14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778</text:p>
          </table:table-cell>
          <table:table-cell office:value-type="string" calcext:value-type="string">
            <text:p>LAURA FIRMINO DE OLIVEIRA</text:p>
          </table:table-cell>
          <table:table-cell office:value-type="string" calcext:value-type="string">
            <text:p>43755442876</text:p>
          </table:table-cell>
          <table:table-cell table:formula="of:=INDEX([$Copart.$A$1:$Copart.$D$1048576];MATCH([.$B14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69808</text:p>
          </table:table-cell>
          <table:table-cell office:value-type="string" calcext:value-type="string">
            <text:p>SILVIA HELENA CLEMENTE CAROBA</text:p>
          </table:table-cell>
          <table:table-cell office:value-type="string" calcext:value-type="string">
            <text:p>34545698859</text:p>
          </table:table-cell>
          <table:table-cell table:formula="of:=INDEX([$Copart.$A$1:$Copart.$D$1048576];MATCH([.$B14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350</text:p>
          </table:table-cell>
          <table:table-cell office:value-type="string" calcext:value-type="string">
            <text:p>SAULO BARBOSA MORETTI</text:p>
          </table:table-cell>
          <table:table-cell office:value-type="string" calcext:value-type="string">
            <text:p>40072539860</text:p>
          </table:table-cell>
          <table:table-cell table:formula="of:=INDEX([$Copart.$A$1:$Copart.$D$1048576];MATCH([.$B14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555</text:p>
          </table:table-cell>
          <table:table-cell office:value-type="string" calcext:value-type="string">
            <text:p>DAVI DAS NEVES CALMON</text:p>
          </table:table-cell>
          <table:table-cell office:value-type="string" calcext:value-type="string">
            <text:p>26922357892</text:p>
          </table:table-cell>
          <table:table-cell table:formula="of:=INDEX([$Copart.$A$1:$Copart.$D$1048576];MATCH([.$B14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652</text:p>
          </table:table-cell>
          <table:table-cell office:value-type="string" calcext:value-type="string">
            <text:p>RENATA FERREIRA</text:p>
          </table:table-cell>
          <table:table-cell office:value-type="string" calcext:value-type="string">
            <text:p>28902733858</text:p>
          </table:table-cell>
          <table:table-cell table:formula="of:=INDEX([$Copart.$A$1:$Copart.$D$1048576];MATCH([.$B14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687</text:p>
          </table:table-cell>
          <table:table-cell office:value-type="string" calcext:value-type="string">
            <text:p>JORCENITA MARIA DA SILVA</text:p>
          </table:table-cell>
          <table:table-cell office:value-type="string" calcext:value-type="string">
            <text:p>16208096804</text:p>
          </table:table-cell>
          <table:table-cell table:formula="of:=INDEX([$Copart.$A$1:$Copart.$D$1048576];MATCH([.$B14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865</text:p>
          </table:table-cell>
          <table:table-cell office:value-type="string" calcext:value-type="string">
            <text:p>MARCELA TESCAROLO DIAS</text:p>
          </table:table-cell>
          <table:table-cell office:value-type="string" calcext:value-type="string">
            <text:p>44787978896</text:p>
          </table:table-cell>
          <table:table-cell table:formula="of:=INDEX([$Copart.$A$1:$Copart.$D$1048576];MATCH([.$B14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0911</text:p>
          </table:table-cell>
          <table:table-cell office:value-type="string" calcext:value-type="string">
            <text:p>GISELE APARECIDA DINIZ ANTONIO</text:p>
          </table:table-cell>
          <table:table-cell office:value-type="string" calcext:value-type="string">
            <text:p>28441616850</text:p>
          </table:table-cell>
          <table:table-cell table:formula="of:=INDEX([$Copart.$A$1:$Copart.$D$1048576];MATCH([.$B14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1004</text:p>
          </table:table-cell>
          <table:table-cell office:value-type="string" calcext:value-type="string">
            <text:p>JOSANA ROCHA DE OLIVEIRA</text:p>
          </table:table-cell>
          <table:table-cell office:value-type="string" calcext:value-type="string">
            <text:p>40629568880</text:p>
          </table:table-cell>
          <table:table-cell table:formula="of:=INDEX([$Copart.$A$1:$Copart.$D$1048576];MATCH([.$B14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1454</text:p>
          </table:table-cell>
          <table:table-cell office:value-type="string" calcext:value-type="string">
            <text:p>ELIS CRISTINA MONDINI</text:p>
          </table:table-cell>
          <table:table-cell office:value-type="string" calcext:value-type="string">
            <text:p>07869397881</text:p>
          </table:table-cell>
          <table:table-cell table:formula="of:=INDEX([$Copart.$A$1:$Copart.$D$1048576];MATCH([.$B14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1640</text:p>
          </table:table-cell>
          <table:table-cell office:value-type="string" calcext:value-type="string">
            <text:p>RODRIGO DE GODOY DIAS</text:p>
          </table:table-cell>
          <table:table-cell office:value-type="string" calcext:value-type="string">
            <text:p>31944916873</text:p>
          </table:table-cell>
          <table:table-cell table:formula="of:=INDEX([$Copart.$A$1:$Copart.$D$1048576];MATCH([.$B14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1780</text:p>
          </table:table-cell>
          <table:table-cell office:value-type="string" calcext:value-type="string">
            <text:p>FERNANDO CHIARINI MONTEIRO</text:p>
          </table:table-cell>
          <table:table-cell office:value-type="string" calcext:value-type="string">
            <text:p>11008452831</text:p>
          </table:table-cell>
          <table:table-cell table:formula="of:=INDEX([$Copart.$A$1:$Copart.$D$1048576];MATCH([.$B14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1934</text:p>
          </table:table-cell>
          <table:table-cell office:value-type="string" calcext:value-type="string">
            <text:p>DANIELA TOLEDO DE AGUIAR</text:p>
          </table:table-cell>
          <table:table-cell office:value-type="string" calcext:value-type="string">
            <text:p>35851931884</text:p>
          </table:table-cell>
          <table:table-cell table:formula="of:=INDEX([$Copart.$A$1:$Copart.$D$1048576];MATCH([.$B14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086</text:p>
          </table:table-cell>
          <table:table-cell office:value-type="string" calcext:value-type="string">
            <text:p>JOAO BATISTA CORDEIRO DE OLIVEIRA</text:p>
          </table:table-cell>
          <table:table-cell office:value-type="string" calcext:value-type="string">
            <text:p>11549296809</text:p>
          </table:table-cell>
          <table:table-cell table:formula="of:=INDEX([$Copart.$A$1:$Copart.$D$1048576];MATCH([.$B14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310</text:p>
          </table:table-cell>
          <table:table-cell office:value-type="string" calcext:value-type="string">
            <text:p>CAROLINE CAMPREGHER</text:p>
          </table:table-cell>
          <table:table-cell office:value-type="string" calcext:value-type="string">
            <text:p>31683719808</text:p>
          </table:table-cell>
          <table:table-cell table:formula="of:=INDEX([$Copart.$A$1:$Copart.$D$1048576];MATCH([.$B14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345</text:p>
          </table:table-cell>
          <table:table-cell office:value-type="string" calcext:value-type="string">
            <text:p>JULIO CESAR DALTROSO</text:p>
          </table:table-cell>
          <table:table-cell office:value-type="string" calcext:value-type="string">
            <text:p>16800663824</text:p>
          </table:table-cell>
          <table:table-cell table:formula="of:=INDEX([$Copart.$A$1:$Copart.$D$1048576];MATCH([.$B14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370</text:p>
          </table:table-cell>
          <table:table-cell office:value-type="string" calcext:value-type="string">
            <text:p>MARCIA REGINA CRISTOFOLETTI</text:p>
          </table:table-cell>
          <table:table-cell office:value-type="string" calcext:value-type="string">
            <text:p>11288287828</text:p>
          </table:table-cell>
          <table:table-cell table:formula="of:=INDEX([$Copart.$A$1:$Copart.$D$1048576];MATCH([.$B14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434</text:p>
          </table:table-cell>
          <table:table-cell office:value-type="string" calcext:value-type="string">
            <text:p>RAMON PITTIZER MOREIRA</text:p>
          </table:table-cell>
          <table:table-cell office:value-type="string" calcext:value-type="string">
            <text:p>14643817712</text:p>
          </table:table-cell>
          <table:table-cell table:formula="of:=INDEX([$Copart.$A$1:$Copart.$D$1048576];MATCH([.$B14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2906</text:p>
          </table:table-cell>
          <table:table-cell office:value-type="string" calcext:value-type="string">
            <text:p>KATIA FRISQUINETTI</text:p>
          </table:table-cell>
          <table:table-cell office:value-type="string" calcext:value-type="string">
            <text:p>27039167875</text:p>
          </table:table-cell>
          <table:table-cell table:formula="of:=INDEX([$Copart.$A$1:$Copart.$D$1048576];MATCH([.$B14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287</text:p>
          </table:table-cell>
          <table:table-cell office:value-type="string" calcext:value-type="string">
            <text:p>MONIQUE VIEIRA STIPP</text:p>
          </table:table-cell>
          <table:table-cell office:value-type="string" calcext:value-type="string">
            <text:p>41861765827</text:p>
          </table:table-cell>
          <table:table-cell table:formula="of:=INDEX([$Copart.$A$1:$Copart.$D$1048576];MATCH([.$B14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309</text:p>
          </table:table-cell>
          <table:table-cell office:value-type="string" calcext:value-type="string">
            <text:p>GIOVANA BEATRIZ DE CAMARGO</text:p>
          </table:table-cell>
          <table:table-cell office:value-type="string" calcext:value-type="string">
            <text:p>46064255803</text:p>
          </table:table-cell>
          <table:table-cell table:formula="of:=INDEX([$Copart.$A$1:$Copart.$D$1048576];MATCH([.$B14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368</text:p>
          </table:table-cell>
          <table:table-cell office:value-type="string" calcext:value-type="string">
            <text:p>LARISSA GABRIELE DE OLIVEIRA</text:p>
          </table:table-cell>
          <table:table-cell office:value-type="string" calcext:value-type="string">
            <text:p>46178936877</text:p>
          </table:table-cell>
          <table:table-cell table:formula="of:=INDEX([$Copart.$A$1:$Copart.$D$1048576];MATCH([.$B14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376</text:p>
          </table:table-cell>
          <table:table-cell office:value-type="string" calcext:value-type="string">
            <text:p>ADALGIZA PEDROSO RAMOS</text:p>
          </table:table-cell>
          <table:table-cell office:value-type="string" calcext:value-type="string">
            <text:p>22154342876</text:p>
          </table:table-cell>
          <table:table-cell table:formula="of:=INDEX([$Copart.$A$1:$Copart.$D$1048576];MATCH([.$B14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694</text:p>
          </table:table-cell>
          <table:table-cell office:value-type="string" calcext:value-type="string">
            <text:p>FRANCINE BARBOSA</text:p>
          </table:table-cell>
          <table:table-cell office:value-type="string" calcext:value-type="string">
            <text:p>33754415840</text:p>
          </table:table-cell>
          <table:table-cell table:formula="of:=INDEX([$Copart.$A$1:$Copart.$D$1048576];MATCH([.$B14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716</text:p>
          </table:table-cell>
          <table:table-cell office:value-type="string" calcext:value-type="string">
            <text:p>CINTIA MARCELA ROSA DA COSTA</text:p>
          </table:table-cell>
          <table:table-cell office:value-type="string" calcext:value-type="string">
            <text:p>32667778839</text:p>
          </table:table-cell>
          <table:table-cell table:formula="of:=INDEX([$Copart.$A$1:$Copart.$D$1048576];MATCH([.$B14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3961</text:p>
          </table:table-cell>
          <table:table-cell office:value-type="string" calcext:value-type="string">
            <text:p>MANUEL NALESSIO FERRAZ DE CAMPOS</text:p>
          </table:table-cell>
          <table:table-cell office:value-type="string" calcext:value-type="string">
            <text:p>41096186810</text:p>
          </table:table-cell>
          <table:table-cell table:formula="of:=INDEX([$Copart.$A$1:$Copart.$D$1048576];MATCH([.$B14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4062</text:p>
          </table:table-cell>
          <table:table-cell office:value-type="string" calcext:value-type="string">
            <text:p>RAFAEL DE MEDEIROS CASTRO</text:p>
          </table:table-cell>
          <table:table-cell office:value-type="string" calcext:value-type="string">
            <text:p>22913773885</text:p>
          </table:table-cell>
          <table:table-cell table:formula="of:=INDEX([$Copart.$A$1:$Copart.$D$1048576];MATCH([.$B14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4194</text:p>
          </table:table-cell>
          <table:table-cell office:value-type="string" calcext:value-type="string">
            <text:p>ANDRINE PEREIRA DOS SANTOS OLIVEIRA</text:p>
          </table:table-cell>
          <table:table-cell office:value-type="string" calcext:value-type="string">
            <text:p>12261736673</text:p>
          </table:table-cell>
          <table:table-cell table:formula="of:=INDEX([$Copart.$A$1:$Copart.$D$1048576];MATCH([.$B14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4348</text:p>
          </table:table-cell>
          <table:table-cell office:value-type="string" calcext:value-type="string">
            <text:p>MIRIAN RODRIGUES BONATTI</text:p>
          </table:table-cell>
          <table:table-cell office:value-type="string" calcext:value-type="string">
            <text:p>32973736870</text:p>
          </table:table-cell>
          <table:table-cell table:formula="of:=INDEX([$Copart.$A$1:$Copart.$D$1048576];MATCH([.$B14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4402</text:p>
          </table:table-cell>
          <table:table-cell office:value-type="string" calcext:value-type="string">
            <text:p>GIOVANA MARQUES MARIANO</text:p>
          </table:table-cell>
          <table:table-cell office:value-type="string" calcext:value-type="string">
            <text:p>42739684878</text:p>
          </table:table-cell>
          <table:table-cell table:formula="of:=INDEX([$Copart.$A$1:$Copart.$D$1048576];MATCH([.$B14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5549</text:p>
          </table:table-cell>
          <table:table-cell office:value-type="string" calcext:value-type="string">
            <text:p>RENATA DE MORAES ZANUZZO</text:p>
          </table:table-cell>
          <table:table-cell office:value-type="string" calcext:value-type="string">
            <text:p>27854470855</text:p>
          </table:table-cell>
          <table:table-cell table:formula="of:=INDEX([$Copart.$A$1:$Copart.$D$1048576];MATCH([.$B14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5670</text:p>
          </table:table-cell>
          <table:table-cell office:value-type="string" calcext:value-type="string">
            <text:p>LEANDRO SOROCABA DOS SANTOS</text:p>
          </table:table-cell>
          <table:table-cell office:value-type="string" calcext:value-type="string">
            <text:p>47953744813</text:p>
          </table:table-cell>
          <table:table-cell table:formula="of:=INDEX([$Copart.$A$1:$Copart.$D$1048576];MATCH([.$B14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5824</text:p>
          </table:table-cell>
          <table:table-cell office:value-type="string" calcext:value-type="string">
            <text:p>ESRON LUIZ DE SOUZA</text:p>
          </table:table-cell>
          <table:table-cell office:value-type="string" calcext:value-type="string">
            <text:p>67887384672</text:p>
          </table:table-cell>
          <table:table-cell table:formula="of:=INDEX([$Copart.$A$1:$Copart.$D$1048576];MATCH([.$B14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5921</text:p>
          </table:table-cell>
          <table:table-cell office:value-type="string" calcext:value-type="string">
            <text:p>VICTOR APARECIDO PALMERO</text:p>
          </table:table-cell>
          <table:table-cell office:value-type="string" calcext:value-type="string">
            <text:p>36887113864</text:p>
          </table:table-cell>
          <table:table-cell table:formula="of:=INDEX([$Copart.$A$1:$Copart.$D$1048576];MATCH([.$B14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5948</text:p>
          </table:table-cell>
          <table:table-cell office:value-type="string" calcext:value-type="string">
            <text:p>CAMILA RAFAELA LEME</text:p>
          </table:table-cell>
          <table:table-cell office:value-type="string" calcext:value-type="string">
            <text:p>36948693873</text:p>
          </table:table-cell>
          <table:table-cell table:formula="of:=INDEX([$Copart.$A$1:$Copart.$D$1048576];MATCH([.$B14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030</text:p>
          </table:table-cell>
          <table:table-cell office:value-type="string" calcext:value-type="string">
            <text:p>RAFAEL FEREZINI</text:p>
          </table:table-cell>
          <table:table-cell office:value-type="string" calcext:value-type="string">
            <text:p>37155324833</text:p>
          </table:table-cell>
          <table:table-cell table:formula="of:=INDEX([$Copart.$A$1:$Copart.$D$1048576];MATCH([.$B14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154</text:p>
          </table:table-cell>
          <table:table-cell office:value-type="string" calcext:value-type="string">
            <text:p>MILENE CLARINDO LINARES DE SOUZA</text:p>
          </table:table-cell>
          <table:table-cell office:value-type="string" calcext:value-type="string">
            <text:p>38781924879</text:p>
          </table:table-cell>
          <table:table-cell table:formula="of:=INDEX([$Copart.$A$1:$Copart.$D$1048576];MATCH([.$B14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200</text:p>
          </table:table-cell>
          <table:table-cell office:value-type="string" calcext:value-type="string">
            <text:p>RAFIKI ZAKI PAULINO</text:p>
          </table:table-cell>
          <table:table-cell office:value-type="string" calcext:value-type="string">
            <text:p>42822338850</text:p>
          </table:table-cell>
          <table:table-cell table:formula="of:=INDEX([$Copart.$A$1:$Copart.$D$1048576];MATCH([.$B14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391</text:p>
          </table:table-cell>
          <table:table-cell office:value-type="string" calcext:value-type="string">
            <text:p>HIELRY MELLISSA IGNACIO</text:p>
          </table:table-cell>
          <table:table-cell office:value-type="string" calcext:value-type="string">
            <text:p>48412381823</text:p>
          </table:table-cell>
          <table:table-cell table:formula="of:=INDEX([$Copart.$A$1:$Copart.$D$1048576];MATCH([.$B14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405</text:p>
          </table:table-cell>
          <table:table-cell office:value-type="string" calcext:value-type="string">
            <text:p>EDUARDO ALVAREZ FILHO</text:p>
          </table:table-cell>
          <table:table-cell office:value-type="string" calcext:value-type="string">
            <text:p>05847068808</text:p>
          </table:table-cell>
          <table:table-cell table:formula="of:=INDEX([$Copart.$A$1:$Copart.$D$1048576];MATCH([.$B14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510</text:p>
          </table:table-cell>
          <table:table-cell office:value-type="string" calcext:value-type="string">
            <text:p>ANDREA ZANI</text:p>
          </table:table-cell>
          <table:table-cell office:value-type="string" calcext:value-type="string">
            <text:p>43464469816</text:p>
          </table:table-cell>
          <table:table-cell table:formula="of:=INDEX([$Copart.$A$1:$Copart.$D$1048576];MATCH([.$B14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952</text:p>
          </table:table-cell>
          <table:table-cell office:value-type="string" calcext:value-type="string">
            <text:p>FLAVIA ALMEIDA SERRA</text:p>
          </table:table-cell>
          <table:table-cell office:value-type="string" calcext:value-type="string">
            <text:p>29382612840</text:p>
          </table:table-cell>
          <table:table-cell table:formula="of:=INDEX([$Copart.$A$1:$Copart.$D$1048576];MATCH([.$B14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6960</text:p>
          </table:table-cell>
          <table:table-cell office:value-type="string" calcext:value-type="string">
            <text:p>DELCINEIA FERNANDA FABRETTI BERTO</text:p>
          </table:table-cell>
          <table:table-cell office:value-type="string" calcext:value-type="string">
            <text:p>13946273866</text:p>
          </table:table-cell>
          <table:table-cell table:formula="of:=INDEX([$Copart.$A$1:$Copart.$D$1048576];MATCH([.$B14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010</text:p>
          </table:table-cell>
          <table:table-cell office:value-type="string" calcext:value-type="string">
            <text:p>LETICIA DE ALMEIDA CAMARGO</text:p>
          </table:table-cell>
          <table:table-cell office:value-type="string" calcext:value-type="string">
            <text:p>40581452852</text:p>
          </table:table-cell>
          <table:table-cell table:formula="of:=INDEX([$Copart.$A$1:$Copart.$D$1048576];MATCH([.$B14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100</text:p>
          </table:table-cell>
          <table:table-cell office:value-type="string" calcext:value-type="string">
            <text:p>MATEUS GENTINI RICO</text:p>
          </table:table-cell>
          <table:table-cell office:value-type="string" calcext:value-type="string">
            <text:p>50015585816</text:p>
          </table:table-cell>
          <table:table-cell table:formula="of:=INDEX([$Copart.$A$1:$Copart.$D$1048576];MATCH([.$B14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150</text:p>
          </table:table-cell>
          <table:table-cell office:value-type="string" calcext:value-type="string">
            <text:p>JULIANA LOPES GONCALVES DE AZEVEDO</text:p>
          </table:table-cell>
          <table:table-cell office:value-type="string" calcext:value-type="string">
            <text:p>34606559845</text:p>
          </table:table-cell>
          <table:table-cell table:formula="of:=INDEX([$Copart.$A$1:$Copart.$D$1048576];MATCH([.$B14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428</text:p>
          </table:table-cell>
          <table:table-cell office:value-type="string" calcext:value-type="string">
            <text:p>PAULA CRISTINA VALESIN MORAIS</text:p>
          </table:table-cell>
          <table:table-cell office:value-type="string" calcext:value-type="string">
            <text:p>28401944813</text:p>
          </table:table-cell>
          <table:table-cell table:formula="of:=INDEX([$Copart.$A$1:$Copart.$D$1048576];MATCH([.$B14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460</text:p>
          </table:table-cell>
          <table:table-cell office:value-type="string" calcext:value-type="string">
            <text:p>ROSILENE ROCHA DA SILVA</text:p>
          </table:table-cell>
          <table:table-cell office:value-type="string" calcext:value-type="string">
            <text:p>37362276800</text:p>
          </table:table-cell>
          <table:table-cell table:formula="of:=INDEX([$Copart.$A$1:$Copart.$D$1048576];MATCH([.$B14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665</text:p>
          </table:table-cell>
          <table:table-cell office:value-type="string" calcext:value-type="string">
            <text:p>MURILO FRUTUOSO DE AZEVEDO</text:p>
          </table:table-cell>
          <table:table-cell office:value-type="string" calcext:value-type="string">
            <text:p>36480146840</text:p>
          </table:table-cell>
          <table:table-cell table:formula="of:=INDEX([$Copart.$A$1:$Copart.$D$1048576];MATCH([.$B14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7800</text:p>
          </table:table-cell>
          <table:table-cell office:value-type="string" calcext:value-type="string">
            <text:p>HENRIQUE HASHIZUME BAPTISTA</text:p>
          </table:table-cell>
          <table:table-cell office:value-type="string" calcext:value-type="string">
            <text:p>40078866871</text:p>
          </table:table-cell>
          <table:table-cell table:formula="of:=INDEX([$Copart.$A$1:$Copart.$D$1048576];MATCH([.$B14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262</text:p>
          </table:table-cell>
          <table:table-cell office:value-type="string" calcext:value-type="string">
            <text:p>CLECIO BARBOSA TEIXEIRA</text:p>
          </table:table-cell>
          <table:table-cell office:value-type="string" calcext:value-type="string">
            <text:p>15373505870</text:p>
          </table:table-cell>
          <table:table-cell table:formula="of:=INDEX([$Copart.$A$1:$Copart.$D$1048576];MATCH([.$B14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386</text:p>
          </table:table-cell>
          <table:table-cell office:value-type="string" calcext:value-type="string">
            <text:p>LUANA MARCELA OLIVEIRA ANTONIO</text:p>
          </table:table-cell>
          <table:table-cell office:value-type="string" calcext:value-type="string">
            <text:p>41145101844</text:p>
          </table:table-cell>
          <table:table-cell table:formula="of:=INDEX([$Copart.$A$1:$Copart.$D$1048576];MATCH([.$B14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16</text:p>
          </table:table-cell>
          <table:table-cell office:value-type="string" calcext:value-type="string">
            <text:p>MARIA NEUZA MARINHO DA SILVA DE SOUSA</text:p>
          </table:table-cell>
          <table:table-cell office:value-type="string" calcext:value-type="string">
            <text:p>16747112806</text:p>
          </table:table-cell>
          <table:table-cell table:formula="of:=INDEX([$Copart.$A$1:$Copart.$D$1048576];MATCH([.$B146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40</text:p>
          </table:table-cell>
          <table:table-cell office:value-type="string" calcext:value-type="string">
            <text:p>FELIPE VITTI DE OLIVEIRA</text:p>
          </table:table-cell>
          <table:table-cell office:value-type="string" calcext:value-type="string">
            <text:p>41329911806</text:p>
          </table:table-cell>
          <table:table-cell table:formula="of:=INDEX([$Copart.$A$1:$Copart.$D$1048576];MATCH([.$B146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59</text:p>
          </table:table-cell>
          <table:table-cell office:value-type="string" calcext:value-type="string">
            <text:p>ADALMI APARECIDA ANGELI CHRISTOFOLETTI</text:p>
          </table:table-cell>
          <table:table-cell office:value-type="string" calcext:value-type="string">
            <text:p>04963477807</text:p>
          </table:table-cell>
          <table:table-cell table:formula="of:=INDEX([$Copart.$A$1:$Copart.$D$1048576];MATCH([.$B146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67</text:p>
          </table:table-cell>
          <table:table-cell office:value-type="string" calcext:value-type="string">
            <text:p>ELIZANDRA FERREIRA PRAZERES</text:p>
          </table:table-cell>
          <table:table-cell office:value-type="string" calcext:value-type="string">
            <text:p>45266255234</text:p>
          </table:table-cell>
          <table:table-cell table:formula="of:=INDEX([$Copart.$A$1:$Copart.$D$1048576];MATCH([.$B147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83</text:p>
          </table:table-cell>
          <table:table-cell office:value-type="string" calcext:value-type="string">
            <text:p>CRISTIANE GOMES DE OLIVEIRA AUGUSTO</text:p>
          </table:table-cell>
          <table:table-cell office:value-type="string" calcext:value-type="string">
            <text:p>03153725594</text:p>
          </table:table-cell>
          <table:table-cell table:formula="of:=INDEX([$Copart.$A$1:$Copart.$D$1048576];MATCH([.$B147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491</text:p>
          </table:table-cell>
          <table:table-cell office:value-type="string" calcext:value-type="string">
            <text:p>MARIA CECILIA CHINELATO BORTOLETO</text:p>
          </table:table-cell>
          <table:table-cell office:value-type="string" calcext:value-type="string">
            <text:p>11544189877</text:p>
          </table:table-cell>
          <table:table-cell table:formula="of:=INDEX([$Copart.$A$1:$Copart.$D$1048576];MATCH([.$B147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513</text:p>
          </table:table-cell>
          <table:table-cell office:value-type="string" calcext:value-type="string">
            <text:p>LUCILENA BORGES SANTOS</text:p>
          </table:table-cell>
          <table:table-cell office:value-type="string" calcext:value-type="string">
            <text:p>17158298833</text:p>
          </table:table-cell>
          <table:table-cell table:formula="of:=INDEX([$Copart.$A$1:$Copart.$D$1048576];MATCH([.$B147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521</text:p>
          </table:table-cell>
          <table:table-cell office:value-type="string" calcext:value-type="string">
            <text:p>MAYARA ARAUJO DE LIMA</text:p>
          </table:table-cell>
          <table:table-cell office:value-type="string" calcext:value-type="string">
            <text:p>39012798817</text:p>
          </table:table-cell>
          <table:table-cell table:formula="of:=INDEX([$Copart.$A$1:$Copart.$D$1048576];MATCH([.$B147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610</text:p>
          </table:table-cell>
          <table:table-cell office:value-type="string" calcext:value-type="string">
            <text:p>FLAVIA REGINE DE JESUS SILVA</text:p>
          </table:table-cell>
          <table:table-cell office:value-type="string" calcext:value-type="string">
            <text:p>45752441803</text:p>
          </table:table-cell>
          <table:table-cell table:formula="of:=INDEX([$Copart.$A$1:$Copart.$D$1048576];MATCH([.$B147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831</text:p>
          </table:table-cell>
          <table:table-cell office:value-type="string" calcext:value-type="string">
            <text:p>MARCIA REGINA FERREIRA</text:p>
          </table:table-cell>
          <table:table-cell office:value-type="string" calcext:value-type="string">
            <text:p>80261469304</text:p>
          </table:table-cell>
          <table:table-cell table:formula="of:=INDEX([$Copart.$A$1:$Copart.$D$1048576];MATCH([.$B147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866</text:p>
          </table:table-cell>
          <table:table-cell office:value-type="string" calcext:value-type="string">
            <text:p>HENRIQUE MAZZINI AFONSO</text:p>
          </table:table-cell>
          <table:table-cell office:value-type="string" calcext:value-type="string">
            <text:p>49833955800</text:p>
          </table:table-cell>
          <table:table-cell table:formula="of:=INDEX([$Copart.$A$1:$Copart.$D$1048576];MATCH([.$B147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8971</text:p>
          </table:table-cell>
          <table:table-cell office:value-type="string" calcext:value-type="string">
            <text:p>MARLUCI RAQUEL BERTOLOTTI</text:p>
          </table:table-cell>
          <table:table-cell office:value-type="string" calcext:value-type="string">
            <text:p>36786111840</text:p>
          </table:table-cell>
          <table:table-cell table:formula="of:=INDEX([$Copart.$A$1:$Copart.$D$1048576];MATCH([.$B147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9366</text:p>
          </table:table-cell>
          <table:table-cell office:value-type="string" calcext:value-type="string">
            <text:p>ROSANGELA APARECIDA CORRER</text:p>
          </table:table-cell>
          <table:table-cell office:value-type="string" calcext:value-type="string">
            <text:p>06767981877</text:p>
          </table:table-cell>
          <table:table-cell table:formula="of:=INDEX([$Copart.$A$1:$Copart.$D$1048576];MATCH([.$B147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79471</text:p>
          </table:table-cell>
          <table:table-cell office:value-type="string" calcext:value-type="string">
            <text:p>LUIS CARLOS CANUTO DE BARROS</text:p>
          </table:table-cell>
          <table:table-cell office:value-type="string" calcext:value-type="string">
            <text:p>15474069847</text:p>
          </table:table-cell>
          <table:table-cell table:formula="of:=INDEX([$Copart.$A$1:$Copart.$D$1048576];MATCH([.$B148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0178</text:p>
          </table:table-cell>
          <table:table-cell office:value-type="string" calcext:value-type="string">
            <text:p>THALITA RUBA CARPANEZI BARBOSA</text:p>
          </table:table-cell>
          <table:table-cell office:value-type="string" calcext:value-type="string">
            <text:p>43090916878</text:p>
          </table:table-cell>
          <table:table-cell table:formula="of:=INDEX([$Copart.$A$1:$Copart.$D$1048576];MATCH([.$B148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0500</text:p>
          </table:table-cell>
          <table:table-cell office:value-type="string" calcext:value-type="string">
            <text:p>MICHELE ARAUJO GOMES TEOLI</text:p>
          </table:table-cell>
          <table:table-cell office:value-type="string" calcext:value-type="string">
            <text:p>41850850879</text:p>
          </table:table-cell>
          <table:table-cell table:formula="of:=INDEX([$Copart.$A$1:$Copart.$D$1048576];MATCH([.$B148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0569</text:p>
          </table:table-cell>
          <table:table-cell office:value-type="string" calcext:value-type="string">
            <text:p>MOACIR PEREIRA ALENCAR JUNIOR</text:p>
          </table:table-cell>
          <table:table-cell office:value-type="string" calcext:value-type="string">
            <text:p>34473722813</text:p>
          </table:table-cell>
          <table:table-cell table:formula="of:=INDEX([$Copart.$A$1:$Copart.$D$1048576];MATCH([.$B148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0828</text:p>
          </table:table-cell>
          <table:table-cell office:value-type="string" calcext:value-type="string">
            <text:p>RENATO MARCELLUS ROBERTO</text:p>
          </table:table-cell>
          <table:table-cell office:value-type="string" calcext:value-type="string">
            <text:p>27313661843</text:p>
          </table:table-cell>
          <table:table-cell table:formula="of:=INDEX([$Copart.$A$1:$Copart.$D$1048576];MATCH([.$B148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1298</text:p>
          </table:table-cell>
          <table:table-cell office:value-type="string" calcext:value-type="string">
            <text:p>LUCAS HURBANO BOMFIM MORENO</text:p>
          </table:table-cell>
          <table:table-cell office:value-type="string" calcext:value-type="string">
            <text:p>37180779814</text:p>
          </table:table-cell>
          <table:table-cell table:formula="of:=INDEX([$Copart.$A$1:$Copart.$D$1048576];MATCH([.$B148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1530</text:p>
          </table:table-cell>
          <table:table-cell office:value-type="string" calcext:value-type="string">
            <text:p>DANIELA APARECIDA DE ASSIS ESPANA</text:p>
          </table:table-cell>
          <table:table-cell office:value-type="string" calcext:value-type="string">
            <text:p>45077408866</text:p>
          </table:table-cell>
          <table:table-cell table:formula="of:=INDEX([$Copart.$A$1:$Copart.$D$1048576];MATCH([.$B148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1794</text:p>
          </table:table-cell>
          <table:table-cell office:value-type="string" calcext:value-type="string">
            <text:p>MICHELLE ALINE DE LIMA MENDES MORAES</text:p>
          </table:table-cell>
          <table:table-cell office:value-type="string" calcext:value-type="string">
            <text:p>37375578885</text:p>
          </table:table-cell>
          <table:table-cell table:formula="of:=INDEX([$Copart.$A$1:$Copart.$D$1048576];MATCH([.$B148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1980</text:p>
          </table:table-cell>
          <table:table-cell office:value-type="string" calcext:value-type="string">
            <text:p>RAISSA CARVALHO MARINHO</text:p>
          </table:table-cell>
          <table:table-cell office:value-type="string" calcext:value-type="string">
            <text:p>03735078109</text:p>
          </table:table-cell>
          <table:table-cell table:formula="of:=INDEX([$Copart.$A$1:$Copart.$D$1048576];MATCH([.$B148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324</text:p>
          </table:table-cell>
          <table:table-cell office:value-type="string" calcext:value-type="string">
            <text:p>ROSELI DA COSTA DANTAS</text:p>
          </table:table-cell>
          <table:table-cell office:value-type="string" calcext:value-type="string">
            <text:p>26685839856</text:p>
          </table:table-cell>
          <table:table-cell table:formula="of:=INDEX([$Copart.$A$1:$Copart.$D$1048576];MATCH([.$B148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472</text:p>
          </table:table-cell>
          <table:table-cell office:value-type="string" calcext:value-type="string">
            <text:p>NATUZA SIMOES DE OLIVEIRA</text:p>
          </table:table-cell>
          <table:table-cell office:value-type="string" calcext:value-type="string">
            <text:p>45328228820</text:p>
          </table:table-cell>
          <table:table-cell table:formula="of:=INDEX([$Copart.$A$1:$Copart.$D$1048576];MATCH([.$B149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537</text:p>
          </table:table-cell>
          <table:table-cell office:value-type="string" calcext:value-type="string">
            <text:p>SABRINA DORIZOTTO CORREA</text:p>
          </table:table-cell>
          <table:table-cell office:value-type="string" calcext:value-type="string">
            <text:p>32079742876</text:p>
          </table:table-cell>
          <table:table-cell table:formula="of:=INDEX([$Copart.$A$1:$Copart.$D$1048576];MATCH([.$B149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545</text:p>
          </table:table-cell>
          <table:table-cell office:value-type="string" calcext:value-type="string">
            <text:p>DANIELA DA ROCHA LUIZ DE OLIVEIRA</text:p>
          </table:table-cell>
          <table:table-cell office:value-type="string" calcext:value-type="string">
            <text:p>31575162806</text:p>
          </table:table-cell>
          <table:table-cell table:formula="of:=INDEX([$Copart.$A$1:$Copart.$D$1048576];MATCH([.$B149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685</text:p>
          </table:table-cell>
          <table:table-cell office:value-type="string" calcext:value-type="string">
            <text:p>JOYCE DANIELE SIQUEIRA</text:p>
          </table:table-cell>
          <table:table-cell office:value-type="string" calcext:value-type="string">
            <text:p>35420875802</text:p>
          </table:table-cell>
          <table:table-cell table:formula="of:=INDEX([$Copart.$A$1:$Copart.$D$1048576];MATCH([.$B149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731</text:p>
          </table:table-cell>
          <table:table-cell office:value-type="string" calcext:value-type="string">
            <text:p>RAQUEL MACHADO SANTOS</text:p>
          </table:table-cell>
          <table:table-cell office:value-type="string" calcext:value-type="string">
            <text:p>22108494898</text:p>
          </table:table-cell>
          <table:table-cell table:formula="of:=INDEX([$Copart.$A$1:$Copart.$D$1048576];MATCH([.$B149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740</text:p>
          </table:table-cell>
          <table:table-cell office:value-type="string" calcext:value-type="string">
            <text:p>CLEONICE STENICO</text:p>
          </table:table-cell>
          <table:table-cell office:value-type="string" calcext:value-type="string">
            <text:p>17566526863</text:p>
          </table:table-cell>
          <table:table-cell table:formula="of:=INDEX([$Copart.$A$1:$Copart.$D$1048576];MATCH([.$B149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952</text:p>
          </table:table-cell>
          <table:table-cell office:value-type="string" calcext:value-type="string">
            <text:p>WELLINGTON FELIPE SILVA DOS SANTOS</text:p>
          </table:table-cell>
          <table:table-cell office:value-type="string" calcext:value-type="string">
            <text:p>41625267886</text:p>
          </table:table-cell>
          <table:table-cell table:formula="of:=INDEX([$Copart.$A$1:$Copart.$D$1048576];MATCH([.$B149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2995</text:p>
          </table:table-cell>
          <table:table-cell office:value-type="string" calcext:value-type="string">
            <text:p>LUANA BORDIN VIEIRA</text:p>
          </table:table-cell>
          <table:table-cell office:value-type="string" calcext:value-type="string">
            <text:p>50070826862</text:p>
          </table:table-cell>
          <table:table-cell table:formula="of:=INDEX([$Copart.$A$1:$Copart.$D$1048576];MATCH([.$B149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134</text:p>
          </table:table-cell>
          <table:table-cell office:value-type="string" calcext:value-type="string">
            <text:p>TATIANE DA SILVA ALVES</text:p>
          </table:table-cell>
          <table:table-cell office:value-type="string" calcext:value-type="string">
            <text:p>22427603864</text:p>
          </table:table-cell>
          <table:table-cell table:formula="of:=INDEX([$Copart.$A$1:$Copart.$D$1048576];MATCH([.$B149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231</text:p>
          </table:table-cell>
          <table:table-cell office:value-type="string" calcext:value-type="string">
            <text:p>BRUNA GERALDINI DOS SANTOS</text:p>
          </table:table-cell>
          <table:table-cell office:value-type="string" calcext:value-type="string">
            <text:p>52400008833</text:p>
          </table:table-cell>
          <table:table-cell table:formula="of:=INDEX([$Copart.$A$1:$Copart.$D$1048576];MATCH([.$B149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347</text:p>
          </table:table-cell>
          <table:table-cell office:value-type="string" calcext:value-type="string">
            <text:p>KAROLINE PINTO NEVES BOSCARDIN</text:p>
          </table:table-cell>
          <table:table-cell office:value-type="string" calcext:value-type="string">
            <text:p>11756609730</text:p>
          </table:table-cell>
          <table:table-cell table:formula="of:=INDEX([$Copart.$A$1:$Copart.$D$1048576];MATCH([.$B150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355</text:p>
          </table:table-cell>
          <table:table-cell office:value-type="string" calcext:value-type="string">
            <text:p>LAIS DA SILVA PASSOS</text:p>
          </table:table-cell>
          <table:table-cell office:value-type="string" calcext:value-type="string">
            <text:p>47257878846</text:p>
          </table:table-cell>
          <table:table-cell table:formula="of:=INDEX([$Copart.$A$1:$Copart.$D$1048576];MATCH([.$B150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452</text:p>
          </table:table-cell>
          <table:table-cell office:value-type="string" calcext:value-type="string">
            <text:p>MERCIANA CRISTINA SALVADOR</text:p>
          </table:table-cell>
          <table:table-cell office:value-type="string" calcext:value-type="string">
            <text:p>02778415858</text:p>
          </table:table-cell>
          <table:table-cell table:formula="of:=INDEX([$Copart.$A$1:$Copart.$D$1048576];MATCH([.$B150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541</text:p>
          </table:table-cell>
          <table:table-cell office:value-type="string" calcext:value-type="string">
            <text:p>HANANIAH TARDIVO QUINTANA</text:p>
          </table:table-cell>
          <table:table-cell office:value-type="string" calcext:value-type="string">
            <text:p>34607142808</text:p>
          </table:table-cell>
          <table:table-cell table:formula="of:=INDEX([$Copart.$A$1:$Copart.$D$1048576];MATCH([.$B150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3568</text:p>
          </table:table-cell>
          <table:table-cell office:value-type="string" calcext:value-type="string">
            <text:p>SILVIA REGINA DA SILVA COELHO</text:p>
          </table:table-cell>
          <table:table-cell office:value-type="string" calcext:value-type="string">
            <text:p>19035892828</text:p>
          </table:table-cell>
          <table:table-cell table:formula="of:=INDEX([$Copart.$A$1:$Copart.$D$1048576];MATCH([.$B150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092</text:p>
          </table:table-cell>
          <table:table-cell office:value-type="string" calcext:value-type="string">
            <text:p>SAUL BRUNO DE OLIVEIRA</text:p>
          </table:table-cell>
          <table:table-cell office:value-type="string" calcext:value-type="string">
            <text:p>05812048592</text:p>
          </table:table-cell>
          <table:table-cell table:formula="of:=INDEX([$Copart.$A$1:$Copart.$D$1048576];MATCH([.$B150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130</text:p>
          </table:table-cell>
          <table:table-cell office:value-type="string" calcext:value-type="string">
            <text:p>EMERSON DE TOLEDO</text:p>
          </table:table-cell>
          <table:table-cell office:value-type="string" calcext:value-type="string">
            <text:p>15476969829</text:p>
          </table:table-cell>
          <table:table-cell table:formula="of:=INDEX([$Copart.$A$1:$Copart.$D$1048576];MATCH([.$B150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246</text:p>
          </table:table-cell>
          <table:table-cell office:value-type="string" calcext:value-type="string">
            <text:p>MARCO ANTONIO DE LIMA</text:p>
          </table:table-cell>
          <table:table-cell office:value-type="string" calcext:value-type="string">
            <text:p>24603089813</text:p>
          </table:table-cell>
          <table:table-cell table:formula="of:=INDEX([$Copart.$A$1:$Copart.$D$1048576];MATCH([.$B150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394</text:p>
          </table:table-cell>
          <table:table-cell office:value-type="string" calcext:value-type="string">
            <text:p>NATALIA VALERIA ALVES DO AMARAL</text:p>
          </table:table-cell>
          <table:table-cell office:value-type="string" calcext:value-type="string">
            <text:p>31979547858</text:p>
          </table:table-cell>
          <table:table-cell table:formula="of:=INDEX([$Copart.$A$1:$Copart.$D$1048576];MATCH([.$B150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408</text:p>
          </table:table-cell>
          <table:table-cell office:value-type="string" calcext:value-type="string">
            <text:p>MILENA SILVEIRA DE PADUA</text:p>
          </table:table-cell>
          <table:table-cell office:value-type="string" calcext:value-type="string">
            <text:p>08162440658</text:p>
          </table:table-cell>
          <table:table-cell table:formula="of:=INDEX([$Copart.$A$1:$Copart.$D$1048576];MATCH([.$B150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742</text:p>
          </table:table-cell>
          <table:table-cell office:value-type="string" calcext:value-type="string">
            <text:p>JULIA MACHADO SILVA</text:p>
          </table:table-cell>
          <table:table-cell office:value-type="string" calcext:value-type="string">
            <text:p>44519088844</text:p>
          </table:table-cell>
          <table:table-cell table:formula="of:=INDEX([$Copart.$A$1:$Copart.$D$1048576];MATCH([.$B151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4904</text:p>
          </table:table-cell>
          <table:table-cell office:value-type="string" calcext:value-type="string">
            <text:p>PEDRO GUILHERME BALDIM PEREIRA</text:p>
          </table:table-cell>
          <table:table-cell office:value-type="string" calcext:value-type="string">
            <text:p>47156466844</text:p>
          </table:table-cell>
          <table:table-cell table:formula="of:=INDEX([$Copart.$A$1:$Copart.$D$1048576];MATCH([.$B151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office:value-type="string" calcext:value-type="string">
            <text:p>285021</text:p>
          </table:table-cell>
          <table:table-cell office:value-type="string" calcext:value-type="string">
            <text:p>STELLA MARIS CRAVO SANCHES</text:p>
          </table:table-cell>
          <table:table-cell office:value-type="string" calcext:value-type="string">
            <text:p>14836226813</text:p>
          </table:table-cell>
          <table:table-cell table:formula="of:=INDEX([$Copart.$A$1:$Copart.$D$1048576];MATCH([.$B151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5170</text:p>
          </table:table-cell>
          <table:table-cell table:style-name="Default" office:value-type="string" calcext:value-type="string">
            <text:p>CAROLINA CRISTINA BENTO</text:p>
          </table:table-cell>
          <table:table-cell table:style-name="Default" office:value-type="string" calcext:value-type="string">
            <text:p>48691464879</text:p>
          </table:table-cell>
          <table:table-cell table:formula="of:=INDEX([$Copart.$A$1:$Copart.$D$1048576];MATCH([.$B151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5269</text:p>
          </table:table-cell>
          <table:table-cell table:style-name="Default" office:value-type="string" calcext:value-type="string">
            <text:p>GIOVANNA VITORIA RODRIGUES LOPES</text:p>
          </table:table-cell>
          <table:table-cell table:style-name="Default" office:value-type="string" calcext:value-type="string">
            <text:p>45159745807</text:p>
          </table:table-cell>
          <table:table-cell table:formula="of:=INDEX([$Copart.$A$1:$Copart.$D$1048576];MATCH([.$B151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5811</text:p>
          </table:table-cell>
          <table:table-cell table:style-name="Default" office:value-type="string" calcext:value-type="string">
            <text:p>EDITE VIEIRA SILVA DE CAMPOS</text:p>
          </table:table-cell>
          <table:table-cell table:style-name="Default" office:value-type="string" calcext:value-type="string">
            <text:p>32626459828</text:p>
          </table:table-cell>
          <table:table-cell table:formula="of:=INDEX([$Copart.$A$1:$Copart.$D$1048576];MATCH([.$B151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5862</text:p>
          </table:table-cell>
          <table:table-cell table:style-name="Default" office:value-type="string" calcext:value-type="string">
            <text:p>EDIVANIA DE OLIVEIRA BISPO NUNES</text:p>
          </table:table-cell>
          <table:table-cell table:style-name="Default" office:value-type="string" calcext:value-type="string">
            <text:p>04591826414</text:p>
          </table:table-cell>
          <table:table-cell table:formula="of:=INDEX([$Copart.$A$1:$Copart.$D$1048576];MATCH([.$B151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5960</text:p>
          </table:table-cell>
          <table:table-cell table:style-name="Default" office:value-type="string" calcext:value-type="string">
            <text:p>MARIA LUIZA GUEDES DOS SANTOS</text:p>
          </table:table-cell>
          <table:table-cell table:style-name="Default" office:value-type="string" calcext:value-type="string">
            <text:p>42025178816</text:p>
          </table:table-cell>
          <table:table-cell table:formula="of:=INDEX([$Copart.$A$1:$Copart.$D$1048576];MATCH([.$B151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060</text:p>
          </table:table-cell>
          <table:table-cell table:style-name="Default" office:value-type="string" calcext:value-type="string">
            <text:p>MARISA FERNANDA MORETTI</text:p>
          </table:table-cell>
          <table:table-cell table:style-name="Default" office:value-type="string" calcext:value-type="string">
            <text:p>28318779894</text:p>
          </table:table-cell>
          <table:table-cell table:formula="of:=INDEX([$Copart.$A$1:$Copart.$D$1048576];MATCH([.$B151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079</text:p>
          </table:table-cell>
          <table:table-cell table:style-name="Default" office:value-type="string" calcext:value-type="string">
            <text:p>BRUNO HENRIQUE MOLINA SARRUGE</text:p>
          </table:table-cell>
          <table:table-cell table:style-name="Default" office:value-type="string" calcext:value-type="string">
            <text:p>35377218892</text:p>
          </table:table-cell>
          <table:table-cell table:formula="of:=INDEX([$Copart.$A$1:$Copart.$D$1048576];MATCH([.$B151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249</text:p>
          </table:table-cell>
          <table:table-cell table:style-name="Default" office:value-type="string" calcext:value-type="string">
            <text:p>FABIANE SIVIERO PAGGIARO</text:p>
          </table:table-cell>
          <table:table-cell table:style-name="Default" office:value-type="string" calcext:value-type="string">
            <text:p>26371869841</text:p>
          </table:table-cell>
          <table:table-cell table:formula="of:=INDEX([$Copart.$A$1:$Copart.$D$1048576];MATCH([.$B152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443</text:p>
          </table:table-cell>
          <table:table-cell table:style-name="Default" office:value-type="string" calcext:value-type="string">
            <text:p>MAXWELL PIVESSO MARTINS</text:p>
          </table:table-cell>
          <table:table-cell table:style-name="Default" office:value-type="string" calcext:value-type="string">
            <text:p>41629095800</text:p>
          </table:table-cell>
          <table:table-cell table:formula="of:=INDEX([$Copart.$A$1:$Copart.$D$1048576];MATCH([.$B152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494</text:p>
          </table:table-cell>
          <table:table-cell table:style-name="Default" office:value-type="string" calcext:value-type="string">
            <text:p>VIVIANE PERES</text:p>
          </table:table-cell>
          <table:table-cell table:style-name="Default" office:value-type="string" calcext:value-type="string">
            <text:p>32696344809</text:p>
          </table:table-cell>
          <table:table-cell table:formula="of:=INDEX([$Copart.$A$1:$Copart.$D$1048576];MATCH([.$B152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648</text:p>
          </table:table-cell>
          <table:table-cell table:style-name="Default" office:value-type="string" calcext:value-type="string">
            <text:p>THIAGO DOS SANTOS SILVEIRA</text:p>
          </table:table-cell>
          <table:table-cell table:style-name="Default" office:value-type="string" calcext:value-type="string">
            <text:p>31960609858</text:p>
          </table:table-cell>
          <table:table-cell table:formula="of:=INDEX([$Copart.$A$1:$Copart.$D$1048576];MATCH([.$B152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710</text:p>
          </table:table-cell>
          <table:table-cell table:style-name="Default" office:value-type="string" calcext:value-type="string">
            <text:p>CLAUDIA MARIA CONTARINI</text:p>
          </table:table-cell>
          <table:table-cell table:style-name="Default" office:value-type="string" calcext:value-type="string">
            <text:p>09597781875</text:p>
          </table:table-cell>
          <table:table-cell table:formula="of:=INDEX([$Copart.$A$1:$Copart.$D$1048576];MATCH([.$B152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753</text:p>
          </table:table-cell>
          <table:table-cell table:style-name="Default" office:value-type="string" calcext:value-type="string">
            <text:p>YASMIN SALATI GONZALEZ</text:p>
          </table:table-cell>
          <table:table-cell table:style-name="Default" office:value-type="string" calcext:value-type="string">
            <text:p>40268473811</text:p>
          </table:table-cell>
          <table:table-cell table:formula="of:=INDEX([$Copart.$A$1:$Copart.$D$1048576];MATCH([.$B152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826</text:p>
          </table:table-cell>
          <table:table-cell table:style-name="Default" office:value-type="string" calcext:value-type="string">
            <text:p>THALES OLITTA BASSO</text:p>
          </table:table-cell>
          <table:table-cell table:style-name="Default" office:value-type="string" calcext:value-type="string">
            <text:p>32259245803</text:p>
          </table:table-cell>
          <table:table-cell table:formula="of:=INDEX([$Copart.$A$1:$Copart.$D$1048576];MATCH([.$B152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6877</text:p>
          </table:table-cell>
          <table:table-cell table:style-name="Default" office:value-type="string" calcext:value-type="string">
            <text:p>CARLA BATISTA DE SOUZA SILVA</text:p>
          </table:table-cell>
          <table:table-cell table:style-name="Default" office:value-type="string" calcext:value-type="string">
            <text:p>44205218800</text:p>
          </table:table-cell>
          <table:table-cell table:formula="of:=INDEX([$Copart.$A$1:$Copart.$D$1048576];MATCH([.$B152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7687</text:p>
          </table:table-cell>
          <table:table-cell table:style-name="Default" office:value-type="string" calcext:value-type="string">
            <text:p>RAQUEL THEREZA MONTEIRO DIAS</text:p>
          </table:table-cell>
          <table:table-cell table:style-name="Default" office:value-type="string" calcext:value-type="string">
            <text:p>26766947829</text:p>
          </table:table-cell>
          <table:table-cell table:formula="of:=INDEX([$Copart.$A$1:$Copart.$D$1048576];MATCH([.$B152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8110</text:p>
          </table:table-cell>
          <table:table-cell table:style-name="Default" office:value-type="string" calcext:value-type="string">
            <text:p>ROBSON FELIPE BERNARDINO</text:p>
          </table:table-cell>
          <table:table-cell table:style-name="Default" office:value-type="string" calcext:value-type="string">
            <text:p>37257086818</text:p>
          </table:table-cell>
          <table:table-cell table:formula="of:=INDEX([$Copart.$A$1:$Copart.$D$1048576];MATCH([.$B152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8683</text:p>
          </table:table-cell>
          <table:table-cell table:style-name="Default" office:value-type="string" calcext:value-type="string">
            <text:p>JOAO VICTOR PINHEIRO DOS SANTOS</text:p>
          </table:table-cell>
          <table:table-cell table:style-name="Default" office:value-type="string" calcext:value-type="string">
            <text:p>37020506801</text:p>
          </table:table-cell>
          <table:table-cell table:formula="of:=INDEX([$Copart.$A$1:$Copart.$D$1048576];MATCH([.$B153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8772</text:p>
          </table:table-cell>
          <table:table-cell table:style-name="Default" office:value-type="string" calcext:value-type="string">
            <text:p>MARIA DO ROSSIU GOMES SECO</text:p>
          </table:table-cell>
          <table:table-cell table:style-name="Default" office:value-type="string" calcext:value-type="string">
            <text:p>00491769946</text:p>
          </table:table-cell>
          <table:table-cell table:formula="of:=INDEX([$Copart.$A$1:$Copart.$D$1048576];MATCH([.$B153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8926</text:p>
          </table:table-cell>
          <table:table-cell table:style-name="Default" office:value-type="string" calcext:value-type="string">
            <text:p>CAROLINE CRISTINA FRANCO DE MEDEIROS</text:p>
          </table:table-cell>
          <table:table-cell table:style-name="Default" office:value-type="string" calcext:value-type="string">
            <text:p>44462372840</text:p>
          </table:table-cell>
          <table:table-cell table:formula="of:=INDEX([$Copart.$A$1:$Copart.$D$1048576];MATCH([.$B153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132</text:p>
          </table:table-cell>
          <table:table-cell table:style-name="Default" office:value-type="string" calcext:value-type="string">
            <text:p>BEATRIZ MONTEIRO DE SOUZA</text:p>
          </table:table-cell>
          <table:table-cell table:style-name="Default" office:value-type="string" calcext:value-type="string">
            <text:p>45456115832</text:p>
          </table:table-cell>
          <table:table-cell table:formula="of:=INDEX([$Copart.$A$1:$Copart.$D$1048576];MATCH([.$B153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280</text:p>
          </table:table-cell>
          <table:table-cell table:style-name="Default" office:value-type="string" calcext:value-type="string">
            <text:p>TEREZA CRISTINA AMARAL RAMOS</text:p>
          </table:table-cell>
          <table:table-cell table:style-name="Default" office:value-type="string" calcext:value-type="string">
            <text:p>03628602890</text:p>
          </table:table-cell>
          <table:table-cell table:formula="of:=INDEX([$Copart.$A$1:$Copart.$D$1048576];MATCH([.$B153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604</text:p>
          </table:table-cell>
          <table:table-cell table:style-name="Default" office:value-type="string" calcext:value-type="string">
            <text:p>INGRID RIBEIRO DOS SANTOS</text:p>
          </table:table-cell>
          <table:table-cell table:style-name="Default" office:value-type="string" calcext:value-type="string">
            <text:p>41565570812</text:p>
          </table:table-cell>
          <table:table-cell table:formula="of:=INDEX([$Copart.$A$1:$Copart.$D$1048576];MATCH([.$B153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612</text:p>
          </table:table-cell>
          <table:table-cell table:style-name="Default" office:value-type="string" calcext:value-type="string">
            <text:p>GABRIELA TOSTES DA SILVA</text:p>
          </table:table-cell>
          <table:table-cell table:style-name="Default" office:value-type="string" calcext:value-type="string">
            <text:p>12990106600</text:p>
          </table:table-cell>
          <table:table-cell table:formula="of:=INDEX([$Copart.$A$1:$Copart.$D$1048576];MATCH([.$B153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876</text:p>
          </table:table-cell>
          <table:table-cell table:style-name="Default" office:value-type="string" calcext:value-type="string">
            <text:p>RAISSA FERREIRA MORAIS</text:p>
          </table:table-cell>
          <table:table-cell table:style-name="Default" office:value-type="string" calcext:value-type="string">
            <text:p>14395409695</text:p>
          </table:table-cell>
          <table:table-cell table:formula="of:=INDEX([$Copart.$A$1:$Copart.$D$1048576];MATCH([.$B153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89981</text:p>
          </table:table-cell>
          <table:table-cell table:style-name="Default" office:value-type="string" calcext:value-type="string">
            <text:p>RENATA FERNANDA FRANCO</text:p>
          </table:table-cell>
          <table:table-cell table:style-name="Default" office:value-type="string" calcext:value-type="string">
            <text:p>39585511819</text:p>
          </table:table-cell>
          <table:table-cell table:formula="of:=INDEX([$Copart.$A$1:$Copart.$D$1048576];MATCH([.$B153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0319</text:p>
          </table:table-cell>
          <table:table-cell table:style-name="Default" office:value-type="string" calcext:value-type="string">
            <text:p>KARINE DE LIMA SILVA</text:p>
          </table:table-cell>
          <table:table-cell table:style-name="Default" office:value-type="string" calcext:value-type="string">
            <text:p>35755459878</text:p>
          </table:table-cell>
          <table:table-cell table:formula="of:=INDEX([$Copart.$A$1:$Copart.$D$1048576];MATCH([.$B153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0653</text:p>
          </table:table-cell>
          <table:table-cell table:style-name="Default" office:value-type="string" calcext:value-type="string">
            <text:p>MAX ALENCAR OBLADEN</text:p>
          </table:table-cell>
          <table:table-cell table:style-name="Default" office:value-type="string" calcext:value-type="string">
            <text:p>12375521927</text:p>
          </table:table-cell>
          <table:table-cell table:formula="of:=INDEX([$Copart.$A$1:$Copart.$D$1048576];MATCH([.$B154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0971</text:p>
          </table:table-cell>
          <table:table-cell table:style-name="Default" office:value-type="string" calcext:value-type="string">
            <text:p>HUGO AUGUSTO LEITE PEIXOTO</text:p>
          </table:table-cell>
          <table:table-cell table:style-name="Default" office:value-type="string" calcext:value-type="string">
            <text:p>02355668450</text:p>
          </table:table-cell>
          <table:table-cell table:formula="of:=INDEX([$Copart.$A$1:$Copart.$D$1048576];MATCH([.$B154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0998</text:p>
          </table:table-cell>
          <table:table-cell table:style-name="Default" office:value-type="string" calcext:value-type="string">
            <text:p>LUCIANA DA CRUZ RIBEIRO JORGE</text:p>
          </table:table-cell>
          <table:table-cell table:style-name="Default" office:value-type="string" calcext:value-type="string">
            <text:p>13457215790</text:p>
          </table:table-cell>
          <table:table-cell table:formula="of:=INDEX([$Copart.$A$1:$Copart.$D$1048576];MATCH([.$B154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064</text:p>
          </table:table-cell>
          <table:table-cell table:style-name="Default" office:value-type="string" calcext:value-type="string">
            <text:p>RAFAELA AGRA DE CASTRO</text:p>
          </table:table-cell>
          <table:table-cell table:style-name="Default" office:value-type="string" calcext:value-type="string">
            <text:p>01908453176</text:p>
          </table:table-cell>
          <table:table-cell table:formula="of:=INDEX([$Copart.$A$1:$Copart.$D$1048576];MATCH([.$B154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218</text:p>
          </table:table-cell>
          <table:table-cell table:style-name="Default" office:value-type="string" calcext:value-type="string">
            <text:p>VANESSA ADRIANA PAGOTTO PONCE</text:p>
          </table:table-cell>
          <table:table-cell table:style-name="Default" office:value-type="string" calcext:value-type="string">
            <text:p>35646302870</text:p>
          </table:table-cell>
          <table:table-cell table:formula="of:=INDEX([$Copart.$A$1:$Copart.$D$1048576];MATCH([.$B154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277</text:p>
          </table:table-cell>
          <table:table-cell table:style-name="Default" office:value-type="string" calcext:value-type="string">
            <text:p>CLAUDIA REGINA CAMILLI CALZOLARI</text:p>
          </table:table-cell>
          <table:table-cell table:style-name="Default" office:value-type="string" calcext:value-type="string">
            <text:p>07867315837</text:p>
          </table:table-cell>
          <table:table-cell table:formula="of:=INDEX([$Copart.$A$1:$Copart.$D$1048576];MATCH([.$B154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501</text:p>
          </table:table-cell>
          <table:table-cell table:style-name="Default" office:value-type="string" calcext:value-type="string">
            <text:p>DANIELE MARTINS VIEIRA PINTO</text:p>
          </table:table-cell>
          <table:table-cell table:style-name="Default" office:value-type="string" calcext:value-type="string">
            <text:p>07923011702</text:p>
          </table:table-cell>
          <table:table-cell table:formula="of:=INDEX([$Copart.$A$1:$Copart.$D$1048576];MATCH([.$B154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560</text:p>
          </table:table-cell>
          <table:table-cell table:style-name="Default" office:value-type="string" calcext:value-type="string">
            <text:p>GABRIELA HENRIQUES DE MATOS</text:p>
          </table:table-cell>
          <table:table-cell table:style-name="Default" office:value-type="string" calcext:value-type="string">
            <text:p>38000013819</text:p>
          </table:table-cell>
          <table:table-cell table:formula="of:=INDEX([$Copart.$A$1:$Copart.$D$1048576];MATCH([.$B154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749</text:p>
          </table:table-cell>
          <table:table-cell table:style-name="Default" office:value-type="string" calcext:value-type="string">
            <text:p>LARISSA ERLO SARTORI</text:p>
          </table:table-cell>
          <table:table-cell table:style-name="Default" office:value-type="string" calcext:value-type="string">
            <text:p>36927733825</text:p>
          </table:table-cell>
          <table:table-cell table:formula="of:=INDEX([$Copart.$A$1:$Copart.$D$1048576];MATCH([.$B154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291765</text:p>
          </table:table-cell>
          <table:table-cell table:style-name="Default" office:value-type="string" calcext:value-type="string">
            <text:p>ALLAN OSHIRO</text:p>
          </table:table-cell>
          <table:table-cell table:style-name="Default" office:value-type="string" calcext:value-type="string">
            <text:p>12146797819</text:p>
          </table:table-cell>
          <table:table-cell table:formula="of:=INDEX([$Copart.$A$1:$Copart.$D$1048576];MATCH([.$B154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58712</text:p>
          </table:table-cell>
          <table:table-cell table:style-name="Default" office:value-type="string" calcext:value-type="string">
            <text:p>MARIA IVETE ARAUJO MARCOLINO</text:p>
          </table:table-cell>
          <table:table-cell table:style-name="Default" office:value-type="string" calcext:value-type="string">
            <text:p>03413697803</text:p>
          </table:table-cell>
          <table:table-cell table:formula="of:=INDEX([$Copart.$A$1:$Copart.$D$1048576];MATCH([.$B155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65834</text:p>
          </table:table-cell>
          <table:table-cell table:style-name="Default" office:value-type="string" calcext:value-type="string">
            <text:p>MARIA ROSELI SANJUAN</text:p>
          </table:table-cell>
          <table:table-cell table:style-name="Default" office:value-type="string" calcext:value-type="string">
            <text:p>21744456895</text:p>
          </table:table-cell>
          <table:table-cell table:formula="of:=INDEX([$Copart.$A$1:$Copart.$D$1048576];MATCH([.$B155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80597</text:p>
          </table:table-cell>
          <table:table-cell table:style-name="Default" office:value-type="string" calcext:value-type="string">
            <text:p>FERNANDO DOS REIS</text:p>
          </table:table-cell>
          <table:table-cell table:style-name="Default" office:value-type="string" calcext:value-type="string">
            <text:p>11549738836</text:p>
          </table:table-cell>
          <table:table-cell table:formula="of:=INDEX([$Copart.$A$1:$Copart.$D$1048576];MATCH([.$B155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87056</text:p>
          </table:table-cell>
          <table:table-cell table:style-name="Default" office:value-type="string" calcext:value-type="string">
            <text:p>LUIZ MATTIAZZO FILHO</text:p>
          </table:table-cell>
          <table:table-cell table:style-name="Default" office:value-type="string" calcext:value-type="string">
            <text:p>12965034889</text:p>
          </table:table-cell>
          <table:table-cell table:formula="of:=INDEX([$Copart.$A$1:$Copart.$D$1048576];MATCH([.$B155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87064</text:p>
          </table:table-cell>
          <table:table-cell table:style-name="Default" office:value-type="string" calcext:value-type="string">
            <text:p>MAGALI BELTRAME</text:p>
          </table:table-cell>
          <table:table-cell table:style-name="Default" office:value-type="string" calcext:value-type="string">
            <text:p>12346822817</text:p>
          </table:table-cell>
          <table:table-cell table:formula="of:=INDEX([$Copart.$A$1:$Copart.$D$1048576];MATCH([.$B155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87182</text:p>
          </table:table-cell>
          <table:table-cell table:style-name="Default" office:value-type="string" calcext:value-type="string">
            <text:p>ROGERIO JOAO CONSTANTINO</text:p>
          </table:table-cell>
          <table:table-cell table:style-name="Default" office:value-type="string" calcext:value-type="string">
            <text:p>03941872885</text:p>
          </table:table-cell>
          <table:table-cell table:formula="of:=INDEX([$Copart.$A$1:$Copart.$D$1048576];MATCH([.$B155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07928</text:p>
          </table:table-cell>
          <table:table-cell table:style-name="Default" office:value-type="string" calcext:value-type="string">
            <text:p>ROSA MARIA SILVEIRA NICOLAU</text:p>
          </table:table-cell>
          <table:table-cell table:style-name="Default" office:value-type="string" calcext:value-type="string">
            <text:p>06768329898</text:p>
          </table:table-cell>
          <table:table-cell table:formula="of:=INDEX([$Copart.$A$1:$Copart.$D$1048576];MATCH([.$B155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08649</text:p>
          </table:table-cell>
          <table:table-cell table:style-name="Default" office:value-type="string" calcext:value-type="string">
            <text:p>MANUEL HILARIO ADAO</text:p>
          </table:table-cell>
          <table:table-cell table:style-name="Default" office:value-type="string" calcext:value-type="string">
            <text:p>92549292804</text:p>
          </table:table-cell>
          <table:table-cell table:formula="of:=INDEX([$Copart.$A$1:$Copart.$D$1048576];MATCH([.$B1557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09572</text:p>
          </table:table-cell>
          <table:table-cell table:style-name="Default" office:value-type="string" calcext:value-type="string">
            <text:p>LUCIANA MARIA RICARDO DA SILVA</text:p>
          </table:table-cell>
          <table:table-cell table:style-name="Default" office:value-type="string" calcext:value-type="string">
            <text:p>21262343801</text:p>
          </table:table-cell>
          <table:table-cell table:formula="of:=INDEX([$Copart.$A$1:$Copart.$D$1048576];MATCH([.$B1558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09912</text:p>
          </table:table-cell>
          <table:table-cell table:style-name="Default" office:value-type="string" calcext:value-type="string">
            <text:p>FRANCISCO RENATO SILVEIRA BANDEIRA DE MELLO CAMPOS</text:p>
          </table:table-cell>
          <table:table-cell table:style-name="Default" office:value-type="string" calcext:value-type="string">
            <text:p>11827884835</text:p>
          </table:table-cell>
          <table:table-cell table:formula="of:=INDEX([$Copart.$A$1:$Copart.$D$1048576];MATCH([.$B1559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0163</text:p>
          </table:table-cell>
          <table:table-cell table:style-name="Default" office:value-type="string" calcext:value-type="string">
            <text:p>RAFAELA TAVERNARO FAIJON</text:p>
          </table:table-cell>
          <table:table-cell table:style-name="Default" office:value-type="string" calcext:value-type="string">
            <text:p>48060919873</text:p>
          </table:table-cell>
          <table:table-cell table:formula="of:=INDEX([$Copart.$A$1:$Copart.$D$1048576];MATCH([.$B1560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0732</text:p>
          </table:table-cell>
          <table:table-cell table:style-name="Default" office:value-type="string" calcext:value-type="string">
            <text:p>GENTIL BENEDITO CANUTO JUNIOR</text:p>
          </table:table-cell>
          <table:table-cell table:style-name="Default" office:value-type="string" calcext:value-type="string">
            <text:p>07870777803</text:p>
          </table:table-cell>
          <table:table-cell table:formula="of:=INDEX([$Copart.$A$1:$Copart.$D$1048576];MATCH([.$B1561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0902</text:p>
          </table:table-cell>
          <table:table-cell table:style-name="Default" office:value-type="string" calcext:value-type="string">
            <text:p>THALITA CERQUEIRA REQUENA</text:p>
          </table:table-cell>
          <table:table-cell table:style-name="Default" office:value-type="string" calcext:value-type="string">
            <text:p>46629488865</text:p>
          </table:table-cell>
          <table:table-cell table:formula="of:=INDEX([$Copart.$A$1:$Copart.$D$1048576];MATCH([.$B1562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0910</text:p>
          </table:table-cell>
          <table:table-cell table:style-name="Default" office:value-type="string" calcext:value-type="string">
            <text:p>ANTONIO ROBERTO ALFARO</text:p>
          </table:table-cell>
          <table:table-cell table:style-name="Default" office:value-type="string" calcext:value-type="string">
            <text:p>97993921872</text:p>
          </table:table-cell>
          <table:table-cell table:formula="of:=INDEX([$Copart.$A$1:$Copart.$D$1048576];MATCH([.$B1563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1178</text:p>
          </table:table-cell>
          <table:table-cell table:style-name="Default" office:value-type="string" calcext:value-type="string">
            <text:p>NARA ELISA HARTUNG CAMPOS</text:p>
          </table:table-cell>
          <table:table-cell table:style-name="Default" office:value-type="string" calcext:value-type="string">
            <text:p>11002770807</text:p>
          </table:table-cell>
          <table:table-cell table:formula="of:=INDEX([$Copart.$A$1:$Copart.$D$1048576];MATCH([.$B1564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1461</text:p>
          </table:table-cell>
          <table:table-cell table:style-name="Default" office:value-type="string" calcext:value-type="string">
            <text:p>JESIEL CARLOS GUTIEREZ BEGA</text:p>
          </table:table-cell>
          <table:table-cell table:style-name="Default" office:value-type="string" calcext:value-type="string">
            <text:p>17773361800</text:p>
          </table:table-cell>
          <table:table-cell table:formula="of:=INDEX([$Copart.$A$1:$Copart.$D$1048576];MATCH([.$B1565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1712</text:p>
          </table:table-cell>
          <table:table-cell table:style-name="Default" office:value-type="string" calcext:value-type="string">
            <text:p>FABIO ALEXANDRE ZEM</text:p>
          </table:table-cell>
          <table:table-cell table:style-name="Default" office:value-type="string" calcext:value-type="string">
            <text:p>12377045880</text:p>
          </table:table-cell>
          <table:table-cell table:formula="of:=INDEX([$Copart.$A$1:$Copart.$D$1048576];MATCH([.$B1566];[$Copart.$B$1:$Copart.$B$1048576];0);MATCH([.D$1];[$Copart.$A$1:$Copart.$D$1];0))" office:value-type="string" office:string-value="" calcext:value-type="error">
            <text:p>#N/DISP</text:p>
          </table:table-cell>
        </table:table-row>
        <table:table-row table:style-name="ro1">
          <table:table-cell table:style-name="Default" office:value-type="string" calcext:value-type="string">
            <text:p>97299</text:p>
          </table:table-cell>
          <table:table-cell table:style-name="Default" office:value-type="string" calcext:value-type="string">
            <text:p>LAERTE PADILHA JUNIOR</text:p>
          </table:table-cell>
          <table:table-cell table:style-name="Default" office:value-type="string" calcext:value-type="string">
            <text:p>05648916817</text:p>
          </table:table-cell>
          <table:table-cell table:formula="of:=INDEX([$Copart.$A$1:$Copart.$D$1048576];MATCH([.$B1567];[$Copart.$B$1:$Copart.$B$1048576];0);MATCH([.D$1];[$Copart.$A$1:$Copart.$D$1];0))" office:value-type="string" office:string-value="" calcext:value-type="error">
            <text:p>#N/DISP</text:p>
          </table:table-cell>
        </table:table-row>
      </table:table>
      <table:table table:name="Mens" table:style-name="ta1">
        <table:table-column table:style-name="co3" table:default-cell-style-name="ce16"/>
        <table:table-column table:style-name="co11" table:default-cell-style-name="ce18"/>
        <table:table-column table:style-name="co3" table:default-cell-style-name="ce20"/>
        <table:table-row table:style-name="ro1">
          <table:table-cell table:style-name="Default" office:value-type="string" calcext:value-type="string">
            <text:p>GRAU</text:p>
          </table:table-cell>
          <table:table-cell table:style-name="Default" office:value-type="string" calcext:value-type="string">
            <text:p>NOUSUARIO</text:p>
          </table:table-cell>
          <table:table-cell table:style-name="Default" office:value-type="string" calcext:value-type="string">
            <text:p>Soma - VALOR</text:p>
          </table:table-cell>
        </table:table-row>
        <table:table-row table:style-name="ro1" table:number-rows-repeated="110">
          <table:table-cell table:number-columns-repeated="3"/>
        </table:table-row>
        <table:table-row table:style-name="ro1">
          <table:table-cell table:style-name="ce17"/>
          <table:table-cell table:style-name="ce19"/>
          <table:table-cell/>
        </table:table-row>
      </table:table>
      <table:table table:name="Planilha5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part_CSV.A1:Copart_CSV.A1048576" table:orientation="column"/>
        <table:database-range table:name="__Anonymous_Sheet_DB__2" table:target-range-address="Total.A1:Total.D156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day number:style="long"/>
      <number:text>-</number:text>
      <number:month number:style="long"/>
      <number:text>-</number:text>
      <number:year number:style="long"/>
    </number:date-style>
    <number:number-style style:name="N147">
      <number:number number:decimal-places="0" number:min-decimal-places="0" number:min-integer-digits="6"/>
    </number:number-style>
    <number:date-style style:name="N148">
      <number:day/>
      <number:text>/</number:text>
      <number:month/>
      <number:text>/</number:text>
      <number:year/>
    </number:date-style>
    <number:number-style style:name="N150P0" style:volatile="true">
      <number:text>R$ </number:text>
      <number:number number:decimal-places="0" number:min-decimal-places="0" number:min-integer-digits="1" number:grouping="true"/>
    </number:number-style>
    <number:number-style style:name="N150">
      <number:text>-R$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R$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R$ </number:text>
      <number:number number:decimal-places="2" number:min-decimal-places="2" number:min-integer-digits="1" number:grouping="true"/>
    </number:number-style>
    <number:number-style style:name="N153">
      <number:text>-R$ 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R$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7:57:05.8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14:12:52.287000000</meta:creation-date>
    <dc:date>2024-11-29T08:53:53.371000000</dc:date>
    <meta:editing-duration>PT15H8M</meta:editing-duration>
    <meta:editing-cycles>89</meta:editing-cycles>
    <meta:generator>LibreOffice/7.1.5.2$Windows_X86_64 LibreOffice_project/85f04e9f809797b8199d13c421bd8a2b025d52b5</meta:generator>
    <meta:document-statistic meta:table-count="5" meta:cell-count="15312" meta:object-count="0"/>
  </office:meta>
</office:document-meta>
</file>